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IMPLE_DIFFUSION_SPHE_3D_2_integrator_0" table:style-name="ta1">
        <table:table-column table:style-name="co1" table:number-columns-repeated="4" table:default-cell-style-name="Default"/>
        <table:table-column table:style-name="co2" table:number-columns-repeated="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709238" calcext:value-type="float">
            <text:p>0.00709238</text:p>
          </table:table-cell>
          <table:table-cell office:value-type="float" office:value="0.00708797" calcext:value-type="float">
            <text:p>0.00708797</text:p>
          </table:table-cell>
          <table:table-cell office:value-type="float" office:value="0.00708701" calcext:value-type="float">
            <text:p>0.00708701</text:p>
          </table:table-cell>
          <table:table-cell office:value-type="float" office:value="0.00708442" calcext:value-type="float">
            <text:p>0.00708442</text:p>
          </table:table-cell>
          <table:table-cell office:value-type="float" office:value="0.0070812" calcext:value-type="float">
            <text:p>0.0070812</text:p>
          </table:table-cell>
          <table:table-cell office:value-type="float" office:value="0.0070786" calcext:value-type="float">
            <text:p>0.0070786</text:p>
          </table:table-cell>
          <table:table-cell office:value-type="float" office:value="0.0070776" calcext:value-type="float">
            <text:p>0.0070776</text:p>
          </table:table-cell>
          <table:table-cell office:value-type="float" office:value="0.0070786" calcext:value-type="float">
            <text:p>0.0070786</text:p>
          </table:table-cell>
          <table:table-cell office:value-type="float" office:value="0.0070812" calcext:value-type="float">
            <text:p>0.0070812</text:p>
          </table:table-cell>
          <table:table-cell office:value-type="float" office:value="0.00708442" calcext:value-type="float">
            <text:p>0.00708442</text:p>
          </table:table-cell>
          <table:table-cell office:value-type="float" office:value="0.00708701" calcext:value-type="float">
            <text:p>0.00708701</text:p>
          </table:table-cell>
          <table:table-cell office:value-type="float" office:value="0.00708797" calcext:value-type="float">
            <text:p>0.00708797</text:p>
          </table:table-cell>
          <table:table-cell office:value-type="float" office:value="0.00706322" calcext:value-type="float">
            <text:p>0.00706322</text:p>
          </table:table-cell>
          <table:table-cell office:value-type="float" office:value="0.00705836" calcext:value-type="float">
            <text:p>0.00705836</text:p>
          </table:table-cell>
          <table:table-cell office:value-type="float" office:value="0.00704519" calcext:value-type="float">
            <text:p>0.00704519</text:p>
          </table:table-cell>
          <table:table-cell office:value-type="float" office:value="0.00702887" calcext:value-type="float">
            <text:p>0.00702887</text:p>
          </table:table-cell>
          <table:table-cell office:value-type="float" office:value="0.00701572" calcext:value-type="float">
            <text:p>0.00701572</text:p>
          </table:table-cell>
          <table:table-cell office:value-type="float" office:value="0.0070107" calcext:value-type="float">
            <text:p>0.0070107</text:p>
          </table:table-cell>
          <table:table-cell office:value-type="float" office:value="0.00701572" calcext:value-type="float">
            <text:p>0.00701572</text:p>
          </table:table-cell>
          <table:table-cell office:value-type="float" office:value="0.00702887" calcext:value-type="float">
            <text:p>0.00702887</text:p>
          </table:table-cell>
          <table:table-cell office:value-type="float" office:value="0.00704519" calcext:value-type="float">
            <text:p>0.00704519</text:p>
          </table:table-cell>
          <table:table-cell office:value-type="float" office:value="0.00705836" calcext:value-type="float">
            <text:p>0.00705836</text:p>
          </table:table-cell>
          <table:table-cell office:value-type="float" office:value="0.00706322" calcext:value-type="float">
            <text:p>0.00706322</text:p>
          </table:table-cell>
          <table:table-cell office:value-type="float" office:value="0.0070104" calcext:value-type="float">
            <text:p>0.0070104</text:p>
          </table:table-cell>
          <table:table-cell office:value-type="float" office:value="0.00699068" calcext:value-type="float">
            <text:p>0.00699068</text:p>
          </table:table-cell>
          <table:table-cell office:value-type="float" office:value="0.00693856" calcext:value-type="float">
            <text:p>0.00693856</text:p>
          </table:table-cell>
          <table:table-cell office:value-type="float" office:value="0.00687457" calcext:value-type="float">
            <text:p>0.00687457</text:p>
          </table:table-cell>
          <table:table-cell office:value-type="float" office:value="0.00682327" calcext:value-type="float">
            <text:p>0.00682327</text:p>
          </table:table-cell>
          <table:table-cell office:value-type="float" office:value="0.00680377" calcext:value-type="float">
            <text:p>0.00680377</text:p>
          </table:table-cell>
          <table:table-cell office:value-type="float" office:value="0.00682327" calcext:value-type="float">
            <text:p>0.00682327</text:p>
          </table:table-cell>
          <table:table-cell office:value-type="float" office:value="0.00687457" calcext:value-type="float">
            <text:p>0.00687457</text:p>
          </table:table-cell>
          <table:table-cell office:value-type="float" office:value="0.00693856" calcext:value-type="float">
            <text:p>0.00693856</text:p>
          </table:table-cell>
          <table:table-cell office:value-type="float" office:value="0.00699068" calcext:value-type="float">
            <text:p>0.00699068</text:p>
          </table:table-cell>
          <table:table-cell office:value-type="float" office:value="0.0070104" calcext:value-type="float">
            <text:p>0.0070104</text:p>
          </table:table-cell>
          <table:table-cell office:value-type="float" office:value="0.00692319" calcext:value-type="float">
            <text:p>0.00692319</text:p>
          </table:table-cell>
          <table:table-cell office:value-type="float" office:value="0.0068792" calcext:value-type="float">
            <text:p>0.0068792</text:p>
          </table:table-cell>
          <table:table-cell office:value-type="float" office:value="0.00676432" calcext:value-type="float">
            <text:p>0.00676432</text:p>
          </table:table-cell>
          <table:table-cell office:value-type="float" office:value="0.00662487" calcext:value-type="float">
            <text:p>0.00662487</text:p>
          </table:table-cell>
          <table:table-cell office:value-type="float" office:value="0.00651421" calcext:value-type="float">
            <text:p>0.00651421</text:p>
          </table:table-cell>
          <table:table-cell office:value-type="float" office:value="0.00647244" calcext:value-type="float">
            <text:p>0.00647244</text:p>
          </table:table-cell>
          <table:table-cell office:value-type="float" office:value="0.00651421" calcext:value-type="float">
            <text:p>0.00651421</text:p>
          </table:table-cell>
          <table:table-cell office:value-type="float" office:value="0.00662487" calcext:value-type="float">
            <text:p>0.00662487</text:p>
          </table:table-cell>
          <table:table-cell office:value-type="float" office:value="0.00676432" calcext:value-type="float">
            <text:p>0.00676432</text:p>
          </table:table-cell>
          <table:table-cell office:value-type="float" office:value="0.0068792" calcext:value-type="float">
            <text:p>0.0068792</text:p>
          </table:table-cell>
          <table:table-cell office:value-type="float" office:value="0.00692319" calcext:value-type="float">
            <text:p>0.00692319</text:p>
          </table:table-cell>
          <table:table-cell office:value-type="float" office:value="0.00680303" calcext:value-type="float">
            <text:p>0.00680303</text:p>
          </table:table-cell>
          <table:table-cell office:value-type="float" office:value="0.00672619" calcext:value-type="float">
            <text:p>0.00672619</text:p>
          </table:table-cell>
          <table:table-cell office:value-type="float" office:value="0.00652776" calcext:value-type="float">
            <text:p>0.00652776</text:p>
          </table:table-cell>
          <table:table-cell office:value-type="float" office:value="0.00629046" calcext:value-type="float">
            <text:p>0.00629046</text:p>
          </table:table-cell>
          <table:table-cell office:value-type="float" office:value="0.00610489" calcext:value-type="float">
            <text:p>0.00610489</text:p>
          </table:table-cell>
          <table:table-cell office:value-type="float" office:value="0.00603546" calcext:value-type="float">
            <text:p>0.00603546</text:p>
          </table:table-cell>
          <table:table-cell office:value-type="float" office:value="0.00610489" calcext:value-type="float">
            <text:p>0.00610489</text:p>
          </table:table-cell>
          <table:table-cell office:value-type="float" office:value="0.00629046" calcext:value-type="float">
            <text:p>0.00629046</text:p>
          </table:table-cell>
          <table:table-cell office:value-type="float" office:value="0.00652776" calcext:value-type="float">
            <text:p>0.00652776</text:p>
          </table:table-cell>
          <table:table-cell office:value-type="float" office:value="0.00672619" calcext:value-type="float">
            <text:p>0.00672619</text:p>
          </table:table-cell>
          <table:table-cell office:value-type="float" office:value="0.00680303" calcext:value-type="float">
            <text:p>0.00680303</text:p>
          </table:table-cell>
          <table:table-cell office:value-type="float" office:value="0.0066516" calcext:value-type="float">
            <text:p>0.0066516</text:p>
          </table:table-cell>
          <table:table-cell office:value-type="float" office:value="0.00653442" calcext:value-type="float">
            <text:p>0.00653442</text:p>
          </table:table-cell>
          <table:table-cell office:value-type="float" office:value="0.0062357" calcext:value-type="float">
            <text:p>0.0062357</text:p>
          </table:table-cell>
          <table:table-cell office:value-type="float" office:value="0.00588519" calcext:value-type="float">
            <text:p>0.00588519</text:p>
          </table:table-cell>
          <table:table-cell office:value-type="float" office:value="0.00561619" calcext:value-type="float">
            <text:p>0.00561619</text:p>
          </table:table-cell>
          <table:table-cell office:value-type="float" office:value="0.00551671" calcext:value-type="float">
            <text:p>0.00551671</text:p>
          </table:table-cell>
          <table:table-cell office:value-type="float" office:value="0.00561619" calcext:value-type="float">
            <text:p>0.00561619</text:p>
          </table:table-cell>
          <table:table-cell office:value-type="float" office:value="0.00588519" calcext:value-type="float">
            <text:p>0.00588519</text:p>
          </table:table-cell>
          <table:table-cell office:value-type="float" office:value="0.0062357" calcext:value-type="float">
            <text:p>0.0062357</text:p>
          </table:table-cell>
          <table:table-cell office:value-type="float" office:value="0.00653442" calcext:value-type="float">
            <text:p>0.00653442</text:p>
          </table:table-cell>
          <table:table-cell office:value-type="float" office:value="0.0066516" calcext:value-type="float">
            <text:p>0.0066516</text:p>
          </table:table-cell>
          <table:table-cell office:value-type="float" office:value="0.00647109" calcext:value-type="float">
            <text:p>0.00647109</text:p>
          </table:table-cell>
          <table:table-cell office:value-type="float" office:value="0.00630744" calcext:value-type="float">
            <text:p>0.00630744</text:p>
          </table:table-cell>
          <table:table-cell office:value-type="float" office:value="0.00589641" calcext:value-type="float">
            <text:p>0.00589641</text:p>
          </table:table-cell>
          <table:table-cell office:value-type="float" office:value="0.00542513" calcext:value-type="float">
            <text:p>0.00542513</text:p>
          </table:table-cell>
          <table:table-cell office:value-type="float" office:value="0.00507166" calcext:value-type="float">
            <text:p>0.00507166</text:p>
          </table:table-cell>
          <table:table-cell office:value-type="float" office:value="0.00494282" calcext:value-type="float">
            <text:p>0.00494282</text:p>
          </table:table-cell>
          <table:table-cell office:value-type="float" office:value="0.00507166" calcext:value-type="float">
            <text:p>0.00507166</text:p>
          </table:table-cell>
          <table:table-cell office:value-type="float" office:value="0.00542513" calcext:value-type="float">
            <text:p>0.00542513</text:p>
          </table:table-cell>
          <table:table-cell office:value-type="float" office:value="0.00589641" calcext:value-type="float">
            <text:p>0.00589641</text:p>
          </table:table-cell>
          <table:table-cell office:value-type="float" office:value="0.00630744" calcext:value-type="float">
            <text:p>0.00630744</text:p>
          </table:table-cell>
          <table:table-cell office:value-type="float" office:value="0.00647109" calcext:value-type="float">
            <text:p>0.00647109</text:p>
          </table:table-cell>
          <table:table-cell office:value-type="float" office:value="0.00626406" calcext:value-type="float">
            <text:p>0.00626406</text:p>
          </table:table-cell>
          <table:table-cell office:value-type="float" office:value="0.00604933" calcext:value-type="float">
            <text:p>0.00604933</text:p>
          </table:table-cell>
          <table:table-cell office:value-type="float" office:value="0.00551915" calcext:value-type="float">
            <text:p>0.00551915</text:p>
          </table:table-cell>
          <table:table-cell office:value-type="float" office:value="0.00492756" calcext:value-type="float">
            <text:p>0.00492756</text:p>
          </table:table-cell>
          <table:table-cell office:value-type="float" office:value="0.00449579" calcext:value-type="float">
            <text:p>0.00449579</text:p>
          </table:table-cell>
          <table:table-cell office:value-type="float" office:value="0.00434105" calcext:value-type="float">
            <text:p>0.00434105</text:p>
          </table:table-cell>
          <table:table-cell office:value-type="float" office:value="0.00449579" calcext:value-type="float">
            <text:p>0.00449579</text:p>
          </table:table-cell>
          <table:table-cell office:value-type="float" office:value="0.00492756" calcext:value-type="float">
            <text:p>0.00492756</text:p>
          </table:table-cell>
          <table:table-cell office:value-type="float" office:value="0.00551915" calcext:value-type="float">
            <text:p>0.00551915</text:p>
          </table:table-cell>
          <table:table-cell office:value-type="float" office:value="0.00604933" calcext:value-type="float">
            <text:p>0.00604933</text:p>
          </table:table-cell>
          <table:table-cell office:value-type="float" office:value="0.00626406" calcext:value-type="float">
            <text:p>0.00626406</text:p>
          </table:table-cell>
          <table:table-cell office:value-type="float" office:value="0.00603278" calcext:value-type="float">
            <text:p>0.00603278</text:p>
          </table:table-cell>
          <table:table-cell office:value-type="float" office:value="0.00576386" calcext:value-type="float">
            <text:p>0.00576386</text:p>
          </table:table-cell>
          <table:table-cell office:value-type="float" office:value="0.00511275" calcext:value-type="float">
            <text:p>0.00511275</text:p>
          </table:table-cell>
          <table:table-cell office:value-type="float" office:value="0.00440873" calcext:value-type="float">
            <text:p>0.00440873</text:p>
          </table:table-cell>
          <table:table-cell office:value-type="float" office:value="0.0039109" calcext:value-type="float">
            <text:p>0.0039109</text:p>
          </table:table-cell>
          <table:table-cell office:value-type="float" office:value="0.00373595" calcext:value-type="float">
            <text:p>0.00373595</text:p>
          </table:table-cell>
          <table:table-cell office:value-type="float" office:value="0.0039109" calcext:value-type="float">
            <text:p>0.0039109</text:p>
          </table:table-cell>
          <table:table-cell office:value-type="float" office:value="0.00440873" calcext:value-type="float">
            <text:p>0.00440873</text:p>
          </table:table-cell>
          <table:table-cell office:value-type="float" office:value="0.00511275" calcext:value-type="float">
            <text:p>0.00511275</text:p>
          </table:table-cell>
          <table:table-cell office:value-type="float" office:value="0.00576386" calcext:value-type="float">
            <text:p>0.00576386</text:p>
          </table:table-cell>
          <table:table-cell office:value-type="float" office:value="0.00603278" calcext:value-type="float">
            <text:p>0.00603278</text:p>
          </table:table-cell>
          <table:table-cell office:value-type="float" office:value="0.00578499" calcext:value-type="float">
            <text:p>0.00578499</text:p>
          </table:table-cell>
          <table:table-cell office:value-type="float" office:value="0.00546134" calcext:value-type="float">
            <text:p>0.00546134</text:p>
          </table:table-cell>
          <table:table-cell office:value-type="float" office:value="0.00469441" calcext:value-type="float">
            <text:p>0.00469441</text:p>
          </table:table-cell>
          <table:table-cell office:value-type="float" office:value="0.0038935" calcext:value-type="float">
            <text:p>0.0038935</text:p>
          </table:table-cell>
          <table:table-cell office:value-type="float" office:value="0.00334673" calcext:value-type="float">
            <text:p>0.00334673</text:p>
          </table:table-cell>
          <table:table-cell office:value-type="float" office:value="0.00315874" calcext:value-type="float">
            <text:p>0.00315874</text:p>
          </table:table-cell>
          <table:table-cell office:value-type="float" office:value="0.00334673" calcext:value-type="float">
            <text:p>0.00334673</text:p>
          </table:table-cell>
          <table:table-cell office:value-type="float" office:value="0.0038935" calcext:value-type="float">
            <text:p>0.0038935</text:p>
          </table:table-cell>
          <table:table-cell office:value-type="float" office:value="0.00469441" calcext:value-type="float">
            <text:p>0.00469441</text:p>
          </table:table-cell>
          <table:table-cell office:value-type="float" office:value="0.00546134" calcext:value-type="float">
            <text:p>0.00546134</text:p>
          </table:table-cell>
          <table:table-cell office:value-type="float" office:value="0.00578499" calcext:value-type="float">
            <text:p>0.00578499</text:p>
          </table:table-cell>
          <table:table-cell office:value-type="float" office:value="0.00553561" calcext:value-type="float">
            <text:p>0.00553561</text:p>
          </table:table-cell>
          <table:table-cell office:value-type="float" office:value="0.00516065" calcext:value-type="float">
            <text:p>0.00516065</text:p>
          </table:table-cell>
          <table:table-cell office:value-type="float" office:value="0.00429206" calcext:value-type="float">
            <text:p>0.00429206</text:p>
          </table:table-cell>
          <table:table-cell office:value-type="float" office:value="0.00341774" calcext:value-type="float">
            <text:p>0.00341774</text:p>
          </table:table-cell>
          <table:table-cell office:value-type="float" office:value="0.00284261" calcext:value-type="float">
            <text:p>0.00284261</text:p>
          </table:table-cell>
          <table:table-cell office:value-type="float" office:value="0.00264941" calcext:value-type="float">
            <text:p>0.00264941</text:p>
          </table:table-cell>
          <table:table-cell office:value-type="float" office:value="0.00284261" calcext:value-type="float">
            <text:p>0.00284261</text:p>
          </table:table-cell>
          <table:table-cell office:value-type="float" office:value="0.00341774" calcext:value-type="float">
            <text:p>0.00341774</text:p>
          </table:table-cell>
          <table:table-cell office:value-type="float" office:value="0.00429206" calcext:value-type="float">
            <text:p>0.00429206</text:p>
          </table:table-cell>
          <table:table-cell office:value-type="float" office:value="0.00516065" calcext:value-type="float">
            <text:p>0.00516065</text:p>
          </table:table-cell>
          <table:table-cell office:value-type="float" office:value="0.00553561" calcext:value-type="float">
            <text:p>0.00553561</text:p>
          </table:table-cell>
        </table:table-row>
        <table:table-row table:style-name="ro1">
          <table:table-cell office:value-type="float" office:value="0.0198122" calcext:value-type="float">
            <text:p>0.0198122</text:p>
          </table:table-cell>
          <table:table-cell office:value-type="float" office:value="0.019771" calcext:value-type="float">
            <text:p>0.019771</text:p>
          </table:table-cell>
          <table:table-cell office:value-type="float" office:value="0.0197647" calcext:value-type="float">
            <text:p>0.0197647</text:p>
          </table:table-cell>
          <table:table-cell office:value-type="float" office:value="0.0197471" calcext:value-type="float">
            <text:p>0.0197471</text:p>
          </table:table-cell>
          <table:table-cell office:value-type="float" office:value="0.0197252" calcext:value-type="float">
            <text:p>0.0197252</text:p>
          </table:table-cell>
          <table:table-cell office:value-type="float" office:value="0.0197075" calcext:value-type="float">
            <text:p>0.0197075</text:p>
          </table:table-cell>
          <table:table-cell office:value-type="float" office:value="0.0197007" calcext:value-type="float">
            <text:p>0.0197007</text:p>
          </table:table-cell>
          <table:table-cell office:value-type="float" office:value="0.0197075" calcext:value-type="float">
            <text:p>0.0197075</text:p>
          </table:table-cell>
          <table:table-cell office:value-type="float" office:value="0.0197252" calcext:value-type="float">
            <text:p>0.0197252</text:p>
          </table:table-cell>
          <table:table-cell office:value-type="float" office:value="0.0197471" calcext:value-type="float">
            <text:p>0.0197471</text:p>
          </table:table-cell>
          <table:table-cell office:value-type="float" office:value="0.0197647" calcext:value-type="float">
            <text:p>0.0197647</text:p>
          </table:table-cell>
          <table:table-cell office:value-type="float" office:value="0.019771" calcext:value-type="float">
            <text:p>0.019771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0.019661" calcext:value-type="float">
            <text:p>0.019661</text:p>
          </table:table-cell>
          <table:table-cell office:value-type="float" office:value="0.0196246" calcext:value-type="float">
            <text:p>0.0196246</text:p>
          </table:table-cell>
          <table:table-cell office:value-type="float" office:value="0.0195792" calcext:value-type="float">
            <text:p>0.0195792</text:p>
          </table:table-cell>
          <table:table-cell office:value-type="float" office:value="0.0195428" calcext:value-type="float">
            <text:p>0.0195428</text:p>
          </table:table-cell>
          <table:table-cell office:value-type="float" office:value="0.0195288" calcext:value-type="float">
            <text:p>0.0195288</text:p>
          </table:table-cell>
          <table:table-cell office:value-type="float" office:value="0.0195428" calcext:value-type="float">
            <text:p>0.0195428</text:p>
          </table:table-cell>
          <table:table-cell office:value-type="float" office:value="0.0195792" calcext:value-type="float">
            <text:p>0.0195792</text:p>
          </table:table-cell>
          <table:table-cell office:value-type="float" office:value="0.0196246" calcext:value-type="float">
            <text:p>0.0196246</text:p>
          </table:table-cell>
          <table:table-cell office:value-type="float" office:value="0.019661" calcext:value-type="float">
            <text:p>0.019661</text:p>
          </table:table-cell>
          <table:table-cell office:value-type="float" office:value="0.019674" calcext:value-type="float">
            <text:p>0.019674</text:p>
          </table:table-cell>
          <table:table-cell office:value-type="float" office:value="0.0195274" calcext:value-type="float">
            <text:p>0.0195274</text:p>
          </table:table-cell>
          <table:table-cell office:value-type="float" office:value="0.0194734" calcext:value-type="float">
            <text:p>0.0194734</text:p>
          </table:table-cell>
          <table:table-cell office:value-type="float" office:value="0.0193286" calcext:value-type="float">
            <text:p>0.0193286</text:p>
          </table:table-cell>
          <table:table-cell office:value-type="float" office:value="0.0191504" calcext:value-type="float">
            <text:p>0.0191504</text:p>
          </table:table-cell>
          <table:table-cell office:value-type="float" office:value="0.0190077" calcext:value-type="float">
            <text:p>0.0190077</text:p>
          </table:table-cell>
          <table:table-cell office:value-type="float" office:value="0.0189534" calcext:value-type="float">
            <text:p>0.0189534</text:p>
          </table:table-cell>
          <table:table-cell office:value-type="float" office:value="0.0190077" calcext:value-type="float">
            <text:p>0.0190077</text:p>
          </table:table-cell>
          <table:table-cell office:value-type="float" office:value="0.0191504" calcext:value-type="float">
            <text:p>0.0191504</text:p>
          </table:table-cell>
          <table:table-cell office:value-type="float" office:value="0.0193286" calcext:value-type="float">
            <text:p>0.0193286</text:p>
          </table:table-cell>
          <table:table-cell office:value-type="float" office:value="0.0194734" calcext:value-type="float">
            <text:p>0.0194734</text:p>
          </table:table-cell>
          <table:table-cell office:value-type="float" office:value="0.0195274" calcext:value-type="float">
            <text:p>0.0195274</text:p>
          </table:table-cell>
          <table:table-cell office:value-type="float" office:value="0.0192831" calcext:value-type="float">
            <text:p>0.0192831</text:p>
          </table:table-cell>
          <table:table-cell office:value-type="float" office:value="0.0191626" calcext:value-type="float">
            <text:p>0.0191626</text:p>
          </table:table-cell>
          <table:table-cell office:value-type="float" office:value="0.0188438" calcext:value-type="float">
            <text:p>0.0188438</text:p>
          </table:table-cell>
          <table:table-cell office:value-type="float" office:value="0.0184563" calcext:value-type="float">
            <text:p>0.0184563</text:p>
          </table:table-cell>
          <table:table-cell office:value-type="float" office:value="0.0181491" calcext:value-type="float">
            <text:p>0.0181491</text:p>
          </table:table-cell>
          <table:table-cell office:value-type="float" office:value="0.0180331" calcext:value-type="float">
            <text:p>0.0180331</text:p>
          </table:table-cell>
          <table:table-cell office:value-type="float" office:value="0.0181491" calcext:value-type="float">
            <text:p>0.0181491</text:p>
          </table:table-cell>
          <table:table-cell office:value-type="float" office:value="0.0184563" calcext:value-type="float">
            <text:p>0.0184563</text:p>
          </table:table-cell>
          <table:table-cell office:value-type="float" office:value="0.0188438" calcext:value-type="float">
            <text:p>0.0188438</text:p>
          </table:table-cell>
          <table:table-cell office:value-type="float" office:value="0.0191626" calcext:value-type="float">
            <text:p>0.0191626</text:p>
          </table:table-cell>
          <table:table-cell office:value-type="float" office:value="0.0192831" calcext:value-type="float">
            <text:p>0.0192831</text:p>
          </table:table-cell>
          <table:table-cell office:value-type="float" office:value="0.0189482" calcext:value-type="float">
            <text:p>0.0189482</text:p>
          </table:table-cell>
          <table:table-cell office:value-type="float" office:value="0.0187372" calcext:value-type="float">
            <text:p>0.0187372</text:p>
          </table:table-cell>
          <table:table-cell office:value-type="float" office:value="0.0181861" calcext:value-type="float">
            <text:p>0.0181861</text:p>
          </table:table-cell>
          <table:table-cell office:value-type="float" office:value="0.0175267" calcext:value-type="float">
            <text:p>0.0175267</text:p>
          </table:table-cell>
          <table:table-cell office:value-type="float" office:value="0.0170113" calcext:value-type="float">
            <text:p>0.0170113</text:p>
          </table:table-cell>
          <table:table-cell office:value-type="float" office:value="0.0168185" calcext:value-type="float">
            <text:p>0.0168185</text:p>
          </table:table-cell>
          <table:table-cell office:value-type="float" office:value="0.0170113" calcext:value-type="float">
            <text:p>0.0170113</text:p>
          </table:table-cell>
          <table:table-cell office:value-type="float" office:value="0.0175267" calcext:value-type="float">
            <text:p>0.0175267</text:p>
          </table:table-cell>
          <table:table-cell office:value-type="float" office:value="0.0181861" calcext:value-type="float">
            <text:p>0.0181861</text:p>
          </table:table-cell>
          <table:table-cell office:value-type="float" office:value="0.0187372" calcext:value-type="float">
            <text:p>0.0187372</text:p>
          </table:table-cell>
          <table:table-cell office:value-type="float" office:value="0.0189482" calcext:value-type="float">
            <text:p>0.0189482</text:p>
          </table:table-cell>
          <table:table-cell office:value-type="float" office:value="0.018526" calcext:value-type="float">
            <text:p>0.018526</text:p>
          </table:table-cell>
          <table:table-cell office:value-type="float" office:value="0.0182037" calcext:value-type="float">
            <text:p>0.0182037</text:p>
          </table:table-cell>
          <table:table-cell office:value-type="float" office:value="0.017374" calcext:value-type="float">
            <text:p>0.017374</text:p>
          </table:table-cell>
          <table:table-cell office:value-type="float" office:value="0.0164001" calcext:value-type="float">
            <text:p>0.0164001</text:p>
          </table:table-cell>
          <table:table-cell office:value-type="float" office:value="0.0156529" calcext:value-type="float">
            <text:p>0.0156529</text:p>
          </table:table-cell>
          <table:table-cell office:value-type="float" office:value="0.0153766" calcext:value-type="float">
            <text:p>0.0153766</text:p>
          </table:table-cell>
          <table:table-cell office:value-type="float" office:value="0.0156529" calcext:value-type="float">
            <text:p>0.0156529</text:p>
          </table:table-cell>
          <table:table-cell office:value-type="float" office:value="0.0164001" calcext:value-type="float">
            <text:p>0.0164001</text:p>
          </table:table-cell>
          <table:table-cell office:value-type="float" office:value="0.017374" calcext:value-type="float">
            <text:p>0.017374</text:p>
          </table:table-cell>
          <table:table-cell office:value-type="float" office:value="0.0182037" calcext:value-type="float">
            <text:p>0.0182037</text:p>
          </table:table-cell>
          <table:table-cell office:value-type="float" office:value="0.018526" calcext:value-type="float">
            <text:p>0.018526</text:p>
          </table:table-cell>
          <table:table-cell office:value-type="float" office:value="0.0180226" calcext:value-type="float">
            <text:p>0.0180226</text:p>
          </table:table-cell>
          <table:table-cell office:value-type="float" office:value="0.0175719" calcext:value-type="float">
            <text:p>0.0175719</text:p>
          </table:table-cell>
          <table:table-cell office:value-type="float" office:value="0.0164301" calcext:value-type="float">
            <text:p>0.0164301</text:p>
          </table:table-cell>
          <table:table-cell office:value-type="float" office:value="0.0151204" calcext:value-type="float">
            <text:p>0.0151204</text:p>
          </table:table-cell>
          <table:table-cell office:value-type="float" office:value="0.0141385" calcext:value-type="float">
            <text:p>0.0141385</text:p>
          </table:table-cell>
          <table:table-cell office:value-type="float" office:value="0.0137805" calcext:value-type="float">
            <text:p>0.0137805</text:p>
          </table:table-cell>
          <table:table-cell office:value-type="float" office:value="0.0141385" calcext:value-type="float">
            <text:p>0.0141385</text:p>
          </table:table-cell>
          <table:table-cell office:value-type="float" office:value="0.0151204" calcext:value-type="float">
            <text:p>0.0151204</text:p>
          </table:table-cell>
          <table:table-cell office:value-type="float" office:value="0.0164301" calcext:value-type="float">
            <text:p>0.0164301</text:p>
          </table:table-cell>
          <table:table-cell office:value-type="float" office:value="0.0175719" calcext:value-type="float">
            <text:p>0.0175719</text:p>
          </table:table-cell>
          <table:table-cell office:value-type="float" office:value="0.0180226" calcext:value-type="float">
            <text:p>0.0180226</text:p>
          </table:table-cell>
          <table:table-cell office:value-type="float" office:value="0.0174455" calcext:value-type="float">
            <text:p>0.0174455</text:p>
          </table:table-cell>
          <table:table-cell office:value-type="float" office:value="0.0168536" calcext:value-type="float">
            <text:p>0.0168536</text:p>
          </table:table-cell>
          <table:table-cell office:value-type="float" office:value="0.0153806" calcext:value-type="float">
            <text:p>0.0153806</text:p>
          </table:table-cell>
          <table:table-cell office:value-type="float" office:value="0.0137364" calcext:value-type="float">
            <text:p>0.0137364</text:p>
          </table:table-cell>
          <table:table-cell office:value-type="float" office:value="0.0125366" calcext:value-type="float">
            <text:p>0.0125366</text:p>
          </table:table-cell>
          <table:table-cell office:value-type="float" office:value="0.0121065" calcext:value-type="float">
            <text:p>0.0121065</text:p>
          </table:table-cell>
          <table:table-cell office:value-type="float" office:value="0.0125366" calcext:value-type="float">
            <text:p>0.0125366</text:p>
          </table:table-cell>
          <table:table-cell office:value-type="float" office:value="0.0137364" calcext:value-type="float">
            <text:p>0.0137364</text:p>
          </table:table-cell>
          <table:table-cell office:value-type="float" office:value="0.0153806" calcext:value-type="float">
            <text:p>0.0153806</text:p>
          </table:table-cell>
          <table:table-cell office:value-type="float" office:value="0.0168536" calcext:value-type="float">
            <text:p>0.0168536</text:p>
          </table:table-cell>
          <table:table-cell office:value-type="float" office:value="0.0174455" calcext:value-type="float">
            <text:p>0.0174455</text:p>
          </table:table-cell>
          <table:table-cell office:value-type="float" office:value="0.0167998" calcext:value-type="float">
            <text:p>0.0167998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0142483" calcext:value-type="float">
            <text:p>0.0142483</text:p>
          </table:table-cell>
          <table:table-cell office:value-type="float" office:value="0.0122911" calcext:value-type="float">
            <text:p>0.0122911</text:p>
          </table:table-cell>
          <table:table-cell office:value-type="float" office:value="0.0109072" calcext:value-type="float">
            <text:p>0.0109072</text:p>
          </table:table-cell>
          <table:table-cell office:value-type="float" office:value="0.0104208" calcext:value-type="float">
            <text:p>0.0104208</text:p>
          </table:table-cell>
          <table:table-cell office:value-type="float" office:value="0.0109072" calcext:value-type="float">
            <text:p>0.0109072</text:p>
          </table:table-cell>
          <table:table-cell office:value-type="float" office:value="0.0122911" calcext:value-type="float">
            <text:p>0.0122911</text:p>
          </table:table-cell>
          <table:table-cell office:value-type="float" office:value="0.0142483" calcext:value-type="float">
            <text:p>0.0142483</text:p>
          </table:table-cell>
          <table:table-cell office:value-type="float" office:value="0.016058" calcext:value-type="float">
            <text:p>0.016058</text:p>
          </table:table-cell>
          <table:table-cell office:value-type="float" office:value="0.0167998" calcext:value-type="float">
            <text:p>0.0167998</text:p>
          </table:table-cell>
          <table:table-cell office:value-type="float" office:value="0.0161268" calcext:value-type="float">
            <text:p>0.0161268</text:p>
          </table:table-cell>
          <table:table-cell office:value-type="float" office:value="0.0152369" calcext:value-type="float">
            <text:p>0.0152369</text:p>
          </table:table-cell>
          <table:table-cell office:value-type="float" office:value="0.0131115" calcext:value-type="float">
            <text:p>0.0131115</text:p>
          </table:table-cell>
          <table:table-cell office:value-type="float" office:value="0.0108888" calcext:value-type="float">
            <text:p>0.0108888</text:p>
          </table:table-cell>
          <table:table-cell office:value-type="float" office:value="0.0093696" calcext:value-type="float">
            <text:p>0.0093696</text:p>
          </table:table-cell>
          <table:table-cell office:value-type="float" office:value="0.00884681" calcext:value-type="float">
            <text:p>0.00884681</text:p>
          </table:table-cell>
          <table:table-cell office:value-type="float" office:value="0.0093696" calcext:value-type="float">
            <text:p>0.0093696</text:p>
          </table:table-cell>
          <table:table-cell office:value-type="float" office:value="0.0108888" calcext:value-type="float">
            <text:p>0.0108888</text:p>
          </table:table-cell>
          <table:table-cell office:value-type="float" office:value="0.0131115" calcext:value-type="float">
            <text:p>0.0131115</text:p>
          </table:table-cell>
          <table:table-cell office:value-type="float" office:value="0.0152369" calcext:value-type="float">
            <text:p>0.0152369</text:p>
          </table:table-cell>
          <table:table-cell office:value-type="float" office:value="0.0161268" calcext:value-type="float">
            <text:p>0.0161268</text:p>
          </table:table-cell>
          <table:table-cell office:value-type="float" office:value="0.0155145" calcext:value-type="float">
            <text:p>0.0155145</text:p>
          </table:table-cell>
          <table:table-cell office:value-type="float" office:value="0.0144982" calcext:value-type="float">
            <text:p>0.0144982</text:p>
          </table:table-cell>
          <table:table-cell office:value-type="float" office:value="0.0121202" calcext:value-type="float">
            <text:p>0.0121202</text:p>
          </table:table-cell>
          <table:table-cell office:value-type="float" office:value="0.00971261" calcext:value-type="float">
            <text:p>0.00971261</text:p>
          </table:table-cell>
          <table:table-cell office:value-type="float" office:value="0.00811991" calcext:value-type="float">
            <text:p>0.00811991</text:p>
          </table:table-cell>
          <table:table-cell office:value-type="float" office:value="0.00758283" calcext:value-type="float">
            <text:p>0.00758283</text:p>
          </table:table-cell>
          <table:table-cell office:value-type="float" office:value="0.00811991" calcext:value-type="float">
            <text:p>0.00811991</text:p>
          </table:table-cell>
          <table:table-cell office:value-type="float" office:value="0.00971261" calcext:value-type="float">
            <text:p>0.00971261</text:p>
          </table:table-cell>
          <table:table-cell office:value-type="float" office:value="0.0121202" calcext:value-type="float">
            <text:p>0.0121202</text:p>
          </table:table-cell>
          <table:table-cell office:value-type="float" office:value="0.0144982" calcext:value-type="float">
            <text:p>0.0144982</text:p>
          </table:table-cell>
          <table:table-cell office:value-type="float" office:value="0.0155145" calcext:value-type="float">
            <text:p>0.0155145</text:p>
          </table:table-cell>
        </table:table-row>
        <table:table-row table:style-name="ro1">
          <table:table-cell office:value-type="float" office:value="0.0258444" calcext:value-type="float">
            <text:p>0.0258444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0.0257316" calcext:value-type="float">
            <text:p>0.0257316</text:p>
          </table:table-cell>
          <table:table-cell office:value-type="float" office:value="0.0256964" calcext:value-type="float">
            <text:p>0.0256964</text:p>
          </table:table-cell>
          <table:table-cell office:value-type="float" office:value="0.025668" calcext:value-type="float">
            <text:p>0.025668</text:p>
          </table:table-cell>
          <table:table-cell office:value-type="float" office:value="0.0256571" calcext:value-type="float">
            <text:p>0.0256571</text:p>
          </table:table-cell>
          <table:table-cell office:value-type="float" office:value="0.025668" calcext:value-type="float">
            <text:p>0.025668</text:p>
          </table:table-cell>
          <table:table-cell office:value-type="float" office:value="0.0256964" calcext:value-type="float">
            <text:p>0.0256964</text:p>
          </table:table-cell>
          <table:table-cell office:value-type="float" office:value="0.0257316" calcext:value-type="float">
            <text:p>0.0257316</text:p>
          </table:table-cell>
          <table:table-cell office:value-type="float" office:value="0.0257598" calcext:value-type="float">
            <text:p>0.0257598</text:p>
          </table:table-cell>
          <table:table-cell office:value-type="float" office:value="0.02577" calcext:value-type="float">
            <text:p>0.02577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56125" calcext:value-type="float">
            <text:p>0.0256125</text:p>
          </table:table-cell>
          <table:table-cell office:value-type="float" office:value="0.0255652" calcext:value-type="float">
            <text:p>0.0255652</text:p>
          </table:table-cell>
          <table:table-cell office:value-type="float" office:value="0.0255062" calcext:value-type="float">
            <text:p>0.0255062</text:p>
          </table:table-cell>
          <table:table-cell office:value-type="float" office:value="0.0254589" calcext:value-type="float">
            <text:p>0.0254589</text:p>
          </table:table-cell>
          <table:table-cell office:value-type="float" office:value="0.0254407" calcext:value-type="float">
            <text:p>0.0254407</text:p>
          </table:table-cell>
          <table:table-cell office:value-type="float" office:value="0.0254589" calcext:value-type="float">
            <text:p>0.0254589</text:p>
          </table:table-cell>
          <table:table-cell office:value-type="float" office:value="0.0255062" calcext:value-type="float">
            <text:p>0.0255062</text:p>
          </table:table-cell>
          <table:table-cell office:value-type="float" office:value="0.0255652" calcext:value-type="float">
            <text:p>0.0255652</text:p>
          </table:table-cell>
          <table:table-cell office:value-type="float" office:value="0.0256125" calcext:value-type="float">
            <text:p>0.0256125</text:p>
          </table:table-cell>
          <table:table-cell office:value-type="float" office:value="0.02563" calcext:value-type="float">
            <text:p>0.02563</text:p>
          </table:table-cell>
          <table:table-cell office:value-type="float" office:value="0.0254389" calcext:value-type="float">
            <text:p>0.0254389</text:p>
          </table:table-cell>
          <table:table-cell office:value-type="float" office:value="0.0253689" calcext:value-type="float">
            <text:p>0.0253689</text:p>
          </table:table-cell>
          <table:table-cell office:value-type="float" office:value="0.0251803" calcext:value-type="float">
            <text:p>0.0251803</text:p>
          </table:table-cell>
          <table:table-cell office:value-type="float" office:value="0.0249482" calcext:value-type="float">
            <text:p>0.0249482</text:p>
          </table:table-cell>
          <table:table-cell office:value-type="float" office:value="0.0247624" calcext:value-type="float">
            <text:p>0.0247624</text:p>
          </table:table-cell>
          <table:table-cell office:value-type="float" office:value="0.0246917" calcext:value-type="float">
            <text:p>0.0246917</text:p>
          </table:table-cell>
          <table:table-cell office:value-type="float" office:value="0.0247624" calcext:value-type="float">
            <text:p>0.0247624</text:p>
          </table:table-cell>
          <table:table-cell office:value-type="float" office:value="0.0249482" calcext:value-type="float">
            <text:p>0.0249482</text:p>
          </table:table-cell>
          <table:table-cell office:value-type="float" office:value="0.0251803" calcext:value-type="float">
            <text:p>0.0251803</text:p>
          </table:table-cell>
          <table:table-cell office:value-type="float" office:value="0.0253689" calcext:value-type="float">
            <text:p>0.0253689</text:p>
          </table:table-cell>
          <table:table-cell office:value-type="float" office:value="0.0254389" calcext:value-type="float">
            <text:p>0.0254389</text:p>
          </table:table-cell>
          <table:table-cell office:value-type="float" office:value="0.0251196" calcext:value-type="float">
            <text:p>0.0251196</text:p>
          </table:table-cell>
          <table:table-cell office:value-type="float" office:value="0.0249637" calcext:value-type="float">
            <text:p>0.0249637</text:p>
          </table:table-cell>
          <table:table-cell office:value-type="float" office:value="0.024549" calcext:value-type="float">
            <text:p>0.024549</text:p>
          </table:table-cell>
          <table:table-cell office:value-type="float" office:value="0.0240449" calcext:value-type="float">
            <text:p>0.0240449</text:p>
          </table:table-cell>
          <table:table-cell office:value-type="float" office:value="0.0236453" calcext:value-type="float">
            <text:p>0.0236453</text:p>
          </table:table-cell>
          <table:table-cell office:value-type="float" office:value="0.0234945" calcext:value-type="float">
            <text:p>0.0234945</text:p>
          </table:table-cell>
          <table:table-cell office:value-type="float" office:value="0.0236453" calcext:value-type="float">
            <text:p>0.0236453</text:p>
          </table:table-cell>
          <table:table-cell office:value-type="float" office:value="0.0240449" calcext:value-type="float">
            <text:p>0.0240449</text:p>
          </table:table-cell>
          <table:table-cell office:value-type="float" office:value="0.024549" calcext:value-type="float">
            <text:p>0.024549</text:p>
          </table:table-cell>
          <table:table-cell office:value-type="float" office:value="0.0249637" calcext:value-type="float">
            <text:p>0.0249637</text:p>
          </table:table-cell>
          <table:table-cell office:value-type="float" office:value="0.0251196" calcext:value-type="float">
            <text:p>0.0251196</text:p>
          </table:table-cell>
          <table:table-cell office:value-type="float" office:value="0.0246832" calcext:value-type="float">
            <text:p>0.0246832</text:p>
          </table:table-cell>
          <table:table-cell office:value-type="float" office:value="0.0244099" calcext:value-type="float">
            <text:p>0.0244099</text:p>
          </table:table-cell>
          <table:table-cell office:value-type="float" office:value="0.0236931" calcext:value-type="float">
            <text:p>0.0236931</text:p>
          </table:table-cell>
          <table:table-cell office:value-type="float" office:value="0.0228351" calcext:value-type="float">
            <text:p>0.0228351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0219138" calcext:value-type="float">
            <text:p>0.0219138</text:p>
          </table:table-cell>
          <table:table-cell office:value-type="float" office:value="0.0221646" calcext:value-type="float">
            <text:p>0.0221646</text:p>
          </table:table-cell>
          <table:table-cell office:value-type="float" office:value="0.0228351" calcext:value-type="float">
            <text:p>0.0228351</text:p>
          </table:table-cell>
          <table:table-cell office:value-type="float" office:value="0.0236931" calcext:value-type="float">
            <text:p>0.0236931</text:p>
          </table:table-cell>
          <table:table-cell office:value-type="float" office:value="0.0244099" calcext:value-type="float">
            <text:p>0.0244099</text:p>
          </table:table-cell>
          <table:table-cell office:value-type="float" office:value="0.0246832" calcext:value-type="float">
            <text:p>0.0246832</text:p>
          </table:table-cell>
          <table:table-cell office:value-type="float" office:value="0.0241329" calcext:value-type="float">
            <text:p>0.0241329</text:p>
          </table:table-cell>
          <table:table-cell office:value-type="float" office:value="0.0237153" calcext:value-type="float">
            <text:p>0.0237153</text:p>
          </table:table-cell>
          <table:table-cell office:value-type="float" office:value="0.022636" calcext:value-type="float">
            <text:p>0.022636</text:p>
          </table:table-cell>
          <table:table-cell office:value-type="float" office:value="0.0213687" calcext:value-type="float">
            <text:p>0.0213687</text:p>
          </table:table-cell>
          <table:table-cell office:value-type="float" office:value="0.0203967" calcext:value-type="float">
            <text:p>0.0203967</text:p>
          </table:table-cell>
          <table:table-cell office:value-type="float" office:value="0.0200372" calcext:value-type="float">
            <text:p>0.0200372</text:p>
          </table:table-cell>
          <table:table-cell office:value-type="float" office:value="0.0203967" calcext:value-type="float">
            <text:p>0.0203967</text:p>
          </table:table-cell>
          <table:table-cell office:value-type="float" office:value="0.0213687" calcext:value-type="float">
            <text:p>0.0213687</text:p>
          </table:table-cell>
          <table:table-cell office:value-type="float" office:value="0.022636" calcext:value-type="float">
            <text:p>0.022636</text:p>
          </table:table-cell>
          <table:table-cell office:value-type="float" office:value="0.0237153" calcext:value-type="float">
            <text:p>0.0237153</text:p>
          </table:table-cell>
          <table:table-cell office:value-type="float" office:value="0.0241329" calcext:value-type="float">
            <text:p>0.0241329</text:p>
          </table:table-cell>
          <table:table-cell office:value-type="float" office:value="0.0234767" calcext:value-type="float">
            <text:p>0.0234767</text:p>
          </table:table-cell>
          <table:table-cell office:value-type="float" office:value="0.0228926" calcext:value-type="float">
            <text:p>0.0228926</text:p>
          </table:table-cell>
          <table:table-cell office:value-type="float" office:value="0.0214071" calcext:value-type="float">
            <text:p>0.0214071</text:p>
          </table:table-cell>
          <table:table-cell office:value-type="float" office:value="0.0197028" calcext:value-type="float">
            <text:p>0.0197028</text:p>
          </table:table-cell>
          <table:table-cell office:value-type="float" office:value="0.0184252" calcext:value-type="float">
            <text:p>0.0184252</text:p>
          </table:table-cell>
          <table:table-cell office:value-type="float" office:value="0.0179594" calcext:value-type="float">
            <text:p>0.0179594</text:p>
          </table:table-cell>
          <table:table-cell office:value-type="float" office:value="0.0184252" calcext:value-type="float">
            <text:p>0.0184252</text:p>
          </table:table-cell>
          <table:table-cell office:value-type="float" office:value="0.0197028" calcext:value-type="float">
            <text:p>0.0197028</text:p>
          </table:table-cell>
          <table:table-cell office:value-type="float" office:value="0.0214071" calcext:value-type="float">
            <text:p>0.0214071</text:p>
          </table:table-cell>
          <table:table-cell office:value-type="float" office:value="0.0228926" calcext:value-type="float">
            <text:p>0.0228926</text:p>
          </table:table-cell>
          <table:table-cell office:value-type="float" office:value="0.0234767" calcext:value-type="float">
            <text:p>0.0234767</text:p>
          </table:table-cell>
          <table:table-cell office:value-type="float" office:value="0.0227245" calcext:value-type="float">
            <text:p>0.0227245</text:p>
          </table:table-cell>
          <table:table-cell office:value-type="float" office:value="0.0219573" calcext:value-type="float">
            <text:p>0.0219573</text:p>
          </table:table-cell>
          <table:table-cell office:value-type="float" office:value="0.0200407" calcext:value-type="float">
            <text:p>0.0200407</text:p>
          </table:table-cell>
          <table:table-cell office:value-type="float" office:value="0.017901" calcext:value-type="float">
            <text:p>0.017901</text:p>
          </table:table-cell>
          <table:table-cell office:value-type="float" office:value="0.0163398" calcext:value-type="float">
            <text:p>0.0163398</text:p>
          </table:table-cell>
          <table:table-cell office:value-type="float" office:value="0.0157801" calcext:value-type="float">
            <text:p>0.0157801</text:p>
          </table:table-cell>
          <table:table-cell office:value-type="float" office:value="0.0163398" calcext:value-type="float">
            <text:p>0.0163398</text:p>
          </table:table-cell>
          <table:table-cell office:value-type="float" office:value="0.017901" calcext:value-type="float">
            <text:p>0.017901</text:p>
          </table:table-cell>
          <table:table-cell office:value-type="float" office:value="0.0200407" calcext:value-type="float">
            <text:p>0.0200407</text:p>
          </table:table-cell>
          <table:table-cell office:value-type="float" office:value="0.0219573" calcext:value-type="float">
            <text:p>0.0219573</text:p>
          </table:table-cell>
          <table:table-cell office:value-type="float" office:value="0.0227245" calcext:value-type="float">
            <text:p>0.0227245</text:p>
          </table:table-cell>
          <table:table-cell office:value-type="float" office:value="0.0218836" calcext:value-type="float">
            <text:p>0.0218836</text:p>
          </table:table-cell>
          <table:table-cell office:value-type="float" office:value="0.0209218" calcext:value-type="float">
            <text:p>0.0209218</text:p>
          </table:table-cell>
          <table:table-cell office:value-type="float" office:value="0.0185672" calcext:value-type="float">
            <text:p>0.0185672</text:p>
          </table:table-cell>
          <table:table-cell office:value-type="float" office:value="0.0160201" calcext:value-type="float">
            <text:p>0.0160201</text:p>
          </table:table-cell>
          <table:table-cell office:value-type="float" office:value="0.0142192" calcext:value-type="float">
            <text:p>0.0142192</text:p>
          </table:table-cell>
          <table:table-cell office:value-type="float" office:value="0.013586" calcext:value-type="float">
            <text:p>0.013586</text:p>
          </table:table-cell>
          <table:table-cell office:value-type="float" office:value="0.0142192" calcext:value-type="float">
            <text:p>0.0142192</text:p>
          </table:table-cell>
          <table:table-cell office:value-type="float" office:value="0.0160201" calcext:value-type="float">
            <text:p>0.0160201</text:p>
          </table:table-cell>
          <table:table-cell office:value-type="float" office:value="0.0185672" calcext:value-type="float">
            <text:p>0.0185672</text:p>
          </table:table-cell>
          <table:table-cell office:value-type="float" office:value="0.0209218" calcext:value-type="float">
            <text:p>0.0209218</text:p>
          </table:table-cell>
          <table:table-cell office:value-type="float" office:value="0.0218836" calcext:value-type="float">
            <text:p>0.0218836</text:p>
          </table:table-cell>
          <table:table-cell office:value-type="float" office:value="0.0210179" calcext:value-type="float">
            <text:p>0.0210179</text:p>
          </table:table-cell>
          <table:table-cell office:value-type="float" office:value="0.0198659" calcext:value-type="float">
            <text:p>0.0198659</text:p>
          </table:table-cell>
          <table:table-cell office:value-type="float" office:value="0.0171042" calcext:value-type="float">
            <text:p>0.0171042</text:p>
          </table:table-cell>
          <table:table-cell office:value-type="float" office:value="0.014214" calcext:value-type="float">
            <text:p>0.014214</text:p>
          </table:table-cell>
          <table:table-cell office:value-type="float" office:value="0.0122374" calcext:value-type="float">
            <text:p>0.0122374</text:p>
          </table:table-cell>
          <table:table-cell office:value-type="float" office:value="0.0115569" calcext:value-type="float">
            <text:p>0.0115569</text:p>
          </table:table-cell>
          <table:table-cell office:value-type="float" office:value="0.0122374" calcext:value-type="float">
            <text:p>0.0122374</text:p>
          </table:table-cell>
          <table:table-cell office:value-type="float" office:value="0.014214" calcext:value-type="float">
            <text:p>0.014214</text:p>
          </table:table-cell>
          <table:table-cell office:value-type="float" office:value="0.0171042" calcext:value-type="float">
            <text:p>0.0171042</text:p>
          </table:table-cell>
          <table:table-cell office:value-type="float" office:value="0.0198659" calcext:value-type="float">
            <text:p>0.0198659</text:p>
          </table:table-cell>
          <table:table-cell office:value-type="float" office:value="0.0210179" calcext:value-type="float">
            <text:p>0.0210179</text:p>
          </table:table-cell>
          <table:table-cell office:value-type="float" office:value="0.0202649" calcext:value-type="float">
            <text:p>0.0202649</text:p>
          </table:table-cell>
          <table:table-cell office:value-type="float" office:value="0.018957" calcext:value-type="float">
            <text:p>0.018957</text:p>
          </table:table-cell>
          <table:table-cell office:value-type="float" office:value="0.0158825" calcext:value-type="float">
            <text:p>0.0158825</text:p>
          </table:table-cell>
          <table:table-cell office:value-type="float" office:value="0.0127621" calcext:value-type="float">
            <text:p>0.0127621</text:p>
          </table:table-cell>
          <table:table-cell office:value-type="float" office:value="0.0106927" calcext:value-type="float">
            <text:p>0.0106927</text:p>
          </table:table-cell>
          <table:table-cell office:value-type="float" office:value="0.00999375" calcext:value-type="float">
            <text:p>0.00999375</text:p>
          </table:table-cell>
          <table:table-cell office:value-type="float" office:value="0.0106927" calcext:value-type="float">
            <text:p>0.0106927</text:p>
          </table:table-cell>
          <table:table-cell office:value-type="float" office:value="0.0127621" calcext:value-type="float">
            <text:p>0.0127621</text:p>
          </table:table-cell>
          <table:table-cell office:value-type="float" office:value="0.0158825" calcext:value-type="float">
            <text:p>0.0158825</text:p>
          </table:table-cell>
          <table:table-cell office:value-type="float" office:value="0.018957" calcext:value-type="float">
            <text:p>0.018957</text:p>
          </table:table-cell>
          <table:table-cell office:value-type="float" office:value="0.0202649" calcext:value-type="float">
            <text:p>0.0202649</text:p>
          </table:table-cell>
        </table:table-row>
        <table:table-row table:style-name="ro1">
          <table:table-cell office:value-type="float" office:value="0.0351978" calcext:value-type="float">
            <text:p>0.0351978</text:p>
          </table:table-cell>
          <table:table-cell office:value-type="float" office:value="0.0350493" calcext:value-type="float">
            <text:p>0.0350493</text:p>
          </table:table-cell>
          <table:table-cell office:value-type="float" office:value="0.0350321" calcext:value-type="float">
            <text:p>0.0350321</text:p>
          </table:table-cell>
          <table:table-cell office:value-type="float" office:value="0.034984" calcext:value-type="float">
            <text:p>0.034984</text:p>
          </table:table-cell>
          <table:table-cell office:value-type="float" office:value="0.0349239" calcext:value-type="float">
            <text:p>0.0349239</text:p>
          </table:table-cell>
          <table:table-cell office:value-type="float" office:value="0.0348753" calcext:value-type="float">
            <text:p>0.0348753</text:p>
          </table:table-cell>
          <table:table-cell office:value-type="float" office:value="0.0348567" calcext:value-type="float">
            <text:p>0.0348567</text:p>
          </table:table-cell>
          <table:table-cell office:value-type="float" office:value="0.0348753" calcext:value-type="float">
            <text:p>0.0348753</text:p>
          </table:table-cell>
          <table:table-cell office:value-type="float" office:value="0.0349239" calcext:value-type="float">
            <text:p>0.0349239</text:p>
          </table:table-cell>
          <table:table-cell office:value-type="float" office:value="0.034984" calcext:value-type="float">
            <text:p>0.034984</text:p>
          </table:table-cell>
          <table:table-cell office:value-type="float" office:value="0.0350321" calcext:value-type="float">
            <text:p>0.0350321</text:p>
          </table:table-cell>
          <table:table-cell office:value-type="float" office:value="0.0350493" calcext:value-type="float">
            <text:p>0.0350493</text:p>
          </table:table-cell>
          <table:table-cell office:value-type="float" office:value="0.0348331" calcext:value-type="float">
            <text:p>0.0348331</text:p>
          </table:table-cell>
          <table:table-cell office:value-type="float" office:value="0.0348092" calcext:value-type="float">
            <text:p>0.0348092</text:p>
          </table:table-cell>
          <table:table-cell office:value-type="float" office:value="0.0347452" calcext:value-type="float">
            <text:p>0.0347452</text:p>
          </table:table-cell>
          <table:table-cell office:value-type="float" office:value="0.0346653" calcext:value-type="float">
            <text:p>0.0346653</text:p>
          </table:table-cell>
          <table:table-cell office:value-type="float" office:value="0.0346012" calcext:value-type="float">
            <text:p>0.0346012</text:p>
          </table:table-cell>
          <table:table-cell office:value-type="float" office:value="0.0345766" calcext:value-type="float">
            <text:p>0.0345766</text:p>
          </table:table-cell>
          <table:table-cell office:value-type="float" office:value="0.0346012" calcext:value-type="float">
            <text:p>0.0346012</text:p>
          </table:table-cell>
          <table:table-cell office:value-type="float" office:value="0.0346653" calcext:value-type="float">
            <text:p>0.0346653</text:p>
          </table:table-cell>
          <table:table-cell office:value-type="float" office:value="0.0347452" calcext:value-type="float">
            <text:p>0.0347452</text:p>
          </table:table-cell>
          <table:table-cell office:value-type="float" office:value="0.0348092" calcext:value-type="float">
            <text:p>0.0348092</text:p>
          </table:table-cell>
          <table:table-cell office:value-type="float" office:value="0.0348331" calcext:value-type="float">
            <text:p>0.0348331</text:p>
          </table:table-cell>
          <table:table-cell office:value-type="float" office:value="0.0345744" calcext:value-type="float">
            <text:p>0.0345744</text:p>
          </table:table-cell>
          <table:table-cell office:value-type="float" office:value="0.0344798" calcext:value-type="float">
            <text:p>0.0344798</text:p>
          </table:table-cell>
          <table:table-cell office:value-type="float" office:value="0.0342237" calcext:value-type="float">
            <text:p>0.0342237</text:p>
          </table:table-cell>
          <table:table-cell office:value-type="float" office:value="0.0339082" calcext:value-type="float">
            <text:p>0.0339082</text:p>
          </table:table-cell>
          <table:table-cell office:value-type="float" office:value="0.0336557" calcext:value-type="float">
            <text:p>0.0336557</text:p>
          </table:table-cell>
          <table:table-cell office:value-type="float" office:value="0.0335596" calcext:value-type="float">
            <text:p>0.0335596</text:p>
          </table:table-cell>
          <table:table-cell office:value-type="float" office:value="0.0336557" calcext:value-type="float">
            <text:p>0.0336557</text:p>
          </table:table-cell>
          <table:table-cell office:value-type="float" office:value="0.0339082" calcext:value-type="float">
            <text:p>0.0339082</text:p>
          </table:table-cell>
          <table:table-cell office:value-type="float" office:value="0.0342237" calcext:value-type="float">
            <text:p>0.0342237</text:p>
          </table:table-cell>
          <table:table-cell office:value-type="float" office:value="0.0344798" calcext:value-type="float">
            <text:p>0.0344798</text:p>
          </table:table-cell>
          <table:table-cell office:value-type="float" office:value="0.0345744" calcext:value-type="float">
            <text:p>0.0345744</text:p>
          </table:table-cell>
          <table:table-cell office:value-type="float" office:value="0.0341381" calcext:value-type="float">
            <text:p>0.0341381</text:p>
          </table:table-cell>
          <table:table-cell office:value-type="float" office:value="0.0339281" calcext:value-type="float">
            <text:p>0.0339281</text:p>
          </table:table-cell>
          <table:table-cell office:value-type="float" office:value="0.0333661" calcext:value-type="float">
            <text:p>0.0333661</text:p>
          </table:table-cell>
          <table:table-cell office:value-type="float" office:value="0.0326825" calcext:value-type="float">
            <text:p>0.0326825</text:p>
          </table:table-cell>
          <table:table-cell office:value-type="float" office:value="0.0321408" calcext:value-type="float">
            <text:p>0.0321408</text:p>
          </table:table-cell>
          <table:table-cell office:value-type="float" office:value="0.0319362" calcext:value-type="float">
            <text:p>0.0319362</text:p>
          </table:table-cell>
          <table:table-cell office:value-type="float" office:value="0.0321408" calcext:value-type="float">
            <text:p>0.0321408</text:p>
          </table:table-cell>
          <table:table-cell office:value-type="float" office:value="0.0326825" calcext:value-type="float">
            <text:p>0.0326825</text:p>
          </table:table-cell>
          <table:table-cell office:value-type="float" office:value="0.0333661" calcext:value-type="float">
            <text:p>0.0333661</text:p>
          </table:table-cell>
          <table:table-cell office:value-type="float" office:value="0.0339281" calcext:value-type="float">
            <text:p>0.0339281</text:p>
          </table:table-cell>
          <table:table-cell office:value-type="float" office:value="0.0341381" calcext:value-type="float">
            <text:p>0.0341381</text:p>
          </table:table-cell>
          <table:table-cell office:value-type="float" office:value="0.033545" calcext:value-type="float">
            <text:p>0.033545</text:p>
          </table:table-cell>
          <table:table-cell office:value-type="float" office:value="0.0331768" calcext:value-type="float">
            <text:p>0.0331768</text:p>
          </table:table-cell>
          <table:table-cell office:value-type="float" office:value="0.0322047" calcext:value-type="float">
            <text:p>0.0322047</text:p>
          </table:table-cell>
          <table:table-cell office:value-type="float" office:value="0.0310407" calcext:value-type="float">
            <text:p>0.0310407</text:p>
          </table:table-cell>
          <table:table-cell office:value-type="float" office:value="0.0301313" calcext:value-type="float">
            <text:p>0.0301313</text:p>
          </table:table-cell>
          <table:table-cell office:value-type="float" office:value="0.0297911" calcext:value-type="float">
            <text:p>0.0297911</text:p>
          </table:table-cell>
          <table:table-cell office:value-type="float" office:value="0.0301313" calcext:value-type="float">
            <text:p>0.0301313</text:p>
          </table:table-cell>
          <table:table-cell office:value-type="float" office:value="0.0310407" calcext:value-type="float">
            <text:p>0.0310407</text:p>
          </table:table-cell>
          <table:table-cell office:value-type="float" office:value="0.0322047" calcext:value-type="float">
            <text:p>0.0322047</text:p>
          </table:table-cell>
          <table:table-cell office:value-type="float" office:value="0.0331768" calcext:value-type="float">
            <text:p>0.0331768</text:p>
          </table:table-cell>
          <table:table-cell office:value-type="float" office:value="0.033545" calcext:value-type="float">
            <text:p>0.033545</text:p>
          </table:table-cell>
          <table:table-cell office:value-type="float" office:value="0.0327962" calcext:value-type="float">
            <text:p>0.0327962</text:p>
          </table:table-cell>
          <table:table-cell office:value-type="float" office:value="0.0322334" calcext:value-type="float">
            <text:p>0.0322334</text:p>
          </table:table-cell>
          <table:table-cell office:value-type="float" office:value="0.0307697" calcext:value-type="float">
            <text:p>0.0307697</text:p>
          </table:table-cell>
          <table:table-cell office:value-type="float" office:value="0.0290505" calcext:value-type="float">
            <text:p>0.0290505</text:p>
          </table:table-cell>
          <table:table-cell office:value-type="float" office:value="0.0277322" calcext:value-type="float">
            <text:p>0.0277322</text:p>
          </table:table-cell>
          <table:table-cell office:value-type="float" office:value="0.0272446" calcext:value-type="float">
            <text:p>0.0272446</text:p>
          </table:table-cell>
          <table:table-cell office:value-type="float" office:value="0.0277322" calcext:value-type="float">
            <text:p>0.0277322</text:p>
          </table:table-cell>
          <table:table-cell office:value-type="float" office:value="0.0290505" calcext:value-type="float">
            <text:p>0.0290505</text:p>
          </table:table-cell>
          <table:table-cell office:value-type="float" office:value="0.0307697" calcext:value-type="float">
            <text:p>0.0307697</text:p>
          </table:table-cell>
          <table:table-cell office:value-type="float" office:value="0.0322334" calcext:value-type="float">
            <text:p>0.0322334</text:p>
          </table:table-cell>
          <table:table-cell office:value-type="float" office:value="0.0327962" calcext:value-type="float">
            <text:p>0.0327962</text:p>
          </table:table-cell>
          <table:table-cell office:value-type="float" office:value="0.0319035" calcext:value-type="float">
            <text:p>0.0319035</text:p>
          </table:table-cell>
          <table:table-cell office:value-type="float" office:value="0.0311159" calcext:value-type="float">
            <text:p>0.0311159</text:p>
          </table:table-cell>
          <table:table-cell office:value-type="float" office:value="0.0291009" calcext:value-type="float">
            <text:p>0.0291009</text:p>
          </table:table-cell>
          <table:table-cell office:value-type="float" office:value="0.0267887" calcext:value-type="float">
            <text:p>0.0267887</text:p>
          </table:table-cell>
          <table:table-cell office:value-type="float" office:value="0.0250556" calcext:value-type="float">
            <text:p>0.0250556</text:p>
          </table:table-cell>
          <table:table-cell office:value-type="float" office:value="0.0244237" calcext:value-type="float">
            <text:p>0.0244237</text:p>
          </table:table-cell>
          <table:table-cell office:value-type="float" office:value="0.0250556" calcext:value-type="float">
            <text:p>0.0250556</text:p>
          </table:table-cell>
          <table:table-cell office:value-type="float" office:value="0.0267887" calcext:value-type="float">
            <text:p>0.0267887</text:p>
          </table:table-cell>
          <table:table-cell office:value-type="float" office:value="0.0291009" calcext:value-type="float">
            <text:p>0.0291009</text:p>
          </table:table-cell>
          <table:table-cell office:value-type="float" office:value="0.0311159" calcext:value-type="float">
            <text:p>0.0311159</text:p>
          </table:table-cell>
          <table:table-cell office:value-type="float" office:value="0.0319035" calcext:value-type="float">
            <text:p>0.0319035</text:p>
          </table:table-cell>
          <table:table-cell office:value-type="float" office:value="0.0308808" calcext:value-type="float">
            <text:p>0.0308808</text:p>
          </table:table-cell>
          <table:table-cell office:value-type="float" office:value="0.0298458" calcext:value-type="float">
            <text:p>0.0298458</text:p>
          </table:table-cell>
          <table:table-cell office:value-type="float" office:value="0.0272458" calcext:value-type="float">
            <text:p>0.0272458</text:p>
          </table:table-cell>
          <table:table-cell office:value-type="float" office:value="0.0243427" calcext:value-type="float">
            <text:p>0.0243427</text:p>
          </table:table-cell>
          <table:table-cell office:value-type="float" office:value="0.0222245" calcext:value-type="float">
            <text:p>0.0222245</text:p>
          </table:table-cell>
          <table:table-cell office:value-type="float" office:value="0.0214651" calcext:value-type="float">
            <text:p>0.0214651</text:p>
          </table:table-cell>
          <table:table-cell office:value-type="float" office:value="0.0222245" calcext:value-type="float">
            <text:p>0.0222245</text:p>
          </table:table-cell>
          <table:table-cell office:value-type="float" office:value="0.0243427" calcext:value-type="float">
            <text:p>0.0243427</text:p>
          </table:table-cell>
          <table:table-cell office:value-type="float" office:value="0.0272458" calcext:value-type="float">
            <text:p>0.0272458</text:p>
          </table:table-cell>
          <table:table-cell office:value-type="float" office:value="0.0298458" calcext:value-type="float">
            <text:p>0.0298458</text:p>
          </table:table-cell>
          <table:table-cell office:value-type="float" office:value="0.0308808" calcext:value-type="float">
            <text:p>0.0308808</text:p>
          </table:table-cell>
          <table:table-cell office:value-type="float" office:value="0.0297399" calcext:value-type="float">
            <text:p>0.0297399</text:p>
          </table:table-cell>
          <table:table-cell office:value-type="float" office:value="0.0284425" calcext:value-type="float">
            <text:p>0.0284425</text:p>
          </table:table-cell>
          <table:table-cell office:value-type="float" office:value="0.0252489" calcext:value-type="float">
            <text:p>0.0252489</text:p>
          </table:table-cell>
          <table:table-cell office:value-type="float" office:value="0.0217932" calcext:value-type="float">
            <text:p>0.0217932</text:p>
          </table:table-cell>
          <table:table-cell office:value-type="float" office:value="0.0193495" calcext:value-type="float">
            <text:p>0.0193495</text:p>
          </table:table-cell>
          <table:table-cell office:value-type="float" office:value="0.0184902" calcext:value-type="float">
            <text:p>0.0184902</text:p>
          </table:table-cell>
          <table:table-cell office:value-type="float" office:value="0.0193495" calcext:value-type="float">
            <text:p>0.0193495</text:p>
          </table:table-cell>
          <table:table-cell office:value-type="float" office:value="0.0217932" calcext:value-type="float">
            <text:p>0.0217932</text:p>
          </table:table-cell>
          <table:table-cell office:value-type="float" office:value="0.0252489" calcext:value-type="float">
            <text:p>0.0252489</text:p>
          </table:table-cell>
          <table:table-cell office:value-type="float" office:value="0.0284425" calcext:value-type="float">
            <text:p>0.0284425</text:p>
          </table:table-cell>
          <table:table-cell office:value-type="float" office:value="0.0297399" calcext:value-type="float">
            <text:p>0.0297399</text:p>
          </table:table-cell>
          <table:table-cell office:value-type="float" office:value="0.0285868" calcext:value-type="float">
            <text:p>0.0285868</text:p>
          </table:table-cell>
          <table:table-cell office:value-type="float" office:value="0.0270365" calcext:value-type="float">
            <text:p>0.0270365</text:p>
          </table:table-cell>
          <table:table-cell office:value-type="float" office:value="0.0232986" calcext:value-type="float">
            <text:p>0.0232986</text:p>
          </table:table-cell>
          <table:table-cell office:value-type="float" office:value="0.0193824" calcext:value-type="float">
            <text:p>0.0193824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0157778" calcext:value-type="float">
            <text:p>0.0157778</text:p>
          </table:table-cell>
          <table:table-cell office:value-type="float" office:value="0.0167015" calcext:value-type="float">
            <text:p>0.0167015</text:p>
          </table:table-cell>
          <table:table-cell office:value-type="float" office:value="0.0193824" calcext:value-type="float">
            <text:p>0.0193824</text:p>
          </table:table-cell>
          <table:table-cell office:value-type="float" office:value="0.0232986" calcext:value-type="float">
            <text:p>0.0232986</text:p>
          </table:table-cell>
          <table:table-cell office:value-type="float" office:value="0.0270365" calcext:value-type="float">
            <text:p>0.0270365</text:p>
          </table:table-cell>
          <table:table-cell office:value-type="float" office:value="0.0285868" calcext:value-type="float">
            <text:p>0.0285868</text:p>
          </table:table-cell>
          <table:table-cell office:value-type="float" office:value="0.0276481" calcext:value-type="float">
            <text:p>0.0276481</text:p>
          </table:table-cell>
          <table:table-cell office:value-type="float" office:value="0.0259022" calcext:value-type="float">
            <text:p>0.0259022</text:p>
          </table:table-cell>
          <table:table-cell office:value-type="float" office:value="0.0217701" calcext:value-type="float">
            <text:p>0.0217701</text:p>
          </table:table-cell>
          <table:table-cell office:value-type="float" office:value="0.0175608" calcext:value-type="float">
            <text:p>0.0175608</text:p>
          </table:table-cell>
          <table:table-cell office:value-type="float" office:value="0.0147594" calcext:value-type="float">
            <text:p>0.0147594</text:p>
          </table:table-cell>
          <table:table-cell office:value-type="float" office:value="0.0138109" calcext:value-type="float">
            <text:p>0.0138109</text:p>
          </table:table-cell>
          <table:table-cell office:value-type="float" office:value="0.0147594" calcext:value-type="float">
            <text:p>0.0147594</text:p>
          </table:table-cell>
          <table:table-cell office:value-type="float" office:value="0.0175608" calcext:value-type="float">
            <text:p>0.0175608</text:p>
          </table:table-cell>
          <table:table-cell office:value-type="float" office:value="0.0217701" calcext:value-type="float">
            <text:p>0.0217701</text:p>
          </table:table-cell>
          <table:table-cell office:value-type="float" office:value="0.0259022" calcext:value-type="float">
            <text:p>0.0259022</text:p>
          </table:table-cell>
          <table:table-cell office:value-type="float" office:value="0.0276481" calcext:value-type="float">
            <text:p>0.0276481</text:p>
          </table:table-cell>
        </table:table-row>
        <table:table-row table:style-name="ro1">
          <table:table-cell office:value-type="float" office:value="0.0447282" calcext:value-type="float">
            <text:p>0.0447282</text:p>
          </table:table-cell>
          <table:table-cell office:value-type="float" office:value="0.0444744" calcext:value-type="float">
            <text:p>0.0444744</text:p>
          </table:table-cell>
          <table:table-cell office:value-type="float" office:value="0.0444485" calcext:value-type="float">
            <text:p>0.0444485</text:p>
          </table:table-cell>
          <table:table-cell office:value-type="float" office:value="0.0443766" calcext:value-type="float">
            <text:p>0.0443766</text:p>
          </table:table-cell>
          <table:table-cell office:value-type="float" office:value="0.0442867" calcext:value-type="float">
            <text:p>0.0442867</text:p>
          </table:table-cell>
          <table:table-cell office:value-type="float" office:value="0.0442141" calcext:value-type="float">
            <text:p>0.0442141</text:p>
          </table:table-cell>
          <table:table-cell office:value-type="float" office:value="0.0441862" calcext:value-type="float">
            <text:p>0.0441862</text:p>
          </table:table-cell>
          <table:table-cell office:value-type="float" office:value="0.0442141" calcext:value-type="float">
            <text:p>0.0442141</text:p>
          </table:table-cell>
          <table:table-cell office:value-type="float" office:value="0.0442867" calcext:value-type="float">
            <text:p>0.0442867</text:p>
          </table:table-cell>
          <table:table-cell office:value-type="float" office:value="0.0443766" calcext:value-type="float">
            <text:p>0.0443766</text:p>
          </table:table-cell>
          <table:table-cell office:value-type="float" office:value="0.0444485" calcext:value-type="float">
            <text:p>0.0444485</text:p>
          </table:table-cell>
          <table:table-cell office:value-type="float" office:value="0.0444744" calcext:value-type="float">
            <text:p>0.0444744</text:p>
          </table:table-cell>
          <table:table-cell office:value-type="float" office:value="0.0441709" calcext:value-type="float">
            <text:p>0.0441709</text:p>
          </table:table-cell>
          <table:table-cell office:value-type="float" office:value="0.0441406" calcext:value-type="float">
            <text:p>0.0441406</text:p>
          </table:table-cell>
          <table:table-cell office:value-type="float" office:value="0.0440598" calcext:value-type="float">
            <text:p>0.0440598</text:p>
          </table:table-cell>
          <table:table-cell office:value-type="float" office:value="0.0439588" calcext:value-type="float">
            <text:p>0.0439588</text:p>
          </table:table-cell>
          <table:table-cell office:value-type="float" office:value="0.0438779" calcext:value-type="float">
            <text:p>0.0438779</text:p>
          </table:table-cell>
          <table:table-cell office:value-type="float" office:value="0.0438467" calcext:value-type="float">
            <text:p>0.0438467</text:p>
          </table:table-cell>
          <table:table-cell office:value-type="float" office:value="0.0438779" calcext:value-type="float">
            <text:p>0.0438779</text:p>
          </table:table-cell>
          <table:table-cell office:value-type="float" office:value="0.0439588" calcext:value-type="float">
            <text:p>0.0439588</text:p>
          </table:table-cell>
          <table:table-cell office:value-type="float" office:value="0.0440598" calcext:value-type="float">
            <text:p>0.0440598</text:p>
          </table:table-cell>
          <table:table-cell office:value-type="float" office:value="0.0441406" calcext:value-type="float">
            <text:p>0.0441406</text:p>
          </table:table-cell>
          <table:table-cell office:value-type="float" office:value="0.0441709" calcext:value-type="float">
            <text:p>0.0441709</text:p>
          </table:table-cell>
          <table:table-cell office:value-type="float" office:value="0.0438447" calcext:value-type="float">
            <text:p>0.0438447</text:p>
          </table:table-cell>
          <table:table-cell office:value-type="float" office:value="0.0437251" calcext:value-type="float">
            <text:p>0.0437251</text:p>
          </table:table-cell>
          <table:table-cell office:value-type="float" office:value="0.0434005" calcext:value-type="float">
            <text:p>0.0434005</text:p>
          </table:table-cell>
          <table:table-cell office:value-type="float" office:value="0.0430004" calcext:value-type="float">
            <text:p>0.0430004</text:p>
          </table:table-cell>
          <table:table-cell office:value-type="float" office:value="0.0426803" calcext:value-type="float">
            <text:p>0.0426803</text:p>
          </table:table-cell>
          <table:table-cell office:value-type="float" office:value="0.0425584" calcext:value-type="float">
            <text:p>0.0425584</text:p>
          </table:table-cell>
          <table:table-cell office:value-type="float" office:value="0.0426803" calcext:value-type="float">
            <text:p>0.0426803</text:p>
          </table:table-cell>
          <table:table-cell office:value-type="float" office:value="0.0430004" calcext:value-type="float">
            <text:p>0.0430004</text:p>
          </table:table-cell>
          <table:table-cell office:value-type="float" office:value="0.0434005" calcext:value-type="float">
            <text:p>0.0434005</text:p>
          </table:table-cell>
          <table:table-cell office:value-type="float" office:value="0.0437251" calcext:value-type="float">
            <text:p>0.0437251</text:p>
          </table:table-cell>
          <table:table-cell office:value-type="float" office:value="0.0438447" calcext:value-type="float">
            <text:p>0.0438447</text:p>
          </table:table-cell>
          <table:table-cell office:value-type="float" office:value="0.0432883" calcext:value-type="float">
            <text:p>0.0432883</text:p>
          </table:table-cell>
          <table:table-cell office:value-type="float" office:value="0.0430242" calcext:value-type="float">
            <text:p>0.0430242</text:p>
          </table:table-cell>
          <table:table-cell office:value-type="float" office:value="0.0423135" calcext:value-type="float">
            <text:p>0.0423135</text:p>
          </table:table-cell>
          <table:table-cell office:value-type="float" office:value="0.0414485" calcext:value-type="float">
            <text:p>0.0414485</text:p>
          </table:table-cell>
          <table:table-cell office:value-type="float" office:value="0.0407634" calcext:value-type="float">
            <text:p>0.0407634</text:p>
          </table:table-cell>
          <table:table-cell office:value-type="float" office:value="0.0405046" calcext:value-type="float">
            <text:p>0.0405046</text:p>
          </table:table-cell>
          <table:table-cell office:value-type="float" office:value="0.0407634" calcext:value-type="float">
            <text:p>0.0407634</text:p>
          </table:table-cell>
          <table:table-cell office:value-type="float" office:value="0.0414485" calcext:value-type="float">
            <text:p>0.0414485</text:p>
          </table:table-cell>
          <table:table-cell office:value-type="float" office:value="0.0423135" calcext:value-type="float">
            <text:p>0.0423135</text:p>
          </table:table-cell>
          <table:table-cell office:value-type="float" office:value="0.0430242" calcext:value-type="float">
            <text:p>0.0430242</text:p>
          </table:table-cell>
          <table:table-cell office:value-type="float" office:value="0.0432883" calcext:value-type="float">
            <text:p>0.0432883</text:p>
          </table:table-cell>
          <table:table-cell office:value-type="float" office:value="0.0425362" calcext:value-type="float">
            <text:p>0.0425362</text:p>
          </table:table-cell>
          <table:table-cell office:value-type="float" office:value="0.0420731" calcext:value-type="float">
            <text:p>0.0420731</text:p>
          </table:table-cell>
          <table:table-cell office:value-type="float" office:value="0.0408431" calcext:value-type="float">
            <text:p>0.0408431</text:p>
          </table:table-cell>
          <table:table-cell office:value-type="float" office:value="0.0393697" calcext:value-type="float">
            <text:p>0.0393697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0.0377884" calcext:value-type="float">
            <text:p>0.0377884</text:p>
          </table:table-cell>
          <table:table-cell office:value-type="float" office:value="0.038219" calcext:value-type="float">
            <text:p>0.038219</text:p>
          </table:table-cell>
          <table:table-cell office:value-type="float" office:value="0.0393697" calcext:value-type="float">
            <text:p>0.0393697</text:p>
          </table:table-cell>
          <table:table-cell office:value-type="float" office:value="0.0408431" calcext:value-type="float">
            <text:p>0.0408431</text:p>
          </table:table-cell>
          <table:table-cell office:value-type="float" office:value="0.0420731" calcext:value-type="float">
            <text:p>0.0420731</text:p>
          </table:table-cell>
          <table:table-cell office:value-type="float" office:value="0.0425362" calcext:value-type="float">
            <text:p>0.0425362</text:p>
          </table:table-cell>
          <table:table-cell office:value-type="float" office:value="0.0415855" calcext:value-type="float">
            <text:p>0.0415855</text:p>
          </table:table-cell>
          <table:table-cell office:value-type="float" office:value="0.0408776" calcext:value-type="float">
            <text:p>0.0408776</text:p>
          </table:table-cell>
          <table:table-cell office:value-type="float" office:value="0.0390255" calcext:value-type="float">
            <text:p>0.0390255</text:p>
          </table:table-cell>
          <table:table-cell office:value-type="float" office:value="0.0368496" calcext:value-type="float">
            <text:p>0.0368496</text:p>
          </table:table-cell>
          <table:table-cell office:value-type="float" office:value="0.0351813" calcext:value-type="float">
            <text:p>0.0351813</text:p>
          </table:table-cell>
          <table:table-cell office:value-type="float" office:value="0.0345643" calcext:value-type="float">
            <text:p>0.0345643</text:p>
          </table:table-cell>
          <table:table-cell office:value-type="float" office:value="0.0351813" calcext:value-type="float">
            <text:p>0.0351813</text:p>
          </table:table-cell>
          <table:table-cell office:value-type="float" office:value="0.0368496" calcext:value-type="float">
            <text:p>0.0368496</text:p>
          </table:table-cell>
          <table:table-cell office:value-type="float" office:value="0.0390255" calcext:value-type="float">
            <text:p>0.0390255</text:p>
          </table:table-cell>
          <table:table-cell office:value-type="float" office:value="0.0408776" calcext:value-type="float">
            <text:p>0.0408776</text:p>
          </table:table-cell>
          <table:table-cell office:value-type="float" office:value="0.0415855" calcext:value-type="float">
            <text:p>0.0415855</text:p>
          </table:table-cell>
          <table:table-cell office:value-type="float" office:value="0.0404524" calcext:value-type="float">
            <text:p>0.0404524</text:p>
          </table:table-cell>
          <table:table-cell office:value-type="float" office:value="0.0394613" calcext:value-type="float">
            <text:p>0.0394613</text:p>
          </table:table-cell>
          <table:table-cell office:value-type="float" office:value="0.0369111" calcext:value-type="float">
            <text:p>0.0369111</text:p>
          </table:table-cell>
          <table:table-cell office:value-type="float" office:value="0.0339842" calcext:value-type="float">
            <text:p>0.0339842</text:p>
          </table:table-cell>
          <table:table-cell office:value-type="float" office:value="0.0317908" calcext:value-type="float">
            <text:p>0.0317908</text:p>
          </table:table-cell>
          <table:table-cell office:value-type="float" office:value="0.030991" calcext:value-type="float">
            <text:p>0.030991</text:p>
          </table:table-cell>
          <table:table-cell office:value-type="float" office:value="0.0317908" calcext:value-type="float">
            <text:p>0.0317908</text:p>
          </table:table-cell>
          <table:table-cell office:value-type="float" office:value="0.0339842" calcext:value-type="float">
            <text:p>0.0339842</text:p>
          </table:table-cell>
          <table:table-cell office:value-type="float" office:value="0.0369111" calcext:value-type="float">
            <text:p>0.0369111</text:p>
          </table:table-cell>
          <table:table-cell office:value-type="float" office:value="0.0394613" calcext:value-type="float">
            <text:p>0.0394613</text:p>
          </table:table-cell>
          <table:table-cell office:value-type="float" office:value="0.0404524" calcext:value-type="float">
            <text:p>0.0404524</text:p>
          </table:table-cell>
          <table:table-cell office:value-type="float" office:value="0.0391551" calcext:value-type="float">
            <text:p>0.0391551</text:p>
          </table:table-cell>
          <table:table-cell office:value-type="float" office:value="0.0378525" calcext:value-type="float">
            <text:p>0.0378525</text:p>
          </table:table-cell>
          <table:table-cell office:value-type="float" office:value="0.0345618" calcext:value-type="float">
            <text:p>0.0345618</text:p>
          </table:table-cell>
          <table:table-cell office:value-type="float" office:value="0.0308867" calcext:value-type="float">
            <text:p>0.0308867</text:p>
          </table:table-cell>
          <table:table-cell office:value-type="float" office:value="0.0282055" calcext:value-type="float">
            <text:p>0.0282055</text:p>
          </table:table-cell>
          <table:table-cell office:value-type="float" office:value="0.027244" calcext:value-type="float">
            <text:p>0.027244</text:p>
          </table:table-cell>
          <table:table-cell office:value-type="float" office:value="0.0282055" calcext:value-type="float">
            <text:p>0.0282055</text:p>
          </table:table-cell>
          <table:table-cell office:value-type="float" office:value="0.0308867" calcext:value-type="float">
            <text:p>0.0308867</text:p>
          </table:table-cell>
          <table:table-cell office:value-type="float" office:value="0.0345618" calcext:value-type="float">
            <text:p>0.0345618</text:p>
          </table:table-cell>
          <table:table-cell office:value-type="float" office:value="0.0378525" calcext:value-type="float">
            <text:p>0.0378525</text:p>
          </table:table-cell>
          <table:table-cell office:value-type="float" office:value="0.0391551" calcext:value-type="float">
            <text:p>0.0391551</text:p>
          </table:table-cell>
          <table:table-cell office:value-type="float" office:value="0.0377131" calcext:value-type="float">
            <text:p>0.0377131</text:p>
          </table:table-cell>
          <table:table-cell office:value-type="float" office:value="0.0360807" calcext:value-type="float">
            <text:p>0.0360807</text:p>
          </table:table-cell>
          <table:table-cell office:value-type="float" office:value="0.0320402" calcext:value-type="float">
            <text:p>0.0320402</text:p>
          </table:table-cell>
          <table:table-cell office:value-type="float" office:value="0.0276663" calcext:value-type="float">
            <text:p>0.0276663</text:p>
          </table:table-cell>
          <table:table-cell office:value-type="float" office:value="0.0245728" calcext:value-type="float">
            <text:p>0.0245728</text:p>
          </table:table-cell>
          <table:table-cell office:value-type="float" office:value="0.0234846" calcext:value-type="float">
            <text:p>0.0234846</text:p>
          </table:table-cell>
          <table:table-cell office:value-type="float" office:value="0.0245728" calcext:value-type="float">
            <text:p>0.0245728</text:p>
          </table:table-cell>
          <table:table-cell office:value-type="float" office:value="0.0276663" calcext:value-type="float">
            <text:p>0.0276663</text:p>
          </table:table-cell>
          <table:table-cell office:value-type="float" office:value="0.0320402" calcext:value-type="float">
            <text:p>0.0320402</text:p>
          </table:table-cell>
          <table:table-cell office:value-type="float" office:value="0.0360807" calcext:value-type="float">
            <text:p>0.0360807</text:p>
          </table:table-cell>
          <table:table-cell office:value-type="float" office:value="0.0377131" calcext:value-type="float">
            <text:p>0.0377131</text:p>
          </table:table-cell>
          <table:table-cell office:value-type="float" office:value="0.0362815" calcext:value-type="float">
            <text:p>0.0362815</text:p>
          </table:table-cell>
          <table:table-cell office:value-type="float" office:value="0.0343354" calcext:value-type="float">
            <text:p>0.0343354</text:p>
          </table:table-cell>
          <table:table-cell office:value-type="float" office:value="0.0296163" calcext:value-type="float">
            <text:p>0.0296163</text:p>
          </table:table-cell>
          <table:table-cell office:value-type="float" office:value="0.0246659" calcext:value-type="float">
            <text:p>0.0246659</text:p>
          </table:table-cell>
          <table:table-cell office:value-type="float" office:value="0.0212735" calcext:value-type="float">
            <text:p>0.0212735</text:p>
          </table:table-cell>
          <table:table-cell office:value-type="float" office:value="0.0201036" calcext:value-type="float">
            <text:p>0.0201036</text:p>
          </table:table-cell>
          <table:table-cell office:value-type="float" office:value="0.0212735" calcext:value-type="float">
            <text:p>0.0212735</text:p>
          </table:table-cell>
          <table:table-cell office:value-type="float" office:value="0.0246659" calcext:value-type="float">
            <text:p>0.0246659</text:p>
          </table:table-cell>
          <table:table-cell office:value-type="float" office:value="0.0296163" calcext:value-type="float">
            <text:p>0.0296163</text:p>
          </table:table-cell>
          <table:table-cell office:value-type="float" office:value="0.0343354" calcext:value-type="float">
            <text:p>0.0343354</text:p>
          </table:table-cell>
          <table:table-cell office:value-type="float" office:value="0.0362815" calcext:value-type="float">
            <text:p>0.0362815</text:p>
          </table:table-cell>
          <table:table-cell office:value-type="float" office:value="0.0351874" calcext:value-type="float">
            <text:p>0.0351874</text:p>
          </table:table-cell>
          <table:table-cell office:value-type="float" office:value="0.0330114" calcext:value-type="float">
            <text:p>0.0330114</text:p>
          </table:table-cell>
          <table:table-cell office:value-type="float" office:value="0.0278269" calcext:value-type="float">
            <text:p>0.0278269</text:p>
          </table:table-cell>
          <table:table-cell office:value-type="float" office:value="0.0225275" calcext:value-type="float">
            <text:p>0.0225275</text:p>
          </table:table-cell>
          <table:table-cell office:value-type="float" office:value="0.0189886" calcext:value-type="float">
            <text:p>0.0189886</text:p>
          </table:table-cell>
          <table:table-cell office:value-type="float" office:value="0.0177876" calcext:value-type="float">
            <text:p>0.0177876</text:p>
          </table:table-cell>
          <table:table-cell office:value-type="float" office:value="0.0189886" calcext:value-type="float">
            <text:p>0.0189886</text:p>
          </table:table-cell>
          <table:table-cell office:value-type="float" office:value="0.0225275" calcext:value-type="float">
            <text:p>0.0225275</text:p>
          </table:table-cell>
          <table:table-cell office:value-type="float" office:value="0.0278269" calcext:value-type="float">
            <text:p>0.0278269</text:p>
          </table:table-cell>
          <table:table-cell office:value-type="float" office:value="0.0330114" calcext:value-type="float">
            <text:p>0.0330114</text:p>
          </table:table-cell>
          <table:table-cell office:value-type="float" office:value="0.0351874" calcext:value-type="float">
            <text:p>0.0351874</text:p>
          </table:table-cell>
        </table:table-row>
        <table:table-row table:style-name="ro1">
          <table:table-cell office:value-type="float" office:value="0.0531459" calcext:value-type="float">
            <text:p>0.0531459</text:p>
          </table:table-cell>
          <table:table-cell office:value-type="float" office:value="0.0527728" calcext:value-type="float">
            <text:p>0.0527728</text:p>
          </table:table-cell>
          <table:table-cell office:value-type="float" office:value="0.0527383" calcext:value-type="float">
            <text:p>0.0527383</text:p>
          </table:table-cell>
          <table:table-cell office:value-type="float" office:value="0.052643" calcext:value-type="float">
            <text:p>0.052643</text:p>
          </table:table-cell>
          <table:table-cell office:value-type="float" office:value="0.0525236" calcext:value-type="float">
            <text:p>0.0525236</text:p>
          </table:table-cell>
          <table:table-cell office:value-type="float" office:value="0.0524273" calcext:value-type="float">
            <text:p>0.0524273</text:p>
          </table:table-cell>
          <table:table-cell office:value-type="float" office:value="0.0523903" calcext:value-type="float">
            <text:p>0.0523903</text:p>
          </table:table-cell>
          <table:table-cell office:value-type="float" office:value="0.0524273" calcext:value-type="float">
            <text:p>0.0524273</text:p>
          </table:table-cell>
          <table:table-cell office:value-type="float" office:value="0.0525236" calcext:value-type="float">
            <text:p>0.0525236</text:p>
          </table:table-cell>
          <table:table-cell office:value-type="float" office:value="0.052643" calcext:value-type="float">
            <text:p>0.052643</text:p>
          </table:table-cell>
          <table:table-cell office:value-type="float" office:value="0.0527383" calcext:value-type="float">
            <text:p>0.0527383</text:p>
          </table:table-cell>
          <table:table-cell office:value-type="float" office:value="0.0527728" calcext:value-type="float">
            <text:p>0.0527728</text:p>
          </table:table-cell>
          <table:table-cell office:value-type="float" office:value="0.052386" calcext:value-type="float">
            <text:p>0.052386</text:p>
          </table:table-cell>
          <table:table-cell office:value-type="float" office:value="0.0523499" calcext:value-type="float">
            <text:p>0.0523499</text:p>
          </table:table-cell>
          <table:table-cell office:value-type="float" office:value="0.0522544" calcext:value-type="float">
            <text:p>0.0522544</text:p>
          </table:table-cell>
          <table:table-cell office:value-type="float" office:value="0.0521348" calcext:value-type="float">
            <text:p>0.0521348</text:p>
          </table:table-cell>
          <table:table-cell office:value-type="float" office:value="0.0520392" calcext:value-type="float">
            <text:p>0.0520392</text:p>
          </table:table-cell>
          <table:table-cell office:value-type="float" office:value="0.0520022" calcext:value-type="float">
            <text:p>0.0520022</text:p>
          </table:table-cell>
          <table:table-cell office:value-type="float" office:value="0.0520392" calcext:value-type="float">
            <text:p>0.0520392</text:p>
          </table:table-cell>
          <table:table-cell office:value-type="float" office:value="0.0521348" calcext:value-type="float">
            <text:p>0.0521348</text:p>
          </table:table-cell>
          <table:table-cell office:value-type="float" office:value="0.0522544" calcext:value-type="float">
            <text:p>0.0522544</text:p>
          </table:table-cell>
          <table:table-cell office:value-type="float" office:value="0.0523499" calcext:value-type="float">
            <text:p>0.0523499</text:p>
          </table:table-cell>
          <table:table-cell office:value-type="float" office:value="0.052386" calcext:value-type="float">
            <text:p>0.052386</text:p>
          </table:table-cell>
          <table:table-cell office:value-type="float" office:value="0.0520009" calcext:value-type="float">
            <text:p>0.0520009</text:p>
          </table:table-cell>
          <table:table-cell office:value-type="float" office:value="0.0518593" calcext:value-type="float">
            <text:p>0.0518593</text:p>
          </table:table-cell>
          <table:table-cell office:value-type="float" office:value="0.0514745" calcext:value-type="float">
            <text:p>0.0514745</text:p>
          </table:table-cell>
          <table:table-cell office:value-type="float" office:value="0.0509999" calcext:value-type="float">
            <text:p>0.0509999</text:p>
          </table:table-cell>
          <table:table-cell office:value-type="float" office:value="0.0506203" calcext:value-type="float">
            <text:p>0.0506203</text:p>
          </table:table-cell>
          <table:table-cell office:value-type="float" office:value="0.0504758" calcext:value-type="float">
            <text:p>0.0504758</text:p>
          </table:table-cell>
          <table:table-cell office:value-type="float" office:value="0.0506203" calcext:value-type="float">
            <text:p>0.0506203</text:p>
          </table:table-cell>
          <table:table-cell office:value-type="float" office:value="0.0509999" calcext:value-type="float">
            <text:p>0.0509999</text:p>
          </table:table-cell>
          <table:table-cell office:value-type="float" office:value="0.0514745" calcext:value-type="float">
            <text:p>0.0514745</text:p>
          </table:table-cell>
          <table:table-cell office:value-type="float" office:value="0.0518593" calcext:value-type="float">
            <text:p>0.0518593</text:p>
          </table:table-cell>
          <table:table-cell office:value-type="float" office:value="0.0520009" calcext:value-type="float">
            <text:p>0.0520009</text:p>
          </table:table-cell>
          <table:table-cell office:value-type="float" office:value="0.0513377" calcext:value-type="float">
            <text:p>0.0513377</text:p>
          </table:table-cell>
          <table:table-cell office:value-type="float" office:value="0.0510265" calcext:value-type="float">
            <text:p>0.0510265</text:p>
          </table:table-cell>
          <table:table-cell office:value-type="float" office:value="0.0501856" calcext:value-type="float">
            <text:p>0.0501856</text:p>
          </table:table-cell>
          <table:table-cell office:value-type="float" office:value="0.049162" calcext:value-type="float">
            <text:p>0.049162</text:p>
          </table:table-cell>
          <table:table-cell office:value-type="float" office:value="0.0483513" calcext:value-type="float">
            <text:p>0.0483513</text:p>
          </table:table-cell>
          <table:table-cell office:value-type="float" office:value="0.0480451" calcext:value-type="float">
            <text:p>0.0480451</text:p>
          </table:table-cell>
          <table:table-cell office:value-type="float" office:value="0.0483513" calcext:value-type="float">
            <text:p>0.0483513</text:p>
          </table:table-cell>
          <table:table-cell office:value-type="float" office:value="0.049162" calcext:value-type="float">
            <text:p>0.049162</text:p>
          </table:table-cell>
          <table:table-cell office:value-type="float" office:value="0.0501856" calcext:value-type="float">
            <text:p>0.0501856</text:p>
          </table:table-cell>
          <table:table-cell office:value-type="float" office:value="0.0510265" calcext:value-type="float">
            <text:p>0.0510265</text:p>
          </table:table-cell>
          <table:table-cell office:value-type="float" office:value="0.0513377" calcext:value-type="float">
            <text:p>0.0513377</text:p>
          </table:table-cell>
          <table:table-cell office:value-type="float" office:value="0.0504459" calcext:value-type="float">
            <text:p>0.0504459</text:p>
          </table:table-cell>
          <table:table-cell office:value-type="float" office:value="0.0499003" calcext:value-type="float">
            <text:p>0.0499003</text:p>
          </table:table-cell>
          <table:table-cell office:value-type="float" office:value="0.0484444" calcext:value-type="float">
            <text:p>0.0484444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0453375" calcext:value-type="float">
            <text:p>0.0453375</text:p>
          </table:table-cell>
          <table:table-cell office:value-type="float" office:value="0.0448278" calcext:value-type="float">
            <text:p>0.0448278</text:p>
          </table:table-cell>
          <table:table-cell office:value-type="float" office:value="0.0453375" calcext:value-type="float">
            <text:p>0.0453375</text:p>
          </table:table-cell>
          <table:table-cell office:value-type="float" office:value="0.0466997" calcext:value-type="float">
            <text:p>0.0466997</text:p>
          </table:table-cell>
          <table:table-cell office:value-type="float" office:value="0.0484444" calcext:value-type="float">
            <text:p>0.0484444</text:p>
          </table:table-cell>
          <table:table-cell office:value-type="float" office:value="0.0499003" calcext:value-type="float">
            <text:p>0.0499003</text:p>
          </table:table-cell>
          <table:table-cell office:value-type="float" office:value="0.0504459" calcext:value-type="float">
            <text:p>0.0504459</text:p>
          </table:table-cell>
          <table:table-cell office:value-type="float" office:value="0.0493171" calcext:value-type="float">
            <text:p>0.0493171</text:p>
          </table:table-cell>
          <table:table-cell office:value-type="float" office:value="0.0484833" calcext:value-type="float">
            <text:p>0.0484833</text:p>
          </table:table-cell>
          <table:table-cell office:value-type="float" office:value="0.0462909" calcext:value-type="float">
            <text:p>0.0462909</text:p>
          </table:table-cell>
          <table:table-cell office:value-type="float" office:value="0.0437146" calcext:value-type="float">
            <text:p>0.0437146</text:p>
          </table:table-cell>
          <table:table-cell office:value-type="float" office:value="0.0417397" calcext:value-type="float">
            <text:p>0.0417397</text:p>
          </table:table-cell>
          <table:table-cell office:value-type="float" office:value="0.0410093" calcext:value-type="float">
            <text:p>0.0410093</text:p>
          </table:table-cell>
          <table:table-cell office:value-type="float" office:value="0.0417397" calcext:value-type="float">
            <text:p>0.0417397</text:p>
          </table:table-cell>
          <table:table-cell office:value-type="float" office:value="0.0437146" calcext:value-type="float">
            <text:p>0.0437146</text:p>
          </table:table-cell>
          <table:table-cell office:value-type="float" office:value="0.0462909" calcext:value-type="float">
            <text:p>0.0462909</text:p>
          </table:table-cell>
          <table:table-cell office:value-type="float" office:value="0.0484833" calcext:value-type="float">
            <text:p>0.0484833</text:p>
          </table:table-cell>
          <table:table-cell office:value-type="float" office:value="0.0493171" calcext:value-type="float">
            <text:p>0.0493171</text:p>
          </table:table-cell>
          <table:table-cell office:value-type="float" office:value="0.0479721" calcext:value-type="float">
            <text:p>0.0479721</text:p>
          </table:table-cell>
          <table:table-cell office:value-type="float" office:value="0.0468045" calcext:value-type="float">
            <text:p>0.0468045</text:p>
          </table:table-cell>
          <table:table-cell office:value-type="float" office:value="0.0437852" calcext:value-type="float">
            <text:p>0.0437852</text:p>
          </table:table-cell>
          <table:table-cell office:value-type="float" office:value="0.0403194" calcext:value-type="float">
            <text:p>0.0403194</text:p>
          </table:table-cell>
          <table:table-cell office:value-type="float" office:value="0.0377224" calcext:value-type="float">
            <text:p>0.0377224</text:p>
          </table:table-cell>
          <table:table-cell office:value-type="float" office:value="0.0367754" calcext:value-type="float">
            <text:p>0.0367754</text:p>
          </table:table-cell>
          <table:table-cell office:value-type="float" office:value="0.0377224" calcext:value-type="float">
            <text:p>0.0377224</text:p>
          </table:table-cell>
          <table:table-cell office:value-type="float" office:value="0.0403194" calcext:value-type="float">
            <text:p>0.0403194</text:p>
          </table:table-cell>
          <table:table-cell office:value-type="float" office:value="0.0437852" calcext:value-type="float">
            <text:p>0.0437852</text:p>
          </table:table-cell>
          <table:table-cell office:value-type="float" office:value="0.0468045" calcext:value-type="float">
            <text:p>0.0468045</text:p>
          </table:table-cell>
          <table:table-cell office:value-type="float" office:value="0.0479721" calcext:value-type="float">
            <text:p>0.0479721</text:p>
          </table:table-cell>
          <table:table-cell office:value-type="float" office:value="0.0464335" calcext:value-type="float">
            <text:p>0.0464335</text:p>
          </table:table-cell>
          <table:table-cell office:value-type="float" office:value="0.0448987" calcext:value-type="float">
            <text:p>0.0448987</text:p>
          </table:table-cell>
          <table:table-cell office:value-type="float" office:value="0.0410028" calcext:value-type="float">
            <text:p>0.0410028</text:p>
          </table:table-cell>
          <table:table-cell office:value-type="float" office:value="0.0366509" calcext:value-type="float">
            <text:p>0.0366509</text:p>
          </table:table-cell>
          <table:table-cell office:value-type="float" office:value="0.033476" calcext:value-type="float">
            <text:p>0.033476</text:p>
          </table:table-cell>
          <table:table-cell office:value-type="float" office:value="0.0323374" calcext:value-type="float">
            <text:p>0.0323374</text:p>
          </table:table-cell>
          <table:table-cell office:value-type="float" office:value="0.033476" calcext:value-type="float">
            <text:p>0.033476</text:p>
          </table:table-cell>
          <table:table-cell office:value-type="float" office:value="0.0366509" calcext:value-type="float">
            <text:p>0.0366509</text:p>
          </table:table-cell>
          <table:table-cell office:value-type="float" office:value="0.0410028" calcext:value-type="float">
            <text:p>0.0410028</text:p>
          </table:table-cell>
          <table:table-cell office:value-type="float" office:value="0.0448987" calcext:value-type="float">
            <text:p>0.0448987</text:p>
          </table:table-cell>
          <table:table-cell office:value-type="float" office:value="0.0464335" calcext:value-type="float">
            <text:p>0.0464335</text:p>
          </table:table-cell>
          <table:table-cell office:value-type="float" office:value="0.0447304" calcext:value-type="float">
            <text:p>0.0447304</text:p>
          </table:table-cell>
          <table:table-cell office:value-type="float" office:value="0.0428078" calcext:value-type="float">
            <text:p>0.0428078</text:p>
          </table:table-cell>
          <table:table-cell office:value-type="float" office:value="0.0380262" calcext:value-type="float">
            <text:p>0.0380262</text:p>
          </table:table-cell>
          <table:table-cell office:value-type="float" office:value="0.032848" calcext:value-type="float">
            <text:p>0.032848</text:p>
          </table:table-cell>
          <table:table-cell office:value-type="float" office:value="0.0291848" calcext:value-type="float">
            <text:p>0.0291848</text:p>
          </table:table-cell>
          <table:table-cell office:value-type="float" office:value="0.0278959" calcext:value-type="float">
            <text:p>0.0278959</text:p>
          </table:table-cell>
          <table:table-cell office:value-type="float" office:value="0.0291848" calcext:value-type="float">
            <text:p>0.0291848</text:p>
          </table:table-cell>
          <table:table-cell office:value-type="float" office:value="0.032848" calcext:value-type="float">
            <text:p>0.032848</text:p>
          </table:table-cell>
          <table:table-cell office:value-type="float" office:value="0.0380262" calcext:value-type="float">
            <text:p>0.0380262</text:p>
          </table:table-cell>
          <table:table-cell office:value-type="float" office:value="0.0428078" calcext:value-type="float">
            <text:p>0.0428078</text:p>
          </table:table-cell>
          <table:table-cell office:value-type="float" office:value="0.0447304" calcext:value-type="float">
            <text:p>0.0447304</text:p>
          </table:table-cell>
          <table:table-cell office:value-type="float" office:value="0.0430645" calcext:value-type="float">
            <text:p>0.0430645</text:p>
          </table:table-cell>
          <table:table-cell office:value-type="float" office:value="0.040777" calcext:value-type="float">
            <text:p>0.040777</text:p>
          </table:table-cell>
          <table:table-cell office:value-type="float" office:value="0.0352027" calcext:value-type="float">
            <text:p>0.0352027</text:p>
          </table:table-cell>
          <table:table-cell office:value-type="float" office:value="0.0293484" calcext:value-type="float">
            <text:p>0.0293484</text:p>
          </table:table-cell>
          <table:table-cell office:value-type="float" office:value="0.0253328" calcext:value-type="float">
            <text:p>0.0253328</text:p>
          </table:table-cell>
          <table:table-cell office:value-type="float" office:value="0.0239469" calcext:value-type="float">
            <text:p>0.0239469</text:p>
          </table:table-cell>
          <table:table-cell office:value-type="float" office:value="0.0253328" calcext:value-type="float">
            <text:p>0.0253328</text:p>
          </table:table-cell>
          <table:table-cell office:value-type="float" office:value="0.0293484" calcext:value-type="float">
            <text:p>0.0293484</text:p>
          </table:table-cell>
          <table:table-cell office:value-type="float" office:value="0.0352027" calcext:value-type="float">
            <text:p>0.0352027</text:p>
          </table:table-cell>
          <table:table-cell office:value-type="float" office:value="0.040777" calcext:value-type="float">
            <text:p>0.040777</text:p>
          </table:table-cell>
          <table:table-cell office:value-type="float" office:value="0.0430645" calcext:value-type="float">
            <text:p>0.0430645</text:p>
          </table:table-cell>
          <table:table-cell office:value-type="float" office:value="0.0418562" calcext:value-type="float">
            <text:p>0.0418562</text:p>
          </table:table-cell>
          <table:table-cell office:value-type="float" office:value="0.0393127" calcext:value-type="float">
            <text:p>0.0393127</text:p>
          </table:table-cell>
          <table:table-cell office:value-type="float" office:value="0.0332181" calcext:value-type="float">
            <text:p>0.0332181</text:p>
          </table:table-cell>
          <table:table-cell office:value-type="float" office:value="0.0269706" calcext:value-type="float">
            <text:p>0.0269706</text:p>
          </table:table-cell>
          <table:table-cell office:value-type="float" office:value="0.0227872" calcext:value-type="float">
            <text:p>0.0227872</text:p>
          </table:table-cell>
          <table:table-cell office:value-type="float" office:value="0.0213649" calcext:value-type="float">
            <text:p>0.0213649</text:p>
          </table:table-cell>
          <table:table-cell office:value-type="float" office:value="0.0227872" calcext:value-type="float">
            <text:p>0.0227872</text:p>
          </table:table-cell>
          <table:table-cell office:value-type="float" office:value="0.0269706" calcext:value-type="float">
            <text:p>0.0269706</text:p>
          </table:table-cell>
          <table:table-cell office:value-type="float" office:value="0.0332181" calcext:value-type="float">
            <text:p>0.0332181</text:p>
          </table:table-cell>
          <table:table-cell office:value-type="float" office:value="0.0393127" calcext:value-type="float">
            <text:p>0.0393127</text:p>
          </table:table-cell>
          <table:table-cell office:value-type="float" office:value="0.0418562" calcext:value-type="float">
            <text:p>0.0418562</text:p>
          </table:table-cell>
        </table:table-row>
        <table:table-row table:style-name="ro1">
          <table:table-cell office:value-type="float" office:value="0.0622992" calcext:value-type="float">
            <text:p>0.0622992</text:p>
          </table:table-cell>
          <table:table-cell office:value-type="float" office:value="0.0617677" calcext:value-type="float">
            <text:p>0.0617677</text:p>
          </table:table-cell>
          <table:table-cell office:value-type="float" office:value="0.061723" calcext:value-type="float">
            <text:p>0.061723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614458" calcext:value-type="float">
            <text:p>0.0614458</text:p>
          </table:table-cell>
          <table:table-cell office:value-type="float" office:value="0.0613214" calcext:value-type="float">
            <text:p>0.0613214</text:p>
          </table:table-cell>
          <table:table-cell office:value-type="float" office:value="0.0612737" calcext:value-type="float">
            <text:p>0.0612737</text:p>
          </table:table-cell>
          <table:table-cell office:value-type="float" office:value="0.0613214" calcext:value-type="float">
            <text:p>0.0613214</text:p>
          </table:table-cell>
          <table:table-cell office:value-type="float" office:value="0.0614458" calcext:value-type="float">
            <text:p>0.0614458</text:p>
          </table:table-cell>
          <table:table-cell office:value-type="float" office:value="0.0616" calcext:value-type="float">
            <text:p>0.0616</text:p>
          </table:table-cell>
          <table:table-cell office:value-type="float" office:value="0.061723" calcext:value-type="float">
            <text:p>0.061723</text:p>
          </table:table-cell>
          <table:table-cell office:value-type="float" office:value="0.0617677" calcext:value-type="float">
            <text:p>0.0617677</text:p>
          </table:table-cell>
          <table:table-cell office:value-type="float" office:value="0.0612843" calcext:value-type="float">
            <text:p>0.0612843</text:p>
          </table:table-cell>
          <table:table-cell office:value-type="float" office:value="0.0612421" calcext:value-type="float">
            <text:p>0.0612421</text:p>
          </table:table-cell>
          <table:table-cell office:value-type="float" office:value="0.0611307" calcext:value-type="float">
            <text:p>0.0611307</text:p>
          </table:table-cell>
          <table:table-cell office:value-type="float" office:value="0.0609911" calcext:value-type="float">
            <text:p>0.0609911</text:p>
          </table:table-cell>
          <table:table-cell office:value-type="float" office:value="0.0608797" calcext:value-type="float">
            <text:p>0.0608797</text:p>
          </table:table-cell>
          <table:table-cell office:value-type="float" office:value="0.0608364" calcext:value-type="float">
            <text:p>0.0608364</text:p>
          </table:table-cell>
          <table:table-cell office:value-type="float" office:value="0.0608797" calcext:value-type="float">
            <text:p>0.0608797</text:p>
          </table:table-cell>
          <table:table-cell office:value-type="float" office:value="0.0609911" calcext:value-type="float">
            <text:p>0.0609911</text:p>
          </table:table-cell>
          <table:table-cell office:value-type="float" office:value="0.0611307" calcext:value-type="float">
            <text:p>0.0611307</text:p>
          </table:table-cell>
          <table:table-cell office:value-type="float" office:value="0.0612421" calcext:value-type="float">
            <text:p>0.0612421</text:p>
          </table:table-cell>
          <table:table-cell office:value-type="float" office:value="0.0612843" calcext:value-type="float">
            <text:p>0.0612843</text:p>
          </table:table-cell>
          <table:table-cell office:value-type="float" office:value="0.0608362" calcext:value-type="float">
            <text:p>0.0608362</text:p>
          </table:table-cell>
          <table:table-cell office:value-type="float" office:value="0.0606708" calcext:value-type="float">
            <text:p>0.0606708</text:p>
          </table:table-cell>
          <table:table-cell office:value-type="float" office:value="0.0602208" calcext:value-type="float">
            <text:p>0.0602208</text:p>
          </table:table-cell>
          <table:table-cell office:value-type="float" office:value="0.0596656" calcext:value-type="float">
            <text:p>0.0596656</text:p>
          </table:table-cell>
          <table:table-cell office:value-type="float" office:value="0.0592217" calcext:value-type="float">
            <text:p>0.0592217</text:p>
          </table:table-cell>
          <table:table-cell office:value-type="float" office:value="0.0590525" calcext:value-type="float">
            <text:p>0.0590525</text:p>
          </table:table-cell>
          <table:table-cell office:value-type="float" office:value="0.0592217" calcext:value-type="float">
            <text:p>0.0592217</text:p>
          </table:table-cell>
          <table:table-cell office:value-type="float" office:value="0.0596656" calcext:value-type="float">
            <text:p>0.0596656</text:p>
          </table:table-cell>
          <table:table-cell office:value-type="float" office:value="0.0602208" calcext:value-type="float">
            <text:p>0.0602208</text:p>
          </table:table-cell>
          <table:table-cell office:value-type="float" office:value="0.0606708" calcext:value-type="float">
            <text:p>0.0606708</text:p>
          </table:table-cell>
          <table:table-cell office:value-type="float" office:value="0.0608362" calcext:value-type="float">
            <text:p>0.0608362</text:p>
          </table:table-cell>
          <table:table-cell office:value-type="float" office:value="0.0600564" calcext:value-type="float">
            <text:p>0.0600564</text:p>
          </table:table-cell>
          <table:table-cell office:value-type="float" office:value="0.0596946" calcext:value-type="float">
            <text:p>0.0596946</text:p>
          </table:table-cell>
          <table:table-cell office:value-type="float" office:value="0.0587135" calcext:value-type="float">
            <text:p>0.0587135</text:p>
          </table:table-cell>
          <table:table-cell office:value-type="float" office:value="0.0575187" calcext:value-type="float">
            <text:p>0.0575187</text:p>
          </table:table-cell>
          <table:table-cell office:value-type="float" office:value="0.0565728" calcext:value-type="float">
            <text:p>0.0565728</text:p>
          </table:table-cell>
          <table:table-cell office:value-type="float" office:value="0.0562154" calcext:value-type="float">
            <text:p>0.0562154</text:p>
          </table:table-cell>
          <table:table-cell office:value-type="float" office:value="0.0565728" calcext:value-type="float">
            <text:p>0.0565728</text:p>
          </table:table-cell>
          <table:table-cell office:value-type="float" office:value="0.0575187" calcext:value-type="float">
            <text:p>0.0575187</text:p>
          </table:table-cell>
          <table:table-cell office:value-type="float" office:value="0.0587135" calcext:value-type="float">
            <text:p>0.0587135</text:p>
          </table:table-cell>
          <table:table-cell office:value-type="float" office:value="0.0596946" calcext:value-type="float">
            <text:p>0.0596946</text:p>
          </table:table-cell>
          <table:table-cell office:value-type="float" office:value="0.0600564" calcext:value-type="float">
            <text:p>0.0600564</text:p>
          </table:table-cell>
          <table:table-cell office:value-type="float" office:value="0.0590134" calcext:value-type="float">
            <text:p>0.0590134</text:p>
          </table:table-cell>
          <table:table-cell office:value-type="float" office:value="0.0583796" calcext:value-type="float">
            <text:p>0.0583796</text:p>
          </table:table-cell>
          <table:table-cell office:value-type="float" office:value="0.0566797" calcext:value-type="float">
            <text:p>0.0566797</text:p>
          </table:table-cell>
          <table:table-cell office:value-type="float" office:value="0.0546423" calcext:value-type="float">
            <text:p>0.0546423</text:p>
          </table:table-cell>
          <table:table-cell office:value-type="float" office:value="0.0530519" calcext:value-type="float">
            <text:p>0.0530519</text:p>
          </table:table-cell>
          <table:table-cell office:value-type="float" office:value="0.0524566" calcext:value-type="float">
            <text:p>0.0524566</text:p>
          </table:table-cell>
          <table:table-cell office:value-type="float" office:value="0.0530519" calcext:value-type="float">
            <text:p>0.0530519</text:p>
          </table:table-cell>
          <table:table-cell office:value-type="float" office:value="0.0546423" calcext:value-type="float">
            <text:p>0.0546423</text:p>
          </table:table-cell>
          <table:table-cell office:value-type="float" office:value="0.0566797" calcext:value-type="float">
            <text:p>0.0566797</text:p>
          </table:table-cell>
          <table:table-cell office:value-type="float" office:value="0.0583796" calcext:value-type="float">
            <text:p>0.0583796</text:p>
          </table:table-cell>
          <table:table-cell office:value-type="float" office:value="0.0590134" calcext:value-type="float">
            <text:p>0.0590134</text:p>
          </table:table-cell>
          <table:table-cell office:value-type="float" office:value="0.0576911" calcext:value-type="float">
            <text:p>0.0576911</text:p>
          </table:table-cell>
          <table:table-cell office:value-type="float" office:value="0.0567226" calcext:value-type="float">
            <text:p>0.0567226</text:p>
          </table:table-cell>
          <table:table-cell office:value-type="float" office:value="0.0541631" calcext:value-type="float">
            <text:p>0.0541631</text:p>
          </table:table-cell>
          <table:table-cell office:value-type="float" office:value="0.0511547" calcext:value-type="float">
            <text:p>0.0511547</text:p>
          </table:table-cell>
          <table:table-cell office:value-type="float" office:value="0.048849" calcext:value-type="float">
            <text:p>0.048849</text:p>
          </table:table-cell>
          <table:table-cell office:value-type="float" office:value="0.0479962" calcext:value-type="float">
            <text:p>0.0479962</text:p>
          </table:table-cell>
          <table:table-cell office:value-type="float" office:value="0.048849" calcext:value-type="float">
            <text:p>0.048849</text:p>
          </table:table-cell>
          <table:table-cell office:value-type="float" office:value="0.0511547" calcext:value-type="float">
            <text:p>0.0511547</text:p>
          </table:table-cell>
          <table:table-cell office:value-type="float" office:value="0.0541631" calcext:value-type="float">
            <text:p>0.0541631</text:p>
          </table:table-cell>
          <table:table-cell office:value-type="float" office:value="0.0567226" calcext:value-type="float">
            <text:p>0.0567226</text:p>
          </table:table-cell>
          <table:table-cell office:value-type="float" office:value="0.0576911" calcext:value-type="float">
            <text:p>0.0576911</text:p>
          </table:table-cell>
          <table:table-cell office:value-type="float" office:value="0.0561163" calcext:value-type="float">
            <text:p>0.0561163</text:p>
          </table:table-cell>
          <table:table-cell office:value-type="float" office:value="0.05476" calcext:value-type="float">
            <text:p>0.05476</text:p>
          </table:table-cell>
          <table:table-cell office:value-type="float" office:value="0.0512345" calcext:value-type="float">
            <text:p>0.0512345</text:p>
          </table:table-cell>
          <table:table-cell office:value-type="float" office:value="0.0471869" calcext:value-type="float">
            <text:p>0.0471869</text:p>
          </table:table-cell>
          <table:table-cell office:value-type="float" office:value="0.0441543" calcext:value-type="float">
            <text:p>0.0441543</text:p>
          </table:table-cell>
          <table:table-cell office:value-type="float" office:value="0.0430484" calcext:value-type="float">
            <text:p>0.0430484</text:p>
          </table:table-cell>
          <table:table-cell office:value-type="float" office:value="0.0441543" calcext:value-type="float">
            <text:p>0.0441543</text:p>
          </table:table-cell>
          <table:table-cell office:value-type="float" office:value="0.0471869" calcext:value-type="float">
            <text:p>0.0471869</text:p>
          </table:table-cell>
          <table:table-cell office:value-type="float" office:value="0.0512345" calcext:value-type="float">
            <text:p>0.0512345</text:p>
          </table:table-cell>
          <table:table-cell office:value-type="float" office:value="0.05476" calcext:value-type="float">
            <text:p>0.05476</text:p>
          </table:table-cell>
          <table:table-cell office:value-type="float" office:value="0.0561163" calcext:value-type="float">
            <text:p>0.0561163</text:p>
          </table:table-cell>
          <table:table-cell office:value-type="float" office:value="0.054317" calcext:value-type="float">
            <text:p>0.054317</text:p>
          </table:table-cell>
          <table:table-cell office:value-type="float" office:value="0.0525341" calcext:value-type="float">
            <text:p>0.0525341</text:p>
          </table:table-cell>
          <table:table-cell office:value-type="float" office:value="0.0479852" calcext:value-type="float">
            <text:p>0.0479852</text:p>
          </table:table-cell>
          <table:table-cell office:value-type="float" office:value="0.0429027" calcext:value-type="float">
            <text:p>0.0429027</text:p>
          </table:table-cell>
          <table:table-cell office:value-type="float" office:value="0.039195" calcext:value-type="float">
            <text:p>0.039195</text:p>
          </table:table-cell>
          <table:table-cell office:value-type="float" office:value="0.037865" calcext:value-type="float">
            <text:p>0.037865</text:p>
          </table:table-cell>
          <table:table-cell office:value-type="float" office:value="0.039195" calcext:value-type="float">
            <text:p>0.039195</text:p>
          </table:table-cell>
          <table:table-cell office:value-type="float" office:value="0.0429027" calcext:value-type="float">
            <text:p>0.0429027</text:p>
          </table:table-cell>
          <table:table-cell office:value-type="float" office:value="0.0479852" calcext:value-type="float">
            <text:p>0.0479852</text:p>
          </table:table-cell>
          <table:table-cell office:value-type="float" office:value="0.0525341" calcext:value-type="float">
            <text:p>0.0525341</text:p>
          </table:table-cell>
          <table:table-cell office:value-type="float" office:value="0.054317" calcext:value-type="float">
            <text:p>0.054317</text:p>
          </table:table-cell>
          <table:table-cell office:value-type="float" office:value="0.0523356" calcext:value-type="float">
            <text:p>0.0523356</text:p>
          </table:table-cell>
          <table:table-cell office:value-type="float" office:value="0.0501035" calcext:value-type="float">
            <text:p>0.0501035</text:p>
          </table:table-cell>
          <table:table-cell office:value-type="float" office:value="0.0445238" calcext:value-type="float">
            <text:p>0.0445238</text:p>
          </table:table-cell>
          <table:table-cell office:value-type="float" office:value="0.0384782" calcext:value-type="float">
            <text:p>0.0384782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26942" calcext:value-type="float">
            <text:p>0.0326942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0384782" calcext:value-type="float">
            <text:p>0.0384782</text:p>
          </table:table-cell>
          <table:table-cell office:value-type="float" office:value="0.0445238" calcext:value-type="float">
            <text:p>0.0445238</text:p>
          </table:table-cell>
          <table:table-cell office:value-type="float" office:value="0.0501035" calcext:value-type="float">
            <text:p>0.0501035</text:p>
          </table:table-cell>
          <table:table-cell office:value-type="float" office:value="0.0523356" calcext:value-type="float">
            <text:p>0.0523356</text:p>
          </table:table-cell>
          <table:table-cell office:value-type="float" office:value="0.0504272" calcext:value-type="float">
            <text:p>0.0504272</text:p>
          </table:table-cell>
          <table:table-cell office:value-type="float" office:value="0.0477771" calcext:value-type="float">
            <text:p>0.0477771</text:p>
          </table:table-cell>
          <table:table-cell office:value-type="float" office:value="0.0412847" calcext:value-type="float">
            <text:p>0.0412847</text:p>
          </table:table-cell>
          <table:table-cell office:value-type="float" office:value="0.034458" calcext:value-type="float">
            <text:p>0.034458</text:p>
          </table:table-cell>
          <table:table-cell office:value-type="float" office:value="0.0297702" calcext:value-type="float">
            <text:p>0.0297702</text:p>
          </table:table-cell>
          <table:table-cell office:value-type="float" office:value="0.0281511" calcext:value-type="float">
            <text:p>0.0281511</text:p>
          </table:table-cell>
          <table:table-cell office:value-type="float" office:value="0.0297702" calcext:value-type="float">
            <text:p>0.0297702</text:p>
          </table:table-cell>
          <table:table-cell office:value-type="float" office:value="0.034458" calcext:value-type="float">
            <text:p>0.034458</text:p>
          </table:table-cell>
          <table:table-cell office:value-type="float" office:value="0.0412847" calcext:value-type="float">
            <text:p>0.0412847</text:p>
          </table:table-cell>
          <table:table-cell office:value-type="float" office:value="0.0477771" calcext:value-type="float">
            <text:p>0.0477771</text:p>
          </table:table-cell>
          <table:table-cell office:value-type="float" office:value="0.0504272" calcext:value-type="float">
            <text:p>0.0504272</text:p>
          </table:table-cell>
          <table:table-cell office:value-type="float" office:value="0.0491145" calcext:value-type="float">
            <text:p>0.0491145</text:p>
          </table:table-cell>
          <table:table-cell office:value-type="float" office:value="0.0461835" calcext:value-type="float">
            <text:p>0.0461835</text:p>
          </table:table-cell>
          <table:table-cell office:value-type="float" office:value="0.0391184" calcext:value-type="float">
            <text:p>0.0391184</text:p>
          </table:table-cell>
          <table:table-cell office:value-type="float" office:value="0.0318549" calcext:value-type="float">
            <text:p>0.0318549</text:p>
          </table:table-cell>
          <table:table-cell office:value-type="float" office:value="0.0269775" calcext:value-type="float">
            <text:p>0.0269775</text:p>
          </table:table-cell>
          <table:table-cell office:value-type="float" office:value="0.0253161" calcext:value-type="float">
            <text:p>0.0253161</text:p>
          </table:table-cell>
          <table:table-cell office:value-type="float" office:value="0.0269775" calcext:value-type="float">
            <text:p>0.0269775</text:p>
          </table:table-cell>
          <table:table-cell office:value-type="float" office:value="0.0318549" calcext:value-type="float">
            <text:p>0.0318549</text:p>
          </table:table-cell>
          <table:table-cell office:value-type="float" office:value="0.0391184" calcext:value-type="float">
            <text:p>0.0391184</text:p>
          </table:table-cell>
          <table:table-cell office:value-type="float" office:value="0.0461835" calcext:value-type="float">
            <text:p>0.0461835</text:p>
          </table:table-cell>
          <table:table-cell office:value-type="float" office:value="0.0491145" calcext:value-type="float">
            <text:p>0.0491145</text:p>
          </table:table-cell>
        </table:table-row>
        <table:table-row table:style-name="ro1">
          <table:table-cell office:value-type="float" office:value="0.0703405" calcext:value-type="float">
            <text:p>0.0703405</text:p>
          </table:table-cell>
          <table:table-cell office:value-type="float" office:value="0.0696449" calcext:value-type="float">
            <text:p>0.0696449</text:p>
          </table:table-cell>
          <table:table-cell office:value-type="float" office:value="0.0695904" calcext:value-type="float">
            <text:p>0.0695904</text:p>
          </table:table-cell>
          <table:table-cell office:value-type="float" office:value="0.0694413" calcext:value-type="float">
            <text:p>0.0694413</text:p>
          </table:table-cell>
          <table:table-cell office:value-type="float" office:value="0.0692546" calcext:value-type="float">
            <text:p>0.0692546</text:p>
          </table:table-cell>
          <table:table-cell office:value-type="float" office:value="0.0691039" calcext:value-type="float">
            <text:p>0.0691039</text:p>
          </table:table-cell>
          <table:table-cell office:value-type="float" office:value="0.069046" calcext:value-type="float">
            <text:p>0.069046</text:p>
          </table:table-cell>
          <table:table-cell office:value-type="float" office:value="0.0691039" calcext:value-type="float">
            <text:p>0.0691039</text:p>
          </table:table-cell>
          <table:table-cell office:value-type="float" office:value="0.0692546" calcext:value-type="float">
            <text:p>0.0692546</text:p>
          </table:table-cell>
          <table:table-cell office:value-type="float" office:value="0.0694413" calcext:value-type="float">
            <text:p>0.0694413</text:p>
          </table:table-cell>
          <table:table-cell office:value-type="float" office:value="0.0695904" calcext:value-type="float">
            <text:p>0.0695904</text:p>
          </table:table-cell>
          <table:table-cell office:value-type="float" office:value="0.0696449" calcext:value-type="float">
            <text:p>0.0696449</text:p>
          </table:table-cell>
          <table:table-cell office:value-type="float" office:value="0.0690726" calcext:value-type="float">
            <text:p>0.0690726</text:p>
          </table:table-cell>
          <table:table-cell office:value-type="float" office:value="0.0690245" calcext:value-type="float">
            <text:p>0.0690245</text:p>
          </table:table-cell>
          <table:table-cell office:value-type="float" office:value="0.0688993" calcext:value-type="float">
            <text:p>0.0688993</text:p>
          </table:table-cell>
          <table:table-cell office:value-type="float" office:value="0.0687423" calcext:value-type="float">
            <text:p>0.0687423</text:p>
          </table:table-cell>
          <table:table-cell office:value-type="float" office:value="0.0686171" calcext:value-type="float">
            <text:p>0.0686171</text:p>
          </table:table-cell>
          <table:table-cell office:value-type="float" office:value="0.0685684" calcext:value-type="float">
            <text:p>0.0685684</text:p>
          </table:table-cell>
          <table:table-cell office:value-type="float" office:value="0.0686171" calcext:value-type="float">
            <text:p>0.0686171</text:p>
          </table:table-cell>
          <table:table-cell office:value-type="float" office:value="0.0687423" calcext:value-type="float">
            <text:p>0.0687423</text:p>
          </table:table-cell>
          <table:table-cell office:value-type="float" office:value="0.0688993" calcext:value-type="float">
            <text:p>0.0688993</text:p>
          </table:table-cell>
          <table:table-cell office:value-type="float" office:value="0.0690245" calcext:value-type="float">
            <text:p>0.0690245</text:p>
          </table:table-cell>
          <table:table-cell office:value-type="float" office:value="0.0690726" calcext:value-type="float">
            <text:p>0.0690726</text:p>
          </table:table-cell>
          <table:table-cell office:value-type="float" office:value="0.0685695" calcext:value-type="float">
            <text:p>0.0685695</text:p>
          </table:table-cell>
          <table:table-cell office:value-type="float" office:value="0.0683832" calcext:value-type="float">
            <text:p>0.0683832</text:p>
          </table:table-cell>
          <table:table-cell office:value-type="float" office:value="0.0678763" calcext:value-type="float">
            <text:p>0.0678763</text:p>
          </table:table-cell>
          <table:table-cell office:value-type="float" office:value="0.0672505" calcext:value-type="float">
            <text:p>0.0672505</text:p>
          </table:table-cell>
          <table:table-cell office:value-type="float" office:value="0.0667503" calcext:value-type="float">
            <text:p>0.0667503</text:p>
          </table:table-cell>
          <table:table-cell office:value-type="float" office:value="0.0665596" calcext:value-type="float">
            <text:p>0.0665596</text:p>
          </table:table-cell>
          <table:table-cell office:value-type="float" office:value="0.0667503" calcext:value-type="float">
            <text:p>0.0667503</text:p>
          </table:table-cell>
          <table:table-cell office:value-type="float" office:value="0.0672505" calcext:value-type="float">
            <text:p>0.0672505</text:p>
          </table:table-cell>
          <table:table-cell office:value-type="float" office:value="0.0678763" calcext:value-type="float">
            <text:p>0.0678763</text:p>
          </table:table-cell>
          <table:table-cell office:value-type="float" office:value="0.0683832" calcext:value-type="float">
            <text:p>0.0683832</text:p>
          </table:table-cell>
          <table:table-cell office:value-type="float" office:value="0.0685695" calcext:value-type="float">
            <text:p>0.0685695</text:p>
          </table:table-cell>
          <table:table-cell office:value-type="float" office:value="0.0676867" calcext:value-type="float">
            <text:p>0.0676867</text:p>
          </table:table-cell>
          <table:table-cell office:value-type="float" office:value="0.0672811" calcext:value-type="float">
            <text:p>0.0672811</text:p>
          </table:table-cell>
          <table:table-cell office:value-type="float" office:value="0.0661778" calcext:value-type="float">
            <text:p>0.0661778</text:p>
          </table:table-cell>
          <table:table-cell office:value-type="float" office:value="0.064834" calcext:value-type="float">
            <text:p>0.064834</text:p>
          </table:table-cell>
          <table:table-cell office:value-type="float" office:value="0.0637702" calcext:value-type="float">
            <text:p>0.0637702</text:p>
          </table:table-cell>
          <table:table-cell office:value-type="float" office:value="0.0633682" calcext:value-type="float">
            <text:p>0.0633682</text:p>
          </table:table-cell>
          <table:table-cell office:value-type="float" office:value="0.0637702" calcext:value-type="float">
            <text:p>0.0637702</text:p>
          </table:table-cell>
          <table:table-cell office:value-type="float" office:value="0.064834" calcext:value-type="float">
            <text:p>0.064834</text:p>
          </table:table-cell>
          <table:table-cell office:value-type="float" office:value="0.0661778" calcext:value-type="float">
            <text:p>0.0661778</text:p>
          </table:table-cell>
          <table:table-cell office:value-type="float" office:value="0.0672811" calcext:value-type="float">
            <text:p>0.0672811</text:p>
          </table:table-cell>
          <table:table-cell office:value-type="float" office:value="0.0676867" calcext:value-type="float">
            <text:p>0.0676867</text:p>
          </table:table-cell>
          <table:table-cell office:value-type="float" office:value="0.0665117" calcext:value-type="float">
            <text:p>0.0665117</text:p>
          </table:table-cell>
          <table:table-cell office:value-type="float" office:value="0.0658013" calcext:value-type="float">
            <text:p>0.0658013</text:p>
          </table:table-cell>
          <table:table-cell office:value-type="float" office:value="0.0638888" calcext:value-type="float">
            <text:p>0.0638888</text:p>
          </table:table-cell>
          <table:table-cell office:value-type="float" office:value="0.061596" calcext:value-type="float">
            <text:p>0.061596</text:p>
          </table:table-cell>
          <table:table-cell office:value-type="float" office:value="0.0598065" calcext:value-type="float">
            <text:p>0.0598065</text:p>
          </table:table-cell>
          <table:table-cell office:value-type="float" office:value="0.0591367" calcext:value-type="float">
            <text:p>0.0591367</text:p>
          </table:table-cell>
          <table:table-cell office:value-type="float" office:value="0.0598065" calcext:value-type="float">
            <text:p>0.0598065</text:p>
          </table:table-cell>
          <table:table-cell office:value-type="float" office:value="0.061596" calcext:value-type="float">
            <text:p>0.061596</text:p>
          </table:table-cell>
          <table:table-cell office:value-type="float" office:value="0.0638888" calcext:value-type="float">
            <text:p>0.0638888</text:p>
          </table:table-cell>
          <table:table-cell office:value-type="float" office:value="0.0658013" calcext:value-type="float">
            <text:p>0.0658013</text:p>
          </table:table-cell>
          <table:table-cell office:value-type="float" office:value="0.0665117" calcext:value-type="float">
            <text:p>0.0665117</text:p>
          </table:table-cell>
          <table:table-cell office:value-type="float" office:value="0.0650195" calcext:value-type="float">
            <text:p>0.0650195</text:p>
          </table:table-cell>
          <table:table-cell office:value-type="float" office:value="0.0639345" calcext:value-type="float">
            <text:p>0.0639345</text:p>
          </table:table-cell>
          <table:table-cell office:value-type="float" office:value="0.0610548" calcext:value-type="float">
            <text:p>0.0610548</text:p>
          </table:table-cell>
          <table:table-cell office:value-type="float" office:value="0.0576697" calcext:value-type="float">
            <text:p>0.0576697</text:p>
          </table:table-cell>
          <table:table-cell office:value-type="float" office:value="0.0550756" calcext:value-type="float">
            <text:p>0.0550756</text:p>
          </table:table-cell>
          <table:table-cell office:value-type="float" office:value="0.054116" calcext:value-type="float">
            <text:p>0.054116</text:p>
          </table:table-cell>
          <table:table-cell office:value-type="float" office:value="0.0550756" calcext:value-type="float">
            <text:p>0.0550756</text:p>
          </table:table-cell>
          <table:table-cell office:value-type="float" office:value="0.0576697" calcext:value-type="float">
            <text:p>0.0576697</text:p>
          </table:table-cell>
          <table:table-cell office:value-type="float" office:value="0.0610548" calcext:value-type="float">
            <text:p>0.0610548</text:p>
          </table:table-cell>
          <table:table-cell office:value-type="float" office:value="0.0639345" calcext:value-type="float">
            <text:p>0.0639345</text:p>
          </table:table-cell>
          <table:table-cell office:value-type="float" office:value="0.0650195" calcext:value-type="float">
            <text:p>0.0650195</text:p>
          </table:table-cell>
          <table:table-cell office:value-type="float" office:value="0.0632436" calcext:value-type="float">
            <text:p>0.0632436</text:p>
          </table:table-cell>
          <table:table-cell office:value-type="float" office:value="0.061724" calcext:value-type="float">
            <text:p>0.061724</text:p>
          </table:table-cell>
          <table:table-cell office:value-type="float" office:value="0.0577571" calcext:value-type="float">
            <text:p>0.0577571</text:p>
          </table:table-cell>
          <table:table-cell office:value-type="float" office:value="0.0532021" calcext:value-type="float">
            <text:p>0.0532021</text:p>
          </table:table-cell>
          <table:table-cell office:value-type="float" office:value="0.0497896" calcext:value-type="float">
            <text:p>0.0497896</text:p>
          </table:table-cell>
          <table:table-cell office:value-type="float" office:value="0.048545" calcext:value-type="float">
            <text:p>0.048545</text:p>
          </table:table-cell>
          <table:table-cell office:value-type="float" office:value="0.0497896" calcext:value-type="float">
            <text:p>0.0497896</text:p>
          </table:table-cell>
          <table:table-cell office:value-type="float" office:value="0.0532021" calcext:value-type="float">
            <text:p>0.0532021</text:p>
          </table:table-cell>
          <table:table-cell office:value-type="float" office:value="0.0577571" calcext:value-type="float">
            <text:p>0.0577571</text:p>
          </table:table-cell>
          <table:table-cell office:value-type="float" office:value="0.061724" calcext:value-type="float">
            <text:p>0.061724</text:p>
          </table:table-cell>
          <table:table-cell office:value-type="float" office:value="0.0632436" calcext:value-type="float">
            <text:p>0.0632436</text:p>
          </table:table-cell>
          <table:table-cell office:value-type="float" office:value="0.0612168" calcext:value-type="float">
            <text:p>0.0612168</text:p>
          </table:table-cell>
          <table:table-cell office:value-type="float" office:value="0.0592196" calcext:value-type="float">
            <text:p>0.0592196</text:p>
          </table:table-cell>
          <table:table-cell office:value-type="float" office:value="0.0541015" calcext:value-type="float">
            <text:p>0.0541015</text:p>
          </table:table-cell>
          <table:table-cell office:value-type="float" office:value="0.0483819" calcext:value-type="float">
            <text:p>0.0483819</text:p>
          </table:table-cell>
          <table:table-cell office:value-type="float" office:value="0.0442093" calcext:value-type="float">
            <text:p>0.0442093</text:p>
          </table:table-cell>
          <table:table-cell office:value-type="float" office:value="0.0427124" calcext:value-type="float">
            <text:p>0.0427124</text:p>
          </table:table-cell>
          <table:table-cell office:value-type="float" office:value="0.0442093" calcext:value-type="float">
            <text:p>0.0442093</text:p>
          </table:table-cell>
          <table:table-cell office:value-type="float" office:value="0.0483819" calcext:value-type="float">
            <text:p>0.0483819</text:p>
          </table:table-cell>
          <table:table-cell office:value-type="float" office:value="0.0541015" calcext:value-type="float">
            <text:p>0.0541015</text:p>
          </table:table-cell>
          <table:table-cell office:value-type="float" office:value="0.0592196" calcext:value-type="float">
            <text:p>0.0592196</text:p>
          </table:table-cell>
          <table:table-cell office:value-type="float" office:value="0.0612168" calcext:value-type="float">
            <text:p>0.0612168</text:p>
          </table:table-cell>
          <table:table-cell office:value-type="float" office:value="0.0589962" calcext:value-type="float">
            <text:p>0.0589962</text:p>
          </table:table-cell>
          <table:table-cell office:value-type="float" office:value="0.0564973" calcext:value-type="float">
            <text:p>0.0564973</text:p>
          </table:table-cell>
          <table:table-cell office:value-type="float" office:value="0.0502231" calcext:value-type="float">
            <text:p>0.0502231</text:p>
          </table:table-cell>
          <table:table-cell office:value-type="float" office:value="0.0434219" calcext:value-type="float">
            <text:p>0.0434219</text:p>
          </table:table-cell>
          <table:table-cell office:value-type="float" office:value="0.0386074" calcext:value-type="float">
            <text:p>0.0386074</text:p>
          </table:table-cell>
          <table:table-cell office:value-type="float" office:value="0.0369123" calcext:value-type="float">
            <text:p>0.0369123</text:p>
          </table:table-cell>
          <table:table-cell office:value-type="float" office:value="0.0386074" calcext:value-type="float">
            <text:p>0.0386074</text:p>
          </table:table-cell>
          <table:table-cell office:value-type="float" office:value="0.0434219" calcext:value-type="float">
            <text:p>0.0434219</text:p>
          </table:table-cell>
          <table:table-cell office:value-type="float" office:value="0.0502231" calcext:value-type="float">
            <text:p>0.0502231</text:p>
          </table:table-cell>
          <table:table-cell office:value-type="float" office:value="0.0564973" calcext:value-type="float">
            <text:p>0.0564973</text:p>
          </table:table-cell>
          <table:table-cell office:value-type="float" office:value="0.0589962" calcext:value-type="float">
            <text:p>0.0589962</text:p>
          </table:table-cell>
          <table:table-cell office:value-type="float" office:value="0.0568848" calcext:value-type="float">
            <text:p>0.0568848</text:p>
          </table:table-cell>
          <table:table-cell office:value-type="float" office:value="0.0539234" calcext:value-type="float">
            <text:p>0.0539234</text:p>
          </table:table-cell>
          <table:table-cell office:value-type="float" office:value="0.046635" calcext:value-type="float">
            <text:p>0.046635</text:p>
          </table:table-cell>
          <table:table-cell office:value-type="float" office:value="0.0389627" calcext:value-type="float">
            <text:p>0.0389627</text:p>
          </table:table-cell>
          <table:table-cell office:value-type="float" office:value="0.0336892" calcext:value-type="float">
            <text:p>0.0336892</text:p>
          </table:table-cell>
          <table:table-cell office:value-type="float" office:value="0.0318664" calcext:value-type="float">
            <text:p>0.0318664</text:p>
          </table:table-cell>
          <table:table-cell office:value-type="float" office:value="0.0336892" calcext:value-type="float">
            <text:p>0.0336892</text:p>
          </table:table-cell>
          <table:table-cell office:value-type="float" office:value="0.0389627" calcext:value-type="float">
            <text:p>0.0389627</text:p>
          </table:table-cell>
          <table:table-cell office:value-type="float" office:value="0.046635" calcext:value-type="float">
            <text:p>0.046635</text:p>
          </table:table-cell>
          <table:table-cell office:value-type="float" office:value="0.0539234" calcext:value-type="float">
            <text:p>0.0539234</text:p>
          </table:table-cell>
          <table:table-cell office:value-type="float" office:value="0.0568848" calcext:value-type="float">
            <text:p>0.0568848</text:p>
          </table:table-cell>
          <table:table-cell office:value-type="float" office:value="0.0554946" calcext:value-type="float">
            <text:p>0.0554946</text:p>
          </table:table-cell>
          <table:table-cell office:value-type="float" office:value="0.0522328" calcext:value-type="float">
            <text:p>0.0522328</text:p>
          </table:table-cell>
          <table:table-cell office:value-type="float" office:value="0.0443301" calcext:value-type="float">
            <text:p>0.0443301</text:p>
          </table:table-cell>
          <table:table-cell office:value-type="float" office:value="0.0361861" calcext:value-type="float">
            <text:p>0.0361861</text:p>
          </table:table-cell>
          <table:table-cell office:value-type="float" office:value="0.0307049" calcext:value-type="float">
            <text:p>0.0307049</text:p>
          </table:table-cell>
          <table:table-cell office:value-type="float" office:value="0.0288348" calcext:value-type="float">
            <text:p>0.0288348</text:p>
          </table:table-cell>
          <table:table-cell office:value-type="float" office:value="0.0307049" calcext:value-type="float">
            <text:p>0.0307049</text:p>
          </table:table-cell>
          <table:table-cell office:value-type="float" office:value="0.0361861" calcext:value-type="float">
            <text:p>0.0361861</text:p>
          </table:table-cell>
          <table:table-cell office:value-type="float" office:value="0.0443301" calcext:value-type="float">
            <text:p>0.0443301</text:p>
          </table:table-cell>
          <table:table-cell office:value-type="float" office:value="0.0522328" calcext:value-type="float">
            <text:p>0.0522328</text:p>
          </table:table-cell>
          <table:table-cell office:value-type="float" office:value="0.0554946" calcext:value-type="float">
            <text:p>0.0554946</text:p>
          </table:table-cell>
        </table:table-row>
        <table:table-row table:style-name="ro1">
          <table:table-cell office:value-type="float" office:value="0.0783819" calcext:value-type="float">
            <text:p>0.0783819</text:p>
          </table:table-cell>
          <table:table-cell office:value-type="float" office:value="0.0774981" calcext:value-type="float">
            <text:p>0.0774981</text:p>
          </table:table-cell>
          <table:table-cell office:value-type="float" office:value="0.0774333" calcext:value-type="float">
            <text:p>0.0774333</text:p>
          </table:table-cell>
          <table:table-cell office:value-type="float" office:value="0.0772569" calcext:value-type="float">
            <text:p>0.0772569</text:p>
          </table:table-cell>
          <table:table-cell office:value-type="float" office:value="0.0770358" calcext:value-type="float">
            <text:p>0.0770358</text:p>
          </table:table-cell>
          <table:table-cell office:value-type="float" office:value="0.0768575" calcext:value-type="float">
            <text:p>0.0768575</text:p>
          </table:table-cell>
          <table:table-cell office:value-type="float" office:value="0.0767889" calcext:value-type="float">
            <text:p>0.0767889</text:p>
          </table:table-cell>
          <table:table-cell office:value-type="float" office:value="0.0768575" calcext:value-type="float">
            <text:p>0.0768575</text:p>
          </table:table-cell>
          <table:table-cell office:value-type="float" office:value="0.0770358" calcext:value-type="float">
            <text:p>0.0770358</text:p>
          </table:table-cell>
          <table:table-cell office:value-type="float" office:value="0.0772569" calcext:value-type="float">
            <text:p>0.0772569</text:p>
          </table:table-cell>
          <table:table-cell office:value-type="float" office:value="0.0774333" calcext:value-type="float">
            <text:p>0.0774333</text:p>
          </table:table-cell>
          <table:table-cell office:value-type="float" office:value="0.0774981" calcext:value-type="float">
            <text:p>0.0774981</text:p>
          </table:table-cell>
          <table:table-cell office:value-type="float" office:value="0.0768335" calcext:value-type="float">
            <text:p>0.0768335</text:p>
          </table:table-cell>
          <table:table-cell office:value-type="float" office:value="0.0767796" calcext:value-type="float">
            <text:p>0.0767796</text:p>
          </table:table-cell>
          <table:table-cell office:value-type="float" office:value="0.0766407" calcext:value-type="float">
            <text:p>0.0766407</text:p>
          </table:table-cell>
          <table:table-cell office:value-type="float" office:value="0.0764663" calcext:value-type="float">
            <text:p>0.0764663</text:p>
          </table:table-cell>
          <table:table-cell office:value-type="float" office:value="0.0763274" calcext:value-type="float">
            <text:p>0.0763274</text:p>
          </table:table-cell>
          <table:table-cell office:value-type="float" office:value="0.0762733" calcext:value-type="float">
            <text:p>0.0762733</text:p>
          </table:table-cell>
          <table:table-cell office:value-type="float" office:value="0.0763274" calcext:value-type="float">
            <text:p>0.0763274</text:p>
          </table:table-cell>
          <table:table-cell office:value-type="float" office:value="0.0764663" calcext:value-type="float">
            <text:p>0.0764663</text:p>
          </table:table-cell>
          <table:table-cell office:value-type="float" office:value="0.0766407" calcext:value-type="float">
            <text:p>0.0766407</text:p>
          </table:table-cell>
          <table:table-cell office:value-type="float" office:value="0.0767796" calcext:value-type="float">
            <text:p>0.0767796</text:p>
          </table:table-cell>
          <table:table-cell office:value-type="float" office:value="0.0768335" calcext:value-type="float">
            <text:p>0.0768335</text:p>
          </table:table-cell>
          <table:table-cell office:value-type="float" office:value="0.0762761" calcext:value-type="float">
            <text:p>0.0762761</text:p>
          </table:table-cell>
          <table:table-cell office:value-type="float" office:value="0.076069" calcext:value-type="float">
            <text:p>0.076069</text:p>
          </table:table-cell>
          <table:table-cell office:value-type="float" office:value="0.0755053" calcext:value-type="float">
            <text:p>0.0755053</text:p>
          </table:table-cell>
          <table:table-cell office:value-type="float" office:value="0.0748092" calcext:value-type="float">
            <text:p>0.0748092</text:p>
          </table:table-cell>
          <table:table-cell office:value-type="float" office:value="0.0742531" calcext:value-type="float">
            <text:p>0.0742531</text:p>
          </table:table-cell>
          <table:table-cell office:value-type="float" office:value="0.0740409" calcext:value-type="float">
            <text:p>0.0740409</text:p>
          </table:table-cell>
          <table:table-cell office:value-type="float" office:value="0.0742531" calcext:value-type="float">
            <text:p>0.0742531</text:p>
          </table:table-cell>
          <table:table-cell office:value-type="float" office:value="0.0748092" calcext:value-type="float">
            <text:p>0.0748092</text:p>
          </table:table-cell>
          <table:table-cell office:value-type="float" office:value="0.0755053" calcext:value-type="float">
            <text:p>0.0755053</text:p>
          </table:table-cell>
          <table:table-cell office:value-type="float" office:value="0.076069" calcext:value-type="float">
            <text:p>0.076069</text:p>
          </table:table-cell>
          <table:table-cell office:value-type="float" office:value="0.0762761" calcext:value-type="float">
            <text:p>0.0762761</text:p>
          </table:table-cell>
          <table:table-cell office:value-type="float" office:value="0.0752899" calcext:value-type="float">
            <text:p>0.0752899</text:p>
          </table:table-cell>
          <table:table-cell office:value-type="float" office:value="0.0748409" calcext:value-type="float">
            <text:p>0.0748409</text:p>
          </table:table-cell>
          <table:table-cell office:value-type="float" office:value="0.0736165" calcext:value-type="float">
            <text:p>0.0736165</text:p>
          </table:table-cell>
          <table:table-cell office:value-type="float" office:value="0.0721248" calcext:value-type="float">
            <text:p>0.0721248</text:p>
          </table:table-cell>
          <table:table-cell office:value-type="float" office:value="0.0709442" calcext:value-type="float">
            <text:p>0.0709442</text:p>
          </table:table-cell>
          <table:table-cell office:value-type="float" office:value="0.070498" calcext:value-type="float">
            <text:p>0.070498</text:p>
          </table:table-cell>
          <table:table-cell office:value-type="float" office:value="0.0709442" calcext:value-type="float">
            <text:p>0.0709442</text:p>
          </table:table-cell>
          <table:table-cell office:value-type="float" office:value="0.0721248" calcext:value-type="float">
            <text:p>0.0721248</text:p>
          </table:table-cell>
          <table:table-cell office:value-type="float" office:value="0.0736165" calcext:value-type="float">
            <text:p>0.0736165</text:p>
          </table:table-cell>
          <table:table-cell office:value-type="float" office:value="0.0748409" calcext:value-type="float">
            <text:p>0.0748409</text:p>
          </table:table-cell>
          <table:table-cell office:value-type="float" office:value="0.0752899" calcext:value-type="float">
            <text:p>0.0752899</text:p>
          </table:table-cell>
          <table:table-cell office:value-type="float" office:value="0.0739836" calcext:value-type="float">
            <text:p>0.0739836</text:p>
          </table:table-cell>
          <table:table-cell office:value-type="float" office:value="0.0731976" calcext:value-type="float">
            <text:p>0.0731976</text:p>
          </table:table-cell>
          <table:table-cell office:value-type="float" office:value="0.0710739" calcext:value-type="float">
            <text:p>0.0710739</text:p>
          </table:table-cell>
          <table:table-cell office:value-type="float" office:value="0.0685275" calcext:value-type="float">
            <text:p>0.0685275</text:p>
          </table:table-cell>
          <table:table-cell office:value-type="float" office:value="0.0665402" calcext:value-type="float">
            <text:p>0.0665402</text:p>
          </table:table-cell>
          <table:table-cell office:value-type="float" office:value="0.0657964" calcext:value-type="float">
            <text:p>0.0657964</text:p>
          </table:table-cell>
          <table:table-cell office:value-type="float" office:value="0.0665402" calcext:value-type="float">
            <text:p>0.0665402</text:p>
          </table:table-cell>
          <table:table-cell office:value-type="float" office:value="0.0685275" calcext:value-type="float">
            <text:p>0.0685275</text:p>
          </table:table-cell>
          <table:table-cell office:value-type="float" office:value="0.0710739" calcext:value-type="float">
            <text:p>0.0710739</text:p>
          </table:table-cell>
          <table:table-cell office:value-type="float" office:value="0.0731976" calcext:value-type="float">
            <text:p>0.0731976</text:p>
          </table:table-cell>
          <table:table-cell office:value-type="float" office:value="0.0739836" calcext:value-type="float">
            <text:p>0.0739836</text:p>
          </table:table-cell>
          <table:table-cell office:value-type="float" office:value="0.0723217" calcext:value-type="float">
            <text:p>0.0723217</text:p>
          </table:table-cell>
          <table:table-cell office:value-type="float" office:value="0.0711218" calcext:value-type="float">
            <text:p>0.0711218</text:p>
          </table:table-cell>
          <table:table-cell office:value-type="float" office:value="0.0679243" calcext:value-type="float">
            <text:p>0.0679243</text:p>
          </table:table-cell>
          <table:table-cell office:value-type="float" office:value="0.0641649" calcext:value-type="float">
            <text:p>0.0641649</text:p>
          </table:table-cell>
          <table:table-cell office:value-type="float" office:value="0.0612844" calcext:value-type="float">
            <text:p>0.0612844</text:p>
          </table:table-cell>
          <table:table-cell office:value-type="float" office:value="0.0602188" calcext:value-type="float">
            <text:p>0.0602188</text:p>
          </table:table-cell>
          <table:table-cell office:value-type="float" office:value="0.0612844" calcext:value-type="float">
            <text:p>0.0612844</text:p>
          </table:table-cell>
          <table:table-cell office:value-type="float" office:value="0.0641649" calcext:value-type="float">
            <text:p>0.0641649</text:p>
          </table:table-cell>
          <table:table-cell office:value-type="float" office:value="0.0679243" calcext:value-type="float">
            <text:p>0.0679243</text:p>
          </table:table-cell>
          <table:table-cell office:value-type="float" office:value="0.0711218" calcext:value-type="float">
            <text:p>0.0711218</text:p>
          </table:table-cell>
          <table:table-cell office:value-type="float" office:value="0.0723217" calcext:value-type="float">
            <text:p>0.0723217</text:p>
          </table:table-cell>
          <table:table-cell office:value-type="float" office:value="0.0703453" calcext:value-type="float">
            <text:p>0.0703453</text:p>
          </table:table-cell>
          <table:table-cell office:value-type="float" office:value="0.068665" calcext:value-type="float">
            <text:p>0.068665</text:p>
          </table:table-cell>
          <table:table-cell office:value-type="float" office:value="0.0642597" calcext:value-type="float">
            <text:p>0.0642597</text:p>
          </table:table-cell>
          <table:table-cell office:value-type="float" office:value="0.0592006" calcext:value-type="float">
            <text:p>0.0592006</text:p>
          </table:table-cell>
          <table:table-cell office:value-type="float" office:value="0.0554108" calcext:value-type="float">
            <text:p>0.0554108</text:p>
          </table:table-cell>
          <table:table-cell office:value-type="float" office:value="0.0540284" calcext:value-type="float">
            <text:p>0.0540284</text:p>
          </table:table-cell>
          <table:table-cell office:value-type="float" office:value="0.0554108" calcext:value-type="float">
            <text:p>0.0554108</text:p>
          </table:table-cell>
          <table:table-cell office:value-type="float" office:value="0.0592006" calcext:value-type="float">
            <text:p>0.0592006</text:p>
          </table:table-cell>
          <table:table-cell office:value-type="float" office:value="0.0642597" calcext:value-type="float">
            <text:p>0.0642597</text:p>
          </table:table-cell>
          <table:table-cell office:value-type="float" office:value="0.068665" calcext:value-type="float">
            <text:p>0.068665</text:p>
          </table:table-cell>
          <table:table-cell office:value-type="float" office:value="0.0703453" calcext:value-type="float">
            <text:p>0.0703453</text:p>
          </table:table-cell>
          <table:table-cell office:value-type="float" office:value="0.0680929" calcext:value-type="float">
            <text:p>0.0680929</text:p>
          </table:table-cell>
          <table:table-cell office:value-type="float" office:value="0.0658847" calcext:value-type="float">
            <text:p>0.0658847</text:p>
          </table:table-cell>
          <table:table-cell office:value-type="float" office:value="0.0602016" calcext:value-type="float">
            <text:p>0.0602016</text:p>
          </table:table-cell>
          <table:table-cell office:value-type="float" office:value="0.0538494" calcext:value-type="float">
            <text:p>0.0538494</text:p>
          </table:table-cell>
          <table:table-cell office:value-type="float" office:value="0.049215" calcext:value-type="float">
            <text:p>0.049215</text:p>
          </table:table-cell>
          <table:table-cell office:value-type="float" office:value="0.0475522" calcext:value-type="float">
            <text:p>0.0475522</text:p>
          </table:table-cell>
          <table:table-cell office:value-type="float" office:value="0.049215" calcext:value-type="float">
            <text:p>0.049215</text:p>
          </table:table-cell>
          <table:table-cell office:value-type="float" office:value="0.0538494" calcext:value-type="float">
            <text:p>0.0538494</text:p>
          </table:table-cell>
          <table:table-cell office:value-type="float" office:value="0.0602016" calcext:value-type="float">
            <text:p>0.0602016</text:p>
          </table:table-cell>
          <table:table-cell office:value-type="float" office:value="0.0658847" calcext:value-type="float">
            <text:p>0.0658847</text:p>
          </table:table-cell>
          <table:table-cell office:value-type="float" office:value="0.0680929" calcext:value-type="float">
            <text:p>0.0680929</text:p>
          </table:table-cell>
          <table:table-cell office:value-type="float" office:value="0.0656382" calcext:value-type="float">
            <text:p>0.0656382</text:p>
          </table:table-cell>
          <table:table-cell office:value-type="float" office:value="0.0628773" calcext:value-type="float">
            <text:p>0.0628773</text:p>
          </table:table-cell>
          <table:table-cell office:value-type="float" office:value="0.0559151" calcext:value-type="float">
            <text:p>0.0559151</text:p>
          </table:table-cell>
          <table:table-cell office:value-type="float" office:value="0.0483642" calcext:value-type="float">
            <text:p>0.0483642</text:p>
          </table:table-cell>
          <table:table-cell office:value-type="float" office:value="0.0430172" calcext:value-type="float">
            <text:p>0.0430172</text:p>
          </table:table-cell>
          <table:table-cell office:value-type="float" office:value="0.0411339" calcext:value-type="float">
            <text:p>0.0411339</text:p>
          </table:table-cell>
          <table:table-cell office:value-type="float" office:value="0.0430172" calcext:value-type="float">
            <text:p>0.0430172</text:p>
          </table:table-cell>
          <table:table-cell office:value-type="float" office:value="0.0483642" calcext:value-type="float">
            <text:p>0.0483642</text:p>
          </table:table-cell>
          <table:table-cell office:value-type="float" office:value="0.0559151" calcext:value-type="float">
            <text:p>0.0559151</text:p>
          </table:table-cell>
          <table:table-cell office:value-type="float" office:value="0.0628773" calcext:value-type="float">
            <text:p>0.0628773</text:p>
          </table:table-cell>
          <table:table-cell office:value-type="float" office:value="0.0656382" calcext:value-type="float">
            <text:p>0.0656382</text:p>
          </table:table-cell>
          <table:table-cell office:value-type="float" office:value="0.0633331" calcext:value-type="float">
            <text:p>0.0633331</text:p>
          </table:table-cell>
          <table:table-cell office:value-type="float" office:value="0.0600668" calcext:value-type="float">
            <text:p>0.0600668</text:p>
          </table:table-cell>
          <table:table-cell office:value-type="float" office:value="0.051992" calcext:value-type="float">
            <text:p>0.051992</text:p>
          </table:table-cell>
          <table:table-cell office:value-type="float" office:value="0.0434825" calcext:value-type="float">
            <text:p>0.0434825</text:p>
          </table:table-cell>
          <table:table-cell office:value-type="float" office:value="0.0376277" calcext:value-type="float">
            <text:p>0.0376277</text:p>
          </table:table-cell>
          <table:table-cell office:value-type="float" office:value="0.0356026" calcext:value-type="float">
            <text:p>0.0356026</text:p>
          </table:table-cell>
          <table:table-cell office:value-type="float" office:value="0.0376277" calcext:value-type="float">
            <text:p>0.0376277</text:p>
          </table:table-cell>
          <table:table-cell office:value-type="float" office:value="0.0434825" calcext:value-type="float">
            <text:p>0.0434825</text:p>
          </table:table-cell>
          <table:table-cell office:value-type="float" office:value="0.051992" calcext:value-type="float">
            <text:p>0.051992</text:p>
          </table:table-cell>
          <table:table-cell office:value-type="float" office:value="0.0600668" calcext:value-type="float">
            <text:p>0.0600668</text:p>
          </table:table-cell>
          <table:table-cell office:value-type="float" office:value="0.0633331" calcext:value-type="float">
            <text:p>0.0633331</text:p>
          </table:table-cell>
          <table:table-cell office:value-type="float" office:value="0.061876" calcext:value-type="float">
            <text:p>0.061876</text:p>
          </table:table-cell>
          <table:table-cell office:value-type="float" office:value="0.0582918" calcext:value-type="float">
            <text:p>0.0582918</text:p>
          </table:table-cell>
          <table:table-cell office:value-type="float" office:value="0.0495649" calcext:value-type="float">
            <text:p>0.0495649</text:p>
          </table:table-cell>
          <table:table-cell office:value-type="float" office:value="0.0405512" calcext:value-type="float">
            <text:p>0.0405512</text:p>
          </table:table-cell>
          <table:table-cell office:value-type="float" office:value="0.0344713" calcext:value-type="float">
            <text:p>0.0344713</text:p>
          </table:table-cell>
          <table:table-cell office:value-type="float" office:value="0.0323939" calcext:value-type="float">
            <text:p>0.0323939</text:p>
          </table:table-cell>
          <table:table-cell office:value-type="float" office:value="0.0344713" calcext:value-type="float">
            <text:p>0.0344713</text:p>
          </table:table-cell>
          <table:table-cell office:value-type="float" office:value="0.0405512" calcext:value-type="float">
            <text:p>0.0405512</text:p>
          </table:table-cell>
          <table:table-cell office:value-type="float" office:value="0.0495649" calcext:value-type="float">
            <text:p>0.0495649</text:p>
          </table:table-cell>
          <table:table-cell office:value-type="float" office:value="0.0582918" calcext:value-type="float">
            <text:p>0.0582918</text:p>
          </table:table-cell>
          <table:table-cell office:value-type="float" office:value="0.061876" calcext:value-type="float">
            <text:p>0.061876</text:p>
          </table:table-cell>
        </table:table-row>
        <table:table-row table:style-name="ro1">
          <table:table-cell office:value-type="float" office:value="0.0871418" calcext:value-type="float">
            <text:p>0.0871418</text:p>
          </table:table-cell>
          <table:table-cell office:value-type="float" office:value="0.0860258" calcext:value-type="float">
            <text:p>0.0860258</text:p>
          </table:table-cell>
          <table:table-cell office:value-type="float" office:value="0.0859491" calcext:value-type="float">
            <text:p>0.0859491</text:p>
          </table:table-cell>
          <table:table-cell office:value-type="float" office:value="0.0857415" calcext:value-type="float">
            <text:p>0.0857415</text:p>
          </table:table-cell>
          <table:table-cell office:value-type="float" office:value="0.0854814" calcext:value-type="float">
            <text:p>0.0854814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0.0851908" calcext:value-type="float">
            <text:p>0.0851908</text:p>
          </table:table-cell>
          <table:table-cell office:value-type="float" office:value="0.0852715" calcext:value-type="float">
            <text:p>0.0852715</text:p>
          </table:table-cell>
          <table:table-cell office:value-type="float" office:value="0.0854814" calcext:value-type="float">
            <text:p>0.0854814</text:p>
          </table:table-cell>
          <table:table-cell office:value-type="float" office:value="0.0857415" calcext:value-type="float">
            <text:p>0.0857415</text:p>
          </table:table-cell>
          <table:table-cell office:value-type="float" office:value="0.0859491" calcext:value-type="float">
            <text:p>0.0859491</text:p>
          </table:table-cell>
          <table:table-cell office:value-type="float" office:value="0.0860258" calcext:value-type="float">
            <text:p>0.0860258</text:p>
          </table:table-cell>
          <table:table-cell office:value-type="float" office:value="0.0852568" calcext:value-type="float">
            <text:p>0.0852568</text:p>
          </table:table-cell>
          <table:table-cell office:value-type="float" office:value="0.0851967" calcext:value-type="float">
            <text:p>0.0851967</text:p>
          </table:table-cell>
          <table:table-cell office:value-type="float" office:value="0.085043" calcext:value-type="float">
            <text:p>0.085043</text:p>
          </table:table-cell>
          <table:table-cell office:value-type="float" office:value="0.0848499" calcext:value-type="float">
            <text:p>0.0848499</text:p>
          </table:table-cell>
          <table:table-cell office:value-type="float" office:value="0.0846962" calcext:value-type="float">
            <text:p>0.0846962</text:p>
          </table:table-cell>
          <table:table-cell office:value-type="float" office:value="0.0846362" calcext:value-type="float">
            <text:p>0.0846362</text:p>
          </table:table-cell>
          <table:table-cell office:value-type="float" office:value="0.0846962" calcext:value-type="float">
            <text:p>0.0846962</text:p>
          </table:table-cell>
          <table:table-cell office:value-type="float" office:value="0.0848499" calcext:value-type="float">
            <text:p>0.0848499</text:p>
          </table:table-cell>
          <table:table-cell office:value-type="float" office:value="0.085043" calcext:value-type="float">
            <text:p>0.085043</text:p>
          </table:table-cell>
          <table:table-cell office:value-type="float" office:value="0.0851967" calcext:value-type="float">
            <text:p>0.0851967</text:p>
          </table:table-cell>
          <table:table-cell office:value-type="float" office:value="0.0852568" calcext:value-type="float">
            <text:p>0.0852568</text:p>
          </table:table-cell>
          <table:table-cell office:value-type="float" office:value="0.084641" calcext:value-type="float">
            <text:p>0.084641</text:p>
          </table:table-cell>
          <table:table-cell office:value-type="float" office:value="0.0844114" calcext:value-type="float">
            <text:p>0.0844114</text:p>
          </table:table-cell>
          <table:table-cell office:value-type="float" office:value="0.0837862" calcext:value-type="float">
            <text:p>0.0837862</text:p>
          </table:table-cell>
          <table:table-cell office:value-type="float" office:value="0.0830139" calcext:value-type="float">
            <text:p>0.0830139</text:p>
          </table:table-cell>
          <table:table-cell office:value-type="float" office:value="0.082397" calcext:value-type="float">
            <text:p>0.082397</text:p>
          </table:table-cell>
          <table:table-cell office:value-type="float" office:value="0.0821617" calcext:value-type="float">
            <text:p>0.0821617</text:p>
          </table:table-cell>
          <table:table-cell office:value-type="float" office:value="0.082397" calcext:value-type="float">
            <text:p>0.082397</text:p>
          </table:table-cell>
          <table:table-cell office:value-type="float" office:value="0.0830139" calcext:value-type="float">
            <text:p>0.0830139</text:p>
          </table:table-cell>
          <table:table-cell office:value-type="float" office:value="0.0837862" calcext:value-type="float">
            <text:p>0.0837862</text:p>
          </table:table-cell>
          <table:table-cell office:value-type="float" office:value="0.0844114" calcext:value-type="float">
            <text:p>0.0844114</text:p>
          </table:table-cell>
          <table:table-cell office:value-type="float" office:value="0.084641" calcext:value-type="float">
            <text:p>0.084641</text:p>
          </table:table-cell>
          <table:table-cell office:value-type="float" office:value="0.083542" calcext:value-type="float">
            <text:p>0.083542</text:p>
          </table:table-cell>
          <table:table-cell office:value-type="float" office:value="0.0830462" calcext:value-type="float">
            <text:p>0.0830462</text:p>
          </table:table-cell>
          <table:table-cell office:value-type="float" office:value="0.0816909" calcext:value-type="float">
            <text:p>0.0816909</text:p>
          </table:table-cell>
          <table:table-cell office:value-type="float" office:value="0.0800394" calcext:value-type="float">
            <text:p>0.0800394</text:p>
          </table:table-cell>
          <table:table-cell office:value-type="float" office:value="0.0787326" calcext:value-type="float">
            <text:p>0.0787326</text:p>
          </table:table-cell>
          <table:table-cell office:value-type="float" office:value="0.0782386" calcext:value-type="float">
            <text:p>0.0782386</text:p>
          </table:table-cell>
          <table:table-cell office:value-type="float" office:value="0.0787326" calcext:value-type="float">
            <text:p>0.0787326</text:p>
          </table:table-cell>
          <table:table-cell office:value-type="float" office:value="0.0800394" calcext:value-type="float">
            <text:p>0.0800394</text:p>
          </table:table-cell>
          <table:table-cell office:value-type="float" office:value="0.0816909" calcext:value-type="float">
            <text:p>0.0816909</text:p>
          </table:table-cell>
          <table:table-cell office:value-type="float" office:value="0.0830462" calcext:value-type="float">
            <text:p>0.0830462</text:p>
          </table:table-cell>
          <table:table-cell office:value-type="float" office:value="0.083542" calcext:value-type="float">
            <text:p>0.083542</text:p>
          </table:table-cell>
          <table:table-cell office:value-type="float" office:value="0.0820934" calcext:value-type="float">
            <text:p>0.0820934</text:p>
          </table:table-cell>
          <table:table-cell office:value-type="float" office:value="0.0812261" calcext:value-type="float">
            <text:p>0.0812261</text:p>
          </table:table-cell>
          <table:table-cell office:value-type="float" office:value="0.0788738" calcext:value-type="float">
            <text:p>0.0788738</text:p>
          </table:table-cell>
          <table:table-cell office:value-type="float" office:value="0.076053" calcext:value-type="float">
            <text:p>0.076053</text:p>
          </table:table-cell>
          <table:table-cell office:value-type="float" office:value="0.073852" calcext:value-type="float">
            <text:p>0.073852</text:p>
          </table:table-cell>
          <table:table-cell office:value-type="float" office:value="0.073028" calcext:value-type="float">
            <text:p>0.073028</text:p>
          </table:table-cell>
          <table:table-cell office:value-type="float" office:value="0.073852" calcext:value-type="float">
            <text:p>0.073852</text:p>
          </table:table-cell>
          <table:table-cell office:value-type="float" office:value="0.076053" calcext:value-type="float">
            <text:p>0.076053</text:p>
          </table:table-cell>
          <table:table-cell office:value-type="float" office:value="0.0788738" calcext:value-type="float">
            <text:p>0.0788738</text:p>
          </table:table-cell>
          <table:table-cell office:value-type="float" office:value="0.0812261" calcext:value-type="float">
            <text:p>0.0812261</text:p>
          </table:table-cell>
          <table:table-cell office:value-type="float" office:value="0.0820934" calcext:value-type="float">
            <text:p>0.0820934</text:p>
          </table:table-cell>
          <table:table-cell office:value-type="float" office:value="0.0802467" calcext:value-type="float">
            <text:p>0.0802467</text:p>
          </table:table-cell>
          <table:table-cell office:value-type="float" office:value="0.0789235" calcext:value-type="float">
            <text:p>0.0789235</text:p>
          </table:table-cell>
          <table:table-cell office:value-type="float" office:value="0.0753822" calcext:value-type="float">
            <text:p>0.0753822</text:p>
          </table:table-cell>
          <table:table-cell office:value-type="float" office:value="0.0712182" calcext:value-type="float">
            <text:p>0.0712182</text:p>
          </table:table-cell>
          <table:table-cell office:value-type="float" office:value="0.068028" calcext:value-type="float">
            <text:p>0.068028</text:p>
          </table:table-cell>
          <table:table-cell office:value-type="float" office:value="0.0668478" calcext:value-type="float">
            <text:p>0.0668478</text:p>
          </table:table-cell>
          <table:table-cell office:value-type="float" office:value="0.068028" calcext:value-type="float">
            <text:p>0.068028</text:p>
          </table:table-cell>
          <table:table-cell office:value-type="float" office:value="0.0712182" calcext:value-type="float">
            <text:p>0.0712182</text:p>
          </table:table-cell>
          <table:table-cell office:value-type="float" office:value="0.0753822" calcext:value-type="float">
            <text:p>0.0753822</text:p>
          </table:table-cell>
          <table:table-cell office:value-type="float" office:value="0.0789235" calcext:value-type="float">
            <text:p>0.0789235</text:p>
          </table:table-cell>
          <table:table-cell office:value-type="float" office:value="0.0802467" calcext:value-type="float">
            <text:p>0.0802467</text:p>
          </table:table-cell>
          <table:table-cell office:value-type="float" office:value="0.078053" calcext:value-type="float">
            <text:p>0.078053</text:p>
          </table:table-cell>
          <table:table-cell office:value-type="float" office:value="0.0762002" calcext:value-type="float">
            <text:p>0.0762002</text:p>
          </table:table-cell>
          <table:table-cell office:value-type="float" office:value="0.0713208" calcext:value-type="float">
            <text:p>0.0713208</text:p>
          </table:table-cell>
          <table:table-cell office:value-type="float" office:value="0.0657165" calcext:value-type="float">
            <text:p>0.0657165</text:p>
          </table:table-cell>
          <table:table-cell office:value-type="float" office:value="0.0615185" calcext:value-type="float">
            <text:p>0.0615185</text:p>
          </table:table-cell>
          <table:table-cell office:value-type="float" office:value="0.0599871" calcext:value-type="float">
            <text:p>0.0599871</text:p>
          </table:table-cell>
          <table:table-cell office:value-type="float" office:value="0.0615185" calcext:value-type="float">
            <text:p>0.0615185</text:p>
          </table:table-cell>
          <table:table-cell office:value-type="float" office:value="0.0657165" calcext:value-type="float">
            <text:p>0.0657165</text:p>
          </table:table-cell>
          <table:table-cell office:value-type="float" office:value="0.0713208" calcext:value-type="float">
            <text:p>0.0713208</text:p>
          </table:table-cell>
          <table:table-cell office:value-type="float" office:value="0.0762002" calcext:value-type="float">
            <text:p>0.0762002</text:p>
          </table:table-cell>
          <table:table-cell office:value-type="float" office:value="0.078053" calcext:value-type="float">
            <text:p>0.078053</text:p>
          </table:table-cell>
          <table:table-cell office:value-type="float" office:value="0.075557" calcext:value-type="float">
            <text:p>0.075557</text:p>
          </table:table-cell>
          <table:table-cell office:value-type="float" office:value="0.0731227" calcext:value-type="float">
            <text:p>0.0731227</text:p>
          </table:table-cell>
          <table:table-cell office:value-type="float" office:value="0.0668292" calcext:value-type="float">
            <text:p>0.0668292</text:p>
          </table:table-cell>
          <table:table-cell office:value-type="float" office:value="0.0597928" calcext:value-type="float">
            <text:p>0.0597928</text:p>
          </table:table-cell>
          <table:table-cell office:value-type="float" office:value="0.054659" calcext:value-type="float">
            <text:p>0.054659</text:p>
          </table:table-cell>
          <table:table-cell office:value-type="float" office:value="0.0528166" calcext:value-type="float">
            <text:p>0.0528166</text:p>
          </table:table-cell>
          <table:table-cell office:value-type="float" office:value="0.054659" calcext:value-type="float">
            <text:p>0.054659</text:p>
          </table:table-cell>
          <table:table-cell office:value-type="float" office:value="0.0597928" calcext:value-type="float">
            <text:p>0.0597928</text:p>
          </table:table-cell>
          <table:table-cell office:value-type="float" office:value="0.0668292" calcext:value-type="float">
            <text:p>0.0668292</text:p>
          </table:table-cell>
          <table:table-cell office:value-type="float" office:value="0.0731227" calcext:value-type="float">
            <text:p>0.0731227</text:p>
          </table:table-cell>
          <table:table-cell office:value-type="float" office:value="0.075557" calcext:value-type="float">
            <text:p>0.075557</text:p>
          </table:table-cell>
          <table:table-cell office:value-type="float" office:value="0.0728537" calcext:value-type="float">
            <text:p>0.0728537</text:p>
          </table:table-cell>
          <table:table-cell office:value-type="float" office:value="0.0698127" calcext:value-type="float">
            <text:p>0.0698127</text:p>
          </table:table-cell>
          <table:table-cell office:value-type="float" office:value="0.0621082" calcext:value-type="float">
            <text:p>0.0621082</text:p>
          </table:table-cell>
          <table:table-cell office:value-type="float" office:value="0.0537475" calcext:value-type="float">
            <text:p>0.0537475</text:p>
          </table:table-cell>
          <table:table-cell office:value-type="float" office:value="0.0478246" calcext:value-type="float">
            <text:p>0.0478246</text:p>
          </table:table-cell>
          <table:table-cell office:value-type="float" office:value="0.0457377" calcext:value-type="float">
            <text:p>0.0457377</text:p>
          </table:table-cell>
          <table:table-cell office:value-type="float" office:value="0.0478246" calcext:value-type="float">
            <text:p>0.0478246</text:p>
          </table:table-cell>
          <table:table-cell office:value-type="float" office:value="0.0537475" calcext:value-type="float">
            <text:p>0.0537475</text:p>
          </table:table-cell>
          <table:table-cell office:value-type="float" office:value="0.0621082" calcext:value-type="float">
            <text:p>0.0621082</text:p>
          </table:table-cell>
          <table:table-cell office:value-type="float" office:value="0.0698127" calcext:value-type="float">
            <text:p>0.0698127</text:p>
          </table:table-cell>
          <table:table-cell office:value-type="float" office:value="0.0728537" calcext:value-type="float">
            <text:p>0.0728537</text:p>
          </table:table-cell>
          <table:table-cell office:value-type="float" office:value="0.0703473" calcext:value-type="float">
            <text:p>0.0703473</text:p>
          </table:table-cell>
          <table:table-cell office:value-type="float" office:value="0.0667562" calcext:value-type="float">
            <text:p>0.0667562</text:p>
          </table:table-cell>
          <table:table-cell office:value-type="float" office:value="0.0578356" calcext:value-type="float">
            <text:p>0.0578356</text:p>
          </table:table-cell>
          <table:table-cell office:value-type="float" office:value="0.0484234" calcext:value-type="float">
            <text:p>0.0484234</text:p>
          </table:table-cell>
          <table:table-cell office:value-type="float" office:value="0.0419406" calcext:value-type="float">
            <text:p>0.0419406</text:p>
          </table:table-cell>
          <table:table-cell office:value-type="float" office:value="0.0396964" calcext:value-type="float">
            <text:p>0.0396964</text:p>
          </table:table-cell>
          <table:table-cell office:value-type="float" office:value="0.0419406" calcext:value-type="float">
            <text:p>0.0419406</text:p>
          </table:table-cell>
          <table:table-cell office:value-type="float" office:value="0.0484234" calcext:value-type="float">
            <text:p>0.0484234</text:p>
          </table:table-cell>
          <table:table-cell office:value-type="float" office:value="0.0578356" calcext:value-type="float">
            <text:p>0.0578356</text:p>
          </table:table-cell>
          <table:table-cell office:value-type="float" office:value="0.0667562" calcext:value-type="float">
            <text:p>0.0667562</text:p>
          </table:table-cell>
          <table:table-cell office:value-type="float" office:value="0.0703473" calcext:value-type="float">
            <text:p>0.0703473</text:p>
          </table:table-cell>
          <table:table-cell office:value-type="float" office:value="0.0688275" calcext:value-type="float">
            <text:p>0.0688275</text:p>
          </table:table-cell>
          <table:table-cell office:value-type="float" office:value="0.0649011" calcext:value-type="float">
            <text:p>0.0649011</text:p>
          </table:table-cell>
          <table:table-cell office:value-type="float" office:value="0.0552907" calcext:value-type="float">
            <text:p>0.0552907</text:p>
          </table:table-cell>
          <table:table-cell office:value-type="float" office:value="0.0453411" calcext:value-type="float">
            <text:p>0.0453411</text:p>
          </table:table-cell>
          <table:table-cell office:value-type="float" office:value="0.0386149" calcext:value-type="float">
            <text:p>0.0386149</text:p>
          </table:table-cell>
          <table:table-cell office:value-type="float" office:value="0.0363132" calcext:value-type="float">
            <text:p>0.0363132</text:p>
          </table:table-cell>
          <table:table-cell office:value-type="float" office:value="0.0386149" calcext:value-type="float">
            <text:p>0.0386149</text:p>
          </table:table-cell>
          <table:table-cell office:value-type="float" office:value="0.0453411" calcext:value-type="float">
            <text:p>0.0453411</text:p>
          </table:table-cell>
          <table:table-cell office:value-type="float" office:value="0.0552907" calcext:value-type="float">
            <text:p>0.0552907</text:p>
          </table:table-cell>
          <table:table-cell office:value-type="float" office:value="0.0649011" calcext:value-type="float">
            <text:p>0.0649011</text:p>
          </table:table-cell>
          <table:table-cell office:value-type="float" office:value="0.0688275" calcext:value-type="float">
            <text:p>0.0688275</text:p>
          </table:table-cell>
        </table:table-row>
        <table:table-row table:style-name="ro1">
          <table:table-cell office:value-type="float" office:value="0.096254" calcext:value-type="float">
            <text:p>0.096254</text:p>
          </table:table-cell>
          <table:table-cell office:value-type="float" office:value="0.0948659" calcext:value-type="float">
            <text:p>0.0948659</text:p>
          </table:table-cell>
          <table:table-cell office:value-type="float" office:value="0.0947762" calcext:value-type="float">
            <text:p>0.0947762</text:p>
          </table:table-cell>
          <table:table-cell office:value-type="float" office:value="0.094535" calcext:value-type="float">
            <text:p>0.094535</text:p>
          </table:table-cell>
          <table:table-cell office:value-type="float" office:value="0.0942324" calcext:value-type="float">
            <text:p>0.0942324</text:p>
          </table:table-cell>
          <table:table-cell office:value-type="float" office:value="0.0939884" calcext:value-type="float">
            <text:p>0.0939884</text:p>
          </table:table-cell>
          <table:table-cell office:value-type="float" office:value="0.0938945" calcext:value-type="float">
            <text:p>0.0938945</text:p>
          </table:table-cell>
          <table:table-cell office:value-type="float" office:value="0.0939884" calcext:value-type="float">
            <text:p>0.0939884</text:p>
          </table:table-cell>
          <table:table-cell office:value-type="float" office:value="0.0942324" calcext:value-type="float">
            <text:p>0.0942324</text:p>
          </table:table-cell>
          <table:table-cell office:value-type="float" office:value="0.094535" calcext:value-type="float">
            <text:p>0.094535</text:p>
          </table:table-cell>
          <table:table-cell office:value-type="float" office:value="0.0947762" calcext:value-type="float">
            <text:p>0.0947762</text:p>
          </table:table-cell>
          <table:table-cell office:value-type="float" office:value="0.0948659" calcext:value-type="float">
            <text:p>0.0948659</text:p>
          </table:table-cell>
          <table:table-cell office:value-type="float" office:value="0.0939845" calcext:value-type="float">
            <text:p>0.0939845</text:p>
          </table:table-cell>
          <table:table-cell office:value-type="float" office:value="0.0939183" calcext:value-type="float">
            <text:p>0.0939183</text:p>
          </table:table-cell>
          <table:table-cell office:value-type="float" office:value="0.0937494" calcext:value-type="float">
            <text:p>0.0937494</text:p>
          </table:table-cell>
          <table:table-cell office:value-type="float" office:value="0.0935368" calcext:value-type="float">
            <text:p>0.0935368</text:p>
          </table:table-cell>
          <table:table-cell office:value-type="float" office:value="0.0933679" calcext:value-type="float">
            <text:p>0.0933679</text:p>
          </table:table-cell>
          <table:table-cell office:value-type="float" office:value="0.0933018" calcext:value-type="float">
            <text:p>0.0933018</text:p>
          </table:table-cell>
          <table:table-cell office:value-type="float" office:value="0.0933679" calcext:value-type="float">
            <text:p>0.0933679</text:p>
          </table:table-cell>
          <table:table-cell office:value-type="float" office:value="0.0935368" calcext:value-type="float">
            <text:p>0.0935368</text:p>
          </table:table-cell>
          <table:table-cell office:value-type="float" office:value="0.0937494" calcext:value-type="float">
            <text:p>0.0937494</text:p>
          </table:table-cell>
          <table:table-cell office:value-type="float" office:value="0.0939183" calcext:value-type="float">
            <text:p>0.0939183</text:p>
          </table:table-cell>
          <table:table-cell office:value-type="float" office:value="0.0939845" calcext:value-type="float">
            <text:p>0.0939845</text:p>
          </table:table-cell>
          <table:table-cell office:value-type="float" office:value="0.0933091" calcext:value-type="float">
            <text:p>0.0933091</text:p>
          </table:table-cell>
          <table:table-cell office:value-type="float" office:value="0.0930561" calcext:value-type="float">
            <text:p>0.0930561</text:p>
          </table:table-cell>
          <table:table-cell office:value-type="float" office:value="0.0923672" calcext:value-type="float">
            <text:p>0.0923672</text:p>
          </table:table-cell>
          <table:table-cell office:value-type="float" office:value="0.0915162" calcext:value-type="float">
            <text:p>0.0915162</text:p>
          </table:table-cell>
          <table:table-cell office:value-type="float" office:value="0.0908365" calcext:value-type="float">
            <text:p>0.0908365</text:p>
          </table:table-cell>
          <table:table-cell office:value-type="float" office:value="0.090577" calcext:value-type="float">
            <text:p>0.090577</text:p>
          </table:table-cell>
          <table:table-cell office:value-type="float" office:value="0.0908365" calcext:value-type="float">
            <text:p>0.0908365</text:p>
          </table:table-cell>
          <table:table-cell office:value-type="float" office:value="0.0915162" calcext:value-type="float">
            <text:p>0.0915162</text:p>
          </table:table-cell>
          <table:table-cell office:value-type="float" office:value="0.0923672" calcext:value-type="float">
            <text:p>0.0923672</text:p>
          </table:table-cell>
          <table:table-cell office:value-type="float" office:value="0.0930561" calcext:value-type="float">
            <text:p>0.0930561</text:p>
          </table:table-cell>
          <table:table-cell office:value-type="float" office:value="0.0933091" calcext:value-type="float">
            <text:p>0.0933091</text:p>
          </table:table-cell>
          <table:table-cell office:value-type="float" office:value="0.0920923" calcext:value-type="float">
            <text:p>0.0920923</text:p>
          </table:table-cell>
          <table:table-cell office:value-type="float" office:value="0.0915484" calcext:value-type="float">
            <text:p>0.0915484</text:p>
          </table:table-cell>
          <table:table-cell office:value-type="float" office:value="0.0900582" calcext:value-type="float">
            <text:p>0.0900582</text:p>
          </table:table-cell>
          <table:table-cell office:value-type="float" office:value="0.088242" calcext:value-type="float">
            <text:p>0.088242</text:p>
          </table:table-cell>
          <table:table-cell office:value-type="float" office:value="0.0868051" calcext:value-type="float">
            <text:p>0.0868051</text:p>
          </table:table-cell>
          <table:table-cell office:value-type="float" office:value="0.0862618" calcext:value-type="float">
            <text:p>0.0862618</text:p>
          </table:table-cell>
          <table:table-cell office:value-type="float" office:value="0.0868051" calcext:value-type="float">
            <text:p>0.0868051</text:p>
          </table:table-cell>
          <table:table-cell office:value-type="float" office:value="0.088242" calcext:value-type="float">
            <text:p>0.088242</text:p>
          </table:table-cell>
          <table:table-cell office:value-type="float" office:value="0.0900582" calcext:value-type="float">
            <text:p>0.0900582</text:p>
          </table:table-cell>
          <table:table-cell office:value-type="float" office:value="0.0915484" calcext:value-type="float">
            <text:p>0.0915484</text:p>
          </table:table-cell>
          <table:table-cell office:value-type="float" office:value="0.0920923" calcext:value-type="float">
            <text:p>0.0920923</text:p>
          </table:table-cell>
          <table:table-cell office:value-type="float" office:value="0.0904967" calcext:value-type="float">
            <text:p>0.0904967</text:p>
          </table:table-cell>
          <table:table-cell office:value-type="float" office:value="0.0895458" calcext:value-type="float">
            <text:p>0.0895458</text:p>
          </table:table-cell>
          <table:table-cell office:value-type="float" office:value="0.0869576" calcext:value-type="float">
            <text:p>0.0869576</text:p>
          </table:table-cell>
          <table:table-cell office:value-type="float" office:value="0.0838535" calcext:value-type="float">
            <text:p>0.0838535</text:p>
          </table:table-cell>
          <table:table-cell office:value-type="float" office:value="0.0814317" calcext:value-type="float">
            <text:p>0.0814317</text:p>
          </table:table-cell>
          <table:table-cell office:value-type="float" office:value="0.080525" calcext:value-type="float">
            <text:p>0.080525</text:p>
          </table:table-cell>
          <table:table-cell office:value-type="float" office:value="0.0814317" calcext:value-type="float">
            <text:p>0.0814317</text:p>
          </table:table-cell>
          <table:table-cell office:value-type="float" office:value="0.0838535" calcext:value-type="float">
            <text:p>0.0838535</text:p>
          </table:table-cell>
          <table:table-cell office:value-type="float" office:value="0.0869576" calcext:value-type="float">
            <text:p>0.0869576</text:p>
          </table:table-cell>
          <table:table-cell office:value-type="float" office:value="0.0895458" calcext:value-type="float">
            <text:p>0.0895458</text:p>
          </table:table-cell>
          <table:table-cell office:value-type="float" office:value="0.0904967" calcext:value-type="float">
            <text:p>0.0904967</text:p>
          </table:table-cell>
          <table:table-cell office:value-type="float" office:value="0.0884579" calcext:value-type="float">
            <text:p>0.0884579</text:p>
          </table:table-cell>
          <table:table-cell office:value-type="float" office:value="0.0870083" calcext:value-type="float">
            <text:p>0.0870083</text:p>
          </table:table-cell>
          <table:table-cell office:value-type="float" office:value="0.0831124" calcext:value-type="float">
            <text:p>0.0831124</text:p>
          </table:table-cell>
          <table:table-cell office:value-type="float" office:value="0.0785307" calcext:value-type="float">
            <text:p>0.0785307</text:p>
          </table:table-cell>
          <table:table-cell office:value-type="float" office:value="0.0750208" calcext:value-type="float">
            <text:p>0.0750208</text:p>
          </table:table-cell>
          <table:table-cell office:value-type="float" office:value="0.0737222" calcext:value-type="float">
            <text:p>0.0737222</text:p>
          </table:table-cell>
          <table:table-cell office:value-type="float" office:value="0.0750208" calcext:value-type="float">
            <text:p>0.0750208</text:p>
          </table:table-cell>
          <table:table-cell office:value-type="float" office:value="0.0785307" calcext:value-type="float">
            <text:p>0.0785307</text:p>
          </table:table-cell>
          <table:table-cell office:value-type="float" office:value="0.0831124" calcext:value-type="float">
            <text:p>0.0831124</text:p>
          </table:table-cell>
          <table:table-cell office:value-type="float" office:value="0.0870083" calcext:value-type="float">
            <text:p>0.0870083</text:p>
          </table:table-cell>
          <table:table-cell office:value-type="float" office:value="0.0884579" calcext:value-type="float">
            <text:p>0.0884579</text:p>
          </table:table-cell>
          <table:table-cell office:value-type="float" office:value="0.0860396" calcext:value-type="float">
            <text:p>0.0860396</text:p>
          </table:table-cell>
          <table:table-cell office:value-type="float" office:value="0.0840101" calcext:value-type="float">
            <text:p>0.0840101</text:p>
          </table:table-cell>
          <table:table-cell office:value-type="float" office:value="0.0786415" calcext:value-type="float">
            <text:p>0.0786415</text:p>
          </table:table-cell>
          <table:table-cell office:value-type="float" office:value="0.0724743" calcext:value-type="float">
            <text:p>0.0724743</text:p>
          </table:table-cell>
          <table:table-cell office:value-type="float" office:value="0.0678548" calcext:value-type="float">
            <text:p>0.0678548</text:p>
          </table:table-cell>
          <table:table-cell office:value-type="float" office:value="0.0661695" calcext:value-type="float">
            <text:p>0.0661695</text:p>
          </table:table-cell>
          <table:table-cell office:value-type="float" office:value="0.0678548" calcext:value-type="float">
            <text:p>0.0678548</text:p>
          </table:table-cell>
          <table:table-cell office:value-type="float" office:value="0.0724743" calcext:value-type="float">
            <text:p>0.0724743</text:p>
          </table:table-cell>
          <table:table-cell office:value-type="float" office:value="0.0786415" calcext:value-type="float">
            <text:p>0.0786415</text:p>
          </table:table-cell>
          <table:table-cell office:value-type="float" office:value="0.0840101" calcext:value-type="float">
            <text:p>0.0840101</text:p>
          </table:table-cell>
          <table:table-cell office:value-type="float" office:value="0.0860396" calcext:value-type="float">
            <text:p>0.0860396</text:p>
          </table:table-cell>
          <table:table-cell office:value-type="float" office:value="0.0832929" calcext:value-type="float">
            <text:p>0.0832929</text:p>
          </table:table-cell>
          <table:table-cell office:value-type="float" office:value="0.0806275" calcext:value-type="float">
            <text:p>0.0806275</text:p>
          </table:table-cell>
          <table:table-cell office:value-type="float" office:value="0.0737044" calcext:value-type="float">
            <text:p>0.0737044</text:p>
          </table:table-cell>
          <table:table-cell office:value-type="float" office:value="0.065962" calcext:value-type="float">
            <text:p>0.065962</text:p>
          </table:table-cell>
          <table:table-cell office:value-type="float" office:value="0.0603126" calcext:value-type="float">
            <text:p>0.0603126</text:p>
          </table:table-cell>
          <table:table-cell office:value-type="float" office:value="0.0582848" calcext:value-type="float">
            <text:p>0.0582848</text:p>
          </table:table-cell>
          <table:table-cell office:value-type="float" office:value="0.0603126" calcext:value-type="float">
            <text:p>0.0603126</text:p>
          </table:table-cell>
          <table:table-cell office:value-type="float" office:value="0.065962" calcext:value-type="float">
            <text:p>0.065962</text:p>
          </table:table-cell>
          <table:table-cell office:value-type="float" office:value="0.0737044" calcext:value-type="float">
            <text:p>0.0737044</text:p>
          </table:table-cell>
          <table:table-cell office:value-type="float" office:value="0.0806275" calcext:value-type="float">
            <text:p>0.0806275</text:p>
          </table:table-cell>
          <table:table-cell office:value-type="float" office:value="0.0832929" calcext:value-type="float">
            <text:p>0.0832929</text:p>
          </table:table-cell>
          <table:table-cell office:value-type="float" office:value="0.0803379" calcext:value-type="float">
            <text:p>0.0803379</text:p>
          </table:table-cell>
          <table:table-cell office:value-type="float" office:value="0.0770113" calcext:value-type="float">
            <text:p>0.0770113</text:p>
          </table:table-cell>
          <table:table-cell office:value-type="float" office:value="0.068543" calcext:value-type="float">
            <text:p>0.068543</text:p>
          </table:table-cell>
          <table:table-cell office:value-type="float" office:value="0.0593477" calcext:value-type="float">
            <text:p>0.0593477</text:p>
          </table:table-cell>
          <table:table-cell office:value-type="float" office:value="0.0528305" calcext:value-type="float">
            <text:p>0.0528305</text:p>
          </table:table-cell>
          <table:table-cell office:value-type="float" office:value="0.0505332" calcext:value-type="float">
            <text:p>0.0505332</text:p>
          </table:table-cell>
          <table:table-cell office:value-type="float" office:value="0.0528305" calcext:value-type="float">
            <text:p>0.0528305</text:p>
          </table:table-cell>
          <table:table-cell office:value-type="float" office:value="0.0593477" calcext:value-type="float">
            <text:p>0.0593477</text:p>
          </table:table-cell>
          <table:table-cell office:value-type="float" office:value="0.068543" calcext:value-type="float">
            <text:p>0.068543</text:p>
          </table:table-cell>
          <table:table-cell office:value-type="float" office:value="0.0770113" calcext:value-type="float">
            <text:p>0.0770113</text:p>
          </table:table-cell>
          <table:table-cell office:value-type="float" office:value="0.0803379" calcext:value-type="float">
            <text:p>0.0803379</text:p>
          </table:table-cell>
          <table:table-cell office:value-type="float" office:value="0.0776327" calcext:value-type="float">
            <text:p>0.0776327</text:p>
          </table:table-cell>
          <table:table-cell office:value-type="float" office:value="0.0737116" calcext:value-type="float">
            <text:p>0.0737116</text:p>
          </table:table-cell>
          <table:table-cell office:value-type="float" office:value="0.0639231" calcext:value-type="float">
            <text:p>0.0639231</text:p>
          </table:table-cell>
          <table:table-cell office:value-type="float" office:value="0.0535823" calcext:value-type="float">
            <text:p>0.0535823</text:p>
          </table:table-cell>
          <table:table-cell office:value-type="float" office:value="0.0464517" calcext:value-type="float">
            <text:p>0.0464517</text:p>
          </table:table-cell>
          <table:table-cell office:value-type="float" office:value="0.0439812" calcext:value-type="float">
            <text:p>0.0439812</text:p>
          </table:table-cell>
          <table:table-cell office:value-type="float" office:value="0.0464517" calcext:value-type="float">
            <text:p>0.0464517</text:p>
          </table:table-cell>
          <table:table-cell office:value-type="float" office:value="0.0535823" calcext:value-type="float">
            <text:p>0.0535823</text:p>
          </table:table-cell>
          <table:table-cell office:value-type="float" office:value="0.0639231" calcext:value-type="float">
            <text:p>0.0639231</text:p>
          </table:table-cell>
          <table:table-cell office:value-type="float" office:value="0.0737116" calcext:value-type="float">
            <text:p>0.0737116</text:p>
          </table:table-cell>
          <table:table-cell office:value-type="float" office:value="0.0776327" calcext:value-type="float">
            <text:p>0.0776327</text:p>
          </table:table-cell>
          <table:table-cell office:value-type="float" office:value="0.0760569" calcext:value-type="float">
            <text:p>0.0760569</text:p>
          </table:table-cell>
          <table:table-cell office:value-type="float" office:value="0.0717837" calcext:value-type="float">
            <text:p>0.0717837</text:p>
          </table:table-cell>
          <table:table-cell office:value-type="float" office:value="0.0612693" calcext:value-type="float">
            <text:p>0.0612693</text:p>
          </table:table-cell>
          <table:table-cell office:value-type="float" office:value="0.0503585" calcext:value-type="float">
            <text:p>0.0503585</text:p>
          </table:table-cell>
          <table:table-cell office:value-type="float" office:value="0.0429663" calcext:value-type="float">
            <text:p>0.0429663</text:p>
          </table:table-cell>
          <table:table-cell office:value-type="float" office:value="0.0404329" calcext:value-type="float">
            <text:p>0.0404329</text:p>
          </table:table-cell>
          <table:table-cell office:value-type="float" office:value="0.0429663" calcext:value-type="float">
            <text:p>0.0429663</text:p>
          </table:table-cell>
          <table:table-cell office:value-type="float" office:value="0.0503585" calcext:value-type="float">
            <text:p>0.0503585</text:p>
          </table:table-cell>
          <table:table-cell office:value-type="float" office:value="0.0612693" calcext:value-type="float">
            <text:p>0.0612693</text:p>
          </table:table-cell>
          <table:table-cell office:value-type="float" office:value="0.0717837" calcext:value-type="float">
            <text:p>0.0717837</text:p>
          </table:table-cell>
          <table:table-cell office:value-type="float" office:value="0.0760569" calcext:value-type="float">
            <text:p>0.0760569</text:p>
          </table:table-cell>
        </table:table-row>
        <table:table-row table:style-name="ro1">
          <table:table-cell office:value-type="float" office:value="0.103796" calcext:value-type="float">
            <text:p>0.103796</text:p>
          </table:table-cell>
          <table:table-cell office:value-type="float" office:value="0.102159" calcext:value-type="float">
            <text:p>0.102159</text:p>
          </table:table-cell>
          <table:table-cell office:value-type="float" office:value="0.102058" calcext:value-type="float">
            <text:p>0.102058</text:p>
          </table:table-cell>
          <table:table-cell office:value-type="float" office:value="0.101788" calcext:value-type="float">
            <text:p>0.101788</text:p>
          </table:table-cell>
          <table:table-cell office:value-type="float" office:value="0.101449" calcext:value-type="float">
            <text:p>0.101449</text:p>
          </table:table-cell>
          <table:table-cell office:value-type="float" office:value="0.101176" calcext:value-type="float">
            <text:p>0.101176</text:p>
          </table:table-cell>
          <table:table-cell office:value-type="float" office:value="0.101071" calcext:value-type="float">
            <text:p>0.101071</text:p>
          </table:table-cell>
          <table:table-cell office:value-type="float" office:value="0.101176" calcext:value-type="float">
            <text:p>0.101176</text:p>
          </table:table-cell>
          <table:table-cell office:value-type="float" office:value="0.101449" calcext:value-type="float">
            <text:p>0.101449</text:p>
          </table:table-cell>
          <table:table-cell office:value-type="float" office:value="0.101788" calcext:value-type="float">
            <text:p>0.101788</text:p>
          </table:table-cell>
          <table:table-cell office:value-type="float" office:value="0.102058" calcext:value-type="float">
            <text:p>0.102058</text:p>
          </table:table-cell>
          <table:table-cell office:value-type="float" office:value="0.102159" calcext:value-type="float">
            <text:p>0.102159</text:p>
          </table:table-cell>
          <table:table-cell office:value-type="float" office:value="0.101183" calcext:value-type="float">
            <text:p>0.101183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.100929" calcext:value-type="float">
            <text:p>0.100929</text:p>
          </table:table-cell>
          <table:table-cell office:value-type="float" office:value="0.100701" calcext:value-type="float">
            <text:p>0.100701</text:p>
          </table:table-cell>
          <table:table-cell office:value-type="float" office:value="0.10052" calcext:value-type="float">
            <text:p>0.10052</text:p>
          </table:table-cell>
          <table:table-cell office:value-type="float" office:value="0.100448" calcext:value-type="float">
            <text:p>0.100448</text:p>
          </table:table-cell>
          <table:table-cell office:value-type="float" office:value="0.10052" calcext:value-type="float">
            <text:p>0.10052</text:p>
          </table:table-cell>
          <table:table-cell office:value-type="float" office:value="0.100701" calcext:value-type="float">
            <text:p>0.100701</text:p>
          </table:table-cell>
          <table:table-cell office:value-type="float" office:value="0.100929" calcext:value-type="float">
            <text:p>0.100929</text:p>
          </table:table-cell>
          <table:table-cell office:value-type="float" office:value="0.101111" calcext:value-type="float">
            <text:p>0.101111</text:p>
          </table:table-cell>
          <table:table-cell office:value-type="float" office:value="0.101183" calcext:value-type="float">
            <text:p>0.101183</text:p>
          </table:table-cell>
          <table:table-cell office:value-type="float" office:value="0.100458" calcext:value-type="float">
            <text:p>0.100458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0.0994443" calcext:value-type="float">
            <text:p>0.0994443</text:p>
          </table:table-cell>
          <table:table-cell office:value-type="float" office:value="0.0985283" calcext:value-type="float">
            <text:p>0.0985283</text:p>
          </table:table-cell>
          <table:table-cell office:value-type="float" office:value="0.0977969" calcext:value-type="float">
            <text:p>0.0977969</text:p>
          </table:table-cell>
          <table:table-cell office:value-type="float" office:value="0.0975176" calcext:value-type="float">
            <text:p>0.0975176</text:p>
          </table:table-cell>
          <table:table-cell office:value-type="float" office:value="0.0977969" calcext:value-type="float">
            <text:p>0.0977969</text:p>
          </table:table-cell>
          <table:table-cell office:value-type="float" office:value="0.0985283" calcext:value-type="float">
            <text:p>0.0985283</text:p>
          </table:table-cell>
          <table:table-cell office:value-type="float" office:value="0.0994443" calcext:value-type="float">
            <text:p>0.0994443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0.100458" calcext:value-type="float">
            <text:p>0.100458</text:p>
          </table:table-cell>
          <table:table-cell office:value-type="float" office:value="0.0991433" calcext:value-type="float">
            <text:p>0.0991433</text:p>
          </table:table-cell>
          <table:table-cell office:value-type="float" office:value="0.09856" calcext:value-type="float">
            <text:p>0.09856</text:p>
          </table:table-cell>
          <table:table-cell office:value-type="float" office:value="0.0969591" calcext:value-type="float">
            <text:p>0.0969591</text:p>
          </table:table-cell>
          <table:table-cell office:value-type="float" office:value="0.0950076" calcext:value-type="float">
            <text:p>0.0950076</text:p>
          </table:table-cell>
          <table:table-cell office:value-type="float" office:value="0.0934639" calcext:value-type="float">
            <text:p>0.0934639</text:p>
          </table:table-cell>
          <table:table-cell office:value-type="float" office:value="0.0928801" calcext:value-type="float">
            <text:p>0.0928801</text:p>
          </table:table-cell>
          <table:table-cell office:value-type="float" office:value="0.0934639" calcext:value-type="float">
            <text:p>0.0934639</text:p>
          </table:table-cell>
          <table:table-cell office:value-type="float" office:value="0.0950076" calcext:value-type="float">
            <text:p>0.0950076</text:p>
          </table:table-cell>
          <table:table-cell office:value-type="float" office:value="0.0969591" calcext:value-type="float">
            <text:p>0.0969591</text:p>
          </table:table-cell>
          <table:table-cell office:value-type="float" office:value="0.09856" calcext:value-type="float">
            <text:p>0.09856</text:p>
          </table:table-cell>
          <table:table-cell office:value-type="float" office:value="0.0991433" calcext:value-type="float">
            <text:p>0.0991433</text:p>
          </table:table-cell>
          <table:table-cell office:value-type="float" office:value="0.0974267" calcext:value-type="float">
            <text:p>0.0974267</text:p>
          </table:table-cell>
          <table:table-cell office:value-type="float" office:value="0.0964074" calcext:value-type="float">
            <text:p>0.0964074</text:p>
          </table:table-cell>
          <table:table-cell office:value-type="float" office:value="0.0936255" calcext:value-type="float">
            <text:p>0.0936255</text:p>
          </table:table-cell>
          <table:table-cell office:value-type="float" office:value="0.0902885" calcext:value-type="float">
            <text:p>0.0902885</text:p>
          </table:table-cell>
          <table:table-cell office:value-type="float" office:value="0.0876851" calcext:value-type="float">
            <text:p>0.0876851</text:p>
          </table:table-cell>
          <table:table-cell office:value-type="float" office:value="0.0867104" calcext:value-type="float">
            <text:p>0.0867104</text:p>
          </table:table-cell>
          <table:table-cell office:value-type="float" office:value="0.0876851" calcext:value-type="float">
            <text:p>0.0876851</text:p>
          </table:table-cell>
          <table:table-cell office:value-type="float" office:value="0.0902885" calcext:value-type="float">
            <text:p>0.0902885</text:p>
          </table:table-cell>
          <table:table-cell office:value-type="float" office:value="0.0936255" calcext:value-type="float">
            <text:p>0.0936255</text:p>
          </table:table-cell>
          <table:table-cell office:value-type="float" office:value="0.0964074" calcext:value-type="float">
            <text:p>0.0964074</text:p>
          </table:table-cell>
          <table:table-cell office:value-type="float" office:value="0.0974267" calcext:value-type="float">
            <text:p>0.0974267</text:p>
          </table:table-cell>
          <table:table-cell office:value-type="float" office:value="0.0952293" calcext:value-type="float">
            <text:p>0.0952293</text:p>
          </table:table-cell>
          <table:table-cell office:value-type="float" office:value="0.0936764" calcext:value-type="float">
            <text:p>0.0936764</text:p>
          </table:table-cell>
          <table:table-cell office:value-type="float" office:value="0.0894891" calcext:value-type="float">
            <text:p>0.0894891</text:p>
          </table:table-cell>
          <table:table-cell office:value-type="float" office:value="0.0845641" calcext:value-type="float">
            <text:p>0.0845641</text:p>
          </table:table-cell>
          <table:table-cell office:value-type="float" office:value="0.0807917" calcext:value-type="float">
            <text:p>0.0807917</text:p>
          </table:table-cell>
          <table:table-cell office:value-type="float" office:value="0.0793958" calcext:value-type="float">
            <text:p>0.0793958</text:p>
          </table:table-cell>
          <table:table-cell office:value-type="float" office:value="0.0807917" calcext:value-type="float">
            <text:p>0.0807917</text:p>
          </table:table-cell>
          <table:table-cell office:value-type="float" office:value="0.0845641" calcext:value-type="float">
            <text:p>0.0845641</text:p>
          </table:table-cell>
          <table:table-cell office:value-type="float" office:value="0.0894891" calcext:value-type="float">
            <text:p>0.0894891</text:p>
          </table:table-cell>
          <table:table-cell office:value-type="float" office:value="0.0936764" calcext:value-type="float">
            <text:p>0.0936764</text:p>
          </table:table-cell>
          <table:table-cell office:value-type="float" office:value="0.0952293" calcext:value-type="float">
            <text:p>0.0952293</text:p>
          </table:table-cell>
          <table:table-cell office:value-type="float" office:value="0.0926261" calcext:value-type="float">
            <text:p>0.0926261</text:p>
          </table:table-cell>
          <table:table-cell office:value-type="float" office:value="0.0904526" calcext:value-type="float">
            <text:p>0.0904526</text:p>
          </table:table-cell>
          <table:table-cell office:value-type="float" office:value="0.084682" calcext:value-type="float">
            <text:p>0.084682</text:p>
          </table:table-cell>
          <table:table-cell office:value-type="float" office:value="0.0780522" calcext:value-type="float">
            <text:p>0.0780522</text:p>
          </table:table-cell>
          <table:table-cell office:value-type="float" office:value="0.0730864" calcext:value-type="float">
            <text:p>0.0730864</text:p>
          </table:table-cell>
          <table:table-cell office:value-type="float" office:value="0.0712745" calcext:value-type="float">
            <text:p>0.0712745</text:p>
          </table:table-cell>
          <table:table-cell office:value-type="float" office:value="0.0730864" calcext:value-type="float">
            <text:p>0.0730864</text:p>
          </table:table-cell>
          <table:table-cell office:value-type="float" office:value="0.0780522" calcext:value-type="float">
            <text:p>0.0780522</text:p>
          </table:table-cell>
          <table:table-cell office:value-type="float" office:value="0.084682" calcext:value-type="float">
            <text:p>0.084682</text:p>
          </table:table-cell>
          <table:table-cell office:value-type="float" office:value="0.0904526" calcext:value-type="float">
            <text:p>0.0904526</text:p>
          </table:table-cell>
          <table:table-cell office:value-type="float" office:value="0.0926261" calcext:value-type="float">
            <text:p>0.0926261</text:p>
          </table:table-cell>
          <table:table-cell office:value-type="float" office:value="0.0896743" calcext:value-type="float">
            <text:p>0.0896743</text:p>
          </table:table-cell>
          <table:table-cell office:value-type="float" office:value="0.0868207" calcext:value-type="float">
            <text:p>0.0868207</text:p>
          </table:table-cell>
          <table:table-cell office:value-type="float" office:value="0.0793808" calcext:value-type="float">
            <text:p>0.0793808</text:p>
          </table:table-cell>
          <table:table-cell office:value-type="float" office:value="0.0710585" calcext:value-type="float">
            <text:p>0.0710585</text:p>
          </table:table-cell>
          <table:table-cell office:value-type="float" office:value="0.0649853" calcext:value-type="float">
            <text:p>0.0649853</text:p>
          </table:table-cell>
          <table:table-cell office:value-type="float" office:value="0.062805" calcext:value-type="float">
            <text:p>0.062805</text:p>
          </table:table-cell>
          <table:table-cell office:value-type="float" office:value="0.0649853" calcext:value-type="float">
            <text:p>0.0649853</text:p>
          </table:table-cell>
          <table:table-cell office:value-type="float" office:value="0.0710585" calcext:value-type="float">
            <text:p>0.0710585</text:p>
          </table:table-cell>
          <table:table-cell office:value-type="float" office:value="0.0793808" calcext:value-type="float">
            <text:p>0.0793808</text:p>
          </table:table-cell>
          <table:table-cell office:value-type="float" office:value="0.0868207" calcext:value-type="float">
            <text:p>0.0868207</text:p>
          </table:table-cell>
          <table:table-cell office:value-type="float" office:value="0.0896743" calcext:value-type="float">
            <text:p>0.0896743</text:p>
          </table:table-cell>
          <table:table-cell office:value-type="float" office:value="0.0865166" calcext:value-type="float">
            <text:p>0.0865166</text:p>
          </table:table-cell>
          <table:table-cell office:value-type="float" office:value="0.0829579" calcext:value-type="float">
            <text:p>0.0829579</text:p>
          </table:table-cell>
          <table:table-cell office:value-type="float" office:value="0.0738638" calcext:value-type="float">
            <text:p>0.0738638</text:p>
          </table:table-cell>
          <table:table-cell office:value-type="float" office:value="0.0639838" calcext:value-type="float">
            <text:p>0.0639838</text:p>
          </table:table-cell>
          <table:table-cell office:value-type="float" office:value="0.0569783" calcext:value-type="float">
            <text:p>0.0569783</text:p>
          </table:table-cell>
          <table:table-cell office:value-type="float" office:value="0.054508" calcext:value-type="float">
            <text:p>0.054508</text:p>
          </table:table-cell>
          <table:table-cell office:value-type="float" office:value="0.0569783" calcext:value-type="float">
            <text:p>0.0569783</text:p>
          </table:table-cell>
          <table:table-cell office:value-type="float" office:value="0.0639838" calcext:value-type="float">
            <text:p>0.0639838</text:p>
          </table:table-cell>
          <table:table-cell office:value-type="float" office:value="0.0738638" calcext:value-type="float">
            <text:p>0.0738638</text:p>
          </table:table-cell>
          <table:table-cell office:value-type="float" office:value="0.0829579" calcext:value-type="float">
            <text:p>0.0829579</text:p>
          </table:table-cell>
          <table:table-cell office:value-type="float" office:value="0.0865166" calcext:value-type="float">
            <text:p>0.0865166</text:p>
          </table:table-cell>
          <table:table-cell office:value-type="float" office:value="0.0836545" calcext:value-type="float">
            <text:p>0.0836545</text:p>
          </table:table-cell>
          <table:table-cell office:value-type="float" office:value="0.0794659" calcext:value-type="float">
            <text:p>0.0794659</text:p>
          </table:table-cell>
          <table:table-cell office:value-type="float" office:value="0.0689683" calcext:value-type="float">
            <text:p>0.0689683</text:p>
          </table:table-cell>
          <table:table-cell office:value-type="float" office:value="0.0578667" calcext:value-type="float">
            <text:p>0.0578667</text:p>
          </table:table-cell>
          <table:table-cell office:value-type="float" office:value="0.0502043" calcext:value-type="float">
            <text:p>0.0502043</text:p>
          </table:table-cell>
          <table:table-cell office:value-type="float" office:value="0.0475477" calcext:value-type="float">
            <text:p>0.0475477</text:p>
          </table:table-cell>
          <table:table-cell office:value-type="float" office:value="0.0502043" calcext:value-type="float">
            <text:p>0.0502043</text:p>
          </table:table-cell>
          <table:table-cell office:value-type="float" office:value="0.0578667" calcext:value-type="float">
            <text:p>0.0578667</text:p>
          </table:table-cell>
          <table:table-cell office:value-type="float" office:value="0.0689683" calcext:value-type="float">
            <text:p>0.0689683</text:p>
          </table:table-cell>
          <table:table-cell office:value-type="float" office:value="0.0794659" calcext:value-type="float">
            <text:p>0.0794659</text:p>
          </table:table-cell>
          <table:table-cell office:value-type="float" office:value="0.0836545" calcext:value-type="float">
            <text:p>0.0836545</text:p>
          </table:table-cell>
          <table:table-cell office:value-type="float" office:value="0.0820379" calcext:value-type="float">
            <text:p>0.0820379</text:p>
          </table:table-cell>
          <table:table-cell office:value-type="float" office:value="0.0774846" calcext:value-type="float">
            <text:p>0.0774846</text:p>
          </table:table-cell>
          <table:table-cell office:value-type="float" office:value="0.0662329" calcext:value-type="float">
            <text:p>0.0662329</text:p>
          </table:table-cell>
          <table:table-cell office:value-type="float" office:value="0.0545359" calcext:value-type="float">
            <text:p>0.0545359</text:p>
          </table:table-cell>
          <table:table-cell office:value-type="float" office:value="0.046597" calcext:value-type="float">
            <text:p>0.046597</text:p>
          </table:table-cell>
          <table:table-cell office:value-type="float" office:value="0.0438731" calcext:value-type="float">
            <text:p>0.0438731</text:p>
          </table:table-cell>
          <table:table-cell office:value-type="float" office:value="0.046597" calcext:value-type="float">
            <text:p>0.046597</text:p>
          </table:table-cell>
          <table:table-cell office:value-type="float" office:value="0.0545359" calcext:value-type="float">
            <text:p>0.0545359</text:p>
          </table:table-cell>
          <table:table-cell office:value-type="float" office:value="0.0662329" calcext:value-type="float">
            <text:p>0.0662329</text:p>
          </table:table-cell>
          <table:table-cell office:value-type="float" office:value="0.0774846" calcext:value-type="float">
            <text:p>0.0774846</text:p>
          </table:table-cell>
          <table:table-cell office:value-type="float" office:value="0.0820379" calcext:value-type="float">
            <text:p>0.0820379</text:p>
          </table:table-cell>
        </table:table-row>
        <table:table-row table:style-name="ro1">
          <table:table-cell office:value-type="float" office:value="0.111845" calcext:value-type="float">
            <text:p>0.111845</text:p>
          </table:table-cell>
          <table:table-cell office:value-type="float" office:value="0.109919" calcext:value-type="float">
            <text:p>0.109919</text:p>
          </table:table-cell>
          <table:table-cell office:value-type="float" office:value="0.109806" calcext:value-type="float">
            <text:p>0.109806</text:p>
          </table:table-cell>
          <table:table-cell office:value-type="float" office:value="0.109504" calcext:value-type="float">
            <text:p>0.109504</text:p>
          </table:table-cell>
          <table:table-cell office:value-type="float" office:value="0.109125" calcext:value-type="float">
            <text:p>0.109125</text:p>
          </table:table-cell>
          <table:table-cell office:value-type="float" office:value="0.10882" calcext:value-type="float">
            <text:p>0.10882</text:p>
          </table:table-cell>
          <table:table-cell office:value-type="float" office:value="0.108703" calcext:value-type="float">
            <text:p>0.108703</text:p>
          </table:table-cell>
          <table:table-cell office:value-type="float" office:value="0.10882" calcext:value-type="float">
            <text:p>0.10882</text:p>
          </table:table-cell>
          <table:table-cell office:value-type="float" office:value="0.109125" calcext:value-type="float">
            <text:p>0.109125</text:p>
          </table:table-cell>
          <table:table-cell office:value-type="float" office:value="0.109504" calcext:value-type="float">
            <text:p>0.109504</text:p>
          </table:table-cell>
          <table:table-cell office:value-type="float" office:value="0.109806" calcext:value-type="float">
            <text:p>0.109806</text:p>
          </table:table-cell>
          <table:table-cell office:value-type="float" office:value="0.109919" calcext:value-type="float">
            <text:p>0.109919</text:p>
          </table:table-cell>
          <table:table-cell office:value-type="float" office:value="0.108839" calcext:value-type="float">
            <text:p>0.108839</text:p>
          </table:table-cell>
          <table:table-cell office:value-type="float" office:value="0.108761" calcext:value-type="float">
            <text:p>0.108761</text:p>
          </table:table-cell>
          <table:table-cell office:value-type="float" office:value="0.108567" calcext:value-type="float">
            <text:p>0.108567</text:p>
          </table:table-cell>
          <table:table-cell office:value-type="float" office:value="0.108321" calcext:value-type="float">
            <text:p>0.108321</text:p>
          </table:table-cell>
          <table:table-cell office:value-type="float" office:value="0.108127" calcext:value-type="float">
            <text:p>0.108127</text:p>
          </table:table-cell>
          <table:table-cell office:value-type="float" office:value="0.10805" calcext:value-type="float">
            <text:p>0.10805</text:p>
          </table:table-cell>
          <table:table-cell office:value-type="float" office:value="0.108127" calcext:value-type="float">
            <text:p>0.108127</text:p>
          </table:table-cell>
          <table:table-cell office:value-type="float" office:value="0.108321" calcext:value-type="float">
            <text:p>0.108321</text:p>
          </table:table-cell>
          <table:table-cell office:value-type="float" office:value="0.108567" calcext:value-type="float">
            <text:p>0.108567</text:p>
          </table:table-cell>
          <table:table-cell office:value-type="float" office:value="0.108761" calcext:value-type="float">
            <text:p>0.108761</text:p>
          </table:table-cell>
          <table:table-cell office:value-type="float" office:value="0.108839" calcext:value-type="float">
            <text:p>0.108839</text:p>
          </table:table-cell>
          <table:table-cell office:value-type="float" office:value="0.108062" calcext:value-type="float">
            <text:p>0.108062</text:p>
          </table:table-cell>
          <table:table-cell office:value-type="float" office:value="0.107769" calcext:value-type="float">
            <text:p>0.107769</text:p>
          </table:table-cell>
          <table:table-cell office:value-type="float" office:value="0.106972" calcext:value-type="float">
            <text:p>0.106972</text:p>
          </table:table-cell>
          <table:table-cell office:value-type="float" office:value="0.105987" calcext:value-type="float">
            <text:p>0.105987</text:p>
          </table:table-cell>
          <table:table-cell office:value-type="float" office:value="0.105201" calcext:value-type="float">
            <text:p>0.105201</text:p>
          </table:table-cell>
          <table:table-cell office:value-type="float" office:value="0.104901" calcext:value-type="float">
            <text:p>0.104901</text:p>
          </table:table-cell>
          <table:table-cell office:value-type="float" office:value="0.105201" calcext:value-type="float">
            <text:p>0.105201</text:p>
          </table:table-cell>
          <table:table-cell office:value-type="float" office:value="0.105987" calcext:value-type="float">
            <text:p>0.105987</text:p>
          </table:table-cell>
          <table:table-cell office:value-type="float" office:value="0.106972" calcext:value-type="float">
            <text:p>0.106972</text:p>
          </table:table-cell>
          <table:table-cell office:value-type="float" office:value="0.107769" calcext:value-type="float">
            <text:p>0.107769</text:p>
          </table:table-cell>
          <table:table-cell office:value-type="float" office:value="0.108062" calcext:value-type="float">
            <text:p>0.108062</text:p>
          </table:table-cell>
          <table:table-cell office:value-type="float" office:value="0.106643" calcext:value-type="float">
            <text:p>0.106643</text:p>
          </table:table-cell>
          <table:table-cell office:value-type="float" office:value="0.106018" calcext:value-type="float">
            <text:p>0.106018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02205" calcext:value-type="float">
            <text:p>0.102205</text:p>
          </table:table-cell>
          <table:table-cell office:value-type="float" office:value="0.100548" calcext:value-type="float">
            <text:p>0.100548</text:p>
          </table:table-cell>
          <table:table-cell office:value-type="float" office:value="0.0999218" calcext:value-type="float">
            <text:p>0.0999218</text:p>
          </table:table-cell>
          <table:table-cell office:value-type="float" office:value="0.100548" calcext:value-type="float">
            <text:p>0.100548</text:p>
          </table:table-cell>
          <table:table-cell office:value-type="float" office:value="0.102205" calcext:value-type="float">
            <text:p>0.102205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106018" calcext:value-type="float">
            <text:p>0.106018</text:p>
          </table:table-cell>
          <table:table-cell office:value-type="float" office:value="0.106643" calcext:value-type="float">
            <text:p>0.106643</text:p>
          </table:table-cell>
          <table:table-cell office:value-type="float" office:value="0.104798" calcext:value-type="float">
            <text:p>0.104798</text:p>
          </table:table-cell>
          <table:table-cell office:value-type="float" office:value="0.103707" calcext:value-type="float">
            <text:p>0.103707</text:p>
          </table:table-cell>
          <table:table-cell office:value-type="float" office:value="0.100719" calcext:value-type="float">
            <text:p>0.100719</text:p>
          </table:table-cell>
          <table:table-cell office:value-type="float" office:value="0.0971352" calcext:value-type="float">
            <text:p>0.0971352</text:p>
          </table:table-cell>
          <table:table-cell office:value-type="float" office:value="0.0943394" calcext:value-type="float">
            <text:p>0.0943394</text:p>
          </table:table-cell>
          <table:table-cell office:value-type="float" office:value="0.0932926" calcext:value-type="float">
            <text:p>0.0932926</text:p>
          </table:table-cell>
          <table:table-cell office:value-type="float" office:value="0.0943394" calcext:value-type="float">
            <text:p>0.0943394</text:p>
          </table:table-cell>
          <table:table-cell office:value-type="float" office:value="0.0971352" calcext:value-type="float">
            <text:p>0.0971352</text:p>
          </table:table-cell>
          <table:table-cell office:value-type="float" office:value="0.100719" calcext:value-type="float">
            <text:p>0.100719</text:p>
          </table:table-cell>
          <table:table-cell office:value-type="float" office:value="0.103707" calcext:value-type="float">
            <text:p>0.103707</text:p>
          </table:table-cell>
          <table:table-cell office:value-type="float" office:value="0.104798" calcext:value-type="float">
            <text:p>0.104798</text:p>
          </table:table-cell>
          <table:table-cell office:value-type="float" office:value="0.102432" calcext:value-type="float">
            <text:p>0.102432</text:p>
          </table:table-cell>
          <table:table-cell office:value-type="float" office:value="0.10077" calcext:value-type="float">
            <text:p>0.10077</text:p>
          </table:table-cell>
          <table:table-cell office:value-type="float" office:value="0.0962737" calcext:value-type="float">
            <text:p>0.0962737</text:p>
          </table:table-cell>
          <table:table-cell office:value-type="float" office:value="0.090985" calcext:value-type="float">
            <text:p>0.090985</text:p>
          </table:table-cell>
          <table:table-cell office:value-type="float" office:value="0.0869342" calcext:value-type="float">
            <text:p>0.0869342</text:p>
          </table:table-cell>
          <table:table-cell office:value-type="float" office:value="0.0854352" calcext:value-type="float">
            <text:p>0.0854352</text:p>
          </table:table-cell>
          <table:table-cell office:value-type="float" office:value="0.0869342" calcext:value-type="float">
            <text:p>0.0869342</text:p>
          </table:table-cell>
          <table:table-cell office:value-type="float" office:value="0.090985" calcext:value-type="float">
            <text:p>0.090985</text:p>
          </table:table-cell>
          <table:table-cell office:value-type="float" office:value="0.0962737" calcext:value-type="float">
            <text:p>0.0962737</text:p>
          </table:table-cell>
          <table:table-cell office:value-type="float" office:value="0.10077" calcext:value-type="float">
            <text:p>0.10077</text:p>
          </table:table-cell>
          <table:table-cell office:value-type="float" office:value="0.102432" calcext:value-type="float">
            <text:p>0.102432</text:p>
          </table:table-cell>
          <table:table-cell office:value-type="float" office:value="0.0996324" calcext:value-type="float">
            <text:p>0.0996324</text:p>
          </table:table-cell>
          <table:table-cell office:value-type="float" office:value="0.0973073" calcext:value-type="float">
            <text:p>0.0973073</text:p>
          </table:table-cell>
          <table:table-cell office:value-type="float" office:value="0.0911107" calcext:value-type="float">
            <text:p>0.0911107</text:p>
          </table:table-cell>
          <table:table-cell office:value-type="float" office:value="0.0839905" calcext:value-type="float">
            <text:p>0.0839905</text:p>
          </table:table-cell>
          <table:table-cell office:value-type="float" office:value="0.0786574" calcext:value-type="float">
            <text:p>0.0786574</text:p>
          </table:table-cell>
          <table:table-cell office:value-type="float" office:value="0.0767113" calcext:value-type="float">
            <text:p>0.0767113</text:p>
          </table:table-cell>
          <table:table-cell office:value-type="float" office:value="0.0786574" calcext:value-type="float">
            <text:p>0.0786574</text:p>
          </table:table-cell>
          <table:table-cell office:value-type="float" office:value="0.0839905" calcext:value-type="float">
            <text:p>0.0839905</text:p>
          </table:table-cell>
          <table:table-cell office:value-type="float" office:value="0.0911107" calcext:value-type="float">
            <text:p>0.0911107</text:p>
          </table:table-cell>
          <table:table-cell office:value-type="float" office:value="0.0973073" calcext:value-type="float">
            <text:p>0.0973073</text:p>
          </table:table-cell>
          <table:table-cell office:value-type="float" office:value="0.0996324" calcext:value-type="float">
            <text:p>0.0996324</text:p>
          </table:table-cell>
          <table:table-cell office:value-type="float" office:value="0.0964642" calcext:value-type="float">
            <text:p>0.0964642</text:p>
          </table:table-cell>
          <table:table-cell office:value-type="float" office:value="0.0934128" calcext:value-type="float">
            <text:p>0.0934128</text:p>
          </table:table-cell>
          <table:table-cell office:value-type="float" office:value="0.0854256" calcext:value-type="float">
            <text:p>0.0854256</text:p>
          </table:table-cell>
          <table:table-cell office:value-type="float" office:value="0.0764889" calcext:value-type="float">
            <text:p>0.0764889</text:p>
          </table:table-cell>
          <table:table-cell office:value-type="float" office:value="0.0699665" calcext:value-type="float">
            <text:p>0.0699665</text:p>
          </table:table-cell>
          <table:table-cell office:value-type="float" office:value="0.0676244" calcext:value-type="float">
            <text:p>0.0676244</text:p>
          </table:table-cell>
          <table:table-cell office:value-type="float" office:value="0.0699665" calcext:value-type="float">
            <text:p>0.0699665</text:p>
          </table:table-cell>
          <table:table-cell office:value-type="float" office:value="0.0764889" calcext:value-type="float">
            <text:p>0.0764889</text:p>
          </table:table-cell>
          <table:table-cell office:value-type="float" office:value="0.0854256" calcext:value-type="float">
            <text:p>0.0854256</text:p>
          </table:table-cell>
          <table:table-cell office:value-type="float" office:value="0.0934128" calcext:value-type="float">
            <text:p>0.0934128</text:p>
          </table:table-cell>
          <table:table-cell office:value-type="float" office:value="0.0964642" calcext:value-type="float">
            <text:p>0.0964642</text:p>
          </table:table-cell>
          <table:table-cell office:value-type="float" office:value="0.0930957" calcext:value-type="float">
            <text:p>0.0930957</text:p>
          </table:table-cell>
          <table:table-cell office:value-type="float" office:value="0.0892936" calcext:value-type="float">
            <text:p>0.0892936</text:p>
          </table:table-cell>
          <table:table-cell office:value-type="float" office:value="0.079538" calcext:value-type="float">
            <text:p>0.079538</text:p>
          </table:table-cell>
          <table:table-cell office:value-type="float" office:value="0.0689331" calcext:value-type="float">
            <text:p>0.0689331</text:p>
          </table:table-cell>
          <table:table-cell office:value-type="float" office:value="0.0614101" calcext:value-type="float">
            <text:p>0.0614101</text:p>
          </table:table-cell>
          <table:table-cell office:value-type="float" office:value="0.0587563" calcext:value-type="float">
            <text:p>0.0587563</text:p>
          </table:table-cell>
          <table:table-cell office:value-type="float" office:value="0.0614101" calcext:value-type="float">
            <text:p>0.0614101</text:p>
          </table:table-cell>
          <table:table-cell office:value-type="float" office:value="0.0689331" calcext:value-type="float">
            <text:p>0.0689331</text:p>
          </table:table-cell>
          <table:table-cell office:value-type="float" office:value="0.079538" calcext:value-type="float">
            <text:p>0.079538</text:p>
          </table:table-cell>
          <table:table-cell office:value-type="float" office:value="0.0892936" calcext:value-type="float">
            <text:p>0.0892936</text:p>
          </table:table-cell>
          <table:table-cell office:value-type="float" office:value="0.0930957" calcext:value-type="float">
            <text:p>0.0930957</text:p>
          </table:table-cell>
          <table:table-cell office:value-type="float" office:value="0.0900735" calcext:value-type="float">
            <text:p>0.0900735</text:p>
          </table:table-cell>
          <table:table-cell office:value-type="float" office:value="0.0856052" calcext:value-type="float">
            <text:p>0.0856052</text:p>
          </table:table-cell>
          <table:table-cell office:value-type="float" office:value="0.0743596" calcext:value-type="float">
            <text:p>0.0743596</text:p>
          </table:table-cell>
          <table:table-cell office:value-type="float" office:value="0.0624539" calcext:value-type="float">
            <text:p>0.0624539</text:p>
          </table:table-cell>
          <table:table-cell office:value-type="float" office:value="0.0542282" calcext:value-type="float">
            <text:p>0.0542282</text:p>
          </table:table-cell>
          <table:table-cell office:value-type="float" office:value="0.0513742" calcext:value-type="float">
            <text:p>0.0513742</text:p>
          </table:table-cell>
          <table:table-cell office:value-type="float" office:value="0.0542282" calcext:value-type="float">
            <text:p>0.0542282</text:p>
          </table:table-cell>
          <table:table-cell office:value-type="float" office:value="0.0624539" calcext:value-type="float">
            <text:p>0.0624539</text:p>
          </table:table-cell>
          <table:table-cell office:value-type="float" office:value="0.0743596" calcext:value-type="float">
            <text:p>0.0743596</text:p>
          </table:table-cell>
          <table:table-cell office:value-type="float" office:value="0.0856052" calcext:value-type="float">
            <text:p>0.0856052</text:p>
          </table:table-cell>
          <table:table-cell office:value-type="float" office:value="0.0900735" calcext:value-type="float">
            <text:p>0.0900735</text:p>
          </table:table-cell>
          <table:table-cell office:value-type="float" office:value="0.0884182" calcext:value-type="float">
            <text:p>0.0884182</text:p>
          </table:table-cell>
          <table:table-cell office:value-type="float" office:value="0.0835723" calcext:value-type="float">
            <text:p>0.0835723</text:p>
          </table:table-cell>
          <table:table-cell office:value-type="float" office:value="0.0715442" calcext:value-type="float">
            <text:p>0.0715442</text:p>
          </table:table-cell>
          <table:table-cell office:value-type="float" office:value="0.0590169" calcext:value-type="float">
            <text:p>0.0590169</text:p>
          </table:table-cell>
          <table:table-cell office:value-type="float" office:value="0.0504993" calcext:value-type="float">
            <text:p>0.0504993</text:p>
          </table:table-cell>
          <table:table-cell office:value-type="float" office:value="0.0475733" calcext:value-type="float">
            <text:p>0.0475733</text:p>
          </table:table-cell>
          <table:table-cell office:value-type="float" office:value="0.0504993" calcext:value-type="float">
            <text:p>0.0504993</text:p>
          </table:table-cell>
          <table:table-cell office:value-type="float" office:value="0.0590169" calcext:value-type="float">
            <text:p>0.0590169</text:p>
          </table:table-cell>
          <table:table-cell office:value-type="float" office:value="0.0715442" calcext:value-type="float">
            <text:p>0.0715442</text:p>
          </table:table-cell>
          <table:table-cell office:value-type="float" office:value="0.0835723" calcext:value-type="float">
            <text:p>0.0835723</text:p>
          </table:table-cell>
          <table:table-cell office:value-type="float" office:value="0.0884182" calcext:value-type="float">
            <text:p>0.0884182</text:p>
          </table:table-cell>
        </table:table-row>
        <table:table-row table:style-name="ro1">
          <table:table-cell office:value-type="float" office:value="0.120891" calcext:value-type="float">
            <text:p>0.120891</text:p>
          </table:table-cell>
          <table:table-cell office:value-type="float" office:value="0.11861" calcext:value-type="float">
            <text:p>0.11861</text:p>
          </table:table-cell>
          <table:table-cell office:value-type="float" office:value="0.118483" calcext:value-type="float">
            <text:p>0.118483</text:p>
          </table:table-cell>
          <table:table-cell office:value-type="float" office:value="0.118145" calcext:value-type="float">
            <text:p>0.118145</text:p>
          </table:table-cell>
          <table:table-cell office:value-type="float" office:value="0.11772" calcext:value-type="float">
            <text:p>0.11772</text:p>
          </table:table-cell>
          <table:table-cell office:value-type="float" office:value="0.117378" calcext:value-type="float">
            <text:p>0.117378</text:p>
          </table:table-cell>
          <table:table-cell office:value-type="float" office:value="0.117247" calcext:value-type="float">
            <text:p>0.117247</text:p>
          </table:table-cell>
          <table:table-cell office:value-type="float" office:value="0.117378" calcext:value-type="float">
            <text:p>0.117378</text:p>
          </table:table-cell>
          <table:table-cell office:value-type="float" office:value="0.11772" calcext:value-type="float">
            <text:p>0.11772</text:p>
          </table:table-cell>
          <table:table-cell office:value-type="float" office:value="0.118145" calcext:value-type="float">
            <text:p>0.118145</text:p>
          </table:table-cell>
          <table:table-cell office:value-type="float" office:value="0.118483" calcext:value-type="float">
            <text:p>0.118483</text:p>
          </table:table-cell>
          <table:table-cell office:value-type="float" office:value="0.11861" calcext:value-type="float">
            <text:p>0.11861</text:p>
          </table:table-cell>
          <table:table-cell office:value-type="float" office:value="0.117412" calcext:value-type="float">
            <text:p>0.117412</text:p>
          </table:table-cell>
          <table:table-cell office:value-type="float" office:value="0.117327" calcext:value-type="float">
            <text:p>0.117327</text:p>
          </table:table-cell>
          <table:table-cell office:value-type="float" office:value="0.117118" calcext:value-type="float">
            <text:p>0.117118</text:p>
          </table:table-cell>
          <table:table-cell office:value-type="float" office:value="0.116854" calcext:value-type="float">
            <text:p>0.116854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116562" calcext:value-type="float">
            <text:p>0.116562</text:p>
          </table:table-cell>
          <table:table-cell office:value-type="float" office:value="0.116644" calcext:value-type="float">
            <text:p>0.116644</text:p>
          </table:table-cell>
          <table:table-cell office:value-type="float" office:value="0.116854" calcext:value-type="float">
            <text:p>0.116854</text:p>
          </table:table-cell>
          <table:table-cell office:value-type="float" office:value="0.117118" calcext:value-type="float">
            <text:p>0.117118</text:p>
          </table:table-cell>
          <table:table-cell office:value-type="float" office:value="0.117327" calcext:value-type="float">
            <text:p>0.117327</text:p>
          </table:table-cell>
          <table:table-cell office:value-type="float" office:value="0.117412" calcext:value-type="float">
            <text:p>0.117412</text:p>
          </table:table-cell>
          <table:table-cell office:value-type="float" office:value="0.116577" calcext:value-type="float">
            <text:p>0.116577</text:p>
          </table:table-cell>
          <table:table-cell office:value-type="float" office:value="0.116261" calcext:value-type="float">
            <text:p>0.116261</text:p>
          </table:table-cell>
          <table:table-cell office:value-type="float" office:value="0.115402" calcext:value-type="float">
            <text:p>0.115402</text:p>
          </table:table-cell>
          <table:table-cell office:value-type="float" office:value="0.11434" calcext:value-type="float">
            <text:p>0.11434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0.113168" calcext:value-type="float">
            <text:p>0.113168</text:p>
          </table:table-cell>
          <table:table-cell office:value-type="float" office:value="0.113492" calcext:value-type="float">
            <text:p>0.113492</text:p>
          </table:table-cell>
          <table:table-cell office:value-type="float" office:value="0.11434" calcext:value-type="float">
            <text:p>0.11434</text:p>
          </table:table-cell>
          <table:table-cell office:value-type="float" office:value="0.115402" calcext:value-type="float">
            <text:p>0.115402</text:p>
          </table:table-cell>
          <table:table-cell office:value-type="float" office:value="0.116261" calcext:value-type="float">
            <text:p>0.116261</text:p>
          </table:table-cell>
          <table:table-cell office:value-type="float" office:value="0.116577" calcext:value-type="float">
            <text:p>0.116577</text:p>
          </table:table-cell>
          <table:table-cell office:value-type="float" office:value="0.115041" calcext:value-type="float">
            <text:p>0.115041</text:p>
          </table:table-cell>
          <table:table-cell office:value-type="float" office:value="0.114369" calcext:value-type="float">
            <text:p>0.114369</text:p>
          </table:table-cell>
          <table:table-cell office:value-type="float" office:value="0.11252" calcext:value-type="float">
            <text:p>0.11252</text:p>
          </table:table-cell>
          <table:table-cell office:value-type="float" office:value="0.110266" calcext:value-type="float">
            <text:p>0.110266</text:p>
          </table:table-cell>
          <table:table-cell office:value-type="float" office:value="0.108483" calcext:value-type="float">
            <text:p>0.108483</text:p>
          </table:table-cell>
          <table:table-cell office:value-type="float" office:value="0.107809" calcext:value-type="float">
            <text:p>0.107809</text:p>
          </table:table-cell>
          <table:table-cell office:value-type="float" office:value="0.108483" calcext:value-type="float">
            <text:p>0.108483</text:p>
          </table:table-cell>
          <table:table-cell office:value-type="float" office:value="0.110266" calcext:value-type="float">
            <text:p>0.110266</text:p>
          </table:table-cell>
          <table:table-cell office:value-type="float" office:value="0.11252" calcext:value-type="float">
            <text:p>0.11252</text:p>
          </table:table-cell>
          <table:table-cell office:value-type="float" office:value="0.114369" calcext:value-type="float">
            <text:p>0.114369</text:p>
          </table:table-cell>
          <table:table-cell office:value-type="float" office:value="0.115041" calcext:value-type="float">
            <text:p>0.115041</text:p>
          </table:table-cell>
          <table:table-cell office:value-type="float" office:value="0.113052" calcext:value-type="float">
            <text:p>0.113052</text:p>
          </table:table-cell>
          <table:table-cell office:value-type="float" office:value="0.11188" calcext:value-type="float">
            <text:p>0.11188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04804" calcext:value-type="float">
            <text:p>0.104804</text:p>
          </table:table-cell>
          <table:table-cell office:value-type="float" office:value="0.101793" calcext:value-type="float">
            <text:p>0.101793</text:p>
          </table:table-cell>
          <table:table-cell office:value-type="float" office:value="0.100666" calcext:value-type="float">
            <text:p>0.100666</text:p>
          </table:table-cell>
          <table:table-cell office:value-type="float" office:value="0.101793" calcext:value-type="float">
            <text:p>0.101793</text:p>
          </table:table-cell>
          <table:table-cell office:value-type="float" office:value="0.104804" calcext:value-type="float">
            <text:p>0.104804</text:p>
          </table:table-cell>
          <table:table-cell office:value-type="float" office:value="0.108663" calcext:value-type="float">
            <text:p>0.108663</text:p>
          </table:table-cell>
          <table:table-cell office:value-type="float" office:value="0.11188" calcext:value-type="float">
            <text:p>0.11188</text:p>
          </table:table-cell>
          <table:table-cell office:value-type="float" office:value="0.113052" calcext:value-type="float">
            <text:p>0.113052</text:p>
          </table:table-cell>
          <table:table-cell office:value-type="float" office:value="0.110496" calcext:value-type="float">
            <text:p>0.110496</text:p>
          </table:table-cell>
          <table:table-cell office:value-type="float" office:value="0.108713" calcext:value-type="float">
            <text:p>0.108713</text:p>
          </table:table-cell>
          <table:table-cell office:value-type="float" office:value="0.103873" calcext:value-type="float">
            <text:p>0.103873</text:p>
          </table:table-cell>
          <table:table-cell office:value-type="float" office:value="0.0981782" calcext:value-type="float">
            <text:p>0.0981782</text:p>
          </table:table-cell>
          <table:table-cell office:value-type="float" office:value="0.0938169" calcext:value-type="float">
            <text:p>0.0938169</text:p>
          </table:table-cell>
          <table:table-cell office:value-type="float" office:value="0.0922028" calcext:value-type="float">
            <text:p>0.0922028</text:p>
          </table:table-cell>
          <table:table-cell office:value-type="float" office:value="0.0938169" calcext:value-type="float">
            <text:p>0.0938169</text:p>
          </table:table-cell>
          <table:table-cell office:value-type="float" office:value="0.0981782" calcext:value-type="float">
            <text:p>0.0981782</text:p>
          </table:table-cell>
          <table:table-cell office:value-type="float" office:value="0.103873" calcext:value-type="float">
            <text:p>0.103873</text:p>
          </table:table-cell>
          <table:table-cell office:value-type="float" office:value="0.108713" calcext:value-type="float">
            <text:p>0.108713</text:p>
          </table:table-cell>
          <table:table-cell office:value-type="float" office:value="0.110496" calcext:value-type="float">
            <text:p>0.110496</text:p>
          </table:table-cell>
          <table:table-cell office:value-type="float" office:value="0.107478" calcext:value-type="float">
            <text:p>0.107478</text:p>
          </table:table-cell>
          <table:table-cell office:value-type="float" office:value="0.104985" calcext:value-type="float">
            <text:p>0.104985</text:p>
          </table:table-cell>
          <table:table-cell office:value-type="float" office:value="0.0983134" calcext:value-type="float">
            <text:p>0.0983134</text:p>
          </table:table-cell>
          <table:table-cell office:value-type="float" office:value="0.0906461" calcext:value-type="float">
            <text:p>0.0906461</text:p>
          </table:table-cell>
          <table:table-cell office:value-type="float" office:value="0.0849032" calcext:value-type="float">
            <text:p>0.0849032</text:p>
          </table:table-cell>
          <table:table-cell office:value-type="float" office:value="0.0828074" calcext:value-type="float">
            <text:p>0.0828074</text:p>
          </table:table-cell>
          <table:table-cell office:value-type="float" office:value="0.0849032" calcext:value-type="float">
            <text:p>0.0849032</text:p>
          </table:table-cell>
          <table:table-cell office:value-type="float" office:value="0.0906461" calcext:value-type="float">
            <text:p>0.0906461</text:p>
          </table:table-cell>
          <table:table-cell office:value-type="float" office:value="0.0983134" calcext:value-type="float">
            <text:p>0.0983134</text:p>
          </table:table-cell>
          <table:table-cell office:value-type="float" office:value="0.104985" calcext:value-type="float">
            <text:p>0.104985</text:p>
          </table:table-cell>
          <table:table-cell office:value-type="float" office:value="0.107478" calcext:value-type="float">
            <text:p>0.107478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0922031" calcext:value-type="float">
            <text:p>0.0922031</text:p>
          </table:table-cell>
          <table:table-cell office:value-type="float" office:value="0.0825814" calcext:value-type="float">
            <text:p>0.0825814</text:p>
          </table:table-cell>
          <table:table-cell office:value-type="float" office:value="0.0755577" calcext:value-type="float">
            <text:p>0.0755577</text:p>
          </table:table-cell>
          <table:table-cell office:value-type="float" office:value="0.0730352" calcext:value-type="float">
            <text:p>0.0730352</text:p>
          </table:table-cell>
          <table:table-cell office:value-type="float" office:value="0.0755577" calcext:value-type="float">
            <text:p>0.0755577</text:p>
          </table:table-cell>
          <table:table-cell office:value-type="float" office:value="0.0825814" calcext:value-type="float">
            <text:p>0.0825814</text:p>
          </table:table-cell>
          <table:table-cell office:value-type="float" office:value="0.0922031" calcext:value-type="float">
            <text:p>0.0922031</text:p>
          </table:table-cell>
          <table:table-cell office:value-type="float" office:value="0.1008" calcext:value-type="float">
            <text:p>0.1008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0.100471" calcext:value-type="float">
            <text:p>0.100471</text:p>
          </table:table-cell>
          <table:table-cell office:value-type="float" office:value="0.0964009" calcext:value-type="float">
            <text:p>0.0964009</text:p>
          </table:table-cell>
          <table:table-cell office:value-type="float" office:value="0.0859098" calcext:value-type="float">
            <text:p>0.0859098</text:p>
          </table:table-cell>
          <table:table-cell office:value-type="float" office:value="0.0744977" calcext:value-type="float">
            <text:p>0.0744977</text:p>
          </table:table-cell>
          <table:table-cell office:value-type="float" office:value="0.0663976" calcext:value-type="float">
            <text:p>0.0663976</text:p>
          </table:table-cell>
          <table:table-cell office:value-type="float" office:value="0.0635389" calcext:value-type="float">
            <text:p>0.0635389</text:p>
          </table:table-cell>
          <table:table-cell office:value-type="float" office:value="0.0663976" calcext:value-type="float">
            <text:p>0.0663976</text:p>
          </table:table-cell>
          <table:table-cell office:value-type="float" office:value="0.0744977" calcext:value-type="float">
            <text:p>0.0744977</text:p>
          </table:table-cell>
          <table:table-cell office:value-type="float" office:value="0.0859098" calcext:value-type="float">
            <text:p>0.0859098</text:p>
          </table:table-cell>
          <table:table-cell office:value-type="float" office:value="0.0964009" calcext:value-type="float">
            <text:p>0.0964009</text:p>
          </table:table-cell>
          <table:table-cell office:value-type="float" office:value="0.100471" calcext:value-type="float">
            <text:p>0.100471</text:p>
          </table:table-cell>
          <table:table-cell office:value-type="float" office:value="0.0972778" calcext:value-type="float">
            <text:p>0.0972778</text:p>
          </table:table-cell>
          <table:table-cell office:value-type="float" office:value="0.0925017" calcext:value-type="float">
            <text:p>0.0925017</text:p>
          </table:table-cell>
          <table:table-cell office:value-type="float" office:value="0.0804265" calcext:value-type="float">
            <text:p>0.0804265</text:p>
          </table:table-cell>
          <table:table-cell office:value-type="float" office:value="0.0676266" calcext:value-type="float">
            <text:p>0.0676266</text:p>
          </table:table-cell>
          <table:table-cell office:value-type="float" office:value="0.0587732" calcext:value-type="float">
            <text:p>0.0587732</text:p>
          </table:table-cell>
          <table:table-cell office:value-type="float" office:value="0.0556989" calcext:value-type="float">
            <text:p>0.0556989</text:p>
          </table:table-cell>
          <table:table-cell office:value-type="float" office:value="0.0587732" calcext:value-type="float">
            <text:p>0.0587732</text:p>
          </table:table-cell>
          <table:table-cell office:value-type="float" office:value="0.0676266" calcext:value-type="float">
            <text:p>0.0676266</text:p>
          </table:table-cell>
          <table:table-cell office:value-type="float" office:value="0.0804265" calcext:value-type="float">
            <text:p>0.0804265</text:p>
          </table:table-cell>
          <table:table-cell office:value-type="float" office:value="0.0925017" calcext:value-type="float">
            <text:p>0.0925017</text:p>
          </table:table-cell>
          <table:table-cell office:value-type="float" office:value="0.0972778" calcext:value-type="float">
            <text:p>0.0972778</text:p>
          </table:table-cell>
          <table:table-cell office:value-type="float" office:value="0.0955838" calcext:value-type="float">
            <text:p>0.0955838</text:p>
          </table:table-cell>
          <table:table-cell office:value-type="float" office:value="0.0904165" calcext:value-type="float">
            <text:p>0.0904165</text:p>
          </table:table-cell>
          <table:table-cell office:value-type="float" office:value="0.0775285" calcext:value-type="float">
            <text:p>0.0775285</text:p>
          </table:table-cell>
          <table:table-cell office:value-type="float" office:value="0.0640786" calcext:value-type="float">
            <text:p>0.0640786</text:p>
          </table:table-cell>
          <table:table-cell office:value-type="float" office:value="0.0549162" calcext:value-type="float">
            <text:p>0.0549162</text:p>
          </table:table-cell>
          <table:table-cell office:value-type="float" office:value="0.0517646" calcext:value-type="float">
            <text:p>0.0517646</text:p>
          </table:table-cell>
          <table:table-cell office:value-type="float" office:value="0.0549162" calcext:value-type="float">
            <text:p>0.0549162</text:p>
          </table:table-cell>
          <table:table-cell office:value-type="float" office:value="0.0640786" calcext:value-type="float">
            <text:p>0.0640786</text:p>
          </table:table-cell>
          <table:table-cell office:value-type="float" office:value="0.0775285" calcext:value-type="float">
            <text:p>0.0775285</text:p>
          </table:table-cell>
          <table:table-cell office:value-type="float" office:value="0.0904165" calcext:value-type="float">
            <text:p>0.0904165</text:p>
          </table:table-cell>
          <table:table-cell office:value-type="float" office:value="0.0955838" calcext:value-type="float">
            <text:p>0.0955838</text:p>
          </table:table-cell>
        </table:table-row>
        <table:table-row table:style-name="ro1">
          <table:table-cell office:value-type="float" office:value="0.129937" calcext:value-type="float">
            <text:p>0.129937</text:p>
          </table:table-cell>
          <table:table-cell office:value-type="float" office:value="0.12727" calcext:value-type="float">
            <text:p>0.12727</text:p>
          </table:table-cell>
          <table:table-cell office:value-type="float" office:value="0.127129" calcext:value-type="float">
            <text:p>0.127129</text:p>
          </table:table-cell>
          <table:table-cell office:value-type="float" office:value="0.126753" calcext:value-type="float">
            <text:p>0.126753</text:p>
          </table:table-cell>
          <table:table-cell office:value-type="float" office:value="0.126282" calcext:value-type="float">
            <text:p>0.126282</text:p>
          </table:table-cell>
          <table:table-cell office:value-type="float" office:value="0.125902" calcext:value-type="float">
            <text:p>0.125902</text:p>
          </table:table-cell>
          <table:table-cell office:value-type="float" office:value="0.125756" calcext:value-type="float">
            <text:p>0.125756</text:p>
          </table:table-cell>
          <table:table-cell office:value-type="float" office:value="0.125902" calcext:value-type="float">
            <text:p>0.125902</text:p>
          </table:table-cell>
          <table:table-cell office:value-type="float" office:value="0.126282" calcext:value-type="float">
            <text:p>0.126282</text:p>
          </table:table-cell>
          <table:table-cell office:value-type="float" office:value="0.126753" calcext:value-type="float">
            <text:p>0.126753</text:p>
          </table:table-cell>
          <table:table-cell office:value-type="float" office:value="0.127129" calcext:value-type="float">
            <text:p>0.127129</text:p>
          </table:table-cell>
          <table:table-cell office:value-type="float" office:value="0.12727" calcext:value-type="float">
            <text:p>0.12727</text:p>
          </table:table-cell>
          <table:table-cell office:value-type="float" office:value="0.125951" calcext:value-type="float">
            <text:p>0.125951</text:p>
          </table:table-cell>
          <table:table-cell office:value-type="float" office:value="0.12586" calcext:value-type="float">
            <text:p>0.12586</text:p>
          </table:table-cell>
          <table:table-cell office:value-type="float" office:value="0.125636" calcext:value-type="float">
            <text:p>0.125636</text:p>
          </table:table-cell>
          <table:table-cell office:value-type="float" office:value="0.125353" calcext:value-type="float">
            <text:p>0.125353</text:p>
          </table:table-cell>
          <table:table-cell office:value-type="float" office:value="0.125129" calcext:value-type="float">
            <text:p>0.125129</text:p>
          </table:table-cell>
          <table:table-cell office:value-type="float" office:value="0.125041" calcext:value-type="float">
            <text:p>0.125041</text:p>
          </table:table-cell>
          <table:table-cell office:value-type="float" office:value="0.125129" calcext:value-type="float">
            <text:p>0.125129</text:p>
          </table:table-cell>
          <table:table-cell office:value-type="float" office:value="0.125353" calcext:value-type="float">
            <text:p>0.125353</text:p>
          </table:table-cell>
          <table:table-cell office:value-type="float" office:value="0.125636" calcext:value-type="float">
            <text:p>0.125636</text:p>
          </table:table-cell>
          <table:table-cell office:value-type="float" office:value="0.12586" calcext:value-type="float">
            <text:p>0.12586</text:p>
          </table:table-cell>
          <table:table-cell office:value-type="float" office:value="0.125951" calcext:value-type="float">
            <text:p>0.125951</text:p>
          </table:table-cell>
          <table:table-cell office:value-type="float" office:value="0.125059" calcext:value-type="float">
            <text:p>0.125059</text:p>
          </table:table-cell>
          <table:table-cell office:value-type="float" office:value="0.12472" calcext:value-type="float">
            <text:p>0.12472</text:p>
          </table:table-cell>
          <table:table-cell office:value-type="float" office:value="0.123799" calcext:value-type="float">
            <text:p>0.123799</text:p>
          </table:table-cell>
          <table:table-cell office:value-type="float" office:value="0.122661" calcext:value-type="float">
            <text:p>0.122661</text:p>
          </table:table-cell>
          <table:table-cell office:value-type="float" office:value="0.121752" calcext:value-type="float">
            <text:p>0.121752</text:p>
          </table:table-cell>
          <table:table-cell office:value-type="float" office:value="0.121405" calcext:value-type="float">
            <text:p>0.121405</text:p>
          </table:table-cell>
          <table:table-cell office:value-type="float" office:value="0.121752" calcext:value-type="float">
            <text:p>0.121752</text:p>
          </table:table-cell>
          <table:table-cell office:value-type="float" office:value="0.122661" calcext:value-type="float">
            <text:p>0.122661</text:p>
          </table:table-cell>
          <table:table-cell office:value-type="float" office:value="0.123799" calcext:value-type="float">
            <text:p>0.123799</text:p>
          </table:table-cell>
          <table:table-cell office:value-type="float" office:value="0.12472" calcext:value-type="float">
            <text:p>0.12472</text:p>
          </table:table-cell>
          <table:table-cell office:value-type="float" office:value="0.125059" calcext:value-type="float">
            <text:p>0.125059</text:p>
          </table:table-cell>
          <table:table-cell office:value-type="float" office:value="0.123405" calcext:value-type="float">
            <text:p>0.123405</text:p>
          </table:table-cell>
          <table:table-cell office:value-type="float" office:value="0.122688" calcext:value-type="float">
            <text:p>0.122688</text:p>
          </table:table-cell>
          <table:table-cell office:value-type="float" office:value="0.120709" calcext:value-type="float">
            <text:p>0.120709</text:p>
          </table:table-cell>
          <table:table-cell office:value-type="float" office:value="0.118297" calcext:value-type="float">
            <text:p>0.118297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0.115667" calcext:value-type="float">
            <text:p>0.115667</text:p>
          </table:table-cell>
          <table:table-cell office:value-type="float" office:value="0.116389" calcext:value-type="float">
            <text:p>0.116389</text:p>
          </table:table-cell>
          <table:table-cell office:value-type="float" office:value="0.118297" calcext:value-type="float">
            <text:p>0.118297</text:p>
          </table:table-cell>
          <table:table-cell office:value-type="float" office:value="0.120709" calcext:value-type="float">
            <text:p>0.120709</text:p>
          </table:table-cell>
          <table:table-cell office:value-type="float" office:value="0.122688" calcext:value-type="float">
            <text:p>0.122688</text:p>
          </table:table-cell>
          <table:table-cell office:value-type="float" office:value="0.123405" calcext:value-type="float">
            <text:p>0.123405</text:p>
          </table:table-cell>
          <table:table-cell office:value-type="float" office:value="0.121274" calcext:value-type="float">
            <text:p>0.121274</text:p>
          </table:table-cell>
          <table:table-cell office:value-type="float" office:value="0.120023" calcext:value-type="float">
            <text:p>0.120023</text:p>
          </table:table-cell>
          <table:table-cell office:value-type="float" office:value="0.116578" calcext:value-type="float">
            <text:p>0.116578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0.109222" calcext:value-type="float">
            <text:p>0.109222</text:p>
          </table:table-cell>
          <table:table-cell office:value-type="float" office:value="0.108014" calcext:value-type="float">
            <text:p>0.108014</text:p>
          </table:table-cell>
          <table:table-cell office:value-type="float" office:value="0.109222" calcext:value-type="float">
            <text:p>0.109222</text:p>
          </table:table-cell>
          <table:table-cell office:value-type="float" office:value="0.112445" calcext:value-type="float">
            <text:p>0.112445</text:p>
          </table:table-cell>
          <table:table-cell office:value-type="float" office:value="0.116578" calcext:value-type="float">
            <text:p>0.116578</text:p>
          </table:table-cell>
          <table:table-cell office:value-type="float" office:value="0.120023" calcext:value-type="float">
            <text:p>0.120023</text:p>
          </table:table-cell>
          <table:table-cell office:value-type="float" office:value="0.121274" calcext:value-type="float">
            <text:p>0.121274</text:p>
          </table:table-cell>
          <table:table-cell office:value-type="float" office:value="0.118529" calcext:value-type="float">
            <text:p>0.118529</text:p>
          </table:table-cell>
          <table:table-cell office:value-type="float" office:value="0.116627" calcext:value-type="float">
            <text:p>0.116627</text:p>
          </table:table-cell>
          <table:table-cell office:value-type="float" office:value="0.111445" calcext:value-type="float">
            <text:p>0.111445</text:p>
          </table:table-cell>
          <table:table-cell office:value-type="float" office:value="0.105348" calcext:value-type="float">
            <text:p>0.105348</text:p>
          </table:table-cell>
          <table:table-cell office:value-type="float" office:value="0.100678" calcext:value-type="float">
            <text:p>0.100678</text:p>
          </table:table-cell>
          <table:table-cell office:value-type="float" office:value="0.0989501" calcext:value-type="float">
            <text:p>0.0989501</text:p>
          </table:table-cell>
          <table:table-cell office:value-type="float" office:value="0.100678" calcext:value-type="float">
            <text:p>0.100678</text:p>
          </table:table-cell>
          <table:table-cell office:value-type="float" office:value="0.105348" calcext:value-type="float">
            <text:p>0.105348</text:p>
          </table:table-cell>
          <table:table-cell office:value-type="float" office:value="0.111445" calcext:value-type="float">
            <text:p>0.111445</text:p>
          </table:table-cell>
          <table:table-cell office:value-type="float" office:value="0.116627" calcext:value-type="float">
            <text:p>0.116627</text:p>
          </table:table-cell>
          <table:table-cell office:value-type="float" office:value="0.118529" calcext:value-type="float">
            <text:p>0.118529</text:p>
          </table:table-cell>
          <table:table-cell office:value-type="float" office:value="0.115294" calcext:value-type="float">
            <text:p>0.115294</text:p>
          </table:table-cell>
          <table:table-cell office:value-type="float" office:value="0.112636" calcext:value-type="float">
            <text:p>0.112636</text:p>
          </table:table-cell>
          <table:table-cell office:value-type="float" office:value="0.105493" calcext:value-type="float">
            <text:p>0.105493</text:p>
          </table:table-cell>
          <table:table-cell office:value-type="float" office:value="0.0972832" calcext:value-type="float">
            <text:p>0.0972832</text:p>
          </table:table-cell>
          <table:table-cell office:value-type="float" office:value="0.0911336" calcext:value-type="float">
            <text:p>0.0911336</text:p>
          </table:table-cell>
          <table:table-cell office:value-type="float" office:value="0.0888891" calcext:value-type="float">
            <text:p>0.0888891</text:p>
          </table:table-cell>
          <table:table-cell office:value-type="float" office:value="0.0911336" calcext:value-type="float">
            <text:p>0.0911336</text:p>
          </table:table-cell>
          <table:table-cell office:value-type="float" office:value="0.0972832" calcext:value-type="float">
            <text:p>0.0972832</text:p>
          </table:table-cell>
          <table:table-cell office:value-type="float" office:value="0.105493" calcext:value-type="float">
            <text:p>0.105493</text:p>
          </table:table-cell>
          <table:table-cell office:value-type="float" office:value="0.112636" calcext:value-type="float">
            <text:p>0.112636</text:p>
          </table:table-cell>
          <table:table-cell office:value-type="float" office:value="0.115294" calcext:value-type="float">
            <text:p>0.115294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0.108165" calcext:value-type="float">
            <text:p>0.108165</text:p>
          </table:table-cell>
          <table:table-cell office:value-type="float" office:value="0.0989644" calcext:value-type="float">
            <text:p>0.0989644</text:p>
          </table:table-cell>
          <table:table-cell office:value-type="float" office:value="0.0886635" calcext:value-type="float">
            <text:p>0.0886635</text:p>
          </table:table-cell>
          <table:table-cell office:value-type="float" office:value="0.0811426" calcext:value-type="float">
            <text:p>0.0811426</text:p>
          </table:table-cell>
          <table:table-cell office:value-type="float" office:value="0.0784408" calcext:value-type="float">
            <text:p>0.0784408</text:p>
          </table:table-cell>
          <table:table-cell office:value-type="float" office:value="0.0811426" calcext:value-type="float">
            <text:p>0.0811426</text:p>
          </table:table-cell>
          <table:table-cell office:value-type="float" office:value="0.0886635" calcext:value-type="float">
            <text:p>0.0886635</text:p>
          </table:table-cell>
          <table:table-cell office:value-type="float" office:value="0.0989644" calcext:value-type="float">
            <text:p>0.0989644</text:p>
          </table:table-cell>
          <table:table-cell office:value-type="float" office:value="0.108165" calcext:value-type="float">
            <text:p>0.108165</text:p>
          </table:table-cell>
          <table:table-cell office:value-type="float" office:value="0.11165" calcext:value-type="float">
            <text:p>0.11165</text:p>
          </table:table-cell>
          <table:table-cell office:value-type="float" office:value="0.107829" calcext:value-type="float">
            <text:p>0.107829</text:p>
          </table:table-cell>
          <table:table-cell office:value-type="float" office:value="0.103495" calcext:value-type="float">
            <text:p>0.103495</text:p>
          </table:table-cell>
          <table:table-cell office:value-type="float" office:value="0.0922767" calcext:value-type="float">
            <text:p>0.0922767</text:p>
          </table:table-cell>
          <table:table-cell office:value-type="float" office:value="0.0800653" calcext:value-type="float">
            <text:p>0.0800653</text:p>
          </table:table-cell>
          <table:table-cell office:value-type="float" office:value="0.0713929" calcext:value-type="float">
            <text:p>0.0713929</text:p>
          </table:table-cell>
          <table:table-cell office:value-type="float" office:value="0.0683308" calcext:value-type="float">
            <text:p>0.0683308</text:p>
          </table:table-cell>
          <table:table-cell office:value-type="float" office:value="0.0713929" calcext:value-type="float">
            <text:p>0.0713929</text:p>
          </table:table-cell>
          <table:table-cell office:value-type="float" office:value="0.0800653" calcext:value-type="float">
            <text:p>0.0800653</text:p>
          </table:table-cell>
          <table:table-cell office:value-type="float" office:value="0.0922767" calcext:value-type="float">
            <text:p>0.0922767</text:p>
          </table:table-cell>
          <table:table-cell office:value-type="float" office:value="0.103495" calcext:value-type="float">
            <text:p>0.103495</text:p>
          </table:table-cell>
          <table:table-cell office:value-type="float" office:value="0.107829" calcext:value-type="float">
            <text:p>0.107829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0993953" calcext:value-type="float">
            <text:p>0.0993953</text:p>
          </table:table-cell>
          <table:table-cell office:value-type="float" office:value="0.0865016" calcext:value-type="float">
            <text:p>0.0865016</text:p>
          </table:table-cell>
          <table:table-cell office:value-type="float" office:value="0.0728176" calcext:value-type="float">
            <text:p>0.0728176</text:p>
          </table:table-cell>
          <table:table-cell office:value-type="float" office:value="0.063342" calcext:value-type="float">
            <text:p>0.063342</text:p>
          </table:table-cell>
          <table:table-cell office:value-type="float" office:value="0.0600489" calcext:value-type="float">
            <text:p>0.0600489</text:p>
          </table:table-cell>
          <table:table-cell office:value-type="float" office:value="0.063342" calcext:value-type="float">
            <text:p>0.063342</text:p>
          </table:table-cell>
          <table:table-cell office:value-type="float" office:value="0.0728176" calcext:value-type="float">
            <text:p>0.0728176</text:p>
          </table:table-cell>
          <table:table-cell office:value-type="float" office:value="0.0865016" calcext:value-type="float">
            <text:p>0.0865016</text:p>
          </table:table-cell>
          <table:table-cell office:value-type="float" office:value="0.0993953" calcext:value-type="float">
            <text:p>0.0993953</text:p>
          </table:table-cell>
          <table:table-cell office:value-type="float" office:value="0.104472" calcext:value-type="float">
            <text:p>0.104472</text:p>
          </table:table-cell>
          <table:table-cell office:value-type="float" office:value="0.102744" calcext:value-type="float">
            <text:p>0.102744</text:p>
          </table:table-cell>
          <table:table-cell office:value-type="float" office:value="0.0972627" calcext:value-type="float">
            <text:p>0.0972627</text:p>
          </table:table-cell>
          <table:table-cell office:value-type="float" office:value="0.0835273" calcext:value-type="float">
            <text:p>0.0835273</text:p>
          </table:table-cell>
          <table:table-cell office:value-type="float" office:value="0.0691657" calcext:value-type="float">
            <text:p>0.0691657</text:p>
          </table:table-cell>
          <table:table-cell office:value-type="float" office:value="0.0593643" calcext:value-type="float">
            <text:p>0.0593643</text:p>
          </table:table-cell>
          <table:table-cell office:value-type="float" office:value="0.0559888" calcext:value-type="float">
            <text:p>0.0559888</text:p>
          </table:table-cell>
          <table:table-cell office:value-type="float" office:value="0.0593643" calcext:value-type="float">
            <text:p>0.0593643</text:p>
          </table:table-cell>
          <table:table-cell office:value-type="float" office:value="0.0691657" calcext:value-type="float">
            <text:p>0.0691657</text:p>
          </table:table-cell>
          <table:table-cell office:value-type="float" office:value="0.0835273" calcext:value-type="float">
            <text:p>0.0835273</text:p>
          </table:table-cell>
          <table:table-cell office:value-type="float" office:value="0.0972627" calcext:value-type="float">
            <text:p>0.0972627</text:p>
          </table:table-cell>
          <table:table-cell office:value-type="float" office:value="0.102744" calcext:value-type="float">
            <text:p>0.102744</text:p>
          </table:table-cell>
        </table:table-row>
        <table:table-row table:style-name="ro1">
          <table:table-cell office:value-type="float" office:value="0.137534" calcext:value-type="float">
            <text:p>0.137534</text:p>
          </table:table-cell>
          <table:table-cell office:value-type="float" office:value="0.134519" calcext:value-type="float">
            <text:p>0.134519</text:p>
          </table:table-cell>
          <table:table-cell office:value-type="float" office:value="0.134365" calcext:value-type="float">
            <text:p>0.134365</text:p>
          </table:table-cell>
          <table:table-cell office:value-type="float" office:value="0.133958" calcext:value-type="float">
            <text:p>0.133958</text:p>
          </table:table-cell>
          <table:table-cell office:value-type="float" office:value="0.133446" calcext:value-type="float">
            <text:p>0.133446</text:p>
          </table:table-cell>
          <table:table-cell office:value-type="float" office:value="0.133034" calcext:value-type="float">
            <text:p>0.133034</text:p>
          </table:table-cell>
          <table:table-cell office:value-type="float" office:value="0.132875" calcext:value-type="float">
            <text:p>0.132875</text:p>
          </table:table-cell>
          <table:table-cell office:value-type="float" office:value="0.133034" calcext:value-type="float">
            <text:p>0.133034</text:p>
          </table:table-cell>
          <table:table-cell office:value-type="float" office:value="0.133446" calcext:value-type="float">
            <text:p>0.133446</text:p>
          </table:table-cell>
          <table:table-cell office:value-type="float" office:value="0.133958" calcext:value-type="float">
            <text:p>0.133958</text:p>
          </table:table-cell>
          <table:table-cell office:value-type="float" office:value="0.134365" calcext:value-type="float">
            <text:p>0.134365</text:p>
          </table:table-cell>
          <table:table-cell office:value-type="float" office:value="0.134519" calcext:value-type="float">
            <text:p>0.134519</text:p>
          </table:table-cell>
          <table:table-cell office:value-type="float" office:value="0.133097" calcext:value-type="float">
            <text:p>0.13309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2764" calcext:value-type="float">
            <text:p>0.132764</text:p>
          </table:table-cell>
          <table:table-cell office:value-type="float" office:value="0.132466" calcext:value-type="float">
            <text:p>0.132466</text:p>
          </table:table-cell>
          <table:table-cell office:value-type="float" office:value="0.132229" calcext:value-type="float">
            <text:p>0.132229</text:p>
          </table:table-cell>
          <table:table-cell office:value-type="float" office:value="0.132136" calcext:value-type="float">
            <text:p>0.132136</text:p>
          </table:table-cell>
          <table:table-cell office:value-type="float" office:value="0.132229" calcext:value-type="float">
            <text:p>0.132229</text:p>
          </table:table-cell>
          <table:table-cell office:value-type="float" office:value="0.132466" calcext:value-type="float">
            <text:p>0.132466</text:p>
          </table:table-cell>
          <table:table-cell office:value-type="float" office:value="0.132764" calcext:value-type="float">
            <text:p>0.132764</text:p>
          </table:table-cell>
          <table:table-cell office:value-type="float" office:value="0.133" calcext:value-type="float">
            <text:p>0.133</text:p>
          </table:table-cell>
          <table:table-cell office:value-type="float" office:value="0.133097" calcext:value-type="float">
            <text:p>0.133097</text:p>
          </table:table-cell>
          <table:table-cell office:value-type="float" office:value="0.132156" calcext:value-type="float">
            <text:p>0.132156</text:p>
          </table:table-cell>
          <table:table-cell office:value-type="float" office:value="0.131799" calcext:value-type="float">
            <text:p>0.131799</text:p>
          </table:table-cell>
          <table:table-cell office:value-type="float" office:value="0.130827" calcext:value-type="float">
            <text:p>0.130827</text:p>
          </table:table-cell>
          <table:table-cell office:value-type="float" office:value="0.129624" calcext:value-type="float">
            <text:p>0.129624</text:p>
          </table:table-cell>
          <table:table-cell office:value-type="float" office:value="0.128664" calcext:value-type="float">
            <text:p>0.128664</text:p>
          </table:table-cell>
          <table:table-cell office:value-type="float" office:value="0.128297" calcext:value-type="float">
            <text:p>0.128297</text:p>
          </table:table-cell>
          <table:table-cell office:value-type="float" office:value="0.128664" calcext:value-type="float">
            <text:p>0.128664</text:p>
          </table:table-cell>
          <table:table-cell office:value-type="float" office:value="0.129624" calcext:value-type="float">
            <text:p>0.129624</text:p>
          </table:table-cell>
          <table:table-cell office:value-type="float" office:value="0.130827" calcext:value-type="float">
            <text:p>0.130827</text:p>
          </table:table-cell>
          <table:table-cell office:value-type="float" office:value="0.131799" calcext:value-type="float">
            <text:p>0.131799</text:p>
          </table:table-cell>
          <table:table-cell office:value-type="float" office:value="0.132156" calcext:value-type="float">
            <text:p>0.132156</text:p>
          </table:table-cell>
          <table:table-cell office:value-type="float" office:value="0.130404" calcext:value-type="float">
            <text:p>0.130404</text:p>
          </table:table-cell>
          <table:table-cell office:value-type="float" office:value="0.129649" calcext:value-type="float">
            <text:p>0.129649</text:p>
          </table:table-cell>
          <table:table-cell office:value-type="float" office:value="0.127562" calcext:value-type="float">
            <text:p>0.127562</text:p>
          </table:table-cell>
          <table:table-cell office:value-type="float" office:value="0.125018" calcext:value-type="float">
            <text:p>0.125018</text:p>
          </table:table-cell>
          <table:table-cell office:value-type="float" office:value="0.123006" calcext:value-type="float">
            <text:p>0.123006</text:p>
          </table:table-cell>
          <table:table-cell office:value-type="float" office:value="0.122244" calcext:value-type="float">
            <text:p>0.122244</text:p>
          </table:table-cell>
          <table:table-cell office:value-type="float" office:value="0.123006" calcext:value-type="float">
            <text:p>0.123006</text:p>
          </table:table-cell>
          <table:table-cell office:value-type="float" office:value="0.125018" calcext:value-type="float">
            <text:p>0.125018</text:p>
          </table:table-cell>
          <table:table-cell office:value-type="float" office:value="0.127562" calcext:value-type="float">
            <text:p>0.127562</text:p>
          </table:table-cell>
          <table:table-cell office:value-type="float" office:value="0.129649" calcext:value-type="float">
            <text:p>0.129649</text:p>
          </table:table-cell>
          <table:table-cell office:value-type="float" office:value="0.130404" calcext:value-type="float">
            <text:p>0.130404</text:p>
          </table:table-cell>
          <table:table-cell office:value-type="float" office:value="0.128154" calcext:value-type="float">
            <text:p>0.128154</text:p>
          </table:table-cell>
          <table:table-cell office:value-type="float" office:value="0.126837" calcext:value-type="float">
            <text:p>0.126837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.11544" calcext:value-type="float">
            <text:p>0.11544</text:p>
          </table:table-cell>
          <table:table-cell office:value-type="float" office:value="0.114166" calcext:value-type="float">
            <text:p>0.114166</text:p>
          </table:table-cell>
          <table:table-cell office:value-type="float" office:value="0.11544" calcext:value-type="float">
            <text:p>0.11544</text:p>
          </table:table-cell>
          <table:table-cell office:value-type="float" office:value="0.118842" calcext:value-type="float">
            <text:p>0.118842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126837" calcext:value-type="float">
            <text:p>0.126837</text:p>
          </table:table-cell>
          <table:table-cell office:value-type="float" office:value="0.128154" calcext:value-type="float">
            <text:p>0.128154</text:p>
          </table:table-cell>
          <table:table-cell office:value-type="float" office:value="0.12525" calcext:value-type="float">
            <text:p>0.12525</text:p>
          </table:table-cell>
          <table:table-cell office:value-type="float" office:value="0.12325" calcext:value-type="float">
            <text:p>0.12325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11135" calcext:value-type="float">
            <text:p>0.11135</text:p>
          </table:table-cell>
          <table:table-cell office:value-type="float" office:value="0.106424" calcext:value-type="float">
            <text:p>0.106424</text:p>
          </table:table-cell>
          <table:table-cell office:value-type="float" office:value="0.104601" calcext:value-type="float">
            <text:p>0.104601</text:p>
          </table:table-cell>
          <table:table-cell office:value-type="float" office:value="0.106424" calcext:value-type="float">
            <text:p>0.106424</text:p>
          </table:table-cell>
          <table:table-cell office:value-type="float" office:value="0.11135" calcext:value-type="float">
            <text:p>0.11135</text:p>
          </table:table-cell>
          <table:table-cell office:value-type="float" office:value="0.117783" calcext:value-type="float">
            <text:p>0.117783</text:p>
          </table:table-cell>
          <table:table-cell office:value-type="float" office:value="0.12325" calcext:value-type="float">
            <text:p>0.12325</text:p>
          </table:table-cell>
          <table:table-cell office:value-type="float" office:value="0.12525" calcext:value-type="float">
            <text:p>0.12525</text:p>
          </table:table-cell>
          <table:table-cell office:value-type="float" office:value="0.121836" calcext:value-type="float">
            <text:p>0.121836</text:p>
          </table:table-cell>
          <table:table-cell office:value-type="float" office:value="0.119041" calcext:value-type="float">
            <text:p>0.119041</text:p>
          </table:table-cell>
          <table:table-cell office:value-type="float" office:value="0.111505" calcext:value-type="float">
            <text:p>0.111505</text:p>
          </table:table-cell>
          <table:table-cell office:value-type="float" office:value="0.102843" calcext:value-type="float">
            <text:p>0.102843</text:p>
          </table:table-cell>
          <table:table-cell office:value-type="float" office:value="0.0963542" calcext:value-type="float">
            <text:p>0.0963542</text:p>
          </table:table-cell>
          <table:table-cell office:value-type="float" office:value="0.0939856" calcext:value-type="float">
            <text:p>0.0939856</text:p>
          </table:table-cell>
          <table:table-cell office:value-type="float" office:value="0.0963542" calcext:value-type="float">
            <text:p>0.0963542</text:p>
          </table:table-cell>
          <table:table-cell office:value-type="float" office:value="0.102843" calcext:value-type="float">
            <text:p>0.102843</text:p>
          </table:table-cell>
          <table:table-cell office:value-type="float" office:value="0.111505" calcext:value-type="float">
            <text:p>0.111505</text:p>
          </table:table-cell>
          <table:table-cell office:value-type="float" office:value="0.119041" calcext:value-type="float">
            <text:p>0.119041</text:p>
          </table:table-cell>
          <table:table-cell office:value-type="float" office:value="0.121836" calcext:value-type="float">
            <text:p>0.121836</text:p>
          </table:table-cell>
          <table:table-cell office:value-type="float" office:value="0.117996" calcext:value-type="float">
            <text:p>0.117996</text:p>
          </table:table-cell>
          <table:table-cell office:value-type="float" office:value="0.114334" calcext:value-type="float">
            <text:p>0.114334</text:p>
          </table:table-cell>
          <table:table-cell office:value-type="float" office:value="0.10463" calcext:value-type="float">
            <text:p>0.10463</text:p>
          </table:table-cell>
          <table:table-cell office:value-type="float" office:value="0.0937637" calcext:value-type="float">
            <text:p>0.0937637</text:p>
          </table:table-cell>
          <table:table-cell office:value-type="float" office:value="0.0858282" calcext:value-type="float">
            <text:p>0.0858282</text:p>
          </table:table-cell>
          <table:table-cell office:value-type="float" office:value="0.082977" calcext:value-type="float">
            <text:p>0.082977</text:p>
          </table:table-cell>
          <table:table-cell office:value-type="float" office:value="0.0858282" calcext:value-type="float">
            <text:p>0.0858282</text:p>
          </table:table-cell>
          <table:table-cell office:value-type="float" office:value="0.0937637" calcext:value-type="float">
            <text:p>0.0937637</text:p>
          </table:table-cell>
          <table:table-cell office:value-type="float" office:value="0.10463" calcext:value-type="float">
            <text:p>0.10463</text:p>
          </table:table-cell>
          <table:table-cell office:value-type="float" office:value="0.114334" calcext:value-type="float">
            <text:p>0.114334</text:p>
          </table:table-cell>
          <table:table-cell office:value-type="float" office:value="0.117996" calcext:value-type="float">
            <text:p>0.117996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09443" calcext:value-type="float">
            <text:p>0.109443</text:p>
          </table:table-cell>
          <table:table-cell office:value-type="float" office:value="0.0976202" calcext:value-type="float">
            <text:p>0.0976202</text:p>
          </table:table-cell>
          <table:table-cell office:value-type="float" office:value="0.0847436" calcext:value-type="float">
            <text:p>0.0847436</text:p>
          </table:table-cell>
          <table:table-cell office:value-type="float" office:value="0.0755941" calcext:value-type="float">
            <text:p>0.0755941</text:p>
          </table:table-cell>
          <table:table-cell office:value-type="float" office:value="0.0723623" calcext:value-type="float">
            <text:p>0.0723623</text:p>
          </table:table-cell>
          <table:table-cell office:value-type="float" office:value="0.0755941" calcext:value-type="float">
            <text:p>0.0755941</text:p>
          </table:table-cell>
          <table:table-cell office:value-type="float" office:value="0.0847436" calcext:value-type="float">
            <text:p>0.0847436</text:p>
          </table:table-cell>
          <table:table-cell office:value-type="float" office:value="0.0976202" calcext:value-type="float">
            <text:p>0.0976202</text:p>
          </table:table-cell>
          <table:table-cell office:value-type="float" office:value="0.109443" calcext:value-type="float">
            <text:p>0.109443</text:p>
          </table:table-cell>
          <table:table-cell office:value-type="float" office:value="0.113993" calcext:value-type="float">
            <text:p>0.113993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05182" calcext:value-type="float">
            <text:p>0.105182</text:p>
          </table:table-cell>
          <table:table-cell office:value-type="float" office:value="0.0916095" calcext:value-type="float">
            <text:p>0.0916095</text:p>
          </table:table-cell>
          <table:table-cell office:value-type="float" office:value="0.0771907" calcext:value-type="float">
            <text:p>0.0771907</text:p>
          </table:table-cell>
          <table:table-cell office:value-type="float" office:value="0.0671967" calcext:value-type="float">
            <text:p>0.0671967</text:p>
          </table:table-cell>
          <table:table-cell office:value-type="float" office:value="0.0637213" calcext:value-type="float">
            <text:p>0.0637213</text:p>
          </table:table-cell>
          <table:table-cell office:value-type="float" office:value="0.0671967" calcext:value-type="float">
            <text:p>0.0671967</text:p>
          </table:table-cell>
          <table:table-cell office:value-type="float" office:value="0.0771907" calcext:value-type="float">
            <text:p>0.0771907</text:p>
          </table:table-cell>
          <table:table-cell office:value-type="float" office:value="0.0916095" calcext:value-type="float">
            <text:p>0.0916095</text:p>
          </table:table-cell>
          <table:table-cell office:value-type="float" office:value="0.105182" calcext:value-type="float">
            <text:p>0.105182</text:p>
          </table:table-cell>
          <table:table-cell office:value-type="float" office:value="0.110506" calcext:value-type="float">
            <text:p>0.110506</text:p>
          </table:table-cell>
          <table:table-cell office:value-type="float" office:value="0.108751" calcext:value-type="float">
            <text:p>0.108751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088575" calcext:value-type="float">
            <text:p>0.088575</text:p>
          </table:table-cell>
          <table:table-cell office:value-type="float" office:value="0.073456" calcext:value-type="float">
            <text:p>0.073456</text:p>
          </table:table-cell>
          <table:table-cell office:value-type="float" office:value="0.0631225" calcext:value-type="float">
            <text:p>0.0631225</text:p>
          </table:table-cell>
          <table:table-cell office:value-type="float" office:value="0.0595601" calcext:value-type="float">
            <text:p>0.0595601</text:p>
          </table:table-cell>
          <table:table-cell office:value-type="float" office:value="0.0631225" calcext:value-type="float">
            <text:p>0.0631225</text:p>
          </table:table-cell>
          <table:table-cell office:value-type="float" office:value="0.073456" calcext:value-type="float">
            <text:p>0.073456</text:p>
          </table:table-cell>
          <table:table-cell office:value-type="float" office:value="0.088575" calcext:value-type="float">
            <text:p>0.088575</text:p>
          </table:table-cell>
          <table:table-cell office:value-type="float" office:value="0.103013" calcext:value-type="float">
            <text:p>0.103013</text:p>
          </table:table-cell>
          <table:table-cell office:value-type="float" office:value="0.108751" calcext:value-type="float">
            <text:p>0.108751</text:p>
          </table:table-cell>
        </table:table-row>
        <table:table-row table:style-name="ro1">
          <table:table-cell office:value-type="float" office:value="0.145575" calcext:value-type="float">
            <text:p>0.145575</text:p>
          </table:table-cell>
          <table:table-cell office:value-type="float" office:value="0.142168" calcext:value-type="float">
            <text:p>0.142168</text:p>
          </table:table-cell>
          <table:table-cell office:value-type="float" office:value="0.142001" calcext:value-type="float">
            <text:p>0.142001</text:p>
          </table:table-cell>
          <table:table-cell office:value-type="float" office:value="0.141559" calcext:value-type="float">
            <text:p>0.141559</text:p>
          </table:table-cell>
          <table:table-cell office:value-type="float" office:value="0.141004" calcext:value-type="float">
            <text:p>0.141004</text:p>
          </table:table-cell>
          <table:table-cell office:value-type="float" office:value="0.140557" calcext:value-type="float">
            <text:p>0.140557</text:p>
          </table:table-cell>
          <table:table-cell office:value-type="float" office:value="0.140385" calcext:value-type="float">
            <text:p>0.140385</text:p>
          </table:table-cell>
          <table:table-cell office:value-type="float" office:value="0.140557" calcext:value-type="float">
            <text:p>0.140557</text:p>
          </table:table-cell>
          <table:table-cell office:value-type="float" office:value="0.141004" calcext:value-type="float">
            <text:p>0.141004</text:p>
          </table:table-cell>
          <table:table-cell office:value-type="float" office:value="0.141559" calcext:value-type="float">
            <text:p>0.141559</text:p>
          </table:table-cell>
          <table:table-cell office:value-type="float" office:value="0.142001" calcext:value-type="float">
            <text:p>0.142001</text:p>
          </table:table-cell>
          <table:table-cell office:value-type="float" office:value="0.142168" calcext:value-type="float">
            <text:p>0.142168</text:p>
          </table:table-cell>
          <table:table-cell office:value-type="float" office:value="0.140636" calcext:value-type="float">
            <text:p>0.140636</text:p>
          </table:table-cell>
          <table:table-cell office:value-type="float" office:value="0.140533" calcext:value-type="float">
            <text:p>0.140533</text:p>
          </table:table-cell>
          <table:table-cell office:value-type="float" office:value="0.140284" calcext:value-type="float">
            <text:p>0.140284</text:p>
          </table:table-cell>
          <table:table-cell office:value-type="float" office:value="0.139969" calcext:value-type="float">
            <text:p>0.139969</text:p>
          </table:table-cell>
          <table:table-cell office:value-type="float" office:value="0.13972" calcext:value-type="float">
            <text:p>0.13972</text:p>
          </table:table-cell>
          <table:table-cell office:value-type="float" office:value="0.139622" calcext:value-type="float">
            <text:p>0.139622</text:p>
          </table:table-cell>
          <table:table-cell office:value-type="float" office:value="0.13972" calcext:value-type="float">
            <text:p>0.13972</text:p>
          </table:table-cell>
          <table:table-cell office:value-type="float" office:value="0.139969" calcext:value-type="float">
            <text:p>0.139969</text:p>
          </table:table-cell>
          <table:table-cell office:value-type="float" office:value="0.140284" calcext:value-type="float">
            <text:p>0.140284</text:p>
          </table:table-cell>
          <table:table-cell office:value-type="float" office:value="0.140533" calcext:value-type="float">
            <text:p>0.140533</text:p>
          </table:table-cell>
          <table:table-cell office:value-type="float" office:value="0.140636" calcext:value-type="float">
            <text:p>0.140636</text:p>
          </table:table-cell>
          <table:table-cell office:value-type="float" office:value="0.139645" calcext:value-type="float">
            <text:p>0.139645</text:p>
          </table:table-cell>
          <table:table-cell office:value-type="float" office:value="0.139267" calcext:value-type="float">
            <text:p>0.139267</text:p>
          </table:table-cell>
          <table:table-cell office:value-type="float" office:value="0.13824" calcext:value-type="float">
            <text:p>0.13824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0.135958" calcext:value-type="float">
            <text:p>0.135958</text:p>
          </table:table-cell>
          <table:table-cell office:value-type="float" office:value="0.13557" calcext:value-type="float">
            <text:p>0.13557</text:p>
          </table:table-cell>
          <table:table-cell office:value-type="float" office:value="0.135958" calcext:value-type="float">
            <text:p>0.135958</text:p>
          </table:table-cell>
          <table:table-cell office:value-type="float" office:value="0.136971" calcext:value-type="float">
            <text:p>0.136971</text:p>
          </table:table-cell>
          <table:table-cell office:value-type="float" office:value="0.13824" calcext:value-type="float">
            <text:p>0.13824</text:p>
          </table:table-cell>
          <table:table-cell office:value-type="float" office:value="0.139267" calcext:value-type="float">
            <text:p>0.139267</text:p>
          </table:table-cell>
          <table:table-cell office:value-type="float" office:value="0.139645" calcext:value-type="float">
            <text:p>0.139645</text:p>
          </table:table-cell>
          <table:table-cell office:value-type="float" office:value="0.137788" calcext:value-type="float">
            <text:p>0.137788</text:p>
          </table:table-cell>
          <table:table-cell office:value-type="float" office:value="0.136992" calcext:value-type="float">
            <text:p>0.136992</text:p>
          </table:table-cell>
          <table:table-cell office:value-type="float" office:value="0.134792" calcext:value-type="float">
            <text:p>0.134792</text:p>
          </table:table-cell>
          <table:table-cell office:value-type="float" office:value="0.13211" calcext:value-type="float">
            <text:p>0.13211</text:p>
          </table:table-cell>
          <table:table-cell office:value-type="float" office:value="0.129988" calcext:value-type="float">
            <text:p>0.129988</text:p>
          </table:table-cell>
          <table:table-cell office:value-type="float" office:value="0.129186" calcext:value-type="float">
            <text:p>0.129186</text:p>
          </table:table-cell>
          <table:table-cell office:value-type="float" office:value="0.129988" calcext:value-type="float">
            <text:p>0.129988</text:p>
          </table:table-cell>
          <table:table-cell office:value-type="float" office:value="0.13211" calcext:value-type="float">
            <text:p>0.13211</text:p>
          </table:table-cell>
          <table:table-cell office:value-type="float" office:value="0.134792" calcext:value-type="float">
            <text:p>0.134792</text:p>
          </table:table-cell>
          <table:table-cell office:value-type="float" office:value="0.136992" calcext:value-type="float">
            <text:p>0.136992</text:p>
          </table:table-cell>
          <table:table-cell office:value-type="float" office:value="0.137788" calcext:value-type="float">
            <text:p>0.137788</text:p>
          </table:table-cell>
          <table:table-cell office:value-type="float" office:value="0.135413" calcext:value-type="float">
            <text:p>0.135413</text:p>
          </table:table-cell>
          <table:table-cell office:value-type="float" office:value="0.134027" calcext:value-type="float">
            <text:p>0.134027</text:p>
          </table:table-cell>
          <table:table-cell office:value-type="float" office:value="0.130193" calcext:value-type="float">
            <text:p>0.130193</text:p>
          </table:table-cell>
          <table:table-cell office:value-type="float" office:value="0.125592" calcext:value-type="float">
            <text:p>0.125592</text:p>
          </table:table-cell>
          <table:table-cell office:value-type="float" office:value="0.122003" calcext:value-type="float">
            <text:p>0.122003</text:p>
          </table:table-cell>
          <table:table-cell office:value-type="float" office:value="0.120659" calcext:value-type="float">
            <text:p>0.120659</text:p>
          </table:table-cell>
          <table:table-cell office:value-type="float" office:value="0.122003" calcext:value-type="float">
            <text:p>0.122003</text:p>
          </table:table-cell>
          <table:table-cell office:value-type="float" office:value="0.125592" calcext:value-type="float">
            <text:p>0.125592</text:p>
          </table:table-cell>
          <table:table-cell office:value-type="float" office:value="0.130193" calcext:value-type="float">
            <text:p>0.130193</text:p>
          </table:table-cell>
          <table:table-cell office:value-type="float" office:value="0.134027" calcext:value-type="float">
            <text:p>0.134027</text:p>
          </table:table-cell>
          <table:table-cell office:value-type="float" office:value="0.135413" calcext:value-type="float">
            <text:p>0.135413</text:p>
          </table:table-cell>
          <table:table-cell office:value-type="float" office:value="0.132342" calcext:value-type="float">
            <text:p>0.132342</text:p>
          </table:table-cell>
          <table:table-cell office:value-type="float" office:value="0.130239" calcext:value-type="float">
            <text:p>0.130239</text:p>
          </table:table-cell>
          <table:table-cell office:value-type="float" office:value="0.124472" calcext:value-type="float">
            <text:p>0.124472</text:p>
          </table:table-cell>
          <table:table-cell office:value-type="float" office:value="0.117687" calcext:value-type="float">
            <text:p>0.117687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110567" calcext:value-type="float">
            <text:p>0.110567</text:p>
          </table:table-cell>
          <table:table-cell office:value-type="float" office:value="0.11249" calcext:value-type="float">
            <text:p>0.11249</text:p>
          </table:table-cell>
          <table:table-cell office:value-type="float" office:value="0.117687" calcext:value-type="float">
            <text:p>0.117687</text:p>
          </table:table-cell>
          <table:table-cell office:value-type="float" office:value="0.124472" calcext:value-type="float">
            <text:p>0.124472</text:p>
          </table:table-cell>
          <table:table-cell office:value-type="float" office:value="0.130239" calcext:value-type="float">
            <text:p>0.130239</text:p>
          </table:table-cell>
          <table:table-cell office:value-type="float" office:value="0.132342" calcext:value-type="float">
            <text:p>0.132342</text:p>
          </table:table-cell>
          <table:table-cell office:value-type="float" office:value="0.128739" calcext:value-type="float">
            <text:p>0.128739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117853" calcext:value-type="float">
            <text:p>0.117853</text:p>
          </table:table-cell>
          <table:table-cell office:value-type="float" office:value="0.108715" calcext:value-type="float">
            <text:p>0.108715</text:p>
          </table:table-cell>
          <table:table-cell office:value-type="float" office:value="0.101869" calcext:value-type="float">
            <text:p>0.101869</text:p>
          </table:table-cell>
          <table:table-cell office:value-type="float" office:value="0.0993701" calcext:value-type="float">
            <text:p>0.0993701</text:p>
          </table:table-cell>
          <table:table-cell office:value-type="float" office:value="0.101869" calcext:value-type="float">
            <text:p>0.101869</text:p>
          </table:table-cell>
          <table:table-cell office:value-type="float" office:value="0.108715" calcext:value-type="float">
            <text:p>0.108715</text:p>
          </table:table-cell>
          <table:table-cell office:value-type="float" office:value="0.117853" calcext:value-type="float">
            <text:p>0.117853</text:p>
          </table:table-cell>
          <table:table-cell office:value-type="float" office:value="0.1258" calcext:value-type="float">
            <text:p>0.1258</text:p>
          </table:table-cell>
          <table:table-cell office:value-type="float" office:value="0.128739" calcext:value-type="float">
            <text:p>0.128739</text:p>
          </table:table-cell>
          <table:table-cell office:value-type="float" office:value="0.124696" calcext:value-type="float">
            <text:p>0.124696</text:p>
          </table:table-cell>
          <table:table-cell office:value-type="float" office:value="0.120847" calcext:value-type="float">
            <text:p>0.120847</text:p>
          </table:table-cell>
          <table:table-cell office:value-type="float" office:value="0.110616" calcext:value-type="float">
            <text:p>0.110616</text:p>
          </table:table-cell>
          <table:table-cell office:value-type="float" office:value="0.0991556" calcext:value-type="float">
            <text:p>0.0991556</text:p>
          </table:table-cell>
          <table:table-cell office:value-type="float" office:value="0.0907842" calcext:value-type="float">
            <text:p>0.0907842</text:p>
          </table:table-cell>
          <table:table-cell office:value-type="float" office:value="0.0877757" calcext:value-type="float">
            <text:p>0.0877757</text:p>
          </table:table-cell>
          <table:table-cell office:value-type="float" office:value="0.0907842" calcext:value-type="float">
            <text:p>0.0907842</text:p>
          </table:table-cell>
          <table:table-cell office:value-type="float" office:value="0.0991556" calcext:value-type="float">
            <text:p>0.0991556</text:p>
          </table:table-cell>
          <table:table-cell office:value-type="float" office:value="0.110616" calcext:value-type="float">
            <text:p>0.110616</text:p>
          </table:table-cell>
          <table:table-cell office:value-type="float" office:value="0.120847" calcext:value-type="float">
            <text:p>0.120847</text:p>
          </table:table-cell>
          <table:table-cell office:value-type="float" office:value="0.124696" calcext:value-type="float">
            <text:p>0.124696</text:p>
          </table:table-cell>
          <table:table-cell office:value-type="float" office:value="0.120506" calcext:value-type="float">
            <text:p>0.120506</text:p>
          </table:table-cell>
          <table:table-cell office:value-type="float" office:value="0.115729" calcext:value-type="float">
            <text:p>0.115729</text:p>
          </table:table-cell>
          <table:table-cell office:value-type="float" office:value="0.103273" calcext:value-type="float">
            <text:p>0.103273</text:p>
          </table:table-cell>
          <table:table-cell office:value-type="float" office:value="0.0896986" calcext:value-type="float">
            <text:p>0.0896986</text:p>
          </table:table-cell>
          <table:table-cell office:value-type="float" office:value="0.0800478" calcext:value-type="float">
            <text:p>0.0800478</text:p>
          </table:table-cell>
          <table:table-cell office:value-type="float" office:value="0.0766376" calcext:value-type="float">
            <text:p>0.0766376</text:p>
          </table:table-cell>
          <table:table-cell office:value-type="float" office:value="0.0800478" calcext:value-type="float">
            <text:p>0.0800478</text:p>
          </table:table-cell>
          <table:table-cell office:value-type="float" office:value="0.0896986" calcext:value-type="float">
            <text:p>0.0896986</text:p>
          </table:table-cell>
          <table:table-cell office:value-type="float" office:value="0.103273" calcext:value-type="float">
            <text:p>0.103273</text:p>
          </table:table-cell>
          <table:table-cell office:value-type="float" office:value="0.115729" calcext:value-type="float">
            <text:p>0.115729</text:p>
          </table:table-cell>
          <table:table-cell office:value-type="float" office:value="0.120506" calcext:value-type="float">
            <text:p>0.120506</text:p>
          </table:table-cell>
          <table:table-cell office:value-type="float" office:value="0.116886" calcext:value-type="float">
            <text:p>0.116886</text:p>
          </table:table-cell>
          <table:table-cell office:value-type="float" office:value="0.111305" calcext:value-type="float">
            <text:p>0.111305</text:p>
          </table:table-cell>
          <table:table-cell office:value-type="float" office:value="0.0970223" calcext:value-type="float">
            <text:p>0.0970223</text:p>
          </table:table-cell>
          <table:table-cell office:value-type="float" office:value="0.0818331" calcext:value-type="float">
            <text:p>0.0818331</text:p>
          </table:table-cell>
          <table:table-cell office:value-type="float" office:value="0.0712948" calcext:value-type="float">
            <text:p>0.0712948</text:p>
          </table:table-cell>
          <table:table-cell office:value-type="float" office:value="0.0676274" calcext:value-type="float">
            <text:p>0.0676274</text:p>
          </table:table-cell>
          <table:table-cell office:value-type="float" office:value="0.0712948" calcext:value-type="float">
            <text:p>0.0712948</text:p>
          </table:table-cell>
          <table:table-cell office:value-type="float" office:value="0.0818331" calcext:value-type="float">
            <text:p>0.0818331</text:p>
          </table:table-cell>
          <table:table-cell office:value-type="float" office:value="0.0970223" calcext:value-type="float">
            <text:p>0.0970223</text:p>
          </table:table-cell>
          <table:table-cell office:value-type="float" office:value="0.111305" calcext:value-type="float">
            <text:p>0.111305</text:p>
          </table:table-cell>
          <table:table-cell office:value-type="float" office:value="0.116886" calcext:value-type="float">
            <text:p>0.116886</text:p>
          </table:table-cell>
          <table:table-cell office:value-type="float" office:value="0.115106" calcext:value-type="float">
            <text:p>0.115106</text:p>
          </table:table-cell>
          <table:table-cell office:value-type="float" office:value="0.109099" calcext:value-type="float">
            <text:p>0.109099</text:p>
          </table:table-cell>
          <table:table-cell office:value-type="float" office:value="0.0939275" calcext:value-type="float">
            <text:p>0.0939275</text:p>
          </table:table-cell>
          <table:table-cell office:value-type="float" office:value="0.0780147" calcext:value-type="float">
            <text:p>0.0780147</text:p>
          </table:table-cell>
          <table:table-cell office:value-type="float" office:value="0.0671222" calcext:value-type="float">
            <text:p>0.0671222</text:p>
          </table:table-cell>
          <table:table-cell office:value-type="float" office:value="0.0633633" calcext:value-type="float">
            <text:p>0.0633633</text:p>
          </table:table-cell>
          <table:table-cell office:value-type="float" office:value="0.0671222" calcext:value-type="float">
            <text:p>0.0671222</text:p>
          </table:table-cell>
          <table:table-cell office:value-type="float" office:value="0.0780147" calcext:value-type="float">
            <text:p>0.0780147</text:p>
          </table:table-cell>
          <table:table-cell office:value-type="float" office:value="0.0939275" calcext:value-type="float">
            <text:p>0.0939275</text:p>
          </table:table-cell>
          <table:table-cell office:value-type="float" office:value="0.109099" calcext:value-type="float">
            <text:p>0.109099</text:p>
          </table:table-cell>
          <table:table-cell office:value-type="float" office:value="0.115106" calcext:value-type="float">
            <text:p>0.115106</text:p>
          </table:table-cell>
        </table:table-row>
        <table:table-row table:style-name="ro1">
          <table:table-cell office:value-type="float" office:value="0.154551" calcext:value-type="float">
            <text:p>0.154551</text:p>
          </table:table-cell>
          <table:table-cell office:value-type="float" office:value="0.150677" calcext:value-type="float">
            <text:p>0.150677</text:p>
          </table:table-cell>
          <table:table-cell office:value-type="float" office:value="0.150494" calcext:value-type="float">
            <text:p>0.150494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0.14941" calcext:value-type="float">
            <text:p>0.14941</text:p>
          </table:table-cell>
          <table:table-cell office:value-type="float" office:value="0.148924" calcext:value-type="float">
            <text:p>0.148924</text:p>
          </table:table-cell>
          <table:table-cell office:value-type="float" office:value="0.148736" calcext:value-type="float">
            <text:p>0.148736</text:p>
          </table:table-cell>
          <table:table-cell office:value-type="float" office:value="0.148924" calcext:value-type="float">
            <text:p>0.148924</text:p>
          </table:table-cell>
          <table:table-cell office:value-type="float" office:value="0.14941" calcext:value-type="float">
            <text:p>0.14941</text:p>
          </table:table-cell>
          <table:table-cell office:value-type="float" office:value="0.150014" calcext:value-type="float">
            <text:p>0.150014</text:p>
          </table:table-cell>
          <table:table-cell office:value-type="float" office:value="0.150494" calcext:value-type="float">
            <text:p>0.150494</text:p>
          </table:table-cell>
          <table:table-cell office:value-type="float" office:value="0.150677" calcext:value-type="float">
            <text:p>0.150677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.148911" calcext:value-type="float">
            <text:p>0.148911</text:p>
          </table:table-cell>
          <table:table-cell office:value-type="float" office:value="0.148648" calcext:value-type="float">
            <text:p>0.148648</text:p>
          </table:table-cell>
          <table:table-cell office:value-type="float" office:value="0.148315" calcext:value-type="float">
            <text:p>0.148315</text:p>
          </table:table-cell>
          <table:table-cell office:value-type="float" office:value="0.148052" calcext:value-type="float">
            <text:p>0.148052</text:p>
          </table:table-cell>
          <table:table-cell office:value-type="float" office:value="0.147947" calcext:value-type="float">
            <text:p>0.147947</text:p>
          </table:table-cell>
          <table:table-cell office:value-type="float" office:value="0.148052" calcext:value-type="float">
            <text:p>0.148052</text:p>
          </table:table-cell>
          <table:table-cell office:value-type="float" office:value="0.148315" calcext:value-type="float">
            <text:p>0.148315</text:p>
          </table:table-cell>
          <table:table-cell office:value-type="float" office:value="0.148648" calcext:value-type="float">
            <text:p>0.148648</text:p>
          </table:table-cell>
          <table:table-cell office:value-type="float" office:value="0.148911" calcext:value-type="float">
            <text:p>0.148911</text:p>
          </table:table-cell>
          <table:table-cell office:value-type="float" office:value="0.14902" calcext:value-type="float">
            <text:p>0.14902</text:p>
          </table:table-cell>
          <table:table-cell office:value-type="float" office:value="0.147973" calcext:value-type="float">
            <text:p>0.147973</text:p>
          </table:table-cell>
          <table:table-cell office:value-type="float" office:value="0.147573" calcext:value-type="float">
            <text:p>0.147573</text:p>
          </table:table-cell>
          <table:table-cell office:value-type="float" office:value="0.146487" calcext:value-type="float">
            <text:p>0.146487</text:p>
          </table:table-cell>
          <table:table-cell office:value-type="float" office:value="0.145142" calcext:value-type="float">
            <text:p>0.145142</text:p>
          </table:table-cell>
          <table:table-cell office:value-type="float" office:value="0.14407" calcext:value-type="float">
            <text:p>0.14407</text:p>
          </table:table-cell>
          <table:table-cell office:value-type="float" office:value="0.143659" calcext:value-type="float">
            <text:p>0.143659</text:p>
          </table:table-cell>
          <table:table-cell office:value-type="float" office:value="0.14407" calcext:value-type="float">
            <text:p>0.14407</text:p>
          </table:table-cell>
          <table:table-cell office:value-type="float" office:value="0.145142" calcext:value-type="float">
            <text:p>0.145142</text:p>
          </table:table-cell>
          <table:table-cell office:value-type="float" office:value="0.146487" calcext:value-type="float">
            <text:p>0.146487</text:p>
          </table:table-cell>
          <table:table-cell office:value-type="float" office:value="0.147573" calcext:value-type="float">
            <text:p>0.147573</text:p>
          </table:table-cell>
          <table:table-cell office:value-type="float" office:value="0.147973" calcext:value-type="float">
            <text:p>0.147973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516" calcext:value-type="float">
            <text:p>0.14516</text:p>
          </table:table-cell>
          <table:table-cell office:value-type="float" office:value="0.142835" calcext:value-type="float">
            <text:p>0.142835</text:p>
          </table:table-cell>
          <table:table-cell office:value-type="float" office:value="0.139998" calcext:value-type="float">
            <text:p>0.139998</text:p>
          </table:table-cell>
          <table:table-cell office:value-type="float" office:value="0.137756" calcext:value-type="float">
            <text:p>0.137756</text:p>
          </table:table-cell>
          <table:table-cell office:value-type="float" office:value="0.136907" calcext:value-type="float">
            <text:p>0.136907</text:p>
          </table:table-cell>
          <table:table-cell office:value-type="float" office:value="0.137756" calcext:value-type="float">
            <text:p>0.137756</text:p>
          </table:table-cell>
          <table:table-cell office:value-type="float" office:value="0.139998" calcext:value-type="float">
            <text:p>0.139998</text:p>
          </table:table-cell>
          <table:table-cell office:value-type="float" office:value="0.142835" calcext:value-type="float">
            <text:p>0.142835</text:p>
          </table:table-cell>
          <table:table-cell office:value-type="float" office:value="0.14516" calcext:value-type="float">
            <text:p>0.1451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43486" calcext:value-type="float">
            <text:p>0.143486</text:p>
          </table:table-cell>
          <table:table-cell office:value-type="float" office:value="0.142024" calcext:value-type="float">
            <text:p>0.142024</text:p>
          </table:table-cell>
          <table:table-cell office:value-type="float" office:value="0.137968" calcext:value-type="float">
            <text:p>0.137968</text:p>
          </table:table-cell>
          <table:table-cell office:value-type="float" office:value="0.133102" calcext:value-type="float">
            <text:p>0.133102</text:p>
          </table:table-cell>
          <table:table-cell office:value-type="float" office:value="0.129306" calcext:value-type="float">
            <text:p>0.129306</text:p>
          </table:table-cell>
          <table:table-cell office:value-type="float" office:value="0.127885" calcext:value-type="float">
            <text:p>0.127885</text:p>
          </table:table-cell>
          <table:table-cell office:value-type="float" office:value="0.129306" calcext:value-type="float">
            <text:p>0.129306</text:p>
          </table:table-cell>
          <table:table-cell office:value-type="float" office:value="0.133102" calcext:value-type="float">
            <text:p>0.133102</text:p>
          </table:table-cell>
          <table:table-cell office:value-type="float" office:value="0.137968" calcext:value-type="float">
            <text:p>0.137968</text:p>
          </table:table-cell>
          <table:table-cell office:value-type="float" office:value="0.142024" calcext:value-type="float">
            <text:p>0.142024</text:p>
          </table:table-cell>
          <table:table-cell office:value-type="float" office:value="0.143486" calcext:value-type="float">
            <text:p>0.143486</text:p>
          </table:table-cell>
          <table:table-cell office:value-type="float" office:value="0.14023" calcext:value-type="float">
            <text:p>0.14023</text:p>
          </table:table-cell>
          <table:table-cell office:value-type="float" office:value="0.138013" calcext:value-type="float">
            <text:p>0.138013</text:p>
          </table:table-cell>
          <table:table-cell office:value-type="float" office:value="0.131914" calcext:value-type="float">
            <text:p>0.131914</text:p>
          </table:table-cell>
          <table:table-cell office:value-type="float" office:value="0.124738" calcext:value-type="float">
            <text:p>0.124738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17208" calcext:value-type="float">
            <text:p>0.117208</text:p>
          </table:table-cell>
          <table:table-cell office:value-type="float" office:value="0.119243" calcext:value-type="float">
            <text:p>0.119243</text:p>
          </table:table-cell>
          <table:table-cell office:value-type="float" office:value="0.124738" calcext:value-type="float">
            <text:p>0.124738</text:p>
          </table:table-cell>
          <table:table-cell office:value-type="float" office:value="0.131914" calcext:value-type="float">
            <text:p>0.131914</text:p>
          </table:table-cell>
          <table:table-cell office:value-type="float" office:value="0.138013" calcext:value-type="float">
            <text:p>0.138013</text:p>
          </table:table-cell>
          <table:table-cell office:value-type="float" office:value="0.14023" calcext:value-type="float">
            <text:p>0.14023</text:p>
          </table:table-cell>
          <table:table-cell office:value-type="float" office:value="0.136418" calcext:value-type="float">
            <text:p>0.136418</text:p>
          </table:table-cell>
          <table:table-cell office:value-type="float" office:value="0.133322" calcext:value-type="float">
            <text:p>0.133322</text:p>
          </table:table-cell>
          <table:table-cell office:value-type="float" office:value="0.124918" calcext:value-type="float">
            <text:p>0.124918</text:p>
          </table:table-cell>
          <table:table-cell office:value-type="float" office:value="0.115253" calcext:value-type="float">
            <text:p>0.115253</text:p>
          </table:table-cell>
          <table:table-cell office:value-type="float" office:value="0.108012" calcext:value-type="float">
            <text:p>0.108012</text:p>
          </table:table-cell>
          <table:table-cell office:value-type="float" office:value="0.105368" calcext:value-type="float">
            <text:p>0.105368</text:p>
          </table:table-cell>
          <table:table-cell office:value-type="float" office:value="0.108012" calcext:value-type="float">
            <text:p>0.108012</text:p>
          </table:table-cell>
          <table:table-cell office:value-type="float" office:value="0.115253" calcext:value-type="float">
            <text:p>0.115253</text:p>
          </table:table-cell>
          <table:table-cell office:value-type="float" office:value="0.124918" calcext:value-type="float">
            <text:p>0.124918</text:p>
          </table:table-cell>
          <table:table-cell office:value-type="float" office:value="0.133322" calcext:value-type="float">
            <text:p>0.133322</text:p>
          </table:table-cell>
          <table:table-cell office:value-type="float" office:value="0.136418" calcext:value-type="float">
            <text:p>0.136418</text:p>
          </table:table-cell>
          <table:table-cell office:value-type="float" office:value="0.132151" calcext:value-type="float">
            <text:p>0.132151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117285" calcext:value-type="float">
            <text:p>0.117285</text:p>
          </table:table-cell>
          <table:table-cell office:value-type="float" office:value="0.105166" calcext:value-type="float">
            <text:p>0.105166</text:p>
          </table:table-cell>
          <table:table-cell office:value-type="float" office:value="0.0963121" calcext:value-type="float">
            <text:p>0.0963121</text:p>
          </table:table-cell>
          <table:table-cell office:value-type="float" office:value="0.0931293" calcext:value-type="float">
            <text:p>0.0931293</text:p>
          </table:table-cell>
          <table:table-cell office:value-type="float" office:value="0.0963121" calcext:value-type="float">
            <text:p>0.0963121</text:p>
          </table:table-cell>
          <table:table-cell office:value-type="float" office:value="0.105166" calcext:value-type="float">
            <text:p>0.105166</text:p>
          </table:table-cell>
          <table:table-cell office:value-type="float" office:value="0.117285" calcext:value-type="float">
            <text:p>0.117285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132151" calcext:value-type="float">
            <text:p>0.132151</text:p>
          </table:table-cell>
          <table:table-cell office:value-type="float" office:value="0.127759" calcext:value-type="float">
            <text:p>0.127759</text:p>
          </table:table-cell>
          <table:table-cell office:value-type="float" office:value="0.122735" calcext:value-type="float">
            <text:p>0.122735</text:p>
          </table:table-cell>
          <table:table-cell office:value-type="float" office:value="0.10958" calcext:value-type="float">
            <text:p>0.10958</text:p>
          </table:table-cell>
          <table:table-cell office:value-type="float" office:value="0.0952336" calcext:value-type="float">
            <text:p>0.0952336</text:p>
          </table:table-cell>
          <table:table-cell office:value-type="float" office:value="0.0850276" calcext:value-type="float">
            <text:p>0.0850276</text:p>
          </table:table-cell>
          <table:table-cell office:value-type="float" office:value="0.0814195" calcext:value-type="float">
            <text:p>0.0814195</text:p>
          </table:table-cell>
          <table:table-cell office:value-type="float" office:value="0.0850276" calcext:value-type="float">
            <text:p>0.0850276</text:p>
          </table:table-cell>
          <table:table-cell office:value-type="float" office:value="0.0952336" calcext:value-type="float">
            <text:p>0.0952336</text:p>
          </table:table-cell>
          <table:table-cell office:value-type="float" office:value="0.10958" calcext:value-type="float">
            <text:p>0.10958</text:p>
          </table:table-cell>
          <table:table-cell office:value-type="float" office:value="0.122735" calcext:value-type="float">
            <text:p>0.122735</text:p>
          </table:table-cell>
          <table:table-cell office:value-type="float" office:value="0.127759" calcext:value-type="float">
            <text:p>0.127759</text:p>
          </table:table-cell>
          <table:table-cell office:value-type="float" office:value="0.123999" calcext:value-type="float">
            <text:p>0.123999</text:p>
          </table:table-cell>
          <table:table-cell office:value-type="float" office:value="0.118136" calcext:value-type="float">
            <text:p>0.118136</text:p>
          </table:table-cell>
          <table:table-cell office:value-type="float" office:value="0.103071" calcext:value-type="float">
            <text:p>0.103071</text:p>
          </table:table-cell>
          <table:table-cell office:value-type="float" office:value="0.0870312" calcext:value-type="float">
            <text:p>0.0870312</text:p>
          </table:table-cell>
          <table:table-cell office:value-type="float" office:value="0.0758902" calcext:value-type="float">
            <text:p>0.0758902</text:p>
          </table:table-cell>
          <table:table-cell office:value-type="float" office:value="0.0720102" calcext:value-type="float">
            <text:p>0.0720102</text:p>
          </table:table-cell>
          <table:table-cell office:value-type="float" office:value="0.0758902" calcext:value-type="float">
            <text:p>0.0758902</text:p>
          </table:table-cell>
          <table:table-cell office:value-type="float" office:value="0.0870312" calcext:value-type="float">
            <text:p>0.0870312</text:p>
          </table:table-cell>
          <table:table-cell office:value-type="float" office:value="0.103071" calcext:value-type="float">
            <text:p>0.103071</text:p>
          </table:table-cell>
          <table:table-cell office:value-type="float" office:value="0.118136" calcext:value-type="float">
            <text:p>0.118136</text:p>
          </table:table-cell>
          <table:table-cell office:value-type="float" office:value="0.123999" calcext:value-type="float">
            <text:p>0.123999</text:p>
          </table:table-cell>
          <table:table-cell office:value-type="float" office:value="0.122192" calcext:value-type="float">
            <text:p>0.122192</text:p>
          </table:table-cell>
          <table:table-cell office:value-type="float" office:value="0.115893" calcext:value-type="float">
            <text:p>0.115893</text:p>
          </table:table-cell>
          <table:table-cell office:value-type="float" office:value="0.0999125" calcext:value-type="float">
            <text:p>0.0999125</text:p>
          </table:table-cell>
          <table:table-cell office:value-type="float" office:value="0.0831231" calcext:value-type="float">
            <text:p>0.0831231</text:p>
          </table:table-cell>
          <table:table-cell office:value-type="float" office:value="0.0716118" calcext:value-type="float">
            <text:p>0.0716118</text:p>
          </table:table-cell>
          <table:table-cell office:value-type="float" office:value="0.067635" calcext:value-type="float">
            <text:p>0.067635</text:p>
          </table:table-cell>
          <table:table-cell office:value-type="float" office:value="0.0716118" calcext:value-type="float">
            <text:p>0.0716118</text:p>
          </table:table-cell>
          <table:table-cell office:value-type="float" office:value="0.0831231" calcext:value-type="float">
            <text:p>0.0831231</text:p>
          </table:table-cell>
          <table:table-cell office:value-type="float" office:value="0.0999125" calcext:value-type="float">
            <text:p>0.0999125</text:p>
          </table:table-cell>
          <table:table-cell office:value-type="float" office:value="0.115893" calcext:value-type="float">
            <text:p>0.115893</text:p>
          </table:table-cell>
          <table:table-cell office:value-type="float" office:value="0.122192" calcext:value-type="float">
            <text:p>0.122192</text:p>
          </table:table-cell>
        </table:table-row>
        <table:table-row table:style-name="ro1">
          <table:table-cell office:value-type="float" office:value="0.163847" calcext:value-type="float">
            <text:p>0.163847</text:p>
          </table:table-cell>
          <table:table-cell office:value-type="float" office:value="0.159458" calcext:value-type="float">
            <text:p>0.159458</text:p>
          </table:table-cell>
          <table:table-cell office:value-type="float" office:value="0.159259" calcext:value-type="float">
            <text:p>0.159259</text:p>
          </table:table-cell>
          <table:table-cell office:value-type="float" office:value="0.158737" calcext:value-type="float">
            <text:p>0.158737</text:p>
          </table:table-cell>
          <table:table-cell office:value-type="float" office:value="0.158082" calcext:value-type="float">
            <text:p>0.158082</text:p>
          </table:table-cell>
          <table:table-cell office:value-type="float" office:value="0.157555" calcext:value-type="float">
            <text:p>0.157555</text:p>
          </table:table-cell>
          <table:table-cell office:value-type="float" office:value="0.157351" calcext:value-type="float">
            <text:p>0.157351</text:p>
          </table:table-cell>
          <table:table-cell office:value-type="float" office:value="0.157555" calcext:value-type="float">
            <text:p>0.157555</text:p>
          </table:table-cell>
          <table:table-cell office:value-type="float" office:value="0.158082" calcext:value-type="float">
            <text:p>0.158082</text:p>
          </table:table-cell>
          <table:table-cell office:value-type="float" office:value="0.158737" calcext:value-type="float">
            <text:p>0.158737</text:p>
          </table:table-cell>
          <table:table-cell office:value-type="float" office:value="0.159259" calcext:value-type="float">
            <text:p>0.159259</text:p>
          </table:table-cell>
          <table:table-cell office:value-type="float" office:value="0.159458" calcext:value-type="float">
            <text:p>0.159458</text:p>
          </table:table-cell>
          <table:table-cell office:value-type="float" office:value="0.15767" calcext:value-type="float">
            <text:p>0.15767</text:p>
          </table:table-cell>
          <table:table-cell office:value-type="float" office:value="0.157554" calcext:value-type="float">
            <text:p>0.157554</text:p>
          </table:table-cell>
          <table:table-cell office:value-type="float" office:value="0.157276" calcext:value-type="float">
            <text:p>0.157276</text:p>
          </table:table-cell>
          <table:table-cell office:value-type="float" office:value="0.156925" calcext:value-type="float">
            <text:p>0.156925</text:p>
          </table:table-cell>
          <table:table-cell office:value-type="float" office:value="0.156647" calcext:value-type="float">
            <text:p>0.156647</text:p>
          </table:table-cell>
          <table:table-cell office:value-type="float" office:value="0.156537" calcext:value-type="float">
            <text:p>0.156537</text:p>
          </table:table-cell>
          <table:table-cell office:value-type="float" office:value="0.156647" calcext:value-type="float">
            <text:p>0.156647</text:p>
          </table:table-cell>
          <table:table-cell office:value-type="float" office:value="0.156925" calcext:value-type="float">
            <text:p>0.156925</text:p>
          </table:table-cell>
          <table:table-cell office:value-type="float" office:value="0.157276" calcext:value-type="float">
            <text:p>0.157276</text:p>
          </table:table-cell>
          <table:table-cell office:value-type="float" office:value="0.157554" calcext:value-type="float">
            <text:p>0.157554</text:p>
          </table:table-cell>
          <table:table-cell office:value-type="float" office:value="0.15767" calcext:value-type="float">
            <text:p>0.15767</text:p>
          </table:table-cell>
          <table:table-cell office:value-type="float" office:value="0.156566" calcext:value-type="float">
            <text:p>0.156566</text:p>
          </table:table-cell>
          <table:table-cell office:value-type="float" office:value="0.156143" calcext:value-type="float">
            <text:p>0.156143</text:p>
          </table:table-cell>
          <table:table-cell office:value-type="float" office:value="0.154995" calcext:value-type="float">
            <text:p>0.154995</text:p>
          </table:table-cell>
          <table:table-cell office:value-type="float" office:value="0.153573" calcext:value-type="float">
            <text:p>0.153573</text:p>
          </table:table-cell>
          <table:table-cell office:value-type="float" office:value="0.152439" calcext:value-type="float">
            <text:p>0.152439</text:p>
          </table:table-cell>
          <table:table-cell office:value-type="float" office:value="0.152005" calcext:value-type="float">
            <text:p>0.152005</text:p>
          </table:table-cell>
          <table:table-cell office:value-type="float" office:value="0.152439" calcext:value-type="float">
            <text:p>0.152439</text:p>
          </table:table-cell>
          <table:table-cell office:value-type="float" office:value="0.153573" calcext:value-type="float">
            <text:p>0.153573</text:p>
          </table:table-cell>
          <table:table-cell office:value-type="float" office:value="0.154995" calcext:value-type="float">
            <text:p>0.154995</text:p>
          </table:table-cell>
          <table:table-cell office:value-type="float" office:value="0.156143" calcext:value-type="float">
            <text:p>0.156143</text:p>
          </table:table-cell>
          <table:table-cell office:value-type="float" office:value="0.156566" calcext:value-type="float">
            <text:p>0.156566</text:p>
          </table:table-cell>
          <table:table-cell office:value-type="float" office:value="0.154472" calcext:value-type="float">
            <text:p>0.154472</text:p>
          </table:table-cell>
          <table:table-cell office:value-type="float" office:value="0.153587" calcext:value-type="float">
            <text:p>0.153587</text:p>
          </table:table-cell>
          <table:table-cell office:value-type="float" office:value="0.151133" calcext:value-type="float">
            <text:p>0.151133</text:p>
          </table:table-cell>
          <table:table-cell office:value-type="float" office:value="0.148139" calcext:value-type="float">
            <text:p>0.148139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4876" calcext:value-type="float">
            <text:p>0.144876</text:p>
          </table:table-cell>
          <table:table-cell office:value-type="float" office:value="0.145772" calcext:value-type="float">
            <text:p>0.145772</text:p>
          </table:table-cell>
          <table:table-cell office:value-type="float" office:value="0.148139" calcext:value-type="float">
            <text:p>0.148139</text:p>
          </table:table-cell>
          <table:table-cell office:value-type="float" office:value="0.151133" calcext:value-type="float">
            <text:p>0.151133</text:p>
          </table:table-cell>
          <table:table-cell office:value-type="float" office:value="0.153587" calcext:value-type="float">
            <text:p>0.153587</text:p>
          </table:table-cell>
          <table:table-cell office:value-type="float" office:value="0.154472" calcext:value-type="float">
            <text:p>0.154472</text:p>
          </table:table-cell>
          <table:table-cell office:value-type="float" office:value="0.151816" calcext:value-type="float">
            <text:p>0.151816</text:p>
          </table:table-cell>
          <table:table-cell office:value-type="float" office:value="0.150275" calcext:value-type="float">
            <text:p>0.150275</text:p>
          </table:table-cell>
          <table:table-cell office:value-type="float" office:value="0.145992" calcext:value-type="float">
            <text:p>0.145992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136844" calcext:value-type="float">
            <text:p>0.136844</text:p>
          </table:table-cell>
          <table:table-cell office:value-type="float" office:value="0.135342" calcext:value-type="float">
            <text:p>0.135342</text:p>
          </table:table-cell>
          <table:table-cell office:value-type="float" office:value="0.136844" calcext:value-type="float">
            <text:p>0.136844</text:p>
          </table:table-cell>
          <table:table-cell office:value-type="float" office:value="0.140852" calcext:value-type="float">
            <text:p>0.140852</text:p>
          </table:table-cell>
          <table:table-cell office:value-type="float" office:value="0.145992" calcext:value-type="float">
            <text:p>0.145992</text:p>
          </table:table-cell>
          <table:table-cell office:value-type="float" office:value="0.150275" calcext:value-type="float">
            <text:p>0.150275</text:p>
          </table:table-cell>
          <table:table-cell office:value-type="float" office:value="0.151816" calcext:value-type="float">
            <text:p>0.151816</text:p>
          </table:table-cell>
          <table:table-cell office:value-type="float" office:value="0.148368" calcext:value-type="float">
            <text:p>0.148368</text:p>
          </table:table-cell>
          <table:table-cell office:value-type="float" office:value="0.146034" calcext:value-type="float">
            <text:p>0.146034</text:p>
          </table:table-cell>
          <table:table-cell office:value-type="float" office:value="0.139596" calcext:value-type="float">
            <text:p>0.139596</text:p>
          </table:table-cell>
          <table:table-cell office:value-type="float" office:value="0.132018" calcext:value-type="float">
            <text:p>0.132018</text:p>
          </table:table-cell>
          <table:table-cell office:value-type="float" office:value="0.126215" calcext:value-type="float">
            <text:p>0.126215</text:p>
          </table:table-cell>
          <table:table-cell office:value-type="float" office:value="0.124067" calcext:value-type="float">
            <text:p>0.124067</text:p>
          </table:table-cell>
          <table:table-cell office:value-type="float" office:value="0.126215" calcext:value-type="float">
            <text:p>0.126215</text:p>
          </table:table-cell>
          <table:table-cell office:value-type="float" office:value="0.132018" calcext:value-type="float">
            <text:p>0.132018</text:p>
          </table:table-cell>
          <table:table-cell office:value-type="float" office:value="0.139596" calcext:value-type="float">
            <text:p>0.139596</text:p>
          </table:table-cell>
          <table:table-cell office:value-type="float" office:value="0.146034" calcext:value-type="float">
            <text:p>0.146034</text:p>
          </table:table-cell>
          <table:table-cell office:value-type="float" office:value="0.148368" calcext:value-type="float">
            <text:p>0.148368</text:p>
          </table:table-cell>
          <table:table-cell office:value-type="float" office:value="0.144343" calcext:value-type="float">
            <text:p>0.144343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22007" calcext:value-type="float">
            <text:p>0.122007</text:p>
          </table:table-cell>
          <table:table-cell office:value-type="float" office:value="0.11436" calcext:value-type="float">
            <text:p>0.11436</text:p>
          </table:table-cell>
          <table:table-cell office:value-type="float" office:value="0.111568" calcext:value-type="float">
            <text:p>0.111568</text:p>
          </table:table-cell>
          <table:table-cell office:value-type="float" office:value="0.11436" calcext:value-type="float">
            <text:p>0.11436</text:p>
          </table:table-cell>
          <table:table-cell office:value-type="float" office:value="0.122007" calcext:value-type="float">
            <text:p>0.122007</text:p>
          </table:table-cell>
          <table:table-cell office:value-type="float" office:value="0.132213" calcext:value-type="float">
            <text:p>0.132213</text:p>
          </table:table-cell>
          <table:table-cell office:value-type="float" office:value="0.141086" calcext:value-type="float">
            <text:p>0.141086</text:p>
          </table:table-cell>
          <table:table-cell office:value-type="float" office:value="0.144343" calcext:value-type="float">
            <text:p>0.144343</text:p>
          </table:table-cell>
          <table:table-cell office:value-type="float" office:value="0.139849" calcext:value-type="float">
            <text:p>0.139849</text:p>
          </table:table-cell>
          <table:table-cell office:value-type="float" office:value="0.13559" calcext:value-type="float">
            <text:p>0.13559</text:p>
          </table:table-cell>
          <table:table-cell office:value-type="float" office:value="0.124177" calcext:value-type="float">
            <text:p>0.124177</text:p>
          </table:table-cell>
          <table:table-cell office:value-type="float" office:value="0.111384" calcext:value-type="float">
            <text:p>0.111384</text:p>
          </table:table-cell>
          <table:table-cell office:value-type="float" office:value="0.102033" calcext:value-type="float">
            <text:p>0.102033</text:p>
          </table:table-cell>
          <table:table-cell office:value-type="float" office:value="0.0986714" calcext:value-type="float">
            <text:p>0.0986714</text:p>
          </table:table-cell>
          <table:table-cell office:value-type="float" office:value="0.102033" calcext:value-type="float">
            <text:p>0.102033</text:p>
          </table:table-cell>
          <table:table-cell office:value-type="float" office:value="0.111384" calcext:value-type="float">
            <text:p>0.111384</text:p>
          </table:table-cell>
          <table:table-cell office:value-type="float" office:value="0.124177" calcext:value-type="float">
            <text:p>0.124177</text:p>
          </table:table-cell>
          <table:table-cell office:value-type="float" office:value="0.13559" calcext:value-type="float">
            <text:p>0.13559</text:p>
          </table:table-cell>
          <table:table-cell office:value-type="float" office:value="0.139849" calcext:value-type="float">
            <text:p>0.139849</text:p>
          </table:table-cell>
          <table:table-cell office:value-type="float" office:value="0.135255" calcext:value-type="float">
            <text:p>0.135255</text:p>
          </table:table-cell>
          <table:table-cell office:value-type="float" office:value="0.129979" calcext:value-type="float">
            <text:p>0.129979</text:p>
          </table:table-cell>
          <table:table-cell office:value-type="float" office:value="0.116109" calcext:value-type="float">
            <text:p>0.116109</text:p>
          </table:table-cell>
          <table:table-cell office:value-type="float" office:value="0.100971" calcext:value-type="float">
            <text:p>0.100971</text:p>
          </table:table-cell>
          <table:table-cell office:value-type="float" office:value="0.0901947" calcext:value-type="float">
            <text:p>0.0901947</text:p>
          </table:table-cell>
          <table:table-cell office:value-type="float" office:value="0.0863831" calcext:value-type="float">
            <text:p>0.0863831</text:p>
          </table:table-cell>
          <table:table-cell office:value-type="float" office:value="0.0901947" calcext:value-type="float">
            <text:p>0.0901947</text:p>
          </table:table-cell>
          <table:table-cell office:value-type="float" office:value="0.100971" calcext:value-type="float">
            <text:p>0.100971</text:p>
          </table:table-cell>
          <table:table-cell office:value-type="float" office:value="0.116109" calcext:value-type="float">
            <text:p>0.116109</text:p>
          </table:table-cell>
          <table:table-cell office:value-type="float" office:value="0.129979" calcext:value-type="float">
            <text:p>0.129979</text:p>
          </table:table-cell>
          <table:table-cell office:value-type="float" office:value="0.135255" calcext:value-type="float">
            <text:p>0.135255</text:p>
          </table:table-cell>
          <table:table-cell office:value-type="float" office:value="0.131356" calcext:value-type="float">
            <text:p>0.131356</text:p>
          </table:table-cell>
          <table:table-cell office:value-type="float" office:value="0.125207" calcext:value-type="float">
            <text:p>0.125207</text:p>
          </table:table-cell>
          <table:table-cell office:value-type="float" office:value="0.109343" calcext:value-type="float">
            <text:p>0.109343</text:p>
          </table:table-cell>
          <table:table-cell office:value-type="float" office:value="0.092432" calcext:value-type="float">
            <text:p>0.092432</text:p>
          </table:table-cell>
          <table:table-cell office:value-type="float" office:value="0.0806725" calcext:value-type="float">
            <text:p>0.0806725</text:p>
          </table:table-cell>
          <table:table-cell office:value-type="float" office:value="0.0765738" calcext:value-type="float">
            <text:p>0.0765738</text:p>
          </table:table-cell>
          <table:table-cell office:value-type="float" office:value="0.0806725" calcext:value-type="float">
            <text:p>0.0806725</text:p>
          </table:table-cell>
          <table:table-cell office:value-type="float" office:value="0.092432" calcext:value-type="float">
            <text:p>0.092432</text:p>
          </table:table-cell>
          <table:table-cell office:value-type="float" office:value="0.109343" calcext:value-type="float">
            <text:p>0.109343</text:p>
          </table:table-cell>
          <table:table-cell office:value-type="float" office:value="0.125207" calcext:value-type="float">
            <text:p>0.125207</text:p>
          </table:table-cell>
          <table:table-cell office:value-type="float" office:value="0.131356" calcext:value-type="float">
            <text:p>0.131356</text:p>
          </table:table-cell>
          <table:table-cell office:value-type="float" office:value="0.129523" calcext:value-type="float">
            <text:p>0.129523</text:p>
          </table:table-cell>
          <table:table-cell office:value-type="float" office:value="0.122928" calcext:value-type="float">
            <text:p>0.122928</text:p>
          </table:table-cell>
          <table:table-cell office:value-type="float" office:value="0.106122" calcext:value-type="float">
            <text:p>0.106122</text:p>
          </table:table-cell>
          <table:table-cell office:value-type="float" office:value="0.0884347" calcext:value-type="float">
            <text:p>0.0884347</text:p>
          </table:table-cell>
          <table:table-cell office:value-type="float" office:value="0.0762883" calcext:value-type="float">
            <text:p>0.0762883</text:p>
          </table:table-cell>
          <table:table-cell office:value-type="float" office:value="0.0720874" calcext:value-type="float">
            <text:p>0.0720874</text:p>
          </table:table-cell>
          <table:table-cell office:value-type="float" office:value="0.0762883" calcext:value-type="float">
            <text:p>0.0762883</text:p>
          </table:table-cell>
          <table:table-cell office:value-type="float" office:value="0.0884347" calcext:value-type="float">
            <text:p>0.0884347</text:p>
          </table:table-cell>
          <table:table-cell office:value-type="float" office:value="0.106122" calcext:value-type="float">
            <text:p>0.106122</text:p>
          </table:table-cell>
          <table:table-cell office:value-type="float" office:value="0.122928" calcext:value-type="float">
            <text:p>0.122928</text:p>
          </table:table-cell>
          <table:table-cell office:value-type="float" office:value="0.129523" calcext:value-type="float">
            <text:p>0.129523</text:p>
          </table:table-cell>
        </table:table-row>
        <table:table-row table:style-name="ro1">
          <table:table-cell office:value-type="float" office:value="0.170869" calcext:value-type="float">
            <text:p>0.170869</text:p>
          </table:table-cell>
          <table:table-cell office:value-type="float" office:value="0.166068" calcext:value-type="float">
            <text:p>0.166068</text:p>
          </table:table-cell>
          <table:table-cell office:value-type="float" office:value="0.165857" calcext:value-type="float">
            <text:p>0.165857</text:p>
          </table:table-cell>
          <table:table-cell office:value-type="float" office:value="0.165304" calcext:value-type="float">
            <text:p>0.165304</text:p>
          </table:table-cell>
          <table:table-cell office:value-type="float" office:value="0.16461" calcext:value-type="float">
            <text:p>0.16461</text:p>
          </table:table-cell>
          <table:table-cell office:value-type="float" office:value="0.164051" calcext:value-type="float">
            <text:p>0.164051</text:p>
          </table:table-cell>
          <table:table-cell office:value-type="float" office:value="0.163835" calcext:value-type="float">
            <text:p>0.163835</text:p>
          </table:table-cell>
          <table:table-cell office:value-type="float" office:value="0.164051" calcext:value-type="float">
            <text:p>0.164051</text:p>
          </table:table-cell>
          <table:table-cell office:value-type="float" office:value="0.16461" calcext:value-type="float">
            <text:p>0.16461</text:p>
          </table:table-cell>
          <table:table-cell office:value-type="float" office:value="0.165304" calcext:value-type="float">
            <text:p>0.165304</text:p>
          </table:table-cell>
          <table:table-cell office:value-type="float" office:value="0.165857" calcext:value-type="float">
            <text:p>0.165857</text:p>
          </table:table-cell>
          <table:table-cell office:value-type="float" office:value="0.166068" calcext:value-type="float">
            <text:p>0.166068</text:p>
          </table:table-cell>
          <table:table-cell office:value-type="float" office:value="0.164181" calcext:value-type="float">
            <text:p>0.164181</text:p>
          </table:table-cell>
          <table:table-cell office:value-type="float" office:value="0.16406" calcext:value-type="float">
            <text:p>0.16406</text:p>
          </table:table-cell>
          <table:table-cell office:value-type="float" office:value="0.163771" calcext:value-type="float">
            <text:p>0.163771</text:p>
          </table:table-cell>
          <table:table-cell office:value-type="float" office:value="0.163405" calcext:value-type="float">
            <text:p>0.163405</text:p>
          </table:table-cell>
          <table:table-cell office:value-type="float" office:value="0.163117" calcext:value-type="float">
            <text:p>0.163117</text:p>
          </table:table-cell>
          <table:table-cell office:value-type="float" office:value="0.163002" calcext:value-type="float">
            <text:p>0.163002</text:p>
          </table:table-cell>
          <table:table-cell office:value-type="float" office:value="0.163117" calcext:value-type="float">
            <text:p>0.163117</text:p>
          </table:table-cell>
          <table:table-cell office:value-type="float" office:value="0.163405" calcext:value-type="float">
            <text:p>0.163405</text:p>
          </table:table-cell>
          <table:table-cell office:value-type="float" office:value="0.163771" calcext:value-type="float">
            <text:p>0.163771</text:p>
          </table:table-cell>
          <table:table-cell office:value-type="float" office:value="0.16406" calcext:value-type="float">
            <text:p>0.16406</text:p>
          </table:table-cell>
          <table:table-cell office:value-type="float" office:value="0.164181" calcext:value-type="float">
            <text:p>0.164181</text:p>
          </table:table-cell>
          <table:table-cell office:value-type="float" office:value="0.163034" calcext:value-type="float">
            <text:p>0.163034</text:p>
          </table:table-cell>
          <table:table-cell office:value-type="float" office:value="0.162594" calcext:value-type="float">
            <text:p>0.162594</text:p>
          </table:table-cell>
          <table:table-cell office:value-type="float" office:value="0.161399" calcext:value-type="float">
            <text:p>0.161399</text:p>
          </table:table-cell>
          <table:table-cell office:value-type="float" office:value="0.159919" calcext:value-type="float">
            <text:p>0.159919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0.158288" calcext:value-type="float">
            <text:p>0.158288</text:p>
          </table:table-cell>
          <table:table-cell office:value-type="float" office:value="0.15874" calcext:value-type="float">
            <text:p>0.15874</text:p>
          </table:table-cell>
          <table:table-cell office:value-type="float" office:value="0.159919" calcext:value-type="float">
            <text:p>0.159919</text:p>
          </table:table-cell>
          <table:table-cell office:value-type="float" office:value="0.161399" calcext:value-type="float">
            <text:p>0.161399</text:p>
          </table:table-cell>
          <table:table-cell office:value-type="float" office:value="0.162594" calcext:value-type="float">
            <text:p>0.162594</text:p>
          </table:table-cell>
          <table:table-cell office:value-type="float" office:value="0.163034" calcext:value-type="float">
            <text:p>0.163034</text:p>
          </table:table-cell>
          <table:table-cell office:value-type="float" office:value="0.160849" calcext:value-type="float">
            <text:p>0.160849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157379" calcext:value-type="float">
            <text:p>0.157379</text:p>
          </table:table-cell>
          <table:table-cell office:value-type="float" office:value="0.154267" calcext:value-type="float">
            <text:p>0.154267</text:p>
          </table:table-cell>
          <table:table-cell office:value-type="float" office:value="0.151807" calcext:value-type="float">
            <text:p>0.151807</text:p>
          </table:table-cell>
          <table:table-cell office:value-type="float" office:value="0.150876" calcext:value-type="float">
            <text:p>0.150876</text:p>
          </table:table-cell>
          <table:table-cell office:value-type="float" office:value="0.151807" calcext:value-type="float">
            <text:p>0.151807</text:p>
          </table:table-cell>
          <table:table-cell office:value-type="float" office:value="0.154267" calcext:value-type="float">
            <text:p>0.154267</text:p>
          </table:table-cell>
          <table:table-cell office:value-type="float" office:value="0.157379" calcext:value-type="float">
            <text:p>0.157379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160849" calcext:value-type="float">
            <text:p>0.160849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156486" calcext:value-type="float">
            <text:p>0.156486</text:p>
          </table:table-cell>
          <table:table-cell office:value-type="float" office:value="0.152033" calcext:value-type="float">
            <text:p>0.152033</text:p>
          </table:table-cell>
          <table:table-cell office:value-type="float" office:value="0.146688" calcext:value-type="float">
            <text:p>0.146688</text:p>
          </table:table-cell>
          <table:table-cell office:value-type="float" office:value="0.14252" calcext:value-type="float">
            <text:p>0.14252</text:p>
          </table:table-cell>
          <table:table-cell office:value-type="float" office:value="0.140958" calcext:value-type="float">
            <text:p>0.140958</text:p>
          </table:table-cell>
          <table:table-cell office:value-type="float" office:value="0.14252" calcext:value-type="float">
            <text:p>0.14252</text:p>
          </table:table-cell>
          <table:table-cell office:value-type="float" office:value="0.146688" calcext:value-type="float">
            <text:p>0.146688</text:p>
          </table:table-cell>
          <table:table-cell office:value-type="float" office:value="0.152033" calcext:value-type="float">
            <text:p>0.152033</text:p>
          </table:table-cell>
          <table:table-cell office:value-type="float" office:value="0.156486" calcext:value-type="float">
            <text:p>0.156486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154494" calcext:value-type="float">
            <text:p>0.154494</text:p>
          </table:table-cell>
          <table:table-cell office:value-type="float" office:value="0.152073" calcext:value-type="float">
            <text:p>0.152073</text:p>
          </table:table-cell>
          <table:table-cell office:value-type="float" office:value="0.145379" calcext:value-type="float">
            <text:p>0.145379</text:p>
          </table:table-cell>
          <table:table-cell office:value-type="float" office:value="0.137501" calcext:value-type="float">
            <text:p>0.137501</text:p>
          </table:table-cell>
          <table:table-cell office:value-type="float" office:value="0.131468" calcext:value-type="float">
            <text:p>0.131468</text:p>
          </table:table-cell>
          <table:table-cell office:value-type="float" office:value="0.129234" calcext:value-type="float">
            <text:p>0.129234</text:p>
          </table:table-cell>
          <table:table-cell office:value-type="float" office:value="0.131468" calcext:value-type="float">
            <text:p>0.131468</text:p>
          </table:table-cell>
          <table:table-cell office:value-type="float" office:value="0.137501" calcext:value-type="float">
            <text:p>0.137501</text:p>
          </table:table-cell>
          <table:table-cell office:value-type="float" office:value="0.145379" calcext:value-type="float">
            <text:p>0.145379</text:p>
          </table:table-cell>
          <table:table-cell office:value-type="float" office:value="0.152073" calcext:value-type="float">
            <text:p>0.152073</text:p>
          </table:table-cell>
          <table:table-cell office:value-type="float" office:value="0.154494" calcext:value-type="float">
            <text:p>0.154494</text:p>
          </table:table-cell>
          <table:table-cell office:value-type="float" office:value="0.15031" calcext:value-type="float">
            <text:p>0.15031</text:p>
          </table:table-cell>
          <table:table-cell office:value-type="float" office:value="0.146934" calcext:value-type="float">
            <text:p>0.146934</text:p>
          </table:table-cell>
          <table:table-cell office:value-type="float" office:value="0.137709" calcext:value-type="float">
            <text:p>0.137709</text:p>
          </table:table-cell>
          <table:table-cell office:value-type="float" office:value="0.127097" calcext:value-type="float">
            <text:p>0.127097</text:p>
          </table:table-cell>
          <table:table-cell office:value-type="float" office:value="0.119146" calcext:value-type="float">
            <text:p>0.119146</text:p>
          </table:table-cell>
          <table:table-cell office:value-type="float" office:value="0.116242" calcext:value-type="float">
            <text:p>0.116242</text:p>
          </table:table-cell>
          <table:table-cell office:value-type="float" office:value="0.119146" calcext:value-type="float">
            <text:p>0.119146</text:p>
          </table:table-cell>
          <table:table-cell office:value-type="float" office:value="0.127097" calcext:value-type="float">
            <text:p>0.127097</text:p>
          </table:table-cell>
          <table:table-cell office:value-type="float" office:value="0.137709" calcext:value-type="float">
            <text:p>0.137709</text:p>
          </table:table-cell>
          <table:table-cell office:value-type="float" office:value="0.146934" calcext:value-type="float">
            <text:p>0.146934</text:p>
          </table:table-cell>
          <table:table-cell office:value-type="float" office:value="0.15031" calcext:value-type="float">
            <text:p>0.15031</text:p>
          </table:table-cell>
          <table:table-cell office:value-type="float" office:value="0.145648" calcext:value-type="float">
            <text:p>0.145648</text:p>
          </table:table-cell>
          <table:table-cell office:value-type="float" office:value="0.141234" calcext:value-type="float">
            <text:p>0.141234</text:p>
          </table:table-cell>
          <table:table-cell office:value-type="float" office:value="0.129374" calcext:value-type="float">
            <text:p>0.129374</text:p>
          </table:table-cell>
          <table:table-cell office:value-type="float" office:value="0.116074" calcext:value-type="float">
            <text:p>0.116074</text:p>
          </table:table-cell>
          <table:table-cell office:value-type="float" office:value="0.106352" calcext:value-type="float">
            <text:p>0.106352</text:p>
          </table:table-cell>
          <table:table-cell office:value-type="float" office:value="0.102856" calcext:value-type="float">
            <text:p>0.102856</text:p>
          </table:table-cell>
          <table:table-cell office:value-type="float" office:value="0.106352" calcext:value-type="float">
            <text:p>0.106352</text:p>
          </table:table-cell>
          <table:table-cell office:value-type="float" office:value="0.116074" calcext:value-type="float">
            <text:p>0.116074</text:p>
          </table:table-cell>
          <table:table-cell office:value-type="float" office:value="0.129374" calcext:value-type="float">
            <text:p>0.129374</text:p>
          </table:table-cell>
          <table:table-cell office:value-type="float" office:value="0.141234" calcext:value-type="float">
            <text:p>0.141234</text:p>
          </table:table-cell>
          <table:table-cell office:value-type="float" office:value="0.145648" calcext:value-type="float">
            <text:p>0.145648</text:p>
          </table:table-cell>
          <table:table-cell office:value-type="float" office:value="0.140906" calcext:value-type="float">
            <text:p>0.140906</text:p>
          </table:table-cell>
          <table:table-cell office:value-type="float" office:value="0.135443" calcext:value-type="float">
            <text:p>0.135443</text:p>
          </table:table-cell>
          <table:table-cell office:value-type="float" office:value="0.121038" calcext:value-type="float">
            <text:p>0.121038</text:p>
          </table:table-cell>
          <table:table-cell office:value-type="float" office:value="0.105307" calcext:value-type="float">
            <text:p>0.105307</text:p>
          </table:table-cell>
          <table:table-cell office:value-type="float" office:value="0.0941039" calcext:value-type="float">
            <text:p>0.0941039</text:p>
          </table:table-cell>
          <table:table-cell office:value-type="float" office:value="0.0901397" calcext:value-type="float">
            <text:p>0.0901397</text:p>
          </table:table-cell>
          <table:table-cell office:value-type="float" office:value="0.0941039" calcext:value-type="float">
            <text:p>0.0941039</text:p>
          </table:table-cell>
          <table:table-cell office:value-type="float" office:value="0.105307" calcext:value-type="float">
            <text:p>0.105307</text:p>
          </table:table-cell>
          <table:table-cell office:value-type="float" office:value="0.121038" calcext:value-type="float">
            <text:p>0.121038</text:p>
          </table:table-cell>
          <table:table-cell office:value-type="float" office:value="0.135443" calcext:value-type="float">
            <text:p>0.135443</text:p>
          </table:table-cell>
          <table:table-cell office:value-type="float" office:value="0.140906" calcext:value-type="float">
            <text:p>0.140906</text:p>
          </table:table-cell>
          <table:table-cell office:value-type="float" office:value="0.136906" calcext:value-type="float">
            <text:p>0.136906</text:p>
          </table:table-cell>
          <table:table-cell office:value-type="float" office:value="0.130546" calcext:value-type="float">
            <text:p>0.130546</text:p>
          </table:table-cell>
          <table:table-cell office:value-type="float" office:value="0.114085" calcext:value-type="float">
            <text:p>0.114085</text:p>
          </table:table-cell>
          <table:table-cell office:value-type="float" office:value="0.0965225" calcext:value-type="float">
            <text:p>0.0965225</text:p>
          </table:table-cell>
          <table:table-cell office:value-type="float" office:value="0.0842996" calcext:value-type="float">
            <text:p>0.0842996</text:p>
          </table:table-cell>
          <table:table-cell office:value-type="float" office:value="0.080037" calcext:value-type="float">
            <text:p>0.080037</text:p>
          </table:table-cell>
          <table:table-cell office:value-type="float" office:value="0.0842996" calcext:value-type="float">
            <text:p>0.0842996</text:p>
          </table:table-cell>
          <table:table-cell office:value-type="float" office:value="0.0965225" calcext:value-type="float">
            <text:p>0.0965225</text:p>
          </table:table-cell>
          <table:table-cell office:value-type="float" office:value="0.114085" calcext:value-type="float">
            <text:p>0.114085</text:p>
          </table:table-cell>
          <table:table-cell office:value-type="float" office:value="0.130546" calcext:value-type="float">
            <text:p>0.130546</text:p>
          </table:table-cell>
          <table:table-cell office:value-type="float" office:value="0.136906" calcext:value-type="float">
            <text:p>0.136906</text:p>
          </table:table-cell>
          <table:table-cell office:value-type="float" office:value="0.135056" calcext:value-type="float">
            <text:p>0.135056</text:p>
          </table:table-cell>
          <table:table-cell office:value-type="float" office:value="0.128241" calcext:value-type="float">
            <text:p>0.128241</text:p>
          </table:table-cell>
          <table:table-cell office:value-type="float" office:value="0.110818" calcext:value-type="float">
            <text:p>0.110818</text:p>
          </table:table-cell>
          <table:table-cell office:value-type="float" office:value="0.0924599" calcext:value-type="float">
            <text:p>0.0924599</text:p>
          </table:table-cell>
          <table:table-cell office:value-type="float" office:value="0.0798376" calcext:value-type="float">
            <text:p>0.0798376</text:p>
          </table:table-cell>
          <table:table-cell office:value-type="float" office:value="0.0754685" calcext:value-type="float">
            <text:p>0.0754685</text:p>
          </table:table-cell>
          <table:table-cell office:value-type="float" office:value="0.0798376" calcext:value-type="float">
            <text:p>0.0798376</text:p>
          </table:table-cell>
          <table:table-cell office:value-type="float" office:value="0.0924599" calcext:value-type="float">
            <text:p>0.0924599</text:p>
          </table:table-cell>
          <table:table-cell office:value-type="float" office:value="0.110818" calcext:value-type="float">
            <text:p>0.110818</text:p>
          </table:table-cell>
          <table:table-cell office:value-type="float" office:value="0.128241" calcext:value-type="float">
            <text:p>0.128241</text:p>
          </table:table-cell>
          <table:table-cell office:value-type="float" office:value="0.135056" calcext:value-type="float">
            <text:p>0.135056</text:p>
          </table:table-cell>
        </table:table-row>
        <table:table-row table:style-name="ro1">
          <table:table-cell office:value-type="float" office:value="0.178756" calcext:value-type="float">
            <text:p>0.178756</text:p>
          </table:table-cell>
          <table:table-cell office:value-type="float" office:value="0.173471" calcext:value-type="float">
            <text:p>0.173471</text:p>
          </table:table-cell>
          <table:table-cell office:value-type="float" office:value="0.173246" calcext:value-type="float">
            <text:p>0.173246</text:p>
          </table:table-cell>
          <table:table-cell office:value-type="float" office:value="0.172658" calcext:value-type="float">
            <text:p>0.172658</text:p>
          </table:table-cell>
          <table:table-cell office:value-type="float" office:value="0.171919" calcext:value-type="float">
            <text:p>0.171919</text:p>
          </table:table-cell>
          <table:table-cell office:value-type="float" office:value="0.171325" calcext:value-type="float">
            <text:p>0.171325</text:p>
          </table:table-cell>
          <table:table-cell office:value-type="float" office:value="0.171095" calcext:value-type="float">
            <text:p>0.171095</text:p>
          </table:table-cell>
          <table:table-cell office:value-type="float" office:value="0.171325" calcext:value-type="float">
            <text:p>0.171325</text:p>
          </table:table-cell>
          <table:table-cell office:value-type="float" office:value="0.171919" calcext:value-type="float">
            <text:p>0.171919</text:p>
          </table:table-cell>
          <table:table-cell office:value-type="float" office:value="0.172658" calcext:value-type="float">
            <text:p>0.172658</text:p>
          </table:table-cell>
          <table:table-cell office:value-type="float" office:value="0.173246" calcext:value-type="float">
            <text:p>0.173246</text:p>
          </table:table-cell>
          <table:table-cell office:value-type="float" office:value="0.173471" calcext:value-type="float">
            <text:p>0.173471</text:p>
          </table:table-cell>
          <table:table-cell office:value-type="float" office:value="0.171472" calcext:value-type="float">
            <text:p>0.171472</text:p>
          </table:table-cell>
          <table:table-cell office:value-type="float" office:value="0.171345" calcext:value-type="float">
            <text:p>0.171345</text:p>
          </table:table-cell>
          <table:table-cell office:value-type="float" office:value="0.171044" calcext:value-type="float">
            <text:p>0.171044</text:p>
          </table:table-cell>
          <table:table-cell office:value-type="float" office:value="0.170662" calcext:value-type="float">
            <text:p>0.170662</text:p>
          </table:table-cell>
          <table:table-cell office:value-type="float" office:value="0.170362" calcext:value-type="float">
            <text:p>0.170362</text:p>
          </table:table-cell>
          <table:table-cell office:value-type="float" office:value="0.170242" calcext:value-type="float">
            <text:p>0.170242</text:p>
          </table:table-cell>
          <table:table-cell office:value-type="float" office:value="0.170362" calcext:value-type="float">
            <text:p>0.170362</text:p>
          </table:table-cell>
          <table:table-cell office:value-type="float" office:value="0.170662" calcext:value-type="float">
            <text:p>0.170662</text:p>
          </table:table-cell>
          <table:table-cell office:value-type="float" office:value="0.171044" calcext:value-type="float">
            <text:p>0.171044</text:p>
          </table:table-cell>
          <table:table-cell office:value-type="float" office:value="0.171345" calcext:value-type="float">
            <text:p>0.171345</text:p>
          </table:table-cell>
          <table:table-cell office:value-type="float" office:value="0.171472" calcext:value-type="float">
            <text:p>0.171472</text:p>
          </table:table-cell>
          <table:table-cell office:value-type="float" office:value="0.170277" calcext:value-type="float">
            <text:p>0.170277</text:p>
          </table:table-cell>
          <table:table-cell office:value-type="float" office:value="0.169817" calcext:value-type="float">
            <text:p>0.169817</text:p>
          </table:table-cell>
          <table:table-cell office:value-type="float" office:value="0.16857" calcext:value-type="float">
            <text:p>0.16857</text:p>
          </table:table-cell>
          <table:table-cell office:value-type="float" office:value="0.167026" calcext:value-type="float">
            <text:p>0.167026</text:p>
          </table:table-cell>
          <table:table-cell office:value-type="float" office:value="0.165796" calcext:value-type="float">
            <text:p>0.165796</text:p>
          </table:table-cell>
          <table:table-cell office:value-type="float" office:value="0.165324" calcext:value-type="float">
            <text:p>0.165324</text:p>
          </table:table-cell>
          <table:table-cell office:value-type="float" office:value="0.165796" calcext:value-type="float">
            <text:p>0.165796</text:p>
          </table:table-cell>
          <table:table-cell office:value-type="float" office:value="0.167026" calcext:value-type="float">
            <text:p>0.167026</text:p>
          </table:table-cell>
          <table:table-cell office:value-type="float" office:value="0.16857" calcext:value-type="float">
            <text:p>0.16857</text:p>
          </table:table-cell>
          <table:table-cell office:value-type="float" office:value="0.169817" calcext:value-type="float">
            <text:p>0.169817</text:p>
          </table:table-cell>
          <table:table-cell office:value-type="float" office:value="0.170277" calcext:value-type="float">
            <text:p>0.170277</text:p>
          </table:table-cell>
          <table:table-cell office:value-type="float" office:value="0.16799" calcext:value-type="float">
            <text:p>0.16799</text:p>
          </table:table-cell>
          <table:table-cell office:value-type="float" office:value="0.167033" calcext:value-type="float">
            <text:p>0.167033</text:p>
          </table:table-cell>
          <table:table-cell office:value-type="float" office:value="0.164374" calcext:value-type="float">
            <text:p>0.164374</text:p>
          </table:table-cell>
          <table:table-cell office:value-type="float" office:value="0.16113" calcext:value-type="float">
            <text:p>0.16113</text:p>
          </table:table-cell>
          <table:table-cell office:value-type="float" office:value="0.158567" calcext:value-type="float">
            <text:p>0.158567</text:p>
          </table:table-cell>
          <table:table-cell office:value-type="float" office:value="0.157596" calcext:value-type="float">
            <text:p>0.157596</text:p>
          </table:table-cell>
          <table:table-cell office:value-type="float" office:value="0.158567" calcext:value-type="float">
            <text:p>0.158567</text:p>
          </table:table-cell>
          <table:table-cell office:value-type="float" office:value="0.16113" calcext:value-type="float">
            <text:p>0.16113</text:p>
          </table:table-cell>
          <table:table-cell office:value-type="float" office:value="0.164374" calcext:value-type="float">
            <text:p>0.164374</text:p>
          </table:table-cell>
          <table:table-cell office:value-type="float" office:value="0.167033" calcext:value-type="float">
            <text:p>0.167033</text:p>
          </table:table-cell>
          <table:table-cell office:value-type="float" office:value="0.16799" calcext:value-type="float">
            <text:p>0.16799</text:p>
          </table:table-cell>
          <table:table-cell office:value-type="float" office:value="0.165107" calcext:value-type="float">
            <text:p>0.165107</text:p>
          </table:table-cell>
          <table:table-cell office:value-type="float" office:value="0.163443" calcext:value-type="float">
            <text:p>0.163443</text:p>
          </table:table-cell>
          <table:table-cell office:value-type="float" office:value="0.158799" calcext:value-type="float">
            <text:p>0.158799</text:p>
          </table:table-cell>
          <table:table-cell office:value-type="float" office:value="0.153225" calcext:value-type="float">
            <text:p>0.153225</text:p>
          </table:table-cell>
          <table:table-cell office:value-type="float" office:value="0.148879" calcext:value-type="float">
            <text:p>0.148879</text:p>
          </table:table-cell>
          <table:table-cell office:value-type="float" office:value="0.14725" calcext:value-type="float">
            <text:p>0.14725</text:p>
          </table:table-cell>
          <table:table-cell office:value-type="float" office:value="0.148879" calcext:value-type="float">
            <text:p>0.148879</text:p>
          </table:table-cell>
          <table:table-cell office:value-type="float" office:value="0.153225" calcext:value-type="float">
            <text:p>0.153225</text:p>
          </table:table-cell>
          <table:table-cell office:value-type="float" office:value="0.158799" calcext:value-type="float">
            <text:p>0.158799</text:p>
          </table:table-cell>
          <table:table-cell office:value-type="float" office:value="0.163443" calcext:value-type="float">
            <text:p>0.163443</text:p>
          </table:table-cell>
          <table:table-cell office:value-type="float" office:value="0.165107" calcext:value-type="float">
            <text:p>0.165107</text:p>
          </table:table-cell>
          <table:table-cell office:value-type="float" office:value="0.161354" calcext:value-type="float">
            <text:p>0.161354</text:p>
          </table:table-cell>
          <table:table-cell office:value-type="float" office:value="0.158837" calcext:value-type="float">
            <text:p>0.158837</text:p>
          </table:table-cell>
          <table:table-cell office:value-type="float" office:value="0.151859" calcext:value-type="float">
            <text:p>0.151859</text:p>
          </table:table-cell>
          <table:table-cell office:value-type="float" office:value="0.143644" calcext:value-type="float">
            <text:p>0.143644</text:p>
          </table:table-cell>
          <table:table-cell office:value-type="float" office:value="0.137354" calcext:value-type="float">
            <text:p>0.137354</text:p>
          </table:table-cell>
          <table:table-cell office:value-type="float" office:value="0.135025" calcext:value-type="float">
            <text:p>0.135025</text:p>
          </table:table-cell>
          <table:table-cell office:value-type="float" office:value="0.137354" calcext:value-type="float">
            <text:p>0.137354</text:p>
          </table:table-cell>
          <table:table-cell office:value-type="float" office:value="0.143644" calcext:value-type="float">
            <text:p>0.143644</text:p>
          </table:table-cell>
          <table:table-cell office:value-type="float" office:value="0.151859" calcext:value-type="float">
            <text:p>0.151859</text:p>
          </table:table-cell>
          <table:table-cell office:value-type="float" office:value="0.158837" calcext:value-type="float">
            <text:p>0.158837</text:p>
          </table:table-cell>
          <table:table-cell office:value-type="float" office:value="0.161354" calcext:value-type="float">
            <text:p>0.161354</text:p>
          </table:table-cell>
          <table:table-cell office:value-type="float" office:value="0.156994" calcext:value-type="float">
            <text:p>0.156994</text:p>
          </table:table-cell>
          <table:table-cell office:value-type="float" office:value="0.153484" calcext:value-type="float">
            <text:p>0.153484</text:p>
          </table:table-cell>
          <table:table-cell office:value-type="float" office:value="0.143868" calcext:value-type="float">
            <text:p>0.143868</text:p>
          </table:table-cell>
          <table:table-cell office:value-type="float" office:value="0.132804" calcext:value-type="float">
            <text:p>0.132804</text:p>
          </table:table-cell>
          <table:table-cell office:value-type="float" office:value="0.124513" calcext:value-type="float">
            <text:p>0.124513</text:p>
          </table:table-cell>
          <table:table-cell office:value-type="float" office:value="0.121484" calcext:value-type="float">
            <text:p>0.121484</text:p>
          </table:table-cell>
          <table:table-cell office:value-type="float" office:value="0.124513" calcext:value-type="float">
            <text:p>0.124513</text:p>
          </table:table-cell>
          <table:table-cell office:value-type="float" office:value="0.132804" calcext:value-type="float">
            <text:p>0.132804</text:p>
          </table:table-cell>
          <table:table-cell office:value-type="float" office:value="0.143868" calcext:value-type="float">
            <text:p>0.143868</text:p>
          </table:table-cell>
          <table:table-cell office:value-type="float" office:value="0.153484" calcext:value-type="float">
            <text:p>0.153484</text:p>
          </table:table-cell>
          <table:table-cell office:value-type="float" office:value="0.156994" calcext:value-type="float">
            <text:p>0.156994</text:p>
          </table:table-cell>
          <table:table-cell office:value-type="float" office:value="0.152145" calcext:value-type="float">
            <text:p>0.152145</text:p>
          </table:table-cell>
          <table:table-cell office:value-type="float" office:value="0.147561" calcext:value-type="float">
            <text:p>0.147561</text:p>
          </table:table-cell>
          <table:table-cell office:value-type="float" office:value="0.135202" calcext:value-type="float">
            <text:p>0.135202</text:p>
          </table:table-cell>
          <table:table-cell office:value-type="float" office:value="0.121339" calcext:value-type="float">
            <text:p>0.121339</text:p>
          </table:table-cell>
          <table:table-cell office:value-type="float" office:value="0.111202" calcext:value-type="float">
            <text:p>0.111202</text:p>
          </table:table-cell>
          <table:table-cell office:value-type="float" office:value="0.107555" calcext:value-type="float">
            <text:p>0.107555</text:p>
          </table:table-cell>
          <table:table-cell office:value-type="float" office:value="0.111202" calcext:value-type="float">
            <text:p>0.111202</text:p>
          </table:table-cell>
          <table:table-cell office:value-type="float" office:value="0.121339" calcext:value-type="float">
            <text:p>0.121339</text:p>
          </table:table-cell>
          <table:table-cell office:value-type="float" office:value="0.135202" calcext:value-type="float">
            <text:p>0.135202</text:p>
          </table:table-cell>
          <table:table-cell office:value-type="float" office:value="0.147561" calcext:value-type="float">
            <text:p>0.147561</text:p>
          </table:table-cell>
          <table:table-cell office:value-type="float" office:value="0.152145" calcext:value-type="float">
            <text:p>0.152145</text:p>
          </table:table-cell>
          <table:table-cell office:value-type="float" office:value="0.147242" calcext:value-type="float">
            <text:p>0.147242</text:p>
          </table:table-cell>
          <table:table-cell office:value-type="float" office:value="0.141572" calcext:value-type="float">
            <text:p>0.141572</text:p>
          </table:table-cell>
          <table:table-cell office:value-type="float" office:value="0.126573" calcext:value-type="float">
            <text:p>0.126573</text:p>
          </table:table-cell>
          <table:table-cell office:value-type="float" office:value="0.110182" calcext:value-type="float">
            <text:p>0.110182</text:p>
          </table:table-cell>
          <table:table-cell office:value-type="float" office:value="0.0985021" calcext:value-type="float">
            <text:p>0.0985021</text:p>
          </table:table-cell>
          <table:table-cell office:value-type="float" office:value="0.0943675" calcext:value-type="float">
            <text:p>0.0943675</text:p>
          </table:table-cell>
          <table:table-cell office:value-type="float" office:value="0.0985021" calcext:value-type="float">
            <text:p>0.0985021</text:p>
          </table:table-cell>
          <table:table-cell office:value-type="float" office:value="0.110182" calcext:value-type="float">
            <text:p>0.110182</text:p>
          </table:table-cell>
          <table:table-cell office:value-type="float" office:value="0.126573" calcext:value-type="float">
            <text:p>0.126573</text:p>
          </table:table-cell>
          <table:table-cell office:value-type="float" office:value="0.141572" calcext:value-type="float">
            <text:p>0.141572</text:p>
          </table:table-cell>
          <table:table-cell office:value-type="float" office:value="0.147242" calcext:value-type="float">
            <text:p>0.147242</text:p>
          </table:table-cell>
          <table:table-cell office:value-type="float" office:value="0.143133" calcext:value-type="float">
            <text:p>0.143133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0.119417" calcext:value-type="float">
            <text:p>0.119417</text:p>
          </table:table-cell>
          <table:table-cell office:value-type="float" office:value="0.101129" calcext:value-type="float">
            <text:p>0.101129</text:p>
          </table:table-cell>
          <table:table-cell office:value-type="float" office:value="0.0883893" calcext:value-type="float">
            <text:p>0.0883893</text:p>
          </table:table-cell>
          <table:table-cell office:value-type="float" office:value="0.0839435" calcext:value-type="float">
            <text:p>0.0839435</text:p>
          </table:table-cell>
          <table:table-cell office:value-type="float" office:value="0.0883893" calcext:value-type="float">
            <text:p>0.0883893</text:p>
          </table:table-cell>
          <table:table-cell office:value-type="float" office:value="0.101129" calcext:value-type="float">
            <text:p>0.101129</text:p>
          </table:table-cell>
          <table:table-cell office:value-type="float" office:value="0.119417" calcext:value-type="float">
            <text:p>0.119417</text:p>
          </table:table-cell>
          <table:table-cell office:value-type="float" office:value="0.13654" calcext:value-type="float">
            <text:p>0.13654</text:p>
          </table:table-cell>
          <table:table-cell office:value-type="float" office:value="0.143133" calcext:value-type="float">
            <text:p>0.143133</text:p>
          </table:table-cell>
          <table:table-cell office:value-type="float" office:value="0.141264" calcext:value-type="float">
            <text:p>0.141264</text:p>
          </table:table-cell>
          <table:table-cell office:value-type="float" office:value="0.134207" calcext:value-type="float">
            <text:p>0.134207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0969948" calcext:value-type="float">
            <text:p>0.0969948</text:p>
          </table:table-cell>
          <table:table-cell office:value-type="float" office:value="0.0838417" calcext:value-type="float">
            <text:p>0.0838417</text:p>
          </table:table-cell>
          <table:table-cell office:value-type="float" office:value="0.0792849" calcext:value-type="float">
            <text:p>0.0792849</text:p>
          </table:table-cell>
          <table:table-cell office:value-type="float" office:value="0.0838417" calcext:value-type="float">
            <text:p>0.0838417</text:p>
          </table:table-cell>
          <table:table-cell office:value-type="float" office:value="0.0969948" calcext:value-type="float">
            <text:p>0.0969948</text:p>
          </table:table-cell>
          <table:table-cell office:value-type="float" office:value="0.1161" calcext:value-type="float">
            <text:p>0.1161</text:p>
          </table:table-cell>
          <table:table-cell office:value-type="float" office:value="0.134207" calcext:value-type="float">
            <text:p>0.134207</text:p>
          </table:table-cell>
          <table:table-cell office:value-type="float" office:value="0.141264" calcext:value-type="float">
            <text:p>0.141264</text:p>
          </table:table-cell>
        </table:table-row>
        <table:table-row table:style-name="ro1">
          <table:table-cell office:value-type="float" office:value="0.188232" calcext:value-type="float">
            <text:p>0.188232</text:p>
          </table:table-cell>
          <table:table-cell office:value-type="float" office:value="0.182334" calcext:value-type="float">
            <text:p>0.182334</text:p>
          </table:table-cell>
          <table:table-cell office:value-type="float" office:value="0.182092" calcext:value-type="float">
            <text:p>0.182092</text:p>
          </table:table-cell>
          <table:table-cell office:value-type="float" office:value="0.181461" calcext:value-type="float">
            <text:p>0.181461</text:p>
          </table:table-cell>
          <table:table-cell office:value-type="float" office:value="0.180668" calcext:value-type="float">
            <text:p>0.180668</text:p>
          </table:table-cell>
          <table:table-cell office:value-type="float" office:value="0.18003" calcext:value-type="float">
            <text:p>0.18003</text:p>
          </table:table-cell>
          <table:table-cell office:value-type="float" office:value="0.179783" calcext:value-type="float">
            <text:p>0.179783</text:p>
          </table:table-cell>
          <table:table-cell office:value-type="float" office:value="0.18003" calcext:value-type="float">
            <text:p>0.18003</text:p>
          </table:table-cell>
          <table:table-cell office:value-type="float" office:value="0.180668" calcext:value-type="float">
            <text:p>0.180668</text:p>
          </table:table-cell>
          <table:table-cell office:value-type="float" office:value="0.181461" calcext:value-type="float">
            <text:p>0.181461</text:p>
          </table:table-cell>
          <table:table-cell office:value-type="float" office:value="0.182092" calcext:value-type="float">
            <text:p>0.182092</text:p>
          </table:table-cell>
          <table:table-cell office:value-type="float" office:value="0.182334" calcext:value-type="float">
            <text:p>0.182334</text:p>
          </table:table-cell>
          <table:table-cell office:value-type="float" office:value="0.180198" calcext:value-type="float">
            <text:p>0.180198</text:p>
          </table:table-cell>
          <table:table-cell office:value-type="float" office:value="0.180065" calcext:value-type="float">
            <text:p>0.180065</text:p>
          </table:table-cell>
          <table:table-cell office:value-type="float" office:value="0.179749" calcext:value-type="float">
            <text:p>0.179749</text:p>
          </table:table-cell>
          <table:table-cell office:value-type="float" office:value="0.179349" calcext:value-type="float">
            <text:p>0.179349</text:p>
          </table:table-cell>
          <table:table-cell office:value-type="float" office:value="0.179034" calcext:value-type="float">
            <text:p>0.179034</text:p>
          </table:table-cell>
          <table:table-cell office:value-type="float" office:value="0.178908" calcext:value-type="float">
            <text:p>0.178908</text:p>
          </table:table-cell>
          <table:table-cell office:value-type="float" office:value="0.179034" calcext:value-type="float">
            <text:p>0.179034</text:p>
          </table:table-cell>
          <table:table-cell office:value-type="float" office:value="0.179349" calcext:value-type="float">
            <text:p>0.179349</text:p>
          </table:table-cell>
          <table:table-cell office:value-type="float" office:value="0.179749" calcext:value-type="float">
            <text:p>0.179749</text:p>
          </table:table-cell>
          <table:table-cell office:value-type="float" office:value="0.180065" calcext:value-type="float">
            <text:p>0.180065</text:p>
          </table:table-cell>
          <table:table-cell office:value-type="float" office:value="0.180198" calcext:value-type="float">
            <text:p>0.180198</text:p>
          </table:table-cell>
          <table:table-cell office:value-type="float" office:value="0.178946" calcext:value-type="float">
            <text:p>0.178946</text:p>
          </table:table-cell>
          <table:table-cell office:value-type="float" office:value="0.178463" calcext:value-type="float">
            <text:p>0.178463</text:p>
          </table:table-cell>
          <table:table-cell office:value-type="float" office:value="0.177154" calcext:value-type="float">
            <text:p>0.177154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.174242" calcext:value-type="float">
            <text:p>0.174242</text:p>
          </table:table-cell>
          <table:table-cell office:value-type="float" office:value="0.173746" calcext:value-type="float">
            <text:p>0.173746</text:p>
          </table:table-cell>
          <table:table-cell office:value-type="float" office:value="0.174242" calcext:value-type="float">
            <text:p>0.174242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.177154" calcext:value-type="float">
            <text:p>0.177154</text:p>
          </table:table-cell>
          <table:table-cell office:value-type="float" office:value="0.178463" calcext:value-type="float">
            <text:p>0.178463</text:p>
          </table:table-cell>
          <table:table-cell office:value-type="float" office:value="0.178946" calcext:value-type="float">
            <text:p>0.178946</text:p>
          </table:table-cell>
          <table:table-cell office:value-type="float" office:value="0.176536" calcext:value-type="float">
            <text:p>0.176536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.172747" calcext:value-type="float">
            <text:p>0.172747</text:p>
          </table:table-cell>
          <table:table-cell office:value-type="float" office:value="0.169347" calcext:value-type="float">
            <text:p>0.169347</text:p>
          </table:table-cell>
          <table:table-cell office:value-type="float" office:value="0.166659" calcext:value-type="float">
            <text:p>0.166659</text:p>
          </table:table-cell>
          <table:table-cell office:value-type="float" office:value="0.165641" calcext:value-type="float">
            <text:p>0.165641</text:p>
          </table:table-cell>
          <table:table-cell office:value-type="float" office:value="0.166659" calcext:value-type="float">
            <text:p>0.166659</text:p>
          </table:table-cell>
          <table:table-cell office:value-type="float" office:value="0.169347" calcext:value-type="float">
            <text:p>0.169347</text:p>
          </table:table-cell>
          <table:table-cell office:value-type="float" office:value="0.172747" calcext:value-type="float">
            <text:p>0.172747</text:p>
          </table:table-cell>
          <table:table-cell office:value-type="float" office:value="0.175534" calcext:value-type="float">
            <text:p>0.175534</text:p>
          </table:table-cell>
          <table:table-cell office:value-type="float" office:value="0.176536" calcext:value-type="float">
            <text:p>0.176536</text:p>
          </table:table-cell>
          <table:table-cell office:value-type="float" office:value="0.173512" calcext:value-type="float">
            <text:p>0.173512</text:p>
          </table:table-cell>
          <table:table-cell office:value-type="float" office:value="0.17177" calcext:value-type="float">
            <text:p>0.17177</text:p>
          </table:table-cell>
          <table:table-cell office:value-type="float" office:value="0.166899" calcext:value-type="float">
            <text:p>0.166899</text:p>
          </table:table-cell>
          <table:table-cell office:value-type="float" office:value="0.161052" calcext:value-type="float">
            <text:p>0.161052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154785" calcext:value-type="float">
            <text:p>0.154785</text:p>
          </table:table-cell>
          <table:table-cell office:value-type="float" office:value="0.156493" calcext:value-type="float">
            <text:p>0.156493</text:p>
          </table:table-cell>
          <table:table-cell office:value-type="float" office:value="0.161052" calcext:value-type="float">
            <text:p>0.161052</text:p>
          </table:table-cell>
          <table:table-cell office:value-type="float" office:value="0.166899" calcext:value-type="float">
            <text:p>0.166899</text:p>
          </table:table-cell>
          <table:table-cell office:value-type="float" office:value="0.17177" calcext:value-type="float">
            <text:p>0.17177</text:p>
          </table:table-cell>
          <table:table-cell office:value-type="float" office:value="0.173512" calcext:value-type="float">
            <text:p>0.173512</text:p>
          </table:table-cell>
          <table:table-cell office:value-type="float" office:value="0.169567" calcext:value-type="float">
            <text:p>0.169567</text:p>
          </table:table-cell>
          <table:table-cell office:value-type="float" office:value="0.166935" calcext:value-type="float">
            <text:p>0.166935</text:p>
          </table:table-cell>
          <table:table-cell office:value-type="float" office:value="0.159617" calcext:value-type="float">
            <text:p>0.159617</text:p>
          </table:table-cell>
          <table:table-cell office:value-type="float" office:value="0.151003" calcext:value-type="float">
            <text:p>0.151003</text:p>
          </table:table-cell>
          <table:table-cell office:value-type="float" office:value="0.144406" calcext:value-type="float">
            <text:p>0.144406</text:p>
          </table:table-cell>
          <table:table-cell office:value-type="float" office:value="0.141963" calcext:value-type="float">
            <text:p>0.141963</text:p>
          </table:table-cell>
          <table:table-cell office:value-type="float" office:value="0.144406" calcext:value-type="float">
            <text:p>0.144406</text:p>
          </table:table-cell>
          <table:table-cell office:value-type="float" office:value="0.151003" calcext:value-type="float">
            <text:p>0.151003</text:p>
          </table:table-cell>
          <table:table-cell office:value-type="float" office:value="0.159617" calcext:value-type="float">
            <text:p>0.159617</text:p>
          </table:table-cell>
          <table:table-cell office:value-type="float" office:value="0.166935" calcext:value-type="float">
            <text:p>0.166935</text:p>
          </table:table-cell>
          <table:table-cell office:value-type="float" office:value="0.169567" calcext:value-type="float">
            <text:p>0.169567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6133" calcext:value-type="float">
            <text:p>0.16133</text:p>
          </table:table-cell>
          <table:table-cell office:value-type="float" office:value="0.151247" calcext:value-type="float">
            <text:p>0.151247</text:p>
          </table:table-cell>
          <table:table-cell office:value-type="float" office:value="0.139644" calcext:value-type="float">
            <text:p>0.139644</text:p>
          </table:table-cell>
          <table:table-cell office:value-type="float" office:value="0.130947" calcext:value-type="float">
            <text:p>0.130947</text:p>
          </table:table-cell>
          <table:table-cell office:value-type="float" office:value="0.12777" calcext:value-type="float">
            <text:p>0.12777</text:p>
          </table:table-cell>
          <table:table-cell office:value-type="float" office:value="0.130947" calcext:value-type="float">
            <text:p>0.130947</text:p>
          </table:table-cell>
          <table:table-cell office:value-type="float" office:value="0.139644" calcext:value-type="float">
            <text:p>0.139644</text:p>
          </table:table-cell>
          <table:table-cell office:value-type="float" office:value="0.151247" calcext:value-type="float">
            <text:p>0.151247</text:p>
          </table:table-cell>
          <table:table-cell office:value-type="float" office:value="0.16133" calcext:value-type="float">
            <text:p>0.16133</text:p>
          </table:table-cell>
          <table:table-cell office:value-type="float" office:value="0.164998" calcext:value-type="float">
            <text:p>0.164998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155143" calcext:value-type="float">
            <text:p>0.155143</text:p>
          </table:table-cell>
          <table:table-cell office:value-type="float" office:value="0.142191" calcext:value-type="float">
            <text:p>0.142191</text:p>
          </table:table-cell>
          <table:table-cell office:value-type="float" office:value="0.127657" calcext:value-type="float">
            <text:p>0.127657</text:p>
          </table:table-cell>
          <table:table-cell office:value-type="float" office:value="0.117025" calcext:value-type="float">
            <text:p>0.117025</text:p>
          </table:table-cell>
          <table:table-cell office:value-type="float" office:value="0.113199" calcext:value-type="float">
            <text:p>0.113199</text:p>
          </table:table-cell>
          <table:table-cell office:value-type="float" office:value="0.117025" calcext:value-type="float">
            <text:p>0.117025</text:p>
          </table:table-cell>
          <table:table-cell office:value-type="float" office:value="0.127657" calcext:value-type="float">
            <text:p>0.127657</text:p>
          </table:table-cell>
          <table:table-cell office:value-type="float" office:value="0.142191" calcext:value-type="float">
            <text:p>0.142191</text:p>
          </table:table-cell>
          <table:table-cell office:value-type="float" office:value="0.155143" calcext:value-type="float">
            <text:p>0.155143</text:p>
          </table:table-cell>
          <table:table-cell office:value-type="float" office:value="0.15993" calcext:value-type="float">
            <text:p>0.15993</text:p>
          </table:table-cell>
          <table:table-cell office:value-type="float" office:value="0.154838" calcext:value-type="float">
            <text:p>0.154838</text:p>
          </table:table-cell>
          <table:table-cell office:value-type="float" office:value="0.148925" calcext:value-type="float">
            <text:p>0.148925</text:p>
          </table:table-cell>
          <table:table-cell office:value-type="float" office:value="0.133219" calcext:value-type="float">
            <text:p>0.133219</text:p>
          </table:table-cell>
          <table:table-cell office:value-type="float" office:value="0.116043" calcext:value-type="float">
            <text:p>0.116043</text:p>
          </table:table-cell>
          <table:table-cell office:value-type="float" office:value="0.103795" calcext:value-type="float">
            <text:p>0.103795</text:p>
          </table:table-cell>
          <table:table-cell office:value-type="float" office:value="0.0994576" calcext:value-type="float">
            <text:p>0.0994576</text:p>
          </table:table-cell>
          <table:table-cell office:value-type="float" office:value="0.103795" calcext:value-type="float">
            <text:p>0.103795</text:p>
          </table:table-cell>
          <table:table-cell office:value-type="float" office:value="0.116043" calcext:value-type="float">
            <text:p>0.116043</text:p>
          </table:table-cell>
          <table:table-cell office:value-type="float" office:value="0.133219" calcext:value-type="float">
            <text:p>0.133219</text:p>
          </table:table-cell>
          <table:table-cell office:value-type="float" office:value="0.148925" calcext:value-type="float">
            <text:p>0.148925</text:p>
          </table:table-cell>
          <table:table-cell office:value-type="float" office:value="0.154838" calcext:value-type="float">
            <text:p>0.154838</text:p>
          </table:table-cell>
          <table:table-cell office:value-type="float" office:value="0.150605" calcext:value-type="float">
            <text:p>0.150605</text:p>
          </table:table-cell>
          <table:table-cell office:value-type="float" office:value="0.143737" calcext:value-type="float">
            <text:p>0.143737</text:p>
          </table:table-cell>
          <table:table-cell office:value-type="float" office:value="0.125828" calcext:value-type="float">
            <text:p>0.125828</text:p>
          </table:table-cell>
          <table:table-cell office:value-type="float" office:value="0.106678" calcext:value-type="float">
            <text:p>0.106678</text:p>
          </table:table-cell>
          <table:table-cell office:value-type="float" office:value="0.093323" calcext:value-type="float">
            <text:p>0.093323</text:p>
          </table:table-cell>
          <table:table-cell office:value-type="float" office:value="0.0886588" calcext:value-type="float">
            <text:p>0.0886588</text:p>
          </table:table-cell>
          <table:table-cell office:value-type="float" office:value="0.093323" calcext:value-type="float">
            <text:p>0.093323</text:p>
          </table:table-cell>
          <table:table-cell office:value-type="float" office:value="0.106678" calcext:value-type="float">
            <text:p>0.106678</text:p>
          </table:table-cell>
          <table:table-cell office:value-type="float" office:value="0.125828" calcext:value-type="float">
            <text:p>0.125828</text:p>
          </table:table-cell>
          <table:table-cell office:value-type="float" office:value="0.143737" calcext:value-type="float">
            <text:p>0.143737</text:p>
          </table:table-cell>
          <table:table-cell office:value-type="float" office:value="0.150605" calcext:value-type="float">
            <text:p>0.150605</text:p>
          </table:table-cell>
          <table:table-cell office:value-type="float" office:value="0.148715" calcext:value-type="float">
            <text:p>0.148715</text:p>
          </table:table-cell>
          <table:table-cell office:value-type="float" office:value="0.141373" calcext:value-type="float">
            <text:p>0.141373</text:p>
          </table:table-cell>
          <table:table-cell office:value-type="float" office:value="0.122453" calcext:value-type="float">
            <text:p>0.122453</text:p>
          </table:table-cell>
          <table:table-cell office:value-type="float" office:value="0.10246" calcext:value-type="float">
            <text:p>0.10246</text:p>
          </table:table-cell>
          <table:table-cell office:value-type="float" office:value="0.0886749" calcext:value-type="float">
            <text:p>0.0886749</text:p>
          </table:table-cell>
          <table:table-cell office:value-type="float" office:value="0.0838942" calcext:value-type="float">
            <text:p>0.0838942</text:p>
          </table:table-cell>
          <table:table-cell office:value-type="float" office:value="0.0886749" calcext:value-type="float">
            <text:p>0.0886749</text:p>
          </table:table-cell>
          <table:table-cell office:value-type="float" office:value="0.10246" calcext:value-type="float">
            <text:p>0.10246</text:p>
          </table:table-cell>
          <table:table-cell office:value-type="float" office:value="0.122453" calcext:value-type="float">
            <text:p>0.122453</text:p>
          </table:table-cell>
          <table:table-cell office:value-type="float" office:value="0.141373" calcext:value-type="float">
            <text:p>0.141373</text:p>
          </table:table-cell>
          <table:table-cell office:value-type="float" office:value="0.148715" calcext:value-type="float">
            <text:p>0.148715</text:p>
          </table:table-cell>
        </table:table-row>
        <table:table-row table:style-name="ro1">
          <table:table-cell office:value-type="float" office:value="0.196423" calcext:value-type="float">
            <text:p>0.196423</text:p>
          </table:table-cell>
          <table:table-cell office:value-type="float" office:value="0.189969" calcext:value-type="float">
            <text:p>0.189969</text:p>
          </table:table-cell>
          <table:table-cell office:value-type="float" office:value="0.189712" calcext:value-type="float">
            <text:p>0.189712</text:p>
          </table:table-cell>
          <table:table-cell office:value-type="float" office:value="0.189043" calcext:value-type="float">
            <text:p>0.189043</text:p>
          </table:table-cell>
          <table:table-cell office:value-type="float" office:value="0.188204" calcext:value-type="float">
            <text:p>0.188204</text:p>
          </table:table-cell>
          <table:table-cell office:value-type="float" office:value="0.187528" calcext:value-type="float">
            <text:p>0.187528</text:p>
          </table:table-cell>
          <table:table-cell office:value-type="float" office:value="0.187266" calcext:value-type="float">
            <text:p>0.187266</text:p>
          </table:table-cell>
          <table:table-cell office:value-type="float" office:value="0.187528" calcext:value-type="float">
            <text:p>0.187528</text:p>
          </table:table-cell>
          <table:table-cell office:value-type="float" office:value="0.188204" calcext:value-type="float">
            <text:p>0.188204</text:p>
          </table:table-cell>
          <table:table-cell office:value-type="float" office:value="0.189043" calcext:value-type="float">
            <text:p>0.189043</text:p>
          </table:table-cell>
          <table:table-cell office:value-type="float" office:value="0.189712" calcext:value-type="float">
            <text:p>0.189712</text:p>
          </table:table-cell>
          <table:table-cell office:value-type="float" office:value="0.189969" calcext:value-type="float">
            <text:p>0.189969</text:p>
          </table:table-cell>
          <table:table-cell office:value-type="float" office:value="0.187715" calcext:value-type="float">
            <text:p>0.187715</text:p>
          </table:table-cell>
          <table:table-cell office:value-type="float" office:value="0.187575" calcext:value-type="float">
            <text:p>0.187575</text:p>
          </table:table-cell>
          <table:table-cell office:value-type="float" office:value="0.187247" calcext:value-type="float">
            <text:p>0.187247</text:p>
          </table:table-cell>
          <table:table-cell office:value-type="float" office:value="0.186831" calcext:value-type="float">
            <text:p>0.186831</text:p>
          </table:table-cell>
          <table:table-cell office:value-type="float" office:value="0.186503" calcext:value-type="float">
            <text:p>0.186503</text:p>
          </table:table-cell>
          <table:table-cell office:value-type="float" office:value="0.186372" calcext:value-type="float">
            <text:p>0.186372</text:p>
          </table:table-cell>
          <table:table-cell office:value-type="float" office:value="0.186503" calcext:value-type="float">
            <text:p>0.186503</text:p>
          </table:table-cell>
          <table:table-cell office:value-type="float" office:value="0.186831" calcext:value-type="float">
            <text:p>0.186831</text:p>
          </table:table-cell>
          <table:table-cell office:value-type="float" office:value="0.187247" calcext:value-type="float">
            <text:p>0.187247</text:p>
          </table:table-cell>
          <table:table-cell office:value-type="float" office:value="0.187575" calcext:value-type="float">
            <text:p>0.187575</text:p>
          </table:table-cell>
          <table:table-cell office:value-type="float" office:value="0.187715" calcext:value-type="float">
            <text:p>0.187715</text:p>
          </table:table-cell>
          <table:table-cell office:value-type="float" office:value="0.186413" calcext:value-type="float">
            <text:p>0.186413</text:p>
          </table:table-cell>
          <table:table-cell office:value-type="float" office:value="0.18591" calcext:value-type="float">
            <text:p>0.18591</text:p>
          </table:table-cell>
          <table:table-cell office:value-type="float" office:value="0.184548" calcext:value-type="float">
            <text:p>0.184548</text:p>
          </table:table-cell>
          <table:table-cell office:value-type="float" office:value="0.182862" calcext:value-type="float">
            <text:p>0.182862</text:p>
          </table:table-cell>
          <table:table-cell office:value-type="float" office:value="0.181517" calcext:value-type="float">
            <text:p>0.181517</text:p>
          </table:table-cell>
          <table:table-cell office:value-type="float" office:value="0.181002" calcext:value-type="float">
            <text:p>0.181002</text:p>
          </table:table-cell>
          <table:table-cell office:value-type="float" office:value="0.181517" calcext:value-type="float">
            <text:p>0.181517</text:p>
          </table:table-cell>
          <table:table-cell office:value-type="float" office:value="0.182862" calcext:value-type="float">
            <text:p>0.182862</text:p>
          </table:table-cell>
          <table:table-cell office:value-type="float" office:value="0.184548" calcext:value-type="float">
            <text:p>0.184548</text:p>
          </table:table-cell>
          <table:table-cell office:value-type="float" office:value="0.18591" calcext:value-type="float">
            <text:p>0.18591</text:p>
          </table:table-cell>
          <table:table-cell office:value-type="float" office:value="0.186413" calcext:value-type="float">
            <text:p>0.186413</text:p>
          </table:table-cell>
          <table:table-cell office:value-type="float" office:value="0.183898" calcext:value-type="float">
            <text:p>0.183898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7996" calcext:value-type="float">
            <text:p>0.17996</text:p>
          </table:table-cell>
          <table:table-cell office:value-type="float" office:value="0.176425" calcext:value-type="float">
            <text:p>0.176425</text:p>
          </table:table-cell>
          <table:table-cell office:value-type="float" office:value="0.173632" calcext:value-type="float">
            <text:p>0.173632</text:p>
          </table:table-cell>
          <table:table-cell office:value-type="float" office:value="0.172573" calcext:value-type="float">
            <text:p>0.172573</text:p>
          </table:table-cell>
          <table:table-cell office:value-type="float" office:value="0.173632" calcext:value-type="float">
            <text:p>0.173632</text:p>
          </table:table-cell>
          <table:table-cell office:value-type="float" office:value="0.176425" calcext:value-type="float">
            <text:p>0.176425</text:p>
          </table:table-cell>
          <table:table-cell office:value-type="float" office:value="0.17996" calcext:value-type="float">
            <text:p>0.17996</text:p>
          </table:table-cell>
          <table:table-cell office:value-type="float" office:value="0.182857" calcext:value-type="float">
            <text:p>0.182857</text:p>
          </table:table-cell>
          <table:table-cell office:value-type="float" office:value="0.183898" calcext:value-type="float">
            <text:p>0.183898</text:p>
          </table:table-cell>
          <table:table-cell office:value-type="float" office:value="0.180751" calcext:value-type="float">
            <text:p>0.180751</text:p>
          </table:table-cell>
          <table:table-cell office:value-type="float" office:value="0.178943" calcext:value-type="float">
            <text:p>0.178943</text:p>
          </table:table-cell>
          <table:table-cell office:value-type="float" office:value="0.173878" calcext:value-type="float">
            <text:p>0.173878</text:p>
          </table:table-cell>
          <table:table-cell office:value-type="float" office:value="0.167797" calcext:value-type="float">
            <text:p>0.167797</text:p>
          </table:table-cell>
          <table:table-cell office:value-type="float" office:value="0.163055" calcext:value-type="float">
            <text:p>0.163055</text:p>
          </table:table-cell>
          <table:table-cell office:value-type="float" office:value="0.161278" calcext:value-type="float">
            <text:p>0.161278</text:p>
          </table:table-cell>
          <table:table-cell office:value-type="float" office:value="0.163055" calcext:value-type="float">
            <text:p>0.163055</text:p>
          </table:table-cell>
          <table:table-cell office:value-type="float" office:value="0.167797" calcext:value-type="float">
            <text:p>0.167797</text:p>
          </table:table-cell>
          <table:table-cell office:value-type="float" office:value="0.173878" calcext:value-type="float">
            <text:p>0.173878</text:p>
          </table:table-cell>
          <table:table-cell office:value-type="float" office:value="0.178943" calcext:value-type="float">
            <text:p>0.178943</text:p>
          </table:table-cell>
          <table:table-cell office:value-type="float" office:value="0.180751" calcext:value-type="float">
            <text:p>0.180751</text:p>
          </table:table-cell>
          <table:table-cell office:value-type="float" office:value="0.176642" calcext:value-type="float">
            <text:p>0.176642</text:p>
          </table:table-cell>
          <table:table-cell office:value-type="float" office:value="0.173912" calcext:value-type="float">
            <text:p>0.173912</text:p>
          </table:table-cell>
          <table:table-cell office:value-type="float" office:value="0.166303" calcext:value-type="float">
            <text:p>0.166303</text:p>
          </table:table-cell>
          <table:table-cell office:value-type="float" office:value="0.157346" calcext:value-type="float">
            <text:p>0.157346</text:p>
          </table:table-cell>
          <table:table-cell office:value-type="float" office:value="0.150486" calcext:value-type="float">
            <text:p>0.150486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0.150486" calcext:value-type="float">
            <text:p>0.150486</text:p>
          </table:table-cell>
          <table:table-cell office:value-type="float" office:value="0.157346" calcext:value-type="float">
            <text:p>0.157346</text:p>
          </table:table-cell>
          <table:table-cell office:value-type="float" office:value="0.166303" calcext:value-type="float">
            <text:p>0.166303</text:p>
          </table:table-cell>
          <table:table-cell office:value-type="float" office:value="0.173912" calcext:value-type="float">
            <text:p>0.173912</text:p>
          </table:table-cell>
          <table:table-cell office:value-type="float" office:value="0.176642" calcext:value-type="float">
            <text:p>0.176642</text:p>
          </table:table-cell>
          <table:table-cell office:value-type="float" office:value="0.171895" calcext:value-type="float">
            <text:p>0.171895</text:p>
          </table:table-cell>
          <table:table-cell office:value-type="float" office:value="0.168093" calcext:value-type="float">
            <text:p>0.168093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45545" calcext:value-type="float">
            <text:p>0.145545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33195" calcext:value-type="float">
            <text:p>0.133195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145545" calcext:value-type="float">
            <text:p>0.145545</text:p>
          </table:table-cell>
          <table:table-cell office:value-type="float" office:value="0.15761" calcext:value-type="float">
            <text:p>0.15761</text:p>
          </table:table-cell>
          <table:table-cell office:value-type="float" office:value="0.168093" calcext:value-type="float">
            <text:p>0.168093</text:p>
          </table:table-cell>
          <table:table-cell office:value-type="float" office:value="0.171895" calcext:value-type="float">
            <text:p>0.171895</text:p>
          </table:table-cell>
          <table:table-cell office:value-type="float" office:value="0.166641" calcext:value-type="float">
            <text:p>0.166641</text:p>
          </table:table-cell>
          <table:table-cell office:value-type="float" office:value="0.161683" calcext:value-type="float">
            <text:p>0.161683</text:p>
          </table:table-cell>
          <table:table-cell office:value-type="float" office:value="0.148223" calcext:value-type="float">
            <text:p>0.148223</text:p>
          </table:table-cell>
          <table:table-cell office:value-type="float" office:value="0.133113" calcext:value-type="float">
            <text:p>0.133113</text:p>
          </table:table-cell>
          <table:table-cell office:value-type="float" office:value="0.122058" calcext:value-type="float">
            <text:p>0.122058</text:p>
          </table:table-cell>
          <table:table-cell office:value-type="float" office:value="0.118078" calcext:value-type="float">
            <text:p>0.118078</text:p>
          </table:table-cell>
          <table:table-cell office:value-type="float" office:value="0.122058" calcext:value-type="float">
            <text:p>0.122058</text:p>
          </table:table-cell>
          <table:table-cell office:value-type="float" office:value="0.133113" calcext:value-type="float">
            <text:p>0.133113</text:p>
          </table:table-cell>
          <table:table-cell office:value-type="float" office:value="0.148223" calcext:value-type="float">
            <text:p>0.148223</text:p>
          </table:table-cell>
          <table:table-cell office:value-type="float" office:value="0.161683" calcext:value-type="float">
            <text:p>0.161683</text:p>
          </table:table-cell>
          <table:table-cell office:value-type="float" office:value="0.166641" calcext:value-type="float">
            <text:p>0.166641</text:p>
          </table:table-cell>
          <table:table-cell office:value-type="float" office:value="0.161393" calcext:value-type="float">
            <text:p>0.161393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0.138963" calcext:value-type="float">
            <text:p>0.138963</text:p>
          </table:table-cell>
          <table:table-cell office:value-type="float" office:value="0.121115" calcext:value-type="float">
            <text:p>0.121115</text:p>
          </table:table-cell>
          <table:table-cell office:value-type="float" office:value="0.10838" calcext:value-type="float">
            <text:p>0.10838</text:p>
          </table:table-cell>
          <table:table-cell office:value-type="float" office:value="0.103868" calcext:value-type="float">
            <text:p>0.103868</text:p>
          </table:table-cell>
          <table:table-cell office:value-type="float" office:value="0.10838" calcext:value-type="float">
            <text:p>0.10838</text:p>
          </table:table-cell>
          <table:table-cell office:value-type="float" office:value="0.121115" calcext:value-type="float">
            <text:p>0.121115</text:p>
          </table:table-cell>
          <table:table-cell office:value-type="float" office:value="0.138963" calcext:value-type="float">
            <text:p>0.138963</text:p>
          </table:table-cell>
          <table:table-cell office:value-type="float" office:value="0.155273" calcext:value-type="float">
            <text:p>0.155273</text:p>
          </table:table-cell>
          <table:table-cell office:value-type="float" office:value="0.161393" calcext:value-type="float">
            <text:p>0.161393</text:p>
          </table:table-cell>
          <table:table-cell office:value-type="float" office:value="0.157057" calcext:value-type="float">
            <text:p>0.157057</text:p>
          </table:table-cell>
          <table:table-cell office:value-type="float" office:value="0.149956" calcext:value-type="float">
            <text:p>0.149956</text:p>
          </table:table-cell>
          <table:table-cell office:value-type="float" office:value="0.131376" calcext:value-type="float">
            <text:p>0.131376</text:p>
          </table:table-cell>
          <table:table-cell office:value-type="float" office:value="0.111489" calcext:value-type="float">
            <text:p>0.111489</text:p>
          </table:table-cell>
          <table:table-cell office:value-type="float" office:value="0.0976062" calcext:value-type="float">
            <text:p>0.0976062</text:p>
          </table:table-cell>
          <table:table-cell office:value-type="float" office:value="0.0927547" calcext:value-type="float">
            <text:p>0.0927547</text:p>
          </table:table-cell>
          <table:table-cell office:value-type="float" office:value="0.0976062" calcext:value-type="float">
            <text:p>0.0976062</text:p>
          </table:table-cell>
          <table:table-cell office:value-type="float" office:value="0.111489" calcext:value-type="float">
            <text:p>0.111489</text:p>
          </table:table-cell>
          <table:table-cell office:value-type="float" office:value="0.131376" calcext:value-type="float">
            <text:p>0.131376</text:p>
          </table:table-cell>
          <table:table-cell office:value-type="float" office:value="0.149956" calcext:value-type="float">
            <text:p>0.149956</text:p>
          </table:table-cell>
          <table:table-cell office:value-type="float" office:value="0.157057" calcext:value-type="float">
            <text:p>0.157057</text:p>
          </table:table-cell>
          <table:table-cell office:value-type="float" office:value="0.15515" calcext:value-type="float">
            <text:p>0.15515</text:p>
          </table:table-cell>
          <table:table-cell office:value-type="float" office:value="0.147565" calcext:value-type="float">
            <text:p>0.147565</text:p>
          </table:table-cell>
          <table:table-cell office:value-type="float" office:value="0.127953" calcext:value-type="float">
            <text:p>0.127953</text:p>
          </table:table-cell>
          <table:table-cell office:value-type="float" office:value="0.107201" calcext:value-type="float">
            <text:p>0.107201</text:p>
          </table:table-cell>
          <table:table-cell office:value-type="float" office:value="0.0928731" calcext:value-type="float">
            <text:p>0.0928731</text:p>
          </table:table-cell>
          <table:table-cell office:value-type="float" office:value="0.0879002" calcext:value-type="float">
            <text:p>0.0879002</text:p>
          </table:table-cell>
          <table:table-cell office:value-type="float" office:value="0.0928731" calcext:value-type="float">
            <text:p>0.0928731</text:p>
          </table:table-cell>
          <table:table-cell office:value-type="float" office:value="0.107201" calcext:value-type="float">
            <text:p>0.107201</text:p>
          </table:table-cell>
          <table:table-cell office:value-type="float" office:value="0.127953" calcext:value-type="float">
            <text:p>0.127953</text:p>
          </table:table-cell>
          <table:table-cell office:value-type="float" office:value="0.147565" calcext:value-type="float">
            <text:p>0.147565</text:p>
          </table:table-cell>
          <table:table-cell office:value-type="float" office:value="0.15515" calcext:value-type="float">
            <text:p>0.15515</text:p>
          </table:table-cell>
        </table:table-row>
        <table:table-row table:style-name="ro1">
          <table:table-cell office:value-type="float" office:value="0.205187" calcext:value-type="float">
            <text:p>0.205187</text:p>
          </table:table-cell>
          <table:table-cell office:value-type="float" office:value="0.198108" calcext:value-type="float">
            <text:p>0.198108</text:p>
          </table:table-cell>
          <table:table-cell office:value-type="float" office:value="0.197835" calcext:value-type="float">
            <text:p>0.197835</text:p>
          </table:table-cell>
          <table:table-cell office:value-type="float" office:value="0.197127" calcext:value-type="float">
            <text:p>0.197127</text:p>
          </table:table-cell>
          <table:table-cell office:value-type="float" office:value="0.196236" calcext:value-type="float">
            <text:p>0.196236</text:p>
          </table:table-cell>
          <table:table-cell office:value-type="float" office:value="0.19552" calcext:value-type="float">
            <text:p>0.19552</text:p>
          </table:table-cell>
          <table:table-cell office:value-type="float" office:value="0.195243" calcext:value-type="float">
            <text:p>0.195243</text:p>
          </table:table-cell>
          <table:table-cell office:value-type="float" office:value="0.19552" calcext:value-type="float">
            <text:p>0.19552</text:p>
          </table:table-cell>
          <table:table-cell office:value-type="float" office:value="0.196236" calcext:value-type="float">
            <text:p>0.196236</text:p>
          </table:table-cell>
          <table:table-cell office:value-type="float" office:value="0.197127" calcext:value-type="float">
            <text:p>0.197127</text:p>
          </table:table-cell>
          <table:table-cell office:value-type="float" office:value="0.197835" calcext:value-type="float">
            <text:p>0.197835</text:p>
          </table:table-cell>
          <table:table-cell office:value-type="float" office:value="0.198108" calcext:value-type="float">
            <text:p>0.198108</text:p>
          </table:table-cell>
          <table:table-cell office:value-type="float" office:value="0.195727" calcext:value-type="float">
            <text:p>0.195727</text:p>
          </table:table-cell>
          <table:table-cell office:value-type="float" office:value="0.195581" calcext:value-type="float">
            <text:p>0.195581</text:p>
          </table:table-cell>
          <table:table-cell office:value-type="float" office:value="0.19524" calcext:value-type="float">
            <text:p>0.19524</text:p>
          </table:table-cell>
          <table:table-cell office:value-type="float" office:value="0.194806" calcext:value-type="float">
            <text:p>0.194806</text:p>
          </table:table-cell>
          <table:table-cell office:value-type="float" office:value="0.194466" calcext:value-type="float">
            <text:p>0.194466</text:p>
          </table:table-cell>
          <table:table-cell office:value-type="float" office:value="0.19433" calcext:value-type="float">
            <text:p>0.19433</text:p>
          </table:table-cell>
          <table:table-cell office:value-type="float" office:value="0.194466" calcext:value-type="float">
            <text:p>0.194466</text:p>
          </table:table-cell>
          <table:table-cell office:value-type="float" office:value="0.194806" calcext:value-type="float">
            <text:p>0.194806</text:p>
          </table:table-cell>
          <table:table-cell office:value-type="float" office:value="0.19524" calcext:value-type="float">
            <text:p>0.19524</text:p>
          </table:table-cell>
          <table:table-cell office:value-type="float" office:value="0.195581" calcext:value-type="float">
            <text:p>0.195581</text:p>
          </table:table-cell>
          <table:table-cell office:value-type="float" office:value="0.195727" calcext:value-type="float">
            <text:p>0.195727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193849" calcext:value-type="float">
            <text:p>0.193849</text:p>
          </table:table-cell>
          <table:table-cell office:value-type="float" office:value="0.192431" calcext:value-type="float">
            <text:p>0.192431</text:p>
          </table:table-cell>
          <table:table-cell office:value-type="float" office:value="0.190674" calcext:value-type="float">
            <text:p>0.190674</text:p>
          </table:table-cell>
          <table:table-cell office:value-type="float" office:value="0.189274" calcext:value-type="float">
            <text:p>0.189274</text:p>
          </table:table-cell>
          <table:table-cell office:value-type="float" office:value="0.188737" calcext:value-type="float">
            <text:p>0.188737</text:p>
          </table:table-cell>
          <table:table-cell office:value-type="float" office:value="0.189274" calcext:value-type="float">
            <text:p>0.189274</text:p>
          </table:table-cell>
          <table:table-cell office:value-type="float" office:value="0.190674" calcext:value-type="float">
            <text:p>0.190674</text:p>
          </table:table-cell>
          <table:table-cell office:value-type="float" office:value="0.192431" calcext:value-type="float">
            <text:p>0.192431</text:p>
          </table:table-cell>
          <table:table-cell office:value-type="float" office:value="0.193849" calcext:value-type="float">
            <text:p>0.193849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190664" calcext:value-type="float">
            <text:p>0.190664</text:p>
          </table:table-cell>
          <table:table-cell office:value-type="float" office:value="0.18765" calcext:value-type="float">
            <text:p>0.18765</text:p>
          </table:table-cell>
          <table:table-cell office:value-type="float" office:value="0.183972" calcext:value-type="float">
            <text:p>0.183972</text:p>
          </table:table-cell>
          <table:table-cell office:value-type="float" office:value="0.181066" calcext:value-type="float">
            <text:p>0.181066</text:p>
          </table:table-cell>
          <table:table-cell office:value-type="float" office:value="0.179965" calcext:value-type="float">
            <text:p>0.179965</text:p>
          </table:table-cell>
          <table:table-cell office:value-type="float" office:value="0.181066" calcext:value-type="float">
            <text:p>0.181066</text:p>
          </table:table-cell>
          <table:table-cell office:value-type="float" office:value="0.183972" calcext:value-type="float">
            <text:p>0.183972</text:p>
          </table:table-cell>
          <table:table-cell office:value-type="float" office:value="0.18765" calcext:value-type="float">
            <text:p>0.18765</text:p>
          </table:table-cell>
          <table:table-cell office:value-type="float" office:value="0.190664" calcext:value-type="float">
            <text:p>0.190664</text:p>
          </table:table-cell>
          <table:table-cell office:value-type="float" office:value="0.191745" calcext:value-type="float">
            <text:p>0.191745</text:p>
          </table:table-cell>
          <table:table-cell office:value-type="float" office:value="0.188469" calcext:value-type="float">
            <text:p>0.188469</text:p>
          </table:table-cell>
          <table:table-cell office:value-type="float" office:value="0.186591" calcext:value-type="float">
            <text:p>0.186591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0.174989" calcext:value-type="float">
            <text:p>0.174989</text:p>
          </table:table-cell>
          <table:table-cell office:value-type="float" office:value="0.170054" calcext:value-type="float">
            <text:p>0.170054</text:p>
          </table:table-cell>
          <table:table-cell office:value-type="float" office:value="0.168204" calcext:value-type="float">
            <text:p>0.168204</text:p>
          </table:table-cell>
          <table:table-cell office:value-type="float" office:value="0.170054" calcext:value-type="float">
            <text:p>0.170054</text:p>
          </table:table-cell>
          <table:table-cell office:value-type="float" office:value="0.174989" calcext:value-type="float">
            <text:p>0.174989</text:p>
          </table:table-cell>
          <table:table-cell office:value-type="float" office:value="0.181319" calcext:value-type="float">
            <text:p>0.181319</text:p>
          </table:table-cell>
          <table:table-cell office:value-type="float" office:value="0.186591" calcext:value-type="float">
            <text:p>0.186591</text:p>
          </table:table-cell>
          <table:table-cell office:value-type="float" office:value="0.188469" calcext:value-type="float">
            <text:p>0.188469</text:p>
          </table:table-cell>
          <table:table-cell office:value-type="float" office:value="0.184185" calcext:value-type="float">
            <text:p>0.184185</text:p>
          </table:table-cell>
          <table:table-cell office:value-type="float" office:value="0.181352" calcext:value-type="float">
            <text:p>0.181352</text:p>
          </table:table-cell>
          <table:table-cell office:value-type="float" office:value="0.173434" calcext:value-type="float">
            <text:p>0.173434</text:p>
          </table:table-cell>
          <table:table-cell office:value-type="float" office:value="0.164113" calcext:value-type="float">
            <text:p>0.164113</text:p>
          </table:table-cell>
          <table:table-cell office:value-type="float" office:value="0.156973" calcext:value-type="float">
            <text:p>0.156973</text:p>
          </table:table-cell>
          <table:table-cell office:value-type="float" office:value="0.154329" calcext:value-type="float">
            <text:p>0.154329</text:p>
          </table:table-cell>
          <table:table-cell office:value-type="float" office:value="0.156973" calcext:value-type="float">
            <text:p>0.156973</text:p>
          </table:table-cell>
          <table:table-cell office:value-type="float" office:value="0.164113" calcext:value-type="float">
            <text:p>0.164113</text:p>
          </table:table-cell>
          <table:table-cell office:value-type="float" office:value="0.173434" calcext:value-type="float">
            <text:p>0.173434</text:p>
          </table:table-cell>
          <table:table-cell office:value-type="float" office:value="0.181352" calcext:value-type="float">
            <text:p>0.181352</text:p>
          </table:table-cell>
          <table:table-cell office:value-type="float" office:value="0.184185" calcext:value-type="float">
            <text:p>0.184185</text:p>
          </table:table-cell>
          <table:table-cell office:value-type="float" office:value="0.179251" calcext:value-type="float">
            <text:p>0.179251</text:p>
          </table:table-cell>
          <table:table-cell office:value-type="float" office:value="0.175307" calcext:value-type="float">
            <text:p>0.175307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51844" calcext:value-type="float">
            <text:p>0.151844</text:p>
          </table:table-cell>
          <table:table-cell office:value-type="float" office:value="0.14243" calcext:value-type="float">
            <text:p>0.14243</text:p>
          </table:table-cell>
          <table:table-cell office:value-type="float" office:value="0.138989" calcext:value-type="float">
            <text:p>0.138989</text:p>
          </table:table-cell>
          <table:table-cell office:value-type="float" office:value="0.14243" calcext:value-type="float">
            <text:p>0.14243</text:p>
          </table:table-cell>
          <table:table-cell office:value-type="float" office:value="0.151844" calcext:value-type="float">
            <text:p>0.151844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175307" calcext:value-type="float">
            <text:p>0.175307</text:p>
          </table:table-cell>
          <table:table-cell office:value-type="float" office:value="0.179251" calcext:value-type="float">
            <text:p>0.179251</text:p>
          </table:table-cell>
          <table:table-cell office:value-type="float" office:value="0.173803" calcext:value-type="float">
            <text:p>0.173803</text:p>
          </table:table-cell>
          <table:table-cell office:value-type="float" office:value="0.168663" calcext:value-type="float">
            <text:p>0.168663</text:p>
          </table:table-cell>
          <table:table-cell office:value-type="float" office:value="0.154666" calcext:value-type="float">
            <text:p>0.154666</text:p>
          </table:table-cell>
          <table:table-cell office:value-type="float" office:value="0.138946" calcext:value-type="float">
            <text:p>0.138946</text:p>
          </table:table-cell>
          <table:table-cell office:value-type="float" office:value="0.12744" calcext:value-type="float">
            <text:p>0.12744</text:p>
          </table:table-cell>
          <table:table-cell office:value-type="float" office:value="0.123298" calcext:value-type="float">
            <text:p>0.123298</text:p>
          </table:table-cell>
          <table:table-cell office:value-type="float" office:value="0.12744" calcext:value-type="float">
            <text:p>0.12744</text:p>
          </table:table-cell>
          <table:table-cell office:value-type="float" office:value="0.138946" calcext:value-type="float">
            <text:p>0.138946</text:p>
          </table:table-cell>
          <table:table-cell office:value-type="float" office:value="0.154666" calcext:value-type="float">
            <text:p>0.154666</text:p>
          </table:table-cell>
          <table:table-cell office:value-type="float" office:value="0.168663" calcext:value-type="float">
            <text:p>0.168663</text:p>
          </table:table-cell>
          <table:table-cell office:value-type="float" office:value="0.173803" calcext:value-type="float">
            <text:p>0.173803</text:p>
          </table:table-cell>
          <table:table-cell office:value-type="float" office:value="0.168392" calcext:value-type="float">
            <text:p>0.168392</text:p>
          </table:table-cell>
          <table:table-cell office:value-type="float" office:value="0.162054" calcext:value-type="float">
            <text:p>0.162054</text:p>
          </table:table-cell>
          <table:table-cell office:value-type="float" office:value="0.145105" calcext:value-type="float">
            <text:p>0.145105</text:p>
          </table:table-cell>
          <table:table-cell office:value-type="float" office:value="0.126546" calcext:value-type="float">
            <text:p>0.126546</text:p>
          </table:table-cell>
          <table:table-cell office:value-type="float" office:value="0.113294" calcext:value-type="float">
            <text:p>0.113294</text:p>
          </table:table-cell>
          <table:table-cell office:value-type="float" office:value="0.108597" calcext:value-type="float">
            <text:p>0.108597</text:p>
          </table:table-cell>
          <table:table-cell office:value-type="float" office:value="0.113294" calcext:value-type="float">
            <text:p>0.113294</text:p>
          </table:table-cell>
          <table:table-cell office:value-type="float" office:value="0.126546" calcext:value-type="float">
            <text:p>0.126546</text:p>
          </table:table-cell>
          <table:table-cell office:value-type="float" office:value="0.145105" calcext:value-type="float">
            <text:p>0.145105</text:p>
          </table:table-cell>
          <table:table-cell office:value-type="float" office:value="0.162054" calcext:value-type="float">
            <text:p>0.162054</text:p>
          </table:table-cell>
          <table:table-cell office:value-type="float" office:value="0.168392" calcext:value-type="float">
            <text:p>0.168392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156605" calcext:value-type="float">
            <text:p>0.156605</text:p>
          </table:table-cell>
          <table:table-cell office:value-type="float" office:value="0.137316" calcext:value-type="float">
            <text:p>0.137316</text:p>
          </table:table-cell>
          <table:table-cell office:value-type="float" office:value="0.116648" calcext:value-type="float">
            <text:p>0.116648</text:p>
          </table:table-cell>
          <table:table-cell office:value-type="float" office:value="0.102206" calcext:value-type="float">
            <text:p>0.102206</text:p>
          </table:table-cell>
          <table:table-cell office:value-type="float" office:value="0.0971558" calcext:value-type="float">
            <text:p>0.0971558</text:p>
          </table:table-cell>
          <table:table-cell office:value-type="float" office:value="0.102206" calcext:value-type="float">
            <text:p>0.102206</text:p>
          </table:table-cell>
          <table:table-cell office:value-type="float" office:value="0.116648" calcext:value-type="float">
            <text:p>0.116648</text:p>
          </table:table-cell>
          <table:table-cell office:value-type="float" office:value="0.137316" calcext:value-type="float">
            <text:p>0.137316</text:p>
          </table:table-cell>
          <table:table-cell office:value-type="float" office:value="0.156605" calcext:value-type="float">
            <text:p>0.156605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162027" calcext:value-type="float">
            <text:p>0.162027</text:p>
          </table:table-cell>
          <table:table-cell office:value-type="float" office:value="0.154188" calcext:value-type="float">
            <text:p>0.154188</text:p>
          </table:table-cell>
          <table:table-cell office:value-type="float" office:value="0.133843" calcext:value-type="float">
            <text:p>0.133843</text:p>
          </table:table-cell>
          <table:table-cell office:value-type="float" office:value="0.112286" calcext:value-type="float">
            <text:p>0.112286</text:p>
          </table:table-cell>
          <table:table-cell office:value-type="float" office:value="0.0973838" calcext:value-type="float">
            <text:p>0.0973838</text:p>
          </table:table-cell>
          <table:table-cell office:value-type="float" office:value="0.0922067" calcext:value-type="float">
            <text:p>0.0922067</text:p>
          </table:table-cell>
          <table:table-cell office:value-type="float" office:value="0.0973838" calcext:value-type="float">
            <text:p>0.0973838</text:p>
          </table:table-cell>
          <table:table-cell office:value-type="float" office:value="0.112286" calcext:value-type="float">
            <text:p>0.112286</text:p>
          </table:table-cell>
          <table:table-cell office:value-type="float" office:value="0.133843" calcext:value-type="float">
            <text:p>0.133843</text:p>
          </table:table-cell>
          <table:table-cell office:value-type="float" office:value="0.154188" calcext:value-type="float">
            <text:p>0.154188</text:p>
          </table:table-cell>
          <table:table-cell office:value-type="float" office:value="0.162027" calcext:value-type="float">
            <text:p>0.162027</text:p>
          </table:table-cell>
        </table:table-row>
        <table:table-row table:style-name="ro1">
          <table:table-cell office:value-type="float" office:value="0.213951" calcext:value-type="float">
            <text:p>0.213951</text:p>
          </table:table-cell>
          <table:table-cell office:value-type="float" office:value="0.206219" calcext:value-type="float">
            <text:p>0.206219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0.205181" calcext:value-type="float">
            <text:p>0.205181</text:p>
          </table:table-cell>
          <table:table-cell office:value-type="float" office:value="0.20424" calcext:value-type="float">
            <text:p>0.20424</text:p>
          </table:table-cell>
          <table:table-cell office:value-type="float" office:value="0.203482" calcext:value-type="float">
            <text:p>0.203482</text:p>
          </table:table-cell>
          <table:table-cell office:value-type="float" office:value="0.203189" calcext:value-type="float">
            <text:p>0.203189</text:p>
          </table:table-cell>
          <table:table-cell office:value-type="float" office:value="0.203482" calcext:value-type="float">
            <text:p>0.203482</text:p>
          </table:table-cell>
          <table:table-cell office:value-type="float" office:value="0.20424" calcext:value-type="float">
            <text:p>0.20424</text:p>
          </table:table-cell>
          <table:table-cell office:value-type="float" office:value="0.205181" calcext:value-type="float">
            <text:p>0.205181</text:p>
          </table:table-cell>
          <table:table-cell office:value-type="float" office:value="0.20593" calcext:value-type="float">
            <text:p>0.20593</text:p>
          </table:table-cell>
          <table:table-cell office:value-type="float" office:value="0.206219" calcext:value-type="float">
            <text:p>0.206219</text:p>
          </table:table-cell>
          <table:table-cell office:value-type="float" office:value="0.203709" calcext:value-type="float">
            <text:p>0.203709</text:p>
          </table:table-cell>
          <table:table-cell office:value-type="float" office:value="0.203558" calcext:value-type="float">
            <text:p>0.203558</text:p>
          </table:table-cell>
          <table:table-cell office:value-type="float" office:value="0.203203" calcext:value-type="float">
            <text:p>0.203203</text:p>
          </table:table-cell>
          <table:table-cell office:value-type="float" office:value="0.202753" calcext:value-type="float">
            <text:p>0.202753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02258" calcext:value-type="float">
            <text:p>0.202258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202753" calcext:value-type="float">
            <text:p>0.202753</text:p>
          </table:table-cell>
          <table:table-cell office:value-type="float" office:value="0.203203" calcext:value-type="float">
            <text:p>0.203203</text:p>
          </table:table-cell>
          <table:table-cell office:value-type="float" office:value="0.203558" calcext:value-type="float">
            <text:p>0.203558</text:p>
          </table:table-cell>
          <table:table-cell office:value-type="float" office:value="0.203709" calcext:value-type="float">
            <text:p>0.203709</text:p>
          </table:table-cell>
          <table:table-cell office:value-type="float" office:value="0.202304" calcext:value-type="float">
            <text:p>0.202304</text:p>
          </table:table-cell>
          <table:table-cell office:value-type="float" office:value="0.201759" calcext:value-type="float">
            <text:p>0.201759</text:p>
          </table:table-cell>
          <table:table-cell office:value-type="float" office:value="0.200285" calcext:value-type="float">
            <text:p>0.200285</text:p>
          </table:table-cell>
          <table:table-cell office:value-type="float" office:value="0.198458" calcext:value-type="float">
            <text:p>0.198458</text:p>
          </table:table-cell>
          <table:table-cell office:value-type="float" office:value="0.197002" calcext:value-type="float">
            <text:p>0.197002</text:p>
          </table:table-cell>
          <table:table-cell office:value-type="float" office:value="0.196444" calcext:value-type="float">
            <text:p>0.196444</text:p>
          </table:table-cell>
          <table:table-cell office:value-type="float" office:value="0.197002" calcext:value-type="float">
            <text:p>0.197002</text:p>
          </table:table-cell>
          <table:table-cell office:value-type="float" office:value="0.198458" calcext:value-type="float">
            <text:p>0.198458</text:p>
          </table:table-cell>
          <table:table-cell office:value-type="float" office:value="0.200285" calcext:value-type="float">
            <text:p>0.200285</text:p>
          </table:table-cell>
          <table:table-cell office:value-type="float" office:value="0.201759" calcext:value-type="float">
            <text:p>0.201759</text:p>
          </table:table-cell>
          <table:table-cell office:value-type="float" office:value="0.202304" calcext:value-type="float">
            <text:p>0.202304</text:p>
          </table:table-cell>
          <table:table-cell office:value-type="float" office:value="0.199564" calcext:value-type="float">
            <text:p>0.199564</text:p>
          </table:table-cell>
          <table:table-cell office:value-type="float" office:value="0.198442" calcext:value-type="float">
            <text:p>0.198442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0.191493" calcext:value-type="float">
            <text:p>0.191493</text:p>
          </table:table-cell>
          <table:table-cell office:value-type="float" office:value="0.188475" calcext:value-type="float">
            <text:p>0.188475</text:p>
          </table:table-cell>
          <table:table-cell office:value-type="float" office:value="0.187331" calcext:value-type="float">
            <text:p>0.187331</text:p>
          </table:table-cell>
          <table:table-cell office:value-type="float" office:value="0.188475" calcext:value-type="float">
            <text:p>0.188475</text:p>
          </table:table-cell>
          <table:table-cell office:value-type="float" office:value="0.191493" calcext:value-type="float">
            <text:p>0.191493</text:p>
          </table:table-cell>
          <table:table-cell office:value-type="float" office:value="0.195312" calcext:value-type="float">
            <text:p>0.195312</text:p>
          </table:table-cell>
          <table:table-cell office:value-type="float" office:value="0.198442" calcext:value-type="float">
            <text:p>0.198442</text:p>
          </table:table-cell>
          <table:table-cell office:value-type="float" office:value="0.199564" calcext:value-type="float">
            <text:p>0.199564</text:p>
          </table:table-cell>
          <table:table-cell office:value-type="float" office:value="0.19616" calcext:value-type="float">
            <text:p>0.19616</text:p>
          </table:table-cell>
          <table:table-cell office:value-type="float" office:value="0.194212" calcext:value-type="float">
            <text:p>0.194212</text:p>
          </table:table-cell>
          <table:table-cell office:value-type="float" office:value="0.188734" calcext:value-type="float">
            <text:p>0.188734</text:p>
          </table:table-cell>
          <table:table-cell office:value-type="float" office:value="0.182159" calcext:value-type="float">
            <text:p>0.182159</text:p>
          </table:table-cell>
          <table:table-cell office:value-type="float" office:value="0.17703" calcext:value-type="float">
            <text:p>0.17703</text:p>
          </table:table-cell>
          <table:table-cell office:value-type="float" office:value="0.175108" calcext:value-type="float">
            <text:p>0.175108</text:p>
          </table:table-cell>
          <table:table-cell office:value-type="float" office:value="0.17703" calcext:value-type="float">
            <text:p>0.17703</text:p>
          </table:table-cell>
          <table:table-cell office:value-type="float" office:value="0.182159" calcext:value-type="float">
            <text:p>0.182159</text:p>
          </table:table-cell>
          <table:table-cell office:value-type="float" office:value="0.188734" calcext:value-type="float">
            <text:p>0.188734</text:p>
          </table:table-cell>
          <table:table-cell office:value-type="float" office:value="0.194212" calcext:value-type="float">
            <text:p>0.194212</text:p>
          </table:table-cell>
          <table:table-cell office:value-type="float" office:value="0.19616" calcext:value-type="float">
            <text:p>0.19616</text:p>
          </table:table-cell>
          <table:table-cell office:value-type="float" office:value="0.191702" calcext:value-type="float">
            <text:p>0.191702</text:p>
          </table:table-cell>
          <table:table-cell office:value-type="float" office:value="0.188767" calcext:value-type="float">
            <text:p>0.188767</text:p>
          </table:table-cell>
          <table:table-cell office:value-type="float" office:value="0.180543" calcext:value-type="float">
            <text:p>0.180543</text:p>
          </table:table-cell>
          <table:table-cell office:value-type="float" office:value="0.17086" calcext:value-type="float">
            <text:p>0.17086</text:p>
          </table:table-cell>
          <table:table-cell office:value-type="float" office:value="0.163444" calcext:value-type="float">
            <text:p>0.163444</text:p>
          </table:table-cell>
          <table:table-cell office:value-type="float" office:value="0.160696" calcext:value-type="float">
            <text:p>0.160696</text:p>
          </table:table-cell>
          <table:table-cell office:value-type="float" office:value="0.163444" calcext:value-type="float">
            <text:p>0.163444</text:p>
          </table:table-cell>
          <table:table-cell office:value-type="float" office:value="0.17086" calcext:value-type="float">
            <text:p>0.17086</text:p>
          </table:table-cell>
          <table:table-cell office:value-type="float" office:value="0.180543" calcext:value-type="float">
            <text:p>0.180543</text:p>
          </table:table-cell>
          <table:table-cell office:value-type="float" office:value="0.188767" calcext:value-type="float">
            <text:p>0.188767</text:p>
          </table:table-cell>
          <table:table-cell office:value-type="float" office:value="0.191702" calcext:value-type="float">
            <text:p>0.191702</text:p>
          </table:table-cell>
          <table:table-cell office:value-type="float" office:value="0.186583" calcext:value-type="float">
            <text:p>0.186583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71172" calcext:value-type="float">
            <text:p>0.171172</text:p>
          </table:table-cell>
          <table:table-cell office:value-type="float" office:value="0.15813" calcext:value-type="float">
            <text:p>0.15813</text:p>
          </table:table-cell>
          <table:table-cell office:value-type="float" office:value="0.148349" calcext:value-type="float">
            <text:p>0.148349</text:p>
          </table:table-cell>
          <table:table-cell office:value-type="float" office:value="0.144774" calcext:value-type="float">
            <text:p>0.144774</text:p>
          </table:table-cell>
          <table:table-cell office:value-type="float" office:value="0.148349" calcext:value-type="float">
            <text:p>0.148349</text:p>
          </table:table-cell>
          <table:table-cell office:value-type="float" office:value="0.15813" calcext:value-type="float">
            <text:p>0.15813</text:p>
          </table:table-cell>
          <table:table-cell office:value-type="float" office:value="0.171172" calcext:value-type="float">
            <text:p>0.171172</text:p>
          </table:table-cell>
          <table:table-cell office:value-type="float" office:value="0.1825" calcext:value-type="float">
            <text:p>0.1825</text:p>
          </table:table-cell>
          <table:table-cell office:value-type="float" office:value="0.186583" calcext:value-type="float">
            <text:p>0.186583</text:p>
          </table:table-cell>
          <table:table-cell office:value-type="float" office:value="0.180945" calcext:value-type="float">
            <text:p>0.180945</text:p>
          </table:table-cell>
          <table:table-cell office:value-type="float" office:value="0.175627" calcext:value-type="float">
            <text:p>0.175627</text:p>
          </table:table-cell>
          <table:table-cell office:value-type="float" office:value="0.161098" calcext:value-type="float">
            <text:p>0.161098</text:p>
          </table:table-cell>
          <table:table-cell office:value-type="float" office:value="0.144774" calcext:value-type="float">
            <text:p>0.144774</text:p>
          </table:table-cell>
          <table:table-cell office:value-type="float" office:value="0.132821" calcext:value-type="float">
            <text:p>0.132821</text:p>
          </table:table-cell>
          <table:table-cell office:value-type="float" office:value="0.128517" calcext:value-type="float">
            <text:p>0.128517</text:p>
          </table:table-cell>
          <table:table-cell office:value-type="float" office:value="0.132821" calcext:value-type="float">
            <text:p>0.132821</text:p>
          </table:table-cell>
          <table:table-cell office:value-type="float" office:value="0.144774" calcext:value-type="float">
            <text:p>0.144774</text:p>
          </table:table-cell>
          <table:table-cell office:value-type="float" office:value="0.161098" calcext:value-type="float">
            <text:p>0.161098</text:p>
          </table:table-cell>
          <table:table-cell office:value-type="float" office:value="0.175627" calcext:value-type="float">
            <text:p>0.175627</text:p>
          </table:table-cell>
          <table:table-cell office:value-type="float" office:value="0.180945" calcext:value-type="float">
            <text:p>0.180945</text:p>
          </table:table-cell>
          <table:table-cell office:value-type="float" office:value="0.175378" calcext:value-type="float">
            <text:p>0.175378</text:p>
          </table:table-cell>
          <table:table-cell office:value-type="float" office:value="0.168826" calcext:value-type="float">
            <text:p>0.168826</text:p>
          </table:table-cell>
          <table:table-cell office:value-type="float" office:value="0.151246" calcext:value-type="float">
            <text:p>0.151246</text:p>
          </table:table-cell>
          <table:table-cell office:value-type="float" office:value="0.131981" calcext:value-type="float">
            <text:p>0.131981</text:p>
          </table:table-cell>
          <table:table-cell office:value-type="float" office:value="0.118217" calcext:value-type="float">
            <text:p>0.118217</text:p>
          </table:table-cell>
          <table:table-cell office:value-type="float" office:value="0.113336" calcext:value-type="float">
            <text:p>0.113336</text:p>
          </table:table-cell>
          <table:table-cell office:value-type="float" office:value="0.118217" calcext:value-type="float">
            <text:p>0.118217</text:p>
          </table:table-cell>
          <table:table-cell office:value-type="float" office:value="0.131981" calcext:value-type="float">
            <text:p>0.131981</text:p>
          </table:table-cell>
          <table:table-cell office:value-type="float" office:value="0.151246" calcext:value-type="float">
            <text:p>0.151246</text:p>
          </table:table-cell>
          <table:table-cell office:value-type="float" office:value="0.168826" calcext:value-type="float">
            <text:p>0.168826</text:p>
          </table:table-cell>
          <table:table-cell office:value-type="float" office:value="0.175378" calcext:value-type="float">
            <text:p>0.175378</text:p>
          </table:table-cell>
          <table:table-cell office:value-type="float" office:value="0.170835" calcext:value-type="float">
            <text:p>0.170835</text:p>
          </table:table-cell>
          <table:table-cell office:value-type="float" office:value="0.16325" calcext:value-type="float">
            <text:p>0.16325</text:p>
          </table:table-cell>
          <table:table-cell office:value-type="float" office:value="0.14326" calcext:value-type="float">
            <text:p>0.14326</text:p>
          </table:table-cell>
          <table:table-cell office:value-type="float" office:value="0.121821" calcext:value-type="float">
            <text:p>0.121821</text:p>
          </table:table-cell>
          <table:table-cell office:value-type="float" office:value="0.106824" calcext:value-type="float">
            <text:p>0.106824</text:p>
          </table:table-cell>
          <table:table-cell office:value-type="float" office:value="0.101576" calcext:value-type="float">
            <text:p>0.101576</text:p>
          </table:table-cell>
          <table:table-cell office:value-type="float" office:value="0.106824" calcext:value-type="float">
            <text:p>0.106824</text:p>
          </table:table-cell>
          <table:table-cell office:value-type="float" office:value="0.121821" calcext:value-type="float">
            <text:p>0.121821</text:p>
          </table:table-cell>
          <table:table-cell office:value-type="float" office:value="0.14326" calcext:value-type="float">
            <text:p>0.14326</text:p>
          </table:table-cell>
          <table:table-cell office:value-type="float" office:value="0.16325" calcext:value-type="float">
            <text:p>0.16325</text:p>
          </table:table-cell>
          <table:table-cell office:value-type="float" office:value="0.170835" calcext:value-type="float">
            <text:p>0.170835</text:p>
          </table:table-cell>
          <table:table-cell office:value-type="float" office:value="0.168896" calcext:value-type="float">
            <text:p>0.168896</text:p>
          </table:table-cell>
          <table:table-cell office:value-type="float" office:value="0.160808" calcext:value-type="float">
            <text:p>0.160808</text:p>
          </table:table-cell>
          <table:table-cell office:value-type="float" office:value="0.13974" calcext:value-type="float">
            <text:p>0.13974</text:p>
          </table:table-cell>
          <table:table-cell office:value-type="float" office:value="0.117387" calcext:value-type="float">
            <text:p>0.117387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0965343" calcext:value-type="float">
            <text:p>0.0965343</text:p>
          </table:table-cell>
          <table:table-cell office:value-type="float" office:value="0.101914" calcext:value-type="float">
            <text:p>0.101914</text:p>
          </table:table-cell>
          <table:table-cell office:value-type="float" office:value="0.117387" calcext:value-type="float">
            <text:p>0.117387</text:p>
          </table:table-cell>
          <table:table-cell office:value-type="float" office:value="0.13974" calcext:value-type="float">
            <text:p>0.13974</text:p>
          </table:table-cell>
          <table:table-cell office:value-type="float" office:value="0.160808" calcext:value-type="float">
            <text:p>0.160808</text:p>
          </table:table-cell>
          <table:table-cell office:value-type="float" office:value="0.168896" calcext:value-type="float">
            <text:p>0.168896</text:p>
          </table:table-cell>
        </table:table-row>
        <table:table-row table:style-name="ro1">
          <table:table-cell office:value-type="float" office:value="0.222714" calcext:value-type="float">
            <text:p>0.222714</text:p>
          </table:table-cell>
          <table:table-cell office:value-type="float" office:value="0.214301" calcext:value-type="float">
            <text:p>0.214301</text:p>
          </table:table-cell>
          <table:table-cell office:value-type="float" office:value="0.213996" calcext:value-type="float">
            <text:p>0.213996</text:p>
          </table:table-cell>
          <table:table-cell office:value-type="float" office:value="0.213206" calcext:value-type="float">
            <text:p>0.213206</text:p>
          </table:table-cell>
          <table:table-cell office:value-type="float" office:value="0.212214" calcext:value-type="float">
            <text:p>0.212214</text:p>
          </table:table-cell>
          <table:table-cell office:value-type="float" office:value="0.211415" calcext:value-type="float">
            <text:p>0.211415</text:p>
          </table:table-cell>
          <table:table-cell office:value-type="float" office:value="0.211106" calcext:value-type="float">
            <text:p>0.211106</text:p>
          </table:table-cell>
          <table:table-cell office:value-type="float" office:value="0.211415" calcext:value-type="float">
            <text:p>0.211415</text:p>
          </table:table-cell>
          <table:table-cell office:value-type="float" office:value="0.212214" calcext:value-type="float">
            <text:p>0.212214</text:p>
          </table:table-cell>
          <table:table-cell office:value-type="float" office:value="0.213206" calcext:value-type="float">
            <text:p>0.213206</text:p>
          </table:table-cell>
          <table:table-cell office:value-type="float" office:value="0.213996" calcext:value-type="float">
            <text:p>0.213996</text:p>
          </table:table-cell>
          <table:table-cell office:value-type="float" office:value="0.214301" calcext:value-type="float">
            <text:p>0.214301</text:p>
          </table:table-cell>
          <table:table-cell office:value-type="float" office:value="0.211663" calcext:value-type="float">
            <text:p>0.211663</text:p>
          </table:table-cell>
          <table:table-cell office:value-type="float" office:value="0.211505" calcext:value-type="float">
            <text:p>0.211505</text:p>
          </table:table-cell>
          <table:table-cell office:value-type="float" office:value="0.211138" calcext:value-type="float">
            <text:p>0.211138</text:p>
          </table:table-cell>
          <table:table-cell office:value-type="float" office:value="0.210671" calcext:value-type="float">
            <text:p>0.210671</text:p>
          </table:table-cell>
          <table:table-cell office:value-type="float" office:value="0.210305" calcext:value-type="float">
            <text:p>0.210305</text:p>
          </table:table-cell>
          <table:table-cell office:value-type="float" office:value="0.210157" calcext:value-type="float">
            <text:p>0.210157</text:p>
          </table:table-cell>
          <table:table-cell office:value-type="float" office:value="0.210305" calcext:value-type="float">
            <text:p>0.210305</text:p>
          </table:table-cell>
          <table:table-cell office:value-type="float" office:value="0.210671" calcext:value-type="float">
            <text:p>0.210671</text:p>
          </table:table-cell>
          <table:table-cell office:value-type="float" office:value="0.211138" calcext:value-type="float">
            <text:p>0.211138</text:p>
          </table:table-cell>
          <table:table-cell office:value-type="float" office:value="0.211505" calcext:value-type="float">
            <text:p>0.211505</text:p>
          </table:table-cell>
          <table:table-cell office:value-type="float" office:value="0.211663" calcext:value-type="float">
            <text:p>0.211663</text:p>
          </table:table-cell>
          <table:table-cell office:value-type="float" office:value="0.210206" calcext:value-type="float">
            <text:p>0.210206</text:p>
          </table:table-cell>
          <table:table-cell office:value-type="float" office:value="0.209641" calcext:value-type="float">
            <text:p>0.209641</text:p>
          </table:table-cell>
          <table:table-cell office:value-type="float" office:value="0.20811" calcext:value-type="float">
            <text:p>0.20811</text:p>
          </table:table-cell>
          <table:table-cell office:value-type="float" office:value="0.206214" calcext:value-type="float">
            <text:p>0.206214</text:p>
          </table:table-cell>
          <table:table-cell office:value-type="float" office:value="0.204704" calcext:value-type="float">
            <text:p>0.204704</text:p>
          </table:table-cell>
          <table:table-cell office:value-type="float" office:value="0.204124" calcext:value-type="float">
            <text:p>0.204124</text:p>
          </table:table-cell>
          <table:table-cell office:value-type="float" office:value="0.204704" calcext:value-type="float">
            <text:p>0.204704</text:p>
          </table:table-cell>
          <table:table-cell office:value-type="float" office:value="0.206214" calcext:value-type="float">
            <text:p>0.206214</text:p>
          </table:table-cell>
          <table:table-cell office:value-type="float" office:value="0.20811" calcext:value-type="float">
            <text:p>0.20811</text:p>
          </table:table-cell>
          <table:table-cell office:value-type="float" office:value="0.209641" calcext:value-type="float">
            <text:p>0.209641</text:p>
          </table:table-cell>
          <table:table-cell office:value-type="float" office:value="0.210206" calcext:value-type="float">
            <text:p>0.210206</text:p>
          </table:table-cell>
          <table:table-cell office:value-type="float" office:value="0.207355" calcext:value-type="float">
            <text:p>0.207355</text:p>
          </table:table-cell>
          <table:table-cell office:value-type="float" office:value="0.206192" calcext:value-type="float">
            <text:p>0.206192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198988" calcext:value-type="float">
            <text:p>0.198988</text:p>
          </table:table-cell>
          <table:table-cell office:value-type="float" office:value="0.195859" calcext:value-type="float">
            <text:p>0.195859</text:p>
          </table:table-cell>
          <table:table-cell office:value-type="float" office:value="0.194673" calcext:value-type="float">
            <text:p>0.194673</text:p>
          </table:table-cell>
          <table:table-cell office:value-type="float" office:value="0.195859" calcext:value-type="float">
            <text:p>0.195859</text:p>
          </table:table-cell>
          <table:table-cell office:value-type="float" office:value="0.198988" calcext:value-type="float">
            <text:p>0.198988</text:p>
          </table:table-cell>
          <table:table-cell office:value-type="float" office:value="0.202947" calcext:value-type="float">
            <text:p>0.202947</text:p>
          </table:table-cell>
          <table:table-cell office:value-type="float" office:value="0.206192" calcext:value-type="float">
            <text:p>0.206192</text:p>
          </table:table-cell>
          <table:table-cell office:value-type="float" office:value="0.207355" calcext:value-type="float">
            <text:p>0.207355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201806" calcext:value-type="float">
            <text:p>0.201806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189305" calcext:value-type="float">
            <text:p>0.189305</text:p>
          </table:table-cell>
          <table:table-cell office:value-type="float" office:value="0.183985" calcext:value-type="float">
            <text:p>0.183985</text:p>
          </table:table-cell>
          <table:table-cell office:value-type="float" office:value="0.181991" calcext:value-type="float">
            <text:p>0.181991</text:p>
          </table:table-cell>
          <table:table-cell office:value-type="float" office:value="0.183985" calcext:value-type="float">
            <text:p>0.183985</text:p>
          </table:table-cell>
          <table:table-cell office:value-type="float" office:value="0.189305" calcext:value-type="float">
            <text:p>0.18930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01806" calcext:value-type="float">
            <text:p>0.201806</text:p>
          </table:table-cell>
          <table:table-cell office:value-type="float" office:value="0.203823" calcext:value-type="float">
            <text:p>0.203823</text:p>
          </table:table-cell>
          <table:table-cell office:value-type="float" office:value="0.199193" calcext:value-type="float">
            <text:p>0.199193</text:p>
          </table:table-cell>
          <table:table-cell office:value-type="float" office:value="0.196157" calcext:value-type="float">
            <text:p>0.196157</text:p>
          </table:table-cell>
          <table:table-cell office:value-type="float" office:value="0.18763" calcext:value-type="float">
            <text:p>0.18763</text:p>
          </table:table-cell>
          <table:table-cell office:value-type="float" office:value="0.177589" calcext:value-type="float">
            <text:p>0.177589</text:p>
          </table:table-cell>
          <table:table-cell office:value-type="float" office:value="0.169897" calcext:value-type="float">
            <text:p>0.169897</text:p>
          </table:table-cell>
          <table:table-cell office:value-type="float" office:value="0.167048" calcext:value-type="float">
            <text:p>0.167048</text:p>
          </table:table-cell>
          <table:table-cell office:value-type="float" office:value="0.169897" calcext:value-type="float">
            <text:p>0.169897</text:p>
          </table:table-cell>
          <table:table-cell office:value-type="float" office:value="0.177589" calcext:value-type="float">
            <text:p>0.177589</text:p>
          </table:table-cell>
          <table:table-cell office:value-type="float" office:value="0.18763" calcext:value-type="float">
            <text:p>0.18763</text:p>
          </table:table-cell>
          <table:table-cell office:value-type="float" office:value="0.196157" calcext:value-type="float">
            <text:p>0.196157</text:p>
          </table:table-cell>
          <table:table-cell office:value-type="float" office:value="0.199193" calcext:value-type="float">
            <text:p>0.199193</text:p>
          </table:table-cell>
          <table:table-cell office:value-type="float" office:value="0.193894" calcext:value-type="float">
            <text:p>0.193894</text:p>
          </table:table-cell>
          <table:table-cell office:value-type="float" office:value="0.189672" calcext:value-type="float">
            <text:p>0.189672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0.164403" calcext:value-type="float">
            <text:p>0.164403</text:p>
          </table:table-cell>
          <table:table-cell office:value-type="float" office:value="0.154259" calcext:value-type="float">
            <text:p>0.154259</text:p>
          </table:table-cell>
          <table:table-cell office:value-type="float" office:value="0.150551" calcext:value-type="float">
            <text:p>0.150551</text:p>
          </table:table-cell>
          <table:table-cell office:value-type="float" office:value="0.154259" calcext:value-type="float">
            <text:p>0.154259</text:p>
          </table:table-cell>
          <table:table-cell office:value-type="float" office:value="0.164403" calcext:value-type="float">
            <text:p>0.164403</text:p>
          </table:table-cell>
          <table:table-cell office:value-type="float" office:value="0.177928" calcext:value-type="float">
            <text:p>0.177928</text:p>
          </table:table-cell>
          <table:table-cell office:value-type="float" office:value="0.189672" calcext:value-type="float">
            <text:p>0.189672</text:p>
          </table:table-cell>
          <table:table-cell office:value-type="float" office:value="0.193894" calcext:value-type="float">
            <text:p>0.193894</text:p>
          </table:table-cell>
          <table:table-cell office:value-type="float" office:value="0.18807" calcext:value-type="float">
            <text:p>0.18807</text:p>
          </table:table-cell>
          <table:table-cell office:value-type="float" office:value="0.182576" calcext:value-type="float">
            <text:p>0.182576</text:p>
          </table:table-cell>
          <table:table-cell office:value-type="float" office:value="0.16752" calcext:value-type="float">
            <text:p>0.16752</text:p>
          </table:table-cell>
          <table:table-cell office:value-type="float" office:value="0.150597" calcext:value-type="float">
            <text:p>0.150597</text:p>
          </table:table-cell>
          <table:table-cell office:value-type="float" office:value="0.138201" calcext:value-type="float">
            <text:p>0.138201</text:p>
          </table:table-cell>
          <table:table-cell office:value-type="float" office:value="0.133737" calcext:value-type="float">
            <text:p>0.133737</text:p>
          </table:table-cell>
          <table:table-cell office:value-type="float" office:value="0.138201" calcext:value-type="float">
            <text:p>0.138201</text:p>
          </table:table-cell>
          <table:table-cell office:value-type="float" office:value="0.150597" calcext:value-type="float">
            <text:p>0.150597</text:p>
          </table:table-cell>
          <table:table-cell office:value-type="float" office:value="0.16752" calcext:value-type="float">
            <text:p>0.16752</text:p>
          </table:table-cell>
          <table:table-cell office:value-type="float" office:value="0.182576" calcext:value-type="float">
            <text:p>0.182576</text:p>
          </table:table-cell>
          <table:table-cell office:value-type="float" office:value="0.18807" calcext:value-type="float">
            <text:p>0.18807</text:p>
          </table:table-cell>
          <table:table-cell office:value-type="float" office:value="0.182351" calcext:value-type="float">
            <text:p>0.182351</text:p>
          </table:table-cell>
          <table:table-cell office:value-type="float" office:value="0.175589" calcext:value-type="float">
            <text:p>0.175589</text:p>
          </table:table-cell>
          <table:table-cell office:value-type="float" office:value="0.157384" calcext:value-type="float">
            <text:p>0.157384</text:p>
          </table:table-cell>
          <table:table-cell office:value-type="float" office:value="0.137422" calcext:value-type="float">
            <text:p>0.137422</text:p>
          </table:table-cell>
          <table:table-cell office:value-type="float" office:value="0.123149" calcext:value-type="float">
            <text:p>0.123149</text:p>
          </table:table-cell>
          <table:table-cell office:value-type="float" office:value="0.118085" calcext:value-type="float">
            <text:p>0.118085</text:p>
          </table:table-cell>
          <table:table-cell office:value-type="float" office:value="0.123149" calcext:value-type="float">
            <text:p>0.123149</text:p>
          </table:table-cell>
          <table:table-cell office:value-type="float" office:value="0.137422" calcext:value-type="float">
            <text:p>0.137422</text:p>
          </table:table-cell>
          <table:table-cell office:value-type="float" office:value="0.157384" calcext:value-type="float">
            <text:p>0.157384</text:p>
          </table:table-cell>
          <table:table-cell office:value-type="float" office:value="0.175589" calcext:value-type="float">
            <text:p>0.175589</text:p>
          </table:table-cell>
          <table:table-cell office:value-type="float" office:value="0.182351" calcext:value-type="float">
            <text:p>0.182351</text:p>
          </table:table-cell>
          <table:table-cell office:value-type="float" office:value="0.177711" calcext:value-type="float">
            <text:p>0.177711</text:p>
          </table:table-cell>
          <table:table-cell office:value-type="float" office:value="0.16989" calcext:value-type="float">
            <text:p>0.16989</text:p>
          </table:table-cell>
          <table:table-cell office:value-type="float" office:value="0.14921" calcext:value-type="float">
            <text:p>0.14921</text:p>
          </table:table-cell>
          <table:table-cell office:value-type="float" office:value="0.127006" calcext:value-type="float">
            <text:p>0.127006</text:p>
          </table:table-cell>
          <table:table-cell office:value-type="float" office:value="0.11146" calcext:value-type="float">
            <text:p>0.11146</text:p>
          </table:table-cell>
          <table:table-cell office:value-type="float" office:value="0.106016" calcext:value-type="float">
            <text:p>0.106016</text:p>
          </table:table-cell>
          <table:table-cell office:value-type="float" office:value="0.11146" calcext:value-type="float">
            <text:p>0.11146</text:p>
          </table:table-cell>
          <table:table-cell office:value-type="float" office:value="0.127006" calcext:value-type="float">
            <text:p>0.127006</text:p>
          </table:table-cell>
          <table:table-cell office:value-type="float" office:value="0.14921" calcext:value-type="float">
            <text:p>0.14921</text:p>
          </table:table-cell>
          <table:table-cell office:value-type="float" office:value="0.16989" calcext:value-type="float">
            <text:p>0.16989</text:p>
          </table:table-cell>
          <table:table-cell office:value-type="float" office:value="0.177711" calcext:value-type="float">
            <text:p>0.177711</text:p>
          </table:table-cell>
          <table:table-cell office:value-type="float" office:value="0.175757" calcext:value-type="float">
            <text:p>0.175757</text:p>
          </table:table-cell>
          <table:table-cell office:value-type="float" office:value="0.167424" calcext:value-type="float">
            <text:p>0.167424</text:p>
          </table:table-cell>
          <table:table-cell office:value-type="float" office:value="0.145642" calcext:value-type="float">
            <text:p>0.145642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0.106464" calcext:value-type="float">
            <text:p>0.106464</text:p>
          </table:table-cell>
          <table:table-cell office:value-type="float" office:value="0.100883" calcext:value-type="float">
            <text:p>0.100883</text:p>
          </table:table-cell>
          <table:table-cell office:value-type="float" office:value="0.106464" calcext:value-type="float">
            <text:p>0.106464</text:p>
          </table:table-cell>
          <table:table-cell office:value-type="float" office:value="0.122502" calcext:value-type="float">
            <text:p>0.122502</text:p>
          </table:table-cell>
          <table:table-cell office:value-type="float" office:value="0.145642" calcext:value-type="float">
            <text:p>0.145642</text:p>
          </table:table-cell>
          <table:table-cell office:value-type="float" office:value="0.167424" calcext:value-type="float">
            <text:p>0.167424</text:p>
          </table:table-cell>
          <table:table-cell office:value-type="float" office:value="0.175757" calcext:value-type="float">
            <text:p>0.175757</text:p>
          </table:table-cell>
        </table:table-row>
        <table:table-row table:style-name="ro1">
          <table:table-cell office:value-type="float" office:value="0.230264" calcext:value-type="float">
            <text:p>0.230264</text:p>
          </table:table-cell>
          <table:table-cell office:value-type="float" office:value="0.221241" calcext:value-type="float">
            <text:p>0.221241</text:p>
          </table:table-cell>
          <table:table-cell office:value-type="float" office:value="0.220922" calcext:value-type="float">
            <text:p>0.220922</text:p>
          </table:table-cell>
          <table:table-cell office:value-type="float" office:value="0.220097" calcext:value-type="float">
            <text:p>0.220097</text:p>
          </table:table-cell>
          <table:table-cell office:value-type="float" office:value="0.21906" calcext:value-type="float">
            <text:p>0.21906</text:p>
          </table:table-cell>
          <table:table-cell office:value-type="float" office:value="0.218226" calcext:value-type="float">
            <text:p>0.218226</text:p>
          </table:table-cell>
          <table:table-cell office:value-type="float" office:value="0.217903" calcext:value-type="float">
            <text:p>0.217903</text:p>
          </table:table-cell>
          <table:table-cell office:value-type="float" office:value="0.218226" calcext:value-type="float">
            <text:p>0.218226</text:p>
          </table:table-cell>
          <table:table-cell office:value-type="float" office:value="0.21906" calcext:value-type="float">
            <text:p>0.21906</text:p>
          </table:table-cell>
          <table:table-cell office:value-type="float" office:value="0.220097" calcext:value-type="float">
            <text:p>0.220097</text:p>
          </table:table-cell>
          <table:table-cell office:value-type="float" office:value="0.220922" calcext:value-type="float">
            <text:p>0.220922</text:p>
          </table:table-cell>
          <table:table-cell office:value-type="float" office:value="0.221241" calcext:value-type="float">
            <text:p>0.221241</text:p>
          </table:table-cell>
          <table:table-cell office:value-type="float" office:value="0.218493" calcext:value-type="float">
            <text:p>0.218493</text:p>
          </table:table-cell>
          <table:table-cell office:value-type="float" office:value="0.218329" calcext:value-type="float">
            <text:p>0.218329</text:p>
          </table:table-cell>
          <table:table-cell office:value-type="float" office:value="0.21795" calcext:value-type="float">
            <text:p>0.21795</text:p>
          </table:table-cell>
          <table:table-cell office:value-type="float" office:value="0.217469" calcext:value-type="float">
            <text:p>0.217469</text:p>
          </table:table-cell>
          <table:table-cell office:value-type="float" office:value="0.217092" calcext:value-type="float">
            <text:p>0.217092</text:p>
          </table:table-cell>
          <table:table-cell office:value-type="float" office:value="0.21694" calcext:value-type="float">
            <text:p>0.21694</text:p>
          </table:table-cell>
          <table:table-cell office:value-type="float" office:value="0.217092" calcext:value-type="float">
            <text:p>0.217092</text:p>
          </table:table-cell>
          <table:table-cell office:value-type="float" office:value="0.217469" calcext:value-type="float">
            <text:p>0.217469</text:p>
          </table:table-cell>
          <table:table-cell office:value-type="float" office:value="0.21795" calcext:value-type="float">
            <text:p>0.21795</text:p>
          </table:table-cell>
          <table:table-cell office:value-type="float" office:value="0.218329" calcext:value-type="float">
            <text:p>0.218329</text:p>
          </table:table-cell>
          <table:table-cell office:value-type="float" office:value="0.218493" calcext:value-type="float">
            <text:p>0.218493</text:p>
          </table:table-cell>
          <table:table-cell office:value-type="float" office:value="0.216991" calcext:value-type="float">
            <text:p>0.216991</text:p>
          </table:table-cell>
          <table:table-cell office:value-type="float" office:value="0.216408" calcext:value-type="float">
            <text:p>0.216408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0.212875" calcext:value-type="float">
            <text:p>0.212875</text:p>
          </table:table-cell>
          <table:table-cell office:value-type="float" office:value="0.211317" calcext:value-type="float">
            <text:p>0.211317</text:p>
          </table:table-cell>
          <table:table-cell office:value-type="float" office:value="0.210719" calcext:value-type="float">
            <text:p>0.210719</text:p>
          </table:table-cell>
          <table:table-cell office:value-type="float" office:value="0.211317" calcext:value-type="float">
            <text:p>0.211317</text:p>
          </table:table-cell>
          <table:table-cell office:value-type="float" office:value="0.212875" calcext:value-type="float">
            <text:p>0.212875</text:p>
          </table:table-cell>
          <table:table-cell office:value-type="float" office:value="0.21483" calcext:value-type="float">
            <text:p>0.21483</text:p>
          </table:table-cell>
          <table:table-cell office:value-type="float" office:value="0.216408" calcext:value-type="float">
            <text:p>0.216408</text:p>
          </table:table-cell>
          <table:table-cell office:value-type="float" office:value="0.216991" calcext:value-type="float">
            <text:p>0.216991</text:p>
          </table:table-cell>
          <table:table-cell office:value-type="float" office:value="0.214044" calcext:value-type="float">
            <text:p>0.214044</text:p>
          </table:table-cell>
          <table:table-cell office:value-type="float" office:value="0.212847" calcext:value-type="float">
            <text:p>0.212847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205424" calcext:value-type="float">
            <text:p>0.205424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200979" calcext:value-type="float">
            <text:p>0.200979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205424" calcext:value-type="float">
            <text:p>0.205424</text:p>
          </table:table-cell>
          <table:table-cell office:value-type="float" office:value="0.209504" calcext:value-type="float">
            <text:p>0.209504</text:p>
          </table:table-cell>
          <table:table-cell office:value-type="float" office:value="0.212847" calcext:value-type="float">
            <text:p>0.212847</text:p>
          </table:table-cell>
          <table:table-cell office:value-type="float" office:value="0.214044" calcext:value-type="float">
            <text:p>0.214044</text:p>
          </table:table-cell>
          <table:table-cell office:value-type="float" office:value="0.210404" calcext:value-type="float">
            <text:p>0.210404</text:p>
          </table:table-cell>
          <table:table-cell office:value-type="float" office:value="0.208328" calcext:value-type="float">
            <text:p>0.208328</text:p>
          </table:table-cell>
          <table:table-cell office:value-type="float" office:value="0.202473" calcext:value-type="float">
            <text:p>0.202473</text:p>
          </table:table-cell>
          <table:table-cell office:value-type="float" office:value="0.195443" calcext:value-type="float">
            <text:p>0.195443</text:p>
          </table:table-cell>
          <table:table-cell office:value-type="float" office:value="0.18996" calcext:value-type="float">
            <text:p>0.18996</text:p>
          </table:table-cell>
          <table:table-cell office:value-type="float" office:value="0.187904" calcext:value-type="float">
            <text:p>0.187904</text:p>
          </table:table-cell>
          <table:table-cell office:value-type="float" office:value="0.18996" calcext:value-type="float">
            <text:p>0.18996</text:p>
          </table:table-cell>
          <table:table-cell office:value-type="float" office:value="0.195443" calcext:value-type="float">
            <text:p>0.195443</text:p>
          </table:table-cell>
          <table:table-cell office:value-type="float" office:value="0.202473" calcext:value-type="float">
            <text:p>0.202473</text:p>
          </table:table-cell>
          <table:table-cell office:value-type="float" office:value="0.208328" calcext:value-type="float">
            <text:p>0.208328</text:p>
          </table:table-cell>
          <table:table-cell office:value-type="float" office:value="0.210404" calcext:value-type="float">
            <text:p>0.210404</text:p>
          </table:table-cell>
          <table:table-cell office:value-type="float" office:value="0.205627" calcext:value-type="float">
            <text:p>0.205627</text:p>
          </table:table-cell>
          <table:table-cell office:value-type="float" office:value="0.202505" calcext:value-type="float">
            <text:p>0.202505</text:p>
          </table:table-cell>
          <table:table-cell office:value-type="float" office:value="0.193718" calcext:value-type="float">
            <text:p>0.193718</text:p>
          </table:table-cell>
          <table:table-cell office:value-type="float" office:value="0.183371" calcext:value-type="float">
            <text:p>0.183371</text:p>
          </table:table-cell>
          <table:table-cell office:value-type="float" office:value="0.175444" calcext:value-type="float">
            <text:p>0.175444</text:p>
          </table:table-cell>
          <table:table-cell office:value-type="float" office:value="0.172507" calcext:value-type="float">
            <text:p>0.172507</text:p>
          </table:table-cell>
          <table:table-cell office:value-type="float" office:value="0.175444" calcext:value-type="float">
            <text:p>0.175444</text:p>
          </table:table-cell>
          <table:table-cell office:value-type="float" office:value="0.183371" calcext:value-type="float">
            <text:p>0.183371</text:p>
          </table:table-cell>
          <table:table-cell office:value-type="float" office:value="0.193718" calcext:value-type="float">
            <text:p>0.193718</text:p>
          </table:table-cell>
          <table:table-cell office:value-type="float" office:value="0.202505" calcext:value-type="float">
            <text:p>0.202505</text:p>
          </table:table-cell>
          <table:table-cell office:value-type="float" office:value="0.205627" calcext:value-type="float">
            <text:p>0.205627</text:p>
          </table:table-cell>
          <table:table-cell office:value-type="float" office:value="0.200174" calcext:value-type="float">
            <text:p>0.200174</text:p>
          </table:table-cell>
          <table:table-cell office:value-type="float" office:value="0.195835" calcext:value-type="float">
            <text:p>0.195835</text:p>
          </table:table-cell>
          <table:table-cell office:value-type="float" office:value="0.183735" calcext:value-type="float">
            <text:p>0.183735</text:p>
          </table:table-cell>
          <table:table-cell office:value-type="float" office:value="0.169798" calcext:value-type="float">
            <text:p>0.169798</text:p>
          </table:table-cell>
          <table:table-cell office:value-type="float" office:value="0.159342" calcext:value-type="float">
            <text:p>0.159342</text:p>
          </table:table-cell>
          <table:table-cell office:value-type="float" office:value="0.15552" calcext:value-type="float">
            <text:p>0.15552</text:p>
          </table:table-cell>
          <table:table-cell office:value-type="float" office:value="0.159342" calcext:value-type="float">
            <text:p>0.159342</text:p>
          </table:table-cell>
          <table:table-cell office:value-type="float" office:value="0.169798" calcext:value-type="float">
            <text:p>0.169798</text:p>
          </table:table-cell>
          <table:table-cell office:value-type="float" office:value="0.183735" calcext:value-type="float">
            <text:p>0.183735</text:p>
          </table:table-cell>
          <table:table-cell office:value-type="float" office:value="0.195835" calcext:value-type="float">
            <text:p>0.195835</text:p>
          </table:table-cell>
          <table:table-cell office:value-type="float" office:value="0.200174" calcext:value-type="float">
            <text:p>0.200174</text:p>
          </table:table-cell>
          <table:table-cell office:value-type="float" office:value="0.194193" calcext:value-type="float">
            <text:p>0.194193</text:p>
          </table:table-cell>
          <table:table-cell office:value-type="float" office:value="0.188551" calcext:value-type="float">
            <text:p>0.188551</text:p>
          </table:table-cell>
          <table:table-cell office:value-type="float" office:value="0.173044" calcext:value-type="float">
            <text:p>0.173044</text:p>
          </table:table-cell>
          <table:table-cell office:value-type="float" office:value="0.155611" calcext:value-type="float">
            <text:p>0.155611</text:p>
          </table:table-cell>
          <table:table-cell office:value-type="float" office:value="0.142836" calcext:value-type="float">
            <text:p>0.142836</text:p>
          </table:table-cell>
          <table:table-cell office:value-type="float" office:value="0.138234" calcext:value-type="float">
            <text:p>0.138234</text:p>
          </table:table-cell>
          <table:table-cell office:value-type="float" office:value="0.142836" calcext:value-type="float">
            <text:p>0.142836</text:p>
          </table:table-cell>
          <table:table-cell office:value-type="float" office:value="0.155611" calcext:value-type="float">
            <text:p>0.155611</text:p>
          </table:table-cell>
          <table:table-cell office:value-type="float" office:value="0.173044" calcext:value-type="float">
            <text:p>0.173044</text:p>
          </table:table-cell>
          <table:table-cell office:value-type="float" office:value="0.188551" calcext:value-type="float">
            <text:p>0.188551</text:p>
          </table:table-cell>
          <table:table-cell office:value-type="float" office:value="0.194193" calcext:value-type="float">
            <text:p>0.194193</text:p>
          </table:table-cell>
          <table:table-cell office:value-type="float" office:value="0.188348" calcext:value-type="float">
            <text:p>0.188348</text:p>
          </table:table-cell>
          <table:table-cell office:value-type="float" office:value="0.181407" calcext:value-type="float">
            <text:p>0.181407</text:p>
          </table:table-cell>
          <table:table-cell office:value-type="float" office:value="0.162671" calcext:value-type="float">
            <text:p>0.162671</text:p>
          </table:table-cell>
          <table:table-cell office:value-type="float" office:value="0.142113" calcext:value-type="float">
            <text:p>0.142113</text:p>
          </table:table-cell>
          <table:table-cell office:value-type="float" office:value="0.127406" calcext:value-type="float">
            <text:p>0.127406</text:p>
          </table:table-cell>
          <table:table-cell office:value-type="float" office:value="0.122186" calcext:value-type="float">
            <text:p>0.122186</text:p>
          </table:table-cell>
          <table:table-cell office:value-type="float" office:value="0.127406" calcext:value-type="float">
            <text:p>0.127406</text:p>
          </table:table-cell>
          <table:table-cell office:value-type="float" office:value="0.142113" calcext:value-type="float">
            <text:p>0.142113</text:p>
          </table:table-cell>
          <table:table-cell office:value-type="float" office:value="0.162671" calcext:value-type="float">
            <text:p>0.162671</text:p>
          </table:table-cell>
          <table:table-cell office:value-type="float" office:value="0.181407" calcext:value-type="float">
            <text:p>0.181407</text:p>
          </table:table-cell>
          <table:table-cell office:value-type="float" office:value="0.188348" calcext:value-type="float">
            <text:p>0.188348</text:p>
          </table:table-cell>
          <table:table-cell office:value-type="float" office:value="0.183629" calcext:value-type="float">
            <text:p>0.183629</text:p>
          </table:table-cell>
          <table:table-cell office:value-type="float" office:value="0.175608" calcext:value-type="float">
            <text:p>0.175608</text:p>
          </table:table-cell>
          <table:table-cell office:value-type="float" office:value="0.154339" calcext:value-type="float">
            <text:p>0.154339</text:p>
          </table:table-cell>
          <table:table-cell office:value-type="float" office:value="0.131484" calcext:value-type="float">
            <text:p>0.131484</text:p>
          </table:table-cell>
          <table:table-cell office:value-type="float" office:value="0.115468" calcext:value-type="float">
            <text:p>0.115468</text:p>
          </table:table-cell>
          <table:table-cell office:value-type="float" office:value="0.109856" calcext:value-type="float">
            <text:p>0.109856</text:p>
          </table:table-cell>
          <table:table-cell office:value-type="float" office:value="0.115468" calcext:value-type="float">
            <text:p>0.115468</text:p>
          </table:table-cell>
          <table:table-cell office:value-type="float" office:value="0.131484" calcext:value-type="float">
            <text:p>0.131484</text:p>
          </table:table-cell>
          <table:table-cell office:value-type="float" office:value="0.154339" calcext:value-type="float">
            <text:p>0.154339</text:p>
          </table:table-cell>
          <table:table-cell office:value-type="float" office:value="0.175608" calcext:value-type="float">
            <text:p>0.175608</text:p>
          </table:table-cell>
          <table:table-cell office:value-type="float" office:value="0.183629" calcext:value-type="float">
            <text:p>0.183629</text:p>
          </table:table-cell>
          <table:table-cell office:value-type="float" office:value="0.181662" calcext:value-type="float">
            <text:p>0.181662</text:p>
          </table:table-cell>
          <table:table-cell office:value-type="float" office:value="0.173123" calcext:value-type="float">
            <text:p>0.173123</text:p>
          </table:table-cell>
          <table:table-cell office:value-type="float" office:value="0.150732" calcext:value-type="float">
            <text:p>0.150732</text:p>
          </table:table-cell>
          <table:table-cell office:value-type="float" office:value="0.12692" calcext:value-type="float">
            <text:p>0.12692</text:p>
          </table:table-cell>
          <table:table-cell office:value-type="float" office:value="0.110398" calcext:value-type="float">
            <text:p>0.110398</text:p>
          </table:table-cell>
          <table:table-cell office:value-type="float" office:value="0.104645" calcext:value-type="float">
            <text:p>0.104645</text:p>
          </table:table-cell>
          <table:table-cell office:value-type="float" office:value="0.110398" calcext:value-type="float">
            <text:p>0.110398</text:p>
          </table:table-cell>
          <table:table-cell office:value-type="float" office:value="0.12692" calcext:value-type="float">
            <text:p>0.12692</text:p>
          </table:table-cell>
          <table:table-cell office:value-type="float" office:value="0.150732" calcext:value-type="float">
            <text:p>0.150732</text:p>
          </table:table-cell>
          <table:table-cell office:value-type="float" office:value="0.173123" calcext:value-type="float">
            <text:p>0.173123</text:p>
          </table:table-cell>
          <table:table-cell office:value-type="float" office:value="0.181662" calcext:value-type="float">
            <text:p>0.181662</text:p>
          </table:table-cell>
        </table:table-row>
        <table:table-row table:style-name="ro1">
          <table:table-cell office:value-type="float" office:value="0.238139" calcext:value-type="float">
            <text:p>0.238139</text:p>
          </table:table-cell>
          <table:table-cell office:value-type="float" office:value="0.228456" calcext:value-type="float">
            <text:p>0.228456</text:p>
          </table:table-cell>
          <table:table-cell office:value-type="float" office:value="0.228123" calcext:value-type="float">
            <text:p>0.228123</text:p>
          </table:table-cell>
          <table:table-cell office:value-type="float" office:value="0.227262" calcext:value-type="float">
            <text:p>0.227262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5307" calcext:value-type="float">
            <text:p>0.225307</text:p>
          </table:table-cell>
          <table:table-cell office:value-type="float" office:value="0.22497" calcext:value-type="float">
            <text:p>0.22497</text:p>
          </table:table-cell>
          <table:table-cell office:value-type="float" office:value="0.225307" calcext:value-type="float">
            <text:p>0.225307</text:p>
          </table:table-cell>
          <table:table-cell office:value-type="float" office:value="0.226178" calcext:value-type="float">
            <text:p>0.226178</text:p>
          </table:table-cell>
          <table:table-cell office:value-type="float" office:value="0.227262" calcext:value-type="float">
            <text:p>0.227262</text:p>
          </table:table-cell>
          <table:table-cell office:value-type="float" office:value="0.228123" calcext:value-type="float">
            <text:p>0.228123</text:p>
          </table:table-cell>
          <table:table-cell office:value-type="float" office:value="0.228456" calcext:value-type="float">
            <text:p>0.228456</text:p>
          </table:table-cell>
          <table:table-cell office:value-type="float" office:value="0.225593" calcext:value-type="float">
            <text:p>0.225593</text:p>
          </table:table-cell>
          <table:table-cell office:value-type="float" office:value="0.225423" calcext:value-type="float">
            <text:p>0.225423</text:p>
          </table:table-cell>
          <table:table-cell office:value-type="float" office:value="0.225033" calcext:value-type="float">
            <text:p>0.225033</text:p>
          </table:table-cell>
          <table:table-cell office:value-type="float" office:value="0.224537" calcext:value-type="float">
            <text:p>0.224537</text:p>
          </table:table-cell>
          <table:table-cell office:value-type="float" office:value="0.224148" calcext:value-type="float">
            <text:p>0.224148</text:p>
          </table:table-cell>
          <table:table-cell office:value-type="float" office:value="0.223992" calcext:value-type="float">
            <text:p>0.223992</text:p>
          </table:table-cell>
          <table:table-cell office:value-type="float" office:value="0.224148" calcext:value-type="float">
            <text:p>0.224148</text:p>
          </table:table-cell>
          <table:table-cell office:value-type="float" office:value="0.224537" calcext:value-type="float">
            <text:p>0.224537</text:p>
          </table:table-cell>
          <table:table-cell office:value-type="float" office:value="0.225033" calcext:value-type="float">
            <text:p>0.225033</text:p>
          </table:table-cell>
          <table:table-cell office:value-type="float" office:value="0.225423" calcext:value-type="float">
            <text:p>0.225423</text:p>
          </table:table-cell>
          <table:table-cell office:value-type="float" office:value="0.225593" calcext:value-type="float">
            <text:p>0.225593</text:p>
          </table:table-cell>
          <table:table-cell office:value-type="float" office:value="0.224045" calcext:value-type="float">
            <text:p>0.224045</text:p>
          </table:table-cell>
          <table:table-cell office:value-type="float" office:value="0.223444" calcext:value-type="float">
            <text:p>0.223444</text:p>
          </table:table-cell>
          <table:table-cell office:value-type="float" office:value="0.221816" calcext:value-type="float">
            <text:p>0.221816</text:p>
          </table:table-cell>
          <table:table-cell office:value-type="float" office:value="0.219799" calcext:value-type="float">
            <text:p>0.219799</text:p>
          </table:table-cell>
          <table:table-cell office:value-type="float" office:value="0.218193" calcext:value-type="float">
            <text:p>0.218193</text:p>
          </table:table-cell>
          <table:table-cell office:value-type="float" office:value="0.217576" calcext:value-type="float">
            <text:p>0.217576</text:p>
          </table:table-cell>
          <table:table-cell office:value-type="float" office:value="0.218193" calcext:value-type="float">
            <text:p>0.218193</text:p>
          </table:table-cell>
          <table:table-cell office:value-type="float" office:value="0.219799" calcext:value-type="float">
            <text:p>0.219799</text:p>
          </table:table-cell>
          <table:table-cell office:value-type="float" office:value="0.221816" calcext:value-type="float">
            <text:p>0.221816</text:p>
          </table:table-cell>
          <table:table-cell office:value-type="float" office:value="0.223444" calcext:value-type="float">
            <text:p>0.223444</text:p>
          </table:table-cell>
          <table:table-cell office:value-type="float" office:value="0.224045" calcext:value-type="float">
            <text:p>0.224045</text:p>
          </table:table-cell>
          <table:table-cell office:value-type="float" office:value="0.220998" calcext:value-type="float">
            <text:p>0.220998</text:p>
          </table:table-cell>
          <table:table-cell office:value-type="float" office:value="0.219766" calcext:value-type="float">
            <text:p>0.219766</text:p>
          </table:table-cell>
          <table:table-cell office:value-type="float" office:value="0.216321" calcext:value-type="float">
            <text:p>0.216321</text:p>
          </table:table-cell>
          <table:table-cell office:value-type="float" office:value="0.212117" calcext:value-type="float">
            <text:p>0.212117</text:p>
          </table:table-cell>
          <table:table-cell office:value-type="float" office:value="0.208795" calcext:value-type="float">
            <text:p>0.208795</text:p>
          </table:table-cell>
          <table:table-cell office:value-type="float" office:value="0.207536" calcext:value-type="float">
            <text:p>0.207536</text:p>
          </table:table-cell>
          <table:table-cell office:value-type="float" office:value="0.208795" calcext:value-type="float">
            <text:p>0.208795</text:p>
          </table:table-cell>
          <table:table-cell office:value-type="float" office:value="0.212117" calcext:value-type="float">
            <text:p>0.212117</text:p>
          </table:table-cell>
          <table:table-cell office:value-type="float" office:value="0.216321" calcext:value-type="float">
            <text:p>0.216321</text:p>
          </table:table-cell>
          <table:table-cell office:value-type="float" office:value="0.219766" calcext:value-type="float">
            <text:p>0.219766</text:p>
          </table:table-cell>
          <table:table-cell office:value-type="float" office:value="0.220998" calcext:value-type="float">
            <text:p>0.220998</text:p>
          </table:table-cell>
          <table:table-cell office:value-type="float" office:value="0.217246" calcext:value-type="float">
            <text:p>0.217246</text:p>
          </table:table-cell>
          <table:table-cell office:value-type="float" office:value="0.21511" calcext:value-type="float">
            <text:p>0.21511</text:p>
          </table:table-cell>
          <table:table-cell office:value-type="float" office:value="0.209074" calcext:value-type="float">
            <text:p>0.209074</text:p>
          </table:table-cell>
          <table:table-cell office:value-type="float" office:value="0.201827" calcext:value-type="float">
            <text:p>0.201827</text:p>
          </table:table-cell>
          <table:table-cell office:value-type="float" office:value="0.196175" calcext:value-type="float">
            <text:p>0.196175</text:p>
          </table:table-cell>
          <table:table-cell office:value-type="float" office:value="0.194056" calcext:value-type="float">
            <text:p>0.194056</text:p>
          </table:table-cell>
          <table:table-cell office:value-type="float" office:value="0.196175" calcext:value-type="float">
            <text:p>0.196175</text:p>
          </table:table-cell>
          <table:table-cell office:value-type="float" office:value="0.201827" calcext:value-type="float">
            <text:p>0.201827</text:p>
          </table:table-cell>
          <table:table-cell office:value-type="float" office:value="0.209074" calcext:value-type="float">
            <text:p>0.209074</text:p>
          </table:table-cell>
          <table:table-cell office:value-type="float" office:value="0.21511" calcext:value-type="float">
            <text:p>0.21511</text:p>
          </table:table-cell>
          <table:table-cell office:value-type="float" office:value="0.217246" calcext:value-type="float">
            <text:p>0.217246</text:p>
          </table:table-cell>
          <table:table-cell office:value-type="float" office:value="0.212318" calcext:value-type="float">
            <text:p>0.212318</text:p>
          </table:table-cell>
          <table:table-cell office:value-type="float" office:value="0.209107" calcext:value-type="float">
            <text:p>0.209107</text:p>
          </table:table-cell>
          <table:table-cell office:value-type="float" office:value="0.200052" calcext:value-type="float">
            <text:p>0.200052</text:p>
          </table:table-cell>
          <table:table-cell office:value-type="float" office:value="0.189388" calcext:value-type="float">
            <text:p>0.189388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7819" calcext:value-type="float">
            <text:p>0.17819</text:p>
          </table:table-cell>
          <table:table-cell office:value-type="float" office:value="0.181217" calcext:value-type="float">
            <text:p>0.181217</text:p>
          </table:table-cell>
          <table:table-cell office:value-type="float" office:value="0.189388" calcext:value-type="float">
            <text:p>0.189388</text:p>
          </table:table-cell>
          <table:table-cell office:value-type="float" office:value="0.200052" calcext:value-type="float">
            <text:p>0.200052</text:p>
          </table:table-cell>
          <table:table-cell office:value-type="float" office:value="0.209107" calcext:value-type="float">
            <text:p>0.209107</text:p>
          </table:table-cell>
          <table:table-cell office:value-type="float" office:value="0.212318" calcext:value-type="float">
            <text:p>0.212318</text:p>
          </table:table-cell>
          <table:table-cell office:value-type="float" office:value="0.206707" calcext:value-type="float">
            <text:p>0.206707</text:p>
          </table:table-cell>
          <table:table-cell office:value-type="float" office:value="0.202247" calcext:value-type="float">
            <text:p>0.202247</text:p>
          </table:table-cell>
          <table:table-cell office:value-type="float" office:value="0.189779" calcext:value-type="float">
            <text:p>0.189779</text:p>
          </table:table-cell>
          <table:table-cell office:value-type="float" office:value="0.175415" calcext:value-type="float">
            <text:p>0.175415</text:p>
          </table:table-cell>
          <table:table-cell office:value-type="float" office:value="0.164637" calcext:value-type="float">
            <text:p>0.164637</text:p>
          </table:table-cell>
          <table:table-cell office:value-type="float" office:value="0.160696" calcext:value-type="float">
            <text:p>0.160696</text:p>
          </table:table-cell>
          <table:table-cell office:value-type="float" office:value="0.164637" calcext:value-type="float">
            <text:p>0.164637</text:p>
          </table:table-cell>
          <table:table-cell office:value-type="float" office:value="0.175415" calcext:value-type="float">
            <text:p>0.175415</text:p>
          </table:table-cell>
          <table:table-cell office:value-type="float" office:value="0.189779" calcext:value-type="float">
            <text:p>0.189779</text:p>
          </table:table-cell>
          <table:table-cell office:value-type="float" office:value="0.202247" calcext:value-type="float">
            <text:p>0.202247</text:p>
          </table:table-cell>
          <table:table-cell office:value-type="float" office:value="0.206707" calcext:value-type="float">
            <text:p>0.206707</text:p>
          </table:table-cell>
          <table:table-cell office:value-type="float" office:value="0.200566" calcext:value-type="float">
            <text:p>0.200566</text:p>
          </table:table-cell>
          <table:table-cell office:value-type="float" office:value="0.19477" calcext:value-type="float">
            <text:p>0.19477</text:p>
          </table:table-cell>
          <table:table-cell office:value-type="float" office:value="0.178799" calcext:value-type="float">
            <text:p>0.178799</text:p>
          </table:table-cell>
          <table:table-cell office:value-type="float" office:value="0.160837" calcext:value-type="float">
            <text:p>0.160837</text:p>
          </table:table-cell>
          <table:table-cell office:value-type="float" office:value="0.14767" calcext:value-type="float">
            <text:p>0.14767</text:p>
          </table:table-cell>
          <table:table-cell office:value-type="float" office:value="0.142925" calcext:value-type="float">
            <text:p>0.142925</text:p>
          </table:table-cell>
          <table:table-cell office:value-type="float" office:value="0.14767" calcext:value-type="float">
            <text:p>0.14767</text:p>
          </table:table-cell>
          <table:table-cell office:value-type="float" office:value="0.160837" calcext:value-type="float">
            <text:p>0.160837</text:p>
          </table:table-cell>
          <table:table-cell office:value-type="float" office:value="0.178799" calcext:value-type="float">
            <text:p>0.178799</text:p>
          </table:table-cell>
          <table:table-cell office:value-type="float" office:value="0.19477" calcext:value-type="float">
            <text:p>0.19477</text:p>
          </table:table-cell>
          <table:table-cell office:value-type="float" office:value="0.200566" calcext:value-type="float">
            <text:p>0.200566</text:p>
          </table:table-cell>
          <table:table-cell office:value-type="float" office:value="0.194594" calcext:value-type="float">
            <text:p>0.194594</text:p>
          </table:table-cell>
          <table:table-cell office:value-type="float" office:value="0.18747" calcext:value-type="float">
            <text:p>0.18747</text:p>
          </table:table-cell>
          <table:table-cell office:value-type="float" office:value="0.168183" calcext:value-type="float">
            <text:p>0.168183</text:p>
          </table:table-cell>
          <table:table-cell office:value-type="float" office:value="0.14701" calcext:value-type="float">
            <text:p>0.14701</text:p>
          </table:table-cell>
          <table:table-cell office:value-type="float" office:value="0.131853" calcext:value-type="float">
            <text:p>0.131853</text:p>
          </table:table-cell>
          <table:table-cell office:value-type="float" office:value="0.126471" calcext:value-type="float">
            <text:p>0.126471</text:p>
          </table:table-cell>
          <table:table-cell office:value-type="float" office:value="0.131853" calcext:value-type="float">
            <text:p>0.131853</text:p>
          </table:table-cell>
          <table:table-cell office:value-type="float" office:value="0.14701" calcext:value-type="float">
            <text:p>0.14701</text:p>
          </table:table-cell>
          <table:table-cell office:value-type="float" office:value="0.168183" calcext:value-type="float">
            <text:p>0.168183</text:p>
          </table:table-cell>
          <table:table-cell office:value-type="float" office:value="0.18747" calcext:value-type="float">
            <text:p>0.18747</text:p>
          </table:table-cell>
          <table:table-cell office:value-type="float" office:value="0.194594" calcext:value-type="float">
            <text:p>0.194594</text:p>
          </table:table-cell>
          <table:table-cell office:value-type="float" office:value="0.189794" calcext:value-type="float">
            <text:p>0.189794</text:p>
          </table:table-cell>
          <table:table-cell office:value-type="float" office:value="0.181568" calcext:value-type="float">
            <text:p>0.181568</text:p>
          </table:table-cell>
          <table:table-cell office:value-type="float" office:value="0.159692" calcext:value-type="float">
            <text:p>0.159692</text:p>
          </table:table-cell>
          <table:table-cell office:value-type="float" office:value="0.136164" calcext:value-type="float">
            <text:p>0.136164</text:p>
          </table:table-cell>
          <table:table-cell office:value-type="float" office:value="0.119662" calcext:value-type="float">
            <text:p>0.119662</text:p>
          </table:table-cell>
          <table:table-cell office:value-type="float" office:value="0.113876" calcext:value-type="float">
            <text:p>0.113876</text:p>
          </table:table-cell>
          <table:table-cell office:value-type="float" office:value="0.119662" calcext:value-type="float">
            <text:p>0.119662</text:p>
          </table:table-cell>
          <table:table-cell office:value-type="float" office:value="0.136164" calcext:value-type="float">
            <text:p>0.136164</text:p>
          </table:table-cell>
          <table:table-cell office:value-type="float" office:value="0.159692" calcext:value-type="float">
            <text:p>0.159692</text:p>
          </table:table-cell>
          <table:table-cell office:value-type="float" office:value="0.181568" calcext:value-type="float">
            <text:p>0.181568</text:p>
          </table:table-cell>
          <table:table-cell office:value-type="float" office:value="0.189794" calcext:value-type="float">
            <text:p>0.189794</text:p>
          </table:table-cell>
          <table:table-cell office:value-type="float" office:value="0.187816" calcext:value-type="float">
            <text:p>0.187816</text:p>
          </table:table-cell>
          <table:table-cell office:value-type="float" office:value="0.179063" calcext:value-type="float">
            <text:p>0.179063</text:p>
          </table:table-cell>
          <table:table-cell office:value-type="float" office:value="0.156045" calcext:value-type="float">
            <text:p>0.156045</text:p>
          </table:table-cell>
          <table:table-cell office:value-type="float" office:value="0.131538" calcext:value-type="float">
            <text:p>0.131538</text:p>
          </table:table-cell>
          <table:table-cell office:value-type="float" office:value="0.114516" calcext:value-type="float">
            <text:p>0.114516</text:p>
          </table:table-cell>
          <table:table-cell office:value-type="float" office:value="0.108584" calcext:value-type="float">
            <text:p>0.108584</text:p>
          </table:table-cell>
          <table:table-cell office:value-type="float" office:value="0.114516" calcext:value-type="float">
            <text:p>0.114516</text:p>
          </table:table-cell>
          <table:table-cell office:value-type="float" office:value="0.131538" calcext:value-type="float">
            <text:p>0.131538</text:p>
          </table:table-cell>
          <table:table-cell office:value-type="float" office:value="0.156045" calcext:value-type="float">
            <text:p>0.156045</text:p>
          </table:table-cell>
          <table:table-cell office:value-type="float" office:value="0.179063" calcext:value-type="float">
            <text:p>0.179063</text:p>
          </table:table-cell>
          <table:table-cell office:value-type="float" office:value="0.187816" calcext:value-type="float">
            <text:p>0.187816</text:p>
          </table:table-cell>
        </table:table-row>
        <table:table-row table:style-name="ro1">
          <table:table-cell office:value-type="float" office:value="0.24701" calcext:value-type="float">
            <text:p>0.24701</text:p>
          </table:table-cell>
          <table:table-cell office:value-type="float" office:value="0.236557" calcext:value-type="float">
            <text:p>0.236557</text:p>
          </table:table-cell>
          <table:table-cell office:value-type="float" office:value="0.236208" calcext:value-type="float">
            <text:p>0.236208</text:p>
          </table:table-cell>
          <table:table-cell office:value-type="float" office:value="0.235305" calcext:value-type="float">
            <text:p>0.235305</text:p>
          </table:table-cell>
          <table:table-cell office:value-type="float" office:value="0.234169" calcext:value-type="float">
            <text:p>0.234169</text:p>
          </table:table-cell>
          <table:table-cell office:value-type="float" office:value="0.233256" calcext:value-type="float">
            <text:p>0.233256</text:p>
          </table:table-cell>
          <table:table-cell office:value-type="float" office:value="0.232903" calcext:value-type="float">
            <text:p>0.232903</text:p>
          </table:table-cell>
          <table:table-cell office:value-type="float" office:value="0.233256" calcext:value-type="float">
            <text:p>0.233256</text:p>
          </table:table-cell>
          <table:table-cell office:value-type="float" office:value="0.234169" calcext:value-type="float">
            <text:p>0.234169</text:p>
          </table:table-cell>
          <table:table-cell office:value-type="float" office:value="0.235305" calcext:value-type="float">
            <text:p>0.235305</text:p>
          </table:table-cell>
          <table:table-cell office:value-type="float" office:value="0.236208" calcext:value-type="float">
            <text:p>0.236208</text:p>
          </table:table-cell>
          <table:table-cell office:value-type="float" office:value="0.236557" calcext:value-type="float">
            <text:p>0.236557</text:p>
          </table:table-cell>
          <table:table-cell office:value-type="float" office:value="0.233563" calcext:value-type="float">
            <text:p>0.233563</text:p>
          </table:table-cell>
          <table:table-cell office:value-type="float" office:value="0.233387" calcext:value-type="float">
            <text:p>0.233387</text:p>
          </table:table-cell>
          <table:table-cell office:value-type="float" office:value="0.232985" calcext:value-type="float">
            <text:p>0.232985</text:p>
          </table:table-cell>
          <table:table-cell office:value-type="float" office:value="0.232472" calcext:value-type="float">
            <text:p>0.232472</text:p>
          </table:table-cell>
          <table:table-cell office:value-type="float" office:value="0.23207" calcext:value-type="float">
            <text:p>0.23207</text:p>
          </table:table-cell>
          <table:table-cell office:value-type="float" office:value="0.231908" calcext:value-type="float">
            <text:p>0.231908</text:p>
          </table:table-cell>
          <table:table-cell office:value-type="float" office:value="0.23207" calcext:value-type="float">
            <text:p>0.23207</text:p>
          </table:table-cell>
          <table:table-cell office:value-type="float" office:value="0.232472" calcext:value-type="float">
            <text:p>0.232472</text:p>
          </table:table-cell>
          <table:table-cell office:value-type="float" office:value="0.232985" calcext:value-type="float">
            <text:p>0.232985</text:p>
          </table:table-cell>
          <table:table-cell office:value-type="float" office:value="0.233387" calcext:value-type="float">
            <text:p>0.233387</text:p>
          </table:table-cell>
          <table:table-cell office:value-type="float" office:value="0.233563" calcext:value-type="float">
            <text:p>0.233563</text:p>
          </table:table-cell>
          <table:table-cell office:value-type="float" office:value="0.231965" calcext:value-type="float">
            <text:p>0.231965</text:p>
          </table:table-cell>
          <table:table-cell office:value-type="float" office:value="0.231343" calcext:value-type="float">
            <text:p>0.231343</text:p>
          </table:table-cell>
          <table:table-cell office:value-type="float" office:value="0.229659" calcext:value-type="float">
            <text:p>0.229659</text:p>
          </table:table-cell>
          <table:table-cell office:value-type="float" office:value="0.227574" calcext:value-type="float">
            <text:p>0.227574</text:p>
          </table:table-cell>
          <table:table-cell office:value-type="float" office:value="0.225913" calcext:value-type="float">
            <text:p>0.225913</text:p>
          </table:table-cell>
          <table:table-cell office:value-type="float" office:value="0.225275" calcext:value-type="float">
            <text:p>0.225275</text:p>
          </table:table-cell>
          <table:table-cell office:value-type="float" office:value="0.225913" calcext:value-type="float">
            <text:p>0.225913</text:p>
          </table:table-cell>
          <table:table-cell office:value-type="float" office:value="0.227574" calcext:value-type="float">
            <text:p>0.227574</text:p>
          </table:table-cell>
          <table:table-cell office:value-type="float" office:value="0.229659" calcext:value-type="float">
            <text:p>0.229659</text:p>
          </table:table-cell>
          <table:table-cell office:value-type="float" office:value="0.231343" calcext:value-type="float">
            <text:p>0.231343</text:p>
          </table:table-cell>
          <table:table-cell office:value-type="float" office:value="0.231965" calcext:value-type="float">
            <text:p>0.231965</text:p>
          </table:table-cell>
          <table:table-cell office:value-type="float" office:value="0.228806" calcext:value-type="float">
            <text:p>0.228806</text:p>
          </table:table-cell>
          <table:table-cell office:value-type="float" office:value="0.227534" calcext:value-type="float">
            <text:p>0.227534</text:p>
          </table:table-cell>
          <table:table-cell office:value-type="float" office:value="0.223975" calcext:value-type="float">
            <text:p>0.223975</text:p>
          </table:table-cell>
          <table:table-cell office:value-type="float" office:value="0.219633" calcext:value-type="float">
            <text:p>0.219633</text:p>
          </table:table-cell>
          <table:table-cell office:value-type="float" office:value="0.216201" calcext:value-type="float">
            <text:p>0.216201</text:p>
          </table:table-cell>
          <table:table-cell office:value-type="float" office:value="0.2149" calcext:value-type="float">
            <text:p>0.2149</text:p>
          </table:table-cell>
          <table:table-cell office:value-type="float" office:value="0.216201" calcext:value-type="float">
            <text:p>0.216201</text:p>
          </table:table-cell>
          <table:table-cell office:value-type="float" office:value="0.219633" calcext:value-type="float">
            <text:p>0.219633</text:p>
          </table:table-cell>
          <table:table-cell office:value-type="float" office:value="0.223975" calcext:value-type="float">
            <text:p>0.223975</text:p>
          </table:table-cell>
          <table:table-cell office:value-type="float" office:value="0.227534" calcext:value-type="float">
            <text:p>0.227534</text:p>
          </table:table-cell>
          <table:table-cell office:value-type="float" office:value="0.228806" calcext:value-type="float">
            <text:p>0.228806</text:p>
          </table:table-cell>
          <table:table-cell office:value-type="float" office:value="0.224929" calcext:value-type="float">
            <text:p>0.224929</text:p>
          </table:table-cell>
          <table:table-cell office:value-type="float" office:value="0.222725" calcext:value-type="float">
            <text:p>0.222725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208998" calcext:value-type="float">
            <text:p>0.208998</text:p>
          </table:table-cell>
          <table:table-cell office:value-type="float" office:value="0.203155" calcext:value-type="float">
            <text:p>0.203155</text:p>
          </table:table-cell>
          <table:table-cell office:value-type="float" office:value="0.200965" calcext:value-type="float">
            <text:p>0.200965</text:p>
          </table:table-cell>
          <table:table-cell office:value-type="float" office:value="0.203155" calcext:value-type="float">
            <text:p>0.203155</text:p>
          </table:table-cell>
          <table:table-cell office:value-type="float" office:value="0.208998" calcext:value-type="float">
            <text:p>0.208998</text:p>
          </table:table-cell>
          <table:table-cell office:value-type="float" office:value="0.216487" calcext:value-type="float">
            <text:p>0.216487</text:p>
          </table:table-cell>
          <table:table-cell office:value-type="float" office:value="0.222725" calcext:value-type="float">
            <text:p>0.222725</text:p>
          </table:table-cell>
          <table:table-cell office:value-type="float" office:value="0.224929" calcext:value-type="float">
            <text:p>0.224929</text:p>
          </table:table-cell>
          <table:table-cell office:value-type="float" office:value="0.219831" calcext:value-type="float">
            <text:p>0.219831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0.187705" calcext:value-type="float">
            <text:p>0.187705</text:p>
          </table:table-cell>
          <table:table-cell office:value-type="float" office:value="0.184576" calcext:value-type="float">
            <text:p>0.184576</text:p>
          </table:table-cell>
          <table:table-cell office:value-type="float" office:value="0.187705" calcext:value-type="float">
            <text:p>0.187705</text:p>
          </table:table-cell>
          <table:table-cell office:value-type="float" office:value="0.196148" calcext:value-type="float">
            <text:p>0.196148</text:p>
          </table:table-cell>
          <table:table-cell office:value-type="float" office:value="0.207166" calcext:value-type="float">
            <text:p>0.207166</text:p>
          </table:table-cell>
          <table:table-cell office:value-type="float" office:value="0.216522" calcext:value-type="float">
            <text:p>0.216522</text:p>
          </table:table-cell>
          <table:table-cell office:value-type="float" office:value="0.219831" calcext:value-type="float">
            <text:p>0.219831</text:p>
          </table:table-cell>
          <table:table-cell office:value-type="float" office:value="0.214046" calcext:value-type="float">
            <text:p>0.214046</text:p>
          </table:table-cell>
          <table:table-cell office:value-type="float" office:value="0.209451" calcext:value-type="float">
            <text:p>0.209451</text:p>
          </table:table-cell>
          <table:table-cell office:value-type="float" office:value="0.196573" calcext:value-type="float">
            <text:p>0.196573</text:p>
          </table:table-cell>
          <table:table-cell office:value-type="float" office:value="0.181732" calcext:value-type="float">
            <text:p>0.181732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.16652" calcext:value-type="float">
            <text:p>0.16652</text:p>
          </table:table-cell>
          <table:table-cell office:value-type="float" office:value="0.170594" calcext:value-type="float">
            <text:p>0.170594</text:p>
          </table:table-cell>
          <table:table-cell office:value-type="float" office:value="0.181732" calcext:value-type="float">
            <text:p>0.181732</text:p>
          </table:table-cell>
          <table:table-cell office:value-type="float" office:value="0.196573" calcext:value-type="float">
            <text:p>0.196573</text:p>
          </table:table-cell>
          <table:table-cell office:value-type="float" office:value="0.209451" calcext:value-type="float">
            <text:p>0.209451</text:p>
          </table:table-cell>
          <table:table-cell office:value-type="float" office:value="0.214046" calcext:value-type="float">
            <text:p>0.214046</text:p>
          </table:table-cell>
          <table:table-cell office:value-type="float" office:value="0.207729" calcext:value-type="float">
            <text:p>0.207729</text:p>
          </table:table-cell>
          <table:table-cell office:value-type="float" office:value="0.201762" calcext:value-type="float">
            <text:p>0.201762</text:p>
          </table:table-cell>
          <table:table-cell office:value-type="float" office:value="0.185274" calcext:value-type="float">
            <text:p>0.185274</text:p>
          </table:table-cell>
          <table:table-cell office:value-type="float" office:value="0.166721" calcext:value-type="float">
            <text:p>0.166721</text:p>
          </table:table-cell>
          <table:table-cell office:value-type="float" office:value="0.153116" calcext:value-type="float">
            <text:p>0.153116</text:p>
          </table:table-cell>
          <table:table-cell office:value-type="float" office:value="0.148212" calcext:value-type="float">
            <text:p>0.148212</text:p>
          </table:table-cell>
          <table:table-cell office:value-type="float" office:value="0.153116" calcext:value-type="float">
            <text:p>0.153116</text:p>
          </table:table-cell>
          <table:table-cell office:value-type="float" office:value="0.166721" calcext:value-type="float">
            <text:p>0.166721</text:p>
          </table:table-cell>
          <table:table-cell office:value-type="float" office:value="0.185274" calcext:value-type="float">
            <text:p>0.185274</text:p>
          </table:table-cell>
          <table:table-cell office:value-type="float" office:value="0.201762" calcext:value-type="float">
            <text:p>0.201762</text:p>
          </table:table-cell>
          <table:table-cell office:value-type="float" office:value="0.207729" calcext:value-type="float">
            <text:p>0.207729</text:p>
          </table:table-cell>
          <table:table-cell office:value-type="float" office:value="0.201618" calcext:value-type="float">
            <text:p>0.201618</text:p>
          </table:table-cell>
          <table:table-cell office:value-type="float" office:value="0.19429" calcext:value-type="float">
            <text:p>0.19429</text:p>
          </table:table-cell>
          <table:table-cell office:value-type="float" office:value="0.174392" calcext:value-type="float">
            <text:p>0.174392</text:p>
          </table:table-cell>
          <table:table-cell office:value-type="float" office:value="0.152531" calcext:value-type="float">
            <text:p>0.152531</text:p>
          </table:table-cell>
          <table:table-cell office:value-type="float" office:value="0.136872" calcext:value-type="float">
            <text:p>0.136872</text:p>
          </table:table-cell>
          <table:table-cell office:value-type="float" office:value="0.131309" calcext:value-type="float">
            <text:p>0.131309</text:p>
          </table:table-cell>
          <table:table-cell office:value-type="float" office:value="0.136872" calcext:value-type="float">
            <text:p>0.136872</text:p>
          </table:table-cell>
          <table:table-cell office:value-type="float" office:value="0.152531" calcext:value-type="float">
            <text:p>0.152531</text:p>
          </table:table-cell>
          <table:table-cell office:value-type="float" office:value="0.174392" calcext:value-type="float">
            <text:p>0.174392</text:p>
          </table:table-cell>
          <table:table-cell office:value-type="float" office:value="0.19429" calcext:value-type="float">
            <text:p>0.19429</text:p>
          </table:table-cell>
          <table:table-cell office:value-type="float" office:value="0.201618" calcext:value-type="float">
            <text:p>0.201618</text:p>
          </table:table-cell>
          <table:table-cell office:value-type="float" office:value="0.19673" calcext:value-type="float">
            <text:p>0.19673</text:p>
          </table:table-cell>
          <table:table-cell office:value-type="float" office:value="0.188278" calcext:value-type="float">
            <text:p>0.188278</text:p>
          </table:table-cell>
          <table:table-cell office:value-type="float" office:value="0.165726" calcext:value-type="float">
            <text:p>0.165726</text:p>
          </table:table-cell>
          <table:table-cell office:value-type="float" office:value="0.141447" calcext:value-type="float">
            <text:p>0.141447</text:p>
          </table:table-cell>
          <table:table-cell office:value-type="float" office:value="0.124402" calcext:value-type="float">
            <text:p>0.124402</text:p>
          </table:table-cell>
          <table:table-cell office:value-type="float" office:value="0.118422" calcext:value-type="float">
            <text:p>0.118422</text:p>
          </table:table-cell>
          <table:table-cell office:value-type="float" office:value="0.124402" calcext:value-type="float">
            <text:p>0.124402</text:p>
          </table:table-cell>
          <table:table-cell office:value-type="float" office:value="0.141447" calcext:value-type="float">
            <text:p>0.141447</text:p>
          </table:table-cell>
          <table:table-cell office:value-type="float" office:value="0.165726" calcext:value-type="float">
            <text:p>0.165726</text:p>
          </table:table-cell>
          <table:table-cell office:value-type="float" office:value="0.188278" calcext:value-type="float">
            <text:p>0.188278</text:p>
          </table:table-cell>
          <table:table-cell office:value-type="float" office:value="0.19673" calcext:value-type="float">
            <text:p>0.19673</text:p>
          </table:table-cell>
          <table:table-cell office:value-type="float" office:value="0.19474" calcext:value-type="float">
            <text:p>0.19474</text:p>
          </table:table-cell>
          <table:table-cell office:value-type="float" office:value="0.185752" calcext:value-type="float">
            <text:p>0.185752</text:p>
          </table:table-cell>
          <table:table-cell office:value-type="float" office:value="0.162036" calcext:value-type="float">
            <text:p>0.162036</text:p>
          </table:table-cell>
          <table:table-cell office:value-type="float" office:value="0.136754" calcext:value-type="float">
            <text:p>0.136754</text:p>
          </table:table-cell>
          <table:table-cell office:value-type="float" office:value="0.119172" calcext:value-type="float">
            <text:p>0.119172</text:p>
          </table:table-cell>
          <table:table-cell office:value-type="float" office:value="0.113041" calcext:value-type="float">
            <text:p>0.113041</text:p>
          </table:table-cell>
          <table:table-cell office:value-type="float" office:value="0.119172" calcext:value-type="float">
            <text:p>0.119172</text:p>
          </table:table-cell>
          <table:table-cell office:value-type="float" office:value="0.136754" calcext:value-type="float">
            <text:p>0.136754</text:p>
          </table:table-cell>
          <table:table-cell office:value-type="float" office:value="0.162036" calcext:value-type="float">
            <text:p>0.162036</text:p>
          </table:table-cell>
          <table:table-cell office:value-type="float" office:value="0.185752" calcext:value-type="float">
            <text:p>0.185752</text:p>
          </table:table-cell>
          <table:table-cell office:value-type="float" office:value="0.19474" calcext:value-type="float">
            <text:p>0.19474</text:p>
          </table:table-cell>
        </table:table-row>
        <table:table-row table:style-name="ro1">
          <table:table-cell office:value-type="float" office:value="0.256411" calcext:value-type="float">
            <text:p>0.256411</text:p>
          </table:table-cell>
          <table:table-cell office:value-type="float" office:value="0.245111" calcext:value-type="float">
            <text:p>0.245111</text:p>
          </table:table-cell>
          <table:table-cell office:value-type="float" office:value="0.244744" calcext:value-type="float">
            <text:p>0.244744</text:p>
          </table:table-cell>
          <table:table-cell office:value-type="float" office:value="0.243797" calcext:value-type="float">
            <text:p>0.243797</text:p>
          </table:table-cell>
          <table:table-cell office:value-type="float" office:value="0.242606" calcext:value-type="float">
            <text:p>0.242606</text:p>
          </table:table-cell>
          <table:table-cell office:value-type="float" office:value="0.241648" calcext:value-type="float">
            <text:p>0.241648</text:p>
          </table:table-cell>
          <table:table-cell office:value-type="float" office:value="0.241277" calcext:value-type="float">
            <text:p>0.241277</text:p>
          </table:table-cell>
          <table:table-cell office:value-type="float" office:value="0.241648" calcext:value-type="float">
            <text:p>0.241648</text:p>
          </table:table-cell>
          <table:table-cell office:value-type="float" office:value="0.242606" calcext:value-type="float">
            <text:p>0.242606</text:p>
          </table:table-cell>
          <table:table-cell office:value-type="float" office:value="0.243797" calcext:value-type="float">
            <text:p>0.243797</text:p>
          </table:table-cell>
          <table:table-cell office:value-type="float" office:value="0.244744" calcext:value-type="float">
            <text:p>0.244744</text:p>
          </table:table-cell>
          <table:table-cell office:value-type="float" office:value="0.245111" calcext:value-type="float">
            <text:p>0.245111</text:p>
          </table:table-cell>
          <table:table-cell office:value-type="float" office:value="0.241978" calcext:value-type="float">
            <text:p>0.241978</text:p>
          </table:table-cell>
          <table:table-cell office:value-type="float" office:value="0.241796" calcext:value-type="float">
            <text:p>0.241796</text:p>
          </table:table-cell>
          <table:table-cell office:value-type="float" office:value="0.24138" calcext:value-type="float">
            <text:p>0.24138</text:p>
          </table:table-cell>
          <table:table-cell office:value-type="float" office:value="0.240849" calcext:value-type="float">
            <text:p>0.240849</text:p>
          </table:table-cell>
          <table:table-cell office:value-type="float" office:value="0.240435" calcext:value-type="float">
            <text:p>0.240435</text:p>
          </table:table-cell>
          <table:table-cell office:value-type="float" office:value="0.240267" calcext:value-type="float">
            <text:p>0.240267</text:p>
          </table:table-cell>
          <table:table-cell office:value-type="float" office:value="0.240435" calcext:value-type="float">
            <text:p>0.240435</text:p>
          </table:table-cell>
          <table:table-cell office:value-type="float" office:value="0.240849" calcext:value-type="float">
            <text:p>0.240849</text:p>
          </table:table-cell>
          <table:table-cell office:value-type="float" office:value="0.24138" calcext:value-type="float">
            <text:p>0.24138</text:p>
          </table:table-cell>
          <table:table-cell office:value-type="float" office:value="0.241796" calcext:value-type="float">
            <text:p>0.241796</text:p>
          </table:table-cell>
          <table:table-cell office:value-type="float" office:value="0.241978" calcext:value-type="float">
            <text:p>0.241978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39682" calcext:value-type="float">
            <text:p>0.239682</text:p>
          </table:table-cell>
          <table:table-cell office:value-type="float" office:value="0.237941" calcext:value-type="float">
            <text:p>0.237941</text:p>
          </table:table-cell>
          <table:table-cell office:value-type="float" office:value="0.235783" calcext:value-type="float">
            <text:p>0.235783</text:p>
          </table:table-cell>
          <table:table-cell office:value-type="float" office:value="0.234064" calcext:value-type="float">
            <text:p>0.234064</text:p>
          </table:table-cell>
          <table:table-cell office:value-type="float" office:value="0.233404" calcext:value-type="float">
            <text:p>0.233404</text:p>
          </table:table-cell>
          <table:table-cell office:value-type="float" office:value="0.234064" calcext:value-type="float">
            <text:p>0.234064</text:p>
          </table:table-cell>
          <table:table-cell office:value-type="float" office:value="0.235783" calcext:value-type="float">
            <text:p>0.235783</text:p>
          </table:table-cell>
          <table:table-cell office:value-type="float" office:value="0.237941" calcext:value-type="float">
            <text:p>0.237941</text:p>
          </table:table-cell>
          <table:table-cell office:value-type="float" office:value="0.239682" calcext:value-type="float">
            <text:p>0.239682</text:p>
          </table:table-cell>
          <table:table-cell office:value-type="float" office:value="0.240326" calcext:value-type="float">
            <text:p>0.240326</text:p>
          </table:table-cell>
          <table:table-cell office:value-type="float" office:value="0.237049" calcext:value-type="float">
            <text:p>0.237049</text:p>
          </table:table-cell>
          <table:table-cell office:value-type="float" office:value="0.235736" calcext:value-type="float">
            <text:p>0.235736</text:p>
          </table:table-cell>
          <table:table-cell office:value-type="float" office:value="0.232058" calcext:value-type="float">
            <text:p>0.232058</text:p>
          </table:table-cell>
          <table:table-cell office:value-type="float" office:value="0.227569" calcext:value-type="float">
            <text:p>0.227569</text:p>
          </table:table-cell>
          <table:table-cell office:value-type="float" office:value="0.224022" calcext:value-type="float">
            <text:p>0.224022</text:p>
          </table:table-cell>
          <table:table-cell office:value-type="float" office:value="0.222677" calcext:value-type="float">
            <text:p>0.222677</text:p>
          </table:table-cell>
          <table:table-cell office:value-type="float" office:value="0.224022" calcext:value-type="float">
            <text:p>0.224022</text:p>
          </table:table-cell>
          <table:table-cell office:value-type="float" office:value="0.227569" calcext:value-type="float">
            <text:p>0.227569</text:p>
          </table:table-cell>
          <table:table-cell office:value-type="float" office:value="0.232058" calcext:value-type="float">
            <text:p>0.232058</text:p>
          </table:table-cell>
          <table:table-cell office:value-type="float" office:value="0.235736" calcext:value-type="float">
            <text:p>0.235736</text:p>
          </table:table-cell>
          <table:table-cell office:value-type="float" office:value="0.237049" calcext:value-type="float">
            <text:p>0.237049</text:p>
          </table:table-cell>
          <table:table-cell office:value-type="float" office:value="0.233041" calcext:value-type="float">
            <text:p>0.233041</text:p>
          </table:table-cell>
          <table:table-cell office:value-type="float" office:value="0.230766" calcext:value-type="float">
            <text:p>0.230766</text:p>
          </table:table-cell>
          <table:table-cell office:value-type="float" office:value="0.224316" calcext:value-type="float">
            <text:p>0.224316</text:p>
          </table:table-cell>
          <table:table-cell office:value-type="float" office:value="0.216572" calcext:value-type="float">
            <text:p>0.216572</text:p>
          </table:table-cell>
          <table:table-cell office:value-type="float" office:value="0.21053" calcext:value-type="float">
            <text:p>0.21053</text:p>
          </table:table-cell>
          <table:table-cell office:value-type="float" office:value="0.208265" calcext:value-type="float">
            <text:p>0.208265</text:p>
          </table:table-cell>
          <table:table-cell office:value-type="float" office:value="0.21053" calcext:value-type="float">
            <text:p>0.21053</text:p>
          </table:table-cell>
          <table:table-cell office:value-type="float" office:value="0.216572" calcext:value-type="float">
            <text:p>0.216572</text:p>
          </table:table-cell>
          <table:table-cell office:value-type="float" office:value="0.224316" calcext:value-type="float">
            <text:p>0.224316</text:p>
          </table:table-cell>
          <table:table-cell office:value-type="float" office:value="0.230766" calcext:value-type="float">
            <text:p>0.230766</text:p>
          </table:table-cell>
          <table:table-cell office:value-type="float" office:value="0.233041" calcext:value-type="float">
            <text:p>0.233041</text:p>
          </table:table-cell>
          <table:table-cell office:value-type="float" office:value="0.227766" calcext:value-type="float">
            <text:p>0.227766</text:p>
          </table:table-cell>
          <table:table-cell office:value-type="float" office:value="0.224353" calcext:value-type="float">
            <text:p>0.224353</text:p>
          </table:table-cell>
          <table:table-cell office:value-type="float" office:value="0.214683" calcext:value-type="float">
            <text:p>0.214683</text:p>
          </table:table-cell>
          <table:table-cell office:value-type="float" office:value="0.203292" calcext:value-type="float">
            <text:p>0.203292</text:p>
          </table:table-cell>
          <table:table-cell office:value-type="float" office:value="0.194563" calcext:value-type="float">
            <text:p>0.194563</text:p>
          </table:table-cell>
          <table:table-cell office:value-type="float" office:value="0.191328" calcext:value-type="float">
            <text:p>0.191328</text:p>
          </table:table-cell>
          <table:table-cell office:value-type="float" office:value="0.194563" calcext:value-type="float">
            <text:p>0.194563</text:p>
          </table:table-cell>
          <table:table-cell office:value-type="float" office:value="0.203292" calcext:value-type="float">
            <text:p>0.203292</text:p>
          </table:table-cell>
          <table:table-cell office:value-type="float" office:value="0.214683" calcext:value-type="float">
            <text:p>0.214683</text:p>
          </table:table-cell>
          <table:table-cell office:value-type="float" office:value="0.224353" calcext:value-type="float">
            <text:p>0.224353</text:p>
          </table:table-cell>
          <table:table-cell office:value-type="float" office:value="0.227766" calcext:value-type="float">
            <text:p>0.227766</text:p>
          </table:table-cell>
          <table:table-cell office:value-type="float" office:value="0.221801" calcext:value-type="float">
            <text:p>0.221801</text:p>
          </table:table-cell>
          <table:table-cell office:value-type="float" office:value="0.217065" calcext:value-type="float">
            <text:p>0.217065</text:p>
          </table:table-cell>
          <table:table-cell office:value-type="float" office:value="0.203755" calcext:value-type="float">
            <text:p>0.203755</text:p>
          </table:table-cell>
          <table:table-cell office:value-type="float" office:value="0.188413" calcext:value-type="float">
            <text:p>0.188413</text:p>
          </table:table-cell>
          <table:table-cell office:value-type="float" office:value="0.176896" calcext:value-type="float">
            <text:p>0.176896</text:p>
          </table:table-cell>
          <table:table-cell office:value-type="float" office:value="0.172684" calcext:value-type="float">
            <text:p>0.172684</text:p>
          </table:table-cell>
          <table:table-cell office:value-type="float" office:value="0.176896" calcext:value-type="float">
            <text:p>0.176896</text:p>
          </table:table-cell>
          <table:table-cell office:value-type="float" office:value="0.188413" calcext:value-type="float">
            <text:p>0.188413</text:p>
          </table:table-cell>
          <table:table-cell office:value-type="float" office:value="0.203755" calcext:value-type="float">
            <text:p>0.203755</text:p>
          </table:table-cell>
          <table:table-cell office:value-type="float" office:value="0.217065" calcext:value-type="float">
            <text:p>0.217065</text:p>
          </table:table-cell>
          <table:table-cell office:value-type="float" office:value="0.221801" calcext:value-type="float">
            <text:p>0.221801</text:p>
          </table:table-cell>
          <table:table-cell office:value-type="float" office:value="0.215301" calcext:value-type="float">
            <text:p>0.215301</text:p>
          </table:table-cell>
          <table:table-cell office:value-type="float" office:value="0.209157" calcext:value-type="float">
            <text:p>0.209157</text:p>
          </table:table-cell>
          <table:table-cell office:value-type="float" office:value="0.192125" calcext:value-type="float">
            <text:p>0.192125</text:p>
          </table:table-cell>
          <table:table-cell office:value-type="float" office:value="0.172952" calcext:value-type="float">
            <text:p>0.172952</text:p>
          </table:table-cell>
          <table:table-cell office:value-type="float" office:value="0.158887" calcext:value-type="float">
            <text:p>0.158887</text:p>
          </table:table-cell>
          <table:table-cell office:value-type="float" office:value="0.153815" calcext:value-type="float">
            <text:p>0.153815</text:p>
          </table:table-cell>
          <table:table-cell office:value-type="float" office:value="0.158887" calcext:value-type="float">
            <text:p>0.158887</text:p>
          </table:table-cell>
          <table:table-cell office:value-type="float" office:value="0.172952" calcext:value-type="float">
            <text:p>0.172952</text:p>
          </table:table-cell>
          <table:table-cell office:value-type="float" office:value="0.192125" calcext:value-type="float">
            <text:p>0.192125</text:p>
          </table:table-cell>
          <table:table-cell office:value-type="float" office:value="0.209157" calcext:value-type="float">
            <text:p>0.209157</text:p>
          </table:table-cell>
          <table:table-cell office:value-type="float" office:value="0.215301" calcext:value-type="float">
            <text:p>0.215301</text:p>
          </table:table-cell>
          <table:table-cell office:value-type="float" office:value="0.209048" calcext:value-type="float">
            <text:p>0.209048</text:p>
          </table:table-cell>
          <table:table-cell office:value-type="float" office:value="0.201508" calcext:value-type="float">
            <text:p>0.201508</text:p>
          </table:table-cell>
          <table:table-cell office:value-type="float" office:value="0.180969" calcext:value-type="float">
            <text:p>0.180969</text:p>
          </table:table-cell>
          <table:table-cell office:value-type="float" office:value="0.158388" calcext:value-type="float">
            <text:p>0.158388</text:p>
          </table:table-cell>
          <table:table-cell office:value-type="float" office:value="0.142201" calcext:value-type="float">
            <text:p>0.142201</text:p>
          </table:table-cell>
          <table:table-cell office:value-type="float" office:value="0.136447" calcext:value-type="float">
            <text:p>0.136447</text:p>
          </table:table-cell>
          <table:table-cell office:value-type="float" office:value="0.142201" calcext:value-type="float">
            <text:p>0.142201</text:p>
          </table:table-cell>
          <table:table-cell office:value-type="float" office:value="0.158388" calcext:value-type="float">
            <text:p>0.158388</text:p>
          </table:table-cell>
          <table:table-cell office:value-type="float" office:value="0.180969" calcext:value-type="float">
            <text:p>0.180969</text:p>
          </table:table-cell>
          <table:table-cell office:value-type="float" office:value="0.201508" calcext:value-type="float">
            <text:p>0.201508</text:p>
          </table:table-cell>
          <table:table-cell office:value-type="float" office:value="0.209048" calcext:value-type="float">
            <text:p>0.209048</text:p>
          </table:table-cell>
          <table:table-cell office:value-type="float" office:value="0.204072" calcext:value-type="float">
            <text:p>0.204072</text:p>
          </table:table-cell>
          <table:table-cell office:value-type="float" office:value="0.195383" calcext:value-type="float">
            <text:p>0.195383</text:p>
          </table:table-cell>
          <table:table-cell office:value-type="float" office:value="0.172124" calcext:value-type="float">
            <text:p>0.172124</text:p>
          </table:table-cell>
          <table:table-cell office:value-type="float" office:value="0.147059" calcext:value-type="float">
            <text:p>0.147059</text:p>
          </table:table-cell>
          <table:table-cell office:value-type="float" office:value="0.129443" calcext:value-type="float">
            <text:p>0.129443</text:p>
          </table:table-cell>
          <table:table-cell office:value-type="float" office:value="0.123259" calcext:value-type="float">
            <text:p>0.123259</text:p>
          </table:table-cell>
          <table:table-cell office:value-type="float" office:value="0.129443" calcext:value-type="float">
            <text:p>0.129443</text:p>
          </table:table-cell>
          <table:table-cell office:value-type="float" office:value="0.147059" calcext:value-type="float">
            <text:p>0.147059</text:p>
          </table:table-cell>
          <table:table-cell office:value-type="float" office:value="0.172124" calcext:value-type="float">
            <text:p>0.172124</text:p>
          </table:table-cell>
          <table:table-cell office:value-type="float" office:value="0.195383" calcext:value-type="float">
            <text:p>0.195383</text:p>
          </table:table-cell>
          <table:table-cell office:value-type="float" office:value="0.204072" calcext:value-type="float">
            <text:p>0.204072</text:p>
          </table:table-cell>
          <table:table-cell office:value-type="float" office:value="0.202071" calcext:value-type="float">
            <text:p>0.202071</text:p>
          </table:table-cell>
          <table:table-cell office:value-type="float" office:value="0.192837" calcext:value-type="float">
            <text:p>0.192837</text:p>
          </table:table-cell>
          <table:table-cell office:value-type="float" office:value="0.168389" calcext:value-type="float">
            <text:p>0.168389</text:p>
          </table:table-cell>
          <table:table-cell office:value-type="float" office:value="0.142295" calcext:value-type="float">
            <text:p>0.142295</text:p>
          </table:table-cell>
          <table:table-cell office:value-type="float" office:value="0.124127" calcext:value-type="float">
            <text:p>0.124127</text:p>
          </table:table-cell>
          <table:table-cell office:value-type="float" office:value="0.117785" calcext:value-type="float">
            <text:p>0.117785</text:p>
          </table:table-cell>
          <table:table-cell office:value-type="float" office:value="0.124127" calcext:value-type="float">
            <text:p>0.124127</text:p>
          </table:table-cell>
          <table:table-cell office:value-type="float" office:value="0.142295" calcext:value-type="float">
            <text:p>0.142295</text:p>
          </table:table-cell>
          <table:table-cell office:value-type="float" office:value="0.168389" calcext:value-type="float">
            <text:p>0.168389</text:p>
          </table:table-cell>
          <table:table-cell office:value-type="float" office:value="0.192837" calcext:value-type="float">
            <text:p>0.192837</text:p>
          </table:table-cell>
          <table:table-cell office:value-type="float" office:value="0.202071" calcext:value-type="float">
            <text:p>0.202071</text:p>
          </table:table-cell>
        </table:table-row>
        <table:table-row table:style-name="ro1">
          <table:table-cell office:value-type="float" office:value="0.263466" calcext:value-type="float">
            <text:p>0.263466</text:p>
          </table:table-cell>
          <table:table-cell office:value-type="float" office:value="0.251509" calcext:value-type="float">
            <text:p>0.251509</text:p>
          </table:table-cell>
          <table:table-cell office:value-type="float" office:value="0.251129" calcext:value-type="float">
            <text:p>0.251129</text:p>
          </table:table-cell>
          <table:table-cell office:value-type="float" office:value="0.250149" calcext:value-type="float">
            <text:p>0.250149</text:p>
          </table:table-cell>
          <table:table-cell office:value-type="float" office:value="0.248916" calcext:value-type="float">
            <text:p>0.248916</text:p>
          </table:table-cell>
          <table:table-cell office:value-type="float" office:value="0.247925" calcext:value-type="float">
            <text:p>0.247925</text:p>
          </table:table-cell>
          <table:table-cell office:value-type="float" office:value="0.247541" calcext:value-type="float">
            <text:p>0.247541</text:p>
          </table:table-cell>
          <table:table-cell office:value-type="float" office:value="0.247925" calcext:value-type="float">
            <text:p>0.247925</text:p>
          </table:table-cell>
          <table:table-cell office:value-type="float" office:value="0.248916" calcext:value-type="float">
            <text:p>0.248916</text:p>
          </table:table-cell>
          <table:table-cell office:value-type="float" office:value="0.250149" calcext:value-type="float">
            <text:p>0.250149</text:p>
          </table:table-cell>
          <table:table-cell office:value-type="float" office:value="0.251129" calcext:value-type="float">
            <text:p>0.251129</text:p>
          </table:table-cell>
          <table:table-cell office:value-type="float" office:value="0.251509" calcext:value-type="float">
            <text:p>0.251509</text:p>
          </table:table-cell>
          <table:table-cell office:value-type="float" office:value="0.248273" calcext:value-type="float">
            <text:p>0.248273</text:p>
          </table:table-cell>
          <table:table-cell office:value-type="float" office:value="0.248085" calcext:value-type="float">
            <text:p>0.248085</text:p>
          </table:table-cell>
          <table:table-cell office:value-type="float" office:value="0.247659" calcext:value-type="float">
            <text:p>0.247659</text:p>
          </table:table-cell>
          <table:table-cell office:value-type="float" office:value="0.247116" calcext:value-type="float">
            <text:p>0.247116</text:p>
          </table:table-cell>
          <table:table-cell office:value-type="float" office:value="0.246691" calcext:value-type="float">
            <text:p>0.246691</text:p>
          </table:table-cell>
          <table:table-cell office:value-type="float" office:value="0.246519" calcext:value-type="float">
            <text:p>0.246519</text:p>
          </table:table-cell>
          <table:table-cell office:value-type="float" office:value="0.246691" calcext:value-type="float">
            <text:p>0.246691</text:p>
          </table:table-cell>
          <table:table-cell office:value-type="float" office:value="0.247116" calcext:value-type="float">
            <text:p>0.247116</text:p>
          </table:table-cell>
          <table:table-cell office:value-type="float" office:value="0.247659" calcext:value-type="float">
            <text:p>0.247659</text:p>
          </table:table-cell>
          <table:table-cell office:value-type="float" office:value="0.248085" calcext:value-type="float">
            <text:p>0.248085</text:p>
          </table:table-cell>
          <table:table-cell office:value-type="float" office:value="0.248273" calcext:value-type="float">
            <text:p>0.248273</text:p>
          </table:table-cell>
          <table:table-cell office:value-type="float" office:value="0.24658" calcext:value-type="float">
            <text:p>0.24658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244135" calcext:value-type="float">
            <text:p>0.244135</text:p>
          </table:table-cell>
          <table:table-cell office:value-type="float" office:value="0.241924" calcext:value-type="float">
            <text:p>0.241924</text:p>
          </table:table-cell>
          <table:table-cell office:value-type="float" office:value="0.240162" calcext:value-type="float">
            <text:p>0.240162</text:p>
          </table:table-cell>
          <table:table-cell office:value-type="float" office:value="0.239485" calcext:value-type="float">
            <text:p>0.239485</text:p>
          </table:table-cell>
          <table:table-cell office:value-type="float" office:value="0.240162" calcext:value-type="float">
            <text:p>0.240162</text:p>
          </table:table-cell>
          <table:table-cell office:value-type="float" office:value="0.241924" calcext:value-type="float">
            <text:p>0.241924</text:p>
          </table:table-cell>
          <table:table-cell office:value-type="float" office:value="0.244135" calcext:value-type="float">
            <text:p>0.244135</text:p>
          </table:table-cell>
          <table:table-cell office:value-type="float" office:value="0.24592" calcext:value-type="float">
            <text:p>0.24592</text:p>
          </table:table-cell>
          <table:table-cell office:value-type="float" office:value="0.24658" calcext:value-type="float">
            <text:p>0.24658</text:p>
          </table:table-cell>
          <table:table-cell office:value-type="float" office:value="0.243215" calcext:value-type="float">
            <text:p>0.243215</text:p>
          </table:table-cell>
          <table:table-cell office:value-type="float" office:value="0.241872" calcext:value-type="float">
            <text:p>0.241872</text:p>
          </table:table-cell>
          <table:table-cell office:value-type="float" office:value="0.238104" calcext:value-type="float">
            <text:p>0.238104</text:p>
          </table:table-cell>
          <table:table-cell office:value-type="float" office:value="0.233507" calcext:value-type="float">
            <text:p>0.233507</text:p>
          </table:table-cell>
          <table:table-cell office:value-type="float" office:value="0.229874" calcext:value-type="float">
            <text:p>0.229874</text:p>
          </table:table-cell>
          <table:table-cell office:value-type="float" office:value="0.228496" calcext:value-type="float">
            <text:p>0.228496</text:p>
          </table:table-cell>
          <table:table-cell office:value-type="float" office:value="0.229874" calcext:value-type="float">
            <text:p>0.229874</text:p>
          </table:table-cell>
          <table:table-cell office:value-type="float" office:value="0.233507" calcext:value-type="float">
            <text:p>0.233507</text:p>
          </table:table-cell>
          <table:table-cell office:value-type="float" office:value="0.238104" calcext:value-type="float">
            <text:p>0.238104</text:p>
          </table:table-cell>
          <table:table-cell office:value-type="float" office:value="0.241872" calcext:value-type="float">
            <text:p>0.241872</text:p>
          </table:table-cell>
          <table:table-cell office:value-type="float" office:value="0.243215" calcext:value-type="float">
            <text:p>0.243215</text:p>
          </table:table-cell>
          <table:table-cell office:value-type="float" office:value="0.23911" calcext:value-type="float">
            <text:p>0.23911</text:p>
          </table:table-cell>
          <table:table-cell office:value-type="float" office:value="0.236783" calcext:value-type="float">
            <text:p>0.236783</text:p>
          </table:table-cell>
          <table:table-cell office:value-type="float" office:value="0.230175" calcext:value-type="float">
            <text:p>0.230175</text:p>
          </table:table-cell>
          <table:table-cell office:value-type="float" office:value="0.22224" calcext:value-type="float">
            <text:p>0.22224</text:p>
          </table:table-cell>
          <table:table-cell office:value-type="float" office:value="0.21605" calcext:value-type="float">
            <text:p>0.21605</text:p>
          </table:table-cell>
          <table:table-cell office:value-type="float" office:value="0.213729" calcext:value-type="float">
            <text:p>0.213729</text:p>
          </table:table-cell>
          <table:table-cell office:value-type="float" office:value="0.21605" calcext:value-type="float">
            <text:p>0.21605</text:p>
          </table:table-cell>
          <table:table-cell office:value-type="float" office:value="0.22224" calcext:value-type="float">
            <text:p>0.22224</text:p>
          </table:table-cell>
          <table:table-cell office:value-type="float" office:value="0.230175" calcext:value-type="float">
            <text:p>0.230175</text:p>
          </table:table-cell>
          <table:table-cell office:value-type="float" office:value="0.236783" calcext:value-type="float">
            <text:p>0.236783</text:p>
          </table:table-cell>
          <table:table-cell office:value-type="float" office:value="0.23911" calcext:value-type="float">
            <text:p>0.23911</text:p>
          </table:table-cell>
          <table:table-cell office:value-type="float" office:value="0.233704" calcext:value-type="float">
            <text:p>0.233704</text:p>
          </table:table-cell>
          <table:table-cell office:value-type="float" office:value="0.230214" calcext:value-type="float">
            <text:p>0.230214</text:p>
          </table:table-cell>
          <table:table-cell office:value-type="float" office:value="0.220309" calcext:value-type="float">
            <text:p>0.220309</text:p>
          </table:table-cell>
          <table:table-cell office:value-type="float" office:value="0.208641" calcext:value-type="float">
            <text:p>0.208641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0.196385" calcext:value-type="float">
            <text:p>0.196385</text:p>
          </table:table-cell>
          <table:table-cell office:value-type="float" office:value="0.199699" calcext:value-type="float">
            <text:p>0.199699</text:p>
          </table:table-cell>
          <table:table-cell office:value-type="float" office:value="0.208641" calcext:value-type="float">
            <text:p>0.208641</text:p>
          </table:table-cell>
          <table:table-cell office:value-type="float" office:value="0.220309" calcext:value-type="float">
            <text:p>0.220309</text:p>
          </table:table-cell>
          <table:table-cell office:value-type="float" office:value="0.230214" calcext:value-type="float">
            <text:p>0.230214</text:p>
          </table:table-cell>
          <table:table-cell office:value-type="float" office:value="0.233704" calcext:value-type="float">
            <text:p>0.233704</text:p>
          </table:table-cell>
          <table:table-cell office:value-type="float" office:value="0.227605" calcext:value-type="float">
            <text:p>0.227605</text:p>
          </table:table-cell>
          <table:table-cell office:value-type="float" office:value="0.222765" calcext:value-type="float">
            <text:p>0.222765</text:p>
          </table:table-cell>
          <table:table-cell office:value-type="float" office:value="0.209134" calcext:value-type="float">
            <text:p>0.209134</text:p>
          </table:table-cell>
          <table:table-cell office:value-type="float" office:value="0.19342" calcext:value-type="float">
            <text:p>0.19342</text:p>
          </table:table-cell>
          <table:table-cell office:value-type="float" office:value="0.18162" calcext:value-type="float">
            <text:p>0.18162</text:p>
          </table:table-cell>
          <table:table-cell office:value-type="float" office:value="0.177304" calcext:value-type="float">
            <text:p>0.177304</text:p>
          </table:table-cell>
          <table:table-cell office:value-type="float" office:value="0.18162" calcext:value-type="float">
            <text:p>0.18162</text:p>
          </table:table-cell>
          <table:table-cell office:value-type="float" office:value="0.19342" calcext:value-type="float">
            <text:p>0.19342</text:p>
          </table:table-cell>
          <table:table-cell office:value-type="float" office:value="0.209134" calcext:value-type="float">
            <text:p>0.209134</text:p>
          </table:table-cell>
          <table:table-cell office:value-type="float" office:value="0.222765" calcext:value-type="float">
            <text:p>0.222765</text:p>
          </table:table-cell>
          <table:table-cell office:value-type="float" office:value="0.227605" calcext:value-type="float">
            <text:p>0.227605</text:p>
          </table:table-cell>
          <table:table-cell office:value-type="float" office:value="0.220972" calcext:value-type="float">
            <text:p>0.220972</text:p>
          </table:table-cell>
          <table:table-cell office:value-type="float" office:value="0.214696" calcext:value-type="float">
            <text:p>0.214696</text:p>
          </table:table-cell>
          <table:table-cell office:value-type="float" office:value="0.19726" calcext:value-type="float">
            <text:p>0.19726</text:p>
          </table:table-cell>
          <table:table-cell office:value-type="float" office:value="0.177627" calcext:value-type="float">
            <text:p>0.177627</text:p>
          </table:table-cell>
          <table:table-cell office:value-type="float" office:value="0.163219" calcext:value-type="float">
            <text:p>0.163219</text:p>
          </table:table-cell>
          <table:table-cell office:value-type="float" office:value="0.158022" calcext:value-type="float">
            <text:p>0.158022</text:p>
          </table:table-cell>
          <table:table-cell office:value-type="float" office:value="0.163219" calcext:value-type="float">
            <text:p>0.163219</text:p>
          </table:table-cell>
          <table:table-cell office:value-type="float" office:value="0.177627" calcext:value-type="float">
            <text:p>0.177627</text:p>
          </table:table-cell>
          <table:table-cell office:value-type="float" office:value="0.19726" calcext:value-type="float">
            <text:p>0.19726</text:p>
          </table:table-cell>
          <table:table-cell office:value-type="float" office:value="0.214696" calcext:value-type="float">
            <text:p>0.214696</text:p>
          </table:table-cell>
          <table:table-cell office:value-type="float" office:value="0.220972" calcext:value-type="float">
            <text:p>0.220972</text:p>
          </table:table-cell>
          <table:table-cell office:value-type="float" office:value="0.214615" calcext:value-type="float">
            <text:p>0.214615</text:p>
          </table:table-cell>
          <table:table-cell office:value-type="float" office:value="0.206919" calcext:value-type="float">
            <text:p>0.206919</text:p>
          </table:table-cell>
          <table:table-cell office:value-type="float" office:value="0.185904" calcext:value-type="float">
            <text:p>0.185904</text:p>
          </table:table-cell>
          <table:table-cell office:value-type="float" office:value="0.162787" calcext:value-type="float">
            <text:p>0.162787</text:p>
          </table:table-cell>
          <table:table-cell office:value-type="float" office:value="0.146207" calcext:value-type="float">
            <text:p>0.146207</text:p>
          </table:table-cell>
          <table:table-cell office:value-type="float" office:value="0.140312" calcext:value-type="float">
            <text:p>0.140312</text:p>
          </table:table-cell>
          <table:table-cell office:value-type="float" office:value="0.146207" calcext:value-type="float">
            <text:p>0.146207</text:p>
          </table:table-cell>
          <table:table-cell office:value-type="float" office:value="0.162787" calcext:value-type="float">
            <text:p>0.162787</text:p>
          </table:table-cell>
          <table:table-cell office:value-type="float" office:value="0.185904" calcext:value-type="float">
            <text:p>0.185904</text:p>
          </table:table-cell>
          <table:table-cell office:value-type="float" office:value="0.206919" calcext:value-type="float">
            <text:p>0.206919</text:p>
          </table:table-cell>
          <table:table-cell office:value-type="float" office:value="0.214615" calcext:value-type="float">
            <text:p>0.214615</text:p>
          </table:table-cell>
          <table:table-cell office:value-type="float" office:value="0.209576" calcext:value-type="float">
            <text:p>0.209576</text:p>
          </table:table-cell>
          <table:table-cell office:value-type="float" office:value="0.200713" calcext:value-type="float">
            <text:p>0.200713</text:p>
          </table:table-cell>
          <table:table-cell office:value-type="float" office:value="0.176929" calcext:value-type="float">
            <text:p>0.176929</text:p>
          </table:table-cell>
          <table:table-cell office:value-type="float" office:value="0.151279" calcext:value-type="float">
            <text:p>0.151279</text:p>
          </table:table-cell>
          <table:table-cell office:value-type="float" office:value="0.133239" calcext:value-type="float">
            <text:p>0.133239</text:p>
          </table:table-cell>
          <table:table-cell office:value-type="float" office:value="0.126902" calcext:value-type="float">
            <text:p>0.126902</text:p>
          </table:table-cell>
          <table:table-cell office:value-type="float" office:value="0.133239" calcext:value-type="float">
            <text:p>0.133239</text:p>
          </table:table-cell>
          <table:table-cell office:value-type="float" office:value="0.151279" calcext:value-type="float">
            <text:p>0.151279</text:p>
          </table:table-cell>
          <table:table-cell office:value-type="float" office:value="0.176929" calcext:value-type="float">
            <text:p>0.176929</text:p>
          </table:table-cell>
          <table:table-cell office:value-type="float" office:value="0.200713" calcext:value-type="float">
            <text:p>0.200713</text:p>
          </table:table-cell>
          <table:table-cell office:value-type="float" office:value="0.209576" calcext:value-type="float">
            <text:p>0.209576</text:p>
          </table:table-cell>
          <table:table-cell office:value-type="float" office:value="0.207567" calcext:value-type="float">
            <text:p>0.207567</text:p>
          </table:table-cell>
          <table:table-cell office:value-type="float" office:value="0.198152" calcext:value-type="float">
            <text:p>0.198152</text:p>
          </table:table-cell>
          <table:table-cell office:value-type="float" office:value="0.173162" calcext:value-type="float">
            <text:p>0.173162</text:p>
          </table:table-cell>
          <table:table-cell office:value-type="float" office:value="0.146464" calcext:value-type="float">
            <text:p>0.146464</text:p>
          </table:table-cell>
          <table:table-cell office:value-type="float" office:value="0.127858" calcext:value-type="float">
            <text:p>0.127858</text:p>
          </table:table-cell>
          <table:table-cell office:value-type="float" office:value="0.121359" calcext:value-type="float">
            <text:p>0.121359</text:p>
          </table:table-cell>
          <table:table-cell office:value-type="float" office:value="0.127858" calcext:value-type="float">
            <text:p>0.127858</text:p>
          </table:table-cell>
          <table:table-cell office:value-type="float" office:value="0.146464" calcext:value-type="float">
            <text:p>0.146464</text:p>
          </table:table-cell>
          <table:table-cell office:value-type="float" office:value="0.173162" calcext:value-type="float">
            <text:p>0.173162</text:p>
          </table:table-cell>
          <table:table-cell office:value-type="float" office:value="0.198152" calcext:value-type="float">
            <text:p>0.198152</text:p>
          </table:table-cell>
          <table:table-cell office:value-type="float" office:value="0.207567" calcext:value-type="float">
            <text:p>0.207567</text:p>
          </table:table-cell>
        </table:table-row>
        <table:table-row table:style-name="ro1">
          <table:table-cell office:value-type="float" office:value="0.271423" calcext:value-type="float">
            <text:p>0.271423</text:p>
          </table:table-cell>
          <table:table-cell office:value-type="float" office:value="0.258703" calcext:value-type="float">
            <text:p>0.258703</text:p>
          </table:table-cell>
          <table:table-cell office:value-type="float" office:value="0.258308" calcext:value-type="float">
            <text:p>0.258308</text:p>
          </table:table-cell>
          <table:table-cell office:value-type="float" office:value="0.25729" calcext:value-type="float">
            <text:p>0.25729</text:p>
          </table:table-cell>
          <table:table-cell office:value-type="float" office:value="0.25601" calcext:value-type="float">
            <text:p>0.25601</text:p>
          </table:table-cell>
          <table:table-cell office:value-type="float" office:value="0.254981" calcext:value-type="float">
            <text:p>0.254981</text:p>
          </table:table-cell>
          <table:table-cell office:value-type="float" office:value="0.254583" calcext:value-type="float">
            <text:p>0.254583</text:p>
          </table:table-cell>
          <table:table-cell office:value-type="float" office:value="0.254981" calcext:value-type="float">
            <text:p>0.254981</text:p>
          </table:table-cell>
          <table:table-cell office:value-type="float" office:value="0.25601" calcext:value-type="float">
            <text:p>0.25601</text:p>
          </table:table-cell>
          <table:table-cell office:value-type="float" office:value="0.25729" calcext:value-type="float">
            <text:p>0.25729</text:p>
          </table:table-cell>
          <table:table-cell office:value-type="float" office:value="0.258308" calcext:value-type="float">
            <text:p>0.258308</text:p>
          </table:table-cell>
          <table:table-cell office:value-type="float" office:value="0.258703" calcext:value-type="float">
            <text:p>0.258703</text:p>
          </table:table-cell>
          <table:table-cell office:value-type="float" office:value="0.255349" calcext:value-type="float">
            <text:p>0.255349</text:p>
          </table:table-cell>
          <table:table-cell office:value-type="float" office:value="0.255156" calcext:value-type="float">
            <text:p>0.255156</text:p>
          </table:table-cell>
          <table:table-cell office:value-type="float" office:value="0.254718" calcext:value-type="float">
            <text:p>0.254718</text:p>
          </table:table-cell>
          <table:table-cell office:value-type="float" office:value="0.254161" calcext:value-type="float">
            <text:p>0.254161</text:p>
          </table:table-cell>
          <table:table-cell office:value-type="float" office:value="0.253725" calcext:value-type="float">
            <text:p>0.253725</text:p>
          </table:table-cell>
          <table:table-cell office:value-type="float" office:value="0.253548" calcext:value-type="float">
            <text:p>0.253548</text:p>
          </table:table-cell>
          <table:table-cell office:value-type="float" office:value="0.253725" calcext:value-type="float">
            <text:p>0.253725</text:p>
          </table:table-cell>
          <table:table-cell office:value-type="float" office:value="0.254161" calcext:value-type="float">
            <text:p>0.254161</text:p>
          </table:table-cell>
          <table:table-cell office:value-type="float" office:value="0.254718" calcext:value-type="float">
            <text:p>0.254718</text:p>
          </table:table-cell>
          <table:table-cell office:value-type="float" office:value="0.255156" calcext:value-type="float">
            <text:p>0.255156</text:p>
          </table:table-cell>
          <table:table-cell office:value-type="float" office:value="0.255349" calcext:value-type="float">
            <text:p>0.255349</text:p>
          </table:table-cell>
          <table:table-cell office:value-type="float" office:value="0.253611" calcext:value-type="float">
            <text:p>0.253611</text:p>
          </table:table-cell>
          <table:table-cell office:value-type="float" office:value="0.252933" calcext:value-type="float">
            <text:p>0.252933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48828" calcext:value-type="float">
            <text:p>0.248828</text:p>
          </table:table-cell>
          <table:table-cell office:value-type="float" office:value="0.247018" calcext:value-type="float">
            <text:p>0.247018</text:p>
          </table:table-cell>
          <table:table-cell office:value-type="float" office:value="0.246323" calcext:value-type="float">
            <text:p>0.246323</text:p>
          </table:table-cell>
          <table:table-cell office:value-type="float" office:value="0.247018" calcext:value-type="float">
            <text:p>0.247018</text:p>
          </table:table-cell>
          <table:table-cell office:value-type="float" office:value="0.248828" calcext:value-type="float">
            <text:p>0.248828</text:p>
          </table:table-cell>
          <table:table-cell office:value-type="float" office:value="0.2511" calcext:value-type="float">
            <text:p>0.2511</text:p>
          </table:table-cell>
          <table:table-cell office:value-type="float" office:value="0.252933" calcext:value-type="float">
            <text:p>0.252933</text:p>
          </table:table-cell>
          <table:table-cell office:value-type="float" office:value="0.253611" calcext:value-type="float">
            <text:p>0.253611</text:p>
          </table:table-cell>
          <table:table-cell office:value-type="float" office:value="0.250148" calcext:value-type="float">
            <text:p>0.250148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244902" calcext:value-type="float">
            <text:p>0.244902</text:p>
          </table:table-cell>
          <table:table-cell office:value-type="float" office:value="0.240183" calcext:value-type="float">
            <text:p>0.240183</text:p>
          </table:table-cell>
          <table:table-cell office:value-type="float" office:value="0.236454" calcext:value-type="float">
            <text:p>0.236454</text:p>
          </table:table-cell>
          <table:table-cell office:value-type="float" office:value="0.23504" calcext:value-type="float">
            <text:p>0.23504</text:p>
          </table:table-cell>
          <table:table-cell office:value-type="float" office:value="0.236454" calcext:value-type="float">
            <text:p>0.236454</text:p>
          </table:table-cell>
          <table:table-cell office:value-type="float" office:value="0.240183" calcext:value-type="float">
            <text:p>0.240183</text:p>
          </table:table-cell>
          <table:table-cell office:value-type="float" office:value="0.244902" calcext:value-type="float">
            <text:p>0.244902</text:p>
          </table:table-cell>
          <table:table-cell office:value-type="float" office:value="0.24877" calcext:value-type="float">
            <text:p>0.24877</text:p>
          </table:table-cell>
          <table:table-cell office:value-type="float" office:value="0.250148" calcext:value-type="float">
            <text:p>0.250148</text:p>
          </table:table-cell>
          <table:table-cell office:value-type="float" office:value="0.245934" calcext:value-type="float">
            <text:p>0.245934</text:p>
          </table:table-cell>
          <table:table-cell office:value-type="float" office:value="0.243548" calcext:value-type="float">
            <text:p>0.243548</text:p>
          </table:table-cell>
          <table:table-cell office:value-type="float" office:value="0.236763" calcext:value-type="float">
            <text:p>0.236763</text:p>
          </table:table-cell>
          <table:table-cell office:value-type="float" office:value="0.228616" calcext:value-type="float">
            <text:p>0.228616</text:p>
          </table:table-cell>
          <table:table-cell office:value-type="float" office:value="0.222259" calcext:value-type="float">
            <text:p>0.222259</text:p>
          </table:table-cell>
          <table:table-cell office:value-type="float" office:value="0.219876" calcext:value-type="float">
            <text:p>0.219876</text:p>
          </table:table-cell>
          <table:table-cell office:value-type="float" office:value="0.222259" calcext:value-type="float">
            <text:p>0.222259</text:p>
          </table:table-cell>
          <table:table-cell office:value-type="float" office:value="0.228616" calcext:value-type="float">
            <text:p>0.228616</text:p>
          </table:table-cell>
          <table:table-cell office:value-type="float" office:value="0.236763" calcext:value-type="float">
            <text:p>0.236763</text:p>
          </table:table-cell>
          <table:table-cell office:value-type="float" office:value="0.243548" calcext:value-type="float">
            <text:p>0.243548</text:p>
          </table:table-cell>
          <table:table-cell office:value-type="float" office:value="0.245934" calcext:value-type="float">
            <text:p>0.245934</text:p>
          </table:table-cell>
          <table:table-cell office:value-type="float" office:value="0.240381" calcext:value-type="float">
            <text:p>0.240381</text:p>
          </table:table-cell>
          <table:table-cell office:value-type="float" office:value="0.236806" calcext:value-type="float">
            <text:p>0.236806</text:p>
          </table:table-cell>
          <table:table-cell office:value-type="float" office:value="0.226638" calcext:value-type="float">
            <text:p>0.226638</text:p>
          </table:table-cell>
          <table:table-cell office:value-type="float" office:value="0.21466" calcext:value-type="float">
            <text:p>0.21466</text:p>
          </table:table-cell>
          <table:table-cell office:value-type="float" office:value="0.205479" calcext:value-type="float">
            <text:p>0.205479</text:p>
          </table:table-cell>
          <table:table-cell office:value-type="float" office:value="0.202076" calcext:value-type="float">
            <text:p>0.202076</text:p>
          </table:table-cell>
          <table:table-cell office:value-type="float" office:value="0.205479" calcext:value-type="float">
            <text:p>0.205479</text:p>
          </table:table-cell>
          <table:table-cell office:value-type="float" office:value="0.21466" calcext:value-type="float">
            <text:p>0.21466</text:p>
          </table:table-cell>
          <table:table-cell office:value-type="float" office:value="0.226638" calcext:value-type="float">
            <text:p>0.226638</text:p>
          </table:table-cell>
          <table:table-cell office:value-type="float" office:value="0.236806" calcext:value-type="float">
            <text:p>0.236806</text:p>
          </table:table-cell>
          <table:table-cell office:value-type="float" office:value="0.240381" calcext:value-type="float">
            <text:p>0.240381</text:p>
          </table:table-cell>
          <table:table-cell office:value-type="float" office:value="0.234135" calcext:value-type="float">
            <text:p>0.234135</text:p>
          </table:table-cell>
          <table:table-cell office:value-type="float" office:value="0.229178" calcext:value-type="float">
            <text:p>0.229178</text:p>
          </table:table-cell>
          <table:table-cell office:value-type="float" office:value="0.215189" calcext:value-type="float">
            <text:p>0.215189</text:p>
          </table:table-cell>
          <table:table-cell office:value-type="float" office:value="0.199057" calcext:value-type="float">
            <text:p>0.199057</text:p>
          </table:table-cell>
          <table:table-cell office:value-type="float" office:value="0.186942" calcext:value-type="float">
            <text:p>0.186942</text:p>
          </table:table-cell>
          <table:table-cell office:value-type="float" office:value="0.182509" calcext:value-type="float">
            <text:p>0.182509</text:p>
          </table:table-cell>
          <table:table-cell office:value-type="float" office:value="0.186942" calcext:value-type="float">
            <text:p>0.186942</text:p>
          </table:table-cell>
          <table:table-cell office:value-type="float" office:value="0.199057" calcext:value-type="float">
            <text:p>0.199057</text:p>
          </table:table-cell>
          <table:table-cell office:value-type="float" office:value="0.215189" calcext:value-type="float">
            <text:p>0.215189</text:p>
          </table:table-cell>
          <table:table-cell office:value-type="float" office:value="0.229178" calcext:value-type="float">
            <text:p>0.229178</text:p>
          </table:table-cell>
          <table:table-cell office:value-type="float" office:value="0.234135" calcext:value-type="float">
            <text:p>0.234135</text:p>
          </table:table-cell>
          <table:table-cell office:value-type="float" office:value="0.227354" calcext:value-type="float">
            <text:p>0.227354</text:p>
          </table:table-cell>
          <table:table-cell office:value-type="float" office:value="0.220931" calcext:value-type="float">
            <text:p>0.220931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182896" calcext:value-type="float">
            <text:p>0.182896</text:p>
          </table:table-cell>
          <table:table-cell office:value-type="float" office:value="0.168104" calcext:value-type="float">
            <text:p>0.168104</text:p>
          </table:table-cell>
          <table:table-cell office:value-type="float" office:value="0.162768" calcext:value-type="float">
            <text:p>0.162768</text:p>
          </table:table-cell>
          <table:table-cell office:value-type="float" office:value="0.168104" calcext:value-type="float">
            <text:p>0.168104</text:p>
          </table:table-cell>
          <table:table-cell office:value-type="float" office:value="0.182896" calcext:value-type="float">
            <text:p>0.182896</text:p>
          </table:table-cell>
          <table:table-cell office:value-type="float" office:value="0.203045" calcext:value-type="float">
            <text:p>0.203045</text:p>
          </table:table-cell>
          <table:table-cell office:value-type="float" office:value="0.220931" calcext:value-type="float">
            <text:p>0.220931</text:p>
          </table:table-cell>
          <table:table-cell office:value-type="float" office:value="0.227354" calcext:value-type="float">
            <text:p>0.227354</text:p>
          </table:table-cell>
          <table:table-cell office:value-type="float" office:value="0.220885" calcext:value-type="float">
            <text:p>0.220885</text:p>
          </table:table-cell>
          <table:table-cell office:value-type="float" office:value="0.213015" calcext:value-type="float">
            <text:p>0.213015</text:p>
          </table:table-cell>
          <table:table-cell office:value-type="float" office:value="0.191468" calcext:value-type="float">
            <text:p>0.191468</text:p>
          </table:table-cell>
          <table:table-cell office:value-type="float" office:value="0.167752" calcext:value-type="float">
            <text:p>0.167752</text:p>
          </table:table-cell>
          <table:table-cell office:value-type="float" office:value="0.150732" calcext:value-type="float">
            <text:p>0.150732</text:p>
          </table:table-cell>
          <table:table-cell office:value-type="float" office:value="0.144678" calcext:value-type="float">
            <text:p>0.144678</text:p>
          </table:table-cell>
          <table:table-cell office:value-type="float" office:value="0.150732" calcext:value-type="float">
            <text:p>0.150732</text:p>
          </table:table-cell>
          <table:table-cell office:value-type="float" office:value="0.167752" calcext:value-type="float">
            <text:p>0.167752</text:p>
          </table:table-cell>
          <table:table-cell office:value-type="float" office:value="0.191468" calcext:value-type="float">
            <text:p>0.191468</text:p>
          </table:table-cell>
          <table:table-cell office:value-type="float" office:value="0.213015" calcext:value-type="float">
            <text:p>0.213015</text:p>
          </table:table-cell>
          <table:table-cell office:value-type="float" office:value="0.220885" calcext:value-type="float">
            <text:p>0.220885</text:p>
          </table:table-cell>
          <table:table-cell office:value-type="float" office:value="0.215776" calcext:value-type="float">
            <text:p>0.215776</text:p>
          </table:table-cell>
          <table:table-cell office:value-type="float" office:value="0.206719" calcext:value-type="float">
            <text:p>0.206719</text:p>
          </table:table-cell>
          <table:table-cell office:value-type="float" office:value="0.18235" calcext:value-type="float">
            <text:p>0.18235</text:p>
          </table:table-cell>
          <table:table-cell office:value-type="float" office:value="0.156046" calcext:value-type="float">
            <text:p>0.156046</text:p>
          </table:table-cell>
          <table:table-cell office:value-type="float" office:value="0.137531" calcext:value-type="float">
            <text:p>0.137531</text:p>
          </table:table-cell>
          <table:table-cell office:value-type="float" office:value="0.131024" calcext:value-type="float">
            <text:p>0.131024</text:p>
          </table:table-cell>
          <table:table-cell office:value-type="float" office:value="0.137531" calcext:value-type="float">
            <text:p>0.137531</text:p>
          </table:table-cell>
          <table:table-cell office:value-type="float" office:value="0.156046" calcext:value-type="float">
            <text:p>0.156046</text:p>
          </table:table-cell>
          <table:table-cell office:value-type="float" office:value="0.18235" calcext:value-type="float">
            <text:p>0.18235</text:p>
          </table:table-cell>
          <table:table-cell office:value-type="float" office:value="0.206719" calcext:value-type="float">
            <text:p>0.206719</text:p>
          </table:table-cell>
          <table:table-cell office:value-type="float" office:value="0.215776" calcext:value-type="float">
            <text:p>0.215776</text:p>
          </table:table-cell>
          <table:table-cell office:value-type="float" office:value="0.213758" calcext:value-type="float">
            <text:p>0.213758</text:p>
          </table:table-cell>
          <table:table-cell office:value-type="float" office:value="0.204143" calcext:value-type="float">
            <text:p>0.204143</text:p>
          </table:table-cell>
          <table:table-cell office:value-type="float" office:value="0.178547" calcext:value-type="float">
            <text:p>0.178547</text:p>
          </table:table-cell>
          <table:table-cell office:value-type="float" office:value="0.151174" calcext:value-type="float">
            <text:p>0.151174</text:p>
          </table:table-cell>
          <table:table-cell office:value-type="float" office:value="0.132078" calcext:value-type="float">
            <text:p>0.132078</text:p>
          </table:table-cell>
          <table:table-cell office:value-type="float" office:value="0.125404" calcext:value-type="float">
            <text:p>0.125404</text:p>
          </table:table-cell>
          <table:table-cell office:value-type="float" office:value="0.132078" calcext:value-type="float">
            <text:p>0.132078</text:p>
          </table:table-cell>
          <table:table-cell office:value-type="float" office:value="0.151174" calcext:value-type="float">
            <text:p>0.151174</text:p>
          </table:table-cell>
          <table:table-cell office:value-type="float" office:value="0.178547" calcext:value-type="float">
            <text:p>0.178547</text:p>
          </table:table-cell>
          <table:table-cell office:value-type="float" office:value="0.204143" calcext:value-type="float">
            <text:p>0.204143</text:p>
          </table:table-cell>
          <table:table-cell office:value-type="float" office:value="0.213758" calcext:value-type="float">
            <text:p>0.213758</text:p>
          </table:table-cell>
        </table:table-row>
        <table:table-row table:style-name="ro1">
          <table:table-cell office:value-type="float" office:value="0.280928" calcext:value-type="float">
            <text:p>0.280928</text:p>
          </table:table-cell>
          <table:table-cell office:value-type="float" office:value="0.267266" calcext:value-type="float">
            <text:p>0.267266</text:p>
          </table:table-cell>
          <table:table-cell office:value-type="float" office:value="0.266854" calcext:value-type="float">
            <text:p>0.266854</text:p>
          </table:table-cell>
          <table:table-cell office:value-type="float" office:value="0.265791" calcext:value-type="float">
            <text:p>0.265791</text:p>
          </table:table-cell>
          <table:table-cell office:value-type="float" office:value="0.264455" calcext:value-type="float">
            <text:p>0.264455</text:p>
          </table:table-cell>
          <table:table-cell office:value-type="float" office:value="0.263381" calcext:value-type="float">
            <text:p>0.263381</text:p>
          </table:table-cell>
          <table:table-cell office:value-type="float" office:value="0.262965" calcext:value-type="float">
            <text:p>0.262965</text:p>
          </table:table-cell>
          <table:table-cell office:value-type="float" office:value="0.263381" calcext:value-type="float">
            <text:p>0.263381</text:p>
          </table:table-cell>
          <table:table-cell office:value-type="float" office:value="0.264455" calcext:value-type="float">
            <text:p>0.264455</text:p>
          </table:table-cell>
          <table:table-cell office:value-type="float" office:value="0.265791" calcext:value-type="float">
            <text:p>0.265791</text:p>
          </table:table-cell>
          <table:table-cell office:value-type="float" office:value="0.266854" calcext:value-type="float">
            <text:p>0.266854</text:p>
          </table:table-cell>
          <table:table-cell office:value-type="float" office:value="0.267266" calcext:value-type="float">
            <text:p>0.267266</text:p>
          </table:table-cell>
          <table:table-cell office:value-type="float" office:value="0.263772" calcext:value-type="float">
            <text:p>0.263772</text:p>
          </table:table-cell>
          <table:table-cell office:value-type="float" office:value="0.263573" calcext:value-type="float">
            <text:p>0.263573</text:p>
          </table:table-cell>
          <table:table-cell office:value-type="float" office:value="0.263122" calcext:value-type="float">
            <text:p>0.263122</text:p>
          </table:table-cell>
          <table:table-cell office:value-type="float" office:value="0.262547" calcext:value-type="float">
            <text:p>0.262547</text:p>
          </table:table-cell>
          <table:table-cell office:value-type="float" office:value="0.262098" calcext:value-type="float">
            <text:p>0.262098</text:p>
          </table:table-cell>
          <table:table-cell office:value-type="float" office:value="0.261916" calcext:value-type="float">
            <text:p>0.261916</text:p>
          </table:table-cell>
          <table:table-cell office:value-type="float" office:value="0.262098" calcext:value-type="float">
            <text:p>0.262098</text:p>
          </table:table-cell>
          <table:table-cell office:value-type="float" office:value="0.262547" calcext:value-type="float">
            <text:p>0.262547</text:p>
          </table:table-cell>
          <table:table-cell office:value-type="float" office:value="0.263122" calcext:value-type="float">
            <text:p>0.263122</text:p>
          </table:table-cell>
          <table:table-cell office:value-type="float" office:value="0.263573" calcext:value-type="float">
            <text:p>0.263573</text:p>
          </table:table-cell>
          <table:table-cell office:value-type="float" office:value="0.263772" calcext:value-type="float">
            <text:p>0.263772</text:p>
          </table:table-cell>
          <table:table-cell office:value-type="float" office:value="0.261982" calcext:value-type="float">
            <text:p>0.261982</text:p>
          </table:table-cell>
          <table:table-cell office:value-type="float" office:value="0.261282" calcext:value-type="float">
            <text:p>0.261282</text:p>
          </table:table-cell>
          <table:table-cell office:value-type="float" office:value="0.259391" calcext:value-type="float">
            <text:p>0.259391</text:p>
          </table:table-cell>
          <table:table-cell office:value-type="float" office:value="0.257047" calcext:value-type="float">
            <text:p>0.257047</text:p>
          </table:table-cell>
          <table:table-cell office:value-type="float" office:value="0.255181" calcext:value-type="float">
            <text:p>0.255181</text:p>
          </table:table-cell>
          <table:table-cell office:value-type="float" office:value="0.254463" calcext:value-type="float">
            <text:p>0.254463</text:p>
          </table:table-cell>
          <table:table-cell office:value-type="float" office:value="0.255181" calcext:value-type="float">
            <text:p>0.255181</text:p>
          </table:table-cell>
          <table:table-cell office:value-type="float" office:value="0.257047" calcext:value-type="float">
            <text:p>0.257047</text:p>
          </table:table-cell>
          <table:table-cell office:value-type="float" office:value="0.259391" calcext:value-type="float">
            <text:p>0.259391</text:p>
          </table:table-cell>
          <table:table-cell office:value-type="float" office:value="0.261282" calcext:value-type="float">
            <text:p>0.261282</text:p>
          </table:table-cell>
          <table:table-cell office:value-type="float" office:value="0.261982" calcext:value-type="float">
            <text:p>0.261982</text:p>
          </table:table-cell>
          <table:table-cell office:value-type="float" office:value="0.258401" calcext:value-type="float">
            <text:p>0.258401</text:p>
          </table:table-cell>
          <table:table-cell office:value-type="float" office:value="0.256982" calcext:value-type="float">
            <text:p>0.256982</text:p>
          </table:table-cell>
          <table:table-cell office:value-type="float" office:value="0.252997" calcext:value-type="float">
            <text:p>0.252997</text:p>
          </table:table-cell>
          <table:table-cell office:value-type="float" office:value="0.248133" calcext:value-type="float">
            <text:p>0.248133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242833" calcext:value-type="float">
            <text:p>0.242833</text:p>
          </table:table-cell>
          <table:table-cell office:value-type="float" office:value="0.24429" calcext:value-type="float">
            <text:p>0.24429</text:p>
          </table:table-cell>
          <table:table-cell office:value-type="float" office:value="0.248133" calcext:value-type="float">
            <text:p>0.248133</text:p>
          </table:table-cell>
          <table:table-cell office:value-type="float" office:value="0.252997" calcext:value-type="float">
            <text:p>0.252997</text:p>
          </table:table-cell>
          <table:table-cell office:value-type="float" office:value="0.256982" calcext:value-type="float">
            <text:p>0.256982</text:p>
          </table:table-cell>
          <table:table-cell office:value-type="float" office:value="0.258401" calcext:value-type="float">
            <text:p>0.258401</text:p>
          </table:table-cell>
          <table:table-cell office:value-type="float" office:value="0.254059" calcext:value-type="float">
            <text:p>0.254059</text:p>
          </table:table-cell>
          <table:table-cell office:value-type="float" office:value="0.251603" calcext:value-type="float">
            <text:p>0.251603</text:p>
          </table:table-cell>
          <table:table-cell office:value-type="float" office:value="0.244609" calcext:value-type="float">
            <text:p>0.244609</text:p>
          </table:table-cell>
          <table:table-cell office:value-type="float" office:value="0.236209" calcext:value-type="float">
            <text:p>0.236209</text:p>
          </table:table-cell>
          <table:table-cell office:value-type="float" office:value="0.229655" calcext:value-type="float">
            <text:p>0.229655</text:p>
          </table:table-cell>
          <table:table-cell office:value-type="float" office:value="0.227198" calcext:value-type="float">
            <text:p>0.227198</text:p>
          </table:table-cell>
          <table:table-cell office:value-type="float" office:value="0.229655" calcext:value-type="float">
            <text:p>0.229655</text:p>
          </table:table-cell>
          <table:table-cell office:value-type="float" office:value="0.236209" calcext:value-type="float">
            <text:p>0.236209</text:p>
          </table:table-cell>
          <table:table-cell office:value-type="float" office:value="0.244609" calcext:value-type="float">
            <text:p>0.244609</text:p>
          </table:table-cell>
          <table:table-cell office:value-type="float" office:value="0.251603" calcext:value-type="float">
            <text:p>0.251603</text:p>
          </table:table-cell>
          <table:table-cell office:value-type="float" office:value="0.254059" calcext:value-type="float">
            <text:p>0.254059</text:p>
          </table:table-cell>
          <table:table-cell office:value-type="float" office:value="0.248333" calcext:value-type="float">
            <text:p>0.248333</text:p>
          </table:table-cell>
          <table:table-cell office:value-type="float" office:value="0.244656" calcext:value-type="float">
            <text:p>0.244656</text:p>
          </table:table-cell>
          <table:table-cell office:value-type="float" office:value="0.234178" calcext:value-type="float">
            <text:p>0.234178</text:p>
          </table:table-cell>
          <table:table-cell office:value-type="float" office:value="0.221833" calcext:value-type="float">
            <text:p>0.221833</text:p>
          </table:table-cell>
          <table:table-cell office:value-type="float" office:value="0.212368" calcext:value-type="float">
            <text:p>0.212368</text:p>
          </table:table-cell>
          <table:table-cell office:value-type="float" office:value="0.20886" calcext:value-type="float">
            <text:p>0.20886</text:p>
          </table:table-cell>
          <table:table-cell office:value-type="float" office:value="0.212368" calcext:value-type="float">
            <text:p>0.212368</text:p>
          </table:table-cell>
          <table:table-cell office:value-type="float" office:value="0.221833" calcext:value-type="float">
            <text:p>0.221833</text:p>
          </table:table-cell>
          <table:table-cell office:value-type="float" office:value="0.234178" calcext:value-type="float">
            <text:p>0.234178</text:p>
          </table:table-cell>
          <table:table-cell office:value-type="float" office:value="0.244656" calcext:value-type="float">
            <text:p>0.244656</text:p>
          </table:table-cell>
          <table:table-cell office:value-type="float" office:value="0.248333" calcext:value-type="float">
            <text:p>0.248333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0.236821" calcext:value-type="float">
            <text:p>0.236821</text:p>
          </table:table-cell>
          <table:table-cell office:value-type="float" office:value="0.222406" calcext:value-type="float">
            <text:p>0.222406</text:p>
          </table:table-cell>
          <table:table-cell office:value-type="float" office:value="0.20578" calcext:value-type="float">
            <text:p>0.20578</text:p>
          </table:table-cell>
          <table:table-cell office:value-type="float" office:value="0.19329" calcext:value-type="float">
            <text:p>0.19329</text:p>
          </table:table-cell>
          <table:table-cell office:value-type="float" office:value="0.18872" calcext:value-type="float">
            <text:p>0.18872</text:p>
          </table:table-cell>
          <table:table-cell office:value-type="float" office:value="0.19329" calcext:value-type="float">
            <text:p>0.19329</text:p>
          </table:table-cell>
          <table:table-cell office:value-type="float" office:value="0.20578" calcext:value-type="float">
            <text:p>0.20578</text:p>
          </table:table-cell>
          <table:table-cell office:value-type="float" office:value="0.222406" calcext:value-type="float">
            <text:p>0.222406</text:p>
          </table:table-cell>
          <table:table-cell office:value-type="float" office:value="0.236821" calcext:value-type="float">
            <text:p>0.236821</text:p>
          </table:table-cell>
          <table:table-cell office:value-type="float" office:value="0.241915" calcext:value-type="float">
            <text:p>0.241915</text:p>
          </table:table-cell>
          <table:table-cell office:value-type="float" office:value="0.234962" calcext:value-type="float">
            <text:p>0.234962</text:p>
          </table:table-cell>
          <table:table-cell office:value-type="float" office:value="0.228366" calcext:value-type="float">
            <text:p>0.228366</text:p>
          </table:table-cell>
          <table:table-cell office:value-type="float" office:value="0.209947" calcext:value-type="float">
            <text:p>0.209947</text:p>
          </table:table-cell>
          <table:table-cell office:value-type="float" office:value="0.189188" calcext:value-type="float">
            <text:p>0.189188</text:p>
          </table:table-cell>
          <table:table-cell office:value-type="float" office:value="0.173941" calcext:value-type="float">
            <text:p>0.173941</text:p>
          </table:table-cell>
          <table:table-cell office:value-type="float" office:value="0.168439" calcext:value-type="float">
            <text:p>0.168439</text:p>
          </table:table-cell>
          <table:table-cell office:value-type="float" office:value="0.173941" calcext:value-type="float">
            <text:p>0.173941</text:p>
          </table:table-cell>
          <table:table-cell office:value-type="float" office:value="0.189188" calcext:value-type="float">
            <text:p>0.189188</text:p>
          </table:table-cell>
          <table:table-cell office:value-type="float" office:value="0.209947" calcext:value-type="float">
            <text:p>0.209947</text:p>
          </table:table-cell>
          <table:table-cell office:value-type="float" office:value="0.228366" calcext:value-type="float">
            <text:p>0.228366</text:p>
          </table:table-cell>
          <table:table-cell office:value-type="float" office:value="0.234962" calcext:value-type="float">
            <text:p>0.234962</text:p>
          </table:table-cell>
          <table:table-cell office:value-type="float" office:value="0.228362" calcext:value-type="float">
            <text:p>0.228362</text:p>
          </table:table-cell>
          <table:table-cell office:value-type="float" office:value="0.220287" calcext:value-type="float">
            <text:p>0.220287</text:p>
          </table:table-cell>
          <table:table-cell office:value-type="float" office:value="0.198113" calcext:value-type="float">
            <text:p>0.198113</text:p>
          </table:table-cell>
          <table:table-cell office:value-type="float" office:value="0.173688" calcext:value-type="float">
            <text:p>0.173688</text:p>
          </table:table-cell>
          <table:table-cell office:value-type="float" office:value="0.156147" calcext:value-type="float">
            <text:p>0.156147</text:p>
          </table:table-cell>
          <table:table-cell office:value-type="float" office:value="0.149905" calcext:value-type="float">
            <text:p>0.149905</text:p>
          </table:table-cell>
          <table:table-cell office:value-type="float" office:value="0.156147" calcext:value-type="float">
            <text:p>0.156147</text:p>
          </table:table-cell>
          <table:table-cell office:value-type="float" office:value="0.173688" calcext:value-type="float">
            <text:p>0.173688</text:p>
          </table:table-cell>
          <table:table-cell office:value-type="float" office:value="0.198113" calcext:value-type="float">
            <text:p>0.198113</text:p>
          </table:table-cell>
          <table:table-cell office:value-type="float" office:value="0.220287" calcext:value-type="float">
            <text:p>0.220287</text:p>
          </table:table-cell>
          <table:table-cell office:value-type="float" office:value="0.228362" calcext:value-type="float">
            <text:p>0.228362</text:p>
          </table:table-cell>
          <table:table-cell office:value-type="float" office:value="0.223173" calcext:value-type="float">
            <text:p>0.223173</text:p>
          </table:table-cell>
          <table:table-cell office:value-type="float" office:value="0.213889" calcext:value-type="float">
            <text:p>0.213889</text:p>
          </table:table-cell>
          <table:table-cell office:value-type="float" office:value="0.18883" calcext:value-type="float">
            <text:p>0.18883</text:p>
          </table:table-cell>
          <table:table-cell office:value-type="float" office:value="0.161754" calcext:value-type="float">
            <text:p>0.161754</text:p>
          </table:table-cell>
          <table:table-cell office:value-type="float" office:value="0.142676" calcext:value-type="float">
            <text:p>0.142676</text:p>
          </table:table-cell>
          <table:table-cell office:value-type="float" office:value="0.135967" calcext:value-type="float">
            <text:p>0.135967</text:p>
          </table:table-cell>
          <table:table-cell office:value-type="float" office:value="0.142676" calcext:value-type="float">
            <text:p>0.142676</text:p>
          </table:table-cell>
          <table:table-cell office:value-type="float" office:value="0.161754" calcext:value-type="float">
            <text:p>0.161754</text:p>
          </table:table-cell>
          <table:table-cell office:value-type="float" office:value="0.18883" calcext:value-type="float">
            <text:p>0.18883</text:p>
          </table:table-cell>
          <table:table-cell office:value-type="float" office:value="0.213889" calcext:value-type="float">
            <text:p>0.213889</text:p>
          </table:table-cell>
          <table:table-cell office:value-type="float" office:value="0.223173" calcext:value-type="float">
            <text:p>0.223173</text:p>
          </table:table-cell>
          <table:table-cell office:value-type="float" office:value="0.221148" calcext:value-type="float">
            <text:p>0.221148</text:p>
          </table:table-cell>
          <table:table-cell office:value-type="float" office:value="0.211296" calcext:value-type="float">
            <text:p>0.211296</text:p>
          </table:table-cell>
          <table:table-cell office:value-type="float" office:value="0.184984" calcext:value-type="float">
            <text:p>0.184984</text:p>
          </table:table-cell>
          <table:table-cell office:value-type="float" office:value="0.156814" calcext:value-type="float">
            <text:p>0.156814</text:p>
          </table:table-cell>
          <table:table-cell office:value-type="float" office:value="0.137137" calcext:value-type="float">
            <text:p>0.137137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0.137137" calcext:value-type="float">
            <text:p>0.137137</text:p>
          </table:table-cell>
          <table:table-cell office:value-type="float" office:value="0.156814" calcext:value-type="float">
            <text:p>0.156814</text:p>
          </table:table-cell>
          <table:table-cell office:value-type="float" office:value="0.184984" calcext:value-type="float">
            <text:p>0.184984</text:p>
          </table:table-cell>
          <table:table-cell office:value-type="float" office:value="0.211296" calcext:value-type="float">
            <text:p>0.211296</text:p>
          </table:table-cell>
          <table:table-cell office:value-type="float" office:value="0.221148" calcext:value-type="float">
            <text:p>0.221148</text:p>
          </table:table-cell>
        </table:table-row>
        <table:table-row table:style-name="ro1">
          <table:table-cell office:value-type="float" office:value="0.289036" calcext:value-type="float">
            <text:p>0.289036</text:p>
          </table:table-cell>
          <table:table-cell office:value-type="float" office:value="0.274546" calcext:value-type="float">
            <text:p>0.274546</text:p>
          </table:table-cell>
          <table:table-cell office:value-type="float" office:value="0.274118" calcext:value-type="float">
            <text:p>0.274118</text:p>
          </table:table-cell>
          <table:table-cell office:value-type="float" office:value="0.273017" calcext:value-type="float">
            <text:p>0.273017</text:p>
          </table:table-cell>
          <table:table-cell office:value-type="float" office:value="0.271633" calcext:value-type="float">
            <text:p>0.271633</text:p>
          </table:table-cell>
          <table:table-cell office:value-type="float" office:value="0.27052" calcext:value-type="float">
            <text:p>0.27052</text:p>
          </table:table-cell>
          <table:table-cell office:value-type="float" office:value="0.270089" calcext:value-type="float">
            <text:p>0.270089</text:p>
          </table:table-cell>
          <table:table-cell office:value-type="float" office:value="0.27052" calcext:value-type="float">
            <text:p>0.27052</text:p>
          </table:table-cell>
          <table:table-cell office:value-type="float" office:value="0.271633" calcext:value-type="float">
            <text:p>0.271633</text:p>
          </table:table-cell>
          <table:table-cell office:value-type="float" office:value="0.273017" calcext:value-type="float">
            <text:p>0.273017</text:p>
          </table:table-cell>
          <table:table-cell office:value-type="float" office:value="0.274118" calcext:value-type="float">
            <text:p>0.274118</text:p>
          </table:table-cell>
          <table:table-cell office:value-type="float" office:value="0.274546" calcext:value-type="float">
            <text:p>0.274546</text:p>
          </table:table-cell>
          <table:table-cell office:value-type="float" office:value="0.270932" calcext:value-type="float">
            <text:p>0.270932</text:p>
          </table:table-cell>
          <table:table-cell office:value-type="float" office:value="0.270727" calcext:value-type="float">
            <text:p>0.270727</text:p>
          </table:table-cell>
          <table:table-cell office:value-type="float" office:value="0.270265" calcext:value-type="float">
            <text:p>0.270265</text:p>
          </table:table-cell>
          <table:table-cell office:value-type="float" office:value="0.269675" calcext:value-type="float">
            <text:p>0.269675</text:p>
          </table:table-cell>
          <table:table-cell office:value-type="float" office:value="0.269215" calcext:value-type="float">
            <text:p>0.269215</text:p>
          </table:table-cell>
          <table:table-cell office:value-type="float" office:value="0.269028" calcext:value-type="float">
            <text:p>0.269028</text:p>
          </table:table-cell>
          <table:table-cell office:value-type="float" office:value="0.269215" calcext:value-type="float">
            <text:p>0.269215</text:p>
          </table:table-cell>
          <table:table-cell office:value-type="float" office:value="0.269675" calcext:value-type="float">
            <text:p>0.269675</text:p>
          </table:table-cell>
          <table:table-cell office:value-type="float" office:value="0.270265" calcext:value-type="float">
            <text:p>0.270265</text:p>
          </table:table-cell>
          <table:table-cell office:value-type="float" office:value="0.270727" calcext:value-type="float">
            <text:p>0.270727</text:p>
          </table:table-cell>
          <table:table-cell office:value-type="float" office:value="0.270932" calcext:value-type="float">
            <text:p>0.270932</text:p>
          </table:table-cell>
          <table:table-cell office:value-type="float" office:value="0.269096" calcext:value-type="float">
            <text:p>0.269096</text:p>
          </table:table-cell>
          <table:table-cell office:value-type="float" office:value="0.268379" calcext:value-type="float">
            <text:p>0.268379</text:p>
          </table:table-cell>
          <table:table-cell office:value-type="float" office:value="0.266439" calcext:value-type="float">
            <text:p>0.266439</text:p>
          </table:table-cell>
          <table:table-cell office:value-type="float" office:value="0.264034" calcext:value-type="float">
            <text:p>0.264034</text:p>
          </table:table-cell>
          <table:table-cell office:value-type="float" office:value="0.262119" calcext:value-type="float">
            <text:p>0.262119</text:p>
          </table:table-cell>
          <table:table-cell office:value-type="float" office:value="0.261383" calcext:value-type="float">
            <text:p>0.261383</text:p>
          </table:table-cell>
          <table:table-cell office:value-type="float" office:value="0.262119" calcext:value-type="float">
            <text:p>0.262119</text:p>
          </table:table-cell>
          <table:table-cell office:value-type="float" office:value="0.264034" calcext:value-type="float">
            <text:p>0.264034</text:p>
          </table:table-cell>
          <table:table-cell office:value-type="float" office:value="0.266439" calcext:value-type="float">
            <text:p>0.266439</text:p>
          </table:table-cell>
          <table:table-cell office:value-type="float" office:value="0.268379" calcext:value-type="float">
            <text:p>0.268379</text:p>
          </table:table-cell>
          <table:table-cell office:value-type="float" office:value="0.269096" calcext:value-type="float">
            <text:p>0.269096</text:p>
          </table:table-cell>
          <table:table-cell office:value-type="float" office:value="0.265416" calcext:value-type="float">
            <text:p>0.265416</text:p>
          </table:table-cell>
          <table:table-cell office:value-type="float" office:value="0.263963" calcext:value-type="float">
            <text:p>0.263963</text:p>
          </table:table-cell>
          <table:table-cell office:value-type="float" office:value="0.259878" calcext:value-type="float">
            <text:p>0.259878</text:p>
          </table:table-cell>
          <table:table-cell office:value-type="float" office:value="0.254892" calcext:value-type="float">
            <text:p>0.254892</text:p>
          </table:table-cell>
          <table:table-cell office:value-type="float" office:value="0.250953" calcext:value-type="float">
            <text:p>0.250953</text:p>
          </table:table-cell>
          <table:table-cell office:value-type="float" office:value="0.249459" calcext:value-type="float">
            <text:p>0.249459</text:p>
          </table:table-cell>
          <table:table-cell office:value-type="float" office:value="0.250953" calcext:value-type="float">
            <text:p>0.250953</text:p>
          </table:table-cell>
          <table:table-cell office:value-type="float" office:value="0.254892" calcext:value-type="float">
            <text:p>0.254892</text:p>
          </table:table-cell>
          <table:table-cell office:value-type="float" office:value="0.259878" calcext:value-type="float">
            <text:p>0.259878</text:p>
          </table:table-cell>
          <table:table-cell office:value-type="float" office:value="0.263963" calcext:value-type="float">
            <text:p>0.263963</text:p>
          </table:table-cell>
          <table:table-cell office:value-type="float" office:value="0.265416" calcext:value-type="float">
            <text:p>0.265416</text:p>
          </table:table-cell>
          <table:table-cell office:value-type="float" office:value="0.260967" calcext:value-type="float">
            <text:p>0.260967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5128" calcext:value-type="float">
            <text:p>0.25128</text:p>
          </table:table-cell>
          <table:table-cell office:value-type="float" office:value="0.242667" calcext:value-type="float">
            <text:p>0.242667</text:p>
          </table:table-cell>
          <table:table-cell office:value-type="float" office:value="0.235946" calcext:value-type="float">
            <text:p>0.235946</text:p>
          </table:table-cell>
          <table:table-cell office:value-type="float" office:value="0.233426" calcext:value-type="float">
            <text:p>0.233426</text:p>
          </table:table-cell>
          <table:table-cell office:value-type="float" office:value="0.235946" calcext:value-type="float">
            <text:p>0.235946</text:p>
          </table:table-cell>
          <table:table-cell office:value-type="float" office:value="0.242667" calcext:value-type="float">
            <text:p>0.242667</text:p>
          </table:table-cell>
          <table:table-cell office:value-type="float" office:value="0.25128" calcext:value-type="float">
            <text:p>0.25128</text:p>
          </table:table-cell>
          <table:table-cell office:value-type="float" office:value="0.258452" calcext:value-type="float">
            <text:p>0.258452</text:p>
          </table:table-cell>
          <table:table-cell office:value-type="float" office:value="0.260967" calcext:value-type="float">
            <text:p>0.260967</text:p>
          </table:table-cell>
          <table:table-cell office:value-type="float" office:value="0.255095" calcext:value-type="float">
            <text:p>0.255095</text:p>
          </table:table-cell>
          <table:table-cell office:value-type="float" office:value="0.251333" calcext:value-type="float">
            <text:p>0.251333</text:p>
          </table:table-cell>
          <table:table-cell office:value-type="float" office:value="0.240592" calcext:value-type="float">
            <text:p>0.240592</text:p>
          </table:table-cell>
          <table:table-cell office:value-type="float" office:value="0.227936" calcext:value-type="float">
            <text:p>0.227936</text:p>
          </table:table-cell>
          <table:table-cell office:value-type="float" office:value="0.218232" calcext:value-type="float">
            <text:p>0.218232</text:p>
          </table:table-cell>
          <table:table-cell office:value-type="float" office:value="0.214634" calcext:value-type="float">
            <text:p>0.214634</text:p>
          </table:table-cell>
          <table:table-cell office:value-type="float" office:value="0.218232" calcext:value-type="float">
            <text:p>0.218232</text:p>
          </table:table-cell>
          <table:table-cell office:value-type="float" office:value="0.227936" calcext:value-type="float">
            <text:p>0.227936</text:p>
          </table:table-cell>
          <table:table-cell office:value-type="float" office:value="0.240592" calcext:value-type="float">
            <text:p>0.240592</text:p>
          </table:table-cell>
          <table:table-cell office:value-type="float" office:value="0.251333" calcext:value-type="float">
            <text:p>0.251333</text:p>
          </table:table-cell>
          <table:table-cell office:value-type="float" office:value="0.255095" calcext:value-type="float">
            <text:p>0.255095</text:p>
          </table:table-cell>
          <table:table-cell office:value-type="float" office:value="0.248533" calcext:value-type="float">
            <text:p>0.248533</text:p>
          </table:table-cell>
          <table:table-cell office:value-type="float" office:value="0.243323" calcext:value-type="float">
            <text:p>0.243323</text:p>
          </table:table-cell>
          <table:table-cell office:value-type="float" office:value="0.228549" calcext:value-type="float">
            <text:p>0.228549</text:p>
          </table:table-cell>
          <table:table-cell office:value-type="float" office:value="0.211506" calcext:value-type="float">
            <text:p>0.211506</text:p>
          </table:table-cell>
          <table:table-cell office:value-type="float" office:value="0.198699" calcext:value-type="float">
            <text:p>0.198699</text:p>
          </table:table-cell>
          <table:table-cell office:value-type="float" office:value="0.194012" calcext:value-type="float">
            <text:p>0.194012</text:p>
          </table:table-cell>
          <table:table-cell office:value-type="float" office:value="0.198699" calcext:value-type="float">
            <text:p>0.198699</text:p>
          </table:table-cell>
          <table:table-cell office:value-type="float" office:value="0.211506" calcext:value-type="float">
            <text:p>0.211506</text:p>
          </table:table-cell>
          <table:table-cell office:value-type="float" office:value="0.228549" calcext:value-type="float">
            <text:p>0.228549</text:p>
          </table:table-cell>
          <table:table-cell office:value-type="float" office:value="0.243323" calcext:value-type="float">
            <text:p>0.243323</text:p>
          </table:table-cell>
          <table:table-cell office:value-type="float" office:value="0.248533" calcext:value-type="float">
            <text:p>0.248533</text:p>
          </table:table-cell>
          <table:table-cell office:value-type="float" office:value="0.241437" calcext:value-type="float">
            <text:p>0.241437</text:p>
          </table:table-cell>
          <table:table-cell office:value-type="float" office:value="0.234696" calcext:value-type="float">
            <text:p>0.234696</text:p>
          </table:table-cell>
          <table:table-cell office:value-type="float" office:value="0.215826" calcext:value-type="float">
            <text:p>0.215826</text:p>
          </table:table-cell>
          <table:table-cell office:value-type="float" office:value="0.194553" calcext:value-type="float">
            <text:p>0.194553</text:p>
          </table:table-cell>
          <table:table-cell office:value-type="float" office:value="0.178921" calcext:value-type="float">
            <text:p>0.178921</text:p>
          </table:table-cell>
          <table:table-cell office:value-type="float" office:value="0.173278" calcext:value-type="float">
            <text:p>0.173278</text:p>
          </table:table-cell>
          <table:table-cell office:value-type="float" office:value="0.178921" calcext:value-type="float">
            <text:p>0.178921</text:p>
          </table:table-cell>
          <table:table-cell office:value-type="float" office:value="0.194553" calcext:value-type="float">
            <text:p>0.194553</text:p>
          </table:table-cell>
          <table:table-cell office:value-type="float" office:value="0.215826" calcext:value-type="float">
            <text:p>0.215826</text:p>
          </table:table-cell>
          <table:table-cell office:value-type="float" office:value="0.234696" calcext:value-type="float">
            <text:p>0.234696</text:p>
          </table:table-cell>
          <table:table-cell office:value-type="float" office:value="0.241437" calcext:value-type="float">
            <text:p>0.241437</text:p>
          </table:table-cell>
          <table:table-cell office:value-type="float" office:value="0.23473" calcext:value-type="float">
            <text:p>0.23473</text:p>
          </table:table-cell>
          <table:table-cell office:value-type="float" office:value="0.226483" calcext:value-type="float">
            <text:p>0.226483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160775" calcext:value-type="float">
            <text:p>0.160775</text:p>
          </table:table-cell>
          <table:table-cell office:value-type="float" office:value="0.154373" calcext:value-type="float">
            <text:p>0.154373</text:p>
          </table:table-cell>
          <table:table-cell office:value-type="float" office:value="0.160775" calcext:value-type="float">
            <text:p>0.160775</text:p>
          </table:table-cell>
          <table:table-cell office:value-type="float" office:value="0.178757" calcext:value-type="float">
            <text:p>0.178757</text:p>
          </table:table-cell>
          <table:table-cell office:value-type="float" office:value="0.20378" calcext:value-type="float">
            <text:p>0.20378</text:p>
          </table:table-cell>
          <table:table-cell office:value-type="float" office:value="0.226483" calcext:value-type="float">
            <text:p>0.226483</text:p>
          </table:table-cell>
          <table:table-cell office:value-type="float" office:value="0.23473" calcext:value-type="float">
            <text:p>0.23473</text:p>
          </table:table-cell>
          <table:table-cell office:value-type="float" office:value="0.229476" calcext:value-type="float">
            <text:p>0.229476</text:p>
          </table:table-cell>
          <table:table-cell office:value-type="float" office:value="0.220001" calcext:value-type="float">
            <text:p>0.220001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166632" calcext:value-type="float">
            <text:p>0.166632</text:p>
          </table:table-cell>
          <table:table-cell office:value-type="float" office:value="0.147078" calcext:value-type="float">
            <text:p>0.147078</text:p>
          </table:table-cell>
          <table:table-cell office:value-type="float" office:value="0.140198" calcext:value-type="float">
            <text:p>0.140198</text:p>
          </table:table-cell>
          <table:table-cell office:value-type="float" office:value="0.147078" calcext:value-type="float">
            <text:p>0.147078</text:p>
          </table:table-cell>
          <table:table-cell office:value-type="float" office:value="0.166632" calcext:value-type="float">
            <text:p>0.166632</text:p>
          </table:table-cell>
          <table:table-cell office:value-type="float" office:value="0.19436" calcext:value-type="float">
            <text:p>0.19436</text:p>
          </table:table-cell>
          <table:table-cell office:value-type="float" office:value="0.220001" calcext:value-type="float">
            <text:p>0.220001</text:p>
          </table:table-cell>
          <table:table-cell office:value-type="float" office:value="0.229476" calcext:value-type="float">
            <text:p>0.229476</text:p>
          </table:table-cell>
          <table:table-cell office:value-type="float" office:value="0.227444" calcext:value-type="float">
            <text:p>0.227444</text:p>
          </table:table-cell>
          <table:table-cell office:value-type="float" office:value="0.217394" calcext:value-type="float">
            <text:p>0.217394</text:p>
          </table:table-cell>
          <table:table-cell office:value-type="float" office:value="0.19048" calcext:value-type="float">
            <text:p>0.19048</text:p>
          </table:table-cell>
          <table:table-cell office:value-type="float" office:value="0.161635" calcext:value-type="float">
            <text:p>0.161635</text:p>
          </table:table-cell>
          <table:table-cell office:value-type="float" office:value="0.141468" calcext:value-type="float">
            <text:p>0.141468</text:p>
          </table:table-cell>
          <table:table-cell office:value-type="float" office:value="0.13441" calcext:value-type="float">
            <text:p>0.13441</text:p>
          </table:table-cell>
          <table:table-cell office:value-type="float" office:value="0.141468" calcext:value-type="float">
            <text:p>0.141468</text:p>
          </table:table-cell>
          <table:table-cell office:value-type="float" office:value="0.161635" calcext:value-type="float">
            <text:p>0.161635</text:p>
          </table:table-cell>
          <table:table-cell office:value-type="float" office:value="0.19048" calcext:value-type="float">
            <text:p>0.19048</text:p>
          </table:table-cell>
          <table:table-cell office:value-type="float" office:value="0.217394" calcext:value-type="float">
            <text:p>0.217394</text:p>
          </table:table-cell>
          <table:table-cell office:value-type="float" office:value="0.227444" calcext:value-type="float">
            <text:p>0.227444</text:p>
          </table:table-cell>
        </table:table-row>
        <table:table-row table:style-name="ro1">
          <table:table-cell office:value-type="float" office:value="0.297729" calcext:value-type="float">
            <text:p>0.297729</text:p>
          </table:table-cell>
          <table:table-cell office:value-type="float" office:value="0.282323" calcext:value-type="float">
            <text:p>0.282323</text:p>
          </table:table-cell>
          <table:table-cell office:value-type="float" office:value="0.281879" calcext:value-type="float">
            <text:p>0.281879</text:p>
          </table:table-cell>
          <table:table-cell office:value-type="float" office:value="0.280738" calcext:value-type="float">
            <text:p>0.280738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278148" calcext:value-type="float">
            <text:p>0.278148</text:p>
          </table:table-cell>
          <table:table-cell office:value-type="float" office:value="0.277701" calcext:value-type="float">
            <text:p>0.277701</text:p>
          </table:table-cell>
          <table:table-cell office:value-type="float" office:value="0.278148" calcext:value-type="float">
            <text:p>0.278148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280738" calcext:value-type="float">
            <text:p>0.280738</text:p>
          </table:table-cell>
          <table:table-cell office:value-type="float" office:value="0.281879" calcext:value-type="float">
            <text:p>0.281879</text:p>
          </table:table-cell>
          <table:table-cell office:value-type="float" office:value="0.282323" calcext:value-type="float">
            <text:p>0.282323</text:p>
          </table:table-cell>
          <table:table-cell office:value-type="float" office:value="0.278582" calcext:value-type="float">
            <text:p>0.278582</text:p>
          </table:table-cell>
          <table:table-cell office:value-type="float" office:value="0.278371" calcext:value-type="float">
            <text:p>0.278371</text:p>
          </table:table-cell>
          <table:table-cell office:value-type="float" office:value="0.277896" calcext:value-type="float">
            <text:p>0.277896</text:p>
          </table:table-cell>
          <table:table-cell office:value-type="float" office:value="0.277291" calcext:value-type="float">
            <text:p>0.277291</text:p>
          </table:table-cell>
          <table:table-cell office:value-type="float" office:value="0.276819" calcext:value-type="float">
            <text:p>0.276819</text:p>
          </table:table-cell>
          <table:table-cell office:value-type="float" office:value="0.276627" calcext:value-type="float">
            <text:p>0.276627</text:p>
          </table:table-cell>
          <table:table-cell office:value-type="float" office:value="0.276819" calcext:value-type="float">
            <text:p>0.276819</text:p>
          </table:table-cell>
          <table:table-cell office:value-type="float" office:value="0.277291" calcext:value-type="float">
            <text:p>0.277291</text:p>
          </table:table-cell>
          <table:table-cell office:value-type="float" office:value="0.277896" calcext:value-type="float">
            <text:p>0.277896</text:p>
          </table:table-cell>
          <table:table-cell office:value-type="float" office:value="0.278371" calcext:value-type="float">
            <text:p>0.278371</text:p>
          </table:table-cell>
          <table:table-cell office:value-type="float" office:value="0.278582" calcext:value-type="float">
            <text:p>0.278582</text:p>
          </table:table-cell>
          <table:table-cell office:value-type="float" office:value="0.276698" calcext:value-type="float">
            <text:p>0.276698</text:p>
          </table:table-cell>
          <table:table-cell office:value-type="float" office:value="0.275961" calcext:value-type="float">
            <text:p>0.275961</text:p>
          </table:table-cell>
          <table:table-cell office:value-type="float" office:value="0.273969" calcext:value-type="float">
            <text:p>0.273969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69534" calcext:value-type="float">
            <text:p>0.269534</text:p>
          </table:table-cell>
          <table:table-cell office:value-type="float" office:value="0.268778" calcext:value-type="float">
            <text:p>0.268778</text:p>
          </table:table-cell>
          <table:table-cell office:value-type="float" office:value="0.269534" calcext:value-type="float">
            <text:p>0.269534</text:p>
          </table:table-cell>
          <table:table-cell office:value-type="float" office:value="0.2715" calcext:value-type="float">
            <text:p>0.2715</text:p>
          </table:table-cell>
          <table:table-cell office:value-type="float" office:value="0.273969" calcext:value-type="float">
            <text:p>0.273969</text:p>
          </table:table-cell>
          <table:table-cell office:value-type="float" office:value="0.275961" calcext:value-type="float">
            <text:p>0.275961</text:p>
          </table:table-cell>
          <table:table-cell office:value-type="float" office:value="0.276698" calcext:value-type="float">
            <text:p>0.276698</text:p>
          </table:table-cell>
          <table:table-cell office:value-type="float" office:value="0.272912" calcext:value-type="float">
            <text:p>0.272912</text:p>
          </table:table-cell>
          <table:table-cell office:value-type="float" office:value="0.271423" calcext:value-type="float">
            <text:p>0.271423</text:p>
          </table:table-cell>
          <table:table-cell office:value-type="float" office:value="0.267231" calcext:value-type="float">
            <text:p>0.267231</text:p>
          </table:table-cell>
          <table:table-cell office:value-type="float" office:value="0.262116" calcext:value-type="float">
            <text:p>0.262116</text:p>
          </table:table-cell>
          <table:table-cell office:value-type="float" office:value="0.258073" calcext:value-type="float">
            <text:p>0.258073</text:p>
          </table:table-cell>
          <table:table-cell office:value-type="float" office:value="0.25654" calcext:value-type="float">
            <text:p>0.25654</text:p>
          </table:table-cell>
          <table:table-cell office:value-type="float" office:value="0.258073" calcext:value-type="float">
            <text:p>0.258073</text:p>
          </table:table-cell>
          <table:table-cell office:value-type="float" office:value="0.262116" calcext:value-type="float">
            <text:p>0.262116</text:p>
          </table:table-cell>
          <table:table-cell office:value-type="float" office:value="0.267231" calcext:value-type="float">
            <text:p>0.267231</text:p>
          </table:table-cell>
          <table:table-cell office:value-type="float" office:value="0.271423" calcext:value-type="float">
            <text:p>0.271423</text:p>
          </table:table-cell>
          <table:table-cell office:value-type="float" office:value="0.272912" calcext:value-type="float">
            <text:p>0.272912</text:p>
          </table:table-cell>
          <table:table-cell office:value-type="float" office:value="0.268349" calcext:value-type="float">
            <text:p>0.268349</text:p>
          </table:table-cell>
          <table:table-cell office:value-type="float" office:value="0.265771" calcext:value-type="float">
            <text:p>0.265771</text:p>
          </table:table-cell>
          <table:table-cell office:value-type="float" office:value="0.258411" calcext:value-type="float">
            <text:p>0.258411</text:p>
          </table:table-cell>
          <table:table-cell office:value-type="float" office:value="0.249571" calcext:value-type="float">
            <text:p>0.249571</text:p>
          </table:table-cell>
          <table:table-cell office:value-type="float" office:value="0.242672" calcext:value-type="float">
            <text:p>0.242672</text:p>
          </table:table-cell>
          <table:table-cell office:value-type="float" office:value="0.240085" calcext:value-type="float">
            <text:p>0.240085</text:p>
          </table:table-cell>
          <table:table-cell office:value-type="float" office:value="0.242672" calcext:value-type="float">
            <text:p>0.242672</text:p>
          </table:table-cell>
          <table:table-cell office:value-type="float" office:value="0.249571" calcext:value-type="float">
            <text:p>0.249571</text:p>
          </table:table-cell>
          <table:table-cell office:value-type="float" office:value="0.258411" calcext:value-type="float">
            <text:p>0.258411</text:p>
          </table:table-cell>
          <table:table-cell office:value-type="float" office:value="0.265771" calcext:value-type="float">
            <text:p>0.265771</text:p>
          </table:table-cell>
          <table:table-cell office:value-type="float" office:value="0.268349" calcext:value-type="float">
            <text:p>0.268349</text:p>
          </table:table-cell>
          <table:table-cell office:value-type="float" office:value="0.262323" calcext:value-type="float">
            <text:p>0.262323</text:p>
          </table:table-cell>
          <table:table-cell office:value-type="float" office:value="0.25847" calcext:value-type="float">
            <text:p>0.25847</text:p>
          </table:table-cell>
          <table:table-cell office:value-type="float" office:value="0.247451" calcext:value-type="float">
            <text:p>0.247451</text:p>
          </table:table-cell>
          <table:table-cell office:value-type="float" office:value="0.234464" calcext:value-type="float">
            <text:p>0.234464</text:p>
          </table:table-cell>
          <table:table-cell office:value-type="float" office:value="0.224505" calcext:value-type="float">
            <text:p>0.224505</text:p>
          </table:table-cell>
          <table:table-cell office:value-type="float" office:value="0.220813" calcext:value-type="float">
            <text:p>0.220813</text:p>
          </table:table-cell>
          <table:table-cell office:value-type="float" office:value="0.224505" calcext:value-type="float">
            <text:p>0.224505</text:p>
          </table:table-cell>
          <table:table-cell office:value-type="float" office:value="0.234464" calcext:value-type="float">
            <text:p>0.234464</text:p>
          </table:table-cell>
          <table:table-cell office:value-type="float" office:value="0.247451" calcext:value-type="float">
            <text:p>0.247451</text:p>
          </table:table-cell>
          <table:table-cell office:value-type="float" office:value="0.25847" calcext:value-type="float">
            <text:p>0.25847</text:p>
          </table:table-cell>
          <table:table-cell office:value-type="float" office:value="0.262323" calcext:value-type="float">
            <text:p>0.262323</text:p>
          </table:table-cell>
          <table:table-cell office:value-type="float" office:value="0.25561" calcext:value-type="float">
            <text:p>0.25561</text:p>
          </table:table-cell>
          <table:table-cell office:value-type="float" office:value="0.250277" calcext:value-type="float">
            <text:p>0.250277</text:p>
          </table:table-cell>
          <table:table-cell office:value-type="float" office:value="0.235122" calcext:value-type="float">
            <text:p>0.235122</text:p>
          </table:table-cell>
          <table:table-cell office:value-type="float" office:value="0.217635" calcext:value-type="float">
            <text:p>0.217635</text:p>
          </table:table-cell>
          <table:table-cell office:value-type="float" office:value="0.204491" calcext:value-type="float">
            <text:p>0.204491</text:p>
          </table:table-cell>
          <table:table-cell office:value-type="float" office:value="0.19968" calcext:value-type="float">
            <text:p>0.19968</text:p>
          </table:table-cell>
          <table:table-cell office:value-type="float" office:value="0.204491" calcext:value-type="float">
            <text:p>0.204491</text:p>
          </table:table-cell>
          <table:table-cell office:value-type="float" office:value="0.217635" calcext:value-type="float">
            <text:p>0.217635</text:p>
          </table:table-cell>
          <table:table-cell office:value-type="float" office:value="0.235122" calcext:value-type="float">
            <text:p>0.235122</text:p>
          </table:table-cell>
          <table:table-cell office:value-type="float" office:value="0.250277" calcext:value-type="float">
            <text:p>0.250277</text:p>
          </table:table-cell>
          <table:table-cell office:value-type="float" office:value="0.25561" calcext:value-type="float">
            <text:p>0.25561</text:p>
          </table:table-cell>
          <table:table-cell office:value-type="float" office:value="0.248364" calcext:value-type="float">
            <text:p>0.248364</text:p>
          </table:table-cell>
          <table:table-cell office:value-type="float" office:value="0.24147" calcext:value-type="float">
            <text:p>0.24147</text:p>
          </table:table-cell>
          <table:table-cell office:value-type="float" office:value="0.222123" calcext:value-type="float">
            <text:p>0.222123</text:p>
          </table:table-cell>
          <table:table-cell office:value-type="float" office:value="0.200302" calcext:value-type="float">
            <text:p>0.200302</text:p>
          </table:table-cell>
          <table:table-cell office:value-type="float" office:value="0.184261" calcext:value-type="float">
            <text:p>0.184261</text:p>
          </table:table-cell>
          <table:table-cell office:value-type="float" office:value="0.178469" calcext:value-type="float">
            <text:p>0.178469</text:p>
          </table:table-cell>
          <table:table-cell office:value-type="float" office:value="0.184261" calcext:value-type="float">
            <text:p>0.184261</text:p>
          </table:table-cell>
          <table:table-cell office:value-type="float" office:value="0.200302" calcext:value-type="float">
            <text:p>0.200302</text:p>
          </table:table-cell>
          <table:table-cell office:value-type="float" office:value="0.222123" calcext:value-type="float">
            <text:p>0.222123</text:p>
          </table:table-cell>
          <table:table-cell office:value-type="float" office:value="0.24147" calcext:value-type="float">
            <text:p>0.24147</text:p>
          </table:table-cell>
          <table:table-cell office:value-type="float" office:value="0.248364" calcext:value-type="float">
            <text:p>0.248364</text:p>
          </table:table-cell>
          <table:table-cell office:value-type="float" office:value="0.241547" calcext:value-type="float">
            <text:p>0.241547</text:p>
          </table:table-cell>
          <table:table-cell office:value-type="float" office:value="0.233118" calcext:value-type="float">
            <text:p>0.233118</text:p>
          </table:table-cell>
          <table:table-cell office:value-type="float" office:value="0.209854" calcext:value-type="float">
            <text:p>0.209854</text:p>
          </table:table-cell>
          <table:table-cell office:value-type="float" office:value="0.184195" calcext:value-type="float">
            <text:p>0.184195</text:p>
          </table:table-cell>
          <table:table-cell office:value-type="float" office:value="0.165745" calcext:value-type="float">
            <text:p>0.165745</text:p>
          </table:table-cell>
          <table:table-cell office:value-type="float" office:value="0.159174" calcext:value-type="float">
            <text:p>0.159174</text:p>
          </table:table-cell>
          <table:table-cell office:value-type="float" office:value="0.165745" calcext:value-type="float">
            <text:p>0.165745</text:p>
          </table:table-cell>
          <table:table-cell office:value-type="float" office:value="0.184195" calcext:value-type="float">
            <text:p>0.184195</text:p>
          </table:table-cell>
          <table:table-cell office:value-type="float" office:value="0.209854" calcext:value-type="float">
            <text:p>0.209854</text:p>
          </table:table-cell>
          <table:table-cell office:value-type="float" office:value="0.233118" calcext:value-type="float">
            <text:p>0.233118</text:p>
          </table:table-cell>
          <table:table-cell office:value-type="float" office:value="0.241547" calcext:value-type="float">
            <text:p>0.241547</text:p>
          </table:table-cell>
          <table:table-cell office:value-type="float" office:value="0.236225" calcext:value-type="float">
            <text:p>0.236225</text:p>
          </table:table-cell>
          <table:table-cell office:value-type="float" office:value="0.226549" calcext:value-type="float">
            <text:p>0.226549</text:p>
          </table:table-cell>
          <table:table-cell office:value-type="float" office:value="0.200291" calcext:value-type="float">
            <text:p>0.200291</text:p>
          </table:table-cell>
          <table:table-cell office:value-type="float" office:value="0.171871" calcext:value-type="float">
            <text:p>0.171871</text:p>
          </table:table-cell>
          <table:table-cell office:value-type="float" office:value="0.151811" calcext:value-type="float">
            <text:p>0.151811</text:p>
          </table:table-cell>
          <table:table-cell office:value-type="float" office:value="0.144749" calcext:value-type="float">
            <text:p>0.144749</text:p>
          </table:table-cell>
          <table:table-cell office:value-type="float" office:value="0.151811" calcext:value-type="float">
            <text:p>0.151811</text:p>
          </table:table-cell>
          <table:table-cell office:value-type="float" office:value="0.171871" calcext:value-type="float">
            <text:p>0.171871</text:p>
          </table:table-cell>
          <table:table-cell office:value-type="float" office:value="0.200291" calcext:value-type="float">
            <text:p>0.200291</text:p>
          </table:table-cell>
          <table:table-cell office:value-type="float" office:value="0.226549" calcext:value-type="float">
            <text:p>0.226549</text:p>
          </table:table-cell>
          <table:table-cell office:value-type="float" office:value="0.236225" calcext:value-type="float">
            <text:p>0.236225</text:p>
          </table:table-cell>
          <table:table-cell office:value-type="float" office:value="0.234188" calcext:value-type="float">
            <text:p>0.234188</text:p>
          </table:table-cell>
          <table:table-cell office:value-type="float" office:value="0.223928" calcext:value-type="float">
            <text:p>0.223928</text:p>
          </table:table-cell>
          <table:table-cell office:value-type="float" office:value="0.196375" calcext:value-type="float">
            <text:p>0.196375</text:p>
          </table:table-cell>
          <table:table-cell office:value-type="float" office:value="0.166815" calcext:value-type="float">
            <text:p>0.166815</text:p>
          </table:table-cell>
          <table:table-cell office:value-type="float" office:value="0.146126" calcext:value-type="float">
            <text:p>0.146126</text:p>
          </table:table-cell>
          <table:table-cell office:value-type="float" office:value="0.13888" calcext:value-type="float">
            <text:p>0.13888</text:p>
          </table:table-cell>
          <table:table-cell office:value-type="float" office:value="0.146126" calcext:value-type="float">
            <text:p>0.146126</text:p>
          </table:table-cell>
          <table:table-cell office:value-type="float" office:value="0.166815" calcext:value-type="float">
            <text:p>0.166815</text:p>
          </table:table-cell>
          <table:table-cell office:value-type="float" office:value="0.196375" calcext:value-type="float">
            <text:p>0.196375</text:p>
          </table:table-cell>
          <table:table-cell office:value-type="float" office:value="0.223928" calcext:value-type="float">
            <text:p>0.223928</text:p>
          </table:table-cell>
          <table:table-cell office:value-type="float" office:value="0.234188" calcext:value-type="float">
            <text:p>0.234188</text:p>
          </table:table-cell>
        </table:table-row>
        <table:table-row table:style-name="ro1">
          <table:table-cell office:value-type="float" office:value="0.306421" calcext:value-type="float">
            <text:p>0.306421</text:p>
          </table:table-cell>
          <table:table-cell office:value-type="float" office:value="0.290073" calcext:value-type="float">
            <text:p>0.290073</text:p>
          </table:table-cell>
          <table:table-cell office:value-type="float" office:value="0.289613" calcext:value-type="float">
            <text:p>0.289613</text:p>
          </table:table-cell>
          <table:table-cell office:value-type="float" office:value="0.288431" calcext:value-type="float">
            <text:p>0.288431</text:p>
          </table:table-cell>
          <table:table-cell office:value-type="float" office:value="0.286944" calcext:value-type="float">
            <text:p>0.286944</text:p>
          </table:table-cell>
          <table:table-cell office:value-type="float" office:value="0.285749" calcext:value-type="float">
            <text:p>0.285749</text:p>
          </table:table-cell>
          <table:table-cell office:value-type="float" office:value="0.285286" calcext:value-type="float">
            <text:p>0.285286</text:p>
          </table:table-cell>
          <table:table-cell office:value-type="float" office:value="0.285749" calcext:value-type="float">
            <text:p>0.285749</text:p>
          </table:table-cell>
          <table:table-cell office:value-type="float" office:value="0.286944" calcext:value-type="float">
            <text:p>0.286944</text:p>
          </table:table-cell>
          <table:table-cell office:value-type="float" office:value="0.288431" calcext:value-type="float">
            <text:p>0.288431</text:p>
          </table:table-cell>
          <table:table-cell office:value-type="float" office:value="0.289613" calcext:value-type="float">
            <text:p>0.289613</text:p>
          </table:table-cell>
          <table:table-cell office:value-type="float" office:value="0.290073" calcext:value-type="float">
            <text:p>0.290073</text:p>
          </table:table-cell>
          <table:table-cell office:value-type="float" office:value="0.286204" calcext:value-type="float">
            <text:p>0.286204</text:p>
          </table:table-cell>
          <table:table-cell office:value-type="float" office:value="0.285988" calcext:value-type="float">
            <text:p>0.285988</text:p>
          </table:table-cell>
          <table:table-cell office:value-type="float" office:value="0.285501" calcext:value-type="float">
            <text:p>0.285501</text:p>
          </table:table-cell>
          <table:table-cell office:value-type="float" office:value="0.284881" calcext:value-type="float">
            <text:p>0.284881</text:p>
          </table:table-cell>
          <table:table-cell office:value-type="float" office:value="0.284397" calcext:value-type="float">
            <text:p>0.284397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284397" calcext:value-type="float">
            <text:p>0.284397</text:p>
          </table:table-cell>
          <table:table-cell office:value-type="float" office:value="0.284881" calcext:value-type="float">
            <text:p>0.284881</text:p>
          </table:table-cell>
          <table:table-cell office:value-type="float" office:value="0.285501" calcext:value-type="float">
            <text:p>0.285501</text:p>
          </table:table-cell>
          <table:table-cell office:value-type="float" office:value="0.285988" calcext:value-type="float">
            <text:p>0.285988</text:p>
          </table:table-cell>
          <table:table-cell office:value-type="float" office:value="0.286204" calcext:value-type="float">
            <text:p>0.286204</text:p>
          </table:table-cell>
          <table:table-cell office:value-type="float" office:value="0.284273" calcext:value-type="float">
            <text:p>0.284273</text:p>
          </table:table-cell>
          <table:table-cell office:value-type="float" office:value="0.283518" calcext:value-type="float">
            <text:p>0.283518</text:p>
          </table:table-cell>
          <table:table-cell office:value-type="float" office:value="0.281474" calcext:value-type="float">
            <text:p>0.281474</text:p>
          </table:table-cell>
          <table:table-cell office:value-type="float" office:value="0.278941" calcext:value-type="float">
            <text:p>0.278941</text:p>
          </table:table-cell>
          <table:table-cell office:value-type="float" office:value="0.276923" calcext:value-type="float">
            <text:p>0.276923</text:p>
          </table:table-cell>
          <table:table-cell office:value-type="float" office:value="0.276148" calcext:value-type="float">
            <text:p>0.276148</text:p>
          </table:table-cell>
          <table:table-cell office:value-type="float" office:value="0.276923" calcext:value-type="float">
            <text:p>0.276923</text:p>
          </table:table-cell>
          <table:table-cell office:value-type="float" office:value="0.278941" calcext:value-type="float">
            <text:p>0.278941</text:p>
          </table:table-cell>
          <table:table-cell office:value-type="float" office:value="0.281474" calcext:value-type="float">
            <text:p>0.281474</text:p>
          </table:table-cell>
          <table:table-cell office:value-type="float" office:value="0.283518" calcext:value-type="float">
            <text:p>0.283518</text:p>
          </table:table-cell>
          <table:table-cell office:value-type="float" office:value="0.284273" calcext:value-type="float">
            <text:p>0.284273</text:p>
          </table:table-cell>
          <table:table-cell office:value-type="float" office:value="0.280383" calcext:value-type="float">
            <text:p>0.280383</text:p>
          </table:table-cell>
          <table:table-cell office:value-type="float" office:value="0.278857" calcext:value-type="float">
            <text:p>0.278857</text:p>
          </table:table-cell>
          <table:table-cell office:value-type="float" office:value="0.27456" calcext:value-type="float">
            <text:p>0.27456</text:p>
          </table:table-cell>
          <table:table-cell office:value-type="float" office:value="0.269316" calcext:value-type="float">
            <text:p>0.269316</text:p>
          </table:table-cell>
          <table:table-cell office:value-type="float" office:value="0.265172" calcext:value-type="float">
            <text:p>0.265172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65172" calcext:value-type="float">
            <text:p>0.265172</text:p>
          </table:table-cell>
          <table:table-cell office:value-type="float" office:value="0.269316" calcext:value-type="float">
            <text:p>0.269316</text:p>
          </table:table-cell>
          <table:table-cell office:value-type="float" office:value="0.27456" calcext:value-type="float">
            <text:p>0.27456</text:p>
          </table:table-cell>
          <table:table-cell office:value-type="float" office:value="0.278857" calcext:value-type="float">
            <text:p>0.278857</text:p>
          </table:table-cell>
          <table:table-cell office:value-type="float" office:value="0.280383" calcext:value-type="float">
            <text:p>0.280383</text:p>
          </table:table-cell>
          <table:table-cell office:value-type="float" office:value="0.275707" calcext:value-type="float">
            <text:p>0.275707</text:p>
          </table:table-cell>
          <table:table-cell office:value-type="float" office:value="0.273067" calcext:value-type="float">
            <text:p>0.273067</text:p>
          </table:table-cell>
          <table:table-cell office:value-type="float" office:value="0.26552" calcext:value-type="float">
            <text:p>0.26552</text:p>
          </table:table-cell>
          <table:table-cell office:value-type="float" office:value="0.256454" calcext:value-type="float">
            <text:p>0.256454</text:p>
          </table:table-cell>
          <table:table-cell office:value-type="float" office:value="0.249379" calcext:value-type="float">
            <text:p>0.249379</text:p>
          </table:table-cell>
          <table:table-cell office:value-type="float" office:value="0.246726" calcext:value-type="float">
            <text:p>0.246726</text:p>
          </table:table-cell>
          <table:table-cell office:value-type="float" office:value="0.249379" calcext:value-type="float">
            <text:p>0.249379</text:p>
          </table:table-cell>
          <table:table-cell office:value-type="float" office:value="0.256454" calcext:value-type="float">
            <text:p>0.256454</text:p>
          </table:table-cell>
          <table:table-cell office:value-type="float" office:value="0.26552" calcext:value-type="float">
            <text:p>0.26552</text:p>
          </table:table-cell>
          <table:table-cell office:value-type="float" office:value="0.273067" calcext:value-type="float">
            <text:p>0.273067</text:p>
          </table:table-cell>
          <table:table-cell office:value-type="float" office:value="0.275707" calcext:value-type="float">
            <text:p>0.275707</text:p>
          </table:table-cell>
          <table:table-cell office:value-type="float" office:value="0.269529" calcext:value-type="float">
            <text:p>0.269529</text:p>
          </table:table-cell>
          <table:table-cell office:value-type="float" office:value="0.265587" calcext:value-type="float">
            <text:p>0.265587</text:p>
          </table:table-cell>
          <table:table-cell office:value-type="float" office:value="0.254291" calcext:value-type="float">
            <text:p>0.254291</text:p>
          </table:table-cell>
          <table:table-cell office:value-type="float" office:value="0.240977" calcext:value-type="float">
            <text:p>0.240977</text:p>
          </table:table-cell>
          <table:table-cell office:value-type="float" office:value="0.230765" calcext:value-type="float">
            <text:p>0.230765</text:p>
          </table:table-cell>
          <table:table-cell office:value-type="float" office:value="0.226979" calcext:value-type="float">
            <text:p>0.226979</text:p>
          </table:table-cell>
          <table:table-cell office:value-type="float" office:value="0.230765" calcext:value-type="float">
            <text:p>0.230765</text:p>
          </table:table-cell>
          <table:table-cell office:value-type="float" office:value="0.240977" calcext:value-type="float">
            <text:p>0.240977</text:p>
          </table:table-cell>
          <table:table-cell office:value-type="float" office:value="0.254291" calcext:value-type="float">
            <text:p>0.254291</text:p>
          </table:table-cell>
          <table:table-cell office:value-type="float" office:value="0.265587" calcext:value-type="float">
            <text:p>0.265587</text:p>
          </table:table-cell>
          <table:table-cell office:value-type="float" office:value="0.269529" calcext:value-type="float">
            <text:p>0.269529</text:p>
          </table:table-cell>
          <table:table-cell office:value-type="float" office:value="0.262668" calcext:value-type="float">
            <text:p>0.262668</text:p>
          </table:table-cell>
          <table:table-cell office:value-type="float" office:value="0.257215" calcext:value-type="float">
            <text:p>0.257215</text:p>
          </table:table-cell>
          <table:table-cell office:value-type="float" office:value="0.241682" calcext:value-type="float">
            <text:p>0.241682</text:p>
          </table:table-cell>
          <table:table-cell office:value-type="float" office:value="0.223755" calcext:value-type="float">
            <text:p>0.223755</text:p>
          </table:table-cell>
          <table:table-cell office:value-type="float" office:value="0.210276" calcext:value-type="float">
            <text:p>0.210276</text:p>
          </table:table-cell>
          <table:table-cell office:value-type="float" office:value="0.205342" calcext:value-type="float">
            <text:p>0.205342</text:p>
          </table:table-cell>
          <table:table-cell office:value-type="float" office:value="0.210276" calcext:value-type="float">
            <text:p>0.210276</text:p>
          </table:table-cell>
          <table:table-cell office:value-type="float" office:value="0.223755" calcext:value-type="float">
            <text:p>0.223755</text:p>
          </table:table-cell>
          <table:table-cell office:value-type="float" office:value="0.241682" calcext:value-type="float">
            <text:p>0.241682</text:p>
          </table:table-cell>
          <table:table-cell office:value-type="float" office:value="0.257215" calcext:value-type="float">
            <text:p>0.257215</text:p>
          </table:table-cell>
          <table:table-cell office:value-type="float" office:value="0.262668" calcext:value-type="float">
            <text:p>0.262668</text:p>
          </table:table-cell>
          <table:table-cell office:value-type="float" office:value="0.255277" calcext:value-type="float">
            <text:p>0.255277</text:p>
          </table:table-cell>
          <table:table-cell office:value-type="float" office:value="0.248231" calcext:value-type="float">
            <text:p>0.248231</text:p>
          </table:table-cell>
          <table:table-cell office:value-type="float" office:value="0.228412" calcext:value-type="float">
            <text:p>0.228412</text:p>
          </table:table-cell>
          <table:table-cell office:value-type="float" office:value="0.206049" calcext:value-type="float">
            <text:p>0.206049</text:p>
          </table:table-cell>
          <table:table-cell office:value-type="float" office:value="0.189602" calcext:value-type="float">
            <text:p>0.189602</text:p>
          </table:table-cell>
          <table:table-cell office:value-type="float" office:value="0.183662" calcext:value-type="float">
            <text:p>0.183662</text:p>
          </table:table-cell>
          <table:table-cell office:value-type="float" office:value="0.189602" calcext:value-type="float">
            <text:p>0.189602</text:p>
          </table:table-cell>
          <table:table-cell office:value-type="float" office:value="0.206049" calcext:value-type="float">
            <text:p>0.206049</text:p>
          </table:table-cell>
          <table:table-cell office:value-type="float" office:value="0.228412" calcext:value-type="float">
            <text:p>0.228412</text:p>
          </table:table-cell>
          <table:table-cell office:value-type="float" office:value="0.248231" calcext:value-type="float">
            <text:p>0.248231</text:p>
          </table:table-cell>
          <table:table-cell office:value-type="float" office:value="0.255277" calcext:value-type="float">
            <text:p>0.255277</text:p>
          </table:table-cell>
          <table:table-cell office:value-type="float" office:value="0.248353" calcext:value-type="float">
            <text:p>0.248353</text:p>
          </table:table-cell>
          <table:table-cell office:value-type="float" office:value="0.239745" calcext:value-type="float">
            <text:p>0.239745</text:p>
          </table:table-cell>
          <table:table-cell office:value-type="float" office:value="0.215926" calcext:value-type="float">
            <text:p>0.215926</text:p>
          </table:table-cell>
          <table:table-cell office:value-type="float" office:value="0.189639" calcext:value-type="float">
            <text:p>0.189639</text:p>
          </table:table-cell>
          <table:table-cell office:value-type="float" office:value="0.170723" calcext:value-type="float">
            <text:p>0.170723</text:p>
          </table:table-cell>
          <table:table-cell office:value-type="float" office:value="0.163984" calcext:value-type="float">
            <text:p>0.163984</text:p>
          </table:table-cell>
          <table:table-cell office:value-type="float" office:value="0.170723" calcext:value-type="float">
            <text:p>0.170723</text:p>
          </table:table-cell>
          <table:table-cell office:value-type="float" office:value="0.189639" calcext:value-type="float">
            <text:p>0.189639</text:p>
          </table:table-cell>
          <table:table-cell office:value-type="float" office:value="0.215926" calcext:value-type="float">
            <text:p>0.215926</text:p>
          </table:table-cell>
          <table:table-cell office:value-type="float" office:value="0.239745" calcext:value-type="float">
            <text:p>0.239745</text:p>
          </table:table-cell>
          <table:table-cell office:value-type="float" office:value="0.248353" calcext:value-type="float">
            <text:p>0.248353</text:p>
          </table:table-cell>
          <table:table-cell office:value-type="float" office:value="0.242966" calcext:value-type="float">
            <text:p>0.242966</text:p>
          </table:table-cell>
          <table:table-cell office:value-type="float" office:value="0.233092" calcext:value-type="float">
            <text:p>0.233092</text:p>
          </table:table-cell>
          <table:table-cell office:value-type="float" office:value="0.206224" calcext:value-type="float">
            <text:p>0.206224</text:p>
          </table:table-cell>
          <table:table-cell office:value-type="float" office:value="0.17712" calcext:value-type="float">
            <text:p>0.17712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49316" calcext:value-type="float">
            <text:p>0.149316</text:p>
          </table:table-cell>
          <table:table-cell office:value-type="float" office:value="0.156559" calcext:value-type="float">
            <text:p>0.156559</text:p>
          </table:table-cell>
          <table:table-cell office:value-type="float" office:value="0.17712" calcext:value-type="float">
            <text:p>0.17712</text:p>
          </table:table-cell>
          <table:table-cell office:value-type="float" office:value="0.206224" calcext:value-type="float">
            <text:p>0.206224</text:p>
          </table:table-cell>
          <table:table-cell office:value-type="float" office:value="0.233092" calcext:value-type="float">
            <text:p>0.233092</text:p>
          </table:table-cell>
          <table:table-cell office:value-type="float" office:value="0.242966" calcext:value-type="float">
            <text:p>0.242966</text:p>
          </table:table-cell>
          <table:table-cell office:value-type="float" office:value="0.240924" calcext:value-type="float">
            <text:p>0.240924</text:p>
          </table:table-cell>
          <table:table-cell office:value-type="float" office:value="0.230459" calcext:value-type="float">
            <text:p>0.230459</text:p>
          </table:table-cell>
          <table:table-cell office:value-type="float" office:value="0.202274" calcext:value-type="float">
            <text:p>0.202274</text:p>
          </table:table-cell>
          <table:table-cell office:value-type="float" office:value="0.172006" calcext:value-type="float">
            <text:p>0.172006</text:p>
          </table:table-cell>
          <table:table-cell office:value-type="float" office:value="0.150799" calcext:value-type="float">
            <text:p>0.150799</text:p>
          </table:table-cell>
          <table:table-cell office:value-type="float" office:value="0.143367" calcext:value-type="float">
            <text:p>0.143367</text:p>
          </table:table-cell>
          <table:table-cell office:value-type="float" office:value="0.150799" calcext:value-type="float">
            <text:p>0.150799</text:p>
          </table:table-cell>
          <table:table-cell office:value-type="float" office:value="0.172006" calcext:value-type="float">
            <text:p>0.172006</text:p>
          </table:table-cell>
          <table:table-cell office:value-type="float" office:value="0.202274" calcext:value-type="float">
            <text:p>0.202274</text:p>
          </table:table-cell>
          <table:table-cell office:value-type="float" office:value="0.230459" calcext:value-type="float">
            <text:p>0.230459</text:p>
          </table:table-cell>
          <table:table-cell office:value-type="float" office:value="0.240924" calcext:value-type="float">
            <text:p>0.240924</text:p>
          </table:table-cell>
        </table:table-row>
        <table:table-row table:style-name="ro1">
          <table:table-cell office:value-type="float" office:value="0.315114" calcext:value-type="float">
            <text:p>0.315114</text:p>
          </table:table-cell>
          <table:table-cell office:value-type="float" office:value="0.297797" calcext:value-type="float">
            <text:p>0.297797</text:p>
          </table:table-cell>
          <table:table-cell office:value-type="float" office:value="0.297321" calcext:value-type="float">
            <text:p>0.297321</text:p>
          </table:table-cell>
          <table:table-cell office:value-type="float" office:value="0.296098" calcext:value-type="float">
            <text:p>0.296098</text:p>
          </table:table-cell>
          <table:table-cell office:value-type="float" office:value="0.29456" calcext:value-type="float">
            <text:p>0.29456</text:p>
          </table:table-cell>
          <table:table-cell office:value-type="float" office:value="0.293323" calcext:value-type="float">
            <text:p>0.293323</text:p>
          </table:table-cell>
          <table:table-cell office:value-type="float" office:value="0.292844" calcext:value-type="float">
            <text:p>0.292844</text:p>
          </table:table-cell>
          <table:table-cell office:value-type="float" office:value="0.293323" calcext:value-type="float">
            <text:p>0.293323</text:p>
          </table:table-cell>
          <table:table-cell office:value-type="float" office:value="0.29456" calcext:value-type="float">
            <text:p>0.29456</text:p>
          </table:table-cell>
          <table:table-cell office:value-type="float" office:value="0.296098" calcext:value-type="float">
            <text:p>0.296098</text:p>
          </table:table-cell>
          <table:table-cell office:value-type="float" office:value="0.297321" calcext:value-type="float">
            <text:p>0.297321</text:p>
          </table:table-cell>
          <table:table-cell office:value-type="float" office:value="0.297797" calcext:value-type="float">
            <text:p>0.297797</text:p>
          </table:table-cell>
          <table:table-cell office:value-type="float" office:value="0.293801" calcext:value-type="float">
            <text:p>0.293801</text:p>
          </table:table-cell>
          <table:table-cell office:value-type="float" office:value="0.293578" calcext:value-type="float">
            <text:p>0.293578</text:p>
          </table:table-cell>
          <table:table-cell office:value-type="float" office:value="0.29308" calcext:value-type="float">
            <text:p>0.29308</text:p>
          </table:table-cell>
          <table:table-cell office:value-type="float" office:value="0.292444" calcext:value-type="float">
            <text:p>0.292444</text:p>
          </table:table-cell>
          <table:table-cell office:value-type="float" office:value="0.291948" calcext:value-type="float">
            <text:p>0.291948</text:p>
          </table:table-cell>
          <table:table-cell office:value-type="float" office:value="0.291747" calcext:value-type="float">
            <text:p>0.291747</text:p>
          </table:table-cell>
          <table:table-cell office:value-type="float" office:value="0.291948" calcext:value-type="float">
            <text:p>0.291948</text:p>
          </table:table-cell>
          <table:table-cell office:value-type="float" office:value="0.292444" calcext:value-type="float">
            <text:p>0.292444</text:p>
          </table:table-cell>
          <table:table-cell office:value-type="float" office:value="0.29308" calcext:value-type="float">
            <text:p>0.29308</text:p>
          </table:table-cell>
          <table:table-cell office:value-type="float" office:value="0.293578" calcext:value-type="float">
            <text:p>0.293578</text:p>
          </table:table-cell>
          <table:table-cell office:value-type="float" office:value="0.293801" calcext:value-type="float">
            <text:p>0.293801</text:p>
          </table:table-cell>
          <table:table-cell office:value-type="float" office:value="0.291823" calcext:value-type="float">
            <text:p>0.291823</text:p>
          </table:table-cell>
          <table:table-cell office:value-type="float" office:value="0.291048" calcext:value-type="float">
            <text:p>0.291048</text:p>
          </table:table-cell>
          <table:table-cell office:value-type="float" office:value="0.288953" calcext:value-type="float">
            <text:p>0.288953</text:p>
          </table:table-cell>
          <table:table-cell office:value-type="float" office:value="0.286356" calcext:value-type="float">
            <text:p>0.286356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3493" calcext:value-type="float">
            <text:p>0.283493</text:p>
          </table:table-cell>
          <table:table-cell office:value-type="float" office:value="0.284288" calcext:value-type="float">
            <text:p>0.284288</text:p>
          </table:table-cell>
          <table:table-cell office:value-type="float" office:value="0.286356" calcext:value-type="float">
            <text:p>0.286356</text:p>
          </table:table-cell>
          <table:table-cell office:value-type="float" office:value="0.288953" calcext:value-type="float">
            <text:p>0.288953</text:p>
          </table:table-cell>
          <table:table-cell office:value-type="float" office:value="0.291048" calcext:value-type="float">
            <text:p>0.291048</text:p>
          </table:table-cell>
          <table:table-cell office:value-type="float" office:value="0.291823" calcext:value-type="float">
            <text:p>0.291823</text:p>
          </table:table-cell>
          <table:table-cell office:value-type="float" office:value="0.287828" calcext:value-type="float">
            <text:p>0.287828</text:p>
          </table:table-cell>
          <table:table-cell office:value-type="float" office:value="0.286267" calcext:value-type="float">
            <text:p>0.286267</text:p>
          </table:table-cell>
          <table:table-cell office:value-type="float" office:value="0.281865" calcext:value-type="float">
            <text:p>0.281865</text:p>
          </table:table-cell>
          <table:table-cell office:value-type="float" office:value="0.276494" calcext:value-type="float">
            <text:p>0.276494</text:p>
          </table:table-cell>
          <table:table-cell office:value-type="float" office:value="0.272248" calcext:value-type="float">
            <text:p>0.272248</text:p>
          </table:table-cell>
          <table:table-cell office:value-type="float" office:value="0.270638" calcext:value-type="float">
            <text:p>0.270638</text:p>
          </table:table-cell>
          <table:table-cell office:value-type="float" office:value="0.272248" calcext:value-type="float">
            <text:p>0.272248</text:p>
          </table:table-cell>
          <table:table-cell office:value-type="float" office:value="0.276494" calcext:value-type="float">
            <text:p>0.276494</text:p>
          </table:table-cell>
          <table:table-cell office:value-type="float" office:value="0.281865" calcext:value-type="float">
            <text:p>0.281865</text:p>
          </table:table-cell>
          <table:table-cell office:value-type="float" office:value="0.286267" calcext:value-type="float">
            <text:p>0.286267</text:p>
          </table:table-cell>
          <table:table-cell office:value-type="float" office:value="0.287828" calcext:value-type="float">
            <text:p>0.287828</text:p>
          </table:table-cell>
          <table:table-cell office:value-type="float" office:value="0.283041" calcext:value-type="float">
            <text:p>0.283041</text:p>
          </table:table-cell>
          <table:table-cell office:value-type="float" office:value="0.28034" calcext:value-type="float">
            <text:p>0.28034</text:p>
          </table:table-cell>
          <table:table-cell office:value-type="float" office:value="0.272607" calcext:value-type="float">
            <text:p>0.272607</text:p>
          </table:table-cell>
          <table:table-cell office:value-type="float" office:value="0.263319" calcext:value-type="float">
            <text:p>0.263319</text:p>
          </table:table-cell>
          <table:table-cell office:value-type="float" office:value="0.256068" calcext:value-type="float">
            <text:p>0.256068</text:p>
          </table:table-cell>
          <table:table-cell office:value-type="float" office:value="0.253349" calcext:value-type="float">
            <text:p>0.253349</text:p>
          </table:table-cell>
          <table:table-cell office:value-type="float" office:value="0.256068" calcext:value-type="float">
            <text:p>0.256068</text:p>
          </table:table-cell>
          <table:table-cell office:value-type="float" office:value="0.263319" calcext:value-type="float">
            <text:p>0.263319</text:p>
          </table:table-cell>
          <table:table-cell office:value-type="float" office:value="0.272607" calcext:value-type="float">
            <text:p>0.272607</text:p>
          </table:table-cell>
          <table:table-cell office:value-type="float" office:value="0.28034" calcext:value-type="float">
            <text:p>0.28034</text:p>
          </table:table-cell>
          <table:table-cell office:value-type="float" office:value="0.283041" calcext:value-type="float">
            <text:p>0.283041</text:p>
          </table:table-cell>
          <table:table-cell office:value-type="float" office:value="0.276714" calcext:value-type="float">
            <text:p>0.276714</text:p>
          </table:table-cell>
          <table:table-cell office:value-type="float" office:value="0.272683" calcext:value-type="float">
            <text:p>0.272683</text:p>
          </table:table-cell>
          <table:table-cell office:value-type="float" office:value="0.261113" calcext:value-type="float">
            <text:p>0.261113</text:p>
          </table:table-cell>
          <table:table-cell office:value-type="float" office:value="0.247474" calcext:value-type="float">
            <text:p>0.247474</text:p>
          </table:table-cell>
          <table:table-cell office:value-type="float" office:value="0.237011" calcext:value-type="float">
            <text:p>0.237011</text:p>
          </table:table-cell>
          <table:table-cell office:value-type="float" office:value="0.233132" calcext:value-type="float">
            <text:p>0.233132</text:p>
          </table:table-cell>
          <table:table-cell office:value-type="float" office:value="0.237011" calcext:value-type="float">
            <text:p>0.237011</text:p>
          </table:table-cell>
          <table:table-cell office:value-type="float" office:value="0.247474" calcext:value-type="float">
            <text:p>0.247474</text:p>
          </table:table-cell>
          <table:table-cell office:value-type="float" office:value="0.261113" calcext:value-type="float">
            <text:p>0.261113</text:p>
          </table:table-cell>
          <table:table-cell office:value-type="float" office:value="0.272683" calcext:value-type="float">
            <text:p>0.272683</text:p>
          </table:table-cell>
          <table:table-cell office:value-type="float" office:value="0.276714" calcext:value-type="float">
            <text:p>0.276714</text:p>
          </table:table-cell>
          <table:table-cell office:value-type="float" office:value="0.269709" calcext:value-type="float">
            <text:p>0.269709</text:p>
          </table:table-cell>
          <table:table-cell office:value-type="float" office:value="0.264136" calcext:value-type="float">
            <text:p>0.264136</text:p>
          </table:table-cell>
          <table:table-cell office:value-type="float" office:value="0.248229" calcext:value-type="float">
            <text:p>0.248229</text:p>
          </table:table-cell>
          <table:table-cell office:value-type="float" office:value="0.229866" calcext:value-type="float">
            <text:p>0.229866</text:p>
          </table:table-cell>
          <table:table-cell office:value-type="float" office:value="0.216055" calcext:value-type="float">
            <text:p>0.216055</text:p>
          </table:table-cell>
          <table:table-cell office:value-type="float" office:value="0.210998" calcext:value-type="float">
            <text:p>0.210998</text:p>
          </table:table-cell>
          <table:table-cell office:value-type="float" office:value="0.216055" calcext:value-type="float">
            <text:p>0.216055</text:p>
          </table:table-cell>
          <table:table-cell office:value-type="float" office:value="0.229866" calcext:value-type="float">
            <text:p>0.229866</text:p>
          </table:table-cell>
          <table:table-cell office:value-type="float" office:value="0.248229" calcext:value-type="float">
            <text:p>0.248229</text:p>
          </table:table-cell>
          <table:table-cell office:value-type="float" office:value="0.264136" calcext:value-type="float">
            <text:p>0.264136</text:p>
          </table:table-cell>
          <table:table-cell office:value-type="float" office:value="0.269709" calcext:value-type="float">
            <text:p>0.269709</text:p>
          </table:table-cell>
          <table:table-cell office:value-type="float" office:value="0.262175" calcext:value-type="float">
            <text:p>0.262175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34693" calcext:value-type="float">
            <text:p>0.234693</text:p>
          </table:table-cell>
          <table:table-cell office:value-type="float" office:value="0.211793" calcext:value-type="float">
            <text:p>0.211793</text:p>
          </table:table-cell>
          <table:table-cell office:value-type="float" office:value="0.194944" calcext:value-type="float">
            <text:p>0.194944</text:p>
          </table:table-cell>
          <table:table-cell office:value-type="float" office:value="0.188858" calcext:value-type="float">
            <text:p>0.188858</text:p>
          </table:table-cell>
          <table:table-cell office:value-type="float" office:value="0.194944" calcext:value-type="float">
            <text:p>0.194944</text:p>
          </table:table-cell>
          <table:table-cell office:value-type="float" office:value="0.211793" calcext:value-type="float">
            <text:p>0.211793</text:p>
          </table:table-cell>
          <table:table-cell office:value-type="float" office:value="0.234693" calcext:value-type="float">
            <text:p>0.234693</text:p>
          </table:table-cell>
          <table:table-cell office:value-type="float" office:value="0.25498" calcext:value-type="float">
            <text:p>0.25498</text:p>
          </table:table-cell>
          <table:table-cell office:value-type="float" office:value="0.262175" calcext:value-type="float">
            <text:p>0.262175</text:p>
          </table:table-cell>
          <table:table-cell office:value-type="float" office:value="0.255148" calcext:value-type="float">
            <text:p>0.255148</text:p>
          </table:table-cell>
          <table:table-cell office:value-type="float" office:value="0.246364" calcext:value-type="float">
            <text:p>0.246364</text:p>
          </table:table-cell>
          <table:table-cell office:value-type="float" office:value="0.221996" calcext:value-type="float">
            <text:p>0.221996</text:p>
          </table:table-cell>
          <table:table-cell office:value-type="float" office:value="0.195087" calcext:value-type="float">
            <text:p>0.195087</text:p>
          </table:table-cell>
          <table:table-cell office:value-type="float" office:value="0.175711" calcext:value-type="float">
            <text:p>0.175711</text:p>
          </table:table-cell>
          <table:table-cell office:value-type="float" office:value="0.168804" calcext:value-type="float">
            <text:p>0.168804</text:p>
          </table:table-cell>
          <table:table-cell office:value-type="float" office:value="0.175711" calcext:value-type="float">
            <text:p>0.175711</text:p>
          </table:table-cell>
          <table:table-cell office:value-type="float" office:value="0.195087" calcext:value-type="float">
            <text:p>0.195087</text:p>
          </table:table-cell>
          <table:table-cell office:value-type="float" office:value="0.221996" calcext:value-type="float">
            <text:p>0.221996</text:p>
          </table:table-cell>
          <table:table-cell office:value-type="float" office:value="0.246364" calcext:value-type="float">
            <text:p>0.246364</text:p>
          </table:table-cell>
          <table:table-cell office:value-type="float" office:value="0.255148" calcext:value-type="float">
            <text:p>0.255148</text:p>
          </table:table-cell>
          <table:table-cell office:value-type="float" office:value="0.249699" calcext:value-type="float">
            <text:p>0.249699</text:p>
          </table:table-cell>
          <table:table-cell office:value-type="float" office:value="0.23963" calcext:value-type="float">
            <text:p>0.23963</text:p>
          </table:table-cell>
          <table:table-cell office:value-type="float" office:value="0.21216" calcext:value-type="float">
            <text:p>0.21216</text:p>
          </table:table-cell>
          <table:table-cell office:value-type="float" office:value="0.182378" calcext:value-type="float">
            <text:p>0.182378</text:p>
          </table:table-cell>
          <table:table-cell office:value-type="float" office:value="0.161321" calcext:value-type="float">
            <text:p>0.161321</text:p>
          </table:table-cell>
          <table:table-cell office:value-type="float" office:value="0.153899" calcext:value-type="float">
            <text:p>0.153899</text:p>
          </table:table-cell>
          <table:table-cell office:value-type="float" office:value="0.161321" calcext:value-type="float">
            <text:p>0.161321</text:p>
          </table:table-cell>
          <table:table-cell office:value-type="float" office:value="0.182378" calcext:value-type="float">
            <text:p>0.182378</text:p>
          </table:table-cell>
          <table:table-cell office:value-type="float" office:value="0.21216" calcext:value-type="float">
            <text:p>0.21216</text:p>
          </table:table-cell>
          <table:table-cell office:value-type="float" office:value="0.23963" calcext:value-type="float">
            <text:p>0.23963</text:p>
          </table:table-cell>
          <table:table-cell office:value-type="float" office:value="0.249699" calcext:value-type="float">
            <text:p>0.249699</text:p>
          </table:table-cell>
          <table:table-cell office:value-type="float" office:value="0.247653" calcext:value-type="float">
            <text:p>0.247653</text:p>
          </table:table-cell>
          <table:table-cell office:value-type="float" office:value="0.236986" calcext:value-type="float">
            <text:p>0.236986</text:p>
          </table:table-cell>
          <table:table-cell office:value-type="float" office:value="0.208177" calcext:value-type="float">
            <text:p>0.208177</text:p>
          </table:table-cell>
          <table:table-cell office:value-type="float" office:value="0.177207" calcext:value-type="float">
            <text:p>0.177207</text:p>
          </table:table-cell>
          <table:table-cell office:value-type="float" office:value="0.155487" calcext:value-type="float">
            <text:p>0.155487</text:p>
          </table:table-cell>
          <table:table-cell office:value-type="float" office:value="0.14787" calcext:value-type="float">
            <text:p>0.14787</text:p>
          </table:table-cell>
          <table:table-cell office:value-type="float" office:value="0.155487" calcext:value-type="float">
            <text:p>0.155487</text:p>
          </table:table-cell>
          <table:table-cell office:value-type="float" office:value="0.177207" calcext:value-type="float">
            <text:p>0.177207</text:p>
          </table:table-cell>
          <table:table-cell office:value-type="float" office:value="0.208177" calcext:value-type="float">
            <text:p>0.208177</text:p>
          </table:table-cell>
          <table:table-cell office:value-type="float" office:value="0.236986" calcext:value-type="float">
            <text:p>0.236986</text:p>
          </table:table-cell>
          <table:table-cell office:value-type="float" office:value="0.247653" calcext:value-type="float">
            <text:p>0.247653</text:p>
          </table:table-cell>
        </table:table-row>
        <table:table-row table:style-name="ro1">
          <table:table-cell office:value-type="float" office:value="0.323807" calcext:value-type="float">
            <text:p>0.323807</text:p>
          </table:table-cell>
          <table:table-cell office:value-type="float" office:value="0.305494" calcext:value-type="float">
            <text:p>0.305494</text:p>
          </table:table-cell>
          <table:table-cell office:value-type="float" office:value="0.305002" calcext:value-type="float">
            <text:p>0.305002</text:p>
          </table:table-cell>
          <table:table-cell office:value-type="float" office:value="0.303738" calcext:value-type="float">
            <text:p>0.303738</text:p>
          </table:table-cell>
          <table:table-cell office:value-type="float" office:value="0.302149" calcext:value-type="float">
            <text:p>0.302149</text:p>
          </table:table-cell>
          <table:table-cell office:value-type="float" office:value="0.300871" calcext:value-type="float">
            <text:p>0.300871</text:p>
          </table:table-cell>
          <table:table-cell office:value-type="float" office:value="0.300376" calcext:value-type="float">
            <text:p>0.300376</text:p>
          </table:table-cell>
          <table:table-cell office:value-type="float" office:value="0.300871" calcext:value-type="float">
            <text:p>0.300871</text:p>
          </table:table-cell>
          <table:table-cell office:value-type="float" office:value="0.302149" calcext:value-type="float">
            <text:p>0.302149</text:p>
          </table:table-cell>
          <table:table-cell office:value-type="float" office:value="0.303738" calcext:value-type="float">
            <text:p>0.303738</text:p>
          </table:table-cell>
          <table:table-cell office:value-type="float" office:value="0.305002" calcext:value-type="float">
            <text:p>0.305002</text:p>
          </table:table-cell>
          <table:table-cell office:value-type="float" office:value="0.305494" calcext:value-type="float">
            <text:p>0.305494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0.301142" calcext:value-type="float">
            <text:p>0.301142</text:p>
          </table:table-cell>
          <table:table-cell office:value-type="float" office:value="0.300632" calcext:value-type="float">
            <text:p>0.300632</text:p>
          </table:table-cell>
          <table:table-cell office:value-type="float" office:value="0.299981" calcext:value-type="float">
            <text:p>0.299981</text:p>
          </table:table-cell>
          <table:table-cell office:value-type="float" office:value="0.299474" calcext:value-type="float">
            <text:p>0.299474</text:p>
          </table:table-cell>
          <table:table-cell office:value-type="float" office:value="0.299267" calcext:value-type="float">
            <text:p>0.299267</text:p>
          </table:table-cell>
          <table:table-cell office:value-type="float" office:value="0.299474" calcext:value-type="float">
            <text:p>0.299474</text:p>
          </table:table-cell>
          <table:table-cell office:value-type="float" office:value="0.299981" calcext:value-type="float">
            <text:p>0.299981</text:p>
          </table:table-cell>
          <table:table-cell office:value-type="float" office:value="0.300632" calcext:value-type="float">
            <text:p>0.300632</text:p>
          </table:table-cell>
          <table:table-cell office:value-type="float" office:value="0.301142" calcext:value-type="float">
            <text:p>0.301142</text:p>
          </table:table-cell>
          <table:table-cell office:value-type="float" office:value="0.30137" calcext:value-type="float">
            <text:p>0.30137</text:p>
          </table:table-cell>
          <table:table-cell office:value-type="float" office:value="0.299346" calcext:value-type="float">
            <text:p>0.299346</text:p>
          </table:table-cell>
          <table:table-cell office:value-type="float" office:value="0.298552" calcext:value-type="float">
            <text:p>0.298552</text:p>
          </table:table-cell>
          <table:table-cell office:value-type="float" office:value="0.296407" calcext:value-type="float">
            <text:p>0.296407</text:p>
          </table:table-cell>
          <table:table-cell office:value-type="float" office:value="0.293747" calcext:value-type="float">
            <text:p>0.293747</text:p>
          </table:table-cell>
          <table:table-cell office:value-type="float" office:value="0.291628" calcext:value-type="float">
            <text:p>0.291628</text:p>
          </table:table-cell>
          <table:table-cell office:value-type="float" office:value="0.290813" calcext:value-type="float">
            <text:p>0.290813</text:p>
          </table:table-cell>
          <table:table-cell office:value-type="float" office:value="0.291628" calcext:value-type="float">
            <text:p>0.291628</text:p>
          </table:table-cell>
          <table:table-cell office:value-type="float" office:value="0.293747" calcext:value-type="float">
            <text:p>0.293747</text:p>
          </table:table-cell>
          <table:table-cell office:value-type="float" office:value="0.296407" calcext:value-type="float">
            <text:p>0.296407</text:p>
          </table:table-cell>
          <table:table-cell office:value-type="float" office:value="0.298552" calcext:value-type="float">
            <text:p>0.298552</text:p>
          </table:table-cell>
          <table:table-cell office:value-type="float" office:value="0.299346" calcext:value-type="float">
            <text:p>0.299346</text:p>
          </table:table-cell>
          <table:table-cell office:value-type="float" office:value="0.295249" calcext:value-type="float">
            <text:p>0.295249</text:p>
          </table:table-cell>
          <table:table-cell office:value-type="float" office:value="0.293652" calcext:value-type="float">
            <text:p>0.293652</text:p>
          </table:table-cell>
          <table:table-cell office:value-type="float" office:value="0.289146" calcext:value-type="float">
            <text:p>0.289146</text:p>
          </table:table-cell>
          <table:table-cell office:value-type="float" office:value="0.283648" calcext:value-type="float">
            <text:p>0.283648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277654" calcext:value-type="float">
            <text:p>0.277654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0.283648" calcext:value-type="float">
            <text:p>0.283648</text:p>
          </table:table-cell>
          <table:table-cell office:value-type="float" office:value="0.289146" calcext:value-type="float">
            <text:p>0.289146</text:p>
          </table:table-cell>
          <table:table-cell office:value-type="float" office:value="0.293652" calcext:value-type="float">
            <text:p>0.293652</text:p>
          </table:table-cell>
          <table:table-cell office:value-type="float" office:value="0.295249" calcext:value-type="float">
            <text:p>0.295249</text:p>
          </table:table-cell>
          <table:table-cell office:value-type="float" office:value="0.290352" calcext:value-type="float">
            <text:p>0.290352</text:p>
          </table:table-cell>
          <table:table-cell office:value-type="float" office:value="0.287591" calcext:value-type="float">
            <text:p>0.287591</text:p>
          </table:table-cell>
          <table:table-cell office:value-type="float" office:value="0.279673" calcext:value-type="float">
            <text:p>0.279673</text:p>
          </table:table-cell>
          <table:table-cell office:value-type="float" office:value="0.270163" calcext:value-type="float">
            <text:p>0.270163</text:p>
          </table:table-cell>
          <table:table-cell office:value-type="float" office:value="0.262739" calcext:value-type="float">
            <text:p>0.262739</text:p>
          </table:table-cell>
          <table:table-cell office:value-type="float" office:value="0.259954" calcext:value-type="float">
            <text:p>0.259954</text:p>
          </table:table-cell>
          <table:table-cell office:value-type="float" office:value="0.262739" calcext:value-type="float">
            <text:p>0.262739</text:p>
          </table:table-cell>
          <table:table-cell office:value-type="float" office:value="0.270163" calcext:value-type="float">
            <text:p>0.270163</text:p>
          </table:table-cell>
          <table:table-cell office:value-type="float" office:value="0.279673" calcext:value-type="float">
            <text:p>0.279673</text:p>
          </table:table-cell>
          <table:table-cell office:value-type="float" office:value="0.287591" calcext:value-type="float">
            <text:p>0.287591</text:p>
          </table:table-cell>
          <table:table-cell office:value-type="float" office:value="0.290352" calcext:value-type="float">
            <text:p>0.290352</text:p>
          </table:table-cell>
          <table:table-cell office:value-type="float" office:value="0.283877" calcext:value-type="float">
            <text:p>0.283877</text:p>
          </table:table-cell>
          <table:table-cell office:value-type="float" office:value="0.27976" calcext:value-type="float">
            <text:p>0.27976</text:p>
          </table:table-cell>
          <table:table-cell office:value-type="float" office:value="0.267917" calcext:value-type="float">
            <text:p>0.267917</text:p>
          </table:table-cell>
          <table:table-cell office:value-type="float" office:value="0.253957" calcext:value-type="float">
            <text:p>0.253957</text:p>
          </table:table-cell>
          <table:table-cell office:value-type="float" office:value="0.243245" calcext:value-type="float">
            <text:p>0.243245</text:p>
          </table:table-cell>
          <table:table-cell office:value-type="float" office:value="0.239273" calcext:value-type="float">
            <text:p>0.239273</text:p>
          </table:table-cell>
          <table:table-cell office:value-type="float" office:value="0.243245" calcext:value-type="float">
            <text:p>0.243245</text:p>
          </table:table-cell>
          <table:table-cell office:value-type="float" office:value="0.253957" calcext:value-type="float">
            <text:p>0.253957</text:p>
          </table:table-cell>
          <table:table-cell office:value-type="float" office:value="0.267917" calcext:value-type="float">
            <text:p>0.267917</text:p>
          </table:table-cell>
          <table:table-cell office:value-type="float" office:value="0.27976" calcext:value-type="float">
            <text:p>0.27976</text:p>
          </table:table-cell>
          <table:table-cell office:value-type="float" office:value="0.283877" calcext:value-type="float">
            <text:p>0.283877</text:p>
          </table:table-cell>
          <table:table-cell office:value-type="float" office:value="0.276731" calcext:value-type="float">
            <text:p>0.276731</text:p>
          </table:table-cell>
          <table:table-cell office:value-type="float" office:value="0.27104" calcext:value-type="float">
            <text:p>0.27104</text:p>
          </table:table-cell>
          <table:table-cell office:value-type="float" office:value="0.254764" calcext:value-type="float">
            <text:p>0.254764</text:p>
          </table:table-cell>
          <table:table-cell office:value-type="float" office:value="0.235968" calcext:value-type="float">
            <text:p>0.235968</text:p>
          </table:table-cell>
          <table:table-cell office:value-type="float" office:value="0.221828" calcext:value-type="float">
            <text:p>0.221828</text:p>
          </table:table-cell>
          <table:table-cell office:value-type="float" office:value="0.21665" calcext:value-type="float">
            <text:p>0.21665</text:p>
          </table:table-cell>
          <table:table-cell office:value-type="float" office:value="0.221828" calcext:value-type="float">
            <text:p>0.221828</text:p>
          </table:table-cell>
          <table:table-cell office:value-type="float" office:value="0.235968" calcext:value-type="float">
            <text:p>0.235968</text:p>
          </table:table-cell>
          <table:table-cell office:value-type="float" office:value="0.254764" calcext:value-type="float">
            <text:p>0.254764</text:p>
          </table:table-cell>
          <table:table-cell office:value-type="float" office:value="0.27104" calcext:value-type="float">
            <text:p>0.27104</text:p>
          </table:table-cell>
          <table:table-cell office:value-type="float" office:value="0.276731" calcext:value-type="float">
            <text:p>0.276731</text:p>
          </table:table-cell>
          <table:table-cell office:value-type="float" office:value="0.269059" calcext:value-type="float">
            <text:p>0.269059</text:p>
          </table:table-cell>
          <table:table-cell office:value-type="float" office:value="0.261717" calcext:value-type="float">
            <text:p>0.261717</text:p>
          </table:table-cell>
          <table:table-cell office:value-type="float" office:value="0.240968" calcext:value-type="float">
            <text:p>0.240968</text:p>
          </table:table-cell>
          <table:table-cell office:value-type="float" office:value="0.217536" calcext:value-type="float">
            <text:p>0.217536</text:p>
          </table:table-cell>
          <table:table-cell office:value-type="float" office:value="0.200288" calcext:value-type="float">
            <text:p>0.200288</text:p>
          </table:table-cell>
          <table:table-cell office:value-type="float" office:value="0.194056" calcext:value-type="float">
            <text:p>0.194056</text:p>
          </table:table-cell>
          <table:table-cell office:value-type="float" office:value="0.200288" calcext:value-type="float">
            <text:p>0.200288</text:p>
          </table:table-cell>
          <table:table-cell office:value-type="float" office:value="0.217536" calcext:value-type="float">
            <text:p>0.217536</text:p>
          </table:table-cell>
          <table:table-cell office:value-type="float" office:value="0.240968" calcext:value-type="float">
            <text:p>0.240968</text:p>
          </table:table-cell>
          <table:table-cell office:value-type="float" office:value="0.261717" calcext:value-type="float">
            <text:p>0.261717</text:p>
          </table:table-cell>
          <table:table-cell office:value-type="float" office:value="0.269059" calcext:value-type="float">
            <text:p>0.269059</text:p>
          </table:table-cell>
          <table:table-cell office:value-type="float" office:value="0.261933" calcext:value-type="float">
            <text:p>0.261933</text:p>
          </table:table-cell>
          <table:table-cell office:value-type="float" office:value="0.252976" calcext:value-type="float">
            <text:p>0.252976</text:p>
          </table:table-cell>
          <table:table-cell office:value-type="float" office:value="0.228065" calcext:value-type="float">
            <text:p>0.228065</text:p>
          </table:table-cell>
          <table:table-cell office:value-type="float" office:value="0.200539" calcext:value-type="float">
            <text:p>0.200539</text:p>
          </table:table-cell>
          <table:table-cell office:value-type="float" office:value="0.180706" calcext:value-type="float">
            <text:p>0.180706</text:p>
          </table:table-cell>
          <table:table-cell office:value-type="float" office:value="0.173634" calcext:value-type="float">
            <text:p>0.173634</text:p>
          </table:table-cell>
          <table:table-cell office:value-type="float" office:value="0.180706" calcext:value-type="float">
            <text:p>0.180706</text:p>
          </table:table-cell>
          <table:table-cell office:value-type="float" office:value="0.200539" calcext:value-type="float">
            <text:p>0.200539</text:p>
          </table:table-cell>
          <table:table-cell office:value-type="float" office:value="0.228065" calcext:value-type="float">
            <text:p>0.228065</text:p>
          </table:table-cell>
          <table:table-cell office:value-type="float" office:value="0.252976" calcext:value-type="float">
            <text:p>0.252976</text:p>
          </table:table-cell>
          <table:table-cell office:value-type="float" office:value="0.261933" calcext:value-type="float">
            <text:p>0.261933</text:p>
          </table:table-cell>
          <table:table-cell office:value-type="float" office:value="0.256424" calcext:value-type="float">
            <text:p>0.256424</text:p>
          </table:table-cell>
          <table:table-cell office:value-type="float" office:value="0.246163" calcext:value-type="float">
            <text:p>0.246163</text:p>
          </table:table-cell>
          <table:table-cell office:value-type="float" office:value="0.218098" calcext:value-type="float">
            <text:p>0.218098</text:p>
          </table:table-cell>
          <table:table-cell office:value-type="float" office:value="0.187646" calcext:value-type="float">
            <text:p>0.187646</text:p>
          </table:table-cell>
          <table:table-cell office:value-type="float" office:value="0.166096" calcext:value-type="float">
            <text:p>0.166096</text:p>
          </table:table-cell>
          <table:table-cell office:value-type="float" office:value="0.158496" calcext:value-type="float">
            <text:p>0.158496</text:p>
          </table:table-cell>
          <table:table-cell office:value-type="float" office:value="0.166096" calcext:value-type="float">
            <text:p>0.166096</text:p>
          </table:table-cell>
          <table:table-cell office:value-type="float" office:value="0.187646" calcext:value-type="float">
            <text:p>0.187646</text:p>
          </table:table-cell>
          <table:table-cell office:value-type="float" office:value="0.218098" calcext:value-type="float">
            <text:p>0.218098</text:p>
          </table:table-cell>
          <table:table-cell office:value-type="float" office:value="0.246163" calcext:value-type="float">
            <text:p>0.246163</text:p>
          </table:table-cell>
          <table:table-cell office:value-type="float" office:value="0.256424" calcext:value-type="float">
            <text:p>0.256424</text:p>
          </table:table-cell>
          <table:table-cell office:value-type="float" office:value="0.254376" calcext:value-type="float">
            <text:p>0.254376</text:p>
          </table:table-cell>
          <table:table-cell office:value-type="float" office:value="0.243508" calcext:value-type="float">
            <text:p>0.243508</text:p>
          </table:table-cell>
          <table:table-cell office:value-type="float" office:value="0.214083" calcext:value-type="float">
            <text:p>0.214083</text:p>
          </table:table-cell>
          <table:table-cell office:value-type="float" office:value="0.182419" calcext:value-type="float">
            <text:p>0.182419</text:p>
          </table:table-cell>
          <table:table-cell office:value-type="float" office:value="0.160189" calcext:value-type="float">
            <text:p>0.160189</text:p>
          </table:table-cell>
          <table:table-cell office:value-type="float" office:value="0.152388" calcext:value-type="float">
            <text:p>0.152388</text:p>
          </table:table-cell>
          <table:table-cell office:value-type="float" office:value="0.160189" calcext:value-type="float">
            <text:p>0.160189</text:p>
          </table:table-cell>
          <table:table-cell office:value-type="float" office:value="0.182419" calcext:value-type="float">
            <text:p>0.182419</text:p>
          </table:table-cell>
          <table:table-cell office:value-type="float" office:value="0.214083" calcext:value-type="float">
            <text:p>0.214083</text:p>
          </table:table-cell>
          <table:table-cell office:value-type="float" office:value="0.243508" calcext:value-type="float">
            <text:p>0.243508</text:p>
          </table:table-cell>
          <table:table-cell office:value-type="float" office:value="0.254376" calcext:value-type="float">
            <text:p>0.254376</text:p>
          </table:table-cell>
        </table:table-row>
        <table:table-row table:style-name="ro1">
          <table:table-cell office:value-type="float" office:value="0.331306" calcext:value-type="float">
            <text:p>0.331306</text:p>
          </table:table-cell>
          <table:table-cell office:value-type="float" office:value="0.312113" calcext:value-type="float">
            <text:p>0.312113</text:p>
          </table:table-cell>
          <table:table-cell office:value-type="float" office:value="0.311607" calcext:value-type="float">
            <text:p>0.311607</text:p>
          </table:table-cell>
          <table:table-cell office:value-type="float" office:value="0.310308" calcext:value-type="float">
            <text:p>0.310308</text:p>
          </table:table-cell>
          <table:table-cell office:value-type="float" office:value="0.308674" calcext:value-type="float">
            <text:p>0.308674</text:p>
          </table:table-cell>
          <table:table-cell office:value-type="float" office:value="0.307362" calcext:value-type="float">
            <text:p>0.307362</text:p>
          </table:table-cell>
          <table:table-cell office:value-type="float" office:value="0.306852" calcext:value-type="float">
            <text:p>0.306852</text:p>
          </table:table-cell>
          <table:table-cell office:value-type="float" office:value="0.307362" calcext:value-type="float">
            <text:p>0.307362</text:p>
          </table:table-cell>
          <table:table-cell office:value-type="float" office:value="0.308674" calcext:value-type="float">
            <text:p>0.308674</text:p>
          </table:table-cell>
          <table:table-cell office:value-type="float" office:value="0.310308" calcext:value-type="float">
            <text:p>0.310308</text:p>
          </table:table-cell>
          <table:table-cell office:value-type="float" office:value="0.311607" calcext:value-type="float">
            <text:p>0.311607</text:p>
          </table:table-cell>
          <table:table-cell office:value-type="float" office:value="0.312113" calcext:value-type="float">
            <text:p>0.312113</text:p>
          </table:table-cell>
          <table:table-cell office:value-type="float" office:value="0.30788" calcext:value-type="float">
            <text:p>0.30788</text:p>
          </table:table-cell>
          <table:table-cell office:value-type="float" office:value="0.307647" calcext:value-type="float">
            <text:p>0.307647</text:p>
          </table:table-cell>
          <table:table-cell office:value-type="float" office:value="0.307127" calcext:value-type="float">
            <text:p>0.307127</text:p>
          </table:table-cell>
          <table:table-cell office:value-type="float" office:value="0.306463" calcext:value-type="float">
            <text:p>0.306463</text:p>
          </table:table-cell>
          <table:table-cell office:value-type="float" office:value="0.305946" calcext:value-type="float">
            <text:p>0.305946</text:p>
          </table:table-cell>
          <table:table-cell office:value-type="float" office:value="0.305735" calcext:value-type="float">
            <text:p>0.305735</text:p>
          </table:table-cell>
          <table:table-cell office:value-type="float" office:value="0.305946" calcext:value-type="float">
            <text:p>0.305946</text:p>
          </table:table-cell>
          <table:table-cell office:value-type="float" office:value="0.306463" calcext:value-type="float">
            <text:p>0.306463</text:p>
          </table:table-cell>
          <table:table-cell office:value-type="float" office:value="0.307127" calcext:value-type="float">
            <text:p>0.307127</text:p>
          </table:table-cell>
          <table:table-cell office:value-type="float" office:value="0.307647" calcext:value-type="float">
            <text:p>0.307647</text:p>
          </table:table-cell>
          <table:table-cell office:value-type="float" office:value="0.30788" calcext:value-type="float">
            <text:p>0.30788</text:p>
          </table:table-cell>
          <table:table-cell office:value-type="float" office:value="0.305816" calcext:value-type="float">
            <text:p>0.305816</text:p>
          </table:table-cell>
          <table:table-cell office:value-type="float" office:value="0.305006" calcext:value-type="float">
            <text:p>0.305006</text:p>
          </table:table-cell>
          <table:table-cell office:value-type="float" office:value="0.302817" calcext:value-type="float">
            <text:p>0.302817</text:p>
          </table:table-cell>
          <table:table-cell office:value-type="float" office:value="0.300103" calcext:value-type="float">
            <text:p>0.300103</text:p>
          </table:table-cell>
          <table:table-cell office:value-type="float" office:value="0.297941" calcext:value-type="float">
            <text:p>0.297941</text:p>
          </table:table-cell>
          <table:table-cell office:value-type="float" office:value="0.29711" calcext:value-type="float">
            <text:p>0.29711</text:p>
          </table:table-cell>
          <table:table-cell office:value-type="float" office:value="0.297941" calcext:value-type="float">
            <text:p>0.297941</text:p>
          </table:table-cell>
          <table:table-cell office:value-type="float" office:value="0.300103" calcext:value-type="float">
            <text:p>0.300103</text:p>
          </table:table-cell>
          <table:table-cell office:value-type="float" office:value="0.302817" calcext:value-type="float">
            <text:p>0.302817</text:p>
          </table:table-cell>
          <table:table-cell office:value-type="float" office:value="0.305006" calcext:value-type="float">
            <text:p>0.305006</text:p>
          </table:table-cell>
          <table:table-cell office:value-type="float" office:value="0.305816" calcext:value-type="float">
            <text:p>0.305816</text:p>
          </table:table-cell>
          <table:table-cell office:value-type="float" office:value="0.30163" calcext:value-type="float">
            <text:p>0.30163</text:p>
          </table:table-cell>
          <table:table-cell office:value-type="float" office:value="0.300003" calcext:value-type="float">
            <text:p>0.300003</text:p>
          </table:table-cell>
          <table:table-cell office:value-type="float" office:value="0.295409" calcext:value-type="float">
            <text:p>0.295409</text:p>
          </table:table-cell>
          <table:table-cell office:value-type="float" office:value="0.289802" calcext:value-type="float">
            <text:p>0.289802</text:p>
          </table:table-cell>
          <table:table-cell office:value-type="float" office:value="0.285371" calcext:value-type="float">
            <text:p>0.285371</text:p>
          </table:table-cell>
          <table:table-cell office:value-type="float" office:value="0.28369" calcext:value-type="float">
            <text:p>0.28369</text:p>
          </table:table-cell>
          <table:table-cell office:value-type="float" office:value="0.285371" calcext:value-type="float">
            <text:p>0.285371</text:p>
          </table:table-cell>
          <table:table-cell office:value-type="float" office:value="0.289802" calcext:value-type="float">
            <text:p>0.289802</text:p>
          </table:table-cell>
          <table:table-cell office:value-type="float" office:value="0.295409" calcext:value-type="float">
            <text:p>0.295409</text:p>
          </table:table-cell>
          <table:table-cell office:value-type="float" office:value="0.300003" calcext:value-type="float">
            <text:p>0.300003</text:p>
          </table:table-cell>
          <table:table-cell office:value-type="float" office:value="0.30163" calcext:value-type="float">
            <text:p>0.30163</text:p>
          </table:table-cell>
          <table:table-cell office:value-type="float" office:value="0.296641" calcext:value-type="float">
            <text:p>0.296641</text:p>
          </table:table-cell>
          <table:table-cell office:value-type="float" office:value="0.293828" calcext:value-type="float">
            <text:p>0.293828</text:p>
          </table:table-cell>
          <table:table-cell office:value-type="float" office:value="0.285753" calcext:value-type="float">
            <text:p>0.285753</text:p>
          </table:table-cell>
          <table:table-cell office:value-type="float" office:value="0.276053" calcext:value-type="float">
            <text:p>0.276053</text:p>
          </table:table-cell>
          <table:table-cell office:value-type="float" office:value="0.26848" calcext:value-type="float">
            <text:p>0.26848</text:p>
          </table:table-cell>
          <table:table-cell office:value-type="float" office:value="0.265639" calcext:value-type="float">
            <text:p>0.265639</text:p>
          </table:table-cell>
          <table:table-cell office:value-type="float" office:value="0.26848" calcext:value-type="float">
            <text:p>0.26848</text:p>
          </table:table-cell>
          <table:table-cell office:value-type="float" office:value="0.276053" calcext:value-type="float">
            <text:p>0.276053</text:p>
          </table:table-cell>
          <table:table-cell office:value-type="float" office:value="0.285753" calcext:value-type="float">
            <text:p>0.285753</text:p>
          </table:table-cell>
          <table:table-cell office:value-type="float" office:value="0.293828" calcext:value-type="float">
            <text:p>0.293828</text:p>
          </table:table-cell>
          <table:table-cell office:value-type="float" office:value="0.296641" calcext:value-type="float">
            <text:p>0.296641</text:p>
          </table:table-cell>
          <table:table-cell office:value-type="float" office:value="0.290041" calcext:value-type="float">
            <text:p>0.290041</text:p>
          </table:table-cell>
          <table:table-cell office:value-type="float" office:value="0.285849" calcext:value-type="float">
            <text:p>0.285849</text:p>
          </table:table-cell>
          <table:table-cell office:value-type="float" office:value="0.273774" calcext:value-type="float">
            <text:p>0.273774</text:p>
          </table:table-cell>
          <table:table-cell office:value-type="float" office:value="0.259538" calcext:value-type="float">
            <text:p>0.259538</text:p>
          </table:table-cell>
          <table:table-cell office:value-type="float" office:value="0.248614" calcext:value-type="float">
            <text:p>0.248614</text:p>
          </table:table-cell>
          <table:table-cell office:value-type="float" office:value="0.244562" calcext:value-type="float">
            <text:p>0.244562</text:p>
          </table:table-cell>
          <table:table-cell office:value-type="float" office:value="0.248614" calcext:value-type="float">
            <text:p>0.248614</text:p>
          </table:table-cell>
          <table:table-cell office:value-type="float" office:value="0.259538" calcext:value-type="float">
            <text:p>0.259538</text:p>
          </table:table-cell>
          <table:table-cell office:value-type="float" office:value="0.273774" calcext:value-type="float">
            <text:p>0.273774</text:p>
          </table:table-cell>
          <table:table-cell office:value-type="float" office:value="0.285849" calcext:value-type="float">
            <text:p>0.285849</text:p>
          </table:table-cell>
          <table:table-cell office:value-type="float" office:value="0.290041" calcext:value-type="float">
            <text:p>0.290041</text:p>
          </table:table-cell>
          <table:table-cell office:value-type="float" office:value="0.282776" calcext:value-type="float">
            <text:p>0.282776</text:p>
          </table:table-cell>
          <table:table-cell office:value-type="float" office:value="0.276984" calcext:value-type="float">
            <text:p>0.276984</text:p>
          </table:table-cell>
          <table:table-cell office:value-type="float" office:value="0.260391" calcext:value-type="float">
            <text:p>0.260391</text:p>
          </table:table-cell>
          <table:table-cell office:value-type="float" office:value="0.241226" calcext:value-type="float">
            <text:p>0.241226</text:p>
          </table:table-cell>
          <table:table-cell office:value-type="float" office:value="0.226804" calcext:value-type="float">
            <text:p>0.226804</text:p>
          </table:table-cell>
          <table:table-cell office:value-type="float" office:value="0.221522" calcext:value-type="float">
            <text:p>0.221522</text:p>
          </table:table-cell>
          <table:table-cell office:value-type="float" office:value="0.226804" calcext:value-type="float">
            <text:p>0.226804</text:p>
          </table:table-cell>
          <table:table-cell office:value-type="float" office:value="0.241226" calcext:value-type="float">
            <text:p>0.241226</text:p>
          </table:table-cell>
          <table:table-cell office:value-type="float" office:value="0.260391" calcext:value-type="float">
            <text:p>0.260391</text:p>
          </table:table-cell>
          <table:table-cell office:value-type="float" office:value="0.276984" calcext:value-type="float">
            <text:p>0.276984</text:p>
          </table:table-cell>
          <table:table-cell office:value-type="float" office:value="0.282776" calcext:value-type="float">
            <text:p>0.282776</text:p>
          </table:table-cell>
          <table:table-cell office:value-type="float" office:value="0.274987" calcext:value-type="float">
            <text:p>0.274987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0.246376" calcext:value-type="float">
            <text:p>0.246376</text:p>
          </table:table-cell>
          <table:table-cell office:value-type="float" office:value="0.22249" calcext:value-type="float">
            <text:p>0.22249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198543" calcext:value-type="float">
            <text:p>0.198543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22249" calcext:value-type="float">
            <text:p>0.22249</text:p>
          </table:table-cell>
          <table:table-cell office:value-type="float" office:value="0.246376" calcext:value-type="float">
            <text:p>0.246376</text:p>
          </table:table-cell>
          <table:table-cell office:value-type="float" office:value="0.26752" calcext:value-type="float">
            <text:p>0.26752</text:p>
          </table:table-cell>
          <table:table-cell office:value-type="float" office:value="0.274987" calcext:value-type="float">
            <text:p>0.274987</text:p>
          </table:table-cell>
          <table:table-cell office:value-type="float" office:value="0.267779" calcext:value-type="float">
            <text:p>0.267779</text:p>
          </table:table-cell>
          <table:table-cell office:value-type="float" office:value="0.258673" calcext:value-type="float">
            <text:p>0.258673</text:p>
          </table:table-cell>
          <table:table-cell office:value-type="float" office:value="0.233299" calcext:value-type="float">
            <text:p>0.233299</text:p>
          </table:table-cell>
          <table:table-cell office:value-type="float" office:value="0.205247" calcext:value-type="float">
            <text:p>0.205247</text:p>
          </table:table-cell>
          <table:table-cell office:value-type="float" office:value="0.185023" calcext:value-type="float">
            <text:p>0.185023</text:p>
          </table:table-cell>
          <table:table-cell office:value-type="float" office:value="0.177809" calcext:value-type="float">
            <text:p>0.177809</text:p>
          </table:table-cell>
          <table:table-cell office:value-type="float" office:value="0.185023" calcext:value-type="float">
            <text:p>0.185023</text:p>
          </table:table-cell>
          <table:table-cell office:value-type="float" office:value="0.205247" calcext:value-type="float">
            <text:p>0.205247</text:p>
          </table:table-cell>
          <table:table-cell office:value-type="float" office:value="0.233299" calcext:value-type="float">
            <text:p>0.233299</text:p>
          </table:table-cell>
          <table:table-cell office:value-type="float" office:value="0.258673" calcext:value-type="float">
            <text:p>0.258673</text:p>
          </table:table-cell>
          <table:table-cell office:value-type="float" office:value="0.267779" calcext:value-type="float">
            <text:p>0.267779</text:p>
          </table:table-cell>
          <table:table-cell office:value-type="float" office:value="0.26222" calcext:value-type="float">
            <text:p>0.26222</text:p>
          </table:table-cell>
          <table:table-cell office:value-type="float" office:value="0.251796" calcext:value-type="float">
            <text:p>0.251796</text:p>
          </table:table-cell>
          <table:table-cell office:value-type="float" office:value="0.223223" calcext:value-type="float">
            <text:p>0.223223</text:p>
          </table:table-cell>
          <table:table-cell office:value-type="float" office:value="0.192198" calcext:value-type="float">
            <text:p>0.192198</text:p>
          </table:table-cell>
          <table:table-cell office:value-type="float" office:value="0.170226" calcext:value-type="float">
            <text:p>0.170226</text:p>
          </table:table-cell>
          <table:table-cell office:value-type="float" office:value="0.162474" calcext:value-type="float">
            <text:p>0.162474</text:p>
          </table:table-cell>
          <table:table-cell office:value-type="float" office:value="0.170226" calcext:value-type="float">
            <text:p>0.170226</text:p>
          </table:table-cell>
          <table:table-cell office:value-type="float" office:value="0.192198" calcext:value-type="float">
            <text:p>0.192198</text:p>
          </table:table-cell>
          <table:table-cell office:value-type="float" office:value="0.223223" calcext:value-type="float">
            <text:p>0.223223</text:p>
          </table:table-cell>
          <table:table-cell office:value-type="float" office:value="0.251796" calcext:value-type="float">
            <text:p>0.251796</text:p>
          </table:table-cell>
          <table:table-cell office:value-type="float" office:value="0.26222" calcext:value-type="float">
            <text:p>0.26222</text:p>
          </table:table-cell>
          <table:table-cell office:value-type="float" office:value="0.26017" calcext:value-type="float">
            <text:p>0.26017</text:p>
          </table:table-cell>
          <table:table-cell office:value-type="float" office:value="0.249133" calcext:value-type="float">
            <text:p>0.249133</text:p>
          </table:table-cell>
          <table:table-cell office:value-type="float" office:value="0.21918" calcext:value-type="float">
            <text:p>0.21918</text:p>
          </table:table-cell>
          <table:table-cell office:value-type="float" office:value="0.186923" calcext:value-type="float">
            <text:p>0.186923</text:p>
          </table:table-cell>
          <table:table-cell office:value-type="float" office:value="0.164258" calcext:value-type="float">
            <text:p>0.164258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164258" calcext:value-type="float">
            <text:p>0.164258</text:p>
          </table:table-cell>
          <table:table-cell office:value-type="float" office:value="0.186923" calcext:value-type="float">
            <text:p>0.186923</text:p>
          </table:table-cell>
          <table:table-cell office:value-type="float" office:value="0.21918" calcext:value-type="float">
            <text:p>0.21918</text:p>
          </table:table-cell>
          <table:table-cell office:value-type="float" office:value="0.249133" calcext:value-type="float">
            <text:p>0.249133</text:p>
          </table:table-cell>
          <table:table-cell office:value-type="float" office:value="0.26017" calcext:value-type="float">
            <text:p>0.26017</text:p>
          </table:table-cell>
        </table:table-row>
        <table:table-row table:style-name="ro1">
          <table:table-cell office:value-type="float" office:value="0.339121" calcext:value-type="float">
            <text:p>0.339121</text:p>
          </table:table-cell>
          <table:table-cell office:value-type="float" office:value="0.31899" calcext:value-type="float">
            <text:p>0.31899</text:p>
          </table:table-cell>
          <table:table-cell office:value-type="float" office:value="0.318469" calcext:value-type="float">
            <text:p>0.318469</text:p>
          </table:table-cell>
          <table:table-cell office:value-type="float" office:value="0.317134" calcext:value-type="float">
            <text:p>0.317134</text:p>
          </table:table-cell>
          <table:table-cell office:value-type="float" office:value="0.315455" calcext:value-type="float">
            <text:p>0.315455</text:p>
          </table:table-cell>
          <table:table-cell office:value-type="float" office:value="0.314105" calcext:value-type="float">
            <text:p>0.314105</text:p>
          </table:table-cell>
          <table:table-cell office:value-type="float" office:value="0.313581" calcext:value-type="float">
            <text:p>0.313581</text:p>
          </table:table-cell>
          <table:table-cell office:value-type="float" office:value="0.314105" calcext:value-type="float">
            <text:p>0.314105</text:p>
          </table:table-cell>
          <table:table-cell office:value-type="float" office:value="0.315455" calcext:value-type="float">
            <text:p>0.315455</text:p>
          </table:table-cell>
          <table:table-cell office:value-type="float" office:value="0.317134" calcext:value-type="float">
            <text:p>0.317134</text:p>
          </table:table-cell>
          <table:table-cell office:value-type="float" office:value="0.318469" calcext:value-type="float">
            <text:p>0.318469</text:p>
          </table:table-cell>
          <table:table-cell office:value-type="float" office:value="0.31899" calcext:value-type="float">
            <text:p>0.31899</text:p>
          </table:table-cell>
          <table:table-cell office:value-type="float" office:value="0.314644" calcext:value-type="float">
            <text:p>0.314644</text:p>
          </table:table-cell>
          <table:table-cell office:value-type="float" office:value="0.314405" calcext:value-type="float">
            <text:p>0.314405</text:p>
          </table:table-cell>
          <table:table-cell office:value-type="float" office:value="0.313875" calcext:value-type="float">
            <text:p>0.313875</text:p>
          </table:table-cell>
          <table:table-cell office:value-type="float" office:value="0.313197" calcext:value-type="float">
            <text:p>0.313197</text:p>
          </table:table-cell>
          <table:table-cell office:value-type="float" office:value="0.312669" calcext:value-type="float">
            <text:p>0.312669</text:p>
          </table:table-cell>
          <table:table-cell office:value-type="float" office:value="0.312454" calcext:value-type="float">
            <text:p>0.312454</text:p>
          </table:table-cell>
          <table:table-cell office:value-type="float" office:value="0.312669" calcext:value-type="float">
            <text:p>0.312669</text:p>
          </table:table-cell>
          <table:table-cell office:value-type="float" office:value="0.313197" calcext:value-type="float">
            <text:p>0.313197</text:p>
          </table:table-cell>
          <table:table-cell office:value-type="float" office:value="0.313875" calcext:value-type="float">
            <text:p>0.313875</text:p>
          </table:table-cell>
          <table:table-cell office:value-type="float" office:value="0.314405" calcext:value-type="float">
            <text:p>0.314405</text:p>
          </table:table-cell>
          <table:table-cell office:value-type="float" office:value="0.314644" calcext:value-type="float">
            <text:p>0.314644</text:p>
          </table:table-cell>
          <table:table-cell office:value-type="float" office:value="0.312538" calcext:value-type="float">
            <text:p>0.312538</text:p>
          </table:table-cell>
          <table:table-cell office:value-type="float" office:value="0.311712" calcext:value-type="float">
            <text:p>0.311712</text:p>
          </table:table-cell>
          <table:table-cell office:value-type="float" office:value="0.309477" calcext:value-type="float">
            <text:p>0.309477</text:p>
          </table:table-cell>
          <table:table-cell office:value-type="float" office:value="0.306707" calcext:value-type="float">
            <text:p>0.306707</text:p>
          </table:table-cell>
          <table:table-cell office:value-type="float" office:value="0.304501" calcext:value-type="float">
            <text:p>0.304501</text:p>
          </table:table-cell>
          <table:table-cell office:value-type="float" office:value="0.303652" calcext:value-type="float">
            <text:p>0.303652</text:p>
          </table:table-cell>
          <table:table-cell office:value-type="float" office:value="0.304501" calcext:value-type="float">
            <text:p>0.304501</text:p>
          </table:table-cell>
          <table:table-cell office:value-type="float" office:value="0.306707" calcext:value-type="float">
            <text:p>0.306707</text:p>
          </table:table-cell>
          <table:table-cell office:value-type="float" office:value="0.309477" calcext:value-type="float">
            <text:p>0.309477</text:p>
          </table:table-cell>
          <table:table-cell office:value-type="float" office:value="0.311712" calcext:value-type="float">
            <text:p>0.311712</text:p>
          </table:table-cell>
          <table:table-cell office:value-type="float" office:value="0.312538" calcext:value-type="float">
            <text:p>0.312538</text:p>
          </table:table-cell>
          <table:table-cell office:value-type="float" office:value="0.308261" calcext:value-type="float">
            <text:p>0.308261</text:p>
          </table:table-cell>
          <table:table-cell office:value-type="float" office:value="0.306603" calcext:value-type="float">
            <text:p>0.306603</text:p>
          </table:table-cell>
          <table:table-cell office:value-type="float" office:value="0.301917" calcext:value-type="float">
            <text:p>0.301917</text:p>
          </table:table-cell>
          <table:table-cell office:value-type="float" office:value="0.296198" calcext:value-type="float">
            <text:p>0.296198</text:p>
          </table:table-cell>
          <table:table-cell office:value-type="float" office:value="0.291678" calcext:value-type="float">
            <text:p>0.291678</text:p>
          </table:table-cell>
          <table:table-cell office:value-type="float" office:value="0.289963" calcext:value-type="float">
            <text:p>0.289963</text:p>
          </table:table-cell>
          <table:table-cell office:value-type="float" office:value="0.291678" calcext:value-type="float">
            <text:p>0.291678</text:p>
          </table:table-cell>
          <table:table-cell office:value-type="float" office:value="0.296198" calcext:value-type="float">
            <text:p>0.296198</text:p>
          </table:table-cell>
          <table:table-cell office:value-type="float" office:value="0.301917" calcext:value-type="float">
            <text:p>0.301917</text:p>
          </table:table-cell>
          <table:table-cell office:value-type="float" office:value="0.306603" calcext:value-type="float">
            <text:p>0.306603</text:p>
          </table:table-cell>
          <table:table-cell office:value-type="float" office:value="0.308261" calcext:value-type="float">
            <text:p>0.308261</text:p>
          </table:table-cell>
          <table:table-cell office:value-type="float" office:value="0.303176" calcext:value-type="float">
            <text:p>0.303176</text:p>
          </table:table-cell>
          <table:table-cell office:value-type="float" office:value="0.30031" calcext:value-type="float">
            <text:p>0.30031</text:p>
          </table:table-cell>
          <table:table-cell office:value-type="float" office:value="0.292072" calcext:value-type="float">
            <text:p>0.292072</text:p>
          </table:table-cell>
          <table:table-cell office:value-type="float" office:value="0.282175" calcext:value-type="float">
            <text:p>0.282175</text:p>
          </table:table-cell>
          <table:table-cell office:value-type="float" office:value="0.274448" calcext:value-type="float">
            <text:p>0.274448</text:p>
          </table:table-cell>
          <table:table-cell office:value-type="float" office:value="0.27155" calcext:value-type="float">
            <text:p>0.27155</text:p>
          </table:table-cell>
          <table:table-cell office:value-type="float" office:value="0.274448" calcext:value-type="float">
            <text:p>0.274448</text:p>
          </table:table-cell>
          <table:table-cell office:value-type="float" office:value="0.282175" calcext:value-type="float">
            <text:p>0.282175</text:p>
          </table:table-cell>
          <table:table-cell office:value-type="float" office:value="0.292072" calcext:value-type="float">
            <text:p>0.292072</text:p>
          </table:table-cell>
          <table:table-cell office:value-type="float" office:value="0.30031" calcext:value-type="float">
            <text:p>0.30031</text:p>
          </table:table-cell>
          <table:table-cell office:value-type="float" office:value="0.303176" calcext:value-type="float">
            <text:p>0.303176</text:p>
          </table:table-cell>
          <table:table-cell office:value-type="float" office:value="0.296448" calcext:value-type="float">
            <text:p>0.296448</text:p>
          </table:table-cell>
          <table:table-cell office:value-type="float" office:value="0.292178" calcext:value-type="float">
            <text:p>0.292178</text:p>
          </table:table-cell>
          <table:table-cell office:value-type="float" office:value="0.279863" calcext:value-type="float">
            <text:p>0.279863</text:p>
          </table:table-cell>
          <table:table-cell office:value-type="float" office:value="0.265343" calcext:value-type="float">
            <text:p>0.265343</text:p>
          </table:table-cell>
          <table:table-cell office:value-type="float" office:value="0.254198" calcext:value-type="float">
            <text:p>0.254198</text:p>
          </table:table-cell>
          <table:table-cell office:value-type="float" office:value="0.250065" calcext:value-type="float">
            <text:p>0.250065</text:p>
          </table:table-cell>
          <table:table-cell office:value-type="float" office:value="0.254198" calcext:value-type="float">
            <text:p>0.254198</text:p>
          </table:table-cell>
          <table:table-cell office:value-type="float" office:value="0.265343" calcext:value-type="float">
            <text:p>0.265343</text:p>
          </table:table-cell>
          <table:table-cell office:value-type="float" office:value="0.279863" calcext:value-type="float">
            <text:p>0.279863</text:p>
          </table:table-cell>
          <table:table-cell office:value-type="float" office:value="0.292178" calcext:value-type="float">
            <text:p>0.292178</text:p>
          </table:table-cell>
          <table:table-cell office:value-type="float" office:value="0.296448" calcext:value-type="float">
            <text:p>0.296448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283166" calcext:value-type="float">
            <text:p>0.283166</text:p>
          </table:table-cell>
          <table:table-cell office:value-type="float" office:value="0.266246" calcext:value-type="float">
            <text:p>0.266246</text:p>
          </table:table-cell>
          <table:table-cell office:value-type="float" office:value="0.246698" calcext:value-type="float">
            <text:p>0.246698</text:p>
          </table:table-cell>
          <table:table-cell office:value-type="float" office:value="0.231985" calcext:value-type="float">
            <text:p>0.231985</text:p>
          </table:table-cell>
          <table:table-cell office:value-type="float" office:value="0.226595" calcext:value-type="float">
            <text:p>0.226595</text:p>
          </table:table-cell>
          <table:table-cell office:value-type="float" office:value="0.231985" calcext:value-type="float">
            <text:p>0.231985</text:p>
          </table:table-cell>
          <table:table-cell office:value-type="float" office:value="0.246698" calcext:value-type="float">
            <text:p>0.246698</text:p>
          </table:table-cell>
          <table:table-cell office:value-type="float" office:value="0.266246" calcext:value-type="float">
            <text:p>0.266246</text:p>
          </table:table-cell>
          <table:table-cell office:value-type="float" office:value="0.283166" calcext:value-type="float">
            <text:p>0.283166</text:p>
          </table:table-cell>
          <table:table-cell office:value-type="float" office:value="0.289062" calcext:value-type="float">
            <text:p>0.289062</text:p>
          </table:table-cell>
          <table:table-cell office:value-type="float" office:value="0.281154" calcext:value-type="float">
            <text:p>0.281154</text:p>
          </table:table-cell>
          <table:table-cell office:value-type="float" office:value="0.273558" calcext:value-type="float">
            <text:p>0.273558</text:p>
          </table:table-cell>
          <table:table-cell office:value-type="float" office:value="0.252006" calcext:value-type="float">
            <text:p>0.252006</text:p>
          </table:table-cell>
          <table:table-cell office:value-type="float" office:value="0.22765" calcext:value-type="float">
            <text:p>0.22765</text:p>
          </table:table-cell>
          <table:table-cell office:value-type="float" office:value="0.209707" calcext:value-type="float">
            <text:p>0.209707</text:p>
          </table:table-cell>
          <table:table-cell office:value-type="float" office:value="0.203221" calcext:value-type="float">
            <text:p>0.203221</text:p>
          </table:table-cell>
          <table:table-cell office:value-type="float" office:value="0.209707" calcext:value-type="float">
            <text:p>0.209707</text:p>
          </table:table-cell>
          <table:table-cell office:value-type="float" office:value="0.22765" calcext:value-type="float">
            <text:p>0.22765</text:p>
          </table:table-cell>
          <table:table-cell office:value-type="float" office:value="0.252006" calcext:value-type="float">
            <text:p>0.252006</text:p>
          </table:table-cell>
          <table:table-cell office:value-type="float" office:value="0.273558" calcext:value-type="float">
            <text:p>0.273558</text:p>
          </table:table-cell>
          <table:table-cell office:value-type="float" office:value="0.281154" calcext:value-type="float">
            <text:p>0.281154</text:p>
          </table:table-cell>
          <table:table-cell office:value-type="float" office:value="0.273862" calcext:value-type="float">
            <text:p>0.273862</text:p>
          </table:table-cell>
          <table:table-cell office:value-type="float" office:value="0.264605" calcext:value-type="float">
            <text:p>0.264605</text:p>
          </table:table-cell>
          <table:table-cell office:value-type="float" office:value="0.238753" calcext:value-type="float">
            <text:p>0.238753</text:p>
          </table:table-cell>
          <table:table-cell office:value-type="float" office:value="0.210156" calcext:value-type="float">
            <text:p>0.210156</text:p>
          </table:table-cell>
          <table:table-cell office:value-type="float" office:value="0.189528" calcext:value-type="float">
            <text:p>0.189528</text:p>
          </table:table-cell>
          <table:table-cell office:value-type="float" office:value="0.182167" calcext:value-type="float">
            <text:p>0.182167</text:p>
          </table:table-cell>
          <table:table-cell office:value-type="float" office:value="0.189528" calcext:value-type="float">
            <text:p>0.189528</text:p>
          </table:table-cell>
          <table:table-cell office:value-type="float" office:value="0.210156" calcext:value-type="float">
            <text:p>0.210156</text:p>
          </table:table-cell>
          <table:table-cell office:value-type="float" office:value="0.238753" calcext:value-type="float">
            <text:p>0.238753</text:p>
          </table:table-cell>
          <table:table-cell office:value-type="float" office:value="0.264605" calcext:value-type="float">
            <text:p>0.264605</text:p>
          </table:table-cell>
          <table:table-cell office:value-type="float" office:value="0.273862" calcext:value-type="float">
            <text:p>0.273862</text:p>
          </table:table-cell>
          <table:table-cell office:value-type="float" office:value="0.268253" calcext:value-type="float">
            <text:p>0.268253</text:p>
          </table:table-cell>
          <table:table-cell office:value-type="float" office:value="0.257661" calcext:value-type="float">
            <text:p>0.257661</text:p>
          </table:table-cell>
          <table:table-cell office:value-type="float" office:value="0.228565" calcext:value-type="float">
            <text:p>0.228565</text:p>
          </table:table-cell>
          <table:table-cell office:value-type="float" office:value="0.196948" calcext:value-type="float">
            <text:p>0.196948</text:p>
          </table:table-cell>
          <table:table-cell office:value-type="float" office:value="0.17454" calcext:value-type="float">
            <text:p>0.17454</text:p>
          </table:table-cell>
          <table:table-cell office:value-type="float" office:value="0.166631" calcext:value-type="float">
            <text:p>0.166631</text:p>
          </table:table-cell>
          <table:table-cell office:value-type="float" office:value="0.17454" calcext:value-type="float">
            <text:p>0.17454</text:p>
          </table:table-cell>
          <table:table-cell office:value-type="float" office:value="0.196948" calcext:value-type="float">
            <text:p>0.196948</text:p>
          </table:table-cell>
          <table:table-cell office:value-type="float" office:value="0.228565" calcext:value-type="float">
            <text:p>0.228565</text:p>
          </table:table-cell>
          <table:table-cell office:value-type="float" office:value="0.257661" calcext:value-type="float">
            <text:p>0.257661</text:p>
          </table:table-cell>
          <table:table-cell office:value-type="float" office:value="0.268253" calcext:value-type="float">
            <text:p>0.268253</text:p>
          </table:table-cell>
          <table:table-cell office:value-type="float" office:value="0.266202" calcext:value-type="float">
            <text:p>0.266202</text:p>
          </table:table-cell>
          <table:table-cell office:value-type="float" office:value="0.254991" calcext:value-type="float">
            <text:p>0.254991</text:p>
          </table:table-cell>
          <table:table-cell office:value-type="float" office:value="0.224495" calcext:value-type="float">
            <text:p>0.224495</text:p>
          </table:table-cell>
          <table:table-cell office:value-type="float" office:value="0.191625" calcext:value-type="float">
            <text:p>0.191625</text:p>
          </table:table-cell>
          <table:table-cell office:value-type="float" office:value="0.168509" calcext:value-type="float">
            <text:p>0.168509</text:p>
          </table:table-cell>
          <table:table-cell office:value-type="float" office:value="0.160388" calcext:value-type="float">
            <text:p>0.160388</text:p>
          </table:table-cell>
          <table:table-cell office:value-type="float" office:value="0.168509" calcext:value-type="float">
            <text:p>0.168509</text:p>
          </table:table-cell>
          <table:table-cell office:value-type="float" office:value="0.191625" calcext:value-type="float">
            <text:p>0.191625</text:p>
          </table:table-cell>
          <table:table-cell office:value-type="float" office:value="0.224495" calcext:value-type="float">
            <text:p>0.224495</text:p>
          </table:table-cell>
          <table:table-cell office:value-type="float" office:value="0.254991" calcext:value-type="float">
            <text:p>0.254991</text:p>
          </table:table-cell>
          <table:table-cell office:value-type="float" office:value="0.266202" calcext:value-type="float">
            <text:p>0.266202</text:p>
          </table:table-cell>
        </table:table-row>
        <table:table-row table:style-name="ro1">
          <table:table-cell office:value-type="float" office:value="0.34799" calcext:value-type="float">
            <text:p>0.34799</text:p>
          </table:table-cell>
          <table:table-cell office:value-type="float" office:value="0.326769" calcext:value-type="float">
            <text:p>0.326769</text:p>
          </table:table-cell>
          <table:table-cell office:value-type="float" office:value="0.326232" calcext:value-type="float">
            <text:p>0.326232</text:p>
          </table:table-cell>
          <table:table-cell office:value-type="float" office:value="0.324856" calcext:value-type="float">
            <text:p>0.324856</text:p>
          </table:table-cell>
          <table:table-cell office:value-type="float" office:value="0.323124" calcext:value-type="float">
            <text:p>0.323124</text:p>
          </table:table-cell>
          <table:table-cell office:value-type="float" office:value="0.321732" calcext:value-type="float">
            <text:p>0.321732</text:p>
          </table:table-cell>
          <table:table-cell office:value-type="float" office:value="0.321193" calcext:value-type="float">
            <text:p>0.321193</text:p>
          </table:table-cell>
          <table:table-cell office:value-type="float" office:value="0.321732" calcext:value-type="float">
            <text:p>0.321732</text:p>
          </table:table-cell>
          <table:table-cell office:value-type="float" office:value="0.323124" calcext:value-type="float">
            <text:p>0.323124</text:p>
          </table:table-cell>
          <table:table-cell office:value-type="float" office:value="0.324856" calcext:value-type="float">
            <text:p>0.324856</text:p>
          </table:table-cell>
          <table:table-cell office:value-type="float" office:value="0.326232" calcext:value-type="float">
            <text:p>0.326232</text:p>
          </table:table-cell>
          <table:table-cell office:value-type="float" office:value="0.326769" calcext:value-type="float">
            <text:p>0.326769</text:p>
          </table:table-cell>
          <table:table-cell office:value-type="float" office:value="0.322294" calcext:value-type="float">
            <text:p>0.322294</text:p>
          </table:table-cell>
          <table:table-cell office:value-type="float" office:value="0.322049" calcext:value-type="float">
            <text:p>0.322049</text:p>
          </table:table-cell>
          <table:table-cell office:value-type="float" office:value="0.321508" calcext:value-type="float">
            <text:p>0.321508</text:p>
          </table:table-cell>
          <table:table-cell office:value-type="float" office:value="0.320815" calcext:value-type="float">
            <text:p>0.320815</text:p>
          </table:table-cell>
          <table:table-cell office:value-type="float" office:value="0.320276" calcext:value-type="float">
            <text:p>0.320276</text:p>
          </table:table-cell>
          <table:table-cell office:value-type="float" office:value="0.320055" calcext:value-type="float">
            <text:p>0.320055</text:p>
          </table:table-cell>
          <table:table-cell office:value-type="float" office:value="0.320276" calcext:value-type="float">
            <text:p>0.320276</text:p>
          </table:table-cell>
          <table:table-cell office:value-type="float" office:value="0.320815" calcext:value-type="float">
            <text:p>0.320815</text:p>
          </table:table-cell>
          <table:table-cell office:value-type="float" office:value="0.321508" calcext:value-type="float">
            <text:p>0.321508</text:p>
          </table:table-cell>
          <table:table-cell office:value-type="float" office:value="0.322049" calcext:value-type="float">
            <text:p>0.322049</text:p>
          </table:table-cell>
          <table:table-cell office:value-type="float" office:value="0.322294" calcext:value-type="float">
            <text:p>0.322294</text:p>
          </table:table-cell>
          <table:table-cell office:value-type="float" office:value="0.320142" calcext:value-type="float">
            <text:p>0.320142</text:p>
          </table:table-cell>
          <table:table-cell office:value-type="float" office:value="0.319297" calcext:value-type="float">
            <text:p>0.319297</text:p>
          </table:table-cell>
          <table:table-cell office:value-type="float" office:value="0.317012" calcext:value-type="float">
            <text:p>0.317012</text:p>
          </table:table-cell>
          <table:table-cell office:value-type="float" office:value="0.314179" calcext:value-type="float">
            <text:p>0.314179</text:p>
          </table:table-cell>
          <table:table-cell office:value-type="float" office:value="0.311922" calcext:value-type="float">
            <text:p>0.311922</text:p>
          </table:table-cell>
          <table:table-cell office:value-type="float" office:value="0.311054" calcext:value-type="float">
            <text:p>0.311054</text:p>
          </table:table-cell>
          <table:table-cell office:value-type="float" office:value="0.311922" calcext:value-type="float">
            <text:p>0.311922</text:p>
          </table:table-cell>
          <table:table-cell office:value-type="float" office:value="0.314179" calcext:value-type="float">
            <text:p>0.314179</text:p>
          </table:table-cell>
          <table:table-cell office:value-type="float" office:value="0.317012" calcext:value-type="float">
            <text:p>0.317012</text:p>
          </table:table-cell>
          <table:table-cell office:value-type="float" office:value="0.319297" calcext:value-type="float">
            <text:p>0.319297</text:p>
          </table:table-cell>
          <table:table-cell office:value-type="float" office:value="0.320142" calcext:value-type="float">
            <text:p>0.320142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4069" calcext:value-type="float">
            <text:p>0.314069</text:p>
          </table:table-cell>
          <table:table-cell office:value-type="float" office:value="0.30928" calcext:value-type="float">
            <text:p>0.30928</text:p>
          </table:table-cell>
          <table:table-cell office:value-type="float" office:value="0.303435" calcext:value-type="float">
            <text:p>0.303435</text:p>
          </table:table-cell>
          <table:table-cell office:value-type="float" office:value="0.298815" calcext:value-type="float">
            <text:p>0.298815</text:p>
          </table:table-cell>
          <table:table-cell office:value-type="float" office:value="0.297062" calcext:value-type="float">
            <text:p>0.297062</text:p>
          </table:table-cell>
          <table:table-cell office:value-type="float" office:value="0.298815" calcext:value-type="float">
            <text:p>0.298815</text:p>
          </table:table-cell>
          <table:table-cell office:value-type="float" office:value="0.303435" calcext:value-type="float">
            <text:p>0.303435</text:p>
          </table:table-cell>
          <table:table-cell office:value-type="float" office:value="0.30928" calcext:value-type="float">
            <text:p>0.30928</text:p>
          </table:table-cell>
          <table:table-cell office:value-type="float" office:value="0.314069" calcext:value-type="float">
            <text:p>0.314069</text:p>
          </table:table-cell>
          <table:table-cell office:value-type="float" office:value="0.315763" calcext:value-type="float">
            <text:p>0.315763</text:p>
          </table:table-cell>
          <table:table-cell office:value-type="float" office:value="0.310572" calcext:value-type="float">
            <text:p>0.310572</text:p>
          </table:table-cell>
          <table:table-cell office:value-type="float" office:value="0.307645" calcext:value-type="float">
            <text:p>0.307645</text:p>
          </table:table-cell>
          <table:table-cell office:value-type="float" office:value="0.299223" calcext:value-type="float">
            <text:p>0.299223</text:p>
          </table:table-cell>
          <table:table-cell office:value-type="float" office:value="0.289106" calcext:value-type="float">
            <text:p>0.289106</text:p>
          </table:table-cell>
          <table:table-cell office:value-type="float" office:value="0.281205" calcext:value-type="float">
            <text:p>0.281205</text:p>
          </table:table-cell>
          <table:table-cell office:value-type="float" office:value="0.278241" calcext:value-type="float">
            <text:p>0.278241</text:p>
          </table:table-cell>
          <table:table-cell office:value-type="float" office:value="0.281205" calcext:value-type="float">
            <text:p>0.281205</text:p>
          </table:table-cell>
          <table:table-cell office:value-type="float" office:value="0.289106" calcext:value-type="float">
            <text:p>0.289106</text:p>
          </table:table-cell>
          <table:table-cell office:value-type="float" office:value="0.299223" calcext:value-type="float">
            <text:p>0.299223</text:p>
          </table:table-cell>
          <table:table-cell office:value-type="float" office:value="0.307645" calcext:value-type="float">
            <text:p>0.307645</text:p>
          </table:table-cell>
          <table:table-cell office:value-type="float" office:value="0.310572" calcext:value-type="float">
            <text:p>0.310572</text:p>
          </table:table-cell>
          <table:table-cell office:value-type="float" office:value="0.303699" calcext:value-type="float">
            <text:p>0.303699</text:p>
          </table:table-cell>
          <table:table-cell office:value-type="float" office:value="0.299343" calcext:value-type="float">
            <text:p>0.299343</text:p>
          </table:table-cell>
          <table:table-cell office:value-type="float" office:value="0.286758" calcext:value-type="float">
            <text:p>0.286758</text:p>
          </table:table-cell>
          <table:table-cell office:value-type="float" office:value="0.271917" calcext:value-type="float">
            <text:p>0.271917</text:p>
          </table:table-cell>
          <table:table-cell office:value-type="float" office:value="0.260524" calcext:value-type="float">
            <text:p>0.260524</text:p>
          </table:table-cell>
          <table:table-cell office:value-type="float" office:value="0.256298" calcext:value-type="float">
            <text:p>0.256298</text:p>
          </table:table-cell>
          <table:table-cell office:value-type="float" office:value="0.260524" calcext:value-type="float">
            <text:p>0.260524</text:p>
          </table:table-cell>
          <table:table-cell office:value-type="float" office:value="0.271917" calcext:value-type="float">
            <text:p>0.271917</text:p>
          </table:table-cell>
          <table:table-cell office:value-type="float" office:value="0.286758" calcext:value-type="float">
            <text:p>0.286758</text:p>
          </table:table-cell>
          <table:table-cell office:value-type="float" office:value="0.299343" calcext:value-type="float">
            <text:p>0.299343</text:p>
          </table:table-cell>
          <table:table-cell office:value-type="float" office:value="0.303699" calcext:value-type="float">
            <text:p>0.303699</text:p>
          </table:table-cell>
          <table:table-cell office:value-type="float" office:value="0.296179" calcext:value-type="float">
            <text:p>0.296179</text:p>
          </table:table-cell>
          <table:table-cell office:value-type="float" office:value="0.290167" calcext:value-type="float">
            <text:p>0.290167</text:p>
          </table:table-cell>
          <table:table-cell office:value-type="float" office:value="0.272878" calcext:value-type="float">
            <text:p>0.272878</text:p>
          </table:table-cell>
          <table:table-cell office:value-type="float" office:value="0.252901" calcext:value-type="float">
            <text:p>0.252901</text:p>
          </table:table-cell>
          <table:table-cell office:value-type="float" office:value="0.237859" calcext:value-type="float">
            <text:p>0.237859</text:p>
          </table:table-cell>
          <table:table-cell office:value-type="float" office:value="0.232348" calcext:value-type="float">
            <text:p>0.232348</text:p>
          </table:table-cell>
          <table:table-cell office:value-type="float" office:value="0.237859" calcext:value-type="float">
            <text:p>0.237859</text:p>
          </table:table-cell>
          <table:table-cell office:value-type="float" office:value="0.252901" calcext:value-type="float">
            <text:p>0.252901</text:p>
          </table:table-cell>
          <table:table-cell office:value-type="float" office:value="0.272878" calcext:value-type="float">
            <text:p>0.272878</text:p>
          </table:table-cell>
          <table:table-cell office:value-type="float" office:value="0.290167" calcext:value-type="float">
            <text:p>0.290167</text:p>
          </table:table-cell>
          <table:table-cell office:value-type="float" office:value="0.296179" calcext:value-type="float">
            <text:p>0.296179</text:p>
          </table:table-cell>
          <table:table-cell office:value-type="float" office:value="0.28814" calcext:value-type="float">
            <text:p>0.28814</text:p>
          </table:table-cell>
          <table:table-cell office:value-type="float" office:value="0.280399" calcext:value-type="float">
            <text:p>0.280399</text:p>
          </table:table-cell>
          <table:table-cell office:value-type="float" office:value="0.258389" calcext:value-type="float">
            <text:p>0.258389</text:p>
          </table:table-cell>
          <table:table-cell office:value-type="float" office:value="0.233505" calcext:value-type="float">
            <text:p>0.233505</text:p>
          </table:table-cell>
          <table:table-cell office:value-type="float" office:value="0.215165" calcext:value-type="float">
            <text:p>0.215165</text:p>
          </table:table-cell>
          <table:table-cell office:value-type="float" office:value="0.208533" calcext:value-type="float">
            <text:p>0.208533</text:p>
          </table:table-cell>
          <table:table-cell office:value-type="float" office:value="0.215165" calcext:value-type="float">
            <text:p>0.215165</text:p>
          </table:table-cell>
          <table:table-cell office:value-type="float" office:value="0.233505" calcext:value-type="float">
            <text:p>0.233505</text:p>
          </table:table-cell>
          <table:table-cell office:value-type="float" office:value="0.258389" calcext:value-type="float">
            <text:p>0.258389</text:p>
          </table:table-cell>
          <table:table-cell office:value-type="float" office:value="0.280399" calcext:value-type="float">
            <text:p>0.280399</text:p>
          </table:table-cell>
          <table:table-cell office:value-type="float" office:value="0.28814" calcext:value-type="float">
            <text:p>0.28814</text:p>
          </table:table-cell>
          <table:table-cell office:value-type="float" office:value="0.280757" calcext:value-type="float">
            <text:p>0.280757</text:p>
          </table:table-cell>
          <table:table-cell office:value-type="float" office:value="0.271329" calcext:value-type="float">
            <text:p>0.271329</text:p>
          </table:table-cell>
          <table:table-cell office:value-type="float" office:value="0.244941" calcext:value-type="float">
            <text:p>0.244941</text:p>
          </table:table-cell>
          <table:table-cell office:value-type="float" office:value="0.215732" calcext:value-type="float">
            <text:p>0.215732</text:p>
          </table:table-cell>
          <table:table-cell office:value-type="float" office:value="0.194649" calcext:value-type="float">
            <text:p>0.194649</text:p>
          </table:table-cell>
          <table:table-cell office:value-type="float" office:value="0.187122" calcext:value-type="float">
            <text:p>0.187122</text:p>
          </table:table-cell>
          <table:table-cell office:value-type="float" office:value="0.194649" calcext:value-type="float">
            <text:p>0.194649</text:p>
          </table:table-cell>
          <table:table-cell office:value-type="float" office:value="0.215732" calcext:value-type="float">
            <text:p>0.215732</text:p>
          </table:table-cell>
          <table:table-cell office:value-type="float" office:value="0.244941" calcext:value-type="float">
            <text:p>0.244941</text:p>
          </table:table-cell>
          <table:table-cell office:value-type="float" office:value="0.271329" calcext:value-type="float">
            <text:p>0.271329</text:p>
          </table:table-cell>
          <table:table-cell office:value-type="float" office:value="0.280757" calcext:value-type="float">
            <text:p>0.280757</text:p>
          </table:table-cell>
          <table:table-cell office:value-type="float" office:value="0.275093" calcext:value-type="float">
            <text:p>0.275093</text:p>
          </table:table-cell>
          <table:table-cell office:value-type="float" office:value="0.264313" calcext:value-type="float">
            <text:p>0.264313</text:p>
          </table:table-cell>
          <table:table-cell office:value-type="float" office:value="0.234629" calcext:value-type="float">
            <text:p>0.234629</text:p>
          </table:table-cell>
          <table:table-cell office:value-type="float" office:value="0.202348" calcext:value-type="float">
            <text:p>0.202348</text:p>
          </table:table-cell>
          <table:table-cell office:value-type="float" office:value="0.17945" calcext:value-type="float">
            <text:p>0.17945</text:p>
          </table:table-cell>
          <table:table-cell office:value-type="float" office:value="0.171363" calcext:value-type="float">
            <text:p>0.171363</text:p>
          </table:table-cell>
          <table:table-cell office:value-type="float" office:value="0.17945" calcext:value-type="float">
            <text:p>0.17945</text:p>
          </table:table-cell>
          <table:table-cell office:value-type="float" office:value="0.202348" calcext:value-type="float">
            <text:p>0.202348</text:p>
          </table:table-cell>
          <table:table-cell office:value-type="float" office:value="0.234629" calcext:value-type="float">
            <text:p>0.234629</text:p>
          </table:table-cell>
          <table:table-cell office:value-type="float" office:value="0.264313" calcext:value-type="float">
            <text:p>0.264313</text:p>
          </table:table-cell>
          <table:table-cell office:value-type="float" office:value="0.275093" calcext:value-type="float">
            <text:p>0.275093</text:p>
          </table:table-cell>
          <table:table-cell office:value-type="float" office:value="0.273042" calcext:value-type="float">
            <text:p>0.273042</text:p>
          </table:table-cell>
          <table:table-cell office:value-type="float" office:value="0.261635" calcext:value-type="float">
            <text:p>0.261635</text:p>
          </table:table-cell>
          <table:table-cell office:value-type="float" office:value="0.230529" calcext:value-type="float">
            <text:p>0.230529</text:p>
          </table:table-cell>
          <table:table-cell office:value-type="float" office:value="0.196971" calcext:value-type="float">
            <text:p>0.196971</text:p>
          </table:table-cell>
          <table:table-cell office:value-type="float" office:value="0.173347" calcext:value-type="float">
            <text:p>0.173347</text:p>
          </table:table-cell>
          <table:table-cell office:value-type="float" office:value="0.165042" calcext:value-type="float">
            <text:p>0.165042</text:p>
          </table:table-cell>
          <table:table-cell office:value-type="float" office:value="0.173347" calcext:value-type="float">
            <text:p>0.173347</text:p>
          </table:table-cell>
          <table:table-cell office:value-type="float" office:value="0.196971" calcext:value-type="float">
            <text:p>0.196971</text:p>
          </table:table-cell>
          <table:table-cell office:value-type="float" office:value="0.230529" calcext:value-type="float">
            <text:p>0.230529</text:p>
          </table:table-cell>
          <table:table-cell office:value-type="float" office:value="0.261635" calcext:value-type="float">
            <text:p>0.261635</text:p>
          </table:table-cell>
          <table:table-cell office:value-type="float" office:value="0.273042" calcext:value-type="float">
            <text:p>0.273042</text:p>
          </table:table-cell>
        </table:table-row>
        <table:table-row table:style-name="ro1">
          <table:table-cell office:value-type="float" office:value="0.35746" calcext:value-type="float">
            <text:p>0.35746</text:p>
          </table:table-cell>
          <table:table-cell office:value-type="float" office:value="0.335044" calcext:value-type="float">
            <text:p>0.335044</text:p>
          </table:table-cell>
          <table:table-cell office:value-type="float" office:value="0.33449" calcext:value-type="float">
            <text:p>0.33449</text:p>
          </table:table-cell>
          <table:table-cell office:value-type="float" office:value="0.33307" calcext:value-type="float">
            <text:p>0.33307</text:p>
          </table:table-cell>
          <table:table-cell office:value-type="float" office:value="0.331283" calcext:value-type="float">
            <text:p>0.331283</text:p>
          </table:table-cell>
          <table:table-cell office:value-type="float" office:value="0.329847" calcext:value-type="float">
            <text:p>0.329847</text:p>
          </table:table-cell>
          <table:table-cell office:value-type="float" office:value="0.32929" calcext:value-type="float">
            <text:p>0.32929</text:p>
          </table:table-cell>
          <table:table-cell office:value-type="float" office:value="0.329847" calcext:value-type="float">
            <text:p>0.329847</text:p>
          </table:table-cell>
          <table:table-cell office:value-type="float" office:value="0.331283" calcext:value-type="float">
            <text:p>0.331283</text:p>
          </table:table-cell>
          <table:table-cell office:value-type="float" office:value="0.33307" calcext:value-type="float">
            <text:p>0.33307</text:p>
          </table:table-cell>
          <table:table-cell office:value-type="float" office:value="0.33449" calcext:value-type="float">
            <text:p>0.33449</text:p>
          </table:table-cell>
          <table:table-cell office:value-type="float" office:value="0.335044" calcext:value-type="float">
            <text:p>0.335044</text:p>
          </table:table-cell>
          <table:table-cell office:value-type="float" office:value="0.330432" calcext:value-type="float">
            <text:p>0.330432</text:p>
          </table:table-cell>
          <table:table-cell office:value-type="float" office:value="0.330182" calcext:value-type="float">
            <text:p>0.330182</text:p>
          </table:table-cell>
          <table:table-cell office:value-type="float" office:value="0.329628" calcext:value-type="float">
            <text:p>0.329628</text:p>
          </table:table-cell>
          <table:table-cell office:value-type="float" office:value="0.328919" calcext:value-type="float">
            <text:p>0.328919</text:p>
          </table:table-cell>
          <table:table-cell office:value-type="float" office:value="0.328368" calcext:value-type="float">
            <text:p>0.328368</text:p>
          </table:table-cell>
          <table:table-cell office:value-type="float" office:value="0.328142" calcext:value-type="float">
            <text:p>0.328142</text:p>
          </table:table-cell>
          <table:table-cell office:value-type="float" office:value="0.328368" calcext:value-type="float">
            <text:p>0.328368</text:p>
          </table:table-cell>
          <table:table-cell office:value-type="float" office:value="0.328919" calcext:value-type="float">
            <text:p>0.328919</text:p>
          </table:table-cell>
          <table:table-cell office:value-type="float" office:value="0.329628" calcext:value-type="float">
            <text:p>0.329628</text:p>
          </table:table-cell>
          <table:table-cell office:value-type="float" office:value="0.330182" calcext:value-type="float">
            <text:p>0.330182</text:p>
          </table:table-cell>
          <table:table-cell office:value-type="float" office:value="0.330432" calcext:value-type="float">
            <text:p>0.330432</text:p>
          </table:table-cell>
          <table:table-cell office:value-type="float" office:value="0.328233" calcext:value-type="float">
            <text:p>0.328233</text:p>
          </table:table-cell>
          <table:table-cell office:value-type="float" office:value="0.327368" calcext:value-type="float">
            <text:p>0.327368</text:p>
          </table:table-cell>
          <table:table-cell office:value-type="float" office:value="0.325029" calcext:value-type="float">
            <text:p>0.325029</text:p>
          </table:table-cell>
          <table:table-cell office:value-type="float" office:value="0.322128" calcext:value-type="float">
            <text:p>0.322128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.31893" calcext:value-type="float">
            <text:p>0.31893</text:p>
          </table:table-cell>
          <table:table-cell office:value-type="float" office:value="0.319819" calcext:value-type="float">
            <text:p>0.319819</text:p>
          </table:table-cell>
          <table:table-cell office:value-type="float" office:value="0.322128" calcext:value-type="float">
            <text:p>0.322128</text:p>
          </table:table-cell>
          <table:table-cell office:value-type="float" office:value="0.325029" calcext:value-type="float">
            <text:p>0.325029</text:p>
          </table:table-cell>
          <table:table-cell office:value-type="float" office:value="0.327368" calcext:value-type="float">
            <text:p>0.327368</text:p>
          </table:table-cell>
          <table:table-cell office:value-type="float" office:value="0.328233" calcext:value-type="float">
            <text:p>0.328233</text:p>
          </table:table-cell>
          <table:table-cell office:value-type="float" office:value="0.323746" calcext:value-type="float">
            <text:p>0.323746</text:p>
          </table:table-cell>
          <table:table-cell office:value-type="float" office:value="0.322014" calcext:value-type="float">
            <text:p>0.322014</text:p>
          </table:table-cell>
          <table:table-cell office:value-type="float" office:value="0.317116" calcext:value-type="float">
            <text:p>0.317116</text:p>
          </table:table-cell>
          <table:table-cell office:value-type="float" office:value="0.311138" calcext:value-type="float">
            <text:p>0.311138</text:p>
          </table:table-cell>
          <table:table-cell office:value-type="float" office:value="0.306411" calcext:value-type="float">
            <text:p>0.306411</text:p>
          </table:table-cell>
          <table:table-cell office:value-type="float" office:value="0.304618" calcext:value-type="float">
            <text:p>0.304618</text:p>
          </table:table-cell>
          <table:table-cell office:value-type="float" office:value="0.306411" calcext:value-type="float">
            <text:p>0.306411</text:p>
          </table:table-cell>
          <table:table-cell office:value-type="float" office:value="0.311138" calcext:value-type="float">
            <text:p>0.311138</text:p>
          </table:table-cell>
          <table:table-cell office:value-type="float" office:value="0.317116" calcext:value-type="float">
            <text:p>0.317116</text:p>
          </table:table-cell>
          <table:table-cell office:value-type="float" office:value="0.322014" calcext:value-type="float">
            <text:p>0.322014</text:p>
          </table:table-cell>
          <table:table-cell office:value-type="float" office:value="0.323746" calcext:value-type="float">
            <text:p>0.323746</text:p>
          </table:table-cell>
          <table:table-cell office:value-type="float" office:value="0.318442" calcext:value-type="float">
            <text:p>0.318442</text:p>
          </table:table-cell>
          <table:table-cell office:value-type="float" office:value="0.315451" calcext:value-type="float">
            <text:p>0.315451</text:p>
          </table:table-cell>
          <table:table-cell office:value-type="float" office:value="0.306835" calcext:value-type="float">
            <text:p>0.306835</text:p>
          </table:table-cell>
          <table:table-cell office:value-type="float" office:value="0.296485" calcext:value-type="float">
            <text:p>0.296485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285367" calcext:value-type="float">
            <text:p>0.285367</text:p>
          </table:table-cell>
          <table:table-cell office:value-type="float" office:value="0.2884" calcext:value-type="float">
            <text:p>0.2884</text:p>
          </table:table-cell>
          <table:table-cell office:value-type="float" office:value="0.296485" calcext:value-type="float">
            <text:p>0.296485</text:p>
          </table:table-cell>
          <table:table-cell office:value-type="float" office:value="0.306835" calcext:value-type="float">
            <text:p>0.306835</text:p>
          </table:table-cell>
          <table:table-cell office:value-type="float" office:value="0.315451" calcext:value-type="float">
            <text:p>0.315451</text:p>
          </table:table-cell>
          <table:table-cell office:value-type="float" office:value="0.318442" calcext:value-type="float">
            <text:p>0.318442</text:p>
          </table:table-cell>
          <table:table-cell office:value-type="float" office:value="0.311419" calcext:value-type="float">
            <text:p>0.311419</text:p>
          </table:table-cell>
          <table:table-cell office:value-type="float" office:value="0.306972" calcext:value-type="float">
            <text:p>0.306972</text:p>
          </table:table-cell>
          <table:table-cell office:value-type="float" office:value="0.294101" calcext:value-type="float">
            <text:p>0.294101</text:p>
          </table:table-cell>
          <table:table-cell office:value-type="float" office:value="0.278921" calcext:value-type="float">
            <text:p>0.278921</text:p>
          </table:table-cell>
          <table:table-cell office:value-type="float" office:value="0.267265" calcext:value-type="float">
            <text:p>0.267265</text:p>
          </table:table-cell>
          <table:table-cell office:value-type="float" office:value="0.262942" calcext:value-type="float">
            <text:p>0.262942</text:p>
          </table:table-cell>
          <table:table-cell office:value-type="float" office:value="0.267265" calcext:value-type="float">
            <text:p>0.267265</text:p>
          </table:table-cell>
          <table:table-cell office:value-type="float" office:value="0.278921" calcext:value-type="float">
            <text:p>0.278921</text:p>
          </table:table-cell>
          <table:table-cell office:value-type="float" office:value="0.294101" calcext:value-type="float">
            <text:p>0.294101</text:p>
          </table:table-cell>
          <table:table-cell office:value-type="float" office:value="0.306972" calcext:value-type="float">
            <text:p>0.306972</text:p>
          </table:table-cell>
          <table:table-cell office:value-type="float" office:value="0.311419" calcext:value-type="float">
            <text:p>0.311419</text:p>
          </table:table-cell>
          <table:table-cell office:value-type="float" office:value="0.303759" calcext:value-type="float">
            <text:p>0.303759</text:p>
          </table:table-cell>
          <table:table-cell office:value-type="float" office:value="0.297624" calcext:value-type="float">
            <text:p>0.297624</text:p>
          </table:table-cell>
          <table:table-cell office:value-type="float" office:value="0.279947" calcext:value-type="float">
            <text:p>0.279947</text:p>
          </table:table-cell>
          <table:table-cell office:value-type="float" office:value="0.259514" calcext:value-type="float">
            <text:p>0.259514</text:p>
          </table:table-cell>
          <table:table-cell office:value-type="float" office:value="0.244125" calcext:value-type="float">
            <text:p>0.244125</text:p>
          </table:table-cell>
          <table:table-cell office:value-type="float" office:value="0.238485" calcext:value-type="float">
            <text:p>0.238485</text:p>
          </table:table-cell>
          <table:table-cell office:value-type="float" office:value="0.244125" calcext:value-type="float">
            <text:p>0.244125</text:p>
          </table:table-cell>
          <table:table-cell office:value-type="float" office:value="0.259514" calcext:value-type="float">
            <text:p>0.259514</text:p>
          </table:table-cell>
          <table:table-cell office:value-type="float" office:value="0.279947" calcext:value-type="float">
            <text:p>0.279947</text:p>
          </table:table-cell>
          <table:table-cell office:value-type="float" office:value="0.297624" calcext:value-type="float">
            <text:p>0.297624</text:p>
          </table:table-cell>
          <table:table-cell office:value-type="float" office:value="0.303759" calcext:value-type="float">
            <text:p>0.303759</text:p>
          </table:table-cell>
          <table:table-cell office:value-type="float" office:value="0.295584" calcext:value-type="float">
            <text:p>0.295584</text:p>
          </table:table-cell>
          <table:table-cell office:value-type="float" office:value="0.28769" calcext:value-type="float">
            <text:p>0.28769</text:p>
          </table:table-cell>
          <table:table-cell office:value-type="float" office:value="0.265196" calcext:value-type="float">
            <text:p>0.265196</text:p>
          </table:table-cell>
          <table:table-cell office:value-type="float" office:value="0.239754" calcext:value-type="float">
            <text:p>0.239754</text:p>
          </table:table-cell>
          <table:table-cell office:value-type="float" office:value="0.220994" calcext:value-type="float">
            <text:p>0.220994</text:p>
          </table:table-cell>
          <table:table-cell office:value-type="float" office:value="0.214208" calcext:value-type="float">
            <text:p>0.214208</text:p>
          </table:table-cell>
          <table:table-cell office:value-type="float" office:value="0.220994" calcext:value-type="float">
            <text:p>0.220994</text:p>
          </table:table-cell>
          <table:table-cell office:value-type="float" office:value="0.239754" calcext:value-type="float">
            <text:p>0.239754</text:p>
          </table:table-cell>
          <table:table-cell office:value-type="float" office:value="0.265196" calcext:value-type="float">
            <text:p>0.265196</text:p>
          </table:table-cell>
          <table:table-cell office:value-type="float" office:value="0.28769" calcext:value-type="float">
            <text:p>0.28769</text:p>
          </table:table-cell>
          <table:table-cell office:value-type="float" office:value="0.295584" calcext:value-type="float">
            <text:p>0.295584</text:p>
          </table:table-cell>
          <table:table-cell office:value-type="float" office:value="0.288107" calcext:value-type="float">
            <text:p>0.288107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51545" calcext:value-type="float">
            <text:p>0.251545</text:p>
          </table:table-cell>
          <table:table-cell office:value-type="float" office:value="0.221691" calcext:value-type="float">
            <text:p>0.221691</text:p>
          </table:table-cell>
          <table:table-cell office:value-type="float" office:value="0.200126" calcext:value-type="float">
            <text:p>0.200126</text:p>
          </table:table-cell>
          <table:table-cell office:value-type="float" office:value="0.192424" calcext:value-type="float">
            <text:p>0.192424</text:p>
          </table:table-cell>
          <table:table-cell office:value-type="float" office:value="0.200126" calcext:value-type="float">
            <text:p>0.200126</text:p>
          </table:table-cell>
          <table:table-cell office:value-type="float" office:value="0.221691" calcext:value-type="float">
            <text:p>0.221691</text:p>
          </table:table-cell>
          <table:table-cell office:value-type="float" office:value="0.251545" calcext:value-type="float">
            <text:p>0.251545</text:p>
          </table:table-cell>
          <table:table-cell office:value-type="float" office:value="0.2785" calcext:value-type="float">
            <text:p>0.2785</text:p>
          </table:table-cell>
          <table:table-cell office:value-type="float" office:value="0.288107" calcext:value-type="float">
            <text:p>0.288107</text:p>
          </table:table-cell>
          <table:table-cell office:value-type="float" office:value="0.282386" calcext:value-type="float">
            <text:p>0.282386</text:p>
          </table:table-cell>
          <table:table-cell office:value-type="float" office:value="0.27141" calcext:value-type="float">
            <text:p>0.27141</text:p>
          </table:table-cell>
          <table:table-cell office:value-type="float" office:value="0.241106" calcext:value-type="float">
            <text:p>0.241106</text:p>
          </table:table-cell>
          <table:table-cell office:value-type="float" office:value="0.208122" calcext:value-type="float">
            <text:p>0.208122</text:p>
          </table:table-cell>
          <table:table-cell office:value-type="float" office:value="0.184706" calcext:value-type="float">
            <text:p>0.184706</text:p>
          </table:table-cell>
          <table:table-cell office:value-type="float" office:value="0.176431" calcext:value-type="float">
            <text:p>0.176431</text:p>
          </table:table-cell>
          <table:table-cell office:value-type="float" office:value="0.184706" calcext:value-type="float">
            <text:p>0.184706</text:p>
          </table:table-cell>
          <table:table-cell office:value-type="float" office:value="0.208122" calcext:value-type="float">
            <text:p>0.208122</text:p>
          </table:table-cell>
          <table:table-cell office:value-type="float" office:value="0.241106" calcext:value-type="float">
            <text:p>0.241106</text:p>
          </table:table-cell>
          <table:table-cell office:value-type="float" office:value="0.27141" calcext:value-type="float">
            <text:p>0.27141</text:p>
          </table:table-cell>
          <table:table-cell office:value-type="float" office:value="0.282386" calcext:value-type="float">
            <text:p>0.282386</text:p>
          </table:table-cell>
          <table:table-cell office:value-type="float" office:value="0.280337" calcext:value-type="float">
            <text:p>0.280337</text:p>
          </table:table-cell>
          <table:table-cell office:value-type="float" office:value="0.268725" calcext:value-type="float">
            <text:p>0.268725</text:p>
          </table:table-cell>
          <table:table-cell office:value-type="float" office:value="0.236976" calcext:value-type="float">
            <text:p>0.236976</text:p>
          </table:table-cell>
          <table:table-cell office:value-type="float" office:value="0.202689" calcext:value-type="float">
            <text:p>0.202689</text:p>
          </table:table-cell>
          <table:table-cell office:value-type="float" office:value="0.178528" calcext:value-type="float">
            <text:p>0.178528</text:p>
          </table:table-cell>
          <table:table-cell office:value-type="float" office:value="0.170029" calcext:value-type="float">
            <text:p>0.170029</text:p>
          </table:table-cell>
          <table:table-cell office:value-type="float" office:value="0.178528" calcext:value-type="float">
            <text:p>0.178528</text:p>
          </table:table-cell>
          <table:table-cell office:value-type="float" office:value="0.202689" calcext:value-type="float">
            <text:p>0.202689</text:p>
          </table:table-cell>
          <table:table-cell office:value-type="float" office:value="0.236976" calcext:value-type="float">
            <text:p>0.236976</text:p>
          </table:table-cell>
          <table:table-cell office:value-type="float" office:value="0.268725" calcext:value-type="float">
            <text:p>0.268725</text:p>
          </table:table-cell>
          <table:table-cell office:value-type="float" office:value="0.280337" calcext:value-type="float">
            <text:p>0.280337</text:p>
          </table:table-cell>
        </table:table-row>
        <table:table-row table:style-name="ro1">
          <table:table-cell office:value-type="float" office:value="0.364443" calcext:value-type="float">
            <text:p>0.364443</text:p>
          </table:table-cell>
          <table:table-cell office:value-type="float" office:value="0.341127" calcext:value-type="float">
            <text:p>0.341127</text:p>
          </table:table-cell>
          <table:table-cell office:value-type="float" office:value="0.34056" calcext:value-type="float">
            <text:p>0.34056</text:p>
          </table:table-cell>
          <table:table-cell office:value-type="float" office:value="0.339108" calcext:value-type="float">
            <text:p>0.339108</text:p>
          </table:table-cell>
          <table:table-cell office:value-type="float" office:value="0.33728" calcext:value-type="float">
            <text:p>0.33728</text:p>
          </table:table-cell>
          <table:table-cell office:value-type="float" office:value="0.335811" calcext:value-type="float">
            <text:p>0.335811</text:p>
          </table:table-cell>
          <table:table-cell office:value-type="float" office:value="0.335242" calcext:value-type="float">
            <text:p>0.335242</text:p>
          </table:table-cell>
          <table:table-cell office:value-type="float" office:value="0.335811" calcext:value-type="float">
            <text:p>0.335811</text:p>
          </table:table-cell>
          <table:table-cell office:value-type="float" office:value="0.33728" calcext:value-type="float">
            <text:p>0.33728</text:p>
          </table:table-cell>
          <table:table-cell office:value-type="float" office:value="0.339108" calcext:value-type="float">
            <text:p>0.339108</text:p>
          </table:table-cell>
          <table:table-cell office:value-type="float" office:value="0.34056" calcext:value-type="float">
            <text:p>0.34056</text:p>
          </table:table-cell>
          <table:table-cell office:value-type="float" office:value="0.341127" calcext:value-type="float">
            <text:p>0.341127</text:p>
          </table:table-cell>
          <table:table-cell office:value-type="float" office:value="0.336415" calcext:value-type="float">
            <text:p>0.336415</text:p>
          </table:table-cell>
          <table:table-cell office:value-type="float" office:value="0.33616" calcext:value-type="float">
            <text:p>0.33616</text:p>
          </table:table-cell>
          <table:table-cell office:value-type="float" office:value="0.335596" calcext:value-type="float">
            <text:p>0.335596</text:p>
          </table:table-cell>
          <table:table-cell office:value-type="float" office:value="0.334876" calcext:value-type="float">
            <text:p>0.334876</text:p>
          </table:table-cell>
          <table:table-cell office:value-type="float" office:value="0.334315" calcext:value-type="float">
            <text:p>0.334315</text:p>
          </table:table-cell>
          <table:table-cell office:value-type="float" office:value="0.334086" calcext:value-type="float">
            <text:p>0.334086</text:p>
          </table:table-cell>
          <table:table-cell office:value-type="float" office:value="0.334315" calcext:value-type="float">
            <text:p>0.334315</text:p>
          </table:table-cell>
          <table:table-cell office:value-type="float" office:value="0.334876" calcext:value-type="float">
            <text:p>0.334876</text:p>
          </table:table-cell>
          <table:table-cell office:value-type="float" office:value="0.335596" calcext:value-type="float">
            <text:p>0.335596</text:p>
          </table:table-cell>
          <table:table-cell office:value-type="float" office:value="0.33616" calcext:value-type="float">
            <text:p>0.33616</text:p>
          </table:table-cell>
          <table:table-cell office:value-type="float" office:value="0.336415" calcext:value-type="float">
            <text:p>0.336415</text:p>
          </table:table-cell>
          <table:table-cell office:value-type="float" office:value="0.334179" calcext:value-type="float">
            <text:p>0.334179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30921" calcext:value-type="float">
            <text:p>0.330921</text:p>
          </table:table-cell>
          <table:table-cell office:value-type="float" office:value="0.327972" calcext:value-type="float">
            <text:p>0.327972</text:p>
          </table:table-cell>
          <table:table-cell office:value-type="float" office:value="0.325623" calcext:value-type="float">
            <text:p>0.325623</text:p>
          </table:table-cell>
          <table:table-cell office:value-type="float" office:value="0.32472" calcext:value-type="float">
            <text:p>0.32472</text:p>
          </table:table-cell>
          <table:table-cell office:value-type="float" office:value="0.325623" calcext:value-type="float">
            <text:p>0.325623</text:p>
          </table:table-cell>
          <table:table-cell office:value-type="float" office:value="0.327972" calcext:value-type="float">
            <text:p>0.327972</text:p>
          </table:table-cell>
          <table:table-cell office:value-type="float" office:value="0.330921" calcext:value-type="float">
            <text:p>0.33092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334179" calcext:value-type="float">
            <text:p>0.334179</text:p>
          </table:table-cell>
          <table:table-cell office:value-type="float" office:value="0.329613" calcext:value-type="float">
            <text:p>0.329613</text:p>
          </table:table-cell>
          <table:table-cell office:value-type="float" office:value="0.327855" calcext:value-type="float">
            <text:p>0.327855</text:p>
          </table:table-cell>
          <table:table-cell office:value-type="float" office:value="0.322876" calcext:value-type="float">
            <text:p>0.32287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11996" calcext:value-type="float">
            <text:p>0.311996</text:p>
          </table:table-cell>
          <table:table-cell office:value-type="float" office:value="0.310174" calcext:value-type="float">
            <text:p>0.310174</text:p>
          </table:table-cell>
          <table:table-cell office:value-type="float" office:value="0.311996" calcext:value-type="float">
            <text:p>0.311996</text:p>
          </table:table-cell>
          <table:table-cell office:value-type="float" office:value="0.3168" calcext:value-type="float">
            <text:p>0.3168</text:p>
          </table:table-cell>
          <table:table-cell office:value-type="float" office:value="0.322876" calcext:value-type="float">
            <text:p>0.322876</text:p>
          </table:table-cell>
          <table:table-cell office:value-type="float" office:value="0.327855" calcext:value-type="float">
            <text:p>0.327855</text:p>
          </table:table-cell>
          <table:table-cell office:value-type="float" office:value="0.329613" calcext:value-type="float">
            <text:p>0.329613</text:p>
          </table:table-cell>
          <table:table-cell office:value-type="float" office:value="0.324228" calcext:value-type="float">
            <text:p>0.324228</text:p>
          </table:table-cell>
          <table:table-cell office:value-type="float" office:value="0.321191" calcext:value-type="float">
            <text:p>0.321191</text:p>
          </table:table-cell>
          <table:table-cell office:value-type="float" office:value="0.312433" calcext:value-type="float">
            <text:p>0.312433</text:p>
          </table:table-cell>
          <table:table-cell office:value-type="float" office:value="0.301911" calcext:value-type="float">
            <text:p>0.301911</text:p>
          </table:table-cell>
          <table:table-cell office:value-type="float" office:value="0.293692" calcext:value-type="float">
            <text:p>0.293692</text:p>
          </table:table-cell>
          <table:table-cell office:value-type="float" office:value="0.290609" calcext:value-type="float">
            <text:p>0.290609</text:p>
          </table:table-cell>
          <table:table-cell office:value-type="float" office:value="0.293692" calcext:value-type="float">
            <text:p>0.293692</text:p>
          </table:table-cell>
          <table:table-cell office:value-type="float" office:value="0.301911" calcext:value-type="float">
            <text:p>0.301911</text:p>
          </table:table-cell>
          <table:table-cell office:value-type="float" office:value="0.312433" calcext:value-type="float">
            <text:p>0.312433</text:p>
          </table:table-cell>
          <table:table-cell office:value-type="float" office:value="0.321191" calcext:value-type="float">
            <text:p>0.321191</text:p>
          </table:table-cell>
          <table:table-cell office:value-type="float" office:value="0.324228" calcext:value-type="float">
            <text:p>0.324228</text:p>
          </table:table-cell>
          <table:table-cell office:value-type="float" office:value="0.317096" calcext:value-type="float">
            <text:p>0.317096</text:p>
          </table:table-cell>
          <table:table-cell office:value-type="float" office:value="0.312582" calcext:value-type="float">
            <text:p>0.312582</text:p>
          </table:table-cell>
          <table:table-cell office:value-type="float" office:value="0.299503" calcext:value-type="float">
            <text:p>0.299503</text:p>
          </table:table-cell>
          <table:table-cell office:value-type="float" office:value="0.284075" calcext:value-type="float">
            <text:p>0.284075</text:p>
          </table:table-cell>
          <table:table-cell office:value-type="float" office:value="0.272227" calcext:value-type="float">
            <text:p>0.272227</text:p>
          </table:table-cell>
          <table:table-cell office:value-type="float" office:value="0.267832" calcext:value-type="float">
            <text:p>0.267832</text:p>
          </table:table-cell>
          <table:table-cell office:value-type="float" office:value="0.272227" calcext:value-type="float">
            <text:p>0.272227</text:p>
          </table:table-cell>
          <table:table-cell office:value-type="float" office:value="0.284075" calcext:value-type="float">
            <text:p>0.284075</text:p>
          </table:table-cell>
          <table:table-cell office:value-type="float" office:value="0.299503" calcext:value-type="float">
            <text:p>0.299503</text:p>
          </table:table-cell>
          <table:table-cell office:value-type="float" office:value="0.312582" calcext:value-type="float">
            <text:p>0.312582</text:p>
          </table:table-cell>
          <table:table-cell office:value-type="float" office:value="0.317096" calcext:value-type="float">
            <text:p>0.317096</text:p>
          </table:table-cell>
          <table:table-cell office:value-type="float" office:value="0.309335" calcext:value-type="float">
            <text:p>0.309335</text:p>
          </table:table-cell>
          <table:table-cell office:value-type="float" office:value="0.303111" calcext:value-type="float">
            <text:p>0.303111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264385" calcext:value-type="float">
            <text:p>0.264385</text:p>
          </table:table-cell>
          <table:table-cell office:value-type="float" office:value="0.248741" calcext:value-type="float">
            <text:p>0.248741</text:p>
          </table:table-cell>
          <table:table-cell office:value-type="float" office:value="0.243008" calcext:value-type="float">
            <text:p>0.243008</text:p>
          </table:table-cell>
          <table:table-cell office:value-type="float" office:value="0.248741" calcext:value-type="float">
            <text:p>0.248741</text:p>
          </table:table-cell>
          <table:table-cell office:value-type="float" office:value="0.264385" calcext:value-type="float">
            <text:p>0.264385</text:p>
          </table:table-cell>
          <table:table-cell office:value-type="float" office:value="0.28515" calcext:value-type="float">
            <text:p>0.28515</text:p>
          </table:table-cell>
          <table:table-cell office:value-type="float" office:value="0.303111" calcext:value-type="float">
            <text:p>0.303111</text:p>
          </table:table-cell>
          <table:table-cell office:value-type="float" office:value="0.309335" calcext:value-type="float">
            <text:p>0.309335</text:p>
          </table:table-cell>
          <table:table-cell office:value-type="float" office:value="0.301063" calcext:value-type="float">
            <text:p>0.301063</text:p>
          </table:table-cell>
          <table:table-cell office:value-type="float" office:value="0.293058" calcext:value-type="float">
            <text:p>0.293058</text:p>
          </table:table-cell>
          <table:table-cell office:value-type="float" office:value="0.270211" calcext:value-type="float">
            <text:p>0.270211</text:p>
          </table:table-cell>
          <table:table-cell office:value-type="float" office:value="0.244362" calcext:value-type="float">
            <text:p>0.244362</text:p>
          </table:table-cell>
          <table:table-cell office:value-type="float" office:value="0.225293" calcext:value-type="float">
            <text:p>0.225293</text:p>
          </table:table-cell>
          <table:table-cell office:value-type="float" office:value="0.218395" calcext:value-type="float">
            <text:p>0.218395</text:p>
          </table:table-cell>
          <table:table-cell office:value-type="float" office:value="0.225293" calcext:value-type="float">
            <text:p>0.225293</text:p>
          </table:table-cell>
          <table:table-cell office:value-type="float" office:value="0.244362" calcext:value-type="float">
            <text:p>0.244362</text:p>
          </table:table-cell>
          <table:table-cell office:value-type="float" office:value="0.270211" calcext:value-type="float">
            <text:p>0.270211</text:p>
          </table:table-cell>
          <table:table-cell office:value-type="float" office:value="0.293058" calcext:value-type="float">
            <text:p>0.293058</text:p>
          </table:table-cell>
          <table:table-cell office:value-type="float" office:value="0.301063" calcext:value-type="float">
            <text:p>0.301063</text:p>
          </table:table-cell>
          <table:table-cell office:value-type="float" office:value="0.293519" calcext:value-type="float">
            <text:p>0.293519</text:p>
          </table:table-cell>
          <table:table-cell office:value-type="float" office:value="0.283782" calcext:value-type="float">
            <text:p>0.283782</text:p>
          </table:table-cell>
          <table:table-cell office:value-type="float" office:value="0.256414" calcext:value-type="float">
            <text:p>0.256414</text:p>
          </table:table-cell>
          <table:table-cell office:value-type="float" office:value="0.226088" calcext:value-type="float">
            <text:p>0.226088</text:p>
          </table:table-cell>
          <table:table-cell office:value-type="float" office:value="0.204171" calcext:value-type="float">
            <text:p>0.204171</text:p>
          </table:table-cell>
          <table:table-cell office:value-type="float" office:value="0.196341" calcext:value-type="float">
            <text:p>0.196341</text:p>
          </table:table-cell>
          <table:table-cell office:value-type="float" office:value="0.204171" calcext:value-type="float">
            <text:p>0.204171</text:p>
          </table:table-cell>
          <table:table-cell office:value-type="float" office:value="0.226088" calcext:value-type="float">
            <text:p>0.226088</text:p>
          </table:table-cell>
          <table:table-cell office:value-type="float" office:value="0.256414" calcext:value-type="float">
            <text:p>0.256414</text:p>
          </table:table-cell>
          <table:table-cell office:value-type="float" office:value="0.283782" calcext:value-type="float">
            <text:p>0.283782</text:p>
          </table:table-cell>
          <table:table-cell office:value-type="float" office:value="0.293519" calcext:value-type="float">
            <text:p>0.293519</text:p>
          </table:table-cell>
          <table:table-cell office:value-type="float" office:value="0.287758" calcext:value-type="float">
            <text:p>0.287758</text:p>
          </table:table-cell>
          <table:table-cell office:value-type="float" office:value="0.276639" calcext:value-type="float">
            <text:p>0.276639</text:p>
          </table:table-cell>
          <table:table-cell office:value-type="float" office:value="0.245883" calcext:value-type="float">
            <text:p>0.245883</text:p>
          </table:table-cell>
          <table:table-cell office:value-type="float" office:value="0.212387" calcext:value-type="float">
            <text:p>0.212387</text:p>
          </table:table-cell>
          <table:table-cell office:value-type="float" office:value="0.188591" calcext:value-type="float">
            <text:p>0.188591</text:p>
          </table:table-cell>
          <table:table-cell office:value-type="float" office:value="0.180179" calcext:value-type="float">
            <text:p>0.180179</text:p>
          </table:table-cell>
          <table:table-cell office:value-type="float" office:value="0.188591" calcext:value-type="float">
            <text:p>0.188591</text:p>
          </table:table-cell>
          <table:table-cell office:value-type="float" office:value="0.212387" calcext:value-type="float">
            <text:p>0.212387</text:p>
          </table:table-cell>
          <table:table-cell office:value-type="float" office:value="0.245883" calcext:value-type="float">
            <text:p>0.245883</text:p>
          </table:table-cell>
          <table:table-cell office:value-type="float" office:value="0.276639" calcext:value-type="float">
            <text:p>0.276639</text:p>
          </table:table-cell>
          <table:table-cell office:value-type="float" office:value="0.287758" calcext:value-type="float">
            <text:p>0.287758</text:p>
          </table:table-cell>
          <table:table-cell office:value-type="float" office:value="0.285711" calcext:value-type="float">
            <text:p>0.285711</text:p>
          </table:table-cell>
          <table:table-cell office:value-type="float" office:value="0.27395" calcext:value-type="float">
            <text:p>0.27395</text:p>
          </table:table-cell>
          <table:table-cell office:value-type="float" office:value="0.241731" calcext:value-type="float">
            <text:p>0.241731</text:p>
          </table:table-cell>
          <table:table-cell office:value-type="float" office:value="0.206913" calcext:value-type="float">
            <text:p>0.206913</text:p>
          </table:table-cell>
          <table:table-cell office:value-type="float" office:value="0.182358" calcext:value-type="float">
            <text:p>0.182358</text:p>
          </table:table-cell>
          <table:table-cell office:value-type="float" office:value="0.173717" calcext:value-type="float">
            <text:p>0.173717</text:p>
          </table:table-cell>
          <table:table-cell office:value-type="float" office:value="0.182358" calcext:value-type="float">
            <text:p>0.182358</text:p>
          </table:table-cell>
          <table:table-cell office:value-type="float" office:value="0.206913" calcext:value-type="float">
            <text:p>0.206913</text:p>
          </table:table-cell>
          <table:table-cell office:value-type="float" office:value="0.241731" calcext:value-type="float">
            <text:p>0.241731</text:p>
          </table:table-cell>
          <table:table-cell office:value-type="float" office:value="0.27395" calcext:value-type="float">
            <text:p>0.27395</text:p>
          </table:table-cell>
          <table:table-cell office:value-type="float" office:value="0.285711" calcext:value-type="float">
            <text:p>0.285711</text:p>
          </table:table-cell>
        </table:table-row>
        <table:table-row table:style-name="ro1">
          <table:table-cell office:value-type="float" office:value="0.372396" calcext:value-type="float">
            <text:p>0.372396</text:p>
          </table:table-cell>
          <table:table-cell office:value-type="float" office:value="0.348034" calcext:value-type="float">
            <text:p>0.348034</text:p>
          </table:table-cell>
          <table:table-cell office:value-type="float" office:value="0.347453" calcext:value-type="float">
            <text:p>0.347453</text:p>
          </table:table-cell>
          <table:table-cell office:value-type="float" office:value="0.345964" calcext:value-type="float">
            <text:p>0.345964</text:p>
          </table:table-cell>
          <table:table-cell office:value-type="float" office:value="0.34409" calcext:value-type="float">
            <text:p>0.34409</text:p>
          </table:table-cell>
          <table:table-cell office:value-type="float" office:value="0.342585" calcext:value-type="float">
            <text:p>0.342585</text:p>
          </table:table-cell>
          <table:table-cell office:value-type="float" office:value="0.342001" calcext:value-type="float">
            <text:p>0.342001</text:p>
          </table:table-cell>
          <table:table-cell office:value-type="float" office:value="0.342585" calcext:value-type="float">
            <text:p>0.342585</text:p>
          </table:table-cell>
          <table:table-cell office:value-type="float" office:value="0.34409" calcext:value-type="float">
            <text:p>0.34409</text:p>
          </table:table-cell>
          <table:table-cell office:value-type="float" office:value="0.345964" calcext:value-type="float">
            <text:p>0.345964</text:p>
          </table:table-cell>
          <table:table-cell office:value-type="float" office:value="0.347453" calcext:value-type="float">
            <text:p>0.347453</text:p>
          </table:table-cell>
          <table:table-cell office:value-type="float" office:value="0.348034" calcext:value-type="float">
            <text:p>0.348034</text:p>
          </table:table-cell>
          <table:table-cell office:value-type="float" office:value="0.343209" calcext:value-type="float">
            <text:p>0.343209</text:p>
          </table:table-cell>
          <table:table-cell office:value-type="float" office:value="0.342949" calcext:value-type="float">
            <text:p>0.342949</text:p>
          </table:table-cell>
          <table:table-cell office:value-type="float" office:value="0.342375" calcext:value-type="float">
            <text:p>0.342375</text:p>
          </table:table-cell>
          <table:table-cell office:value-type="float" office:value="0.341641" calcext:value-type="float">
            <text:p>0.341641</text:p>
          </table:table-cell>
          <table:table-cell office:value-type="float" office:value="0.34107" calcext:value-type="float">
            <text:p>0.34107</text:p>
          </table:table-cell>
          <table:table-cell office:value-type="float" office:value="0.340837" calcext:value-type="float">
            <text:p>0.340837</text:p>
          </table:table-cell>
          <table:table-cell office:value-type="float" office:value="0.34107" calcext:value-type="float">
            <text:p>0.34107</text:p>
          </table:table-cell>
          <table:table-cell office:value-type="float" office:value="0.341641" calcext:value-type="float">
            <text:p>0.341641</text:p>
          </table:table-cell>
          <table:table-cell office:value-type="float" office:value="0.342375" calcext:value-type="float">
            <text:p>0.342375</text:p>
          </table:table-cell>
          <table:table-cell office:value-type="float" office:value="0.342949" calcext:value-type="float">
            <text:p>0.342949</text:p>
          </table:table-cell>
          <table:table-cell office:value-type="float" office:value="0.343209" calcext:value-type="float">
            <text:p>0.343209</text:p>
          </table:table-cell>
          <table:table-cell office:value-type="float" office:value="0.340933" calcext:value-type="float">
            <text:p>0.340933</text:p>
          </table:table-cell>
          <table:table-cell office:value-type="float" office:value="0.340038" calcext:value-type="float">
            <text:p>0.340038</text:p>
          </table:table-cell>
          <table:table-cell office:value-type="float" office:value="0.337614" calcext:value-type="float">
            <text:p>0.337614</text:p>
          </table:table-cell>
          <table:table-cell office:value-type="float" office:value="0.33461" calcext:value-type="float">
            <text:p>0.33461</text:p>
          </table:table-cell>
          <table:table-cell office:value-type="float" office:value="0.332217" calcext:value-type="float">
            <text:p>0.332217</text:p>
          </table:table-cell>
          <table:table-cell office:value-type="float" office:value="0.331296" calcext:value-type="float">
            <text:p>0.331296</text:p>
          </table:table-cell>
          <table:table-cell office:value-type="float" office:value="0.332217" calcext:value-type="float">
            <text:p>0.332217</text:p>
          </table:table-cell>
          <table:table-cell office:value-type="float" office:value="0.33461" calcext:value-type="float">
            <text:p>0.33461</text:p>
          </table:table-cell>
          <table:table-cell office:value-type="float" office:value="0.337614" calcext:value-type="float">
            <text:p>0.337614</text:p>
          </table:table-cell>
          <table:table-cell office:value-type="float" office:value="0.340038" calcext:value-type="float">
            <text:p>0.340038</text:p>
          </table:table-cell>
          <table:table-cell office:value-type="float" office:value="0.340933" calcext:value-type="float">
            <text:p>0.340933</text:p>
          </table:table-cell>
          <table:table-cell office:value-type="float" office:value="0.336278" calcext:value-type="float">
            <text:p>0.336278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32942" calcext:value-type="float">
            <text:p>0.32942</text:p>
          </table:table-cell>
          <table:table-cell office:value-type="float" office:value="0.323234" calcext:value-type="float">
            <text:p>0.323234</text:p>
          </table:table-cell>
          <table:table-cell office:value-type="float" office:value="0.318342" calcext:value-type="float">
            <text:p>0.318342</text:p>
          </table:table-cell>
          <table:table-cell office:value-type="float" office:value="0.316487" calcext:value-type="float">
            <text:p>0.316487</text:p>
          </table:table-cell>
          <table:table-cell office:value-type="float" office:value="0.318342" calcext:value-type="float">
            <text:p>0.318342</text:p>
          </table:table-cell>
          <table:table-cell office:value-type="float" office:value="0.323234" calcext:value-type="float">
            <text:p>0.323234</text:p>
          </table:table-cell>
          <table:table-cell office:value-type="float" office:value="0.32942" calcext:value-type="float">
            <text:p>0.32942</text:p>
          </table:table-cell>
          <table:table-cell office:value-type="float" office:value="0.334489" calcext:value-type="float">
            <text:p>0.334489</text:p>
          </table:table-cell>
          <table:table-cell office:value-type="float" office:value="0.336278" calcext:value-type="float">
            <text:p>0.336278</text:p>
          </table:table-cell>
          <table:table-cell office:value-type="float" office:value="0.330802" calcext:value-type="float">
            <text:p>0.330802</text:p>
          </table:table-cell>
          <table:table-cell office:value-type="float" office:value="0.327713" calcext:value-type="float">
            <text:p>0.327713</text:p>
          </table:table-cell>
          <table:table-cell office:value-type="float" office:value="0.318794" calcext:value-type="float">
            <text:p>0.318794</text:p>
          </table:table-cell>
          <table:table-cell office:value-type="float" office:value="0.308079" calcext:value-type="float">
            <text:p>0.308079</text:p>
          </table:table-cell>
          <table:table-cell office:value-type="float" office:value="0.299707" calcext:value-type="float">
            <text:p>0.299707</text:p>
          </table:table-cell>
          <table:table-cell office:value-type="float" office:value="0.296567" calcext:value-type="float">
            <text:p>0.296567</text:p>
          </table:table-cell>
          <table:table-cell office:value-type="float" office:value="0.299707" calcext:value-type="float">
            <text:p>0.299707</text:p>
          </table:table-cell>
          <table:table-cell office:value-type="float" office:value="0.308079" calcext:value-type="float">
            <text:p>0.308079</text:p>
          </table:table-cell>
          <table:table-cell office:value-type="float" office:value="0.318794" calcext:value-type="float">
            <text:p>0.318794</text:p>
          </table:table-cell>
          <table:table-cell office:value-type="float" office:value="0.327713" calcext:value-type="float">
            <text:p>0.327713</text:p>
          </table:table-cell>
          <table:table-cell office:value-type="float" office:value="0.330802" calcext:value-type="float">
            <text:p>0.330802</text:p>
          </table:table-cell>
          <table:table-cell office:value-type="float" office:value="0.323547" calcext:value-type="float">
            <text:p>0.323547</text:p>
          </table:table-cell>
          <table:table-cell office:value-type="float" office:value="0.318958" calcext:value-type="float">
            <text:p>0.318958</text:p>
          </table:table-cell>
          <table:table-cell office:value-type="float" office:value="0.305643" calcext:value-type="float">
            <text:p>0.305643</text:p>
          </table:table-cell>
          <table:table-cell office:value-type="float" office:value="0.289935" calcext:value-type="float">
            <text:p>0.289935</text:p>
          </table:table-cell>
          <table:table-cell office:value-type="float" office:value="0.27787" calcext:value-type="float">
            <text:p>0.27787</text:p>
          </table:table-cell>
          <table:table-cell office:value-type="float" office:value="0.273394" calcext:value-type="float">
            <text:p>0.273394</text:p>
          </table:table-cell>
          <table:table-cell office:value-type="float" office:value="0.27787" calcext:value-type="float">
            <text:p>0.27787</text:p>
          </table:table-cell>
          <table:table-cell office:value-type="float" office:value="0.289935" calcext:value-type="float">
            <text:p>0.289935</text:p>
          </table:table-cell>
          <table:table-cell office:value-type="float" office:value="0.305643" calcext:value-type="float">
            <text:p>0.305643</text:p>
          </table:table-cell>
          <table:table-cell office:value-type="float" office:value="0.318958" calcext:value-type="float">
            <text:p>0.318958</text:p>
          </table:table-cell>
          <table:table-cell office:value-type="float" office:value="0.323547" calcext:value-type="float">
            <text:p>0.323547</text:p>
          </table:table-cell>
          <table:table-cell office:value-type="float" office:value="0.315674" calcext:value-type="float">
            <text:p>0.315674</text:p>
          </table:table-cell>
          <table:table-cell office:value-type="float" office:value="0.309349" calcext:value-type="float">
            <text:p>0.309349</text:p>
          </table:table-cell>
          <table:table-cell office:value-type="float" office:value="0.291067" calcext:value-type="float">
            <text:p>0.291067</text:p>
          </table:table-cell>
          <table:table-cell office:value-type="float" office:value="0.269927" calcext:value-type="float">
            <text:p>0.269927</text:p>
          </table:table-cell>
          <table:table-cell office:value-type="float" office:value="0.253996" calcext:value-type="float">
            <text:p>0.253996</text:p>
          </table:table-cell>
          <table:table-cell office:value-type="float" office:value="0.248156" calcext:value-type="float">
            <text:p>0.248156</text:p>
          </table:table-cell>
          <table:table-cell office:value-type="float" office:value="0.253996" calcext:value-type="float">
            <text:p>0.253996</text:p>
          </table:table-cell>
          <table:table-cell office:value-type="float" office:value="0.269927" calcext:value-type="float">
            <text:p>0.269927</text:p>
          </table:table-cell>
          <table:table-cell office:value-type="float" office:value="0.291067" calcext:value-type="float">
            <text:p>0.291067</text:p>
          </table:table-cell>
          <table:table-cell office:value-type="float" office:value="0.309349" calcext:value-type="float">
            <text:p>0.309349</text:p>
          </table:table-cell>
          <table:table-cell office:value-type="float" office:value="0.315674" calcext:value-type="float">
            <text:p>0.315674</text:p>
          </table:table-cell>
          <table:table-cell office:value-type="float" office:value="0.307293" calcext:value-type="float">
            <text:p>0.307293</text:p>
          </table:table-cell>
          <table:table-cell office:value-type="float" office:value="0.299164" calcext:value-type="float">
            <text:p>0.299164</text:p>
          </table:table-cell>
          <table:table-cell office:value-type="float" office:value="0.275918" calcext:value-type="float">
            <text:p>0.275918</text:p>
          </table:table-cell>
          <table:table-cell office:value-type="float" office:value="0.249608" calcext:value-type="float">
            <text:p>0.249608</text:p>
          </table:table-cell>
          <table:table-cell office:value-type="float" office:value="0.230192" calcext:value-type="float">
            <text:p>0.230192</text:p>
          </table:table-cell>
          <table:table-cell office:value-type="float" office:value="0.223166" calcext:value-type="float">
            <text:p>0.223166</text:p>
          </table:table-cell>
          <table:table-cell office:value-type="float" office:value="0.230192" calcext:value-type="float">
            <text:p>0.230192</text:p>
          </table:table-cell>
          <table:table-cell office:value-type="float" office:value="0.249608" calcext:value-type="float">
            <text:p>0.249608</text:p>
          </table:table-cell>
          <table:table-cell office:value-type="float" office:value="0.275918" calcext:value-type="float">
            <text:p>0.275918</text:p>
          </table:table-cell>
          <table:table-cell office:value-type="float" office:value="0.299164" calcext:value-type="float">
            <text:p>0.299164</text:p>
          </table:table-cell>
          <table:table-cell office:value-type="float" office:value="0.307293" calcext:value-type="float">
            <text:p>0.307293</text:p>
          </table:table-cell>
          <table:table-cell office:value-type="float" office:value="0.299676" calcext:value-type="float">
            <text:p>0.299676</text:p>
          </table:table-cell>
          <table:table-cell office:value-type="float" office:value="0.289792" calcext:value-type="float">
            <text:p>0.289792</text:p>
          </table:table-cell>
          <table:table-cell office:value-type="float" office:value="0.261959" calcext:value-type="float">
            <text:p>0.261959</text:p>
          </table:table-cell>
          <table:table-cell office:value-type="float" office:value="0.231099" calcext:value-type="float">
            <text:p>0.231099</text:p>
          </table:table-cell>
          <table:table-cell office:value-type="float" office:value="0.208784" calcext:value-type="float">
            <text:p>0.208784</text:p>
          </table:table-cell>
          <table:table-cell office:value-type="float" office:value="0.200809" calcext:value-type="float">
            <text:p>0.200809</text:p>
          </table:table-cell>
          <table:table-cell office:value-type="float" office:value="0.208784" calcext:value-type="float">
            <text:p>0.208784</text:p>
          </table:table-cell>
          <table:table-cell office:value-type="float" office:value="0.231099" calcext:value-type="float">
            <text:p>0.231099</text:p>
          </table:table-cell>
          <table:table-cell office:value-type="float" office:value="0.261959" calcext:value-type="float">
            <text:p>0.261959</text:p>
          </table:table-cell>
          <table:table-cell office:value-type="float" office:value="0.289792" calcext:value-type="float">
            <text:p>0.289792</text:p>
          </table:table-cell>
          <table:table-cell office:value-type="float" office:value="0.299676" calcext:value-type="float">
            <text:p>0.299676</text:p>
          </table:table-cell>
          <table:table-cell office:value-type="float" office:value="0.293871" calcext:value-type="float">
            <text:p>0.293871</text:p>
          </table:table-cell>
          <table:table-cell office:value-type="float" office:value="0.28259" calcext:value-type="float">
            <text:p>0.28259</text:p>
          </table:table-cell>
          <table:table-cell office:value-type="float" office:value="0.251325" calcext:value-type="float">
            <text:p>0.251325</text:p>
          </table:table-cell>
          <table:table-cell office:value-type="float" office:value="0.21725" calcext:value-type="float">
            <text:p>0.21725</text:p>
          </table:table-cell>
          <table:table-cell office:value-type="float" office:value="0.193026" calcext:value-type="float">
            <text:p>0.193026</text:p>
          </table:table-cell>
          <table:table-cell office:value-type="float" office:value="0.184458" calcext:value-type="float">
            <text:p>0.184458</text:p>
          </table:table-cell>
          <table:table-cell office:value-type="float" office:value="0.193026" calcext:value-type="float">
            <text:p>0.193026</text:p>
          </table:table-cell>
          <table:table-cell office:value-type="float" office:value="0.21725" calcext:value-type="float">
            <text:p>0.21725</text:p>
          </table:table-cell>
          <table:table-cell office:value-type="float" office:value="0.251325" calcext:value-type="float">
            <text:p>0.251325</text:p>
          </table:table-cell>
          <table:table-cell office:value-type="float" office:value="0.28259" calcext:value-type="float">
            <text:p>0.28259</text:p>
          </table:table-cell>
          <table:table-cell office:value-type="float" office:value="0.293871" calcext:value-type="float">
            <text:p>0.293871</text:p>
          </table:table-cell>
          <table:table-cell office:value-type="float" office:value="0.291827" calcext:value-type="float">
            <text:p>0.291827</text:p>
          </table:table-cell>
          <table:table-cell office:value-type="float" office:value="0.279897" calcext:value-type="float">
            <text:p>0.279897</text:p>
          </table:table-cell>
          <table:table-cell office:value-type="float" office:value="0.247149" calcext:value-type="float">
            <text:p>0.247149</text:p>
          </table:table-cell>
          <table:table-cell office:value-type="float" office:value="0.21173" calcext:value-type="float">
            <text:p>0.21173</text:p>
          </table:table-cell>
          <table:table-cell office:value-type="float" office:value="0.186731" calcext:value-type="float">
            <text:p>0.186731</text:p>
          </table:table-cell>
          <table:table-cell office:value-type="float" office:value="0.177929" calcext:value-type="float">
            <text:p>0.177929</text:p>
          </table:table-cell>
          <table:table-cell office:value-type="float" office:value="0.186731" calcext:value-type="float">
            <text:p>0.186731</text:p>
          </table:table-cell>
          <table:table-cell office:value-type="float" office:value="0.21173" calcext:value-type="float">
            <text:p>0.21173</text:p>
          </table:table-cell>
          <table:table-cell office:value-type="float" office:value="0.247149" calcext:value-type="float">
            <text:p>0.247149</text:p>
          </table:table-cell>
          <table:table-cell office:value-type="float" office:value="0.279897" calcext:value-type="float">
            <text:p>0.279897</text:p>
          </table:table-cell>
          <table:table-cell office:value-type="float" office:value="0.291827" calcext:value-type="float">
            <text:p>0.291827</text:p>
          </table:table-cell>
        </table:table-row>
        <table:table-row table:style-name="ro1">
          <table:table-cell office:value-type="float" office:value="0.381978" calcext:value-type="float">
            <text:p>0.381978</text:p>
          </table:table-cell>
          <table:table-cell office:value-type="float" office:value="0.356328" calcext:value-type="float">
            <text:p>0.356328</text:p>
          </table:table-cell>
          <table:table-cell office:value-type="float" office:value="0.35573" calcext:value-type="float">
            <text:p>0.35573</text:p>
          </table:table-cell>
          <table:table-cell office:value-type="float" office:value="0.354197" calcext:value-type="float">
            <text:p>0.354197</text:p>
          </table:table-cell>
          <table:table-cell office:value-type="float" office:value="0.352268" calcext:value-type="float">
            <text:p>0.352268</text:p>
          </table:table-cell>
          <table:table-cell office:value-type="float" office:value="0.350717" calcext:value-type="float">
            <text:p>0.350717</text:p>
          </table:table-cell>
          <table:table-cell office:value-type="float" office:value="0.350116" calcext:value-type="float">
            <text:p>0.350116</text:p>
          </table:table-cell>
          <table:table-cell office:value-type="float" office:value="0.350717" calcext:value-type="float">
            <text:p>0.350717</text:p>
          </table:table-cell>
          <table:table-cell office:value-type="float" office:value="0.352268" calcext:value-type="float">
            <text:p>0.352268</text:p>
          </table:table-cell>
          <table:table-cell office:value-type="float" office:value="0.354197" calcext:value-type="float">
            <text:p>0.354197</text:p>
          </table:table-cell>
          <table:table-cell office:value-type="float" office:value="0.35573" calcext:value-type="float">
            <text:p>0.35573</text:p>
          </table:table-cell>
          <table:table-cell office:value-type="float" office:value="0.356328" calcext:value-type="float">
            <text:p>0.356328</text:p>
          </table:table-cell>
          <table:table-cell office:value-type="float" office:value="0.351366" calcext:value-type="float">
            <text:p>0.351366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50514" calcext:value-type="float">
            <text:p>0.350514</text:p>
          </table:table-cell>
          <table:table-cell office:value-type="float" office:value="0.349764" calcext:value-type="float">
            <text:p>0.349764</text:p>
          </table:table-cell>
          <table:table-cell office:value-type="float" office:value="0.349181" calcext:value-type="float">
            <text:p>0.349181</text:p>
          </table:table-cell>
          <table:table-cell office:value-type="float" office:value="0.348943" calcext:value-type="float">
            <text:p>0.348943</text:p>
          </table:table-cell>
          <table:table-cell office:value-type="float" office:value="0.349181" calcext:value-type="float">
            <text:p>0.349181</text:p>
          </table:table-cell>
          <table:table-cell office:value-type="float" office:value="0.349764" calcext:value-type="float">
            <text:p>0.349764</text:p>
          </table:table-cell>
          <table:table-cell office:value-type="float" office:value="0.350514" calcext:value-type="float">
            <text:p>0.350514</text:p>
          </table:table-cell>
          <table:table-cell office:value-type="float" office:value="0.3511" calcext:value-type="float">
            <text:p>0.3511</text:p>
          </table:table-cell>
          <table:table-cell office:value-type="float" office:value="0.351366" calcext:value-type="float">
            <text:p>0.351366</text:p>
          </table:table-cell>
          <table:table-cell office:value-type="float" office:value="0.349043" calcext:value-type="float">
            <text:p>0.349043</text:p>
          </table:table-cell>
          <table:table-cell office:value-type="float" office:value="0.348128" calcext:value-type="float">
            <text:p>0.348128</text:p>
          </table:table-cell>
          <table:table-cell office:value-type="float" office:value="0.345652" calcext:value-type="float">
            <text:p>0.345652</text:p>
          </table:table-cell>
          <table:table-cell office:value-type="float" office:value="0.342581" calcext:value-type="float">
            <text:p>0.342581</text:p>
          </table:table-cell>
          <table:table-cell office:value-type="float" office:value="0.340135" calcext:value-type="float">
            <text:p>0.340135</text:p>
          </table:table-cell>
          <table:table-cell office:value-type="float" office:value="0.339194" calcext:value-type="float">
            <text:p>0.339194</text:p>
          </table:table-cell>
          <table:table-cell office:value-type="float" office:value="0.340135" calcext:value-type="float">
            <text:p>0.340135</text:p>
          </table:table-cell>
          <table:table-cell office:value-type="float" office:value="0.342581" calcext:value-type="float">
            <text:p>0.342581</text:p>
          </table:table-cell>
          <table:table-cell office:value-type="float" office:value="0.345652" calcext:value-type="float">
            <text:p>0.345652</text:p>
          </table:table-cell>
          <table:table-cell office:value-type="float" office:value="0.348128" calcext:value-type="float">
            <text:p>0.348128</text:p>
          </table:table-cell>
          <table:table-cell office:value-type="float" office:value="0.349043" calcext:value-type="float">
            <text:p>0.349043</text:p>
          </table:table-cell>
          <table:table-cell office:value-type="float" office:value="0.344282" calcext:value-type="float">
            <text:p>0.344282</text:p>
          </table:table-cell>
          <table:table-cell office:value-type="float" office:value="0.342457" calcext:value-type="float">
            <text:p>0.342457</text:p>
          </table:table-cell>
          <table:table-cell office:value-type="float" office:value="0.337279" calcext:value-type="float">
            <text:p>0.337279</text:p>
          </table:table-cell>
          <table:table-cell office:value-type="float" office:value="0.330961" calcext:value-type="float">
            <text:p>0.330961</text:p>
          </table:table-cell>
          <table:table-cell office:value-type="float" office:value="0.325965" calcext:value-type="float">
            <text:p>0.325965</text:p>
          </table:table-cell>
          <table:table-cell office:value-type="float" office:value="0.32407" calcext:value-type="float">
            <text:p>0.32407</text:p>
          </table:table-cell>
          <table:table-cell office:value-type="float" office:value="0.325965" calcext:value-type="float">
            <text:p>0.325965</text:p>
          </table:table-cell>
          <table:table-cell office:value-type="float" office:value="0.330961" calcext:value-type="float">
            <text:p>0.330961</text:p>
          </table:table-cell>
          <table:table-cell office:value-type="float" office:value="0.337279" calcext:value-type="float">
            <text:p>0.337279</text:p>
          </table:table-cell>
          <table:table-cell office:value-type="float" office:value="0.342457" calcext:value-type="float">
            <text:p>0.342457</text:p>
          </table:table-cell>
          <table:table-cell office:value-type="float" office:value="0.344282" calcext:value-type="float">
            <text:p>0.344282</text:p>
          </table:table-cell>
          <table:table-cell office:value-type="float" office:value="0.338698" calcext:value-type="float">
            <text:p>0.338698</text:p>
          </table:table-cell>
          <table:table-cell office:value-type="float" office:value="0.335547" calcext:value-type="float">
            <text:p>0.335547</text:p>
          </table:table-cell>
          <table:table-cell office:value-type="float" office:value="0.326436" calcext:value-type="float">
            <text:p>0.326436</text:p>
          </table:table-cell>
          <table:table-cell office:value-type="float" office:value="0.31549" calcext:value-type="float">
            <text:p>0.31549</text:p>
          </table:table-cell>
          <table:table-cell office:value-type="float" office:value="0.306936" calcext:value-type="float">
            <text:p>0.306936</text:p>
          </table:table-cell>
          <table:table-cell office:value-type="float" office:value="0.303727" calcext:value-type="float">
            <text:p>0.303727</text:p>
          </table:table-cell>
          <table:table-cell office:value-type="float" office:value="0.306936" calcext:value-type="float">
            <text:p>0.306936</text:p>
          </table:table-cell>
          <table:table-cell office:value-type="float" office:value="0.31549" calcext:value-type="float">
            <text:p>0.31549</text:p>
          </table:table-cell>
          <table:table-cell office:value-type="float" office:value="0.326436" calcext:value-type="float">
            <text:p>0.326436</text:p>
          </table:table-cell>
          <table:table-cell office:value-type="float" office:value="0.335547" calcext:value-type="float">
            <text:p>0.335547</text:p>
          </table:table-cell>
          <table:table-cell office:value-type="float" office:value="0.338698" calcext:value-type="float">
            <text:p>0.338698</text:p>
          </table:table-cell>
          <table:table-cell office:value-type="float" office:value="0.331299" calcext:value-type="float">
            <text:p>0.331299</text:p>
          </table:table-cell>
          <table:table-cell office:value-type="float" office:value="0.32662" calcext:value-type="float">
            <text:p>0.32662</text:p>
          </table:table-cell>
          <table:table-cell office:value-type="float" office:value="0.313023" calcext:value-type="float">
            <text:p>0.313023</text:p>
          </table:table-cell>
          <table:table-cell office:value-type="float" office:value="0.296981" calcext:value-type="float">
            <text:p>0.296981</text:p>
          </table:table-cell>
          <table:table-cell office:value-type="float" office:value="0.284656" calcext:value-type="float">
            <text:p>0.284656</text:p>
          </table:table-cell>
          <table:table-cell office:value-type="float" office:value="0.280083" calcext:value-type="float">
            <text:p>0.280083</text:p>
          </table:table-cell>
          <table:table-cell office:value-type="float" office:value="0.284656" calcext:value-type="float">
            <text:p>0.284656</text:p>
          </table:table-cell>
          <table:table-cell office:value-type="float" office:value="0.296981" calcext:value-type="float">
            <text:p>0.296981</text:p>
          </table:table-cell>
          <table:table-cell office:value-type="float" office:value="0.313023" calcext:value-type="float">
            <text:p>0.313023</text:p>
          </table:table-cell>
          <table:table-cell office:value-type="float" office:value="0.32662" calcext:value-type="float">
            <text:p>0.32662</text:p>
          </table:table-cell>
          <table:table-cell office:value-type="float" office:value="0.331299" calcext:value-type="float">
            <text:p>0.331299</text:p>
          </table:table-cell>
          <table:table-cell office:value-type="float" office:value="0.323294" calcext:value-type="float">
            <text:p>0.323294</text:p>
          </table:table-cell>
          <table:table-cell office:value-type="float" office:value="0.316849" calcext:value-type="float">
            <text:p>0.316849</text:p>
          </table:table-cell>
          <table:table-cell office:value-type="float" office:value="0.298184" calcext:value-type="float">
            <text:p>0.298184</text:p>
          </table:table-cell>
          <table:table-cell office:value-type="float" office:value="0.276596" calcext:value-type="float">
            <text:p>0.276596</text:p>
          </table:table-cell>
          <table:table-cell office:value-type="float" office:value="0.260321" calcext:value-type="float">
            <text:p>0.260321</text:p>
          </table:table-cell>
          <table:table-cell office:value-type="float" office:value="0.254354" calcext:value-type="float">
            <text:p>0.254354</text:p>
          </table:table-cell>
          <table:table-cell office:value-type="float" office:value="0.260321" calcext:value-type="float">
            <text:p>0.260321</text:p>
          </table:table-cell>
          <table:table-cell office:value-type="float" office:value="0.276596" calcext:value-type="float">
            <text:p>0.276596</text:p>
          </table:table-cell>
          <table:table-cell office:value-type="float" office:value="0.298184" calcext:value-type="float">
            <text:p>0.298184</text:p>
          </table:table-cell>
          <table:table-cell office:value-type="float" office:value="0.316849" calcext:value-type="float">
            <text:p>0.316849</text:p>
          </table:table-cell>
          <table:table-cell office:value-type="float" office:value="0.323294" calcext:value-type="float">
            <text:p>0.323294</text:p>
          </table:table-cell>
          <table:table-cell office:value-type="float" office:value="0.314786" calcext:value-type="float">
            <text:p>0.314786</text:p>
          </table:table-cell>
          <table:table-cell office:value-type="float" office:value="0.306508" calcext:value-type="float">
            <text:p>0.306508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255928" calcext:value-type="float">
            <text:p>0.255928</text:p>
          </table:table-cell>
          <table:table-cell office:value-type="float" office:value="0.236097" calcext:value-type="float">
            <text:p>0.236097</text:p>
          </table:table-cell>
          <table:table-cell office:value-type="float" office:value="0.228918" calcext:value-type="float">
            <text:p>0.228918</text:p>
          </table:table-cell>
          <table:table-cell office:value-type="float" office:value="0.236097" calcext:value-type="float">
            <text:p>0.236097</text:p>
          </table:table-cell>
          <table:table-cell office:value-type="float" office:value="0.255928" calcext:value-type="float">
            <text:p>0.255928</text:p>
          </table:table-cell>
          <table:table-cell office:value-type="float" office:value="0.282787" calcext:value-type="float">
            <text:p>0.282787</text:p>
          </table:table-cell>
          <table:table-cell office:value-type="float" office:value="0.306508" calcext:value-type="float">
            <text:p>0.306508</text:p>
          </table:table-cell>
          <table:table-cell office:value-type="float" office:value="0.314786" calcext:value-type="float">
            <text:p>0.314786</text:p>
          </table:table-cell>
          <table:table-cell office:value-type="float" office:value="0.307083" calcext:value-type="float">
            <text:p>0.307083</text:p>
          </table:table-cell>
          <table:table-cell office:value-type="float" office:value="0.297025" calcext:value-type="float">
            <text:p>0.297025</text:p>
          </table:table-cell>
          <table:table-cell office:value-type="float" office:value="0.268637" calcext:value-type="float">
            <text:p>0.268637</text:p>
          </table:table-cell>
          <table:table-cell office:value-type="float" office:value="0.237141" calcext:value-type="float">
            <text:p>0.237141</text:p>
          </table:table-cell>
          <table:table-cell office:value-type="float" office:value="0.214351" calcext:value-type="float">
            <text:p>0.214351</text:p>
          </table:table-cell>
          <table:table-cell office:value-type="float" office:value="0.206203" calcext:value-type="float">
            <text:p>0.206203</text:p>
          </table:table-cell>
          <table:table-cell office:value-type="float" office:value="0.214351" calcext:value-type="float">
            <text:p>0.214351</text:p>
          </table:table-cell>
          <table:table-cell office:value-type="float" office:value="0.237141" calcext:value-type="float">
            <text:p>0.237141</text:p>
          </table:table-cell>
          <table:table-cell office:value-type="float" office:value="0.268637" calcext:value-type="float">
            <text:p>0.268637</text:p>
          </table:table-cell>
          <table:table-cell office:value-type="float" office:value="0.297025" calcext:value-type="float">
            <text:p>0.297025</text:p>
          </table:table-cell>
          <table:table-cell office:value-type="float" office:value="0.307083" calcext:value-type="float">
            <text:p>0.307083</text:p>
          </table:table-cell>
          <table:table-cell office:value-type="float" office:value="0.301228" calcext:value-type="float">
            <text:p>0.301228</text:p>
          </table:table-cell>
          <table:table-cell office:value-type="float" office:value="0.289755" calcext:value-type="float">
            <text:p>0.289755</text:p>
          </table:table-cell>
          <table:table-cell office:value-type="float" office:value="0.257883" calcext:value-type="float">
            <text:p>0.257883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198382" calcext:value-type="float">
            <text:p>0.198382</text:p>
          </table:table-cell>
          <table:table-cell office:value-type="float" office:value="0.189628" calcext:value-type="float">
            <text:p>0.189628</text:p>
          </table:table-cell>
          <table:table-cell office:value-type="float" office:value="0.198382" calcext:value-type="float">
            <text:p>0.198382</text:p>
          </table:table-cell>
          <table:table-cell office:value-type="float" office:value="0.223119" calcext:value-type="float">
            <text:p>0.223119</text:p>
          </table:table-cell>
          <table:table-cell office:value-type="float" office:value="0.257883" calcext:value-type="float">
            <text:p>0.257883</text:p>
          </table:table-cell>
          <table:table-cell office:value-type="float" office:value="0.289755" calcext:value-type="float">
            <text:p>0.289755</text:p>
          </table:table-cell>
          <table:table-cell office:value-type="float" office:value="0.301228" calcext:value-type="float">
            <text:p>0.301228</text:p>
          </table:table-cell>
          <table:table-cell office:value-type="float" office:value="0.299187" calcext:value-type="float">
            <text:p>0.299187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0.25368" calcext:value-type="float">
            <text:p>0.25368</text:p>
          </table:table-cell>
          <table:table-cell office:value-type="float" office:value="0.217544" calcext:value-type="float">
            <text:p>0.217544</text:p>
          </table:table-cell>
          <table:table-cell office:value-type="float" office:value="0.192015" calcext:value-type="float">
            <text:p>0.192015</text:p>
          </table:table-cell>
          <table:table-cell office:value-type="float" office:value="0.18302" calcext:value-type="float">
            <text:p>0.18302</text:p>
          </table:table-cell>
          <table:table-cell office:value-type="float" office:value="0.192015" calcext:value-type="float">
            <text:p>0.192015</text:p>
          </table:table-cell>
          <table:table-cell office:value-type="float" office:value="0.217544" calcext:value-type="float">
            <text:p>0.217544</text:p>
          </table:table-cell>
          <table:table-cell office:value-type="float" office:value="0.25368" calcext:value-type="float">
            <text:p>0.25368</text:p>
          </table:table-cell>
          <table:table-cell office:value-type="float" office:value="0.287059" calcext:value-type="float">
            <text:p>0.287059</text:p>
          </table:table-cell>
          <table:table-cell office:value-type="float" office:value="0.299187" calcext:value-type="float">
            <text:p>0.299187</text:p>
          </table:table-cell>
        </table:table-row>
        <table:table-row table:style-name="ro1">
          <table:table-cell office:value-type="float" office:value="0.390006" calcext:value-type="float">
            <text:p>0.390006</text:p>
          </table:table-cell>
          <table:table-cell office:value-type="float" office:value="0.363253" calcext:value-type="float">
            <text:p>0.363253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361071" calcext:value-type="float">
            <text:p>0.361071</text:p>
          </table:table-cell>
          <table:table-cell office:value-type="float" office:value="0.359095" calcext:value-type="float">
            <text:p>0.359095</text:p>
          </table:table-cell>
          <table:table-cell office:value-type="float" office:value="0.357507" calcext:value-type="float">
            <text:p>0.357507</text:p>
          </table:table-cell>
          <table:table-cell office:value-type="float" office:value="0.356892" calcext:value-type="float">
            <text:p>0.356892</text:p>
          </table:table-cell>
          <table:table-cell office:value-type="float" office:value="0.357507" calcext:value-type="float">
            <text:p>0.357507</text:p>
          </table:table-cell>
          <table:table-cell office:value-type="float" office:value="0.359095" calcext:value-type="float">
            <text:p>0.359095</text:p>
          </table:table-cell>
          <table:table-cell office:value-type="float" office:value="0.361071" calcext:value-type="float">
            <text:p>0.361071</text:p>
          </table:table-cell>
          <table:table-cell office:value-type="float" office:value="0.36264" calcext:value-type="float">
            <text:p>0.36264</text:p>
          </table:table-cell>
          <table:table-cell office:value-type="float" office:value="0.363253" calcext:value-type="float">
            <text:p>0.363253</text:p>
          </table:table-cell>
          <table:table-cell office:value-type="float" office:value="0.358176" calcext:value-type="float">
            <text:p>0.358176</text:p>
          </table:table-cell>
          <table:table-cell office:value-type="float" office:value="0.357906" calcext:value-type="float">
            <text:p>0.357906</text:p>
          </table:table-cell>
          <table:table-cell office:value-type="float" office:value="0.357309" calcext:value-type="float">
            <text:p>0.357309</text:p>
          </table:table-cell>
          <table:table-cell office:value-type="float" office:value="0.356547" calcext:value-type="float">
            <text:p>0.356547</text:p>
          </table:table-cell>
          <table:table-cell office:value-type="float" office:value="0.355954" calcext:value-type="float">
            <text:p>0.355954</text:p>
          </table:table-cell>
          <table:table-cell office:value-type="float" office:value="0.355711" calcext:value-type="float">
            <text:p>0.355711</text:p>
          </table:table-cell>
          <table:table-cell office:value-type="float" office:value="0.355954" calcext:value-type="float">
            <text:p>0.355954</text:p>
          </table:table-cell>
          <table:table-cell office:value-type="float" office:value="0.356547" calcext:value-type="float">
            <text:p>0.356547</text:p>
          </table:table-cell>
          <table:table-cell office:value-type="float" office:value="0.357309" calcext:value-type="float">
            <text:p>0.357309</text:p>
          </table:table-cell>
          <table:table-cell office:value-type="float" office:value="0.357906" calcext:value-type="float">
            <text:p>0.357906</text:p>
          </table:table-cell>
          <table:table-cell office:value-type="float" office:value="0.358176" calcext:value-type="float">
            <text:p>0.358176</text:p>
          </table:table-cell>
          <table:table-cell office:value-type="float" office:value="0.355815" calcext:value-type="float">
            <text:p>0.355815</text:p>
          </table:table-cell>
          <table:table-cell office:value-type="float" office:value="0.354884" calcext:value-type="float">
            <text:p>0.354884</text:p>
          </table:table-cell>
          <table:table-cell office:value-type="float" office:value="0.352363" calcext:value-type="float">
            <text:p>0.352363</text:p>
          </table:table-cell>
          <table:table-cell office:value-type="float" office:value="0.349237" calcext:value-type="float">
            <text:p>0.349237</text:p>
          </table:table-cell>
          <table:table-cell office:value-type="float" office:value="0.346747" calcext:value-type="float">
            <text:p>0.346747</text:p>
          </table:table-cell>
          <table:table-cell office:value-type="float" office:value="0.345789" calcext:value-type="float">
            <text:p>0.345789</text:p>
          </table:table-cell>
          <table:table-cell office:value-type="float" office:value="0.346747" calcext:value-type="float">
            <text:p>0.346747</text:p>
          </table:table-cell>
          <table:table-cell office:value-type="float" office:value="0.349237" calcext:value-type="float">
            <text:p>0.349237</text:p>
          </table:table-cell>
          <table:table-cell office:value-type="float" office:value="0.352363" calcext:value-type="float">
            <text:p>0.352363</text:p>
          </table:table-cell>
          <table:table-cell office:value-type="float" office:value="0.354884" calcext:value-type="float">
            <text:p>0.354884</text:p>
          </table:table-cell>
          <table:table-cell office:value-type="float" office:value="0.355815" calcext:value-type="float">
            <text:p>0.355815</text:p>
          </table:table-cell>
          <table:table-cell office:value-type="float" office:value="0.350966" calcext:value-type="float">
            <text:p>0.350966</text:p>
          </table:table-cell>
          <table:table-cell office:value-type="float" office:value="0.34911" calcext:value-type="float">
            <text:p>0.34911</text:p>
          </table:table-cell>
          <table:table-cell office:value-type="float" office:value="0.343843" calcext:value-type="float">
            <text:p>0.343843</text:p>
          </table:table-cell>
          <table:table-cell office:value-type="float" office:value="0.337416" calcext:value-type="float">
            <text:p>0.337416</text:p>
          </table:table-cell>
          <table:table-cell office:value-type="float" office:value="0.332332" calcext:value-type="float">
            <text:p>0.332332</text:p>
          </table:table-cell>
          <table:table-cell office:value-type="float" office:value="0.330404" calcext:value-type="float">
            <text:p>0.330404</text:p>
          </table:table-cell>
          <table:table-cell office:value-type="float" office:value="0.332332" calcext:value-type="float">
            <text:p>0.332332</text:p>
          </table:table-cell>
          <table:table-cell office:value-type="float" office:value="0.337416" calcext:value-type="float">
            <text:p>0.337416</text:p>
          </table:table-cell>
          <table:table-cell office:value-type="float" office:value="0.343843" calcext:value-type="float">
            <text:p>0.343843</text:p>
          </table:table-cell>
          <table:table-cell office:value-type="float" office:value="0.34911" calcext:value-type="float">
            <text:p>0.34911</text:p>
          </table:table-cell>
          <table:table-cell office:value-type="float" office:value="0.350966" calcext:value-type="float">
            <text:p>0.350966</text:p>
          </table:table-cell>
          <table:table-cell office:value-type="float" office:value="0.345293" calcext:value-type="float">
            <text:p>0.345293</text:p>
          </table:table-cell>
          <table:table-cell office:value-type="float" office:value="0.34209" calcext:value-type="float">
            <text:p>0.34209</text:p>
          </table:table-cell>
          <table:table-cell office:value-type="float" office:value="0.33282" calcext:value-type="float">
            <text:p>0.33282</text:p>
          </table:table-cell>
          <table:table-cell office:value-type="float" office:value="0.321682" calcext:value-type="float">
            <text:p>0.321682</text:p>
          </table:table-cell>
          <table:table-cell office:value-type="float" office:value="0.312977" calcext:value-type="float">
            <text:p>0.312977</text:p>
          </table:table-cell>
          <table:table-cell office:value-type="float" office:value="0.309711" calcext:value-type="float">
            <text:p>0.309711</text:p>
          </table:table-cell>
          <table:table-cell office:value-type="float" office:value="0.312977" calcext:value-type="float">
            <text:p>0.312977</text:p>
          </table:table-cell>
          <table:table-cell office:value-type="float" office:value="0.321682" calcext:value-type="float">
            <text:p>0.321682</text:p>
          </table:table-cell>
          <table:table-cell office:value-type="float" office:value="0.33282" calcext:value-type="float">
            <text:p>0.33282</text:p>
          </table:table-cell>
          <table:table-cell office:value-type="float" office:value="0.34209" calcext:value-type="float">
            <text:p>0.34209</text:p>
          </table:table-cell>
          <table:table-cell office:value-type="float" office:value="0.345293" calcext:value-type="float">
            <text:p>0.345293</text:p>
          </table:table-cell>
          <table:table-cell office:value-type="float" office:value="0.337775" calcext:value-type="float">
            <text:p>0.337775</text:p>
          </table:table-cell>
          <table:table-cell office:value-type="float" office:value="0.333022" calcext:value-type="float">
            <text:p>0.333022</text:p>
          </table:table-cell>
          <table:table-cell office:value-type="float" office:value="0.319192" calcext:value-type="float">
            <text:p>0.319192</text:p>
          </table:table-cell>
          <table:table-cell office:value-type="float" office:value="0.302872" calcext:value-type="float">
            <text:p>0.302872</text:p>
          </table:table-cell>
          <table:table-cell office:value-type="float" office:value="0.290331" calcext:value-type="float">
            <text:p>0.290331</text:p>
          </table:table-cell>
          <table:table-cell office:value-type="float" office:value="0.285678" calcext:value-type="float">
            <text:p>0.285678</text:p>
          </table:table-cell>
          <table:table-cell office:value-type="float" office:value="0.290331" calcext:value-type="float">
            <text:p>0.290331</text:p>
          </table:table-cell>
          <table:table-cell office:value-type="float" office:value="0.302872" calcext:value-type="float">
            <text:p>0.302872</text:p>
          </table:table-cell>
          <table:table-cell office:value-type="float" office:value="0.319192" calcext:value-type="float">
            <text:p>0.319192</text:p>
          </table:table-cell>
          <table:table-cell office:value-type="float" office:value="0.333022" calcext:value-type="float">
            <text:p>0.333022</text:p>
          </table:table-cell>
          <table:table-cell office:value-type="float" office:value="0.337775" calcext:value-type="float">
            <text:p>0.337775</text:p>
          </table:table-cell>
          <table:table-cell office:value-type="float" office:value="0.329664" calcext:value-type="float">
            <text:p>0.329664</text:p>
          </table:table-cell>
          <table:table-cell office:value-type="float" office:value="0.323118" calcext:value-type="float">
            <text:p>0.323118</text:p>
          </table:table-cell>
          <table:table-cell office:value-type="float" office:value="0.304137" calcext:value-type="float">
            <text:p>0.304137</text:p>
          </table:table-cell>
          <table:table-cell office:value-type="float" office:value="0.282176" calcext:value-type="float">
            <text:p>0.282176</text:p>
          </table:table-cell>
          <table:table-cell office:value-type="float" office:value="0.265616" calcext:value-type="float">
            <text:p>0.265616</text:p>
          </table:table-cell>
          <table:table-cell office:value-type="float" office:value="0.259543" calcext:value-type="float">
            <text:p>0.259543</text:p>
          </table:table-cell>
          <table:table-cell office:value-type="float" office:value="0.265616" calcext:value-type="float">
            <text:p>0.265616</text:p>
          </table:table-cell>
          <table:table-cell office:value-type="float" office:value="0.282176" calcext:value-type="float">
            <text:p>0.282176</text:p>
          </table:table-cell>
          <table:table-cell office:value-type="float" office:value="0.304137" calcext:value-type="float">
            <text:p>0.304137</text:p>
          </table:table-cell>
          <table:table-cell office:value-type="float" office:value="0.323118" calcext:value-type="float">
            <text:p>0.323118</text:p>
          </table:table-cell>
          <table:table-cell office:value-type="float" office:value="0.329664" calcext:value-type="float">
            <text:p>0.329664</text:p>
          </table:table-cell>
          <table:table-cell office:value-type="float" office:value="0.321051" calcext:value-type="float">
            <text:p>0.321051</text:p>
          </table:table-cell>
          <table:table-cell office:value-type="float" office:value="0.31265" calcext:value-type="float">
            <text:p>0.31265</text:p>
          </table:table-cell>
          <table:table-cell office:value-type="float" office:value="0.288536" calcext:value-type="float">
            <text:p>0.288536</text:p>
          </table:table-cell>
          <table:table-cell office:value-type="float" office:value="0.261221" calcext:value-type="float">
            <text:p>0.261221</text:p>
          </table:table-cell>
          <table:table-cell office:value-type="float" office:value="0.241045" calcext:value-type="float">
            <text:p>0.241045</text:p>
          </table:table-cell>
          <table:table-cell office:value-type="float" office:value="0.23374" calcext:value-type="float">
            <text:p>0.23374</text:p>
          </table:table-cell>
          <table:table-cell office:value-type="float" office:value="0.241045" calcext:value-type="float">
            <text:p>0.241045</text:p>
          </table:table-cell>
          <table:table-cell office:value-type="float" office:value="0.261221" calcext:value-type="float">
            <text:p>0.261221</text:p>
          </table:table-cell>
          <table:table-cell office:value-type="float" office:value="0.288536" calcext:value-type="float">
            <text:p>0.288536</text:p>
          </table:table-cell>
          <table:table-cell office:value-type="float" office:value="0.31265" calcext:value-type="float">
            <text:p>0.31265</text:p>
          </table:table-cell>
          <table:table-cell office:value-type="float" office:value="0.321051" calcext:value-type="float">
            <text:p>0.321051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303078" calcext:value-type="float">
            <text:p>0.303078</text:p>
          </table:table-cell>
          <table:table-cell office:value-type="float" office:value="0.27423" calcext:value-type="float">
            <text:p>0.27423</text:p>
          </table:table-cell>
          <table:table-cell office:value-type="float" office:value="0.242207" calcext:value-type="float">
            <text:p>0.242207</text:p>
          </table:table-cell>
          <table:table-cell office:value-type="float" office:value="0.219022" calcext:value-type="float">
            <text:p>0.219022</text:p>
          </table:table-cell>
          <table:table-cell office:value-type="float" office:value="0.21073" calcext:value-type="float">
            <text:p>0.21073</text:p>
          </table:table-cell>
          <table:table-cell office:value-type="float" office:value="0.219022" calcext:value-type="float">
            <text:p>0.219022</text:p>
          </table:table-cell>
          <table:table-cell office:value-type="float" office:value="0.242207" calcext:value-type="float">
            <text:p>0.242207</text:p>
          </table:table-cell>
          <table:table-cell office:value-type="float" office:value="0.27423" calcext:value-type="float">
            <text:p>0.27423</text:p>
          </table:table-cell>
          <table:table-cell office:value-type="float" office:value="0.303078" calcext:value-type="float">
            <text:p>0.303078</text:p>
          </table:table-cell>
          <table:table-cell office:value-type="float" office:value="0.31328" calcext:value-type="float">
            <text:p>0.31328</text:p>
          </table:table-cell>
          <table:table-cell office:value-type="float" office:value="0.307383" calcext:value-type="float">
            <text:p>0.307383</text:p>
          </table:table-cell>
          <table:table-cell office:value-type="float" office:value="0.295753" calcext:value-type="float">
            <text:p>0.295753</text:p>
          </table:table-cell>
          <table:table-cell office:value-type="float" office:value="0.263379" calcext:value-type="float">
            <text:p>0.263379</text:p>
          </table:table-cell>
          <table:table-cell office:value-type="float" office:value="0.228042" calcext:value-type="float">
            <text:p>0.228042</text:p>
          </table:table-cell>
          <table:table-cell office:value-type="float" office:value="0.20288" calcext:value-type="float">
            <text:p>0.20288</text:p>
          </table:table-cell>
          <table:table-cell office:value-type="float" office:value="0.193972" calcext:value-type="float">
            <text:p>0.193972</text:p>
          </table:table-cell>
          <table:table-cell office:value-type="float" office:value="0.20288" calcext:value-type="float">
            <text:p>0.20288</text:p>
          </table:table-cell>
          <table:table-cell office:value-type="float" office:value="0.228042" calcext:value-type="float">
            <text:p>0.228042</text:p>
          </table:table-cell>
          <table:table-cell office:value-type="float" office:value="0.263379" calcext:value-type="float">
            <text:p>0.263379</text:p>
          </table:table-cell>
          <table:table-cell office:value-type="float" office:value="0.295753" calcext:value-type="float">
            <text:p>0.295753</text:p>
          </table:table-cell>
          <table:table-cell office:value-type="float" office:value="0.307383" calcext:value-type="float">
            <text:p>0.307383</text:p>
          </table:table-cell>
          <table:table-cell office:value-type="float" office:value="0.305347" calcext:value-type="float">
            <text:p>0.305347</text:p>
          </table:table-cell>
          <table:table-cell office:value-type="float" office:value="0.293054" calcext:value-type="float">
            <text:p>0.293054</text:p>
          </table:table-cell>
          <table:table-cell office:value-type="float" office:value="0.259153" calcext:value-type="float">
            <text:p>0.259153</text:p>
          </table:table-cell>
          <table:table-cell office:value-type="float" office:value="0.222423" calcext:value-type="float">
            <text:p>0.222423</text:p>
          </table:table-cell>
          <table:table-cell office:value-type="float" office:value="0.196452" calcext:value-type="float">
            <text:p>0.196452</text:p>
          </table:table-cell>
          <table:table-cell office:value-type="float" office:value="0.187297" calcext:value-type="float">
            <text:p>0.187297</text:p>
          </table:table-cell>
          <table:table-cell office:value-type="float" office:value="0.196452" calcext:value-type="float">
            <text:p>0.196452</text:p>
          </table:table-cell>
          <table:table-cell office:value-type="float" office:value="0.222423" calcext:value-type="float">
            <text:p>0.222423</text:p>
          </table:table-cell>
          <table:table-cell office:value-type="float" office:value="0.259153" calcext:value-type="float">
            <text:p>0.259153</text:p>
          </table:table-cell>
          <table:table-cell office:value-type="float" office:value="0.293054" calcext:value-type="float">
            <text:p>0.293054</text:p>
          </table:table-cell>
          <table:table-cell office:value-type="float" office:value="0.305347" calcext:value-type="float">
            <text:p>0.305347</text:p>
          </table:table-cell>
        </table:table-row>
        <table:table-row table:style-name="ro1">
          <table:table-cell office:value-type="float" office:value="0.398695" calcext:value-type="float">
            <text:p>0.398695</text:p>
          </table:table-cell>
          <table:table-cell office:value-type="float" office:value="0.370725" calcext:value-type="float">
            <text:p>0.370725</text:p>
          </table:table-cell>
          <table:table-cell office:value-type="float" office:value="0.370097" calcext:value-type="float">
            <text:p>0.370097</text:p>
          </table:table-cell>
          <table:table-cell office:value-type="float" office:value="0.368488" calcext:value-type="float">
            <text:p>0.368488</text:p>
          </table:table-cell>
          <table:table-cell office:value-type="float" office:value="0.366462" calcext:value-type="float">
            <text:p>0.366462</text:p>
          </table:table-cell>
          <table:table-cell office:value-type="float" office:value="0.364834" calcext:value-type="float">
            <text:p>0.364834</text:p>
          </table:table-cell>
          <table:table-cell office:value-type="float" office:value="0.364203" calcext:value-type="float">
            <text:p>0.364203</text:p>
          </table:table-cell>
          <table:table-cell office:value-type="float" office:value="0.364834" calcext:value-type="float">
            <text:p>0.364834</text:p>
          </table:table-cell>
          <table:table-cell office:value-type="float" office:value="0.366462" calcext:value-type="float">
            <text:p>0.366462</text:p>
          </table:table-cell>
          <table:table-cell office:value-type="float" office:value="0.368488" calcext:value-type="float">
            <text:p>0.368488</text:p>
          </table:table-cell>
          <table:table-cell office:value-type="float" office:value="0.370097" calcext:value-type="float">
            <text:p>0.370097</text:p>
          </table:table-cell>
          <table:table-cell office:value-type="float" office:value="0.370725" calcext:value-type="float">
            <text:p>0.370725</text:p>
          </table:table-cell>
          <table:table-cell office:value-type="float" office:value="0.365525" calcext:value-type="float">
            <text:p>0.365525</text:p>
          </table:table-cell>
          <table:table-cell office:value-type="float" office:value="0.36525" calcext:value-type="float">
            <text:p>0.36525</text:p>
          </table:table-cell>
          <table:table-cell office:value-type="float" office:value="0.364643" calcext:value-type="float">
            <text:p>0.364643</text:p>
          </table:table-cell>
          <table:table-cell office:value-type="float" office:value="0.363866" calcext:value-type="float">
            <text:p>0.363866</text:p>
          </table:table-cell>
          <table:table-cell office:value-type="float" office:value="0.363262" calcext:value-type="float">
            <text:p>0.363262</text:p>
          </table:table-cell>
          <table:table-cell office:value-type="float" office:value="0.363015" calcext:value-type="float">
            <text:p>0.363015</text:p>
          </table:table-cell>
          <table:table-cell office:value-type="float" office:value="0.363262" calcext:value-type="float">
            <text:p>0.363262</text:p>
          </table:table-cell>
          <table:table-cell office:value-type="float" office:value="0.363866" calcext:value-type="float">
            <text:p>0.363866</text:p>
          </table:table-cell>
          <table:table-cell office:value-type="float" office:value="0.364643" calcext:value-type="float">
            <text:p>0.364643</text:p>
          </table:table-cell>
          <table:table-cell office:value-type="float" office:value="0.36525" calcext:value-type="float">
            <text:p>0.36525</text:p>
          </table:table-cell>
          <table:table-cell office:value-type="float" office:value="0.365525" calcext:value-type="float">
            <text:p>0.365525</text:p>
          </table:table-cell>
          <table:table-cell office:value-type="float" office:value="0.363122" calcext:value-type="float">
            <text:p>0.363122</text:p>
          </table:table-cell>
          <table:table-cell office:value-type="float" office:value="0.362174" calcext:value-type="float">
            <text:p>0.362174</text:p>
          </table:table-cell>
          <table:table-cell office:value-type="float" office:value="0.359605" calcext:value-type="float">
            <text:p>0.359605</text:p>
          </table:table-cell>
          <table:table-cell office:value-type="float" office:value="0.356421" calcext:value-type="float">
            <text:p>0.356421</text:p>
          </table:table-cell>
          <table:table-cell office:value-type="float" office:value="0.353884" calcext:value-type="float">
            <text:p>0.353884</text:p>
          </table:table-cell>
          <table:table-cell office:value-type="float" office:value="0.352908" calcext:value-type="float">
            <text:p>0.352908</text:p>
          </table:table-cell>
          <table:table-cell office:value-type="float" office:value="0.353884" calcext:value-type="float">
            <text:p>0.353884</text:p>
          </table:table-cell>
          <table:table-cell office:value-type="float" office:value="0.356421" calcext:value-type="float">
            <text:p>0.356421</text:p>
          </table:table-cell>
          <table:table-cell office:value-type="float" office:value="0.359605" calcext:value-type="float">
            <text:p>0.359605</text:p>
          </table:table-cell>
          <table:table-cell office:value-type="float" office:value="0.362174" calcext:value-type="float">
            <text:p>0.362174</text:p>
          </table:table-cell>
          <table:table-cell office:value-type="float" office:value="0.363122" calcext:value-type="float">
            <text:p>0.363122</text:p>
          </table:table-cell>
          <table:table-cell office:value-type="float" office:value="0.35818" calcext:value-type="float">
            <text:p>0.35818</text:p>
          </table:table-cell>
          <table:table-cell office:value-type="float" office:value="0.356292" calcext:value-type="float">
            <text:p>0.356292</text:p>
          </table:table-cell>
          <table:table-cell office:value-type="float" office:value="0.350928" calcext:value-type="float">
            <text:p>0.350928</text:p>
          </table:table-cell>
          <table:table-cell office:value-type="float" office:value="0.344383" calcext:value-type="float">
            <text:p>0.344383</text:p>
          </table:table-cell>
          <table:table-cell office:value-type="float" office:value="0.339206" calcext:value-type="float">
            <text:p>0.339206</text:p>
          </table:table-cell>
          <table:table-cell office:value-type="float" office:value="0.337242" calcext:value-type="float">
            <text:p>0.337242</text:p>
          </table:table-cell>
          <table:table-cell office:value-type="float" office:value="0.339206" calcext:value-type="float">
            <text:p>0.339206</text:p>
          </table:table-cell>
          <table:table-cell office:value-type="float" office:value="0.344383" calcext:value-type="float">
            <text:p>0.344383</text:p>
          </table:table-cell>
          <table:table-cell office:value-type="float" office:value="0.350928" calcext:value-type="float">
            <text:p>0.350928</text:p>
          </table:table-cell>
          <table:table-cell office:value-type="float" office:value="0.356292" calcext:value-type="float">
            <text:p>0.356292</text:p>
          </table:table-cell>
          <table:table-cell office:value-type="float" office:value="0.35818" calcext:value-type="float">
            <text:p>0.35818</text:p>
          </table:table-cell>
          <table:table-cell office:value-type="float" office:value="0.352413" calcext:value-type="float">
            <text:p>0.352413</text:p>
          </table:table-cell>
          <table:table-cell office:value-type="float" office:value="0.349154" calcext:value-type="float">
            <text:p>0.349154</text:p>
          </table:table-cell>
          <table:table-cell office:value-type="float" office:value="0.339713" calcext:value-type="float">
            <text:p>0.339713</text:p>
          </table:table-cell>
          <table:table-cell office:value-type="float" office:value="0.328369" calcext:value-type="float">
            <text:p>0.328369</text:p>
          </table:table-cell>
          <table:table-cell office:value-type="float" office:value="0.319502" calcext:value-type="float">
            <text:p>0.319502</text:p>
          </table:table-cell>
          <table:table-cell office:value-type="float" office:value="0.316175" calcext:value-type="float">
            <text:p>0.316175</text:p>
          </table:table-cell>
          <table:table-cell office:value-type="float" office:value="0.319502" calcext:value-type="float">
            <text:p>0.319502</text:p>
          </table:table-cell>
          <table:table-cell office:value-type="float" office:value="0.328369" calcext:value-type="float">
            <text:p>0.328369</text:p>
          </table:table-cell>
          <table:table-cell office:value-type="float" office:value="0.339713" calcext:value-type="float">
            <text:p>0.339713</text:p>
          </table:table-cell>
          <table:table-cell office:value-type="float" office:value="0.349154" calcext:value-type="float">
            <text:p>0.349154</text:p>
          </table:table-cell>
          <table:table-cell office:value-type="float" office:value="0.352413" calcext:value-type="float">
            <text:p>0.352413</text:p>
          </table:table-cell>
          <table:table-cell office:value-type="float" office:value="0.344768" calcext:value-type="float">
            <text:p>0.344768</text:p>
          </table:table-cell>
          <table:table-cell office:value-type="float" office:value="0.339936" calcext:value-type="float">
            <text:p>0.339936</text:p>
          </table:table-cell>
          <table:table-cell office:value-type="float" office:value="0.325855" calcext:value-type="float">
            <text:p>0.325855</text:p>
          </table:table-cell>
          <table:table-cell office:value-type="float" office:value="0.309237" calcext:value-type="float">
            <text:p>0.309237</text:p>
          </table:table-cell>
          <table:table-cell office:value-type="float" office:value="0.296465" calcext:value-type="float">
            <text:p>0.296465</text:p>
          </table:table-cell>
          <table:table-cell office:value-type="float" office:value="0.291725" calcext:value-type="float">
            <text:p>0.291725</text:p>
          </table:table-cell>
          <table:table-cell office:value-type="float" office:value="0.296465" calcext:value-type="float">
            <text:p>0.296465</text:p>
          </table:table-cell>
          <table:table-cell office:value-type="float" office:value="0.309237" calcext:value-type="float">
            <text:p>0.309237</text:p>
          </table:table-cell>
          <table:table-cell office:value-type="float" office:value="0.325855" calcext:value-type="float">
            <text:p>0.325855</text:p>
          </table:table-cell>
          <table:table-cell office:value-type="float" office:value="0.339936" calcext:value-type="float">
            <text:p>0.339936</text:p>
          </table:table-cell>
          <table:table-cell office:value-type="float" office:value="0.344768" calcext:value-type="float">
            <text:p>0.344768</text:p>
          </table:table-cell>
          <table:table-cell office:value-type="float" office:value="0.336544" calcext:value-type="float">
            <text:p>0.336544</text:p>
          </table:table-cell>
          <table:table-cell office:value-type="float" office:value="0.329892" calcext:value-type="float">
            <text:p>0.329892</text:p>
          </table:table-cell>
          <table:table-cell office:value-type="float" office:value="0.31057" calcext:value-type="float">
            <text:p>0.31057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0.271343" calcext:value-type="float">
            <text:p>0.271343</text:p>
          </table:table-cell>
          <table:table-cell office:value-type="float" office:value="0.265157" calcext:value-type="float">
            <text:p>0.265157</text:p>
          </table:table-cell>
          <table:table-cell office:value-type="float" office:value="0.271343" calcext:value-type="float">
            <text:p>0.271343</text:p>
          </table:table-cell>
          <table:table-cell office:value-type="float" office:value="0.28821" calcext:value-type="float">
            <text:p>0.28821</text:p>
          </table:table-cell>
          <table:table-cell office:value-type="float" office:value="0.31057" calcext:value-type="float">
            <text:p>0.31057</text:p>
          </table:table-cell>
          <table:table-cell office:value-type="float" office:value="0.329892" calcext:value-type="float">
            <text:p>0.329892</text:p>
          </table:table-cell>
          <table:table-cell office:value-type="float" office:value="0.336544" calcext:value-type="float">
            <text:p>0.336544</text:p>
          </table:table-cell>
          <table:table-cell office:value-type="float" office:value="0.327822" calcext:value-type="float">
            <text:p>0.327822</text:p>
          </table:table-cell>
          <table:table-cell office:value-type="float" office:value="0.319289" calcext:value-type="float">
            <text:p>0.319289</text:p>
          </table:table-cell>
          <table:table-cell office:value-type="float" office:value="0.294754" calcext:value-type="float">
            <text:p>0.294754</text:p>
          </table:table-cell>
          <table:table-cell office:value-type="float" office:value="0.26695" calcext:value-type="float">
            <text:p>0.26695</text:p>
          </table:table-cell>
          <table:table-cell office:value-type="float" office:value="0.246404" calcext:value-type="float">
            <text:p>0.246404</text:p>
          </table:table-cell>
          <table:table-cell office:value-type="float" office:value="0.238963" calcext:value-type="float">
            <text:p>0.238963</text:p>
          </table:table-cell>
          <table:table-cell office:value-type="float" office:value="0.246404" calcext:value-type="float">
            <text:p>0.246404</text:p>
          </table:table-cell>
          <table:table-cell office:value-type="float" office:value="0.26695" calcext:value-type="float">
            <text:p>0.26695</text:p>
          </table:table-cell>
          <table:table-cell office:value-type="float" office:value="0.294754" calcext:value-type="float">
            <text:p>0.294754</text:p>
          </table:table-cell>
          <table:table-cell office:value-type="float" office:value="0.319289" calcext:value-type="float">
            <text:p>0.319289</text:p>
          </table:table-cell>
          <table:table-cell office:value-type="float" office:value="0.327822" calcext:value-type="float">
            <text:p>0.327822</text:p>
          </table:table-cell>
          <table:table-cell office:value-type="float" office:value="0.319979" calcext:value-type="float">
            <text:p>0.319979</text:p>
          </table:table-cell>
          <table:table-cell office:value-type="float" office:value="0.309623" calcext:value-type="float">
            <text:p>0.309623</text:p>
          </table:table-cell>
          <table:table-cell office:value-type="float" office:value="0.280283" calcext:value-type="float">
            <text:p>0.280283</text:p>
          </table:table-cell>
          <table:table-cell office:value-type="float" office:value="0.247695" calcext:value-type="float">
            <text:p>0.247695</text:p>
          </table:table-cell>
          <table:table-cell office:value-type="float" office:value="0.224086" calcext:value-type="float">
            <text:p>0.224086</text:p>
          </table:table-cell>
          <table:table-cell office:value-type="float" office:value="0.215639" calcext:value-type="float">
            <text:p>0.215639</text:p>
          </table:table-cell>
          <table:table-cell office:value-type="float" office:value="0.224086" calcext:value-type="float">
            <text:p>0.224086</text:p>
          </table:table-cell>
          <table:table-cell office:value-type="float" office:value="0.247695" calcext:value-type="float">
            <text:p>0.247695</text:p>
          </table:table-cell>
          <table:table-cell office:value-type="float" office:value="0.280283" calcext:value-type="float">
            <text:p>0.280283</text:p>
          </table:table-cell>
          <table:table-cell office:value-type="float" office:value="0.309623" calcext:value-type="float">
            <text:p>0.309623</text:p>
          </table:table-cell>
          <table:table-cell office:value-type="float" office:value="0.319979" calcext:value-type="float">
            <text:p>0.319979</text:p>
          </table:table-cell>
          <table:table-cell office:value-type="float" office:value="0.31404" calcext:value-type="float">
            <text:p>0.31404</text:p>
          </table:table-cell>
          <table:table-cell office:value-type="float" office:value="0.302241" calcext:value-type="float">
            <text:p>0.302241</text:p>
          </table:table-cell>
          <table:table-cell office:value-type="float" office:value="0.269328" calcext:value-type="float">
            <text:p>0.269328</text:p>
          </table:table-cell>
          <table:table-cell office:value-type="float" office:value="0.233379" calcext:value-type="float">
            <text:p>0.233379</text:p>
          </table:table-cell>
          <table:table-cell office:value-type="float" office:value="0.20776" calcext:value-type="float">
            <text:p>0.20776</text:p>
          </table:table-cell>
          <table:table-cell office:value-type="float" office:value="0.198687" calcext:value-type="float">
            <text:p>0.198687</text:p>
          </table:table-cell>
          <table:table-cell office:value-type="float" office:value="0.20776" calcext:value-type="float">
            <text:p>0.20776</text:p>
          </table:table-cell>
          <table:table-cell office:value-type="float" office:value="0.233379" calcext:value-type="float">
            <text:p>0.233379</text:p>
          </table:table-cell>
          <table:table-cell office:value-type="float" office:value="0.269328" calcext:value-type="float">
            <text:p>0.269328</text:p>
          </table:table-cell>
          <table:table-cell office:value-type="float" office:value="0.302241" calcext:value-type="float">
            <text:p>0.302241</text:p>
          </table:table-cell>
          <table:table-cell office:value-type="float" office:value="0.31404" calcext:value-type="float">
            <text:p>0.31404</text:p>
          </table:table-cell>
          <table:table-cell office:value-type="float" office:value="0.31201" calcext:value-type="float">
            <text:p>0.31201</text:p>
          </table:table-cell>
          <table:table-cell office:value-type="float" office:value="0.29954" calcext:value-type="float">
            <text:p>0.29954</text:p>
          </table:table-cell>
          <table:table-cell office:value-type="float" office:value="0.26508" calcext:value-type="float">
            <text:p>0.26508</text:p>
          </table:table-cell>
          <table:table-cell office:value-type="float" office:value="0.227713" calcext:value-type="float">
            <text:p>0.227713</text:p>
          </table:table-cell>
          <table:table-cell office:value-type="float" office:value="0.201268" calcext:value-type="float">
            <text:p>0.201268</text:p>
          </table:table-cell>
          <table:table-cell office:value-type="float" office:value="0.191941" calcext:value-type="float">
            <text:p>0.191941</text:p>
          </table:table-cell>
          <table:table-cell office:value-type="float" office:value="0.201268" calcext:value-type="float">
            <text:p>0.201268</text:p>
          </table:table-cell>
          <table:table-cell office:value-type="float" office:value="0.227713" calcext:value-type="float">
            <text:p>0.227713</text:p>
          </table:table-cell>
          <table:table-cell office:value-type="float" office:value="0.26508" calcext:value-type="float">
            <text:p>0.26508</text:p>
          </table:table-cell>
          <table:table-cell office:value-type="float" office:value="0.29954" calcext:value-type="float">
            <text:p>0.29954</text:p>
          </table:table-cell>
          <table:table-cell office:value-type="float" office:value="0.31201" calcext:value-type="float">
            <text:p>0.31201</text:p>
          </table:table-cell>
        </table:table-row>
        <table:table-row table:style-name="ro1">
          <table:table-cell office:value-type="float" office:value="0.407759" calcext:value-type="float">
            <text:p>0.407759</text:p>
          </table:table-cell>
          <table:table-cell office:value-type="float" office:value="0.378492" calcext:value-type="float">
            <text:p>0.378492</text:p>
          </table:table-cell>
          <table:table-cell office:value-type="float" office:value="0.377848" calcext:value-type="float">
            <text:p>0.377848</text:p>
          </table:table-cell>
          <table:table-cell office:value-type="float" office:value="0.376198" calcext:value-type="float">
            <text:p>0.376198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2451" calcext:value-type="float">
            <text:p>0.372451</text:p>
          </table:table-cell>
          <table:table-cell office:value-type="float" office:value="0.371803" calcext:value-type="float">
            <text:p>0.371803</text:p>
          </table:table-cell>
          <table:table-cell office:value-type="float" office:value="0.372451" calcext:value-type="float">
            <text:p>0.372451</text:p>
          </table:table-cell>
          <table:table-cell office:value-type="float" office:value="0.37412" calcext:value-type="float">
            <text:p>0.37412</text:p>
          </table:table-cell>
          <table:table-cell office:value-type="float" office:value="0.376198" calcext:value-type="float">
            <text:p>0.376198</text:p>
          </table:table-cell>
          <table:table-cell office:value-type="float" office:value="0.377848" calcext:value-type="float">
            <text:p>0.377848</text:p>
          </table:table-cell>
          <table:table-cell office:value-type="float" office:value="0.378492" calcext:value-type="float">
            <text:p>0.378492</text:p>
          </table:table-cell>
          <table:table-cell office:value-type="float" office:value="0.373165" calcext:value-type="float">
            <text:p>0.373165</text:p>
          </table:table-cell>
          <table:table-cell office:value-type="float" office:value="0.372884" calcext:value-type="float">
            <text:p>0.372884</text:p>
          </table:table-cell>
          <table:table-cell office:value-type="float" office:value="0.372265" calcext:value-type="float">
            <text:p>0.372265</text:p>
          </table:table-cell>
          <table:table-cell office:value-type="float" office:value="0.371474" calcext:value-type="float">
            <text:p>0.371474</text:p>
          </table:table-cell>
          <table:table-cell office:value-type="float" office:value="0.370859" calcext:value-type="float">
            <text:p>0.370859</text:p>
          </table:table-cell>
          <table:table-cell office:value-type="float" office:value="0.370607" calcext:value-type="float">
            <text:p>0.370607</text:p>
          </table:table-cell>
          <table:table-cell office:value-type="float" office:value="0.370859" calcext:value-type="float">
            <text:p>0.370859</text:p>
          </table:table-cell>
          <table:table-cell office:value-type="float" office:value="0.371474" calcext:value-type="float">
            <text:p>0.371474</text:p>
          </table:table-cell>
          <table:table-cell office:value-type="float" office:value="0.372265" calcext:value-type="float">
            <text:p>0.372265</text:p>
          </table:table-cell>
          <table:table-cell office:value-type="float" office:value="0.372884" calcext:value-type="float">
            <text:p>0.372884</text:p>
          </table:table-cell>
          <table:table-cell office:value-type="float" office:value="0.373165" calcext:value-type="float">
            <text:p>0.373165</text:p>
          </table:table-cell>
          <table:table-cell office:value-type="float" office:value="0.370719" calcext:value-type="float">
            <text:p>0.370719</text:p>
          </table:table-cell>
          <table:table-cell office:value-type="float" office:value="0.369753" calcext:value-type="float">
            <text:p>0.369753</text:p>
          </table:table-cell>
          <table:table-cell office:value-type="float" office:value="0.367135" calcext:value-type="float">
            <text:p>0.367135</text:p>
          </table:table-cell>
          <table:table-cell office:value-type="float" office:value="0.363889" calcext:value-type="float">
            <text:p>0.363889</text:p>
          </table:table-cell>
          <table:table-cell office:value-type="float" office:value="0.361303" calcext:value-type="float">
            <text:p>0.361303</text:p>
          </table:table-cell>
          <table:table-cell office:value-type="float" office:value="0.360308" calcext:value-type="float">
            <text:p>0.360308</text:p>
          </table:table-cell>
          <table:table-cell office:value-type="float" office:value="0.361303" calcext:value-type="float">
            <text:p>0.361303</text:p>
          </table:table-cell>
          <table:table-cell office:value-type="float" office:value="0.363889" calcext:value-type="float">
            <text:p>0.363889</text:p>
          </table:table-cell>
          <table:table-cell office:value-type="float" office:value="0.367135" calcext:value-type="float">
            <text:p>0.367135</text:p>
          </table:table-cell>
          <table:table-cell office:value-type="float" office:value="0.369753" calcext:value-type="float">
            <text:p>0.369753</text:p>
          </table:table-cell>
          <table:table-cell office:value-type="float" office:value="0.370719" calcext:value-type="float">
            <text:p>0.370719</text:p>
          </table:table-cell>
          <table:table-cell office:value-type="float" office:value="0.36568" calcext:value-type="float">
            <text:p>0.36568</text:p>
          </table:table-cell>
          <table:table-cell office:value-type="float" office:value="0.363758" calcext:value-type="float">
            <text:p>0.363758</text:p>
          </table:table-cell>
          <table:table-cell office:value-type="float" office:value="0.358295" calcext:value-type="float">
            <text:p>0.358295</text:p>
          </table:table-cell>
          <table:table-cell office:value-type="float" office:value="0.351629" calcext:value-type="float">
            <text:p>0.351629</text:p>
          </table:table-cell>
          <table:table-cell office:value-type="float" office:value="0.346355" calcext:value-type="float">
            <text:p>0.346355</text:p>
          </table:table-cell>
          <table:table-cell office:value-type="float" office:value="0.344354" calcext:value-type="float">
            <text:p>0.344354</text:p>
          </table:table-cell>
          <table:table-cell office:value-type="float" office:value="0.346355" calcext:value-type="float">
            <text:p>0.346355</text:p>
          </table:table-cell>
          <table:table-cell office:value-type="float" office:value="0.351629" calcext:value-type="float">
            <text:p>0.351629</text:p>
          </table:table-cell>
          <table:table-cell office:value-type="float" office:value="0.358295" calcext:value-type="float">
            <text:p>0.358295</text:p>
          </table:table-cell>
          <table:table-cell office:value-type="float" office:value="0.363758" calcext:value-type="float">
            <text:p>0.363758</text:p>
          </table:table-cell>
          <table:table-cell office:value-type="float" office:value="0.36568" calcext:value-type="float">
            <text:p>0.36568</text:p>
          </table:table-cell>
          <table:table-cell office:value-type="float" office:value="0.359817" calcext:value-type="float">
            <text:p>0.359817</text:p>
          </table:table-cell>
          <table:table-cell office:value-type="float" office:value="0.356501" calcext:value-type="float">
            <text:p>0.356501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35326" calcext:value-type="float">
            <text:p>0.335326</text:p>
          </table:table-cell>
          <table:table-cell office:value-type="float" office:value="0.32629" calcext:value-type="float">
            <text:p>0.32629</text:p>
          </table:table-cell>
          <table:table-cell office:value-type="float" office:value="0.322901" calcext:value-type="float">
            <text:p>0.322901</text:p>
          </table:table-cell>
          <table:table-cell office:value-type="float" office:value="0.32629" calcext:value-type="float">
            <text:p>0.32629</text:p>
          </table:table-cell>
          <table:table-cell office:value-type="float" office:value="0.335326" calcext:value-type="float">
            <text:p>0.335326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356501" calcext:value-type="float">
            <text:p>0.356501</text:p>
          </table:table-cell>
          <table:table-cell office:value-type="float" office:value="0.359817" calcext:value-type="float">
            <text:p>0.359817</text:p>
          </table:table-cell>
          <table:table-cell office:value-type="float" office:value="0.352042" calcext:value-type="float">
            <text:p>0.352042</text:p>
          </table:table-cell>
          <table:table-cell office:value-type="float" office:value="0.347129" calcext:value-type="float">
            <text:p>0.347129</text:p>
          </table:table-cell>
          <table:table-cell office:value-type="float" office:value="0.332789" calcext:value-type="float">
            <text:p>0.332789</text:p>
          </table:table-cell>
          <table:table-cell office:value-type="float" office:value="0.315864" calcext:value-type="float">
            <text:p>0.315864</text:p>
          </table:table-cell>
          <table:table-cell office:value-type="float" office:value="0.302851" calcext:value-type="float">
            <text:p>0.302851</text:p>
          </table:table-cell>
          <table:table-cell office:value-type="float" office:value="0.298023" calcext:value-type="float">
            <text:p>0.298023</text:p>
          </table:table-cell>
          <table:table-cell office:value-type="float" office:value="0.302851" calcext:value-type="float">
            <text:p>0.302851</text:p>
          </table:table-cell>
          <table:table-cell office:value-type="float" office:value="0.315864" calcext:value-type="float">
            <text:p>0.315864</text:p>
          </table:table-cell>
          <table:table-cell office:value-type="float" office:value="0.332789" calcext:value-type="float">
            <text:p>0.332789</text:p>
          </table:table-cell>
          <table:table-cell office:value-type="float" office:value="0.347129" calcext:value-type="float">
            <text:p>0.347129</text:p>
          </table:table-cell>
          <table:table-cell office:value-type="float" office:value="0.352042" calcext:value-type="float">
            <text:p>0.352042</text:p>
          </table:table-cell>
          <table:table-cell office:value-type="float" office:value="0.343704" calcext:value-type="float">
            <text:p>0.343704</text:p>
          </table:table-cell>
          <table:table-cell office:value-type="float" office:value="0.336942" calcext:value-type="float">
            <text:p>0.336942</text:p>
          </table:table-cell>
          <table:table-cell office:value-type="float" office:value="0.317269" calcext:value-type="float">
            <text:p>0.317269</text:p>
          </table:table-cell>
          <table:table-cell office:value-type="float" office:value="0.294497" calcext:value-type="float">
            <text:p>0.294497</text:p>
          </table:table-cell>
          <table:table-cell office:value-type="float" office:value="0.277313" calcext:value-type="float">
            <text:p>0.277313</text:p>
          </table:table-cell>
          <table:table-cell office:value-type="float" office:value="0.27101" calcext:value-type="float">
            <text:p>0.27101</text:p>
          </table:table-cell>
          <table:table-cell office:value-type="float" office:value="0.277313" calcext:value-type="float">
            <text:p>0.277313</text:p>
          </table:table-cell>
          <table:table-cell office:value-type="float" office:value="0.294497" calcext:value-type="float">
            <text:p>0.294497</text:p>
          </table:table-cell>
          <table:table-cell office:value-type="float" office:value="0.317269" calcext:value-type="float">
            <text:p>0.317269</text:p>
          </table:table-cell>
          <table:table-cell office:value-type="float" office:value="0.336942" calcext:value-type="float">
            <text:p>0.336942</text:p>
          </table:table-cell>
          <table:table-cell office:value-type="float" office:value="0.343704" calcext:value-type="float">
            <text:p>0.343704</text:p>
          </table:table-cell>
          <table:table-cell office:value-type="float" office:value="0.334871" calcext:value-type="float">
            <text:p>0.334871</text:p>
          </table:table-cell>
          <table:table-cell office:value-type="float" office:value="0.326203" calcext:value-type="float">
            <text:p>0.326203</text:p>
          </table:table-cell>
          <table:table-cell office:value-type="float" office:value="0.301233" calcext:value-type="float">
            <text:p>0.301233</text:p>
          </table:table-cell>
          <table:table-cell office:value-type="float" office:value="0.272925" calcext:value-type="float">
            <text:p>0.272925</text:p>
          </table:table-cell>
          <table:table-cell office:value-type="float" office:value="0.251995" calcext:value-type="float">
            <text:p>0.251995</text:p>
          </table:table-cell>
          <table:table-cell office:value-type="float" office:value="0.244414" calcext:value-type="float">
            <text:p>0.244414</text:p>
          </table:table-cell>
          <table:table-cell office:value-type="float" office:value="0.251995" calcext:value-type="float">
            <text:p>0.251995</text:p>
          </table:table-cell>
          <table:table-cell office:value-type="float" office:value="0.272925" calcext:value-type="float">
            <text:p>0.272925</text:p>
          </table:table-cell>
          <table:table-cell office:value-type="float" office:value="0.301233" calcext:value-type="float">
            <text:p>0.301233</text:p>
          </table:table-cell>
          <table:table-cell office:value-type="float" office:value="0.326203" calcext:value-type="float">
            <text:p>0.326203</text:p>
          </table:table-cell>
          <table:table-cell office:value-type="float" office:value="0.334871" calcext:value-type="float">
            <text:p>0.334871</text:p>
          </table:table-cell>
          <table:table-cell office:value-type="float" office:value="0.326957" calcext:value-type="float">
            <text:p>0.326957</text:p>
          </table:table-cell>
          <table:table-cell office:value-type="float" office:value="0.316443" calcext:value-type="float">
            <text:p>0.316443</text:p>
          </table:table-cell>
          <table:table-cell office:value-type="float" office:value="0.286594" calcext:value-type="float">
            <text:p>0.286594</text:p>
          </table:table-cell>
          <table:table-cell office:value-type="float" office:value="0.253423" calcext:value-type="float">
            <text:p>0.253423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220769" calcext:value-type="float">
            <text:p>0.220769</text:p>
          </table:table-cell>
          <table:table-cell office:value-type="float" office:value="0.229376" calcext:value-type="float">
            <text:p>0.229376</text:p>
          </table:table-cell>
          <table:table-cell office:value-type="float" office:value="0.253423" calcext:value-type="float">
            <text:p>0.253423</text:p>
          </table:table-cell>
          <table:table-cell office:value-type="float" office:value="0.286594" calcext:value-type="float">
            <text:p>0.286594</text:p>
          </table:table-cell>
          <table:table-cell office:value-type="float" office:value="0.316443" calcext:value-type="float">
            <text:p>0.316443</text:p>
          </table:table-cell>
          <table:table-cell office:value-type="float" office:value="0.326957" calcext:value-type="float">
            <text:p>0.326957</text:p>
          </table:table-cell>
          <table:table-cell office:value-type="float" office:value="0.320974" calcext:value-type="float">
            <text:p>0.320974</text:p>
          </table:table-cell>
          <table:table-cell office:value-type="float" office:value="0.309002" calcext:value-type="float">
            <text:p>0.309002</text:p>
          </table:table-cell>
          <table:table-cell office:value-type="float" office:value="0.275535" calcext:value-type="float">
            <text:p>0.275535</text:p>
          </table:table-cell>
          <table:table-cell office:value-type="float" office:value="0.238953" calcext:value-type="float">
            <text:p>0.238953</text:p>
          </table:table-cell>
          <table:table-cell office:value-type="float" office:value="0.212863" calcext:value-type="float">
            <text:p>0.212863</text:p>
          </table:table-cell>
          <table:table-cell office:value-type="float" office:value="0.203618" calcext:value-type="float">
            <text:p>0.203618</text:p>
          </table:table-cell>
          <table:table-cell office:value-type="float" office:value="0.212863" calcext:value-type="float">
            <text:p>0.212863</text:p>
          </table:table-cell>
          <table:table-cell office:value-type="float" office:value="0.238953" calcext:value-type="float">
            <text:p>0.238953</text:p>
          </table:table-cell>
          <table:table-cell office:value-type="float" office:value="0.275535" calcext:value-type="float">
            <text:p>0.275535</text:p>
          </table:table-cell>
          <table:table-cell office:value-type="float" office:value="0.309002" calcext:value-type="float">
            <text:p>0.309002</text:p>
          </table:table-cell>
          <table:table-cell office:value-type="float" office:value="0.320974" calcext:value-type="float">
            <text:p>0.320974</text:p>
          </table:table-cell>
          <table:table-cell office:value-type="float" office:value="0.318951" calcext:value-type="float">
            <text:p>0.318951</text:p>
          </table:table-cell>
          <table:table-cell office:value-type="float" office:value="0.306301" calcext:value-type="float">
            <text:p>0.306301</text:p>
          </table:table-cell>
          <table:table-cell office:value-type="float" office:value="0.271263" calcext:value-type="float">
            <text:p>0.271263</text:p>
          </table:table-cell>
          <table:table-cell office:value-type="float" office:value="0.233239" calcext:value-type="float">
            <text:p>0.233239</text:p>
          </table:table-cell>
          <table:table-cell office:value-type="float" office:value="0.206305" calcext:value-type="float">
            <text:p>0.206305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206305" calcext:value-type="float">
            <text:p>0.206305</text:p>
          </table:table-cell>
          <table:table-cell office:value-type="float" office:value="0.233239" calcext:value-type="float">
            <text:p>0.233239</text:p>
          </table:table-cell>
          <table:table-cell office:value-type="float" office:value="0.271263" calcext:value-type="float">
            <text:p>0.271263</text:p>
          </table:table-cell>
          <table:table-cell office:value-type="float" office:value="0.306301" calcext:value-type="float">
            <text:p>0.306301</text:p>
          </table:table-cell>
          <table:table-cell office:value-type="float" office:value="0.318951" calcext:value-type="float">
            <text:p>0.318951</text:p>
          </table:table-cell>
        </table:table-row>
        <table:table-row table:style-name="ro1">
          <table:table-cell office:value-type="float" office:value="0.415453" calcext:value-type="float">
            <text:p>0.415453</text:p>
          </table:table-cell>
          <table:table-cell office:value-type="float" office:value="0.385064" calcext:value-type="float">
            <text:p>0.385064</text:p>
          </table:table-cell>
          <table:table-cell office:value-type="float" office:value="0.384407" calcext:value-type="float">
            <text:p>0.384407</text:p>
          </table:table-cell>
          <table:table-cell office:value-type="float" office:value="0.382722" calcext:value-type="float">
            <text:p>0.382722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78896" calcext:value-type="float">
            <text:p>0.378896</text:p>
          </table:table-cell>
          <table:table-cell office:value-type="float" office:value="0.378235" calcext:value-type="float">
            <text:p>0.378235</text:p>
          </table:table-cell>
          <table:table-cell office:value-type="float" office:value="0.378896" calcext:value-type="float">
            <text:p>0.378896</text:p>
          </table:table-cell>
          <table:table-cell office:value-type="float" office:value="0.3806" calcext:value-type="float">
            <text:p>0.3806</text:p>
          </table:table-cell>
          <table:table-cell office:value-type="float" office:value="0.382722" calcext:value-type="float">
            <text:p>0.382722</text:p>
          </table:table-cell>
          <table:table-cell office:value-type="float" office:value="0.384407" calcext:value-type="float">
            <text:p>0.384407</text:p>
          </table:table-cell>
          <table:table-cell office:value-type="float" office:value="0.385064" calcext:value-type="float">
            <text:p>0.385064</text:p>
          </table:table-cell>
          <table:table-cell office:value-type="float" office:value="0.37963" calcext:value-type="float">
            <text:p>0.37963</text:p>
          </table:table-cell>
          <table:table-cell office:value-type="float" office:value="0.379344" calcext:value-type="float">
            <text:p>0.379344</text:p>
          </table:table-cell>
          <table:table-cell office:value-type="float" office:value="0.378716" calcext:value-type="float">
            <text:p>0.378716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7287" calcext:value-type="float">
            <text:p>0.377287</text:p>
          </table:table-cell>
          <table:table-cell office:value-type="float" office:value="0.377032" calcext:value-type="float">
            <text:p>0.377032</text:p>
          </table:table-cell>
          <table:table-cell office:value-type="float" office:value="0.377287" calcext:value-type="float">
            <text:p>0.377287</text:p>
          </table:table-cell>
          <table:table-cell office:value-type="float" office:value="0.377912" calcext:value-type="float">
            <text:p>0.377912</text:p>
          </table:table-cell>
          <table:table-cell office:value-type="float" office:value="0.378716" calcext:value-type="float">
            <text:p>0.378716</text:p>
          </table:table-cell>
          <table:table-cell office:value-type="float" office:value="0.379344" calcext:value-type="float">
            <text:p>0.379344</text:p>
          </table:table-cell>
          <table:table-cell office:value-type="float" office:value="0.37963" calcext:value-type="float">
            <text:p>0.37963</text:p>
          </table:table-cell>
          <table:table-cell office:value-type="float" office:value="0.377147" calcext:value-type="float">
            <text:p>0.377147</text:p>
          </table:table-cell>
          <table:table-cell office:value-type="float" office:value="0.376167" calcext:value-type="float">
            <text:p>0.376167</text:p>
          </table:table-cell>
          <table:table-cell office:value-type="float" office:value="0.373507" calcext:value-type="float">
            <text:p>0.373507</text:p>
          </table:table-cell>
          <table:table-cell office:value-type="float" office:value="0.37021" calcext:value-type="float">
            <text:p>0.37021</text:p>
          </table:table-cell>
          <table:table-cell office:value-type="float" office:value="0.367583" calcext:value-type="float">
            <text:p>0.367583</text:p>
          </table:table-cell>
          <table:table-cell office:value-type="float" office:value="0.366572" calcext:value-type="float">
            <text:p>0.366572</text:p>
          </table:table-cell>
          <table:table-cell office:value-type="float" office:value="0.367583" calcext:value-type="float">
            <text:p>0.367583</text:p>
          </table:table-cell>
          <table:table-cell office:value-type="float" office:value="0.37021" calcext:value-type="float">
            <text:p>0.37021</text:p>
          </table:table-cell>
          <table:table-cell office:value-type="float" office:value="0.373507" calcext:value-type="float">
            <text:p>0.373507</text:p>
          </table:table-cell>
          <table:table-cell office:value-type="float" office:value="0.376167" calcext:value-type="float">
            <text:p>0.376167</text:p>
          </table:table-cell>
          <table:table-cell office:value-type="float" office:value="0.377147" calcext:value-type="float">
            <text:p>0.377147</text:p>
          </table:table-cell>
          <table:table-cell office:value-type="float" office:value="0.372028" calcext:value-type="float">
            <text:p>0.372028</text:p>
          </table:table-cell>
          <table:table-cell office:value-type="float" office:value="0.370078" calcext:value-type="float">
            <text:p>0.370078</text:p>
          </table:table-cell>
          <table:table-cell office:value-type="float" office:value="0.364531" calcext:value-type="float">
            <text:p>0.364531</text:p>
          </table:table-cell>
          <table:table-cell office:value-type="float" office:value="0.357762" calcext:value-type="float">
            <text:p>0.357762</text:p>
          </table:table-cell>
          <table:table-cell office:value-type="float" office:value="0.352407" calcext:value-type="float">
            <text:p>0.352407</text:p>
          </table:table-cell>
          <table:table-cell office:value-type="float" office:value="0.350376" calcext:value-type="float">
            <text:p>0.350376</text:p>
          </table:table-cell>
          <table:table-cell office:value-type="float" office:value="0.352407" calcext:value-type="float">
            <text:p>0.352407</text:p>
          </table:table-cell>
          <table:table-cell office:value-type="float" office:value="0.357762" calcext:value-type="float">
            <text:p>0.357762</text:p>
          </table:table-cell>
          <table:table-cell office:value-type="float" office:value="0.364531" calcext:value-type="float">
            <text:p>0.364531</text:p>
          </table:table-cell>
          <table:table-cell office:value-type="float" office:value="0.370078" calcext:value-type="float">
            <text:p>0.370078</text:p>
          </table:table-cell>
          <table:table-cell office:value-type="float" office:value="0.372028" calcext:value-type="float">
            <text:p>0.372028</text:p>
          </table:table-cell>
          <table:table-cell office:value-type="float" office:value="0.366085" calcext:value-type="float">
            <text:p>0.366085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0.352954" calcext:value-type="float">
            <text:p>0.352954</text:p>
          </table:table-cell>
          <table:table-cell office:value-type="float" office:value="0.341217" calcext:value-type="float">
            <text:p>0.341217</text:p>
          </table:table-cell>
          <table:table-cell office:value-type="float" office:value="0.33204" calcext:value-type="float">
            <text:p>0.33204</text:p>
          </table:table-cell>
          <table:table-cell office:value-type="float" office:value="0.328597" calcext:value-type="float">
            <text:p>0.328597</text:p>
          </table:table-cell>
          <table:table-cell office:value-type="float" office:value="0.33204" calcext:value-type="float">
            <text:p>0.33204</text:p>
          </table:table-cell>
          <table:table-cell office:value-type="float" office:value="0.341217" calcext:value-type="float">
            <text:p>0.341217</text:p>
          </table:table-cell>
          <table:table-cell office:value-type="float" office:value="0.352954" calcext:value-type="float">
            <text:p>0.352954</text:p>
          </table:table-cell>
          <table:table-cell office:value-type="float" office:value="0.36272" calcext:value-type="float">
            <text:p>0.36272</text:p>
          </table:table-cell>
          <table:table-cell office:value-type="float" office:value="0.366085" calcext:value-type="float">
            <text:p>0.366085</text:p>
          </table:table-cell>
          <table:table-cell office:value-type="float" office:value="0.358202" calcext:value-type="float">
            <text:p>0.358202</text:p>
          </table:table-cell>
          <table:table-cell office:value-type="float" office:value="0.35322" calcext:value-type="float">
            <text:p>0.35322</text:p>
          </table:table-cell>
          <table:table-cell office:value-type="float" office:value="0.338662" calcext:value-type="float">
            <text:p>0.338662</text:p>
          </table:table-cell>
          <table:table-cell office:value-type="float" office:value="0.321478" calcext:value-type="float">
            <text:p>0.321478</text:p>
          </table:table-cell>
          <table:table-cell office:value-type="float" office:value="0.308264" calcext:value-type="float">
            <text:p>0.308264</text:p>
          </table:table-cell>
          <table:table-cell office:value-type="float" office:value="0.30336" calcext:value-type="float">
            <text:p>0.30336</text:p>
          </table:table-cell>
          <table:table-cell office:value-type="float" office:value="0.308264" calcext:value-type="float">
            <text:p>0.308264</text:p>
          </table:table-cell>
          <table:table-cell office:value-type="float" office:value="0.321478" calcext:value-type="float">
            <text:p>0.321478</text:p>
          </table:table-cell>
          <table:table-cell office:value-type="float" office:value="0.338662" calcext:value-type="float">
            <text:p>0.338662</text:p>
          </table:table-cell>
          <table:table-cell office:value-type="float" office:value="0.35322" calcext:value-type="float">
            <text:p>0.35322</text:p>
          </table:table-cell>
          <table:table-cell office:value-type="float" office:value="0.358202" calcext:value-type="float">
            <text:p>0.358202</text:p>
          </table:table-cell>
          <table:table-cell office:value-type="float" office:value="0.349769" calcext:value-type="float">
            <text:p>0.349769</text:p>
          </table:table-cell>
          <table:table-cell office:value-type="float" office:value="0.342915" calcext:value-type="float">
            <text:p>0.342915</text:p>
          </table:table-cell>
          <table:table-cell office:value-type="float" office:value="0.322947" calcext:value-type="float">
            <text:p>0.322947</text:p>
          </table:table-cell>
          <table:table-cell office:value-type="float" office:value="0.299828" calcext:value-type="float">
            <text:p>0.299828</text:p>
          </table:table-cell>
          <table:table-cell office:value-type="float" office:value="0.282377" calcext:value-type="float">
            <text:p>0.282377</text:p>
          </table:table-cell>
          <table:table-cell office:value-type="float" office:value="0.275975" calcext:value-type="float">
            <text:p>0.275975</text:p>
          </table:table-cell>
          <table:table-cell office:value-type="float" office:value="0.282377" calcext:value-type="float">
            <text:p>0.282377</text:p>
          </table:table-cell>
          <table:table-cell office:value-type="float" office:value="0.299828" calcext:value-type="float">
            <text:p>0.299828</text:p>
          </table:table-cell>
          <table:table-cell office:value-type="float" office:value="0.322947" calcext:value-type="float">
            <text:p>0.322947</text:p>
          </table:table-cell>
          <table:table-cell office:value-type="float" office:value="0.342915" calcext:value-type="float">
            <text:p>0.342915</text:p>
          </table:table-cell>
          <table:table-cell office:value-type="float" office:value="0.349769" calcext:value-type="float">
            <text:p>0.349769</text:p>
          </table:table-cell>
          <table:table-cell office:value-type="float" office:value="0.340845" calcext:value-type="float">
            <text:p>0.340845</text:p>
          </table:table-cell>
          <table:table-cell office:value-type="float" office:value="0.332064" calcext:value-type="float">
            <text:p>0.332064</text:p>
          </table:table-cell>
          <table:table-cell office:value-type="float" office:value="0.306728" calcext:value-type="float">
            <text:p>0.306728</text:p>
          </table:table-cell>
          <table:table-cell office:value-type="float" office:value="0.277996" calcext:value-type="float">
            <text:p>0.277996</text:p>
          </table:table-cell>
          <table:table-cell office:value-type="float" office:value="0.256744" calcext:value-type="float">
            <text:p>0.256744</text:p>
          </table:table-cell>
          <table:table-cell office:value-type="float" office:value="0.249044" calcext:value-type="float">
            <text:p>0.249044</text:p>
          </table:table-cell>
          <table:table-cell office:value-type="float" office:value="0.256744" calcext:value-type="float">
            <text:p>0.256744</text:p>
          </table:table-cell>
          <table:table-cell office:value-type="float" office:value="0.277996" calcext:value-type="float">
            <text:p>0.277996</text:p>
          </table:table-cell>
          <table:table-cell office:value-type="float" office:value="0.306728" calcext:value-type="float">
            <text:p>0.306728</text:p>
          </table:table-cell>
          <table:table-cell office:value-type="float" office:value="0.332064" calcext:value-type="float">
            <text:p>0.332064</text:p>
          </table:table-cell>
          <table:table-cell office:value-type="float" office:value="0.340845" calcext:value-type="float">
            <text:p>0.340845</text:p>
          </table:table-cell>
          <table:table-cell office:value-type="float" office:value="0.332872" calcext:value-type="float">
            <text:p>0.332872</text:p>
          </table:table-cell>
          <table:table-cell office:value-type="float" office:value="0.322225" calcext:value-type="float">
            <text:p>0.322225</text:p>
          </table:table-cell>
          <table:table-cell office:value-type="float" office:value="0.291951" calcext:value-type="float">
            <text:p>0.291951</text:p>
          </table:table-cell>
          <table:table-cell office:value-type="float" office:value="0.258289" calcext:value-type="float">
            <text:p>0.258289</text:p>
          </table:table-cell>
          <table:table-cell office:value-type="float" office:value="0.233873" calcext:value-type="float">
            <text:p>0.233873</text:p>
          </table:table-cell>
          <table:table-cell office:value-type="float" office:value="0.225131" calcext:value-type="float">
            <text:p>0.225131</text:p>
          </table:table-cell>
          <table:table-cell office:value-type="float" office:value="0.233873" calcext:value-type="float">
            <text:p>0.233873</text:p>
          </table:table-cell>
          <table:table-cell office:value-type="float" office:value="0.258289" calcext:value-type="float">
            <text:p>0.258289</text:p>
          </table:table-cell>
          <table:table-cell office:value-type="float" office:value="0.291951" calcext:value-type="float">
            <text:p>0.291951</text:p>
          </table:table-cell>
          <table:table-cell office:value-type="float" office:value="0.322225" calcext:value-type="float">
            <text:p>0.322225</text:p>
          </table:table-cell>
          <table:table-cell office:value-type="float" office:value="0.332872" calcext:value-type="float">
            <text:p>0.332872</text:p>
          </table:table-cell>
          <table:table-cell office:value-type="float" office:value="0.326855" calcext:value-type="float">
            <text:p>0.326855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280805" calcext:value-type="float">
            <text:p>0.280805</text:p>
          </table:table-cell>
          <table:table-cell office:value-type="float" office:value="0.243691" calcext:value-type="float">
            <text:p>0.243691</text:p>
          </table:table-cell>
          <table:table-cell office:value-type="float" office:value="0.217204" calcext:value-type="float">
            <text:p>0.217204</text:p>
          </table:table-cell>
          <table:table-cell office:value-type="float" office:value="0.207814" calcext:value-type="float">
            <text:p>0.207814</text:p>
          </table:table-cell>
          <table:table-cell office:value-type="float" office:value="0.217204" calcext:value-type="float">
            <text:p>0.217204</text:p>
          </table:table-cell>
          <table:table-cell office:value-type="float" office:value="0.243691" calcext:value-type="float">
            <text:p>0.243691</text:p>
          </table:table-cell>
          <table:table-cell office:value-type="float" office:value="0.280805" calcext:value-type="float">
            <text:p>0.280805</text:p>
          </table:table-cell>
          <table:table-cell office:value-type="float" office:value="0.314737" calcext:value-type="float">
            <text:p>0.314737</text:p>
          </table:table-cell>
          <table:table-cell office:value-type="float" office:value="0.326855" calcext:value-type="float">
            <text:p>0.326855</text:p>
          </table:table-cell>
          <table:table-cell office:value-type="float" office:value="0.324838" calcext:value-type="float">
            <text:p>0.324838</text:p>
          </table:table-cell>
          <table:table-cell office:value-type="float" office:value="0.312037" calcext:value-type="float">
            <text:p>0.312037</text:p>
          </table:table-cell>
          <table:table-cell office:value-type="float" office:value="0.276514" calcext:value-type="float">
            <text:p>0.276514</text:p>
          </table:table-cell>
          <table:table-cell office:value-type="float" office:value="0.237937" calcext:value-type="float">
            <text:p>0.237937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00935" calcext:value-type="float">
            <text:p>0.200935</text:p>
          </table:table-cell>
          <table:table-cell office:value-type="float" office:value="0.21059" calcext:value-type="float">
            <text:p>0.21059</text:p>
          </table:table-cell>
          <table:table-cell office:value-type="float" office:value="0.237937" calcext:value-type="float">
            <text:p>0.237937</text:p>
          </table:table-cell>
          <table:table-cell office:value-type="float" office:value="0.276514" calcext:value-type="float">
            <text:p>0.276514</text:p>
          </table:table-cell>
          <table:table-cell office:value-type="float" office:value="0.312037" calcext:value-type="float">
            <text:p>0.312037</text:p>
          </table:table-cell>
          <table:table-cell office:value-type="float" office:value="0.324838" calcext:value-type="float">
            <text:p>0.324838</text:p>
          </table:table-cell>
        </table:table-row>
        <table:table-row table:style-name="ro1">
          <table:table-cell office:value-type="float" office:value="0.423549" calcext:value-type="float">
            <text:p>0.423549</text:p>
          </table:table-cell>
          <table:table-cell office:value-type="float" office:value="0.39196" calcext:value-type="float">
            <text:p>0.39196</text:p>
          </table:table-cell>
          <table:table-cell office:value-type="float" office:value="0.391288" calcext:value-type="float">
            <text:p>0.391288</text:p>
          </table:table-cell>
          <table:table-cell office:value-type="float" office:value="0.389566" calcext:value-type="float">
            <text:p>0.389566</text:p>
          </table:table-cell>
          <table:table-cell office:value-type="float" office:value="0.387399" calcext:value-type="float">
            <text:p>0.387399</text:p>
          </table:table-cell>
          <table:table-cell office:value-type="float" office:value="0.385657" calcext:value-type="float">
            <text:p>0.385657</text:p>
          </table:table-cell>
          <table:table-cell office:value-type="float" office:value="0.384982" calcext:value-type="float">
            <text:p>0.384982</text:p>
          </table:table-cell>
          <table:table-cell office:value-type="float" office:value="0.385657" calcext:value-type="float">
            <text:p>0.385657</text:p>
          </table:table-cell>
          <table:table-cell office:value-type="float" office:value="0.387399" calcext:value-type="float">
            <text:p>0.387399</text:p>
          </table:table-cell>
          <table:table-cell office:value-type="float" office:value="0.389566" calcext:value-type="float">
            <text:p>0.389566</text:p>
          </table:table-cell>
          <table:table-cell office:value-type="float" office:value="0.391288" calcext:value-type="float">
            <text:p>0.391288</text:p>
          </table:table-cell>
          <table:table-cell office:value-type="float" office:value="0.39196" calcext:value-type="float">
            <text:p>0.39196</text:p>
          </table:table-cell>
          <table:table-cell office:value-type="float" office:value="0.386412" calcext:value-type="float">
            <text:p>0.386412</text:p>
          </table:table-cell>
          <table:table-cell office:value-type="float" office:value="0.386122" calcext:value-type="float">
            <text:p>0.386122</text:p>
          </table:table-cell>
          <table:table-cell office:value-type="float" office:value="0.385484" calcext:value-type="float">
            <text:p>0.385484</text:p>
          </table:table-cell>
          <table:table-cell office:value-type="float" office:value="0.384667" calcext:value-type="float">
            <text:p>0.384667</text:p>
          </table:table-cell>
          <table:table-cell office:value-type="float" office:value="0.384032" calcext:value-type="float">
            <text:p>0.384032</text:p>
          </table:table-cell>
          <table:table-cell office:value-type="float" office:value="0.383772" calcext:value-type="float">
            <text:p>0.383772</text:p>
          </table:table-cell>
          <table:table-cell office:value-type="float" office:value="0.384032" calcext:value-type="float">
            <text:p>0.384032</text:p>
          </table:table-cell>
          <table:table-cell office:value-type="float" office:value="0.384667" calcext:value-type="float">
            <text:p>0.384667</text:p>
          </table:table-cell>
          <table:table-cell office:value-type="float" office:value="0.385484" calcext:value-type="float">
            <text:p>0.385484</text:p>
          </table:table-cell>
          <table:table-cell office:value-type="float" office:value="0.386122" calcext:value-type="float">
            <text:p>0.386122</text:p>
          </table:table-cell>
          <table:table-cell office:value-type="float" office:value="0.386412" calcext:value-type="float">
            <text:p>0.386412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82896" calcext:value-type="float">
            <text:p>0.382896</text:p>
          </table:table-cell>
          <table:table-cell office:value-type="float" office:value="0.380193" calcext:value-type="float">
            <text:p>0.380193</text:p>
          </table:table-cell>
          <table:table-cell office:value-type="float" office:value="0.376842" calcext:value-type="float">
            <text:p>0.376842</text:p>
          </table:table-cell>
          <table:table-cell office:value-type="float" office:value="0.374172" calcext:value-type="float">
            <text:p>0.374172</text:p>
          </table:table-cell>
          <table:table-cell office:value-type="float" office:value="0.373145" calcext:value-type="float">
            <text:p>0.373145</text:p>
          </table:table-cell>
          <table:table-cell office:value-type="float" office:value="0.374172" calcext:value-type="float">
            <text:p>0.374172</text:p>
          </table:table-cell>
          <table:table-cell office:value-type="float" office:value="0.376842" calcext:value-type="float">
            <text:p>0.376842</text:p>
          </table:table-cell>
          <table:table-cell office:value-type="float" office:value="0.380193" calcext:value-type="float">
            <text:p>0.380193</text:p>
          </table:table-cell>
          <table:table-cell office:value-type="float" office:value="0.382896" calcext:value-type="float">
            <text:p>0.382896</text:p>
          </table:table-cell>
          <table:table-cell office:value-type="float" office:value="0.383893" calcext:value-type="float">
            <text:p>0.383893</text:p>
          </table:table-cell>
          <table:table-cell office:value-type="float" office:value="0.378689" calcext:value-type="float">
            <text:p>0.378689</text:p>
          </table:table-cell>
          <table:table-cell office:value-type="float" office:value="0.37671" calcext:value-type="float">
            <text:p>0.37671</text:p>
          </table:table-cell>
          <table:table-cell office:value-type="float" office:value="0.371076" calcext:value-type="float">
            <text:p>0.371076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358759" calcext:value-type="float">
            <text:p>0.358759</text:p>
          </table:table-cell>
          <table:table-cell office:value-type="float" office:value="0.356696" calcext:value-type="float">
            <text:p>0.356696</text:p>
          </table:table-cell>
          <table:table-cell office:value-type="float" office:value="0.358759" calcext:value-type="float">
            <text:p>0.358759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371076" calcext:value-type="float">
            <text:p>0.371076</text:p>
          </table:table-cell>
          <table:table-cell office:value-type="float" office:value="0.37671" calcext:value-type="float">
            <text:p>0.37671</text:p>
          </table:table-cell>
          <table:table-cell office:value-type="float" office:value="0.378689" calcext:value-type="float">
            <text:p>0.378689</text:p>
          </table:table-cell>
          <table:table-cell office:value-type="float" office:value="0.372663" calcext:value-type="float">
            <text:p>0.372663</text:p>
          </table:table-cell>
          <table:table-cell office:value-type="float" office:value="0.369249" calcext:value-type="float">
            <text:p>0.369249</text:p>
          </table:table-cell>
          <table:table-cell office:value-type="float" office:value="0.359327" calcext:value-type="float">
            <text:p>0.359327</text:p>
          </table:table-cell>
          <table:table-cell office:value-type="float" office:value="0.347403" calcext:value-type="float">
            <text:p>0.347403</text:p>
          </table:table-cell>
          <table:table-cell office:value-type="float" office:value="0.338078" calcext:value-type="float">
            <text:p>0.338078</text:p>
          </table:table-cell>
          <table:table-cell office:value-type="float" office:value="0.33458" calcext:value-type="float">
            <text:p>0.33458</text:p>
          </table:table-cell>
          <table:table-cell office:value-type="float" office:value="0.338078" calcext:value-type="float">
            <text:p>0.338078</text:p>
          </table:table-cell>
          <table:table-cell office:value-type="float" office:value="0.347403" calcext:value-type="float">
            <text:p>0.347403</text:p>
          </table:table-cell>
          <table:table-cell office:value-type="float" office:value="0.359327" calcext:value-type="float">
            <text:p>0.359327</text:p>
          </table:table-cell>
          <table:table-cell office:value-type="float" office:value="0.369249" calcext:value-type="float">
            <text:p>0.369249</text:p>
          </table:table-cell>
          <table:table-cell office:value-type="float" office:value="0.372663" calcext:value-type="float">
            <text:p>0.372663</text:p>
          </table:table-cell>
          <table:table-cell office:value-type="float" office:value="0.364669" calcext:value-type="float">
            <text:p>0.364669</text:p>
          </table:table-cell>
          <table:table-cell office:value-type="float" office:value="0.359615" calcext:value-type="float">
            <text:p>0.359615</text:p>
          </table:table-cell>
          <table:table-cell office:value-type="float" office:value="0.344831" calcext:value-type="float">
            <text:p>0.344831</text:p>
          </table:table-cell>
          <table:table-cell office:value-type="float" office:value="0.327376" calcext:value-type="float">
            <text:p>0.327376</text:p>
          </table:table-cell>
          <table:table-cell office:value-type="float" office:value="0.313952" calcext:value-type="float">
            <text:p>0.313952</text:p>
          </table:table-cell>
          <table:table-cell office:value-type="float" office:value="0.308969" calcext:value-type="float">
            <text:p>0.308969</text:p>
          </table:table-cell>
          <table:table-cell office:value-type="float" office:value="0.313952" calcext:value-type="float">
            <text:p>0.313952</text:p>
          </table:table-cell>
          <table:table-cell office:value-type="float" office:value="0.327376" calcext:value-type="float">
            <text:p>0.327376</text:p>
          </table:table-cell>
          <table:table-cell office:value-type="float" office:value="0.344831" calcext:value-type="float">
            <text:p>0.344831</text:p>
          </table:table-cell>
          <table:table-cell office:value-type="float" office:value="0.359615" calcext:value-type="float">
            <text:p>0.359615</text:p>
          </table:table-cell>
          <table:table-cell office:value-type="float" office:value="0.364669" calcext:value-type="float">
            <text:p>0.364669</text:p>
          </table:table-cell>
          <table:table-cell office:value-type="float" office:value="0.356139" calcext:value-type="float">
            <text:p>0.356139</text:p>
          </table:table-cell>
          <table:table-cell office:value-type="float" office:value="0.34919" calcext:value-type="float">
            <text:p>0.34919</text:p>
          </table:table-cell>
          <table:table-cell office:value-type="float" office:value="0.328913" calcext:value-type="float">
            <text:p>0.328913</text:p>
          </table:table-cell>
          <table:table-cell office:value-type="float" office:value="0.305432" calcext:value-type="float">
            <text:p>0.305432</text:p>
          </table:table-cell>
          <table:table-cell office:value-type="float" office:value="0.287702" calcext:value-type="float">
            <text:p>0.287702</text:p>
          </table:table-cell>
          <table:table-cell office:value-type="float" office:value="0.281197" calcext:value-type="float">
            <text:p>0.281197</text:p>
          </table:table-cell>
          <table:table-cell office:value-type="float" office:value="0.287702" calcext:value-type="float">
            <text:p>0.287702</text:p>
          </table:table-cell>
          <table:table-cell office:value-type="float" office:value="0.305432" calcext:value-type="float">
            <text:p>0.305432</text:p>
          </table:table-cell>
          <table:table-cell office:value-type="float" office:value="0.328913" calcext:value-type="float">
            <text:p>0.328913</text:p>
          </table:table-cell>
          <table:table-cell office:value-type="float" office:value="0.34919" calcext:value-type="float">
            <text:p>0.34919</text:p>
          </table:table-cell>
          <table:table-cell office:value-type="float" office:value="0.356139" calcext:value-type="float">
            <text:p>0.356139</text:p>
          </table:table-cell>
          <table:table-cell office:value-type="float" office:value="0.347122" calcext:value-type="float">
            <text:p>0.347122</text:p>
          </table:table-cell>
          <table:table-cell office:value-type="float" office:value="0.338222" calcext:value-type="float">
            <text:p>0.338222</text:p>
          </table:table-cell>
          <table:table-cell office:value-type="float" office:value="0.312506" calcext:value-type="float">
            <text:p>0.312506</text:p>
          </table:table-cell>
          <table:table-cell office:value-type="float" office:value="0.283331" calcext:value-type="float">
            <text:p>0.283331</text:p>
          </table:table-cell>
          <table:table-cell office:value-type="float" office:value="0.261743" calcext:value-type="float">
            <text:p>0.261743</text:p>
          </table:table-cell>
          <table:table-cell office:value-type="float" office:value="0.253919" calcext:value-type="float">
            <text:p>0.253919</text:p>
          </table:table-cell>
          <table:table-cell office:value-type="float" office:value="0.261743" calcext:value-type="float">
            <text:p>0.261743</text:p>
          </table:table-cell>
          <table:table-cell office:value-type="float" office:value="0.283331" calcext:value-type="float">
            <text:p>0.283331</text:p>
          </table:table-cell>
          <table:table-cell office:value-type="float" office:value="0.312506" calcext:value-type="float">
            <text:p>0.312506</text:p>
          </table:table-cell>
          <table:table-cell office:value-type="float" office:value="0.338222" calcext:value-type="float">
            <text:p>0.338222</text:p>
          </table:table-cell>
          <table:table-cell office:value-type="float" office:value="0.347122" calcext:value-type="float">
            <text:p>0.347122</text:p>
          </table:table-cell>
          <table:table-cell office:value-type="float" office:value="0.339089" calcext:value-type="float">
            <text:p>0.339089</text:p>
          </table:table-cell>
          <table:table-cell office:value-type="float" office:value="0.328305" calcext:value-type="float">
            <text:p>0.328305</text:p>
          </table:table-cell>
          <table:table-cell office:value-type="float" office:value="0.297586" calcext:value-type="float">
            <text:p>0.297586</text:p>
          </table:table-cell>
          <table:table-cell office:value-type="float" office:value="0.263412" calcext:value-type="float">
            <text:p>0.263412</text:p>
          </table:table-cell>
          <table:table-cell office:value-type="float" office:value="0.238611" calcext:value-type="float">
            <text:p>0.238611</text:p>
          </table:table-cell>
          <table:table-cell office:value-type="float" office:value="0.229729" calcext:value-type="float">
            <text:p>0.229729</text:p>
          </table:table-cell>
          <table:table-cell office:value-type="float" office:value="0.238611" calcext:value-type="float">
            <text:p>0.238611</text:p>
          </table:table-cell>
          <table:table-cell office:value-type="float" office:value="0.263412" calcext:value-type="float">
            <text:p>0.263412</text:p>
          </table:table-cell>
          <table:table-cell office:value-type="float" office:value="0.297586" calcext:value-type="float">
            <text:p>0.297586</text:p>
          </table:table-cell>
          <table:table-cell office:value-type="float" office:value="0.328305" calcext:value-type="float">
            <text:p>0.328305</text:p>
          </table:table-cell>
          <table:table-cell office:value-type="float" office:value="0.339089" calcext:value-type="float">
            <text:p>0.339089</text:p>
          </table:table-cell>
          <table:table-cell office:value-type="float" office:value="0.333036" calcext:value-type="float">
            <text:p>0.333036</text:p>
          </table:table-cell>
          <table:table-cell office:value-type="float" office:value="0.320768" calcext:value-type="float">
            <text:p>0.320768</text:p>
          </table:table-cell>
          <table:table-cell office:value-type="float" office:value="0.286351" calcext:value-type="float">
            <text:p>0.286351</text:p>
          </table:table-cell>
          <table:table-cell office:value-type="float" office:value="0.248682" calcext:value-type="float">
            <text:p>0.248682</text:p>
          </table:table-cell>
          <table:table-cell office:value-type="float" office:value="0.221781" calcext:value-type="float">
            <text:p>0.221781</text:p>
          </table:table-cell>
          <table:table-cell office:value-type="float" office:value="0.21224" calcext:value-type="float">
            <text:p>0.21224</text:p>
          </table:table-cell>
          <table:table-cell office:value-type="float" office:value="0.221781" calcext:value-type="float">
            <text:p>0.221781</text:p>
          </table:table-cell>
          <table:table-cell office:value-type="float" office:value="0.248682" calcext:value-type="float">
            <text:p>0.248682</text:p>
          </table:table-cell>
          <table:table-cell office:value-type="float" office:value="0.286351" calcext:value-type="float">
            <text:p>0.286351</text:p>
          </table:table-cell>
          <table:table-cell office:value-type="float" office:value="0.320768" calcext:value-type="float">
            <text:p>0.320768</text:p>
          </table:table-cell>
          <table:table-cell office:value-type="float" office:value="0.333036" calcext:value-type="float">
            <text:p>0.333036</text:p>
          </table:table-cell>
          <table:table-cell office:value-type="float" office:value="0.331028" calcext:value-type="float">
            <text:p>0.331028</text:p>
          </table:table-cell>
          <table:table-cell office:value-type="float" office:value="0.318068" calcext:value-type="float">
            <text:p>0.318068</text:p>
          </table:table-cell>
          <table:table-cell office:value-type="float" office:value="0.282041" calcext:value-type="float">
            <text:p>0.282041</text:p>
          </table:table-cell>
          <table:table-cell office:value-type="float" office:value="0.242887" calcext:value-type="float">
            <text:p>0.242887</text:p>
          </table:table-cell>
          <table:table-cell office:value-type="float" office:value="0.215109" calcext:value-type="float">
            <text:p>0.215109</text:p>
          </table:table-cell>
          <table:table-cell office:value-type="float" office:value="0.205298" calcext:value-type="float">
            <text:p>0.205298</text:p>
          </table:table-cell>
          <table:table-cell office:value-type="float" office:value="0.215109" calcext:value-type="float">
            <text:p>0.215109</text:p>
          </table:table-cell>
          <table:table-cell office:value-type="float" office:value="0.242887" calcext:value-type="float">
            <text:p>0.242887</text:p>
          </table:table-cell>
          <table:table-cell office:value-type="float" office:value="0.282041" calcext:value-type="float">
            <text:p>0.282041</text:p>
          </table:table-cell>
          <table:table-cell office:value-type="float" office:value="0.318068" calcext:value-type="float">
            <text:p>0.318068</text:p>
          </table:table-cell>
          <table:table-cell office:value-type="float" office:value="0.331028" calcext:value-type="float">
            <text:p>0.331028</text:p>
          </table:table-cell>
        </table:table-row>
        <table:table-row table:style-name="ro1">
          <table:table-cell office:value-type="float" office:value="0.432463" calcext:value-type="float">
            <text:p>0.432463</text:p>
          </table:table-cell>
          <table:table-cell office:value-type="float" office:value="0.399527" calcext:value-type="float">
            <text:p>0.399527</text:p>
          </table:table-cell>
          <table:table-cell office:value-type="float" office:value="0.398839" calcext:value-type="float">
            <text:p>0.398839</text:p>
          </table:table-cell>
          <table:table-cell office:value-type="float" office:value="0.397078" calcext:value-type="float">
            <text:p>0.397078</text:p>
          </table:table-cell>
          <table:table-cell office:value-type="float" office:value="0.39486" calcext:value-type="float">
            <text:p>0.39486</text:p>
          </table:table-cell>
          <table:table-cell office:value-type="float" office:value="0.393078" calcext:value-type="float">
            <text:p>0.393078</text:p>
          </table:table-cell>
          <table:table-cell office:value-type="float" office:value="0.392387" calcext:value-type="float">
            <text:p>0.392387</text:p>
          </table:table-cell>
          <table:table-cell office:value-type="float" office:value="0.393078" calcext:value-type="float">
            <text:p>0.393078</text:p>
          </table:table-cell>
          <table:table-cell office:value-type="float" office:value="0.39486" calcext:value-type="float">
            <text:p>0.39486</text:p>
          </table:table-cell>
          <table:table-cell office:value-type="float" office:value="0.397078" calcext:value-type="float">
            <text:p>0.397078</text:p>
          </table:table-cell>
          <table:table-cell office:value-type="float" office:value="0.398839" calcext:value-type="float">
            <text:p>0.398839</text:p>
          </table:table-cell>
          <table:table-cell office:value-type="float" office:value="0.399527" calcext:value-type="float">
            <text:p>0.399527</text:p>
          </table:table-cell>
          <table:table-cell office:value-type="float" office:value="0.393856" calcext:value-type="float">
            <text:p>0.393856</text:p>
          </table:table-cell>
          <table:table-cell office:value-type="float" office:value="0.39356" calcext:value-type="float">
            <text:p>0.39356</text:p>
          </table:table-cell>
          <table:table-cell office:value-type="float" office:value="0.392911" calcext:value-type="float">
            <text:p>0.392911</text:p>
          </table:table-cell>
          <table:table-cell office:value-type="float" office:value="0.392081" calcext:value-type="float">
            <text:p>0.392081</text:p>
          </table:table-cell>
          <table:table-cell office:value-type="float" office:value="0.391435" calcext:value-type="float">
            <text:p>0.391435</text:p>
          </table:table-cell>
          <table:table-cell office:value-type="float" office:value="0.391171" calcext:value-type="float">
            <text:p>0.391171</text:p>
          </table:table-cell>
          <table:table-cell office:value-type="float" office:value="0.391435" calcext:value-type="float">
            <text:p>0.391435</text:p>
          </table:table-cell>
          <table:table-cell office:value-type="float" office:value="0.392081" calcext:value-type="float">
            <text:p>0.392081</text:p>
          </table:table-cell>
          <table:table-cell office:value-type="float" office:value="0.392911" calcext:value-type="float">
            <text:p>0.392911</text:p>
          </table:table-cell>
          <table:table-cell office:value-type="float" office:value="0.39356" calcext:value-type="float">
            <text:p>0.39356</text:p>
          </table:table-cell>
          <table:table-cell office:value-type="float" office:value="0.393856" calcext:value-type="float">
            <text:p>0.393856</text:p>
          </table:table-cell>
          <table:table-cell office:value-type="float" office:value="0.391296" calcext:value-type="float">
            <text:p>0.391296</text:p>
          </table:table-cell>
          <table:table-cell office:value-type="float" office:value="0.390283" calcext:value-type="float">
            <text:p>0.390283</text:p>
          </table:table-cell>
          <table:table-cell office:value-type="float" office:value="0.387532" calcext:value-type="float">
            <text:p>0.387532</text:p>
          </table:table-cell>
          <table:table-cell office:value-type="float" office:value="0.384122" calcext:value-type="float">
            <text:p>0.384122</text:p>
          </table:table-cell>
          <table:table-cell office:value-type="float" office:value="0.381406" calcext:value-type="float">
            <text:p>0.381406</text:p>
          </table:table-cell>
          <table:table-cell office:value-type="float" office:value="0.38036" calcext:value-type="float">
            <text:p>0.38036</text:p>
          </table:table-cell>
          <table:table-cell office:value-type="float" office:value="0.381406" calcext:value-type="float">
            <text:p>0.381406</text:p>
          </table:table-cell>
          <table:table-cell office:value-type="float" office:value="0.384122" calcext:value-type="float">
            <text:p>0.384122</text:p>
          </table:table-cell>
          <table:table-cell office:value-type="float" office:value="0.387532" calcext:value-type="float">
            <text:p>0.387532</text:p>
          </table:table-cell>
          <table:table-cell office:value-type="float" office:value="0.390283" calcext:value-type="float">
            <text:p>0.390283</text:p>
          </table:table-cell>
          <table:table-cell office:value-type="float" office:value="0.391296" calcext:value-type="float">
            <text:p>0.391296</text:p>
          </table:table-cell>
          <table:table-cell office:value-type="float" office:value="0.386002" calcext:value-type="float">
            <text:p>0.386002</text:p>
          </table:table-cell>
          <table:table-cell office:value-type="float" office:value="0.38399" calcext:value-type="float">
            <text:p>0.38399</text:p>
          </table:table-cell>
          <table:table-cell office:value-type="float" office:value="0.37826" calcext:value-type="float">
            <text:p>0.37826</text:p>
          </table:table-cell>
          <table:table-cell office:value-type="float" office:value="0.371268" calcext:value-type="float">
            <text:p>0.371268</text:p>
          </table:table-cell>
          <table:table-cell office:value-type="float" office:value="0.365734" calcext:value-type="float">
            <text:p>0.365734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65734" calcext:value-type="float">
            <text:p>0.365734</text:p>
          </table:table-cell>
          <table:table-cell office:value-type="float" office:value="0.371268" calcext:value-type="float">
            <text:p>0.371268</text:p>
          </table:table-cell>
          <table:table-cell office:value-type="float" office:value="0.37826" calcext:value-type="float">
            <text:p>0.37826</text:p>
          </table:table-cell>
          <table:table-cell office:value-type="float" office:value="0.38399" calcext:value-type="float">
            <text:p>0.38399</text:p>
          </table:table-cell>
          <table:table-cell office:value-type="float" office:value="0.386002" calcext:value-type="float">
            <text:p>0.386002</text:p>
          </table:table-cell>
          <table:table-cell office:value-type="float" office:value="0.379886" calcext:value-type="float">
            <text:p>0.379886</text:p>
          </table:table-cell>
          <table:table-cell office:value-type="float" office:value="0.376417" calcext:value-type="float">
            <text:p>0.376417</text:p>
          </table:table-cell>
          <table:table-cell office:value-type="float" office:value="0.366326" calcext:value-type="float">
            <text:p>0.366326</text:p>
          </table:table-cell>
          <table:table-cell office:value-type="float" office:value="0.354197" calcext:value-type="float">
            <text:p>0.354197</text:p>
          </table:table-cell>
          <table:table-cell office:value-type="float" office:value="0.344711" calcext:value-type="float">
            <text:p>0.344711</text:p>
          </table:table-cell>
          <table:table-cell office:value-type="float" office:value="0.341152" calcext:value-type="float">
            <text:p>0.341152</text:p>
          </table:table-cell>
          <table:table-cell office:value-type="float" office:value="0.344711" calcext:value-type="float">
            <text:p>0.344711</text:p>
          </table:table-cell>
          <table:table-cell office:value-type="float" office:value="0.354197" calcext:value-type="float">
            <text:p>0.354197</text:p>
          </table:table-cell>
          <table:table-cell office:value-type="float" office:value="0.366326" calcext:value-type="float">
            <text:p>0.366326</text:p>
          </table:table-cell>
          <table:table-cell office:value-type="float" office:value="0.376417" calcext:value-type="float">
            <text:p>0.376417</text:p>
          </table:table-cell>
          <table:table-cell office:value-type="float" office:value="0.379886" calcext:value-type="float">
            <text:p>0.379886</text:p>
          </table:table-cell>
          <table:table-cell office:value-type="float" office:value="0.371772" calcext:value-type="float">
            <text:p>0.371772</text:p>
          </table:table-cell>
          <table:table-cell office:value-type="float" office:value="0.36664" calcext:value-type="float">
            <text:p>0.36664</text:p>
          </table:table-cell>
          <table:table-cell office:value-type="float" office:value="0.351608" calcext:value-type="float">
            <text:p>0.351608</text:p>
          </table:table-cell>
          <table:table-cell office:value-type="float" office:value="0.333859" calcext:value-type="float">
            <text:p>0.333859</text:p>
          </table:table-cell>
          <table:table-cell office:value-type="float" office:value="0.320204" calcext:value-type="float">
            <text:p>0.320204</text:p>
          </table:table-cell>
          <table:table-cell office:value-type="float" office:value="0.315136" calcext:value-type="float">
            <text:p>0.315136</text:p>
          </table:table-cell>
          <table:table-cell office:value-type="float" office:value="0.320204" calcext:value-type="float">
            <text:p>0.320204</text:p>
          </table:table-cell>
          <table:table-cell office:value-type="float" office:value="0.333859" calcext:value-type="float">
            <text:p>0.333859</text:p>
          </table:table-cell>
          <table:table-cell office:value-type="float" office:value="0.351608" calcext:value-type="float">
            <text:p>0.351608</text:p>
          </table:table-cell>
          <table:table-cell office:value-type="float" office:value="0.36664" calcext:value-type="float">
            <text:p>0.36664</text:p>
          </table:table-cell>
          <table:table-cell office:value-type="float" office:value="0.371772" calcext:value-type="float">
            <text:p>0.371772</text:p>
          </table:table-cell>
          <table:table-cell office:value-type="float" office:value="0.363138" calcext:value-type="float">
            <text:p>0.363138</text:p>
          </table:table-cell>
          <table:table-cell office:value-type="float" office:value="0.356084" calcext:value-type="float">
            <text:p>0.356084</text:p>
          </table:table-cell>
          <table:table-cell office:value-type="float" office:value="0.335472" calcext:value-type="float">
            <text:p>0.335472</text:p>
          </table:table-cell>
          <table:table-cell office:value-type="float" office:value="0.311596" calcext:value-type="float">
            <text:p>0.311596</text:p>
          </table:table-cell>
          <table:table-cell office:value-type="float" office:value="0.293562" calcext:value-type="float">
            <text:p>0.293562</text:p>
          </table:table-cell>
          <table:table-cell office:value-type="float" office:value="0.286944" calcext:value-type="float">
            <text:p>0.286944</text:p>
          </table:table-cell>
          <table:table-cell office:value-type="float" office:value="0.293562" calcext:value-type="float">
            <text:p>0.293562</text:p>
          </table:table-cell>
          <table:table-cell office:value-type="float" office:value="0.311596" calcext:value-type="float">
            <text:p>0.311596</text:p>
          </table:table-cell>
          <table:table-cell office:value-type="float" office:value="0.335472" calcext:value-type="float">
            <text:p>0.335472</text:p>
          </table:table-cell>
          <table:table-cell office:value-type="float" office:value="0.356084" calcext:value-type="float">
            <text:p>0.356084</text:p>
          </table:table-cell>
          <table:table-cell office:value-type="float" office:value="0.363138" calcext:value-type="float">
            <text:p>0.363138</text:p>
          </table:table-cell>
          <table:table-cell office:value-type="float" office:value="0.35402" calcext:value-type="float">
            <text:p>0.35402</text:p>
          </table:table-cell>
          <table:table-cell office:value-type="float" office:value="0.344993" calcext:value-type="float">
            <text:p>0.344993</text:p>
          </table:table-cell>
          <table:table-cell office:value-type="float" office:value="0.318861" calcext:value-type="float">
            <text:p>0.318861</text:p>
          </table:table-cell>
          <table:table-cell office:value-type="float" office:value="0.289204" calcext:value-type="float">
            <text:p>0.289204</text:p>
          </table:table-cell>
          <table:table-cell office:value-type="float" office:value="0.267249" calcext:value-type="float">
            <text:p>0.267249</text:p>
          </table:table-cell>
          <table:table-cell office:value-type="float" office:value="0.25929" calcext:value-type="float">
            <text:p>0.25929</text:p>
          </table:table-cell>
          <table:table-cell office:value-type="float" office:value="0.267249" calcext:value-type="float">
            <text:p>0.267249</text:p>
          </table:table-cell>
          <table:table-cell office:value-type="float" office:value="0.289204" calcext:value-type="float">
            <text:p>0.289204</text:p>
          </table:table-cell>
          <table:table-cell office:value-type="float" office:value="0.318861" calcext:value-type="float">
            <text:p>0.318861</text:p>
          </table:table-cell>
          <table:table-cell office:value-type="float" office:value="0.344993" calcext:value-type="float">
            <text:p>0.344993</text:p>
          </table:table-cell>
          <table:table-cell office:value-type="float" office:value="0.35402" calcext:value-type="float">
            <text:p>0.35402</text:p>
          </table:table-cell>
          <table:table-cell office:value-type="float" office:value="0.345925" calcext:value-type="float">
            <text:p>0.345925</text:p>
          </table:table-cell>
          <table:table-cell office:value-type="float" office:value="0.334991" calcext:value-type="float">
            <text:p>0.334991</text:p>
          </table:table-cell>
          <table:table-cell office:value-type="float" office:value="0.303788" calcext:value-type="float">
            <text:p>0.303788</text:p>
          </table:table-cell>
          <table:table-cell office:value-type="float" office:value="0.269057" calcext:value-type="float">
            <text:p>0.269057</text:p>
          </table:table-cell>
          <table:table-cell office:value-type="float" office:value="0.243835" calcext:value-type="float">
            <text:p>0.243835</text:p>
          </table:table-cell>
          <table:table-cell office:value-type="float" office:value="0.234799" calcext:value-type="float">
            <text:p>0.234799</text:p>
          </table:table-cell>
          <table:table-cell office:value-type="float" office:value="0.243835" calcext:value-type="float">
            <text:p>0.243835</text:p>
          </table:table-cell>
          <table:table-cell office:value-type="float" office:value="0.269057" calcext:value-type="float">
            <text:p>0.269057</text:p>
          </table:table-cell>
          <table:table-cell office:value-type="float" office:value="0.303788" calcext:value-type="float">
            <text:p>0.303788</text:p>
          </table:table-cell>
          <table:table-cell office:value-type="float" office:value="0.334991" calcext:value-type="float">
            <text:p>0.334991</text:p>
          </table:table-cell>
          <table:table-cell office:value-type="float" office:value="0.345925" calcext:value-type="float">
            <text:p>0.345925</text:p>
          </table:table-cell>
          <table:table-cell office:value-type="float" office:value="0.339835" calcext:value-type="float">
            <text:p>0.339835</text:p>
          </table:table-cell>
          <table:table-cell office:value-type="float" office:value="0.327402" calcext:value-type="float">
            <text:p>0.327402</text:p>
          </table:table-cell>
          <table:table-cell office:value-type="float" office:value="0.292458" calcext:value-type="float">
            <text:p>0.292458</text:p>
          </table:table-cell>
          <table:table-cell office:value-type="float" office:value="0.254185" calcext:value-type="float">
            <text:p>0.254185</text:p>
          </table:table-cell>
          <table:table-cell office:value-type="float" office:value="0.226832" calcext:value-type="float">
            <text:p>0.226832</text:p>
          </table:table-cell>
          <table:table-cell office:value-type="float" office:value="0.217126" calcext:value-type="float">
            <text:p>0.217126</text:p>
          </table:table-cell>
          <table:table-cell office:value-type="float" office:value="0.226832" calcext:value-type="float">
            <text:p>0.226832</text:p>
          </table:table-cell>
          <table:table-cell office:value-type="float" office:value="0.254185" calcext:value-type="float">
            <text:p>0.254185</text:p>
          </table:table-cell>
          <table:table-cell office:value-type="float" office:value="0.292458" calcext:value-type="float">
            <text:p>0.292458</text:p>
          </table:table-cell>
          <table:table-cell office:value-type="float" office:value="0.327402" calcext:value-type="float">
            <text:p>0.327402</text:p>
          </table:table-cell>
          <table:table-cell office:value-type="float" office:value="0.339835" calcext:value-type="float">
            <text:p>0.339835</text:p>
          </table:table-cell>
          <table:table-cell office:value-type="float" office:value="0.337836" calcext:value-type="float">
            <text:p>0.337836</text:p>
          </table:table-cell>
          <table:table-cell office:value-type="float" office:value="0.324705" calcext:value-type="float">
            <text:p>0.324705</text:p>
          </table:table-cell>
          <table:table-cell office:value-type="float" office:value="0.288128" calcext:value-type="float">
            <text:p>0.288128</text:p>
          </table:table-cell>
          <table:table-cell office:value-type="float" office:value="0.248345" calcext:value-type="float">
            <text:p>0.248345</text:p>
          </table:table-cell>
          <table:table-cell office:value-type="float" office:value="0.220097" calcext:value-type="float">
            <text:p>0.220097</text:p>
          </table:table-cell>
          <table:table-cell office:value-type="float" office:value="0.210114" calcext:value-type="float">
            <text:p>0.210114</text:p>
          </table:table-cell>
          <table:table-cell office:value-type="float" office:value="0.220097" calcext:value-type="float">
            <text:p>0.220097</text:p>
          </table:table-cell>
          <table:table-cell office:value-type="float" office:value="0.248345" calcext:value-type="float">
            <text:p>0.248345</text:p>
          </table:table-cell>
          <table:table-cell office:value-type="float" office:value="0.288128" calcext:value-type="float">
            <text:p>0.288128</text:p>
          </table:table-cell>
          <table:table-cell office:value-type="float" office:value="0.324705" calcext:value-type="float">
            <text:p>0.324705</text:p>
          </table:table-cell>
          <table:table-cell office:value-type="float" office:value="0.337836" calcext:value-type="float">
            <text:p>0.337836</text:p>
          </table:table-cell>
        </table:table-row>
        <table:table-row table:style-name="ro1">
          <table:table-cell office:value-type="float" office:value="0.441377" calcext:value-type="float">
            <text:p>0.441377</text:p>
          </table:table-cell>
          <table:table-cell office:value-type="float" office:value="0.407068" calcext:value-type="float">
            <text:p>0.407068</text:p>
          </table:table-cell>
          <table:table-cell office:value-type="float" office:value="0.406366" calcext:value-type="float">
            <text:p>0.406366</text:p>
          </table:table-cell>
          <table:table-cell office:value-type="float" office:value="0.404564" calcext:value-type="float">
            <text:p>0.404564</text:p>
          </table:table-cell>
          <table:table-cell office:value-type="float" office:value="0.402297" calcext:value-type="float">
            <text:p>0.402297</text:p>
          </table:table-cell>
          <table:table-cell office:value-type="float" office:value="0.400474" calcext:value-type="float">
            <text:p>0.400474</text:p>
          </table:table-cell>
          <table:table-cell office:value-type="float" office:value="0.399768" calcext:value-type="float">
            <text:p>0.399768</text:p>
          </table:table-cell>
          <table:table-cell office:value-type="float" office:value="0.400474" calcext:value-type="float">
            <text:p>0.400474</text:p>
          </table:table-cell>
          <table:table-cell office:value-type="float" office:value="0.402297" calcext:value-type="float">
            <text:p>0.402297</text:p>
          </table:table-cell>
          <table:table-cell office:value-type="float" office:value="0.404564" calcext:value-type="float">
            <text:p>0.404564</text:p>
          </table:table-cell>
          <table:table-cell office:value-type="float" office:value="0.406366" calcext:value-type="float">
            <text:p>0.406366</text:p>
          </table:table-cell>
          <table:table-cell office:value-type="float" office:value="0.407068" calcext:value-type="float">
            <text:p>0.407068</text:p>
          </table:table-cell>
          <table:table-cell office:value-type="float" office:value="0.401274" calcext:value-type="float">
            <text:p>0.401274</text:p>
          </table:table-cell>
          <table:table-cell office:value-type="float" office:value="0.400974" calcext:value-type="float">
            <text:p>0.400974</text:p>
          </table:table-cell>
          <table:table-cell office:value-type="float" office:value="0.400315" calcext:value-type="float">
            <text:p>0.400315</text:p>
          </table:table-cell>
          <table:table-cell office:value-type="float" office:value="0.39947" calcext:value-type="float">
            <text:p>0.39947</text:p>
          </table:table-cell>
          <table:table-cell office:value-type="float" office:value="0.398814" calcext:value-type="float">
            <text:p>0.398814</text:p>
          </table:table-cell>
          <table:table-cell office:value-type="float" office:value="0.398545" calcext:value-type="float">
            <text:p>0.398545</text:p>
          </table:table-cell>
          <table:table-cell office:value-type="float" office:value="0.398814" calcext:value-type="float">
            <text:p>0.398814</text:p>
          </table:table-cell>
          <table:table-cell office:value-type="float" office:value="0.39947" calcext:value-type="float">
            <text:p>0.39947</text:p>
          </table:table-cell>
          <table:table-cell office:value-type="float" office:value="0.400315" calcext:value-type="float">
            <text:p>0.400315</text:p>
          </table:table-cell>
          <table:table-cell office:value-type="float" office:value="0.400974" calcext:value-type="float">
            <text:p>0.400974</text:p>
          </table:table-cell>
          <table:table-cell office:value-type="float" office:value="0.401274" calcext:value-type="float">
            <text:p>0.401274</text:p>
          </table:table-cell>
          <table:table-cell office:value-type="float" office:value="0.398676" calcext:value-type="float">
            <text:p>0.398676</text:p>
          </table:table-cell>
          <table:table-cell office:value-type="float" office:value="0.397645" calcext:value-type="float">
            <text:p>0.397645</text:p>
          </table:table-cell>
          <table:table-cell office:value-type="float" office:value="0.394848" calcext:value-type="float">
            <text:p>0.394848</text:p>
          </table:table-cell>
          <table:table-cell office:value-type="float" office:value="0.39138" calcext:value-type="float">
            <text:p>0.39138</text:p>
          </table:table-cell>
          <table:table-cell office:value-type="float" office:value="0.388616" calcext:value-type="float">
            <text:p>0.388616</text:p>
          </table:table-cell>
          <table:table-cell office:value-type="float" office:value="0.387553" calcext:value-type="float">
            <text:p>0.387553</text:p>
          </table:table-cell>
          <table:table-cell office:value-type="float" office:value="0.388616" calcext:value-type="float">
            <text:p>0.388616</text:p>
          </table:table-cell>
          <table:table-cell office:value-type="float" office:value="0.39138" calcext:value-type="float">
            <text:p>0.39138</text:p>
          </table:table-cell>
          <table:table-cell office:value-type="float" office:value="0.394848" calcext:value-type="float">
            <text:p>0.394848</text:p>
          </table:table-cell>
          <table:table-cell office:value-type="float" office:value="0.397645" calcext:value-type="float">
            <text:p>0.397645</text:p>
          </table:table-cell>
          <table:table-cell office:value-type="float" office:value="0.398676" calcext:value-type="float">
            <text:p>0.398676</text:p>
          </table:table-cell>
          <table:table-cell office:value-type="float" office:value="0.393291" calcext:value-type="float">
            <text:p>0.393291</text:p>
          </table:table-cell>
          <table:table-cell office:value-type="float" office:value="0.391249" calcext:value-type="float">
            <text:p>0.391249</text:p>
          </table:table-cell>
          <table:table-cell office:value-type="float" office:value="0.385424" calcext:value-type="float">
            <text:p>0.385424</text:p>
          </table:table-cell>
          <table:table-cell office:value-type="float" office:value="0.378316" calcext:value-type="float">
            <text:p>0.378316</text:p>
          </table:table-cell>
          <table:table-cell office:value-type="float" office:value="0.37269" calcext:value-type="float">
            <text:p>0.37269</text:p>
          </table:table-cell>
          <table:table-cell office:value-type="float" office:value="0.370557" calcext:value-type="float">
            <text:p>0.370557</text:p>
          </table:table-cell>
          <table:table-cell office:value-type="float" office:value="0.37269" calcext:value-type="float">
            <text:p>0.37269</text:p>
          </table:table-cell>
          <table:table-cell office:value-type="float" office:value="0.378316" calcext:value-type="float">
            <text:p>0.378316</text:p>
          </table:table-cell>
          <table:table-cell office:value-type="float" office:value="0.385424" calcext:value-type="float">
            <text:p>0.385424</text:p>
          </table:table-cell>
          <table:table-cell office:value-type="float" office:value="0.391249" calcext:value-type="float">
            <text:p>0.391249</text:p>
          </table:table-cell>
          <table:table-cell office:value-type="float" office:value="0.393291" calcext:value-type="float">
            <text:p>0.393291</text:p>
          </table:table-cell>
          <table:table-cell office:value-type="float" office:value="0.387089" calcext:value-type="float">
            <text:p>0.387089</text:p>
          </table:table-cell>
          <table:table-cell office:value-type="float" office:value="0.383565" calcext:value-type="float">
            <text:p>0.383565</text:p>
          </table:table-cell>
          <table:table-cell office:value-type="float" office:value="0.373306" calcext:value-type="float">
            <text:p>0.373306</text:p>
          </table:table-cell>
          <table:table-cell office:value-type="float" office:value="0.360975" calcext:value-type="float">
            <text:p>0.360975</text:p>
          </table:table-cell>
          <table:table-cell office:value-type="float" office:value="0.351329" calcext:value-type="float">
            <text:p>0.351329</text:p>
          </table:table-cell>
          <table:table-cell office:value-type="float" office:value="0.347709" calcext:value-type="float">
            <text:p>0.347709</text:p>
          </table:table-cell>
          <table:table-cell office:value-type="float" office:value="0.351329" calcext:value-type="float">
            <text:p>0.351329</text:p>
          </table:table-cell>
          <table:table-cell office:value-type="float" office:value="0.360975" calcext:value-type="float">
            <text:p>0.360975</text:p>
          </table:table-cell>
          <table:table-cell office:value-type="float" office:value="0.373306" calcext:value-type="float">
            <text:p>0.373306</text:p>
          </table:table-cell>
          <table:table-cell office:value-type="float" office:value="0.383565" calcext:value-type="float">
            <text:p>0.383565</text:p>
          </table:table-cell>
          <table:table-cell office:value-type="float" office:value="0.387089" calcext:value-type="float">
            <text:p>0.387089</text:p>
          </table:table-cell>
          <table:table-cell office:value-type="float" office:value="0.378857" calcext:value-type="float">
            <text:p>0.378857</text:p>
          </table:table-cell>
          <table:table-cell office:value-type="float" office:value="0.373648" calcext:value-type="float">
            <text:p>0.373648</text:p>
          </table:table-cell>
          <table:table-cell office:value-type="float" office:value="0.35837" calcext:value-type="float">
            <text:p>0.35837</text:p>
          </table:table-cell>
          <table:table-cell office:value-type="float" office:value="0.340329" calcext:value-type="float">
            <text:p>0.340329</text:p>
          </table:table-cell>
          <table:table-cell office:value-type="float" office:value="0.326447" calcext:value-type="float">
            <text:p>0.326447</text:p>
          </table:table-cell>
          <table:table-cell office:value-type="float" office:value="0.321293" calcext:value-type="float">
            <text:p>0.321293</text:p>
          </table:table-cell>
          <table:table-cell office:value-type="float" office:value="0.326447" calcext:value-type="float">
            <text:p>0.326447</text:p>
          </table:table-cell>
          <table:table-cell office:value-type="float" office:value="0.340329" calcext:value-type="float">
            <text:p>0.340329</text:p>
          </table:table-cell>
          <table:table-cell office:value-type="float" office:value="0.35837" calcext:value-type="float">
            <text:p>0.35837</text:p>
          </table:table-cell>
          <table:table-cell office:value-type="float" office:value="0.373648" calcext:value-type="float">
            <text:p>0.373648</text:p>
          </table:table-cell>
          <table:table-cell office:value-type="float" office:value="0.378857" calcext:value-type="float">
            <text:p>0.378857</text:p>
          </table:table-cell>
          <table:table-cell office:value-type="float" office:value="0.370123" calcext:value-type="float">
            <text:p>0.370123</text:p>
          </table:table-cell>
          <table:table-cell office:value-type="float" office:value="0.362965" calcext:value-type="float">
            <text:p>0.362965</text:p>
          </table:table-cell>
          <table:table-cell office:value-type="float" office:value="0.342021" calcext:value-type="float">
            <text:p>0.342021</text:p>
          </table:table-cell>
          <table:table-cell office:value-type="float" office:value="0.317753" calcext:value-type="float">
            <text:p>0.317753</text:p>
          </table:table-cell>
          <table:table-cell office:value-type="float" office:value="0.299417" calcext:value-type="float">
            <text:p>0.299417</text:p>
          </table:table-cell>
          <table:table-cell office:value-type="float" office:value="0.292688" calcext:value-type="float">
            <text:p>0.292688</text:p>
          </table:table-cell>
          <table:table-cell office:value-type="float" office:value="0.299417" calcext:value-type="float">
            <text:p>0.299417</text:p>
          </table:table-cell>
          <table:table-cell office:value-type="float" office:value="0.317753" calcext:value-type="float">
            <text:p>0.317753</text:p>
          </table:table-cell>
          <table:table-cell office:value-type="float" office:value="0.342021" calcext:value-type="float">
            <text:p>0.342021</text:p>
          </table:table-cell>
          <table:table-cell office:value-type="float" office:value="0.362965" calcext:value-type="float">
            <text:p>0.362965</text:p>
          </table:table-cell>
          <table:table-cell office:value-type="float" office:value="0.370123" calcext:value-type="float">
            <text:p>0.370123</text:p>
          </table:table-cell>
          <table:table-cell office:value-type="float" office:value="0.360907" calcext:value-type="float">
            <text:p>0.360907</text:p>
          </table:table-cell>
          <table:table-cell office:value-type="float" office:value="0.351753" calcext:value-type="float">
            <text:p>0.351753</text:p>
          </table:table-cell>
          <table:table-cell office:value-type="float" office:value="0.325211" calcext:value-type="float">
            <text:p>0.325211</text:p>
          </table:table-cell>
          <table:table-cell office:value-type="float" office:value="0.295076" calcext:value-type="float">
            <text:p>0.295076</text:p>
          </table:table-cell>
          <table:table-cell office:value-type="float" office:value="0.272757" calcext:value-type="float">
            <text:p>0.272757</text:p>
          </table:table-cell>
          <table:table-cell office:value-type="float" office:value="0.264664" calcext:value-type="float">
            <text:p>0.264664</text:p>
          </table:table-cell>
          <table:table-cell office:value-type="float" office:value="0.272757" calcext:value-type="float">
            <text:p>0.272757</text:p>
          </table:table-cell>
          <table:table-cell office:value-type="float" office:value="0.295076" calcext:value-type="float">
            <text:p>0.295076</text:p>
          </table:table-cell>
          <table:table-cell office:value-type="float" office:value="0.325211" calcext:value-type="float">
            <text:p>0.325211</text:p>
          </table:table-cell>
          <table:table-cell office:value-type="float" office:value="0.351753" calcext:value-type="float">
            <text:p>0.351753</text:p>
          </table:table-cell>
          <table:table-cell office:value-type="float" office:value="0.360907" calcext:value-type="float">
            <text:p>0.360907</text:p>
          </table:table-cell>
          <table:table-cell office:value-type="float" office:value="0.352752" calcext:value-type="float">
            <text:p>0.352752</text:p>
          </table:table-cell>
          <table:table-cell office:value-type="float" office:value="0.34167" calcext:value-type="float">
            <text:p>0.34167</text:p>
          </table:table-cell>
          <table:table-cell office:value-type="float" office:value="0.309988" calcext:value-type="float">
            <text:p>0.309988</text:p>
          </table:table-cell>
          <table:table-cell office:value-type="float" office:value="0.274705" calcext:value-type="float">
            <text:p>0.274705</text:p>
          </table:table-cell>
          <table:table-cell office:value-type="float" office:value="0.249067" calcext:value-type="float">
            <text:p>0.249067</text:p>
          </table:table-cell>
          <table:table-cell office:value-type="float" office:value="0.239879" calcext:value-type="float">
            <text:p>0.239879</text:p>
          </table:table-cell>
          <table:table-cell office:value-type="float" office:value="0.249067" calcext:value-type="float">
            <text:p>0.249067</text:p>
          </table:table-cell>
          <table:table-cell office:value-type="float" office:value="0.274705" calcext:value-type="float">
            <text:p>0.274705</text:p>
          </table:table-cell>
          <table:table-cell office:value-type="float" office:value="0.309988" calcext:value-type="float">
            <text:p>0.309988</text:p>
          </table:table-cell>
          <table:table-cell office:value-type="float" office:value="0.34167" calcext:value-type="float">
            <text:p>0.34167</text:p>
          </table:table-cell>
          <table:table-cell office:value-type="float" office:value="0.352752" calcext:value-type="float">
            <text:p>0.352752</text:p>
          </table:table-cell>
          <table:table-cell office:value-type="float" office:value="0.346626" calcext:value-type="float">
            <text:p>0.346626</text:p>
          </table:table-cell>
          <table:table-cell office:value-type="float" office:value="0.334032" calcext:value-type="float">
            <text:p>0.334032</text:p>
          </table:table-cell>
          <table:table-cell office:value-type="float" office:value="0.298565" calcext:value-type="float">
            <text:p>0.298565</text:p>
          </table:table-cell>
          <table:table-cell office:value-type="float" office:value="0.259695" calcext:value-type="float">
            <text:p>0.259695</text:p>
          </table:table-cell>
          <table:table-cell office:value-type="float" office:value="0.231893" calcext:value-type="float">
            <text:p>0.231893</text:p>
          </table:table-cell>
          <table:table-cell office:value-type="float" office:value="0.222024" calcext:value-type="float">
            <text:p>0.222024</text:p>
          </table:table-cell>
          <table:table-cell office:value-type="float" office:value="0.231893" calcext:value-type="float">
            <text:p>0.231893</text:p>
          </table:table-cell>
          <table:table-cell office:value-type="float" office:value="0.259695" calcext:value-type="float">
            <text:p>0.259695</text:p>
          </table:table-cell>
          <table:table-cell office:value-type="float" office:value="0.298565" calcext:value-type="float">
            <text:p>0.298565</text:p>
          </table:table-cell>
          <table:table-cell office:value-type="float" office:value="0.334032" calcext:value-type="float">
            <text:p>0.334032</text:p>
          </table:table-cell>
          <table:table-cell office:value-type="float" office:value="0.346626" calcext:value-type="float">
            <text:p>0.346626</text:p>
          </table:table-cell>
          <table:table-cell office:value-type="float" office:value="0.344637" calcext:value-type="float">
            <text:p>0.344637</text:p>
          </table:table-cell>
          <table:table-cell office:value-type="float" office:value="0.331337" calcext:value-type="float">
            <text:p>0.331337</text:p>
          </table:table-cell>
          <table:table-cell office:value-type="float" office:value="0.294217" calcext:value-type="float">
            <text:p>0.294217</text:p>
          </table:table-cell>
          <table:table-cell office:value-type="float" office:value="0.25381" calcext:value-type="float">
            <text:p>0.25381</text:p>
          </table:table-cell>
          <table:table-cell office:value-type="float" office:value="0.225096" calcext:value-type="float">
            <text:p>0.225096</text:p>
          </table:table-cell>
          <table:table-cell office:value-type="float" office:value="0.214943" calcext:value-type="float">
            <text:p>0.214943</text:p>
          </table:table-cell>
          <table:table-cell office:value-type="float" office:value="0.225096" calcext:value-type="float">
            <text:p>0.225096</text:p>
          </table:table-cell>
          <table:table-cell office:value-type="float" office:value="0.25381" calcext:value-type="float">
            <text:p>0.25381</text:p>
          </table:table-cell>
          <table:table-cell office:value-type="float" office:value="0.294217" calcext:value-type="float">
            <text:p>0.294217</text:p>
          </table:table-cell>
          <table:table-cell office:value-type="float" office:value="0.331337" calcext:value-type="float">
            <text:p>0.331337</text:p>
          </table:table-cell>
          <table:table-cell office:value-type="float" office:value="0.344637" calcext:value-type="float">
            <text:p>0.344637</text:p>
          </table:table-cell>
        </table:table-row>
        <table:table-row table:style-name="ro1">
          <table:table-cell office:value-type="float" office:value="0.449273" calcext:value-type="float">
            <text:p>0.449273</text:p>
          </table:table-cell>
          <table:table-cell office:value-type="float" office:value="0.413728" calcext:value-type="float">
            <text:p>0.413728</text:p>
          </table:table-cell>
          <table:table-cell office:value-type="float" office:value="0.413012" calcext:value-type="float">
            <text:p>0.413012</text:p>
          </table:table-cell>
          <table:table-cell office:value-type="float" office:value="0.411176" calcext:value-type="float">
            <text:p>0.411176</text:p>
          </table:table-cell>
          <table:table-cell office:value-type="float" office:value="0.408864" calcext:value-type="float">
            <text:p>0.408864</text:p>
          </table:table-cell>
          <table:table-cell office:value-type="float" office:value="0.407006" calcext:value-type="float">
            <text:p>0.407006</text:p>
          </table:table-cell>
          <table:table-cell office:value-type="float" office:value="0.406286" calcext:value-type="float">
            <text:p>0.406286</text:p>
          </table:table-cell>
          <table:table-cell office:value-type="float" office:value="0.407006" calcext:value-type="float">
            <text:p>0.407006</text:p>
          </table:table-cell>
          <table:table-cell office:value-type="float" office:value="0.408864" calcext:value-type="float">
            <text:p>0.408864</text:p>
          </table:table-cell>
          <table:table-cell office:value-type="float" office:value="0.411176" calcext:value-type="float">
            <text:p>0.411176</text:p>
          </table:table-cell>
          <table:table-cell office:value-type="float" office:value="0.413012" calcext:value-type="float">
            <text:p>0.413012</text:p>
          </table:table-cell>
          <table:table-cell office:value-type="float" office:value="0.413728" calcext:value-type="float">
            <text:p>0.413728</text:p>
          </table:table-cell>
          <table:table-cell office:value-type="float" office:value="0.407826" calcext:value-type="float">
            <text:p>0.407826</text:p>
          </table:table-cell>
          <table:table-cell office:value-type="float" office:value="0.407522" calcext:value-type="float">
            <text:p>0.407522</text:p>
          </table:table-cell>
          <table:table-cell office:value-type="float" office:value="0.406853" calcext:value-type="float">
            <text:p>0.406853</text:p>
          </table:table-cell>
          <table:table-cell office:value-type="float" office:value="0.405996" calcext:value-type="float">
            <text:p>0.405996</text:p>
          </table:table-cell>
          <table:table-cell office:value-type="float" office:value="0.40533" calcext:value-type="float">
            <text:p>0.40533</text:p>
          </table:table-cell>
          <table:table-cell office:value-type="float" office:value="0.405058" calcext:value-type="float">
            <text:p>0.405058</text:p>
          </table:table-cell>
          <table:table-cell office:value-type="float" office:value="0.40533" calcext:value-type="float">
            <text:p>0.40533</text:p>
          </table:table-cell>
          <table:table-cell office:value-type="float" office:value="0.405996" calcext:value-type="float">
            <text:p>0.405996</text:p>
          </table:table-cell>
          <table:table-cell office:value-type="float" office:value="0.406853" calcext:value-type="float">
            <text:p>0.406853</text:p>
          </table:table-cell>
          <table:table-cell office:value-type="float" office:value="0.407522" calcext:value-type="float">
            <text:p>0.407522</text:p>
          </table:table-cell>
          <table:table-cell office:value-type="float" office:value="0.407826" calcext:value-type="float">
            <text:p>0.407826</text:p>
          </table:table-cell>
          <table:table-cell office:value-type="float" office:value="0.405193" calcext:value-type="float">
            <text:p>0.405193</text:p>
          </table:table-cell>
          <table:table-cell office:value-type="float" office:value="0.404148" calcext:value-type="float">
            <text:p>0.404148</text:p>
          </table:table-cell>
          <table:table-cell office:value-type="float" office:value="0.401309" calcext:value-type="float">
            <text:p>0.401309</text:p>
          </table:table-cell>
          <table:table-cell office:value-type="float" office:value="0.39779" calcext:value-type="float">
            <text:p>0.39779</text:p>
          </table:table-cell>
          <table:table-cell office:value-type="float" office:value="0.394986" calcext:value-type="float">
            <text:p>0.394986</text:p>
          </table:table-cell>
          <table:table-cell office:value-type="float" office:value="0.393907" calcext:value-type="float">
            <text:p>0.393907</text:p>
          </table:table-cell>
          <table:table-cell office:value-type="float" office:value="0.394986" calcext:value-type="float">
            <text:p>0.394986</text:p>
          </table:table-cell>
          <table:table-cell office:value-type="float" office:value="0.39779" calcext:value-type="float">
            <text:p>0.39779</text:p>
          </table:table-cell>
          <table:table-cell office:value-type="float" office:value="0.401309" calcext:value-type="float">
            <text:p>0.401309</text:p>
          </table:table-cell>
          <table:table-cell office:value-type="float" office:value="0.404148" calcext:value-type="float">
            <text:p>0.404148</text:p>
          </table:table-cell>
          <table:table-cell office:value-type="float" office:value="0.405193" calcext:value-type="float">
            <text:p>0.405193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0.39766" calcext:value-type="float">
            <text:p>0.39766</text:p>
          </table:table-cell>
          <table:table-cell office:value-type="float" office:value="0.391752" calcext:value-type="float">
            <text:p>0.391752</text:p>
          </table:table-cell>
          <table:table-cell office:value-type="float" office:value="0.384542" calcext:value-type="float">
            <text:p>0.384542</text:p>
          </table:table-cell>
          <table:table-cell office:value-type="float" office:value="0.378836" calcext:value-type="float">
            <text:p>0.378836</text:p>
          </table:table-cell>
          <table:table-cell office:value-type="float" office:value="0.376672" calcext:value-type="float">
            <text:p>0.376672</text:p>
          </table:table-cell>
          <table:table-cell office:value-type="float" office:value="0.378836" calcext:value-type="float">
            <text:p>0.378836</text:p>
          </table:table-cell>
          <table:table-cell office:value-type="float" office:value="0.384542" calcext:value-type="float">
            <text:p>0.384542</text:p>
          </table:table-cell>
          <table:table-cell office:value-type="float" office:value="0.391752" calcext:value-type="float">
            <text:p>0.391752</text:p>
          </table:table-cell>
          <table:table-cell office:value-type="float" office:value="0.39766" calcext:value-type="float">
            <text:p>0.39766</text:p>
          </table:table-cell>
          <table:table-cell office:value-type="float" office:value="0.39973" calcext:value-type="float">
            <text:p>0.39973</text:p>
          </table:table-cell>
          <table:table-cell office:value-type="float" office:value="0.393452" calcext:value-type="float">
            <text:p>0.393452</text:p>
          </table:table-cell>
          <table:table-cell office:value-type="float" office:value="0.389881" calcext:value-type="float">
            <text:p>0.389881</text:p>
          </table:table-cell>
          <table:table-cell office:value-type="float" office:value="0.379475" calcext:value-type="float">
            <text:p>0.379475</text:p>
          </table:table-cell>
          <table:table-cell office:value-type="float" office:value="0.366965" calcext:value-type="float">
            <text:p>0.366965</text:p>
          </table:table-cell>
          <table:table-cell office:value-type="float" office:value="0.357178" calcext:value-type="float">
            <text:p>0.357178</text:p>
          </table:table-cell>
          <table:table-cell office:value-type="float" office:value="0.353506" calcext:value-type="float">
            <text:p>0.353506</text:p>
          </table:table-cell>
          <table:table-cell office:value-type="float" office:value="0.357178" calcext:value-type="float">
            <text:p>0.357178</text:p>
          </table:table-cell>
          <table:table-cell office:value-type="float" office:value="0.366965" calcext:value-type="float">
            <text:p>0.366965</text:p>
          </table:table-cell>
          <table:table-cell office:value-type="float" office:value="0.379475" calcext:value-type="float">
            <text:p>0.379475</text:p>
          </table:table-cell>
          <table:table-cell office:value-type="float" office:value="0.389881" calcext:value-type="float">
            <text:p>0.389881</text:p>
          </table:table-cell>
          <table:table-cell office:value-type="float" office:value="0.393452" calcext:value-type="float">
            <text:p>0.393452</text:p>
          </table:table-cell>
          <table:table-cell office:value-type="float" office:value="0.385119" calcext:value-type="float">
            <text:p>0.385119</text:p>
          </table:table-cell>
          <table:table-cell office:value-type="float" office:value="0.379842" calcext:value-type="float">
            <text:p>0.379842</text:p>
          </table:table-cell>
          <table:table-cell office:value-type="float" office:value="0.364349" calcext:value-type="float">
            <text:p>0.364349</text:p>
          </table:table-cell>
          <table:table-cell office:value-type="float" office:value="0.346051" calcext:value-type="float">
            <text:p>0.346051</text:p>
          </table:table-cell>
          <table:table-cell office:value-type="float" office:value="0.331968" calcext:value-type="float">
            <text:p>0.331968</text:p>
          </table:table-cell>
          <table:table-cell office:value-type="float" office:value="0.32674" calcext:value-type="float">
            <text:p>0.32674</text:p>
          </table:table-cell>
          <table:table-cell office:value-type="float" office:value="0.331968" calcext:value-type="float">
            <text:p>0.331968</text:p>
          </table:table-cell>
          <table:table-cell office:value-type="float" office:value="0.346051" calcext:value-type="float">
            <text:p>0.346051</text:p>
          </table:table-cell>
          <table:table-cell office:value-type="float" office:value="0.364349" calcext:value-type="float">
            <text:p>0.364349</text:p>
          </table:table-cell>
          <table:table-cell office:value-type="float" office:value="0.379842" calcext:value-type="float">
            <text:p>0.379842</text:p>
          </table:table-cell>
          <table:table-cell office:value-type="float" office:value="0.385119" calcext:value-type="float">
            <text:p>0.385119</text:p>
          </table:table-cell>
          <table:table-cell office:value-type="float" office:value="0.376297" calcext:value-type="float">
            <text:p>0.376297</text:p>
          </table:table-cell>
          <table:table-cell office:value-type="float" office:value="0.369049" calcext:value-type="float">
            <text:p>0.369049</text:p>
          </table:table-cell>
          <table:table-cell office:value-type="float" office:value="0.347813" calcext:value-type="float">
            <text:p>0.347813</text:p>
          </table:table-cell>
          <table:table-cell office:value-type="float" office:value="0.323202" calcext:value-type="float">
            <text:p>0.323202</text:p>
          </table:table-cell>
          <table:table-cell office:value-type="float" office:value="0.304602" calcext:value-type="float">
            <text:p>0.304602</text:p>
          </table:table-cell>
          <table:table-cell office:value-type="float" office:value="0.297774" calcext:value-type="float">
            <text:p>0.297774</text:p>
          </table:table-cell>
          <table:table-cell office:value-type="float" office:value="0.304602" calcext:value-type="float">
            <text:p>0.304602</text:p>
          </table:table-cell>
          <table:table-cell office:value-type="float" office:value="0.323202" calcext:value-type="float">
            <text:p>0.323202</text:p>
          </table:table-cell>
          <table:table-cell office:value-type="float" office:value="0.347813" calcext:value-type="float">
            <text:p>0.347813</text:p>
          </table:table-cell>
          <table:table-cell office:value-type="float" office:value="0.369049" calcext:value-type="float">
            <text:p>0.369049</text:p>
          </table:table-cell>
          <table:table-cell office:value-type="float" office:value="0.376297" calcext:value-type="float">
            <text:p>0.376297</text:p>
          </table:table-cell>
          <table:table-cell office:value-type="float" office:value="0.366998" calcext:value-type="float">
            <text:p>0.366998</text:p>
          </table:table-cell>
          <table:table-cell office:value-type="float" office:value="0.357733" calcext:value-type="float">
            <text:p>0.357733</text:p>
          </table:table-cell>
          <table:table-cell office:value-type="float" office:value="0.330831" calcext:value-type="float">
            <text:p>0.330831</text:p>
          </table:table-cell>
          <table:table-cell office:value-type="float" office:value="0.300277" calcext:value-type="float">
            <text:p>0.300277</text:p>
          </table:table-cell>
          <table:table-cell office:value-type="float" office:value="0.277639" calcext:value-type="float">
            <text:p>0.277639</text:p>
          </table:table-cell>
          <table:table-cell office:value-type="float" office:value="0.269428" calcext:value-type="float">
            <text:p>0.269428</text:p>
          </table:table-cell>
          <table:table-cell office:value-type="float" office:value="0.277639" calcext:value-type="float">
            <text:p>0.277639</text:p>
          </table:table-cell>
          <table:table-cell office:value-type="float" office:value="0.300277" calcext:value-type="float">
            <text:p>0.300277</text:p>
          </table:table-cell>
          <table:table-cell office:value-type="float" office:value="0.330831" calcext:value-type="float">
            <text:p>0.330831</text:p>
          </table:table-cell>
          <table:table-cell office:value-type="float" office:value="0.357733" calcext:value-type="float">
            <text:p>0.357733</text:p>
          </table:table-cell>
          <table:table-cell office:value-type="float" office:value="0.366998" calcext:value-type="float">
            <text:p>0.366998</text:p>
          </table:table-cell>
          <table:table-cell office:value-type="float" office:value="0.358792" calcext:value-type="float">
            <text:p>0.358792</text:p>
          </table:table-cell>
          <table:table-cell office:value-type="float" office:value="0.34758" calcext:value-type="float">
            <text:p>0.34758</text:p>
          </table:table-cell>
          <table:table-cell office:value-type="float" office:value="0.315479" calcext:value-type="float">
            <text:p>0.315479</text:p>
          </table:table-cell>
          <table:table-cell office:value-type="float" office:value="0.279712" calcext:value-type="float">
            <text:p>0.279712</text:p>
          </table:table-cell>
          <table:table-cell office:value-type="float" office:value="0.253708" calcext:value-type="float">
            <text:p>0.253708</text:p>
          </table:table-cell>
          <table:table-cell office:value-type="float" office:value="0.244386" calcext:value-type="float">
            <text:p>0.244386</text:p>
          </table:table-cell>
          <table:table-cell office:value-type="float" office:value="0.253708" calcext:value-type="float">
            <text:p>0.253708</text:p>
          </table:table-cell>
          <table:table-cell office:value-type="float" office:value="0.279712" calcext:value-type="float">
            <text:p>0.279712</text:p>
          </table:table-cell>
          <table:table-cell office:value-type="float" office:value="0.315479" calcext:value-type="float">
            <text:p>0.315479</text:p>
          </table:table-cell>
          <table:table-cell office:value-type="float" office:value="0.34758" calcext:value-type="float">
            <text:p>0.34758</text:p>
          </table:table-cell>
          <table:table-cell office:value-type="float" office:value="0.358792" calcext:value-type="float">
            <text:p>0.358792</text:p>
          </table:table-cell>
          <table:table-cell office:value-type="float" office:value="0.352635" calcext:value-type="float">
            <text:p>0.352635</text:p>
          </table:table-cell>
          <table:table-cell office:value-type="float" office:value="0.339899" calcext:value-type="float">
            <text:p>0.339899</text:p>
          </table:table-cell>
          <table:table-cell office:value-type="float" office:value="0.303976" calcext:value-type="float">
            <text:p>0.303976</text:p>
          </table:table-cell>
          <table:table-cell office:value-type="float" office:value="0.264581" calcext:value-type="float">
            <text:p>0.264581</text:p>
          </table:table-cell>
          <table:table-cell office:value-type="float" office:value="0.236386" calcext:value-type="float">
            <text:p>0.236386</text:p>
          </table:table-cell>
          <table:table-cell office:value-type="float" office:value="0.226373" calcext:value-type="float">
            <text:p>0.226373</text:p>
          </table:table-cell>
          <table:table-cell office:value-type="float" office:value="0.236386" calcext:value-type="float">
            <text:p>0.236386</text:p>
          </table:table-cell>
          <table:table-cell office:value-type="float" office:value="0.264581" calcext:value-type="float">
            <text:p>0.264581</text:p>
          </table:table-cell>
          <table:table-cell office:value-type="float" office:value="0.303976" calcext:value-type="float">
            <text:p>0.303976</text:p>
          </table:table-cell>
          <table:table-cell office:value-type="float" office:value="0.339899" calcext:value-type="float">
            <text:p>0.339899</text:p>
          </table:table-cell>
          <table:table-cell office:value-type="float" office:value="0.352635" calcext:value-type="float">
            <text:p>0.352635</text:p>
          </table:table-cell>
          <table:table-cell office:value-type="float" office:value="0.350656" calcext:value-type="float">
            <text:p>0.350656</text:p>
          </table:table-cell>
          <table:table-cell office:value-type="float" office:value="0.337208" calcext:value-type="float">
            <text:p>0.337208</text:p>
          </table:table-cell>
          <table:table-cell office:value-type="float" office:value="0.299611" calcext:value-type="float">
            <text:p>0.299611</text:p>
          </table:table-cell>
          <table:table-cell office:value-type="float" office:value="0.258659" calcext:value-type="float">
            <text:p>0.258659</text:p>
          </table:table-cell>
          <table:table-cell office:value-type="float" office:value="0.229535" calcext:value-type="float">
            <text:p>0.229535</text:p>
          </table:table-cell>
          <table:table-cell office:value-type="float" office:value="0.219232" calcext:value-type="float">
            <text:p>0.219232</text:p>
          </table:table-cell>
          <table:table-cell office:value-type="float" office:value="0.229535" calcext:value-type="float">
            <text:p>0.229535</text:p>
          </table:table-cell>
          <table:table-cell office:value-type="float" office:value="0.258659" calcext:value-type="float">
            <text:p>0.258659</text:p>
          </table:table-cell>
          <table:table-cell office:value-type="float" office:value="0.299611" calcext:value-type="float">
            <text:p>0.299611</text:p>
          </table:table-cell>
          <table:table-cell office:value-type="float" office:value="0.337208" calcext:value-type="float">
            <text:p>0.337208</text:p>
          </table:table-cell>
          <table:table-cell office:value-type="float" office:value="0.350656" calcext:value-type="float">
            <text:p>0.350656</text:p>
          </table:table-cell>
        </table:table-row>
        <table:table-row table:style-name="ro1">
          <table:table-cell office:value-type="float" office:value="0.457169" calcext:value-type="float">
            <text:p>0.457169</text:p>
          </table:table-cell>
          <table:table-cell office:value-type="float" office:value="0.420369" calcext:value-type="float">
            <text:p>0.420369</text:p>
          </table:table-cell>
          <table:table-cell office:value-type="float" office:value="0.419639" calcext:value-type="float">
            <text:p>0.419639</text:p>
          </table:table-cell>
          <table:table-cell office:value-type="float" office:value="0.417768" calcext:value-type="float">
            <text:p>0.417768</text:p>
          </table:table-cell>
          <table:table-cell office:value-type="float" office:value="0.415412" calcext:value-type="float">
            <text:p>0.415412</text:p>
          </table:table-cell>
          <table:table-cell office:value-type="float" office:value="0.413519" calcext:value-type="float">
            <text:p>0.413519</text:p>
          </table:table-cell>
          <table:table-cell office:value-type="float" office:value="0.412785" calcext:value-type="float">
            <text:p>0.412785</text:p>
          </table:table-cell>
          <table:table-cell office:value-type="float" office:value="0.413519" calcext:value-type="float">
            <text:p>0.413519</text:p>
          </table:table-cell>
          <table:table-cell office:value-type="float" office:value="0.415412" calcext:value-type="float">
            <text:p>0.415412</text:p>
          </table:table-cell>
          <table:table-cell office:value-type="float" office:value="0.417768" calcext:value-type="float">
            <text:p>0.417768</text:p>
          </table:table-cell>
          <table:table-cell office:value-type="float" office:value="0.419639" calcext:value-type="float">
            <text:p>0.419639</text:p>
          </table:table-cell>
          <table:table-cell office:value-type="float" office:value="0.420369" calcext:value-type="float">
            <text:p>0.420369</text:p>
          </table:table-cell>
          <table:table-cell office:value-type="float" office:value="0.41436" calcext:value-type="float">
            <text:p>0.41436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13372" calcext:value-type="float">
            <text:p>0.413372</text:p>
          </table:table-cell>
          <table:table-cell office:value-type="float" office:value="0.412503" calcext:value-type="float">
            <text:p>0.412503</text:p>
          </table:table-cell>
          <table:table-cell office:value-type="float" office:value="0.411828" calcext:value-type="float">
            <text:p>0.411828</text:p>
          </table:table-cell>
          <table:table-cell office:value-type="float" office:value="0.411551" calcext:value-type="float">
            <text:p>0.411551</text:p>
          </table:table-cell>
          <table:table-cell office:value-type="float" office:value="0.411828" calcext:value-type="float">
            <text:p>0.411828</text:p>
          </table:table-cell>
          <table:table-cell office:value-type="float" office:value="0.412503" calcext:value-type="float">
            <text:p>0.412503</text:p>
          </table:table-cell>
          <table:table-cell office:value-type="float" office:value="0.413372" calcext:value-type="float">
            <text:p>0.413372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1436" calcext:value-type="float">
            <text:p>0.41436</text:p>
          </table:table-cell>
          <table:table-cell office:value-type="float" office:value="0.411692" calcext:value-type="float">
            <text:p>0.411692</text:p>
          </table:table-cell>
          <table:table-cell office:value-type="float" office:value="0.410632" calcext:value-type="float">
            <text:p>0.410632</text:p>
          </table:table-cell>
          <table:table-cell office:value-type="float" office:value="0.407753" calcext:value-type="float">
            <text:p>0.407753</text:p>
          </table:table-cell>
          <table:table-cell office:value-type="float" office:value="0.404183" calcext:value-type="float">
            <text:p>0.404183</text:p>
          </table:table-cell>
          <table:table-cell office:value-type="float" office:value="0.401338" calcext:value-type="float">
            <text:p>0.401338</text:p>
          </table:table-cell>
          <table:table-cell office:value-type="float" office:value="0.400243" calcext:value-type="float">
            <text:p>0.400243</text:p>
          </table:table-cell>
          <table:table-cell office:value-type="float" office:value="0.401338" calcext:value-type="float">
            <text:p>0.401338</text:p>
          </table:table-cell>
          <table:table-cell office:value-type="float" office:value="0.404183" calcext:value-type="float">
            <text:p>0.404183</text:p>
          </table:table-cell>
          <table:table-cell office:value-type="float" office:value="0.407753" calcext:value-type="float">
            <text:p>0.407753</text:p>
          </table:table-cell>
          <table:table-cell office:value-type="float" office:value="0.410632" calcext:value-type="float">
            <text:p>0.410632</text:p>
          </table:table-cell>
          <table:table-cell office:value-type="float" office:value="0.411692" calcext:value-type="float">
            <text:p>0.411692</text:p>
          </table:table-cell>
          <table:table-cell office:value-type="float" office:value="0.406152" calcext:value-type="float">
            <text:p>0.406152</text:p>
          </table:table-cell>
          <table:table-cell office:value-type="float" office:value="0.404054" calcext:value-type="float">
            <text:p>0.404054</text:p>
          </table:table-cell>
          <table:table-cell office:value-type="float" office:value="0.398064" calcext:value-type="float">
            <text:p>0.398064</text:p>
          </table:table-cell>
          <table:table-cell office:value-type="float" office:value="0.390753" calcext:value-type="float">
            <text:p>0.390753</text:p>
          </table:table-cell>
          <table:table-cell office:value-type="float" office:value="0.384966" calcext:value-type="float">
            <text:p>0.384966</text:p>
          </table:table-cell>
          <table:table-cell office:value-type="float" office:value="0.382772" calcext:value-type="float">
            <text:p>0.382772</text:p>
          </table:table-cell>
          <table:table-cell office:value-type="float" office:value="0.384966" calcext:value-type="float">
            <text:p>0.384966</text:p>
          </table:table-cell>
          <table:table-cell office:value-type="float" office:value="0.390753" calcext:value-type="float">
            <text:p>0.390753</text:p>
          </table:table-cell>
          <table:table-cell office:value-type="float" office:value="0.398064" calcext:value-type="float">
            <text:p>0.398064</text:p>
          </table:table-cell>
          <table:table-cell office:value-type="float" office:value="0.404054" calcext:value-type="float">
            <text:p>0.404054</text:p>
          </table:table-cell>
          <table:table-cell office:value-type="float" office:value="0.406152" calcext:value-type="float">
            <text:p>0.406152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96182" calcext:value-type="float">
            <text:p>0.396182</text:p>
          </table:table-cell>
          <table:table-cell office:value-type="float" office:value="0.385629" calcext:value-type="float">
            <text:p>0.385629</text:p>
          </table:table-cell>
          <table:table-cell office:value-type="float" office:value="0.372943" calcext:value-type="float">
            <text:p>0.372943</text:p>
          </table:table-cell>
          <table:table-cell office:value-type="float" office:value="0.363016" calcext:value-type="float">
            <text:p>0.363016</text:p>
          </table:table-cell>
          <table:table-cell office:value-type="float" office:value="0.359292" calcext:value-type="float">
            <text:p>0.359292</text:p>
          </table:table-cell>
          <table:table-cell office:value-type="float" office:value="0.363016" calcext:value-type="float">
            <text:p>0.363016</text:p>
          </table:table-cell>
          <table:table-cell office:value-type="float" office:value="0.372943" calcext:value-type="float">
            <text:p>0.372943</text:p>
          </table:table-cell>
          <table:table-cell office:value-type="float" office:value="0.385629" calcext:value-type="float">
            <text:p>0.385629</text:p>
          </table:table-cell>
          <table:table-cell office:value-type="float" office:value="0.396182" calcext:value-type="float">
            <text:p>0.396182</text:p>
          </table:table-cell>
          <table:table-cell office:value-type="float" office:value="0.3998" calcext:value-type="float">
            <text:p>0.3998</text:p>
          </table:table-cell>
          <table:table-cell office:value-type="float" office:value="0.391366" calcext:value-type="float">
            <text:p>0.391366</text:p>
          </table:table-cell>
          <table:table-cell office:value-type="float" office:value="0.386023" calcext:value-type="float">
            <text:p>0.386023</text:p>
          </table:table-cell>
          <table:table-cell office:value-type="float" office:value="0.370316" calcext:value-type="float">
            <text:p>0.370316</text:p>
          </table:table-cell>
          <table:table-cell office:value-type="float" office:value="0.351764" calcext:value-type="float">
            <text:p>0.351764</text:p>
          </table:table-cell>
          <table:table-cell office:value-type="float" office:value="0.337483" calcext:value-type="float">
            <text:p>0.337483</text:p>
          </table:table-cell>
          <table:table-cell office:value-type="float" office:value="0.332181" calcext:value-type="float">
            <text:p>0.332181</text:p>
          </table:table-cell>
          <table:table-cell office:value-type="float" office:value="0.337483" calcext:value-type="float">
            <text:p>0.337483</text:p>
          </table:table-cell>
          <table:table-cell office:value-type="float" office:value="0.351764" calcext:value-type="float">
            <text:p>0.351764</text:p>
          </table:table-cell>
          <table:table-cell office:value-type="float" office:value="0.370316" calcext:value-type="float">
            <text:p>0.370316</text:p>
          </table:table-cell>
          <table:table-cell office:value-type="float" office:value="0.386023" calcext:value-type="float">
            <text:p>0.386023</text:p>
          </table:table-cell>
          <table:table-cell office:value-type="float" office:value="0.391366" calcext:value-type="float">
            <text:p>0.391366</text:p>
          </table:table-cell>
          <table:table-cell office:value-type="float" office:value="0.382461" calcext:value-type="float">
            <text:p>0.382461</text:p>
          </table:table-cell>
          <table:table-cell office:value-type="float" office:value="0.375123" calcext:value-type="float">
            <text:p>0.375123</text:p>
          </table:table-cell>
          <table:table-cell office:value-type="float" office:value="0.353598" calcext:value-type="float">
            <text:p>0.353598</text:p>
          </table:table-cell>
          <table:table-cell office:value-type="float" office:value="0.328647" calcext:value-type="float">
            <text:p>0.328647</text:p>
          </table:table-cell>
          <table:table-cell office:value-type="float" office:value="0.309783" calcext:value-type="float">
            <text:p>0.309783</text:p>
          </table:table-cell>
          <table:table-cell office:value-type="float" office:value="0.302858" calcext:value-type="float">
            <text:p>0.302858</text:p>
          </table:table-cell>
          <table:table-cell office:value-type="float" office:value="0.309783" calcext:value-type="float">
            <text:p>0.309783</text:p>
          </table:table-cell>
          <table:table-cell office:value-type="float" office:value="0.328647" calcext:value-type="float">
            <text:p>0.328647</text:p>
          </table:table-cell>
          <table:table-cell office:value-type="float" office:value="0.353598" calcext:value-type="float">
            <text:p>0.353598</text:p>
          </table:table-cell>
          <table:table-cell office:value-type="float" office:value="0.375123" calcext:value-type="float">
            <text:p>0.375123</text:p>
          </table:table-cell>
          <table:table-cell office:value-type="float" office:value="0.382461" calcext:value-type="float">
            <text:p>0.382461</text:p>
          </table:table-cell>
          <table:table-cell office:value-type="float" office:value="0.37308" calcext:value-type="float">
            <text:p>0.37308</text:p>
          </table:table-cell>
          <table:table-cell office:value-type="float" office:value="0.363705" calcext:value-type="float">
            <text:p>0.363705</text:p>
          </table:table-cell>
          <table:table-cell office:value-type="float" office:value="0.336447" calcext:value-type="float">
            <text:p>0.336447</text:p>
          </table:table-cell>
          <table:table-cell office:value-type="float" office:value="0.305477" calcext:value-type="float">
            <text:p>0.305477</text:p>
          </table:table-cell>
          <table:table-cell office:value-type="float" office:value="0.282522" calcext:value-type="float">
            <text:p>0.282522</text:p>
          </table:table-cell>
          <table:table-cell office:value-type="float" office:value="0.274195" calcext:value-type="float">
            <text:p>0.274195</text:p>
          </table:table-cell>
          <table:table-cell office:value-type="float" office:value="0.282522" calcext:value-type="float">
            <text:p>0.282522</text:p>
          </table:table-cell>
          <table:table-cell office:value-type="float" office:value="0.305477" calcext:value-type="float">
            <text:p>0.305477</text:p>
          </table:table-cell>
          <table:table-cell office:value-type="float" office:value="0.336447" calcext:value-type="float">
            <text:p>0.336447</text:p>
          </table:table-cell>
          <table:table-cell office:value-type="float" office:value="0.363705" calcext:value-type="float">
            <text:p>0.363705</text:p>
          </table:table-cell>
          <table:table-cell office:value-type="float" office:value="0.37308" calcext:value-type="float">
            <text:p>0.37308</text:p>
          </table:table-cell>
          <table:table-cell office:value-type="float" office:value="0.364825" calcext:value-type="float">
            <text:p>0.364825</text:p>
          </table:table-cell>
          <table:table-cell office:value-type="float" office:value="0.353485" calcext:value-type="float">
            <text:p>0.353485</text:p>
          </table:table-cell>
          <table:table-cell office:value-type="float" office:value="0.320969" calcext:value-type="float">
            <text:p>0.320969</text:p>
          </table:table-cell>
          <table:table-cell office:value-type="float" office:value="0.284722" calcext:value-type="float">
            <text:p>0.284722</text:p>
          </table:table-cell>
          <table:table-cell office:value-type="float" office:value="0.258355" calcext:value-type="float">
            <text:p>0.258355</text:p>
          </table:table-cell>
          <table:table-cell office:value-type="float" office:value="0.248899" calcext:value-type="float">
            <text:p>0.248899</text:p>
          </table:table-cell>
          <table:table-cell office:value-type="float" office:value="0.258355" calcext:value-type="float">
            <text:p>0.258355</text:p>
          </table:table-cell>
          <table:table-cell office:value-type="float" office:value="0.284722" calcext:value-type="float">
            <text:p>0.284722</text:p>
          </table:table-cell>
          <table:table-cell office:value-type="float" office:value="0.320969" calcext:value-type="float">
            <text:p>0.320969</text:p>
          </table:table-cell>
          <table:table-cell office:value-type="float" office:value="0.353485" calcext:value-type="float">
            <text:p>0.353485</text:p>
          </table:table-cell>
          <table:table-cell office:value-type="float" office:value="0.364825" calcext:value-type="float">
            <text:p>0.364825</text:p>
          </table:table-cell>
          <table:table-cell office:value-type="float" office:value="0.358638" calcext:value-type="float">
            <text:p>0.358638</text:p>
          </table:table-cell>
          <table:table-cell office:value-type="float" office:value="0.345763" calcext:value-type="float">
            <text:p>0.345763</text:p>
          </table:table-cell>
          <table:table-cell office:value-type="float" office:value="0.309387" calcext:value-type="float">
            <text:p>0.309387</text:p>
          </table:table-cell>
          <table:table-cell office:value-type="float" office:value="0.269472" calcext:value-type="float">
            <text:p>0.269472</text:p>
          </table:table-cell>
          <table:table-cell office:value-type="float" office:value="0.240887" calcext:value-type="float">
            <text:p>0.240887</text:p>
          </table:table-cell>
          <table:table-cell office:value-type="float" office:value="0.230732" calcext:value-type="float">
            <text:p>0.230732</text:p>
          </table:table-cell>
          <table:table-cell office:value-type="float" office:value="0.240887" calcext:value-type="float">
            <text:p>0.240887</text:p>
          </table:table-cell>
          <table:table-cell office:value-type="float" office:value="0.269472" calcext:value-type="float">
            <text:p>0.269472</text:p>
          </table:table-cell>
          <table:table-cell office:value-type="float" office:value="0.309387" calcext:value-type="float">
            <text:p>0.309387</text:p>
          </table:table-cell>
          <table:table-cell office:value-type="float" office:value="0.345763" calcext:value-type="float">
            <text:p>0.345763</text:p>
          </table:table-cell>
          <table:table-cell office:value-type="float" office:value="0.358638" calcext:value-type="float">
            <text:p>0.358638</text:p>
          </table:table-cell>
          <table:table-cell office:value-type="float" office:value="0.356669" calcext:value-type="float">
            <text:p>0.356669</text:p>
          </table:table-cell>
          <table:table-cell office:value-type="float" office:value="0.343076" calcext:value-type="float">
            <text:p>0.343076</text:p>
          </table:table-cell>
          <table:table-cell office:value-type="float" office:value="0.305007" calcext:value-type="float">
            <text:p>0.305007</text:p>
          </table:table-cell>
          <table:table-cell office:value-type="float" office:value="0.263513" calcext:value-type="float">
            <text:p>0.263513</text:p>
          </table:table-cell>
          <table:table-cell office:value-type="float" office:value="0.233982" calcext:value-type="float">
            <text:p>0.233982</text:p>
          </table:table-cell>
          <table:table-cell office:value-type="float" office:value="0.223531" calcext:value-type="float">
            <text:p>0.223531</text:p>
          </table:table-cell>
          <table:table-cell office:value-type="float" office:value="0.233982" calcext:value-type="float">
            <text:p>0.233982</text:p>
          </table:table-cell>
          <table:table-cell office:value-type="float" office:value="0.263513" calcext:value-type="float">
            <text:p>0.263513</text:p>
          </table:table-cell>
          <table:table-cell office:value-type="float" office:value="0.305007" calcext:value-type="float">
            <text:p>0.305007</text:p>
          </table:table-cell>
          <table:table-cell office:value-type="float" office:value="0.343076" calcext:value-type="float">
            <text:p>0.343076</text:p>
          </table:table-cell>
          <table:table-cell office:value-type="float" office:value="0.356669" calcext:value-type="float">
            <text:p>0.356669</text:p>
          </table:table-cell>
        </table:table-row>
        <table:table-row table:style-name="ro1">
          <table:table-cell office:value-type="float" office:value="0.465908" calcext:value-type="float">
            <text:p>0.465908</text:p>
          </table:table-cell>
          <table:table-cell office:value-type="float" office:value="0.427696" calcext:value-type="float">
            <text:p>0.427696</text:p>
          </table:table-cell>
          <table:table-cell office:value-type="float" office:value="0.426952" calcext:value-type="float">
            <text:p>0.426952</text:p>
          </table:table-cell>
          <table:table-cell office:value-type="float" office:value="0.425042" calcext:value-type="float">
            <text:p>0.425042</text:p>
          </table:table-cell>
          <table:table-cell office:value-type="float" office:value="0.422638" calcext:value-type="float">
            <text:p>0.422638</text:p>
          </table:table-cell>
          <table:table-cell office:value-type="float" office:value="0.420706" calcext:value-type="float">
            <text:p>0.420706</text:p>
          </table:table-cell>
          <table:table-cell office:value-type="float" office:value="0.419957" calcext:value-type="float">
            <text:p>0.419957</text:p>
          </table:table-cell>
          <table:table-cell office:value-type="float" office:value="0.420706" calcext:value-type="float">
            <text:p>0.420706</text:p>
          </table:table-cell>
          <table:table-cell office:value-type="float" office:value="0.422638" calcext:value-type="float">
            <text:p>0.422638</text:p>
          </table:table-cell>
          <table:table-cell office:value-type="float" office:value="0.425042" calcext:value-type="float">
            <text:p>0.425042</text:p>
          </table:table-cell>
          <table:table-cell office:value-type="float" office:value="0.426952" calcext:value-type="float">
            <text:p>0.426952</text:p>
          </table:table-cell>
          <table:table-cell office:value-type="float" office:value="0.427696" calcext:value-type="float">
            <text:p>0.427696</text:p>
          </table:table-cell>
          <table:table-cell office:value-type="float" office:value="0.421569" calcext:value-type="float">
            <text:p>0.421569</text:p>
          </table:table-cell>
          <table:table-cell office:value-type="float" office:value="0.421255" calcext:value-type="float">
            <text:p>0.421255</text:p>
          </table:table-cell>
          <table:table-cell office:value-type="float" office:value="0.420566" calcext:value-type="float">
            <text:p>0.420566</text:p>
          </table:table-cell>
          <table:table-cell office:value-type="float" office:value="0.419684" calcext:value-type="float">
            <text:p>0.419684</text:p>
          </table:table-cell>
          <table:table-cell office:value-type="float" office:value="0.418999" calcext:value-type="float">
            <text:p>0.418999</text:p>
          </table:table-cell>
          <table:table-cell office:value-type="float" office:value="0.418718" calcext:value-type="float">
            <text:p>0.418718</text:p>
          </table:table-cell>
          <table:table-cell office:value-type="float" office:value="0.418999" calcext:value-type="float">
            <text:p>0.418999</text:p>
          </table:table-cell>
          <table:table-cell office:value-type="float" office:value="0.419684" calcext:value-type="float">
            <text:p>0.419684</text:p>
          </table:table-cell>
          <table:table-cell office:value-type="float" office:value="0.420566" calcext:value-type="float">
            <text:p>0.420566</text:p>
          </table:table-cell>
          <table:table-cell office:value-type="float" office:value="0.421255" calcext:value-type="float">
            <text:p>0.421255</text:p>
          </table:table-cell>
          <table:table-cell office:value-type="float" office:value="0.421569" calcext:value-type="float">
            <text:p>0.421569</text:p>
          </table:table-cell>
          <table:table-cell office:value-type="float" office:value="0.418865" calcext:value-type="float">
            <text:p>0.418865</text:p>
          </table:table-cell>
          <table:table-cell office:value-type="float" office:value="0.417789" calcext:value-type="float">
            <text:p>0.417789</text:p>
          </table:table-cell>
          <table:table-cell office:value-type="float" office:value="0.414864" calcext:value-type="float">
            <text:p>0.414864</text:p>
          </table:table-cell>
          <table:table-cell office:value-type="float" office:value="0.411239" calcext:value-type="float">
            <text:p>0.411239</text:p>
          </table:table-cell>
          <table:table-cell office:value-type="float" office:value="0.408349" calcext:value-type="float">
            <text:p>0.408349</text:p>
          </table:table-cell>
          <table:table-cell office:value-type="float" office:value="0.407237" calcext:value-type="float">
            <text:p>0.407237</text:p>
          </table:table-cell>
          <table:table-cell office:value-type="float" office:value="0.408349" calcext:value-type="float">
            <text:p>0.408349</text:p>
          </table:table-cell>
          <table:table-cell office:value-type="float" office:value="0.411239" calcext:value-type="float">
            <text:p>0.411239</text:p>
          </table:table-cell>
          <table:table-cell office:value-type="float" office:value="0.414864" calcext:value-type="float">
            <text:p>0.414864</text:p>
          </table:table-cell>
          <table:table-cell office:value-type="float" office:value="0.417789" calcext:value-type="float">
            <text:p>0.417789</text:p>
          </table:table-cell>
          <table:table-cell office:value-type="float" office:value="0.418865" calcext:value-type="float">
            <text:p>0.418865</text:p>
          </table:table-cell>
          <table:table-cell office:value-type="float" office:value="0.41324" calcext:value-type="float">
            <text:p>0.41324</text:p>
          </table:table-cell>
          <table:table-cell office:value-type="float" office:value="0.411112" calcext:value-type="float">
            <text:p>0.411112</text:p>
          </table:table-cell>
          <table:table-cell office:value-type="float" office:value="0.405031" calcext:value-type="float">
            <text:p>0.405031</text:p>
          </table:table-cell>
          <table:table-cell office:value-type="float" office:value="0.39761" calcext:value-type="float">
            <text:p>0.39761</text:p>
          </table:table-cell>
          <table:table-cell office:value-type="float" office:value="0.391735" calcext:value-type="float">
            <text:p>0.391735</text:p>
          </table:table-cell>
          <table:table-cell office:value-type="float" office:value="0.389507" calcext:value-type="float">
            <text:p>0.389507</text:p>
          </table:table-cell>
          <table:table-cell office:value-type="float" office:value="0.391735" calcext:value-type="float">
            <text:p>0.391735</text:p>
          </table:table-cell>
          <table:table-cell office:value-type="float" office:value="0.39761" calcext:value-type="float">
            <text:p>0.39761</text:p>
          </table:table-cell>
          <table:table-cell office:value-type="float" office:value="0.405031" calcext:value-type="float">
            <text:p>0.405031</text:p>
          </table:table-cell>
          <table:table-cell office:value-type="float" office:value="0.411112" calcext:value-type="float">
            <text:p>0.411112</text:p>
          </table:table-cell>
          <table:table-cell office:value-type="float" office:value="0.41324" calcext:value-type="float">
            <text:p>0.41324</text:p>
          </table:table-cell>
          <table:table-cell office:value-type="float" office:value="0.406808" calcext:value-type="float">
            <text:p>0.406808</text:p>
          </table:table-cell>
          <table:table-cell office:value-type="float" office:value="0.403138" calcext:value-type="float">
            <text:p>0.403138</text:p>
          </table:table-cell>
          <table:table-cell office:value-type="float" office:value="0.392425" calcext:value-type="float">
            <text:p>0.392425</text:p>
          </table:table-cell>
          <table:table-cell office:value-type="float" office:value="0.379545" calcext:value-type="float">
            <text:p>0.379545</text:p>
          </table:table-cell>
          <table:table-cell office:value-type="float" office:value="0.369465" calcext:value-type="float">
            <text:p>0.369465</text:p>
          </table:table-cell>
          <table:table-cell office:value-type="float" office:value="0.365683" calcext:value-type="float">
            <text:p>0.365683</text:p>
          </table:table-cell>
          <table:table-cell office:value-type="float" office:value="0.369465" calcext:value-type="float">
            <text:p>0.369465</text:p>
          </table:table-cell>
          <table:table-cell office:value-type="float" office:value="0.379545" calcext:value-type="float">
            <text:p>0.379545</text:p>
          </table:table-cell>
          <table:table-cell office:value-type="float" office:value="0.392425" calcext:value-type="float">
            <text:p>0.392425</text:p>
          </table:table-cell>
          <table:table-cell office:value-type="float" office:value="0.403138" calcext:value-type="float">
            <text:p>0.403138</text:p>
          </table:table-cell>
          <table:table-cell office:value-type="float" office:value="0.406808" calcext:value-type="float">
            <text:p>0.406808</text:p>
          </table:table-cell>
          <table:table-cell office:value-type="float" office:value="0.398266" calcext:value-type="float">
            <text:p>0.398266</text:p>
          </table:table-cell>
          <table:table-cell office:value-type="float" office:value="0.392849" calcext:value-type="float">
            <text:p>0.392849</text:p>
          </table:table-cell>
          <table:table-cell office:value-type="float" office:value="0.376908" calcext:value-type="float">
            <text:p>0.376908</text:p>
          </table:table-cell>
          <table:table-cell office:value-type="float" office:value="0.358078" calcext:value-type="float">
            <text:p>0.358078</text:p>
          </table:table-cell>
          <table:table-cell office:value-type="float" office:value="0.343578" calcext:value-type="float">
            <text:p>0.343578</text:p>
          </table:table-cell>
          <table:table-cell office:value-type="float" office:value="0.338194" calcext:value-type="float">
            <text:p>0.338194</text:p>
          </table:table-cell>
          <table:table-cell office:value-type="float" office:value="0.343578" calcext:value-type="float">
            <text:p>0.343578</text:p>
          </table:table-cell>
          <table:table-cell office:value-type="float" office:value="0.358078" calcext:value-type="float">
            <text:p>0.358078</text:p>
          </table:table-cell>
          <table:table-cell office:value-type="float" office:value="0.376908" calcext:value-type="float">
            <text:p>0.376908</text:p>
          </table:table-cell>
          <table:table-cell office:value-type="float" office:value="0.392849" calcext:value-type="float">
            <text:p>0.392849</text:p>
          </table:table-cell>
          <table:table-cell office:value-type="float" office:value="0.398266" calcext:value-type="float">
            <text:p>0.398266</text:p>
          </table:table-cell>
          <table:table-cell office:value-type="float" office:value="0.38927" calcext:value-type="float">
            <text:p>0.38927</text:p>
          </table:table-cell>
          <table:table-cell office:value-type="float" office:value="0.381834" calcext:value-type="float">
            <text:p>0.381834</text:p>
          </table:table-cell>
          <table:table-cell office:value-type="float" office:value="0.359992" calcext:value-type="float">
            <text:p>0.359992</text:p>
          </table:table-cell>
          <table:table-cell office:value-type="float" office:value="0.334668" calcext:value-type="float">
            <text:p>0.334668</text:p>
          </table:table-cell>
          <table:table-cell office:value-type="float" office:value="0.315515" calcext:value-type="float">
            <text:p>0.315515</text:p>
          </table:table-cell>
          <table:table-cell office:value-type="float" office:value="0.308483" calcext:value-type="float">
            <text:p>0.308483</text:p>
          </table:table-cell>
          <table:table-cell office:value-type="float" office:value="0.315515" calcext:value-type="float">
            <text:p>0.315515</text:p>
          </table:table-cell>
          <table:table-cell office:value-type="float" office:value="0.334668" calcext:value-type="float">
            <text:p>0.334668</text:p>
          </table:table-cell>
          <table:table-cell office:value-type="float" office:value="0.359992" calcext:value-type="float">
            <text:p>0.359992</text:p>
          </table:table-cell>
          <table:table-cell office:value-type="float" office:value="0.381834" calcext:value-type="float">
            <text:p>0.381834</text:p>
          </table:table-cell>
          <table:table-cell office:value-type="float" office:value="0.38927" calcext:value-type="float">
            <text:p>0.38927</text:p>
          </table:table-cell>
          <table:table-cell office:value-type="float" office:value="0.379801" calcext:value-type="float">
            <text:p>0.379801</text:p>
          </table:table-cell>
          <table:table-cell office:value-type="float" office:value="0.370306" calcext:value-type="float">
            <text:p>0.370306</text:p>
          </table:table-cell>
          <table:table-cell office:value-type="float" office:value="0.342658" calcext:value-type="float">
            <text:p>0.342658</text:p>
          </table:table-cell>
          <table:table-cell office:value-type="float" office:value="0.311233" calcext:value-type="float">
            <text:p>0.311233</text:p>
          </table:table-cell>
          <table:table-cell office:value-type="float" office:value="0.28793" calcext:value-type="float">
            <text:p>0.28793</text:p>
          </table:table-cell>
          <table:table-cell office:value-type="float" office:value="0.279474" calcext:value-type="float">
            <text:p>0.279474</text:p>
          </table:table-cell>
          <table:table-cell office:value-type="float" office:value="0.28793" calcext:value-type="float">
            <text:p>0.28793</text:p>
          </table:table-cell>
          <table:table-cell office:value-type="float" office:value="0.311233" calcext:value-type="float">
            <text:p>0.311233</text:p>
          </table:table-cell>
          <table:table-cell office:value-type="float" office:value="0.342658" calcext:value-type="float">
            <text:p>0.342658</text:p>
          </table:table-cell>
          <table:table-cell office:value-type="float" office:value="0.370306" calcext:value-type="float">
            <text:p>0.370306</text:p>
          </table:table-cell>
          <table:table-cell office:value-type="float" office:value="0.379801" calcext:value-type="float">
            <text:p>0.379801</text:p>
          </table:table-cell>
          <table:table-cell office:value-type="float" office:value="0.371494" calcext:value-type="float">
            <text:p>0.371494</text:p>
          </table:table-cell>
          <table:table-cell office:value-type="float" office:value="0.360014" calcext:value-type="float">
            <text:p>0.360014</text:p>
          </table:table-cell>
          <table:table-cell office:value-type="float" office:value="0.327044" calcext:value-type="float">
            <text:p>0.327044</text:p>
          </table:table-cell>
          <table:table-cell office:value-type="float" office:value="0.290271" calcext:value-type="float">
            <text:p>0.290271</text:p>
          </table:table-cell>
          <table:table-cell office:value-type="float" office:value="0.263505" calcext:value-type="float">
            <text:p>0.263505</text:p>
          </table:table-cell>
          <table:table-cell office:value-type="float" office:value="0.253904" calcext:value-type="float">
            <text:p>0.253904</text:p>
          </table:table-cell>
          <table:table-cell office:value-type="float" office:value="0.263505" calcext:value-type="float">
            <text:p>0.263505</text:p>
          </table:table-cell>
          <table:table-cell office:value-type="float" office:value="0.290271" calcext:value-type="float">
            <text:p>0.290271</text:p>
          </table:table-cell>
          <table:table-cell office:value-type="float" office:value="0.327044" calcext:value-type="float">
            <text:p>0.327044</text:p>
          </table:table-cell>
          <table:table-cell office:value-type="float" office:value="0.360014" calcext:value-type="float">
            <text:p>0.360014</text:p>
          </table:table-cell>
          <table:table-cell office:value-type="float" office:value="0.371494" calcext:value-type="float">
            <text:p>0.371494</text:p>
          </table:table-cell>
          <table:table-cell office:value-type="float" office:value="0.365275" calcext:value-type="float">
            <text:p>0.365275</text:p>
          </table:table-cell>
          <table:table-cell office:value-type="float" office:value="0.352248" calcext:value-type="float">
            <text:p>0.352248</text:p>
          </table:table-cell>
          <table:table-cell office:value-type="float" office:value="0.315377" calcext:value-type="float">
            <text:p>0.315377</text:p>
          </table:table-cell>
          <table:table-cell office:value-type="float" office:value="0.274893" calcext:value-type="float">
            <text:p>0.274893</text:p>
          </table:table-cell>
          <table:table-cell office:value-type="float" office:value="0.245879" calcext:value-type="float">
            <text:p>0.245879</text:p>
          </table:table-cell>
          <table:table-cell office:value-type="float" office:value="0.235567" calcext:value-type="float">
            <text:p>0.235567</text:p>
          </table:table-cell>
          <table:table-cell office:value-type="float" office:value="0.245879" calcext:value-type="float">
            <text:p>0.245879</text:p>
          </table:table-cell>
          <table:table-cell office:value-type="float" office:value="0.274893" calcext:value-type="float">
            <text:p>0.274893</text:p>
          </table:table-cell>
          <table:table-cell office:value-type="float" office:value="0.315377" calcext:value-type="float">
            <text:p>0.315377</text:p>
          </table:table-cell>
          <table:table-cell office:value-type="float" office:value="0.352248" calcext:value-type="float">
            <text:p>0.352248</text:p>
          </table:table-cell>
          <table:table-cell office:value-type="float" office:value="0.365275" calcext:value-type="float">
            <text:p>0.365275</text:p>
          </table:table-cell>
          <table:table-cell office:value-type="float" office:value="0.363319" calcext:value-type="float">
            <text:p>0.363319</text:p>
          </table:table-cell>
          <table:table-cell office:value-type="float" office:value="0.349566" calcext:value-type="float">
            <text:p>0.349566</text:p>
          </table:table-cell>
          <table:table-cell office:value-type="float" office:value="0.310981" calcext:value-type="float">
            <text:p>0.310981</text:p>
          </table:table-cell>
          <table:table-cell office:value-type="float" office:value="0.268893" calcext:value-type="float">
            <text:p>0.268893</text:p>
          </table:table-cell>
          <table:table-cell office:value-type="float" office:value="0.238916" calcext:value-type="float">
            <text:p>0.238916</text:p>
          </table:table-cell>
          <table:table-cell office:value-type="float" office:value="0.228302" calcext:value-type="float">
            <text:p>0.228302</text:p>
          </table:table-cell>
          <table:table-cell office:value-type="float" office:value="0.238916" calcext:value-type="float">
            <text:p>0.238916</text:p>
          </table:table-cell>
          <table:table-cell office:value-type="float" office:value="0.268893" calcext:value-type="float">
            <text:p>0.268893</text:p>
          </table:table-cell>
          <table:table-cell office:value-type="float" office:value="0.310981" calcext:value-type="float">
            <text:p>0.310981</text:p>
          </table:table-cell>
          <table:table-cell office:value-type="float" office:value="0.349566" calcext:value-type="float">
            <text:p>0.349566</text:p>
          </table:table-cell>
          <table:table-cell office:value-type="float" office:value="0.363319" calcext:value-type="float">
            <text:p>0.363319</text:p>
          </table:table-cell>
        </table:table-row>
        <table:table-row table:style-name="ro1">
          <table:table-cell office:value-type="float" office:value="0.475167" calcext:value-type="float">
            <text:p>0.475167</text:p>
          </table:table-cell>
          <table:table-cell office:value-type="float" office:value="0.435433" calcext:value-type="float">
            <text:p>0.435433</text:p>
          </table:table-cell>
          <table:table-cell office:value-type="float" office:value="0.434674" calcext:value-type="float">
            <text:p>0.434674</text:p>
          </table:table-cell>
          <table:table-cell office:value-type="float" office:value="0.432723" calcext:value-type="float">
            <text:p>0.432723</text:p>
          </table:table-cell>
          <table:table-cell office:value-type="float" office:value="0.430268" calcext:value-type="float">
            <text:p>0.430268</text:p>
          </table:table-cell>
          <table:table-cell office:value-type="float" office:value="0.428295" calcext:value-type="float">
            <text:p>0.428295</text:p>
          </table:table-cell>
          <table:table-cell office:value-type="float" office:value="0.42753" calcext:value-type="float">
            <text:p>0.42753</text:p>
          </table:table-cell>
          <table:table-cell office:value-type="float" office:value="0.428295" calcext:value-type="float">
            <text:p>0.428295</text:p>
          </table:table-cell>
          <table:table-cell office:value-type="float" office:value="0.430268" calcext:value-type="float">
            <text:p>0.430268</text:p>
          </table:table-cell>
          <table:table-cell office:value-type="float" office:value="0.432723" calcext:value-type="float">
            <text:p>0.432723</text:p>
          </table:table-cell>
          <table:table-cell office:value-type="float" office:value="0.434674" calcext:value-type="float">
            <text:p>0.434674</text:p>
          </table:table-cell>
          <table:table-cell office:value-type="float" office:value="0.435433" calcext:value-type="float">
            <text:p>0.435433</text:p>
          </table:table-cell>
          <table:table-cell office:value-type="float" office:value="0.429181" calcext:value-type="float">
            <text:p>0.429181</text:p>
          </table:table-cell>
          <table:table-cell office:value-type="float" office:value="0.428863" calcext:value-type="float">
            <text:p>0.428863</text:p>
          </table:table-cell>
          <table:table-cell office:value-type="float" office:value="0.428163" calcext:value-type="float">
            <text:p>0.428163</text:p>
          </table:table-cell>
          <table:table-cell office:value-type="float" office:value="0.427267" calcext:value-type="float">
            <text:p>0.427267</text:p>
          </table:table-cell>
          <table:table-cell office:value-type="float" office:value="0.426571" calcext:value-type="float">
            <text:p>0.426571</text:p>
          </table:table-cell>
          <table:table-cell office:value-type="float" office:value="0.426286" calcext:value-type="float">
            <text:p>0.426286</text:p>
          </table:table-cell>
          <table:table-cell office:value-type="float" office:value="0.426571" calcext:value-type="float">
            <text:p>0.426571</text:p>
          </table:table-cell>
          <table:table-cell office:value-type="float" office:value="0.427267" calcext:value-type="float">
            <text:p>0.427267</text:p>
          </table:table-cell>
          <table:table-cell office:value-type="float" office:value="0.428163" calcext:value-type="float">
            <text:p>0.428163</text:p>
          </table:table-cell>
          <table:table-cell office:value-type="float" office:value="0.428863" calcext:value-type="float">
            <text:p>0.428863</text:p>
          </table:table-cell>
          <table:table-cell office:value-type="float" office:value="0.429181" calcext:value-type="float">
            <text:p>0.429181</text:p>
          </table:table-cell>
          <table:table-cell office:value-type="float" office:value="0.426439" calcext:value-type="float">
            <text:p>0.426439</text:p>
          </table:table-cell>
          <table:table-cell office:value-type="float" office:value="0.425347" calcext:value-type="float">
            <text:p>0.425347</text:p>
          </table:table-cell>
          <table:table-cell office:value-type="float" office:value="0.422375" calcext:value-type="float">
            <text:p>0.422375</text:p>
          </table:table-cell>
          <table:table-cell office:value-type="float" office:value="0.418691" calcext:value-type="float">
            <text:p>0.418691</text:p>
          </table:table-cell>
          <table:table-cell office:value-type="float" office:value="0.415754" calcext:value-type="float">
            <text:p>0.415754</text:p>
          </table:table-cell>
          <table:table-cell office:value-type="float" office:value="0.414624" calcext:value-type="float">
            <text:p>0.414624</text:p>
          </table:table-cell>
          <table:table-cell office:value-type="float" office:value="0.415754" calcext:value-type="float">
            <text:p>0.415754</text:p>
          </table:table-cell>
          <table:table-cell office:value-type="float" office:value="0.418691" calcext:value-type="float">
            <text:p>0.418691</text:p>
          </table:table-cell>
          <table:table-cell office:value-type="float" office:value="0.422375" calcext:value-type="float">
            <text:p>0.422375</text:p>
          </table:table-cell>
          <table:table-cell office:value-type="float" office:value="0.425347" calcext:value-type="float">
            <text:p>0.425347</text:p>
          </table:table-cell>
          <table:table-cell office:value-type="float" office:value="0.426439" calcext:value-type="float">
            <text:p>0.426439</text:p>
          </table:table-cell>
          <table:table-cell office:value-type="float" office:value="0.420727" calcext:value-type="float">
            <text:p>0.420727</text:p>
          </table:table-cell>
          <table:table-cell office:value-type="float" office:value="0.418568" calcext:value-type="float">
            <text:p>0.418568</text:p>
          </table:table-cell>
          <table:table-cell office:value-type="float" office:value="0.412391" calcext:value-type="float">
            <text:p>0.412391</text:p>
          </table:table-cell>
          <table:table-cell office:value-type="float" office:value="0.404854" calcext:value-type="float">
            <text:p>0.404854</text:p>
          </table:table-cell>
          <table:table-cell office:value-type="float" office:value="0.398887" calcext:value-type="float">
            <text:p>0.398887</text:p>
          </table:table-cell>
          <table:table-cell office:value-type="float" office:value="0.396624" calcext:value-type="float">
            <text:p>0.396624</text:p>
          </table:table-cell>
          <table:table-cell office:value-type="float" office:value="0.398887" calcext:value-type="float">
            <text:p>0.398887</text:p>
          </table:table-cell>
          <table:table-cell office:value-type="float" office:value="0.404854" calcext:value-type="float">
            <text:p>0.404854</text:p>
          </table:table-cell>
          <table:table-cell office:value-type="float" office:value="0.412391" calcext:value-type="float">
            <text:p>0.412391</text:p>
          </table:table-cell>
          <table:table-cell office:value-type="float" office:value="0.418568" calcext:value-type="float">
            <text:p>0.418568</text:p>
          </table:table-cell>
          <table:table-cell office:value-type="float" office:value="0.420727" calcext:value-type="float">
            <text:p>0.420727</text:p>
          </table:table-cell>
          <table:table-cell office:value-type="float" office:value="0.414212" calcext:value-type="float">
            <text:p>0.414212</text:p>
          </table:table-cell>
          <table:table-cell office:value-type="float" office:value="0.410488" calcext:value-type="float">
            <text:p>0.410488</text:p>
          </table:table-cell>
          <table:table-cell office:value-type="float" office:value="0.399606" calcext:value-type="float">
            <text:p>0.399606</text:p>
          </table:table-cell>
          <table:table-cell office:value-type="float" office:value="0.386523" calcext:value-type="float">
            <text:p>0.386523</text:p>
          </table:table-cell>
          <table:table-cell office:value-type="float" office:value="0.376282" calcext:value-type="float">
            <text:p>0.376282</text:p>
          </table:table-cell>
          <table:table-cell office:value-type="float" office:value="0.372439" calcext:value-type="float">
            <text:p>0.372439</text:p>
          </table:table-cell>
          <table:table-cell office:value-type="float" office:value="0.376282" calcext:value-type="float">
            <text:p>0.376282</text:p>
          </table:table-cell>
          <table:table-cell office:value-type="float" office:value="0.386523" calcext:value-type="float">
            <text:p>0.386523</text:p>
          </table:table-cell>
          <table:table-cell office:value-type="float" office:value="0.399606" calcext:value-type="float">
            <text:p>0.399606</text:p>
          </table:table-cell>
          <table:table-cell office:value-type="float" office:value="0.410488" calcext:value-type="float">
            <text:p>0.410488</text:p>
          </table:table-cell>
          <table:table-cell office:value-type="float" office:value="0.414212" calcext:value-type="float">
            <text:p>0.414212</text:p>
          </table:table-cell>
          <table:table-cell office:value-type="float" office:value="0.405558" calcext:value-type="float">
            <text:p>0.405558</text:p>
          </table:table-cell>
          <table:table-cell office:value-type="float" office:value="0.400064" calcext:value-type="float">
            <text:p>0.400064</text:p>
          </table:table-cell>
          <table:table-cell office:value-type="float" office:value="0.383878" calcext:value-type="float">
            <text:p>0.383878</text:p>
          </table:table-cell>
          <table:table-cell office:value-type="float" office:value="0.364755" calcext:value-type="float">
            <text:p>0.364755</text:p>
          </table:table-cell>
          <table:table-cell office:value-type="float" office:value="0.350026" calcext:value-type="float">
            <text:p>0.350026</text:p>
          </table:table-cell>
          <table:table-cell office:value-type="float" office:value="0.344557" calcext:value-type="float">
            <text:p>0.344557</text:p>
          </table:table-cell>
          <table:table-cell office:value-type="float" office:value="0.350026" calcext:value-type="float">
            <text:p>0.350026</text:p>
          </table:table-cell>
          <table:table-cell office:value-type="float" office:value="0.364755" calcext:value-type="float">
            <text:p>0.364755</text:p>
          </table:table-cell>
          <table:table-cell office:value-type="float" office:value="0.383878" calcext:value-type="float">
            <text:p>0.383878</text:p>
          </table:table-cell>
          <table:table-cell office:value-type="float" office:value="0.400064" calcext:value-type="float">
            <text:p>0.400064</text:p>
          </table:table-cell>
          <table:table-cell office:value-type="float" office:value="0.405558" calcext:value-type="float">
            <text:p>0.405558</text:p>
          </table:table-cell>
          <table:table-cell office:value-type="float" office:value="0.396468" calcext:value-type="float">
            <text:p>0.396468</text:p>
          </table:table-cell>
          <table:table-cell office:value-type="float" office:value="0.38893" calcext:value-type="float">
            <text:p>0.38893</text:p>
          </table:table-cell>
          <table:table-cell office:value-type="float" office:value="0.366756" calcext:value-type="float">
            <text:p>0.366756</text:p>
          </table:table-cell>
          <table:table-cell office:value-type="float" office:value="0.34104" calcext:value-type="float">
            <text:p>0.34104</text:p>
          </table:table-cell>
          <table:table-cell office:value-type="float" office:value="0.321584" calcext:value-type="float">
            <text:p>0.321584</text:p>
          </table:table-cell>
          <table:table-cell office:value-type="float" office:value="0.31444" calcext:value-type="float">
            <text:p>0.31444</text:p>
          </table:table-cell>
          <table:table-cell office:value-type="float" office:value="0.321584" calcext:value-type="float">
            <text:p>0.321584</text:p>
          </table:table-cell>
          <table:table-cell office:value-type="float" office:value="0.34104" calcext:value-type="float">
            <text:p>0.34104</text:p>
          </table:table-cell>
          <table:table-cell office:value-type="float" office:value="0.366756" calcext:value-type="float">
            <text:p>0.366756</text:p>
          </table:table-cell>
          <table:table-cell office:value-type="float" office:value="0.38893" calcext:value-type="float">
            <text:p>0.38893</text:p>
          </table:table-cell>
          <table:table-cell office:value-type="float" office:value="0.396468" calcext:value-type="float">
            <text:p>0.396468</text:p>
          </table:table-cell>
          <table:table-cell office:value-type="float" office:value="0.38691" calcext:value-type="float">
            <text:p>0.38691</text:p>
          </table:table-cell>
          <table:table-cell office:value-type="float" office:value="0.377289" calcext:value-type="float">
            <text:p>0.377289</text:p>
          </table:table-cell>
          <table:table-cell office:value-type="float" office:value="0.349232" calcext:value-type="float">
            <text:p>0.349232</text:p>
          </table:table-cell>
          <table:table-cell office:value-type="float" office:value="0.31733" calcext:value-type="float">
            <text:p>0.31733</text:p>
          </table:table-cell>
          <table:table-cell office:value-type="float" office:value="0.293661" calcext:value-type="float">
            <text:p>0.293661</text:p>
          </table:table-cell>
          <table:table-cell office:value-type="float" office:value="0.285071" calcext:value-type="float">
            <text:p>0.285071</text:p>
          </table:table-cell>
          <table:table-cell office:value-type="float" office:value="0.293661" calcext:value-type="float">
            <text:p>0.293661</text:p>
          </table:table-cell>
          <table:table-cell office:value-type="float" office:value="0.31733" calcext:value-type="float">
            <text:p>0.31733</text:p>
          </table:table-cell>
          <table:table-cell office:value-type="float" office:value="0.349232" calcext:value-type="float">
            <text:p>0.349232</text:p>
          </table:table-cell>
          <table:table-cell office:value-type="float" office:value="0.377289" calcext:value-type="float">
            <text:p>0.377289</text:p>
          </table:table-cell>
          <table:table-cell office:value-type="float" office:value="0.38691" calcext:value-type="float">
            <text:p>0.38691</text:p>
          </table:table-cell>
          <table:table-cell office:value-type="float" office:value="0.37855" calcext:value-type="float">
            <text:p>0.37855</text:p>
          </table:table-cell>
          <table:table-cell office:value-type="float" office:value="0.366924" calcext:value-type="float">
            <text:p>0.366924</text:p>
          </table:table-cell>
          <table:table-cell office:value-type="float" office:value="0.333477" calcext:value-type="float">
            <text:p>0.333477</text:p>
          </table:table-cell>
          <table:table-cell office:value-type="float" office:value="0.296152" calcext:value-type="float">
            <text:p>0.296152</text:p>
          </table:table-cell>
          <table:table-cell office:value-type="float" office:value="0.268969" calcext:value-type="float">
            <text:p>0.268969</text:p>
          </table:table-cell>
          <table:table-cell office:value-type="float" office:value="0.259214" calcext:value-type="float">
            <text:p>0.259214</text:p>
          </table:table-cell>
          <table:table-cell office:value-type="float" office:value="0.268969" calcext:value-type="float">
            <text:p>0.268969</text:p>
          </table:table-cell>
          <table:table-cell office:value-type="float" office:value="0.296152" calcext:value-type="float">
            <text:p>0.296152</text:p>
          </table:table-cell>
          <table:table-cell office:value-type="float" office:value="0.333477" calcext:value-type="float">
            <text:p>0.333477</text:p>
          </table:table-cell>
          <table:table-cell office:value-type="float" office:value="0.366924" calcext:value-type="float">
            <text:p>0.366924</text:p>
          </table:table-cell>
          <table:table-cell office:value-type="float" office:value="0.37855" calcext:value-type="float">
            <text:p>0.37855</text:p>
          </table:table-cell>
          <table:table-cell office:value-type="float" office:value="0.372299" calcext:value-type="float">
            <text:p>0.372299</text:p>
          </table:table-cell>
          <table:table-cell office:value-type="float" office:value="0.359112" calcext:value-type="float">
            <text:p>0.359112</text:p>
          </table:table-cell>
          <table:table-cell office:value-type="float" office:value="0.321723" calcext:value-type="float">
            <text:p>0.321723</text:p>
          </table:table-cell>
          <table:table-cell office:value-type="float" office:value="0.280642" calcext:value-type="float">
            <text:p>0.280642</text:p>
          </table:table-cell>
          <table:table-cell office:value-type="float" office:value="0.251178" calcext:value-type="float">
            <text:p>0.251178</text:p>
          </table:table-cell>
          <table:table-cell office:value-type="float" office:value="0.240702" calcext:value-type="float">
            <text:p>0.240702</text:p>
          </table:table-cell>
          <table:table-cell office:value-type="float" office:value="0.251178" calcext:value-type="float">
            <text:p>0.251178</text:p>
          </table:table-cell>
          <table:table-cell office:value-type="float" office:value="0.280642" calcext:value-type="float">
            <text:p>0.280642</text:p>
          </table:table-cell>
          <table:table-cell office:value-type="float" office:value="0.321723" calcext:value-type="float">
            <text:p>0.321723</text:p>
          </table:table-cell>
          <table:table-cell office:value-type="float" office:value="0.359112" calcext:value-type="float">
            <text:p>0.359112</text:p>
          </table:table-cell>
          <table:table-cell office:value-type="float" office:value="0.372299" calcext:value-type="float">
            <text:p>0.372299</text:p>
          </table:table-cell>
          <table:table-cell office:value-type="float" office:value="0.370357" calcext:value-type="float">
            <text:p>0.370357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0.317311" calcext:value-type="float">
            <text:p>0.317311</text:p>
          </table:table-cell>
          <table:table-cell office:value-type="float" office:value="0.274599" calcext:value-type="float">
            <text:p>0.274599</text:p>
          </table:table-cell>
          <table:table-cell office:value-type="float" office:value="0.244154" calcext:value-type="float">
            <text:p>0.244154</text:p>
          </table:table-cell>
          <table:table-cell office:value-type="float" office:value="0.233369" calcext:value-type="float">
            <text:p>0.233369</text:p>
          </table:table-cell>
          <table:table-cell office:value-type="float" office:value="0.244154" calcext:value-type="float">
            <text:p>0.244154</text:p>
          </table:table-cell>
          <table:table-cell office:value-type="float" office:value="0.274599" calcext:value-type="float">
            <text:p>0.274599</text:p>
          </table:table-cell>
          <table:table-cell office:value-type="float" office:value="0.317311" calcext:value-type="float">
            <text:p>0.317311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0.370357" calcext:value-type="float">
            <text:p>0.370357</text:p>
          </table:table-cell>
        </table:table-row>
        <table:table-row table:style-name="ro1">
          <table:table-cell office:value-type="float" office:value="0.482561" calcext:value-type="float">
            <text:p>0.482561</text:p>
          </table:table-cell>
          <table:table-cell office:value-type="float" office:value="0.441593" calcext:value-type="float">
            <text:p>0.441593</text:p>
          </table:table-cell>
          <table:table-cell office:value-type="float" office:value="0.440821" calcext:value-type="float">
            <text:p>0.440821</text:p>
          </table:table-cell>
          <table:table-cell office:value-type="float" office:value="0.438839" calcext:value-type="float">
            <text:p>0.438839</text:p>
          </table:table-cell>
          <table:table-cell office:value-type="float" office:value="0.436343" calcext:value-type="float">
            <text:p>0.436343</text:p>
          </table:table-cell>
          <table:table-cell office:value-type="float" office:value="0.434337" calcext:value-type="float">
            <text:p>0.434337</text:p>
          </table:table-cell>
          <table:table-cell office:value-type="float" office:value="0.43356" calcext:value-type="float">
            <text:p>0.43356</text:p>
          </table:table-cell>
          <table:table-cell office:value-type="float" office:value="0.434337" calcext:value-type="float">
            <text:p>0.434337</text:p>
          </table:table-cell>
          <table:table-cell office:value-type="float" office:value="0.436343" calcext:value-type="float">
            <text:p>0.436343</text:p>
          </table:table-cell>
          <table:table-cell office:value-type="float" office:value="0.438839" calcext:value-type="float">
            <text:p>0.438839</text:p>
          </table:table-cell>
          <table:table-cell office:value-type="float" office:value="0.440821" calcext:value-type="float">
            <text:p>0.440821</text:p>
          </table:table-cell>
          <table:table-cell office:value-type="float" office:value="0.441593" calcext:value-type="float">
            <text:p>0.441593</text:p>
          </table:table-cell>
          <table:table-cell office:value-type="float" office:value="0.435243" calcext:value-type="float">
            <text:p>0.435243</text:p>
          </table:table-cell>
          <table:table-cell office:value-type="float" office:value="0.43492" calcext:value-type="float">
            <text:p>0.43492</text:p>
          </table:table-cell>
          <table:table-cell office:value-type="float" office:value="0.434212" calcext:value-type="float">
            <text:p>0.434212</text:p>
          </table:table-cell>
          <table:table-cell office:value-type="float" office:value="0.433305" calcext:value-type="float">
            <text:p>0.433305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432311" calcext:value-type="float">
            <text:p>0.432311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433305" calcext:value-type="float">
            <text:p>0.433305</text:p>
          </table:table-cell>
          <table:table-cell office:value-type="float" office:value="0.434212" calcext:value-type="float">
            <text:p>0.434212</text:p>
          </table:table-cell>
          <table:table-cell office:value-type="float" office:value="0.43492" calcext:value-type="float">
            <text:p>0.43492</text:p>
          </table:table-cell>
          <table:table-cell office:value-type="float" office:value="0.435243" calcext:value-type="float">
            <text:p>0.435243</text:p>
          </table:table-cell>
          <table:table-cell office:value-type="float" office:value="0.432471" calcext:value-type="float">
            <text:p>0.432471</text:p>
          </table:table-cell>
          <table:table-cell office:value-type="float" office:value="0.431365" calcext:value-type="float">
            <text:p>0.431365</text:p>
          </table:table-cell>
          <table:table-cell office:value-type="float" office:value="0.428355" calcext:value-type="float">
            <text:p>0.428355</text:p>
          </table:table-cell>
          <table:table-cell office:value-type="float" office:value="0.424625" calcext:value-type="float">
            <text:p>0.424625</text:p>
          </table:table-cell>
          <table:table-cell office:value-type="float" office:value="0.421651" calcext:value-type="float">
            <text:p>0.421651</text:p>
          </table:table-cell>
          <table:table-cell office:value-type="float" office:value="0.420507" calcext:value-type="float">
            <text:p>0.420507</text:p>
          </table:table-cell>
          <table:table-cell office:value-type="float" office:value="0.421651" calcext:value-type="float">
            <text:p>0.421651</text:p>
          </table:table-cell>
          <table:table-cell office:value-type="float" office:value="0.424625" calcext:value-type="float">
            <text:p>0.424625</text:p>
          </table:table-cell>
          <table:table-cell office:value-type="float" office:value="0.428355" calcext:value-type="float">
            <text:p>0.428355</text:p>
          </table:table-cell>
          <table:table-cell office:value-type="float" office:value="0.431365" calcext:value-type="float">
            <text:p>0.431365</text:p>
          </table:table-cell>
          <table:table-cell office:value-type="float" office:value="0.432471" calcext:value-type="float">
            <text:p>0.432471</text:p>
          </table:table-cell>
          <table:table-cell office:value-type="float" office:value="0.42669" calcext:value-type="float">
            <text:p>0.42669</text:p>
          </table:table-cell>
          <table:table-cell office:value-type="float" office:value="0.424505" calcext:value-type="float">
            <text:p>0.424505</text:p>
          </table:table-cell>
          <table:table-cell office:value-type="float" office:value="0.418254" calcext:value-type="float">
            <text:p>0.418254</text:p>
          </table:table-cell>
          <table:table-cell office:value-type="float" office:value="0.410625" calcext:value-type="float">
            <text:p>0.410625</text:p>
          </table:table-cell>
          <table:table-cell office:value-type="float" office:value="0.404584" calcext:value-type="float">
            <text:p>0.404584</text:p>
          </table:table-cell>
          <table:table-cell office:value-type="float" office:value="0.402293" calcext:value-type="float">
            <text:p>0.402293</text:p>
          </table:table-cell>
          <table:table-cell office:value-type="float" office:value="0.404584" calcext:value-type="float">
            <text:p>0.404584</text:p>
          </table:table-cell>
          <table:table-cell office:value-type="float" office:value="0.410625" calcext:value-type="float">
            <text:p>0.410625</text:p>
          </table:table-cell>
          <table:table-cell office:value-type="float" office:value="0.418254" calcext:value-type="float">
            <text:p>0.418254</text:p>
          </table:table-cell>
          <table:table-cell office:value-type="float" office:value="0.424505" calcext:value-type="float">
            <text:p>0.424505</text:p>
          </table:table-cell>
          <table:table-cell office:value-type="float" office:value="0.42669" calcext:value-type="float">
            <text:p>0.42669</text:p>
          </table:table-cell>
          <table:table-cell office:value-type="float" office:value="0.420109" calcext:value-type="float">
            <text:p>0.420109</text:p>
          </table:table-cell>
          <table:table-cell office:value-type="float" office:value="0.416343" calcext:value-type="float">
            <text:p>0.416343</text:p>
          </table:table-cell>
          <table:table-cell office:value-type="float" office:value="0.405328" calcext:value-type="float">
            <text:p>0.405328</text:p>
          </table:table-cell>
          <table:table-cell office:value-type="float" office:value="0.392084" calcext:value-type="float">
            <text:p>0.392084</text:p>
          </table:table-cell>
          <table:table-cell office:value-type="float" office:value="0.381715" calcext:value-type="float">
            <text:p>0.381715</text:p>
          </table:table-cell>
          <table:table-cell office:value-type="float" office:value="0.377824" calcext:value-type="float">
            <text:p>0.377824</text:p>
          </table:table-cell>
          <table:table-cell office:value-type="float" office:value="0.381715" calcext:value-type="float">
            <text:p>0.381715</text:p>
          </table:table-cell>
          <table:table-cell office:value-type="float" office:value="0.392084" calcext:value-type="float">
            <text:p>0.392084</text:p>
          </table:table-cell>
          <table:table-cell office:value-type="float" office:value="0.405328" calcext:value-type="float">
            <text:p>0.405328</text:p>
          </table:table-cell>
          <table:table-cell office:value-type="float" office:value="0.416343" calcext:value-type="float">
            <text:p>0.416343</text:p>
          </table:table-cell>
          <table:table-cell office:value-type="float" office:value="0.420109" calcext:value-type="float">
            <text:p>0.420109</text:p>
          </table:table-cell>
          <table:table-cell office:value-type="float" office:value="0.411368" calcext:value-type="float">
            <text:p>0.411368</text:p>
          </table:table-cell>
          <table:table-cell office:value-type="float" office:value="0.405813" calcext:value-type="float">
            <text:p>0.405813</text:p>
          </table:table-cell>
          <table:table-cell office:value-type="float" office:value="0.389433" calcext:value-type="float">
            <text:p>0.389433</text:p>
          </table:table-cell>
          <table:table-cell office:value-type="float" office:value="0.370078" calcext:value-type="float">
            <text:p>0.370078</text:p>
          </table:table-cell>
          <table:table-cell office:value-type="float" office:value="0.355168" calcext:value-type="float">
            <text:p>0.355168</text:p>
          </table:table-cell>
          <table:table-cell office:value-type="float" office:value="0.349631" calcext:value-type="float">
            <text:p>0.349631</text:p>
          </table:table-cell>
          <table:table-cell office:value-type="float" office:value="0.355168" calcext:value-type="float">
            <text:p>0.355168</text:p>
          </table:table-cell>
          <table:table-cell office:value-type="float" office:value="0.370078" calcext:value-type="float">
            <text:p>0.370078</text:p>
          </table:table-cell>
          <table:table-cell office:value-type="float" office:value="0.389433" calcext:value-type="float">
            <text:p>0.389433</text:p>
          </table:table-cell>
          <table:table-cell office:value-type="float" office:value="0.405813" calcext:value-type="float">
            <text:p>0.405813</text:p>
          </table:table-cell>
          <table:table-cell office:value-type="float" office:value="0.411368" calcext:value-type="float">
            <text:p>0.411368</text:p>
          </table:table-cell>
          <table:table-cell office:value-type="float" office:value="0.402207" calcext:value-type="float">
            <text:p>0.402207</text:p>
          </table:table-cell>
          <table:table-cell office:value-type="float" office:value="0.394587" calcext:value-type="float">
            <text:p>0.394587</text:p>
          </table:table-cell>
          <table:table-cell office:value-type="float" office:value="0.372151" calcext:value-type="float">
            <text:p>0.372151</text:p>
          </table:table-cell>
          <table:table-cell office:value-type="float" office:value="0.346125" calcext:value-type="float">
            <text:p>0.346125</text:p>
          </table:table-cell>
          <table:table-cell office:value-type="float" office:value="0.326429" calcext:value-type="float">
            <text:p>0.326429</text:p>
          </table:table-cell>
          <table:table-cell office:value-type="float" office:value="0.319195" calcext:value-type="float">
            <text:p>0.319195</text:p>
          </table:table-cell>
          <table:table-cell office:value-type="float" office:value="0.326429" calcext:value-type="float">
            <text:p>0.326429</text:p>
          </table:table-cell>
          <table:table-cell office:value-type="float" office:value="0.346125" calcext:value-type="float">
            <text:p>0.346125</text:p>
          </table:table-cell>
          <table:table-cell office:value-type="float" office:value="0.372151" calcext:value-type="float">
            <text:p>0.372151</text:p>
          </table:table-cell>
          <table:table-cell office:value-type="float" office:value="0.394587" calcext:value-type="float">
            <text:p>0.394587</text:p>
          </table:table-cell>
          <table:table-cell office:value-type="float" office:value="0.402207" calcext:value-type="float">
            <text:p>0.402207</text:p>
          </table:table-cell>
          <table:table-cell office:value-type="float" office:value="0.392579" calcext:value-type="float">
            <text:p>0.392579</text:p>
          </table:table-cell>
          <table:table-cell office:value-type="float" office:value="0.382858" calcext:value-type="float">
            <text:p>0.382858</text:p>
          </table:table-cell>
          <table:table-cell office:value-type="float" office:value="0.354478" calcext:value-type="float">
            <text:p>0.354478</text:p>
          </table:table-cell>
          <table:table-cell office:value-type="float" office:value="0.322198" calcext:value-type="float">
            <text:p>0.322198</text:p>
          </table:table-cell>
          <table:table-cell office:value-type="float" office:value="0.29824" calcext:value-type="float">
            <text:p>0.29824</text:p>
          </table:table-cell>
          <table:table-cell office:value-type="float" office:value="0.289544" calcext:value-type="float">
            <text:p>0.289544</text:p>
          </table:table-cell>
          <table:table-cell office:value-type="float" office:value="0.29824" calcext:value-type="float">
            <text:p>0.29824</text:p>
          </table:table-cell>
          <table:table-cell office:value-type="float" office:value="0.322198" calcext:value-type="float">
            <text:p>0.322198</text:p>
          </table:table-cell>
          <table:table-cell office:value-type="float" office:value="0.354478" calcext:value-type="float">
            <text:p>0.354478</text:p>
          </table:table-cell>
          <table:table-cell office:value-type="float" office:value="0.382858" calcext:value-type="float">
            <text:p>0.382858</text:p>
          </table:table-cell>
          <table:table-cell office:value-type="float" office:value="0.392579" calcext:value-type="float">
            <text:p>0.392579</text:p>
          </table:table-cell>
          <table:table-cell office:value-type="float" office:value="0.384178" calcext:value-type="float">
            <text:p>0.384178</text:p>
          </table:table-cell>
          <table:table-cell office:value-type="float" office:value="0.372436" calcext:value-type="float">
            <text:p>0.372436</text:p>
          </table:table-cell>
          <table:table-cell office:value-type="float" office:value="0.338613" calcext:value-type="float">
            <text:p>0.338613</text:p>
          </table:table-cell>
          <table:table-cell office:value-type="float" office:value="0.300852" calcext:value-type="float">
            <text:p>0.300852</text:p>
          </table:table-cell>
          <table:table-cell office:value-type="float" office:value="0.273338" calcext:value-type="float">
            <text:p>0.273338</text:p>
          </table:table-cell>
          <table:table-cell office:value-type="float" office:value="0.263461" calcext:value-type="float">
            <text:p>0.263461</text:p>
          </table:table-cell>
          <table:table-cell office:value-type="float" office:value="0.273338" calcext:value-type="float">
            <text:p>0.273338</text:p>
          </table:table-cell>
          <table:table-cell office:value-type="float" office:value="0.300852" calcext:value-type="float">
            <text:p>0.300852</text:p>
          </table:table-cell>
          <table:table-cell office:value-type="float" office:value="0.338613" calcext:value-type="float">
            <text:p>0.338613</text:p>
          </table:table-cell>
          <table:table-cell office:value-type="float" office:value="0.372436" calcext:value-type="float">
            <text:p>0.372436</text:p>
          </table:table-cell>
          <table:table-cell office:value-type="float" office:value="0.384178" calcext:value-type="float">
            <text:p>0.384178</text:p>
          </table:table-cell>
          <table:table-cell office:value-type="float" office:value="0.377903" calcext:value-type="float">
            <text:p>0.377903</text:p>
          </table:table-cell>
          <table:table-cell office:value-type="float" office:value="0.36459" calcext:value-type="float">
            <text:p>0.36459</text:p>
          </table:table-cell>
          <table:table-cell office:value-type="float" office:value="0.326791" calcext:value-type="float">
            <text:p>0.326791</text:p>
          </table:table-cell>
          <table:table-cell office:value-type="float" office:value="0.285238" calcext:value-type="float">
            <text:p>0.285238</text:p>
          </table:table-cell>
          <table:table-cell office:value-type="float" office:value="0.255418" calcext:value-type="float">
            <text:p>0.255418</text:p>
          </table:table-cell>
          <table:table-cell office:value-type="float" office:value="0.244812" calcext:value-type="float">
            <text:p>0.244812</text:p>
          </table:table-cell>
          <table:table-cell office:value-type="float" office:value="0.255418" calcext:value-type="float">
            <text:p>0.255418</text:p>
          </table:table-cell>
          <table:table-cell office:value-type="float" office:value="0.285238" calcext:value-type="float">
            <text:p>0.285238</text:p>
          </table:table-cell>
          <table:table-cell office:value-type="float" office:value="0.326791" calcext:value-type="float">
            <text:p>0.326791</text:p>
          </table:table-cell>
          <table:table-cell office:value-type="float" office:value="0.36459" calcext:value-type="float">
            <text:p>0.36459</text:p>
          </table:table-cell>
          <table:table-cell office:value-type="float" office:value="0.377903" calcext:value-type="float">
            <text:p>0.377903</text:p>
          </table:table-cell>
          <table:table-cell office:value-type="float" office:value="0.375972" calcext:value-type="float">
            <text:p>0.375972</text:p>
          </table:table-cell>
          <table:table-cell office:value-type="float" office:value="0.36192" calcext:value-type="float">
            <text:p>0.36192</text:p>
          </table:table-cell>
          <table:table-cell office:value-type="float" office:value="0.322366" calcext:value-type="float">
            <text:p>0.322366</text:p>
          </table:table-cell>
          <table:table-cell office:value-type="float" office:value="0.279162" calcext:value-type="float">
            <text:p>0.279162</text:p>
          </table:table-cell>
          <table:table-cell office:value-type="float" office:value="0.248345" calcext:value-type="float">
            <text:p>0.248345</text:p>
          </table:table-cell>
          <table:table-cell office:value-type="float" office:value="0.237424" calcext:value-type="float">
            <text:p>0.237424</text:p>
          </table:table-cell>
          <table:table-cell office:value-type="float" office:value="0.248345" calcext:value-type="float">
            <text:p>0.248345</text:p>
          </table:table-cell>
          <table:table-cell office:value-type="float" office:value="0.279162" calcext:value-type="float">
            <text:p>0.279162</text:p>
          </table:table-cell>
          <table:table-cell office:value-type="float" office:value="0.322366" calcext:value-type="float">
            <text:p>0.322366</text:p>
          </table:table-cell>
          <table:table-cell office:value-type="float" office:value="0.36192" calcext:value-type="float">
            <text:p>0.36192</text:p>
          </table:table-cell>
          <table:table-cell office:value-type="float" office:value="0.375972" calcext:value-type="float">
            <text:p>0.375972</text:p>
          </table:table-cell>
        </table:table-row>
        <table:table-row table:style-name="ro1">
          <table:table-cell office:value-type="float" office:value="0.490614" calcext:value-type="float">
            <text:p>0.490614</text:p>
          </table:table-cell>
          <table:table-cell office:value-type="float" office:value="0.448284" calcext:value-type="float">
            <text:p>0.448284</text:p>
          </table:table-cell>
          <table:table-cell office:value-type="float" office:value="0.447499" calcext:value-type="float">
            <text:p>0.447499</text:p>
          </table:table-cell>
          <table:table-cell office:value-type="float" office:value="0.445481" calcext:value-type="float">
            <text:p>0.44548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40901" calcext:value-type="float">
            <text:p>0.440901</text:p>
          </table:table-cell>
          <table:table-cell office:value-type="float" office:value="0.44011" calcext:value-type="float">
            <text:p>0.44011</text:p>
          </table:table-cell>
          <table:table-cell office:value-type="float" office:value="0.440901" calcext:value-type="float">
            <text:p>0.440901</text:p>
          </table:table-cell>
          <table:table-cell office:value-type="float" office:value="0.442942" calcext:value-type="float">
            <text:p>0.442942</text:p>
          </table:table-cell>
          <table:table-cell office:value-type="float" office:value="0.445481" calcext:value-type="float">
            <text:p>0.445481</text:p>
          </table:table-cell>
          <table:table-cell office:value-type="float" office:value="0.447499" calcext:value-type="float">
            <text:p>0.447499</text:p>
          </table:table-cell>
          <table:table-cell office:value-type="float" office:value="0.448284" calcext:value-type="float">
            <text:p>0.448284</text:p>
          </table:table-cell>
          <table:table-cell office:value-type="float" office:value="0.441827" calcext:value-type="float">
            <text:p>0.441827</text:p>
          </table:table-cell>
          <table:table-cell office:value-type="float" office:value="0.441501" calcext:value-type="float">
            <text:p>0.441501</text:p>
          </table:table-cell>
          <table:table-cell office:value-type="float" office:value="0.440783" calcext:value-type="float">
            <text:p>0.440783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0.43915" calcext:value-type="float">
            <text:p>0.43915</text:p>
          </table:table-cell>
          <table:table-cell office:value-type="float" office:value="0.438857" calcext:value-type="float">
            <text:p>0.438857</text:p>
          </table:table-cell>
          <table:table-cell office:value-type="float" office:value="0.43915" calcext:value-type="float">
            <text:p>0.43915</text:p>
          </table:table-cell>
          <table:table-cell office:value-type="float" office:value="0.439864" calcext:value-type="float">
            <text:p>0.439864</text:p>
          </table:table-cell>
          <table:table-cell office:value-type="float" office:value="0.440783" calcext:value-type="float">
            <text:p>0.440783</text:p>
          </table:table-cell>
          <table:table-cell office:value-type="float" office:value="0.441501" calcext:value-type="float">
            <text:p>0.441501</text:p>
          </table:table-cell>
          <table:table-cell office:value-type="float" office:value="0.441827" calcext:value-type="float">
            <text:p>0.441827</text:p>
          </table:table-cell>
          <table:table-cell office:value-type="float" office:value="0.439023" calcext:value-type="float">
            <text:p>0.439023</text:p>
          </table:table-cell>
          <table:table-cell office:value-type="float" office:value="0.437903" calcext:value-type="float">
            <text:p>0.437903</text:p>
          </table:table-cell>
          <table:table-cell office:value-type="float" office:value="0.434853" calcext:value-type="float">
            <text:p>0.434853</text:p>
          </table:table-cell>
          <table:table-cell office:value-type="float" office:value="0.431072" calcext:value-type="float">
            <text:p>0.431072</text:p>
          </table:table-cell>
          <table:table-cell office:value-type="float" office:value="0.428058" calcext:value-type="float">
            <text:p>0.428058</text:p>
          </table:table-cell>
          <table:table-cell office:value-type="float" office:value="0.426899" calcext:value-type="float">
            <text:p>0.426899</text:p>
          </table:table-cell>
          <table:table-cell office:value-type="float" office:value="0.428058" calcext:value-type="float">
            <text:p>0.428058</text:p>
          </table:table-cell>
          <table:table-cell office:value-type="float" office:value="0.431072" calcext:value-type="float">
            <text:p>0.431072</text:p>
          </table:table-cell>
          <table:table-cell office:value-type="float" office:value="0.434853" calcext:value-type="float">
            <text:p>0.434853</text:p>
          </table:table-cell>
          <table:table-cell office:value-type="float" office:value="0.437903" calcext:value-type="float">
            <text:p>0.437903</text:p>
          </table:table-cell>
          <table:table-cell office:value-type="float" office:value="0.439023" calcext:value-type="float">
            <text:p>0.439023</text:p>
          </table:table-cell>
          <table:table-cell office:value-type="float" office:value="0.433168" calcext:value-type="float">
            <text:p>0.433168</text:p>
          </table:table-cell>
          <table:table-cell office:value-type="float" office:value="0.430956" calcext:value-type="float">
            <text:p>0.430956</text:p>
          </table:table-cell>
          <table:table-cell office:value-type="float" office:value="0.424624" calcext:value-type="float">
            <text:p>0.424624</text:p>
          </table:table-cell>
          <table:table-cell office:value-type="float" office:value="0.416895" calcext:value-type="float">
            <text:p>0.416895</text:p>
          </table:table-cell>
          <table:table-cell office:value-type="float" office:value="0.410775" calcext:value-type="float">
            <text:p>0.410775</text:p>
          </table:table-cell>
          <table:table-cell office:value-type="float" office:value="0.408454" calcext:value-type="float">
            <text:p>0.408454</text:p>
          </table:table-cell>
          <table:table-cell office:value-type="float" office:value="0.410775" calcext:value-type="float">
            <text:p>0.410775</text:p>
          </table:table-cell>
          <table:table-cell office:value-type="float" office:value="0.416895" calcext:value-type="float">
            <text:p>0.416895</text:p>
          </table:table-cell>
          <table:table-cell office:value-type="float" office:value="0.424624" calcext:value-type="float">
            <text:p>0.424624</text:p>
          </table:table-cell>
          <table:table-cell office:value-type="float" office:value="0.430956" calcext:value-type="float">
            <text:p>0.430956</text:p>
          </table:table-cell>
          <table:table-cell office:value-type="float" office:value="0.433168" calcext:value-type="float">
            <text:p>0.433168</text:p>
          </table:table-cell>
          <table:table-cell office:value-type="float" office:value="0.426519" calcext:value-type="float">
            <text:p>0.426519</text:p>
          </table:table-cell>
          <table:table-cell office:value-type="float" office:value="0.422706" calcext:value-type="float">
            <text:p>0.422706</text:p>
          </table:table-cell>
          <table:table-cell office:value-type="float" office:value="0.411547" calcext:value-type="float">
            <text:p>0.411547</text:p>
          </table:table-cell>
          <table:table-cell office:value-type="float" office:value="0.398129" calcext:value-type="float">
            <text:p>0.398129</text:p>
          </table:table-cell>
          <table:table-cell office:value-type="float" office:value="0.387622" calcext:value-type="float">
            <text:p>0.387622</text:p>
          </table:table-cell>
          <table:table-cell office:value-type="float" office:value="0.38368" calcext:value-type="float">
            <text:p>0.38368</text:p>
          </table:table-cell>
          <table:table-cell office:value-type="float" office:value="0.387622" calcext:value-type="float">
            <text:p>0.387622</text:p>
          </table:table-cell>
          <table:table-cell office:value-type="float" office:value="0.398129" calcext:value-type="float">
            <text:p>0.398129</text:p>
          </table:table-cell>
          <table:table-cell office:value-type="float" office:value="0.411547" calcext:value-type="float">
            <text:p>0.411547</text:p>
          </table:table-cell>
          <table:table-cell office:value-type="float" office:value="0.422706" calcext:value-type="float">
            <text:p>0.422706</text:p>
          </table:table-cell>
          <table:table-cell office:value-type="float" office:value="0.426519" calcext:value-type="float">
            <text:p>0.426519</text:p>
          </table:table-cell>
          <table:table-cell office:value-type="float" office:value="0.417684" calcext:value-type="float">
            <text:p>0.417684</text:p>
          </table:table-cell>
          <table:table-cell office:value-type="float" office:value="0.412064" calcext:value-type="float">
            <text:p>0.412064</text:p>
          </table:table-cell>
          <table:table-cell office:value-type="float" office:value="0.395474" calcext:value-type="float">
            <text:p>0.395474</text:p>
          </table:table-cell>
          <table:table-cell office:value-type="float" office:value="0.375869" calcext:value-type="float">
            <text:p>0.375869</text:p>
          </table:table-cell>
          <table:table-cell office:value-type="float" office:value="0.360762" calcext:value-type="float">
            <text:p>0.360762</text:p>
          </table:table-cell>
          <table:table-cell office:value-type="float" office:value="0.355153" calcext:value-type="float">
            <text:p>0.355153</text:p>
          </table:table-cell>
          <table:table-cell office:value-type="float" office:value="0.360762" calcext:value-type="float">
            <text:p>0.360762</text:p>
          </table:table-cell>
          <table:table-cell office:value-type="float" office:value="0.375869" calcext:value-type="float">
            <text:p>0.375869</text:p>
          </table:table-cell>
          <table:table-cell office:value-type="float" office:value="0.395474" calcext:value-type="float">
            <text:p>0.395474</text:p>
          </table:table-cell>
          <table:table-cell office:value-type="float" office:value="0.412064" calcext:value-type="float">
            <text:p>0.412064</text:p>
          </table:table-cell>
          <table:table-cell office:value-type="float" office:value="0.417684" calcext:value-type="float">
            <text:p>0.417684</text:p>
          </table:table-cell>
          <table:table-cell office:value-type="float" office:value="0.408446" calcext:value-type="float">
            <text:p>0.408446</text:p>
          </table:table-cell>
          <table:table-cell office:value-type="float" office:value="0.400739" calcext:value-type="float">
            <text:p>0.400739</text:p>
          </table:table-cell>
          <table:table-cell office:value-type="float" office:value="0.378019" calcext:value-type="float">
            <text:p>0.378019</text:p>
          </table:table-cell>
          <table:table-cell office:value-type="float" office:value="0.351658" calcext:value-type="float">
            <text:p>0.351658</text:p>
          </table:table-cell>
          <table:table-cell office:value-type="float" office:value="0.331703" calcext:value-type="float">
            <text:p>0.331703</text:p>
          </table:table-cell>
          <table:table-cell office:value-type="float" office:value="0.324373" calcext:value-type="float">
            <text:p>0.324373</text:p>
          </table:table-cell>
          <table:table-cell office:value-type="float" office:value="0.331703" calcext:value-type="float">
            <text:p>0.331703</text:p>
          </table:table-cell>
          <table:table-cell office:value-type="float" office:value="0.351658" calcext:value-type="float">
            <text:p>0.351658</text:p>
          </table:table-cell>
          <table:table-cell office:value-type="float" office:value="0.378019" calcext:value-type="float">
            <text:p>0.378019</text:p>
          </table:table-cell>
          <table:table-cell office:value-type="float" office:value="0.400739" calcext:value-type="float">
            <text:p>0.400739</text:p>
          </table:table-cell>
          <table:table-cell office:value-type="float" office:value="0.408446" calcext:value-type="float">
            <text:p>0.408446</text:p>
          </table:table-cell>
          <table:table-cell office:value-type="float" office:value="0.398744" calcext:value-type="float">
            <text:p>0.398744</text:p>
          </table:table-cell>
          <table:table-cell office:value-type="float" office:value="0.388917" calcext:value-type="float">
            <text:p>0.388917</text:p>
          </table:table-cell>
          <table:table-cell office:value-type="float" office:value="0.360187" calcext:value-type="float">
            <text:p>0.360187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30323" calcext:value-type="float">
            <text:p>0.30323</text:p>
          </table:table-cell>
          <table:table-cell office:value-type="float" office:value="0.294418" calcext:value-type="float">
            <text:p>0.294418</text:p>
          </table:table-cell>
          <table:table-cell office:value-type="float" office:value="0.30323" calcext:value-type="float">
            <text:p>0.30323</text:p>
          </table:table-cell>
          <table:table-cell office:value-type="float" office:value="0.3275" calcext:value-type="float">
            <text:p>0.3275</text:p>
          </table:table-cell>
          <table:table-cell office:value-type="float" office:value="0.360187" calcext:value-type="float">
            <text:p>0.360187</text:p>
          </table:table-cell>
          <table:table-cell office:value-type="float" office:value="0.388917" calcext:value-type="float">
            <text:p>0.388917</text:p>
          </table:table-cell>
          <table:table-cell office:value-type="float" office:value="0.398744" calcext:value-type="float">
            <text:p>0.398744</text:p>
          </table:table-cell>
          <table:table-cell office:value-type="float" office:value="0.390302" calcext:value-type="float">
            <text:p>0.390302</text:p>
          </table:table-cell>
          <table:table-cell office:value-type="float" office:value="0.378436" calcext:value-type="float">
            <text:p>0.378436</text:p>
          </table:table-cell>
          <table:table-cell office:value-type="float" office:value="0.344206" calcext:value-type="float">
            <text:p>0.344206</text:p>
          </table:table-cell>
          <table:table-cell office:value-type="float" office:value="0.305974" calcext:value-type="float">
            <text:p>0.305974</text:p>
          </table:table-cell>
          <table:table-cell office:value-type="float" office:value="0.278102" calcext:value-type="float">
            <text:p>0.278102</text:p>
          </table:table-cell>
          <table:table-cell office:value-type="float" office:value="0.268094" calcext:value-type="float">
            <text:p>0.268094</text:p>
          </table:table-cell>
          <table:table-cell office:value-type="float" office:value="0.278102" calcext:value-type="float">
            <text:p>0.278102</text:p>
          </table:table-cell>
          <table:table-cell office:value-type="float" office:value="0.305974" calcext:value-type="float">
            <text:p>0.305974</text:p>
          </table:table-cell>
          <table:table-cell office:value-type="float" office:value="0.344206" calcext:value-type="float">
            <text:p>0.344206</text:p>
          </table:table-cell>
          <table:table-cell office:value-type="float" office:value="0.378436" calcext:value-type="float">
            <text:p>0.378436</text:p>
          </table:table-cell>
          <table:table-cell office:value-type="float" office:value="0.390302" calcext:value-type="float">
            <text:p>0.390302</text:p>
          </table:table-cell>
          <table:table-cell office:value-type="float" office:value="0.384001" calcext:value-type="float">
            <text:p>0.384001</text:p>
          </table:table-cell>
          <table:table-cell office:value-type="float" office:value="0.370552" calcext:value-type="float">
            <text:p>0.370552</text:p>
          </table:table-cell>
          <table:table-cell office:value-type="float" office:value="0.332311" calcext:value-type="float">
            <text:p>0.332311</text:p>
          </table:table-cell>
          <table:table-cell office:value-type="float" office:value="0.290248" calcext:value-type="float">
            <text:p>0.290248</text:p>
          </table:table-cell>
          <table:table-cell office:value-type="float" office:value="0.260044" calcext:value-type="float">
            <text:p>0.260044</text:p>
          </table:table-cell>
          <table:table-cell office:value-type="float" office:value="0.249297" calcext:value-type="float">
            <text:p>0.249297</text:p>
          </table:table-cell>
          <table:table-cell office:value-type="float" office:value="0.260044" calcext:value-type="float">
            <text:p>0.260044</text:p>
          </table:table-cell>
          <table:table-cell office:value-type="float" office:value="0.290248" calcext:value-type="float">
            <text:p>0.290248</text:p>
          </table:table-cell>
          <table:table-cell office:value-type="float" office:value="0.332311" calcext:value-type="float">
            <text:p>0.332311</text:p>
          </table:table-cell>
          <table:table-cell office:value-type="float" office:value="0.370552" calcext:value-type="float">
            <text:p>0.370552</text:p>
          </table:table-cell>
          <table:table-cell office:value-type="float" office:value="0.384001" calcext:value-type="float">
            <text:p>0.384001</text:p>
          </table:table-cell>
          <table:table-cell office:value-type="float" office:value="0.382084" calcext:value-type="float">
            <text:p>0.382084</text:p>
          </table:table-cell>
          <table:table-cell office:value-type="float" office:value="0.36789" calcext:value-type="float">
            <text:p>0.36789</text:p>
          </table:table-cell>
          <table:table-cell office:value-type="float" office:value="0.327874" calcext:value-type="float">
            <text:p>0.327874</text:p>
          </table:table-cell>
          <table:table-cell office:value-type="float" office:value="0.284138" calcext:value-type="float">
            <text:p>0.284138</text:p>
          </table:table-cell>
          <table:table-cell office:value-type="float" office:value="0.252919" calcext:value-type="float">
            <text:p>0.252919</text:p>
          </table:table-cell>
          <table:table-cell office:value-type="float" office:value="0.241852" calcext:value-type="float">
            <text:p>0.241852</text:p>
          </table:table-cell>
          <table:table-cell office:value-type="float" office:value="0.252919" calcext:value-type="float">
            <text:p>0.252919</text:p>
          </table:table-cell>
          <table:table-cell office:value-type="float" office:value="0.284138" calcext:value-type="float">
            <text:p>0.284138</text:p>
          </table:table-cell>
          <table:table-cell office:value-type="float" office:value="0.327874" calcext:value-type="float">
            <text:p>0.327874</text:p>
          </table:table-cell>
          <table:table-cell office:value-type="float" office:value="0.36789" calcext:value-type="float">
            <text:p>0.36789</text:p>
          </table:table-cell>
          <table:table-cell office:value-type="float" office:value="0.382084" calcext:value-type="float">
            <text:p>0.382084</text:p>
          </table:table-cell>
        </table:table-row>
        <table:table-row table:style-name="ro1">
          <table:table-cell office:value-type="float" office:value="0.499829" calcext:value-type="float">
            <text:p>0.499829</text:p>
          </table:table-cell>
          <table:table-cell office:value-type="float" office:value="0.455916" calcext:value-type="float">
            <text:p>0.455916</text:p>
          </table:table-cell>
          <table:table-cell office:value-type="float" office:value="0.455116" calcext:value-type="float">
            <text:p>0.455116</text:p>
          </table:table-cell>
          <table:table-cell office:value-type="float" office:value="0.453059" calcext:value-type="float">
            <text:p>0.453059</text:p>
          </table:table-cell>
          <table:table-cell office:value-type="float" office:value="0.450469" calcext:value-type="float">
            <text:p>0.450469</text:p>
          </table:table-cell>
          <table:table-cell office:value-type="float" office:value="0.448388" calcext:value-type="float">
            <text:p>0.448388</text:p>
          </table:table-cell>
          <table:table-cell office:value-type="float" office:value="0.447582" calcext:value-type="float">
            <text:p>0.447582</text:p>
          </table:table-cell>
          <table:table-cell office:value-type="float" office:value="0.448388" calcext:value-type="float">
            <text:p>0.448388</text:p>
          </table:table-cell>
          <table:table-cell office:value-type="float" office:value="0.450469" calcext:value-type="float">
            <text:p>0.450469</text:p>
          </table:table-cell>
          <table:table-cell office:value-type="float" office:value="0.453059" calcext:value-type="float">
            <text:p>0.453059</text:p>
          </table:table-cell>
          <table:table-cell office:value-type="float" office:value="0.455116" calcext:value-type="float">
            <text:p>0.455116</text:p>
          </table:table-cell>
          <table:table-cell office:value-type="float" office:value="0.455916" calcext:value-type="float">
            <text:p>0.455916</text:p>
          </table:table-cell>
          <table:table-cell office:value-type="float" office:value="0.449337" calcext:value-type="float">
            <text:p>0.449337</text:p>
          </table:table-cell>
          <table:table-cell office:value-type="float" office:value="0.449007" calcext:value-type="float">
            <text:p>0.449007</text:p>
          </table:table-cell>
          <table:table-cell office:value-type="float" office:value="0.448278" calcext:value-type="float">
            <text:p>0.448278</text:p>
          </table:table-cell>
          <table:table-cell office:value-type="float" office:value="0.447346" calcext:value-type="float">
            <text:p>0.447346</text:p>
          </table:table-cell>
          <table:table-cell office:value-type="float" office:value="0.446621" calcext:value-type="float">
            <text:p>0.446621</text:p>
          </table:table-cell>
          <table:table-cell office:value-type="float" office:value="0.446324" calcext:value-type="float">
            <text:p>0.446324</text:p>
          </table:table-cell>
          <table:table-cell office:value-type="float" office:value="0.446621" calcext:value-type="float">
            <text:p>0.446621</text:p>
          </table:table-cell>
          <table:table-cell office:value-type="float" office:value="0.447346" calcext:value-type="float">
            <text:p>0.447346</text:p>
          </table:table-cell>
          <table:table-cell office:value-type="float" office:value="0.448278" calcext:value-type="float">
            <text:p>0.448278</text:p>
          </table:table-cell>
          <table:table-cell office:value-type="float" office:value="0.449007" calcext:value-type="float">
            <text:p>0.449007</text:p>
          </table:table-cell>
          <table:table-cell office:value-type="float" office:value="0.449337" calcext:value-type="float">
            <text:p>0.449337</text:p>
          </table:table-cell>
          <table:table-cell office:value-type="float" office:value="0.446498" calcext:value-type="float">
            <text:p>0.446498</text:p>
          </table:table-cell>
          <table:table-cell office:value-type="float" office:value="0.445362" calcext:value-type="float">
            <text:p>0.445362</text:p>
          </table:table-cell>
          <table:table-cell office:value-type="float" office:value="0.442266" calcext:value-type="float">
            <text:p>0.442266</text:p>
          </table:table-cell>
          <table:table-cell office:value-type="float" office:value="0.438428" calcext:value-type="float">
            <text:p>0.438428</text:p>
          </table:table-cell>
          <table:table-cell office:value-type="float" office:value="0.435368" calcext:value-type="float">
            <text:p>0.435368</text:p>
          </table:table-cell>
          <table:table-cell office:value-type="float" office:value="0.434191" calcext:value-type="float">
            <text:p>0.434191</text:p>
          </table:table-cell>
          <table:table-cell office:value-type="float" office:value="0.435368" calcext:value-type="float">
            <text:p>0.435368</text:p>
          </table:table-cell>
          <table:table-cell office:value-type="float" office:value="0.438428" calcext:value-type="float">
            <text:p>0.438428</text:p>
          </table:table-cell>
          <table:table-cell office:value-type="float" office:value="0.442266" calcext:value-type="float">
            <text:p>0.442266</text:p>
          </table:table-cell>
          <table:table-cell office:value-type="float" office:value="0.445362" calcext:value-type="float">
            <text:p>0.445362</text:p>
          </table:table-cell>
          <table:table-cell office:value-type="float" office:value="0.446498" calcext:value-type="float">
            <text:p>0.446498</text:p>
          </table:table-cell>
          <table:table-cell office:value-type="float" office:value="0.440559" calcext:value-type="float">
            <text:p>0.440559</text:p>
          </table:table-cell>
          <table:table-cell office:value-type="float" office:value="0.438318" calcext:value-type="float">
            <text:p>0.438318</text:p>
          </table:table-cell>
          <table:table-cell office:value-type="float" office:value="0.431893" calcext:value-type="float">
            <text:p>0.431893</text:p>
          </table:table-cell>
          <table:table-cell office:value-type="float" office:value="0.424052" calcext:value-type="float">
            <text:p>0.424052</text:p>
          </table:table-cell>
          <table:table-cell office:value-type="float" office:value="0.417841" calcext:value-type="float">
            <text:p>0.417841</text:p>
          </table:table-cell>
          <table:table-cell office:value-type="float" office:value="0.415487" calcext:value-type="float">
            <text:p>0.415487</text:p>
          </table:table-cell>
          <table:table-cell office:value-type="float" office:value="0.417841" calcext:value-type="float">
            <text:p>0.417841</text:p>
          </table:table-cell>
          <table:table-cell office:value-type="float" office:value="0.424052" calcext:value-type="float">
            <text:p>0.424052</text:p>
          </table:table-cell>
          <table:table-cell office:value-type="float" office:value="0.431893" calcext:value-type="float">
            <text:p>0.431893</text:p>
          </table:table-cell>
          <table:table-cell office:value-type="float" office:value="0.438318" calcext:value-type="float">
            <text:p>0.438318</text:p>
          </table:table-cell>
          <table:table-cell office:value-type="float" office:value="0.440559" calcext:value-type="float">
            <text:p>0.440559</text:p>
          </table:table-cell>
          <table:table-cell office:value-type="float" office:value="0.433833" calcext:value-type="float">
            <text:p>0.433833</text:p>
          </table:table-cell>
          <table:table-cell office:value-type="float" office:value="0.429969" calcext:value-type="float">
            <text:p>0.429969</text:p>
          </table:table-cell>
          <table:table-cell office:value-type="float" office:value="0.418646" calcext:value-type="float">
            <text:p>0.418646</text:p>
          </table:table-cell>
          <table:table-cell office:value-type="float" office:value="0.40503" calcext:value-type="float">
            <text:p>0.40503</text:p>
          </table:table-cell>
          <table:table-cell office:value-type="float" office:value="0.394367" calcext:value-type="float">
            <text:p>0.394367</text:p>
          </table:table-cell>
          <table:table-cell office:value-type="float" office:value="0.390366" calcext:value-type="float">
            <text:p>0.390366</text:p>
          </table:table-cell>
          <table:table-cell office:value-type="float" office:value="0.394367" calcext:value-type="float">
            <text:p>0.394367</text:p>
          </table:table-cell>
          <table:table-cell office:value-type="float" office:value="0.40503" calcext:value-type="float">
            <text:p>0.40503</text:p>
          </table:table-cell>
          <table:table-cell office:value-type="float" office:value="0.418646" calcext:value-type="float">
            <text:p>0.418646</text:p>
          </table:table-cell>
          <table:table-cell office:value-type="float" office:value="0.429969" calcext:value-type="float">
            <text:p>0.429969</text:p>
          </table:table-cell>
          <table:table-cell office:value-type="float" office:value="0.433833" calcext:value-type="float">
            <text:p>0.433833</text:p>
          </table:table-cell>
          <table:table-cell office:value-type="float" office:value="0.424894" calcext:value-type="float">
            <text:p>0.424894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02372" calcext:value-type="float">
            <text:p>0.402372</text:p>
          </table:table-cell>
          <table:table-cell office:value-type="float" office:value="0.382484" calcext:value-type="float">
            <text:p>0.382484</text:p>
          </table:table-cell>
          <table:table-cell office:value-type="float" office:value="0.367155" calcext:value-type="float">
            <text:p>0.367155</text:p>
          </table:table-cell>
          <table:table-cell office:value-type="float" office:value="0.361462" calcext:value-type="float">
            <text:p>0.361462</text:p>
          </table:table-cell>
          <table:table-cell office:value-type="float" office:value="0.367155" calcext:value-type="float">
            <text:p>0.367155</text:p>
          </table:table-cell>
          <table:table-cell office:value-type="float" office:value="0.382484" calcext:value-type="float">
            <text:p>0.382484</text:p>
          </table:table-cell>
          <table:table-cell office:value-type="float" office:value="0.402372" calcext:value-type="float">
            <text:p>0.402372</text:p>
          </table:table-cell>
          <table:table-cell office:value-type="float" office:value="0.4192" calcext:value-type="float">
            <text:p>0.4192</text:p>
          </table:table-cell>
          <table:table-cell office:value-type="float" office:value="0.424894" calcext:value-type="float">
            <text:p>0.424894</text:p>
          </table:table-cell>
          <table:table-cell office:value-type="float" office:value="0.415572" calcext:value-type="float">
            <text:p>0.415572</text:p>
          </table:table-cell>
          <table:table-cell office:value-type="float" office:value="0.407766" calcext:value-type="float">
            <text:p>0.407766</text:p>
          </table:table-cell>
          <table:table-cell office:value-type="float" office:value="0.384725" calcext:value-type="float">
            <text:p>0.384725</text:p>
          </table:table-cell>
          <table:table-cell office:value-type="float" office:value="0.357984" calcext:value-type="float">
            <text:p>0.357984</text:p>
          </table:table-cell>
          <table:table-cell office:value-type="float" office:value="0.337735" calcext:value-type="float">
            <text:p>0.337735</text:p>
          </table:table-cell>
          <table:table-cell office:value-type="float" office:value="0.330296" calcext:value-type="float">
            <text:p>0.330296</text:p>
          </table:table-cell>
          <table:table-cell office:value-type="float" office:value="0.337735" calcext:value-type="float">
            <text:p>0.337735</text:p>
          </table:table-cell>
          <table:table-cell office:value-type="float" office:value="0.357984" calcext:value-type="float">
            <text:p>0.357984</text:p>
          </table:table-cell>
          <table:table-cell office:value-type="float" office:value="0.384725" calcext:value-type="float">
            <text:p>0.384725</text:p>
          </table:table-cell>
          <table:table-cell office:value-type="float" office:value="0.407766" calcext:value-type="float">
            <text:p>0.407766</text:p>
          </table:table-cell>
          <table:table-cell office:value-type="float" office:value="0.415572" calcext:value-type="float">
            <text:p>0.415572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.39584" calcext:value-type="float">
            <text:p>0.39584</text:p>
          </table:table-cell>
          <table:table-cell office:value-type="float" office:value="0.366715" calcext:value-type="float">
            <text:p>0.366715</text:p>
          </table:table-cell>
          <table:table-cell office:value-type="float" office:value="0.333566" calcext:value-type="float">
            <text:p>0.333566</text:p>
          </table:table-cell>
          <table:table-cell office:value-type="float" office:value="0.308941" calcext:value-type="float">
            <text:p>0.308941</text:p>
          </table:table-cell>
          <table:table-cell office:value-type="float" office:value="0.299999" calcext:value-type="float">
            <text:p>0.299999</text:p>
          </table:table-cell>
          <table:table-cell office:value-type="float" office:value="0.308941" calcext:value-type="float">
            <text:p>0.308941</text:p>
          </table:table-cell>
          <table:table-cell office:value-type="float" office:value="0.333566" calcext:value-type="float">
            <text:p>0.333566</text:p>
          </table:table-cell>
          <table:table-cell office:value-type="float" office:value="0.366715" calcext:value-type="float">
            <text:p>0.366715</text:p>
          </table:table-cell>
          <table:table-cell office:value-type="float" office:value="0.39584" calcext:value-type="float">
            <text:p>0.39584</text:p>
          </table:table-cell>
          <table:table-cell office:value-type="float" office:value="0.405788" calcext:value-type="float">
            <text:p>0.405788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385293" calcext:value-type="float">
            <text:p>0.385293</text:p>
          </table:table-cell>
          <table:table-cell office:value-type="float" office:value="0.350604" calcext:value-type="float">
            <text:p>0.350604</text:p>
          </table:table-cell>
          <table:table-cell office:value-type="float" office:value="0.311838" calcext:value-type="float">
            <text:p>0.311838</text:p>
          </table:table-cell>
          <table:table-cell office:value-type="float" office:value="0.28356" calcext:value-type="float">
            <text:p>0.28356</text:p>
          </table:table-cell>
          <table:table-cell office:value-type="float" office:value="0.273403" calcext:value-type="float">
            <text:p>0.273403</text:p>
          </table:table-cell>
          <table:table-cell office:value-type="float" office:value="0.28356" calcext:value-type="float">
            <text:p>0.28356</text:p>
          </table:table-cell>
          <table:table-cell office:value-type="float" office:value="0.311838" calcext:value-type="float">
            <text:p>0.311838</text:p>
          </table:table-cell>
          <table:table-cell office:value-type="float" office:value="0.350604" calcext:value-type="float">
            <text:p>0.350604</text:p>
          </table:table-cell>
          <table:table-cell office:value-type="float" office:value="0.385293" calcext:value-type="float">
            <text:p>0.385293</text:p>
          </table:table-cell>
          <table:table-cell office:value-type="float" office:value="0.397299" calcext:value-type="float">
            <text:p>0.397299</text:p>
          </table:table-cell>
          <table:table-cell office:value-type="float" office:value="0.39097" calcext:value-type="float">
            <text:p>0.39097</text:p>
          </table:table-cell>
          <table:table-cell office:value-type="float" office:value="0.377368" calcext:value-type="float">
            <text:p>0.377368</text:p>
          </table:table-cell>
          <table:table-cell office:value-type="float" office:value="0.338628" calcext:value-type="float">
            <text:p>0.338628</text:p>
          </table:table-cell>
          <table:table-cell office:value-type="float" office:value="0.295988" calcext:value-type="float">
            <text:p>0.295988</text:p>
          </table:table-cell>
          <table:table-cell office:value-type="float" office:value="0.265347" calcext:value-type="float">
            <text:p>0.265347</text:p>
          </table:table-cell>
          <table:table-cell office:value-type="float" office:value="0.25444" calcext:value-type="float">
            <text:p>0.25444</text:p>
          </table:table-cell>
          <table:table-cell office:value-type="float" office:value="0.265347" calcext:value-type="float">
            <text:p>0.265347</text:p>
          </table:table-cell>
          <table:table-cell office:value-type="float" office:value="0.295988" calcext:value-type="float">
            <text:p>0.295988</text:p>
          </table:table-cell>
          <table:table-cell office:value-type="float" office:value="0.338628" calcext:value-type="float">
            <text:p>0.338628</text:p>
          </table:table-cell>
          <table:table-cell office:value-type="float" office:value="0.377368" calcext:value-type="float">
            <text:p>0.377368</text:p>
          </table:table-cell>
          <table:table-cell office:value-type="float" office:value="0.39097" calcext:value-type="float">
            <text:p>0.39097</text:p>
          </table:table-cell>
          <table:table-cell office:value-type="float" office:value="0.389069" calcext:value-type="float">
            <text:p>0.389069</text:p>
          </table:table-cell>
          <table:table-cell office:value-type="float" office:value="0.374715" calcext:value-type="float">
            <text:p>0.374715</text:p>
          </table:table-cell>
          <table:table-cell office:value-type="float" office:value="0.334177" calcext:value-type="float">
            <text:p>0.334177</text:p>
          </table:table-cell>
          <table:table-cell office:value-type="float" office:value="0.289838" calcext:value-type="float">
            <text:p>0.289838</text:p>
          </table:table-cell>
          <table:table-cell office:value-type="float" office:value="0.258164" calcext:value-type="float">
            <text:p>0.258164</text:p>
          </table:table-cell>
          <table:table-cell office:value-type="float" office:value="0.246929" calcext:value-type="float">
            <text:p>0.246929</text:p>
          </table:table-cell>
          <table:table-cell office:value-type="float" office:value="0.258164" calcext:value-type="float">
            <text:p>0.258164</text:p>
          </table:table-cell>
          <table:table-cell office:value-type="float" office:value="0.289838" calcext:value-type="float">
            <text:p>0.289838</text:p>
          </table:table-cell>
          <table:table-cell office:value-type="float" office:value="0.334177" calcext:value-type="float">
            <text:p>0.334177</text:p>
          </table:table-cell>
          <table:table-cell office:value-type="float" office:value="0.374715" calcext:value-type="float">
            <text:p>0.374715</text:p>
          </table:table-cell>
          <table:table-cell office:value-type="float" office:value="0.389069" calcext:value-type="float">
            <text:p>0.389069</text:p>
          </table:table-cell>
        </table:table-row>
        <table:table-row table:style-name="ro1">
          <table:table-cell office:value-type="float" office:value="0.509043" calcext:value-type="float">
            <text:p>0.509043</text:p>
          </table:table-cell>
          <table:table-cell office:value-type="float" office:value="0.463523" calcext:value-type="float">
            <text:p>0.463523</text:p>
          </table:table-cell>
          <table:table-cell office:value-type="float" office:value="0.462708" calcext:value-type="float">
            <text:p>0.462708</text:p>
          </table:table-cell>
          <table:table-cell office:value-type="float" office:value="0.460611" calcext:value-type="float">
            <text:p>0.460611</text:p>
          </table:table-cell>
          <table:table-cell office:value-type="float" office:value="0.457972" calcext:value-type="float">
            <text:p>0.457972</text:p>
          </table:table-cell>
          <table:table-cell office:value-type="float" office:value="0.455851" calcext:value-type="float">
            <text:p>0.455851</text:p>
          </table:table-cell>
          <table:table-cell office:value-type="float" office:value="0.455029" calcext:value-type="float">
            <text:p>0.455029</text:p>
          </table:table-cell>
          <table:table-cell office:value-type="float" office:value="0.455851" calcext:value-type="float">
            <text:p>0.455851</text:p>
          </table:table-cell>
          <table:table-cell office:value-type="float" office:value="0.457972" calcext:value-type="float">
            <text:p>0.457972</text:p>
          </table:table-cell>
          <table:table-cell office:value-type="float" office:value="0.460611" calcext:value-type="float">
            <text:p>0.460611</text:p>
          </table:table-cell>
          <table:table-cell office:value-type="float" office:value="0.462708" calcext:value-type="float">
            <text:p>0.462708</text:p>
          </table:table-cell>
          <table:table-cell office:value-type="float" office:value="0.463523" calcext:value-type="float">
            <text:p>0.463523</text:p>
          </table:table-cell>
          <table:table-cell office:value-type="float" office:value="0.456823" calcext:value-type="float">
            <text:p>0.456823</text:p>
          </table:table-cell>
          <table:table-cell office:value-type="float" office:value="0.456489" calcext:value-type="float">
            <text:p>0.456489</text:p>
          </table:table-cell>
          <table:table-cell office:value-type="float" office:value="0.45575" calcext:value-type="float">
            <text:p>0.45575</text:p>
          </table:table-cell>
          <table:table-cell office:value-type="float" office:value="0.454804" calcext:value-type="float">
            <text:p>0.454804</text:p>
          </table:table-cell>
          <table:table-cell office:value-type="float" office:value="0.454069" calcext:value-type="float">
            <text:p>0.454069</text:p>
          </table:table-cell>
          <table:table-cell office:value-type="float" office:value="0.453768" calcext:value-type="float">
            <text:p>0.453768</text:p>
          </table:table-cell>
          <table:table-cell office:value-type="float" office:value="0.454069" calcext:value-type="float">
            <text:p>0.454069</text:p>
          </table:table-cell>
          <table:table-cell office:value-type="float" office:value="0.454804" calcext:value-type="float">
            <text:p>0.454804</text:p>
          </table:table-cell>
          <table:table-cell office:value-type="float" office:value="0.45575" calcext:value-type="float">
            <text:p>0.45575</text:p>
          </table:table-cell>
          <table:table-cell office:value-type="float" office:value="0.456489" calcext:value-type="float">
            <text:p>0.456489</text:p>
          </table:table-cell>
          <table:table-cell office:value-type="float" office:value="0.456823" calcext:value-type="float">
            <text:p>0.456823</text:p>
          </table:table-cell>
          <table:table-cell office:value-type="float" office:value="0.453949" calcext:value-type="float">
            <text:p>0.453949</text:p>
          </table:table-cell>
          <table:table-cell office:value-type="float" office:value="0.452797" calcext:value-type="float">
            <text:p>0.452797</text:p>
          </table:table-cell>
          <table:table-cell office:value-type="float" office:value="0.449656" calcext:value-type="float">
            <text:p>0.449656</text:p>
          </table:table-cell>
          <table:table-cell office:value-type="float" office:value="0.445762" calcext:value-type="float">
            <text:p>0.445762</text:p>
          </table:table-cell>
          <table:table-cell office:value-type="float" office:value="0.442656" calcext:value-type="float">
            <text:p>0.442656</text:p>
          </table:table-cell>
          <table:table-cell office:value-type="float" office:value="0.441463" calcext:value-type="float">
            <text:p>0.441463</text:p>
          </table:table-cell>
          <table:table-cell office:value-type="float" office:value="0.442656" calcext:value-type="float">
            <text:p>0.442656</text:p>
          </table:table-cell>
          <table:table-cell office:value-type="float" office:value="0.445762" calcext:value-type="float">
            <text:p>0.445762</text:p>
          </table:table-cell>
          <table:table-cell office:value-type="float" office:value="0.449656" calcext:value-type="float">
            <text:p>0.449656</text:p>
          </table:table-cell>
          <table:table-cell office:value-type="float" office:value="0.452797" calcext:value-type="float">
            <text:p>0.452797</text:p>
          </table:table-cell>
          <table:table-cell office:value-type="float" office:value="0.453949" calcext:value-type="float">
            <text:p>0.453949</text:p>
          </table:table-cell>
          <table:table-cell office:value-type="float" office:value="0.447929" calcext:value-type="float">
            <text:p>0.447929</text:p>
          </table:table-cell>
          <table:table-cell office:value-type="float" office:value="0.445658" calcext:value-type="float">
            <text:p>0.445658</text:p>
          </table:table-cell>
          <table:table-cell office:value-type="float" office:value="0.439141" calcext:value-type="float">
            <text:p>0.439141</text:p>
          </table:table-cell>
          <table:table-cell office:value-type="float" office:value="0.431189" calcext:value-type="float">
            <text:p>0.431189</text:p>
          </table:table-cell>
          <table:table-cell office:value-type="float" office:value="0.424889" calcext:value-type="float">
            <text:p>0.424889</text:p>
          </table:table-cell>
          <table:table-cell office:value-type="float" office:value="0.422501" calcext:value-type="float">
            <text:p>0.422501</text:p>
          </table:table-cell>
          <table:table-cell office:value-type="float" office:value="0.424889" calcext:value-type="float">
            <text:p>0.424889</text:p>
          </table:table-cell>
          <table:table-cell office:value-type="float" office:value="0.431189" calcext:value-type="float">
            <text:p>0.431189</text:p>
          </table:table-cell>
          <table:table-cell office:value-type="float" office:value="0.439141" calcext:value-type="float">
            <text:p>0.439141</text:p>
          </table:table-cell>
          <table:table-cell office:value-type="float" office:value="0.445658" calcext:value-type="float">
            <text:p>0.445658</text:p>
          </table:table-cell>
          <table:table-cell office:value-type="float" office:value="0.447929" calcext:value-type="float">
            <text:p>0.447929</text:p>
          </table:table-cell>
          <table:table-cell office:value-type="float" office:value="0.441128" calcext:value-type="float">
            <text:p>0.441128</text:p>
          </table:table-cell>
          <table:table-cell office:value-type="float" office:value="0.437212" calcext:value-type="float">
            <text:p>0.437212</text:p>
          </table:table-cell>
          <table:table-cell office:value-type="float" office:value="0.425728" calcext:value-type="float">
            <text:p>0.425728</text:p>
          </table:table-cell>
          <table:table-cell office:value-type="float" office:value="0.411916" calcext:value-type="float">
            <text:p>0.411916</text:p>
          </table:table-cell>
          <table:table-cell office:value-type="float" office:value="0.401098" calcext:value-type="float">
            <text:p>0.401098</text:p>
          </table:table-cell>
          <table:table-cell office:value-type="float" office:value="0.397039" calcext:value-type="float">
            <text:p>0.397039</text:p>
          </table:table-cell>
          <table:table-cell office:value-type="float" office:value="0.401098" calcext:value-type="float">
            <text:p>0.401098</text:p>
          </table:table-cell>
          <table:table-cell office:value-type="float" office:value="0.411916" calcext:value-type="float">
            <text:p>0.411916</text:p>
          </table:table-cell>
          <table:table-cell office:value-type="float" office:value="0.425728" calcext:value-type="float">
            <text:p>0.425728</text:p>
          </table:table-cell>
          <table:table-cell office:value-type="float" office:value="0.437212" calcext:value-type="float">
            <text:p>0.437212</text:p>
          </table:table-cell>
          <table:table-cell office:value-type="float" office:value="0.441128" calcext:value-type="float">
            <text:p>0.441128</text:p>
          </table:table-cell>
          <table:table-cell office:value-type="float" office:value="0.432088" calcext:value-type="float">
            <text:p>0.432088</text:p>
          </table:table-cell>
          <table:table-cell office:value-type="float" office:value="0.42632" calcext:value-type="float">
            <text:p>0.42632</text:p>
          </table:table-cell>
          <table:table-cell office:value-type="float" office:value="0.409257" calcext:value-type="float">
            <text:p>0.409257</text:p>
          </table:table-cell>
          <table:table-cell office:value-type="float" office:value="0.389088" calcext:value-type="float">
            <text:p>0.389088</text:p>
          </table:table-cell>
          <table:table-cell office:value-type="float" office:value="0.373538" calcext:value-type="float">
            <text:p>0.373538</text:p>
          </table:table-cell>
          <table:table-cell office:value-type="float" office:value="0.367763" calcext:value-type="float">
            <text:p>0.367763</text:p>
          </table:table-cell>
          <table:table-cell office:value-type="float" office:value="0.373538" calcext:value-type="float">
            <text:p>0.373538</text:p>
          </table:table-cell>
          <table:table-cell office:value-type="float" office:value="0.389088" calcext:value-type="float">
            <text:p>0.389088</text:p>
          </table:table-cell>
          <table:table-cell office:value-type="float" office:value="0.409257" calcext:value-type="float">
            <text:p>0.409257</text:p>
          </table:table-cell>
          <table:table-cell office:value-type="float" office:value="0.42632" calcext:value-type="float">
            <text:p>0.42632</text:p>
          </table:table-cell>
          <table:table-cell office:value-type="float" office:value="0.432088" calcext:value-type="float">
            <text:p>0.432088</text:p>
          </table:table-cell>
          <table:table-cell office:value-type="float" office:value="0.422684" calcext:value-type="float">
            <text:p>0.422684</text:p>
          </table:table-cell>
          <table:table-cell office:value-type="float" office:value="0.41478" calcext:value-type="float">
            <text:p>0.41478</text:p>
          </table:table-cell>
          <table:table-cell office:value-type="float" office:value="0.391421" calcext:value-type="float">
            <text:p>0.391421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0.343763" calcext:value-type="float">
            <text:p>0.343763</text:p>
          </table:table-cell>
          <table:table-cell office:value-type="float" office:value="0.336216" calcext:value-type="float">
            <text:p>0.336216</text:p>
          </table:table-cell>
          <table:table-cell office:value-type="float" office:value="0.343763" calcext:value-type="float">
            <text:p>0.343763</text:p>
          </table:table-cell>
          <table:table-cell office:value-type="float" office:value="0.364305" calcext:value-type="float">
            <text:p>0.364305</text:p>
          </table:table-cell>
          <table:table-cell office:value-type="float" office:value="0.391421" calcext:value-type="float">
            <text:p>0.391421</text:p>
          </table:table-cell>
          <table:table-cell office:value-type="float" office:value="0.41478" calcext:value-type="float">
            <text:p>0.41478</text:p>
          </table:table-cell>
          <table:table-cell office:value-type="float" office:value="0.422684" calcext:value-type="float">
            <text:p>0.422684</text:p>
          </table:table-cell>
          <table:table-cell office:value-type="float" office:value="0.41282" calcext:value-type="float">
            <text:p>0.41282</text:p>
          </table:table-cell>
          <table:table-cell office:value-type="float" office:value="0.402753" calcext:value-type="float">
            <text:p>0.402753</text:p>
          </table:table-cell>
          <table:table-cell office:value-type="float" office:value="0.373238" calcext:value-type="float">
            <text:p>0.373238</text:p>
          </table:table-cell>
          <table:table-cell office:value-type="float" office:value="0.339632" calcext:value-type="float">
            <text:p>0.339632</text:p>
          </table:table-cell>
          <table:table-cell office:value-type="float" office:value="0.314656" calcext:value-type="float">
            <text:p>0.314656</text:p>
          </table:table-cell>
          <table:table-cell office:value-type="float" office:value="0.305583" calcext:value-type="float">
            <text:p>0.305583</text:p>
          </table:table-cell>
          <table:table-cell office:value-type="float" office:value="0.314656" calcext:value-type="float">
            <text:p>0.314656</text:p>
          </table:table-cell>
          <table:table-cell office:value-type="float" office:value="0.339632" calcext:value-type="float">
            <text:p>0.339632</text:p>
          </table:table-cell>
          <table:table-cell office:value-type="float" office:value="0.373238" calcext:value-type="float">
            <text:p>0.373238</text:p>
          </table:table-cell>
          <table:table-cell office:value-type="float" office:value="0.402753" calcext:value-type="float">
            <text:p>0.402753</text:p>
          </table:table-cell>
          <table:table-cell office:value-type="float" office:value="0.41282" calcext:value-type="float">
            <text:p>0.41282</text:p>
          </table:table-cell>
          <table:table-cell office:value-type="float" office:value="0.404288" calcext:value-type="float">
            <text:p>0.404288</text:p>
          </table:table-cell>
          <table:table-cell office:value-type="float" office:value="0.392142" calcext:value-type="float">
            <text:p>0.392142</text:p>
          </table:table-cell>
          <table:table-cell office:value-type="float" office:value="0.356999" calcext:value-type="float">
            <text:p>0.356999</text:p>
          </table:table-cell>
          <table:table-cell office:value-type="float" office:value="0.317706" calcext:value-type="float">
            <text:p>0.317706</text:p>
          </table:table-cell>
          <table:table-cell office:value-type="float" office:value="0.289026" calcext:value-type="float">
            <text:p>0.289026</text:p>
          </table:table-cell>
          <table:table-cell office:value-type="float" office:value="0.278721" calcext:value-type="float">
            <text:p>0.278721</text:p>
          </table:table-cell>
          <table:table-cell office:value-type="float" office:value="0.289026" calcext:value-type="float">
            <text:p>0.289026</text:p>
          </table:table-cell>
          <table:table-cell office:value-type="float" office:value="0.317706" calcext:value-type="float">
            <text:p>0.317706</text:p>
          </table:table-cell>
          <table:table-cell office:value-type="float" office:value="0.356999" calcext:value-type="float">
            <text:p>0.356999</text:p>
          </table:table-cell>
          <table:table-cell office:value-type="float" office:value="0.392142" calcext:value-type="float">
            <text:p>0.392142</text:p>
          </table:table-cell>
          <table:table-cell office:value-type="float" office:value="0.404288" calcext:value-type="float">
            <text:p>0.404288</text:p>
          </table:table-cell>
          <table:table-cell office:value-type="float" office:value="0.397932" calcext:value-type="float">
            <text:p>0.397932</text:p>
          </table:table-cell>
          <table:table-cell office:value-type="float" office:value="0.384179" calcext:value-type="float">
            <text:p>0.384179</text:p>
          </table:table-cell>
          <table:table-cell office:value-type="float" office:value="0.344945" calcext:value-type="float">
            <text:p>0.344945</text:p>
          </table:table-cell>
          <table:table-cell office:value-type="float" office:value="0.301734" calcext:value-type="float">
            <text:p>0.301734</text:p>
          </table:table-cell>
          <table:table-cell office:value-type="float" office:value="0.270661" calcext:value-type="float">
            <text:p>0.270661</text:p>
          </table:table-cell>
          <table:table-cell office:value-type="float" office:value="0.259596" calcext:value-type="float">
            <text:p>0.259596</text:p>
          </table:table-cell>
          <table:table-cell office:value-type="float" office:value="0.270661" calcext:value-type="float">
            <text:p>0.270661</text:p>
          </table:table-cell>
          <table:table-cell office:value-type="float" office:value="0.301734" calcext:value-type="float">
            <text:p>0.301734</text:p>
          </table:table-cell>
          <table:table-cell office:value-type="float" office:value="0.344945" calcext:value-type="float">
            <text:p>0.344945</text:p>
          </table:table-cell>
          <table:table-cell office:value-type="float" office:value="0.384179" calcext:value-type="float">
            <text:p>0.384179</text:p>
          </table:table-cell>
          <table:table-cell office:value-type="float" office:value="0.397932" calcext:value-type="float">
            <text:p>0.397932</text:p>
          </table:table-cell>
          <table:table-cell office:value-type="float" office:value="0.396047" calcext:value-type="float">
            <text:p>0.396047</text:p>
          </table:table-cell>
          <table:table-cell office:value-type="float" office:value="0.381535" calcext:value-type="float">
            <text:p>0.381535</text:p>
          </table:table-cell>
          <table:table-cell office:value-type="float" office:value="0.34048" calcext:value-type="float">
            <text:p>0.34048</text:p>
          </table:table-cell>
          <table:table-cell office:value-type="float" office:value="0.295545" calcext:value-type="float">
            <text:p>0.295545</text:p>
          </table:table-cell>
          <table:table-cell office:value-type="float" office:value="0.263419" calcext:value-type="float">
            <text:p>0.263419</text:p>
          </table:table-cell>
          <table:table-cell office:value-type="float" office:value="0.25202" calcext:value-type="float">
            <text:p>0.25202</text:p>
          </table:table-cell>
          <table:table-cell office:value-type="float" office:value="0.263419" calcext:value-type="float">
            <text:p>0.263419</text:p>
          </table:table-cell>
          <table:table-cell office:value-type="float" office:value="0.295545" calcext:value-type="float">
            <text:p>0.295545</text:p>
          </table:table-cell>
          <table:table-cell office:value-type="float" office:value="0.34048" calcext:value-type="float">
            <text:p>0.34048</text:p>
          </table:table-cell>
          <table:table-cell office:value-type="float" office:value="0.381535" calcext:value-type="float">
            <text:p>0.381535</text:p>
          </table:table-cell>
          <table:table-cell office:value-type="float" office:value="0.396047" calcext:value-type="float">
            <text:p>0.396047</text:p>
          </table:table-cell>
        </table:table-row>
        <table:table-row table:style-name="ro1">
          <table:table-cell office:value-type="float" office:value="0.516144" calcext:value-type="float">
            <text:p>0.516144</text:p>
          </table:table-cell>
          <table:table-cell office:value-type="float" office:value="0.469368" calcext:value-type="float">
            <text:p>0.469368</text:p>
          </table:table-cell>
          <table:table-cell office:value-type="float" office:value="0.468543" calcext:value-type="float">
            <text:p>0.468543</text:p>
          </table:table-cell>
          <table:table-cell office:value-type="float" office:value="0.466415" calcext:value-type="float">
            <text:p>0.466415</text:p>
          </table:table-cell>
          <table:table-cell office:value-type="float" office:value="0.463738" calcext:value-type="float">
            <text:p>0.463738</text:p>
          </table:table-cell>
          <table:table-cell office:value-type="float" office:value="0.461586" calcext:value-type="float">
            <text:p>0.461586</text:p>
          </table:table-cell>
          <table:table-cell office:value-type="float" office:value="0.460753" calcext:value-type="float">
            <text:p>0.460753</text:p>
          </table:table-cell>
          <table:table-cell office:value-type="float" office:value="0.461586" calcext:value-type="float">
            <text:p>0.461586</text:p>
          </table:table-cell>
          <table:table-cell office:value-type="float" office:value="0.463738" calcext:value-type="float">
            <text:p>0.463738</text:p>
          </table:table-cell>
          <table:table-cell office:value-type="float" office:value="0.466415" calcext:value-type="float">
            <text:p>0.466415</text:p>
          </table:table-cell>
          <table:table-cell office:value-type="float" office:value="0.468543" calcext:value-type="float">
            <text:p>0.468543</text:p>
          </table:table-cell>
          <table:table-cell office:value-type="float" office:value="0.469368" calcext:value-type="float">
            <text:p>0.469368</text:p>
          </table:table-cell>
          <table:table-cell office:value-type="float" office:value="0.462577" calcext:value-type="float">
            <text:p>0.462577</text:p>
          </table:table-cell>
          <table:table-cell office:value-type="float" office:value="0.462239" calcext:value-type="float">
            <text:p>0.462239</text:p>
          </table:table-cell>
          <table:table-cell office:value-type="float" office:value="0.461491" calcext:value-type="float">
            <text:p>0.461491</text:p>
          </table:table-cell>
          <table:table-cell office:value-type="float" office:value="0.460536" calcext:value-type="float">
            <text:p>0.460536</text:p>
          </table:table-cell>
          <table:table-cell office:value-type="float" office:value="0.459792" calcext:value-type="float">
            <text:p>0.459792</text:p>
          </table:table-cell>
          <table:table-cell office:value-type="float" office:value="0.459488" calcext:value-type="float">
            <text:p>0.459488</text:p>
          </table:table-cell>
          <table:table-cell office:value-type="float" office:value="0.459792" calcext:value-type="float">
            <text:p>0.459792</text:p>
          </table:table-cell>
          <table:table-cell office:value-type="float" office:value="0.460536" calcext:value-type="float">
            <text:p>0.460536</text:p>
          </table:table-cell>
          <table:table-cell office:value-type="float" office:value="0.461491" calcext:value-type="float">
            <text:p>0.461491</text:p>
          </table:table-cell>
          <table:table-cell office:value-type="float" office:value="0.462239" calcext:value-type="float">
            <text:p>0.462239</text:p>
          </table:table-cell>
          <table:table-cell office:value-type="float" office:value="0.462577" calcext:value-type="float">
            <text:p>0.462577</text:p>
          </table:table-cell>
          <table:table-cell office:value-type="float" office:value="0.459676" calcext:value-type="float">
            <text:p>0.459676</text:p>
          </table:table-cell>
          <table:table-cell office:value-type="float" office:value="0.458512" calcext:value-type="float">
            <text:p>0.458512</text:p>
          </table:table-cell>
          <table:table-cell office:value-type="float" office:value="0.455336" calcext:value-type="float">
            <text:p>0.455336</text:p>
          </table:table-cell>
          <table:table-cell office:value-type="float" office:value="0.451399" calcext:value-type="float">
            <text:p>0.451399</text:p>
          </table:table-cell>
          <table:table-cell office:value-type="float" office:value="0.448258" calcext:value-type="float">
            <text:p>0.448258</text:p>
          </table:table-cell>
          <table:table-cell office:value-type="float" office:value="0.447052" calcext:value-type="float">
            <text:p>0.447052</text:p>
          </table:table-cell>
          <table:table-cell office:value-type="float" office:value="0.448258" calcext:value-type="float">
            <text:p>0.448258</text:p>
          </table:table-cell>
          <table:table-cell office:value-type="float" office:value="0.451399" calcext:value-type="float">
            <text:p>0.451399</text:p>
          </table:table-cell>
          <table:table-cell office:value-type="float" office:value="0.455336" calcext:value-type="float">
            <text:p>0.455336</text:p>
          </table:table-cell>
          <table:table-cell office:value-type="float" office:value="0.458512" calcext:value-type="float">
            <text:p>0.458512</text:p>
          </table:table-cell>
          <table:table-cell office:value-type="float" office:value="0.459676" calcext:value-type="float">
            <text:p>0.459676</text:p>
          </table:table-cell>
          <table:table-cell office:value-type="float" office:value="0.453595" calcext:value-type="float">
            <text:p>0.453595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44714" calcext:value-type="float">
            <text:p>0.444714</text:p>
          </table:table-cell>
          <table:table-cell office:value-type="float" office:value="0.436676" calcext:value-type="float">
            <text:p>0.436676</text:p>
          </table:table-cell>
          <table:table-cell office:value-type="float" office:value="0.430308" calcext:value-type="float">
            <text:p>0.430308</text:p>
          </table:table-cell>
          <table:table-cell office:value-type="float" office:value="0.427894" calcext:value-type="float">
            <text:p>0.427894</text:p>
          </table:table-cell>
          <table:table-cell office:value-type="float" office:value="0.430308" calcext:value-type="float">
            <text:p>0.430308</text:p>
          </table:table-cell>
          <table:table-cell office:value-type="float" office:value="0.436676" calcext:value-type="float">
            <text:p>0.436676</text:p>
          </table:table-cell>
          <table:table-cell office:value-type="float" office:value="0.444714" calcext:value-type="float">
            <text:p>0.444714</text:p>
          </table:table-cell>
          <table:table-cell office:value-type="float" office:value="0.4513" calcext:value-type="float">
            <text:p>0.4513</text:p>
          </table:table-cell>
          <table:table-cell office:value-type="float" office:value="0.453595" calcext:value-type="float">
            <text:p>0.453595</text:p>
          </table:table-cell>
          <table:table-cell office:value-type="float" office:value="0.446737" calcext:value-type="float">
            <text:p>0.446737</text:p>
          </table:table-cell>
          <table:table-cell office:value-type="float" office:value="0.442781" calcext:value-type="float">
            <text:p>0.442781</text:p>
          </table:table-cell>
          <table:table-cell office:value-type="float" office:value="0.431173" calcext:value-type="float">
            <text:p>0.431173</text:p>
          </table:table-cell>
          <table:table-cell office:value-type="float" office:value="0.417213" calcext:value-type="float">
            <text:p>0.417213</text:p>
          </table:table-cell>
          <table:table-cell office:value-type="float" office:value="0.406275" calcext:value-type="float">
            <text:p>0.406275</text:p>
          </table:table-cell>
          <table:table-cell office:value-type="float" office:value="0.402172" calcext:value-type="float">
            <text:p>0.402172</text:p>
          </table:table-cell>
          <table:table-cell office:value-type="float" office:value="0.406275" calcext:value-type="float">
            <text:p>0.406275</text:p>
          </table:table-cell>
          <table:table-cell office:value-type="float" office:value="0.417213" calcext:value-type="float">
            <text:p>0.417213</text:p>
          </table:table-cell>
          <table:table-cell office:value-type="float" office:value="0.431173" calcext:value-type="float">
            <text:p>0.431173</text:p>
          </table:table-cell>
          <table:table-cell office:value-type="float" office:value="0.442781" calcext:value-type="float">
            <text:p>0.442781</text:p>
          </table:table-cell>
          <table:table-cell office:value-type="float" office:value="0.446737" calcext:value-type="float">
            <text:p>0.446737</text:p>
          </table:table-cell>
          <table:table-cell office:value-type="float" office:value="0.43762" calcext:value-type="float">
            <text:p>0.43762</text:p>
          </table:table-cell>
          <table:table-cell office:value-type="float" office:value="0.431796" calcext:value-type="float">
            <text:p>0.431796</text:p>
          </table:table-cell>
          <table:table-cell office:value-type="float" office:value="0.414554" calcext:value-type="float">
            <text:p>0.414554</text:p>
          </table:table-cell>
          <table:table-cell office:value-type="float" office:value="0.39417" calcext:value-type="float">
            <text:p>0.39417</text:p>
          </table:table-cell>
          <table:table-cell office:value-type="float" office:value="0.378452" calcext:value-type="float">
            <text:p>0.378452</text:p>
          </table:table-cell>
          <table:table-cell office:value-type="float" office:value="0.372614" calcext:value-type="float">
            <text:p>0.372614</text:p>
          </table:table-cell>
          <table:table-cell office:value-type="float" office:value="0.378452" calcext:value-type="float">
            <text:p>0.378452</text:p>
          </table:table-cell>
          <table:table-cell office:value-type="float" office:value="0.39417" calcext:value-type="float">
            <text:p>0.39417</text:p>
          </table:table-cell>
          <table:table-cell office:value-type="float" office:value="0.414554" calcext:value-type="float">
            <text:p>0.414554</text:p>
          </table:table-cell>
          <table:table-cell office:value-type="float" office:value="0.431796" calcext:value-type="float">
            <text:p>0.431796</text:p>
          </table:table-cell>
          <table:table-cell office:value-type="float" office:value="0.43762" calcext:value-type="float">
            <text:p>0.43762</text:p>
          </table:table-cell>
          <table:table-cell office:value-type="float" office:value="0.428155" calcext:value-type="float">
            <text:p>0.428155</text:p>
          </table:table-cell>
          <table:table-cell office:value-type="float" office:value="0.420176" calcext:value-type="float">
            <text:p>0.420176</text:p>
          </table:table-cell>
          <table:table-cell office:value-type="float" office:value="0.396575" calcext:value-type="float">
            <text:p>0.396575</text:p>
          </table:table-cell>
          <table:table-cell office:value-type="float" office:value="0.369172" calcext:value-type="float">
            <text:p>0.369172</text:p>
          </table:table-cell>
          <table:table-cell office:value-type="float" office:value="0.348407" calcext:value-type="float">
            <text:p>0.348407</text:p>
          </table:table-cell>
          <table:table-cell office:value-type="float" office:value="0.340778" calcext:value-type="float">
            <text:p>0.340778</text:p>
          </table:table-cell>
          <table:table-cell office:value-type="float" office:value="0.348407" calcext:value-type="float">
            <text:p>0.348407</text:p>
          </table:table-cell>
          <table:table-cell office:value-type="float" office:value="0.369172" calcext:value-type="float">
            <text:p>0.369172</text:p>
          </table:table-cell>
          <table:table-cell office:value-type="float" office:value="0.396575" calcext:value-type="float">
            <text:p>0.396575</text:p>
          </table:table-cell>
          <table:table-cell office:value-type="float" office:value="0.420176" calcext:value-type="float">
            <text:p>0.420176</text:p>
          </table:table-cell>
          <table:table-cell office:value-type="float" office:value="0.428155" calcext:value-type="float">
            <text:p>0.428155</text:p>
          </table:table-cell>
          <table:table-cell office:value-type="float" office:value="0.418232" calcext:value-type="float">
            <text:p>0.418232</text:p>
          </table:table-cell>
          <table:table-cell office:value-type="float" office:value="0.408073" calcext:value-type="float">
            <text:p>0.408073</text:p>
          </table:table-cell>
          <table:table-cell office:value-type="float" office:value="0.378261" calcext:value-type="float">
            <text:p>0.378261</text:p>
          </table:table-cell>
          <table:table-cell office:value-type="float" office:value="0.344305" calcext:value-type="float">
            <text:p>0.344305</text:p>
          </table:table-cell>
          <table:table-cell office:value-type="float" office:value="0.319061" calcext:value-type="float">
            <text:p>0.319061</text:p>
          </table:table-cell>
          <table:table-cell office:value-type="float" office:value="0.30989" calcext:value-type="float">
            <text:p>0.30989</text:p>
          </table:table-cell>
          <table:table-cell office:value-type="float" office:value="0.319061" calcext:value-type="float">
            <text:p>0.319061</text:p>
          </table:table-cell>
          <table:table-cell office:value-type="float" office:value="0.344305" calcext:value-type="float">
            <text:p>0.344305</text:p>
          </table:table-cell>
          <table:table-cell office:value-type="float" office:value="0.378261" calcext:value-type="float">
            <text:p>0.378261</text:p>
          </table:table-cell>
          <table:table-cell office:value-type="float" office:value="0.408073" calcext:value-type="float">
            <text:p>0.408073</text:p>
          </table:table-cell>
          <table:table-cell office:value-type="float" office:value="0.418232" calcext:value-type="float">
            <text:p>0.418232</text:p>
          </table:table-cell>
          <table:table-cell office:value-type="float" office:value="0.409668" calcext:value-type="float">
            <text:p>0.409668</text:p>
          </table:table-cell>
          <table:table-cell office:value-type="float" office:value="0.397416" calcext:value-type="float">
            <text:p>0.397416</text:p>
          </table:table-cell>
          <table:table-cell office:value-type="float" office:value="0.361927" calcext:value-type="float">
            <text:p>0.361927</text:p>
          </table:table-cell>
          <table:table-cell office:value-type="float" office:value="0.32223" calcext:value-type="float">
            <text:p>0.32223</text:p>
          </table:table-cell>
          <table:table-cell office:value-type="float" office:value="0.293243" calcext:value-type="float">
            <text:p>0.293243</text:p>
          </table:table-cell>
          <table:table-cell office:value-type="float" office:value="0.282825" calcext:value-type="float">
            <text:p>0.282825</text:p>
          </table:table-cell>
          <table:table-cell office:value-type="float" office:value="0.293243" calcext:value-type="float">
            <text:p>0.293243</text:p>
          </table:table-cell>
          <table:table-cell office:value-type="float" office:value="0.32223" calcext:value-type="float">
            <text:p>0.32223</text:p>
          </table:table-cell>
          <table:table-cell office:value-type="float" office:value="0.361927" calcext:value-type="float">
            <text:p>0.361927</text:p>
          </table:table-cell>
          <table:table-cell office:value-type="float" office:value="0.397416" calcext:value-type="float">
            <text:p>0.397416</text:p>
          </table:table-cell>
          <table:table-cell office:value-type="float" office:value="0.409668" calcext:value-type="float">
            <text:p>0.409668</text:p>
          </table:table-cell>
          <table:table-cell office:value-type="float" office:value="0.403292" calcext:value-type="float">
            <text:p>0.403292</text:p>
          </table:table-cell>
          <table:table-cell office:value-type="float" office:value="0.389424" calcext:value-type="float">
            <text:p>0.389424</text:p>
          </table:table-cell>
          <table:table-cell office:value-type="float" office:value="0.349813" calcext:value-type="float">
            <text:p>0.349813</text:p>
          </table:table-cell>
          <table:table-cell office:value-type="float" office:value="0.306166" calcext:value-type="float">
            <text:p>0.306166</text:p>
          </table:table-cell>
          <table:table-cell office:value-type="float" office:value="0.274763" calcext:value-type="float">
            <text:p>0.274763</text:p>
          </table:table-cell>
          <table:table-cell office:value-type="float" office:value="0.263576" calcext:value-type="float">
            <text:p>0.263576</text:p>
          </table:table-cell>
          <table:table-cell office:value-type="float" office:value="0.274763" calcext:value-type="float">
            <text:p>0.274763</text:p>
          </table:table-cell>
          <table:table-cell office:value-type="float" office:value="0.306166" calcext:value-type="float">
            <text:p>0.306166</text:p>
          </table:table-cell>
          <table:table-cell office:value-type="float" office:value="0.349813" calcext:value-type="float">
            <text:p>0.349813</text:p>
          </table:table-cell>
          <table:table-cell office:value-type="float" office:value="0.389424" calcext:value-type="float">
            <text:p>0.389424</text:p>
          </table:table-cell>
          <table:table-cell office:value-type="float" office:value="0.403292" calcext:value-type="float">
            <text:p>0.403292</text:p>
          </table:table-cell>
          <table:table-cell office:value-type="float" office:value="0.401421" calcext:value-type="float">
            <text:p>0.401421</text:p>
          </table:table-cell>
          <table:table-cell office:value-type="float" office:value="0.386787" calcext:value-type="float">
            <text:p>0.386787</text:p>
          </table:table-cell>
          <table:table-cell office:value-type="float" office:value="0.345339" calcext:value-type="float">
            <text:p>0.345339</text:p>
          </table:table-cell>
          <table:table-cell office:value-type="float" office:value="0.299948" calcext:value-type="float">
            <text:p>0.299948</text:p>
          </table:table-cell>
          <table:table-cell office:value-type="float" office:value="0.267477" calcext:value-type="float">
            <text:p>0.267477</text:p>
          </table:table-cell>
          <table:table-cell office:value-type="float" office:value="0.255951" calcext:value-type="float">
            <text:p>0.255951</text:p>
          </table:table-cell>
          <table:table-cell office:value-type="float" office:value="0.267477" calcext:value-type="float">
            <text:p>0.267477</text:p>
          </table:table-cell>
          <table:table-cell office:value-type="float" office:value="0.299948" calcext:value-type="float">
            <text:p>0.299948</text:p>
          </table:table-cell>
          <table:table-cell office:value-type="float" office:value="0.345339" calcext:value-type="float">
            <text:p>0.345339</text:p>
          </table:table-cell>
          <table:table-cell office:value-type="float" office:value="0.386787" calcext:value-type="float">
            <text:p>0.386787</text:p>
          </table:table-cell>
          <table:table-cell office:value-type="float" office:value="0.401421" calcext:value-type="float">
            <text:p>0.401421</text:p>
          </table:table-cell>
        </table:table-row>
        <table:table-row table:style-name="ro1">
          <table:table-cell office:value-type="float" office:value="0.524032" calcext:value-type="float">
            <text:p>0.524032</text:p>
          </table:table-cell>
          <table:table-cell office:value-type="float" office:value="0.475845" calcext:value-type="float">
            <text:p>0.475845</text:p>
          </table:table-cell>
          <table:table-cell office:value-type="float" office:value="0.475006" calcext:value-type="float">
            <text:p>0.475006</text:p>
          </table:table-cell>
          <table:table-cell office:value-type="float" office:value="0.472845" calcext:value-type="float">
            <text:p>0.472845</text:p>
          </table:table-cell>
          <table:table-cell office:value-type="float" office:value="0.470126" calcext:value-type="float">
            <text:p>0.470126</text:p>
          </table:table-cell>
          <table:table-cell office:value-type="float" office:value="0.46794" calcext:value-type="float">
            <text:p>0.46794</text:p>
          </table:table-cell>
          <table:table-cell office:value-type="float" office:value="0.467094" calcext:value-type="float">
            <text:p>0.467094</text:p>
          </table:table-cell>
          <table:table-cell office:value-type="float" office:value="0.46794" calcext:value-type="float">
            <text:p>0.46794</text:p>
          </table:table-cell>
          <table:table-cell office:value-type="float" office:value="0.470126" calcext:value-type="float">
            <text:p>0.470126</text:p>
          </table:table-cell>
          <table:table-cell office:value-type="float" office:value="0.472845" calcext:value-type="float">
            <text:p>0.472845</text:p>
          </table:table-cell>
          <table:table-cell office:value-type="float" office:value="0.475006" calcext:value-type="float">
            <text:p>0.475006</text:p>
          </table:table-cell>
          <table:table-cell office:value-type="float" office:value="0.475845" calcext:value-type="float">
            <text:p>0.475845</text:p>
          </table:table-cell>
          <table:table-cell office:value-type="float" office:value="0.468952" calcext:value-type="float">
            <text:p>0.468952</text:p>
          </table:table-cell>
          <table:table-cell office:value-type="float" office:value="0.468609" calcext:value-type="float">
            <text:p>0.468609</text:p>
          </table:table-cell>
          <table:table-cell office:value-type="float" office:value="0.467853" calcext:value-type="float">
            <text:p>0.467853</text:p>
          </table:table-cell>
          <table:table-cell office:value-type="float" office:value="0.466886" calcext:value-type="float">
            <text:p>0.466886</text:p>
          </table:table-cell>
          <table:table-cell office:value-type="float" office:value="0.466134" calcext:value-type="float">
            <text:p>0.466134</text:p>
          </table:table-cell>
          <table:table-cell office:value-type="float" office:value="0.465826" calcext:value-type="float">
            <text:p>0.465826</text:p>
          </table:table-cell>
          <table:table-cell office:value-type="float" office:value="0.466134" calcext:value-type="float">
            <text:p>0.466134</text:p>
          </table:table-cell>
          <table:table-cell office:value-type="float" office:value="0.466886" calcext:value-type="float">
            <text:p>0.466886</text:p>
          </table:table-cell>
          <table:table-cell office:value-type="float" office:value="0.467853" calcext:value-type="float">
            <text:p>0.467853</text:p>
          </table:table-cell>
          <table:table-cell office:value-type="float" office:value="0.468609" calcext:value-type="float">
            <text:p>0.468609</text:p>
          </table:table-cell>
          <table:table-cell office:value-type="float" office:value="0.468952" calcext:value-type="float">
            <text:p>0.468952</text:p>
          </table:table-cell>
          <table:table-cell office:value-type="float" office:value="0.466022" calcext:value-type="float">
            <text:p>0.466022</text:p>
          </table:table-cell>
          <table:table-cell office:value-type="float" office:value="0.464845" calcext:value-type="float">
            <text:p>0.464845</text:p>
          </table:table-cell>
          <table:table-cell office:value-type="float" office:value="0.46163" calcext:value-type="float">
            <text:p>0.46163</text:p>
          </table:table-cell>
          <table:table-cell office:value-type="float" office:value="0.457645" calcext:value-type="float">
            <text:p>0.457645</text:p>
          </table:table-cell>
          <table:table-cell office:value-type="float" office:value="0.454467" calcext:value-type="float">
            <text:p>0.454467</text:p>
          </table:table-cell>
          <table:table-cell office:value-type="float" office:value="0.453245" calcext:value-type="float">
            <text:p>0.453245</text:p>
          </table:table-cell>
          <table:table-cell office:value-type="float" office:value="0.454467" calcext:value-type="float">
            <text:p>0.454467</text:p>
          </table:table-cell>
          <table:table-cell office:value-type="float" office:value="0.457645" calcext:value-type="float">
            <text:p>0.457645</text:p>
          </table:table-cell>
          <table:table-cell office:value-type="float" office:value="0.46163" calcext:value-type="float">
            <text:p>0.46163</text:p>
          </table:table-cell>
          <table:table-cell office:value-type="float" office:value="0.464845" calcext:value-type="float">
            <text:p>0.464845</text:p>
          </table:table-cell>
          <table:table-cell office:value-type="float" office:value="0.466022" calcext:value-type="float">
            <text:p>0.466022</text:p>
          </table:table-cell>
          <table:table-cell office:value-type="float" office:value="0.459873" calcext:value-type="float">
            <text:p>0.459873</text:p>
          </table:table-cell>
          <table:table-cell office:value-type="float" office:value="0.457553" calcext:value-type="float">
            <text:p>0.457553</text:p>
          </table:table-cell>
          <table:table-cell office:value-type="float" office:value="0.450889" calcext:value-type="float">
            <text:p>0.450889</text:p>
          </table:table-cell>
          <table:table-cell office:value-type="float" office:value="0.442758" calcext:value-type="float">
            <text:p>0.442758</text:p>
          </table:table-cell>
          <table:table-cell office:value-type="float" office:value="0.436315" calcext:value-type="float">
            <text:p>0.436315</text:p>
          </table:table-cell>
          <table:table-cell office:value-type="float" office:value="0.433873" calcext:value-type="float">
            <text:p>0.433873</text:p>
          </table:table-cell>
          <table:table-cell office:value-type="float" office:value="0.436315" calcext:value-type="float">
            <text:p>0.436315</text:p>
          </table:table-cell>
          <table:table-cell office:value-type="float" office:value="0.442758" calcext:value-type="float">
            <text:p>0.442758</text:p>
          </table:table-cell>
          <table:table-cell office:value-type="float" office:value="0.450889" calcext:value-type="float">
            <text:p>0.450889</text:p>
          </table:table-cell>
          <table:table-cell office:value-type="float" office:value="0.457553" calcext:value-type="float">
            <text:p>0.457553</text:p>
          </table:table-cell>
          <table:table-cell office:value-type="float" office:value="0.459873" calcext:value-type="float">
            <text:p>0.459873</text:p>
          </table:table-cell>
          <table:table-cell office:value-type="float" office:value="0.452954" calcext:value-type="float">
            <text:p>0.452954</text:p>
          </table:table-cell>
          <table:table-cell office:value-type="float" office:value="0.448955" calcext:value-type="float">
            <text:p>0.448955</text:p>
          </table:table-cell>
          <table:table-cell office:value-type="float" office:value="0.437211" calcext:value-type="float">
            <text:p>0.437211</text:p>
          </table:table-cell>
          <table:table-cell office:value-type="float" office:value="0.423086" calcext:value-type="float">
            <text:p>0.423086</text:p>
          </table:table-cell>
          <table:table-cell office:value-type="float" office:value="0.412017" calcext:value-type="float">
            <text:p>0.412017</text:p>
          </table:table-cell>
          <table:table-cell office:value-type="float" office:value="0.407865" calcext:value-type="float">
            <text:p>0.407865</text:p>
          </table:table-cell>
          <table:table-cell office:value-type="float" office:value="0.412017" calcext:value-type="float">
            <text:p>0.412017</text:p>
          </table:table-cell>
          <table:table-cell office:value-type="float" office:value="0.423086" calcext:value-type="float">
            <text:p>0.423086</text:p>
          </table:table-cell>
          <table:table-cell office:value-type="float" office:value="0.437211" calcext:value-type="float">
            <text:p>0.437211</text:p>
          </table:table-cell>
          <table:table-cell office:value-type="float" office:value="0.448955" calcext:value-type="float">
            <text:p>0.448955</text:p>
          </table:table-cell>
          <table:table-cell office:value-type="float" office:value="0.452954" calcext:value-type="float">
            <text:p>0.452954</text:p>
          </table:table-cell>
          <table:table-cell office:value-type="float" office:value="0.443753" calcext:value-type="float">
            <text:p>0.443753</text:p>
          </table:table-cell>
          <table:table-cell office:value-type="float" office:value="0.437868" calcext:value-type="float">
            <text:p>0.437868</text:p>
          </table:table-cell>
          <table:table-cell office:value-type="float" office:value="0.420428" calcext:value-type="float">
            <text:p>0.420428</text:p>
          </table:table-cell>
          <table:table-cell office:value-type="float" office:value="0.399808" calcext:value-type="float">
            <text:p>0.399808</text:p>
          </table:table-cell>
          <table:table-cell office:value-type="float" office:value="0.383904" calcext:value-type="float">
            <text:p>0.383904</text:p>
          </table:table-cell>
          <table:table-cell office:value-type="float" office:value="0.377997" calcext:value-type="float">
            <text:p>0.377997</text:p>
          </table:table-cell>
          <table:table-cell office:value-type="float" office:value="0.383904" calcext:value-type="float">
            <text:p>0.383904</text:p>
          </table:table-cell>
          <table:table-cell office:value-type="float" office:value="0.399808" calcext:value-type="float">
            <text:p>0.399808</text:p>
          </table:table-cell>
          <table:table-cell office:value-type="float" office:value="0.420428" calcext:value-type="float">
            <text:p>0.420428</text:p>
          </table:table-cell>
          <table:table-cell office:value-type="float" office:value="0.437868" calcext:value-type="float">
            <text:p>0.437868</text:p>
          </table:table-cell>
          <table:table-cell office:value-type="float" office:value="0.443753" calcext:value-type="float">
            <text:p>0.443753</text:p>
          </table:table-cell>
          <table:table-cell office:value-type="float" office:value="0.434223" calcext:value-type="float">
            <text:p>0.434223</text:p>
          </table:table-cell>
          <table:table-cell office:value-type="float" office:value="0.426162" calcext:value-type="float">
            <text:p>0.426162</text:p>
          </table:table-cell>
          <table:table-cell office:value-type="float" office:value="0.402294" calcext:value-type="float">
            <text:p>0.402294</text:p>
          </table:table-cell>
          <table:table-cell office:value-type="float" office:value="0.374575" calcext:value-type="float">
            <text:p>0.374575</text:p>
          </table:table-cell>
          <table:table-cell office:value-type="float" office:value="0.353564" calcext:value-type="float">
            <text:p>0.353564</text:p>
          </table:table-cell>
          <table:table-cell office:value-type="float" office:value="0.345843" calcext:value-type="float">
            <text:p>0.345843</text:p>
          </table:table-cell>
          <table:table-cell office:value-type="float" office:value="0.353564" calcext:value-type="float">
            <text:p>0.353564</text:p>
          </table:table-cell>
          <table:table-cell office:value-type="float" office:value="0.374575" calcext:value-type="float">
            <text:p>0.374575</text:p>
          </table:table-cell>
          <table:table-cell office:value-type="float" office:value="0.402294" calcext:value-type="float">
            <text:p>0.402294</text:p>
          </table:table-cell>
          <table:table-cell office:value-type="float" office:value="0.426162" calcext:value-type="float">
            <text:p>0.426162</text:p>
          </table:table-cell>
          <table:table-cell office:value-type="float" office:value="0.434223" calcext:value-type="float">
            <text:p>0.434223</text:p>
          </table:table-cell>
          <table:table-cell office:value-type="float" office:value="0.424236" calcext:value-type="float">
            <text:p>0.424236</text:p>
          </table:table-cell>
          <table:table-cell office:value-type="float" office:value="0.413977" calcext:value-type="float">
            <text:p>0.413977</text:p>
          </table:table-cell>
          <table:table-cell office:value-type="float" office:value="0.383837" calcext:value-type="float">
            <text:p>0.383837</text:p>
          </table:table-cell>
          <table:table-cell office:value-type="float" office:value="0.349497" calcext:value-type="float">
            <text:p>0.349497</text:p>
          </table:table-cell>
          <table:table-cell office:value-type="float" office:value="0.323957" calcext:value-type="float">
            <text:p>0.323957</text:p>
          </table:table-cell>
          <table:table-cell office:value-type="float" office:value="0.314676" calcext:value-type="float">
            <text:p>0.314676</text:p>
          </table:table-cell>
          <table:table-cell office:value-type="float" office:value="0.323957" calcext:value-type="float">
            <text:p>0.323957</text:p>
          </table:table-cell>
          <table:table-cell office:value-type="float" office:value="0.349497" calcext:value-type="float">
            <text:p>0.349497</text:p>
          </table:table-cell>
          <table:table-cell office:value-type="float" office:value="0.383837" calcext:value-type="float">
            <text:p>0.383837</text:p>
          </table:table-cell>
          <table:table-cell office:value-type="float" office:value="0.413977" calcext:value-type="float">
            <text:p>0.413977</text:p>
          </table:table-cell>
          <table:table-cell office:value-type="float" office:value="0.424236" calcext:value-type="float">
            <text:p>0.424236</text:p>
          </table:table-cell>
          <table:table-cell office:value-type="float" office:value="0.415637" calcext:value-type="float">
            <text:p>0.415637</text:p>
          </table:table-cell>
          <table:table-cell office:value-type="float" office:value="0.403269" calcext:value-type="float">
            <text:p>0.403269</text:p>
          </table:table-cell>
          <table:table-cell office:value-type="float" office:value="0.367398" calcext:value-type="float">
            <text:p>0.367398</text:p>
          </table:table-cell>
          <table:table-cell office:value-type="float" office:value="0.327258" calcext:value-type="float">
            <text:p>0.327258</text:p>
          </table:table-cell>
          <table:table-cell office:value-type="float" office:value="0.297932" calcext:value-type="float">
            <text:p>0.297932</text:p>
          </table:table-cell>
          <table:table-cell office:value-type="float" office:value="0.28739" calcext:value-type="float">
            <text:p>0.28739</text:p>
          </table:table-cell>
          <table:table-cell office:value-type="float" office:value="0.297932" calcext:value-type="float">
            <text:p>0.297932</text:p>
          </table:table-cell>
          <table:table-cell office:value-type="float" office:value="0.327258" calcext:value-type="float">
            <text:p>0.327258</text:p>
          </table:table-cell>
          <table:table-cell office:value-type="float" office:value="0.367398" calcext:value-type="float">
            <text:p>0.367398</text:p>
          </table:table-cell>
          <table:table-cell office:value-type="float" office:value="0.403269" calcext:value-type="float">
            <text:p>0.403269</text:p>
          </table:table-cell>
          <table:table-cell office:value-type="float" office:value="0.415637" calcext:value-type="float">
            <text:p>0.415637</text:p>
          </table:table-cell>
          <table:table-cell office:value-type="float" office:value="0.40924" calcext:value-type="float">
            <text:p>0.40924</text:p>
          </table:table-cell>
          <table:table-cell office:value-type="float" office:value="0.395245" calcext:value-type="float">
            <text:p>0.395245</text:p>
          </table:table-cell>
          <table:table-cell office:value-type="float" office:value="0.35522" calcext:value-type="float">
            <text:p>0.35522</text:p>
          </table:table-cell>
          <table:table-cell office:value-type="float" office:value="0.311093" calcext:value-type="float">
            <text:p>0.311093</text:p>
          </table:table-cell>
          <table:table-cell office:value-type="float" office:value="0.279326" calcext:value-type="float">
            <text:p>0.279326</text:p>
          </table:table-cell>
          <table:table-cell office:value-type="float" office:value="0.268006" calcext:value-type="float">
            <text:p>0.268006</text:p>
          </table:table-cell>
          <table:table-cell office:value-type="float" office:value="0.279326" calcext:value-type="float">
            <text:p>0.279326</text:p>
          </table:table-cell>
          <table:table-cell office:value-type="float" office:value="0.311093" calcext:value-type="float">
            <text:p>0.311093</text:p>
          </table:table-cell>
          <table:table-cell office:value-type="float" office:value="0.35522" calcext:value-type="float">
            <text:p>0.35522</text:p>
          </table:table-cell>
          <table:table-cell office:value-type="float" office:value="0.395245" calcext:value-type="float">
            <text:p>0.395245</text:p>
          </table:table-cell>
          <table:table-cell office:value-type="float" office:value="0.40924" calcext:value-type="float">
            <text:p>0.40924</text:p>
          </table:table-cell>
          <table:table-cell office:value-type="float" office:value="0.407384" calcext:value-type="float">
            <text:p>0.407384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350736" calcext:value-type="float">
            <text:p>0.350736</text:p>
          </table:table-cell>
          <table:table-cell office:value-type="float" office:value="0.304843" calcext:value-type="float">
            <text:p>0.304843</text:p>
          </table:table-cell>
          <table:table-cell office:value-type="float" office:value="0.271992" calcext:value-type="float">
            <text:p>0.271992</text:p>
          </table:table-cell>
          <table:table-cell office:value-type="float" office:value="0.260326" calcext:value-type="float">
            <text:p>0.260326</text:p>
          </table:table-cell>
          <table:table-cell office:value-type="float" office:value="0.271992" calcext:value-type="float">
            <text:p>0.271992</text:p>
          </table:table-cell>
          <table:table-cell office:value-type="float" office:value="0.304843" calcext:value-type="float">
            <text:p>0.304843</text:p>
          </table:table-cell>
          <table:table-cell office:value-type="float" office:value="0.350736" calcext:value-type="float">
            <text:p>0.350736</text:p>
          </table:table-cell>
          <table:table-cell office:value-type="float" office:value="0.392618" calcext:value-type="float">
            <text:p>0.392618</text:p>
          </table:table-cell>
          <table:table-cell office:value-type="float" office:value="0.407384" calcext:value-type="float">
            <text:p>0.407384</text:p>
          </table:table-cell>
        </table:table-row>
        <table:table-row table:style-name="ro1">
          <table:table-cell office:value-type="float" office:value="0.533416" calcext:value-type="float">
            <text:p>0.533416</text:p>
          </table:table-cell>
          <table:table-cell office:value-type="float" office:value="0.483526" calcext:value-type="float">
            <text:p>0.483526</text:p>
          </table:table-cell>
          <table:table-cell office:value-type="float" office:value="0.482673" calcext:value-type="float">
            <text:p>0.482673</text:p>
          </table:table-cell>
          <table:table-cell office:value-type="float" office:value="0.480472" calcext:value-type="float">
            <text:p>0.480472</text:p>
          </table:table-cell>
          <table:table-cell office:value-type="float" office:value="0.477704" calcext:value-type="float">
            <text:p>0.477704</text:p>
          </table:table-cell>
          <table:table-cell office:value-type="float" office:value="0.475477" calcext:value-type="float">
            <text:p>0.475477</text:p>
          </table:table-cell>
          <table:table-cell office:value-type="float" office:value="0.474616" calcext:value-type="float">
            <text:p>0.474616</text:p>
          </table:table-cell>
          <table:table-cell office:value-type="float" office:value="0.475477" calcext:value-type="float">
            <text:p>0.475477</text:p>
          </table:table-cell>
          <table:table-cell office:value-type="float" office:value="0.477704" calcext:value-type="float">
            <text:p>0.477704</text:p>
          </table:table-cell>
          <table:table-cell office:value-type="float" office:value="0.480472" calcext:value-type="float">
            <text:p>0.480472</text:p>
          </table:table-cell>
          <table:table-cell office:value-type="float" office:value="0.482673" calcext:value-type="float">
            <text:p>0.482673</text:p>
          </table:table-cell>
          <table:table-cell office:value-type="float" office:value="0.483526" calcext:value-type="float">
            <text:p>0.483526</text:p>
          </table:table-cell>
          <table:table-cell office:value-type="float" office:value="0.476513" calcext:value-type="float">
            <text:p>0.476513</text:p>
          </table:table-cell>
          <table:table-cell office:value-type="float" office:value="0.476166" calcext:value-type="float">
            <text:p>0.476166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474419" calcext:value-type="float">
            <text:p>0.474419</text:p>
          </table:table-cell>
          <table:table-cell office:value-type="float" office:value="0.473657" calcext:value-type="float">
            <text:p>0.473657</text:p>
          </table:table-cell>
          <table:table-cell office:value-type="float" office:value="0.473345" calcext:value-type="float">
            <text:p>0.473345</text:p>
          </table:table-cell>
          <table:table-cell office:value-type="float" office:value="0.473657" calcext:value-type="float">
            <text:p>0.473657</text:p>
          </table:table-cell>
          <table:table-cell office:value-type="float" office:value="0.474419" calcext:value-type="float">
            <text:p>0.474419</text:p>
          </table:table-cell>
          <table:table-cell office:value-type="float" office:value="0.4754" calcext:value-type="float">
            <text:p>0.4754</text:p>
          </table:table-cell>
          <table:table-cell office:value-type="float" office:value="0.476166" calcext:value-type="float">
            <text:p>0.476166</text:p>
          </table:table-cell>
          <table:table-cell office:value-type="float" office:value="0.476513" calcext:value-type="float">
            <text:p>0.476513</text:p>
          </table:table-cell>
          <table:table-cell office:value-type="float" office:value="0.47355" calcext:value-type="float">
            <text:p>0.47355</text:p>
          </table:table-cell>
          <table:table-cell office:value-type="float" office:value="0.472357" calcext:value-type="float">
            <text:p>0.472357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465056" calcext:value-type="float">
            <text:p>0.465056</text:p>
          </table:table-cell>
          <table:table-cell office:value-type="float" office:value="0.461832" calcext:value-type="float">
            <text:p>0.461832</text:p>
          </table:table-cell>
          <table:table-cell office:value-type="float" office:value="0.460594" calcext:value-type="float">
            <text:p>0.460594</text:p>
          </table:table-cell>
          <table:table-cell office:value-type="float" office:value="0.461832" calcext:value-type="float">
            <text:p>0.461832</text:p>
          </table:table-cell>
          <table:table-cell office:value-type="float" office:value="0.465056" calcext:value-type="float">
            <text:p>0.465056</text:p>
          </table:table-cell>
          <table:table-cell office:value-type="float" office:value="0.469096" calcext:value-type="float">
            <text:p>0.469096</text:p>
          </table:table-cell>
          <table:table-cell office:value-type="float" office:value="0.472357" calcext:value-type="float">
            <text:p>0.472357</text:p>
          </table:table-cell>
          <table:table-cell office:value-type="float" office:value="0.47355" calcext:value-type="float">
            <text:p>0.47355</text:p>
          </table:table-cell>
          <table:table-cell office:value-type="float" office:value="0.467321" calcext:value-type="float">
            <text:p>0.467321</text:p>
          </table:table-cell>
          <table:table-cell office:value-type="float" office:value="0.464972" calcext:value-type="float">
            <text:p>0.464972</text:p>
          </table:table-cell>
          <table:table-cell office:value-type="float" office:value="0.458218" calcext:value-type="float">
            <text:p>0.458218</text:p>
          </table:table-cell>
          <table:table-cell office:value-type="float" office:value="0.449976" calcext:value-type="float">
            <text:p>0.449976</text:p>
          </table:table-cell>
          <table:table-cell office:value-type="float" office:value="0.443444" calcext:value-type="float">
            <text:p>0.443444</text:p>
          </table:table-cell>
          <table:table-cell office:value-type="float" office:value="0.440968" calcext:value-type="float">
            <text:p>0.440968</text:p>
          </table:table-cell>
          <table:table-cell office:value-type="float" office:value="0.443444" calcext:value-type="float">
            <text:p>0.443444</text:p>
          </table:table-cell>
          <table:table-cell office:value-type="float" office:value="0.449976" calcext:value-type="float">
            <text:p>0.449976</text:p>
          </table:table-cell>
          <table:table-cell office:value-type="float" office:value="0.458218" calcext:value-type="float">
            <text:p>0.458218</text:p>
          </table:table-cell>
          <table:table-cell office:value-type="float" office:value="0.464972" calcext:value-type="float">
            <text:p>0.464972</text:p>
          </table:table-cell>
          <table:table-cell office:value-type="float" office:value="0.467321" calcext:value-type="float">
            <text:p>0.467321</text:p>
          </table:table-cell>
          <table:table-cell office:value-type="float" office:value="0.460333" calcext:value-type="float">
            <text:p>0.460333</text:p>
          </table:table-cell>
          <table:table-cell office:value-type="float" office:value="0.456282" calcext:value-type="float">
            <text:p>0.456282</text:p>
          </table:table-cell>
          <table:table-cell office:value-type="float" office:value="0.444377" calcext:value-type="float">
            <text:p>0.444377</text:p>
          </table:table-cell>
          <table:table-cell office:value-type="float" office:value="0.430058" calcext:value-type="float">
            <text:p>0.430058</text:p>
          </table:table-cell>
          <table:table-cell office:value-type="float" office:value="0.418835" calcext:value-type="float">
            <text:p>0.418835</text:p>
          </table:table-cell>
          <table:table-cell office:value-type="float" office:value="0.414625" calcext:value-type="float">
            <text:p>0.414625</text:p>
          </table:table-cell>
          <table:table-cell office:value-type="float" office:value="0.418835" calcext:value-type="float">
            <text:p>0.418835</text:p>
          </table:table-cell>
          <table:table-cell office:value-type="float" office:value="0.430058" calcext:value-type="float">
            <text:p>0.430058</text:p>
          </table:table-cell>
          <table:table-cell office:value-type="float" office:value="0.444377" calcext:value-type="float">
            <text:p>0.444377</text:p>
          </table:table-cell>
          <table:table-cell office:value-type="float" office:value="0.456282" calcext:value-type="float">
            <text:p>0.456282</text:p>
          </table:table-cell>
          <table:table-cell office:value-type="float" office:value="0.460333" calcext:value-type="float">
            <text:p>0.460333</text:p>
          </table:table-cell>
          <table:table-cell office:value-type="float" office:value="0.451035" calcext:value-type="float">
            <text:p>0.451035</text:p>
          </table:table-cell>
          <table:table-cell office:value-type="float" office:value="0.445077" calcext:value-type="float">
            <text:p>0.445077</text:p>
          </table:table-cell>
          <table:table-cell office:value-type="float" office:value="0.427404" calcext:value-type="float">
            <text:p>0.427404</text:p>
          </table:table-cell>
          <table:table-cell office:value-type="float" office:value="0.406505" calcext:value-type="float">
            <text:p>0.406505</text:p>
          </table:table-cell>
          <table:table-cell office:value-type="float" office:value="0.390382" calcext:value-type="float">
            <text:p>0.390382</text:p>
          </table:table-cell>
          <table:table-cell office:value-type="float" office:value="0.384394" calcext:value-type="float">
            <text:p>0.384394</text:p>
          </table:table-cell>
          <table:table-cell office:value-type="float" office:value="0.390382" calcext:value-type="float">
            <text:p>0.390382</text:p>
          </table:table-cell>
          <table:table-cell office:value-type="float" office:value="0.406505" calcext:value-type="float">
            <text:p>0.406505</text:p>
          </table:table-cell>
          <table:table-cell office:value-type="float" office:value="0.427404" calcext:value-type="float">
            <text:p>0.427404</text:p>
          </table:table-cell>
          <table:table-cell office:value-type="float" office:value="0.445077" calcext:value-type="float">
            <text:p>0.445077</text:p>
          </table:table-cell>
          <table:table-cell office:value-type="float" office:value="0.451035" calcext:value-type="float">
            <text:p>0.451035</text:p>
          </table:table-cell>
          <table:table-cell office:value-type="float" office:value="0.441429" calcext:value-type="float">
            <text:p>0.441429</text:p>
          </table:table-cell>
          <table:table-cell office:value-type="float" office:value="0.433271" calcext:value-type="float">
            <text:p>0.433271</text:p>
          </table:table-cell>
          <table:table-cell office:value-type="float" office:value="0.409088" calcext:value-type="float">
            <text:p>0.409088</text:p>
          </table:table-cell>
          <table:table-cell office:value-type="float" office:value="0.380997" calcext:value-type="float">
            <text:p>0.380997</text:p>
          </table:table-cell>
          <table:table-cell office:value-type="float" office:value="0.359696" calcext:value-type="float">
            <text:p>0.359696</text:p>
          </table:table-cell>
          <table:table-cell office:value-type="float" office:value="0.351868" calcext:value-type="float">
            <text:p>0.351868</text:p>
          </table:table-cell>
          <table:table-cell office:value-type="float" office:value="0.359696" calcext:value-type="float">
            <text:p>0.359696</text:p>
          </table:table-cell>
          <table:table-cell office:value-type="float" office:value="0.380997" calcext:value-type="float">
            <text:p>0.380997</text:p>
          </table:table-cell>
          <table:table-cell office:value-type="float" office:value="0.409088" calcext:value-type="float">
            <text:p>0.409088</text:p>
          </table:table-cell>
          <table:table-cell office:value-type="float" office:value="0.433271" calcext:value-type="float">
            <text:p>0.433271</text:p>
          </table:table-cell>
          <table:table-cell office:value-type="float" office:value="0.441429" calcext:value-type="float">
            <text:p>0.441429</text:p>
          </table:table-cell>
          <table:table-cell office:value-type="float" office:value="0.431368" calcext:value-type="float">
            <text:p>0.431368</text:p>
          </table:table-cell>
          <table:table-cell office:value-type="float" office:value="0.420991" calcext:value-type="float">
            <text:p>0.420991</text:p>
          </table:table-cell>
          <table:table-cell office:value-type="float" office:value="0.390465" calcext:value-type="float">
            <text:p>0.390465</text:p>
          </table:table-cell>
          <table:table-cell office:value-type="float" office:value="0.355672" calcext:value-type="float">
            <text:p>0.355672</text:p>
          </table:table-cell>
          <table:table-cell office:value-type="float" office:value="0.329784" calcext:value-type="float">
            <text:p>0.329784</text:p>
          </table:table-cell>
          <table:table-cell office:value-type="float" office:value="0.320375" calcext:value-type="float">
            <text:p>0.320375</text:p>
          </table:table-cell>
          <table:table-cell office:value-type="float" office:value="0.329784" calcext:value-type="float">
            <text:p>0.329784</text:p>
          </table:table-cell>
          <table:table-cell office:value-type="float" office:value="0.355672" calcext:value-type="float">
            <text:p>0.355672</text:p>
          </table:table-cell>
          <table:table-cell office:value-type="float" office:value="0.390465" calcext:value-type="float">
            <text:p>0.390465</text:p>
          </table:table-cell>
          <table:table-cell office:value-type="float" office:value="0.420991" calcext:value-type="float">
            <text:p>0.420991</text:p>
          </table:table-cell>
          <table:table-cell office:value-type="float" office:value="0.431368" calcext:value-type="float">
            <text:p>0.431368</text:p>
          </table:table-cell>
          <table:table-cell office:value-type="float" office:value="0.42273" calcext:value-type="float">
            <text:p>0.42273</text:p>
          </table:table-cell>
          <table:table-cell office:value-type="float" office:value="0.410226" calcext:value-type="float">
            <text:p>0.410226</text:p>
          </table:table-cell>
          <table:table-cell office:value-type="float" office:value="0.373906" calcext:value-type="float">
            <text:p>0.373906</text:p>
          </table:table-cell>
          <table:table-cell office:value-type="float" office:value="0.333243" calcext:value-type="float">
            <text:p>0.333243</text:p>
          </table:table-cell>
          <table:table-cell office:value-type="float" office:value="0.303518" calcext:value-type="float">
            <text:p>0.303518</text:p>
          </table:table-cell>
          <table:table-cell office:value-type="float" office:value="0.292828" calcext:value-type="float">
            <text:p>0.292828</text:p>
          </table:table-cell>
          <table:table-cell office:value-type="float" office:value="0.303518" calcext:value-type="float">
            <text:p>0.303518</text:p>
          </table:table-cell>
          <table:table-cell office:value-type="float" office:value="0.333243" calcext:value-type="float">
            <text:p>0.333243</text:p>
          </table:table-cell>
          <table:table-cell office:value-type="float" office:value="0.373906" calcext:value-type="float">
            <text:p>0.373906</text:p>
          </table:table-cell>
          <table:table-cell office:value-type="float" office:value="0.410226" calcext:value-type="float">
            <text:p>0.410226</text:p>
          </table:table-cell>
          <table:table-cell office:value-type="float" office:value="0.42273" calcext:value-type="float">
            <text:p>0.42273</text:p>
          </table:table-cell>
          <table:table-cell office:value-type="float" office:value="0.416309" calcext:value-type="float">
            <text:p>0.416309</text:p>
          </table:table-cell>
          <table:table-cell office:value-type="float" office:value="0.402166" calcext:value-type="float">
            <text:p>0.402166</text:p>
          </table:table-cell>
          <table:table-cell office:value-type="float" office:value="0.361653" calcext:value-type="float">
            <text:p>0.361653</text:p>
          </table:table-cell>
          <table:table-cell office:value-type="float" office:value="0.316961" calcext:value-type="float">
            <text:p>0.316961</text:p>
          </table:table-cell>
          <table:table-cell office:value-type="float" office:value="0.284765" calcext:value-type="float">
            <text:p>0.284765</text:p>
          </table:table-cell>
          <table:table-cell office:value-type="float" office:value="0.273287" calcext:value-type="float">
            <text:p>0.273287</text:p>
          </table:table-cell>
          <table:table-cell office:value-type="float" office:value="0.284765" calcext:value-type="float">
            <text:p>0.284765</text:p>
          </table:table-cell>
          <table:table-cell office:value-type="float" office:value="0.316961" calcext:value-type="float">
            <text:p>0.316961</text:p>
          </table:table-cell>
          <table:table-cell office:value-type="float" office:value="0.361653" calcext:value-type="float">
            <text:p>0.361653</text:p>
          </table:table-cell>
          <table:table-cell office:value-type="float" office:value="0.402166" calcext:value-type="float">
            <text:p>0.402166</text:p>
          </table:table-cell>
          <table:table-cell office:value-type="float" office:value="0.416309" calcext:value-type="float">
            <text:p>0.416309</text:p>
          </table:table-cell>
          <table:table-cell office:value-type="float" office:value="0.414472" calcext:value-type="float">
            <text:p>0.414472</text:p>
          </table:table-cell>
          <table:table-cell office:value-type="float" office:value="0.39955" calcext:value-type="float">
            <text:p>0.39955</text:p>
          </table:table-cell>
          <table:table-cell office:value-type="float" office:value="0.357158" calcext:value-type="float">
            <text:p>0.357158</text:p>
          </table:table-cell>
          <table:table-cell office:value-type="float" office:value="0.310674" calcext:value-type="float">
            <text:p>0.310674</text:p>
          </table:table-cell>
          <table:table-cell office:value-type="float" office:value="0.277374" calcext:value-type="float">
            <text:p>0.277374</text:p>
          </table:table-cell>
          <table:table-cell office:value-type="float" office:value="0.265543" calcext:value-type="float">
            <text:p>0.265543</text:p>
          </table:table-cell>
          <table:table-cell office:value-type="float" office:value="0.277374" calcext:value-type="float">
            <text:p>0.277374</text:p>
          </table:table-cell>
          <table:table-cell office:value-type="float" office:value="0.310674" calcext:value-type="float">
            <text:p>0.310674</text:p>
          </table:table-cell>
          <table:table-cell office:value-type="float" office:value="0.357158" calcext:value-type="float">
            <text:p>0.357158</text:p>
          </table:table-cell>
          <table:table-cell office:value-type="float" office:value="0.39955" calcext:value-type="float">
            <text:p>0.39955</text:p>
          </table:table-cell>
          <table:table-cell office:value-type="float" office:value="0.414472" calcext:value-type="float">
            <text:p>0.414472</text:p>
          </table:table-cell>
        </table:table-row>
        <table:table-row table:style-name="ro1">
          <table:table-cell office:value-type="float" office:value="0.541697" calcext:value-type="float">
            <text:p>0.541697</text:p>
          </table:table-cell>
          <table:table-cell office:value-type="float" office:value="0.490284" calcext:value-type="float">
            <text:p>0.490284</text:p>
          </table:table-cell>
          <table:table-cell office:value-type="float" office:value="0.489418" calcext:value-type="float">
            <text:p>0.489418</text:p>
          </table:table-cell>
          <table:table-cell office:value-type="float" office:value="0.487183" calcext:value-type="float">
            <text:p>0.487183</text:p>
          </table:table-cell>
          <table:table-cell office:value-type="float" office:value="0.484371" calcext:value-type="float">
            <text:p>0.484371</text:p>
          </table:table-cell>
          <table:table-cell office:value-type="float" office:value="0.482109" calcext:value-type="float">
            <text:p>0.482109</text:p>
          </table:table-cell>
          <table:table-cell office:value-type="float" office:value="0.481234" calcext:value-type="float">
            <text:p>0.481234</text:p>
          </table:table-cell>
          <table:table-cell office:value-type="float" office:value="0.482109" calcext:value-type="float">
            <text:p>0.482109</text:p>
          </table:table-cell>
          <table:table-cell office:value-type="float" office:value="0.484371" calcext:value-type="float">
            <text:p>0.484371</text:p>
          </table:table-cell>
          <table:table-cell office:value-type="float" office:value="0.487183" calcext:value-type="float">
            <text:p>0.487183</text:p>
          </table:table-cell>
          <table:table-cell office:value-type="float" office:value="0.489418" calcext:value-type="float">
            <text:p>0.489418</text:p>
          </table:table-cell>
          <table:table-cell office:value-type="float" office:value="0.490284" calcext:value-type="float">
            <text:p>0.490284</text:p>
          </table:table-cell>
          <table:table-cell office:value-type="float" office:value="0.483166" calcext:value-type="float">
            <text:p>0.483166</text:p>
          </table:table-cell>
          <table:table-cell office:value-type="float" office:value="0.482816" calcext:value-type="float">
            <text:p>0.482816</text:p>
          </table:table-cell>
          <table:table-cell office:value-type="float" office:value="0.48204" calcext:value-type="float">
            <text:p>0.48204</text:p>
          </table:table-cell>
          <table:table-cell office:value-type="float" office:value="0.481048" calcext:value-type="float">
            <text:p>0.481048</text:p>
          </table:table-cell>
          <table:table-cell office:value-type="float" office:value="0.480276" calcext:value-type="float">
            <text:p>0.480276</text:p>
          </table:table-cell>
          <table:table-cell office:value-type="float" office:value="0.479961" calcext:value-type="float">
            <text:p>0.479961</text:p>
          </table:table-cell>
          <table:table-cell office:value-type="float" office:value="0.480276" calcext:value-type="float">
            <text:p>0.480276</text:p>
          </table:table-cell>
          <table:table-cell office:value-type="float" office:value="0.481048" calcext:value-type="float">
            <text:p>0.481048</text:p>
          </table:table-cell>
          <table:table-cell office:value-type="float" office:value="0.48204" calcext:value-type="float">
            <text:p>0.48204</text:p>
          </table:table-cell>
          <table:table-cell office:value-type="float" office:value="0.482816" calcext:value-type="float">
            <text:p>0.482816</text:p>
          </table:table-cell>
          <table:table-cell office:value-type="float" office:value="0.483166" calcext:value-type="float">
            <text:p>0.483166</text:p>
          </table:table-cell>
          <table:table-cell office:value-type="float" office:value="0.480174" calcext:value-type="float">
            <text:p>0.480174</text:p>
          </table:table-cell>
          <table:table-cell office:value-type="float" office:value="0.478968" calcext:value-type="float">
            <text:p>0.478968</text:p>
          </table:table-cell>
          <table:table-cell office:value-type="float" office:value="0.475668" calcext:value-type="float">
            <text:p>0.475668</text:p>
          </table:table-cell>
          <table:table-cell office:value-type="float" office:value="0.471578" calcext:value-type="float">
            <text:p>0.471578</text:p>
          </table:table-cell>
          <table:table-cell office:value-type="float" office:value="0.468315" calcext:value-type="float">
            <text:p>0.468315</text:p>
          </table:table-cell>
          <table:table-cell office:value-type="float" office:value="0.467061" calcext:value-type="float">
            <text:p>0.467061</text:p>
          </table:table-cell>
          <table:table-cell office:value-type="float" office:value="0.468315" calcext:value-type="float">
            <text:p>0.468315</text:p>
          </table:table-cell>
          <table:table-cell office:value-type="float" office:value="0.471578" calcext:value-type="float">
            <text:p>0.471578</text:p>
          </table:table-cell>
          <table:table-cell office:value-type="float" office:value="0.475668" calcext:value-type="float">
            <text:p>0.475668</text:p>
          </table:table-cell>
          <table:table-cell office:value-type="float" office:value="0.478968" calcext:value-type="float">
            <text:p>0.478968</text:p>
          </table:table-cell>
          <table:table-cell office:value-type="float" office:value="0.480174" calcext:value-type="float">
            <text:p>0.480174</text:p>
          </table:table-cell>
          <table:table-cell office:value-type="float" office:value="0.473878" calcext:value-type="float">
            <text:p>0.473878</text:p>
          </table:table-cell>
          <table:table-cell office:value-type="float" office:value="0.471502" calcext:value-type="float">
            <text:p>0.471502</text:p>
          </table:table-cell>
          <table:table-cell office:value-type="float" office:value="0.464669" calcext:value-type="float">
            <text:p>0.464669</text:p>
          </table:table-cell>
          <table:table-cell office:value-type="float" office:value="0.45633" calcext:value-type="float">
            <text:p>0.45633</text:p>
          </table:table-cell>
          <table:table-cell office:value-type="float" office:value="0.44972" calcext:value-type="float">
            <text:p>0.44972</text:p>
          </table:table-cell>
          <table:table-cell office:value-type="float" office:value="0.447215" calcext:value-type="float">
            <text:p>0.447215</text:p>
          </table:table-cell>
          <table:table-cell office:value-type="float" office:value="0.44972" calcext:value-type="float">
            <text:p>0.44972</text:p>
          </table:table-cell>
          <table:table-cell office:value-type="float" office:value="0.45633" calcext:value-type="float">
            <text:p>0.45633</text:p>
          </table:table-cell>
          <table:table-cell office:value-type="float" office:value="0.464669" calcext:value-type="float">
            <text:p>0.464669</text:p>
          </table:table-cell>
          <table:table-cell office:value-type="float" office:value="0.471502" calcext:value-type="float">
            <text:p>0.471502</text:p>
          </table:table-cell>
          <table:table-cell office:value-type="float" office:value="0.473878" calcext:value-type="float">
            <text:p>0.473878</text:p>
          </table:table-cell>
          <table:table-cell office:value-type="float" office:value="0.466828" calcext:value-type="float">
            <text:p>0.466828</text:p>
          </table:table-cell>
          <table:table-cell office:value-type="float" office:value="0.462733" calcext:value-type="float">
            <text:p>0.462733</text:p>
          </table:table-cell>
          <table:table-cell office:value-type="float" office:value="0.450688" calcext:value-type="float">
            <text:p>0.450688</text:p>
          </table:table-cell>
          <table:table-cell office:value-type="float" office:value="0.436199" calcext:value-type="float">
            <text:p>0.436199</text:p>
          </table:table-cell>
          <table:table-cell office:value-type="float" office:value="0.424841" calcext:value-type="float">
            <text:p>0.424841</text:p>
          </table:table-cell>
          <table:table-cell office:value-type="float" office:value="0.42058" calcext:value-type="float">
            <text:p>0.42058</text:p>
          </table:table-cell>
          <table:table-cell office:value-type="float" office:value="0.424841" calcext:value-type="float">
            <text:p>0.424841</text:p>
          </table:table-cell>
          <table:table-cell office:value-type="float" office:value="0.436199" calcext:value-type="float">
            <text:p>0.436199</text:p>
          </table:table-cell>
          <table:table-cell office:value-type="float" office:value="0.450688" calcext:value-type="float">
            <text:p>0.450688</text:p>
          </table:table-cell>
          <table:table-cell office:value-type="float" office:value="0.462733" calcext:value-type="float">
            <text:p>0.462733</text:p>
          </table:table-cell>
          <table:table-cell office:value-type="float" office:value="0.466828" calcext:value-type="float">
            <text:p>0.466828</text:p>
          </table:table-cell>
          <table:table-cell office:value-type="float" office:value="0.457447" calcext:value-type="float">
            <text:p>0.457447</text:p>
          </table:table-cell>
          <table:table-cell office:value-type="float" office:value="0.451426" calcext:value-type="float">
            <text:p>0.451426</text:p>
          </table:table-cell>
          <table:table-cell office:value-type="float" office:value="0.43355" calcext:value-type="float">
            <text:p>0.43355</text:p>
          </table:table-cell>
          <table:table-cell office:value-type="float" office:value="0.412407" calcext:value-type="float">
            <text:p>0.412407</text:p>
          </table:table-cell>
          <table:table-cell office:value-type="float" office:value="0.396093" calcext:value-type="float">
            <text:p>0.396093</text:p>
          </table:table-cell>
          <table:table-cell office:value-type="float" office:value="0.390033" calcext:value-type="float">
            <text:p>0.390033</text:p>
          </table:table-cell>
          <table:table-cell office:value-type="float" office:value="0.396093" calcext:value-type="float">
            <text:p>0.396093</text:p>
          </table:table-cell>
          <table:table-cell office:value-type="float" office:value="0.412407" calcext:value-type="float">
            <text:p>0.412407</text:p>
          </table:table-cell>
          <table:table-cell office:value-type="float" office:value="0.43355" calcext:value-type="float">
            <text:p>0.43355</text:p>
          </table:table-cell>
          <table:table-cell office:value-type="float" office:value="0.451426" calcext:value-type="float">
            <text:p>0.451426</text:p>
          </table:table-cell>
          <table:table-cell office:value-type="float" office:value="0.457447" calcext:value-type="float">
            <text:p>0.457447</text:p>
          </table:table-cell>
          <table:table-cell office:value-type="float" office:value="0.447777" calcext:value-type="float">
            <text:p>0.447777</text:p>
          </table:table-cell>
          <table:table-cell office:value-type="float" office:value="0.439534" calcext:value-type="float">
            <text:p>0.439534</text:p>
          </table:table-cell>
          <table:table-cell office:value-type="float" office:value="0.415077" calcext:value-type="float">
            <text:p>0.415077</text:p>
          </table:table-cell>
          <table:table-cell office:value-type="float" office:value="0.38666" calcext:value-type="float">
            <text:p>0.38666</text:p>
          </table:table-cell>
          <table:table-cell office:value-type="float" office:value="0.365106" calcext:value-type="float">
            <text:p>0.365106</text:p>
          </table:table-cell>
          <table:table-cell office:value-type="float" office:value="0.357183" calcext:value-type="float">
            <text:p>0.357183</text:p>
          </table:table-cell>
          <table:table-cell office:value-type="float" office:value="0.365106" calcext:value-type="float">
            <text:p>0.365106</text:p>
          </table:table-cell>
          <table:table-cell office:value-type="float" office:value="0.38666" calcext:value-type="float">
            <text:p>0.38666</text:p>
          </table:table-cell>
          <table:table-cell office:value-type="float" office:value="0.415077" calcext:value-type="float">
            <text:p>0.415077</text:p>
          </table:table-cell>
          <table:table-cell office:value-type="float" office:value="0.439534" calcext:value-type="float">
            <text:p>0.439534</text:p>
          </table:table-cell>
          <table:table-cell office:value-type="float" office:value="0.447777" calcext:value-type="float">
            <text:p>0.447777</text:p>
          </table:table-cell>
          <table:table-cell office:value-type="float" office:value="0.437653" calcext:value-type="float">
            <text:p>0.437653</text:p>
          </table:table-cell>
          <table:table-cell office:value-type="float" office:value="0.427174" calcext:value-type="float">
            <text:p>0.427174</text:p>
          </table:table-cell>
          <table:table-cell office:value-type="float" office:value="0.39631" calcext:value-type="float">
            <text:p>0.39631</text:p>
          </table:table-cell>
          <table:table-cell office:value-type="float" office:value="0.361122" calcext:value-type="float">
            <text:p>0.361122</text:p>
          </table:table-cell>
          <table:table-cell office:value-type="float" office:value="0.334928" calcext:value-type="float">
            <text:p>0.334928</text:p>
          </table:table-cell>
          <table:table-cell office:value-type="float" office:value="0.325407" calcext:value-type="float">
            <text:p>0.325407</text:p>
          </table:table-cell>
          <table:table-cell office:value-type="float" office:value="0.334928" calcext:value-type="float">
            <text:p>0.334928</text:p>
          </table:table-cell>
          <table:table-cell office:value-type="float" office:value="0.361122" calcext:value-type="float">
            <text:p>0.361122</text:p>
          </table:table-cell>
          <table:table-cell office:value-type="float" office:value="0.39631" calcext:value-type="float">
            <text:p>0.39631</text:p>
          </table:table-cell>
          <table:table-cell office:value-type="float" office:value="0.427174" calcext:value-type="float">
            <text:p>0.427174</text:p>
          </table:table-cell>
          <table:table-cell office:value-type="float" office:value="0.437653" calcext:value-type="float">
            <text:p>0.437653</text:p>
          </table:table-cell>
          <table:table-cell office:value-type="float" office:value="0.428983" calcext:value-type="float">
            <text:p>0.428983</text:p>
          </table:table-cell>
          <table:table-cell office:value-type="float" office:value="0.416359" calcext:value-type="float">
            <text:p>0.416359</text:p>
          </table:table-cell>
          <table:table-cell office:value-type="float" office:value="0.379648" calcext:value-type="float">
            <text:p>0.379648</text:p>
          </table:table-cell>
          <table:table-cell office:value-type="float" office:value="0.338528" calcext:value-type="float">
            <text:p>0.338528</text:p>
          </table:table-cell>
          <table:table-cell office:value-type="float" office:value="0.308453" calcext:value-type="float">
            <text:p>0.308453</text:p>
          </table:table-cell>
          <table:table-cell office:value-type="float" office:value="0.297635" calcext:value-type="float">
            <text:p>0.297635</text:p>
          </table:table-cell>
          <table:table-cell office:value-type="float" office:value="0.308453" calcext:value-type="float">
            <text:p>0.308453</text:p>
          </table:table-cell>
          <table:table-cell office:value-type="float" office:value="0.338528" calcext:value-type="float">
            <text:p>0.338528</text:p>
          </table:table-cell>
          <table:table-cell office:value-type="float" office:value="0.379648" calcext:value-type="float">
            <text:p>0.379648</text:p>
          </table:table-cell>
          <table:table-cell office:value-type="float" office:value="0.416359" calcext:value-type="float">
            <text:p>0.416359</text:p>
          </table:table-cell>
          <table:table-cell office:value-type="float" office:value="0.428983" calcext:value-type="float">
            <text:p>0.428983</text:p>
          </table:table-cell>
          <table:table-cell office:value-type="float" office:value="0.422541" calcext:value-type="float">
            <text:p>0.422541</text:p>
          </table:table-cell>
          <table:table-cell office:value-type="float" office:value="0.408269" calcext:value-type="float">
            <text:p>0.408269</text:p>
          </table:table-cell>
          <table:table-cell office:value-type="float" office:value="0.36733" calcext:value-type="float">
            <text:p>0.36733</text:p>
          </table:table-cell>
          <table:table-cell office:value-type="float" office:value="0.322145" calcext:value-type="float">
            <text:p>0.322145</text:p>
          </table:table-cell>
          <table:table-cell office:value-type="float" office:value="0.289573" calcext:value-type="float">
            <text:p>0.289573</text:p>
          </table:table-cell>
          <table:table-cell office:value-type="float" office:value="0.277958" calcext:value-type="float">
            <text:p>0.277958</text:p>
          </table:table-cell>
          <table:table-cell office:value-type="float" office:value="0.289573" calcext:value-type="float">
            <text:p>0.289573</text:p>
          </table:table-cell>
          <table:table-cell office:value-type="float" office:value="0.322145" calcext:value-type="float">
            <text:p>0.322145</text:p>
          </table:table-cell>
          <table:table-cell office:value-type="float" office:value="0.36733" calcext:value-type="float">
            <text:p>0.36733</text:p>
          </table:table-cell>
          <table:table-cell office:value-type="float" office:value="0.408269" calcext:value-type="float">
            <text:p>0.408269</text:p>
          </table:table-cell>
          <table:table-cell office:value-type="float" office:value="0.422541" calcext:value-type="float">
            <text:p>0.422541</text:p>
          </table:table-cell>
          <table:table-cell office:value-type="float" office:value="0.420722" calcext:value-type="float">
            <text:p>0.420722</text:p>
          </table:table-cell>
          <table:table-cell office:value-type="float" office:value="0.405664" calcext:value-type="float">
            <text:p>0.405664</text:p>
          </table:table-cell>
          <table:table-cell office:value-type="float" office:value="0.362826" calcext:value-type="float">
            <text:p>0.362826</text:p>
          </table:table-cell>
          <table:table-cell office:value-type="float" office:value="0.315825" calcext:value-type="float">
            <text:p>0.315825</text:p>
          </table:table-cell>
          <table:table-cell office:value-type="float" office:value="0.282132" calcext:value-type="float">
            <text:p>0.282132</text:p>
          </table:table-cell>
          <table:table-cell office:value-type="float" office:value="0.270158" calcext:value-type="float">
            <text:p>0.270158</text:p>
          </table:table-cell>
          <table:table-cell office:value-type="float" office:value="0.282132" calcext:value-type="float">
            <text:p>0.282132</text:p>
          </table:table-cell>
          <table:table-cell office:value-type="float" office:value="0.315825" calcext:value-type="float">
            <text:p>0.315825</text:p>
          </table:table-cell>
          <table:table-cell office:value-type="float" office:value="0.362826" calcext:value-type="float">
            <text:p>0.362826</text:p>
          </table:table-cell>
          <table:table-cell office:value-type="float" office:value="0.405664" calcext:value-type="float">
            <text:p>0.405664</text:p>
          </table:table-cell>
          <table:table-cell office:value-type="float" office:value="0.420722" calcext:value-type="float">
            <text:p>0.420722</text:p>
          </table:table-cell>
        </table:table-row>
        <table:table-row table:style-name="ro1">
          <table:table-cell office:value-type="float" office:value="0.55046" calcext:value-type="float">
            <text:p>0.55046</text:p>
          </table:table-cell>
          <table:table-cell office:value-type="float" office:value="0.497414" calcext:value-type="float">
            <text:p>0.497414</text:p>
          </table:table-cell>
          <table:table-cell office:value-type="float" office:value="0.496535" calcext:value-type="float">
            <text:p>0.496535</text:p>
          </table:table-cell>
          <table:table-cell office:value-type="float" office:value="0.494263" calcext:value-type="float">
            <text:p>0.494263</text:p>
          </table:table-cell>
          <table:table-cell office:value-type="float" office:value="0.491405" calcext:value-type="float">
            <text:p>0.491405</text:p>
          </table:table-cell>
          <table:table-cell office:value-type="float" office:value="0.489107" calcext:value-type="float">
            <text:p>0.489107</text:p>
          </table:table-cell>
          <table:table-cell office:value-type="float" office:value="0.488218" calcext:value-type="float">
            <text:p>0.488218</text:p>
          </table:table-cell>
          <table:table-cell office:value-type="float" office:value="0.489107" calcext:value-type="float">
            <text:p>0.489107</text:p>
          </table:table-cell>
          <table:table-cell office:value-type="float" office:value="0.491405" calcext:value-type="float">
            <text:p>0.491405</text:p>
          </table:table-cell>
          <table:table-cell office:value-type="float" office:value="0.494263" calcext:value-type="float">
            <text:p>0.494263</text:p>
          </table:table-cell>
          <table:table-cell office:value-type="float" office:value="0.496535" calcext:value-type="float">
            <text:p>0.496535</text:p>
          </table:table-cell>
          <table:table-cell office:value-type="float" office:value="0.497414" calcext:value-type="float">
            <text:p>0.497414</text:p>
          </table:table-cell>
          <table:table-cell office:value-type="float" office:value="0.490185" calcext:value-type="float">
            <text:p>0.490185</text:p>
          </table:table-cell>
          <table:table-cell office:value-type="float" office:value="0.489831" calcext:value-type="float">
            <text:p>0.489831</text:p>
          </table:table-cell>
          <table:table-cell office:value-type="float" office:value="0.489046" calcext:value-type="float">
            <text:p>0.489046</text:p>
          </table:table-cell>
          <table:table-cell office:value-type="float" office:value="0.488042" calcext:value-type="float">
            <text:p>0.488042</text:p>
          </table:table-cell>
          <table:table-cell office:value-type="float" office:value="0.487261" calcext:value-type="float">
            <text:p>0.487261</text:p>
          </table:table-cell>
          <table:table-cell office:value-type="float" office:value="0.486942" calcext:value-type="float">
            <text:p>0.486942</text:p>
          </table:table-cell>
          <table:table-cell office:value-type="float" office:value="0.487261" calcext:value-type="float">
            <text:p>0.487261</text:p>
          </table:table-cell>
          <table:table-cell office:value-type="float" office:value="0.488042" calcext:value-type="float">
            <text:p>0.488042</text:p>
          </table:table-cell>
          <table:table-cell office:value-type="float" office:value="0.489046" calcext:value-type="float">
            <text:p>0.489046</text:p>
          </table:table-cell>
          <table:table-cell office:value-type="float" office:value="0.489831" calcext:value-type="float">
            <text:p>0.489831</text:p>
          </table:table-cell>
          <table:table-cell office:value-type="float" office:value="0.490185" calcext:value-type="float">
            <text:p>0.490185</text:p>
          </table:table-cell>
          <table:table-cell office:value-type="float" office:value="0.487164" calcext:value-type="float">
            <text:p>0.487164</text:p>
          </table:table-cell>
          <table:table-cell office:value-type="float" office:value="0.485943" calcext:value-type="float">
            <text:p>0.485943</text:p>
          </table:table-cell>
          <table:table-cell office:value-type="float" office:value="0.482602" calcext:value-type="float">
            <text:p>0.482602</text:p>
          </table:table-cell>
          <table:table-cell office:value-type="float" office:value="0.478461" calcext:value-type="float">
            <text:p>0.478461</text:p>
          </table:table-cell>
          <table:table-cell office:value-type="float" office:value="0.475156" calcext:value-type="float">
            <text:p>0.475156</text:p>
          </table:table-cell>
          <table:table-cell office:value-type="float" office:value="0.473887" calcext:value-type="float">
            <text:p>0.473887</text:p>
          </table:table-cell>
          <table:table-cell office:value-type="float" office:value="0.475156" calcext:value-type="float">
            <text:p>0.475156</text:p>
          </table:table-cell>
          <table:table-cell office:value-type="float" office:value="0.478461" calcext:value-type="float">
            <text:p>0.478461</text:p>
          </table:table-cell>
          <table:table-cell office:value-type="float" office:value="0.482602" calcext:value-type="float">
            <text:p>0.482602</text:p>
          </table:table-cell>
          <table:table-cell office:value-type="float" office:value="0.485943" calcext:value-type="float">
            <text:p>0.485943</text:p>
          </table:table-cell>
          <table:table-cell office:value-type="float" office:value="0.487164" calcext:value-type="float">
            <text:p>0.487164</text:p>
          </table:table-cell>
          <table:table-cell office:value-type="float" office:value="0.480797" calcext:value-type="float">
            <text:p>0.480797</text:p>
          </table:table-cell>
          <table:table-cell office:value-type="float" office:value="0.478394" calcext:value-type="float">
            <text:p>0.478394</text:p>
          </table:table-cell>
          <table:table-cell office:value-type="float" office:value="0.471478" calcext:value-type="float">
            <text:p>0.471478</text:p>
          </table:table-cell>
          <table:table-cell office:value-type="float" office:value="0.463037" calcext:value-type="float">
            <text:p>0.463037</text:p>
          </table:table-cell>
          <table:table-cell office:value-type="float" office:value="0.456346" calcext:value-type="float">
            <text:p>0.456346</text:p>
          </table:table-cell>
          <table:table-cell office:value-type="float" office:value="0.453811" calcext:value-type="float">
            <text:p>0.453811</text:p>
          </table:table-cell>
          <table:table-cell office:value-type="float" office:value="0.456346" calcext:value-type="float">
            <text:p>0.456346</text:p>
          </table:table-cell>
          <table:table-cell office:value-type="float" office:value="0.463037" calcext:value-type="float">
            <text:p>0.463037</text:p>
          </table:table-cell>
          <table:table-cell office:value-type="float" office:value="0.471478" calcext:value-type="float">
            <text:p>0.471478</text:p>
          </table:table-cell>
          <table:table-cell office:value-type="float" office:value="0.478394" calcext:value-type="float">
            <text:p>0.478394</text:p>
          </table:table-cell>
          <table:table-cell office:value-type="float" office:value="0.480797" calcext:value-type="float">
            <text:p>0.480797</text:p>
          </table:table-cell>
          <table:table-cell office:value-type="float" office:value="0.473685" calcext:value-type="float">
            <text:p>0.473685</text:p>
          </table:table-cell>
          <table:table-cell office:value-type="float" office:value="0.469543" calcext:value-type="float">
            <text:p>0.469543</text:p>
          </table:table-cell>
          <table:table-cell office:value-type="float" office:value="0.457351" calcext:value-type="float">
            <text:p>0.457351</text:p>
          </table:table-cell>
          <table:table-cell office:value-type="float" office:value="0.442683" calcext:value-type="float">
            <text:p>0.442683</text:p>
          </table:table-cell>
          <table:table-cell office:value-type="float" office:value="0.431184" calcext:value-type="float">
            <text:p>0.431184</text:p>
          </table:table-cell>
          <table:table-cell office:value-type="float" office:value="0.42687" calcext:value-type="float">
            <text:p>0.42687</text:p>
          </table:table-cell>
          <table:table-cell office:value-type="float" office:value="0.431184" calcext:value-type="float">
            <text:p>0.431184</text:p>
          </table:table-cell>
          <table:table-cell office:value-type="float" office:value="0.442683" calcext:value-type="float">
            <text:p>0.442683</text:p>
          </table:table-cell>
          <table:table-cell office:value-type="float" office:value="0.457351" calcext:value-type="float">
            <text:p>0.457351</text:p>
          </table:table-cell>
          <table:table-cell office:value-type="float" office:value="0.469543" calcext:value-type="float">
            <text:p>0.469543</text:p>
          </table:table-cell>
          <table:table-cell office:value-type="float" office:value="0.473685" calcext:value-type="float">
            <text:p>0.473685</text:p>
          </table:table-cell>
          <table:table-cell office:value-type="float" office:value="0.464218" calcext:value-type="float">
            <text:p>0.464218</text:p>
          </table:table-cell>
          <table:table-cell office:value-type="float" office:value="0.45813" calcext:value-type="float">
            <text:p>0.45813</text:p>
          </table:table-cell>
          <table:table-cell office:value-type="float" office:value="0.440041" calcext:value-type="float">
            <text:p>0.440041</text:p>
          </table:table-cell>
          <table:table-cell office:value-type="float" office:value="0.418643" calcext:value-type="float">
            <text:p>0.418643</text:p>
          </table:table-cell>
          <table:table-cell office:value-type="float" office:value="0.402128" calcext:value-type="float">
            <text:p>0.402128</text:p>
          </table:table-cell>
          <table:table-cell office:value-type="float" office:value="0.395993" calcext:value-type="float">
            <text:p>0.395993</text:p>
          </table:table-cell>
          <table:table-cell office:value-type="float" office:value="0.402128" calcext:value-type="float">
            <text:p>0.402128</text:p>
          </table:table-cell>
          <table:table-cell office:value-type="float" office:value="0.418643" calcext:value-type="float">
            <text:p>0.418643</text:p>
          </table:table-cell>
          <table:table-cell office:value-type="float" office:value="0.440041" calcext:value-type="float">
            <text:p>0.440041</text:p>
          </table:table-cell>
          <table:table-cell office:value-type="float" office:value="0.45813" calcext:value-type="float">
            <text:p>0.45813</text:p>
          </table:table-cell>
          <table:table-cell office:value-type="float" office:value="0.464218" calcext:value-type="float">
            <text:p>0.464218</text:p>
          </table:table-cell>
          <table:table-cell office:value-type="float" office:value="0.454482" calcext:value-type="float">
            <text:p>0.454482</text:p>
          </table:table-cell>
          <table:table-cell office:value-type="float" office:value="0.446151" calcext:value-type="float">
            <text:p>0.446151</text:p>
          </table:table-cell>
          <table:table-cell office:value-type="float" office:value="0.421406" calcext:value-type="float">
            <text:p>0.421406</text:p>
          </table:table-cell>
          <table:table-cell office:value-type="float" office:value="0.392648" calcext:value-type="float">
            <text:p>0.392648</text:p>
          </table:table-cell>
          <table:table-cell office:value-type="float" office:value="0.370828" calcext:value-type="float">
            <text:p>0.370828</text:p>
          </table:table-cell>
          <table:table-cell office:value-type="float" office:value="0.362806" calcext:value-type="float">
            <text:p>0.362806</text:p>
          </table:table-cell>
          <table:table-cell office:value-type="float" office:value="0.370828" calcext:value-type="float">
            <text:p>0.370828</text:p>
          </table:table-cell>
          <table:table-cell office:value-type="float" office:value="0.392648" calcext:value-type="float">
            <text:p>0.392648</text:p>
          </table:table-cell>
          <table:table-cell office:value-type="float" office:value="0.421406" calcext:value-type="float">
            <text:p>0.421406</text:p>
          </table:table-cell>
          <table:table-cell office:value-type="float" office:value="0.446151" calcext:value-type="float">
            <text:p>0.446151</text:p>
          </table:table-cell>
          <table:table-cell office:value-type="float" office:value="0.454482" calcext:value-type="float">
            <text:p>0.454482</text:p>
          </table:table-cell>
          <table:table-cell office:value-type="float" office:value="0.444294" calcext:value-type="float">
            <text:p>0.444294</text:p>
          </table:table-cell>
          <table:table-cell office:value-type="float" office:value="0.433707" calcext:value-type="float">
            <text:p>0.433707</text:p>
          </table:table-cell>
          <table:table-cell office:value-type="float" office:value="0.402491" calcext:value-type="float">
            <text:p>0.402491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0.340374" calcext:value-type="float">
            <text:p>0.340374</text:p>
          </table:table-cell>
          <table:table-cell office:value-type="float" office:value="0.330734" calcext:value-type="float">
            <text:p>0.330734</text:p>
          </table:table-cell>
          <table:table-cell office:value-type="float" office:value="0.340374" calcext:value-type="float">
            <text:p>0.340374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0.402491" calcext:value-type="float">
            <text:p>0.402491</text:p>
          </table:table-cell>
          <table:table-cell office:value-type="float" office:value="0.433707" calcext:value-type="float">
            <text:p>0.433707</text:p>
          </table:table-cell>
          <table:table-cell office:value-type="float" office:value="0.444294" calcext:value-type="float">
            <text:p>0.444294</text:p>
          </table:table-cell>
          <table:table-cell office:value-type="float" office:value="0.435591" calcext:value-type="float">
            <text:p>0.435591</text:p>
          </table:table-cell>
          <table:table-cell office:value-type="float" office:value="0.422842" calcext:value-type="float">
            <text:p>0.422842</text:p>
          </table:table-cell>
          <table:table-cell office:value-type="float" office:value="0.385721" calcext:value-type="float">
            <text:p>0.385721</text:p>
          </table:table-cell>
          <table:table-cell office:value-type="float" office:value="0.344123" calcext:value-type="float">
            <text:p>0.344123</text:p>
          </table:table-cell>
          <table:table-cell office:value-type="float" office:value="0.313682" calcext:value-type="float">
            <text:p>0.313682</text:p>
          </table:table-cell>
          <table:table-cell office:value-type="float" office:value="0.302728" calcext:value-type="float">
            <text:p>0.302728</text:p>
          </table:table-cell>
          <table:table-cell office:value-type="float" office:value="0.313682" calcext:value-type="float">
            <text:p>0.313682</text:p>
          </table:table-cell>
          <table:table-cell office:value-type="float" office:value="0.344123" calcext:value-type="float">
            <text:p>0.344123</text:p>
          </table:table-cell>
          <table:table-cell office:value-type="float" office:value="0.385721" calcext:value-type="float">
            <text:p>0.385721</text:p>
          </table:table-cell>
          <table:table-cell office:value-type="float" office:value="0.422842" calcext:value-type="float">
            <text:p>0.422842</text:p>
          </table:table-cell>
          <table:table-cell office:value-type="float" office:value="0.435591" calcext:value-type="float">
            <text:p>0.435591</text:p>
          </table:table-cell>
          <table:table-cell office:value-type="float" office:value="0.429129" calcext:value-type="float">
            <text:p>0.429129</text:p>
          </table:table-cell>
          <table:table-cell office:value-type="float" office:value="0.414721" calcext:value-type="float">
            <text:p>0.414721</text:p>
          </table:table-cell>
          <table:table-cell office:value-type="float" office:value="0.373337" calcext:value-type="float">
            <text:p>0.373337</text:p>
          </table:table-cell>
          <table:table-cell office:value-type="float" office:value="0.327634" calcext:value-type="float">
            <text:p>0.327634</text:p>
          </table:table-cell>
          <table:table-cell office:value-type="float" office:value="0.294669" calcext:value-type="float">
            <text:p>0.294669</text:p>
          </table:table-cell>
          <table:table-cell office:value-type="float" office:value="0.282909" calcext:value-type="float">
            <text:p>0.282909</text:p>
          </table:table-cell>
          <table:table-cell office:value-type="float" office:value="0.294669" calcext:value-type="float">
            <text:p>0.294669</text:p>
          </table:table-cell>
          <table:table-cell office:value-type="float" office:value="0.327634" calcext:value-type="float">
            <text:p>0.327634</text:p>
          </table:table-cell>
          <table:table-cell office:value-type="float" office:value="0.373337" calcext:value-type="float">
            <text:p>0.373337</text:p>
          </table:table-cell>
          <table:table-cell office:value-type="float" office:value="0.414721" calcext:value-type="float">
            <text:p>0.414721</text:p>
          </table:table-cell>
          <table:table-cell office:value-type="float" office:value="0.429129" calcext:value-type="float">
            <text:p>0.429129</text:p>
          </table:table-cell>
          <table:table-cell office:value-type="float" office:value="0.427328" calcext:value-type="float">
            <text:p>0.427328</text:p>
          </table:table-cell>
          <table:table-cell office:value-type="float" office:value="0.412128" calcext:value-type="float">
            <text:p>0.412128</text:p>
          </table:table-cell>
          <table:table-cell office:value-type="float" office:value="0.368824" calcext:value-type="float">
            <text:p>0.368824</text:p>
          </table:table-cell>
          <table:table-cell office:value-type="float" office:value="0.321281" calcext:value-type="float">
            <text:p>0.321281</text:p>
          </table:table-cell>
          <table:table-cell office:value-type="float" office:value="0.287176" calcext:value-type="float">
            <text:p>0.287176</text:p>
          </table:table-cell>
          <table:table-cell office:value-type="float" office:value="0.27505" calcext:value-type="float">
            <text:p>0.27505</text:p>
          </table:table-cell>
          <table:table-cell office:value-type="float" office:value="0.287176" calcext:value-type="float">
            <text:p>0.287176</text:p>
          </table:table-cell>
          <table:table-cell office:value-type="float" office:value="0.321281" calcext:value-type="float">
            <text:p>0.321281</text:p>
          </table:table-cell>
          <table:table-cell office:value-type="float" office:value="0.368824" calcext:value-type="float">
            <text:p>0.368824</text:p>
          </table:table-cell>
          <table:table-cell office:value-type="float" office:value="0.412128" calcext:value-type="float">
            <text:p>0.412128</text:p>
          </table:table-cell>
          <table:table-cell office:value-type="float" office:value="0.427328" calcext:value-type="float">
            <text:p>0.427328</text:p>
          </table:table-cell>
        </table:table-row>
        <table:table-row table:style-name="ro1">
          <table:table-cell office:value-type="float" office:value="0.559222" calcext:value-type="float">
            <text:p>0.559222</text:p>
          </table:table-cell>
          <table:table-cell office:value-type="float" office:value="0.504523" calcext:value-type="float">
            <text:p>0.504523</text:p>
          </table:table-cell>
          <table:table-cell office:value-type="float" office:value="0.50363" calcext:value-type="float">
            <text:p>0.50363</text:p>
          </table:table-cell>
          <table:table-cell office:value-type="float" office:value="0.501322" calcext:value-type="float">
            <text:p>0.501322</text:p>
          </table:table-cell>
          <table:table-cell office:value-type="float" office:value="0.498419" calcext:value-type="float">
            <text:p>0.498419</text:p>
          </table:table-cell>
          <table:table-cell office:value-type="float" office:value="0.496084" calcext:value-type="float">
            <text:p>0.496084</text:p>
          </table:table-cell>
          <table:table-cell office:value-type="float" office:value="0.495181" calcext:value-type="float">
            <text:p>0.495181</text:p>
          </table:table-cell>
          <table:table-cell office:value-type="float" office:value="0.496084" calcext:value-type="float">
            <text:p>0.496084</text:p>
          </table:table-cell>
          <table:table-cell office:value-type="float" office:value="0.498419" calcext:value-type="float">
            <text:p>0.498419</text:p>
          </table:table-cell>
          <table:table-cell office:value-type="float" office:value="0.501322" calcext:value-type="float">
            <text:p>0.501322</text:p>
          </table:table-cell>
          <table:table-cell office:value-type="float" office:value="0.50363" calcext:value-type="float">
            <text:p>0.50363</text:p>
          </table:table-cell>
          <table:table-cell office:value-type="float" office:value="0.504523" calcext:value-type="float">
            <text:p>0.504523</text:p>
          </table:table-cell>
          <table:table-cell office:value-type="float" office:value="0.497184" calcext:value-type="float">
            <text:p>0.497184</text:p>
          </table:table-cell>
          <table:table-cell office:value-type="float" office:value="0.496827" calcext:value-type="float">
            <text:p>0.496827</text:p>
          </table:table-cell>
          <table:table-cell office:value-type="float" office:value="0.496032" calcext:value-type="float">
            <text:p>0.496032</text:p>
          </table:table-cell>
          <table:table-cell office:value-type="float" office:value="0.495016" calcext:value-type="float">
            <text:p>0.495016</text:p>
          </table:table-cell>
          <table:table-cell office:value-type="float" office:value="0.494225" calcext:value-type="float">
            <text:p>0.494225</text:p>
          </table:table-cell>
          <table:table-cell office:value-type="float" office:value="0.493902" calcext:value-type="float">
            <text:p>0.493902</text:p>
          </table:table-cell>
          <table:table-cell office:value-type="float" office:value="0.494225" calcext:value-type="float">
            <text:p>0.494225</text:p>
          </table:table-cell>
          <table:table-cell office:value-type="float" office:value="0.495016" calcext:value-type="float">
            <text:p>0.495016</text:p>
          </table:table-cell>
          <table:table-cell office:value-type="float" office:value="0.496032" calcext:value-type="float">
            <text:p>0.496032</text:p>
          </table:table-cell>
          <table:table-cell office:value-type="float" office:value="0.496827" calcext:value-type="float">
            <text:p>0.496827</text:p>
          </table:table-cell>
          <table:table-cell office:value-type="float" office:value="0.497184" calcext:value-type="float">
            <text:p>0.497184</text:p>
          </table:table-cell>
          <table:table-cell office:value-type="float" office:value="0.494135" calcext:value-type="float">
            <text:p>0.494135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489517" calcext:value-type="float">
            <text:p>0.489517</text:p>
          </table:table-cell>
          <table:table-cell office:value-type="float" office:value="0.485325" calcext:value-type="float">
            <text:p>0.485325</text:p>
          </table:table-cell>
          <table:table-cell office:value-type="float" office:value="0.481979" calcext:value-type="float">
            <text:p>0.481979</text:p>
          </table:table-cell>
          <table:table-cell office:value-type="float" office:value="0.480694" calcext:value-type="float">
            <text:p>0.480694</text:p>
          </table:table-cell>
          <table:table-cell office:value-type="float" office:value="0.481979" calcext:value-type="float">
            <text:p>0.481979</text:p>
          </table:table-cell>
          <table:table-cell office:value-type="float" office:value="0.485325" calcext:value-type="float">
            <text:p>0.485325</text:p>
          </table:table-cell>
          <table:table-cell office:value-type="float" office:value="0.489517" calcext:value-type="float">
            <text:p>0.489517</text:p>
          </table:table-cell>
          <table:table-cell office:value-type="float" office:value="0.4929" calcext:value-type="float">
            <text:p>0.4929</text:p>
          </table:table-cell>
          <table:table-cell office:value-type="float" office:value="0.494135" calcext:value-type="float">
            <text:p>0.494135</text:p>
          </table:table-cell>
          <table:table-cell office:value-type="float" office:value="0.487698" calcext:value-type="float">
            <text:p>0.487698</text:p>
          </table:table-cell>
          <table:table-cell office:value-type="float" office:value="0.485268" calcext:value-type="float">
            <text:p>0.485268</text:p>
          </table:table-cell>
          <table:table-cell office:value-type="float" office:value="0.478269" calcext:value-type="float">
            <text:p>0.478269</text:p>
          </table:table-cell>
          <table:table-cell office:value-type="float" office:value="0.469728" calcext:value-type="float">
            <text:p>0.469728</text:p>
          </table:table-cell>
          <table:table-cell office:value-type="float" office:value="0.462957" calcext:value-type="float">
            <text:p>0.462957</text:p>
          </table:table-cell>
          <table:table-cell office:value-type="float" office:value="0.460391" calcext:value-type="float">
            <text:p>0.460391</text:p>
          </table:table-cell>
          <table:table-cell office:value-type="float" office:value="0.462957" calcext:value-type="float">
            <text:p>0.462957</text:p>
          </table:table-cell>
          <table:table-cell office:value-type="float" office:value="0.469728" calcext:value-type="float">
            <text:p>0.469728</text:p>
          </table:table-cell>
          <table:table-cell office:value-type="float" office:value="0.478269" calcext:value-type="float">
            <text:p>0.478269</text:p>
          </table:table-cell>
          <table:table-cell office:value-type="float" office:value="0.485268" calcext:value-type="float">
            <text:p>0.485268</text:p>
          </table:table-cell>
          <table:table-cell office:value-type="float" office:value="0.487698" calcext:value-type="float">
            <text:p>0.487698</text:p>
          </table:table-cell>
          <table:table-cell office:value-type="float" office:value="0.480525" calcext:value-type="float">
            <text:p>0.480525</text:p>
          </table:table-cell>
          <table:table-cell office:value-type="float" office:value="0.476337" calcext:value-type="float">
            <text:p>0.476337</text:p>
          </table:table-cell>
          <table:table-cell office:value-type="float" office:value="0.463999" calcext:value-type="float">
            <text:p>0.463999</text:p>
          </table:table-cell>
          <table:table-cell office:value-type="float" office:value="0.449155" calcext:value-type="float">
            <text:p>0.449155</text:p>
          </table:table-cell>
          <table:table-cell office:value-type="float" office:value="0.437516" calcext:value-type="float">
            <text:p>0.437516</text:p>
          </table:table-cell>
          <table:table-cell office:value-type="float" office:value="0.433149" calcext:value-type="float">
            <text:p>0.433149</text:p>
          </table:table-cell>
          <table:table-cell office:value-type="float" office:value="0.437516" calcext:value-type="float">
            <text:p>0.437516</text:p>
          </table:table-cell>
          <table:table-cell office:value-type="float" office:value="0.449155" calcext:value-type="float">
            <text:p>0.449155</text:p>
          </table:table-cell>
          <table:table-cell office:value-type="float" office:value="0.463999" calcext:value-type="float">
            <text:p>0.463999</text:p>
          </table:table-cell>
          <table:table-cell office:value-type="float" office:value="0.476337" calcext:value-type="float">
            <text:p>0.476337</text:p>
          </table:table-cell>
          <table:table-cell office:value-type="float" office:value="0.480525" calcext:value-type="float">
            <text:p>0.480525</text:p>
          </table:table-cell>
          <table:table-cell office:value-type="float" office:value="0.470975" calcext:value-type="float">
            <text:p>0.470975</text:p>
          </table:table-cell>
          <table:table-cell office:value-type="float" office:value="0.464821" calcext:value-type="float">
            <text:p>0.464821</text:p>
          </table:table-cell>
          <table:table-cell office:value-type="float" office:value="0.446521" calcext:value-type="float">
            <text:p>0.446521</text:p>
          </table:table-cell>
          <table:table-cell office:value-type="float" office:value="0.424871" calcext:value-type="float">
            <text:p>0.424871</text:p>
          </table:table-cell>
          <table:table-cell office:value-type="float" office:value="0.408156" calcext:value-type="float">
            <text:p>0.408156</text:p>
          </table:table-cell>
          <table:table-cell office:value-type="float" office:value="0.401947" calcext:value-type="float">
            <text:p>0.401947</text:p>
          </table:table-cell>
          <table:table-cell office:value-type="float" office:value="0.408156" calcext:value-type="float">
            <text:p>0.408156</text:p>
          </table:table-cell>
          <table:table-cell office:value-type="float" office:value="0.424871" calcext:value-type="float">
            <text:p>0.424871</text:p>
          </table:table-cell>
          <table:table-cell office:value-type="float" office:value="0.446521" calcext:value-type="float">
            <text:p>0.446521</text:p>
          </table:table-cell>
          <table:table-cell office:value-type="float" office:value="0.464821" calcext:value-type="float">
            <text:p>0.464821</text:p>
          </table:table-cell>
          <table:table-cell office:value-type="float" office:value="0.470975" calcext:value-type="float">
            <text:p>0.470975</text:p>
          </table:table-cell>
          <table:table-cell office:value-type="float" office:value="0.461175" calcext:value-type="float">
            <text:p>0.461175</text:p>
          </table:table-cell>
          <table:table-cell office:value-type="float" office:value="0.452757" calcext:value-type="float">
            <text:p>0.452757</text:p>
          </table:table-cell>
          <table:table-cell office:value-type="float" office:value="0.427727" calcext:value-type="float">
            <text:p>0.427727</text:p>
          </table:table-cell>
          <table:table-cell office:value-type="float" office:value="0.398631" calcext:value-type="float">
            <text:p>0.398631</text:p>
          </table:table-cell>
          <table:table-cell office:value-type="float" office:value="0.376547" calcext:value-type="float">
            <text:p>0.376547</text:p>
          </table:table-cell>
          <table:table-cell office:value-type="float" office:value="0.368428" calcext:value-type="float">
            <text:p>0.368428</text:p>
          </table:table-cell>
          <table:table-cell office:value-type="float" office:value="0.376547" calcext:value-type="float">
            <text:p>0.376547</text:p>
          </table:table-cell>
          <table:table-cell office:value-type="float" office:value="0.398631" calcext:value-type="float">
            <text:p>0.398631</text:p>
          </table:table-cell>
          <table:table-cell office:value-type="float" office:value="0.427727" calcext:value-type="float">
            <text:p>0.427727</text:p>
          </table:table-cell>
          <table:table-cell office:value-type="float" office:value="0.452757" calcext:value-type="float">
            <text:p>0.452757</text:p>
          </table:table-cell>
          <table:table-cell office:value-type="float" office:value="0.461175" calcext:value-type="float">
            <text:p>0.461175</text:p>
          </table:table-cell>
          <table:table-cell office:value-type="float" office:value="0.450925" calcext:value-type="float">
            <text:p>0.450925</text:p>
          </table:table-cell>
          <table:table-cell office:value-type="float" office:value="0.440231" calcext:value-type="float">
            <text:p>0.440231</text:p>
          </table:table-cell>
          <table:table-cell office:value-type="float" office:value="0.408666" calcext:value-type="float">
            <text:p>0.408666</text:p>
          </table:table-cell>
          <table:table-cell office:value-type="float" office:value="0.372653" calcext:value-type="float">
            <text:p>0.372653</text:p>
          </table:table-cell>
          <table:table-cell office:value-type="float" office:value="0.345823" calcext:value-type="float">
            <text:p>0.345823</text:p>
          </table:table-cell>
          <table:table-cell office:value-type="float" office:value="0.336066" calcext:value-type="float">
            <text:p>0.336066</text:p>
          </table:table-cell>
          <table:table-cell office:value-type="float" office:value="0.345823" calcext:value-type="float">
            <text:p>0.345823</text:p>
          </table:table-cell>
          <table:table-cell office:value-type="float" office:value="0.372653" calcext:value-type="float">
            <text:p>0.372653</text:p>
          </table:table-cell>
          <table:table-cell office:value-type="float" office:value="0.408666" calcext:value-type="float">
            <text:p>0.408666</text:p>
          </table:table-cell>
          <table:table-cell office:value-type="float" office:value="0.440231" calcext:value-type="float">
            <text:p>0.440231</text:p>
          </table:table-cell>
          <table:table-cell office:value-type="float" office:value="0.450925" calcext:value-type="float">
            <text:p>0.450925</text:p>
          </table:table-cell>
          <table:table-cell office:value-type="float" office:value="0.442191" calcext:value-type="float">
            <text:p>0.442191</text:p>
          </table:table-cell>
          <table:table-cell office:value-type="float" office:value="0.429319" calcext:value-type="float">
            <text:p>0.429319</text:p>
          </table:table-cell>
          <table:table-cell office:value-type="float" office:value="0.391792" calcext:value-type="float">
            <text:p>0.391792</text:p>
          </table:table-cell>
          <table:table-cell office:value-type="float" office:value="0.34972" calcext:value-type="float">
            <text:p>0.34972</text:p>
          </table:table-cell>
          <table:table-cell office:value-type="float" office:value="0.318916" calcext:value-type="float">
            <text:p>0.318916</text:p>
          </table:table-cell>
          <table:table-cell office:value-type="float" office:value="0.307829" calcext:value-type="float">
            <text:p>0.307829</text:p>
          </table:table-cell>
          <table:table-cell office:value-type="float" office:value="0.318916" calcext:value-type="float">
            <text:p>0.318916</text:p>
          </table:table-cell>
          <table:table-cell office:value-type="float" office:value="0.34972" calcext:value-type="float">
            <text:p>0.34972</text:p>
          </table:table-cell>
          <table:table-cell office:value-type="float" office:value="0.391792" calcext:value-type="float">
            <text:p>0.391792</text:p>
          </table:table-cell>
          <table:table-cell office:value-type="float" office:value="0.429319" calcext:value-type="float">
            <text:p>0.429319</text:p>
          </table:table-cell>
          <table:table-cell office:value-type="float" office:value="0.442191" calcext:value-type="float">
            <text:p>0.442191</text:p>
          </table:table-cell>
          <table:table-cell office:value-type="float" office:value="0.435709" calcext:value-type="float">
            <text:p>0.435709</text:p>
          </table:table-cell>
          <table:table-cell office:value-type="float" office:value="0.421168" calcext:value-type="float">
            <text:p>0.421168</text:p>
          </table:table-cell>
          <table:table-cell office:value-type="float" office:value="0.379343" calcext:value-type="float">
            <text:p>0.379343</text:p>
          </table:table-cell>
          <table:table-cell office:value-type="float" office:value="0.333129" calcext:value-type="float">
            <text:p>0.333129</text:p>
          </table:table-cell>
          <table:table-cell office:value-type="float" office:value="0.299774" calcext:value-type="float">
            <text:p>0.299774</text:p>
          </table:table-cell>
          <table:table-cell office:value-type="float" office:value="0.28787" calcext:value-type="float">
            <text:p>0.28787</text:p>
          </table:table-cell>
          <table:table-cell office:value-type="float" office:value="0.299774" calcext:value-type="float">
            <text:p>0.299774</text:p>
          </table:table-cell>
          <table:table-cell office:value-type="float" office:value="0.333129" calcext:value-type="float">
            <text:p>0.333129</text:p>
          </table:table-cell>
          <table:table-cell office:value-type="float" office:value="0.379343" calcext:value-type="float">
            <text:p>0.379343</text:p>
          </table:table-cell>
          <table:table-cell office:value-type="float" office:value="0.421168" calcext:value-type="float">
            <text:p>0.421168</text:p>
          </table:table-cell>
          <table:table-cell office:value-type="float" office:value="0.435709" calcext:value-type="float">
            <text:p>0.435709</text:p>
          </table:table-cell>
          <table:table-cell office:value-type="float" office:value="0.433928" calcext:value-type="float">
            <text:p>0.433928</text:p>
          </table:table-cell>
          <table:table-cell office:value-type="float" office:value="0.418587" calcext:value-type="float">
            <text:p>0.418587</text:p>
          </table:table-cell>
          <table:table-cell office:value-type="float" office:value="0.374822" calcext:value-type="float">
            <text:p>0.374822</text:p>
          </table:table-cell>
          <table:table-cell office:value-type="float" office:value="0.326743" calcext:value-type="float">
            <text:p>0.326743</text:p>
          </table:table-cell>
          <table:table-cell office:value-type="float" office:value="0.29223" calcext:value-type="float">
            <text:p>0.29223</text:p>
          </table:table-cell>
          <table:table-cell office:value-type="float" office:value="0.279954" calcext:value-type="float">
            <text:p>0.279954</text:p>
          </table:table-cell>
          <table:table-cell office:value-type="float" office:value="0.29223" calcext:value-type="float">
            <text:p>0.29223</text:p>
          </table:table-cell>
          <table:table-cell office:value-type="float" office:value="0.326743" calcext:value-type="float">
            <text:p>0.326743</text:p>
          </table:table-cell>
          <table:table-cell office:value-type="float" office:value="0.374822" calcext:value-type="float">
            <text:p>0.374822</text:p>
          </table:table-cell>
          <table:table-cell office:value-type="float" office:value="0.418587" calcext:value-type="float">
            <text:p>0.418587</text:p>
          </table:table-cell>
          <table:table-cell office:value-type="float" office:value="0.433928" calcext:value-type="float">
            <text:p>0.433928</text:p>
          </table:table-cell>
        </table:table-row>
        <table:table-row table:style-name="ro1">
          <table:table-cell office:value-type="float" office:value="0.567984" calcext:value-type="float">
            <text:p>0.567984</text:p>
          </table:table-cell>
          <table:table-cell office:value-type="float" office:value="0.511611" calcext:value-type="float">
            <text:p>0.511611</text:p>
          </table:table-cell>
          <table:table-cell office:value-type="float" office:value="0.510705" calcext:value-type="float">
            <text:p>0.510705</text:p>
          </table:table-cell>
          <table:table-cell office:value-type="float" office:value="0.508361" calcext:value-type="float">
            <text:p>0.508361</text:p>
          </table:table-cell>
          <table:table-cell office:value-type="float" office:value="0.505413" calcext:value-type="float">
            <text:p>0.505413</text:p>
          </table:table-cell>
          <table:table-cell office:value-type="float" office:value="0.503041" calcext:value-type="float">
            <text:p>0.503041</text:p>
          </table:table-cell>
          <table:table-cell office:value-type="float" office:value="0.502124" calcext:value-type="float">
            <text:p>0.502124</text:p>
          </table:table-cell>
          <table:table-cell office:value-type="float" office:value="0.503041" calcext:value-type="float">
            <text:p>0.503041</text:p>
          </table:table-cell>
          <table:table-cell office:value-type="float" office:value="0.505413" calcext:value-type="float">
            <text:p>0.505413</text:p>
          </table:table-cell>
          <table:table-cell office:value-type="float" office:value="0.508361" calcext:value-type="float">
            <text:p>0.508361</text:p>
          </table:table-cell>
          <table:table-cell office:value-type="float" office:value="0.510705" calcext:value-type="float">
            <text:p>0.510705</text:p>
          </table:table-cell>
          <table:table-cell office:value-type="float" office:value="0.511611" calcext:value-type="float">
            <text:p>0.511611</text:p>
          </table:table-cell>
          <table:table-cell office:value-type="float" office:value="0.504164" calcext:value-type="float">
            <text:p>0.504164</text:p>
          </table:table-cell>
          <table:table-cell office:value-type="float" office:value="0.503803" calcext:value-type="float">
            <text:p>0.503803</text:p>
          </table:table-cell>
          <table:table-cell office:value-type="float" office:value="0.502999" calcext:value-type="float">
            <text:p>0.502999</text:p>
          </table:table-cell>
          <table:table-cell office:value-type="float" office:value="0.501971" calcext:value-type="float">
            <text:p>0.501971</text:p>
          </table:table-cell>
          <table:table-cell office:value-type="float" office:value="0.50117" calcext:value-type="float">
            <text:p>0.50117</text:p>
          </table:table-cell>
          <table:table-cell office:value-type="float" office:value="0.500843" calcext:value-type="float">
            <text:p>0.500843</text:p>
          </table:table-cell>
          <table:table-cell office:value-type="float" office:value="0.50117" calcext:value-type="float">
            <text:p>0.50117</text:p>
          </table:table-cell>
          <table:table-cell office:value-type="float" office:value="0.501971" calcext:value-type="float">
            <text:p>0.501971</text:p>
          </table:table-cell>
          <table:table-cell office:value-type="float" office:value="0.502999" calcext:value-type="float">
            <text:p>0.502999</text:p>
          </table:table-cell>
          <table:table-cell office:value-type="float" office:value="0.503803" calcext:value-type="float">
            <text:p>0.503803</text:p>
          </table:table-cell>
          <table:table-cell office:value-type="float" office:value="0.504164" calcext:value-type="float">
            <text:p>0.504164</text:p>
          </table:table-cell>
          <table:table-cell office:value-type="float" office:value="0.501086" calcext:value-type="float">
            <text:p>0.501086</text:p>
          </table:table-cell>
          <table:table-cell office:value-type="float" office:value="0.499837" calcext:value-type="float">
            <text:p>0.499837</text:p>
          </table:table-cell>
          <table:table-cell office:value-type="float" office:value="0.496413" calcext:value-type="float">
            <text:p>0.496413</text:p>
          </table:table-cell>
          <table:table-cell office:value-type="float" office:value="0.492171" calcext:value-type="float">
            <text:p>0.492171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87484" calcext:value-type="float">
            <text:p>0.487484</text:p>
          </table:table-cell>
          <table:table-cell office:value-type="float" office:value="0.488784" calcext:value-type="float">
            <text:p>0.488784</text:p>
          </table:table-cell>
          <table:table-cell office:value-type="float" office:value="0.492171" calcext:value-type="float">
            <text:p>0.492171</text:p>
          </table:table-cell>
          <table:table-cell office:value-type="float" office:value="0.496413" calcext:value-type="float">
            <text:p>0.496413</text:p>
          </table:table-cell>
          <table:table-cell office:value-type="float" office:value="0.499837" calcext:value-type="float">
            <text:p>0.499837</text:p>
          </table:table-cell>
          <table:table-cell office:value-type="float" office:value="0.501086" calcext:value-type="float">
            <text:p>0.501086</text:p>
          </table:table-cell>
          <table:table-cell office:value-type="float" office:value="0.494581" calcext:value-type="float">
            <text:p>0.494581</text:p>
          </table:table-cell>
          <table:table-cell office:value-type="float" office:value="0.492125" calcext:value-type="float">
            <text:p>0.492125</text:p>
          </table:table-cell>
          <table:table-cell office:value-type="float" office:value="0.485045" calcext:value-type="float">
            <text:p>0.485045</text:p>
          </table:table-cell>
          <table:table-cell office:value-type="float" office:value="0.476404" calcext:value-type="float">
            <text:p>0.476404</text:p>
          </table:table-cell>
          <table:table-cell office:value-type="float" office:value="0.469552" calcext:value-type="float">
            <text:p>0.469552</text:p>
          </table:table-cell>
          <table:table-cell office:value-type="float" office:value="0.466956" calcext:value-type="float">
            <text:p>0.466956</text:p>
          </table:table-cell>
          <table:table-cell office:value-type="float" office:value="0.469552" calcext:value-type="float">
            <text:p>0.469552</text:p>
          </table:table-cell>
          <table:table-cell office:value-type="float" office:value="0.476404" calcext:value-type="float">
            <text:p>0.476404</text:p>
          </table:table-cell>
          <table:table-cell office:value-type="float" office:value="0.485045" calcext:value-type="float">
            <text:p>0.485045</text:p>
          </table:table-cell>
          <table:table-cell office:value-type="float" office:value="0.492125" calcext:value-type="float">
            <text:p>0.492125</text:p>
          </table:table-cell>
          <table:table-cell office:value-type="float" office:value="0.494581" calcext:value-type="float">
            <text:p>0.494581</text:p>
          </table:table-cell>
          <table:table-cell office:value-type="float" office:value="0.48735" calcext:value-type="float">
            <text:p>0.48735</text:p>
          </table:table-cell>
          <table:table-cell office:value-type="float" office:value="0.483116" calcext:value-type="float">
            <text:p>0.483116</text:p>
          </table:table-cell>
          <table:table-cell office:value-type="float" office:value="0.470633" calcext:value-type="float">
            <text:p>0.470633</text:p>
          </table:table-cell>
          <table:table-cell office:value-type="float" office:value="0.455615" calcext:value-type="float">
            <text:p>0.455615</text:p>
          </table:table-cell>
          <table:table-cell office:value-type="float" office:value="0.443836" calcext:value-type="float">
            <text:p>0.443836</text:p>
          </table:table-cell>
          <table:table-cell office:value-type="float" office:value="0.439417" calcext:value-type="float">
            <text:p>0.439417</text:p>
          </table:table-cell>
          <table:table-cell office:value-type="float" office:value="0.443836" calcext:value-type="float">
            <text:p>0.443836</text:p>
          </table:table-cell>
          <table:table-cell office:value-type="float" office:value="0.455615" calcext:value-type="float">
            <text:p>0.455615</text:p>
          </table:table-cell>
          <table:table-cell office:value-type="float" office:value="0.470633" calcext:value-type="float">
            <text:p>0.470633</text:p>
          </table:table-cell>
          <table:table-cell office:value-type="float" office:value="0.483116" calcext:value-type="float">
            <text:p>0.483116</text:p>
          </table:table-cell>
          <table:table-cell office:value-type="float" office:value="0.48735" calcext:value-type="float">
            <text:p>0.48735</text:p>
          </table:table-cell>
          <table:table-cell office:value-type="float" office:value="0.477718" calcext:value-type="float">
            <text:p>0.477718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5299" calcext:value-type="float">
            <text:p>0.45299</text:p>
          </table:table-cell>
          <table:table-cell office:value-type="float" office:value="0.431089" calcext:value-type="float">
            <text:p>0.431089</text:p>
          </table:table-cell>
          <table:table-cell office:value-type="float" office:value="0.414177" calcext:value-type="float">
            <text:p>0.414177</text:p>
          </table:table-cell>
          <table:table-cell office:value-type="float" office:value="0.407894" calcext:value-type="float">
            <text:p>0.407894</text:p>
          </table:table-cell>
          <table:table-cell office:value-type="float" office:value="0.414177" calcext:value-type="float">
            <text:p>0.414177</text:p>
          </table:table-cell>
          <table:table-cell office:value-type="float" office:value="0.431089" calcext:value-type="float">
            <text:p>0.431089</text:p>
          </table:table-cell>
          <table:table-cell office:value-type="float" office:value="0.45299" calcext:value-type="float">
            <text:p>0.45299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477718" calcext:value-type="float">
            <text:p>0.477718</text:p>
          </table:table-cell>
          <table:table-cell office:value-type="float" office:value="0.467857" calcext:value-type="float">
            <text:p>0.467857</text:p>
          </table:table-cell>
          <table:table-cell office:value-type="float" office:value="0.459352" calcext:value-type="float">
            <text:p>0.459352</text:p>
          </table:table-cell>
          <table:table-cell office:value-type="float" office:value="0.434041" calcext:value-type="float">
            <text:p>0.434041</text:p>
          </table:table-cell>
          <table:table-cell office:value-type="float" office:value="0.40461" calcext:value-type="float">
            <text:p>0.40461</text:p>
          </table:table-cell>
          <table:table-cell office:value-type="float" office:value="0.382265" calcext:value-type="float">
            <text:p>0.382265</text:p>
          </table:table-cell>
          <table:table-cell office:value-type="float" office:value="0.374049" calcext:value-type="float">
            <text:p>0.374049</text:p>
          </table:table-cell>
          <table:table-cell office:value-type="float" office:value="0.382265" calcext:value-type="float">
            <text:p>0.382265</text:p>
          </table:table-cell>
          <table:table-cell office:value-type="float" office:value="0.40461" calcext:value-type="float">
            <text:p>0.40461</text:p>
          </table:table-cell>
          <table:table-cell office:value-type="float" office:value="0.434041" calcext:value-type="float">
            <text:p>0.434041</text:p>
          </table:table-cell>
          <table:table-cell office:value-type="float" office:value="0.459352" calcext:value-type="float">
            <text:p>0.459352</text:p>
          </table:table-cell>
          <table:table-cell office:value-type="float" office:value="0.467857" calcext:value-type="float">
            <text:p>0.467857</text:p>
          </table:table-cell>
          <table:table-cell office:value-type="float" office:value="0.457547" calcext:value-type="float">
            <text:p>0.457547</text:p>
          </table:table-cell>
          <table:table-cell office:value-type="float" office:value="0.446748" calcext:value-type="float">
            <text:p>0.446748</text:p>
          </table:table-cell>
          <table:table-cell office:value-type="float" office:value="0.414838" calcext:value-type="float">
            <text:p>0.414838</text:p>
          </table:table-cell>
          <table:table-cell office:value-type="float" office:value="0.378419" calcext:value-type="float">
            <text:p>0.378419</text:p>
          </table:table-cell>
          <table:table-cell office:value-type="float" office:value="0.351274" calcext:value-type="float">
            <text:p>0.351274</text:p>
          </table:table-cell>
          <table:table-cell office:value-type="float" office:value="0.341401" calcext:value-type="float">
            <text:p>0.341401</text:p>
          </table:table-cell>
          <table:table-cell office:value-type="float" office:value="0.351274" calcext:value-type="float">
            <text:p>0.351274</text:p>
          </table:table-cell>
          <table:table-cell office:value-type="float" office:value="0.378419" calcext:value-type="float">
            <text:p>0.378419</text:p>
          </table:table-cell>
          <table:table-cell office:value-type="float" office:value="0.414838" calcext:value-type="float">
            <text:p>0.414838</text:p>
          </table:table-cell>
          <table:table-cell office:value-type="float" office:value="0.446748" calcext:value-type="float">
            <text:p>0.446748</text:p>
          </table:table-cell>
          <table:table-cell office:value-type="float" office:value="0.457547" calcext:value-type="float">
            <text:p>0.457547</text:p>
          </table:table-cell>
          <table:table-cell office:value-type="float" office:value="0.448784" calcext:value-type="float">
            <text:p>0.448784</text:p>
          </table:table-cell>
          <table:table-cell office:value-type="float" office:value="0.43579" calcext:value-type="float">
            <text:p>0.43579</text:p>
          </table:table-cell>
          <table:table-cell office:value-type="float" office:value="0.397862" calcext:value-type="float">
            <text:p>0.397862</text:p>
          </table:table-cell>
          <table:table-cell office:value-type="float" office:value="0.355321" calcext:value-type="float">
            <text:p>0.355321</text:p>
          </table:table-cell>
          <table:table-cell office:value-type="float" office:value="0.324157" calcext:value-type="float">
            <text:p>0.324157</text:p>
          </table:table-cell>
          <table:table-cell office:value-type="float" office:value="0.312937" calcext:value-type="float">
            <text:p>0.312937</text:p>
          </table:table-cell>
          <table:table-cell office:value-type="float" office:value="0.324157" calcext:value-type="float">
            <text:p>0.324157</text:p>
          </table:table-cell>
          <table:table-cell office:value-type="float" office:value="0.355321" calcext:value-type="float">
            <text:p>0.355321</text:p>
          </table:table-cell>
          <table:table-cell office:value-type="float" office:value="0.397862" calcext:value-type="float">
            <text:p>0.397862</text:p>
          </table:table-cell>
          <table:table-cell office:value-type="float" office:value="0.43579" calcext:value-type="float">
            <text:p>0.43579</text:p>
          </table:table-cell>
          <table:table-cell office:value-type="float" office:value="0.448784" calcext:value-type="float">
            <text:p>0.448784</text:p>
          </table:table-cell>
          <table:table-cell office:value-type="float" office:value="0.442283" calcext:value-type="float">
            <text:p>0.442283</text:p>
          </table:table-cell>
          <table:table-cell office:value-type="float" office:value="0.427609" calcext:value-type="float">
            <text:p>0.427609</text:p>
          </table:table-cell>
          <table:table-cell office:value-type="float" office:value="0.38535" calcext:value-type="float">
            <text:p>0.38535</text:p>
          </table:table-cell>
          <table:table-cell office:value-type="float" office:value="0.338628" calcext:value-type="float">
            <text:p>0.338628</text:p>
          </table:table-cell>
          <table:table-cell office:value-type="float" office:value="0.304887" calcext:value-type="float">
            <text:p>0.304887</text:p>
          </table:table-cell>
          <table:table-cell office:value-type="float" office:value="0.292841" calcext:value-type="float">
            <text:p>0.292841</text:p>
          </table:table-cell>
          <table:table-cell office:value-type="float" office:value="0.304887" calcext:value-type="float">
            <text:p>0.304887</text:p>
          </table:table-cell>
          <table:table-cell office:value-type="float" office:value="0.338628" calcext:value-type="float">
            <text:p>0.338628</text:p>
          </table:table-cell>
          <table:table-cell office:value-type="float" office:value="0.38535" calcext:value-type="float">
            <text:p>0.38535</text:p>
          </table:table-cell>
          <table:table-cell office:value-type="float" office:value="0.427609" calcext:value-type="float">
            <text:p>0.427609</text:p>
          </table:table-cell>
          <table:table-cell office:value-type="float" office:value="0.442283" calcext:value-type="float">
            <text:p>0.442283</text:p>
          </table:table-cell>
          <table:table-cell office:value-type="float" office:value="0.440522" calcext:value-type="float">
            <text:p>0.440522</text:p>
          </table:table-cell>
          <table:table-cell office:value-type="float" office:value="0.425043" calcext:value-type="float">
            <text:p>0.425043</text:p>
          </table:table-cell>
          <table:table-cell office:value-type="float" office:value="0.38082" calcext:value-type="float">
            <text:p>0.38082</text:p>
          </table:table-cell>
          <table:table-cell office:value-type="float" office:value="0.33221" calcext:value-type="float">
            <text:p>0.33221</text:p>
          </table:table-cell>
          <table:table-cell office:value-type="float" office:value="0.297292" calcext:value-type="float">
            <text:p>0.297292</text:p>
          </table:table-cell>
          <table:table-cell office:value-type="float" office:value="0.284867" calcext:value-type="float">
            <text:p>0.284867</text:p>
          </table:table-cell>
          <table:table-cell office:value-type="float" office:value="0.297292" calcext:value-type="float">
            <text:p>0.297292</text:p>
          </table:table-cell>
          <table:table-cell office:value-type="float" office:value="0.33221" calcext:value-type="float">
            <text:p>0.33221</text:p>
          </table:table-cell>
          <table:table-cell office:value-type="float" office:value="0.38082" calcext:value-type="float">
            <text:p>0.38082</text:p>
          </table:table-cell>
          <table:table-cell office:value-type="float" office:value="0.425043" calcext:value-type="float">
            <text:p>0.425043</text:p>
          </table:table-cell>
          <table:table-cell office:value-type="float" office:value="0.440522" calcext:value-type="float">
            <text:p>0.440522</text:p>
          </table:table-cell>
        </table:table-row>
        <table:table-row table:style-name="ro1">
          <table:table-cell office:value-type="float" office:value="0.575381" calcext:value-type="float">
            <text:p>0.575381</text:p>
          </table:table-cell>
          <table:table-cell office:value-type="float" office:value="0.517579" calcext:value-type="float">
            <text:p>0.517579</text:p>
          </table:table-cell>
          <table:table-cell office:value-type="float" office:value="0.516662" calcext:value-type="float">
            <text:p>0.516662</text:p>
          </table:table-cell>
          <table:table-cell office:value-type="float" office:value="0.514287" calcext:value-type="float">
            <text:p>0.514287</text:p>
          </table:table-cell>
          <table:table-cell office:value-type="float" office:value="0.511301" calcext:value-type="float">
            <text:p>0.511301</text:p>
          </table:table-cell>
          <table:table-cell office:value-type="float" office:value="0.508899" calcext:value-type="float">
            <text:p>0.508899</text:p>
          </table:table-cell>
          <table:table-cell office:value-type="float" office:value="0.50797" calcext:value-type="float">
            <text:p>0.50797</text:p>
          </table:table-cell>
          <table:table-cell office:value-type="float" office:value="0.508899" calcext:value-type="float">
            <text:p>0.508899</text:p>
          </table:table-cell>
          <table:table-cell office:value-type="float" office:value="0.511301" calcext:value-type="float">
            <text:p>0.511301</text:p>
          </table:table-cell>
          <table:table-cell office:value-type="float" office:value="0.514287" calcext:value-type="float">
            <text:p>0.514287</text:p>
          </table:table-cell>
          <table:table-cell office:value-type="float" office:value="0.516662" calcext:value-type="float">
            <text:p>0.516662</text:p>
          </table:table-cell>
          <table:table-cell office:value-type="float" office:value="0.517579" calcext:value-type="float">
            <text:p>0.517579</text:p>
          </table:table-cell>
          <table:table-cell office:value-type="float" office:value="0.510041" calcext:value-type="float">
            <text:p>0.510041</text:p>
          </table:table-cell>
          <table:table-cell office:value-type="float" office:value="0.509676" calcext:value-type="float">
            <text:p>0.509676</text:p>
          </table:table-cell>
          <table:table-cell office:value-type="float" office:value="0.508864" calcext:value-type="float">
            <text:p>0.508864</text:p>
          </table:table-cell>
          <table:table-cell office:value-type="float" office:value="0.507826" calcext:value-type="float">
            <text:p>0.507826</text:p>
          </table:table-cell>
          <table:table-cell office:value-type="float" office:value="0.507018" calcext:value-type="float">
            <text:p>0.507018</text:p>
          </table:table-cell>
          <table:table-cell office:value-type="float" office:value="0.506688" calcext:value-type="float">
            <text:p>0.506688</text:p>
          </table:table-cell>
          <table:table-cell office:value-type="float" office:value="0.507018" calcext:value-type="float">
            <text:p>0.507018</text:p>
          </table:table-cell>
          <table:table-cell office:value-type="float" office:value="0.507826" calcext:value-type="float">
            <text:p>0.507826</text:p>
          </table:table-cell>
          <table:table-cell office:value-type="float" office:value="0.508864" calcext:value-type="float">
            <text:p>0.508864</text:p>
          </table:table-cell>
          <table:table-cell office:value-type="float" office:value="0.509676" calcext:value-type="float">
            <text:p>0.509676</text:p>
          </table:table-cell>
          <table:table-cell office:value-type="float" office:value="0.510041" calcext:value-type="float">
            <text:p>0.510041</text:p>
          </table:table-cell>
          <table:table-cell office:value-type="float" office:value="0.506939" calcext:value-type="float">
            <text:p>0.506939</text:p>
          </table:table-cell>
          <table:table-cell office:value-type="float" office:value="0.505679" calcext:value-type="float">
            <text:p>0.505679</text:p>
          </table:table-cell>
          <table:table-cell office:value-type="float" office:value="0.502221" calcext:value-type="float">
            <text:p>0.502221</text:p>
          </table:table-cell>
          <table:table-cell office:value-type="float" office:value="0.497936" calcext:value-type="float">
            <text:p>0.497936</text:p>
          </table:table-cell>
          <table:table-cell office:value-type="float" office:value="0.494515" calcext:value-type="float">
            <text:p>0.494515</text:p>
          </table:table-cell>
          <table:table-cell office:value-type="float" office:value="0.493202" calcext:value-type="float">
            <text:p>0.493202</text:p>
          </table:table-cell>
          <table:table-cell office:value-type="float" office:value="0.494515" calcext:value-type="float">
            <text:p>0.494515</text:p>
          </table:table-cell>
          <table:table-cell office:value-type="float" office:value="0.497936" calcext:value-type="float">
            <text:p>0.497936</text:p>
          </table:table-cell>
          <table:table-cell office:value-type="float" office:value="0.502221" calcext:value-type="float">
            <text:p>0.502221</text:p>
          </table:table-cell>
          <table:table-cell office:value-type="float" office:value="0.505679" calcext:value-type="float">
            <text:p>0.505679</text:p>
          </table:table-cell>
          <table:table-cell office:value-type="float" office:value="0.506939" calcext:value-type="float">
            <text:p>0.506939</text:p>
          </table:table-cell>
          <table:table-cell office:value-type="float" office:value="0.500378" calcext:value-type="float">
            <text:p>0.500378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490751" calcext:value-type="float">
            <text:p>0.490751</text:p>
          </table:table-cell>
          <table:table-cell office:value-type="float" office:value="0.482027" calcext:value-type="float">
            <text:p>0.482027</text:p>
          </table:table-cell>
          <table:table-cell office:value-type="float" office:value="0.475108" calcext:value-type="float">
            <text:p>0.475108</text:p>
          </table:table-cell>
          <table:table-cell office:value-type="float" office:value="0.472487" calcext:value-type="float">
            <text:p>0.472487</text:p>
          </table:table-cell>
          <table:table-cell office:value-type="float" office:value="0.475108" calcext:value-type="float">
            <text:p>0.475108</text:p>
          </table:table-cell>
          <table:table-cell office:value-type="float" office:value="0.482027" calcext:value-type="float">
            <text:p>0.482027</text:p>
          </table:table-cell>
          <table:table-cell office:value-type="float" office:value="0.490751" calcext:value-type="float">
            <text:p>0.490751</text:p>
          </table:table-cell>
          <table:table-cell office:value-type="float" office:value="0.4979" calcext:value-type="float">
            <text:p>0.4979</text:p>
          </table:table-cell>
          <table:table-cell office:value-type="float" office:value="0.500378" calcext:value-type="float">
            <text:p>0.500378</text:p>
          </table:table-cell>
          <table:table-cell office:value-type="float" office:value="0.493099" calcext:value-type="float">
            <text:p>0.493099</text:p>
          </table:table-cell>
          <table:table-cell office:value-type="float" office:value="0.488826" calcext:value-type="float">
            <text:p>0.488826</text:p>
          </table:table-cell>
          <table:table-cell office:value-type="float" office:value="0.476223" calcext:value-type="float">
            <text:p>0.476223</text:p>
          </table:table-cell>
          <table:table-cell office:value-type="float" office:value="0.461059" calcext:value-type="float">
            <text:p>0.461059</text:p>
          </table:table-cell>
          <table:table-cell office:value-type="float" office:value="0.449163" calcext:value-type="float">
            <text:p>0.449163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449163" calcext:value-type="float">
            <text:p>0.449163</text:p>
          </table:table-cell>
          <table:table-cell office:value-type="float" office:value="0.461059" calcext:value-type="float">
            <text:p>0.461059</text:p>
          </table:table-cell>
          <table:table-cell office:value-type="float" office:value="0.476223" calcext:value-type="float">
            <text:p>0.476223</text:p>
          </table:table-cell>
          <table:table-cell office:value-type="float" office:value="0.488826" calcext:value-type="float">
            <text:p>0.488826</text:p>
          </table:table-cell>
          <table:table-cell office:value-type="float" office:value="0.493099" calcext:value-type="float">
            <text:p>0.493099</text:p>
          </table:table-cell>
          <table:table-cell office:value-type="float" office:value="0.483399" calcext:value-type="float">
            <text:p>0.483399</text:p>
          </table:table-cell>
          <table:table-cell office:value-type="float" office:value="0.477127" calcext:value-type="float">
            <text:p>0.477127</text:p>
          </table:table-cell>
          <table:table-cell office:value-type="float" office:value="0.458443" calcext:value-type="float">
            <text:p>0.458443</text:p>
          </table:table-cell>
          <table:table-cell office:value-type="float" office:value="0.436333" calcext:value-type="float">
            <text:p>0.436333</text:p>
          </table:table-cell>
          <table:table-cell office:value-type="float" office:value="0.419255" calcext:value-type="float">
            <text:p>0.419255</text:p>
          </table:table-cell>
          <table:table-cell office:value-type="float" office:value="0.412911" calcext:value-type="float">
            <text:p>0.412911</text:p>
          </table:table-cell>
          <table:table-cell office:value-type="float" office:value="0.419255" calcext:value-type="float">
            <text:p>0.419255</text:p>
          </table:table-cell>
          <table:table-cell office:value-type="float" office:value="0.436333" calcext:value-type="float">
            <text:p>0.436333</text:p>
          </table:table-cell>
          <table:table-cell office:value-type="float" office:value="0.458443" calcext:value-type="float">
            <text:p>0.458443</text:p>
          </table:table-cell>
          <table:table-cell office:value-type="float" office:value="0.477127" calcext:value-type="float">
            <text:p>0.477127</text:p>
          </table:table-cell>
          <table:table-cell office:value-type="float" office:value="0.483399" calcext:value-type="float">
            <text:p>0.483399</text:p>
          </table:table-cell>
          <table:table-cell office:value-type="float" office:value="0.473489" calcext:value-type="float">
            <text:p>0.473489</text:p>
          </table:table-cell>
          <table:table-cell office:value-type="float" office:value="0.464912" calcext:value-type="float">
            <text:p>0.464912</text:p>
          </table:table-cell>
          <table:table-cell office:value-type="float" office:value="0.439365" calcext:value-type="float">
            <text:p>0.439365</text:p>
          </table:table-cell>
          <table:table-cell office:value-type="float" office:value="0.409654" calcext:value-type="float">
            <text:p>0.409654</text:p>
          </table:table-cell>
          <table:table-cell office:value-type="float" office:value="0.38709" calcext:value-type="float">
            <text:p>0.38709</text:p>
          </table:table-cell>
          <table:table-cell office:value-type="float" office:value="0.378793" calcext:value-type="float">
            <text:p>0.378793</text:p>
          </table:table-cell>
          <table:table-cell office:value-type="float" office:value="0.38709" calcext:value-type="float">
            <text:p>0.38709</text:p>
          </table:table-cell>
          <table:table-cell office:value-type="float" office:value="0.409654" calcext:value-type="float">
            <text:p>0.409654</text:p>
          </table:table-cell>
          <table:table-cell office:value-type="float" office:value="0.439365" calcext:value-type="float">
            <text:p>0.439365</text:p>
          </table:table-cell>
          <table:table-cell office:value-type="float" office:value="0.464912" calcext:value-type="float">
            <text:p>0.464912</text:p>
          </table:table-cell>
          <table:table-cell office:value-type="float" office:value="0.473489" calcext:value-type="float">
            <text:p>0.473489</text:p>
          </table:table-cell>
          <table:table-cell office:value-type="float" office:value="0.46313" calcext:value-type="float">
            <text:p>0.46313</text:p>
          </table:table-cell>
          <table:table-cell office:value-type="float" office:value="0.452243" calcext:value-type="float">
            <text:p>0.452243</text:p>
          </table:table-cell>
          <table:table-cell office:value-type="float" office:value="0.420044" calcext:value-type="float">
            <text:p>0.420044</text:p>
          </table:table-cell>
          <table:table-cell office:value-type="float" office:value="0.383285" calcext:value-type="float">
            <text:p>0.383285</text:p>
          </table:table-cell>
          <table:table-cell office:value-type="float" office:value="0.355878" calcext:value-type="float">
            <text:p>0.355878</text:p>
          </table:table-cell>
          <table:table-cell office:value-type="float" office:value="0.345907" calcext:value-type="float">
            <text:p>0.345907</text:p>
          </table:table-cell>
          <table:table-cell office:value-type="float" office:value="0.355878" calcext:value-type="float">
            <text:p>0.355878</text:p>
          </table:table-cell>
          <table:table-cell office:value-type="float" office:value="0.383285" calcext:value-type="float">
            <text:p>0.383285</text:p>
          </table:table-cell>
          <table:table-cell office:value-type="float" office:value="0.420044" calcext:value-type="float">
            <text:p>0.420044</text:p>
          </table:table-cell>
          <table:table-cell office:value-type="float" office:value="0.452243" calcext:value-type="float">
            <text:p>0.452243</text:p>
          </table:table-cell>
          <table:table-cell office:value-type="float" office:value="0.46313" calcext:value-type="float">
            <text:p>0.46313</text:p>
          </table:table-cell>
          <table:table-cell office:value-type="float" office:value="0.454343" calcext:value-type="float">
            <text:p>0.454343</text:p>
          </table:table-cell>
          <table:table-cell office:value-type="float" office:value="0.441248" calcext:value-type="float">
            <text:p>0.441248</text:p>
          </table:table-cell>
          <table:table-cell office:value-type="float" office:value="0.402984" calcext:value-type="float">
            <text:p>0.402984</text:p>
          </table:table-cell>
          <table:table-cell office:value-type="float" office:value="0.360051" calcext:value-type="float">
            <text:p>0.360051</text:p>
          </table:table-cell>
          <table:table-cell office:value-type="float" office:value="0.328586" calcext:value-type="float">
            <text:p>0.328586</text:p>
          </table:table-cell>
          <table:table-cell office:value-type="float" office:value="0.317255" calcext:value-type="float">
            <text:p>0.317255</text:p>
          </table:table-cell>
          <table:table-cell office:value-type="float" office:value="0.328586" calcext:value-type="float">
            <text:p>0.328586</text:p>
          </table:table-cell>
          <table:table-cell office:value-type="float" office:value="0.360051" calcext:value-type="float">
            <text:p>0.360051</text:p>
          </table:table-cell>
          <table:table-cell office:value-type="float" office:value="0.402984" calcext:value-type="float">
            <text:p>0.402984</text:p>
          </table:table-cell>
          <table:table-cell office:value-type="float" office:value="0.441248" calcext:value-type="float">
            <text:p>0.441248</text:p>
          </table:table-cell>
          <table:table-cell office:value-type="float" office:value="0.454343" calcext:value-type="float">
            <text:p>0.454343</text:p>
          </table:table-cell>
          <table:table-cell office:value-type="float" office:value="0.447828" calcext:value-type="float">
            <text:p>0.447828</text:p>
          </table:table-cell>
          <table:table-cell office:value-type="float" office:value="0.433044" calcext:value-type="float">
            <text:p>0.433044</text:p>
          </table:table-cell>
          <table:table-cell office:value-type="float" office:value="0.39042" calcext:value-type="float">
            <text:p>0.39042</text:p>
          </table:table-cell>
          <table:table-cell office:value-type="float" office:value="0.343275" calcext:value-type="float">
            <text:p>0.343275</text:p>
          </table:table-cell>
          <table:table-cell office:value-type="float" office:value="0.30921" calcext:value-type="float">
            <text:p>0.30921</text:p>
          </table:table-cell>
          <table:table-cell office:value-type="float" office:value="0.297045" calcext:value-type="float">
            <text:p>0.297045</text:p>
          </table:table-cell>
          <table:table-cell office:value-type="float" office:value="0.30921" calcext:value-type="float">
            <text:p>0.30921</text:p>
          </table:table-cell>
          <table:table-cell office:value-type="float" office:value="0.343275" calcext:value-type="float">
            <text:p>0.343275</text:p>
          </table:table-cell>
          <table:table-cell office:value-type="float" office:value="0.39042" calcext:value-type="float">
            <text:p>0.39042</text:p>
          </table:table-cell>
          <table:table-cell office:value-type="float" office:value="0.433044" calcext:value-type="float">
            <text:p>0.433044</text:p>
          </table:table-cell>
          <table:table-cell office:value-type="float" office:value="0.447828" calcext:value-type="float">
            <text:p>0.447828</text:p>
          </table:table-cell>
          <table:table-cell office:value-type="float" office:value="0.446084" calcext:value-type="float">
            <text:p>0.446084</text:p>
          </table:table-cell>
          <table:table-cell office:value-type="float" office:value="0.430488" calcext:value-type="float">
            <text:p>0.430488</text:p>
          </table:table-cell>
          <table:table-cell office:value-type="float" office:value="0.385884" calcext:value-type="float">
            <text:p>0.385884</text:p>
          </table:table-cell>
          <table:table-cell office:value-type="float" office:value="0.33683" calcext:value-type="float">
            <text:p>0.33683</text:p>
          </table:table-cell>
          <table:table-cell office:value-type="float" office:value="0.301573" calcext:value-type="float">
            <text:p>0.301573</text:p>
          </table:table-cell>
          <table:table-cell office:value-type="float" office:value="0.289023" calcext:value-type="float">
            <text:p>0.289023</text:p>
          </table:table-cell>
          <table:table-cell office:value-type="float" office:value="0.301573" calcext:value-type="float">
            <text:p>0.301573</text:p>
          </table:table-cell>
          <table:table-cell office:value-type="float" office:value="0.33683" calcext:value-type="float">
            <text:p>0.33683</text:p>
          </table:table-cell>
          <table:table-cell office:value-type="float" office:value="0.385884" calcext:value-type="float">
            <text:p>0.385884</text:p>
          </table:table-cell>
          <table:table-cell office:value-type="float" office:value="0.430488" calcext:value-type="float">
            <text:p>0.430488</text:p>
          </table:table-cell>
          <table:table-cell office:value-type="float" office:value="0.446084" calcext:value-type="float">
            <text:p>0.446084</text:p>
          </table:table-cell>
        </table:table-row>
        <table:table-row table:style-name="ro1">
          <table:table-cell office:value-type="float" office:value="0.583184" calcext:value-type="float">
            <text:p>0.583184</text:p>
          </table:table-cell>
          <table:table-cell office:value-type="float" office:value="0.523859" calcext:value-type="float">
            <text:p>0.523859</text:p>
          </table:table-cell>
          <table:table-cell office:value-type="float" office:value="0.52293" calcext:value-type="float">
            <text:p>0.52293</text:p>
          </table:table-cell>
          <table:table-cell office:value-type="float" office:value="0.520524" calcext:value-type="float">
            <text:p>0.520524</text:p>
          </table:table-cell>
          <table:table-cell office:value-type="float" office:value="0.517498" calcext:value-type="float">
            <text:p>0.517498</text:p>
          </table:table-cell>
          <table:table-cell office:value-type="float" office:value="0.515063" calcext:value-type="float">
            <text:p>0.515063</text:p>
          </table:table-cell>
          <table:table-cell office:value-type="float" office:value="0.514122" calcext:value-type="float">
            <text:p>0.514122</text:p>
          </table:table-cell>
          <table:table-cell office:value-type="float" office:value="0.515063" calcext:value-type="float">
            <text:p>0.515063</text:p>
          </table:table-cell>
          <table:table-cell office:value-type="float" office:value="0.517498" calcext:value-type="float">
            <text:p>0.517498</text:p>
          </table:table-cell>
          <table:table-cell office:value-type="float" office:value="0.520524" calcext:value-type="float">
            <text:p>0.520524</text:p>
          </table:table-cell>
          <table:table-cell office:value-type="float" office:value="0.52293" calcext:value-type="float">
            <text:p>0.52293</text:p>
          </table:table-cell>
          <table:table-cell office:value-type="float" office:value="0.523859" calcext:value-type="float">
            <text:p>0.523859</text:p>
          </table:table-cell>
          <table:table-cell office:value-type="float" office:value="0.516226" calcext:value-type="float">
            <text:p>0.516226</text:p>
          </table:table-cell>
          <table:table-cell office:value-type="float" office:value="0.515857" calcext:value-type="float">
            <text:p>0.515857</text:p>
          </table:table-cell>
          <table:table-cell office:value-type="float" office:value="0.515037" calcext:value-type="float">
            <text:p>0.515037</text:p>
          </table:table-cell>
          <table:table-cell office:value-type="float" office:value="0.513989" calcext:value-type="float">
            <text:p>0.513989</text:p>
          </table:table-cell>
          <table:table-cell office:value-type="float" office:value="0.513172" calcext:value-type="float">
            <text:p>0.513172</text:p>
          </table:table-cell>
          <table:table-cell office:value-type="float" office:value="0.512839" calcext:value-type="float">
            <text:p>0.512839</text:p>
          </table:table-cell>
          <table:table-cell office:value-type="float" office:value="0.513172" calcext:value-type="float">
            <text:p>0.513172</text:p>
          </table:table-cell>
          <table:table-cell office:value-type="float" office:value="0.513989" calcext:value-type="float">
            <text:p>0.513989</text:p>
          </table:table-cell>
          <table:table-cell office:value-type="float" office:value="0.515037" calcext:value-type="float">
            <text:p>0.515037</text:p>
          </table:table-cell>
          <table:table-cell office:value-type="float" office:value="0.515857" calcext:value-type="float">
            <text:p>0.515857</text:p>
          </table:table-cell>
          <table:table-cell office:value-type="float" office:value="0.516226" calcext:value-type="float">
            <text:p>0.516226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11827" calcext:value-type="float">
            <text:p>0.511827</text:p>
          </table:table-cell>
          <table:table-cell office:value-type="float" office:value="0.508333" calcext:value-type="float">
            <text:p>0.508333</text:p>
          </table:table-cell>
          <table:table-cell office:value-type="float" office:value="0.504005" calcext:value-type="float">
            <text:p>0.504005</text:p>
          </table:table-cell>
          <table:table-cell office:value-type="float" office:value="0.500548" calcext:value-type="float">
            <text:p>0.500548</text:p>
          </table:table-cell>
          <table:table-cell office:value-type="float" office:value="0.499221" calcext:value-type="float">
            <text:p>0.499221</text:p>
          </table:table-cell>
          <table:table-cell office:value-type="float" office:value="0.500548" calcext:value-type="float">
            <text:p>0.500548</text:p>
          </table:table-cell>
          <table:table-cell office:value-type="float" office:value="0.504005" calcext:value-type="float">
            <text:p>0.504005</text:p>
          </table:table-cell>
          <table:table-cell office:value-type="float" office:value="0.508333" calcext:value-type="float">
            <text:p>0.508333</text:p>
          </table:table-cell>
          <table:table-cell office:value-type="float" office:value="0.511827" calcext:value-type="float">
            <text:p>0.511827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0648" calcext:value-type="float">
            <text:p>0.50648</text:p>
          </table:table-cell>
          <table:table-cell office:value-type="float" office:value="0.503979" calcext:value-type="float">
            <text:p>0.503979</text:p>
          </table:table-cell>
          <table:table-cell office:value-type="float" office:value="0.496759" calcext:value-type="float">
            <text:p>0.496759</text:p>
          </table:table-cell>
          <table:table-cell office:value-type="float" office:value="0.487947" calcext:value-type="float">
            <text:p>0.487947</text:p>
          </table:table-cell>
          <table:table-cell office:value-type="float" office:value="0.480958" calcext:value-type="float">
            <text:p>0.480958</text:p>
          </table:table-cell>
          <table:table-cell office:value-type="float" office:value="0.478311" calcext:value-type="float">
            <text:p>0.478311</text:p>
          </table:table-cell>
          <table:table-cell office:value-type="float" office:value="0.480958" calcext:value-type="float">
            <text:p>0.480958</text:p>
          </table:table-cell>
          <table:table-cell office:value-type="float" office:value="0.487947" calcext:value-type="float">
            <text:p>0.487947</text:p>
          </table:table-cell>
          <table:table-cell office:value-type="float" office:value="0.496759" calcext:value-type="float">
            <text:p>0.496759</text:p>
          </table:table-cell>
          <table:table-cell office:value-type="float" office:value="0.503979" calcext:value-type="float">
            <text:p>0.503979</text:p>
          </table:table-cell>
          <table:table-cell office:value-type="float" office:value="0.50648" calcext:value-type="float">
            <text:p>0.50648</text:p>
          </table:table-cell>
          <table:table-cell office:value-type="float" office:value="0.499151" calcext:value-type="float">
            <text:p>0.499151</text:p>
          </table:table-cell>
          <table:table-cell office:value-type="float" office:value="0.494839" calcext:value-type="float">
            <text:p>0.494839</text:p>
          </table:table-cell>
          <table:table-cell office:value-type="float" office:value="0.482109" calcext:value-type="float">
            <text:p>0.482109</text:p>
          </table:table-cell>
          <table:table-cell office:value-type="float" office:value="0.466792" calcext:value-type="float">
            <text:p>0.466792</text:p>
          </table:table-cell>
          <table:table-cell office:value-type="float" office:value="0.454774" calcext:value-type="float">
            <text:p>0.454774</text:p>
          </table:table-cell>
          <table:table-cell office:value-type="float" office:value="0.450266" calcext:value-type="float">
            <text:p>0.450266</text:p>
          </table:table-cell>
          <table:table-cell office:value-type="float" office:value="0.454774" calcext:value-type="float">
            <text:p>0.454774</text:p>
          </table:table-cell>
          <table:table-cell office:value-type="float" office:value="0.466792" calcext:value-type="float">
            <text:p>0.466792</text:p>
          </table:table-cell>
          <table:table-cell office:value-type="float" office:value="0.482109" calcext:value-type="float">
            <text:p>0.482109</text:p>
          </table:table-cell>
          <table:table-cell office:value-type="float" office:value="0.494839" calcext:value-type="float">
            <text:p>0.494839</text:p>
          </table:table-cell>
          <table:table-cell office:value-type="float" office:value="0.499151" calcext:value-type="float">
            <text:p>0.499151</text:p>
          </table:table-cell>
          <table:table-cell office:value-type="float" office:value="0.489383" calcext:value-type="float">
            <text:p>0.489383</text:p>
          </table:table-cell>
          <table:table-cell office:value-type="float" office:value="0.483054" calcext:value-type="float">
            <text:p>0.483054</text:p>
          </table:table-cell>
          <table:table-cell office:value-type="float" office:value="0.464187" calcext:value-type="float">
            <text:p>0.464187</text:p>
          </table:table-cell>
          <table:table-cell office:value-type="float" office:value="0.441857" calcext:value-type="float">
            <text:p>0.441857</text:p>
          </table:table-cell>
          <table:table-cell office:value-type="float" office:value="0.424607" calcext:value-type="float">
            <text:p>0.424607</text:p>
          </table:table-cell>
          <table:table-cell office:value-type="float" office:value="0.418198" calcext:value-type="float">
            <text:p>0.418198</text:p>
          </table:table-cell>
          <table:table-cell office:value-type="float" office:value="0.424607" calcext:value-type="float">
            <text:p>0.424607</text:p>
          </table:table-cell>
          <table:table-cell office:value-type="float" office:value="0.441857" calcext:value-type="float">
            <text:p>0.441857</text:p>
          </table:table-cell>
          <table:table-cell office:value-type="float" office:value="0.464187" calcext:value-type="float">
            <text:p>0.464187</text:p>
          </table:table-cell>
          <table:table-cell office:value-type="float" office:value="0.483054" calcext:value-type="float">
            <text:p>0.483054</text:p>
          </table:table-cell>
          <table:table-cell office:value-type="float" office:value="0.489383" calcext:value-type="float">
            <text:p>0.489383</text:p>
          </table:table-cell>
          <table:table-cell office:value-type="float" office:value="0.479422" calcext:value-type="float">
            <text:p>0.479422</text:p>
          </table:table-cell>
          <table:table-cell office:value-type="float" office:value="0.47077" calcext:value-type="float">
            <text:p>0.47077</text:p>
          </table:table-cell>
          <table:table-cell office:value-type="float" office:value="0.444976" calcext:value-type="float">
            <text:p>0.444976</text:p>
          </table:table-cell>
          <table:table-cell office:value-type="float" office:value="0.414972" calcext:value-type="float">
            <text:p>0.414972</text:p>
          </table:table-cell>
          <table:table-cell office:value-type="float" office:value="0.392179" calcext:value-type="float">
            <text:p>0.392179</text:p>
          </table:table-cell>
          <table:table-cell office:value-type="float" office:value="0.383796" calcext:value-type="float">
            <text:p>0.383796</text:p>
          </table:table-cell>
          <table:table-cell office:value-type="float" office:value="0.392179" calcext:value-type="float">
            <text:p>0.392179</text:p>
          </table:table-cell>
          <table:table-cell office:value-type="float" office:value="0.414972" calcext:value-type="float">
            <text:p>0.414972</text:p>
          </table:table-cell>
          <table:table-cell office:value-type="float" office:value="0.444976" calcext:value-type="float">
            <text:p>0.444976</text:p>
          </table:table-cell>
          <table:table-cell office:value-type="float" office:value="0.47077" calcext:value-type="float">
            <text:p>0.47077</text:p>
          </table:table-cell>
          <table:table-cell office:value-type="float" office:value="0.479422" calcext:value-type="float">
            <text:p>0.479422</text:p>
          </table:table-cell>
          <table:table-cell office:value-type="float" office:value="0.469012" calcext:value-type="float">
            <text:p>0.469012</text:p>
          </table:table-cell>
          <table:table-cell office:value-type="float" office:value="0.458034" calcext:value-type="float">
            <text:p>0.458034</text:p>
          </table:table-cell>
          <table:table-cell office:value-type="float" office:value="0.425533" calcext:value-type="float">
            <text:p>0.425533</text:p>
          </table:table-cell>
          <table:table-cell office:value-type="float" office:value="0.388419" calcext:value-type="float">
            <text:p>0.388419</text:p>
          </table:table-cell>
          <table:table-cell office:value-type="float" office:value="0.360736" calcext:value-type="float">
            <text:p>0.360736</text:p>
          </table:table-cell>
          <table:table-cell office:value-type="float" office:value="0.350664" calcext:value-type="float">
            <text:p>0.350664</text:p>
          </table:table-cell>
          <table:table-cell office:value-type="float" office:value="0.360736" calcext:value-type="float">
            <text:p>0.360736</text:p>
          </table:table-cell>
          <table:table-cell office:value-type="float" office:value="0.388419" calcext:value-type="float">
            <text:p>0.388419</text:p>
          </table:table-cell>
          <table:table-cell office:value-type="float" office:value="0.425533" calcext:value-type="float">
            <text:p>0.425533</text:p>
          </table:table-cell>
          <table:table-cell office:value-type="float" office:value="0.458034" calcext:value-type="float">
            <text:p>0.458034</text:p>
          </table:table-cell>
          <table:table-cell office:value-type="float" office:value="0.469012" calcext:value-type="float">
            <text:p>0.469012</text:p>
          </table:table-cell>
          <table:table-cell office:value-type="float" office:value="0.460202" calcext:value-type="float">
            <text:p>0.460202</text:p>
          </table:table-cell>
          <table:table-cell office:value-type="float" office:value="0.447001" calcext:value-type="float">
            <text:p>0.447001</text:p>
          </table:table-cell>
          <table:table-cell office:value-type="float" office:value="0.408387" calcext:value-type="float">
            <text:p>0.408387</text:p>
          </table:table-cell>
          <table:table-cell office:value-type="float" office:value="0.365043" calcext:value-type="float">
            <text:p>0.365043</text:p>
          </table:table-cell>
          <table:table-cell office:value-type="float" office:value="0.333263" calcext:value-type="float">
            <text:p>0.333263</text:p>
          </table:table-cell>
          <table:table-cell office:value-type="float" office:value="0.321816" calcext:value-type="float">
            <text:p>0.321816</text:p>
          </table:table-cell>
          <table:table-cell office:value-type="float" office:value="0.333263" calcext:value-type="float">
            <text:p>0.333263</text:p>
          </table:table-cell>
          <table:table-cell office:value-type="float" office:value="0.365043" calcext:value-type="float">
            <text:p>0.365043</text:p>
          </table:table-cell>
          <table:table-cell office:value-type="float" office:value="0.408387" calcext:value-type="float">
            <text:p>0.408387</text:p>
          </table:table-cell>
          <table:table-cell office:value-type="float" office:value="0.447001" calcext:value-type="float">
            <text:p>0.447001</text:p>
          </table:table-cell>
          <table:table-cell office:value-type="float" office:value="0.460202" calcext:value-type="float">
            <text:p>0.460202</text:p>
          </table:table-cell>
          <table:table-cell office:value-type="float" office:value="0.453672" calcext:value-type="float">
            <text:p>0.453672</text:p>
          </table:table-cell>
          <table:table-cell office:value-type="float" office:value="0.438772" calcext:value-type="float">
            <text:p>0.438772</text:p>
          </table:table-cell>
          <table:table-cell office:value-type="float" office:value="0.395768" calcext:value-type="float">
            <text:p>0.395768</text:p>
          </table:table-cell>
          <table:table-cell office:value-type="float" office:value="0.34818" calcext:value-type="float">
            <text:p>0.34818</text:p>
          </table:table-cell>
          <table:table-cell office:value-type="float" office:value="0.313776" calcext:value-type="float">
            <text:p>0.313776</text:p>
          </table:table-cell>
          <table:table-cell office:value-type="float" office:value="0.301488" calcext:value-type="float">
            <text:p>0.301488</text:p>
          </table:table-cell>
          <table:table-cell office:value-type="float" office:value="0.313776" calcext:value-type="float">
            <text:p>0.313776</text:p>
          </table:table-cell>
          <table:table-cell office:value-type="float" office:value="0.34818" calcext:value-type="float">
            <text:p>0.34818</text:p>
          </table:table-cell>
          <table:table-cell office:value-type="float" office:value="0.395768" calcext:value-type="float">
            <text:p>0.395768</text:p>
          </table:table-cell>
          <table:table-cell office:value-type="float" office:value="0.438772" calcext:value-type="float">
            <text:p>0.438772</text:p>
          </table:table-cell>
          <table:table-cell office:value-type="float" office:value="0.453672" calcext:value-type="float">
            <text:p>0.453672</text:p>
          </table:table-cell>
          <table:table-cell office:value-type="float" office:value="0.451947" calcext:value-type="float">
            <text:p>0.451947</text:p>
          </table:table-cell>
          <table:table-cell office:value-type="float" office:value="0.43623" calcext:value-type="float">
            <text:p>0.43623</text:p>
          </table:table-cell>
          <table:table-cell office:value-type="float" office:value="0.391227" calcext:value-type="float">
            <text:p>0.391227</text:p>
          </table:table-cell>
          <table:table-cell office:value-type="float" office:value="0.341708" calcext:value-type="float">
            <text:p>0.341708</text:p>
          </table:table-cell>
          <table:table-cell office:value-type="float" office:value="0.306096" calcext:value-type="float">
            <text:p>0.306096</text:p>
          </table:table-cell>
          <table:table-cell office:value-type="float" office:value="0.293415" calcext:value-type="float">
            <text:p>0.293415</text:p>
          </table:table-cell>
          <table:table-cell office:value-type="float" office:value="0.306096" calcext:value-type="float">
            <text:p>0.306096</text:p>
          </table:table-cell>
          <table:table-cell office:value-type="float" office:value="0.341708" calcext:value-type="float">
            <text:p>0.341708</text:p>
          </table:table-cell>
          <table:table-cell office:value-type="float" office:value="0.391227" calcext:value-type="float">
            <text:p>0.391227</text:p>
          </table:table-cell>
          <table:table-cell office:value-type="float" office:value="0.43623" calcext:value-type="float">
            <text:p>0.43623</text:p>
          </table:table-cell>
          <table:table-cell office:value-type="float" office:value="0.451947" calcext:value-type="float">
            <text:p>0.451947</text:p>
          </table:table-cell>
        </table:table-row>
        <table:table-row table:style-name="ro1">
          <table:table-cell office:value-type="float" office:value="0.592154" calcext:value-type="float">
            <text:p>0.592154</text:p>
          </table:table-cell>
          <table:table-cell office:value-type="float" office:value="0.531058" calcext:value-type="float">
            <text:p>0.531058</text:p>
          </table:table-cell>
          <table:table-cell office:value-type="float" office:value="0.530116" calcext:value-type="float">
            <text:p>0.530116</text:p>
          </table:table-cell>
          <table:table-cell office:value-type="float" office:value="0.527674" calcext:value-type="float">
            <text:p>0.527674</text:p>
          </table:table-cell>
          <table:table-cell office:value-type="float" office:value="0.524603" calcext:value-type="float">
            <text:p>0.524603</text:p>
          </table:table-cell>
          <table:table-cell office:value-type="float" office:value="0.522131" calcext:value-type="float">
            <text:p>0.522131</text:p>
          </table:table-cell>
          <table:table-cell office:value-type="float" office:value="0.521176" calcext:value-type="float">
            <text:p>0.521176</text:p>
          </table:table-cell>
          <table:table-cell office:value-type="float" office:value="0.522131" calcext:value-type="float">
            <text:p>0.522131</text:p>
          </table:table-cell>
          <table:table-cell office:value-type="float" office:value="0.524603" calcext:value-type="float">
            <text:p>0.524603</text:p>
          </table:table-cell>
          <table:table-cell office:value-type="float" office:value="0.527674" calcext:value-type="float">
            <text:p>0.527674</text:p>
          </table:table-cell>
          <table:table-cell office:value-type="float" office:value="0.530116" calcext:value-type="float">
            <text:p>0.530116</text:p>
          </table:table-cell>
          <table:table-cell office:value-type="float" office:value="0.531058" calcext:value-type="float">
            <text:p>0.531058</text:p>
          </table:table-cell>
          <table:table-cell office:value-type="float" office:value="0.523316" calcext:value-type="float">
            <text:p>0.523316</text:p>
          </table:table-cell>
          <table:table-cell office:value-type="float" office:value="0.522944" calcext:value-type="float">
            <text:p>0.522944</text:p>
          </table:table-cell>
          <table:table-cell office:value-type="float" office:value="0.522115" calcext:value-type="float">
            <text:p>0.522115</text:p>
          </table:table-cell>
          <table:table-cell office:value-type="float" office:value="0.521055" calcext:value-type="float">
            <text:p>0.521055</text:p>
          </table:table-cell>
          <table:table-cell office:value-type="float" office:value="0.520228" calcext:value-type="float">
            <text:p>0.520228</text:p>
          </table:table-cell>
          <table:table-cell office:value-type="float" office:value="0.519892" calcext:value-type="float">
            <text:p>0.519892</text:p>
          </table:table-cell>
          <table:table-cell office:value-type="float" office:value="0.520228" calcext:value-type="float">
            <text:p>0.520228</text:p>
          </table:table-cell>
          <table:table-cell office:value-type="float" office:value="0.521055" calcext:value-type="float">
            <text:p>0.521055</text:p>
          </table:table-cell>
          <table:table-cell office:value-type="float" office:value="0.522115" calcext:value-type="float">
            <text:p>0.522115</text:p>
          </table:table-cell>
          <table:table-cell office:value-type="float" office:value="0.522944" calcext:value-type="float">
            <text:p>0.522944</text:p>
          </table:table-cell>
          <table:table-cell office:value-type="float" office:value="0.523316" calcext:value-type="float">
            <text:p>0.523316</text:p>
          </table:table-cell>
          <table:table-cell office:value-type="float" office:value="0.520164" calcext:value-type="float">
            <text:p>0.520164</text:p>
          </table:table-cell>
          <table:table-cell office:value-type="float" office:value="0.518877" calcext:value-type="float">
            <text:p>0.518877</text:p>
          </table:table-cell>
          <table:table-cell office:value-type="float" office:value="0.515343" calcext:value-type="float">
            <text:p>0.515343</text:p>
          </table:table-cell>
          <table:table-cell office:value-type="float" office:value="0.510963" calcext:value-type="float">
            <text:p>0.510963</text:p>
          </table:table-cell>
          <table:table-cell office:value-type="float" office:value="0.507466" calcext:value-type="float">
            <text:p>0.507466</text:p>
          </table:table-cell>
          <table:table-cell office:value-type="float" office:value="0.506124" calcext:value-type="float">
            <text:p>0.506124</text:p>
          </table:table-cell>
          <table:table-cell office:value-type="float" office:value="0.507466" calcext:value-type="float">
            <text:p>0.507466</text:p>
          </table:table-cell>
          <table:table-cell office:value-type="float" office:value="0.510963" calcext:value-type="float">
            <text:p>0.510963</text:p>
          </table:table-cell>
          <table:table-cell office:value-type="float" office:value="0.515343" calcext:value-type="float">
            <text:p>0.515343</text:p>
          </table:table-cell>
          <table:table-cell office:value-type="float" office:value="0.518877" calcext:value-type="float">
            <text:p>0.518877</text:p>
          </table:table-cell>
          <table:table-cell office:value-type="float" office:value="0.520164" calcext:value-type="float">
            <text:p>0.520164</text:p>
          </table:table-cell>
          <table:table-cell office:value-type="float" office:value="0.513478" calcext:value-type="float">
            <text:p>0.513478</text:p>
          </table:table-cell>
          <table:table-cell office:value-type="float" office:value="0.510951" calcext:value-type="float">
            <text:p>0.510951</text:p>
          </table:table-cell>
          <table:table-cell office:value-type="float" office:value="0.503649" calcext:value-type="float">
            <text:p>0.503649</text:p>
          </table:table-cell>
          <table:table-cell office:value-type="float" office:value="0.494738" calcext:value-type="float">
            <text:p>0.494738</text:p>
          </table:table-cell>
          <table:table-cell office:value-type="float" office:value="0.487669" calcext:value-type="float">
            <text:p>0.487669</text:p>
          </table:table-cell>
          <table:table-cell office:value-type="float" office:value="0.484992" calcext:value-type="float">
            <text:p>0.484992</text:p>
          </table:table-cell>
          <table:table-cell office:value-type="float" office:value="0.487669" calcext:value-type="float">
            <text:p>0.487669</text:p>
          </table:table-cell>
          <table:table-cell office:value-type="float" office:value="0.494738" calcext:value-type="float">
            <text:p>0.494738</text:p>
          </table:table-cell>
          <table:table-cell office:value-type="float" office:value="0.503649" calcext:value-type="float">
            <text:p>0.503649</text:p>
          </table:table-cell>
          <table:table-cell office:value-type="float" office:value="0.510951" calcext:value-type="float">
            <text:p>0.510951</text:p>
          </table:table-cell>
          <table:table-cell office:value-type="float" office:value="0.513478" calcext:value-type="float">
            <text:p>0.513478</text:p>
          </table:table-cell>
          <table:table-cell office:value-type="float" office:value="0.506094" calcext:value-type="float">
            <text:p>0.506094</text:p>
          </table:table-cell>
          <table:table-cell office:value-type="float" office:value="0.501736" calcext:value-type="float">
            <text:p>0.501736</text:p>
          </table:table-cell>
          <table:table-cell office:value-type="float" office:value="0.488862" calcext:value-type="float">
            <text:p>0.488862</text:p>
          </table:table-cell>
          <table:table-cell office:value-type="float" office:value="0.473371" calcext:value-type="float">
            <text:p>0.473371</text:p>
          </table:table-cell>
          <table:table-cell office:value-type="float" office:value="0.461214" calcext:value-type="float">
            <text:p>0.461214</text:p>
          </table:table-cell>
          <table:table-cell office:value-type="float" office:value="0.456653" calcext:value-type="float">
            <text:p>0.456653</text:p>
          </table:table-cell>
          <table:table-cell office:value-type="float" office:value="0.461214" calcext:value-type="float">
            <text:p>0.461214</text:p>
          </table:table-cell>
          <table:table-cell office:value-type="float" office:value="0.473371" calcext:value-type="float">
            <text:p>0.473371</text:p>
          </table:table-cell>
          <table:table-cell office:value-type="float" office:value="0.488862" calcext:value-type="float">
            <text:p>0.488862</text:p>
          </table:table-cell>
          <table:table-cell office:value-type="float" office:value="0.501736" calcext:value-type="float">
            <text:p>0.501736</text:p>
          </table:table-cell>
          <table:table-cell office:value-type="float" office:value="0.506094" calcext:value-type="float">
            <text:p>0.506094</text:p>
          </table:table-cell>
          <table:table-cell office:value-type="float" office:value="0.496249" calcext:value-type="float">
            <text:p>0.496249</text:p>
          </table:table-cell>
          <table:table-cell office:value-type="float" office:value="0.489855" calcext:value-type="float">
            <text:p>0.489855</text:p>
          </table:table-cell>
          <table:table-cell office:value-type="float" office:value="0.47078" calcext:value-type="float">
            <text:p>0.47078</text:p>
          </table:table-cell>
          <table:table-cell office:value-type="float" office:value="0.448201" calcext:value-type="float">
            <text:p>0.448201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424271" calcext:value-type="float">
            <text:p>0.424271</text:p>
          </table:table-cell>
          <table:table-cell office:value-type="float" office:value="0.430753" calcext:value-type="float">
            <text:p>0.430753</text:p>
          </table:table-cell>
          <table:table-cell office:value-type="float" office:value="0.448201" calcext:value-type="float">
            <text:p>0.448201</text:p>
          </table:table-cell>
          <table:table-cell office:value-type="float" office:value="0.47078" calcext:value-type="float">
            <text:p>0.47078</text:p>
          </table:table-cell>
          <table:table-cell office:value-type="float" office:value="0.489855" calcext:value-type="float">
            <text:p>0.489855</text:p>
          </table:table-cell>
          <table:table-cell office:value-type="float" office:value="0.496249" calcext:value-type="float">
            <text:p>0.496249</text:p>
          </table:table-cell>
          <table:table-cell office:value-type="float" office:value="0.486231" calcext:value-type="float">
            <text:p>0.486231</text:p>
          </table:table-cell>
          <table:table-cell office:value-type="float" office:value="0.477493" calcext:value-type="float">
            <text:p>0.477493</text:p>
          </table:table-cell>
          <table:table-cell office:value-type="float" office:value="0.451418" calcext:value-type="float">
            <text:p>0.451418</text:p>
          </table:table-cell>
          <table:table-cell office:value-type="float" office:value="0.421081" calcext:value-type="float">
            <text:p>0.421081</text:p>
          </table:table-cell>
          <table:table-cell office:value-type="float" office:value="0.398027" calcext:value-type="float">
            <text:p>0.398027</text:p>
          </table:table-cell>
          <table:table-cell office:value-type="float" office:value="0.389547" calcext:value-type="float">
            <text:p>0.389547</text:p>
          </table:table-cell>
          <table:table-cell office:value-type="float" office:value="0.398027" calcext:value-type="float">
            <text:p>0.398027</text:p>
          </table:table-cell>
          <table:table-cell office:value-type="float" office:value="0.421081" calcext:value-type="float">
            <text:p>0.421081</text:p>
          </table:table-cell>
          <table:table-cell office:value-type="float" office:value="0.451418" calcext:value-type="float">
            <text:p>0.451418</text:p>
          </table:table-cell>
          <table:table-cell office:value-type="float" office:value="0.477493" calcext:value-type="float">
            <text:p>0.477493</text:p>
          </table:table-cell>
          <table:table-cell office:value-type="float" office:value="0.486231" calcext:value-type="float">
            <text:p>0.486231</text:p>
          </table:table-cell>
          <table:table-cell office:value-type="float" office:value="0.475765" calcext:value-type="float">
            <text:p>0.475765</text:p>
          </table:table-cell>
          <table:table-cell office:value-type="float" office:value="0.464683" calcext:value-type="float">
            <text:p>0.464683</text:p>
          </table:table-cell>
          <table:table-cell office:value-type="float" office:value="0.431839" calcext:value-type="float">
            <text:p>0.431839</text:p>
          </table:table-cell>
          <table:table-cell office:value-type="float" office:value="0.39432" calcext:value-type="float">
            <text:p>0.39432</text:p>
          </table:table-cell>
          <table:table-cell office:value-type="float" office:value="0.366324" calcext:value-type="float">
            <text:p>0.366324</text:p>
          </table:table-cell>
          <table:table-cell office:value-type="float" office:value="0.356135" calcext:value-type="float">
            <text:p>0.356135</text:p>
          </table:table-cell>
          <table:table-cell office:value-type="float" office:value="0.366324" calcext:value-type="float">
            <text:p>0.366324</text:p>
          </table:table-cell>
          <table:table-cell office:value-type="float" office:value="0.39432" calcext:value-type="float">
            <text:p>0.39432</text:p>
          </table:table-cell>
          <table:table-cell office:value-type="float" office:value="0.431839" calcext:value-type="float">
            <text:p>0.431839</text:p>
          </table:table-cell>
          <table:table-cell office:value-type="float" office:value="0.464683" calcext:value-type="float">
            <text:p>0.464683</text:p>
          </table:table-cell>
          <table:table-cell office:value-type="float" office:value="0.475765" calcext:value-type="float">
            <text:p>0.475765</text:p>
          </table:table-cell>
          <table:table-cell office:value-type="float" office:value="0.466931" calcext:value-type="float">
            <text:p>0.466931</text:p>
          </table:table-cell>
          <table:table-cell office:value-type="float" office:value="0.453608" calcext:value-type="float">
            <text:p>0.453608</text:p>
          </table:table-cell>
          <table:table-cell office:value-type="float" office:value="0.414595" calcext:value-type="float">
            <text:p>0.414595</text:p>
          </table:table-cell>
          <table:table-cell office:value-type="float" office:value="0.370785" calcext:value-type="float">
            <text:p>0.370785</text:p>
          </table:table-cell>
          <table:table-cell office:value-type="float" office:value="0.338645" calcext:value-type="float">
            <text:p>0.338645</text:p>
          </table:table-cell>
          <table:table-cell office:value-type="float" office:value="0.327065" calcext:value-type="float">
            <text:p>0.327065</text:p>
          </table:table-cell>
          <table:table-cell office:value-type="float" office:value="0.338645" calcext:value-type="float">
            <text:p>0.338645</text:p>
          </table:table-cell>
          <table:table-cell office:value-type="float" office:value="0.370785" calcext:value-type="float">
            <text:p>0.370785</text:p>
          </table:table-cell>
          <table:table-cell office:value-type="float" office:value="0.414595" calcext:value-type="float">
            <text:p>0.414595</text:p>
          </table:table-cell>
          <table:table-cell office:value-type="float" office:value="0.453608" calcext:value-type="float">
            <text:p>0.453608</text:p>
          </table:table-cell>
          <table:table-cell office:value-type="float" office:value="0.466931" calcext:value-type="float">
            <text:p>0.466931</text:p>
          </table:table-cell>
          <table:table-cell office:value-type="float" office:value="0.460384" calcext:value-type="float">
            <text:p>0.460384</text:p>
          </table:table-cell>
          <table:table-cell office:value-type="float" office:value="0.445353" calcext:value-type="float">
            <text:p>0.445353</text:p>
          </table:table-cell>
          <table:table-cell office:value-type="float" office:value="0.401917" calcext:value-type="float">
            <text:p>0.401917</text:p>
          </table:table-cell>
          <table:table-cell office:value-type="float" office:value="0.353824" calcext:value-type="float">
            <text:p>0.353824</text:p>
          </table:table-cell>
          <table:table-cell office:value-type="float" office:value="0.319034" calcext:value-type="float">
            <text:p>0.319034</text:p>
          </table:table-cell>
          <table:table-cell office:value-type="float" office:value="0.306603" calcext:value-type="float">
            <text:p>0.306603</text:p>
          </table:table-cell>
          <table:table-cell office:value-type="float" office:value="0.319034" calcext:value-type="float">
            <text:p>0.319034</text:p>
          </table:table-cell>
          <table:table-cell office:value-type="float" office:value="0.353824" calcext:value-type="float">
            <text:p>0.353824</text:p>
          </table:table-cell>
          <table:table-cell office:value-type="float" office:value="0.401917" calcext:value-type="float">
            <text:p>0.401917</text:p>
          </table:table-cell>
          <table:table-cell office:value-type="float" office:value="0.445353" calcext:value-type="float">
            <text:p>0.445353</text:p>
          </table:table-cell>
          <table:table-cell office:value-type="float" office:value="0.460384" calcext:value-type="float">
            <text:p>0.460384</text:p>
          </table:table-cell>
          <table:table-cell office:value-type="float" office:value="0.45868" calcext:value-type="float">
            <text:p>0.45868</text:p>
          </table:table-cell>
          <table:table-cell office:value-type="float" office:value="0.442825" calcext:value-type="float">
            <text:p>0.442825</text:p>
          </table:table-cell>
          <table:table-cell office:value-type="float" office:value="0.397369" calcext:value-type="float">
            <text:p>0.397369</text:p>
          </table:table-cell>
          <table:table-cell office:value-type="float" office:value="0.34732" calcext:value-type="float">
            <text:p>0.34732</text:p>
          </table:table-cell>
          <table:table-cell office:value-type="float" office:value="0.311303" calcext:value-type="float">
            <text:p>0.311303</text:p>
          </table:table-cell>
          <table:table-cell office:value-type="float" office:value="0.298474" calcext:value-type="float">
            <text:p>0.298474</text:p>
          </table:table-cell>
          <table:table-cell office:value-type="float" office:value="0.311303" calcext:value-type="float">
            <text:p>0.311303</text:p>
          </table:table-cell>
          <table:table-cell office:value-type="float" office:value="0.34732" calcext:value-type="float">
            <text:p>0.34732</text:p>
          </table:table-cell>
          <table:table-cell office:value-type="float" office:value="0.397369" calcext:value-type="float">
            <text:p>0.397369</text:p>
          </table:table-cell>
          <table:table-cell office:value-type="float" office:value="0.442825" calcext:value-type="float">
            <text:p>0.442825</text:p>
          </table:table-cell>
          <table:table-cell office:value-type="float" office:value="0.45868" calcext:value-type="float">
            <text:p>0.45868</text:p>
          </table:table-cell>
        </table:table-row>
        <table:table-row table:style-name="ro1">
          <table:table-cell office:value-type="float" office:value="0.601725" calcext:value-type="float">
            <text:p>0.601725</text:p>
          </table:table-cell>
          <table:table-cell office:value-type="float" office:value="0.538715" calcext:value-type="float">
            <text:p>0.538715</text:p>
          </table:table-cell>
          <table:table-cell office:value-type="float" office:value="0.53776" calcext:value-type="float">
            <text:p>0.53776</text:p>
          </table:table-cell>
          <table:table-cell office:value-type="float" office:value="0.535279" calcext:value-type="float">
            <text:p>0.535279</text:p>
          </table:table-cell>
          <table:table-cell office:value-type="float" office:value="0.53216" calcext:value-type="float">
            <text:p>0.53216</text:p>
          </table:table-cell>
          <table:table-cell office:value-type="float" office:value="0.529649" calcext:value-type="float">
            <text:p>0.529649</text:p>
          </table:table-cell>
          <table:table-cell office:value-type="float" office:value="0.52868" calcext:value-type="float">
            <text:p>0.52868</text:p>
          </table:table-cell>
          <table:table-cell office:value-type="float" office:value="0.529649" calcext:value-type="float">
            <text:p>0.529649</text:p>
          </table:table-cell>
          <table:table-cell office:value-type="float" office:value="0.53216" calcext:value-type="float">
            <text:p>0.53216</text:p>
          </table:table-cell>
          <table:table-cell office:value-type="float" office:value="0.535279" calcext:value-type="float">
            <text:p>0.535279</text:p>
          </table:table-cell>
          <table:table-cell office:value-type="float" office:value="0.53776" calcext:value-type="float">
            <text:p>0.53776</text:p>
          </table:table-cell>
          <table:table-cell office:value-type="float" office:value="0.538715" calcext:value-type="float">
            <text:p>0.538715</text:p>
          </table:table-cell>
          <table:table-cell office:value-type="float" office:value="0.530858" calcext:value-type="float">
            <text:p>0.530858</text:p>
          </table:table-cell>
          <table:table-cell office:value-type="float" office:value="0.530484" calcext:value-type="float">
            <text:p>0.530484</text:p>
          </table:table-cell>
          <table:table-cell office:value-type="float" office:value="0.529644" calcext:value-type="float">
            <text:p>0.529644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527735" calcext:value-type="float">
            <text:p>0.527735</text:p>
          </table:table-cell>
          <table:table-cell office:value-type="float" office:value="0.527394" calcext:value-type="float">
            <text:p>0.527394</text:p>
          </table:table-cell>
          <table:table-cell office:value-type="float" office:value="0.527735" calcext:value-type="float">
            <text:p>0.527735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529644" calcext:value-type="float">
            <text:p>0.529644</text:p>
          </table:table-cell>
          <table:table-cell office:value-type="float" office:value="0.530484" calcext:value-type="float">
            <text:p>0.530484</text:p>
          </table:table-cell>
          <table:table-cell office:value-type="float" office:value="0.530858" calcext:value-type="float">
            <text:p>0.530858</text:p>
          </table:table-cell>
          <table:table-cell office:value-type="float" office:value="0.527679" calcext:value-type="float">
            <text:p>0.527679</text:p>
          </table:table-cell>
          <table:table-cell office:value-type="float" office:value="0.526378" calcext:value-type="float">
            <text:p>0.526378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18368" calcext:value-type="float">
            <text:p>0.518368</text:p>
          </table:table-cell>
          <table:table-cell office:value-type="float" office:value="0.514827" calcext:value-type="float">
            <text:p>0.514827</text:p>
          </table:table-cell>
          <table:table-cell office:value-type="float" office:value="0.513469" calcext:value-type="float">
            <text:p>0.513469</text:p>
          </table:table-cell>
          <table:table-cell office:value-type="float" office:value="0.514827" calcext:value-type="float">
            <text:p>0.514827</text:p>
          </table:table-cell>
          <table:table-cell office:value-type="float" office:value="0.518368" calcext:value-type="float">
            <text:p>0.518368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26378" calcext:value-type="float">
            <text:p>0.526378</text:p>
          </table:table-cell>
          <table:table-cell office:value-type="float" office:value="0.527679" calcext:value-type="float">
            <text:p>0.527679</text:p>
          </table:table-cell>
          <table:table-cell office:value-type="float" office:value="0.520925" calcext:value-type="float">
            <text:p>0.520925</text:p>
          </table:table-cell>
          <table:table-cell office:value-type="float" office:value="0.51837" calcext:value-type="float">
            <text:p>0.51837</text:p>
          </table:table-cell>
          <table:table-cell office:value-type="float" office:value="0.510982" calcext:value-type="float">
            <text:p>0.510982</text:p>
          </table:table-cell>
          <table:table-cell office:value-type="float" office:value="0.501966" calcext:value-type="float">
            <text:p>0.501966</text:p>
          </table:table-cell>
          <table:table-cell office:value-type="float" office:value="0.494813" calcext:value-type="float">
            <text:p>0.494813</text:p>
          </table:table-cell>
          <table:table-cell office:value-type="float" office:value="0.492103" calcext:value-type="float">
            <text:p>0.492103</text:p>
          </table:table-cell>
          <table:table-cell office:value-type="float" office:value="0.494813" calcext:value-type="float">
            <text:p>0.494813</text:p>
          </table:table-cell>
          <table:table-cell office:value-type="float" office:value="0.501966" calcext:value-type="float">
            <text:p>0.501966</text:p>
          </table:table-cell>
          <table:table-cell office:value-type="float" office:value="0.510982" calcext:value-type="float">
            <text:p>0.510982</text:p>
          </table:table-cell>
          <table:table-cell office:value-type="float" office:value="0.51837" calcext:value-type="float">
            <text:p>0.51837</text:p>
          </table:table-cell>
          <table:table-cell office:value-type="float" office:value="0.520925" calcext:value-type="float">
            <text:p>0.520925</text:p>
          </table:table-cell>
          <table:table-cell office:value-type="float" office:value="0.513484" calcext:value-type="float">
            <text:p>0.513484</text:p>
          </table:table-cell>
          <table:table-cell office:value-type="float" office:value="0.509078" calcext:value-type="float">
            <text:p>0.509078</text:p>
          </table:table-cell>
          <table:table-cell office:value-type="float" office:value="0.496052" calcext:value-type="float">
            <text:p>0.496052</text:p>
          </table:table-cell>
          <table:table-cell office:value-type="float" office:value="0.480376" calcext:value-type="float">
            <text:p>0.480376</text:p>
          </table:table-cell>
          <table:table-cell office:value-type="float" office:value="0.468072" calcext:value-type="float">
            <text:p>0.468072</text:p>
          </table:table-cell>
          <table:table-cell office:value-type="float" office:value="0.463457" calcext:value-type="float">
            <text:p>0.463457</text:p>
          </table:table-cell>
          <table:table-cell office:value-type="float" office:value="0.468072" calcext:value-type="float">
            <text:p>0.468072</text:p>
          </table:table-cell>
          <table:table-cell office:value-type="float" office:value="0.480376" calcext:value-type="float">
            <text:p>0.480376</text:p>
          </table:table-cell>
          <table:table-cell office:value-type="float" office:value="0.496052" calcext:value-type="float">
            <text:p>0.496052</text:p>
          </table:table-cell>
          <table:table-cell office:value-type="float" office:value="0.509078" calcext:value-type="float">
            <text:p>0.509078</text:p>
          </table:table-cell>
          <table:table-cell office:value-type="float" office:value="0.513484" calcext:value-type="float">
            <text:p>0.513484</text:p>
          </table:table-cell>
          <table:table-cell office:value-type="float" office:value="0.503558" calcext:value-type="float">
            <text:p>0.503558</text:p>
          </table:table-cell>
          <table:table-cell office:value-type="float" office:value="0.497097" calcext:value-type="float">
            <text:p>0.497097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54959" calcext:value-type="float">
            <text:p>0.454959</text:p>
          </table:table-cell>
          <table:table-cell office:value-type="float" office:value="0.437303" calcext:value-type="float">
            <text:p>0.437303</text:p>
          </table:table-cell>
          <table:table-cell office:value-type="float" office:value="0.430743" calcext:value-type="float">
            <text:p>0.430743</text:p>
          </table:table-cell>
          <table:table-cell office:value-type="float" office:value="0.437303" calcext:value-type="float">
            <text:p>0.437303</text:p>
          </table:table-cell>
          <table:table-cell office:value-type="float" office:value="0.454959" calcext:value-type="float">
            <text:p>0.454959</text:p>
          </table:table-cell>
          <table:table-cell office:value-type="float" office:value="0.477802" calcext:value-type="float">
            <text:p>0.477802</text:p>
          </table:table-cell>
          <table:table-cell office:value-type="float" office:value="0.497097" calcext:value-type="float">
            <text:p>0.497097</text:p>
          </table:table-cell>
          <table:table-cell office:value-type="float" office:value="0.503558" calcext:value-type="float">
            <text:p>0.503558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0.484655" calcext:value-type="float">
            <text:p>0.484655</text:p>
          </table:table-cell>
          <table:table-cell office:value-type="float" office:value="0.458284" calcext:value-type="float">
            <text:p>0.458284</text:p>
          </table:table-cell>
          <table:table-cell office:value-type="float" office:value="0.427594" calcext:value-type="float">
            <text:p>0.427594</text:p>
          </table:table-cell>
          <table:table-cell office:value-type="float" office:value="0.404265" calcext:value-type="float">
            <text:p>0.404265</text:p>
          </table:table-cell>
          <table:table-cell office:value-type="float" office:value="0.395682" calcext:value-type="float">
            <text:p>0.395682</text:p>
          </table:table-cell>
          <table:table-cell office:value-type="float" office:value="0.404265" calcext:value-type="float">
            <text:p>0.404265</text:p>
          </table:table-cell>
          <table:table-cell office:value-type="float" office:value="0.427594" calcext:value-type="float">
            <text:p>0.427594</text:p>
          </table:table-cell>
          <table:table-cell office:value-type="float" office:value="0.458284" calcext:value-type="float">
            <text:p>0.458284</text:p>
          </table:table-cell>
          <table:table-cell office:value-type="float" office:value="0.484655" calcext:value-type="float">
            <text:p>0.484655</text:p>
          </table:table-cell>
          <table:table-cell office:value-type="float" office:value="0.493484" calcext:value-type="float">
            <text:p>0.493484</text:p>
          </table:table-cell>
          <table:table-cell office:value-type="float" office:value="0.48296" calcext:value-type="float">
            <text:p>0.48296</text:p>
          </table:table-cell>
          <table:table-cell office:value-type="float" office:value="0.471768" calcext:value-type="float">
            <text:p>0.471768</text:p>
          </table:table-cell>
          <table:table-cell office:value-type="float" office:value="0.438562" calcext:value-type="float">
            <text:p>0.438562</text:p>
          </table:table-cell>
          <table:table-cell office:value-type="float" office:value="0.400616" calcext:value-type="float">
            <text:p>0.400616</text:p>
          </table:table-cell>
          <table:table-cell office:value-type="float" office:value="0.372288" calcext:value-type="float">
            <text:p>0.372288</text:p>
          </table:table-cell>
          <table:table-cell office:value-type="float" office:value="0.361977" calcext:value-type="float">
            <text:p>0.361977</text:p>
          </table:table-cell>
          <table:table-cell office:value-type="float" office:value="0.372288" calcext:value-type="float">
            <text:p>0.372288</text:p>
          </table:table-cell>
          <table:table-cell office:value-type="float" office:value="0.400616" calcext:value-type="float">
            <text:p>0.400616</text:p>
          </table:table-cell>
          <table:table-cell office:value-type="float" office:value="0.438562" calcext:value-type="float">
            <text:p>0.438562</text:p>
          </table:table-cell>
          <table:table-cell office:value-type="float" office:value="0.471768" calcext:value-type="float">
            <text:p>0.471768</text:p>
          </table:table-cell>
          <table:table-cell office:value-type="float" office:value="0.48296" calcext:value-type="float">
            <text:p>0.48296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46065" calcext:value-type="float">
            <text:p>0.46065</text:p>
          </table:table-cell>
          <table:table-cell office:value-type="float" office:value="0.421217" calcext:value-type="float">
            <text:p>0.421217</text:p>
          </table:table-cell>
          <table:table-cell office:value-type="float" office:value="0.376913" calcext:value-type="float">
            <text:p>0.376913</text:p>
          </table:table-cell>
          <table:table-cell office:value-type="float" office:value="0.344394" calcext:value-type="float">
            <text:p>0.344394</text:p>
          </table:table-cell>
          <table:table-cell office:value-type="float" office:value="0.332674" calcext:value-type="float">
            <text:p>0.332674</text:p>
          </table:table-cell>
          <table:table-cell office:value-type="float" office:value="0.344394" calcext:value-type="float">
            <text:p>0.344394</text:p>
          </table:table-cell>
          <table:table-cell office:value-type="float" office:value="0.376913" calcext:value-type="float">
            <text:p>0.376913</text:p>
          </table:table-cell>
          <table:table-cell office:value-type="float" office:value="0.421217" calcext:value-type="float">
            <text:p>0.421217</text:p>
          </table:table-cell>
          <table:table-cell office:value-type="float" office:value="0.46065" calcext:value-type="float">
            <text:p>0.46065</text:p>
          </table:table-cell>
          <table:table-cell office:value-type="float" office:value="0.4741" calcext:value-type="float">
            <text:p>0.4741</text:p>
          </table:table-cell>
          <table:table-cell office:value-type="float" office:value="0.467537" calcext:value-type="float">
            <text:p>0.467537</text:p>
          </table:table-cell>
          <table:table-cell office:value-type="float" office:value="0.452368" calcext:value-type="float">
            <text:p>0.452368</text:p>
          </table:table-cell>
          <table:table-cell office:value-type="float" office:value="0.408475" calcext:value-type="float">
            <text:p>0.408475</text:p>
          </table:table-cell>
          <table:table-cell office:value-type="float" office:value="0.359851" calcext:value-type="float">
            <text:p>0.359851</text:p>
          </table:table-cell>
          <table:table-cell office:value-type="float" office:value="0.324653" calcext:value-type="float">
            <text:p>0.324653</text:p>
          </table:table-cell>
          <table:table-cell office:value-type="float" office:value="0.312072" calcext:value-type="float">
            <text:p>0.312072</text:p>
          </table:table-cell>
          <table:table-cell office:value-type="float" office:value="0.324653" calcext:value-type="float">
            <text:p>0.324653</text:p>
          </table:table-cell>
          <table:table-cell office:value-type="float" office:value="0.359851" calcext:value-type="float">
            <text:p>0.359851</text:p>
          </table:table-cell>
          <table:table-cell office:value-type="float" office:value="0.408475" calcext:value-type="float">
            <text:p>0.408475</text:p>
          </table:table-cell>
          <table:table-cell office:value-type="float" office:value="0.452368" calcext:value-type="float">
            <text:p>0.452368</text:p>
          </table:table-cell>
          <table:table-cell office:value-type="float" office:value="0.467537" calcext:value-type="float">
            <text:p>0.467537</text:p>
          </table:table-cell>
          <table:table-cell office:value-type="float" office:value="0.465857" calcext:value-type="float">
            <text:p>0.465857</text:p>
          </table:table-cell>
          <table:table-cell office:value-type="float" office:value="0.449857" calcext:value-type="float">
            <text:p>0.449857</text:p>
          </table:table-cell>
          <table:table-cell office:value-type="float" office:value="0.403922" calcext:value-type="float">
            <text:p>0.403922</text:p>
          </table:table-cell>
          <table:table-cell office:value-type="float" office:value="0.353314" calcext:value-type="float">
            <text:p>0.353314</text:p>
          </table:table-cell>
          <table:table-cell office:value-type="float" office:value="0.316869" calcext:value-type="float">
            <text:p>0.316869</text:p>
          </table:table-cell>
          <table:table-cell office:value-type="float" office:value="0.303883" calcext:value-type="float">
            <text:p>0.303883</text:p>
          </table:table-cell>
          <table:table-cell office:value-type="float" office:value="0.316869" calcext:value-type="float">
            <text:p>0.316869</text:p>
          </table:table-cell>
          <table:table-cell office:value-type="float" office:value="0.353314" calcext:value-type="float">
            <text:p>0.353314</text:p>
          </table:table-cell>
          <table:table-cell office:value-type="float" office:value="0.403922" calcext:value-type="float">
            <text:p>0.403922</text:p>
          </table:table-cell>
          <table:table-cell office:value-type="float" office:value="0.449857" calcext:value-type="float">
            <text:p>0.449857</text:p>
          </table:table-cell>
          <table:table-cell office:value-type="float" office:value="0.465857" calcext:value-type="float">
            <text:p>0.465857</text:p>
          </table:table-cell>
        </table:table-row>
        <table:table-row table:style-name="ro1">
          <table:table-cell office:value-type="float" office:value="0.608462" calcext:value-type="float">
            <text:p>0.608462</text:p>
          </table:table-cell>
          <table:table-cell office:value-type="float" office:value="0.544092" calcext:value-type="float">
            <text:p>0.544092</text:p>
          </table:table-cell>
          <table:table-cell office:value-type="float" office:value="0.543127" calcext:value-type="float">
            <text:p>0.543127</text:p>
          </table:table-cell>
          <table:table-cell office:value-type="float" office:value="0.540619" calcext:value-type="float">
            <text:p>0.540619</text:p>
          </table:table-cell>
          <table:table-cell office:value-type="float" office:value="0.537467" calcext:value-type="float">
            <text:p>0.537467</text:p>
          </table:table-cell>
          <table:table-cell office:value-type="float" office:value="0.534929" calcext:value-type="float">
            <text:p>0.534929</text:p>
          </table:table-cell>
          <table:table-cell office:value-type="float" office:value="0.533949" calcext:value-type="float">
            <text:p>0.533949</text:p>
          </table:table-cell>
          <table:table-cell office:value-type="float" office:value="0.534929" calcext:value-type="float">
            <text:p>0.534929</text:p>
          </table:table-cell>
          <table:table-cell office:value-type="float" office:value="0.537467" calcext:value-type="float">
            <text:p>0.537467</text:p>
          </table:table-cell>
          <table:table-cell office:value-type="float" office:value="0.540619" calcext:value-type="float">
            <text:p>0.540619</text:p>
          </table:table-cell>
          <table:table-cell office:value-type="float" office:value="0.543127" calcext:value-type="float">
            <text:p>0.543127</text:p>
          </table:table-cell>
          <table:table-cell office:value-type="float" office:value="0.544092" calcext:value-type="float">
            <text:p>0.544092</text:p>
          </table:table-cell>
          <table:table-cell office:value-type="float" office:value="0.536156" calcext:value-type="float">
            <text:p>0.536156</text:p>
          </table:table-cell>
          <table:table-cell office:value-type="float" office:value="0.535778" calcext:value-type="float">
            <text:p>0.535778</text:p>
          </table:table-cell>
          <table:table-cell office:value-type="float" office:value="0.534931" calcext:value-type="float">
            <text:p>0.534931</text:p>
          </table:table-cell>
          <table:table-cell office:value-type="float" office:value="0.53385" calcext:value-type="float">
            <text:p>0.53385</text:p>
          </table:table-cell>
          <table:table-cell office:value-type="float" office:value="0.533006" calcext:value-type="float">
            <text:p>0.533006</text:p>
          </table:table-cell>
          <table:table-cell office:value-type="float" office:value="0.532663" calcext:value-type="float">
            <text:p>0.532663</text:p>
          </table:table-cell>
          <table:table-cell office:value-type="float" office:value="0.533006" calcext:value-type="float">
            <text:p>0.533006</text:p>
          </table:table-cell>
          <table:table-cell office:value-type="float" office:value="0.53385" calcext:value-type="float">
            <text:p>0.53385</text:p>
          </table:table-cell>
          <table:table-cell office:value-type="float" office:value="0.534931" calcext:value-type="float">
            <text:p>0.534931</text:p>
          </table:table-cell>
          <table:table-cell office:value-type="float" office:value="0.535778" calcext:value-type="float">
            <text:p>0.535778</text:p>
          </table:table-cell>
          <table:table-cell office:value-type="float" office:value="0.536156" calcext:value-type="float">
            <text:p>0.536156</text:p>
          </table:table-cell>
          <table:table-cell office:value-type="float" office:value="0.532957" calcext:value-type="float">
            <text:p>0.532957</text:p>
          </table:table-cell>
          <table:table-cell office:value-type="float" office:value="0.531646" calcext:value-type="float">
            <text:p>0.531646</text:p>
          </table:table-cell>
          <table:table-cell office:value-type="float" office:value="0.528038" calcext:value-type="float">
            <text:p>0.528038</text:p>
          </table:table-cell>
          <table:table-cell office:value-type="float" office:value="0.523568" calcext:value-type="float">
            <text:p>0.523568</text:p>
          </table:table-cell>
          <table:table-cell office:value-type="float" office:value="0.519997" calcext:value-type="float">
            <text:p>0.519997</text:p>
          </table:table-cell>
          <table:table-cell office:value-type="float" office:value="0.518628" calcext:value-type="float">
            <text:p>0.518628</text:p>
          </table:table-cell>
          <table:table-cell office:value-type="float" office:value="0.519997" calcext:value-type="float">
            <text:p>0.519997</text:p>
          </table:table-cell>
          <table:table-cell office:value-type="float" office:value="0.523568" calcext:value-type="float">
            <text:p>0.523568</text:p>
          </table:table-cell>
          <table:table-cell office:value-type="float" office:value="0.528038" calcext:value-type="float">
            <text:p>0.528038</text:p>
          </table:table-cell>
          <table:table-cell office:value-type="float" office:value="0.531646" calcext:value-type="float">
            <text:p>0.531646</text:p>
          </table:table-cell>
          <table:table-cell office:value-type="float" office:value="0.532957" calcext:value-type="float">
            <text:p>0.532957</text:p>
          </table:table-cell>
          <table:table-cell office:value-type="float" office:value="0.526156" calcext:value-type="float">
            <text:p>0.526156</text:p>
          </table:table-cell>
          <table:table-cell office:value-type="float" office:value="0.523581" calcext:value-type="float">
            <text:p>0.523581</text:p>
          </table:table-cell>
          <table:table-cell office:value-type="float" office:value="0.516133" calcext:value-type="float">
            <text:p>0.516133</text:p>
          </table:table-cell>
          <table:table-cell office:value-type="float" office:value="0.507044" calcext:value-type="float">
            <text:p>0.507044</text:p>
          </table:table-cell>
          <table:table-cell office:value-type="float" office:value="0.499831" calcext:value-type="float">
            <text:p>0.499831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499831" calcext:value-type="float">
            <text:p>0.499831</text:p>
          </table:table-cell>
          <table:table-cell office:value-type="float" office:value="0.507044" calcext:value-type="float">
            <text:p>0.507044</text:p>
          </table:table-cell>
          <table:table-cell office:value-type="float" office:value="0.516133" calcext:value-type="float">
            <text:p>0.516133</text:p>
          </table:table-cell>
          <table:table-cell office:value-type="float" office:value="0.523581" calcext:value-type="float">
            <text:p>0.523581</text:p>
          </table:table-cell>
          <table:table-cell office:value-type="float" office:value="0.526156" calcext:value-type="float">
            <text:p>0.526156</text:p>
          </table:table-cell>
          <table:table-cell office:value-type="float" office:value="0.518676" calcext:value-type="float">
            <text:p>0.518676</text:p>
          </table:table-cell>
          <table:table-cell office:value-type="float" office:value="0.514236" calcext:value-type="float">
            <text:p>0.514236</text:p>
          </table:table-cell>
          <table:table-cell office:value-type="float" office:value="0.501104" calcext:value-type="float">
            <text:p>0.501104</text:p>
          </table:table-cell>
          <table:table-cell office:value-type="float" office:value="0.4853" calcext:value-type="float">
            <text:p>0.4853</text:p>
          </table:table-cell>
          <table:table-cell office:value-type="float" office:value="0.472893" calcext:value-type="float">
            <text:p>0.472893</text:p>
          </table:table-cell>
          <table:table-cell office:value-type="float" office:value="0.468239" calcext:value-type="float">
            <text:p>0.468239</text:p>
          </table:table-cell>
          <table:table-cell office:value-type="float" office:value="0.472893" calcext:value-type="float">
            <text:p>0.472893</text:p>
          </table:table-cell>
          <table:table-cell office:value-type="float" office:value="0.4853" calcext:value-type="float">
            <text:p>0.4853</text:p>
          </table:table-cell>
          <table:table-cell office:value-type="float" office:value="0.501104" calcext:value-type="float">
            <text:p>0.501104</text:p>
          </table:table-cell>
          <table:table-cell office:value-type="float" office:value="0.514236" calcext:value-type="float">
            <text:p>0.514236</text:p>
          </table:table-cell>
          <table:table-cell office:value-type="float" office:value="0.518676" calcext:value-type="float">
            <text:p>0.518676</text:p>
          </table:table-cell>
          <table:table-cell office:value-type="float" office:value="0.508695" calcext:value-type="float">
            <text:p>0.508695</text:p>
          </table:table-cell>
          <table:table-cell office:value-type="float" office:value="0.502186" calcext:value-type="float">
            <text:p>0.502186</text:p>
          </table:table-cell>
          <table:table-cell office:value-type="float" office:value="0.482738" calcext:value-type="float">
            <text:p>0.482738</text:p>
          </table:table-cell>
          <table:table-cell office:value-type="float" office:value="0.459711" calcext:value-type="float">
            <text:p>0.459711</text:p>
          </table:table-cell>
          <table:table-cell office:value-type="float" office:value="0.44191" calcext:value-type="float">
            <text:p>0.44191</text:p>
          </table:table-cell>
          <table:table-cell office:value-type="float" office:value="0.435295" calcext:value-type="float">
            <text:p>0.435295</text:p>
          </table:table-cell>
          <table:table-cell office:value-type="float" office:value="0.44191" calcext:value-type="float">
            <text:p>0.44191</text:p>
          </table:table-cell>
          <table:table-cell office:value-type="float" office:value="0.459711" calcext:value-type="float">
            <text:p>0.459711</text:p>
          </table:table-cell>
          <table:table-cell office:value-type="float" office:value="0.482738" calcext:value-type="float">
            <text:p>0.482738</text:p>
          </table:table-cell>
          <table:table-cell office:value-type="float" office:value="0.502186" calcext:value-type="float">
            <text:p>0.502186</text:p>
          </table:table-cell>
          <table:table-cell office:value-type="float" office:value="0.508695" calcext:value-type="float">
            <text:p>0.508695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489689" calcext:value-type="float">
            <text:p>0.489689</text:p>
          </table:table-cell>
          <table:table-cell office:value-type="float" office:value="0.463112" calcext:value-type="float">
            <text:p>0.463112</text:p>
          </table:table-cell>
          <table:table-cell office:value-type="float" office:value="0.432176" calcext:value-type="float">
            <text:p>0.432176</text:p>
          </table:table-cell>
          <table:table-cell office:value-type="float" office:value="0.408654" calcext:value-type="float">
            <text:p>0.408654</text:p>
          </table:table-cell>
          <table:table-cell office:value-type="float" office:value="0.4" calcext:value-type="float">
            <text:p>0.4</text:p>
          </table:table-cell>
          <table:table-cell office:value-type="float" office:value="0.408654" calcext:value-type="float">
            <text:p>0.408654</text:p>
          </table:table-cell>
          <table:table-cell office:value-type="float" office:value="0.432176" calcext:value-type="float">
            <text:p>0.432176</text:p>
          </table:table-cell>
          <table:table-cell office:value-type="float" office:value="0.463112" calcext:value-type="float">
            <text:p>0.463112</text:p>
          </table:table-cell>
          <table:table-cell office:value-type="float" office:value="0.489689" calcext:value-type="float">
            <text:p>0.489689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0.488019" calcext:value-type="float">
            <text:p>0.488019</text:p>
          </table:table-cell>
          <table:table-cell office:value-type="float" office:value="0.47675" calcext:value-type="float">
            <text:p>0.47675</text:p>
          </table:table-cell>
          <table:table-cell office:value-type="float" office:value="0.443291" calcext:value-type="float">
            <text:p>0.443291</text:p>
          </table:table-cell>
          <table:table-cell office:value-type="float" office:value="0.405047" calcext:value-type="float">
            <text:p>0.405047</text:p>
          </table:table-cell>
          <table:table-cell office:value-type="float" office:value="0.376489" calcext:value-type="float">
            <text:p>0.376489</text:p>
          </table:table-cell>
          <table:table-cell office:value-type="float" office:value="0.366092" calcext:value-type="float">
            <text:p>0.366092</text:p>
          </table:table-cell>
          <table:table-cell office:value-type="float" office:value="0.376489" calcext:value-type="float">
            <text:p>0.376489</text:p>
          </table:table-cell>
          <table:table-cell office:value-type="float" office:value="0.405047" calcext:value-type="float">
            <text:p>0.405047</text:p>
          </table:table-cell>
          <table:table-cell office:value-type="float" office:value="0.443291" calcext:value-type="float">
            <text:p>0.443291</text:p>
          </table:table-cell>
          <table:table-cell office:value-type="float" office:value="0.47675" calcext:value-type="float">
            <text:p>0.47675</text:p>
          </table:table-cell>
          <table:table-cell office:value-type="float" office:value="0.488019" calcext:value-type="float">
            <text:p>0.488019</text:p>
          </table:table-cell>
          <table:table-cell office:value-type="float" office:value="0.479142" calcext:value-type="float">
            <text:p>0.479142</text:p>
          </table:table-cell>
          <table:table-cell office:value-type="float" office:value="0.465603" calcext:value-type="float">
            <text:p>0.465603</text:p>
          </table:table-cell>
          <table:table-cell office:value-type="float" office:value="0.425877" calcext:value-type="float">
            <text:p>0.425877</text:p>
          </table:table-cell>
          <table:table-cell office:value-type="float" office:value="0.38123" calcext:value-type="float">
            <text:p>0.38123</text:p>
          </table:table-cell>
          <table:table-cell office:value-type="float" office:value="0.348445" calcext:value-type="float">
            <text:p>0.348445</text:p>
          </table:table-cell>
          <table:table-cell office:value-type="float" office:value="0.336628" calcext:value-type="float">
            <text:p>0.336628</text:p>
          </table:table-cell>
          <table:table-cell office:value-type="float" office:value="0.348445" calcext:value-type="float">
            <text:p>0.348445</text:p>
          </table:table-cell>
          <table:table-cell office:value-type="float" office:value="0.38123" calcext:value-type="float">
            <text:p>0.38123</text:p>
          </table:table-cell>
          <table:table-cell office:value-type="float" office:value="0.425877" calcext:value-type="float">
            <text:p>0.425877</text:p>
          </table:table-cell>
          <table:table-cell office:value-type="float" office:value="0.465603" calcext:value-type="float">
            <text:p>0.465603</text:p>
          </table:table-cell>
          <table:table-cell office:value-type="float" office:value="0.479142" calcext:value-type="float">
            <text:p>0.479142</text:p>
          </table:table-cell>
          <table:table-cell office:value-type="float" office:value="0.472568" calcext:value-type="float">
            <text:p>0.472568</text:p>
          </table:table-cell>
          <table:table-cell office:value-type="float" office:value="0.457303" calcext:value-type="float">
            <text:p>0.457303</text:p>
          </table:table-cell>
          <table:table-cell office:value-type="float" office:value="0.413092" calcext:value-type="float">
            <text:p>0.413092</text:p>
          </table:table-cell>
          <table:table-cell office:value-type="float" office:value="0.364097" calcext:value-type="float">
            <text:p>0.364097</text:p>
          </table:table-cell>
          <table:table-cell office:value-type="float" office:value="0.328614" calcext:value-type="float">
            <text:p>0.328614</text:p>
          </table:table-cell>
          <table:table-cell office:value-type="float" office:value="0.315928" calcext:value-type="float">
            <text:p>0.315928</text:p>
          </table:table-cell>
          <table:table-cell office:value-type="float" office:value="0.328614" calcext:value-type="float">
            <text:p>0.328614</text:p>
          </table:table-cell>
          <table:table-cell office:value-type="float" office:value="0.364097" calcext:value-type="float">
            <text:p>0.364097</text:p>
          </table:table-cell>
          <table:table-cell office:value-type="float" office:value="0.413092" calcext:value-type="float">
            <text:p>0.413092</text:p>
          </table:table-cell>
          <table:table-cell office:value-type="float" office:value="0.457303" calcext:value-type="float">
            <text:p>0.457303</text:p>
          </table:table-cell>
          <table:table-cell office:value-type="float" office:value="0.472568" calcext:value-type="float">
            <text:p>0.472568</text:p>
          </table:table-cell>
          <table:table-cell office:value-type="float" office:value="0.470906" calcext:value-type="float">
            <text:p>0.470906</text:p>
          </table:table-cell>
          <table:table-cell office:value-type="float" office:value="0.454804" calcext:value-type="float">
            <text:p>0.454804</text:p>
          </table:table-cell>
          <table:table-cell office:value-type="float" office:value="0.408535" calcext:value-type="float">
            <text:p>0.408535</text:p>
          </table:table-cell>
          <table:table-cell office:value-type="float" office:value="0.357538" calcext:value-type="float">
            <text:p>0.357538</text:p>
          </table:table-cell>
          <table:table-cell office:value-type="float" office:value="0.320794" calcext:value-type="float">
            <text:p>0.320794</text:p>
          </table:table-cell>
          <table:table-cell office:value-type="float" office:value="0.307697" calcext:value-type="float">
            <text:p>0.307697</text:p>
          </table:table-cell>
          <table:table-cell office:value-type="float" office:value="0.320794" calcext:value-type="float">
            <text:p>0.320794</text:p>
          </table:table-cell>
          <table:table-cell office:value-type="float" office:value="0.357538" calcext:value-type="float">
            <text:p>0.357538</text:p>
          </table:table-cell>
          <table:table-cell office:value-type="float" office:value="0.408535" calcext:value-type="float">
            <text:p>0.408535</text:p>
          </table:table-cell>
          <table:table-cell office:value-type="float" office:value="0.454804" calcext:value-type="float">
            <text:p>0.454804</text:p>
          </table:table-cell>
          <table:table-cell office:value-type="float" office:value="0.470906" calcext:value-type="float">
            <text:p>0.470906</text:p>
          </table:table-cell>
        </table:table-row>
        <table:table-row table:style-name="ro1">
          <table:table-cell office:value-type="float" office:value="0.616336" calcext:value-type="float">
            <text:p>0.616336</text:p>
          </table:table-cell>
          <table:table-cell office:value-type="float" office:value="0.550362" calcext:value-type="float">
            <text:p>0.550362</text:p>
          </table:table-cell>
          <table:table-cell office:value-type="float" office:value="0.549386" calcext:value-type="float">
            <text:p>0.549386</text:p>
          </table:table-cell>
          <table:table-cell office:value-type="float" office:value="0.546847" calcext:value-type="float">
            <text:p>0.546847</text:p>
          </table:table-cell>
          <table:table-cell office:value-type="float" office:value="0.543656" calcext:value-type="float">
            <text:p>0.543656</text:p>
          </table:table-cell>
          <table:table-cell office:value-type="float" office:value="0.541086" calcext:value-type="float">
            <text:p>0.541086</text:p>
          </table:table-cell>
          <table:table-cell office:value-type="float" office:value="0.540094" calcext:value-type="float">
            <text:p>0.540094</text:p>
          </table:table-cell>
          <table:table-cell office:value-type="float" office:value="0.541086" calcext:value-type="float">
            <text:p>0.541086</text:p>
          </table:table-cell>
          <table:table-cell office:value-type="float" office:value="0.543656" calcext:value-type="float">
            <text:p>0.543656</text:p>
          </table:table-cell>
          <table:table-cell office:value-type="float" office:value="0.546847" calcext:value-type="float">
            <text:p>0.546847</text:p>
          </table:table-cell>
          <table:table-cell office:value-type="float" office:value="0.549386" calcext:value-type="float">
            <text:p>0.549386</text:p>
          </table:table-cell>
          <table:table-cell office:value-type="float" office:value="0.550362" calcext:value-type="float">
            <text:p>0.550362</text:p>
          </table:table-cell>
          <table:table-cell office:value-type="float" office:value="0.542333" calcext:value-type="float">
            <text:p>0.542333</text:p>
          </table:table-cell>
          <table:table-cell office:value-type="float" office:value="0.541952" calcext:value-type="float">
            <text:p>0.541952</text:p>
          </table:table-cell>
          <table:table-cell office:value-type="float" office:value="0.541097" calcext:value-type="float">
            <text:p>0.541097</text:p>
          </table:table-cell>
          <table:table-cell office:value-type="float" office:value="0.540005" calcext:value-type="float">
            <text:p>0.540005</text:p>
          </table:table-cell>
          <table:table-cell office:value-type="float" office:value="0.539154" calcext:value-type="float">
            <text:p>0.539154</text:p>
          </table:table-cell>
          <table:table-cell office:value-type="float" office:value="0.538807" calcext:value-type="float">
            <text:p>0.538807</text:p>
          </table:table-cell>
          <table:table-cell office:value-type="float" office:value="0.539154" calcext:value-type="float">
            <text:p>0.539154</text:p>
          </table:table-cell>
          <table:table-cell office:value-type="float" office:value="0.540005" calcext:value-type="float">
            <text:p>0.540005</text:p>
          </table:table-cell>
          <table:table-cell office:value-type="float" office:value="0.541097" calcext:value-type="float">
            <text:p>0.541097</text:p>
          </table:table-cell>
          <table:table-cell office:value-type="float" office:value="0.541952" calcext:value-type="float">
            <text:p>0.541952</text:p>
          </table:table-cell>
          <table:table-cell office:value-type="float" office:value="0.542333" calcext:value-type="float">
            <text:p>0.542333</text:p>
          </table:table-cell>
          <table:table-cell office:value-type="float" office:value="0.539112" calcext:value-type="float">
            <text:p>0.539112</text:p>
          </table:table-cell>
          <table:table-cell office:value-type="float" office:value="0.53779" calcext:value-type="float">
            <text:p>0.53779</text:p>
          </table:table-cell>
          <table:table-cell office:value-type="float" office:value="0.534146" calcext:value-type="float">
            <text:p>0.534146</text:p>
          </table:table-cell>
          <table:table-cell office:value-type="float" office:value="0.529633" calcext:value-type="float">
            <text:p>0.529633</text:p>
          </table:table-cell>
          <table:table-cell office:value-type="float" office:value="0.526028" calcext:value-type="float">
            <text:p>0.526028</text:p>
          </table:table-cell>
          <table:table-cell office:value-type="float" office:value="0.524645" calcext:value-type="float">
            <text:p>0.524645</text:p>
          </table:table-cell>
          <table:table-cell office:value-type="float" office:value="0.526028" calcext:value-type="float">
            <text:p>0.526028</text:p>
          </table:table-cell>
          <table:table-cell office:value-type="float" office:value="0.529633" calcext:value-type="float">
            <text:p>0.529633</text:p>
          </table:table-cell>
          <table:table-cell office:value-type="float" office:value="0.534146" calcext:value-type="float">
            <text:p>0.534146</text:p>
          </table:table-cell>
          <table:table-cell office:value-type="float" office:value="0.53779" calcext:value-type="float">
            <text:p>0.53779</text:p>
          </table:table-cell>
          <table:table-cell office:value-type="float" office:value="0.539112" calcext:value-type="float">
            <text:p>0.539112</text:p>
          </table:table-cell>
          <table:table-cell office:value-type="float" office:value="0.532257" calcext:value-type="float">
            <text:p>0.532257</text:p>
          </table:table-cell>
          <table:table-cell office:value-type="float" office:value="0.52966" calcext:value-type="float">
            <text:p>0.52966</text:p>
          </table:table-cell>
          <table:table-cell office:value-type="float" office:value="0.522142" calcext:value-type="float">
            <text:p>0.522142</text:p>
          </table:table-cell>
          <table:table-cell office:value-type="float" office:value="0.512968" calcext:value-type="float">
            <text:p>0.512968</text:p>
          </table:table-cell>
          <table:table-cell office:value-type="float" office:value="0.505687" calcext:value-type="float">
            <text:p>0.505687</text:p>
          </table:table-cell>
          <table:table-cell office:value-type="float" office:value="0.50293" calcext:value-type="float">
            <text:p>0.50293</text:p>
          </table:table-cell>
          <table:table-cell office:value-type="float" office:value="0.505687" calcext:value-type="float">
            <text:p>0.505687</text:p>
          </table:table-cell>
          <table:table-cell office:value-type="float" office:value="0.512968" calcext:value-type="float">
            <text:p>0.512968</text:p>
          </table:table-cell>
          <table:table-cell office:value-type="float" office:value="0.522142" calcext:value-type="float">
            <text:p>0.522142</text:p>
          </table:table-cell>
          <table:table-cell office:value-type="float" office:value="0.52966" calcext:value-type="float">
            <text:p>0.52966</text:p>
          </table:table-cell>
          <table:table-cell office:value-type="float" office:value="0.532257" calcext:value-type="float">
            <text:p>0.532257</text:p>
          </table:table-cell>
          <table:table-cell office:value-type="float" office:value="0.524733" calcext:value-type="float">
            <text:p>0.524733</text:p>
          </table:table-cell>
          <table:table-cell office:value-type="float" office:value="0.520255" calcext:value-type="float">
            <text:p>0.520255</text:p>
          </table:table-cell>
          <table:table-cell office:value-type="float" office:value="0.506999" calcext:value-type="float">
            <text:p>0.506999</text:p>
          </table:table-cell>
          <table:table-cell office:value-type="float" office:value="0.491046" calcext:value-type="float">
            <text:p>0.491046</text:p>
          </table:table-cell>
          <table:table-cell office:value-type="float" office:value="0.47852" calcext:value-type="float">
            <text:p>0.47852</text:p>
          </table:table-cell>
          <table:table-cell office:value-type="float" office:value="0.473821" calcext:value-type="float">
            <text:p>0.473821</text:p>
          </table:table-cell>
          <table:table-cell office:value-type="float" office:value="0.47852" calcext:value-type="float">
            <text:p>0.47852</text:p>
          </table:table-cell>
          <table:table-cell office:value-type="float" office:value="0.491046" calcext:value-type="float">
            <text:p>0.491046</text:p>
          </table:table-cell>
          <table:table-cell office:value-type="float" office:value="0.506999" calcext:value-type="float">
            <text:p>0.506999</text:p>
          </table:table-cell>
          <table:table-cell office:value-type="float" office:value="0.520255" calcext:value-type="float">
            <text:p>0.520255</text:p>
          </table:table-cell>
          <table:table-cell office:value-type="float" office:value="0.524733" calcext:value-type="float">
            <text:p>0.524733</text:p>
          </table:table-cell>
          <table:table-cell office:value-type="float" office:value="0.51469" calcext:value-type="float">
            <text:p>0.51469</text:p>
          </table:table-cell>
          <table:table-cell office:value-type="float" office:value="0.508126" calcext:value-type="float">
            <text:p>0.508126</text:p>
          </table:table-cell>
          <table:table-cell office:value-type="float" office:value="0.488499" calcext:value-type="float">
            <text:p>0.488499</text:p>
          </table:table-cell>
          <table:table-cell office:value-type="float" office:value="0.46526" calcext:value-type="float">
            <text:p>0.46526</text:p>
          </table:table-cell>
          <table:table-cell office:value-type="float" office:value="0.447289" calcext:value-type="float">
            <text:p>0.447289</text:p>
          </table:table-cell>
          <table:table-cell office:value-type="float" office:value="0.440612" calcext:value-type="float">
            <text:p>0.440612</text:p>
          </table:table-cell>
          <table:table-cell office:value-type="float" office:value="0.447289" calcext:value-type="float">
            <text:p>0.447289</text:p>
          </table:table-cell>
          <table:table-cell office:value-type="float" office:value="0.46526" calcext:value-type="float">
            <text:p>0.46526</text:p>
          </table:table-cell>
          <table:table-cell office:value-type="float" office:value="0.488499" calcext:value-type="float">
            <text:p>0.488499</text:p>
          </table:table-cell>
          <table:table-cell office:value-type="float" office:value="0.508126" calcext:value-type="float">
            <text:p>0.508126</text:p>
          </table:table-cell>
          <table:table-cell office:value-type="float" office:value="0.51469" calcext:value-type="float">
            <text:p>0.51469</text:p>
          </table:table-cell>
          <table:table-cell office:value-type="float" office:value="0.504532" calcext:value-type="float">
            <text:p>0.504532</text:p>
          </table:table-cell>
          <table:table-cell office:value-type="float" office:value="0.495566" calcext:value-type="float">
            <text:p>0.495566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37529" calcext:value-type="float">
            <text:p>0.437529</text:p>
          </table:table-cell>
          <table:table-cell office:value-type="float" office:value="0.413784" calcext:value-type="float">
            <text:p>0.413784</text:p>
          </table:table-cell>
          <table:table-cell office:value-type="float" office:value="0.405047" calcext:value-type="float">
            <text:p>0.405047</text:p>
          </table:table-cell>
          <table:table-cell office:value-type="float" office:value="0.413784" calcext:value-type="float">
            <text:p>0.413784</text:p>
          </table:table-cell>
          <table:table-cell office:value-type="float" office:value="0.437529" calcext:value-type="float">
            <text:p>0.437529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495566" calcext:value-type="float">
            <text:p>0.495566</text:p>
          </table:table-cell>
          <table:table-cell office:value-type="float" office:value="0.504532" calcext:value-type="float">
            <text:p>0.504532</text:p>
          </table:table-cell>
          <table:table-cell office:value-type="float" office:value="0.493925" calcext:value-type="float">
            <text:p>0.493925</text:p>
          </table:table-cell>
          <table:table-cell office:value-type="float" office:value="0.482567" calcext:value-type="float">
            <text:p>0.482567</text:p>
          </table:table-cell>
          <table:table-cell office:value-type="float" office:value="0.448817" calcext:value-type="float">
            <text:p>0.448817</text:p>
          </table:table-cell>
          <table:table-cell office:value-type="float" office:value="0.410227" calcext:value-type="float">
            <text:p>0.410227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370904" calcext:value-type="float">
            <text:p>0.370904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410227" calcext:value-type="float">
            <text:p>0.410227</text:p>
          </table:table-cell>
          <table:table-cell office:value-type="float" office:value="0.448817" calcext:value-type="float">
            <text:p>0.448817</text:p>
          </table:table-cell>
          <table:table-cell office:value-type="float" office:value="0.482567" calcext:value-type="float">
            <text:p>0.482567</text:p>
          </table:table-cell>
          <table:table-cell office:value-type="float" office:value="0.493925" calcext:value-type="float">
            <text:p>0.493925</text:p>
          </table:table-cell>
          <table:table-cell office:value-type="float" office:value="0.48503" calcext:value-type="float">
            <text:p>0.48503</text:p>
          </table:table-cell>
          <table:table-cell office:value-type="float" office:value="0.471388" calcext:value-type="float">
            <text:p>0.471388</text:p>
          </table:table-cell>
          <table:table-cell office:value-type="float" office:value="0.431322" calcext:value-type="float">
            <text:p>0.431322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0.353184" calcext:value-type="float">
            <text:p>0.353184</text:p>
          </table:table-cell>
          <table:table-cell office:value-type="float" office:value="0.341253" calcext:value-type="float">
            <text:p>0.341253</text:p>
          </table:table-cell>
          <table:table-cell office:value-type="float" office:value="0.353184" calcext:value-type="float">
            <text:p>0.353184</text:p>
          </table:table-cell>
          <table:table-cell office:value-type="float" office:value="0.386277" calcext:value-type="float">
            <text:p>0.386277</text:p>
          </table:table-cell>
          <table:table-cell office:value-type="float" office:value="0.431322" calcext:value-type="float">
            <text:p>0.431322</text:p>
          </table:table-cell>
          <table:table-cell office:value-type="float" office:value="0.471388" calcext:value-type="float">
            <text:p>0.471388</text:p>
          </table:table-cell>
          <table:table-cell office:value-type="float" office:value="0.48503" calcext:value-type="float">
            <text:p>0.48503</text:p>
          </table:table-cell>
          <table:table-cell office:value-type="float" office:value="0.478443" calcext:value-type="float">
            <text:p>0.478443</text:p>
          </table:table-cell>
          <table:table-cell office:value-type="float" office:value="0.463067" calcext:value-type="float">
            <text:p>0.463067</text:p>
          </table:table-cell>
          <table:table-cell office:value-type="float" office:value="0.418489" calcext:value-type="float">
            <text:p>0.418489</text:p>
          </table:table-cell>
          <table:table-cell office:value-type="float" office:value="0.369062" calcext:value-type="float">
            <text:p>0.369062</text:p>
          </table:table-cell>
          <table:table-cell office:value-type="float" office:value="0.33325" calcext:value-type="float">
            <text:p>0.33325</text:p>
          </table:table-cell>
          <table:table-cell office:value-type="float" office:value="0.320442" calcext:value-type="float">
            <text:p>0.320442</text:p>
          </table:table-cell>
          <table:table-cell office:value-type="float" office:value="0.33325" calcext:value-type="float">
            <text:p>0.33325</text:p>
          </table:table-cell>
          <table:table-cell office:value-type="float" office:value="0.369062" calcext:value-type="float">
            <text:p>0.369062</text:p>
          </table:table-cell>
          <table:table-cell office:value-type="float" office:value="0.418489" calcext:value-type="float">
            <text:p>0.418489</text:p>
          </table:table-cell>
          <table:table-cell office:value-type="float" office:value="0.463067" calcext:value-type="float">
            <text:p>0.463067</text:p>
          </table:table-cell>
          <table:table-cell office:value-type="float" office:value="0.478443" calcext:value-type="float">
            <text:p>0.478443</text:p>
          </table:table-cell>
          <table:table-cell office:value-type="float" office:value="0.476801" calcext:value-type="float">
            <text:p>0.476801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413927" calcext:value-type="float">
            <text:p>0.413927</text:p>
          </table:table-cell>
          <table:table-cell office:value-type="float" office:value="0.362478" calcext:value-type="float">
            <text:p>0.362478</text:p>
          </table:table-cell>
          <table:table-cell office:value-type="float" office:value="0.325387" calcext:value-type="float">
            <text:p>0.325387</text:p>
          </table:table-cell>
          <table:table-cell office:value-type="float" office:value="0.312162" calcext:value-type="float">
            <text:p>0.312162</text:p>
          </table:table-cell>
          <table:table-cell office:value-type="float" office:value="0.325387" calcext:value-type="float">
            <text:p>0.325387</text:p>
          </table:table-cell>
          <table:table-cell office:value-type="float" office:value="0.362478" calcext:value-type="float">
            <text:p>0.362478</text:p>
          </table:table-cell>
          <table:table-cell office:value-type="float" office:value="0.413927" calcext:value-type="float">
            <text:p>0.413927</text:p>
          </table:table-cell>
          <table:table-cell office:value-type="float" office:value="0.460583" calcext:value-type="float">
            <text:p>0.460583</text:p>
          </table:table-cell>
          <table:table-cell office:value-type="float" office:value="0.476801" calcext:value-type="float">
            <text:p>0.476801</text:p>
          </table:table-cell>
        </table:table-row>
        <table:table-row table:style-name="ro1">
          <table:table-cell office:value-type="float" office:value="0.6261" calcext:value-type="float">
            <text:p>0.6261</text:p>
          </table:table-cell>
          <table:table-cell office:value-type="float" office:value="0.558115" calcext:value-type="float">
            <text:p>0.558115</text:p>
          </table:table-cell>
          <table:table-cell office:value-type="float" office:value="0.557125" calcext:value-type="float">
            <text:p>0.557125</text:p>
          </table:table-cell>
          <table:table-cell office:value-type="float" office:value="0.554548" calcext:value-type="float">
            <text:p>0.554548</text:p>
          </table:table-cell>
          <table:table-cell office:value-type="float" office:value="0.551308" calcext:value-type="float">
            <text:p>0.551308</text:p>
          </table:table-cell>
          <table:table-cell office:value-type="float" office:value="0.548699" calcext:value-type="float">
            <text:p>0.548699</text:p>
          </table:table-cell>
          <table:table-cell office:value-type="float" office:value="0.547693" calcext:value-type="float">
            <text:p>0.547693</text:p>
          </table:table-cell>
          <table:table-cell office:value-type="float" office:value="0.548699" calcext:value-type="float">
            <text:p>0.548699</text:p>
          </table:table-cell>
          <table:table-cell office:value-type="float" office:value="0.551308" calcext:value-type="float">
            <text:p>0.551308</text:p>
          </table:table-cell>
          <table:table-cell office:value-type="float" office:value="0.554548" calcext:value-type="float">
            <text:p>0.554548</text:p>
          </table:table-cell>
          <table:table-cell office:value-type="float" office:value="0.557125" calcext:value-type="float">
            <text:p>0.557125</text:p>
          </table:table-cell>
          <table:table-cell office:value-type="float" office:value="0.558115" calcext:value-type="float">
            <text:p>0.558115</text:p>
          </table:table-cell>
          <table:table-cell office:value-type="float" office:value="0.54997" calcext:value-type="float">
            <text:p>0.54997</text:p>
          </table:table-cell>
          <table:table-cell office:value-type="float" office:value="0.549586" calcext:value-type="float">
            <text:p>0.549586</text:p>
          </table:table-cell>
          <table:table-cell office:value-type="float" office:value="0.548721" calcext:value-type="float">
            <text:p>0.548721</text:p>
          </table:table-cell>
          <table:table-cell office:value-type="float" office:value="0.547618" calcext:value-type="float">
            <text:p>0.547618</text:p>
          </table:table-cell>
          <table:table-cell office:value-type="float" office:value="0.546756" calcext:value-type="float">
            <text:p>0.546756</text:p>
          </table:table-cell>
          <table:table-cell office:value-type="float" office:value="0.546406" calcext:value-type="float">
            <text:p>0.546406</text:p>
          </table:table-cell>
          <table:table-cell office:value-type="float" office:value="0.546756" calcext:value-type="float">
            <text:p>0.546756</text:p>
          </table:table-cell>
          <table:table-cell office:value-type="float" office:value="0.547618" calcext:value-type="float">
            <text:p>0.547618</text:p>
          </table:table-cell>
          <table:table-cell office:value-type="float" office:value="0.548721" calcext:value-type="float">
            <text:p>0.548721</text:p>
          </table:table-cell>
          <table:table-cell office:value-type="float" office:value="0.549586" calcext:value-type="float">
            <text:p>0.549586</text:p>
          </table:table-cell>
          <table:table-cell office:value-type="float" office:value="0.54997" calcext:value-type="float">
            <text:p>0.54997</text:p>
          </table:table-cell>
          <table:table-cell office:value-type="float" office:value="0.546725" calcext:value-type="float">
            <text:p>0.546725</text:p>
          </table:table-cell>
          <table:table-cell office:value-type="float" office:value="0.545388" calcext:value-type="float">
            <text:p>0.545388</text:p>
          </table:table-cell>
          <table:table-cell office:value-type="float" office:value="0.541702" calcext:value-type="float">
            <text:p>0.541702</text:p>
          </table:table-cell>
          <table:table-cell office:value-type="float" office:value="0.537136" calcext:value-type="float">
            <text:p>0.537136</text:p>
          </table:table-cell>
          <table:table-cell office:value-type="float" office:value="0.533487" calcext:value-type="float">
            <text:p>0.533487</text:p>
          </table:table-cell>
          <table:table-cell office:value-type="float" office:value="0.532088" calcext:value-type="float">
            <text:p>0.532088</text:p>
          </table:table-cell>
          <table:table-cell office:value-type="float" office:value="0.533487" calcext:value-type="float">
            <text:p>0.533487</text:p>
          </table:table-cell>
          <table:table-cell office:value-type="float" office:value="0.537136" calcext:value-type="float">
            <text:p>0.537136</text:p>
          </table:table-cell>
          <table:table-cell office:value-type="float" office:value="0.541702" calcext:value-type="float">
            <text:p>0.541702</text:p>
          </table:table-cell>
          <table:table-cell office:value-type="float" office:value="0.545388" calcext:value-type="float">
            <text:p>0.545388</text:p>
          </table:table-cell>
          <table:table-cell office:value-type="float" office:value="0.546725" calcext:value-type="float">
            <text:p>0.546725</text:p>
          </table:table-cell>
          <table:table-cell office:value-type="float" office:value="0.539804" calcext:value-type="float">
            <text:p>0.539804</text:p>
          </table:table-cell>
          <table:table-cell office:value-type="float" office:value="0.537179" calcext:value-type="float">
            <text:p>0.537179</text:p>
          </table:table-cell>
          <table:table-cell office:value-type="float" office:value="0.529576" calcext:value-type="float">
            <text:p>0.529576</text:p>
          </table:table-cell>
          <table:table-cell office:value-type="float" office:value="0.520298" calcext:value-type="float">
            <text:p>0.520298</text:p>
          </table:table-cell>
          <table:table-cell office:value-type="float" office:value="0.512933" calcext:value-type="float">
            <text:p>0.512933</text:p>
          </table:table-cell>
          <table:table-cell office:value-type="float" office:value="0.510144" calcext:value-type="float">
            <text:p>0.510144</text:p>
          </table:table-cell>
          <table:table-cell office:value-type="float" office:value="0.512933" calcext:value-type="float">
            <text:p>0.512933</text:p>
          </table:table-cell>
          <table:table-cell office:value-type="float" office:value="0.520298" calcext:value-type="float">
            <text:p>0.520298</text:p>
          </table:table-cell>
          <table:table-cell office:value-type="float" office:value="0.529576" calcext:value-type="float">
            <text:p>0.529576</text:p>
          </table:table-cell>
          <table:table-cell office:value-type="float" office:value="0.537179" calcext:value-type="float">
            <text:p>0.537179</text:p>
          </table:table-cell>
          <table:table-cell office:value-type="float" office:value="0.539804" calcext:value-type="float">
            <text:p>0.539804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0.527701" calcext:value-type="float">
            <text:p>0.527701</text:p>
          </table:table-cell>
          <table:table-cell office:value-type="float" office:value="0.514295" calcext:value-type="float">
            <text:p>0.514295</text:p>
          </table:table-cell>
          <table:table-cell office:value-type="float" office:value="0.498158" calcext:value-type="float">
            <text:p>0.498158</text:p>
          </table:table-cell>
          <table:table-cell office:value-type="float" office:value="0.485485" calcext:value-type="float">
            <text:p>0.485485</text:p>
          </table:table-cell>
          <table:table-cell office:value-type="float" office:value="0.480732" calcext:value-type="float">
            <text:p>0.480732</text:p>
          </table:table-cell>
          <table:table-cell office:value-type="float" office:value="0.485485" calcext:value-type="float">
            <text:p>0.485485</text:p>
          </table:table-cell>
          <table:table-cell office:value-type="float" office:value="0.498158" calcext:value-type="float">
            <text:p>0.498158</text:p>
          </table:table-cell>
          <table:table-cell office:value-type="float" office:value="0.514295" calcext:value-type="float">
            <text:p>0.514295</text:p>
          </table:table-cell>
          <table:table-cell office:value-type="float" office:value="0.527701" calcext:value-type="float">
            <text:p>0.527701</text:p>
          </table:table-cell>
          <table:table-cell office:value-type="float" office:value="0.532227" calcext:value-type="float">
            <text:p>0.532227</text:p>
          </table:table-cell>
          <table:table-cell office:value-type="float" office:value="0.522108" calcext:value-type="float">
            <text:p>0.522108</text:p>
          </table:table-cell>
          <table:table-cell office:value-type="float" office:value="0.515477" calcext:value-type="float">
            <text:p>0.515477</text:p>
          </table:table-cell>
          <table:table-cell office:value-type="float" office:value="0.495632" calcext:value-type="float">
            <text:p>0.495632</text:p>
          </table:table-cell>
          <table:table-cell office:value-type="float" office:value="0.472131" calcext:value-type="float">
            <text:p>0.472131</text:p>
          </table:table-cell>
          <table:table-cell office:value-type="float" office:value="0.453953" calcext:value-type="float">
            <text:p>0.453953</text:p>
          </table:table-cell>
          <table:table-cell office:value-type="float" office:value="0.447199" calcext:value-type="float">
            <text:p>0.447199</text:p>
          </table:table-cell>
          <table:table-cell office:value-type="float" office:value="0.453953" calcext:value-type="float">
            <text:p>0.453953</text:p>
          </table:table-cell>
          <table:table-cell office:value-type="float" office:value="0.472131" calcext:value-type="float">
            <text:p>0.472131</text:p>
          </table:table-cell>
          <table:table-cell office:value-type="float" office:value="0.495632" calcext:value-type="float">
            <text:p>0.495632</text:p>
          </table:table-cell>
          <table:table-cell office:value-type="float" office:value="0.515477" calcext:value-type="float">
            <text:p>0.515477</text:p>
          </table:table-cell>
          <table:table-cell office:value-type="float" office:value="0.522108" calcext:value-type="float">
            <text:p>0.522108</text:p>
          </table:table-cell>
          <table:table-cell office:value-type="float" office:value="0.511899" calcext:value-type="float">
            <text:p>0.511899</text:p>
          </table:table-cell>
          <table:table-cell office:value-type="float" office:value="0.502843" calcext:value-type="float">
            <text:p>0.502843</text:p>
          </table:table-cell>
          <table:table-cell office:value-type="float" office:value="0.475733" calcext:value-type="float">
            <text:p>0.475733</text:p>
          </table:table-cell>
          <table:table-cell office:value-type="float" office:value="0.444163" calcext:value-type="float">
            <text:p>0.444163</text:p>
          </table:table-cell>
          <table:table-cell office:value-type="float" office:value="0.420142" calcext:value-type="float">
            <text:p>0.420142</text:p>
          </table:table-cell>
          <table:table-cell office:value-type="float" office:value="0.411304" calcext:value-type="float">
            <text:p>0.411304</text:p>
          </table:table-cell>
          <table:table-cell office:value-type="float" office:value="0.420142" calcext:value-type="float">
            <text:p>0.420142</text:p>
          </table:table-cell>
          <table:table-cell office:value-type="float" office:value="0.444163" calcext:value-type="float">
            <text:p>0.444163</text:p>
          </table:table-cell>
          <table:table-cell office:value-type="float" office:value="0.475733" calcext:value-type="float">
            <text:p>0.475733</text:p>
          </table:table-cell>
          <table:table-cell office:value-type="float" office:value="0.502843" calcext:value-type="float">
            <text:p>0.502843</text:p>
          </table:table-cell>
          <table:table-cell office:value-type="float" office:value="0.511899" calcext:value-type="float">
            <text:p>0.511899</text:p>
          </table:table-cell>
          <table:table-cell office:value-type="float" office:value="0.501239" calcext:value-type="float">
            <text:p>0.501239</text:p>
          </table:table-cell>
          <table:table-cell office:value-type="float" office:value="0.489772" calcext:value-type="float">
            <text:p>0.489772</text:p>
          </table:table-cell>
          <table:table-cell office:value-type="float" office:value="0.455663" calcext:value-type="float">
            <text:p>0.455663</text:p>
          </table:table-cell>
          <table:table-cell office:value-type="float" office:value="0.416649" calcext:value-type="float">
            <text:p>0.416649</text:p>
          </table:table-cell>
          <table:table-cell office:value-type="float" office:value="0.387493" calcext:value-type="float">
            <text:p>0.387493</text:p>
          </table:table-cell>
          <table:table-cell office:value-type="float" office:value="0.376874" calcext:value-type="float">
            <text:p>0.376874</text:p>
          </table:table-cell>
          <table:table-cell office:value-type="float" office:value="0.387493" calcext:value-type="float">
            <text:p>0.387493</text:p>
          </table:table-cell>
          <table:table-cell office:value-type="float" office:value="0.416649" calcext:value-type="float">
            <text:p>0.416649</text:p>
          </table:table-cell>
          <table:table-cell office:value-type="float" office:value="0.455663" calcext:value-type="float">
            <text:p>0.455663</text:p>
          </table:table-cell>
          <table:table-cell office:value-type="float" office:value="0.489772" calcext:value-type="float">
            <text:p>0.489772</text:p>
          </table:table-cell>
          <table:table-cell office:value-type="float" office:value="0.501239" calcext:value-type="float">
            <text:p>0.501239</text:p>
          </table:table-cell>
          <table:table-cell office:value-type="float" office:value="0.492322" calcext:value-type="float">
            <text:p>0.492322</text:p>
          </table:table-cell>
          <table:table-cell office:value-type="float" office:value="0.478555" calcext:value-type="float">
            <text:p>0.478555</text:p>
          </table:table-cell>
          <table:table-cell office:value-type="float" office:value="0.438072" calcext:value-type="float">
            <text:p>0.438072</text:p>
          </table:table-cell>
          <table:table-cell office:value-type="float" office:value="0.392537" calcext:value-type="float">
            <text:p>0.392537</text:p>
          </table:table-cell>
          <table:table-cell office:value-type="float" office:value="0.359067" calcext:value-type="float">
            <text:p>0.359067</text:p>
          </table:table-cell>
          <table:table-cell office:value-type="float" office:value="0.346997" calcext:value-type="float">
            <text:p>0.346997</text:p>
          </table:table-cell>
          <table:table-cell office:value-type="float" office:value="0.359067" calcext:value-type="float">
            <text:p>0.359067</text:p>
          </table:table-cell>
          <table:table-cell office:value-type="float" office:value="0.392537" calcext:value-type="float">
            <text:p>0.392537</text:p>
          </table:table-cell>
          <table:table-cell office:value-type="float" office:value="0.438072" calcext:value-type="float">
            <text:p>0.438072</text:p>
          </table:table-cell>
          <table:table-cell office:value-type="float" office:value="0.478555" calcext:value-type="float">
            <text:p>0.478555</text:p>
          </table:table-cell>
          <table:table-cell office:value-type="float" office:value="0.492322" calcext:value-type="float">
            <text:p>0.492322</text:p>
          </table:table-cell>
          <table:table-cell office:value-type="float" office:value="0.485721" calcext:value-type="float">
            <text:p>0.485721</text:p>
          </table:table-cell>
          <table:table-cell office:value-type="float" office:value="0.470209" calcext:value-type="float">
            <text:p>0.470209</text:p>
          </table:table-cell>
          <table:table-cell office:value-type="float" office:value="0.425179" calcext:value-type="float">
            <text:p>0.425179</text:p>
          </table:table-cell>
          <table:table-cell office:value-type="float" office:value="0.375225" calcext:value-type="float">
            <text:p>0.375225</text:p>
          </table:table-cell>
          <table:table-cell office:value-type="float" office:value="0.339006" calcext:value-type="float">
            <text:p>0.339006</text:p>
          </table:table-cell>
          <table:table-cell office:value-type="float" office:value="0.326049" calcext:value-type="float">
            <text:p>0.326049</text:p>
          </table:table-cell>
          <table:table-cell office:value-type="float" office:value="0.339006" calcext:value-type="float">
            <text:p>0.339006</text:p>
          </table:table-cell>
          <table:table-cell office:value-type="float" office:value="0.375225" calcext:value-type="float">
            <text:p>0.375225</text:p>
          </table:table-cell>
          <table:table-cell office:value-type="float" office:value="0.425179" calcext:value-type="float">
            <text:p>0.425179</text:p>
          </table:table-cell>
          <table:table-cell office:value-type="float" office:value="0.470209" calcext:value-type="float">
            <text:p>0.470209</text:p>
          </table:table-cell>
          <table:table-cell office:value-type="float" office:value="0.485721" calcext:value-type="float">
            <text:p>0.485721</text:p>
          </table:table-cell>
          <table:table-cell office:value-type="float" office:value="0.484105" calcext:value-type="float">
            <text:p>0.484105</text:p>
          </table:table-cell>
          <table:table-cell office:value-type="float" office:value="0.467743" calcext:value-type="float">
            <text:p>0.467743</text:p>
          </table:table-cell>
          <table:table-cell office:value-type="float" office:value="0.420612" calcext:value-type="float">
            <text:p>0.420612</text:p>
          </table:table-cell>
          <table:table-cell office:value-type="float" office:value="0.368608" calcext:value-type="float">
            <text:p>0.368608</text:p>
          </table:table-cell>
          <table:table-cell office:value-type="float" office:value="0.331091" calcext:value-type="float">
            <text:p>0.331091</text:p>
          </table:table-cell>
          <table:table-cell office:value-type="float" office:value="0.31771" calcext:value-type="float">
            <text:p>0.31771</text:p>
          </table:table-cell>
          <table:table-cell office:value-type="float" office:value="0.331091" calcext:value-type="float">
            <text:p>0.331091</text:p>
          </table:table-cell>
          <table:table-cell office:value-type="float" office:value="0.368608" calcext:value-type="float">
            <text:p>0.368608</text:p>
          </table:table-cell>
          <table:table-cell office:value-type="float" office:value="0.420612" calcext:value-type="float">
            <text:p>0.420612</text:p>
          </table:table-cell>
          <table:table-cell office:value-type="float" office:value="0.467743" calcext:value-type="float">
            <text:p>0.467743</text:p>
          </table:table-cell>
          <table:table-cell office:value-type="float" office:value="0.484105" calcext:value-type="float">
            <text:p>0.484105</text:p>
          </table:table-cell>
        </table:table-row>
        <table:table-row table:style-name="ro1">
          <table:table-cell office:value-type="float" office:value="0.633992" calcext:value-type="float">
            <text:p>0.633992</text:p>
          </table:table-cell>
          <table:table-cell office:value-type="float" office:value="0.564364" calcext:value-type="float">
            <text:p>0.564364</text:p>
          </table:table-cell>
          <table:table-cell office:value-type="float" office:value="0.563363" calcext:value-type="float">
            <text:p>0.563363</text:p>
          </table:table-cell>
          <table:table-cell office:value-type="float" office:value="0.560755" calcext:value-type="float">
            <text:p>0.560755</text:p>
          </table:table-cell>
          <table:table-cell office:value-type="float" office:value="0.557477" calcext:value-type="float">
            <text:p>0.557477</text:p>
          </table:table-cell>
          <table:table-cell office:value-type="float" office:value="0.554837" calcext:value-type="float">
            <text:p>0.554837</text:p>
          </table:table-cell>
          <table:table-cell office:value-type="float" office:value="0.553819" calcext:value-type="float">
            <text:p>0.553819</text:p>
          </table:table-cell>
          <table:table-cell office:value-type="float" office:value="0.554837" calcext:value-type="float">
            <text:p>0.554837</text:p>
          </table:table-cell>
          <table:table-cell office:value-type="float" office:value="0.557477" calcext:value-type="float">
            <text:p>0.557477</text:p>
          </table:table-cell>
          <table:table-cell office:value-type="float" office:value="0.560755" calcext:value-type="float">
            <text:p>0.560755</text:p>
          </table:table-cell>
          <table:table-cell office:value-type="float" office:value="0.563363" calcext:value-type="float">
            <text:p>0.563363</text:p>
          </table:table-cell>
          <table:table-cell office:value-type="float" office:value="0.564364" calcext:value-type="float">
            <text:p>0.564364</text:p>
          </table:table-cell>
          <table:table-cell office:value-type="float" office:value="0.556128" calcext:value-type="float">
            <text:p>0.556128</text:p>
          </table:table-cell>
          <table:table-cell office:value-type="float" office:value="0.555741" calcext:value-type="float">
            <text:p>0.555741</text:p>
          </table:table-cell>
          <table:table-cell office:value-type="float" office:value="0.554868" calcext:value-type="float">
            <text:p>0.554868</text:p>
          </table:table-cell>
          <table:table-cell office:value-type="float" office:value="0.553755" calcext:value-type="float">
            <text:p>0.553755</text:p>
          </table:table-cell>
          <table:table-cell office:value-type="float" office:value="0.552885" calcext:value-type="float">
            <text:p>0.552885</text:p>
          </table:table-cell>
          <table:table-cell office:value-type="float" office:value="0.552532" calcext:value-type="float">
            <text:p>0.552532</text:p>
          </table:table-cell>
          <table:table-cell office:value-type="float" office:value="0.552885" calcext:value-type="float">
            <text:p>0.552885</text:p>
          </table:table-cell>
          <table:table-cell office:value-type="float" office:value="0.553755" calcext:value-type="float">
            <text:p>0.553755</text:p>
          </table:table-cell>
          <table:table-cell office:value-type="float" office:value="0.554868" calcext:value-type="float">
            <text:p>0.554868</text:p>
          </table:table-cell>
          <table:table-cell office:value-type="float" office:value="0.555741" calcext:value-type="float">
            <text:p>0.555741</text:p>
          </table:table-cell>
          <table:table-cell office:value-type="float" office:value="0.556128" calcext:value-type="float">
            <text:p>0.556128</text:p>
          </table:table-cell>
          <table:table-cell office:value-type="float" office:value="0.552862" calcext:value-type="float">
            <text:p>0.552862</text:p>
          </table:table-cell>
          <table:table-cell office:value-type="float" office:value="0.551514" calcext:value-type="float">
            <text:p>0.551514</text:p>
          </table:table-cell>
          <table:table-cell office:value-type="float" office:value="0.547793" calcext:value-type="float">
            <text:p>0.547793</text:p>
          </table:table-cell>
          <table:table-cell office:value-type="float" office:value="0.543185" calcext:value-type="float">
            <text:p>0.543185</text:p>
          </table:table-cell>
          <table:table-cell office:value-type="float" office:value="0.539502" calcext:value-type="float">
            <text:p>0.539502</text:p>
          </table:table-cell>
          <table:table-cell office:value-type="float" office:value="0.53809" calcext:value-type="float">
            <text:p>0.53809</text:p>
          </table:table-cell>
          <table:table-cell office:value-type="float" office:value="0.539502" calcext:value-type="float">
            <text:p>0.539502</text:p>
          </table:table-cell>
          <table:table-cell office:value-type="float" office:value="0.543185" calcext:value-type="float">
            <text:p>0.543185</text:p>
          </table:table-cell>
          <table:table-cell office:value-type="float" office:value="0.547793" calcext:value-type="float">
            <text:p>0.547793</text:p>
          </table:table-cell>
          <table:table-cell office:value-type="float" office:value="0.551514" calcext:value-type="float">
            <text:p>0.551514</text:p>
          </table:table-cell>
          <table:table-cell office:value-type="float" office:value="0.552862" calcext:value-type="float">
            <text:p>0.552862</text:p>
          </table:table-cell>
          <table:table-cell office:value-type="float" office:value="0.545889" calcext:value-type="float">
            <text:p>0.545889</text:p>
          </table:table-cell>
          <table:table-cell office:value-type="float" office:value="0.543243" calcext:value-type="float">
            <text:p>0.543243</text:p>
          </table:table-cell>
          <table:table-cell office:value-type="float" office:value="0.535571" calcext:value-type="float">
            <text:p>0.535571</text:p>
          </table:table-cell>
          <table:table-cell office:value-type="float" office:value="0.526209" calcext:value-type="float">
            <text:p>0.526209</text:p>
          </table:table-cell>
          <table:table-cell office:value-type="float" office:value="0.518777" calcext:value-type="float">
            <text:p>0.518777</text:p>
          </table:table-cell>
          <table:table-cell office:value-type="float" office:value="0.515963" calcext:value-type="float">
            <text:p>0.515963</text:p>
          </table:table-cell>
          <table:table-cell office:value-type="float" office:value="0.518777" calcext:value-type="float">
            <text:p>0.518777</text:p>
          </table:table-cell>
          <table:table-cell office:value-type="float" office:value="0.526209" calcext:value-type="float">
            <text:p>0.526209</text:p>
          </table:table-cell>
          <table:table-cell office:value-type="float" office:value="0.535571" calcext:value-type="float">
            <text:p>0.535571</text:p>
          </table:table-cell>
          <table:table-cell office:value-type="float" office:value="0.543243" calcext:value-type="float">
            <text:p>0.543243</text:p>
          </table:table-cell>
          <table:table-cell office:value-type="float" office:value="0.545889" calcext:value-type="float">
            <text:p>0.545889</text:p>
          </table:table-cell>
          <table:table-cell office:value-type="float" office:value="0.538271" calcext:value-type="float">
            <text:p>0.538271</text:p>
          </table:table-cell>
          <table:table-cell office:value-type="float" office:value="0.533708" calcext:value-type="float">
            <text:p>0.533708</text:p>
          </table:table-cell>
          <table:table-cell office:value-type="float" office:value="0.52018" calcext:value-type="float">
            <text:p>0.52018</text:p>
          </table:table-cell>
          <table:table-cell office:value-type="float" office:value="0.503896" calcext:value-type="float">
            <text:p>0.503896</text:p>
          </table:table-cell>
          <table:table-cell office:value-type="float" office:value="0.491107" calcext:value-type="float">
            <text:p>0.491107</text:p>
          </table:table-cell>
          <table:table-cell office:value-type="float" office:value="0.48631" calcext:value-type="float">
            <text:p>0.48631</text:p>
          </table:table-cell>
          <table:table-cell office:value-type="float" office:value="0.491107" calcext:value-type="float">
            <text:p>0.491107</text:p>
          </table:table-cell>
          <table:table-cell office:value-type="float" office:value="0.503896" calcext:value-type="float">
            <text:p>0.503896</text:p>
          </table:table-cell>
          <table:table-cell office:value-type="float" office:value="0.52018" calcext:value-type="float">
            <text:p>0.52018</text:p>
          </table:table-cell>
          <table:table-cell office:value-type="float" office:value="0.533708" calcext:value-type="float">
            <text:p>0.533708</text:p>
          </table:table-cell>
          <table:table-cell office:value-type="float" office:value="0.538271" calcext:value-type="float">
            <text:p>0.538271</text:p>
          </table:table-cell>
          <table:table-cell office:value-type="float" office:value="0.528093" calcext:value-type="float">
            <text:p>0.528093</text:p>
          </table:table-cell>
          <table:table-cell office:value-type="float" office:value="0.521408" calcext:value-type="float">
            <text:p>0.521408</text:p>
          </table:table-cell>
          <table:table-cell office:value-type="float" office:value="0.501389" calcext:value-type="float">
            <text:p>0.501389</text:p>
          </table:table-cell>
          <table:table-cell office:value-type="float" office:value="0.477678" calcext:value-type="float">
            <text:p>0.477678</text:p>
          </table:table-cell>
          <table:table-cell office:value-type="float" office:value="0.459335" calcext:value-type="float">
            <text:p>0.459335</text:p>
          </table:table-cell>
          <table:table-cell office:value-type="float" office:value="0.452518" calcext:value-type="float">
            <text:p>0.452518</text:p>
          </table:table-cell>
          <table:table-cell office:value-type="float" office:value="0.459335" calcext:value-type="float">
            <text:p>0.459335</text:p>
          </table:table-cell>
          <table:table-cell office:value-type="float" office:value="0.477678" calcext:value-type="float">
            <text:p>0.477678</text:p>
          </table:table-cell>
          <table:table-cell office:value-type="float" office:value="0.501389" calcext:value-type="float">
            <text:p>0.501389</text:p>
          </table:table-cell>
          <table:table-cell office:value-type="float" office:value="0.521408" calcext:value-type="float">
            <text:p>0.521408</text:p>
          </table:table-cell>
          <table:table-cell office:value-type="float" office:value="0.528093" calcext:value-type="float">
            <text:p>0.528093</text:p>
          </table:table-cell>
          <table:table-cell office:value-type="float" office:value="0.517843" calcext:value-type="float">
            <text:p>0.517843</text:p>
          </table:table-cell>
          <table:table-cell office:value-type="float" office:value="0.508716" calcext:value-type="float">
            <text:p>0.508716</text:p>
          </table:table-cell>
          <table:table-cell office:value-type="float" office:value="0.481371" calcext:value-type="float">
            <text:p>0.481371</text:p>
          </table:table-cell>
          <table:table-cell office:value-type="float" office:value="0.449521" calcext:value-type="float">
            <text:p>0.449521</text:p>
          </table:table-cell>
          <table:table-cell office:value-type="float" office:value="0.425281" calcext:value-type="float">
            <text:p>0.425281</text:p>
          </table:table-cell>
          <table:table-cell office:value-type="float" office:value="0.41636" calcext:value-type="float">
            <text:p>0.41636</text:p>
          </table:table-cell>
          <table:table-cell office:value-type="float" office:value="0.425281" calcext:value-type="float">
            <text:p>0.425281</text:p>
          </table:table-cell>
          <table:table-cell office:value-type="float" office:value="0.449521" calcext:value-type="float">
            <text:p>0.449521</text:p>
          </table:table-cell>
          <table:table-cell office:value-type="float" office:value="0.481371" calcext:value-type="float">
            <text:p>0.481371</text:p>
          </table:table-cell>
          <table:table-cell office:value-type="float" office:value="0.508716" calcext:value-type="float">
            <text:p>0.508716</text:p>
          </table:table-cell>
          <table:table-cell office:value-type="float" office:value="0.517843" calcext:value-type="float">
            <text:p>0.517843</text:p>
          </table:table-cell>
          <table:table-cell office:value-type="float" office:value="0.507142" calcext:value-type="float">
            <text:p>0.507142</text:p>
          </table:table-cell>
          <table:table-cell office:value-type="float" office:value="0.495589" calcext:value-type="float">
            <text:p>0.495589</text:p>
          </table:table-cell>
          <table:table-cell office:value-type="float" office:value="0.461192" calcext:value-type="float">
            <text:p>0.461192</text:p>
          </table:table-cell>
          <table:table-cell office:value-type="float" office:value="0.42184" calcext:value-type="float">
            <text:p>0.42184</text:p>
          </table:table-cell>
          <table:table-cell office:value-type="float" office:value="0.392419" calcext:value-type="float">
            <text:p>0.392419</text:p>
          </table:table-cell>
          <table:table-cell office:value-type="float" office:value="0.381703" calcext:value-type="float">
            <text:p>0.381703</text:p>
          </table:table-cell>
          <table:table-cell office:value-type="float" office:value="0.392419" calcext:value-type="float">
            <text:p>0.392419</text:p>
          </table:table-cell>
          <table:table-cell office:value-type="float" office:value="0.42184" calcext:value-type="float">
            <text:p>0.42184</text:p>
          </table:table-cell>
          <table:table-cell office:value-type="float" office:value="0.461192" calcext:value-type="float">
            <text:p>0.461192</text:p>
          </table:table-cell>
          <table:table-cell office:value-type="float" office:value="0.495589" calcext:value-type="float">
            <text:p>0.495589</text:p>
          </table:table-cell>
          <table:table-cell office:value-type="float" office:value="0.507142" calcext:value-type="float">
            <text:p>0.507142</text:p>
          </table:table-cell>
          <table:table-cell office:value-type="float" office:value="0.49821" calcext:value-type="float">
            <text:p>0.49821</text:p>
          </table:table-cell>
          <table:table-cell office:value-type="float" office:value="0.484342" calcext:value-type="float">
            <text:p>0.484342</text:p>
          </table:table-cell>
          <table:table-cell office:value-type="float" office:value="0.443527" calcext:value-type="float">
            <text:p>0.443527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363828" calcext:value-type="float">
            <text:p>0.363828</text:p>
          </table:table-cell>
          <table:table-cell office:value-type="float" office:value="0.351645" calcext:value-type="float">
            <text:p>0.351645</text:p>
          </table:table-cell>
          <table:table-cell office:value-type="float" office:value="0.363828" calcext:value-type="float">
            <text:p>0.363828</text:p>
          </table:table-cell>
          <table:table-cell office:value-type="float" office:value="0.3976" calcext:value-type="float">
            <text:p>0.3976</text:p>
          </table:table-cell>
          <table:table-cell office:value-type="float" office:value="0.443527" calcext:value-type="float">
            <text:p>0.443527</text:p>
          </table:table-cell>
          <table:table-cell office:value-type="float" office:value="0.484342" calcext:value-type="float">
            <text:p>0.484342</text:p>
          </table:table-cell>
          <table:table-cell office:value-type="float" office:value="0.49821" calcext:value-type="float">
            <text:p>0.49821</text:p>
          </table:table-cell>
          <table:table-cell office:value-type="float" office:value="0.491598" calcext:value-type="float">
            <text:p>0.491598</text:p>
          </table:table-cell>
          <table:table-cell office:value-type="float" office:value="0.475977" calcext:value-type="float">
            <text:p>0.475977</text:p>
          </table:table-cell>
          <table:table-cell office:value-type="float" office:value="0.430586" calcext:value-type="float">
            <text:p>0.430586</text:p>
          </table:table-cell>
          <table:table-cell office:value-type="float" office:value="0.380209" calcext:value-type="float">
            <text:p>0.380209</text:p>
          </table:table-cell>
          <table:table-cell office:value-type="float" office:value="0.343666" calcext:value-type="float">
            <text:p>0.343666</text:p>
          </table:table-cell>
          <table:table-cell office:value-type="float" office:value="0.330589" calcext:value-type="float">
            <text:p>0.330589</text:p>
          </table:table-cell>
          <table:table-cell office:value-type="float" office:value="0.343666" calcext:value-type="float">
            <text:p>0.343666</text:p>
          </table:table-cell>
          <table:table-cell office:value-type="float" office:value="0.380209" calcext:value-type="float">
            <text:p>0.380209</text:p>
          </table:table-cell>
          <table:table-cell office:value-type="float" office:value="0.430586" calcext:value-type="float">
            <text:p>0.430586</text:p>
          </table:table-cell>
          <table:table-cell office:value-type="float" office:value="0.475977" calcext:value-type="float">
            <text:p>0.475977</text:p>
          </table:table-cell>
          <table:table-cell office:value-type="float" office:value="0.491598" calcext:value-type="float">
            <text:p>0.491598</text:p>
          </table:table-cell>
          <table:table-cell office:value-type="float" office:value="0.490003" calcext:value-type="float">
            <text:p>0.490003</text:p>
          </table:table-cell>
          <table:table-cell office:value-type="float" office:value="0.473526" calcext:value-type="float">
            <text:p>0.473526</text:p>
          </table:table-cell>
          <table:table-cell office:value-type="float" office:value="0.426016" calcext:value-type="float">
            <text:p>0.426016</text:p>
          </table:table-cell>
          <table:table-cell office:value-type="float" office:value="0.373568" calcext:value-type="float">
            <text:p>0.373568</text:p>
          </table:table-cell>
          <table:table-cell office:value-type="float" office:value="0.33571" calcext:value-type="float">
            <text:p>0.33571</text:p>
          </table:table-cell>
          <table:table-cell office:value-type="float" office:value="0.322202" calcext:value-type="float">
            <text:p>0.322202</text:p>
          </table:table-cell>
          <table:table-cell office:value-type="float" office:value="0.33571" calcext:value-type="float">
            <text:p>0.33571</text:p>
          </table:table-cell>
          <table:table-cell office:value-type="float" office:value="0.373568" calcext:value-type="float">
            <text:p>0.373568</text:p>
          </table:table-cell>
          <table:table-cell office:value-type="float" office:value="0.426016" calcext:value-type="float">
            <text:p>0.426016</text:p>
          </table:table-cell>
          <table:table-cell office:value-type="float" office:value="0.473526" calcext:value-type="float">
            <text:p>0.473526</text:p>
          </table:table-cell>
          <table:table-cell office:value-type="float" office:value="0.490003" calcext:value-type="float">
            <text:p>0.490003</text:p>
          </table:table-cell>
        </table:table-row>
        <table:table-row table:style-name="ro1">
          <table:table-cell office:value-type="float" office:value="0.642746" calcext:value-type="float">
            <text:p>0.642746</text:p>
          </table:table-cell>
          <table:table-cell office:value-type="float" office:value="0.571278" calcext:value-type="float">
            <text:p>0.571278</text:p>
          </table:table-cell>
          <table:table-cell office:value-type="float" office:value="0.570266" calcext:value-type="float">
            <text:p>0.570266</text:p>
          </table:table-cell>
          <table:table-cell office:value-type="float" office:value="0.567623" calcext:value-type="float">
            <text:p>0.567623</text:p>
          </table:table-cell>
          <table:table-cell office:value-type="float" office:value="0.564303" calcext:value-type="float">
            <text:p>0.564303</text:p>
          </table:table-cell>
          <table:table-cell office:value-type="float" office:value="0.561628" calcext:value-type="float">
            <text:p>0.561628</text:p>
          </table:table-cell>
          <table:table-cell office:value-type="float" office:value="0.560597" calcext:value-type="float">
            <text:p>0.560597</text:p>
          </table:table-cell>
          <table:table-cell office:value-type="float" office:value="0.561628" calcext:value-type="float">
            <text:p>0.561628</text:p>
          </table:table-cell>
          <table:table-cell office:value-type="float" office:value="0.564303" calcext:value-type="float">
            <text:p>0.564303</text:p>
          </table:table-cell>
          <table:table-cell office:value-type="float" office:value="0.567623" calcext:value-type="float">
            <text:p>0.567623</text:p>
          </table:table-cell>
          <table:table-cell office:value-type="float" office:value="0.570266" calcext:value-type="float">
            <text:p>0.570266</text:p>
          </table:table-cell>
          <table:table-cell office:value-type="float" office:value="0.571278" calcext:value-type="float">
            <text:p>0.571278</text:p>
          </table:table-cell>
          <table:table-cell office:value-type="float" office:value="0.562941" calcext:value-type="float">
            <text:p>0.562941</text:p>
          </table:table-cell>
          <table:table-cell office:value-type="float" office:value="0.562552" calcext:value-type="float">
            <text:p>0.562552</text:p>
          </table:table-cell>
          <table:table-cell office:value-type="float" office:value="0.56167" calcext:value-type="float">
            <text:p>0.56167</text:p>
          </table:table-cell>
          <table:table-cell office:value-type="float" office:value="0.560545" calcext:value-type="float">
            <text:p>0.560545</text:p>
          </table:table-cell>
          <table:table-cell office:value-type="float" office:value="0.559667" calcext:value-type="float">
            <text:p>0.559667</text:p>
          </table:table-cell>
          <table:table-cell office:value-type="float" office:value="0.55931" calcext:value-type="float">
            <text:p>0.55931</text:p>
          </table:table-cell>
          <table:table-cell office:value-type="float" office:value="0.559667" calcext:value-type="float">
            <text:p>0.559667</text:p>
          </table:table-cell>
          <table:table-cell office:value-type="float" office:value="0.560545" calcext:value-type="float">
            <text:p>0.560545</text:p>
          </table:table-cell>
          <table:table-cell office:value-type="float" office:value="0.56167" calcext:value-type="float">
            <text:p>0.56167</text:p>
          </table:table-cell>
          <table:table-cell office:value-type="float" office:value="0.562552" calcext:value-type="float">
            <text:p>0.562552</text:p>
          </table:table-cell>
          <table:table-cell office:value-type="float" office:value="0.562941" calcext:value-type="float">
            <text:p>0.562941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0.558293" calcext:value-type="float">
            <text:p>0.558293</text:p>
          </table:table-cell>
          <table:table-cell office:value-type="float" office:value="0.554535" calcext:value-type="float">
            <text:p>0.554535</text:p>
          </table:table-cell>
          <table:table-cell office:value-type="float" office:value="0.54988" calcext:value-type="float">
            <text:p>0.54988</text:p>
          </table:table-cell>
          <table:table-cell office:value-type="float" office:value="0.546159" calcext:value-type="float">
            <text:p>0.546159</text:p>
          </table:table-cell>
          <table:table-cell office:value-type="float" office:value="0.544733" calcext:value-type="float">
            <text:p>0.544733</text:p>
          </table:table-cell>
          <table:table-cell office:value-type="float" office:value="0.546159" calcext:value-type="float">
            <text:p>0.546159</text:p>
          </table:table-cell>
          <table:table-cell office:value-type="float" office:value="0.54988" calcext:value-type="float">
            <text:p>0.54988</text:p>
          </table:table-cell>
          <table:table-cell office:value-type="float" office:value="0.554535" calcext:value-type="float">
            <text:p>0.554535</text:p>
          </table:table-cell>
          <table:table-cell office:value-type="float" office:value="0.558293" calcext:value-type="float">
            <text:p>0.558293</text:p>
          </table:table-cell>
          <table:table-cell office:value-type="float" office:value="0.559654" calcext:value-type="float">
            <text:p>0.559654</text:p>
          </table:table-cell>
          <table:table-cell office:value-type="float" office:value="0.552625" calcext:value-type="float">
            <text:p>0.552625</text:p>
          </table:table-cell>
          <table:table-cell office:value-type="float" office:value="0.549954" calcext:value-type="float">
            <text:p>0.549954</text:p>
          </table:table-cell>
          <table:table-cell office:value-type="float" office:value="0.542208" calcext:value-type="float">
            <text:p>0.542208</text:p>
          </table:table-cell>
          <table:table-cell office:value-type="float" office:value="0.532754" calcext:value-type="float">
            <text:p>0.532754</text:p>
          </table:table-cell>
          <table:table-cell office:value-type="float" office:value="0.525247" calcext:value-type="float">
            <text:p>0.525247</text:p>
          </table:table-cell>
          <table:table-cell office:value-type="float" office:value="0.522405" calcext:value-type="float">
            <text:p>0.522405</text:p>
          </table:table-cell>
          <table:table-cell office:value-type="float" office:value="0.525247" calcext:value-type="float">
            <text:p>0.525247</text:p>
          </table:table-cell>
          <table:table-cell office:value-type="float" office:value="0.532754" calcext:value-type="float">
            <text:p>0.532754</text:p>
          </table:table-cell>
          <table:table-cell office:value-type="float" office:value="0.542208" calcext:value-type="float">
            <text:p>0.542208</text:p>
          </table:table-cell>
          <table:table-cell office:value-type="float" office:value="0.549954" calcext:value-type="float">
            <text:p>0.549954</text:p>
          </table:table-cell>
          <table:table-cell office:value-type="float" office:value="0.552625" calcext:value-type="float">
            <text:p>0.552625</text:p>
          </table:table-cell>
          <table:table-cell office:value-type="float" office:value="0.544963" calcext:value-type="float">
            <text:p>0.544963</text:p>
          </table:table-cell>
          <table:table-cell office:value-type="float" office:value="0.540357" calcext:value-type="float">
            <text:p>0.540357</text:p>
          </table:table-cell>
          <table:table-cell office:value-type="float" office:value="0.526696" calcext:value-type="float">
            <text:p>0.526696</text:p>
          </table:table-cell>
          <table:table-cell office:value-type="float" office:value="0.510252" calcext:value-type="float">
            <text:p>0.510252</text:p>
          </table:table-cell>
          <table:table-cell office:value-type="float" office:value="0.497333" calcext:value-type="float">
            <text:p>0.497333</text:p>
          </table:table-cell>
          <table:table-cell office:value-type="float" office:value="0.492488" calcext:value-type="float">
            <text:p>0.492488</text:p>
          </table:table-cell>
          <table:table-cell office:value-type="float" office:value="0.497333" calcext:value-type="float">
            <text:p>0.497333</text:p>
          </table:table-cell>
          <table:table-cell office:value-type="float" office:value="0.510252" calcext:value-type="float">
            <text:p>0.510252</text:p>
          </table:table-cell>
          <table:table-cell office:value-type="float" office:value="0.526696" calcext:value-type="float">
            <text:p>0.526696</text:p>
          </table:table-cell>
          <table:table-cell office:value-type="float" office:value="0.540357" calcext:value-type="float">
            <text:p>0.540357</text:p>
          </table:table-cell>
          <table:table-cell office:value-type="float" office:value="0.544963" calcext:value-type="float">
            <text:p>0.544963</text:p>
          </table:table-cell>
          <table:table-cell office:value-type="float" office:value="0.534721" calcext:value-type="float">
            <text:p>0.534721</text:p>
          </table:table-cell>
          <table:table-cell office:value-type="float" office:value="0.527976" calcext:value-type="float">
            <text:p>0.527976</text:p>
          </table:table-cell>
          <table:table-cell office:value-type="float" office:value="0.507766" calcext:value-type="float">
            <text:p>0.507766</text:p>
          </table:table-cell>
          <table:table-cell office:value-type="float" office:value="0.483824" calcext:value-type="float">
            <text:p>0.483824</text:p>
          </table:table-cell>
          <table:table-cell office:value-type="float" office:value="0.465298" calcext:value-type="float">
            <text:p>0.465298</text:p>
          </table:table-cell>
          <table:table-cell office:value-type="float" office:value="0.458413" calcext:value-type="float">
            <text:p>0.458413</text:p>
          </table:table-cell>
          <table:table-cell office:value-type="float" office:value="0.465298" calcext:value-type="float">
            <text:p>0.465298</text:p>
          </table:table-cell>
          <table:table-cell office:value-type="float" office:value="0.483824" calcext:value-type="float">
            <text:p>0.483824</text:p>
          </table:table-cell>
          <table:table-cell office:value-type="float" office:value="0.507766" calcext:value-type="float">
            <text:p>0.507766</text:p>
          </table:table-cell>
          <table:table-cell office:value-type="float" office:value="0.527976" calcext:value-type="float">
            <text:p>0.527976</text:p>
          </table:table-cell>
          <table:table-cell office:value-type="float" office:value="0.534721" calcext:value-type="float">
            <text:p>0.534721</text:p>
          </table:table-cell>
          <table:table-cell office:value-type="float" office:value="0.524428" calcext:value-type="float">
            <text:p>0.524428</text:p>
          </table:table-cell>
          <table:table-cell office:value-type="float" office:value="0.515222" calcext:value-type="float">
            <text:p>0.515222</text:p>
          </table:table-cell>
          <table:table-cell office:value-type="float" office:value="0.487618" calcext:value-type="float">
            <text:p>0.487618</text:p>
          </table:table-cell>
          <table:table-cell office:value-type="float" office:value="0.45546" calcext:value-type="float">
            <text:p>0.45546</text:p>
          </table:table-cell>
          <table:table-cell office:value-type="float" office:value="0.430979" calcext:value-type="float">
            <text:p>0.430979</text:p>
          </table:table-cell>
          <table:table-cell office:value-type="float" office:value="0.421968" calcext:value-type="float">
            <text:p>0.421968</text:p>
          </table:table-cell>
          <table:table-cell office:value-type="float" office:value="0.430979" calcext:value-type="float">
            <text:p>0.430979</text:p>
          </table:table-cell>
          <table:table-cell office:value-type="float" office:value="0.45546" calcext:value-type="float">
            <text:p>0.45546</text:p>
          </table:table-cell>
          <table:table-cell office:value-type="float" office:value="0.487618" calcext:value-type="float">
            <text:p>0.487618</text:p>
          </table:table-cell>
          <table:table-cell office:value-type="float" office:value="0.515222" calcext:value-type="float">
            <text:p>0.515222</text:p>
          </table:table-cell>
          <table:table-cell office:value-type="float" office:value="0.524428" calcext:value-type="float">
            <text:p>0.524428</text:p>
          </table:table-cell>
          <table:table-cell office:value-type="float" office:value="0.513683" calcext:value-type="float">
            <text:p>0.513683</text:p>
          </table:table-cell>
          <table:table-cell office:value-type="float" office:value="0.502034" calcext:value-type="float">
            <text:p>0.502034</text:p>
          </table:table-cell>
          <table:table-cell office:value-type="float" office:value="0.467323" calcext:value-type="float">
            <text:p>0.467323</text:p>
          </table:table-cell>
          <table:table-cell office:value-type="float" office:value="0.427598" calcext:value-type="float">
            <text:p>0.427598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0.387063" calcext:value-type="float">
            <text:p>0.387063</text:p>
          </table:table-cell>
          <table:table-cell office:value-type="float" office:value="0.397887" calcext:value-type="float">
            <text:p>0.397887</text:p>
          </table:table-cell>
          <table:table-cell office:value-type="float" office:value="0.427598" calcext:value-type="float">
            <text:p>0.427598</text:p>
          </table:table-cell>
          <table:table-cell office:value-type="float" office:value="0.467323" calcext:value-type="float">
            <text:p>0.467323</text:p>
          </table:table-cell>
          <table:table-cell office:value-type="float" office:value="0.502034" calcext:value-type="float">
            <text:p>0.502034</text:p>
          </table:table-cell>
          <table:table-cell office:value-type="float" office:value="0.513683" calcext:value-type="float">
            <text:p>0.513683</text:p>
          </table:table-cell>
          <table:table-cell office:value-type="float" office:value="0.504734" calcext:value-type="float">
            <text:p>0.504734</text:p>
          </table:table-cell>
          <table:table-cell office:value-type="float" office:value="0.490756" calcext:value-type="float">
            <text:p>0.490756</text:p>
          </table:table-cell>
          <table:table-cell office:value-type="float" office:value="0.449575" calcext:value-type="float">
            <text:p>0.449575</text:p>
          </table:table-cell>
          <table:table-cell office:value-type="float" office:value="0.403218" calcext:value-type="float">
            <text:p>0.403218</text:p>
          </table:table-cell>
          <table:table-cell office:value-type="float" office:value="0.369113" calcext:value-type="float">
            <text:p>0.369113</text:p>
          </table:table-cell>
          <table:table-cell office:value-type="float" office:value="0.356808" calcext:value-type="float">
            <text:p>0.356808</text:p>
          </table:table-cell>
          <table:table-cell office:value-type="float" office:value="0.369113" calcext:value-type="float">
            <text:p>0.369113</text:p>
          </table:table-cell>
          <table:table-cell office:value-type="float" office:value="0.403218" calcext:value-type="float">
            <text:p>0.403218</text:p>
          </table:table-cell>
          <table:table-cell office:value-type="float" office:value="0.449575" calcext:value-type="float">
            <text:p>0.449575</text:p>
          </table:table-cell>
          <table:table-cell office:value-type="float" office:value="0.490756" calcext:value-type="float">
            <text:p>0.490756</text:p>
          </table:table-cell>
          <table:table-cell office:value-type="float" office:value="0.504734" calcext:value-type="float">
            <text:p>0.504734</text:p>
          </table:table-cell>
          <table:table-cell office:value-type="float" office:value="0.498111" calcext:value-type="float">
            <text:p>0.498111</text:p>
          </table:table-cell>
          <table:table-cell office:value-type="float" office:value="0.48237" calcext:value-type="float">
            <text:p>0.48237</text:p>
          </table:table-cell>
          <table:table-cell office:value-type="float" office:value="0.436583" calcext:value-type="float">
            <text:p>0.436583</text:p>
          </table:table-cell>
          <table:table-cell office:value-type="float" office:value="0.385742" calcext:value-type="float">
            <text:p>0.385742</text:p>
          </table:table-cell>
          <table:table-cell office:value-type="float" office:value="0.348842" calcext:value-type="float">
            <text:p>0.348842</text:p>
          </table:table-cell>
          <table:table-cell office:value-type="float" office:value="0.335633" calcext:value-type="float">
            <text:p>0.335633</text:p>
          </table:table-cell>
          <table:table-cell office:value-type="float" office:value="0.348842" calcext:value-type="float">
            <text:p>0.348842</text:p>
          </table:table-cell>
          <table:table-cell office:value-type="float" office:value="0.385742" calcext:value-type="float">
            <text:p>0.385742</text:p>
          </table:table-cell>
          <table:table-cell office:value-type="float" office:value="0.436583" calcext:value-type="float">
            <text:p>0.436583</text:p>
          </table:table-cell>
          <table:table-cell office:value-type="float" office:value="0.48237" calcext:value-type="float">
            <text:p>0.48237</text:p>
          </table:table-cell>
          <table:table-cell office:value-type="float" office:value="0.498111" calcext:value-type="float">
            <text:p>0.498111</text:p>
          </table:table-cell>
          <table:table-cell office:value-type="float" office:value="0.49654" calcext:value-type="float">
            <text:p>0.49654</text:p>
          </table:table-cell>
          <table:table-cell office:value-type="float" office:value="0.479936" calcext:value-type="float">
            <text:p>0.479936</text:p>
          </table:table-cell>
          <table:table-cell office:value-type="float" office:value="0.43201" calcext:value-type="float">
            <text:p>0.43201</text:p>
          </table:table-cell>
          <table:table-cell office:value-type="float" office:value="0.379074" calcext:value-type="float">
            <text:p>0.379074</text:p>
          </table:table-cell>
          <table:table-cell office:value-type="float" office:value="0.34084" calcext:value-type="float">
            <text:p>0.34084</text:p>
          </table:table-cell>
          <table:table-cell office:value-type="float" office:value="0.327194" calcext:value-type="float">
            <text:p>0.327194</text:p>
          </table:table-cell>
          <table:table-cell office:value-type="float" office:value="0.34084" calcext:value-type="float">
            <text:p>0.34084</text:p>
          </table:table-cell>
          <table:table-cell office:value-type="float" office:value="0.379074" calcext:value-type="float">
            <text:p>0.379074</text:p>
          </table:table-cell>
          <table:table-cell office:value-type="float" office:value="0.43201" calcext:value-type="float">
            <text:p>0.43201</text:p>
          </table:table-cell>
          <table:table-cell office:value-type="float" office:value="0.479936" calcext:value-type="float">
            <text:p>0.479936</text:p>
          </table:table-cell>
          <table:table-cell office:value-type="float" office:value="0.49654" calcext:value-type="float">
            <text:p>0.49654</text:p>
          </table:table-cell>
        </table:table-row>
        <table:table-row table:style-name="ro1">
          <table:table-cell office:value-type="float" office:value="0.65202" calcext:value-type="float">
            <text:p>0.65202</text:p>
          </table:table-cell>
          <table:table-cell office:value-type="float" office:value="0.578584" calcext:value-type="float">
            <text:p>0.578584</text:p>
          </table:table-cell>
          <table:table-cell office:value-type="float" office:value="0.577559" calcext:value-type="float">
            <text:p>0.577559</text:p>
          </table:table-cell>
          <table:table-cell office:value-type="float" office:value="0.57488" calcext:value-type="float">
            <text:p>0.57488</text:p>
          </table:table-cell>
          <table:table-cell office:value-type="float" office:value="0.571516" calcext:value-type="float">
            <text:p>0.571516</text:p>
          </table:table-cell>
          <table:table-cell office:value-type="float" office:value="0.568804" calcext:value-type="float">
            <text:p>0.568804</text:p>
          </table:table-cell>
          <table:table-cell office:value-type="float" office:value="0.56776" calcext:value-type="float">
            <text:p>0.56776</text:p>
          </table:table-cell>
          <table:table-cell office:value-type="float" office:value="0.568804" calcext:value-type="float">
            <text:p>0.568804</text:p>
          </table:table-cell>
          <table:table-cell office:value-type="float" office:value="0.571516" calcext:value-type="float">
            <text:p>0.571516</text:p>
          </table:table-cell>
          <table:table-cell office:value-type="float" office:value="0.57488" calcext:value-type="float">
            <text:p>0.57488</text:p>
          </table:table-cell>
          <table:table-cell office:value-type="float" office:value="0.577559" calcext:value-type="float">
            <text:p>0.577559</text:p>
          </table:table-cell>
          <table:table-cell office:value-type="float" office:value="0.578584" calcext:value-type="float">
            <text:p>0.578584</text:p>
          </table:table-cell>
          <table:table-cell office:value-type="float" office:value="0.57014" calcext:value-type="float">
            <text:p>0.57014</text:p>
          </table:table-cell>
          <table:table-cell office:value-type="float" office:value="0.569748" calcext:value-type="float">
            <text:p>0.569748</text:p>
          </table:table-cell>
          <table:table-cell office:value-type="float" office:value="0.568857" calcext:value-type="float">
            <text:p>0.568857</text:p>
          </table:table-cell>
          <table:table-cell office:value-type="float" office:value="0.567721" calcext:value-type="float">
            <text:p>0.567721</text:p>
          </table:table-cell>
          <table:table-cell office:value-type="float" office:value="0.566834" calcext:value-type="float">
            <text:p>0.566834</text:p>
          </table:table-cell>
          <table:table-cell office:value-type="float" office:value="0.566474" calcext:value-type="float">
            <text:p>0.566474</text:p>
          </table:table-cell>
          <table:table-cell office:value-type="float" office:value="0.566834" calcext:value-type="float">
            <text:p>0.566834</text:p>
          </table:table-cell>
          <table:table-cell office:value-type="float" office:value="0.567721" calcext:value-type="float">
            <text:p>0.567721</text:p>
          </table:table-cell>
          <table:table-cell office:value-type="float" office:value="0.568857" calcext:value-type="float">
            <text:p>0.568857</text:p>
          </table:table-cell>
          <table:table-cell office:value-type="float" office:value="0.569748" calcext:value-type="float">
            <text:p>0.569748</text:p>
          </table:table-cell>
          <table:table-cell office:value-type="float" office:value="0.57014" calcext:value-type="float">
            <text:p>0.57014</text:p>
          </table:table-cell>
          <table:table-cell office:value-type="float" office:value="0.566832" calcext:value-type="float">
            <text:p>0.566832</text:p>
          </table:table-cell>
          <table:table-cell office:value-type="float" office:value="0.565458" calcext:value-type="float">
            <text:p>0.565458</text:p>
          </table:table-cell>
          <table:table-cell office:value-type="float" office:value="0.561659" calcext:value-type="float">
            <text:p>0.561659</text:p>
          </table:table-cell>
          <table:table-cell office:value-type="float" office:value="0.556955" calcext:value-type="float">
            <text:p>0.556955</text:p>
          </table:table-cell>
          <table:table-cell office:value-type="float" office:value="0.553194" calcext:value-type="float">
            <text:p>0.553194</text:p>
          </table:table-cell>
          <table:table-cell office:value-type="float" office:value="0.551754" calcext:value-type="float">
            <text:p>0.551754</text:p>
          </table:table-cell>
          <table:table-cell office:value-type="float" office:value="0.553194" calcext:value-type="float">
            <text:p>0.553194</text:p>
          </table:table-cell>
          <table:table-cell office:value-type="float" office:value="0.556955" calcext:value-type="float">
            <text:p>0.556955</text:p>
          </table:table-cell>
          <table:table-cell office:value-type="float" office:value="0.561659" calcext:value-type="float">
            <text:p>0.561659</text:p>
          </table:table-cell>
          <table:table-cell office:value-type="float" office:value="0.565458" calcext:value-type="float">
            <text:p>0.565458</text:p>
          </table:table-cell>
          <table:table-cell office:value-type="float" office:value="0.566832" calcext:value-type="float">
            <text:p>0.566832</text:p>
          </table:table-cell>
          <table:table-cell office:value-type="float" office:value="0.559744" calcext:value-type="float">
            <text:p>0.559744</text:p>
          </table:table-cell>
          <table:table-cell office:value-type="float" office:value="0.557049" calcext:value-type="float">
            <text:p>0.557049</text:p>
          </table:table-cell>
          <table:table-cell office:value-type="float" office:value="0.549223" calcext:value-type="float">
            <text:p>0.549223</text:p>
          </table:table-cell>
          <table:table-cell office:value-type="float" office:value="0.539672" calcext:value-type="float">
            <text:p>0.539672</text:p>
          </table:table-cell>
          <table:table-cell office:value-type="float" office:value="0.532088" calcext:value-type="float">
            <text:p>0.532088</text:p>
          </table:table-cell>
          <table:table-cell office:value-type="float" office:value="0.529217" calcext:value-type="float">
            <text:p>0.529217</text:p>
          </table:table-cell>
          <table:table-cell office:value-type="float" office:value="0.532088" calcext:value-type="float">
            <text:p>0.532088</text:p>
          </table:table-cell>
          <table:table-cell office:value-type="float" office:value="0.539672" calcext:value-type="float">
            <text:p>0.539672</text:p>
          </table:table-cell>
          <table:table-cell office:value-type="float" office:value="0.549223" calcext:value-type="float">
            <text:p>0.549223</text:p>
          </table:table-cell>
          <table:table-cell office:value-type="float" office:value="0.557049" calcext:value-type="float">
            <text:p>0.557049</text:p>
          </table:table-cell>
          <table:table-cell office:value-type="float" office:value="0.559744" calcext:value-type="float">
            <text:p>0.559744</text:p>
          </table:table-cell>
          <table:table-cell office:value-type="float" office:value="0.552037" calcext:value-type="float">
            <text:p>0.552037</text:p>
          </table:table-cell>
          <table:table-cell office:value-type="float" office:value="0.547387" calcext:value-type="float">
            <text:p>0.547387</text:p>
          </table:table-cell>
          <table:table-cell office:value-type="float" office:value="0.533587" calcext:value-type="float">
            <text:p>0.533587</text:p>
          </table:table-cell>
          <table:table-cell office:value-type="float" office:value="0.516973" calcext:value-type="float">
            <text:p>0.516973</text:p>
          </table:table-cell>
          <table:table-cell office:value-type="float" office:value="0.503919" calcext:value-type="float">
            <text:p>0.503919</text:p>
          </table:table-cell>
          <table:table-cell office:value-type="float" office:value="0.499023" calcext:value-type="float">
            <text:p>0.499023</text:p>
          </table:table-cell>
          <table:table-cell office:value-type="float" office:value="0.503919" calcext:value-type="float">
            <text:p>0.503919</text:p>
          </table:table-cell>
          <table:table-cell office:value-type="float" office:value="0.516973" calcext:value-type="float">
            <text:p>0.516973</text:p>
          </table:table-cell>
          <table:table-cell office:value-type="float" office:value="0.533587" calcext:value-type="float">
            <text:p>0.533587</text:p>
          </table:table-cell>
          <table:table-cell office:value-type="float" office:value="0.547387" calcext:value-type="float">
            <text:p>0.547387</text:p>
          </table:table-cell>
          <table:table-cell office:value-type="float" office:value="0.552037" calcext:value-type="float">
            <text:p>0.552037</text:p>
          </table:table-cell>
          <table:table-cell office:value-type="float" office:value="0.54173" calcext:value-type="float">
            <text:p>0.54173</text:p>
          </table:table-cell>
          <table:table-cell office:value-type="float" office:value="0.534923" calcext:value-type="float">
            <text:p>0.534923</text:p>
          </table:table-cell>
          <table:table-cell office:value-type="float" office:value="0.514511" calcext:value-type="float">
            <text:p>0.514511</text:p>
          </table:table-cell>
          <table:table-cell office:value-type="float" office:value="0.490328" calcext:value-type="float">
            <text:p>0.490328</text:p>
          </table:table-cell>
          <table:table-cell office:value-type="float" office:value="0.471611" calcext:value-type="float">
            <text:p>0.471611</text:p>
          </table:table-cell>
          <table:table-cell office:value-type="float" office:value="0.464654" calcext:value-type="float">
            <text:p>0.464654</text:p>
          </table:table-cell>
          <table:table-cell office:value-type="float" office:value="0.471611" calcext:value-type="float">
            <text:p>0.471611</text:p>
          </table:table-cell>
          <table:table-cell office:value-type="float" office:value="0.490328" calcext:value-type="float">
            <text:p>0.490328</text:p>
          </table:table-cell>
          <table:table-cell office:value-type="float" office:value="0.514511" calcext:value-type="float">
            <text:p>0.514511</text:p>
          </table:table-cell>
          <table:table-cell office:value-type="float" office:value="0.534923" calcext:value-type="float">
            <text:p>0.534923</text:p>
          </table:table-cell>
          <table:table-cell office:value-type="float" office:value="0.54173" calcext:value-type="float">
            <text:p>0.54173</text:p>
          </table:table-cell>
          <table:table-cell office:value-type="float" office:value="0.531393" calcext:value-type="float">
            <text:p>0.531393</text:p>
          </table:table-cell>
          <table:table-cell office:value-type="float" office:value="0.522104" calcext:value-type="float">
            <text:p>0.522104</text:p>
          </table:table-cell>
          <table:table-cell office:value-type="float" office:value="0.49423" calcext:value-type="float">
            <text:p>0.49423</text:p>
          </table:table-cell>
          <table:table-cell office:value-type="float" office:value="0.46175" calcext:value-type="float">
            <text:p>0.46175</text:p>
          </table:table-cell>
          <table:table-cell office:value-type="float" office:value="0.437014" calcext:value-type="float">
            <text:p>0.437014</text:p>
          </table:table-cell>
          <table:table-cell office:value-type="float" office:value="0.427909" calcext:value-type="float">
            <text:p>0.427909</text:p>
          </table:table-cell>
          <table:table-cell office:value-type="float" office:value="0.437014" calcext:value-type="float">
            <text:p>0.437014</text:p>
          </table:table-cell>
          <table:table-cell office:value-type="float" office:value="0.46175" calcext:value-type="float">
            <text:p>0.46175</text:p>
          </table:table-cell>
          <table:table-cell office:value-type="float" office:value="0.49423" calcext:value-type="float">
            <text:p>0.49423</text:p>
          </table:table-cell>
          <table:table-cell office:value-type="float" office:value="0.522104" calcext:value-type="float">
            <text:p>0.522104</text:p>
          </table:table-cell>
          <table:table-cell office:value-type="float" office:value="0.531393" calcext:value-type="float">
            <text:p>0.531393</text:p>
          </table:table-cell>
          <table:table-cell office:value-type="float" office:value="0.520604" calcext:value-type="float">
            <text:p>0.520604</text:p>
          </table:table-cell>
          <table:table-cell office:value-type="float" office:value="0.508855" calcext:value-type="float">
            <text:p>0.508855</text:p>
          </table:table-cell>
          <table:table-cell office:value-type="float" office:value="0.473813" calcext:value-type="float">
            <text:p>0.473813</text:p>
          </table:table-cell>
          <table:table-cell office:value-type="float" office:value="0.433697" calcext:value-type="float">
            <text:p>0.433697</text:p>
          </table:table-cell>
          <table:table-cell office:value-type="float" office:value="0.403682" calcext:value-type="float">
            <text:p>0.403682</text:p>
          </table:table-cell>
          <table:table-cell office:value-type="float" office:value="0.392745" calcext:value-type="float">
            <text:p>0.392745</text:p>
          </table:table-cell>
          <table:table-cell office:value-type="float" office:value="0.403682" calcext:value-type="float">
            <text:p>0.403682</text:p>
          </table:table-cell>
          <table:table-cell office:value-type="float" office:value="0.433697" calcext:value-type="float">
            <text:p>0.433697</text:p>
          </table:table-cell>
          <table:table-cell office:value-type="float" office:value="0.473813" calcext:value-type="float">
            <text:p>0.473813</text:p>
          </table:table-cell>
          <table:table-cell office:value-type="float" office:value="0.508855" calcext:value-type="float">
            <text:p>0.508855</text:p>
          </table:table-cell>
          <table:table-cell office:value-type="float" office:value="0.520604" calcext:value-type="float">
            <text:p>0.520604</text:p>
          </table:table-cell>
          <table:table-cell office:value-type="float" office:value="0.511639" calcext:value-type="float">
            <text:p>0.511639</text:p>
          </table:table-cell>
          <table:table-cell office:value-type="float" office:value="0.497545" calcext:value-type="float">
            <text:p>0.497545</text:p>
          </table:table-cell>
          <table:table-cell office:value-type="float" office:value="0.455981" calcext:value-type="float">
            <text:p>0.455981</text:p>
          </table:table-cell>
          <table:table-cell office:value-type="float" office:value="0.409173" calcext:value-type="float">
            <text:p>0.409173</text:p>
          </table:table-cell>
          <table:table-cell office:value-type="float" office:value="0.374719" calcext:value-type="float">
            <text:p>0.374719</text:p>
          </table:table-cell>
          <table:table-cell office:value-type="float" office:value="0.362284" calcext:value-type="float">
            <text:p>0.362284</text:p>
          </table:table-cell>
          <table:table-cell office:value-type="float" office:value="0.374719" calcext:value-type="float">
            <text:p>0.374719</text:p>
          </table:table-cell>
          <table:table-cell office:value-type="float" office:value="0.409173" calcext:value-type="float">
            <text:p>0.409173</text:p>
          </table:table-cell>
          <table:table-cell office:value-type="float" office:value="0.455981" calcext:value-type="float">
            <text:p>0.455981</text:p>
          </table:table-cell>
          <table:table-cell office:value-type="float" office:value="0.497545" calcext:value-type="float">
            <text:p>0.497545</text:p>
          </table:table-cell>
          <table:table-cell office:value-type="float" office:value="0.511639" calcext:value-type="float">
            <text:p>0.511639</text:p>
          </table:table-cell>
          <table:table-cell office:value-type="float" office:value="0.505004" calcext:value-type="float">
            <text:p>0.505004</text:p>
          </table:table-cell>
          <table:table-cell office:value-type="float" office:value="0.489138" calcext:value-type="float">
            <text:p>0.489138</text:p>
          </table:table-cell>
          <table:table-cell office:value-type="float" office:value="0.442936" calcext:value-type="float">
            <text:p>0.442936</text:p>
          </table:table-cell>
          <table:table-cell office:value-type="float" office:value="0.391609" calcext:value-type="float">
            <text:p>0.391609</text:p>
          </table:table-cell>
          <table:table-cell office:value-type="float" office:value="0.354334" calcext:value-type="float">
            <text:p>0.354334</text:p>
          </table:table-cell>
          <table:table-cell office:value-type="float" office:value="0.340987" calcext:value-type="float">
            <text:p>0.340987</text:p>
          </table:table-cell>
          <table:table-cell office:value-type="float" office:value="0.354334" calcext:value-type="float">
            <text:p>0.354334</text:p>
          </table:table-cell>
          <table:table-cell office:value-type="float" office:value="0.391609" calcext:value-type="float">
            <text:p>0.391609</text:p>
          </table:table-cell>
          <table:table-cell office:value-type="float" office:value="0.442936" calcext:value-type="float">
            <text:p>0.442936</text:p>
          </table:table-cell>
          <table:table-cell office:value-type="float" office:value="0.489138" calcext:value-type="float">
            <text:p>0.489138</text:p>
          </table:table-cell>
          <table:table-cell office:value-type="float" office:value="0.505004" calcext:value-type="float">
            <text:p>0.505004</text:p>
          </table:table-cell>
          <table:table-cell office:value-type="float" office:value="0.503459" calcext:value-type="float">
            <text:p>0.503459</text:p>
          </table:table-cell>
          <table:table-cell office:value-type="float" office:value="0.486723" calcext:value-type="float">
            <text:p>0.486723</text:p>
          </table:table-cell>
          <table:table-cell office:value-type="float" office:value="0.43836" calcext:value-type="float">
            <text:p>0.43836</text:p>
          </table:table-cell>
          <table:table-cell office:value-type="float" office:value="0.384912" calcext:value-type="float">
            <text:p>0.384912</text:p>
          </table:table-cell>
          <table:table-cell office:value-type="float" office:value="0.346284" calcext:value-type="float">
            <text:p>0.346284</text:p>
          </table:table-cell>
          <table:table-cell office:value-type="float" office:value="0.332492" calcext:value-type="float">
            <text:p>0.332492</text:p>
          </table:table-cell>
          <table:table-cell office:value-type="float" office:value="0.346284" calcext:value-type="float">
            <text:p>0.346284</text:p>
          </table:table-cell>
          <table:table-cell office:value-type="float" office:value="0.384912" calcext:value-type="float">
            <text:p>0.384912</text:p>
          </table:table-cell>
          <table:table-cell office:value-type="float" office:value="0.43836" calcext:value-type="float">
            <text:p>0.43836</text:p>
          </table:table-cell>
          <table:table-cell office:value-type="float" office:value="0.486723" calcext:value-type="float">
            <text:p>0.486723</text:p>
          </table:table-cell>
          <table:table-cell office:value-type="float" office:value="0.503459" calcext:value-type="float">
            <text:p>0.503459</text:p>
          </table:table-cell>
        </table:table-row>
        <table:table-row table:style-name="ro1">
          <table:table-cell office:value-type="float" office:value="0.659372" calcext:value-type="float">
            <text:p>0.659372</text:p>
          </table:table-cell>
          <table:table-cell office:value-type="float" office:value="0.58436" calcext:value-type="float">
            <text:p>0.58436</text:p>
          </table:table-cell>
          <table:table-cell office:value-type="float" office:value="0.583325" calcext:value-type="float">
            <text:p>0.583325</text:p>
          </table:table-cell>
          <table:table-cell office:value-type="float" office:value="0.580618" calcext:value-type="float">
            <text:p>0.580618</text:p>
          </table:table-cell>
          <table:table-cell office:value-type="float" office:value="0.577219" calcext:value-type="float">
            <text:p>0.577219</text:p>
          </table:table-cell>
          <table:table-cell office:value-type="float" office:value="0.574479" calcext:value-type="float">
            <text:p>0.574479</text:p>
          </table:table-cell>
          <table:table-cell office:value-type="float" office:value="0.573423" calcext:value-type="float">
            <text:p>0.573423</text:p>
          </table:table-cell>
          <table:table-cell office:value-type="float" office:value="0.574479" calcext:value-type="float">
            <text:p>0.574479</text:p>
          </table:table-cell>
          <table:table-cell office:value-type="float" office:value="0.577219" calcext:value-type="float">
            <text:p>0.577219</text:p>
          </table:table-cell>
          <table:table-cell office:value-type="float" office:value="0.580618" calcext:value-type="float">
            <text:p>0.580618</text:p>
          </table:table-cell>
          <table:table-cell office:value-type="float" office:value="0.583325" calcext:value-type="float">
            <text:p>0.583325</text:p>
          </table:table-cell>
          <table:table-cell office:value-type="float" office:value="0.58436" calcext:value-type="float">
            <text:p>0.58436</text:p>
          </table:table-cell>
          <table:table-cell office:value-type="float" office:value="0.575834" calcext:value-type="float">
            <text:p>0.575834</text:p>
          </table:table-cell>
          <table:table-cell office:value-type="float" office:value="0.575439" calcext:value-type="float">
            <text:p>0.575439</text:p>
          </table:table-cell>
          <table:table-cell office:value-type="float" office:value="0.57454" calcext:value-type="float">
            <text:p>0.57454</text:p>
          </table:table-cell>
          <table:table-cell office:value-type="float" office:value="0.573396" calcext:value-type="float">
            <text:p>0.573396</text:p>
          </table:table-cell>
          <table:table-cell office:value-type="float" office:value="0.572501" calcext:value-type="float">
            <text:p>0.572501</text:p>
          </table:table-cell>
          <table:table-cell office:value-type="float" office:value="0.572138" calcext:value-type="float">
            <text:p>0.572138</text:p>
          </table:table-cell>
          <table:table-cell office:value-type="float" office:value="0.572501" calcext:value-type="float">
            <text:p>0.572501</text:p>
          </table:table-cell>
          <table:table-cell office:value-type="float" office:value="0.573396" calcext:value-type="float">
            <text:p>0.573396</text:p>
          </table:table-cell>
          <table:table-cell office:value-type="float" office:value="0.57454" calcext:value-type="float">
            <text:p>0.57454</text:p>
          </table:table-cell>
          <table:table-cell office:value-type="float" office:value="0.575439" calcext:value-type="float">
            <text:p>0.575439</text:p>
          </table:table-cell>
          <table:table-cell office:value-type="float" office:value="0.575834" calcext:value-type="float">
            <text:p>0.575834</text:p>
          </table:table-cell>
          <table:table-cell office:value-type="float" office:value="0.572508" calcext:value-type="float">
            <text:p>0.572508</text:p>
          </table:table-cell>
          <table:table-cell office:value-type="float" office:value="0.571124" calcext:value-type="float">
            <text:p>0.571124</text:p>
          </table:table-cell>
          <table:table-cell office:value-type="float" office:value="0.567294" calcext:value-type="float">
            <text:p>0.567294</text:p>
          </table:table-cell>
          <table:table-cell office:value-type="float" office:value="0.562551" calcext:value-type="float">
            <text:p>0.562551</text:p>
          </table:table-cell>
          <table:table-cell office:value-type="float" office:value="0.558759" calcext:value-type="float">
            <text:p>0.558759</text:p>
          </table:table-cell>
          <table:table-cell office:value-type="float" office:value="0.557307" calcext:value-type="float">
            <text:p>0.557307</text:p>
          </table:table-cell>
          <table:table-cell office:value-type="float" office:value="0.558759" calcext:value-type="float">
            <text:p>0.558759</text:p>
          </table:table-cell>
          <table:table-cell office:value-type="float" office:value="0.562551" calcext:value-type="float">
            <text:p>0.562551</text:p>
          </table:table-cell>
          <table:table-cell office:value-type="float" office:value="0.567294" calcext:value-type="float">
            <text:p>0.567294</text:p>
          </table:table-cell>
          <table:table-cell office:value-type="float" office:value="0.571124" calcext:value-type="float">
            <text:p>0.571124</text:p>
          </table:table-cell>
          <table:table-cell office:value-type="float" office:value="0.572508" calcext:value-type="float">
            <text:p>0.572508</text:p>
          </table:table-cell>
          <table:table-cell office:value-type="float" office:value="0.565375" calcext:value-type="float">
            <text:p>0.565375</text:p>
          </table:table-cell>
          <table:table-cell office:value-type="float" office:value="0.56266" calcext:value-type="float">
            <text:p>0.56266</text:p>
          </table:table-cell>
          <table:table-cell office:value-type="float" office:value="0.554772" calcext:value-type="float">
            <text:p>0.554772</text:p>
          </table:table-cell>
          <table:table-cell office:value-type="float" office:value="0.545146" calcext:value-type="float">
            <text:p>0.545146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34607" calcext:value-type="float">
            <text:p>0.534607</text:p>
          </table:table-cell>
          <table:table-cell office:value-type="float" office:value="0.5375" calcext:value-type="float">
            <text:p>0.5375</text:p>
          </table:table-cell>
          <table:table-cell office:value-type="float" office:value="0.545146" calcext:value-type="float">
            <text:p>0.545146</text:p>
          </table:table-cell>
          <table:table-cell office:value-type="float" office:value="0.554772" calcext:value-type="float">
            <text:p>0.554772</text:p>
          </table:table-cell>
          <table:table-cell office:value-type="float" office:value="0.56266" calcext:value-type="float">
            <text:p>0.56266</text:p>
          </table:table-cell>
          <table:table-cell office:value-type="float" office:value="0.565375" calcext:value-type="float">
            <text:p>0.565375</text:p>
          </table:table-cell>
          <table:table-cell office:value-type="float" office:value="0.557633" calcext:value-type="float">
            <text:p>0.557633</text:p>
          </table:table-cell>
          <table:table-cell office:value-type="float" office:value="0.55295" calcext:value-type="float">
            <text:p>0.55295</text:p>
          </table:table-cell>
          <table:table-cell office:value-type="float" office:value="0.53904" calcext:value-type="float">
            <text:p>0.53904</text:p>
          </table:table-cell>
          <table:table-cell office:value-type="float" office:value="0.522293" calcext:value-type="float">
            <text:p>0.522293</text:p>
          </table:table-cell>
          <table:table-cell office:value-type="float" office:value="0.509132" calcext:value-type="float">
            <text:p>0.509132</text:p>
          </table:table-cell>
          <table:table-cell office:value-type="float" office:value="0.504197" calcext:value-type="float">
            <text:p>0.504197</text:p>
          </table:table-cell>
          <table:table-cell office:value-type="float" office:value="0.509132" calcext:value-type="float">
            <text:p>0.509132</text:p>
          </table:table-cell>
          <table:table-cell office:value-type="float" office:value="0.522293" calcext:value-type="float">
            <text:p>0.522293</text:p>
          </table:table-cell>
          <table:table-cell office:value-type="float" office:value="0.53904" calcext:value-type="float">
            <text:p>0.53904</text:p>
          </table:table-cell>
          <table:table-cell office:value-type="float" office:value="0.55295" calcext:value-type="float">
            <text:p>0.55295</text:p>
          </table:table-cell>
          <table:table-cell office:value-type="float" office:value="0.557633" calcext:value-type="float">
            <text:p>0.557633</text:p>
          </table:table-cell>
          <table:table-cell office:value-type="float" office:value="0.547276" calcext:value-type="float">
            <text:p>0.547276</text:p>
          </table:table-cell>
          <table:table-cell office:value-type="float" office:value="0.540421" calcext:value-type="float">
            <text:p>0.540421</text:p>
          </table:table-cell>
          <table:table-cell office:value-type="float" office:value="0.519851" calcext:value-type="float">
            <text:p>0.519851</text:p>
          </table:table-cell>
          <table:table-cell office:value-type="float" office:value="0.495478" calcext:value-type="float">
            <text:p>0.495478</text:p>
          </table:table-cell>
          <table:table-cell office:value-type="float" office:value="0.47661" calcext:value-type="float">
            <text:p>0.47661</text:p>
          </table:table-cell>
          <table:table-cell office:value-type="float" office:value="0.469597" calcext:value-type="float">
            <text:p>0.469597</text:p>
          </table:table-cell>
          <table:table-cell office:value-type="float" office:value="0.47661" calcext:value-type="float">
            <text:p>0.47661</text:p>
          </table:table-cell>
          <table:table-cell office:value-type="float" office:value="0.495478" calcext:value-type="float">
            <text:p>0.495478</text:p>
          </table:table-cell>
          <table:table-cell office:value-type="float" office:value="0.519851" calcext:value-type="float">
            <text:p>0.519851</text:p>
          </table:table-cell>
          <table:table-cell office:value-type="float" office:value="0.540421" calcext:value-type="float">
            <text:p>0.540421</text:p>
          </table:table-cell>
          <table:table-cell office:value-type="float" office:value="0.547276" calcext:value-type="float">
            <text:p>0.547276</text:p>
          </table:table-cell>
          <table:table-cell office:value-type="float" office:value="0.536907" calcext:value-type="float">
            <text:p>0.536907</text:p>
          </table:table-cell>
          <table:table-cell office:value-type="float" office:value="0.527553" calcext:value-type="float">
            <text:p>0.527553</text:p>
          </table:table-cell>
          <table:table-cell office:value-type="float" office:value="0.499466" calcext:value-type="float">
            <text:p>0.499466</text:p>
          </table:table-cell>
          <table:table-cell office:value-type="float" office:value="0.466732" calcext:value-type="float">
            <text:p>0.466732</text:p>
          </table:table-cell>
          <table:table-cell office:value-type="float" office:value="0.441797" calcext:value-type="float">
            <text:p>0.441797</text:p>
          </table:table-cell>
          <table:table-cell office:value-type="float" office:value="0.432618" calcext:value-type="float">
            <text:p>0.432618</text:p>
          </table:table-cell>
          <table:table-cell office:value-type="float" office:value="0.441797" calcext:value-type="float">
            <text:p>0.441797</text:p>
          </table:table-cell>
          <table:table-cell office:value-type="float" office:value="0.466732" calcext:value-type="float">
            <text:p>0.466732</text:p>
          </table:table-cell>
          <table:table-cell office:value-type="float" office:value="0.499466" calcext:value-type="float">
            <text:p>0.499466</text:p>
          </table:table-cell>
          <table:table-cell office:value-type="float" office:value="0.527553" calcext:value-type="float">
            <text:p>0.527553</text:p>
          </table:table-cell>
          <table:table-cell office:value-type="float" office:value="0.536907" calcext:value-type="float">
            <text:p>0.536907</text:p>
          </table:table-cell>
          <table:table-cell office:value-type="float" office:value="0.526083" calcext:value-type="float">
            <text:p>0.526083</text:p>
          </table:table-cell>
          <table:table-cell office:value-type="float" office:value="0.514255" calcext:value-type="float">
            <text:p>0.514255</text:p>
          </table:table-cell>
          <table:table-cell office:value-type="float" office:value="0.478955" calcext:value-type="float">
            <text:p>0.478955</text:p>
          </table:table-cell>
          <table:table-cell office:value-type="float" office:value="0.438532" calcext:value-type="float">
            <text:p>0.438532</text:p>
          </table:table-cell>
          <table:table-cell office:value-type="float" office:value="0.408277" calcext:value-type="float">
            <text:p>0.408277</text:p>
          </table:table-cell>
          <table:table-cell office:value-type="float" office:value="0.397252" calcext:value-type="float">
            <text:p>0.397252</text:p>
          </table:table-cell>
          <table:table-cell office:value-type="float" office:value="0.408277" calcext:value-type="float">
            <text:p>0.408277</text:p>
          </table:table-cell>
          <table:table-cell office:value-type="float" office:value="0.438532" calcext:value-type="float">
            <text:p>0.438532</text:p>
          </table:table-cell>
          <table:table-cell office:value-type="float" office:value="0.478955" calcext:value-type="float">
            <text:p>0.478955</text:p>
          </table:table-cell>
          <table:table-cell office:value-type="float" office:value="0.514255" calcext:value-type="float">
            <text:p>0.514255</text:p>
          </table:table-cell>
          <table:table-cell office:value-type="float" office:value="0.526083" calcext:value-type="float">
            <text:p>0.526083</text:p>
          </table:table-cell>
          <table:table-cell office:value-type="float" office:value="0.517107" calcext:value-type="float">
            <text:p>0.517107</text:p>
          </table:table-cell>
          <table:table-cell office:value-type="float" office:value="0.502922" calcext:value-type="float">
            <text:p>0.502922</text:p>
          </table:table-cell>
          <table:table-cell office:value-type="float" office:value="0.461057" calcext:value-type="float">
            <text:p>0.461057</text:p>
          </table:table-cell>
          <table:table-cell office:value-type="float" office:value="0.413895" calcext:value-type="float">
            <text:p>0.413895</text:p>
          </table:table-cell>
          <table:table-cell office:value-type="float" office:value="0.379166" calcext:value-type="float">
            <text:p>0.379166</text:p>
          </table:table-cell>
          <table:table-cell office:value-type="float" office:value="0.36663" calcext:value-type="float">
            <text:p>0.36663</text:p>
          </table:table-cell>
          <table:table-cell office:value-type="float" office:value="0.379166" calcext:value-type="float">
            <text:p>0.379166</text:p>
          </table:table-cell>
          <table:table-cell office:value-type="float" office:value="0.413895" calcext:value-type="float">
            <text:p>0.413895</text:p>
          </table:table-cell>
          <table:table-cell office:value-type="float" office:value="0.461057" calcext:value-type="float">
            <text:p>0.461057</text:p>
          </table:table-cell>
          <table:table-cell office:value-type="float" office:value="0.502922" calcext:value-type="float">
            <text:p>0.502922</text:p>
          </table:table-cell>
          <table:table-cell office:value-type="float" office:value="0.517107" calcext:value-type="float">
            <text:p>0.517107</text:p>
          </table:table-cell>
          <table:table-cell office:value-type="float" office:value="0.510463" calcext:value-type="float">
            <text:p>0.510463</text:p>
          </table:table-cell>
          <table:table-cell office:value-type="float" office:value="0.494499" calcext:value-type="float">
            <text:p>0.494499</text:p>
          </table:table-cell>
          <table:table-cell office:value-type="float" office:value="0.447972" calcext:value-type="float">
            <text:p>0.447972</text:p>
          </table:table-cell>
          <table:table-cell office:value-type="float" office:value="0.396262" calcext:value-type="float">
            <text:p>0.396262</text:p>
          </table:table-cell>
          <table:table-cell office:value-type="float" office:value="0.358693" calcext:value-type="float">
            <text:p>0.358693</text:p>
          </table:table-cell>
          <table:table-cell office:value-type="float" office:value="0.345237" calcext:value-type="float">
            <text:p>0.345237</text:p>
          </table:table-cell>
          <table:table-cell office:value-type="float" office:value="0.358693" calcext:value-type="float">
            <text:p>0.358693</text:p>
          </table:table-cell>
          <table:table-cell office:value-type="float" office:value="0.396262" calcext:value-type="float">
            <text:p>0.396262</text:p>
          </table:table-cell>
          <table:table-cell office:value-type="float" office:value="0.447972" calcext:value-type="float">
            <text:p>0.447972</text:p>
          </table:table-cell>
          <table:table-cell office:value-type="float" office:value="0.494499" calcext:value-type="float">
            <text:p>0.494499</text:p>
          </table:table-cell>
          <table:table-cell office:value-type="float" office:value="0.510463" calcext:value-type="float">
            <text:p>0.510463</text:p>
          </table:table-cell>
          <table:table-cell office:value-type="float" office:value="0.508939" calcext:value-type="float">
            <text:p>0.508939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443394" calcext:value-type="float">
            <text:p>0.443394</text:p>
          </table:table-cell>
          <table:table-cell office:value-type="float" office:value="0.389544" calcext:value-type="float">
            <text:p>0.389544</text:p>
          </table:table-cell>
          <table:table-cell office:value-type="float" office:value="0.350605" calcext:value-type="float">
            <text:p>0.350605</text:p>
          </table:table-cell>
          <table:table-cell office:value-type="float" office:value="0.336699" calcext:value-type="float">
            <text:p>0.336699</text:p>
          </table:table-cell>
          <table:table-cell office:value-type="float" office:value="0.350605" calcext:value-type="float">
            <text:p>0.350605</text:p>
          </table:table-cell>
          <table:table-cell office:value-type="float" office:value="0.389544" calcext:value-type="float">
            <text:p>0.389544</text:p>
          </table:table-cell>
          <table:table-cell office:value-type="float" office:value="0.443394" calcext:value-type="float">
            <text:p>0.443394</text:p>
          </table:table-cell>
          <table:table-cell office:value-type="float" office:value="0.4921" calcext:value-type="float">
            <text:p>0.4921</text:p>
          </table:table-cell>
          <table:table-cell office:value-type="float" office:value="0.508939" calcext:value-type="float">
            <text:p>0.508939</text:p>
          </table:table-cell>
        </table:table-row>
        <table:table-row table:style-name="ro1">
          <table:table-cell office:value-type="float" office:value="0.667413" calcext:value-type="float">
            <text:p>0.667413</text:p>
          </table:table-cell>
          <table:table-cell office:value-type="float" office:value="0.590663" calcext:value-type="float">
            <text:p>0.590663</text:p>
          </table:table-cell>
          <table:table-cell office:value-type="float" office:value="0.589618" calcext:value-type="float">
            <text:p>0.589618</text:p>
          </table:table-cell>
          <table:table-cell office:value-type="float" office:value="0.586881" calcext:value-type="float">
            <text:p>0.586881</text:p>
          </table:table-cell>
          <table:table-cell office:value-type="float" office:value="0.583443" calcext:value-type="float">
            <text:p>0.583443</text:p>
          </table:table-cell>
          <table:table-cell office:value-type="float" office:value="0.580672" calcext:value-type="float">
            <text:p>0.580672</text:p>
          </table:table-cell>
          <table:table-cell office:value-type="float" office:value="0.579605" calcext:value-type="float">
            <text:p>0.579605</text:p>
          </table:table-cell>
          <table:table-cell office:value-type="float" office:value="0.580672" calcext:value-type="float">
            <text:p>0.580672</text:p>
          </table:table-cell>
          <table:table-cell office:value-type="float" office:value="0.583443" calcext:value-type="float">
            <text:p>0.583443</text:p>
          </table:table-cell>
          <table:table-cell office:value-type="float" office:value="0.586881" calcext:value-type="float">
            <text:p>0.586881</text:p>
          </table:table-cell>
          <table:table-cell office:value-type="float" office:value="0.589618" calcext:value-type="float">
            <text:p>0.589618</text:p>
          </table:table-cell>
          <table:table-cell office:value-type="float" office:value="0.590663" calcext:value-type="float">
            <text:p>0.590663</text:p>
          </table:table-cell>
          <table:table-cell office:value-type="float" office:value="0.582048" calcext:value-type="float">
            <text:p>0.582048</text:p>
          </table:table-cell>
          <table:table-cell office:value-type="float" office:value="0.58165" calcext:value-type="float">
            <text:p>0.58165</text:p>
          </table:table-cell>
          <table:table-cell office:value-type="float" office:value="0.580743" calcext:value-type="float">
            <text:p>0.580743</text:p>
          </table:table-cell>
          <table:table-cell office:value-type="float" office:value="0.579589" calcext:value-type="float">
            <text:p>0.579589</text:p>
          </table:table-cell>
          <table:table-cell office:value-type="float" office:value="0.578686" calcext:value-type="float">
            <text:p>0.578686</text:p>
          </table:table-cell>
          <table:table-cell office:value-type="float" office:value="0.57832" calcext:value-type="float">
            <text:p>0.57832</text:p>
          </table:table-cell>
          <table:table-cell office:value-type="float" office:value="0.578686" calcext:value-type="float">
            <text:p>0.578686</text:p>
          </table:table-cell>
          <table:table-cell office:value-type="float" office:value="0.579589" calcext:value-type="float">
            <text:p>0.579589</text:p>
          </table:table-cell>
          <table:table-cell office:value-type="float" office:value="0.580743" calcext:value-type="float">
            <text:p>0.580743</text:p>
          </table:table-cell>
          <table:table-cell office:value-type="float" office:value="0.58165" calcext:value-type="float">
            <text:p>0.58165</text:p>
          </table:table-cell>
          <table:table-cell office:value-type="float" office:value="0.582048" calcext:value-type="float">
            <text:p>0.582048</text:p>
          </table:table-cell>
          <table:table-cell office:value-type="float" office:value="0.578703" calcext:value-type="float">
            <text:p>0.578703</text:p>
          </table:table-cell>
          <table:table-cell office:value-type="float" office:value="0.577308" calcext:value-type="float">
            <text:p>0.577308</text:p>
          </table:table-cell>
          <table:table-cell office:value-type="float" office:value="0.573444" calcext:value-type="float">
            <text:p>0.573444</text:p>
          </table:table-cell>
          <table:table-cell office:value-type="float" office:value="0.56866" calcext:value-type="float">
            <text:p>0.56866</text:p>
          </table:table-cell>
          <table:table-cell office:value-type="float" office:value="0.564834" calcext:value-type="float">
            <text:p>0.564834</text:p>
          </table:table-cell>
          <table:table-cell office:value-type="float" office:value="0.563369" calcext:value-type="float">
            <text:p>0.563369</text:p>
          </table:table-cell>
          <table:table-cell office:value-type="float" office:value="0.564834" calcext:value-type="float">
            <text:p>0.564834</text:p>
          </table:table-cell>
          <table:table-cell office:value-type="float" office:value="0.56866" calcext:value-type="float">
            <text:p>0.56866</text:p>
          </table:table-cell>
          <table:table-cell office:value-type="float" office:value="0.573444" calcext:value-type="float">
            <text:p>0.573444</text:p>
          </table:table-cell>
          <table:table-cell office:value-type="float" office:value="0.577308" calcext:value-type="float">
            <text:p>0.577308</text:p>
          </table:table-cell>
          <table:table-cell office:value-type="float" office:value="0.578703" calcext:value-type="float">
            <text:p>0.578703</text:p>
          </table:table-cell>
          <table:table-cell office:value-type="float" office:value="0.571522" calcext:value-type="float">
            <text:p>0.571522</text:p>
          </table:table-cell>
          <table:table-cell office:value-type="float" office:value="0.568786" calcext:value-type="float">
            <text:p>0.568786</text:p>
          </table:table-cell>
          <table:table-cell office:value-type="float" office:value="0.56083" calcext:value-type="float">
            <text:p>0.56083</text:p>
          </table:table-cell>
          <table:table-cell office:value-type="float" office:value="0.551122" calcext:value-type="float">
            <text:p>0.551122</text:p>
          </table:table-cell>
          <table:table-cell office:value-type="float" office:value="0.54341" calcext:value-type="float">
            <text:p>0.54341</text:p>
          </table:table-cell>
          <table:table-cell office:value-type="float" office:value="0.540492" calcext:value-type="float">
            <text:p>0.540492</text:p>
          </table:table-cell>
          <table:table-cell office:value-type="float" office:value="0.54341" calcext:value-type="float">
            <text:p>0.54341</text:p>
          </table:table-cell>
          <table:table-cell office:value-type="float" office:value="0.551122" calcext:value-type="float">
            <text:p>0.551122</text:p>
          </table:table-cell>
          <table:table-cell office:value-type="float" office:value="0.56083" calcext:value-type="float">
            <text:p>0.56083</text:p>
          </table:table-cell>
          <table:table-cell office:value-type="float" office:value="0.568786" calcext:value-type="float">
            <text:p>0.568786</text:p>
          </table:table-cell>
          <table:table-cell office:value-type="float" office:value="0.571522" calcext:value-type="float">
            <text:p>0.571522</text:p>
          </table:table-cell>
          <table:table-cell office:value-type="float" office:value="0.563744" calcext:value-type="float">
            <text:p>0.563744</text:p>
          </table:table-cell>
          <table:table-cell office:value-type="float" office:value="0.559023" calcext:value-type="float">
            <text:p>0.559023</text:p>
          </table:table-cell>
          <table:table-cell office:value-type="float" office:value="0.544994" calcext:value-type="float">
            <text:p>0.544994</text:p>
          </table:table-cell>
          <table:table-cell office:value-type="float" office:value="0.528104" calcext:value-type="float">
            <text:p>0.528104</text:p>
          </table:table-cell>
          <table:table-cell office:value-type="float" office:value="0.514827" calcext:value-type="float">
            <text:p>0.514827</text:p>
          </table:table-cell>
          <table:table-cell office:value-type="float" office:value="0.509849" calcext:value-type="float">
            <text:p>0.509849</text:p>
          </table:table-cell>
          <table:table-cell office:value-type="float" office:value="0.514827" calcext:value-type="float">
            <text:p>0.514827</text:p>
          </table:table-cell>
          <table:table-cell office:value-type="float" office:value="0.528104" calcext:value-type="float">
            <text:p>0.528104</text:p>
          </table:table-cell>
          <table:table-cell office:value-type="float" office:value="0.544994" calcext:value-type="float">
            <text:p>0.544994</text:p>
          </table:table-cell>
          <table:table-cell office:value-type="float" office:value="0.559023" calcext:value-type="float">
            <text:p>0.559023</text:p>
          </table:table-cell>
          <table:table-cell office:value-type="float" office:value="0.563744" calcext:value-type="float">
            <text:p>0.563744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546425" calcext:value-type="float">
            <text:p>0.546425</text:p>
          </table:table-cell>
          <table:table-cell office:value-type="float" office:value="0.525684" calcext:value-type="float">
            <text:p>0.525684</text:p>
          </table:table-cell>
          <table:table-cell office:value-type="float" office:value="0.501106" calcext:value-type="float">
            <text:p>0.501106</text:p>
          </table:table-cell>
          <table:table-cell office:value-type="float" office:value="0.482074" calcext:value-type="float">
            <text:p>0.482074</text:p>
          </table:table-cell>
          <table:table-cell office:value-type="float" office:value="0.475001" calcext:value-type="float">
            <text:p>0.475001</text:p>
          </table:table-cell>
          <table:table-cell office:value-type="float" office:value="0.482074" calcext:value-type="float">
            <text:p>0.482074</text:p>
          </table:table-cell>
          <table:table-cell office:value-type="float" office:value="0.501106" calcext:value-type="float">
            <text:p>0.501106</text:p>
          </table:table-cell>
          <table:table-cell office:value-type="float" office:value="0.525684" calcext:value-type="float">
            <text:p>0.525684</text:p>
          </table:table-cell>
          <table:table-cell office:value-type="float" office:value="0.546425" calcext:value-type="float">
            <text:p>0.546425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542929" calcext:value-type="float">
            <text:p>0.542929</text:p>
          </table:table-cell>
          <table:table-cell office:value-type="float" office:value="0.533505" calcext:value-type="float">
            <text:p>0.533505</text:p>
          </table:table-cell>
          <table:table-cell office:value-type="float" office:value="0.505188" calcext:value-type="float">
            <text:p>0.505188</text:p>
          </table:table-cell>
          <table:table-cell office:value-type="float" office:value="0.47218" calcext:value-type="float">
            <text:p>0.47218</text:p>
          </table:table-cell>
          <table:table-cell office:value-type="float" office:value="0.447028" calcext:value-type="float">
            <text:p>0.447028</text:p>
          </table:table-cell>
          <table:table-cell office:value-type="float" office:value="0.437769" calcext:value-type="float">
            <text:p>0.437769</text:p>
          </table:table-cell>
          <table:table-cell office:value-type="float" office:value="0.447028" calcext:value-type="float">
            <text:p>0.447028</text:p>
          </table:table-cell>
          <table:table-cell office:value-type="float" office:value="0.47218" calcext:value-type="float">
            <text:p>0.47218</text:p>
          </table:table-cell>
          <table:table-cell office:value-type="float" office:value="0.505188" calcext:value-type="float">
            <text:p>0.505188</text:p>
          </table:table-cell>
          <table:table-cell office:value-type="float" office:value="0.533505" calcext:value-type="float">
            <text:p>0.533505</text:p>
          </table:table-cell>
          <table:table-cell office:value-type="float" office:value="0.542929" calcext:value-type="float">
            <text:p>0.542929</text:p>
          </table:table-cell>
          <table:table-cell office:value-type="float" office:value="0.53207" calcext:value-type="float">
            <text:p>0.53207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0.484576" calcext:value-type="float">
            <text:p>0.484576</text:p>
          </table:table-cell>
          <table:table-cell office:value-type="float" office:value="0.443821" calcext:value-type="float">
            <text:p>0.443821</text:p>
          </table:table-cell>
          <table:table-cell office:value-type="float" office:value="0.413306" calcext:value-type="float">
            <text:p>0.413306</text:p>
          </table:table-cell>
          <table:table-cell office:value-type="float" office:value="0.402184" calcext:value-type="float">
            <text:p>0.402184</text:p>
          </table:table-cell>
          <table:table-cell office:value-type="float" office:value="0.413306" calcext:value-type="float">
            <text:p>0.413306</text:p>
          </table:table-cell>
          <table:table-cell office:value-type="float" office:value="0.443821" calcext:value-type="float">
            <text:p>0.443821</text:p>
          </table:table-cell>
          <table:table-cell office:value-type="float" office:value="0.484576" calcext:value-type="float">
            <text:p>0.484576</text:p>
          </table:table-cell>
          <table:table-cell office:value-type="float" office:value="0.520157" calcext:value-type="float">
            <text:p>0.520157</text:p>
          </table:table-cell>
          <table:table-cell office:value-type="float" office:value="0.53207" calcext:value-type="float">
            <text:p>0.53207</text:p>
          </table:table-cell>
          <table:table-cell office:value-type="float" office:value="0.523082" calcext:value-type="float">
            <text:p>0.523082</text:p>
          </table:table-cell>
          <table:table-cell office:value-type="float" office:value="0.508798" calcext:value-type="float">
            <text:p>0.508798</text:p>
          </table:table-cell>
          <table:table-cell office:value-type="float" office:value="0.466608" calcext:value-type="float">
            <text:p>0.466608</text:p>
          </table:table-cell>
          <table:table-cell office:value-type="float" office:value="0.419062" calcext:value-type="float">
            <text:p>0.419062</text:p>
          </table:table-cell>
          <table:table-cell office:value-type="float" office:value="0.384036" calcext:value-type="float">
            <text:p>0.384036</text:p>
          </table:table-cell>
          <table:table-cell office:value-type="float" office:value="0.371389" calcext:value-type="float">
            <text:p>0.371389</text:p>
          </table:table-cell>
          <table:table-cell office:value-type="float" office:value="0.384036" calcext:value-type="float">
            <text:p>0.384036</text:p>
          </table:table-cell>
          <table:table-cell office:value-type="float" office:value="0.419062" calcext:value-type="float">
            <text:p>0.419062</text:p>
          </table:table-cell>
          <table:table-cell office:value-type="float" office:value="0.466608" calcext:value-type="float">
            <text:p>0.466608</text:p>
          </table:table-cell>
          <table:table-cell office:value-type="float" office:value="0.508798" calcext:value-type="float">
            <text:p>0.508798</text:p>
          </table:table-cell>
          <table:table-cell office:value-type="float" office:value="0.523082" calcext:value-type="float">
            <text:p>0.523082</text:p>
          </table:table-cell>
          <table:table-cell office:value-type="float" office:value="0.51643" calcext:value-type="float">
            <text:p>0.51643</text:p>
          </table:table-cell>
          <table:table-cell office:value-type="float" office:value="0.500359" calcext:value-type="float">
            <text:p>0.500359</text:p>
          </table:table-cell>
          <table:table-cell office:value-type="float" office:value="0.453479" calcext:value-type="float">
            <text:p>0.453479</text:p>
          </table:table-cell>
          <table:table-cell office:value-type="float" office:value="0.401356" calcext:value-type="float">
            <text:p>0.401356</text:p>
          </table:table-cell>
          <table:table-cell office:value-type="float" office:value="0.363466" calcext:value-type="float">
            <text:p>0.363466</text:p>
          </table:table-cell>
          <table:table-cell office:value-type="float" office:value="0.349892" calcext:value-type="float">
            <text:p>0.349892</text:p>
          </table:table-cell>
          <table:table-cell office:value-type="float" office:value="0.363466" calcext:value-type="float">
            <text:p>0.363466</text:p>
          </table:table-cell>
          <table:table-cell office:value-type="float" office:value="0.401356" calcext:value-type="float">
            <text:p>0.401356</text:p>
          </table:table-cell>
          <table:table-cell office:value-type="float" office:value="0.453479" calcext:value-type="float">
            <text:p>0.453479</text:p>
          </table:table-cell>
          <table:table-cell office:value-type="float" office:value="0.500359" calcext:value-type="float">
            <text:p>0.500359</text:p>
          </table:table-cell>
          <table:table-cell office:value-type="float" office:value="0.51643" calcext:value-type="float">
            <text:p>0.51643</text:p>
          </table:table-cell>
          <table:table-cell office:value-type="float" office:value="0.514928" calcext:value-type="float">
            <text:p>0.514928</text:p>
          </table:table-cell>
          <table:table-cell office:value-type="float" office:value="0.497977" calcext:value-type="float">
            <text:p>0.497977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394613" calcext:value-type="float">
            <text:p>0.394613</text:p>
          </table:table-cell>
          <table:table-cell office:value-type="float" office:value="0.355338" calcext:value-type="float">
            <text:p>0.355338</text:p>
          </table:table-cell>
          <table:table-cell office:value-type="float" office:value="0.341308" calcext:value-type="float">
            <text:p>0.341308</text:p>
          </table:table-cell>
          <table:table-cell office:value-type="float" office:value="0.355338" calcext:value-type="float">
            <text:p>0.355338</text:p>
          </table:table-cell>
          <table:table-cell office:value-type="float" office:value="0.394613" calcext:value-type="float">
            <text:p>0.394613</text:p>
          </table:table-cell>
          <table:table-cell office:value-type="float" office:value="0.4489" calcext:value-type="float">
            <text:p>0.4489</text:p>
          </table:table-cell>
          <table:table-cell office:value-type="float" office:value="0.497977" calcext:value-type="float">
            <text:p>0.497977</text:p>
          </table:table-cell>
          <table:table-cell office:value-type="float" office:value="0.514928" calcext:value-type="float">
            <text:p>0.514928</text:p>
          </table:table-cell>
        </table:table-row>
        <table:table-row table:style-name="ro1">
          <table:table-cell office:value-type="float" office:value="0.676663" calcext:value-type="float">
            <text:p>0.676663</text:p>
          </table:table-cell>
          <table:table-cell office:value-type="float" office:value="0.597896" calcext:value-type="float">
            <text:p>0.597896</text:p>
          </table:table-cell>
          <table:table-cell office:value-type="float" office:value="0.596838" calcext:value-type="float">
            <text:p>0.596838</text:p>
          </table:table-cell>
          <table:table-cell office:value-type="float" office:value="0.594066" calcext:value-type="float">
            <text:p>0.594066</text:p>
          </table:table-cell>
          <table:table-cell office:value-type="float" office:value="0.590585" calcext:value-type="float">
            <text:p>0.590585</text:p>
          </table:table-cell>
          <table:table-cell office:value-type="float" office:value="0.587779" calcext:value-type="float">
            <text:p>0.587779</text:p>
          </table:table-cell>
          <table:table-cell office:value-type="float" office:value="0.586698" calcext:value-type="float">
            <text:p>0.586698</text:p>
          </table:table-cell>
          <table:table-cell office:value-type="float" office:value="0.587779" calcext:value-type="float">
            <text:p>0.587779</text:p>
          </table:table-cell>
          <table:table-cell office:value-type="float" office:value="0.590585" calcext:value-type="float">
            <text:p>0.590585</text:p>
          </table:table-cell>
          <table:table-cell office:value-type="float" office:value="0.594066" calcext:value-type="float">
            <text:p>0.594066</text:p>
          </table:table-cell>
          <table:table-cell office:value-type="float" office:value="0.596838" calcext:value-type="float">
            <text:p>0.596838</text:p>
          </table:table-cell>
          <table:table-cell office:value-type="float" office:value="0.597896" calcext:value-type="float">
            <text:p>0.597896</text:p>
          </table:table-cell>
          <table:table-cell office:value-type="float" office:value="0.589177" calcext:value-type="float">
            <text:p>0.589177</text:p>
          </table:table-cell>
          <table:table-cell office:value-type="float" office:value="0.588777" calcext:value-type="float">
            <text:p>0.588777</text:p>
          </table:table-cell>
          <table:table-cell office:value-type="float" office:value="0.587862" calcext:value-type="float">
            <text:p>0.587862</text:p>
          </table:table-cell>
          <table:table-cell office:value-type="float" office:value="0.586696" calcext:value-type="float">
            <text:p>0.586696</text:p>
          </table:table-cell>
          <table:table-cell office:value-type="float" office:value="0.585784" calcext:value-type="float">
            <text:p>0.585784</text:p>
          </table:table-cell>
          <table:table-cell office:value-type="float" office:value="0.585415" calcext:value-type="float">
            <text:p>0.585415</text:p>
          </table:table-cell>
          <table:table-cell office:value-type="float" office:value="0.585784" calcext:value-type="float">
            <text:p>0.585784</text:p>
          </table:table-cell>
          <table:table-cell office:value-type="float" office:value="0.586696" calcext:value-type="float">
            <text:p>0.586696</text:p>
          </table:table-cell>
          <table:table-cell office:value-type="float" office:value="0.587862" calcext:value-type="float">
            <text:p>0.587862</text:p>
          </table:table-cell>
          <table:table-cell office:value-type="float" office:value="0.588777" calcext:value-type="float">
            <text:p>0.588777</text:p>
          </table:table-cell>
          <table:table-cell office:value-type="float" office:value="0.589177" calcext:value-type="float">
            <text:p>0.589177</text:p>
          </table:table-cell>
          <table:table-cell office:value-type="float" office:value="0.585813" calcext:value-type="float">
            <text:p>0.585813</text:p>
          </table:table-cell>
          <table:table-cell office:value-type="float" office:value="0.584406" calcext:value-type="float">
            <text:p>0.584406</text:p>
          </table:table-cell>
          <table:table-cell office:value-type="float" office:value="0.580503" calcext:value-type="float">
            <text:p>0.580503</text:p>
          </table:table-cell>
          <table:table-cell office:value-type="float" office:value="0.575671" calcext:value-type="float">
            <text:p>0.575671</text:p>
          </table:table-cell>
          <table:table-cell office:value-type="float" office:value="0.571806" calcext:value-type="float">
            <text:p>0.571806</text:p>
          </table:table-cell>
          <table:table-cell office:value-type="float" office:value="0.570327" calcext:value-type="float">
            <text:p>0.570327</text:p>
          </table:table-cell>
          <table:table-cell office:value-type="float" office:value="0.571806" calcext:value-type="float">
            <text:p>0.571806</text:p>
          </table:table-cell>
          <table:table-cell office:value-type="float" office:value="0.575671" calcext:value-type="float">
            <text:p>0.575671</text:p>
          </table:table-cell>
          <table:table-cell office:value-type="float" office:value="0.580503" calcext:value-type="float">
            <text:p>0.580503</text:p>
          </table:table-cell>
          <table:table-cell office:value-type="float" office:value="0.584406" calcext:value-type="float">
            <text:p>0.584406</text:p>
          </table:table-cell>
          <table:table-cell office:value-type="float" office:value="0.585813" calcext:value-type="float">
            <text:p>0.585813</text:p>
          </table:table-cell>
          <table:table-cell office:value-type="float" office:value="0.578578" calcext:value-type="float">
            <text:p>0.578578</text:p>
          </table:table-cell>
          <table:table-cell office:value-type="float" office:value="0.575817" calcext:value-type="float">
            <text:p>0.575817</text:p>
          </table:table-cell>
          <table:table-cell office:value-type="float" office:value="0.567785" calcext:value-type="float">
            <text:p>0.567785</text:p>
          </table:table-cell>
          <table:table-cell office:value-type="float" office:value="0.557984" calcext:value-type="float">
            <text:p>0.557984</text:p>
          </table:table-cell>
          <table:table-cell office:value-type="float" office:value="0.550196" calcext:value-type="float">
            <text:p>0.550196</text:p>
          </table:table-cell>
          <table:table-cell office:value-type="float" office:value="0.547249" calcext:value-type="float">
            <text:p>0.547249</text:p>
          </table:table-cell>
          <table:table-cell office:value-type="float" office:value="0.550196" calcext:value-type="float">
            <text:p>0.550196</text:p>
          </table:table-cell>
          <table:table-cell office:value-type="float" office:value="0.557984" calcext:value-type="float">
            <text:p>0.557984</text:p>
          </table:table-cell>
          <table:table-cell office:value-type="float" office:value="0.567785" calcext:value-type="float">
            <text:p>0.567785</text:p>
          </table:table-cell>
          <table:table-cell office:value-type="float" office:value="0.575817" calcext:value-type="float">
            <text:p>0.575817</text:p>
          </table:table-cell>
          <table:table-cell office:value-type="float" office:value="0.578578" calcext:value-type="float">
            <text:p>0.578578</text:p>
          </table:table-cell>
          <table:table-cell office:value-type="float" office:value="0.57076" calcext:value-type="float">
            <text:p>0.57076</text:p>
          </table:table-cell>
          <table:table-cell office:value-type="float" office:value="0.565996" calcext:value-type="float">
            <text:p>0.565996</text:p>
          </table:table-cell>
          <table:table-cell office:value-type="float" office:value="0.551832" calcext:value-type="float">
            <text:p>0.551832</text:p>
          </table:table-cell>
          <table:table-cell office:value-type="float" office:value="0.534777" calcext:value-type="float">
            <text:p>0.534777</text:p>
          </table:table-cell>
          <table:table-cell office:value-type="float" office:value="0.521369" calcext:value-type="float">
            <text:p>0.521369</text:p>
          </table:table-cell>
          <table:table-cell office:value-type="float" office:value="0.516341" calcext:value-type="float">
            <text:p>0.516341</text:p>
          </table:table-cell>
          <table:table-cell office:value-type="float" office:value="0.521369" calcext:value-type="float">
            <text:p>0.521369</text:p>
          </table:table-cell>
          <table:table-cell office:value-type="float" office:value="0.534777" calcext:value-type="float">
            <text:p>0.534777</text:p>
          </table:table-cell>
          <table:table-cell office:value-type="float" office:value="0.551832" calcext:value-type="float">
            <text:p>0.551832</text:p>
          </table:table-cell>
          <table:table-cell office:value-type="float" office:value="0.565996" calcext:value-type="float">
            <text:p>0.565996</text:p>
          </table:table-cell>
          <table:table-cell office:value-type="float" office:value="0.57076" calcext:value-type="float">
            <text:p>0.57076</text:p>
          </table:table-cell>
          <table:table-cell office:value-type="float" office:value="0.560289" calcext:value-type="float">
            <text:p>0.560289</text:p>
          </table:table-cell>
          <table:table-cell office:value-type="float" office:value="0.553321" calcext:value-type="float">
            <text:p>0.553321</text:p>
          </table:table-cell>
          <table:table-cell office:value-type="float" office:value="0.532385" calcext:value-type="float">
            <text:p>0.532385</text:p>
          </table:table-cell>
          <table:table-cell office:value-type="float" office:value="0.507572" calcext:value-type="float">
            <text:p>0.507572</text:p>
          </table:table-cell>
          <table:table-cell office:value-type="float" office:value="0.488354" calcext:value-type="float">
            <text:p>0.488354</text:p>
          </table:table-cell>
          <table:table-cell office:value-type="float" office:value="0.481211" calcext:value-type="float">
            <text:p>0.481211</text:p>
          </table:table-cell>
          <table:table-cell office:value-type="float" office:value="0.488354" calcext:value-type="float">
            <text:p>0.488354</text:p>
          </table:table-cell>
          <table:table-cell office:value-type="float" office:value="0.507572" calcext:value-type="float">
            <text:p>0.507572</text:p>
          </table:table-cell>
          <table:table-cell office:value-type="float" office:value="0.532385" calcext:value-type="float">
            <text:p>0.532385</text:p>
          </table:table-cell>
          <table:table-cell office:value-type="float" office:value="0.553321" calcext:value-type="float">
            <text:p>0.553321</text:p>
          </table:table-cell>
          <table:table-cell office:value-type="float" office:value="0.560289" calcext:value-type="float">
            <text:p>0.560289</text:p>
          </table:table-cell>
          <table:table-cell office:value-type="float" office:value="0.549847" calcext:value-type="float">
            <text:p>0.549847</text:p>
          </table:table-cell>
          <table:table-cell office:value-type="float" office:value="0.540343" calcext:value-type="float">
            <text:p>0.540343</text:p>
          </table:table-cell>
          <table:table-cell office:value-type="float" office:value="0.511764" calcext:value-type="float">
            <text:p>0.511764</text:p>
          </table:table-cell>
          <table:table-cell office:value-type="float" office:value="0.478442" calcext:value-type="float">
            <text:p>0.478442</text:p>
          </table:table-cell>
          <table:table-cell office:value-type="float" office:value="0.453044" calcext:value-type="float">
            <text:p>0.453044</text:p>
          </table:table-cell>
          <table:table-cell office:value-type="float" office:value="0.443693" calcext:value-type="float">
            <text:p>0.443693</text:p>
          </table:table-cell>
          <table:table-cell office:value-type="float" office:value="0.453044" calcext:value-type="float">
            <text:p>0.453044</text:p>
          </table:table-cell>
          <table:table-cell office:value-type="float" office:value="0.478442" calcext:value-type="float">
            <text:p>0.478442</text:p>
          </table:table-cell>
          <table:table-cell office:value-type="float" office:value="0.511764" calcext:value-type="float">
            <text:p>0.511764</text:p>
          </table:table-cell>
          <table:table-cell office:value-type="float" office:value="0.540343" calcext:value-type="float">
            <text:p>0.540343</text:p>
          </table:table-cell>
          <table:table-cell office:value-type="float" office:value="0.549847" calcext:value-type="float">
            <text:p>0.549847</text:p>
          </table:table-cell>
          <table:table-cell office:value-type="float" office:value="0.538948" calcext:value-type="float">
            <text:p>0.538948</text:p>
          </table:table-cell>
          <table:table-cell office:value-type="float" office:value="0.526939" calcext:value-type="float">
            <text:p>0.526939</text:p>
          </table:table-cell>
          <table:table-cell office:value-type="float" office:value="0.491037" calcext:value-type="float">
            <text:p>0.491037</text:p>
          </table:table-cell>
          <table:table-cell office:value-type="float" office:value="0.449904" calcext:value-type="float">
            <text:p>0.449904</text:p>
          </table:table-cell>
          <table:table-cell office:value-type="float" office:value="0.419093" calcext:value-type="float">
            <text:p>0.419093</text:p>
          </table:table-cell>
          <table:table-cell office:value-type="float" office:value="0.407862" calcext:value-type="float">
            <text:p>0.407862</text:p>
          </table:table-cell>
          <table:table-cell office:value-type="float" office:value="0.419093" calcext:value-type="float">
            <text:p>0.419093</text:p>
          </table:table-cell>
          <table:table-cell office:value-type="float" office:value="0.449904" calcext:value-type="float">
            <text:p>0.449904</text:p>
          </table:table-cell>
          <table:table-cell office:value-type="float" office:value="0.491037" calcext:value-type="float">
            <text:p>0.491037</text:p>
          </table:table-cell>
          <table:table-cell office:value-type="float" office:value="0.526939" calcext:value-type="float">
            <text:p>0.526939</text:p>
          </table:table-cell>
          <table:table-cell office:value-type="float" office:value="0.538948" calcext:value-type="float">
            <text:p>0.538948</text:p>
          </table:table-cell>
          <table:table-cell office:value-type="float" office:value="0.529948" calcext:value-type="float">
            <text:p>0.529948</text:p>
          </table:table-cell>
          <table:table-cell office:value-type="float" office:value="0.515552" calcext:value-type="float">
            <text:p>0.515552</text:p>
          </table:table-cell>
          <table:table-cell office:value-type="float" office:value="0.472991" calcext:value-type="float">
            <text:p>0.472991</text:p>
          </table:table-cell>
          <table:table-cell office:value-type="float" office:value="0.425009" calcext:value-type="float">
            <text:p>0.425009</text:p>
          </table:table-cell>
          <table:table-cell office:value-type="float" office:value="0.389642" calcext:value-type="float">
            <text:p>0.389642</text:p>
          </table:table-cell>
          <table:table-cell office:value-type="float" office:value="0.37687" calcext:value-type="float">
            <text:p>0.37687</text:p>
          </table:table-cell>
          <table:table-cell office:value-type="float" office:value="0.389642" calcext:value-type="float">
            <text:p>0.389642</text:p>
          </table:table-cell>
          <table:table-cell office:value-type="float" office:value="0.425009" calcext:value-type="float">
            <text:p>0.425009</text:p>
          </table:table-cell>
          <table:table-cell office:value-type="float" office:value="0.472991" calcext:value-type="float">
            <text:p>0.472991</text:p>
          </table:table-cell>
          <table:table-cell office:value-type="float" office:value="0.515552" calcext:value-type="float">
            <text:p>0.515552</text:p>
          </table:table-cell>
          <table:table-cell office:value-type="float" office:value="0.529948" calcext:value-type="float">
            <text:p>0.529948</text:p>
          </table:table-cell>
          <table:table-cell office:value-type="float" office:value="0.523287" calcext:value-type="float">
            <text:p>0.523287</text:p>
          </table:table-cell>
          <table:table-cell office:value-type="float" office:value="0.507095" calcext:value-type="float">
            <text:p>0.507095</text:p>
          </table:table-cell>
          <table:table-cell office:value-type="float" office:value="0.459813" calcext:value-type="float">
            <text:p>0.459813</text:p>
          </table:table-cell>
          <table:table-cell office:value-type="float" office:value="0.407218" calcext:value-type="float">
            <text:p>0.407218</text:p>
          </table:table-cell>
          <table:table-cell office:value-type="float" office:value="0.368964" calcext:value-type="float">
            <text:p>0.368964</text:p>
          </table:table-cell>
          <table:table-cell office:value-type="float" office:value="0.355256" calcext:value-type="float">
            <text:p>0.355256</text:p>
          </table:table-cell>
          <table:table-cell office:value-type="float" office:value="0.368964" calcext:value-type="float">
            <text:p>0.368964</text:p>
          </table:table-cell>
          <table:table-cell office:value-type="float" office:value="0.407218" calcext:value-type="float">
            <text:p>0.407218</text:p>
          </table:table-cell>
          <table:table-cell office:value-type="float" office:value="0.459813" calcext:value-type="float">
            <text:p>0.459813</text:p>
          </table:table-cell>
          <table:table-cell office:value-type="float" office:value="0.507095" calcext:value-type="float">
            <text:p>0.507095</text:p>
          </table:table-cell>
          <table:table-cell office:value-type="float" office:value="0.523287" calcext:value-type="float">
            <text:p>0.523287</text:p>
          </table:table-cell>
          <table:table-cell office:value-type="float" office:value="0.521811" calcext:value-type="float">
            <text:p>0.521811</text:p>
          </table:table-cell>
          <table:table-cell office:value-type="float" office:value="0.504732" calcext:value-type="float">
            <text:p>0.504732</text:p>
          </table:table-cell>
          <table:table-cell office:value-type="float" office:value="0.455233" calcext:value-type="float">
            <text:p>0.455233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360791" calcext:value-type="float">
            <text:p>0.360791</text:p>
          </table:table-cell>
          <table:table-cell office:value-type="float" office:value="0.346618" calcext:value-type="float">
            <text:p>0.346618</text:p>
          </table:table-cell>
          <table:table-cell office:value-type="float" office:value="0.360791" calcext:value-type="float">
            <text:p>0.360791</text:p>
          </table:table-cell>
          <table:table-cell office:value-type="float" office:value="0.40045" calcext:value-type="float">
            <text:p>0.40045</text:p>
          </table:table-cell>
          <table:table-cell office:value-type="float" office:value="0.455233" calcext:value-type="float">
            <text:p>0.455233</text:p>
          </table:table-cell>
          <table:table-cell office:value-type="float" office:value="0.504732" calcext:value-type="float">
            <text:p>0.504732</text:p>
          </table:table-cell>
          <table:table-cell office:value-type="float" office:value="0.521811" calcext:value-type="float">
            <text:p>0.521811</text:p>
          </table:table-cell>
        </table:table-row>
        <table:table-row table:style-name="ro1">
          <table:table-cell office:value-type="float" office:value="0.685913" calcext:value-type="float">
            <text:p>0.685913</text:p>
          </table:table-cell>
          <table:table-cell office:value-type="float" office:value="0.605109" calcext:value-type="float">
            <text:p>0.605109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601233" calcext:value-type="float">
            <text:p>0.601233</text:p>
          </table:table-cell>
          <table:table-cell office:value-type="float" office:value="0.597709" calcext:value-type="float">
            <text:p>0.597709</text:p>
          </table:table-cell>
          <table:table-cell office:value-type="float" office:value="0.594867" calcext:value-type="float">
            <text:p>0.594867</text:p>
          </table:table-cell>
          <table:table-cell office:value-type="float" office:value="0.593773" calcext:value-type="float">
            <text:p>0.593773</text:p>
          </table:table-cell>
          <table:table-cell office:value-type="float" office:value="0.594867" calcext:value-type="float">
            <text:p>0.594867</text:p>
          </table:table-cell>
          <table:table-cell office:value-type="float" office:value="0.597709" calcext:value-type="float">
            <text:p>0.597709</text:p>
          </table:table-cell>
          <table:table-cell office:value-type="float" office:value="0.601233" calcext:value-type="float">
            <text:p>0.601233</text:p>
          </table:table-cell>
          <table:table-cell office:value-type="float" office:value="0.60404" calcext:value-type="float">
            <text:p>0.60404</text:p>
          </table:table-cell>
          <table:table-cell office:value-type="float" office:value="0.605109" calcext:value-type="float">
            <text:p>0.605109</text:p>
          </table:table-cell>
          <table:table-cell office:value-type="float" office:value="0.596288" calcext:value-type="float">
            <text:p>0.596288</text:p>
          </table:table-cell>
          <table:table-cell office:value-type="float" office:value="0.595885" calcext:value-type="float">
            <text:p>0.595885</text:p>
          </table:table-cell>
          <table:table-cell office:value-type="float" office:value="0.594961" calcext:value-type="float">
            <text:p>0.594961</text:p>
          </table:table-cell>
          <table:table-cell office:value-type="float" office:value="0.593785" calcext:value-type="float">
            <text:p>0.593785</text:p>
          </table:table-cell>
          <table:table-cell office:value-type="float" office:value="0.592864" calcext:value-type="float">
            <text:p>0.592864</text:p>
          </table:table-cell>
          <table:table-cell office:value-type="float" office:value="0.592491" calcext:value-type="float">
            <text:p>0.592491</text:p>
          </table:table-cell>
          <table:table-cell office:value-type="float" office:value="0.592864" calcext:value-type="float">
            <text:p>0.592864</text:p>
          </table:table-cell>
          <table:table-cell office:value-type="float" office:value="0.593785" calcext:value-type="float">
            <text:p>0.593785</text:p>
          </table:table-cell>
          <table:table-cell office:value-type="float" office:value="0.594961" calcext:value-type="float">
            <text:p>0.594961</text:p>
          </table:table-cell>
          <table:table-cell office:value-type="float" office:value="0.595885" calcext:value-type="float">
            <text:p>0.595885</text:p>
          </table:table-cell>
          <table:table-cell office:value-type="float" office:value="0.596288" calcext:value-type="float">
            <text:p>0.596288</text:p>
          </table:table-cell>
          <table:table-cell office:value-type="float" office:value="0.592905" calcext:value-type="float">
            <text:p>0.592905</text:p>
          </table:table-cell>
          <table:table-cell office:value-type="float" office:value="0.591486" calcext:value-type="float">
            <text:p>0.591486</text:p>
          </table:table-cell>
          <table:table-cell office:value-type="float" office:value="0.587545" calcext:value-type="float">
            <text:p>0.587545</text:p>
          </table:table-cell>
          <table:table-cell office:value-type="float" office:value="0.582666" calcext:value-type="float">
            <text:p>0.582666</text:p>
          </table:table-cell>
          <table:table-cell office:value-type="float" office:value="0.578762" calcext:value-type="float">
            <text:p>0.578762</text:p>
          </table:table-cell>
          <table:table-cell office:value-type="float" office:value="0.577268" calcext:value-type="float">
            <text:p>0.577268</text:p>
          </table:table-cell>
          <table:table-cell office:value-type="float" office:value="0.578762" calcext:value-type="float">
            <text:p>0.578762</text:p>
          </table:table-cell>
          <table:table-cell office:value-type="float" office:value="0.582666" calcext:value-type="float">
            <text:p>0.582666</text:p>
          </table:table-cell>
          <table:table-cell office:value-type="float" office:value="0.587545" calcext:value-type="float">
            <text:p>0.587545</text:p>
          </table:table-cell>
          <table:table-cell office:value-type="float" office:value="0.591486" calcext:value-type="float">
            <text:p>0.591486</text:p>
          </table:table-cell>
          <table:table-cell office:value-type="float" office:value="0.592905" calcext:value-type="float">
            <text:p>0.592905</text:p>
          </table:table-cell>
          <table:table-cell office:value-type="float" office:value="0.585618" calcext:value-type="float">
            <text:p>0.585618</text:p>
          </table:table-cell>
          <table:table-cell office:value-type="float" office:value="0.582833" calcext:value-type="float">
            <text:p>0.582833</text:p>
          </table:table-cell>
          <table:table-cell office:value-type="float" office:value="0.574725" calcext:value-type="float">
            <text:p>0.574725</text:p>
          </table:table-cell>
          <table:table-cell office:value-type="float" office:value="0.564831" calcext:value-type="float">
            <text:p>0.564831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53993" calcext:value-type="float">
            <text:p>0.553993</text:p>
          </table:table-cell>
          <table:table-cell office:value-type="float" office:value="0.556968" calcext:value-type="float">
            <text:p>0.556968</text:p>
          </table:table-cell>
          <table:table-cell office:value-type="float" office:value="0.564831" calcext:value-type="float">
            <text:p>0.564831</text:p>
          </table:table-cell>
          <table:table-cell office:value-type="float" office:value="0.574725" calcext:value-type="float">
            <text:p>0.574725</text:p>
          </table:table-cell>
          <table:table-cell office:value-type="float" office:value="0.582833" calcext:value-type="float">
            <text:p>0.582833</text:p>
          </table:table-cell>
          <table:table-cell office:value-type="float" office:value="0.585618" calcext:value-type="float">
            <text:p>0.585618</text:p>
          </table:table-cell>
          <table:table-cell office:value-type="float" office:value="0.577761" calcext:value-type="float">
            <text:p>0.577761</text:p>
          </table:table-cell>
          <table:table-cell office:value-type="float" office:value="0.572955" calcext:value-type="float">
            <text:p>0.572955</text:p>
          </table:table-cell>
          <table:table-cell office:value-type="float" office:value="0.558657" calcext:value-type="float">
            <text:p>0.558657</text:p>
          </table:table-cell>
          <table:table-cell office:value-type="float" office:value="0.54144" calcext:value-type="float">
            <text:p>0.54144</text:p>
          </table:table-cell>
          <table:table-cell office:value-type="float" office:value="0.527901" calcext:value-type="float">
            <text:p>0.527901</text:p>
          </table:table-cell>
          <table:table-cell office:value-type="float" office:value="0.522824" calcext:value-type="float">
            <text:p>0.522824</text:p>
          </table:table-cell>
          <table:table-cell office:value-type="float" office:value="0.527901" calcext:value-type="float">
            <text:p>0.527901</text:p>
          </table:table-cell>
          <table:table-cell office:value-type="float" office:value="0.54144" calcext:value-type="float">
            <text:p>0.54144</text:p>
          </table:table-cell>
          <table:table-cell office:value-type="float" office:value="0.558657" calcext:value-type="float">
            <text:p>0.558657</text:p>
          </table:table-cell>
          <table:table-cell office:value-type="float" office:value="0.572955" calcext:value-type="float">
            <text:p>0.572955</text:p>
          </table:table-cell>
          <table:table-cell office:value-type="float" office:value="0.577761" calcext:value-type="float">
            <text:p>0.577761</text:p>
          </table:table-cell>
          <table:table-cell office:value-type="float" office:value="0.567232" calcext:value-type="float">
            <text:p>0.567232</text:p>
          </table:table-cell>
          <table:table-cell office:value-type="float" office:value="0.560205" calcext:value-type="float">
            <text:p>0.560205</text:p>
          </table:table-cell>
          <table:table-cell office:value-type="float" office:value="0.539076" calcext:value-type="float">
            <text:p>0.539076</text:p>
          </table:table-cell>
          <table:table-cell office:value-type="float" office:value="0.514031" calcext:value-type="float">
            <text:p>0.514031</text:p>
          </table:table-cell>
          <table:table-cell office:value-type="float" office:value="0.494628" calcext:value-type="float">
            <text:p>0.494628</text:p>
          </table:table-cell>
          <table:table-cell office:value-type="float" office:value="0.487417" calcext:value-type="float">
            <text:p>0.487417</text:p>
          </table:table-cell>
          <table:table-cell office:value-type="float" office:value="0.494628" calcext:value-type="float">
            <text:p>0.494628</text:p>
          </table:table-cell>
          <table:table-cell office:value-type="float" office:value="0.514031" calcext:value-type="float">
            <text:p>0.514031</text:p>
          </table:table-cell>
          <table:table-cell office:value-type="float" office:value="0.539076" calcext:value-type="float">
            <text:p>0.539076</text:p>
          </table:table-cell>
          <table:table-cell office:value-type="float" office:value="0.560205" calcext:value-type="float">
            <text:p>0.560205</text:p>
          </table:table-cell>
          <table:table-cell office:value-type="float" office:value="0.567232" calcext:value-type="float">
            <text:p>0.567232</text:p>
          </table:table-cell>
          <table:table-cell office:value-type="float" office:value="0.556755" calcext:value-type="float">
            <text:p>0.556755</text:p>
          </table:table-cell>
          <table:table-cell office:value-type="float" office:value="0.547171" calcext:value-type="float">
            <text:p>0.547171</text:p>
          </table:table-cell>
          <table:table-cell office:value-type="float" office:value="0.518333" calcext:value-type="float">
            <text:p>0.518333</text:p>
          </table:table-cell>
          <table:table-cell office:value-type="float" office:value="0.484701" calcext:value-type="float">
            <text:p>0.484701</text:p>
          </table:table-cell>
          <table:table-cell office:value-type="float" office:value="0.459058" calcext:value-type="float">
            <text:p>0.459058</text:p>
          </table:table-cell>
          <table:table-cell office:value-type="float" office:value="0.449616" calcext:value-type="float">
            <text:p>0.449616</text:p>
          </table:table-cell>
          <table:table-cell office:value-type="float" office:value="0.459058" calcext:value-type="float">
            <text:p>0.459058</text:p>
          </table:table-cell>
          <table:table-cell office:value-type="float" office:value="0.484701" calcext:value-type="float">
            <text:p>0.484701</text:p>
          </table:table-cell>
          <table:table-cell office:value-type="float" office:value="0.518333" calcext:value-type="float">
            <text:p>0.518333</text:p>
          </table:table-cell>
          <table:table-cell office:value-type="float" office:value="0.547171" calcext:value-type="float">
            <text:p>0.547171</text:p>
          </table:table-cell>
          <table:table-cell office:value-type="float" office:value="0.556755" calcext:value-type="float">
            <text:p>0.556755</text:p>
          </table:table-cell>
          <table:table-cell office:value-type="float" office:value="0.545817" calcext:value-type="float">
            <text:p>0.545817</text:p>
          </table:table-cell>
          <table:table-cell office:value-type="float" office:value="0.533712" calcext:value-type="float">
            <text:p>0.533712</text:p>
          </table:table-cell>
          <table:table-cell office:value-type="float" office:value="0.497495" calcext:value-type="float">
            <text:p>0.497495</text:p>
          </table:table-cell>
          <table:table-cell office:value-type="float" office:value="0.455986" calcext:value-type="float">
            <text:p>0.455986</text:p>
          </table:table-cell>
          <table:table-cell office:value-type="float" office:value="0.424883" calcext:value-type="float">
            <text:p>0.424883</text:p>
          </table:table-cell>
          <table:table-cell office:value-type="float" office:value="0.413543" calcext:value-type="float">
            <text:p>0.413543</text:p>
          </table:table-cell>
          <table:table-cell office:value-type="float" office:value="0.424883" calcext:value-type="float">
            <text:p>0.424883</text:p>
          </table:table-cell>
          <table:table-cell office:value-type="float" office:value="0.455986" calcext:value-type="float">
            <text:p>0.455986</text:p>
          </table:table-cell>
          <table:table-cell office:value-type="float" office:value="0.497495" calcext:value-type="float">
            <text:p>0.497495</text:p>
          </table:table-cell>
          <table:table-cell office:value-type="float" office:value="0.533712" calcext:value-type="float">
            <text:p>0.533712</text:p>
          </table:table-cell>
          <table:table-cell office:value-type="float" office:value="0.545817" calcext:value-type="float">
            <text:p>0.545817</text:p>
          </table:table-cell>
          <table:table-cell office:value-type="float" office:value="0.536807" calcext:value-type="float">
            <text:p>0.536807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479373" calcext:value-type="float">
            <text:p>0.479373</text:p>
          </table:table-cell>
          <table:table-cell office:value-type="float" office:value="0.430957" calcext:value-type="float">
            <text:p>0.430957</text:p>
          </table:table-cell>
          <table:table-cell office:value-type="float" office:value="0.395255" calcext:value-type="float">
            <text:p>0.395255</text:p>
          </table:table-cell>
          <table:table-cell office:value-type="float" office:value="0.382359" calcext:value-type="float">
            <text:p>0.382359</text:p>
          </table:table-cell>
          <table:table-cell office:value-type="float" office:value="0.395255" calcext:value-type="float">
            <text:p>0.395255</text:p>
          </table:table-cell>
          <table:table-cell office:value-type="float" office:value="0.430957" calcext:value-type="float">
            <text:p>0.430957</text:p>
          </table:table-cell>
          <table:table-cell office:value-type="float" office:value="0.479373" calcext:value-type="float">
            <text:p>0.479373</text:p>
          </table:table-cell>
          <table:table-cell office:value-type="float" office:value="0.5223" calcext:value-type="float">
            <text:p>0.5223</text:p>
          </table:table-cell>
          <table:table-cell office:value-type="float" office:value="0.536807" calcext:value-type="float">
            <text:p>0.536807</text:p>
          </table:table-cell>
          <table:table-cell office:value-type="float" office:value="0.530137" calcext:value-type="float">
            <text:p>0.530137</text:p>
          </table:table-cell>
          <table:table-cell office:value-type="float" office:value="0.513826" calcext:value-type="float">
            <text:p>0.513826</text:p>
          </table:table-cell>
          <table:table-cell office:value-type="float" office:value="0.466147" calcext:value-type="float">
            <text:p>0.466147</text:p>
          </table:table-cell>
          <table:table-cell office:value-type="float" office:value="0.413085" calcext:value-type="float">
            <text:p>0.413085</text:p>
          </table:table-cell>
          <table:table-cell office:value-type="float" office:value="0.374471" calcext:value-type="float">
            <text:p>0.374471</text:p>
          </table:table-cell>
          <table:table-cell office:value-type="float" office:value="0.360629" calcext:value-type="float">
            <text:p>0.360629</text:p>
          </table:table-cell>
          <table:table-cell office:value-type="float" office:value="0.374471" calcext:value-type="float">
            <text:p>0.374471</text:p>
          </table:table-cell>
          <table:table-cell office:value-type="float" office:value="0.413085" calcext:value-type="float">
            <text:p>0.413085</text:p>
          </table:table-cell>
          <table:table-cell office:value-type="float" office:value="0.466147" calcext:value-type="float">
            <text:p>0.466147</text:p>
          </table:table-cell>
          <table:table-cell office:value-type="float" office:value="0.513826" calcext:value-type="float">
            <text:p>0.513826</text:p>
          </table:table-cell>
          <table:table-cell office:value-type="float" office:value="0.530137" calcext:value-type="float">
            <text:p>0.530137</text:p>
          </table:table-cell>
          <table:table-cell office:value-type="float" office:value="0.528688" calcext:value-type="float">
            <text:p>0.528688</text:p>
          </table:table-cell>
          <table:table-cell office:value-type="float" office:value="0.511483" calcext:value-type="float">
            <text:p>0.511483</text:p>
          </table:table-cell>
          <table:table-cell office:value-type="float" office:value="0.461565" calcext:value-type="float">
            <text:p>0.461565</text:p>
          </table:table-cell>
          <table:table-cell office:value-type="float" office:value="0.406291" calcext:value-type="float">
            <text:p>0.406291</text:p>
          </table:table-cell>
          <table:table-cell office:value-type="float" office:value="0.366251" calcext:value-type="float">
            <text:p>0.366251</text:p>
          </table:table-cell>
          <table:table-cell office:value-type="float" office:value="0.351939" calcext:value-type="float">
            <text:p>0.351939</text:p>
          </table:table-cell>
          <table:table-cell office:value-type="float" office:value="0.366251" calcext:value-type="float">
            <text:p>0.366251</text:p>
          </table:table-cell>
          <table:table-cell office:value-type="float" office:value="0.406291" calcext:value-type="float">
            <text:p>0.406291</text:p>
          </table:table-cell>
          <table:table-cell office:value-type="float" office:value="0.461565" calcext:value-type="float">
            <text:p>0.461565</text:p>
          </table:table-cell>
          <table:table-cell office:value-type="float" office:value="0.511483" calcext:value-type="float">
            <text:p>0.511483</text:p>
          </table:table-cell>
          <table:table-cell office:value-type="float" office:value="0.528688" calcext:value-type="float">
            <text:p>0.528688</text:p>
          </table:table-cell>
        </table:table-row>
        <table:table-row table:style-name="ro1">
          <table:table-cell office:value-type="float" office:value="0.692933" calcext:value-type="float">
            <text:p>0.692933</text:p>
          </table:table-cell>
          <table:table-cell office:value-type="float" office:value="0.610571" calcext:value-type="float">
            <text:p>0.610571</text:p>
          </table:table-cell>
          <table:table-cell office:value-type="float" office:value="0.609493" calcext:value-type="float">
            <text:p>0.609493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603103" calcext:value-type="float">
            <text:p>0.603103</text:p>
          </table:table-cell>
          <table:table-cell office:value-type="float" office:value="0.600235" calcext:value-type="float">
            <text:p>0.600235</text:p>
          </table:table-cell>
          <table:table-cell office:value-type="float" office:value="0.599131" calcext:value-type="float">
            <text:p>0.599131</text:p>
          </table:table-cell>
          <table:table-cell office:value-type="float" office:value="0.600235" calcext:value-type="float">
            <text:p>0.600235</text:p>
          </table:table-cell>
          <table:table-cell office:value-type="float" office:value="0.603103" calcext:value-type="float">
            <text:p>0.603103</text:p>
          </table:table-cell>
          <table:table-cell office:value-type="float" office:value="0.60666" calcext:value-type="float">
            <text:p>0.60666</text:p>
          </table:table-cell>
          <table:table-cell office:value-type="float" office:value="0.609493" calcext:value-type="float">
            <text:p>0.609493</text:p>
          </table:table-cell>
          <table:table-cell office:value-type="float" office:value="0.610571" calcext:value-type="float">
            <text:p>0.610571</text:p>
          </table:table-cell>
          <table:table-cell office:value-type="float" office:value="0.601674" calcext:value-type="float">
            <text:p>0.601674</text:p>
          </table:table-cell>
          <table:table-cell office:value-type="float" office:value="0.601269" calcext:value-type="float">
            <text:p>0.601269</text:p>
          </table:table-cell>
          <table:table-cell office:value-type="float" office:value="0.600338" calcext:value-type="float">
            <text:p>0.600338</text:p>
          </table:table-cell>
          <table:table-cell office:value-type="float" office:value="0.599153" calcext:value-type="float">
            <text:p>0.599153</text:p>
          </table:table-cell>
          <table:table-cell office:value-type="float" office:value="0.598225" calcext:value-type="float">
            <text:p>0.598225</text:p>
          </table:table-cell>
          <table:table-cell office:value-type="float" office:value="0.59785" calcext:value-type="float">
            <text:p>0.59785</text:p>
          </table:table-cell>
          <table:table-cell office:value-type="float" office:value="0.598225" calcext:value-type="float">
            <text:p>0.598225</text:p>
          </table:table-cell>
          <table:table-cell office:value-type="float" office:value="0.599153" calcext:value-type="float">
            <text:p>0.599153</text:p>
          </table:table-cell>
          <table:table-cell office:value-type="float" office:value="0.600338" calcext:value-type="float">
            <text:p>0.600338</text:p>
          </table:table-cell>
          <table:table-cell office:value-type="float" office:value="0.601269" calcext:value-type="float">
            <text:p>0.601269</text:p>
          </table:table-cell>
          <table:table-cell office:value-type="float" office:value="0.601674" calcext:value-type="float">
            <text:p>0.601674</text:p>
          </table:table-cell>
          <table:table-cell office:value-type="float" office:value="0.598276" calcext:value-type="float">
            <text:p>0.598276</text:p>
          </table:table-cell>
          <table:table-cell office:value-type="float" office:value="0.596848" calcext:value-type="float">
            <text:p>0.596848</text:p>
          </table:table-cell>
          <table:table-cell office:value-type="float" office:value="0.592878" calcext:value-type="float">
            <text:p>0.592878</text:p>
          </table:table-cell>
          <table:table-cell office:value-type="float" office:value="0.587963" calcext:value-type="float">
            <text:p>0.587963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2526" calcext:value-type="float">
            <text:p>0.582526</text:p>
          </table:table-cell>
          <table:table-cell office:value-type="float" office:value="0.584031" calcext:value-type="float">
            <text:p>0.584031</text:p>
          </table:table-cell>
          <table:table-cell office:value-type="float" office:value="0.587963" calcext:value-type="float">
            <text:p>0.587963</text:p>
          </table:table-cell>
          <table:table-cell office:value-type="float" office:value="0.592878" calcext:value-type="float">
            <text:p>0.592878</text:p>
          </table:table-cell>
          <table:table-cell office:value-type="float" office:value="0.596848" calcext:value-type="float">
            <text:p>0.596848</text:p>
          </table:table-cell>
          <table:table-cell office:value-type="float" office:value="0.598276" calcext:value-type="float">
            <text:p>0.598276</text:p>
          </table:table-cell>
          <table:table-cell office:value-type="float" office:value="0.59095" calcext:value-type="float">
            <text:p>0.59095</text:p>
          </table:table-cell>
          <table:table-cell office:value-type="float" office:value="0.588147" calcext:value-type="float">
            <text:p>0.588147</text:p>
          </table:table-cell>
          <table:table-cell office:value-type="float" office:value="0.579982" calcext:value-type="float">
            <text:p>0.579982</text:p>
          </table:table-cell>
          <table:table-cell office:value-type="float" office:value="0.570018" calcext:value-type="float">
            <text:p>0.570018</text:p>
          </table:table-cell>
          <table:table-cell office:value-type="float" office:value="0.562099" calcext:value-type="float">
            <text:p>0.562099</text:p>
          </table:table-cell>
          <table:table-cell office:value-type="float" office:value="0.559103" calcext:value-type="float">
            <text:p>0.559103</text:p>
          </table:table-cell>
          <table:table-cell office:value-type="float" office:value="0.562099" calcext:value-type="float">
            <text:p>0.562099</text:p>
          </table:table-cell>
          <table:table-cell office:value-type="float" office:value="0.570018" calcext:value-type="float">
            <text:p>0.570018</text:p>
          </table:table-cell>
          <table:table-cell office:value-type="float" office:value="0.579982" calcext:value-type="float">
            <text:p>0.579982</text:p>
          </table:table-cell>
          <table:table-cell office:value-type="float" office:value="0.588147" calcext:value-type="float">
            <text:p>0.588147</text:p>
          </table:table-cell>
          <table:table-cell office:value-type="float" office:value="0.59095" calcext:value-type="float">
            <text:p>0.59095</text:p>
          </table:table-cell>
          <table:table-cell office:value-type="float" office:value="0.583065" calcext:value-type="float">
            <text:p>0.583065</text:p>
          </table:table-cell>
          <table:table-cell office:value-type="float" office:value="0.578228" calcext:value-type="float">
            <text:p>0.578228</text:p>
          </table:table-cell>
          <table:table-cell office:value-type="float" office:value="0.563829" calcext:value-type="float">
            <text:p>0.563829</text:p>
          </table:table-cell>
          <table:table-cell office:value-type="float" office:value="0.546489" calcext:value-type="float">
            <text:p>0.546489</text:p>
          </table:table-cell>
          <table:table-cell office:value-type="float" office:value="0.532852" calcext:value-type="float">
            <text:p>0.532852</text:p>
          </table:table-cell>
          <table:table-cell office:value-type="float" office:value="0.527739" calcext:value-type="float">
            <text:p>0.527739</text:p>
          </table:table-cell>
          <table:table-cell office:value-type="float" office:value="0.532852" calcext:value-type="float">
            <text:p>0.532852</text:p>
          </table:table-cell>
          <table:table-cell office:value-type="float" office:value="0.546489" calcext:value-type="float">
            <text:p>0.546489</text:p>
          </table:table-cell>
          <table:table-cell office:value-type="float" office:value="0.563829" calcext:value-type="float">
            <text:p>0.563829</text:p>
          </table:table-cell>
          <table:table-cell office:value-type="float" office:value="0.578228" calcext:value-type="float">
            <text:p>0.578228</text:p>
          </table:table-cell>
          <table:table-cell office:value-type="float" office:value="0.583065" calcext:value-type="float">
            <text:p>0.583065</text:p>
          </table:table-cell>
          <table:table-cell office:value-type="float" office:value="0.572493" calcext:value-type="float">
            <text:p>0.572493</text:p>
          </table:table-cell>
          <table:table-cell office:value-type="float" office:value="0.565421" calcext:value-type="float">
            <text:p>0.565421</text:p>
          </table:table-cell>
          <table:table-cell office:value-type="float" office:value="0.544148" calcext:value-type="float">
            <text:p>0.544148</text:p>
          </table:table-cell>
          <table:table-cell office:value-type="float" office:value="0.518928" calcext:value-type="float">
            <text:p>0.518928</text:p>
          </table:table-cell>
          <table:table-cell office:value-type="float" office:value="0.499387" calcext:value-type="float">
            <text:p>0.499387</text:p>
          </table:table-cell>
          <table:table-cell office:value-type="float" office:value="0.492124" calcext:value-type="float">
            <text:p>0.492124</text:p>
          </table:table-cell>
          <table:table-cell office:value-type="float" office:value="0.499387" calcext:value-type="float">
            <text:p>0.499387</text:p>
          </table:table-cell>
          <table:table-cell office:value-type="float" office:value="0.518928" calcext:value-type="float">
            <text:p>0.518928</text:p>
          </table:table-cell>
          <table:table-cell office:value-type="float" office:value="0.544148" calcext:value-type="float">
            <text:p>0.544148</text:p>
          </table:table-cell>
          <table:table-cell office:value-type="float" office:value="0.565421" calcext:value-type="float">
            <text:p>0.565421</text:p>
          </table:table-cell>
          <table:table-cell office:value-type="float" office:value="0.572493" calcext:value-type="float">
            <text:p>0.572493</text:p>
          </table:table-cell>
          <table:table-cell office:value-type="float" office:value="0.56199" calcext:value-type="float">
            <text:p>0.56199</text:p>
          </table:table-cell>
          <table:table-cell office:value-type="float" office:value="0.552347" calcext:value-type="float">
            <text:p>0.552347</text:p>
          </table:table-cell>
          <table:table-cell office:value-type="float" office:value="0.523314" calcext:value-type="float">
            <text:p>0.523314</text:p>
          </table:table-cell>
          <table:table-cell office:value-type="float" office:value="0.489449" calcext:value-type="float">
            <text:p>0.489449</text:p>
          </table:table-cell>
          <table:table-cell office:value-type="float" office:value="0.463622" calcext:value-type="float">
            <text:p>0.463622</text:p>
          </table:table-cell>
          <table:table-cell office:value-type="float" office:value="0.454112" calcext:value-type="float">
            <text:p>0.454112</text:p>
          </table:table-cell>
          <table:table-cell office:value-type="float" office:value="0.463622" calcext:value-type="float">
            <text:p>0.463622</text:p>
          </table:table-cell>
          <table:table-cell office:value-type="float" office:value="0.489449" calcext:value-type="float">
            <text:p>0.489449</text:p>
          </table:table-cell>
          <table:table-cell office:value-type="float" office:value="0.523314" calcext:value-type="float">
            <text:p>0.523314</text:p>
          </table:table-cell>
          <table:table-cell office:value-type="float" office:value="0.552347" calcext:value-type="float">
            <text:p>0.552347</text:p>
          </table:table-cell>
          <table:table-cell office:value-type="float" office:value="0.56199" calcext:value-type="float">
            <text:p>0.56199</text:p>
          </table:table-cell>
          <table:table-cell office:value-type="float" office:value="0.551025" calcext:value-type="float">
            <text:p>0.551025</text:p>
          </table:table-cell>
          <table:table-cell office:value-type="float" office:value="0.538848" calcext:value-type="float">
            <text:p>0.538848</text:p>
          </table:table-cell>
          <table:table-cell office:value-type="float" office:value="0.502394" calcext:value-type="float">
            <text:p>0.502394</text:p>
          </table:table-cell>
          <table:table-cell office:value-type="float" office:value="0.460603" calcext:value-type="float">
            <text:p>0.460603</text:p>
          </table:table-cell>
          <table:table-cell office:value-type="float" office:value="0.429279" calcext:value-type="float">
            <text:p>0.429279</text:p>
          </table:table-cell>
          <table:table-cell office:value-type="float" office:value="0.417857" calcext:value-type="float">
            <text:p>0.417857</text:p>
          </table:table-cell>
          <table:table-cell office:value-type="float" office:value="0.429279" calcext:value-type="float">
            <text:p>0.429279</text:p>
          </table:table-cell>
          <table:table-cell office:value-type="float" office:value="0.460603" calcext:value-type="float">
            <text:p>0.460603</text:p>
          </table:table-cell>
          <table:table-cell office:value-type="float" office:value="0.502394" calcext:value-type="float">
            <text:p>0.502394</text:p>
          </table:table-cell>
          <table:table-cell office:value-type="float" office:value="0.538848" calcext:value-type="float">
            <text:p>0.538848</text:p>
          </table:table-cell>
          <table:table-cell office:value-type="float" office:value="0.551025" calcext:value-type="float">
            <text:p>0.551025</text:p>
          </table:table-cell>
          <table:table-cell office:value-type="float" office:value="0.542007" calcext:value-type="float">
            <text:p>0.542007</text:p>
          </table:table-cell>
          <table:table-cell office:value-type="float" office:value="0.527418" calcext:value-type="float">
            <text:p>0.527418</text:p>
          </table:table-cell>
          <table:table-cell office:value-type="float" office:value="0.484214" calcext:value-type="float">
            <text:p>0.484214</text:p>
          </table:table-cell>
          <table:table-cell office:value-type="float" office:value="0.435474" calcext:value-type="float">
            <text:p>0.435474</text:p>
          </table:table-cell>
          <table:table-cell office:value-type="float" office:value="0.399518" calcext:value-type="float">
            <text:p>0.399518</text:p>
          </table:table-cell>
          <table:table-cell office:value-type="float" office:value="0.386528" calcext:value-type="float">
            <text:p>0.386528</text:p>
          </table:table-cell>
          <table:table-cell office:value-type="float" office:value="0.399518" calcext:value-type="float">
            <text:p>0.399518</text:p>
          </table:table-cell>
          <table:table-cell office:value-type="float" office:value="0.435474" calcext:value-type="float">
            <text:p>0.435474</text:p>
          </table:table-cell>
          <table:table-cell office:value-type="float" office:value="0.484214" calcext:value-type="float">
            <text:p>0.484214</text:p>
          </table:table-cell>
          <table:table-cell office:value-type="float" office:value="0.527418" calcext:value-type="float">
            <text:p>0.527418</text:p>
          </table:table-cell>
          <table:table-cell office:value-type="float" office:value="0.542007" calcext:value-type="float">
            <text:p>0.542007</text:p>
          </table:table-cell>
          <table:table-cell office:value-type="float" office:value="0.535331" calcext:value-type="float">
            <text:p>0.535331</text:p>
          </table:table-cell>
          <table:table-cell office:value-type="float" office:value="0.518931" calcext:value-type="float">
            <text:p>0.518931</text:p>
          </table:table-cell>
          <table:table-cell office:value-type="float" office:value="0.470954" calcext:value-type="float">
            <text:p>0.470954</text:p>
          </table:table-cell>
          <table:table-cell office:value-type="float" office:value="0.417541" calcext:value-type="float">
            <text:p>0.417541</text:p>
          </table:table-cell>
          <table:table-cell office:value-type="float" office:value="0.378655" calcext:value-type="float">
            <text:p>0.378655</text:p>
          </table:table-cell>
          <table:table-cell office:value-type="float" office:value="0.364712" calcext:value-type="float">
            <text:p>0.364712</text:p>
          </table:table-cell>
          <table:table-cell office:value-type="float" office:value="0.378655" calcext:value-type="float">
            <text:p>0.378655</text:p>
          </table:table-cell>
          <table:table-cell office:value-type="float" office:value="0.417541" calcext:value-type="float">
            <text:p>0.417541</text:p>
          </table:table-cell>
          <table:table-cell office:value-type="float" office:value="0.470954" calcext:value-type="float">
            <text:p>0.470954</text:p>
          </table:table-cell>
          <table:table-cell office:value-type="float" office:value="0.518931" calcext:value-type="float">
            <text:p>0.518931</text:p>
          </table:table-cell>
          <table:table-cell office:value-type="float" office:value="0.535331" calcext:value-type="float">
            <text:p>0.535331</text:p>
          </table:table-cell>
          <table:table-cell office:value-type="float" office:value="0.533904" calcext:value-type="float">
            <text:p>0.533904</text:p>
          </table:table-cell>
          <table:table-cell office:value-type="float" office:value="0.516603" calcext:value-type="float">
            <text:p>0.516603</text:p>
          </table:table-cell>
          <table:table-cell office:value-type="float" office:value="0.466371" calcext:value-type="float">
            <text:p>0.466371</text:p>
          </table:table-cell>
          <table:table-cell office:value-type="float" office:value="0.410727" calcext:value-type="float">
            <text:p>0.410727</text:p>
          </table:table-cell>
          <table:table-cell office:value-type="float" office:value="0.370401" calcext:value-type="float">
            <text:p>0.370401</text:p>
          </table:table-cell>
          <table:table-cell office:value-type="float" office:value="0.355983" calcext:value-type="float">
            <text:p>0.355983</text:p>
          </table:table-cell>
          <table:table-cell office:value-type="float" office:value="0.370401" calcext:value-type="float">
            <text:p>0.370401</text:p>
          </table:table-cell>
          <table:table-cell office:value-type="float" office:value="0.410727" calcext:value-type="float">
            <text:p>0.410727</text:p>
          </table:table-cell>
          <table:table-cell office:value-type="float" office:value="0.466371" calcext:value-type="float">
            <text:p>0.466371</text:p>
          </table:table-cell>
          <table:table-cell office:value-type="float" office:value="0.516603" calcext:value-type="float">
            <text:p>0.516603</text:p>
          </table:table-cell>
          <table:table-cell office:value-type="float" office:value="0.533904" calcext:value-type="float">
            <text:p>0.533904</text:p>
          </table:table-cell>
        </table:table-row>
        <table:table-row table:style-name="ro1">
          <table:table-cell office:value-type="float" office:value="0.700798" calcext:value-type="float">
            <text:p>0.700798</text:p>
          </table:table-cell>
          <table:table-cell office:value-type="float" office:value="0.616677" calcext:value-type="float">
            <text:p>0.616677</text:p>
          </table:table-cell>
          <table:table-cell office:value-type="float" office:value="0.615589" calcext:value-type="float">
            <text:p>0.615589</text:p>
          </table:table-cell>
          <table:table-cell office:value-type="float" office:value="0.612727" calcext:value-type="float">
            <text:p>0.612727</text:p>
          </table:table-cell>
          <table:table-cell office:value-type="float" office:value="0.609134" calcext:value-type="float">
            <text:p>0.609134</text:p>
          </table:table-cell>
          <table:table-cell office:value-type="float" office:value="0.606236" calcext:value-type="float">
            <text:p>0.606236</text:p>
          </table:table-cell>
          <table:table-cell office:value-type="float" office:value="0.605121" calcext:value-type="float">
            <text:p>0.605121</text:p>
          </table:table-cell>
          <table:table-cell office:value-type="float" office:value="0.606236" calcext:value-type="float">
            <text:p>0.606236</text:p>
          </table:table-cell>
          <table:table-cell office:value-type="float" office:value="0.609134" calcext:value-type="float">
            <text:p>0.609134</text:p>
          </table:table-cell>
          <table:table-cell office:value-type="float" office:value="0.612727" calcext:value-type="float">
            <text:p>0.612727</text:p>
          </table:table-cell>
          <table:table-cell office:value-type="float" office:value="0.615589" calcext:value-type="float">
            <text:p>0.615589</text:p>
          </table:table-cell>
          <table:table-cell office:value-type="float" office:value="0.616677" calcext:value-type="float">
            <text:p>0.616677</text:p>
          </table:table-cell>
          <table:table-cell office:value-type="float" office:value="0.607695" calcext:value-type="float">
            <text:p>0.607695</text:p>
          </table:table-cell>
          <table:table-cell office:value-type="float" office:value="0.607287" calcext:value-type="float">
            <text:p>0.607287</text:p>
          </table:table-cell>
          <table:table-cell office:value-type="float" office:value="0.606349" calcext:value-type="float">
            <text:p>0.606349</text:p>
          </table:table-cell>
          <table:table-cell office:value-type="float" office:value="0.605155" calcext:value-type="float">
            <text:p>0.605155</text:p>
          </table:table-cell>
          <table:table-cell office:value-type="float" office:value="0.60422" calcext:value-type="float">
            <text:p>0.60422</text:p>
          </table:table-cell>
          <table:table-cell office:value-type="float" office:value="0.603842" calcext:value-type="float">
            <text:p>0.603842</text:p>
          </table:table-cell>
          <table:table-cell office:value-type="float" office:value="0.60422" calcext:value-type="float">
            <text:p>0.60422</text:p>
          </table:table-cell>
          <table:table-cell office:value-type="float" office:value="0.605155" calcext:value-type="float">
            <text:p>0.605155</text:p>
          </table:table-cell>
          <table:table-cell office:value-type="float" office:value="0.606349" calcext:value-type="float">
            <text:p>0.606349</text:p>
          </table:table-cell>
          <table:table-cell office:value-type="float" office:value="0.607287" calcext:value-type="float">
            <text:p>0.607287</text:p>
          </table:table-cell>
          <table:table-cell office:value-type="float" office:value="0.607695" calcext:value-type="float">
            <text:p>0.607695</text:p>
          </table:table-cell>
          <table:table-cell office:value-type="float" office:value="0.604282" calcext:value-type="float">
            <text:p>0.604282</text:p>
          </table:table-cell>
          <table:table-cell office:value-type="float" office:value="0.602843" calcext:value-type="float">
            <text:p>0.602843</text:p>
          </table:table-cell>
          <table:table-cell office:value-type="float" office:value="0.598841" calcext:value-type="float">
            <text:p>0.598841</text:p>
          </table:table-cell>
          <table:table-cell office:value-type="float" office:value="0.593887" calcext:value-type="float">
            <text:p>0.593887</text:p>
          </table:table-cell>
          <table:table-cell office:value-type="float" office:value="0.589923" calcext:value-type="float">
            <text:p>0.589923</text:p>
          </table:table-cell>
          <table:table-cell office:value-type="float" office:value="0.588406" calcext:value-type="float">
            <text:p>0.588406</text:p>
          </table:table-cell>
          <table:table-cell office:value-type="float" office:value="0.589923" calcext:value-type="float">
            <text:p>0.589923</text:p>
          </table:table-cell>
          <table:table-cell office:value-type="float" office:value="0.593887" calcext:value-type="float">
            <text:p>0.593887</text:p>
          </table:table-cell>
          <table:table-cell office:value-type="float" office:value="0.598841" calcext:value-type="float">
            <text:p>0.598841</text:p>
          </table:table-cell>
          <table:table-cell office:value-type="float" office:value="0.602843" calcext:value-type="float">
            <text:p>0.602843</text:p>
          </table:table-cell>
          <table:table-cell office:value-type="float" office:value="0.604282" calcext:value-type="float">
            <text:p>0.604282</text:p>
          </table:table-cell>
          <table:table-cell office:value-type="float" office:value="0.596913" calcext:value-type="float">
            <text:p>0.596913</text:p>
          </table:table-cell>
          <table:table-cell office:value-type="float" office:value="0.59409" calcext:value-type="float">
            <text:p>0.59409</text:p>
          </table:table-cell>
          <table:table-cell office:value-type="float" office:value="0.585862" calcext:value-type="float">
            <text:p>0.585862</text:p>
          </table:table-cell>
          <table:table-cell office:value-type="float" office:value="0.57582" calcext:value-type="float">
            <text:p>0.57582</text:p>
          </table:table-cell>
          <table:table-cell office:value-type="float" office:value="0.567838" calcext:value-type="float">
            <text:p>0.567838</text:p>
          </table:table-cell>
          <table:table-cell office:value-type="float" office:value="0.564819" calcext:value-type="float">
            <text:p>0.564819</text:p>
          </table:table-cell>
          <table:table-cell office:value-type="float" office:value="0.567838" calcext:value-type="float">
            <text:p>0.567838</text:p>
          </table:table-cell>
          <table:table-cell office:value-type="float" office:value="0.57582" calcext:value-type="float">
            <text:p>0.57582</text:p>
          </table:table-cell>
          <table:table-cell office:value-type="float" office:value="0.585862" calcext:value-type="float">
            <text:p>0.585862</text:p>
          </table:table-cell>
          <table:table-cell office:value-type="float" office:value="0.59409" calcext:value-type="float">
            <text:p>0.59409</text:p>
          </table:table-cell>
          <table:table-cell office:value-type="float" office:value="0.596913" calcext:value-type="float">
            <text:p>0.596913</text:p>
          </table:table-cell>
          <table:table-cell office:value-type="float" office:value="0.588997" calcext:value-type="float">
            <text:p>0.588997</text:p>
          </table:table-cell>
          <table:table-cell office:value-type="float" office:value="0.584126" calcext:value-type="float">
            <text:p>0.584126</text:p>
          </table:table-cell>
          <table:table-cell office:value-type="float" office:value="0.569614" calcext:value-type="float">
            <text:p>0.569614</text:p>
          </table:table-cell>
          <table:table-cell office:value-type="float" office:value="0.552139" calcext:value-type="float">
            <text:p>0.552139</text:p>
          </table:table-cell>
          <table:table-cell office:value-type="float" office:value="0.538393" calcext:value-type="float">
            <text:p>0.538393</text:p>
          </table:table-cell>
          <table:table-cell office:value-type="float" office:value="0.533239" calcext:value-type="float">
            <text:p>0.533239</text:p>
          </table:table-cell>
          <table:table-cell office:value-type="float" office:value="0.538393" calcext:value-type="float">
            <text:p>0.538393</text:p>
          </table:table-cell>
          <table:table-cell office:value-type="float" office:value="0.552139" calcext:value-type="float">
            <text:p>0.552139</text:p>
          </table:table-cell>
          <table:table-cell office:value-type="float" office:value="0.569614" calcext:value-type="float">
            <text:p>0.569614</text:p>
          </table:table-cell>
          <table:table-cell office:value-type="float" office:value="0.584126" calcext:value-type="float">
            <text:p>0.584126</text:p>
          </table:table-cell>
          <table:table-cell office:value-type="float" office:value="0.588997" calcext:value-type="float">
            <text:p>0.588997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71258" calcext:value-type="float">
            <text:p>0.571258</text:p>
          </table:table-cell>
          <table:table-cell office:value-type="float" office:value="0.549823" calcext:value-type="float">
            <text:p>0.549823</text:p>
          </table:table-cell>
          <table:table-cell office:value-type="float" office:value="0.52441" calcext:value-type="float">
            <text:p>0.52441</text:p>
          </table:table-cell>
          <table:table-cell office:value-type="float" office:value="0.504714" calcext:value-type="float">
            <text:p>0.504714</text:p>
          </table:table-cell>
          <table:table-cell office:value-type="float" office:value="0.497393" calcext:value-type="float">
            <text:p>0.497393</text:p>
          </table:table-cell>
          <table:table-cell office:value-type="float" office:value="0.504714" calcext:value-type="float">
            <text:p>0.504714</text:p>
          </table:table-cell>
          <table:table-cell office:value-type="float" office:value="0.52441" calcext:value-type="float">
            <text:p>0.52441</text:p>
          </table:table-cell>
          <table:table-cell office:value-type="float" office:value="0.549823" calcext:value-type="float">
            <text:p>0.549823</text:p>
          </table:table-cell>
          <table:table-cell office:value-type="float" office:value="0.571258" calcext:value-type="float">
            <text:p>0.571258</text:p>
          </table:table-cell>
          <table:table-cell office:value-type="float" office:value="0.57838" calcext:value-type="float">
            <text:p>0.57838</text:p>
          </table:table-cell>
          <table:table-cell office:value-type="float" office:value="0.567849" calcext:value-type="float">
            <text:p>0.567849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2889" calcext:value-type="float">
            <text:p>0.52889</text:p>
          </table:table-cell>
          <table:table-cell office:value-type="float" office:value="0.494766" calcext:value-type="float">
            <text:p>0.494766</text:p>
          </table:table-cell>
          <table:table-cell office:value-type="float" office:value="0.468735" calcext:value-type="float">
            <text:p>0.468735</text:p>
          </table:table-cell>
          <table:table-cell office:value-type="float" office:value="0.459148" calcext:value-type="float">
            <text:p>0.459148</text:p>
          </table:table-cell>
          <table:table-cell office:value-type="float" office:value="0.468735" calcext:value-type="float">
            <text:p>0.468735</text:p>
          </table:table-cell>
          <table:table-cell office:value-type="float" office:value="0.494766" calcext:value-type="float">
            <text:p>0.494766</text:p>
          </table:table-cell>
          <table:table-cell office:value-type="float" office:value="0.52889" calcext:value-type="float">
            <text:p>0.52889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67849" calcext:value-type="float">
            <text:p>0.567849</text:p>
          </table:table-cell>
          <table:table-cell office:value-type="float" office:value="0.556854" calcext:value-type="float">
            <text:p>0.556854</text:p>
          </table:table-cell>
          <table:table-cell office:value-type="float" office:value="0.544597" calcext:value-type="float">
            <text:p>0.544597</text:p>
          </table:table-cell>
          <table:table-cell office:value-type="float" office:value="0.507879" calcext:value-type="float">
            <text:p>0.507879</text:p>
          </table:table-cell>
          <table:table-cell office:value-type="float" office:value="0.465775" calcext:value-type="float">
            <text:p>0.465775</text:p>
          </table:table-cell>
          <table:table-cell office:value-type="float" office:value="0.434206" calcext:value-type="float">
            <text:p>0.434206</text:p>
          </table:table-cell>
          <table:table-cell office:value-type="float" office:value="0.422693" calcext:value-type="float">
            <text:p>0.422693</text:p>
          </table:table-cell>
          <table:table-cell office:value-type="float" office:value="0.434206" calcext:value-type="float">
            <text:p>0.434206</text:p>
          </table:table-cell>
          <table:table-cell office:value-type="float" office:value="0.465775" calcext:value-type="float">
            <text:p>0.465775</text:p>
          </table:table-cell>
          <table:table-cell office:value-type="float" office:value="0.507879" calcext:value-type="float">
            <text:p>0.507879</text:p>
          </table:table-cell>
          <table:table-cell office:value-type="float" office:value="0.544597" calcext:value-type="float">
            <text:p>0.544597</text:p>
          </table:table-cell>
          <table:table-cell office:value-type="float" office:value="0.556854" calcext:value-type="float">
            <text:p>0.556854</text:p>
          </table:table-cell>
          <table:table-cell office:value-type="float" office:value="0.547828" calcext:value-type="float">
            <text:p>0.547828</text:p>
          </table:table-cell>
          <table:table-cell office:value-type="float" office:value="0.533147" calcext:value-type="float">
            <text:p>0.533147</text:p>
          </table:table-cell>
          <table:table-cell office:value-type="float" office:value="0.489638" calcext:value-type="float">
            <text:p>0.489638</text:p>
          </table:table-cell>
          <table:table-cell office:value-type="float" office:value="0.440535" calcext:value-type="float">
            <text:p>0.440535</text:p>
          </table:table-cell>
          <table:table-cell office:value-type="float" office:value="0.404299" calcext:value-type="float">
            <text:p>0.404299</text:p>
          </table:table-cell>
          <table:table-cell office:value-type="float" office:value="0.391205" calcext:value-type="float">
            <text:p>0.391205</text:p>
          </table:table-cell>
          <table:table-cell office:value-type="float" office:value="0.404299" calcext:value-type="float">
            <text:p>0.404299</text:p>
          </table:table-cell>
          <table:table-cell office:value-type="float" office:value="0.440535" calcext:value-type="float">
            <text:p>0.440535</text:p>
          </table:table-cell>
          <table:table-cell office:value-type="float" office:value="0.489638" calcext:value-type="float">
            <text:p>0.489638</text:p>
          </table:table-cell>
          <table:table-cell office:value-type="float" office:value="0.533147" calcext:value-type="float">
            <text:p>0.533147</text:p>
          </table:table-cell>
          <table:table-cell office:value-type="float" office:value="0.547828" calcext:value-type="float">
            <text:p>0.547828</text:p>
          </table:table-cell>
          <table:table-cell office:value-type="float" office:value="0.541146" calcext:value-type="float">
            <text:p>0.541146</text:p>
          </table:table-cell>
          <table:table-cell office:value-type="float" office:value="0.524646" calcext:value-type="float">
            <text:p>0.524646</text:p>
          </table:table-cell>
          <table:table-cell office:value-type="float" office:value="0.476338" calcext:value-type="float">
            <text:p>0.476338</text:p>
          </table:table-cell>
          <table:table-cell office:value-type="float" office:value="0.422536" calcext:value-type="float">
            <text:p>0.422536</text:p>
          </table:table-cell>
          <table:table-cell office:value-type="float" office:value="0.383347" calcext:value-type="float">
            <text:p>0.383347</text:p>
          </table:table-cell>
          <table:table-cell office:value-type="float" office:value="0.369293" calcext:value-type="float">
            <text:p>0.369293</text:p>
          </table:table-cell>
          <table:table-cell office:value-type="float" office:value="0.383347" calcext:value-type="float">
            <text:p>0.383347</text:p>
          </table:table-cell>
          <table:table-cell office:value-type="float" office:value="0.422536" calcext:value-type="float">
            <text:p>0.422536</text:p>
          </table:table-cell>
          <table:table-cell office:value-type="float" office:value="0.476338" calcext:value-type="float">
            <text:p>0.476338</text:p>
          </table:table-cell>
          <table:table-cell office:value-type="float" office:value="0.524646" calcext:value-type="float">
            <text:p>0.524646</text:p>
          </table:table-cell>
          <table:table-cell office:value-type="float" office:value="0.541146" calcext:value-type="float">
            <text:p>0.541146</text:p>
          </table:table-cell>
          <table:table-cell office:value-type="float" office:value="0.539742" calcext:value-type="float">
            <text:p>0.539742</text:p>
          </table:table-cell>
          <table:table-cell office:value-type="float" office:value="0.522336" calcext:value-type="float">
            <text:p>0.522336</text:p>
          </table:table-cell>
          <table:table-cell office:value-type="float" office:value="0.471755" calcext:value-type="float">
            <text:p>0.471755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375056" calcext:value-type="float">
            <text:p>0.375056</text:p>
          </table:table-cell>
          <table:table-cell office:value-type="float" office:value="0.36052" calcext:value-type="float">
            <text:p>0.36052</text:p>
          </table:table-cell>
          <table:table-cell office:value-type="float" office:value="0.375056" calcext:value-type="float">
            <text:p>0.375056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471755" calcext:value-type="float">
            <text:p>0.471755</text:p>
          </table:table-cell>
          <table:table-cell office:value-type="float" office:value="0.522336" calcext:value-type="float">
            <text:p>0.522336</text:p>
          </table:table-cell>
          <table:table-cell office:value-type="float" office:value="0.539742" calcext:value-type="float">
            <text:p>0.539742</text:p>
          </table:table-cell>
        </table:table-row>
        <table:table-row table:style-name="ro1">
          <table:table-cell office:value-type="float" office:value="0.710248" calcext:value-type="float">
            <text:p>0.710248</text:p>
          </table:table-cell>
          <table:table-cell office:value-type="float" office:value="0.623995" calcext:value-type="float">
            <text:p>0.623995</text:p>
          </table:table-cell>
          <table:table-cell office:value-type="float" office:value="0.622895" calcext:value-type="float">
            <text:p>0.622895</text:p>
          </table:table-cell>
          <table:table-cell office:value-type="float" office:value="0.619998" calcext:value-type="float">
            <text:p>0.619998</text:p>
          </table:table-cell>
          <table:table-cell office:value-type="float" office:value="0.616362" calcext:value-type="float">
            <text:p>0.616362</text:p>
          </table:table-cell>
          <table:table-cell office:value-type="float" office:value="0.613429" calcext:value-type="float">
            <text:p>0.613429</text:p>
          </table:table-cell>
          <table:table-cell office:value-type="float" office:value="0.612301" calcext:value-type="float">
            <text:p>0.612301</text:p>
          </table:table-cell>
          <table:table-cell office:value-type="float" office:value="0.613429" calcext:value-type="float">
            <text:p>0.613429</text:p>
          </table:table-cell>
          <table:table-cell office:value-type="float" office:value="0.616362" calcext:value-type="float">
            <text:p>0.616362</text:p>
          </table:table-cell>
          <table:table-cell office:value-type="float" office:value="0.619998" calcext:value-type="float">
            <text:p>0.619998</text:p>
          </table:table-cell>
          <table:table-cell office:value-type="float" office:value="0.622895" calcext:value-type="float">
            <text:p>0.622895</text:p>
          </table:table-cell>
          <table:table-cell office:value-type="float" office:value="0.623995" calcext:value-type="float">
            <text:p>0.623995</text:p>
          </table:table-cell>
          <table:table-cell office:value-type="float" office:value="0.614912" calcext:value-type="float">
            <text:p>0.614912</text:p>
          </table:table-cell>
          <table:table-cell office:value-type="float" office:value="0.614502" calcext:value-type="float">
            <text:p>0.614502</text:p>
          </table:table-cell>
          <table:table-cell office:value-type="float" office:value="0.613555" calcext:value-type="float">
            <text:p>0.613555</text:p>
          </table:table-cell>
          <table:table-cell office:value-type="float" office:value="0.61235" calcext:value-type="float">
            <text:p>0.61235</text:p>
          </table:table-cell>
          <table:table-cell office:value-type="float" office:value="0.611405" calcext:value-type="float">
            <text:p>0.611405</text:p>
          </table:table-cell>
          <table:table-cell office:value-type="float" office:value="0.611025" calcext:value-type="float">
            <text:p>0.611025</text:p>
          </table:table-cell>
          <table:table-cell office:value-type="float" office:value="0.611405" calcext:value-type="float">
            <text:p>0.611405</text:p>
          </table:table-cell>
          <table:table-cell office:value-type="float" office:value="0.61235" calcext:value-type="float">
            <text:p>0.61235</text:p>
          </table:table-cell>
          <table:table-cell office:value-type="float" office:value="0.613555" calcext:value-type="float">
            <text:p>0.613555</text:p>
          </table:table-cell>
          <table:table-cell office:value-type="float" office:value="0.614502" calcext:value-type="float">
            <text:p>0.614502</text:p>
          </table:table-cell>
          <table:table-cell office:value-type="float" office:value="0.614912" calcext:value-type="float">
            <text:p>0.614912</text:p>
          </table:table-cell>
          <table:table-cell office:value-type="float" office:value="0.611482" calcext:value-type="float">
            <text:p>0.611482</text:p>
          </table:table-cell>
          <table:table-cell office:value-type="float" office:value="0.610031" calcext:value-type="float">
            <text:p>0.610031</text:p>
          </table:table-cell>
          <table:table-cell office:value-type="float" office:value="0.60599" calcext:value-type="float">
            <text:p>0.60599</text:p>
          </table:table-cell>
          <table:table-cell office:value-type="float" office:value="0.60099" calcext:value-type="float">
            <text:p>0.60099</text:p>
          </table:table-cell>
          <table:table-cell office:value-type="float" office:value="0.596987" calcext:value-type="float">
            <text:p>0.596987</text:p>
          </table:table-cell>
          <table:table-cell office:value-type="float" office:value="0.595456" calcext:value-type="float">
            <text:p>0.595456</text:p>
          </table:table-cell>
          <table:table-cell office:value-type="float" office:value="0.596987" calcext:value-type="float">
            <text:p>0.596987</text:p>
          </table:table-cell>
          <table:table-cell office:value-type="float" office:value="0.60099" calcext:value-type="float">
            <text:p>0.60099</text:p>
          </table:table-cell>
          <table:table-cell office:value-type="float" office:value="0.60599" calcext:value-type="float">
            <text:p>0.60599</text:p>
          </table:table-cell>
          <table:table-cell office:value-type="float" office:value="0.610031" calcext:value-type="float">
            <text:p>0.610031</text:p>
          </table:table-cell>
          <table:table-cell office:value-type="float" office:value="0.611482" calcext:value-type="float">
            <text:p>0.611482</text:p>
          </table:table-cell>
          <table:table-cell office:value-type="float" office:value="0.604063" calcext:value-type="float">
            <text:p>0.604063</text:p>
          </table:table-cell>
          <table:table-cell office:value-type="float" office:value="0.601216" calcext:value-type="float">
            <text:p>0.601216</text:p>
          </table:table-cell>
          <table:table-cell office:value-type="float" office:value="0.592912" calcext:value-type="float">
            <text:p>0.592912</text:p>
          </table:table-cell>
          <table:table-cell office:value-type="float" office:value="0.582778" calcext:value-type="float">
            <text:p>0.582778</text:p>
          </table:table-cell>
          <table:table-cell office:value-type="float" office:value="0.574721" calcext:value-type="float">
            <text:p>0.574721</text:p>
          </table:table-cell>
          <table:table-cell office:value-type="float" office:value="0.571675" calcext:value-type="float">
            <text:p>0.571675</text:p>
          </table:table-cell>
          <table:table-cell office:value-type="float" office:value="0.574721" calcext:value-type="float">
            <text:p>0.574721</text:p>
          </table:table-cell>
          <table:table-cell office:value-type="float" office:value="0.582778" calcext:value-type="float">
            <text:p>0.582778</text:p>
          </table:table-cell>
          <table:table-cell office:value-type="float" office:value="0.592912" calcext:value-type="float">
            <text:p>0.592912</text:p>
          </table:table-cell>
          <table:table-cell office:value-type="float" office:value="0.601216" calcext:value-type="float">
            <text:p>0.601216</text:p>
          </table:table-cell>
          <table:table-cell office:value-type="float" office:value="0.604063" calcext:value-type="float">
            <text:p>0.604063</text:p>
          </table:table-cell>
          <table:table-cell office:value-type="float" office:value="0.596112" calcext:value-type="float">
            <text:p>0.596112</text:p>
          </table:table-cell>
          <table:table-cell office:value-type="float" office:value="0.591198" calcext:value-type="float">
            <text:p>0.591198</text:p>
          </table:table-cell>
          <table:table-cell office:value-type="float" office:value="0.576554" calcext:value-type="float">
            <text:p>0.576554</text:p>
          </table:table-cell>
          <table:table-cell office:value-type="float" office:value="0.558916" calcext:value-type="float">
            <text:p>0.558916</text:p>
          </table:table-cell>
          <table:table-cell office:value-type="float" office:value="0.54504" calcext:value-type="float">
            <text:p>0.54504</text:p>
          </table:table-cell>
          <table:table-cell office:value-type="float" office:value="0.539838" calcext:value-type="float">
            <text:p>0.539838</text:p>
          </table:table-cell>
          <table:table-cell office:value-type="float" office:value="0.54504" calcext:value-type="float">
            <text:p>0.54504</text:p>
          </table:table-cell>
          <table:table-cell office:value-type="float" office:value="0.558916" calcext:value-type="float">
            <text:p>0.558916</text:p>
          </table:table-cell>
          <table:table-cell office:value-type="float" office:value="0.576554" calcext:value-type="float">
            <text:p>0.576554</text:p>
          </table:table-cell>
          <table:table-cell office:value-type="float" office:value="0.591198" calcext:value-type="float">
            <text:p>0.591198</text:p>
          </table:table-cell>
          <table:table-cell office:value-type="float" office:value="0.596112" calcext:value-type="float">
            <text:p>0.596112</text:p>
          </table:table-cell>
          <table:table-cell office:value-type="float" office:value="0.58544" calcext:value-type="float">
            <text:p>0.58544</text:p>
          </table:table-cell>
          <table:table-cell office:value-type="float" office:value="0.57826" calcext:value-type="float">
            <text:p>0.57826</text:p>
          </table:table-cell>
          <table:table-cell office:value-type="float" office:value="0.556633" calcext:value-type="float">
            <text:p>0.556633</text:p>
          </table:table-cell>
          <table:table-cell office:value-type="float" office:value="0.530989" calcext:value-type="float">
            <text:p>0.530989</text:p>
          </table:table-cell>
          <table:table-cell office:value-type="float" office:value="0.51111" calcext:value-type="float">
            <text:p>0.51111</text:p>
          </table:table-cell>
          <table:table-cell office:value-type="float" office:value="0.50372" calcext:value-type="float">
            <text:p>0.50372</text:p>
          </table:table-cell>
          <table:table-cell office:value-type="float" office:value="0.51111" calcext:value-type="float">
            <text:p>0.51111</text:p>
          </table:table-cell>
          <table:table-cell office:value-type="float" office:value="0.530989" calcext:value-type="float">
            <text:p>0.530989</text:p>
          </table:table-cell>
          <table:table-cell office:value-type="float" office:value="0.556633" calcext:value-type="float">
            <text:p>0.556633</text:p>
          </table:table-cell>
          <table:table-cell office:value-type="float" office:value="0.57826" calcext:value-type="float">
            <text:p>0.57826</text:p>
          </table:table-cell>
          <table:table-cell office:value-type="float" office:value="0.58544" calcext:value-type="float">
            <text:p>0.58544</text:p>
          </table:table-cell>
          <table:table-cell office:value-type="float" office:value="0.574878" calcext:value-type="float">
            <text:p>0.574878</text:p>
          </table:table-cell>
          <table:table-cell office:value-type="float" office:value="0.56509" calcext:value-type="float">
            <text:p>0.56509</text:p>
          </table:table-cell>
          <table:table-cell office:value-type="float" office:value="0.535583" calcext:value-type="float">
            <text:p>0.535583</text:p>
          </table:table-cell>
          <table:table-cell office:value-type="float" office:value="0.501151" calcext:value-type="float">
            <text:p>0.501151</text:p>
          </table:table-cell>
          <table:table-cell office:value-type="float" office:value="0.474876" calcext:value-type="float">
            <text:p>0.474876</text:p>
          </table:table-cell>
          <table:table-cell office:value-type="float" office:value="0.465199" calcext:value-type="float">
            <text:p>0.465199</text:p>
          </table:table-cell>
          <table:table-cell office:value-type="float" office:value="0.474876" calcext:value-type="float">
            <text:p>0.474876</text:p>
          </table:table-cell>
          <table:table-cell office:value-type="float" office:value="0.501151" calcext:value-type="float">
            <text:p>0.501151</text:p>
          </table:table-cell>
          <table:table-cell office:value-type="float" office:value="0.535583" calcext:value-type="float">
            <text:p>0.535583</text:p>
          </table:table-cell>
          <table:table-cell office:value-type="float" office:value="0.56509" calcext:value-type="float">
            <text:p>0.56509</text:p>
          </table:table-cell>
          <table:table-cell office:value-type="float" office:value="0.574878" calcext:value-type="float">
            <text:p>0.574878</text:p>
          </table:table-cell>
          <table:table-cell office:value-type="float" office:value="0.563848" calcext:value-type="float">
            <text:p>0.563848</text:p>
          </table:table-cell>
          <table:table-cell office:value-type="float" office:value="0.551497" calcext:value-type="float">
            <text:p>0.551497</text:p>
          </table:table-cell>
          <table:table-cell office:value-type="float" office:value="0.514465" calcext:value-type="float">
            <text:p>0.514465</text:p>
          </table:table-cell>
          <table:table-cell office:value-type="float" office:value="0.471989" calcext:value-type="float">
            <text:p>0.471989</text:p>
          </table:table-cell>
          <table:table-cell office:value-type="float" office:value="0.440127" calcext:value-type="float">
            <text:p>0.440127</text:p>
          </table:table-cell>
          <table:table-cell office:value-type="float" office:value="0.428506" calcext:value-type="float">
            <text:p>0.428506</text:p>
          </table:table-cell>
          <table:table-cell office:value-type="float" office:value="0.440127" calcext:value-type="float">
            <text:p>0.440127</text:p>
          </table:table-cell>
          <table:table-cell office:value-type="float" office:value="0.471989" calcext:value-type="float">
            <text:p>0.471989</text:p>
          </table:table-cell>
          <table:table-cell office:value-type="float" office:value="0.514465" calcext:value-type="float">
            <text:p>0.514465</text:p>
          </table:table-cell>
          <table:table-cell office:value-type="float" office:value="0.551497" calcext:value-type="float">
            <text:p>0.551497</text:p>
          </table:table-cell>
          <table:table-cell office:value-type="float" office:value="0.563848" calcext:value-type="float">
            <text:p>0.563848</text:p>
          </table:table-cell>
          <table:table-cell office:value-type="float" office:value="0.554815" calcext:value-type="float">
            <text:p>0.554815</text:p>
          </table:table-cell>
          <table:table-cell office:value-type="float" office:value="0.540024" calcext:value-type="float">
            <text:p>0.540024</text:p>
          </table:table-cell>
          <table:table-cell office:value-type="float" office:value="0.496151" calcext:value-type="float">
            <text:p>0.496151</text:p>
          </table:table-cell>
          <table:table-cell office:value-type="float" office:value="0.446619" calcext:value-type="float">
            <text:p>0.446619</text:p>
          </table:table-cell>
          <table:table-cell office:value-type="float" office:value="0.410047" calcext:value-type="float">
            <text:p>0.410047</text:p>
          </table:table-cell>
          <table:table-cell office:value-type="float" office:value="0.396829" calcext:value-type="float">
            <text:p>0.396829</text:p>
          </table:table-cell>
          <table:table-cell office:value-type="float" office:value="0.410047" calcext:value-type="float">
            <text:p>0.410047</text:p>
          </table:table-cell>
          <table:table-cell office:value-type="float" office:value="0.446619" calcext:value-type="float">
            <text:p>0.446619</text:p>
          </table:table-cell>
          <table:table-cell office:value-type="float" office:value="0.496151" calcext:value-type="float">
            <text:p>0.496151</text:p>
          </table:table-cell>
          <table:table-cell office:value-type="float" office:value="0.540024" calcext:value-type="float">
            <text:p>0.540024</text:p>
          </table:table-cell>
          <table:table-cell office:value-type="float" office:value="0.554815" calcext:value-type="float">
            <text:p>0.554815</text:p>
          </table:table-cell>
          <table:table-cell office:value-type="float" office:value="0.548126" calcext:value-type="float">
            <text:p>0.548126</text:p>
          </table:table-cell>
          <table:table-cell office:value-type="float" office:value="0.531508" calcext:value-type="float">
            <text:p>0.531508</text:p>
          </table:table-cell>
          <table:table-cell office:value-type="float" office:value="0.482806" calcext:value-type="float">
            <text:p>0.482806</text:p>
          </table:table-cell>
          <table:table-cell office:value-type="float" office:value="0.42854" calcext:value-type="float">
            <text:p>0.42854</text:p>
          </table:table-cell>
          <table:table-cell office:value-type="float" office:value="0.388992" calcext:value-type="float">
            <text:p>0.388992</text:p>
          </table:table-cell>
          <table:table-cell office:value-type="float" office:value="0.374805" calcext:value-type="float">
            <text:p>0.374805</text:p>
          </table:table-cell>
          <table:table-cell office:value-type="float" office:value="0.388992" calcext:value-type="float">
            <text:p>0.388992</text:p>
          </table:table-cell>
          <table:table-cell office:value-type="float" office:value="0.42854" calcext:value-type="float">
            <text:p>0.42854</text:p>
          </table:table-cell>
          <table:table-cell office:value-type="float" office:value="0.482806" calcext:value-type="float">
            <text:p>0.482806</text:p>
          </table:table-cell>
          <table:table-cell office:value-type="float" office:value="0.531508" calcext:value-type="float">
            <text:p>0.531508</text:p>
          </table:table-cell>
          <table:table-cell office:value-type="float" office:value="0.548126" calcext:value-type="float">
            <text:p>0.548126</text:p>
          </table:table-cell>
          <table:table-cell office:value-type="float" office:value="0.54675" calcext:value-type="float">
            <text:p>0.54675</text:p>
          </table:table-cell>
          <table:table-cell office:value-type="float" office:value="0.52922" calcext:value-type="float">
            <text:p>0.52922</text:p>
          </table:table-cell>
          <table:table-cell office:value-type="float" office:value="0.478223" calcext:value-type="float">
            <text:p>0.478223</text:p>
          </table:table-cell>
          <table:table-cell office:value-type="float" office:value="0.421679" calcext:value-type="float">
            <text:p>0.421679</text:p>
          </table:table-cell>
          <table:table-cell office:value-type="float" office:value="0.380656" calcext:value-type="float">
            <text:p>0.380656</text:p>
          </table:table-cell>
          <table:table-cell office:value-type="float" office:value="0.36598" calcext:value-type="float">
            <text:p>0.36598</text:p>
          </table:table-cell>
          <table:table-cell office:value-type="float" office:value="0.380656" calcext:value-type="float">
            <text:p>0.380656</text:p>
          </table:table-cell>
          <table:table-cell office:value-type="float" office:value="0.421679" calcext:value-type="float">
            <text:p>0.421679</text:p>
          </table:table-cell>
          <table:table-cell office:value-type="float" office:value="0.478223" calcext:value-type="float">
            <text:p>0.478223</text:p>
          </table:table-cell>
          <table:table-cell office:value-type="float" office:value="0.52922" calcext:value-type="float">
            <text:p>0.52922</text:p>
          </table:table-cell>
          <table:table-cell office:value-type="float" office:value="0.54675" calcext:value-type="float">
            <text:p>0.54675</text:p>
          </table:table-cell>
        </table:table-row>
        <table:table-row table:style-name="ro1">
          <table:table-cell office:value-type="float" office:value="0.718472" calcext:value-type="float">
            <text:p>0.718472</text:p>
          </table:table-cell>
          <table:table-cell office:value-type="float" office:value="0.630349" calcext:value-type="float">
            <text:p>0.630349</text:p>
          </table:table-cell>
          <table:table-cell office:value-type="float" office:value="0.629239" calcext:value-type="float">
            <text:p>0.629239</text:p>
          </table:table-cell>
          <table:table-cell office:value-type="float" office:value="0.626312" calcext:value-type="float">
            <text:p>0.626312</text:p>
          </table:table-cell>
          <table:table-cell office:value-type="float" office:value="0.622639" calcext:value-type="float">
            <text:p>0.622639</text:p>
          </table:table-cell>
          <table:table-cell office:value-type="float" office:value="0.619675" calcext:value-type="float">
            <text:p>0.619675</text:p>
          </table:table-cell>
          <table:table-cell office:value-type="float" office:value="0.618536" calcext:value-type="float">
            <text:p>0.618536</text:p>
          </table:table-cell>
          <table:table-cell office:value-type="float" office:value="0.619675" calcext:value-type="float">
            <text:p>0.619675</text:p>
          </table:table-cell>
          <table:table-cell office:value-type="float" office:value="0.622639" calcext:value-type="float">
            <text:p>0.622639</text:p>
          </table:table-cell>
          <table:table-cell office:value-type="float" office:value="0.626312" calcext:value-type="float">
            <text:p>0.626312</text:p>
          </table:table-cell>
          <table:table-cell office:value-type="float" office:value="0.629239" calcext:value-type="float">
            <text:p>0.629239</text:p>
          </table:table-cell>
          <table:table-cell office:value-type="float" office:value="0.630349" calcext:value-type="float">
            <text:p>0.630349</text:p>
          </table:table-cell>
          <table:table-cell office:value-type="float" office:value="0.621178" calcext:value-type="float">
            <text:p>0.621178</text:p>
          </table:table-cell>
          <table:table-cell office:value-type="float" office:value="0.620766" calcext:value-type="float">
            <text:p>0.620766</text:p>
          </table:table-cell>
          <table:table-cell office:value-type="float" office:value="0.619811" calcext:value-type="float">
            <text:p>0.619811</text:p>
          </table:table-cell>
          <table:table-cell office:value-type="float" office:value="0.618597" calcext:value-type="float">
            <text:p>0.618597</text:p>
          </table:table-cell>
          <table:table-cell office:value-type="float" office:value="0.617645" calcext:value-type="float">
            <text:p>0.617645</text:p>
          </table:table-cell>
          <table:table-cell office:value-type="float" office:value="0.617261" calcext:value-type="float">
            <text:p>0.617261</text:p>
          </table:table-cell>
          <table:table-cell office:value-type="float" office:value="0.617645" calcext:value-type="float">
            <text:p>0.617645</text:p>
          </table:table-cell>
          <table:table-cell office:value-type="float" office:value="0.618597" calcext:value-type="float">
            <text:p>0.618597</text:p>
          </table:table-cell>
          <table:table-cell office:value-type="float" office:value="0.619811" calcext:value-type="float">
            <text:p>0.619811</text:p>
          </table:table-cell>
          <table:table-cell office:value-type="float" office:value="0.620766" calcext:value-type="float">
            <text:p>0.620766</text:p>
          </table:table-cell>
          <table:table-cell office:value-type="float" office:value="0.621178" calcext:value-type="float">
            <text:p>0.621178</text:p>
          </table:table-cell>
          <table:table-cell office:value-type="float" office:value="0.617733" calcext:value-type="float">
            <text:p>0.617733</text:p>
          </table:table-cell>
          <table:table-cell office:value-type="float" office:value="0.616272" calcext:value-type="float">
            <text:p>0.616272</text:p>
          </table:table-cell>
          <table:table-cell office:value-type="float" office:value="0.612199" calcext:value-type="float">
            <text:p>0.612199</text:p>
          </table:table-cell>
          <table:table-cell office:value-type="float" office:value="0.607158" calcext:value-type="float">
            <text:p>0.607158</text:p>
          </table:table-cell>
          <table:table-cell office:value-type="float" office:value="0.603122" calcext:value-type="float">
            <text:p>0.603122</text:p>
          </table:table-cell>
          <table:table-cell office:value-type="float" office:value="0.601579" calcext:value-type="float">
            <text:p>0.601579</text:p>
          </table:table-cell>
          <table:table-cell office:value-type="float" office:value="0.603122" calcext:value-type="float">
            <text:p>0.603122</text:p>
          </table:table-cell>
          <table:table-cell office:value-type="float" office:value="0.607158" calcext:value-type="float">
            <text:p>0.607158</text:p>
          </table:table-cell>
          <table:table-cell office:value-type="float" office:value="0.612199" calcext:value-type="float">
            <text:p>0.612199</text:p>
          </table:table-cell>
          <table:table-cell office:value-type="float" office:value="0.616272" calcext:value-type="float">
            <text:p>0.616272</text:p>
          </table:table-cell>
          <table:table-cell office:value-type="float" office:value="0.617733" calcext:value-type="float">
            <text:p>0.617733</text:p>
          </table:table-cell>
          <table:table-cell office:value-type="float" office:value="0.610272" calcext:value-type="float">
            <text:p>0.610272</text:p>
          </table:table-cell>
          <table:table-cell office:value-type="float" office:value="0.607405" calcext:value-type="float">
            <text:p>0.607405</text:p>
          </table:table-cell>
          <table:table-cell office:value-type="float" office:value="0.599036" calcext:value-type="float">
            <text:p>0.599036</text:p>
          </table:table-cell>
          <table:table-cell office:value-type="float" office:value="0.588823" calcext:value-type="float">
            <text:p>0.588823</text:p>
          </table:table-cell>
          <table:table-cell office:value-type="float" office:value="0.580701" calcext:value-type="float">
            <text:p>0.580701</text:p>
          </table:table-cell>
          <table:table-cell office:value-type="float" office:value="0.577631" calcext:value-type="float">
            <text:p>0.577631</text:p>
          </table:table-cell>
          <table:table-cell office:value-type="float" office:value="0.580701" calcext:value-type="float">
            <text:p>0.580701</text:p>
          </table:table-cell>
          <table:table-cell office:value-type="float" office:value="0.588823" calcext:value-type="float">
            <text:p>0.588823</text:p>
          </table:table-cell>
          <table:table-cell office:value-type="float" office:value="0.599036" calcext:value-type="float">
            <text:p>0.599036</text:p>
          </table:table-cell>
          <table:table-cell office:value-type="float" office:value="0.607405" calcext:value-type="float">
            <text:p>0.607405</text:p>
          </table:table-cell>
          <table:table-cell office:value-type="float" office:value="0.610272" calcext:value-type="float">
            <text:p>0.610272</text:p>
          </table:table-cell>
          <table:table-cell office:value-type="float" office:value="0.602292" calcext:value-type="float">
            <text:p>0.602292</text:p>
          </table:table-cell>
          <table:table-cell office:value-type="float" office:value="0.597343" calcext:value-type="float">
            <text:p>0.597343</text:p>
          </table:table-cell>
          <table:table-cell office:value-type="float" office:value="0.582583" calcext:value-type="float">
            <text:p>0.582583</text:p>
          </table:table-cell>
          <table:table-cell office:value-type="float" office:value="0.564806" calcext:value-type="float">
            <text:p>0.564806</text:p>
          </table:table-cell>
          <table:table-cell office:value-type="float" office:value="0.550818" calcext:value-type="float">
            <text:p>0.550818</text:p>
          </table:table-cell>
          <table:table-cell office:value-type="float" office:value="0.545574" calcext:value-type="float">
            <text:p>0.545574</text:p>
          </table:table-cell>
          <table:table-cell office:value-type="float" office:value="0.550818" calcext:value-type="float">
            <text:p>0.550818</text:p>
          </table:table-cell>
          <table:table-cell office:value-type="float" office:value="0.564806" calcext:value-type="float">
            <text:p>0.564806</text:p>
          </table:table-cell>
          <table:table-cell office:value-type="float" office:value="0.582583" calcext:value-type="float">
            <text:p>0.582583</text:p>
          </table:table-cell>
          <table:table-cell office:value-type="float" office:value="0.597343" calcext:value-type="float">
            <text:p>0.597343</text:p>
          </table:table-cell>
          <table:table-cell office:value-type="float" office:value="0.602292" calcext:value-type="float">
            <text:p>0.602292</text:p>
          </table:table-cell>
          <table:table-cell office:value-type="float" office:value="0.591575" calcext:value-type="float">
            <text:p>0.591575</text:p>
          </table:table-cell>
          <table:table-cell office:value-type="float" office:value="0.584344" calcext:value-type="float">
            <text:p>0.584344</text:p>
          </table:table-cell>
          <table:table-cell office:value-type="float" office:value="0.562552" calcext:value-type="float">
            <text:p>0.562552</text:p>
          </table:table-cell>
          <table:table-cell office:value-type="float" office:value="0.53671" calcext:value-type="float">
            <text:p>0.53671</text:p>
          </table:table-cell>
          <table:table-cell office:value-type="float" office:value="0.516671" calcext:value-type="float">
            <text:p>0.516671</text:p>
          </table:table-cell>
          <table:table-cell office:value-type="float" office:value="0.509223" calcext:value-type="float">
            <text:p>0.509223</text:p>
          </table:table-cell>
          <table:table-cell office:value-type="float" office:value="0.516671" calcext:value-type="float">
            <text:p>0.516671</text:p>
          </table:table-cell>
          <table:table-cell office:value-type="float" office:value="0.53671" calcext:value-type="float">
            <text:p>0.53671</text:p>
          </table:table-cell>
          <table:table-cell office:value-type="float" office:value="0.562552" calcext:value-type="float">
            <text:p>0.562552</text:p>
          </table:table-cell>
          <table:table-cell office:value-type="float" office:value="0.584344" calcext:value-type="float">
            <text:p>0.584344</text:p>
          </table:table-cell>
          <table:table-cell office:value-type="float" office:value="0.591575" calcext:value-type="float">
            <text:p>0.591575</text:p>
          </table:table-cell>
          <table:table-cell office:value-type="float" office:value="0.580987" calcext:value-type="float">
            <text:p>0.580987</text:p>
          </table:table-cell>
          <table:table-cell office:value-type="float" office:value="0.571132" calcext:value-type="float">
            <text:p>0.571132</text:p>
          </table:table-cell>
          <table:table-cell office:value-type="float" office:value="0.541402" calcext:value-type="float">
            <text:p>0.541402</text:p>
          </table:table-cell>
          <table:table-cell office:value-type="float" office:value="0.506705" calcext:value-type="float">
            <text:p>0.506705</text:p>
          </table:table-cell>
          <table:table-cell office:value-type="float" office:value="0.48022" calcext:value-type="float">
            <text:p>0.48022</text:p>
          </table:table-cell>
          <table:table-cell office:value-type="float" office:value="0.470465" calcext:value-type="float">
            <text:p>0.470465</text:p>
          </table:table-cell>
          <table:table-cell office:value-type="float" office:value="0.48022" calcext:value-type="float">
            <text:p>0.48022</text:p>
          </table:table-cell>
          <table:table-cell office:value-type="float" office:value="0.506705" calcext:value-type="float">
            <text:p>0.506705</text:p>
          </table:table-cell>
          <table:table-cell office:value-type="float" office:value="0.541402" calcext:value-type="float">
            <text:p>0.541402</text:p>
          </table:table-cell>
          <table:table-cell office:value-type="float" office:value="0.571132" calcext:value-type="float">
            <text:p>0.571132</text:p>
          </table:table-cell>
          <table:table-cell office:value-type="float" office:value="0.580987" calcext:value-type="float">
            <text:p>0.580987</text:p>
          </table:table-cell>
          <table:table-cell office:value-type="float" office:value="0.569929" calcext:value-type="float">
            <text:p>0.569929</text:p>
          </table:table-cell>
          <table:table-cell office:value-type="float" office:value="0.557496" calcext:value-type="float">
            <text:p>0.557496</text:p>
          </table:table-cell>
          <table:table-cell office:value-type="float" office:value="0.520194" calcext:value-type="float">
            <text:p>0.520194</text:p>
          </table:table-cell>
          <table:table-cell office:value-type="float" office:value="0.477397" calcext:value-type="float">
            <text:p>0.477397</text:p>
          </table:table-cell>
          <table:table-cell office:value-type="float" office:value="0.445284" calcext:value-type="float">
            <text:p>0.445284</text:p>
          </table:table-cell>
          <table:table-cell office:value-type="float" office:value="0.433569" calcext:value-type="float">
            <text:p>0.433569</text:p>
          </table:table-cell>
          <table:table-cell office:value-type="float" office:value="0.445284" calcext:value-type="float">
            <text:p>0.445284</text:p>
          </table:table-cell>
          <table:table-cell office:value-type="float" office:value="0.477397" calcext:value-type="float">
            <text:p>0.477397</text:p>
          </table:table-cell>
          <table:table-cell office:value-type="float" office:value="0.520194" calcext:value-type="float">
            <text:p>0.520194</text:p>
          </table:table-cell>
          <table:table-cell office:value-type="float" office:value="0.557496" calcext:value-type="float">
            <text:p>0.557496</text:p>
          </table:table-cell>
          <table:table-cell office:value-type="float" office:value="0.569929" calcext:value-type="float">
            <text:p>0.569929</text:p>
          </table:table-cell>
          <table:table-cell office:value-type="float" office:value="0.56089" calcext:value-type="float">
            <text:p>0.56089</text:p>
          </table:table-cell>
          <table:table-cell office:value-type="float" office:value="0.546004" calcext:value-type="float">
            <text:p>0.546004</text:p>
          </table:table-cell>
          <table:table-cell office:value-type="float" office:value="0.501818" calcext:value-type="float">
            <text:p>0.501818</text:p>
          </table:table-cell>
          <table:table-cell office:value-type="float" office:value="0.451916" calcext:value-type="float">
            <text:p>0.451916</text:p>
          </table:table-cell>
          <table:table-cell office:value-type="float" office:value="0.415055" calcext:value-type="float">
            <text:p>0.415055</text:p>
          </table:table-cell>
          <table:table-cell office:value-type="float" office:value="0.40173" calcext:value-type="float">
            <text:p>0.40173</text:p>
          </table:table-cell>
          <table:table-cell office:value-type="float" office:value="0.415055" calcext:value-type="float">
            <text:p>0.415055</text:p>
          </table:table-cell>
          <table:table-cell office:value-type="float" office:value="0.451916" calcext:value-type="float">
            <text:p>0.451916</text:p>
          </table:table-cell>
          <table:table-cell office:value-type="float" office:value="0.501818" calcext:value-type="float">
            <text:p>0.501818</text:p>
          </table:table-cell>
          <table:table-cell office:value-type="float" office:value="0.546004" calcext:value-type="float">
            <text:p>0.546004</text:p>
          </table:table-cell>
          <table:table-cell office:value-type="float" office:value="0.56089" calcext:value-type="float">
            <text:p>0.56089</text:p>
          </table:table-cell>
          <table:table-cell office:value-type="float" office:value="0.554196" calcext:value-type="float">
            <text:p>0.554196</text:p>
          </table:table-cell>
          <table:table-cell office:value-type="float" office:value="0.537475" calcext:value-type="float">
            <text:p>0.537475</text:p>
          </table:table-cell>
          <table:table-cell office:value-type="float" office:value="0.488435" calcext:value-type="float">
            <text:p>0.488435</text:p>
          </table:table-cell>
          <table:table-cell office:value-type="float" office:value="0.43377" calcext:value-type="float">
            <text:p>0.43377</text:p>
          </table:table-cell>
          <table:table-cell office:value-type="float" office:value="0.393912" calcext:value-type="float">
            <text:p>0.393912</text:p>
          </table:table-cell>
          <table:table-cell office:value-type="float" office:value="0.37961" calcext:value-type="float">
            <text:p>0.37961</text:p>
          </table:table-cell>
          <table:table-cell office:value-type="float" office:value="0.393912" calcext:value-type="float">
            <text:p>0.393912</text:p>
          </table:table-cell>
          <table:table-cell office:value-type="float" office:value="0.43377" calcext:value-type="float">
            <text:p>0.43377</text:p>
          </table:table-cell>
          <table:table-cell office:value-type="float" office:value="0.488435" calcext:value-type="float">
            <text:p>0.488435</text:p>
          </table:table-cell>
          <table:table-cell office:value-type="float" office:value="0.537475" calcext:value-type="float">
            <text:p>0.537475</text:p>
          </table:table-cell>
          <table:table-cell office:value-type="float" office:value="0.554196" calcext:value-type="float">
            <text:p>0.554196</text:p>
          </table:table-cell>
          <table:table-cell office:value-type="float" office:value="0.552845" calcext:value-type="float">
            <text:p>0.552845</text:p>
          </table:table-cell>
          <table:table-cell office:value-type="float" office:value="0.535206" calcext:value-type="float">
            <text:p>0.535206</text:p>
          </table:table-cell>
          <table:table-cell office:value-type="float" office:value="0.483853" calcext:value-type="float">
            <text:p>0.483853</text:p>
          </table:table-cell>
          <table:table-cell office:value-type="float" office:value="0.426887" calcext:value-type="float">
            <text:p>0.426887</text:p>
          </table:table-cell>
          <table:table-cell office:value-type="float" office:value="0.385537" calcext:value-type="float">
            <text:p>0.385537</text:p>
          </table:table-cell>
          <table:table-cell office:value-type="float" office:value="0.37074" calcext:value-type="float">
            <text:p>0.37074</text:p>
          </table:table-cell>
          <table:table-cell office:value-type="float" office:value="0.385537" calcext:value-type="float">
            <text:p>0.385537</text:p>
          </table:table-cell>
          <table:table-cell office:value-type="float" office:value="0.426887" calcext:value-type="float">
            <text:p>0.426887</text:p>
          </table:table-cell>
          <table:table-cell office:value-type="float" office:value="0.483853" calcext:value-type="float">
            <text:p>0.483853</text:p>
          </table:table-cell>
          <table:table-cell office:value-type="float" office:value="0.535206" calcext:value-type="float">
            <text:p>0.535206</text:p>
          </table:table-cell>
          <table:table-cell office:value-type="float" office:value="0.552845" calcext:value-type="float">
            <text:p>0.552845</text:p>
          </table:table-cell>
        </table:table-row>
        <table:table-row table:style-name="ro1">
          <table:table-cell office:value-type="float" office:value="0.727251" calcext:value-type="float">
            <text:p>0.727251</text:p>
          </table:table-cell>
          <table:table-cell office:value-type="float" office:value="0.637116" calcext:value-type="float">
            <text:p>0.637116</text:p>
          </table:table-cell>
          <table:table-cell office:value-type="float" office:value="0.635995" calcext:value-type="float">
            <text:p>0.635995</text:p>
          </table:table-cell>
          <table:table-cell office:value-type="float" office:value="0.633036" calcext:value-type="float">
            <text:p>0.633036</text:p>
          </table:table-cell>
          <table:table-cell office:value-type="float" office:value="0.629324" calcext:value-type="float">
            <text:p>0.629324</text:p>
          </table:table-cell>
          <table:table-cell office:value-type="float" office:value="0.626328" calcext:value-type="float">
            <text:p>0.626328</text:p>
          </table:table-cell>
          <table:table-cell office:value-type="float" office:value="0.625177" calcext:value-type="float">
            <text:p>0.625177</text:p>
          </table:table-cell>
          <table:table-cell office:value-type="float" office:value="0.626328" calcext:value-type="float">
            <text:p>0.626328</text:p>
          </table:table-cell>
          <table:table-cell office:value-type="float" office:value="0.629324" calcext:value-type="float">
            <text:p>0.629324</text:p>
          </table:table-cell>
          <table:table-cell office:value-type="float" office:value="0.633036" calcext:value-type="float">
            <text:p>0.633036</text:p>
          </table:table-cell>
          <table:table-cell office:value-type="float" office:value="0.635995" calcext:value-type="float">
            <text:p>0.635995</text:p>
          </table:table-cell>
          <table:table-cell office:value-type="float" office:value="0.637116" calcext:value-type="float">
            <text:p>0.637116</text:p>
          </table:table-cell>
          <table:table-cell office:value-type="float" office:value="0.627852" calcext:value-type="float">
            <text:p>0.627852</text:p>
          </table:table-cell>
          <table:table-cell office:value-type="float" office:value="0.627438" calcext:value-type="float">
            <text:p>0.627438</text:p>
          </table:table-cell>
          <table:table-cell office:value-type="float" office:value="0.626475" calcext:value-type="float">
            <text:p>0.626475</text:p>
          </table:table-cell>
          <table:table-cell office:value-type="float" office:value="0.625251" calcext:value-type="float">
            <text:p>0.625251</text:p>
          </table:table-cell>
          <table:table-cell office:value-type="float" office:value="0.624291" calcext:value-type="float">
            <text:p>0.624291</text:p>
          </table:table-cell>
          <table:table-cell office:value-type="float" office:value="0.623904" calcext:value-type="float">
            <text:p>0.623904</text:p>
          </table:table-cell>
          <table:table-cell office:value-type="float" office:value="0.624291" calcext:value-type="float">
            <text:p>0.624291</text:p>
          </table:table-cell>
          <table:table-cell office:value-type="float" office:value="0.625251" calcext:value-type="float">
            <text:p>0.625251</text:p>
          </table:table-cell>
          <table:table-cell office:value-type="float" office:value="0.626475" calcext:value-type="float">
            <text:p>0.626475</text:p>
          </table:table-cell>
          <table:table-cell office:value-type="float" office:value="0.627438" calcext:value-type="float">
            <text:p>0.627438</text:p>
          </table:table-cell>
          <table:table-cell office:value-type="float" office:value="0.627852" calcext:value-type="float">
            <text:p>0.627852</text:p>
          </table:table-cell>
          <table:table-cell office:value-type="float" office:value="0.624393" calcext:value-type="float">
            <text:p>0.624393</text:p>
          </table:table-cell>
          <table:table-cell office:value-type="float" office:value="0.622921" calcext:value-type="float">
            <text:p>0.622921</text:p>
          </table:table-cell>
          <table:table-cell office:value-type="float" office:value="0.618812" calcext:value-type="float">
            <text:p>0.618812</text:p>
          </table:table-cell>
          <table:table-cell office:value-type="float" office:value="0.613729" calcext:value-type="float">
            <text:p>0.613729</text:p>
          </table:table-cell>
          <table:table-cell office:value-type="float" office:value="0.609658" calcext:value-type="float">
            <text:p>0.609658</text:p>
          </table:table-cell>
          <table:table-cell office:value-type="float" office:value="0.608102" calcext:value-type="float">
            <text:p>0.608102</text:p>
          </table:table-cell>
          <table:table-cell office:value-type="float" office:value="0.609658" calcext:value-type="float">
            <text:p>0.609658</text:p>
          </table:table-cell>
          <table:table-cell office:value-type="float" office:value="0.613729" calcext:value-type="float">
            <text:p>0.613729</text:p>
          </table:table-cell>
          <table:table-cell office:value-type="float" office:value="0.618812" calcext:value-type="float">
            <text:p>0.618812</text:p>
          </table:table-cell>
          <table:table-cell office:value-type="float" office:value="0.622921" calcext:value-type="float">
            <text:p>0.622921</text:p>
          </table:table-cell>
          <table:table-cell office:value-type="float" office:value="0.624393" calcext:value-type="float">
            <text:p>0.624393</text:p>
          </table:table-cell>
          <table:table-cell office:value-type="float" office:value="0.616887" calcext:value-type="float">
            <text:p>0.616887</text:p>
          </table:table-cell>
          <table:table-cell office:value-type="float" office:value="0.613999" calcext:value-type="float">
            <text:p>0.613999</text:p>
          </table:table-cell>
          <table:table-cell office:value-type="float" office:value="0.605561" calcext:value-type="float">
            <text:p>0.605561</text:p>
          </table:table-cell>
          <table:table-cell office:value-type="float" office:value="0.595264" calcext:value-type="float">
            <text:p>0.595264</text:p>
          </table:table-cell>
          <table:table-cell office:value-type="float" office:value="0.587074" calcext:value-type="float">
            <text:p>0.587074</text:p>
          </table:table-cell>
          <table:table-cell office:value-type="float" office:value="0.583978" calcext:value-type="float">
            <text:p>0.583978</text:p>
          </table:table-cell>
          <table:table-cell office:value-type="float" office:value="0.587074" calcext:value-type="float">
            <text:p>0.587074</text:p>
          </table:table-cell>
          <table:table-cell office:value-type="float" office:value="0.595264" calcext:value-type="float">
            <text:p>0.595264</text:p>
          </table:table-cell>
          <table:table-cell office:value-type="float" office:value="0.605561" calcext:value-type="float">
            <text:p>0.605561</text:p>
          </table:table-cell>
          <table:table-cell office:value-type="float" office:value="0.613999" calcext:value-type="float">
            <text:p>0.613999</text:p>
          </table:table-cell>
          <table:table-cell office:value-type="float" office:value="0.616887" calcext:value-type="float">
            <text:p>0.616887</text:p>
          </table:table-cell>
          <table:table-cell office:value-type="float" office:value="0.608878" calcext:value-type="float">
            <text:p>0.608878</text:p>
          </table:table-cell>
          <table:table-cell office:value-type="float" office:value="0.603891" calcext:value-type="float">
            <text:p>0.603891</text:p>
          </table:table-cell>
          <table:table-cell office:value-type="float" office:value="0.589009" calcext:value-type="float">
            <text:p>0.589009</text:p>
          </table:table-cell>
          <table:table-cell office:value-type="float" office:value="0.571085" calcext:value-type="float">
            <text:p>0.571085</text:p>
          </table:table-cell>
          <table:table-cell office:value-type="float" office:value="0.556978" calcext:value-type="float">
            <text:p>0.556978</text:p>
          </table:table-cell>
          <table:table-cell office:value-type="float" office:value="0.55169" calcext:value-type="float">
            <text:p>0.55169</text:p>
          </table:table-cell>
          <table:table-cell office:value-type="float" office:value="0.556978" calcext:value-type="float">
            <text:p>0.556978</text:p>
          </table:table-cell>
          <table:table-cell office:value-type="float" office:value="0.571085" calcext:value-type="float">
            <text:p>0.571085</text:p>
          </table:table-cell>
          <table:table-cell office:value-type="float" office:value="0.589009" calcext:value-type="float">
            <text:p>0.589009</text:p>
          </table:table-cell>
          <table:table-cell office:value-type="float" office:value="0.603891" calcext:value-type="float">
            <text:p>0.603891</text:p>
          </table:table-cell>
          <table:table-cell office:value-type="float" office:value="0.608878" calcext:value-type="float">
            <text:p>0.608878</text:p>
          </table:table-cell>
          <table:table-cell office:value-type="float" office:value="0.598114" calcext:value-type="float">
            <text:p>0.598114</text:p>
          </table:table-cell>
          <table:table-cell office:value-type="float" office:value="0.590829" calcext:value-type="float">
            <text:p>0.590829</text:p>
          </table:table-cell>
          <table:table-cell office:value-type="float" office:value="0.568863" calcext:value-type="float">
            <text:p>0.568863</text:p>
          </table:table-cell>
          <table:table-cell office:value-type="float" office:value="0.54281" calcext:value-type="float">
            <text:p>0.54281</text:p>
          </table:table-cell>
          <table:table-cell office:value-type="float" office:value="0.522604" calcext:value-type="float">
            <text:p>0.522604</text:p>
          </table:table-cell>
          <table:table-cell office:value-type="float" office:value="0.515094" calcext:value-type="float">
            <text:p>0.515094</text:p>
          </table:table-cell>
          <table:table-cell office:value-type="float" office:value="0.522604" calcext:value-type="float">
            <text:p>0.522604</text:p>
          </table:table-cell>
          <table:table-cell office:value-type="float" office:value="0.54281" calcext:value-type="float">
            <text:p>0.54281</text:p>
          </table:table-cell>
          <table:table-cell office:value-type="float" office:value="0.568863" calcext:value-type="float">
            <text:p>0.568863</text:p>
          </table:table-cell>
          <table:table-cell office:value-type="float" office:value="0.590829" calcext:value-type="float">
            <text:p>0.590829</text:p>
          </table:table-cell>
          <table:table-cell office:value-type="float" office:value="0.598114" calcext:value-type="float">
            <text:p>0.598114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77573" calcext:value-type="float">
            <text:p>0.577573</text:p>
          </table:table-cell>
          <table:table-cell office:value-type="float" office:value="0.547609" calcext:value-type="float">
            <text:p>0.547609</text:p>
          </table:table-cell>
          <table:table-cell office:value-type="float" office:value="0.512631" calcext:value-type="float">
            <text:p>0.512631</text:p>
          </table:table-cell>
          <table:table-cell office:value-type="float" office:value="0.485924" calcext:value-type="float">
            <text:p>0.485924</text:p>
          </table:table-cell>
          <table:table-cell office:value-type="float" office:value="0.476087" calcext:value-type="float">
            <text:p>0.476087</text:p>
          </table:table-cell>
          <table:table-cell office:value-type="float" office:value="0.485924" calcext:value-type="float">
            <text:p>0.485924</text:p>
          </table:table-cell>
          <table:table-cell office:value-type="float" office:value="0.512631" calcext:value-type="float">
            <text:p>0.512631</text:p>
          </table:table-cell>
          <table:table-cell office:value-type="float" office:value="0.547609" calcext:value-type="float">
            <text:p>0.547609</text:p>
          </table:table-cell>
          <table:table-cell office:value-type="float" office:value="0.577573" calcext:value-type="float">
            <text:p>0.577573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76412" calcext:value-type="float">
            <text:p>0.576412</text:p>
          </table:table-cell>
          <table:table-cell office:value-type="float" office:value="0.563893" calcext:value-type="float">
            <text:p>0.563893</text:p>
          </table:table-cell>
          <table:table-cell office:value-type="float" office:value="0.526306" calcext:value-type="float">
            <text:p>0.526306</text:p>
          </table:table-cell>
          <table:table-cell office:value-type="float" office:value="0.48317" calcext:value-type="float">
            <text:p>0.48317</text:p>
          </table:table-cell>
          <table:table-cell office:value-type="float" office:value="0.45079" calcext:value-type="float">
            <text:p>0.45079</text:p>
          </table:table-cell>
          <table:table-cell office:value-type="float" office:value="0.438977" calcext:value-type="float">
            <text:p>0.438977</text:p>
          </table:table-cell>
          <table:table-cell office:value-type="float" office:value="0.45079" calcext:value-type="float">
            <text:p>0.45079</text:p>
          </table:table-cell>
          <table:table-cell office:value-type="float" office:value="0.48317" calcext:value-type="float">
            <text:p>0.48317</text:p>
          </table:table-cell>
          <table:table-cell office:value-type="float" office:value="0.526306" calcext:value-type="float">
            <text:p>0.526306</text:p>
          </table:table-cell>
          <table:table-cell office:value-type="float" office:value="0.563893" calcext:value-type="float">
            <text:p>0.563893</text:p>
          </table:table-cell>
          <table:table-cell office:value-type="float" office:value="0.576412" calcext:value-type="float">
            <text:p>0.576412</text:p>
          </table:table-cell>
          <table:table-cell office:value-type="float" office:value="0.567369" calcext:value-type="float">
            <text:p>0.567369</text:p>
          </table:table-cell>
          <table:table-cell office:value-type="float" office:value="0.552383" calcext:value-type="float">
            <text:p>0.552383</text:p>
          </table:table-cell>
          <table:table-cell office:value-type="float" office:value="0.507867" calcext:value-type="float">
            <text:p>0.507867</text:p>
          </table:table-cell>
          <table:table-cell office:value-type="float" office:value="0.457572" calcext:value-type="float">
            <text:p>0.457572</text:p>
          </table:table-cell>
          <table:table-cell office:value-type="float" office:value="0.420406" calcext:value-type="float">
            <text:p>0.420406</text:p>
          </table:table-cell>
          <table:table-cell office:value-type="float" office:value="0.406968" calcext:value-type="float">
            <text:p>0.406968</text:p>
          </table:table-cell>
          <table:table-cell office:value-type="float" office:value="0.420406" calcext:value-type="float">
            <text:p>0.420406</text:p>
          </table:table-cell>
          <table:table-cell office:value-type="float" office:value="0.457572" calcext:value-type="float">
            <text:p>0.457572</text:p>
          </table:table-cell>
          <table:table-cell office:value-type="float" office:value="0.507867" calcext:value-type="float">
            <text:p>0.507867</text:p>
          </table:table-cell>
          <table:table-cell office:value-type="float" office:value="0.552383" calcext:value-type="float">
            <text:p>0.552383</text:p>
          </table:table-cell>
          <table:table-cell office:value-type="float" office:value="0.567369" calcext:value-type="float">
            <text:p>0.567369</text:p>
          </table:table-cell>
          <table:table-cell office:value-type="float" office:value="0.560669" calcext:value-type="float">
            <text:p>0.560669</text:p>
          </table:table-cell>
          <table:table-cell office:value-type="float" office:value="0.543841" calcext:value-type="float">
            <text:p>0.543841</text:p>
          </table:table-cell>
          <table:table-cell office:value-type="float" office:value="0.494443" calcext:value-type="float">
            <text:p>0.494443</text:p>
          </table:table-cell>
          <table:table-cell office:value-type="float" office:value="0.439355" calcext:value-type="float">
            <text:p>0.439355</text:p>
          </table:table-cell>
          <table:table-cell office:value-type="float" office:value="0.39917" calcext:value-type="float">
            <text:p>0.39917</text:p>
          </table:table-cell>
          <table:table-cell office:value-type="float" office:value="0.384747" calcext:value-type="float">
            <text:p>0.384747</text:p>
          </table:table-cell>
          <table:table-cell office:value-type="float" office:value="0.39917" calcext:value-type="float">
            <text:p>0.39917</text:p>
          </table:table-cell>
          <table:table-cell office:value-type="float" office:value="0.439355" calcext:value-type="float">
            <text:p>0.439355</text:p>
          </table:table-cell>
          <table:table-cell office:value-type="float" office:value="0.494443" calcext:value-type="float">
            <text:p>0.494443</text:p>
          </table:table-cell>
          <table:table-cell office:value-type="float" office:value="0.543841" calcext:value-type="float">
            <text:p>0.543841</text:p>
          </table:table-cell>
          <table:table-cell office:value-type="float" office:value="0.560669" calcext:value-type="float">
            <text:p>0.560669</text:p>
          </table:table-cell>
          <table:table-cell office:value-type="float" office:value="0.559345" calcext:value-type="float">
            <text:p>0.559345</text:p>
          </table:table-cell>
          <table:table-cell office:value-type="float" office:value="0.541593" calcext:value-type="float">
            <text:p>0.541593</text:p>
          </table:table-cell>
          <table:table-cell office:value-type="float" office:value="0.489861" calcext:value-type="float">
            <text:p>0.489861</text:p>
          </table:table-cell>
          <table:table-cell office:value-type="float" office:value="0.43245" calcext:value-type="float">
            <text:p>0.43245</text:p>
          </table:table-cell>
          <table:table-cell office:value-type="float" office:value="0.390754" calcext:value-type="float">
            <text:p>0.390754</text:p>
          </table:table-cell>
          <table:table-cell office:value-type="float" office:value="0.375829" calcext:value-type="float">
            <text:p>0.375829</text:p>
          </table:table-cell>
          <table:table-cell office:value-type="float" office:value="0.390754" calcext:value-type="float">
            <text:p>0.390754</text:p>
          </table:table-cell>
          <table:table-cell office:value-type="float" office:value="0.43245" calcext:value-type="float">
            <text:p>0.43245</text:p>
          </table:table-cell>
          <table:table-cell office:value-type="float" office:value="0.489861" calcext:value-type="float">
            <text:p>0.489861</text:p>
          </table:table-cell>
          <table:table-cell office:value-type="float" office:value="0.541593" calcext:value-type="float">
            <text:p>0.541593</text:p>
          </table:table-cell>
          <table:table-cell office:value-type="float" office:value="0.559345" calcext:value-type="float">
            <text:p>0.559345</text:p>
          </table:table-cell>
        </table:table-row>
        <table:table-row table:style-name="ro1">
          <table:table-cell office:value-type="float" office:value="0.736031" calcext:value-type="float">
            <text:p>0.736031</text:p>
          </table:table-cell>
          <table:table-cell office:value-type="float" office:value="0.643867" calcext:value-type="float">
            <text:p>0.643867</text:p>
          </table:table-cell>
          <table:table-cell office:value-type="float" office:value="0.642735" calcext:value-type="float">
            <text:p>0.642735</text:p>
          </table:table-cell>
          <table:table-cell office:value-type="float" office:value="0.639745" calcext:value-type="float">
            <text:p>0.639745</text:p>
          </table:table-cell>
          <table:table-cell office:value-type="float" office:value="0.635993" calcext:value-type="float">
            <text:p>0.635993</text:p>
          </table:table-cell>
          <table:table-cell office:value-type="float" office:value="0.632965" calcext:value-type="float">
            <text:p>0.632965</text:p>
          </table:table-cell>
          <table:table-cell office:value-type="float" office:value="0.631802" calcext:value-type="float">
            <text:p>0.631802</text:p>
          </table:table-cell>
          <table:table-cell office:value-type="float" office:value="0.632965" calcext:value-type="float">
            <text:p>0.632965</text:p>
          </table:table-cell>
          <table:table-cell office:value-type="float" office:value="0.635993" calcext:value-type="float">
            <text:p>0.635993</text:p>
          </table:table-cell>
          <table:table-cell office:value-type="float" office:value="0.639745" calcext:value-type="float">
            <text:p>0.639745</text:p>
          </table:table-cell>
          <table:table-cell office:value-type="float" office:value="0.642735" calcext:value-type="float">
            <text:p>0.642735</text:p>
          </table:table-cell>
          <table:table-cell office:value-type="float" office:value="0.643867" calcext:value-type="float">
            <text:p>0.643867</text:p>
          </table:table-cell>
          <table:table-cell office:value-type="float" office:value="0.634511" calcext:value-type="float">
            <text:p>0.634511</text:p>
          </table:table-cell>
          <table:table-cell office:value-type="float" office:value="0.634095" calcext:value-type="float">
            <text:p>0.634095</text:p>
          </table:table-cell>
          <table:table-cell office:value-type="float" office:value="0.633124" calcext:value-type="float">
            <text:p>0.633124</text:p>
          </table:table-cell>
          <table:table-cell office:value-type="float" office:value="0.631891" calcext:value-type="float">
            <text:p>0.631891</text:p>
          </table:table-cell>
          <table:table-cell office:value-type="float" office:value="0.630922" calcext:value-type="float">
            <text:p>0.630922</text:p>
          </table:table-cell>
          <table:table-cell office:value-type="float" office:value="0.630533" calcext:value-type="float">
            <text:p>0.630533</text:p>
          </table:table-cell>
          <table:table-cell office:value-type="float" office:value="0.630922" calcext:value-type="float">
            <text:p>0.630922</text:p>
          </table:table-cell>
          <table:table-cell office:value-type="float" office:value="0.631891" calcext:value-type="float">
            <text:p>0.631891</text:p>
          </table:table-cell>
          <table:table-cell office:value-type="float" office:value="0.633124" calcext:value-type="float">
            <text:p>0.633124</text:p>
          </table:table-cell>
          <table:table-cell office:value-type="float" office:value="0.634095" calcext:value-type="float">
            <text:p>0.634095</text:p>
          </table:table-cell>
          <table:table-cell office:value-type="float" office:value="0.634511" calcext:value-type="float">
            <text:p>0.634511</text:p>
          </table:table-cell>
          <table:table-cell office:value-type="float" office:value="0.631038" calcext:value-type="float">
            <text:p>0.631038</text:p>
          </table:table-cell>
          <table:table-cell office:value-type="float" office:value="0.629555" calcext:value-type="float">
            <text:p>0.629555</text:p>
          </table:table-cell>
          <table:table-cell office:value-type="float" office:value="0.625412" calcext:value-type="float">
            <text:p>0.625412</text:p>
          </table:table-cell>
          <table:table-cell office:value-type="float" office:value="0.620286" calcext:value-type="float">
            <text:p>0.620286</text:p>
          </table:table-cell>
          <table:table-cell office:value-type="float" office:value="0.616181" calcext:value-type="float">
            <text:p>0.616181</text:p>
          </table:table-cell>
          <table:table-cell office:value-type="float" office:value="0.614612" calcext:value-type="float">
            <text:p>0.614612</text:p>
          </table:table-cell>
          <table:table-cell office:value-type="float" office:value="0.616181" calcext:value-type="float">
            <text:p>0.616181</text:p>
          </table:table-cell>
          <table:table-cell office:value-type="float" office:value="0.620286" calcext:value-type="float">
            <text:p>0.620286</text:p>
          </table:table-cell>
          <table:table-cell office:value-type="float" office:value="0.625412" calcext:value-type="float">
            <text:p>0.625412</text:p>
          </table:table-cell>
          <table:table-cell office:value-type="float" office:value="0.629555" calcext:value-type="float">
            <text:p>0.629555</text:p>
          </table:table-cell>
          <table:table-cell office:value-type="float" office:value="0.631038" calcext:value-type="float">
            <text:p>0.631038</text:p>
          </table:table-cell>
          <table:table-cell office:value-type="float" office:value="0.62349" calcext:value-type="float">
            <text:p>0.62349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0.612073" calcext:value-type="float">
            <text:p>0.612073</text:p>
          </table:table-cell>
          <table:table-cell office:value-type="float" office:value="0.601693" calcext:value-type="float">
            <text:p>0.601693</text:p>
          </table:table-cell>
          <table:table-cell office:value-type="float" office:value="0.593436" calcext:value-type="float">
            <text:p>0.593436</text:p>
          </table:table-cell>
          <table:table-cell office:value-type="float" office:value="0.590315" calcext:value-type="float">
            <text:p>0.590315</text:p>
          </table:table-cell>
          <table:table-cell office:value-type="float" office:value="0.593436" calcext:value-type="float">
            <text:p>0.593436</text:p>
          </table:table-cell>
          <table:table-cell office:value-type="float" office:value="0.601693" calcext:value-type="float">
            <text:p>0.601693</text:p>
          </table:table-cell>
          <table:table-cell office:value-type="float" office:value="0.612073" calcext:value-type="float">
            <text:p>0.612073</text:p>
          </table:table-cell>
          <table:table-cell office:value-type="float" office:value="0.62058" calcext:value-type="float">
            <text:p>0.62058</text:p>
          </table:table-cell>
          <table:table-cell office:value-type="float" office:value="0.62349" calcext:value-type="float">
            <text:p>0.62349</text:p>
          </table:table-cell>
          <table:table-cell office:value-type="float" office:value="0.615451" calcext:value-type="float">
            <text:p>0.615451</text:p>
          </table:table-cell>
          <table:table-cell office:value-type="float" office:value="0.610427" calcext:value-type="float">
            <text:p>0.610427</text:p>
          </table:table-cell>
          <table:table-cell office:value-type="float" office:value="0.595425" calcext:value-type="float">
            <text:p>0.595425</text:p>
          </table:table-cell>
          <table:table-cell office:value-type="float" office:value="0.577355" calcext:value-type="float">
            <text:p>0.577355</text:p>
          </table:table-cell>
          <table:table-cell office:value-type="float" office:value="0.563131" calcext:value-type="float">
            <text:p>0.563131</text:p>
          </table:table-cell>
          <table:table-cell office:value-type="float" office:value="0.557798" calcext:value-type="float">
            <text:p>0.557798</text:p>
          </table:table-cell>
          <table:table-cell office:value-type="float" office:value="0.563131" calcext:value-type="float">
            <text:p>0.563131</text:p>
          </table:table-cell>
          <table:table-cell office:value-type="float" office:value="0.577355" calcext:value-type="float">
            <text:p>0.577355</text:p>
          </table:table-cell>
          <table:table-cell office:value-type="float" office:value="0.595425" calcext:value-type="float">
            <text:p>0.595425</text:p>
          </table:table-cell>
          <table:table-cell office:value-type="float" office:value="0.610427" calcext:value-type="float">
            <text:p>0.610427</text:p>
          </table:table-cell>
          <table:table-cell office:value-type="float" office:value="0.615451" calcext:value-type="float">
            <text:p>0.615451</text:p>
          </table:table-cell>
          <table:table-cell office:value-type="float" office:value="0.604643" calcext:value-type="float">
            <text:p>0.604643</text:p>
          </table:table-cell>
          <table:table-cell office:value-type="float" office:value="0.597305" calcext:value-type="float">
            <text:p>0.597305</text:p>
          </table:table-cell>
          <table:table-cell office:value-type="float" office:value="0.575166" calcext:value-type="float">
            <text:p>0.575166</text:p>
          </table:table-cell>
          <table:table-cell office:value-type="float" office:value="0.548905" calcext:value-type="float">
            <text:p>0.548905</text:p>
          </table:table-cell>
          <table:table-cell office:value-type="float" office:value="0.528533" calcext:value-type="float">
            <text:p>0.528533</text:p>
          </table:table-cell>
          <table:table-cell office:value-type="float" office:value="0.520961" calcext:value-type="float">
            <text:p>0.520961</text:p>
          </table:table-cell>
          <table:table-cell office:value-type="float" office:value="0.528533" calcext:value-type="float">
            <text:p>0.528533</text:p>
          </table:table-cell>
          <table:table-cell office:value-type="float" office:value="0.548905" calcext:value-type="float">
            <text:p>0.548905</text:p>
          </table:table-cell>
          <table:table-cell office:value-type="float" office:value="0.575166" calcext:value-type="float">
            <text:p>0.575166</text:p>
          </table:table-cell>
          <table:table-cell office:value-type="float" office:value="0.597305" calcext:value-type="float">
            <text:p>0.597305</text:p>
          </table:table-cell>
          <table:table-cell office:value-type="float" office:value="0.604643" calcext:value-type="float">
            <text:p>0.604643</text:p>
          </table:table-cell>
          <table:table-cell office:value-type="float" office:value="0.594004" calcext:value-type="float">
            <text:p>0.594004</text:p>
          </table:table-cell>
          <table:table-cell office:value-type="float" office:value="0.584007" calcext:value-type="float">
            <text:p>0.584007</text:p>
          </table:table-cell>
          <table:table-cell office:value-type="float" office:value="0.55381" calcext:value-type="float">
            <text:p>0.55381</text:p>
          </table:table-cell>
          <table:table-cell office:value-type="float" office:value="0.518554" calcext:value-type="float">
            <text:p>0.518554</text:p>
          </table:table-cell>
          <table:table-cell office:value-type="float" office:value="0.491627" calcext:value-type="float">
            <text:p>0.491627</text:p>
          </table:table-cell>
          <table:table-cell office:value-type="float" office:value="0.481708" calcext:value-type="float">
            <text:p>0.481708</text:p>
          </table:table-cell>
          <table:table-cell office:value-type="float" office:value="0.491627" calcext:value-type="float">
            <text:p>0.491627</text:p>
          </table:table-cell>
          <table:table-cell office:value-type="float" office:value="0.518554" calcext:value-type="float">
            <text:p>0.518554</text:p>
          </table:table-cell>
          <table:table-cell office:value-type="float" office:value="0.55381" calcext:value-type="float">
            <text:p>0.55381</text:p>
          </table:table-cell>
          <table:table-cell office:value-type="float" office:value="0.584007" calcext:value-type="float">
            <text:p>0.584007</text:p>
          </table:table-cell>
          <table:table-cell office:value-type="float" office:value="0.594004" calcext:value-type="float">
            <text:p>0.594004</text:p>
          </table:table-cell>
          <table:table-cell office:value-type="float" office:value="0.582889" calcext:value-type="float">
            <text:p>0.582889</text:p>
          </table:table-cell>
          <table:table-cell office:value-type="float" office:value="0.570284" calcext:value-type="float">
            <text:p>0.570284</text:p>
          </table:table-cell>
          <table:table-cell office:value-type="float" office:value="0.532415" calcext:value-type="float">
            <text:p>0.532415</text:p>
          </table:table-cell>
          <table:table-cell office:value-type="float" office:value="0.488942" calcext:value-type="float">
            <text:p>0.488942</text:p>
          </table:table-cell>
          <table:table-cell office:value-type="float" office:value="0.456299" calcext:value-type="float">
            <text:p>0.456299</text:p>
          </table:table-cell>
          <table:table-cell office:value-type="float" office:value="0.444388" calcext:value-type="float">
            <text:p>0.444388</text:p>
          </table:table-cell>
          <table:table-cell office:value-type="float" office:value="0.456299" calcext:value-type="float">
            <text:p>0.456299</text:p>
          </table:table-cell>
          <table:table-cell office:value-type="float" office:value="0.488942" calcext:value-type="float">
            <text:p>0.488942</text:p>
          </table:table-cell>
          <table:table-cell office:value-type="float" office:value="0.532415" calcext:value-type="float">
            <text:p>0.532415</text:p>
          </table:table-cell>
          <table:table-cell office:value-type="float" office:value="0.570284" calcext:value-type="float">
            <text:p>0.570284</text:p>
          </table:table-cell>
          <table:table-cell office:value-type="float" office:value="0.582889" calcext:value-type="float">
            <text:p>0.582889</text:p>
          </table:table-cell>
          <table:table-cell office:value-type="float" office:value="0.573841" calcext:value-type="float">
            <text:p>0.573841</text:p>
          </table:table-cell>
          <table:table-cell office:value-type="float" office:value="0.558757" calcext:value-type="float">
            <text:p>0.558757</text:p>
          </table:table-cell>
          <table:table-cell office:value-type="float" office:value="0.513913" calcext:value-type="float">
            <text:p>0.513913</text:p>
          </table:table-cell>
          <table:table-cell office:value-type="float" office:value="0.463231" calcext:value-type="float">
            <text:p>0.463231</text:p>
          </table:table-cell>
          <table:table-cell office:value-type="float" office:value="0.425762" calcext:value-type="float">
            <text:p>0.425762</text:p>
          </table:table-cell>
          <table:table-cell office:value-type="float" office:value="0.412212" calcext:value-type="float">
            <text:p>0.412212</text:p>
          </table:table-cell>
          <table:table-cell office:value-type="float" office:value="0.425762" calcext:value-type="float">
            <text:p>0.425762</text:p>
          </table:table-cell>
          <table:table-cell office:value-type="float" office:value="0.463231" calcext:value-type="float">
            <text:p>0.463231</text:p>
          </table:table-cell>
          <table:table-cell office:value-type="float" office:value="0.513913" calcext:value-type="float">
            <text:p>0.513913</text:p>
          </table:table-cell>
          <table:table-cell office:value-type="float" office:value="0.558757" calcext:value-type="float">
            <text:p>0.558757</text:p>
          </table:table-cell>
          <table:table-cell office:value-type="float" office:value="0.573841" calcext:value-type="float">
            <text:p>0.573841</text:p>
          </table:table-cell>
          <table:table-cell office:value-type="float" office:value="0.567137" calcext:value-type="float">
            <text:p>0.567137</text:p>
          </table:table-cell>
          <table:table-cell office:value-type="float" office:value="0.550202" calcext:value-type="float">
            <text:p>0.550202</text:p>
          </table:table-cell>
          <table:table-cell office:value-type="float" office:value="0.50045" calcext:value-type="float">
            <text:p>0.50045</text:p>
          </table:table-cell>
          <table:table-cell office:value-type="float" office:value="0.444945" calcext:value-type="float">
            <text:p>0.444945</text:p>
          </table:table-cell>
          <table:table-cell office:value-type="float" office:value="0.404434" calcext:value-type="float">
            <text:p>0.404434</text:p>
          </table:table-cell>
          <table:table-cell office:value-type="float" office:value="0.389891" calcext:value-type="float">
            <text:p>0.389891</text:p>
          </table:table-cell>
          <table:table-cell office:value-type="float" office:value="0.404434" calcext:value-type="float">
            <text:p>0.404434</text:p>
          </table:table-cell>
          <table:table-cell office:value-type="float" office:value="0.444945" calcext:value-type="float">
            <text:p>0.444945</text:p>
          </table:table-cell>
          <table:table-cell office:value-type="float" office:value="0.50045" calcext:value-type="float">
            <text:p>0.50045</text:p>
          </table:table-cell>
          <table:table-cell office:value-type="float" office:value="0.550202" calcext:value-type="float">
            <text:p>0.550202</text:p>
          </table:table-cell>
          <table:table-cell office:value-type="float" office:value="0.567137" calcext:value-type="float">
            <text:p>0.567137</text:p>
          </table:table-cell>
          <table:table-cell office:value-type="float" office:value="0.56584" calcext:value-type="float">
            <text:p>0.56584</text:p>
          </table:table-cell>
          <table:table-cell office:value-type="float" office:value="0.547975" calcext:value-type="float">
            <text:p>0.547975</text:p>
          </table:table-cell>
          <table:table-cell office:value-type="float" office:value="0.49587" calcext:value-type="float">
            <text:p>0.49587</text:p>
          </table:table-cell>
          <table:table-cell office:value-type="float" office:value="0.438017" calcext:value-type="float">
            <text:p>0.438017</text:p>
          </table:table-cell>
          <table:table-cell office:value-type="float" office:value="0.395978" calcext:value-type="float">
            <text:p>0.395978</text:p>
          </table:table-cell>
          <table:table-cell office:value-type="float" office:value="0.380926" calcext:value-type="float">
            <text:p>0.380926</text:p>
          </table:table-cell>
          <table:table-cell office:value-type="float" office:value="0.395978" calcext:value-type="float">
            <text:p>0.395978</text:p>
          </table:table-cell>
          <table:table-cell office:value-type="float" office:value="0.438017" calcext:value-type="float">
            <text:p>0.438017</text:p>
          </table:table-cell>
          <table:table-cell office:value-type="float" office:value="0.49587" calcext:value-type="float">
            <text:p>0.49587</text:p>
          </table:table-cell>
          <table:table-cell office:value-type="float" office:value="0.547975" calcext:value-type="float">
            <text:p>0.547975</text:p>
          </table:table-cell>
          <table:table-cell office:value-type="float" office:value="0.56584" calcext:value-type="float">
            <text:p>0.56584</text:p>
          </table:table-cell>
        </table:table-row>
        <table:table-row table:style-name="ro1">
          <table:table-cell office:value-type="float" office:value="0.74481" calcext:value-type="float">
            <text:p>0.74481</text:p>
          </table:table-cell>
          <table:table-cell office:value-type="float" office:value="0.650601" calcext:value-type="float">
            <text:p>0.650601</text:p>
          </table:table-cell>
          <table:table-cell office:value-type="float" office:value="0.64946" calcext:value-type="float">
            <text:p>0.64946</text:p>
          </table:table-cell>
          <table:table-cell office:value-type="float" office:value="0.646438" calcext:value-type="float">
            <text:p>0.646438</text:p>
          </table:table-cell>
          <table:table-cell office:value-type="float" office:value="0.642648" calcext:value-type="float">
            <text:p>0.642648</text:p>
          </table:table-cell>
          <table:table-cell office:value-type="float" office:value="0.639588" calcext:value-type="float">
            <text:p>0.639588</text:p>
          </table:table-cell>
          <table:table-cell office:value-type="float" office:value="0.638413" calcext:value-type="float">
            <text:p>0.638413</text:p>
          </table:table-cell>
          <table:table-cell office:value-type="float" office:value="0.639588" calcext:value-type="float">
            <text:p>0.639588</text:p>
          </table:table-cell>
          <table:table-cell office:value-type="float" office:value="0.642648" calcext:value-type="float">
            <text:p>0.642648</text:p>
          </table:table-cell>
          <table:table-cell office:value-type="float" office:value="0.646438" calcext:value-type="float">
            <text:p>0.646438</text:p>
          </table:table-cell>
          <table:table-cell office:value-type="float" office:value="0.64946" calcext:value-type="float">
            <text:p>0.64946</text:p>
          </table:table-cell>
          <table:table-cell office:value-type="float" office:value="0.650601" calcext:value-type="float">
            <text:p>0.650601</text:p>
          </table:table-cell>
          <table:table-cell office:value-type="float" office:value="0.641155" calcext:value-type="float">
            <text:p>0.641155</text:p>
          </table:table-cell>
          <table:table-cell office:value-type="float" office:value="0.640738" calcext:value-type="float">
            <text:p>0.640738</text:p>
          </table:table-cell>
          <table:table-cell office:value-type="float" office:value="0.639759" calcext:value-type="float">
            <text:p>0.639759</text:p>
          </table:table-cell>
          <table:table-cell office:value-type="float" office:value="0.638515" calcext:value-type="float">
            <text:p>0.638515</text:p>
          </table:table-cell>
          <table:table-cell office:value-type="float" office:value="0.637538" calcext:value-type="float">
            <text:p>0.637538</text:p>
          </table:table-cell>
          <table:table-cell office:value-type="float" office:value="0.637146" calcext:value-type="float">
            <text:p>0.637146</text:p>
          </table:table-cell>
          <table:table-cell office:value-type="float" office:value="0.637538" calcext:value-type="float">
            <text:p>0.637538</text:p>
          </table:table-cell>
          <table:table-cell office:value-type="float" office:value="0.638515" calcext:value-type="float">
            <text:p>0.638515</text:p>
          </table:table-cell>
          <table:table-cell office:value-type="float" office:value="0.639759" calcext:value-type="float">
            <text:p>0.639759</text:p>
          </table:table-cell>
          <table:table-cell office:value-type="float" office:value="0.640738" calcext:value-type="float">
            <text:p>0.640738</text:p>
          </table:table-cell>
          <table:table-cell office:value-type="float" office:value="0.641155" calcext:value-type="float">
            <text:p>0.641155</text:p>
          </table:table-cell>
          <table:table-cell office:value-type="float" office:value="0.637669" calcext:value-type="float">
            <text:p>0.637669</text:p>
          </table:table-cell>
          <table:table-cell office:value-type="float" office:value="0.636175" calcext:value-type="float">
            <text:p>0.636175</text:p>
          </table:table-cell>
          <table:table-cell office:value-type="float" office:value="0.631998" calcext:value-type="float">
            <text:p>0.631998</text:p>
          </table:table-cell>
          <table:table-cell office:value-type="float" office:value="0.62683" calcext:value-type="float">
            <text:p>0.62683</text:p>
          </table:table-cell>
          <table:table-cell office:value-type="float" office:value="0.62269" calcext:value-type="float">
            <text:p>0.62269</text:p>
          </table:table-cell>
          <table:table-cell office:value-type="float" office:value="0.621109" calcext:value-type="float">
            <text:p>0.621109</text:p>
          </table:table-cell>
          <table:table-cell office:value-type="float" office:value="0.62269" calcext:value-type="float">
            <text:p>0.62269</text:p>
          </table:table-cell>
          <table:table-cell office:value-type="float" office:value="0.62683" calcext:value-type="float">
            <text:p>0.62683</text:p>
          </table:table-cell>
          <table:table-cell office:value-type="float" office:value="0.631998" calcext:value-type="float">
            <text:p>0.631998</text:p>
          </table:table-cell>
          <table:table-cell office:value-type="float" office:value="0.636175" calcext:value-type="float">
            <text:p>0.636175</text:p>
          </table:table-cell>
          <table:table-cell office:value-type="float" office:value="0.637669" calcext:value-type="float">
            <text:p>0.637669</text:p>
          </table:table-cell>
          <table:table-cell office:value-type="float" office:value="0.630079" calcext:value-type="float">
            <text:p>0.630079</text:p>
          </table:table-cell>
          <table:table-cell office:value-type="float" office:value="0.627148" calcext:value-type="float">
            <text:p>0.627148</text:p>
          </table:table-cell>
          <table:table-cell office:value-type="float" office:value="0.618574" calcext:value-type="float">
            <text:p>0.618574</text:p>
          </table:table-cell>
          <table:table-cell office:value-type="float" office:value="0.608111" calcext:value-type="float">
            <text:p>0.608111</text:p>
          </table:table-cell>
          <table:table-cell office:value-type="float" office:value="0.599787" calcext:value-type="float">
            <text:p>0.599787</text:p>
          </table:table-cell>
          <table:table-cell office:value-type="float" office:value="0.596641" calcext:value-type="float">
            <text:p>0.596641</text:p>
          </table:table-cell>
          <table:table-cell office:value-type="float" office:value="0.599787" calcext:value-type="float">
            <text:p>0.599787</text:p>
          </table:table-cell>
          <table:table-cell office:value-type="float" office:value="0.608111" calcext:value-type="float">
            <text:p>0.608111</text:p>
          </table:table-cell>
          <table:table-cell office:value-type="float" office:value="0.618574" calcext:value-type="float">
            <text:p>0.618574</text:p>
          </table:table-cell>
          <table:table-cell office:value-type="float" office:value="0.627148" calcext:value-type="float">
            <text:p>0.627148</text:p>
          </table:table-cell>
          <table:table-cell office:value-type="float" office:value="0.630079" calcext:value-type="float">
            <text:p>0.630079</text:p>
          </table:table-cell>
          <table:table-cell office:value-type="float" office:value="0.622013" calcext:value-type="float">
            <text:p>0.622013</text:p>
          </table:table-cell>
          <table:table-cell office:value-type="float" office:value="0.616952" calcext:value-type="float">
            <text:p>0.616952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583616" calcext:value-type="float">
            <text:p>0.583616</text:p>
          </table:table-cell>
          <table:table-cell office:value-type="float" office:value="0.569275" calcext:value-type="float">
            <text:p>0.569275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569275" calcext:value-type="float">
            <text:p>0.569275</text:p>
          </table:table-cell>
          <table:table-cell office:value-type="float" office:value="0.583616" calcext:value-type="float">
            <text:p>0.583616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0.616952" calcext:value-type="float">
            <text:p>0.616952</text:p>
          </table:table-cell>
          <table:table-cell office:value-type="float" office:value="0.622013" calcext:value-type="float">
            <text:p>0.622013</text:p>
          </table:table-cell>
          <table:table-cell office:value-type="float" office:value="0.611162" calcext:value-type="float">
            <text:p>0.611162</text:p>
          </table:table-cell>
          <table:table-cell office:value-type="float" office:value="0.603771" calcext:value-type="float">
            <text:p>0.603771</text:p>
          </table:table-cell>
          <table:table-cell office:value-type="float" office:value="0.581461" calcext:value-type="float">
            <text:p>0.581461</text:p>
          </table:table-cell>
          <table:table-cell office:value-type="float" office:value="0.554994" calcext:value-type="float">
            <text:p>0.554994</text:p>
          </table:table-cell>
          <table:table-cell office:value-type="float" office:value="0.534457" calcext:value-type="float">
            <text:p>0.534457</text:p>
          </table:table-cell>
          <table:table-cell office:value-type="float" office:value="0.526824" calcext:value-type="float">
            <text:p>0.526824</text:p>
          </table:table-cell>
          <table:table-cell office:value-type="float" office:value="0.534457" calcext:value-type="float">
            <text:p>0.534457</text:p>
          </table:table-cell>
          <table:table-cell office:value-type="float" office:value="0.554994" calcext:value-type="float">
            <text:p>0.554994</text:p>
          </table:table-cell>
          <table:table-cell office:value-type="float" office:value="0.581461" calcext:value-type="float">
            <text:p>0.581461</text:p>
          </table:table-cell>
          <table:table-cell office:value-type="float" office:value="0.603771" calcext:value-type="float">
            <text:p>0.603771</text:p>
          </table:table-cell>
          <table:table-cell office:value-type="float" office:value="0.611162" calcext:value-type="float">
            <text:p>0.611162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90432" calcext:value-type="float">
            <text:p>0.590432</text:p>
          </table:table-cell>
          <table:table-cell office:value-type="float" office:value="0.560006" calcext:value-type="float">
            <text:p>0.560006</text:p>
          </table:table-cell>
          <table:table-cell office:value-type="float" office:value="0.524474" calcext:value-type="float">
            <text:p>0.524474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0.487329" calcext:value-type="float">
            <text:p>0.487329</text:p>
          </table:table-cell>
          <table:table-cell office:value-type="float" office:value="0.49733" calcext:value-type="float">
            <text:p>0.49733</text:p>
          </table:table-cell>
          <table:table-cell office:value-type="float" office:value="0.524474" calcext:value-type="float">
            <text:p>0.524474</text:p>
          </table:table-cell>
          <table:table-cell office:value-type="float" office:value="0.560006" calcext:value-type="float">
            <text:p>0.560006</text:p>
          </table:table-cell>
          <table:table-cell office:value-type="float" office:value="0.590432" calcext:value-type="float">
            <text:p>0.590432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89358" calcext:value-type="float">
            <text:p>0.589358</text:p>
          </table:table-cell>
          <table:table-cell office:value-type="float" office:value="0.576669" calcext:value-type="float">
            <text:p>0.576669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494715" calcext:value-type="float">
            <text:p>0.494715</text:p>
          </table:table-cell>
          <table:table-cell office:value-type="float" office:value="0.46181" calcext:value-type="float">
            <text:p>0.46181</text:p>
          </table:table-cell>
          <table:table-cell office:value-type="float" office:value="0.449802" calcext:value-type="float">
            <text:p>0.449802</text:p>
          </table:table-cell>
          <table:table-cell office:value-type="float" office:value="0.46181" calcext:value-type="float">
            <text:p>0.46181</text:p>
          </table:table-cell>
          <table:table-cell office:value-type="float" office:value="0.494715" calcext:value-type="float">
            <text:p>0.494715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576669" calcext:value-type="float">
            <text:p>0.576669</text:p>
          </table:table-cell>
          <table:table-cell office:value-type="float" office:value="0.589358" calcext:value-type="float">
            <text:p>0.589358</text:p>
          </table:table-cell>
          <table:table-cell office:value-type="float" office:value="0.580307" calcext:value-type="float">
            <text:p>0.580307</text:p>
          </table:table-cell>
          <table:table-cell office:value-type="float" office:value="0.565126" calcext:value-type="float">
            <text:p>0.565126</text:p>
          </table:table-cell>
          <table:table-cell office:value-type="float" office:value="0.519957" calcext:value-type="float">
            <text:p>0.519957</text:p>
          </table:table-cell>
          <table:table-cell office:value-type="float" office:value="0.468891" calcext:value-type="float">
            <text:p>0.468891</text:p>
          </table:table-cell>
          <table:table-cell office:value-type="float" office:value="0.431123" calcext:value-type="float">
            <text:p>0.431123</text:p>
          </table:table-cell>
          <table:table-cell office:value-type="float" office:value="0.417461" calcext:value-type="float">
            <text:p>0.417461</text:p>
          </table:table-cell>
          <table:table-cell office:value-type="float" office:value="0.431123" calcext:value-type="float">
            <text:p>0.431123</text:p>
          </table:table-cell>
          <table:table-cell office:value-type="float" office:value="0.468891" calcext:value-type="float">
            <text:p>0.468891</text:p>
          </table:table-cell>
          <table:table-cell office:value-type="float" office:value="0.519957" calcext:value-type="float">
            <text:p>0.519957</text:p>
          </table:table-cell>
          <table:table-cell office:value-type="float" office:value="0.565126" calcext:value-type="float">
            <text:p>0.565126</text:p>
          </table:table-cell>
          <table:table-cell office:value-type="float" office:value="0.580307" calcext:value-type="float">
            <text:p>0.580307</text:p>
          </table:table-cell>
          <table:table-cell office:value-type="float" office:value="0.573599" calcext:value-type="float">
            <text:p>0.573599</text:p>
          </table:table-cell>
          <table:table-cell office:value-type="float" office:value="0.556559" calcext:value-type="float">
            <text:p>0.556559</text:p>
          </table:table-cell>
          <table:table-cell office:value-type="float" office:value="0.506456" calcext:value-type="float">
            <text:p>0.506456</text:p>
          </table:table-cell>
          <table:table-cell office:value-type="float" office:value="0.450537" calcext:value-type="float">
            <text:p>0.450537</text:p>
          </table:table-cell>
          <table:table-cell office:value-type="float" office:value="0.409704" calcext:value-type="float">
            <text:p>0.409704</text:p>
          </table:table-cell>
          <table:table-cell office:value-type="float" office:value="0.395042" calcext:value-type="float">
            <text:p>0.395042</text:p>
          </table:table-cell>
          <table:table-cell office:value-type="float" office:value="0.409704" calcext:value-type="float">
            <text:p>0.409704</text:p>
          </table:table-cell>
          <table:table-cell office:value-type="float" office:value="0.450537" calcext:value-type="float">
            <text:p>0.450537</text:p>
          </table:table-cell>
          <table:table-cell office:value-type="float" office:value="0.506456" calcext:value-type="float">
            <text:p>0.506456</text:p>
          </table:table-cell>
          <table:table-cell office:value-type="float" office:value="0.556559" calcext:value-type="float">
            <text:p>0.556559</text:p>
          </table:table-cell>
          <table:table-cell office:value-type="float" office:value="0.573599" calcext:value-type="float">
            <text:p>0.573599</text:p>
          </table:table-cell>
          <table:table-cell office:value-type="float" office:value="0.572329" calcext:value-type="float">
            <text:p>0.572329</text:p>
          </table:table-cell>
          <table:table-cell office:value-type="float" office:value="0.554352" calcext:value-type="float">
            <text:p>0.554352</text:p>
          </table:table-cell>
          <table:table-cell office:value-type="float" office:value="0.501877" calcext:value-type="float">
            <text:p>0.501877</text:p>
          </table:table-cell>
          <table:table-cell office:value-type="float" office:value="0.443588" calcext:value-type="float">
            <text:p>0.443588</text:p>
          </table:table-cell>
          <table:table-cell office:value-type="float" office:value="0.401209" calcext:value-type="float">
            <text:p>0.401209</text:p>
          </table:table-cell>
          <table:table-cell office:value-type="float" office:value="0.386031" calcext:value-type="float">
            <text:p>0.386031</text:p>
          </table:table-cell>
          <table:table-cell office:value-type="float" office:value="0.401209" calcext:value-type="float">
            <text:p>0.401209</text:p>
          </table:table-cell>
          <table:table-cell office:value-type="float" office:value="0.443588" calcext:value-type="float">
            <text:p>0.443588</text:p>
          </table:table-cell>
          <table:table-cell office:value-type="float" office:value="0.501877" calcext:value-type="float">
            <text:p>0.501877</text:p>
          </table:table-cell>
          <table:table-cell office:value-type="float" office:value="0.554352" calcext:value-type="float">
            <text:p>0.554352</text:p>
          </table:table-cell>
          <table:table-cell office:value-type="float" office:value="0.572329" calcext:value-type="float">
            <text:p>0.572329</text:p>
          </table:table-cell>
        </table:table-row>
        <table:table-row table:style-name="ro1">
          <table:table-cell office:value-type="float" office:value="0.75221" calcext:value-type="float">
            <text:p>0.75221</text:p>
          </table:table-cell>
          <table:table-cell office:value-type="float" office:value="0.656266" calcext:value-type="float">
            <text:p>0.656266</text:p>
          </table:table-cell>
          <table:table-cell office:value-type="float" office:value="0.655116" calcext:value-type="float">
            <text:p>0.655116</text:p>
          </table:table-cell>
          <table:table-cell office:value-type="float" office:value="0.652068" calcext:value-type="float">
            <text:p>0.652068</text:p>
          </table:table-cell>
          <table:table-cell office:value-type="float" office:value="0.648245" calcext:value-type="float">
            <text:p>0.648245</text:p>
          </table:table-cell>
          <table:table-cell office:value-type="float" office:value="0.645158" calcext:value-type="float">
            <text:p>0.645158</text:p>
          </table:table-cell>
          <table:table-cell office:value-type="float" office:value="0.643974" calcext:value-type="float">
            <text:p>0.643974</text:p>
          </table:table-cell>
          <table:table-cell office:value-type="float" office:value="0.645158" calcext:value-type="float">
            <text:p>0.645158</text:p>
          </table:table-cell>
          <table:table-cell office:value-type="float" office:value="0.648245" calcext:value-type="float">
            <text:p>0.648245</text:p>
          </table:table-cell>
          <table:table-cell office:value-type="float" office:value="0.652068" calcext:value-type="float">
            <text:p>0.652068</text:p>
          </table:table-cell>
          <table:table-cell office:value-type="float" office:value="0.655116" calcext:value-type="float">
            <text:p>0.655116</text:p>
          </table:table-cell>
          <table:table-cell office:value-type="float" office:value="0.656266" calcext:value-type="float">
            <text:p>0.656266</text:p>
          </table:table-cell>
          <table:table-cell office:value-type="float" office:value="0.646745" calcext:value-type="float">
            <text:p>0.646745</text:p>
          </table:table-cell>
          <table:table-cell office:value-type="float" office:value="0.646325" calcext:value-type="float">
            <text:p>0.646325</text:p>
          </table:table-cell>
          <table:table-cell office:value-type="float" office:value="0.645339" calcext:value-type="float">
            <text:p>0.645339</text:p>
          </table:table-cell>
          <table:table-cell office:value-type="float" office:value="0.644088" calcext:value-type="float">
            <text:p>0.644088</text:p>
          </table:table-cell>
          <table:table-cell office:value-type="float" office:value="0.643104" calcext:value-type="float">
            <text:p>0.643104</text:p>
          </table:table-cell>
          <table:table-cell office:value-type="float" office:value="0.642709" calcext:value-type="float">
            <text:p>0.642709</text:p>
          </table:table-cell>
          <table:table-cell office:value-type="float" office:value="0.643104" calcext:value-type="float">
            <text:p>0.643104</text:p>
          </table:table-cell>
          <table:table-cell office:value-type="float" office:value="0.644088" calcext:value-type="float">
            <text:p>0.644088</text:p>
          </table:table-cell>
          <table:table-cell office:value-type="float" office:value="0.645339" calcext:value-type="float">
            <text:p>0.645339</text:p>
          </table:table-cell>
          <table:table-cell office:value-type="float" office:value="0.646325" calcext:value-type="float">
            <text:p>0.646325</text:p>
          </table:table-cell>
          <table:table-cell office:value-type="float" office:value="0.646745" calcext:value-type="float">
            <text:p>0.646745</text:p>
          </table:table-cell>
          <table:table-cell office:value-type="float" office:value="0.643246" calcext:value-type="float">
            <text:p>0.643246</text:p>
          </table:table-cell>
          <table:table-cell office:value-type="float" office:value="0.641744" calcext:value-type="float">
            <text:p>0.641744</text:p>
          </table:table-cell>
          <table:table-cell office:value-type="float" office:value="0.637538" calcext:value-type="float">
            <text:p>0.637538</text:p>
          </table:table-cell>
          <table:table-cell office:value-type="float" office:value="0.632335" calcext:value-type="float">
            <text:p>0.632335</text:p>
          </table:table-cell>
          <table:table-cell office:value-type="float" office:value="0.628167" calcext:value-type="float">
            <text:p>0.628167</text:p>
          </table:table-cell>
          <table:table-cell office:value-type="float" office:value="0.626575" calcext:value-type="float">
            <text:p>0.626575</text:p>
          </table:table-cell>
          <table:table-cell office:value-type="float" office:value="0.628167" calcext:value-type="float">
            <text:p>0.628167</text:p>
          </table:table-cell>
          <table:table-cell office:value-type="float" office:value="0.632335" calcext:value-type="float">
            <text:p>0.632335</text:p>
          </table:table-cell>
          <table:table-cell office:value-type="float" office:value="0.637538" calcext:value-type="float">
            <text:p>0.637538</text:p>
          </table:table-cell>
          <table:table-cell office:value-type="float" office:value="0.641744" calcext:value-type="float">
            <text:p>0.641744</text:p>
          </table:table-cell>
          <table:table-cell office:value-type="float" office:value="0.643246" calcext:value-type="float">
            <text:p>0.643246</text:p>
          </table:table-cell>
          <table:table-cell office:value-type="float" office:value="0.635622" calcext:value-type="float">
            <text:p>0.635622</text:p>
          </table:table-cell>
          <table:table-cell office:value-type="float" office:value="0.632674" calcext:value-type="float">
            <text:p>0.632674</text:p>
          </table:table-cell>
          <table:table-cell office:value-type="float" office:value="0.624043" calcext:value-type="float">
            <text:p>0.624043</text:p>
          </table:table-cell>
          <table:table-cell office:value-type="float" office:value="0.613512" calcext:value-type="float">
            <text:p>0.613512</text:p>
          </table:table-cell>
          <table:table-cell office:value-type="float" office:value="0.605132" calcext:value-type="float">
            <text:p>0.605132</text:p>
          </table:table-cell>
          <table:table-cell office:value-type="float" office:value="0.601965" calcext:value-type="float">
            <text:p>0.601965</text:p>
          </table:table-cell>
          <table:table-cell office:value-type="float" office:value="0.605132" calcext:value-type="float">
            <text:p>0.605132</text:p>
          </table:table-cell>
          <table:table-cell office:value-type="float" office:value="0.613512" calcext:value-type="float">
            <text:p>0.613512</text:p>
          </table:table-cell>
          <table:table-cell office:value-type="float" office:value="0.624043" calcext:value-type="float">
            <text:p>0.624043</text:p>
          </table:table-cell>
          <table:table-cell office:value-type="float" office:value="0.632674" calcext:value-type="float">
            <text:p>0.632674</text:p>
          </table:table-cell>
          <table:table-cell office:value-type="float" office:value="0.635622" calcext:value-type="float">
            <text:p>0.635622</text:p>
          </table:table-cell>
          <table:table-cell office:value-type="float" office:value="0.627535" calcext:value-type="float">
            <text:p>0.627535</text:p>
          </table:table-cell>
          <table:table-cell office:value-type="float" office:value="0.622443" calcext:value-type="float">
            <text:p>0.622443</text:p>
          </table:table-cell>
          <table:table-cell office:value-type="float" office:value="0.607222" calcext:value-type="float">
            <text:p>0.607222</text:p>
          </table:table-cell>
          <table:table-cell office:value-type="float" office:value="0.588887" calcext:value-type="float">
            <text:p>0.588887</text:p>
          </table:table-cell>
          <table:table-cell office:value-type="float" office:value="0.574448" calcext:value-type="float">
            <text:p>0.574448</text:p>
          </table:table-cell>
          <table:table-cell office:value-type="float" office:value="0.569036" calcext:value-type="float">
            <text:p>0.569036</text:p>
          </table:table-cell>
          <table:table-cell office:value-type="float" office:value="0.574448" calcext:value-type="float">
            <text:p>0.574448</text:p>
          </table:table-cell>
          <table:table-cell office:value-type="float" office:value="0.588887" calcext:value-type="float">
            <text:p>0.588887</text:p>
          </table:table-cell>
          <table:table-cell office:value-type="float" office:value="0.607222" calcext:value-type="float">
            <text:p>0.607222</text:p>
          </table:table-cell>
          <table:table-cell office:value-type="float" office:value="0.622443" calcext:value-type="float">
            <text:p>0.622443</text:p>
          </table:table-cell>
          <table:table-cell office:value-type="float" office:value="0.627535" calcext:value-type="float">
            <text:p>0.627535</text:p>
          </table:table-cell>
          <table:table-cell office:value-type="float" office:value="0.616648" calcext:value-type="float">
            <text:p>0.616648</text:p>
          </table:table-cell>
          <table:table-cell office:value-type="float" office:value="0.609214" calcext:value-type="float">
            <text:p>0.609214</text:p>
          </table:table-cell>
          <table:table-cell office:value-type="float" office:value="0.586761" calcext:value-type="float">
            <text:p>0.586761</text:p>
          </table:table-cell>
          <table:table-cell office:value-type="float" office:value="0.560121" calcext:value-type="float">
            <text:p>0.560121</text:p>
          </table:table-cell>
          <table:table-cell office:value-type="float" office:value="0.539447" calcext:value-type="float">
            <text:p>0.539447</text:p>
          </table:table-cell>
          <table:table-cell office:value-type="float" office:value="0.531762" calcext:value-type="float">
            <text:p>0.531762</text:p>
          </table:table-cell>
          <table:table-cell office:value-type="float" office:value="0.539447" calcext:value-type="float">
            <text:p>0.539447</text:p>
          </table:table-cell>
          <table:table-cell office:value-type="float" office:value="0.560121" calcext:value-type="float">
            <text:p>0.560121</text:p>
          </table:table-cell>
          <table:table-cell office:value-type="float" office:value="0.586761" calcext:value-type="float">
            <text:p>0.586761</text:p>
          </table:table-cell>
          <table:table-cell office:value-type="float" office:value="0.609214" calcext:value-type="float">
            <text:p>0.609214</text:p>
          </table:table-cell>
          <table:table-cell office:value-type="float" office:value="0.616648" calcext:value-type="float">
            <text:p>0.616648</text:p>
          </table:table-cell>
          <table:table-cell office:value-type="float" office:value="0.605968" calcext:value-type="float">
            <text:p>0.605968</text:p>
          </table:table-cell>
          <table:table-cell office:value-type="float" office:value="0.595842" calcext:value-type="float">
            <text:p>0.595842</text:p>
          </table:table-cell>
          <table:table-cell office:value-type="float" office:value="0.565224" calcext:value-type="float">
            <text:p>0.565224</text:p>
          </table:table-cell>
          <table:table-cell office:value-type="float" office:value="0.529462" calcext:value-type="float">
            <text:p>0.529462</text:p>
          </table:table-cell>
          <table:table-cell office:value-type="float" office:value="0.502135" calcext:value-type="float">
            <text:p>0.502135</text:p>
          </table:table-cell>
          <table:table-cell office:value-type="float" office:value="0.492067" calcext:value-type="float">
            <text:p>0.492067</text:p>
          </table:table-cell>
          <table:table-cell office:value-type="float" office:value="0.502135" calcext:value-type="float">
            <text:p>0.502135</text:p>
          </table:table-cell>
          <table:table-cell office:value-type="float" office:value="0.529462" calcext:value-type="float">
            <text:p>0.529462</text:p>
          </table:table-cell>
          <table:table-cell office:value-type="float" office:value="0.565224" calcext:value-type="float">
            <text:p>0.565224</text:p>
          </table:table-cell>
          <table:table-cell office:value-type="float" office:value="0.595842" calcext:value-type="float">
            <text:p>0.595842</text:p>
          </table:table-cell>
          <table:table-cell office:value-type="float" office:value="0.605968" calcext:value-type="float">
            <text:p>0.605968</text:p>
          </table:table-cell>
          <table:table-cell office:value-type="float" office:value="0.594805" calcext:value-type="float">
            <text:p>0.594805</text:p>
          </table:table-cell>
          <table:table-cell office:value-type="float" office:value="0.582045" calcext:value-type="float">
            <text:p>0.582045</text:p>
          </table:table-cell>
          <table:table-cell office:value-type="float" office:value="0.543663" calcext:value-type="float">
            <text:p>0.543663</text:p>
          </table:table-cell>
          <table:table-cell office:value-type="float" office:value="0.499581" calcext:value-type="float">
            <text:p>0.499581</text:p>
          </table:table-cell>
          <table:table-cell office:value-type="float" office:value="0.466458" calcext:value-type="float">
            <text:p>0.466458</text:p>
          </table:table-cell>
          <table:table-cell office:value-type="float" office:value="0.454368" calcext:value-type="float">
            <text:p>0.454368</text:p>
          </table:table-cell>
          <table:table-cell office:value-type="float" office:value="0.466458" calcext:value-type="float">
            <text:p>0.466458</text:p>
          </table:table-cell>
          <table:table-cell office:value-type="float" office:value="0.499581" calcext:value-type="float">
            <text:p>0.499581</text:p>
          </table:table-cell>
          <table:table-cell office:value-type="float" office:value="0.543663" calcext:value-type="float">
            <text:p>0.543663</text:p>
          </table:table-cell>
          <table:table-cell office:value-type="float" office:value="0.582045" calcext:value-type="float">
            <text:p>0.582045</text:p>
          </table:table-cell>
          <table:table-cell office:value-type="float" office:value="0.594805" calcext:value-type="float">
            <text:p>0.594805</text:p>
          </table:table-cell>
          <table:table-cell office:value-type="float" office:value="0.585752" calcext:value-type="float">
            <text:p>0.585752</text:p>
          </table:table-cell>
          <table:table-cell office:value-type="float" office:value="0.570489" calcext:value-type="float">
            <text:p>0.570489</text:p>
          </table:table-cell>
          <table:table-cell office:value-type="float" office:value="0.52505" calcext:value-type="float">
            <text:p>0.52505</text:p>
          </table:table-cell>
          <table:table-cell office:value-type="float" office:value="0.473664" calcext:value-type="float">
            <text:p>0.473664</text:p>
          </table:table-cell>
          <table:table-cell office:value-type="float" office:value="0.435645" calcext:value-type="float">
            <text:p>0.435645</text:p>
          </table:table-cell>
          <table:table-cell office:value-type="float" office:value="0.42189" calcext:value-type="float">
            <text:p>0.42189</text:p>
          </table:table-cell>
          <table:table-cell office:value-type="float" office:value="0.435645" calcext:value-type="float">
            <text:p>0.435645</text:p>
          </table:table-cell>
          <table:table-cell office:value-type="float" office:value="0.473664" calcext:value-type="float">
            <text:p>0.473664</text:p>
          </table:table-cell>
          <table:table-cell office:value-type="float" office:value="0.52505" calcext:value-type="float">
            <text:p>0.52505</text:p>
          </table:table-cell>
          <table:table-cell office:value-type="float" office:value="0.570489" calcext:value-type="float">
            <text:p>0.570489</text:p>
          </table:table-cell>
          <table:table-cell office:value-type="float" office:value="0.585752" calcext:value-type="float">
            <text:p>0.585752</text:p>
          </table:table-cell>
          <table:table-cell office:value-type="float" office:value="0.579041" calcext:value-type="float">
            <text:p>0.579041</text:p>
          </table:table-cell>
          <table:table-cell office:value-type="float" office:value="0.561913" calcext:value-type="float">
            <text:p>0.561913</text:p>
          </table:table-cell>
          <table:table-cell office:value-type="float" office:value="0.511518" calcext:value-type="float">
            <text:p>0.511518</text:p>
          </table:table-cell>
          <table:table-cell office:value-type="float" office:value="0.455253" calcext:value-type="float">
            <text:p>0.455253</text:p>
          </table:table-cell>
          <table:table-cell office:value-type="float" office:value="0.414152" calcext:value-type="float">
            <text:p>0.414152</text:p>
          </table:table-cell>
          <table:table-cell office:value-type="float" office:value="0.39939" calcext:value-type="float">
            <text:p>0.39939</text:p>
          </table:table-cell>
          <table:table-cell office:value-type="float" office:value="0.414152" calcext:value-type="float">
            <text:p>0.414152</text:p>
          </table:table-cell>
          <table:table-cell office:value-type="float" office:value="0.455253" calcext:value-type="float">
            <text:p>0.455253</text:p>
          </table:table-cell>
          <table:table-cell office:value-type="float" office:value="0.511518" calcext:value-type="float">
            <text:p>0.511518</text:p>
          </table:table-cell>
          <table:table-cell office:value-type="float" office:value="0.561913" calcext:value-type="float">
            <text:p>0.561913</text:p>
          </table:table-cell>
          <table:table-cell office:value-type="float" office:value="0.579041" calcext:value-type="float">
            <text:p>0.579041</text:p>
          </table:table-cell>
          <table:table-cell office:value-type="float" office:value="0.577795" calcext:value-type="float">
            <text:p>0.577795</text:p>
          </table:table-cell>
          <table:table-cell office:value-type="float" office:value="0.559724" calcext:value-type="float">
            <text:p>0.559724</text:p>
          </table:table-cell>
          <table:table-cell office:value-type="float" office:value="0.506941" calcext:value-type="float">
            <text:p>0.506941</text:p>
          </table:table-cell>
          <table:table-cell office:value-type="float" office:value="0.448286" calcext:value-type="float">
            <text:p>0.448286</text:p>
          </table:table-cell>
          <table:table-cell office:value-type="float" office:value="0.405623" calcext:value-type="float">
            <text:p>0.405623</text:p>
          </table:table-cell>
          <table:table-cell office:value-type="float" office:value="0.390339" calcext:value-type="float">
            <text:p>0.390339</text:p>
          </table:table-cell>
          <table:table-cell office:value-type="float" office:value="0.405623" calcext:value-type="float">
            <text:p>0.405623</text:p>
          </table:table-cell>
          <table:table-cell office:value-type="float" office:value="0.448286" calcext:value-type="float">
            <text:p>0.448286</text:p>
          </table:table-cell>
          <table:table-cell office:value-type="float" office:value="0.506941" calcext:value-type="float">
            <text:p>0.506941</text:p>
          </table:table-cell>
          <table:table-cell office:value-type="float" office:value="0.559724" calcext:value-type="float">
            <text:p>0.559724</text:p>
          </table:table-cell>
          <table:table-cell office:value-type="float" office:value="0.577795" calcext:value-type="float">
            <text:p>0.577795</text:p>
          </table:table-cell>
        </table:table-row>
        <table:table-row table:style-name="ro1">
          <table:table-cell office:value-type="float" office:value="0.760024" calcext:value-type="float">
            <text:p>0.760024</text:p>
          </table:table-cell>
          <table:table-cell office:value-type="float" office:value="0.662235" calcext:value-type="float">
            <text:p>0.662235</text:p>
          </table:table-cell>
          <table:table-cell office:value-type="float" office:value="0.661076" calcext:value-type="float">
            <text:p>0.66107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4144" calcext:value-type="float">
            <text:p>0.654144</text:p>
          </table:table-cell>
          <table:table-cell office:value-type="float" office:value="0.651029" calcext:value-type="float">
            <text:p>0.651029</text:p>
          </table:table-cell>
          <table:table-cell office:value-type="float" office:value="0.649834" calcext:value-type="float">
            <text:p>0.649834</text:p>
          </table:table-cell>
          <table:table-cell office:value-type="float" office:value="0.651029" calcext:value-type="float">
            <text:p>0.651029</text:p>
          </table:table-cell>
          <table:table-cell office:value-type="float" office:value="0.654144" calcext:value-type="float">
            <text:p>0.654144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1076" calcext:value-type="float">
            <text:p>0.661076</text:p>
          </table:table-cell>
          <table:table-cell office:value-type="float" office:value="0.662235" calcext:value-type="float">
            <text:p>0.662235</text:p>
          </table:table-cell>
          <table:table-cell office:value-type="float" office:value="0.652635" calcext:value-type="float">
            <text:p>0.652635</text:p>
          </table:table-cell>
          <table:table-cell office:value-type="float" office:value="0.652213" calcext:value-type="float">
            <text:p>0.652213</text:p>
          </table:table-cell>
          <table:table-cell office:value-type="float" office:value="0.65122" calcext:value-type="float">
            <text:p>0.65122</text:p>
          </table:table-cell>
          <table:table-cell office:value-type="float" office:value="0.649961" calcext:value-type="float">
            <text:p>0.649961</text:p>
          </table:table-cell>
          <table:table-cell office:value-type="float" office:value="0.64897" calcext:value-type="float">
            <text:p>0.64897</text:p>
          </table:table-cell>
          <table:table-cell office:value-type="float" office:value="0.648573" calcext:value-type="float">
            <text:p>0.648573</text:p>
          </table:table-cell>
          <table:table-cell office:value-type="float" office:value="0.64897" calcext:value-type="float">
            <text:p>0.64897</text:p>
          </table:table-cell>
          <table:table-cell office:value-type="float" office:value="0.649961" calcext:value-type="float">
            <text:p>0.649961</text:p>
          </table:table-cell>
          <table:table-cell office:value-type="float" office:value="0.65122" calcext:value-type="float">
            <text:p>0.65122</text:p>
          </table:table-cell>
          <table:table-cell office:value-type="float" office:value="0.652213" calcext:value-type="float">
            <text:p>0.652213</text:p>
          </table:table-cell>
          <table:table-cell office:value-type="float" office:value="0.652635" calcext:value-type="float">
            <text:p>0.652635</text:p>
          </table:table-cell>
          <table:table-cell office:value-type="float" office:value="0.649125" calcext:value-type="float">
            <text:p>0.649125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643378" calcext:value-type="float">
            <text:p>0.643378</text:p>
          </table:table-cell>
          <table:table-cell office:value-type="float" office:value="0.638138" calcext:value-type="float">
            <text:p>0.638138</text:p>
          </table:table-cell>
          <table:table-cell office:value-type="float" office:value="0.63394" calcext:value-type="float">
            <text:p>0.63394</text:p>
          </table:table-cell>
          <table:table-cell office:value-type="float" office:value="0.632336" calcext:value-type="float">
            <text:p>0.632336</text:p>
          </table:table-cell>
          <table:table-cell office:value-type="float" office:value="0.63394" calcext:value-type="float">
            <text:p>0.63394</text:p>
          </table:table-cell>
          <table:table-cell office:value-type="float" office:value="0.638138" calcext:value-type="float">
            <text:p>0.638138</text:p>
          </table:table-cell>
          <table:table-cell office:value-type="float" office:value="0.643378" calcext:value-type="float">
            <text:p>0.643378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649125" calcext:value-type="float">
            <text:p>0.649125</text:p>
          </table:table-cell>
          <table:table-cell office:value-type="float" office:value="0.641466" calcext:value-type="float">
            <text:p>0.641466</text:p>
          </table:table-cell>
          <table:table-cell office:value-type="float" office:value="0.638499" calcext:value-type="float">
            <text:p>0.638499</text:p>
          </table:table-cell>
          <table:table-cell office:value-type="float" office:value="0.62981" calcext:value-type="float">
            <text:p>0.62981</text:p>
          </table:table-cell>
          <table:table-cell office:value-type="float" office:value="0.619206" calcext:value-type="float">
            <text:p>0.619206</text:p>
          </table:table-cell>
          <table:table-cell office:value-type="float" office:value="0.610768" calcext:value-type="float">
            <text:p>0.610768</text:p>
          </table:table-cell>
          <table:table-cell office:value-type="float" office:value="0.607579" calcext:value-type="float">
            <text:p>0.607579</text:p>
          </table:table-cell>
          <table:table-cell office:value-type="float" office:value="0.610768" calcext:value-type="float">
            <text:p>0.610768</text:p>
          </table:table-cell>
          <table:table-cell office:value-type="float" office:value="0.619206" calcext:value-type="float">
            <text:p>0.619206</text:p>
          </table:table-cell>
          <table:table-cell office:value-type="float" office:value="0.62981" calcext:value-type="float">
            <text:p>0.62981</text:p>
          </table:table-cell>
          <table:table-cell office:value-type="float" office:value="0.638499" calcext:value-type="float">
            <text:p>0.638499</text:p>
          </table:table-cell>
          <table:table-cell office:value-type="float" office:value="0.641466" calcext:value-type="float">
            <text:p>0.641466</text:p>
          </table:table-cell>
          <table:table-cell office:value-type="float" office:value="0.633357" calcext:value-type="float">
            <text:p>0.633357</text:p>
          </table:table-cell>
          <table:table-cell office:value-type="float" office:value="0.628232" calcext:value-type="float">
            <text:p>0.628232</text:p>
          </table:table-cell>
          <table:table-cell office:value-type="float" office:value="0.612908" calcext:value-type="float">
            <text:p>0.612908</text:p>
          </table:table-cell>
          <table:table-cell office:value-type="float" office:value="0.594445" calcext:value-type="float">
            <text:p>0.594445</text:p>
          </table:table-cell>
          <table:table-cell office:value-type="float" office:value="0.579905" calcext:value-type="float">
            <text:p>0.579905</text:p>
          </table:table-cell>
          <table:table-cell office:value-type="float" office:value="0.574455" calcext:value-type="float">
            <text:p>0.574455</text:p>
          </table:table-cell>
          <table:table-cell office:value-type="float" office:value="0.579905" calcext:value-type="float">
            <text:p>0.579905</text:p>
          </table:table-cell>
          <table:table-cell office:value-type="float" office:value="0.594445" calcext:value-type="float">
            <text:p>0.594445</text:p>
          </table:table-cell>
          <table:table-cell office:value-type="float" office:value="0.612908" calcext:value-type="float">
            <text:p>0.612908</text:p>
          </table:table-cell>
          <table:table-cell office:value-type="float" office:value="0.628232" calcext:value-type="float">
            <text:p>0.628232</text:p>
          </table:table-cell>
          <table:table-cell office:value-type="float" office:value="0.633357" calcext:value-type="float">
            <text:p>0.633357</text:p>
          </table:table-cell>
          <table:table-cell office:value-type="float" office:value="0.622434" calcext:value-type="float">
            <text:p>0.622434</text:p>
          </table:table-cell>
          <table:table-cell office:value-type="float" office:value="0.614954" calcext:value-type="float">
            <text:p>0.614954</text:p>
          </table:table-cell>
          <table:table-cell office:value-type="float" office:value="0.592351" calcext:value-type="float">
            <text:p>0.592351</text:p>
          </table:table-cell>
          <table:table-cell office:value-type="float" office:value="0.565531" calcext:value-type="float">
            <text:p>0.565531</text:p>
          </table:table-cell>
          <table:table-cell office:value-type="float" office:value="0.544713" calcext:value-type="float">
            <text:p>0.544713</text:p>
          </table:table-cell>
          <table:table-cell office:value-type="float" office:value="0.536975" calcext:value-type="float">
            <text:p>0.536975</text:p>
          </table:table-cell>
          <table:table-cell office:value-type="float" office:value="0.544713" calcext:value-type="float">
            <text:p>0.544713</text:p>
          </table:table-cell>
          <table:table-cell office:value-type="float" office:value="0.565531" calcext:value-type="float">
            <text:p>0.565531</text:p>
          </table:table-cell>
          <table:table-cell office:value-type="float" office:value="0.592351" calcext:value-type="float">
            <text:p>0.592351</text:p>
          </table:table-cell>
          <table:table-cell office:value-type="float" office:value="0.614954" calcext:value-type="float">
            <text:p>0.614954</text:p>
          </table:table-cell>
          <table:table-cell office:value-type="float" office:value="0.622434" calcext:value-type="float">
            <text:p>0.622434</text:p>
          </table:table-cell>
          <table:table-cell office:value-type="float" office:value="0.611736" calcext:value-type="float">
            <text:p>0.611736</text:p>
          </table:table-cell>
          <table:table-cell office:value-type="float" office:value="0.601548" calcext:value-type="float">
            <text:p>0.601548</text:p>
          </table:table-cell>
          <table:table-cell office:value-type="float" office:value="0.570729" calcext:value-type="float">
            <text:p>0.570729</text:p>
          </table:table-cell>
          <table:table-cell office:value-type="float" office:value="0.534727" calcext:value-type="float">
            <text:p>0.534727</text:p>
          </table:table-cell>
          <table:table-cell office:value-type="float" office:value="0.507209" calcext:value-type="float">
            <text:p>0.507209</text:p>
          </table:table-cell>
          <table:table-cell office:value-type="float" office:value="0.49707" calcext:value-type="float">
            <text:p>0.49707</text:p>
          </table:table-cell>
          <table:table-cell office:value-type="float" office:value="0.507209" calcext:value-type="float">
            <text:p>0.507209</text:p>
          </table:table-cell>
          <table:table-cell office:value-type="float" office:value="0.534727" calcext:value-type="float">
            <text:p>0.534727</text:p>
          </table:table-cell>
          <table:table-cell office:value-type="float" office:value="0.570729" calcext:value-type="float">
            <text:p>0.570729</text:p>
          </table:table-cell>
          <table:table-cell office:value-type="float" office:value="0.601548" calcext:value-type="float">
            <text:p>0.601548</text:p>
          </table:table-cell>
          <table:table-cell office:value-type="float" office:value="0.611736" calcext:value-type="float">
            <text:p>0.611736</text:p>
          </table:table-cell>
          <table:table-cell office:value-type="float" office:value="0.600551" calcext:value-type="float">
            <text:p>0.600551</text:p>
          </table:table-cell>
          <table:table-cell office:value-type="float" office:value="0.587718" calcext:value-type="float">
            <text:p>0.587718</text:p>
          </table:table-cell>
          <table:table-cell office:value-type="float" office:value="0.549091" calcext:value-type="float">
            <text:p>0.549091</text:p>
          </table:table-cell>
          <table:table-cell office:value-type="float" office:value="0.504718" calcext:value-type="float">
            <text:p>0.504718</text:p>
          </table:table-cell>
          <table:table-cell office:value-type="float" office:value="0.471366" calcext:value-type="float">
            <text:p>0.471366</text:p>
          </table:table-cell>
          <table:table-cell office:value-type="float" office:value="0.459192" calcext:value-type="float">
            <text:p>0.459192</text:p>
          </table:table-cell>
          <table:table-cell office:value-type="float" office:value="0.471366" calcext:value-type="float">
            <text:p>0.471366</text:p>
          </table:table-cell>
          <table:table-cell office:value-type="float" office:value="0.504718" calcext:value-type="float">
            <text:p>0.504718</text:p>
          </table:table-cell>
          <table:table-cell office:value-type="float" office:value="0.549091" calcext:value-type="float">
            <text:p>0.549091</text:p>
          </table:table-cell>
          <table:table-cell office:value-type="float" office:value="0.587718" calcext:value-type="float">
            <text:p>0.587718</text:p>
          </table:table-cell>
          <table:table-cell office:value-type="float" office:value="0.600551" calcext:value-type="float">
            <text:p>0.600551</text:p>
          </table:table-cell>
          <table:table-cell office:value-type="float" office:value="0.591497" calcext:value-type="float">
            <text:p>0.591497</text:p>
          </table:table-cell>
          <table:table-cell office:value-type="float" office:value="0.576149" calcext:value-type="float">
            <text:p>0.576149</text:p>
          </table:table-cell>
          <table:table-cell office:value-type="float" office:value="0.530427" calcext:value-type="float">
            <text:p>0.530427</text:p>
          </table:table-cell>
          <table:table-cell office:value-type="float" office:value="0.478705" calcext:value-type="float">
            <text:p>0.478705</text:p>
          </table:table-cell>
          <table:table-cell office:value-type="float" office:value="0.440423" calcext:value-type="float">
            <text:p>0.440423</text:p>
          </table:table-cell>
          <table:table-cell office:value-type="float" office:value="0.426571" calcext:value-type="float">
            <text:p>0.426571</text:p>
          </table:table-cell>
          <table:table-cell office:value-type="float" office:value="0.440423" calcext:value-type="float">
            <text:p>0.440423</text:p>
          </table:table-cell>
          <table:table-cell office:value-type="float" office:value="0.478705" calcext:value-type="float">
            <text:p>0.478705</text:p>
          </table:table-cell>
          <table:table-cell office:value-type="float" office:value="0.530427" calcext:value-type="float">
            <text:p>0.530427</text:p>
          </table:table-cell>
          <table:table-cell office:value-type="float" office:value="0.576149" calcext:value-type="float">
            <text:p>0.576149</text:p>
          </table:table-cell>
          <table:table-cell office:value-type="float" office:value="0.591497" calcext:value-type="float">
            <text:p>0.591497</text:p>
          </table:table-cell>
          <table:table-cell office:value-type="float" office:value="0.584783" calcext:value-type="float">
            <text:p>0.584783</text:p>
          </table:table-cell>
          <table:table-cell office:value-type="float" office:value="0.567563" calcext:value-type="float">
            <text:p>0.567563</text:p>
          </table:table-cell>
          <table:table-cell office:value-type="float" office:value="0.516862" calcext:value-type="float">
            <text:p>0.516862</text:p>
          </table:table-cell>
          <table:table-cell office:value-type="float" office:value="0.460236" calcext:value-type="float">
            <text:p>0.460236</text:p>
          </table:table-cell>
          <table:table-cell office:value-type="float" office:value="0.418852" calcext:value-type="float">
            <text:p>0.418852</text:p>
          </table:table-cell>
          <table:table-cell office:value-type="float" office:value="0.403986" calcext:value-type="float">
            <text:p>0.403986</text:p>
          </table:table-cell>
          <table:table-cell office:value-type="float" office:value="0.418852" calcext:value-type="float">
            <text:p>0.418852</text:p>
          </table:table-cell>
          <table:table-cell office:value-type="float" office:value="0.460236" calcext:value-type="float">
            <text:p>0.460236</text:p>
          </table:table-cell>
          <table:table-cell office:value-type="float" office:value="0.516862" calcext:value-type="float">
            <text:p>0.516862</text:p>
          </table:table-cell>
          <table:table-cell office:value-type="float" office:value="0.567563" calcext:value-type="float">
            <text:p>0.567563</text:p>
          </table:table-cell>
          <table:table-cell office:value-type="float" office:value="0.584783" calcext:value-type="float">
            <text:p>0.584783</text:p>
          </table:table-cell>
          <table:table-cell office:value-type="float" office:value="0.583561" calcext:value-type="float">
            <text:p>0.583561</text:p>
          </table:table-cell>
          <table:table-cell office:value-type="float" office:value="0.565393" calcext:value-type="float">
            <text:p>0.565393</text:p>
          </table:table-cell>
          <table:table-cell office:value-type="float" office:value="0.512287" calcext:value-type="float">
            <text:p>0.512287</text:p>
          </table:table-cell>
          <table:table-cell office:value-type="float" office:value="0.45325" calcext:value-type="float">
            <text:p>0.45325</text:p>
          </table:table-cell>
          <table:table-cell office:value-type="float" office:value="0.410289" calcext:value-type="float">
            <text:p>0.410289</text:p>
          </table:table-cell>
          <table:table-cell office:value-type="float" office:value="0.394895" calcext:value-type="float">
            <text:p>0.394895</text:p>
          </table:table-cell>
          <table:table-cell office:value-type="float" office:value="0.410289" calcext:value-type="float">
            <text:p>0.410289</text:p>
          </table:table-cell>
          <table:table-cell office:value-type="float" office:value="0.45325" calcext:value-type="float">
            <text:p>0.45325</text:p>
          </table:table-cell>
          <table:table-cell office:value-type="float" office:value="0.512287" calcext:value-type="float">
            <text:p>0.512287</text:p>
          </table:table-cell>
          <table:table-cell office:value-type="float" office:value="0.565393" calcext:value-type="float">
            <text:p>0.565393</text:p>
          </table:table-cell>
          <table:table-cell office:value-type="float" office:value="0.583561" calcext:value-type="float">
            <text:p>0.583561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.669077" calcext:value-type="float">
            <text:p>0.669077</text:p>
          </table:table-cell>
          <table:table-cell office:value-type="float" office:value="0.667908" calcext:value-type="float">
            <text:p>0.667908</text:p>
          </table:table-cell>
          <table:table-cell office:value-type="float" office:value="0.664801" calcext:value-type="float">
            <text:p>0.664801</text:p>
          </table:table-cell>
          <table:table-cell office:value-type="float" office:value="0.660906" calcext:value-type="float">
            <text:p>0.660906</text:p>
          </table:table-cell>
          <table:table-cell office:value-type="float" office:value="0.657759" calcext:value-type="float">
            <text:p>0.657759</text:p>
          </table:table-cell>
          <table:table-cell office:value-type="float" office:value="0.656552" calcext:value-type="float">
            <text:p>0.656552</text:p>
          </table:table-cell>
          <table:table-cell office:value-type="float" office:value="0.657759" calcext:value-type="float">
            <text:p>0.657759</text:p>
          </table:table-cell>
          <table:table-cell office:value-type="float" office:value="0.660906" calcext:value-type="float">
            <text:p>0.660906</text:p>
          </table:table-cell>
          <table:table-cell office:value-type="float" office:value="0.664801" calcext:value-type="float">
            <text:p>0.664801</text:p>
          </table:table-cell>
          <table:table-cell office:value-type="float" office:value="0.667908" calcext:value-type="float">
            <text:p>0.667908</text:p>
          </table:table-cell>
          <table:table-cell office:value-type="float" office:value="0.669077" calcext:value-type="float">
            <text:p>0.669077</text:p>
          </table:table-cell>
          <table:table-cell office:value-type="float" office:value="0.659387" calcext:value-type="float">
            <text:p>0.659387</text:p>
          </table:table-cell>
          <table:table-cell office:value-type="float" office:value="0.658963" calcext:value-type="float">
            <text:p>0.658963</text:p>
          </table:table-cell>
          <table:table-cell office:value-type="float" office:value="0.657963" calcext:value-type="float">
            <text:p>0.657963</text:p>
          </table:table-cell>
          <table:table-cell office:value-type="float" office:value="0.656693" calcext:value-type="float">
            <text:p>0.656693</text:p>
          </table:table-cell>
          <table:table-cell office:value-type="float" office:value="0.655694" calcext:value-type="float">
            <text:p>0.655694</text:p>
          </table:table-cell>
          <table:table-cell office:value-type="float" office:value="0.655294" calcext:value-type="float">
            <text:p>0.655294</text:p>
          </table:table-cell>
          <table:table-cell office:value-type="float" office:value="0.655694" calcext:value-type="float">
            <text:p>0.655694</text:p>
          </table:table-cell>
          <table:table-cell office:value-type="float" office:value="0.656693" calcext:value-type="float">
            <text:p>0.656693</text:p>
          </table:table-cell>
          <table:table-cell office:value-type="float" office:value="0.657963" calcext:value-type="float">
            <text:p>0.657963</text:p>
          </table:table-cell>
          <table:table-cell office:value-type="float" office:value="0.658963" calcext:value-type="float">
            <text:p>0.658963</text:p>
          </table:table-cell>
          <table:table-cell office:value-type="float" office:value="0.659387" calcext:value-type="float">
            <text:p>0.659387</text:p>
          </table:table-cell>
          <table:table-cell office:value-type="float" office:value="0.655865" calcext:value-type="float">
            <text:p>0.655865</text:p>
          </table:table-cell>
          <table:table-cell office:value-type="float" office:value="0.654343" calcext:value-type="float">
            <text:p>0.654343</text:p>
          </table:table-cell>
          <table:table-cell office:value-type="float" office:value="0.650073" calcext:value-type="float">
            <text:p>0.650073</text:p>
          </table:table-cell>
          <table:table-cell office:value-type="float" office:value="0.644792" calcext:value-type="float">
            <text:p>0.644792</text:p>
          </table:table-cell>
          <table:table-cell office:value-type="float" office:value="0.640559" calcext:value-type="float">
            <text:p>0.640559</text:p>
          </table:table-cell>
          <table:table-cell office:value-type="float" office:value="0.638943" calcext:value-type="float">
            <text:p>0.638943</text:p>
          </table:table-cell>
          <table:table-cell office:value-type="float" office:value="0.640559" calcext:value-type="float">
            <text:p>0.640559</text:p>
          </table:table-cell>
          <table:table-cell office:value-type="float" office:value="0.644792" calcext:value-type="float">
            <text:p>0.644792</text:p>
          </table:table-cell>
          <table:table-cell office:value-type="float" office:value="0.650073" calcext:value-type="float">
            <text:p>0.650073</text:p>
          </table:table-cell>
          <table:table-cell office:value-type="float" office:value="0.654343" calcext:value-type="float">
            <text:p>0.654343</text:p>
          </table:table-cell>
          <table:table-cell office:value-type="float" office:value="0.655865" calcext:value-type="float">
            <text:p>0.655865</text:p>
          </table:table-cell>
          <table:table-cell office:value-type="float" office:value="0.648166" calcext:value-type="float">
            <text:p>0.648166</text:p>
          </table:table-cell>
          <table:table-cell office:value-type="float" office:value="0.645179" calcext:value-type="float">
            <text:p>0.645179</text:p>
          </table:table-cell>
          <table:table-cell office:value-type="float" office:value="0.636422" calcext:value-type="float">
            <text:p>0.636422</text:p>
          </table:table-cell>
          <table:table-cell office:value-type="float" office:value="0.625737" calcext:value-type="float">
            <text:p>0.625737</text:p>
          </table:table-cell>
          <table:table-cell office:value-type="float" office:value="0.617232" calcext:value-type="float">
            <text:p>0.617232</text:p>
          </table:table-cell>
          <table:table-cell office:value-type="float" office:value="0.614018" calcext:value-type="float">
            <text:p>0.614018</text:p>
          </table:table-cell>
          <table:table-cell office:value-type="float" office:value="0.617232" calcext:value-type="float">
            <text:p>0.617232</text:p>
          </table:table-cell>
          <table:table-cell office:value-type="float" office:value="0.625737" calcext:value-type="float">
            <text:p>0.625737</text:p>
          </table:table-cell>
          <table:table-cell office:value-type="float" office:value="0.636422" calcext:value-type="float">
            <text:p>0.636422</text:p>
          </table:table-cell>
          <table:table-cell office:value-type="float" office:value="0.645179" calcext:value-type="float">
            <text:p>0.645179</text:p>
          </table:table-cell>
          <table:table-cell office:value-type="float" office:value="0.648166" calcext:value-type="float">
            <text:p>0.648166</text:p>
          </table:table-cell>
          <table:table-cell office:value-type="float" office:value="0.640034" calcext:value-type="float">
            <text:p>0.640034</text:p>
          </table:table-cell>
          <table:table-cell office:value-type="float" office:value="0.634872" calcext:value-type="float">
            <text:p>0.634872</text:p>
          </table:table-cell>
          <table:table-cell office:value-type="float" office:value="0.619429" calcext:value-type="float">
            <text:p>0.619429</text:p>
          </table:table-cell>
          <table:table-cell office:value-type="float" office:value="0.600822" calcext:value-type="float">
            <text:p>0.600822</text:p>
          </table:table-cell>
          <table:table-cell office:value-type="float" office:value="0.586166" calcext:value-type="float">
            <text:p>0.586166</text:p>
          </table:table-cell>
          <table:table-cell office:value-type="float" office:value="0.580673" calcext:value-type="float">
            <text:p>0.580673</text:p>
          </table:table-cell>
          <table:table-cell office:value-type="float" office:value="0.586166" calcext:value-type="float">
            <text:p>0.586166</text:p>
          </table:table-cell>
          <table:table-cell office:value-type="float" office:value="0.600822" calcext:value-type="float">
            <text:p>0.600822</text:p>
          </table:table-cell>
          <table:table-cell office:value-type="float" office:value="0.619429" calcext:value-type="float">
            <text:p>0.619429</text:p>
          </table:table-cell>
          <table:table-cell office:value-type="float" office:value="0.634872" calcext:value-type="float">
            <text:p>0.634872</text:p>
          </table:table-cell>
          <table:table-cell office:value-type="float" office:value="0.640034" calcext:value-type="float">
            <text:p>0.640034</text:p>
          </table:table-cell>
          <table:table-cell office:value-type="float" office:value="0.62907" calcext:value-type="float">
            <text:p>0.62907</text:p>
          </table:table-cell>
          <table:table-cell office:value-type="float" office:value="0.621538" calcext:value-type="float">
            <text:p>0.621538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571741" calcext:value-type="float">
            <text:p>0.571741</text:p>
          </table:table-cell>
          <table:table-cell office:value-type="float" office:value="0.550759" calcext:value-type="float">
            <text:p>0.550759</text:p>
          </table:table-cell>
          <table:table-cell office:value-type="float" office:value="0.542959" calcext:value-type="float">
            <text:p>0.542959</text:p>
          </table:table-cell>
          <table:table-cell office:value-type="float" office:value="0.550759" calcext:value-type="float">
            <text:p>0.550759</text:p>
          </table:table-cell>
          <table:table-cell office:value-type="float" office:value="0.571741" calcext:value-type="float">
            <text:p>0.571741</text:p>
          </table:table-cell>
          <table:table-cell office:value-type="float" office:value="0.598765" calcext:value-type="float">
            <text:p>0.598765</text:p>
          </table:table-cell>
          <table:table-cell office:value-type="float" office:value="0.621538" calcext:value-type="float">
            <text:p>0.621538</text:p>
          </table:table-cell>
          <table:table-cell office:value-type="float" office:value="0.62907" calcext:value-type="float">
            <text:p>0.62907</text:p>
          </table:table-cell>
          <table:table-cell office:value-type="float" office:value="0.618353" calcext:value-type="float">
            <text:p>0.618353</text:p>
          </table:table-cell>
          <table:table-cell office:value-type="float" office:value="0.608096" calcext:value-type="float">
            <text:p>0.608096</text:p>
          </table:table-cell>
          <table:table-cell office:value-type="float" office:value="0.577048" calcext:value-type="float">
            <text:p>0.577048</text:p>
          </table:table-cell>
          <table:table-cell office:value-type="float" office:value="0.540772" calcext:value-type="float">
            <text:p>0.540772</text:p>
          </table:table-cell>
          <table:table-cell office:value-type="float" office:value="0.513037" calcext:value-type="float">
            <text:p>0.513037</text:p>
          </table:table-cell>
          <table:table-cell office:value-type="float" office:value="0.502817" calcext:value-type="float">
            <text:p>0.502817</text:p>
          </table:table-cell>
          <table:table-cell office:value-type="float" office:value="0.513037" calcext:value-type="float">
            <text:p>0.513037</text:p>
          </table:table-cell>
          <table:table-cell office:value-type="float" office:value="0.540772" calcext:value-type="float">
            <text:p>0.540772</text:p>
          </table:table-cell>
          <table:table-cell office:value-type="float" office:value="0.577048" calcext:value-type="float">
            <text:p>0.577048</text:p>
          </table:table-cell>
          <table:table-cell office:value-type="float" office:value="0.608096" calcext:value-type="float">
            <text:p>0.608096</text:p>
          </table:table-cell>
          <table:table-cell office:value-type="float" office:value="0.618353" calcext:value-type="float">
            <text:p>0.618353</text:p>
          </table:table-cell>
          <table:table-cell office:value-type="float" office:value="0.607145" calcext:value-type="float">
            <text:p>0.607145</text:p>
          </table:table-cell>
          <table:table-cell office:value-type="float" office:value="0.594228" calcext:value-type="float">
            <text:p>0.594228</text:p>
          </table:table-cell>
          <table:table-cell office:value-type="float" office:value="0.555324" calcext:value-type="float">
            <text:p>0.555324</text:p>
          </table:table-cell>
          <table:table-cell office:value-type="float" office:value="0.51062" calcext:value-type="float">
            <text:p>0.51062</text:p>
          </table:table-cell>
          <table:table-cell office:value-type="float" office:value="0.477007" calcext:value-type="float">
            <text:p>0.477007</text:p>
          </table:table-cell>
          <table:table-cell office:value-type="float" office:value="0.464736" calcext:value-type="float">
            <text:p>0.464736</text:p>
          </table:table-cell>
          <table:table-cell office:value-type="float" office:value="0.477007" calcext:value-type="float">
            <text:p>0.477007</text:p>
          </table:table-cell>
          <table:table-cell office:value-type="float" office:value="0.51062" calcext:value-type="float">
            <text:p>0.51062</text:p>
          </table:table-cell>
          <table:table-cell office:value-type="float" office:value="0.555324" calcext:value-type="float">
            <text:p>0.555324</text:p>
          </table:table-cell>
          <table:table-cell office:value-type="float" office:value="0.594228" calcext:value-type="float">
            <text:p>0.594228</text:p>
          </table:table-cell>
          <table:table-cell office:value-type="float" office:value="0.607145" calcext:value-type="float">
            <text:p>0.607145</text:p>
          </table:table-cell>
          <table:table-cell office:value-type="float" office:value="0.59809" calcext:value-type="float">
            <text:p>0.59809</text:p>
          </table:table-cell>
          <table:table-cell office:value-type="float" office:value="0.582645" calcext:value-type="float">
            <text:p>0.582645</text:p>
          </table:table-cell>
          <table:table-cell office:value-type="float" office:value="0.536602" calcext:value-type="float">
            <text:p>0.536602</text:p>
          </table:table-cell>
          <table:table-cell office:value-type="float" office:value="0.484498" calcext:value-type="float">
            <text:p>0.484498</text:p>
          </table:table-cell>
          <table:table-cell office:value-type="float" office:value="0.445917" calcext:value-type="float">
            <text:p>0.445917</text:p>
          </table:table-cell>
          <table:table-cell office:value-type="float" office:value="0.431954" calcext:value-type="float">
            <text:p>0.431954</text:p>
          </table:table-cell>
          <table:table-cell office:value-type="float" office:value="0.445917" calcext:value-type="float">
            <text:p>0.445917</text:p>
          </table:table-cell>
          <table:table-cell office:value-type="float" office:value="0.484498" calcext:value-type="float">
            <text:p>0.484498</text:p>
          </table:table-cell>
          <table:table-cell office:value-type="float" office:value="0.536602" calcext:value-type="float">
            <text:p>0.536602</text:p>
          </table:table-cell>
          <table:table-cell office:value-type="float" office:value="0.582645" calcext:value-type="float">
            <text:p>0.582645</text:p>
          </table:table-cell>
          <table:table-cell office:value-type="float" office:value="0.59809" calcext:value-type="float">
            <text:p>0.59809</text:p>
          </table:table-cell>
          <table:table-cell office:value-type="float" office:value="0.591373" calcext:value-type="float">
            <text:p>0.591373</text:p>
          </table:table-cell>
          <table:table-cell office:value-type="float" office:value="0.574049" calcext:value-type="float">
            <text:p>0.574049</text:p>
          </table:table-cell>
          <table:table-cell office:value-type="float" office:value="0.523" calcext:value-type="float">
            <text:p>0.523</text:p>
          </table:table-cell>
          <table:table-cell office:value-type="float" office:value="0.465962" calcext:value-type="float">
            <text:p>0.465962</text:p>
          </table:table-cell>
          <table:table-cell office:value-type="float" office:value="0.424258" calcext:value-type="float">
            <text:p>0.424258</text:p>
          </table:table-cell>
          <table:table-cell office:value-type="float" office:value="0.409273" calcext:value-type="float">
            <text:p>0.409273</text:p>
          </table:table-cell>
          <table:table-cell office:value-type="float" office:value="0.424258" calcext:value-type="float">
            <text:p>0.424258</text:p>
          </table:table-cell>
          <table:table-cell office:value-type="float" office:value="0.465962" calcext:value-type="float">
            <text:p>0.46596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74049" calcext:value-type="float">
            <text:p>0.574049</text:p>
          </table:table-cell>
          <table:table-cell office:value-type="float" office:value="0.591373" calcext:value-type="float">
            <text:p>0.591373</text:p>
          </table:table-cell>
          <table:table-cell office:value-type="float" office:value="0.59018" calcext:value-type="float">
            <text:p>0.59018</text:p>
          </table:table-cell>
          <table:table-cell office:value-type="float" office:value="0.571902" calcext:value-type="float">
            <text:p>0.571902</text:p>
          </table:table-cell>
          <table:table-cell office:value-type="float" office:value="0.518427" calcext:value-type="float">
            <text:p>0.518427</text:p>
          </table:table-cell>
          <table:table-cell office:value-type="float" office:value="0.458956" calcext:value-type="float">
            <text:p>0.458956</text:p>
          </table:table-cell>
          <table:table-cell office:value-type="float" office:value="0.415655" calcext:value-type="float">
            <text:p>0.415655</text:p>
          </table:table-cell>
          <table:table-cell office:value-type="float" office:value="0.400136" calcext:value-type="float">
            <text:p>0.400136</text:p>
          </table:table-cell>
          <table:table-cell office:value-type="float" office:value="0.415655" calcext:value-type="float">
            <text:p>0.415655</text:p>
          </table:table-cell>
          <table:table-cell office:value-type="float" office:value="0.458956" calcext:value-type="float">
            <text:p>0.458956</text:p>
          </table:table-cell>
          <table:table-cell office:value-type="float" office:value="0.518427" calcext:value-type="float">
            <text:p>0.518427</text:p>
          </table:table-cell>
          <table:table-cell office:value-type="float" office:value="0.571902" calcext:value-type="float">
            <text:p>0.571902</text:p>
          </table:table-cell>
          <table:table-cell office:value-type="float" office:value="0.59018" calcext:value-type="float">
            <text:p>0.59018</text:p>
          </table:table-cell>
        </table:table-row>
        <table:table-row table:style-name="ro1">
          <table:table-cell office:value-type="float" office:value="0.778561" calcext:value-type="float">
            <text:p>0.778561</text:p>
          </table:table-cell>
          <table:table-cell office:value-type="float" office:value="0.676348" calcext:value-type="float">
            <text:p>0.676348</text:p>
          </table:table-cell>
          <table:table-cell office:value-type="float" office:value="0.675168" calcext:value-type="float">
            <text:p>0.675168</text:p>
          </table:table-cell>
          <table:table-cell office:value-type="float" office:value="0.672029" calcext:value-type="float">
            <text:p>0.672029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64912" calcext:value-type="float">
            <text:p>0.664912</text:p>
          </table:table-cell>
          <table:table-cell office:value-type="float" office:value="0.663693" calcext:value-type="float">
            <text:p>0.663693</text:p>
          </table:table-cell>
          <table:table-cell office:value-type="float" office:value="0.664912" calcext:value-type="float">
            <text:p>0.664912</text:p>
          </table:table-cell>
          <table:table-cell office:value-type="float" office:value="0.668092" calcext:value-type="float">
            <text:p>0.668092</text:p>
          </table:table-cell>
          <table:table-cell office:value-type="float" office:value="0.672029" calcext:value-type="float">
            <text:p>0.672029</text:p>
          </table:table-cell>
          <table:table-cell office:value-type="float" office:value="0.675168" calcext:value-type="float">
            <text:p>0.675168</text:p>
          </table:table-cell>
          <table:table-cell office:value-type="float" office:value="0.676348" calcext:value-type="float">
            <text:p>0.676348</text:p>
          </table:table-cell>
          <table:table-cell office:value-type="float" office:value="0.666562" calcext:value-type="float">
            <text:p>0.666562</text:p>
          </table:table-cell>
          <table:table-cell office:value-type="float" office:value="0.666138" calcext:value-type="float">
            <text:p>0.666138</text:p>
          </table:table-cell>
          <table:table-cell office:value-type="float" office:value="0.665129" calcext:value-type="float">
            <text:p>0.665129</text:p>
          </table:table-cell>
          <table:table-cell office:value-type="float" office:value="0.663849" calcext:value-type="float">
            <text:p>0.663849</text:p>
          </table:table-cell>
          <table:table-cell office:value-type="float" office:value="0.662842" calcext:value-type="float">
            <text:p>0.662842</text:p>
          </table:table-cell>
          <table:table-cell office:value-type="float" office:value="0.662439" calcext:value-type="float">
            <text:p>0.662439</text:p>
          </table:table-cell>
          <table:table-cell office:value-type="float" office:value="0.662842" calcext:value-type="float">
            <text:p>0.662842</text:p>
          </table:table-cell>
          <table:table-cell office:value-type="float" office:value="0.663849" calcext:value-type="float">
            <text:p>0.663849</text:p>
          </table:table-cell>
          <table:table-cell office:value-type="float" office:value="0.665129" calcext:value-type="float">
            <text:p>0.665129</text:p>
          </table:table-cell>
          <table:table-cell office:value-type="float" office:value="0.666138" calcext:value-type="float">
            <text:p>0.666138</text:p>
          </table:table-cell>
          <table:table-cell office:value-type="float" office:value="0.666562" calcext:value-type="float">
            <text:p>0.666562</text:p>
          </table:table-cell>
          <table:table-cell office:value-type="float" office:value="0.66303" calcext:value-type="float">
            <text:p>0.66303</text:p>
          </table:table-cell>
          <table:table-cell office:value-type="float" office:value="0.661496" calcext:value-type="float">
            <text:p>0.661496</text:p>
          </table:table-cell>
          <table:table-cell office:value-type="float" office:value="0.657191" calcext:value-type="float">
            <text:p>0.657191</text:p>
          </table:table-cell>
          <table:table-cell office:value-type="float" office:value="0.651865" calcext:value-type="float">
            <text:p>0.651865</text:p>
          </table:table-cell>
          <table:table-cell office:value-type="float" office:value="0.647596" calcext:value-type="float">
            <text:p>0.647596</text:p>
          </table:table-cell>
          <table:table-cell office:value-type="float" office:value="0.645967" calcext:value-type="float">
            <text:p>0.645967</text:p>
          </table:table-cell>
          <table:table-cell office:value-type="float" office:value="0.647596" calcext:value-type="float">
            <text:p>0.647596</text:p>
          </table:table-cell>
          <table:table-cell office:value-type="float" office:value="0.651865" calcext:value-type="float">
            <text:p>0.651865</text:p>
          </table:table-cell>
          <table:table-cell office:value-type="float" office:value="0.657191" calcext:value-type="float">
            <text:p>0.657191</text:p>
          </table:table-cell>
          <table:table-cell office:value-type="float" office:value="0.661496" calcext:value-type="float">
            <text:p>0.661496</text:p>
          </table:table-cell>
          <table:table-cell office:value-type="float" office:value="0.66303" calcext:value-type="float">
            <text:p>0.66303</text:p>
          </table:table-cell>
          <table:table-cell office:value-type="float" office:value="0.65529" calcext:value-type="float">
            <text:p>0.65529</text:p>
          </table:table-cell>
          <table:table-cell office:value-type="float" office:value="0.652281" calcext:value-type="float">
            <text:p>0.652281</text:p>
          </table:table-cell>
          <table:table-cell office:value-type="float" office:value="0.643453" calcext:value-type="float">
            <text:p>0.643453</text:p>
          </table:table-cell>
          <table:table-cell office:value-type="float" office:value="0.632681" calcext:value-type="float">
            <text:p>0.632681</text:p>
          </table:table-cell>
          <table:table-cell office:value-type="float" office:value="0.624106" calcext:value-type="float">
            <text:p>0.624106</text:p>
          </table:table-cell>
          <table:table-cell office:value-type="float" office:value="0.620866" calcext:value-type="float">
            <text:p>0.620866</text:p>
          </table:table-cell>
          <table:table-cell office:value-type="float" office:value="0.624106" calcext:value-type="float">
            <text:p>0.624106</text:p>
          </table:table-cell>
          <table:table-cell office:value-type="float" office:value="0.632681" calcext:value-type="float">
            <text:p>0.632681</text:p>
          </table:table-cell>
          <table:table-cell office:value-type="float" office:value="0.643453" calcext:value-type="float">
            <text:p>0.643453</text:p>
          </table:table-cell>
          <table:table-cell office:value-type="float" office:value="0.652281" calcext:value-type="float">
            <text:p>0.652281</text:p>
          </table:table-cell>
          <table:table-cell office:value-type="float" office:value="0.65529" calcext:value-type="float">
            <text:p>0.65529</text:p>
          </table:table-cell>
          <table:table-cell office:value-type="float" office:value="0.647133" calcext:value-type="float">
            <text:p>0.647133</text:p>
          </table:table-cell>
          <table:table-cell office:value-type="float" office:value="0.641933" calcext:value-type="float">
            <text:p>0.641933</text:p>
          </table:table-cell>
          <table:table-cell office:value-type="float" office:value="0.626365" calcext:value-type="float">
            <text:p>0.626365</text:p>
          </table:table-cell>
          <table:table-cell office:value-type="float" office:value="0.607606" calcext:value-type="float">
            <text:p>0.607606</text:p>
          </table:table-cell>
          <table:table-cell office:value-type="float" office:value="0.592827" calcext:value-type="float">
            <text:p>0.592827</text:p>
          </table:table-cell>
          <table:table-cell office:value-type="float" office:value="0.587289" calcext:value-type="float">
            <text:p>0.587289</text:p>
          </table:table-cell>
          <table:table-cell office:value-type="float" office:value="0.592827" calcext:value-type="float">
            <text:p>0.592827</text:p>
          </table:table-cell>
          <table:table-cell office:value-type="float" office:value="0.607606" calcext:value-type="float">
            <text:p>0.607606</text:p>
          </table:table-cell>
          <table:table-cell office:value-type="float" office:value="0.626365" calcext:value-type="float">
            <text:p>0.626365</text:p>
          </table:table-cell>
          <table:table-cell office:value-type="float" office:value="0.641933" calcext:value-type="float">
            <text:p>0.641933</text:p>
          </table:table-cell>
          <table:table-cell office:value-type="float" office:value="0.647133" calcext:value-type="float">
            <text:p>0.647133</text:p>
          </table:table-cell>
          <table:table-cell office:value-type="float" office:value="0.636129" calcext:value-type="float">
            <text:p>0.636129</text:p>
          </table:table-cell>
          <table:table-cell office:value-type="float" office:value="0.628542" calcext:value-type="float">
            <text:p>0.628542</text:p>
          </table:table-cell>
          <table:table-cell office:value-type="float" office:value="0.60559" calcext:value-type="float">
            <text:p>0.60559</text:p>
          </table:table-cell>
          <table:table-cell office:value-type="float" office:value="0.578349" calcext:value-type="float">
            <text:p>0.578349</text:p>
          </table:table-cell>
          <table:table-cell office:value-type="float" office:value="0.557194" calcext:value-type="float">
            <text:p>0.557194</text:p>
          </table:table-cell>
          <table:table-cell office:value-type="float" office:value="0.54933" calcext:value-type="float">
            <text:p>0.54933</text:p>
          </table:table-cell>
          <table:table-cell office:value-type="float" office:value="0.557194" calcext:value-type="float">
            <text:p>0.557194</text:p>
          </table:table-cell>
          <table:table-cell office:value-type="float" office:value="0.578349" calcext:value-type="float">
            <text:p>0.578349</text:p>
          </table:table-cell>
          <table:table-cell office:value-type="float" office:value="0.60559" calcext:value-type="float">
            <text:p>0.60559</text:p>
          </table:table-cell>
          <table:table-cell office:value-type="float" office:value="0.628542" calcext:value-type="float">
            <text:p>0.628542</text:p>
          </table:table-cell>
          <table:table-cell office:value-type="float" office:value="0.636129" calcext:value-type="float">
            <text:p>0.636129</text:p>
          </table:table-cell>
          <table:table-cell office:value-type="float" office:value="0.625392" calcext:value-type="float">
            <text:p>0.625392</text:p>
          </table:table-cell>
          <table:table-cell office:value-type="float" office:value="0.615062" calcext:value-type="float">
            <text:p>0.615062</text:p>
          </table:table-cell>
          <table:table-cell office:value-type="float" office:value="0.583774" calcext:value-type="float">
            <text:p>0.583774</text:p>
          </table:table-cell>
          <table:table-cell office:value-type="float" office:value="0.547209" calcext:value-type="float">
            <text:p>0.547209</text:p>
          </table:table-cell>
          <table:table-cell office:value-type="float" office:value="0.519245" calcext:value-type="float">
            <text:p>0.519245</text:p>
          </table:table-cell>
          <table:table-cell office:value-type="float" office:value="0.508939" calcext:value-type="float">
            <text:p>0.508939</text:p>
          </table:table-cell>
          <table:table-cell office:value-type="float" office:value="0.519245" calcext:value-type="float">
            <text:p>0.519245</text:p>
          </table:table-cell>
          <table:table-cell office:value-type="float" office:value="0.547209" calcext:value-type="float">
            <text:p>0.547209</text:p>
          </table:table-cell>
          <table:table-cell office:value-type="float" office:value="0.583774" calcext:value-type="float">
            <text:p>0.583774</text:p>
          </table:table-cell>
          <table:table-cell office:value-type="float" office:value="0.615062" calcext:value-type="float">
            <text:p>0.615062</text:p>
          </table:table-cell>
          <table:table-cell office:value-type="float" office:value="0.625392" calcext:value-type="float">
            <text:p>0.625392</text:p>
          </table:table-cell>
          <table:table-cell office:value-type="float" office:value="0.614161" calcext:value-type="float">
            <text:p>0.614161</text:p>
          </table:table-cell>
          <table:table-cell office:value-type="float" office:value="0.601155" calcext:value-type="float">
            <text:p>0.601155</text:p>
          </table:table-cell>
          <table:table-cell office:value-type="float" office:value="0.561959" calcext:value-type="float">
            <text:p>0.561959</text:p>
          </table:table-cell>
          <table:table-cell office:value-type="float" office:value="0.516906" calcext:value-type="float">
            <text:p>0.516906</text:p>
          </table:table-cell>
          <table:table-cell office:value-type="float" office:value="0.483019" calcext:value-type="float">
            <text:p>0.483019</text:p>
          </table:table-cell>
          <table:table-cell office:value-type="float" office:value="0.470646" calcext:value-type="float">
            <text:p>0.470646</text:p>
          </table:table-cell>
          <table:table-cell office:value-type="float" office:value="0.483019" calcext:value-type="float">
            <text:p>0.483019</text:p>
          </table:table-cell>
          <table:table-cell office:value-type="float" office:value="0.516906" calcext:value-type="float">
            <text:p>0.516906</text:p>
          </table:table-cell>
          <table:table-cell office:value-type="float" office:value="0.561959" calcext:value-type="float">
            <text:p>0.561959</text:p>
          </table:table-cell>
          <table:table-cell office:value-type="float" office:value="0.601155" calcext:value-type="float">
            <text:p>0.601155</text:p>
          </table:table-cell>
          <table:table-cell office:value-type="float" office:value="0.614161" calcext:value-type="float">
            <text:p>0.614161</text:p>
          </table:table-cell>
          <table:table-cell office:value-type="float" office:value="0.605107" calcext:value-type="float">
            <text:p>0.605107</text:p>
          </table:table-cell>
          <table:table-cell office:value-type="float" office:value="0.589559" calcext:value-type="float">
            <text:p>0.589559</text:p>
          </table:table-cell>
          <table:table-cell office:value-type="float" office:value="0.543177" calcext:value-type="float">
            <text:p>0.543177</text:p>
          </table:table-cell>
          <table:table-cell office:value-type="float" office:value="0.490671" calcext:value-type="float">
            <text:p>0.490671</text:p>
          </table:table-cell>
          <table:table-cell office:value-type="float" office:value="0.451774" calcext:value-type="float">
            <text:p>0.451774</text:p>
          </table:table-cell>
          <table:table-cell office:value-type="float" office:value="0.437694" calcext:value-type="float">
            <text:p>0.437694</text:p>
          </table:table-cell>
          <table:table-cell office:value-type="float" office:value="0.451774" calcext:value-type="float">
            <text:p>0.451774</text:p>
          </table:table-cell>
          <table:table-cell office:value-type="float" office:value="0.490671" calcext:value-type="float">
            <text:p>0.490671</text:p>
          </table:table-cell>
          <table:table-cell office:value-type="float" office:value="0.543177" calcext:value-type="float">
            <text:p>0.543177</text:p>
          </table:table-cell>
          <table:table-cell office:value-type="float" office:value="0.589559" calcext:value-type="float">
            <text:p>0.589559</text:p>
          </table:table-cell>
          <table:table-cell office:value-type="float" office:value="0.605107" calcext:value-type="float">
            <text:p>0.605107</text:p>
          </table:table-cell>
          <table:table-cell office:value-type="float" office:value="0.598388" calcext:value-type="float">
            <text:p>0.598388</text:p>
          </table:table-cell>
          <table:table-cell office:value-type="float" office:value="0.580953" calcext:value-type="float">
            <text:p>0.580953</text:p>
          </table:table-cell>
          <table:table-cell office:value-type="float" office:value="0.529538" calcext:value-type="float">
            <text:p>0.529538</text:p>
          </table:table-cell>
          <table:table-cell office:value-type="float" office:value="0.472066" calcext:value-type="float">
            <text:p>0.472066</text:p>
          </table:table-cell>
          <table:table-cell office:value-type="float" office:value="0.430024" calcext:value-type="float">
            <text:p>0.430024</text:p>
          </table:table-cell>
          <table:table-cell office:value-type="float" office:value="0.414913" calcext:value-type="float">
            <text:p>0.414913</text:p>
          </table:table-cell>
          <table:table-cell office:value-type="float" office:value="0.430024" calcext:value-type="float">
            <text:p>0.430024</text:p>
          </table:table-cell>
          <table:table-cell office:value-type="float" office:value="0.472066" calcext:value-type="float">
            <text:p>0.472066</text:p>
          </table:table-cell>
          <table:table-cell office:value-type="float" office:value="0.529538" calcext:value-type="float">
            <text:p>0.529538</text:p>
          </table:table-cell>
          <table:table-cell office:value-type="float" office:value="0.580953" calcext:value-type="float">
            <text:p>0.580953</text:p>
          </table:table-cell>
          <table:table-cell office:value-type="float" office:value="0.598388" calcext:value-type="float">
            <text:p>0.598388</text:p>
          </table:table-cell>
          <table:table-cell office:value-type="float" office:value="0.597225" calcext:value-type="float">
            <text:p>0.597225</text:p>
          </table:table-cell>
          <table:table-cell office:value-type="float" office:value="0.578829" calcext:value-type="float">
            <text:p>0.578829</text:p>
          </table:table-cell>
          <table:table-cell office:value-type="float" office:value="0.524968" calcext:value-type="float">
            <text:p>0.524968</text:p>
          </table:table-cell>
          <table:table-cell office:value-type="float" office:value="0.465038" calcext:value-type="float">
            <text:p>0.465038</text:p>
          </table:table-cell>
          <table:table-cell office:value-type="float" office:value="0.421379" calcext:value-type="float">
            <text:p>0.421379</text:p>
          </table:table-cell>
          <table:table-cell office:value-type="float" office:value="0.405727" calcext:value-type="float">
            <text:p>0.405727</text:p>
          </table:table-cell>
          <table:table-cell office:value-type="float" office:value="0.421379" calcext:value-type="float">
            <text:p>0.421379</text:p>
          </table:table-cell>
          <table:table-cell office:value-type="float" office:value="0.465038" calcext:value-type="float">
            <text:p>0.465038</text:p>
          </table:table-cell>
          <table:table-cell office:value-type="float" office:value="0.524968" calcext:value-type="float">
            <text:p>0.524968</text:p>
          </table:table-cell>
          <table:table-cell office:value-type="float" office:value="0.578829" calcext:value-type="float">
            <text:p>0.578829</text:p>
          </table:table-cell>
          <table:table-cell office:value-type="float" office:value="0.597225" calcext:value-type="float">
            <text:p>0.597225</text:p>
          </table:table-cell>
        </table:table-row>
        <table:table-row table:style-name="ro1">
          <table:table-cell office:value-type="float" office:value="0.785296" calcext:value-type="float">
            <text:p>0.785296</text:p>
          </table:table-cell>
          <table:table-cell office:value-type="float" office:value="0.68146" calcext:value-type="float">
            <text:p>0.68146</text:p>
          </table:table-cell>
          <table:table-cell office:value-type="float" office:value="0.680272" calcext:value-type="float">
            <text:p>0.680272</text:p>
          </table:table-cell>
          <table:table-cell office:value-type="float" office:value="0.677109" calcext:value-type="float">
            <text:p>0.677109</text:p>
          </table:table-cell>
          <table:table-cell office:value-type="float" office:value="0.673145" calcext:value-type="float">
            <text:p>0.673145</text:p>
          </table:table-cell>
          <table:table-cell office:value-type="float" office:value="0.669941" calcext:value-type="float">
            <text:p>0.669941</text:p>
          </table:table-cell>
          <table:table-cell office:value-type="float" office:value="0.668713" calcext:value-type="float">
            <text:p>0.668713</text:p>
          </table:table-cell>
          <table:table-cell office:value-type="float" office:value="0.669941" calcext:value-type="float">
            <text:p>0.669941</text:p>
          </table:table-cell>
          <table:table-cell office:value-type="float" office:value="0.673145" calcext:value-type="float">
            <text:p>0.673145</text:p>
          </table:table-cell>
          <table:table-cell office:value-type="float" office:value="0.677109" calcext:value-type="float">
            <text:p>0.677109</text:p>
          </table:table-cell>
          <table:table-cell office:value-type="float" office:value="0.680272" calcext:value-type="float">
            <text:p>0.680272</text:p>
          </table:table-cell>
          <table:table-cell office:value-type="float" office:value="0.68146" calcext:value-type="float">
            <text:p>0.68146</text:p>
          </table:table-cell>
          <table:table-cell office:value-type="float" office:value="0.671609" calcext:value-type="float">
            <text:p>0.671609</text:p>
          </table:table-cell>
          <table:table-cell office:value-type="float" office:value="0.671182" calcext:value-type="float">
            <text:p>0.671182</text:p>
          </table:table-cell>
          <table:table-cell office:value-type="float" office:value="0.670167" calcext:value-type="float">
            <text:p>0.670167</text:p>
          </table:table-cell>
          <table:table-cell office:value-type="float" office:value="0.66888" calcext:value-type="float">
            <text:p>0.66888</text:p>
          </table:table-cell>
          <table:table-cell office:value-type="float" office:value="0.667867" calcext:value-type="float">
            <text:p>0.667867</text:p>
          </table:table-cell>
          <table:table-cell office:value-type="float" office:value="0.667462" calcext:value-type="float">
            <text:p>0.667462</text:p>
          </table:table-cell>
          <table:table-cell office:value-type="float" office:value="0.667867" calcext:value-type="float">
            <text:p>0.667867</text:p>
          </table:table-cell>
          <table:table-cell office:value-type="float" office:value="0.66888" calcext:value-type="float">
            <text:p>0.66888</text:p>
          </table:table-cell>
          <table:table-cell office:value-type="float" office:value="0.670167" calcext:value-type="float">
            <text:p>0.670167</text:p>
          </table:table-cell>
          <table:table-cell office:value-type="float" office:value="0.671182" calcext:value-type="float">
            <text:p>0.671182</text:p>
          </table:table-cell>
          <table:table-cell office:value-type="float" office:value="0.671609" calcext:value-type="float">
            <text:p>0.671609</text:p>
          </table:table-cell>
          <table:table-cell office:value-type="float" office:value="0.668067" calcext:value-type="float">
            <text:p>0.668067</text:p>
          </table:table-cell>
          <table:table-cell office:value-type="float" office:value="0.666526" calcext:value-type="float">
            <text:p>0.666526</text:p>
          </table:table-cell>
          <table:table-cell office:value-type="float" office:value="0.662195" calcext:value-type="float">
            <text:p>0.662195</text:p>
          </table:table-cell>
          <table:table-cell office:value-type="float" office:value="0.656839" calcext:value-type="float">
            <text:p>0.656839</text:p>
          </table:table-cell>
          <table:table-cell office:value-type="float" office:value="0.652544" calcext:value-type="float">
            <text:p>0.652544</text:p>
          </table:table-cell>
          <table:table-cell office:value-type="float" office:value="0.650906" calcext:value-type="float">
            <text:p>0.650906</text:p>
          </table:table-cell>
          <table:table-cell office:value-type="float" office:value="0.652544" calcext:value-type="float">
            <text:p>0.652544</text:p>
          </table:table-cell>
          <table:table-cell office:value-type="float" office:value="0.656839" calcext:value-type="float">
            <text:p>0.656839</text:p>
          </table:table-cell>
          <table:table-cell office:value-type="float" office:value="0.662195" calcext:value-type="float">
            <text:p>0.662195</text:p>
          </table:table-cell>
          <table:table-cell office:value-type="float" office:value="0.666526" calcext:value-type="float">
            <text:p>0.666526</text:p>
          </table:table-cell>
          <table:table-cell office:value-type="float" office:value="0.668067" calcext:value-type="float">
            <text:p>0.668067</text:p>
          </table:table-cell>
          <table:table-cell office:value-type="float" office:value="0.660299" calcext:value-type="float">
            <text:p>0.660299</text:p>
          </table:table-cell>
          <table:table-cell office:value-type="float" office:value="0.657275" calcext:value-type="float">
            <text:p>0.657275</text:p>
          </table:table-cell>
          <table:table-cell office:value-type="float" office:value="0.648397" calcext:value-type="float">
            <text:p>0.648397</text:p>
          </table:table-cell>
          <table:table-cell office:value-type="float" office:value="0.637565" calcext:value-type="float">
            <text:p>0.637565</text:p>
          </table:table-cell>
          <table:table-cell office:value-type="float" office:value="0.62894" calcext:value-type="float">
            <text:p>0.62894</text:p>
          </table:table-cell>
          <table:table-cell office:value-type="float" office:value="0.625683" calcext:value-type="float">
            <text:p>0.625683</text:p>
          </table:table-cell>
          <table:table-cell office:value-type="float" office:value="0.62894" calcext:value-type="float">
            <text:p>0.62894</text:p>
          </table:table-cell>
          <table:table-cell office:value-type="float" office:value="0.637565" calcext:value-type="float">
            <text:p>0.637565</text:p>
          </table:table-cell>
          <table:table-cell office:value-type="float" office:value="0.648397" calcext:value-type="float">
            <text:p>0.648397</text:p>
          </table:table-cell>
          <table:table-cell office:value-type="float" office:value="0.657275" calcext:value-type="float">
            <text:p>0.657275</text:p>
          </table:table-cell>
          <table:table-cell office:value-type="float" office:value="0.660299" calcext:value-type="float">
            <text:p>0.660299</text:p>
          </table:table-cell>
          <table:table-cell office:value-type="float" office:value="0.652126" calcext:value-type="float">
            <text:p>0.652126</text:p>
          </table:table-cell>
          <table:table-cell office:value-type="float" office:value="0.646899" calcext:value-type="float">
            <text:p>0.646899</text:p>
          </table:table-cell>
          <table:table-cell office:value-type="float" office:value="0.631243" calcext:value-type="float">
            <text:p>0.631243</text:p>
          </table:table-cell>
          <table:table-cell office:value-type="float" office:value="0.612379" calcext:value-type="float">
            <text:p>0.612379</text:p>
          </table:table-cell>
          <table:table-cell office:value-type="float" office:value="0.597514" calcext:value-type="float">
            <text:p>0.597514</text:p>
          </table:table-cell>
          <table:table-cell office:value-type="float" office:value="0.591944" calcext:value-type="float">
            <text:p>0.591944</text:p>
          </table:table-cell>
          <table:table-cell office:value-type="float" office:value="0.597514" calcext:value-type="float">
            <text:p>0.597514</text:p>
          </table:table-cell>
          <table:table-cell office:value-type="float" office:value="0.612379" calcext:value-type="float">
            <text:p>0.612379</text:p>
          </table:table-cell>
          <table:table-cell office:value-type="float" office:value="0.631243" calcext:value-type="float">
            <text:p>0.631243</text:p>
          </table:table-cell>
          <table:table-cell office:value-type="float" office:value="0.646899" calcext:value-type="float">
            <text:p>0.646899</text:p>
          </table:table-cell>
          <table:table-cell office:value-type="float" office:value="0.652126" calcext:value-type="float">
            <text:p>0.652126</text:p>
          </table:table-cell>
          <table:table-cell office:value-type="float" office:value="0.641094" calcext:value-type="float">
            <text:p>0.641094</text:p>
          </table:table-cell>
          <table:table-cell office:value-type="float" office:value="0.633469" calcext:value-type="float">
            <text:p>0.633469</text:p>
          </table:table-cell>
          <table:table-cell office:value-type="float" office:value="0.610392" calcext:value-type="float">
            <text:p>0.610392</text:p>
          </table:table-cell>
          <table:table-cell office:value-type="float" office:value="0.583" calcext:value-type="float">
            <text:p>0.583</text:p>
          </table:table-cell>
          <table:table-cell office:value-type="float" office:value="0.561724" calcext:value-type="float">
            <text:p>0.561724</text:p>
          </table:table-cell>
          <table:table-cell office:value-type="float" office:value="0.553815" calcext:value-type="float">
            <text:p>0.553815</text:p>
          </table:table-cell>
          <table:table-cell office:value-type="float" office:value="0.561724" calcext:value-type="float">
            <text:p>0.561724</text:p>
          </table:table-cell>
          <table:table-cell office:value-type="float" office:value="0.583" calcext:value-type="float">
            <text:p>0.583</text:p>
          </table:table-cell>
          <table:table-cell office:value-type="float" office:value="0.610392" calcext:value-type="float">
            <text:p>0.610392</text:p>
          </table:table-cell>
          <table:table-cell office:value-type="float" office:value="0.633469" calcext:value-type="float">
            <text:p>0.633469</text:p>
          </table:table-cell>
          <table:table-cell office:value-type="float" office:value="0.641094" calcext:value-type="float">
            <text:p>0.641094</text:p>
          </table:table-cell>
          <table:table-cell office:value-type="float" office:value="0.630345" calcext:value-type="float">
            <text:p>0.630345</text:p>
          </table:table-cell>
          <table:table-cell office:value-type="float" office:value="0.619964" calcext:value-type="float">
            <text:p>0.619964</text:p>
          </table:table-cell>
          <table:table-cell office:value-type="float" office:value="0.588508" calcext:value-type="float">
            <text:p>0.588508</text:p>
          </table:table-cell>
          <table:table-cell office:value-type="float" office:value="0.551741" calcext:value-type="float">
            <text:p>0.551741</text:p>
          </table:table-cell>
          <table:table-cell office:value-type="float" office:value="0.523616" calcext:value-type="float">
            <text:p>0.523616</text:p>
          </table:table-cell>
          <table:table-cell office:value-type="float" office:value="0.513251" calcext:value-type="float">
            <text:p>0.513251</text:p>
          </table:table-cell>
          <table:table-cell office:value-type="float" office:value="0.523616" calcext:value-type="float">
            <text:p>0.523616</text:p>
          </table:table-cell>
          <table:table-cell office:value-type="float" office:value="0.551741" calcext:value-type="float">
            <text:p>0.551741</text:p>
          </table:table-cell>
          <table:table-cell office:value-type="float" office:value="0.588508" calcext:value-type="float">
            <text:p>0.588508</text:p>
          </table:table-cell>
          <table:table-cell office:value-type="float" office:value="0.619964" calcext:value-type="float">
            <text:p>0.619964</text:p>
          </table:table-cell>
          <table:table-cell office:value-type="float" office:value="0.630345" calcext:value-type="float">
            <text:p>0.630345</text:p>
          </table:table-cell>
          <table:table-cell office:value-type="float" office:value="0.619098" calcext:value-type="float">
            <text:p>0.619098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0.566631" calcext:value-type="float">
            <text:p>0.566631</text:p>
          </table:table-cell>
          <table:table-cell office:value-type="float" office:value="0.521335" calcext:value-type="float">
            <text:p>0.521335</text:p>
          </table:table-cell>
          <table:table-cell office:value-type="float" office:value="0.487256" calcext:value-type="float">
            <text:p>0.487256</text:p>
          </table:table-cell>
          <table:table-cell office:value-type="float" office:value="0.474811" calcext:value-type="float">
            <text:p>0.474811</text:p>
          </table:table-cell>
          <table:table-cell office:value-type="float" office:value="0.487256" calcext:value-type="float">
            <text:p>0.487256</text:p>
          </table:table-cell>
          <table:table-cell office:value-type="float" office:value="0.521335" calcext:value-type="float">
            <text:p>0.521335</text:p>
          </table:table-cell>
          <table:table-cell office:value-type="float" office:value="0.566631" calcext:value-type="float">
            <text:p>0.566631</text:p>
          </table:table-cell>
          <table:table-cell office:value-type="float" office:value="0.606031" calcext:value-type="float">
            <text:p>0.606031</text:p>
          </table:table-cell>
          <table:table-cell office:value-type="float" office:value="0.619098" calcext:value-type="float">
            <text:p>0.619098</text:p>
          </table:table-cell>
          <table:table-cell office:value-type="float" office:value="0.610045" calcext:value-type="float">
            <text:p>0.610045</text:p>
          </table:table-cell>
          <table:table-cell office:value-type="float" office:value="0.594426" calcext:value-type="float">
            <text:p>0.594426</text:p>
          </table:table-cell>
          <table:table-cell office:value-type="float" office:value="0.547807" calcext:value-type="float">
            <text:p>0.547807</text:p>
          </table:table-cell>
          <table:table-cell office:value-type="float" office:value="0.49502" calcext:value-type="float">
            <text:p>0.49502</text:p>
          </table:table-cell>
          <table:table-cell office:value-type="float" office:value="0.455903" calcext:value-type="float">
            <text:p>0.455903</text:p>
          </table:table-cell>
          <table:table-cell office:value-type="float" office:value="0.441742" calcext:value-type="float">
            <text:p>0.441742</text:p>
          </table:table-cell>
          <table:table-cell office:value-type="float" office:value="0.455903" calcext:value-type="float">
            <text:p>0.455903</text:p>
          </table:table-cell>
          <table:table-cell office:value-type="float" office:value="0.49502" calcext:value-type="float">
            <text:p>0.49502</text:p>
          </table:table-cell>
          <table:table-cell office:value-type="float" office:value="0.547807" calcext:value-type="float">
            <text:p>0.547807</text:p>
          </table:table-cell>
          <table:table-cell office:value-type="float" office:value="0.594426" calcext:value-type="float">
            <text:p>0.594426</text:p>
          </table:table-cell>
          <table:table-cell office:value-type="float" office:value="0.610045" calcext:value-type="float">
            <text:p>0.610045</text:p>
          </table:table-cell>
          <table:table-cell office:value-type="float" office:value="0.603324" calcext:value-type="float">
            <text:p>0.603324</text:p>
          </table:table-cell>
          <table:table-cell office:value-type="float" office:value="0.585813" calcext:value-type="float">
            <text:p>0.585813</text:p>
          </table:table-cell>
          <table:table-cell office:value-type="float" office:value="0.534142" calcext:value-type="float">
            <text:p>0.534142</text:p>
          </table:table-cell>
          <table:table-cell office:value-type="float" office:value="0.476368" calcext:value-type="float">
            <text:p>0.476368</text:p>
          </table:table-cell>
          <table:table-cell office:value-type="float" office:value="0.434089" calcext:value-type="float">
            <text:p>0.434089</text:p>
          </table:table-cell>
          <table:table-cell office:value-type="float" office:value="0.418891" calcext:value-type="float">
            <text:p>0.418891</text:p>
          </table:table-cell>
          <table:table-cell office:value-type="float" office:value="0.434089" calcext:value-type="float">
            <text:p>0.434089</text:p>
          </table:table-cell>
          <table:table-cell office:value-type="float" office:value="0.476368" calcext:value-type="float">
            <text:p>0.476368</text:p>
          </table:table-cell>
          <table:table-cell office:value-type="float" office:value="0.534142" calcext:value-type="float">
            <text:p>0.534142</text:p>
          </table:table-cell>
          <table:table-cell office:value-type="float" office:value="0.585813" calcext:value-type="float">
            <text:p>0.585813</text:p>
          </table:table-cell>
          <table:table-cell office:value-type="float" office:value="0.603324" calcext:value-type="float">
            <text:p>0.603324</text:p>
          </table:table-cell>
          <table:table-cell office:value-type="float" office:value="0.602183" calcext:value-type="float">
            <text:p>0.602183</text:p>
          </table:table-cell>
          <table:table-cell office:value-type="float" office:value="0.583706" calcext:value-type="float">
            <text:p>0.583706</text:p>
          </table:table-cell>
          <table:table-cell office:value-type="float" office:value="0.529575" calcext:value-type="float">
            <text:p>0.529575</text:p>
          </table:table-cell>
          <table:table-cell office:value-type="float" office:value="0.469324" calcext:value-type="float">
            <text:p>0.469324</text:p>
          </table:table-cell>
          <table:table-cell office:value-type="float" office:value="0.425416" calcext:value-type="float">
            <text:p>0.425416</text:p>
          </table:table-cell>
          <table:table-cell office:value-type="float" office:value="0.409671" calcext:value-type="float">
            <text:p>0.409671</text:p>
          </table:table-cell>
          <table:table-cell office:value-type="float" office:value="0.425416" calcext:value-type="float">
            <text:p>0.425416</text:p>
          </table:table-cell>
          <table:table-cell office:value-type="float" office:value="0.469324" calcext:value-type="float">
            <text:p>0.469324</text:p>
          </table:table-cell>
          <table:table-cell office:value-type="float" office:value="0.529575" calcext:value-type="float">
            <text:p>0.529575</text:p>
          </table:table-cell>
          <table:table-cell office:value-type="float" office:value="0.583706" calcext:value-type="float">
            <text:p>0.583706</text:p>
          </table:table-cell>
          <table:table-cell office:value-type="float" office:value="0.602183" calcext:value-type="float">
            <text:p>0.602183</text:p>
          </table:table-cell>
        </table:table-row>
        <table:table-row table:style-name="ro1">
          <table:table-cell office:value-type="float" office:value="0.793166" calcext:value-type="float">
            <text:p>0.793166</text:p>
          </table:table-cell>
          <table:table-cell office:value-type="float" office:value="0.687421" calcext:value-type="float">
            <text:p>0.687421</text:p>
          </table:table-cell>
          <table:table-cell office:value-type="float" office:value="0.686225" calcext:value-type="float">
            <text:p>0.686225</text:p>
          </table:table-cell>
          <table:table-cell office:value-type="float" office:value="0.683035" calcext:value-type="float">
            <text:p>0.683035</text:p>
          </table:table-cell>
          <table:table-cell office:value-type="float" office:value="0.679037" calcext:value-type="float">
            <text:p>0.679037</text:p>
          </table:table-cell>
          <table:table-cell office:value-type="float" office:value="0.675806" calcext:value-type="float">
            <text:p>0.675806</text:p>
          </table:table-cell>
          <table:table-cell office:value-type="float" office:value="0.674569" calcext:value-type="float">
            <text:p>0.674569</text:p>
          </table:table-cell>
          <table:table-cell office:value-type="float" office:value="0.675806" calcext:value-type="float">
            <text:p>0.675806</text:p>
          </table:table-cell>
          <table:table-cell office:value-type="float" office:value="0.679037" calcext:value-type="float">
            <text:p>0.679037</text:p>
          </table:table-cell>
          <table:table-cell office:value-type="float" office:value="0.683035" calcext:value-type="float">
            <text:p>0.683035</text:p>
          </table:table-cell>
          <table:table-cell office:value-type="float" office:value="0.686225" calcext:value-type="float">
            <text:p>0.686225</text:p>
          </table:table-cell>
          <table:table-cell office:value-type="float" office:value="0.687421" calcext:value-type="float">
            <text:p>0.687421</text:p>
          </table:table-cell>
          <table:table-cell office:value-type="float" office:value="0.677493" calcext:value-type="float">
            <text:p>0.677493</text:p>
          </table:table-cell>
          <table:table-cell office:value-type="float" office:value="0.677065" calcext:value-type="float">
            <text:p>0.677065</text:p>
          </table:table-cell>
          <table:table-cell office:value-type="float" office:value="0.676043" calcext:value-type="float">
            <text:p>0.676043</text:p>
          </table:table-cell>
          <table:table-cell office:value-type="float" office:value="0.674748" calcext:value-type="float">
            <text:p>0.674748</text:p>
          </table:table-cell>
          <table:table-cell office:value-type="float" office:value="0.673728" calcext:value-type="float">
            <text:p>0.673728</text:p>
          </table:table-cell>
          <table:table-cell office:value-type="float" office:value="0.67332" calcext:value-type="float">
            <text:p>0.67332</text:p>
          </table:table-cell>
          <table:table-cell office:value-type="float" office:value="0.673728" calcext:value-type="float">
            <text:p>0.673728</text:p>
          </table:table-cell>
          <table:table-cell office:value-type="float" office:value="0.674748" calcext:value-type="float">
            <text:p>0.674748</text:p>
          </table:table-cell>
          <table:table-cell office:value-type="float" office:value="0.676043" calcext:value-type="float">
            <text:p>0.676043</text:p>
          </table:table-cell>
          <table:table-cell office:value-type="float" office:value="0.677065" calcext:value-type="float">
            <text:p>0.677065</text:p>
          </table:table-cell>
          <table:table-cell office:value-type="float" office:value="0.677493" calcext:value-type="float">
            <text:p>0.677493</text:p>
          </table:table-cell>
          <table:table-cell office:value-type="float" office:value="0.673942" calcext:value-type="float">
            <text:p>0.673942</text:p>
          </table:table-cell>
          <table:table-cell office:value-type="float" office:value="0.672393" calcext:value-type="float">
            <text:p>0.672393</text:p>
          </table:table-cell>
          <table:table-cell office:value-type="float" office:value="0.668033" calcext:value-type="float">
            <text:p>0.668033</text:p>
          </table:table-cell>
          <table:table-cell office:value-type="float" office:value="0.662641" calcext:value-type="float">
            <text:p>0.662641</text:p>
          </table:table-cell>
          <table:table-cell office:value-type="float" office:value="0.658317" calcext:value-type="float">
            <text:p>0.658317</text:p>
          </table:table-cell>
          <table:table-cell office:value-type="float" office:value="0.656668" calcext:value-type="float">
            <text:p>0.656668</text:p>
          </table:table-cell>
          <table:table-cell office:value-type="float" office:value="0.658317" calcext:value-type="float">
            <text:p>0.658317</text:p>
          </table:table-cell>
          <table:table-cell office:value-type="float" office:value="0.662641" calcext:value-type="float">
            <text:p>0.662641</text:p>
          </table:table-cell>
          <table:table-cell office:value-type="float" office:value="0.668033" calcext:value-type="float">
            <text:p>0.668033</text:p>
          </table:table-cell>
          <table:table-cell office:value-type="float" office:value="0.672393" calcext:value-type="float">
            <text:p>0.672393</text:p>
          </table:table-cell>
          <table:table-cell office:value-type="float" office:value="0.673942" calcext:value-type="float">
            <text:p>0.673942</text:p>
          </table:table-cell>
          <table:table-cell office:value-type="float" office:value="0.666143" calcext:value-type="float">
            <text:p>0.666143</text:p>
          </table:table-cell>
          <table:table-cell office:value-type="float" office:value="0.663101" calcext:value-type="float">
            <text:p>0.663101</text:p>
          </table:table-cell>
          <table:table-cell office:value-type="float" office:value="0.654166" calcext:value-type="float">
            <text:p>0.654166</text:p>
          </table:table-cell>
          <table:table-cell office:value-type="float" office:value="0.643264" calcext:value-type="float">
            <text:p>0.643264</text:p>
          </table:table-cell>
          <table:table-cell office:value-type="float" office:value="0.634582" calcext:value-type="float">
            <text:p>0.634582</text:p>
          </table:table-cell>
          <table:table-cell office:value-type="float" office:value="0.631304" calcext:value-type="float">
            <text:p>0.631304</text:p>
          </table:table-cell>
          <table:table-cell office:value-type="float" office:value="0.634582" calcext:value-type="float">
            <text:p>0.634582</text:p>
          </table:table-cell>
          <table:table-cell office:value-type="float" office:value="0.643264" calcext:value-type="float">
            <text:p>0.643264</text:p>
          </table:table-cell>
          <table:table-cell office:value-type="float" office:value="0.654166" calcext:value-type="float">
            <text:p>0.654166</text:p>
          </table:table-cell>
          <table:table-cell office:value-type="float" office:value="0.663101" calcext:value-type="float">
            <text:p>0.663101</text:p>
          </table:table-cell>
          <table:table-cell office:value-type="float" office:value="0.666143" calcext:value-type="float">
            <text:p>0.666143</text:p>
          </table:table-cell>
          <table:table-cell office:value-type="float" office:value="0.657952" calcext:value-type="float">
            <text:p>0.657952</text:p>
          </table:table-cell>
          <table:table-cell office:value-type="float" office:value="0.652694" calcext:value-type="float">
            <text:p>0.652694</text:p>
          </table:table-cell>
          <table:table-cell office:value-type="float" office:value="0.636937" calcext:value-type="float">
            <text:p>0.636937</text:p>
          </table:table-cell>
          <table:table-cell office:value-type="float" office:value="0.61795" calcext:value-type="float">
            <text:p>0.61795</text:p>
          </table:table-cell>
          <table:table-cell office:value-type="float" office:value="0.602986" calcext:value-type="float">
            <text:p>0.602986</text:p>
          </table:table-cell>
          <table:table-cell office:value-type="float" office:value="0.597379" calcext:value-type="float">
            <text:p>0.597379</text:p>
          </table:table-cell>
          <table:table-cell office:value-type="float" office:value="0.602986" calcext:value-type="float">
            <text:p>0.602986</text:p>
          </table:table-cell>
          <table:table-cell office:value-type="float" office:value="0.61795" calcext:value-type="float">
            <text:p>0.61795</text:p>
          </table:table-cell>
          <table:table-cell office:value-type="float" office:value="0.636937" calcext:value-type="float">
            <text:p>0.636937</text:p>
          </table:table-cell>
          <table:table-cell office:value-type="float" office:value="0.652694" calcext:value-type="float">
            <text:p>0.652694</text:p>
          </table:table-cell>
          <table:table-cell office:value-type="float" office:value="0.657952" calcext:value-type="float">
            <text:p>0.657952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39219" calcext:value-type="float">
            <text:p>0.639219</text:p>
          </table:table-cell>
          <table:table-cell office:value-type="float" office:value="0.615997" calcext:value-type="float">
            <text:p>0.615997</text:p>
          </table:table-cell>
          <table:table-cell office:value-type="float" office:value="0.58843" calcext:value-type="float">
            <text:p>0.58843</text:p>
          </table:table-cell>
          <table:table-cell office:value-type="float" office:value="0.567014" calcext:value-type="float">
            <text:p>0.567014</text:p>
          </table:table-cell>
          <table:table-cell office:value-type="float" office:value="0.559053" calcext:value-type="float">
            <text:p>0.559053</text:p>
          </table:table-cell>
          <table:table-cell office:value-type="float" office:value="0.567014" calcext:value-type="float">
            <text:p>0.567014</text:p>
          </table:table-cell>
          <table:table-cell office:value-type="float" office:value="0.58843" calcext:value-type="float">
            <text:p>0.58843</text:p>
          </table:table-cell>
          <table:table-cell office:value-type="float" office:value="0.615997" calcext:value-type="float">
            <text:p>0.615997</text:p>
          </table:table-cell>
          <table:table-cell office:value-type="float" office:value="0.639219" calcext:value-type="float">
            <text:p>0.639219</text:p>
          </table:table-cell>
          <table:table-cell office:value-type="float" office:value="0.646889" calcext:value-type="float">
            <text:p>0.646889</text:p>
          </table:table-cell>
          <table:table-cell office:value-type="float" office:value="0.636126" calcext:value-type="float">
            <text:p>0.636126</text:p>
          </table:table-cell>
          <table:table-cell office:value-type="float" office:value="0.625686" calcext:value-type="float">
            <text:p>0.625686</text:p>
          </table:table-cell>
          <table:table-cell office:value-type="float" office:value="0.594035" calcext:value-type="float">
            <text:p>0.594035</text:p>
          </table:table-cell>
          <table:table-cell office:value-type="float" office:value="0.557035" calcext:value-type="float">
            <text:p>0.557035</text:p>
          </table:table-cell>
          <table:table-cell office:value-type="float" office:value="0.528724" calcext:value-type="float">
            <text:p>0.528724</text:p>
          </table:table-cell>
          <table:table-cell office:value-type="float" office:value="0.51829" calcext:value-type="float">
            <text:p>0.51829</text:p>
          </table:table-cell>
          <table:table-cell office:value-type="float" office:value="0.528724" calcext:value-type="float">
            <text:p>0.528724</text:p>
          </table:table-cell>
          <table:table-cell office:value-type="float" office:value="0.557035" calcext:value-type="float">
            <text:p>0.557035</text:p>
          </table:table-cell>
          <table:table-cell office:value-type="float" office:value="0.594035" calcext:value-type="float">
            <text:p>0.594035</text:p>
          </table:table-cell>
          <table:table-cell office:value-type="float" office:value="0.625686" calcext:value-type="float">
            <text:p>0.625686</text:p>
          </table:table-cell>
          <table:table-cell office:value-type="float" office:value="0.636126" calcext:value-type="float">
            <text:p>0.636126</text:p>
          </table:table-cell>
          <table:table-cell office:value-type="float" office:value="0.624861" calcext:value-type="float">
            <text:p>0.624861</text:p>
          </table:table-cell>
          <table:table-cell office:value-type="float" office:value="0.611723" calcext:value-type="float">
            <text:p>0.611723</text:p>
          </table:table-cell>
          <table:table-cell office:value-type="float" office:value="0.572086" calcext:value-type="float">
            <text:p>0.572086</text:p>
          </table:table-cell>
          <table:table-cell office:value-type="float" office:value="0.526509" calcext:value-type="float">
            <text:p>0.526509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47968" calcext:value-type="float">
            <text:p>0.47968</text:p>
          </table:table-cell>
          <table:table-cell office:value-type="float" office:value="0.492207" calcext:value-type="float">
            <text:p>0.492207</text:p>
          </table:table-cell>
          <table:table-cell office:value-type="float" office:value="0.526509" calcext:value-type="float">
            <text:p>0.526509</text:p>
          </table:table-cell>
          <table:table-cell office:value-type="float" office:value="0.572086" calcext:value-type="float">
            <text:p>0.572086</text:p>
          </table:table-cell>
          <table:table-cell office:value-type="float" office:value="0.611723" calcext:value-type="float">
            <text:p>0.611723</text:p>
          </table:table-cell>
          <table:table-cell office:value-type="float" office:value="0.624861" calcext:value-type="float">
            <text:p>0.624861</text:p>
          </table:table-cell>
          <table:table-cell office:value-type="float" office:value="0.61581" calcext:value-type="float">
            <text:p>0.61581</text:p>
          </table:table-cell>
          <table:table-cell office:value-type="float" office:value="0.600109" calcext:value-type="float">
            <text:p>0.600109</text:p>
          </table:table-cell>
          <table:table-cell office:value-type="float" office:value="0.553216" calcext:value-type="float">
            <text:p>0.553216</text:p>
          </table:table-cell>
          <table:table-cell office:value-type="float" office:value="0.500104" calcext:value-type="float">
            <text:p>0.500104</text:p>
          </table:table-cell>
          <table:table-cell office:value-type="float" office:value="0.460731" calcext:value-type="float">
            <text:p>0.460731</text:p>
          </table:table-cell>
          <table:table-cell office:value-type="float" office:value="0.446475" calcext:value-type="float">
            <text:p>0.446475</text:p>
          </table:table-cell>
          <table:table-cell office:value-type="float" office:value="0.460731" calcext:value-type="float">
            <text:p>0.460731</text:p>
          </table:table-cell>
          <table:table-cell office:value-type="float" office:value="0.500104" calcext:value-type="float">
            <text:p>0.500104</text:p>
          </table:table-cell>
          <table:table-cell office:value-type="float" office:value="0.553216" calcext:value-type="float">
            <text:p>0.553216</text:p>
          </table:table-cell>
          <table:table-cell office:value-type="float" office:value="0.600109" calcext:value-type="float">
            <text:p>0.600109</text:p>
          </table:table-cell>
          <table:table-cell office:value-type="float" office:value="0.61581" calcext:value-type="float">
            <text:p>0.61581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591488" calcext:value-type="float">
            <text:p>0.591488</text:p>
          </table:table-cell>
          <table:table-cell office:value-type="float" office:value="0.539522" calcext:value-type="float">
            <text:p>0.539522</text:p>
          </table:table-cell>
          <table:table-cell office:value-type="float" office:value="0.481397" calcext:value-type="float">
            <text:p>0.481397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423543" calcext:value-type="float">
            <text:p>0.423543</text:p>
          </table:table-cell>
          <table:table-cell office:value-type="float" office:value="0.438843" calcext:value-type="float">
            <text:p>0.438843</text:p>
          </table:table-cell>
          <table:table-cell office:value-type="float" office:value="0.481397" calcext:value-type="float">
            <text:p>0.481397</text:p>
          </table:table-cell>
          <table:table-cell office:value-type="float" office:value="0.539522" calcext:value-type="float">
            <text:p>0.539522</text:p>
          </table:table-cell>
          <table:table-cell office:value-type="float" office:value="0.591488" calcext:value-type="float">
            <text:p>0.591488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07973" calcext:value-type="float">
            <text:p>0.607973</text:p>
          </table:table-cell>
          <table:table-cell office:value-type="float" office:value="0.589401" calcext:value-type="float">
            <text:p>0.589401</text:p>
          </table:table-cell>
          <table:table-cell office:value-type="float" office:value="0.534957" calcext:value-type="float">
            <text:p>0.534957</text:p>
          </table:table-cell>
          <table:table-cell office:value-type="float" office:value="0.474335" calcext:value-type="float">
            <text:p>0.474335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14285" calcext:value-type="float">
            <text:p>0.414285</text:p>
          </table:table-cell>
          <table:table-cell office:value-type="float" office:value="0.430137" calcext:value-type="float">
            <text:p>0.430137</text:p>
          </table:table-cell>
          <table:table-cell office:value-type="float" office:value="0.474335" calcext:value-type="float">
            <text:p>0.474335</text:p>
          </table:table-cell>
          <table:table-cell office:value-type="float" office:value="0.534957" calcext:value-type="float">
            <text:p>0.534957</text:p>
          </table:table-cell>
          <table:table-cell office:value-type="float" office:value="0.589401" calcext:value-type="float">
            <text:p>0.589401</text:p>
          </table:table-cell>
          <table:table-cell office:value-type="float" office:value="0.607973" calcext:value-type="float">
            <text:p>0.607973</text:p>
          </table:table-cell>
        </table:table-row>
        <table:table-row table:style-name="ro1">
          <table:table-cell office:value-type="float" office:value="0.802926" calcext:value-type="float">
            <text:p>0.802926</text:p>
          </table:table-cell>
          <table:table-cell office:value-type="float" office:value="0.694799" calcext:value-type="float">
            <text:p>0.694799</text:p>
          </table:table-cell>
          <table:table-cell office:value-type="float" office:value="0.693592" calcext:value-type="float">
            <text:p>0.693592</text:p>
          </table:table-cell>
          <table:table-cell office:value-type="float" office:value="0.690369" calcext:value-type="float">
            <text:p>0.690369</text:p>
          </table:table-cell>
          <table:table-cell office:value-type="float" office:value="0.68633" calcext:value-type="float">
            <text:p>0.68633</text:p>
          </table:table-cell>
          <table:table-cell office:value-type="float" office:value="0.683066" calcext:value-type="float">
            <text:p>0.683066</text:p>
          </table:table-cell>
          <table:table-cell office:value-type="float" office:value="0.681816" calcext:value-type="float">
            <text:p>0.681816</text:p>
          </table:table-cell>
          <table:table-cell office:value-type="float" office:value="0.683066" calcext:value-type="float">
            <text:p>0.683066</text:p>
          </table:table-cell>
          <table:table-cell office:value-type="float" office:value="0.68633" calcext:value-type="float">
            <text:p>0.68633</text:p>
          </table:table-cell>
          <table:table-cell office:value-type="float" office:value="0.690369" calcext:value-type="float">
            <text:p>0.690369</text:p>
          </table:table-cell>
          <table:table-cell office:value-type="float" office:value="0.693592" calcext:value-type="float">
            <text:p>0.693592</text:p>
          </table:table-cell>
          <table:table-cell office:value-type="float" office:value="0.694799" calcext:value-type="float">
            <text:p>0.694799</text:p>
          </table:table-cell>
          <table:table-cell office:value-type="float" office:value="0.684776" calcext:value-type="float">
            <text:p>0.684776</text:p>
          </table:table-cell>
          <table:table-cell office:value-type="float" office:value="0.684346" calcext:value-type="float">
            <text:p>0.684346</text:p>
          </table:table-cell>
          <table:table-cell office:value-type="float" office:value="0.683316" calcext:value-type="float">
            <text:p>0.683316</text:p>
          </table:table-cell>
          <table:table-cell office:value-type="float" office:value="0.682011" calcext:value-type="float">
            <text:p>0.682011</text:p>
          </table:table-cell>
          <table:table-cell office:value-type="float" office:value="0.680982" calcext:value-type="float">
            <text:p>0.680982</text:p>
          </table:table-cell>
          <table:table-cell office:value-type="float" office:value="0.680572" calcext:value-type="float">
            <text:p>0.680572</text:p>
          </table:table-cell>
          <table:table-cell office:value-type="float" office:value="0.680982" calcext:value-type="float">
            <text:p>0.680982</text:p>
          </table:table-cell>
          <table:table-cell office:value-type="float" office:value="0.682011" calcext:value-type="float">
            <text:p>0.682011</text:p>
          </table:table-cell>
          <table:table-cell office:value-type="float" office:value="0.683316" calcext:value-type="float">
            <text:p>0.683316</text:p>
          </table:table-cell>
          <table:table-cell office:value-type="float" office:value="0.684346" calcext:value-type="float">
            <text:p>0.684346</text:p>
          </table:table-cell>
          <table:table-cell office:value-type="float" office:value="0.684776" calcext:value-type="float">
            <text:p>0.684776</text:p>
          </table:table-cell>
          <table:table-cell office:value-type="float" office:value="0.681215" calcext:value-type="float">
            <text:p>0.681215</text:p>
          </table:table-cell>
          <table:table-cell office:value-type="float" office:value="0.679654" calcext:value-type="float">
            <text:p>0.679654</text:p>
          </table:table-cell>
          <table:table-cell office:value-type="float" office:value="0.675258" calcext:value-type="float">
            <text:p>0.675258</text:p>
          </table:table-cell>
          <table:table-cell office:value-type="float" office:value="0.669823" calcext:value-type="float">
            <text:p>0.669823</text:p>
          </table:table-cell>
          <table:table-cell office:value-type="float" office:value="0.665463" calcext:value-type="float">
            <text:p>0.665463</text:p>
          </table:table-cell>
          <table:table-cell office:value-type="float" office:value="0.663801" calcext:value-type="float">
            <text:p>0.663801</text:p>
          </table:table-cell>
          <table:table-cell office:value-type="float" office:value="0.665463" calcext:value-type="float">
            <text:p>0.665463</text:p>
          </table:table-cell>
          <table:table-cell office:value-type="float" office:value="0.669823" calcext:value-type="float">
            <text:p>0.669823</text:p>
          </table:table-cell>
          <table:table-cell office:value-type="float" office:value="0.675258" calcext:value-type="float">
            <text:p>0.675258</text:p>
          </table:table-cell>
          <table:table-cell office:value-type="float" office:value="0.679654" calcext:value-type="float">
            <text:p>0.679654</text:p>
          </table:table-cell>
          <table:table-cell office:value-type="float" office:value="0.681215" calcext:value-type="float">
            <text:p>0.681215</text:p>
          </table:table-cell>
          <table:table-cell office:value-type="float" office:value="0.673377" calcext:value-type="float">
            <text:p>0.673377</text:p>
          </table:table-cell>
          <table:table-cell office:value-type="float" office:value="0.670314" calcext:value-type="float">
            <text:p>0.670314</text:p>
          </table:table-cell>
          <table:table-cell office:value-type="float" office:value="0.661308" calcext:value-type="float">
            <text:p>0.661308</text:p>
          </table:table-cell>
          <table:table-cell office:value-type="float" office:value="0.65032" calcext:value-type="float">
            <text:p>0.65032</text:p>
          </table:table-cell>
          <table:table-cell office:value-type="float" office:value="0.641569" calcext:value-type="float">
            <text:p>0.641569</text:p>
          </table:table-cell>
          <table:table-cell office:value-type="float" office:value="0.638264" calcext:value-type="float">
            <text:p>0.638264</text:p>
          </table:table-cell>
          <table:table-cell office:value-type="float" office:value="0.641569" calcext:value-type="float">
            <text:p>0.641569</text:p>
          </table:table-cell>
          <table:table-cell office:value-type="float" office:value="0.65032" calcext:value-type="float">
            <text:p>0.65032</text:p>
          </table:table-cell>
          <table:table-cell office:value-type="float" office:value="0.661308" calcext:value-type="float">
            <text:p>0.661308</text:p>
          </table:table-cell>
          <table:table-cell office:value-type="float" office:value="0.670314" calcext:value-type="float">
            <text:p>0.670314</text:p>
          </table:table-cell>
          <table:table-cell office:value-type="float" office:value="0.673377" calcext:value-type="float">
            <text:p>0.673377</text:p>
          </table:table-cell>
          <table:table-cell office:value-type="float" office:value="0.665166" calcext:value-type="float">
            <text:p>0.665166</text:p>
          </table:table-cell>
          <table:table-cell office:value-type="float" office:value="0.659869" calcext:value-type="float">
            <text:p>0.659869</text:p>
          </table:table-cell>
          <table:table-cell office:value-type="float" office:value="0.643988" calcext:value-type="float">
            <text:p>0.643988</text:p>
          </table:table-cell>
          <table:table-cell office:value-type="float" office:value="0.62485" calcext:value-type="float">
            <text:p>0.62485</text:p>
          </table:table-cell>
          <table:table-cell office:value-type="float" office:value="0.609764" calcext:value-type="float">
            <text:p>0.609764</text:p>
          </table:table-cell>
          <table:table-cell office:value-type="float" office:value="0.604111" calcext:value-type="float">
            <text:p>0.604111</text:p>
          </table:table-cell>
          <table:table-cell office:value-type="float" office:value="0.609764" calcext:value-type="float">
            <text:p>0.609764</text:p>
          </table:table-cell>
          <table:table-cell office:value-type="float" office:value="0.62485" calcext:value-type="float">
            <text:p>0.62485</text:p>
          </table:table-cell>
          <table:table-cell office:value-type="float" office:value="0.643988" calcext:value-type="float">
            <text:p>0.643988</text:p>
          </table:table-cell>
          <table:table-cell office:value-type="float" office:value="0.659869" calcext:value-type="float">
            <text:p>0.659869</text:p>
          </table:table-cell>
          <table:table-cell office:value-type="float" office:value="0.665166" calcext:value-type="float">
            <text:p>0.665166</text:p>
          </table:table-cell>
          <table:table-cell office:value-type="float" office:value="0.654065" calcext:value-type="float">
            <text:p>0.654065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22941" calcext:value-type="float">
            <text:p>0.622941</text:p>
          </table:table-cell>
          <table:table-cell office:value-type="float" office:value="0.595159" calcext:value-type="float">
            <text:p>0.595159</text:p>
          </table:table-cell>
          <table:table-cell office:value-type="float" office:value="0.573571" calcext:value-type="float">
            <text:p>0.573571</text:p>
          </table:table-cell>
          <table:table-cell office:value-type="float" office:value="0.565546" calcext:value-type="float">
            <text:p>0.565546</text:p>
          </table:table-cell>
          <table:table-cell office:value-type="float" office:value="0.573571" calcext:value-type="float">
            <text:p>0.573571</text:p>
          </table:table-cell>
          <table:table-cell office:value-type="float" office:value="0.595159" calcext:value-type="float">
            <text:p>0.595159</text:p>
          </table:table-cell>
          <table:table-cell office:value-type="float" office:value="0.622941" calcext:value-type="float">
            <text:p>0.622941</text:p>
          </table:table-cell>
          <table:table-cell office:value-type="float" office:value="0.646341" calcext:value-type="float">
            <text:p>0.646341</text:p>
          </table:table-cell>
          <table:table-cell office:value-type="float" office:value="0.654065" calcext:value-type="float">
            <text:p>0.654065</text:p>
          </table:table-cell>
          <table:table-cell office:value-type="float" office:value="0.643287" calcext:value-type="float">
            <text:p>0.643287</text:p>
          </table:table-cell>
          <table:table-cell office:value-type="float" office:value="0.632774" calcext:value-type="float">
            <text:p>0.632774</text:p>
          </table:table-cell>
          <table:table-cell office:value-type="float" office:value="0.600884" calcext:value-type="float">
            <text:p>0.600884</text:p>
          </table:table-cell>
          <table:table-cell office:value-type="float" office:value="0.563597" calcext:value-type="float">
            <text:p>0.563597</text:p>
          </table:table-cell>
          <table:table-cell office:value-type="float" office:value="0.535058" calcext:value-type="float">
            <text:p>0.535058</text:p>
          </table:table-cell>
          <table:table-cell office:value-type="float" office:value="0.524539" calcext:value-type="float">
            <text:p>0.524539</text:p>
          </table:table-cell>
          <table:table-cell office:value-type="float" office:value="0.535058" calcext:value-type="float">
            <text:p>0.535058</text:p>
          </table:table-cell>
          <table:table-cell office:value-type="float" office:value="0.563597" calcext:value-type="float">
            <text:p>0.563597</text:p>
          </table:table-cell>
          <table:table-cell office:value-type="float" office:value="0.600884" calcext:value-type="float">
            <text:p>0.600884</text:p>
          </table:table-cell>
          <table:table-cell office:value-type="float" office:value="0.632774" calcext:value-type="float">
            <text:p>0.632774</text:p>
          </table:table-cell>
          <table:table-cell office:value-type="float" office:value="0.643287" calcext:value-type="float">
            <text:p>0.643287</text:p>
          </table:table-cell>
          <table:table-cell office:value-type="float" office:value="0.632002" calcext:value-type="float">
            <text:p>0.632002</text:p>
          </table:table-cell>
          <table:table-cell office:value-type="float" office:value="0.618775" calcext:value-type="float">
            <text:p>0.618775</text:p>
          </table:table-cell>
          <table:table-cell office:value-type="float" office:value="0.578849" calcext:value-type="float">
            <text:p>0.578849</text:p>
          </table:table-cell>
          <table:table-cell office:value-type="float" office:value="0.532925" calcext:value-type="float">
            <text:p>0.532925</text:p>
          </table:table-cell>
          <table:table-cell office:value-type="float" office:value="0.49835" calcext:value-type="float">
            <text:p>0.49835</text:p>
          </table:table-cell>
          <table:table-cell office:value-type="float" office:value="0.485722" calcext:value-type="float">
            <text:p>0.485722</text:p>
          </table:table-cell>
          <table:table-cell office:value-type="float" office:value="0.49835" calcext:value-type="float">
            <text:p>0.49835</text:p>
          </table:table-cell>
          <table:table-cell office:value-type="float" office:value="0.532925" calcext:value-type="float">
            <text:p>0.532925</text:p>
          </table:table-cell>
          <table:table-cell office:value-type="float" office:value="0.578849" calcext:value-type="float">
            <text:p>0.578849</text:p>
          </table:table-cell>
          <table:table-cell office:value-type="float" office:value="0.618775" calcext:value-type="float">
            <text:p>0.618775</text:p>
          </table:table-cell>
          <table:table-cell office:value-type="float" office:value="0.632002" calcext:value-type="float">
            <text:p>0.632002</text:p>
          </table:table-cell>
          <table:table-cell office:value-type="float" office:value="0.622953" calcext:value-type="float">
            <text:p>0.622953</text:p>
          </table:table-cell>
          <table:table-cell office:value-type="float" office:value="0.607151" calcext:value-type="float">
            <text:p>0.607151</text:p>
          </table:table-cell>
          <table:table-cell office:value-type="float" office:value="0.559922" calcext:value-type="float">
            <text:p>0.559922</text:p>
          </table:table-cell>
          <table:table-cell office:value-type="float" office:value="0.50641" calcext:value-type="float">
            <text:p>0.50641</text:p>
          </table:table-cell>
          <table:table-cell office:value-type="float" office:value="0.466724" calcext:value-type="float">
            <text:p>0.466724</text:p>
          </table:table-cell>
          <table:table-cell office:value-type="float" office:value="0.452351" calcext:value-type="float">
            <text:p>0.452351</text:p>
          </table:table-cell>
          <table:table-cell office:value-type="float" office:value="0.466724" calcext:value-type="float">
            <text:p>0.466724</text:p>
          </table:table-cell>
          <table:table-cell office:value-type="float" office:value="0.50641" calcext:value-type="float">
            <text:p>0.50641</text:p>
          </table:table-cell>
          <table:table-cell office:value-type="float" office:value="0.559922" calcext:value-type="float">
            <text:p>0.559922</text:p>
          </table:table-cell>
          <table:table-cell office:value-type="float" office:value="0.607151" calcext:value-type="float">
            <text:p>0.607151</text:p>
          </table:table-cell>
          <table:table-cell office:value-type="float" office:value="0.622953" calcext:value-type="float">
            <text:p>0.622953</text:p>
          </table:table-cell>
          <table:table-cell office:value-type="float" office:value="0.616231" calcext:value-type="float">
            <text:p>0.616231</text:p>
          </table:table-cell>
          <table:table-cell office:value-type="float" office:value="0.598522" calcext:value-type="float">
            <text:p>0.598522</text:p>
          </table:table-cell>
          <table:table-cell office:value-type="float" office:value="0.546192" calcext:value-type="float">
            <text:p>0.546192</text:p>
          </table:table-cell>
          <table:table-cell office:value-type="float" office:value="0.487636" calcext:value-type="float">
            <text:p>0.487636</text:p>
          </table:table-cell>
          <table:table-cell office:value-type="float" office:value="0.444746" calcext:value-type="float">
            <text:p>0.444746</text:p>
          </table:table-cell>
          <table:table-cell office:value-type="float" office:value="0.429321" calcext:value-type="float">
            <text:p>0.429321</text:p>
          </table:table-cell>
          <table:table-cell office:value-type="float" office:value="0.444746" calcext:value-type="float">
            <text:p>0.444746</text:p>
          </table:table-cell>
          <table:table-cell office:value-type="float" office:value="0.487636" calcext:value-type="float">
            <text:p>0.487636</text:p>
          </table:table-cell>
          <table:table-cell office:value-type="float" office:value="0.546192" calcext:value-type="float">
            <text:p>0.546192</text:p>
          </table:table-cell>
          <table:table-cell office:value-type="float" office:value="0.598522" calcext:value-type="float">
            <text:p>0.598522</text:p>
          </table:table-cell>
          <table:table-cell office:value-type="float" office:value="0.616231" calcext:value-type="float">
            <text:p>0.616231</text:p>
          </table:table-cell>
          <table:table-cell office:value-type="float" office:value="0.615147" calcext:value-type="float">
            <text:p>0.615147</text:p>
          </table:table-cell>
          <table:table-cell office:value-type="float" office:value="0.596459" calcext:value-type="float">
            <text:p>0.596459</text:p>
          </table:table-cell>
          <table:table-cell office:value-type="float" office:value="0.541631" calcext:value-type="float">
            <text:p>0.541631</text:p>
          </table:table-cell>
          <table:table-cell office:value-type="float" office:value="0.480554" calcext:value-type="float">
            <text:p>0.480554</text:p>
          </table:table-cell>
          <table:table-cell office:value-type="float" office:value="0.435999" calcext:value-type="float">
            <text:p>0.435999</text:p>
          </table:table-cell>
          <table:table-cell office:value-type="float" office:value="0.420014" calcext:value-type="float">
            <text:p>0.420014</text:p>
          </table:table-cell>
          <table:table-cell office:value-type="float" office:value="0.435999" calcext:value-type="float">
            <text:p>0.435999</text:p>
          </table:table-cell>
          <table:table-cell office:value-type="float" office:value="0.480554" calcext:value-type="float">
            <text:p>0.480554</text:p>
          </table:table-cell>
          <table:table-cell office:value-type="float" office:value="0.541631" calcext:value-type="float">
            <text:p>0.541631</text:p>
          </table:table-cell>
          <table:table-cell office:value-type="float" office:value="0.596459" calcext:value-type="float">
            <text:p>0.596459</text:p>
          </table:table-cell>
          <table:table-cell office:value-type="float" office:value="0.615147" calcext:value-type="float">
            <text:p>0.615147</text:p>
          </table:table-cell>
        </table:table-row>
        <table:table-row table:style-name="ro1">
          <table:table-cell office:value-type="float" office:value="0.810823" calcext:value-type="float">
            <text:p>0.810823</text:p>
          </table:table-cell>
          <table:table-cell office:value-type="float" office:value="0.700755" calcext:value-type="float">
            <text:p>0.700755</text:p>
          </table:table-cell>
          <table:table-cell office:value-type="float" office:value="0.69954" calcext:value-type="float">
            <text:p>0.69954</text:p>
          </table:table-cell>
          <table:table-cell office:value-type="float" office:value="0.69629" calcext:value-type="float">
            <text:p>0.69629</text:p>
          </table:table-cell>
          <table:table-cell office:value-type="float" office:value="0.692219" calcext:value-type="float">
            <text:p>0.692219</text:p>
          </table:table-cell>
          <table:table-cell office:value-type="float" office:value="0.688927" calcext:value-type="float">
            <text:p>0.688927</text:p>
          </table:table-cell>
          <table:table-cell office:value-type="float" office:value="0.687667" calcext:value-type="float">
            <text:p>0.687667</text:p>
          </table:table-cell>
          <table:table-cell office:value-type="float" office:value="0.688927" calcext:value-type="float">
            <text:p>0.688927</text:p>
          </table:table-cell>
          <table:table-cell office:value-type="float" office:value="0.692219" calcext:value-type="float">
            <text:p>0.692219</text:p>
          </table:table-cell>
          <table:table-cell office:value-type="float" office:value="0.69629" calcext:value-type="float">
            <text:p>0.69629</text:p>
          </table:table-cell>
          <table:table-cell office:value-type="float" office:value="0.69954" calcext:value-type="float">
            <text:p>0.69954</text:p>
          </table:table-cell>
          <table:table-cell office:value-type="float" office:value="0.700755" calcext:value-type="float">
            <text:p>0.700755</text:p>
          </table:table-cell>
          <table:table-cell office:value-type="float" office:value="0.690657" calcext:value-type="float">
            <text:p>0.690657</text:p>
          </table:table-cell>
          <table:table-cell office:value-type="float" office:value="0.690226" calcext:value-type="float">
            <text:p>0.690226</text:p>
          </table:table-cell>
          <table:table-cell office:value-type="float" office:value="0.689189" calcext:value-type="float">
            <text:p>0.689189</text:p>
          </table:table-cell>
          <table:table-cell office:value-type="float" office:value="0.687876" calcext:value-type="float">
            <text:p>0.687876</text:p>
          </table:table-cell>
          <table:table-cell office:value-type="float" office:value="0.68684" calcext:value-type="float">
            <text:p>0.68684</text:p>
          </table:table-cell>
          <table:table-cell office:value-type="float" office:value="0.686427" calcext:value-type="float">
            <text:p>0.686427</text:p>
          </table:table-cell>
          <table:table-cell office:value-type="float" office:value="0.68684" calcext:value-type="float">
            <text:p>0.68684</text:p>
          </table:table-cell>
          <table:table-cell office:value-type="float" office:value="0.687876" calcext:value-type="float">
            <text:p>0.687876</text:p>
          </table:table-cell>
          <table:table-cell office:value-type="float" office:value="0.689189" calcext:value-type="float">
            <text:p>0.689189</text:p>
          </table:table-cell>
          <table:table-cell office:value-type="float" office:value="0.690226" calcext:value-type="float">
            <text:p>0.690226</text:p>
          </table:table-cell>
          <table:table-cell office:value-type="float" office:value="0.690657" calcext:value-type="float">
            <text:p>0.690657</text:p>
          </table:table-cell>
          <table:table-cell office:value-type="float" office:value="0.687087" calcext:value-type="float">
            <text:p>0.687087</text:p>
          </table:table-cell>
          <table:table-cell office:value-type="float" office:value="0.685518" calcext:value-type="float">
            <text:p>0.685518</text:p>
          </table:table-cell>
          <table:table-cell office:value-type="float" office:value="0.681094" calcext:value-type="float">
            <text:p>0.681094</text:p>
          </table:table-cell>
          <table:table-cell office:value-type="float" office:value="0.675623" calcext:value-type="float">
            <text:p>0.675623</text:p>
          </table:table-cell>
          <table:table-cell office:value-type="float" office:value="0.671234" calcext:value-type="float">
            <text:p>0.671234</text:p>
          </table:table-cell>
          <table:table-cell office:value-type="float" office:value="0.669562" calcext:value-type="float">
            <text:p>0.669562</text:p>
          </table:table-cell>
          <table:table-cell office:value-type="float" office:value="0.671234" calcext:value-type="float">
            <text:p>0.671234</text:p>
          </table:table-cell>
          <table:table-cell office:value-type="float" office:value="0.675623" calcext:value-type="float">
            <text:p>0.675623</text:p>
          </table:table-cell>
          <table:table-cell office:value-type="float" office:value="0.681094" calcext:value-type="float">
            <text:p>0.681094</text:p>
          </table:table-cell>
          <table:table-cell office:value-type="float" office:value="0.685518" calcext:value-type="float">
            <text:p>0.685518</text:p>
          </table:table-cell>
          <table:table-cell office:value-type="float" office:value="0.687087" calcext:value-type="float">
            <text:p>0.687087</text:p>
          </table:table-cell>
          <table:table-cell office:value-type="float" office:value="0.67922" calcext:value-type="float">
            <text:p>0.67922</text:p>
          </table:table-cell>
          <table:table-cell office:value-type="float" office:value="0.67614" calcext:value-type="float">
            <text:p>0.67614</text:p>
          </table:table-cell>
          <table:table-cell office:value-type="float" office:value="0.667077" calcext:value-type="float">
            <text:p>0.667077</text:p>
          </table:table-cell>
          <table:table-cell office:value-type="float" office:value="0.65602" calcext:value-type="float">
            <text:p>0.65602</text:p>
          </table:table-cell>
          <table:table-cell office:value-type="float" office:value="0.647213" calcext:value-type="float">
            <text:p>0.647213</text:p>
          </table:table-cell>
          <table:table-cell office:value-type="float" office:value="0.643887" calcext:value-type="float">
            <text:p>0.643887</text:p>
          </table:table-cell>
          <table:table-cell office:value-type="float" office:value="0.647213" calcext:value-type="float">
            <text:p>0.647213</text:p>
          </table:table-cell>
          <table:table-cell office:value-type="float" office:value="0.65602" calcext:value-type="float">
            <text:p>0.65602</text:p>
          </table:table-cell>
          <table:table-cell office:value-type="float" office:value="0.667077" calcext:value-type="float">
            <text:p>0.667077</text:p>
          </table:table-cell>
          <table:table-cell office:value-type="float" office:value="0.67614" calcext:value-type="float">
            <text:p>0.67614</text:p>
          </table:table-cell>
          <table:table-cell office:value-type="float" office:value="0.67922" calcext:value-type="float">
            <text:p>0.67922</text:p>
          </table:table-cell>
          <table:table-cell office:value-type="float" office:value="0.670993" calcext:value-type="float">
            <text:p>0.670993</text:p>
          </table:table-cell>
          <table:table-cell office:value-type="float" office:value="0.665666" calcext:value-type="float">
            <text:p>0.665666</text:p>
          </table:table-cell>
          <table:table-cell office:value-type="float" office:value="0.649685" calcext:value-type="float">
            <text:p>0.649685</text:p>
          </table:table-cell>
          <table:table-cell office:value-type="float" office:value="0.630426" calcext:value-type="float">
            <text:p>0.630426</text:p>
          </table:table-cell>
          <table:table-cell office:value-type="float" office:value="0.615242" calcext:value-type="float">
            <text:p>0.615242</text:p>
          </table:table-cell>
          <table:table-cell office:value-type="float" office:value="0.609553" calcext:value-type="float">
            <text:p>0.609553</text:p>
          </table:table-cell>
          <table:table-cell office:value-type="float" office:value="0.615242" calcext:value-type="float">
            <text:p>0.615242</text:p>
          </table:table-cell>
          <table:table-cell office:value-type="float" office:value="0.630426" calcext:value-type="float">
            <text:p>0.630426</text:p>
          </table:table-cell>
          <table:table-cell office:value-type="float" office:value="0.649685" calcext:value-type="float">
            <text:p>0.649685</text:p>
          </table:table-cell>
          <table:table-cell office:value-type="float" office:value="0.665666" calcext:value-type="float">
            <text:p>0.665666</text:p>
          </table:table-cell>
          <table:table-cell office:value-type="float" office:value="0.670993" calcext:value-type="float">
            <text:p>0.670993</text:p>
          </table:table-cell>
          <table:table-cell office:value-type="float" office:value="0.659863" calcext:value-type="float">
            <text:p>0.659863</text:p>
          </table:table-cell>
          <table:table-cell office:value-type="float" office:value="0.652096" calcext:value-type="float">
            <text:p>0.652096</text:p>
          </table:table-cell>
          <table:table-cell office:value-type="float" office:value="0.628553" calcext:value-type="float">
            <text:p>0.628553</text:p>
          </table:table-cell>
          <table:table-cell office:value-type="float" office:value="0.600599" calcext:value-type="float">
            <text:p>0.600599</text:p>
          </table:table-cell>
          <table:table-cell office:value-type="float" office:value="0.578873" calcext:value-type="float">
            <text:p>0.578873</text:p>
          </table:table-cell>
          <table:table-cell office:value-type="float" office:value="0.570796" calcext:value-type="float">
            <text:p>0.570796</text:p>
          </table:table-cell>
          <table:table-cell office:value-type="float" office:value="0.578873" calcext:value-type="float">
            <text:p>0.578873</text:p>
          </table:table-cell>
          <table:table-cell office:value-type="float" office:value="0.600599" calcext:value-type="float">
            <text:p>0.600599</text:p>
          </table:table-cell>
          <table:table-cell office:value-type="float" office:value="0.628553" calcext:value-type="float">
            <text:p>0.628553</text:p>
          </table:table-cell>
          <table:table-cell office:value-type="float" office:value="0.652096" calcext:value-type="float">
            <text:p>0.652096</text:p>
          </table:table-cell>
          <table:table-cell office:value-type="float" office:value="0.659863" calcext:value-type="float">
            <text:p>0.659863</text:p>
          </table:table-cell>
          <table:table-cell office:value-type="float" office:value="0.649074" calcext:value-type="float">
            <text:p>0.649074</text:p>
          </table:table-cell>
          <table:table-cell office:value-type="float" office:value="0.638503" calcext:value-type="float">
            <text:p>0.638503</text:p>
          </table:table-cell>
          <table:table-cell office:value-type="float" office:value="0.606421" calcext:value-type="float">
            <text:p>0.606421</text:p>
          </table:table-cell>
          <table:table-cell office:value-type="float" office:value="0.568904" calcext:value-type="float">
            <text:p>0.568904</text:p>
          </table:table-cell>
          <table:table-cell office:value-type="float" office:value="0.540183" calcext:value-type="float">
            <text:p>0.540183</text:p>
          </table:table-cell>
          <table:table-cell office:value-type="float" office:value="0.529596" calcext:value-type="float">
            <text:p>0.529596</text:p>
          </table:table-cell>
          <table:table-cell office:value-type="float" office:value="0.540183" calcext:value-type="float">
            <text:p>0.540183</text:p>
          </table:table-cell>
          <table:table-cell office:value-type="float" office:value="0.568904" calcext:value-type="float">
            <text:p>0.568904</text:p>
          </table:table-cell>
          <table:table-cell office:value-type="float" office:value="0.606421" calcext:value-type="float">
            <text:p>0.606421</text:p>
          </table:table-cell>
          <table:table-cell office:value-type="float" office:value="0.638503" calcext:value-type="float">
            <text:p>0.638503</text:p>
          </table:table-cell>
          <table:table-cell office:value-type="float" office:value="0.649074" calcext:value-type="float">
            <text:p>0.649074</text:p>
          </table:table-cell>
          <table:table-cell office:value-type="float" office:value="0.637773" calcext:value-type="float">
            <text:p>0.637773</text:p>
          </table:table-cell>
          <table:table-cell office:value-type="float" office:value="0.624477" calcext:value-type="float">
            <text:p>0.624477</text:p>
          </table:table-cell>
          <table:table-cell office:value-type="float" office:value="0.584318" calcext:value-type="float">
            <text:p>0.584318</text:p>
          </table:table-cell>
          <table:table-cell office:value-type="float" office:value="0.538117" calcext:value-type="float">
            <text:p>0.538117</text:p>
          </table:table-cell>
          <table:table-cell office:value-type="float" office:value="0.503323" calcext:value-type="float">
            <text:p>0.503323</text:p>
          </table:table-cell>
          <table:table-cell office:value-type="float" office:value="0.490613" calcext:value-type="float">
            <text:p>0.490613</text:p>
          </table:table-cell>
          <table:table-cell office:value-type="float" office:value="0.503323" calcext:value-type="float">
            <text:p>0.503323</text:p>
          </table:table-cell>
          <table:table-cell office:value-type="float" office:value="0.538117" calcext:value-type="float">
            <text:p>0.538117</text:p>
          </table:table-cell>
          <table:table-cell office:value-type="float" office:value="0.584318" calcext:value-type="float">
            <text:p>0.584318</text:p>
          </table:table-cell>
          <table:table-cell office:value-type="float" office:value="0.624477" calcext:value-type="float">
            <text:p>0.624477</text:p>
          </table:table-cell>
          <table:table-cell office:value-type="float" office:value="0.637773" calcext:value-type="float">
            <text:p>0.637773</text:p>
          </table:table-cell>
          <table:table-cell office:value-type="float" office:value="0.628728" calcext:value-type="float">
            <text:p>0.628728</text:p>
          </table:table-cell>
          <table:table-cell office:value-type="float" office:value="0.612844" calcext:value-type="float">
            <text:p>0.612844</text:p>
          </table:table-cell>
          <table:table-cell office:value-type="float" office:value="0.565347" calcext:value-type="float">
            <text:p>0.565347</text:p>
          </table:table-cell>
          <table:table-cell office:value-type="float" office:value="0.511514" calcext:value-type="float">
            <text:p>0.511514</text:p>
          </table:table-cell>
          <table:table-cell office:value-type="float" office:value="0.471576" calcext:value-type="float">
            <text:p>0.471576</text:p>
          </table:table-cell>
          <table:table-cell office:value-type="float" office:value="0.45711" calcext:value-type="float">
            <text:p>0.45711</text:p>
          </table:table-cell>
          <table:table-cell office:value-type="float" office:value="0.471576" calcext:value-type="float">
            <text:p>0.471576</text:p>
          </table:table-cell>
          <table:table-cell office:value-type="float" office:value="0.511514" calcext:value-type="float">
            <text:p>0.511514</text:p>
          </table:table-cell>
          <table:table-cell office:value-type="float" office:value="0.565347" calcext:value-type="float">
            <text:p>0.565347</text:p>
          </table:table-cell>
          <table:table-cell office:value-type="float" office:value="0.612844" calcext:value-type="float">
            <text:p>0.612844</text:p>
          </table:table-cell>
          <table:table-cell office:value-type="float" office:value="0.628728" calcext:value-type="float">
            <text:p>0.628728</text:p>
          </table:table-cell>
          <table:table-cell office:value-type="float" office:value="0.622005" calcext:value-type="float">
            <text:p>0.622005</text:p>
          </table:table-cell>
          <table:table-cell office:value-type="float" office:value="0.604208" calcext:value-type="float">
            <text:p>0.604208</text:p>
          </table:table-cell>
          <table:table-cell office:value-type="float" office:value="0.551588" calcext:value-type="float">
            <text:p>0.551588</text:p>
          </table:table-cell>
          <table:table-cell office:value-type="float" office:value="0.492688" calcext:value-type="float">
            <text:p>0.492688</text:p>
          </table:table-cell>
          <table:table-cell office:value-type="float" office:value="0.449527" calcext:value-type="float">
            <text:p>0.449527</text:p>
          </table:table-cell>
          <table:table-cell office:value-type="float" office:value="0.434003" calcext:value-type="float">
            <text:p>0.434003</text:p>
          </table:table-cell>
          <table:table-cell office:value-type="float" office:value="0.449527" calcext:value-type="float">
            <text:p>0.449527</text:p>
          </table:table-cell>
          <table:table-cell office:value-type="float" office:value="0.492688" calcext:value-type="float">
            <text:p>0.492688</text:p>
          </table:table-cell>
          <table:table-cell office:value-type="float" office:value="0.551588" calcext:value-type="float">
            <text:p>0.551588</text:p>
          </table:table-cell>
          <table:table-cell office:value-type="float" office:value="0.604208" calcext:value-type="float">
            <text:p>0.604208</text:p>
          </table:table-cell>
          <table:table-cell office:value-type="float" office:value="0.622005" calcext:value-type="float">
            <text:p>0.622005</text:p>
          </table:table-cell>
          <table:table-cell office:value-type="float" office:value="0.620947" calcext:value-type="float">
            <text:p>0.620947</text:p>
          </table:table-cell>
          <table:table-cell office:value-type="float" office:value="0.602167" calcext:value-type="float">
            <text:p>0.602167</text:p>
          </table:table-cell>
          <table:table-cell office:value-type="float" office:value="0.54703" calcext:value-type="float">
            <text:p>0.54703</text:p>
          </table:table-cell>
          <table:table-cell office:value-type="float" office:value="0.485588" calcext:value-type="float">
            <text:p>0.485588</text:p>
          </table:table-cell>
          <table:table-cell office:value-type="float" office:value="0.440747" calcext:value-type="float">
            <text:p>0.440747</text:p>
          </table:table-cell>
          <table:table-cell office:value-type="float" office:value="0.424657" calcext:value-type="float">
            <text:p>0.424657</text:p>
          </table:table-cell>
          <table:table-cell office:value-type="float" office:value="0.440747" calcext:value-type="float">
            <text:p>0.440747</text:p>
          </table:table-cell>
          <table:table-cell office:value-type="float" office:value="0.485588" calcext:value-type="float">
            <text:p>0.485588</text:p>
          </table:table-cell>
          <table:table-cell office:value-type="float" office:value="0.54703" calcext:value-type="float">
            <text:p>0.54703</text:p>
          </table:table-cell>
          <table:table-cell office:value-type="float" office:value="0.602167" calcext:value-type="float">
            <text:p>0.602167</text:p>
          </table:table-cell>
          <table:table-cell office:value-type="float" office:value="0.620947" calcext:value-type="float">
            <text:p>0.620947</text:p>
          </table:table-cell>
        </table:table-row>
        <table:table-row table:style-name="ro1">
          <table:table-cell office:value-type="float" office:value="0.81958" calcext:value-type="float">
            <text:p>0.81958</text:p>
          </table:table-cell>
          <table:table-cell office:value-type="float" office:value="0.707347" calcext:value-type="float">
            <text:p>0.707347</text:p>
          </table:table-cell>
          <table:table-cell office:value-type="float" office:value="0.706123" calcext:value-type="float">
            <text:p>0.706123</text:p>
          </table:table-cell>
          <table:table-cell office:value-type="float" office:value="0.702844" calcext:value-type="float">
            <text:p>0.702844</text:p>
          </table:table-cell>
          <table:table-cell office:value-type="float" office:value="0.698737" calcext:value-type="float">
            <text:p>0.698737</text:p>
          </table:table-cell>
          <table:table-cell office:value-type="float" office:value="0.695415" calcext:value-type="float">
            <text:p>0.695415</text:p>
          </table:table-cell>
          <table:table-cell office:value-type="float" office:value="0.694145" calcext:value-type="float">
            <text:p>0.694145</text:p>
          </table:table-cell>
          <table:table-cell office:value-type="float" office:value="0.695415" calcext:value-type="float">
            <text:p>0.695415</text:p>
          </table:table-cell>
          <table:table-cell office:value-type="float" office:value="0.698737" calcext:value-type="float">
            <text:p>0.698737</text:p>
          </table:table-cell>
          <table:table-cell office:value-type="float" office:value="0.702844" calcext:value-type="float">
            <text:p>0.702844</text:p>
          </table:table-cell>
          <table:table-cell office:value-type="float" office:value="0.706123" calcext:value-type="float">
            <text:p>0.706123</text:p>
          </table:table-cell>
          <table:table-cell office:value-type="float" office:value="0.707347" calcext:value-type="float">
            <text:p>0.707347</text:p>
          </table:table-cell>
          <table:table-cell office:value-type="float" office:value="0.697166" calcext:value-type="float">
            <text:p>0.697166</text:p>
          </table:table-cell>
          <table:table-cell office:value-type="float" office:value="0.696733" calcext:value-type="float">
            <text:p>0.696733</text:p>
          </table:table-cell>
          <table:table-cell office:value-type="float" office:value="0.695689" calcext:value-type="float">
            <text:p>0.695689</text:p>
          </table:table-cell>
          <table:table-cell office:value-type="float" office:value="0.694368" calcext:value-type="float">
            <text:p>0.694368</text:p>
          </table:table-cell>
          <table:table-cell office:value-type="float" office:value="0.693324" calcext:value-type="float">
            <text:p>0.693324</text:p>
          </table:table-cell>
          <table:table-cell office:value-type="float" office:value="0.692909" calcext:value-type="float">
            <text:p>0.692909</text:p>
          </table:table-cell>
          <table:table-cell office:value-type="float" office:value="0.693324" calcext:value-type="float">
            <text:p>0.693324</text:p>
          </table:table-cell>
          <table:table-cell office:value-type="float" office:value="0.694368" calcext:value-type="float">
            <text:p>0.694368</text:p>
          </table:table-cell>
          <table:table-cell office:value-type="float" office:value="0.695689" calcext:value-type="float">
            <text:p>0.695689</text:p>
          </table:table-cell>
          <table:table-cell office:value-type="float" office:value="0.696733" calcext:value-type="float">
            <text:p>0.696733</text:p>
          </table:table-cell>
          <table:table-cell office:value-type="float" office:value="0.697166" calcext:value-type="float">
            <text:p>0.697166</text:p>
          </table:table-cell>
          <table:table-cell office:value-type="float" office:value="0.693588" calcext:value-type="float">
            <text:p>0.693588</text:p>
          </table:table-cell>
          <table:table-cell office:value-type="float" office:value="0.69201" calcext:value-type="float">
            <text:p>0.69201</text:p>
          </table:table-cell>
          <table:table-cell office:value-type="float" office:value="0.687554" calcext:value-type="float">
            <text:p>0.687554</text:p>
          </table:table-cell>
          <table:table-cell office:value-type="float" office:value="0.682045" calcext:value-type="float">
            <text:p>0.682045</text:p>
          </table:table-cell>
          <table:table-cell office:value-type="float" office:value="0.677624" calcext:value-type="float">
            <text:p>0.677624</text:p>
          </table:table-cell>
          <table:table-cell office:value-type="float" office:value="0.67594" calcext:value-type="float">
            <text:p>0.67594</text:p>
          </table:table-cell>
          <table:table-cell office:value-type="float" office:value="0.677624" calcext:value-type="float">
            <text:p>0.677624</text:p>
          </table:table-cell>
          <table:table-cell office:value-type="float" office:value="0.682045" calcext:value-type="float">
            <text:p>0.682045</text:p>
          </table:table-cell>
          <table:table-cell office:value-type="float" office:value="0.687554" calcext:value-type="float">
            <text:p>0.687554</text:p>
          </table:table-cell>
          <table:table-cell office:value-type="float" office:value="0.69201" calcext:value-type="float">
            <text:p>0.69201</text:p>
          </table:table-cell>
          <table:table-cell office:value-type="float" office:value="0.693588" calcext:value-type="float">
            <text:p>0.693588</text:p>
          </table:table-cell>
          <table:table-cell office:value-type="float" office:value="0.685689" calcext:value-type="float">
            <text:p>0.685689</text:p>
          </table:table-cell>
          <table:table-cell office:value-type="float" office:value="0.682589" calcext:value-type="float">
            <text:p>0.682589</text:p>
          </table:table-cell>
          <table:table-cell office:value-type="float" office:value="0.673465" calcext:value-type="float">
            <text:p>0.673465</text:p>
          </table:table-cell>
          <table:table-cell office:value-type="float" office:value="0.662332" calcext:value-type="float">
            <text:p>0.662332</text:p>
          </table:table-cell>
          <table:table-cell office:value-type="float" office:value="0.653463" calcext:value-type="float">
            <text:p>0.653463</text:p>
          </table:table-cell>
          <table:table-cell office:value-type="float" office:value="0.650115" calcext:value-type="float">
            <text:p>0.650115</text:p>
          </table:table-cell>
          <table:table-cell office:value-type="float" office:value="0.653463" calcext:value-type="float">
            <text:p>0.653463</text:p>
          </table:table-cell>
          <table:table-cell office:value-type="float" office:value="0.662332" calcext:value-type="float">
            <text:p>0.662332</text:p>
          </table:table-cell>
          <table:table-cell office:value-type="float" office:value="0.673465" calcext:value-type="float">
            <text:p>0.673465</text:p>
          </table:table-cell>
          <table:table-cell office:value-type="float" office:value="0.682589" calcext:value-type="float">
            <text:p>0.682589</text:p>
          </table:table-cell>
          <table:table-cell office:value-type="float" office:value="0.685689" calcext:value-type="float">
            <text:p>0.685689</text:p>
          </table:table-cell>
          <table:table-cell office:value-type="float" office:value="0.677445" calcext:value-type="float">
            <text:p>0.677445</text:p>
          </table:table-cell>
          <table:table-cell office:value-type="float" office:value="0.672084" calcext:value-type="float">
            <text:p>0.672084</text:p>
          </table:table-cell>
          <table:table-cell office:value-type="float" office:value="0.655994" calcext:value-type="float">
            <text:p>0.655994</text:p>
          </table:table-cell>
          <table:table-cell office:value-type="float" office:value="0.636602" calcext:value-type="float">
            <text:p>0.636602</text:p>
          </table:table-cell>
          <table:table-cell office:value-type="float" office:value="0.621311" calcext:value-type="float">
            <text:p>0.621311</text:p>
          </table:table-cell>
          <table:table-cell office:value-type="float" office:value="0.615582" calcext:value-type="float">
            <text:p>0.615582</text:p>
          </table:table-cell>
          <table:table-cell office:value-type="float" office:value="0.621311" calcext:value-type="float">
            <text:p>0.621311</text:p>
          </table:table-cell>
          <table:table-cell office:value-type="float" office:value="0.636602" calcext:value-type="float">
            <text:p>0.636602</text:p>
          </table:table-cell>
          <table:table-cell office:value-type="float" office:value="0.655994" calcext:value-type="float">
            <text:p>0.655994</text:p>
          </table:table-cell>
          <table:table-cell office:value-type="float" office:value="0.672084" calcext:value-type="float">
            <text:p>0.672084</text:p>
          </table:table-cell>
          <table:table-cell office:value-type="float" office:value="0.677445" calcext:value-type="float">
            <text:p>0.677445</text:p>
          </table:table-cell>
          <table:table-cell office:value-type="float" office:value="0.666285" calcext:value-type="float">
            <text:p>0.666285</text:p>
          </table:table-cell>
          <table:table-cell office:value-type="float" office:value="0.658469" calcext:value-type="float">
            <text:p>0.658469</text:p>
          </table:table-cell>
          <table:table-cell office:value-type="float" office:value="0.63477" calcext:value-type="float">
            <text:p>0.63477</text:p>
          </table:table-cell>
          <table:table-cell office:value-type="float" office:value="0.606627" calcext:value-type="float">
            <text:p>0.606627</text:p>
          </table:table-cell>
          <table:table-cell office:value-type="float" office:value="0.584749" calcext:value-type="float">
            <text:p>0.584749</text:p>
          </table:table-cell>
          <table:table-cell office:value-type="float" office:value="0.576616" calcext:value-type="float">
            <text:p>0.576616</text:p>
          </table:table-cell>
          <table:table-cell office:value-type="float" office:value="0.584749" calcext:value-type="float">
            <text:p>0.584749</text:p>
          </table:table-cell>
          <table:table-cell office:value-type="float" office:value="0.606627" calcext:value-type="float">
            <text:p>0.606627</text:p>
          </table:table-cell>
          <table:table-cell office:value-type="float" office:value="0.63477" calcext:value-type="float">
            <text:p>0.63477</text:p>
          </table:table-cell>
          <table:table-cell office:value-type="float" office:value="0.658469" calcext:value-type="float">
            <text:p>0.658469</text:p>
          </table:table-cell>
          <table:table-cell office:value-type="float" office:value="0.666285" calcext:value-type="float">
            <text:p>0.666285</text:p>
          </table:table-cell>
          <table:table-cell office:value-type="float" office:value="0.655484" calcext:value-type="float">
            <text:p>0.655484</text:p>
          </table:table-cell>
          <table:table-cell office:value-type="float" office:value="0.644849" calcext:value-type="float">
            <text:p>0.644849</text:p>
          </table:table-cell>
          <table:table-cell office:value-type="float" office:value="0.612557" calcext:value-type="float">
            <text:p>0.612557</text:p>
          </table:table-cell>
          <table:table-cell office:value-type="float" office:value="0.574788" calcext:value-type="float">
            <text:p>0.574788</text:p>
          </table:table-cell>
          <table:table-cell office:value-type="float" office:value="0.545866" calcext:value-type="float">
            <text:p>0.545866</text:p>
          </table:table-cell>
          <table:table-cell office:value-type="float" office:value="0.535204" calcext:value-type="float">
            <text:p>0.535204</text:p>
          </table:table-cell>
          <table:table-cell office:value-type="float" office:value="0.545866" calcext:value-type="float">
            <text:p>0.545866</text:p>
          </table:table-cell>
          <table:table-cell office:value-type="float" office:value="0.574788" calcext:value-type="float">
            <text:p>0.574788</text:p>
          </table:table-cell>
          <table:table-cell office:value-type="float" office:value="0.612557" calcext:value-type="float">
            <text:p>0.612557</text:p>
          </table:table-cell>
          <table:table-cell office:value-type="float" office:value="0.644849" calcext:value-type="float">
            <text:p>0.644849</text:p>
          </table:table-cell>
          <table:table-cell office:value-type="float" office:value="0.655484" calcext:value-type="float">
            <text:p>0.655484</text:p>
          </table:table-cell>
          <table:table-cell office:value-type="float" office:value="0.644167" calcext:value-type="float">
            <text:p>0.644167</text:p>
          </table:table-cell>
          <table:table-cell office:value-type="float" office:value="0.630794" calcext:value-type="float">
            <text:p>0.630794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543874" calcext:value-type="float">
            <text:p>0.543874</text:p>
          </table:table-cell>
          <table:table-cell office:value-type="float" office:value="0.50884" calcext:value-type="float">
            <text:p>0.50884</text:p>
          </table:table-cell>
          <table:table-cell office:value-type="float" office:value="0.49604" calcext:value-type="float">
            <text:p>0.49604</text:p>
          </table:table-cell>
          <table:table-cell office:value-type="float" office:value="0.50884" calcext:value-type="float">
            <text:p>0.50884</text:p>
          </table:table-cell>
          <table:table-cell office:value-type="float" office:value="0.543874" calcext:value-type="float">
            <text:p>0.543874</text:p>
          </table:table-cell>
          <table:table-cell office:value-type="float" office:value="0.59038" calcext:value-type="float">
            <text:p>0.59038</text:p>
          </table:table-cell>
          <table:table-cell office:value-type="float" office:value="0.630794" calcext:value-type="float">
            <text:p>0.630794</text:p>
          </table:table-cell>
          <table:table-cell office:value-type="float" office:value="0.644167" calcext:value-type="float">
            <text:p>0.644167</text:p>
          </table:table-cell>
          <table:table-cell office:value-type="float" office:value="0.635126" calcext:value-type="float">
            <text:p>0.635126</text:p>
          </table:table-cell>
          <table:table-cell office:value-type="float" office:value="0.619153" calcext:value-type="float">
            <text:p>0.619153</text:p>
          </table:table-cell>
          <table:table-cell office:value-type="float" office:value="0.57136" calcext:value-type="float">
            <text:p>0.57136</text:p>
          </table:table-cell>
          <table:table-cell office:value-type="float" office:value="0.517176" calcext:value-type="float">
            <text:p>0.517176</text:p>
          </table:table-cell>
          <table:table-cell office:value-type="float" office:value="0.476962" calcext:value-type="float">
            <text:p>0.476962</text:p>
          </table:table-cell>
          <table:table-cell office:value-type="float" office:value="0.462393" calcext:value-type="float">
            <text:p>0.462393</text:p>
          </table:table-cell>
          <table:table-cell office:value-type="float" office:value="0.476962" calcext:value-type="float">
            <text:p>0.476962</text:p>
          </table:table-cell>
          <table:table-cell office:value-type="float" office:value="0.517176" calcext:value-type="float">
            <text:p>0.517176</text:p>
          </table:table-cell>
          <table:table-cell office:value-type="float" office:value="0.57136" calcext:value-type="float">
            <text:p>0.57136</text:p>
          </table:table-cell>
          <table:table-cell office:value-type="float" office:value="0.619153" calcext:value-type="float">
            <text:p>0.619153</text:p>
          </table:table-cell>
          <table:table-cell office:value-type="float" office:value="0.635126" calcext:value-type="float">
            <text:p>0.635126</text:p>
          </table:table-cell>
          <table:table-cell office:value-type="float" office:value="0.628403" calcext:value-type="float">
            <text:p>0.628403</text:p>
          </table:table-cell>
          <table:table-cell office:value-type="float" office:value="0.610511" calcext:value-type="float">
            <text:p>0.610511</text:p>
          </table:table-cell>
          <table:table-cell office:value-type="float" office:value="0.557571" calcext:value-type="float">
            <text:p>0.557571</text:p>
          </table:table-cell>
          <table:table-cell office:value-type="float" office:value="0.498292" calcext:value-type="float">
            <text:p>0.498292</text:p>
          </table:table-cell>
          <table:table-cell office:value-type="float" office:value="0.454835" calcext:value-type="float">
            <text:p>0.454835</text:p>
          </table:table-cell>
          <table:table-cell office:value-type="float" office:value="0.4392" calcext:value-type="float">
            <text:p>0.4392</text:p>
          </table:table-cell>
          <table:table-cell office:value-type="float" office:value="0.454835" calcext:value-type="float">
            <text:p>0.454835</text:p>
          </table:table-cell>
          <table:table-cell office:value-type="float" office:value="0.498292" calcext:value-type="float">
            <text:p>0.498292</text:p>
          </table:table-cell>
          <table:table-cell office:value-type="float" office:value="0.557571" calcext:value-type="float">
            <text:p>0.557571</text:p>
          </table:table-cell>
          <table:table-cell office:value-type="float" office:value="0.610511" calcext:value-type="float">
            <text:p>0.610511</text:p>
          </table:table-cell>
          <table:table-cell office:value-type="float" office:value="0.628403" calcext:value-type="float">
            <text:p>0.628403</text:p>
          </table:table-cell>
          <table:table-cell office:value-type="float" office:value="0.627373" calcext:value-type="float">
            <text:p>0.627373</text:p>
          </table:table-cell>
          <table:table-cell office:value-type="float" office:value="0.608491" calcext:value-type="float">
            <text:p>0.608491</text:p>
          </table:table-cell>
          <table:table-cell office:value-type="float" office:value="0.553017" calcext:value-type="float">
            <text:p>0.553017</text:p>
          </table:table-cell>
          <table:table-cell office:value-type="float" office:value="0.491174" calcext:value-type="float">
            <text:p>0.491174</text:p>
          </table:table-cell>
          <table:table-cell office:value-type="float" office:value="0.446019" calcext:value-type="float">
            <text:p>0.446019</text:p>
          </table:table-cell>
          <table:table-cell office:value-type="float" office:value="0.429812" calcext:value-type="float">
            <text:p>0.429812</text:p>
          </table:table-cell>
          <table:table-cell office:value-type="float" office:value="0.446019" calcext:value-type="float">
            <text:p>0.446019</text:p>
          </table:table-cell>
          <table:table-cell office:value-type="float" office:value="0.491174" calcext:value-type="float">
            <text:p>0.491174</text:p>
          </table:table-cell>
          <table:table-cell office:value-type="float" office:value="0.553017" calcext:value-type="float">
            <text:p>0.553017</text:p>
          </table:table-cell>
          <table:table-cell office:value-type="float" office:value="0.608491" calcext:value-type="float">
            <text:p>0.608491</text:p>
          </table:table-cell>
          <table:table-cell office:value-type="float" office:value="0.627373" calcext:value-type="float">
            <text:p>0.627373</text:p>
          </table:table-cell>
        </table:table-row>
        <table:table-row table:style-name="ro1">
          <table:table-cell office:value-type="float" office:value="0.828851" calcext:value-type="float">
            <text:p>0.828851</text:p>
          </table:table-cell>
          <table:table-cell office:value-type="float" office:value="0.71431" calcext:value-type="float">
            <text:p>0.71431</text:p>
          </table:table-cell>
          <table:table-cell office:value-type="float" office:value="0.713077" calcext:value-type="float">
            <text:p>0.713077</text:p>
          </table:table-cell>
          <table:table-cell office:value-type="float" office:value="0.709767" calcext:value-type="float">
            <text:p>0.709767</text:p>
          </table:table-cell>
          <table:table-cell office:value-type="float" office:value="0.705622" calcext:value-type="float">
            <text:p>0.705622</text:p>
          </table:table-cell>
          <table:table-cell office:value-type="float" office:value="0.70227" calcext:value-type="float">
            <text:p>0.70227</text:p>
          </table:table-cell>
          <table:table-cell office:value-type="float" office:value="0.700988" calcext:value-type="float">
            <text:p>0.700988</text:p>
          </table:table-cell>
          <table:table-cell office:value-type="float" office:value="0.70227" calcext:value-type="float">
            <text:p>0.70227</text:p>
          </table:table-cell>
          <table:table-cell office:value-type="float" office:value="0.705622" calcext:value-type="float">
            <text:p>0.705622</text:p>
          </table:table-cell>
          <table:table-cell office:value-type="float" office:value="0.709767" calcext:value-type="float">
            <text:p>0.709767</text:p>
          </table:table-cell>
          <table:table-cell office:value-type="float" office:value="0.713077" calcext:value-type="float">
            <text:p>0.713077</text:p>
          </table:table-cell>
          <table:table-cell office:value-type="float" office:value="0.71431" calcext:value-type="float">
            <text:p>0.71431</text:p>
          </table:table-cell>
          <table:table-cell office:value-type="float" office:value="0.704042" calcext:value-type="float">
            <text:p>0.704042</text:p>
          </table:table-cell>
          <table:table-cell office:value-type="float" office:value="0.703609" calcext:value-type="float">
            <text:p>0.703609</text:p>
          </table:table-cell>
          <table:table-cell office:value-type="float" office:value="0.702557" calcext:value-type="float">
            <text:p>0.702557</text:p>
          </table:table-cell>
          <table:table-cell office:value-type="float" office:value="0.701226" calcext:value-type="float">
            <text:p>0.701226</text:p>
          </table:table-cell>
          <table:table-cell office:value-type="float" office:value="0.700174" calcext:value-type="float">
            <text:p>0.700174</text:p>
          </table:table-cell>
          <table:table-cell office:value-type="float" office:value="0.699757" calcext:value-type="float">
            <text:p>0.699757</text:p>
          </table:table-cell>
          <table:table-cell office:value-type="float" office:value="0.700174" calcext:value-type="float">
            <text:p>0.700174</text:p>
          </table:table-cell>
          <table:table-cell office:value-type="float" office:value="0.701226" calcext:value-type="float">
            <text:p>0.701226</text:p>
          </table:table-cell>
          <table:table-cell office:value-type="float" office:value="0.702557" calcext:value-type="float">
            <text:p>0.702557</text:p>
          </table:table-cell>
          <table:table-cell office:value-type="float" office:value="0.703609" calcext:value-type="float">
            <text:p>0.703609</text:p>
          </table:table-cell>
          <table:table-cell office:value-type="float" office:value="0.704042" calcext:value-type="float">
            <text:p>0.704042</text:p>
          </table:table-cell>
          <table:table-cell office:value-type="float" office:value="0.700456" calcext:value-type="float">
            <text:p>0.700456</text:p>
          </table:table-cell>
          <table:table-cell office:value-type="float" office:value="0.698869" calcext:value-type="float">
            <text:p>0.698869</text:p>
          </table:table-cell>
          <table:table-cell office:value-type="float" office:value="0.694379" calcext:value-type="float">
            <text:p>0.694379</text:p>
          </table:table-cell>
          <table:table-cell office:value-type="float" office:value="0.68883" calcext:value-type="float">
            <text:p>0.68883</text:p>
          </table:table-cell>
          <table:table-cell office:value-type="float" office:value="0.684376" calcext:value-type="float">
            <text:p>0.684376</text:p>
          </table:table-cell>
          <table:table-cell office:value-type="float" office:value="0.682679" calcext:value-type="float">
            <text:p>0.682679</text:p>
          </table:table-cell>
          <table:table-cell office:value-type="float" office:value="0.684376" calcext:value-type="float">
            <text:p>0.684376</text:p>
          </table:table-cell>
          <table:table-cell office:value-type="float" office:value="0.68883" calcext:value-type="float">
            <text:p>0.68883</text:p>
          </table:table-cell>
          <table:table-cell office:value-type="float" office:value="0.694379" calcext:value-type="float">
            <text:p>0.694379</text:p>
          </table:table-cell>
          <table:table-cell office:value-type="float" office:value="0.698869" calcext:value-type="float">
            <text:p>0.698869</text:p>
          </table:table-cell>
          <table:table-cell office:value-type="float" office:value="0.700456" calcext:value-type="float">
            <text:p>0.700456</text:p>
          </table:table-cell>
          <table:table-cell office:value-type="float" office:value="0.692525" calcext:value-type="float">
            <text:p>0.692525</text:p>
          </table:table-cell>
          <table:table-cell office:value-type="float" office:value="0.689405" calcext:value-type="float">
            <text:p>0.689405</text:p>
          </table:table-cell>
          <table:table-cell office:value-type="float" office:value="0.680216" calcext:value-type="float">
            <text:p>0.680216</text:p>
          </table:table-cell>
          <table:table-cell office:value-type="float" office:value="0.669004" calcext:value-type="float">
            <text:p>0.669004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0.656698" calcext:value-type="float">
            <text:p>0.656698</text:p>
          </table:table-cell>
          <table:table-cell office:value-type="float" office:value="0.66007" calcext:value-type="float">
            <text:p>0.66007</text:p>
          </table:table-cell>
          <table:table-cell office:value-type="float" office:value="0.669004" calcext:value-type="float">
            <text:p>0.669004</text:p>
          </table:table-cell>
          <table:table-cell office:value-type="float" office:value="0.680216" calcext:value-type="float">
            <text:p>0.680216</text:p>
          </table:table-cell>
          <table:table-cell office:value-type="float" office:value="0.689405" calcext:value-type="float">
            <text:p>0.689405</text:p>
          </table:table-cell>
          <table:table-cell office:value-type="float" office:value="0.692525" calcext:value-type="float">
            <text:p>0.692525</text:p>
          </table:table-cell>
          <table:table-cell office:value-type="float" office:value="0.684265" calcext:value-type="float">
            <text:p>0.684265</text:p>
          </table:table-cell>
          <table:table-cell office:value-type="float" office:value="0.678869" calcext:value-type="float">
            <text:p>0.678869</text:p>
          </table:table-cell>
          <table:table-cell office:value-type="float" office:value="0.662663" calcext:value-type="float">
            <text:p>0.662663</text:p>
          </table:table-cell>
          <table:table-cell office:value-type="float" office:value="0.643132" calcext:value-type="float">
            <text:p>0.643132</text:p>
          </table:table-cell>
          <table:table-cell office:value-type="float" office:value="0.627728" calcext:value-type="float">
            <text:p>0.627728</text:p>
          </table:table-cell>
          <table:table-cell office:value-type="float" office:value="0.621958" calcext:value-type="float">
            <text:p>0.621958</text:p>
          </table:table-cell>
          <table:table-cell office:value-type="float" office:value="0.627728" calcext:value-type="float">
            <text:p>0.627728</text:p>
          </table:table-cell>
          <table:table-cell office:value-type="float" office:value="0.643132" calcext:value-type="float">
            <text:p>0.643132</text:p>
          </table:table-cell>
          <table:table-cell office:value-type="float" office:value="0.662663" calcext:value-type="float">
            <text:p>0.662663</text:p>
          </table:table-cell>
          <table:table-cell office:value-type="float" office:value="0.678869" calcext:value-type="float">
            <text:p>0.678869</text:p>
          </table:table-cell>
          <table:table-cell office:value-type="float" office:value="0.684265" calcext:value-type="float">
            <text:p>0.684265</text:p>
          </table:table-cell>
          <table:table-cell office:value-type="float" office:value="0.673073" calcext:value-type="float">
            <text:p>0.673073</text:p>
          </table:table-cell>
          <table:table-cell office:value-type="float" office:value="0.665207" calcext:value-type="float">
            <text:p>0.665207</text:p>
          </table:table-cell>
          <table:table-cell office:value-type="float" office:value="0.641344" calcext:value-type="float">
            <text:p>0.641344</text:p>
          </table:table-cell>
          <table:table-cell office:value-type="float" office:value="0.613003" calcext:value-type="float">
            <text:p>0.613003</text:p>
          </table:table-cell>
          <table:table-cell office:value-type="float" office:value="0.590966" calcext:value-type="float">
            <text:p>0.590966</text:p>
          </table:table-cell>
          <table:table-cell office:value-type="float" office:value="0.582774" calcext:value-type="float">
            <text:p>0.582774</text:p>
          </table:table-cell>
          <table:table-cell office:value-type="float" office:value="0.590966" calcext:value-type="float">
            <text:p>0.590966</text:p>
          </table:table-cell>
          <table:table-cell office:value-type="float" office:value="0.613003" calcext:value-type="float">
            <text:p>0.613003</text:p>
          </table:table-cell>
          <table:table-cell office:value-type="float" office:value="0.641344" calcext:value-type="float">
            <text:p>0.641344</text:p>
          </table:table-cell>
          <table:table-cell office:value-type="float" office:value="0.665207" calcext:value-type="float">
            <text:p>0.665207</text:p>
          </table:table-cell>
          <table:table-cell office:value-type="float" office:value="0.673073" calcext:value-type="float">
            <text:p>0.673073</text:p>
          </table:table-cell>
          <table:table-cell office:value-type="float" office:value="0.662262" calcext:value-type="float">
            <text:p>0.662262</text:p>
          </table:table-cell>
          <table:table-cell office:value-type="float" office:value="0.651559" calcext:value-type="float">
            <text:p>0.651559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581014" calcext:value-type="float">
            <text:p>0.581014</text:p>
          </table:table-cell>
          <table:table-cell office:value-type="float" office:value="0.551881" calcext:value-type="float">
            <text:p>0.551881</text:p>
          </table:table-cell>
          <table:table-cell office:value-type="float" office:value="0.54114" calcext:value-type="float">
            <text:p>0.54114</text:p>
          </table:table-cell>
          <table:table-cell office:value-type="float" office:value="0.551881" calcext:value-type="float">
            <text:p>0.551881</text:p>
          </table:table-cell>
          <table:table-cell office:value-type="float" office:value="0.581014" calcext:value-type="float">
            <text:p>0.581014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651559" calcext:value-type="float">
            <text:p>0.651559</text:p>
          </table:table-cell>
          <table:table-cell office:value-type="float" office:value="0.662262" calcext:value-type="float">
            <text:p>0.662262</text:p>
          </table:table-cell>
          <table:table-cell office:value-type="float" office:value="0.650928" calcext:value-type="float">
            <text:p>0.650928</text:p>
          </table:table-cell>
          <table:table-cell office:value-type="float" office:value="0.637475" calcext:value-type="float">
            <text:p>0.637475</text:p>
          </table:table-cell>
          <table:table-cell office:value-type="float" office:value="0.596794" calcext:value-type="float">
            <text:p>0.596794</text:p>
          </table:table-cell>
          <table:table-cell office:value-type="float" office:value="0.549969" calcext:value-type="float">
            <text:p>0.549969</text:p>
          </table:table-cell>
          <table:table-cell office:value-type="float" office:value="0.514682" calcext:value-type="float">
            <text:p>0.514682</text:p>
          </table:table-cell>
          <table:table-cell office:value-type="float" office:value="0.501789" calcext:value-type="float">
            <text:p>0.501789</text:p>
          </table:table-cell>
          <table:table-cell office:value-type="float" office:value="0.514682" calcext:value-type="float">
            <text:p>0.514682</text:p>
          </table:table-cell>
          <table:table-cell office:value-type="float" office:value="0.549969" calcext:value-type="float">
            <text:p>0.549969</text:p>
          </table:table-cell>
          <table:table-cell office:value-type="float" office:value="0.596794" calcext:value-type="float">
            <text:p>0.596794</text:p>
          </table:table-cell>
          <table:table-cell office:value-type="float" office:value="0.637475" calcext:value-type="float">
            <text:p>0.637475</text:p>
          </table:table-cell>
          <table:table-cell office:value-type="float" office:value="0.650928" calcext:value-type="float">
            <text:p>0.650928</text:p>
          </table:table-cell>
          <table:table-cell office:value-type="float" office:value="0.641893" calcext:value-type="float">
            <text:p>0.641893</text:p>
          </table:table-cell>
          <table:table-cell office:value-type="float" office:value="0.625827" calcext:value-type="float">
            <text:p>0.625827</text:p>
          </table:table-cell>
          <table:table-cell office:value-type="float" office:value="0.577725" calcext:value-type="float">
            <text:p>0.577725</text:p>
          </table:table-cell>
          <table:table-cell office:value-type="float" office:value="0.523172" calcext:value-type="float">
            <text:p>0.523172</text:p>
          </table:table-cell>
          <table:table-cell office:value-type="float" office:value="0.482668" calcext:value-type="float">
            <text:p>0.482668</text:p>
          </table:table-cell>
          <table:table-cell office:value-type="float" office:value="0.467991" calcext:value-type="float">
            <text:p>0.467991</text:p>
          </table:table-cell>
          <table:table-cell office:value-type="float" office:value="0.482668" calcext:value-type="float">
            <text:p>0.482668</text:p>
          </table:table-cell>
          <table:table-cell office:value-type="float" office:value="0.523172" calcext:value-type="float">
            <text:p>0.523172</text:p>
          </table:table-cell>
          <table:table-cell office:value-type="float" office:value="0.577725" calcext:value-type="float">
            <text:p>0.577725</text:p>
          </table:table-cell>
          <table:table-cell office:value-type="float" office:value="0.625827" calcext:value-type="float">
            <text:p>0.625827</text:p>
          </table:table-cell>
          <table:table-cell office:value-type="float" office:value="0.641893" calcext:value-type="float">
            <text:p>0.641893</text:p>
          </table:table-cell>
          <table:table-cell office:value-type="float" office:value="0.63517" calcext:value-type="float">
            <text:p>0.63517</text:p>
          </table:table-cell>
          <table:table-cell office:value-type="float" office:value="0.617178" calcext:value-type="float">
            <text:p>0.617178</text:p>
          </table:table-cell>
          <table:table-cell office:value-type="float" office:value="0.563904" calcext:value-type="float">
            <text:p>0.563904</text:p>
          </table:table-cell>
          <table:table-cell office:value-type="float" office:value="0.504228" calcext:value-type="float">
            <text:p>0.504228</text:p>
          </table:table-cell>
          <table:table-cell office:value-type="float" office:value="0.46046" calcext:value-type="float">
            <text:p>0.46046</text:p>
          </table:table-cell>
          <table:table-cell office:value-type="float" office:value="0.444709" calcext:value-type="float">
            <text:p>0.444709</text:p>
          </table:table-cell>
          <table:table-cell office:value-type="float" office:value="0.46046" calcext:value-type="float">
            <text:p>0.46046</text:p>
          </table:table-cell>
          <table:table-cell office:value-type="float" office:value="0.504228" calcext:value-type="float">
            <text:p>0.504228</text:p>
          </table:table-cell>
          <table:table-cell office:value-type="float" office:value="0.563904" calcext:value-type="float">
            <text:p>0.563904</text:p>
          </table:table-cell>
          <table:table-cell office:value-type="float" office:value="0.617178" calcext:value-type="float">
            <text:p>0.617178</text:p>
          </table:table-cell>
          <table:table-cell office:value-type="float" office:value="0.63517" calcext:value-type="float">
            <text:p>0.63517</text:p>
          </table:table-cell>
          <table:table-cell office:value-type="float" office:value="0.634171" calcext:value-type="float">
            <text:p>0.634171</text:p>
          </table:table-cell>
          <table:table-cell office:value-type="float" office:value="0.615182" calcext:value-type="float">
            <text:p>0.615182</text:p>
          </table:table-cell>
          <table:table-cell office:value-type="float" office:value="0.559354" calcext:value-type="float">
            <text:p>0.559354</text:p>
          </table:table-cell>
          <table:table-cell office:value-type="float" office:value="0.497091" calcext:value-type="float">
            <text:p>0.497091</text:p>
          </table:table-cell>
          <table:table-cell office:value-type="float" office:value="0.451606" calcext:value-type="float">
            <text:p>0.451606</text:p>
          </table:table-cell>
          <table:table-cell office:value-type="float" office:value="0.435277" calcext:value-type="float">
            <text:p>0.435277</text:p>
          </table:table-cell>
          <table:table-cell office:value-type="float" office:value="0.451606" calcext:value-type="float">
            <text:p>0.451606</text:p>
          </table:table-cell>
          <table:table-cell office:value-type="float" office:value="0.497091" calcext:value-type="float">
            <text:p>0.497091</text:p>
          </table:table-cell>
          <table:table-cell office:value-type="float" office:value="0.559354" calcext:value-type="float">
            <text:p>0.559354</text:p>
          </table:table-cell>
          <table:table-cell office:value-type="float" office:value="0.615182" calcext:value-type="float">
            <text:p>0.615182</text:p>
          </table:table-cell>
          <table:table-cell office:value-type="float" office:value="0.634171" calcext:value-type="float">
            <text:p>0.634171</text:p>
          </table:table-cell>
        </table:table-row>
        <table:table-row table:style-name="ro1">
          <table:table-cell office:value-type="float" office:value="0.836199" calcext:value-type="float">
            <text:p>0.836199</text:p>
          </table:table-cell>
          <table:table-cell office:value-type="float" office:value="0.719819" calcext:value-type="float">
            <text:p>0.719819</text:p>
          </table:table-cell>
          <table:table-cell office:value-type="float" office:value="0.718578" calcext:value-type="float">
            <text:p>0.718578</text:p>
          </table:table-cell>
          <table:table-cell office:value-type="float" office:value="0.715244" calcext:value-type="float">
            <text:p>0.715244</text:p>
          </table:table-cell>
          <table:table-cell office:value-type="float" office:value="0.711069" calcext:value-type="float">
            <text:p>0.711069</text:p>
          </table:table-cell>
          <table:table-cell office:value-type="float" office:value="0.707692" calcext:value-type="float">
            <text:p>0.707692</text:p>
          </table:table-cell>
          <table:table-cell office:value-type="float" office:value="0.706401" calcext:value-type="float">
            <text:p>0.706401</text:p>
          </table:table-cell>
          <table:table-cell office:value-type="float" office:value="0.707692" calcext:value-type="float">
            <text:p>0.707692</text:p>
          </table:table-cell>
          <table:table-cell office:value-type="float" office:value="0.711069" calcext:value-type="float">
            <text:p>0.711069</text:p>
          </table:table-cell>
          <table:table-cell office:value-type="float" office:value="0.715244" calcext:value-type="float">
            <text:p>0.715244</text:p>
          </table:table-cell>
          <table:table-cell office:value-type="float" office:value="0.718578" calcext:value-type="float">
            <text:p>0.718578</text:p>
          </table:table-cell>
          <table:table-cell office:value-type="float" office:value="0.719819" calcext:value-type="float">
            <text:p>0.719819</text:p>
          </table:table-cell>
          <table:table-cell office:value-type="float" office:value="0.709483" calcext:value-type="float">
            <text:p>0.709483</text:p>
          </table:table-cell>
          <table:table-cell office:value-type="float" office:value="0.709048" calcext:value-type="float">
            <text:p>0.709048</text:p>
          </table:table-cell>
          <table:table-cell office:value-type="float" office:value="0.707989" calcext:value-type="float">
            <text:p>0.707989</text:p>
          </table:table-cell>
          <table:table-cell office:value-type="float" office:value="0.706652" calcext:value-type="float">
            <text:p>0.706652</text:p>
          </table:table-cell>
          <table:table-cell office:value-type="float" office:value="0.705594" calcext:value-type="float">
            <text:p>0.705594</text:p>
          </table:table-cell>
          <table:table-cell office:value-type="float" office:value="0.705174" calcext:value-type="float">
            <text:p>0.705174</text:p>
          </table:table-cell>
          <table:table-cell office:value-type="float" office:value="0.705594" calcext:value-type="float">
            <text:p>0.705594</text:p>
          </table:table-cell>
          <table:table-cell office:value-type="float" office:value="0.706652" calcext:value-type="float">
            <text:p>0.706652</text:p>
          </table:table-cell>
          <table:table-cell office:value-type="float" office:value="0.707989" calcext:value-type="float">
            <text:p>0.707989</text:p>
          </table:table-cell>
          <table:table-cell office:value-type="float" office:value="0.709048" calcext:value-type="float">
            <text:p>0.709048</text:p>
          </table:table-cell>
          <table:table-cell office:value-type="float" office:value="0.709483" calcext:value-type="float">
            <text:p>0.709483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704295" calcext:value-type="float">
            <text:p>0.704295</text:p>
          </table:table-cell>
          <table:table-cell office:value-type="float" office:value="0.69978" calcext:value-type="float">
            <text:p>0.69978</text:p>
          </table:table-cell>
          <table:table-cell office:value-type="float" office:value="0.694199" calcext:value-type="float">
            <text:p>0.694199</text:p>
          </table:table-cell>
          <table:table-cell office:value-type="float" office:value="0.689718" calcext:value-type="float">
            <text:p>0.689718</text:p>
          </table:table-cell>
          <table:table-cell office:value-type="float" office:value="0.688012" calcext:value-type="float">
            <text:p>0.688012</text:p>
          </table:table-cell>
          <table:table-cell office:value-type="float" office:value="0.689718" calcext:value-type="float">
            <text:p>0.689718</text:p>
          </table:table-cell>
          <table:table-cell office:value-type="float" office:value="0.694199" calcext:value-type="float">
            <text:p>0.694199</text:p>
          </table:table-cell>
          <table:table-cell office:value-type="float" office:value="0.69978" calcext:value-type="float">
            <text:p>0.69978</text:p>
          </table:table-cell>
          <table:table-cell office:value-type="float" office:value="0.704295" calcext:value-type="float">
            <text:p>0.704295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697933" calcext:value-type="float">
            <text:p>0.697933</text:p>
          </table:table-cell>
          <table:table-cell office:value-type="float" office:value="0.694799" calcext:value-type="float">
            <text:p>0.694799</text:p>
          </table:table-cell>
          <table:table-cell office:value-type="float" office:value="0.685558" calcext:value-type="float">
            <text:p>0.685558</text:p>
          </table:table-cell>
          <table:table-cell office:value-type="float" office:value="0.674284" calcext:value-type="float">
            <text:p>0.674284</text:p>
          </table:table-cell>
          <table:table-cell office:value-type="float" office:value="0.665299" calcext:value-type="float">
            <text:p>0.665299</text:p>
          </table:table-cell>
          <table:table-cell office:value-type="float" office:value="0.661908" calcext:value-type="float">
            <text:p>0.661908</text:p>
          </table:table-cell>
          <table:table-cell office:value-type="float" office:value="0.665299" calcext:value-type="float">
            <text:p>0.665299</text:p>
          </table:table-cell>
          <table:table-cell office:value-type="float" office:value="0.674284" calcext:value-type="float">
            <text:p>0.674284</text:p>
          </table:table-cell>
          <table:table-cell office:value-type="float" office:value="0.685558" calcext:value-type="float">
            <text:p>0.685558</text:p>
          </table:table-cell>
          <table:table-cell office:value-type="float" office:value="0.694799" calcext:value-type="float">
            <text:p>0.694799</text:p>
          </table:table-cell>
          <table:table-cell office:value-type="float" office:value="0.697933" calcext:value-type="float">
            <text:p>0.697933</text:p>
          </table:table-cell>
          <table:table-cell office:value-type="float" office:value="0.689662" calcext:value-type="float">
            <text:p>0.689662</text:p>
          </table:table-cell>
          <table:table-cell office:value-type="float" office:value="0.684238" calcext:value-type="float">
            <text:p>0.684238</text:p>
          </table:table-cell>
          <table:table-cell office:value-type="float" office:value="0.667943" calcext:value-type="float">
            <text:p>0.667943</text:p>
          </table:table-cell>
          <table:table-cell office:value-type="float" office:value="0.648302" calcext:value-type="float">
            <text:p>0.648302</text:p>
          </table:table-cell>
          <table:table-cell office:value-type="float" office:value="0.63281" calcext:value-type="float">
            <text:p>0.63281</text:p>
          </table:table-cell>
          <table:table-cell office:value-type="float" office:value="0.627006" calcext:value-type="float">
            <text:p>0.627006</text:p>
          </table:table-cell>
          <table:table-cell office:value-type="float" office:value="0.63281" calcext:value-type="float">
            <text:p>0.63281</text:p>
          </table:table-cell>
          <table:table-cell office:value-type="float" office:value="0.648302" calcext:value-type="float">
            <text:p>0.648302</text:p>
          </table:table-cell>
          <table:table-cell office:value-type="float" office:value="0.667943" calcext:value-type="float">
            <text:p>0.667943</text:p>
          </table:table-cell>
          <table:table-cell office:value-type="float" office:value="0.684238" calcext:value-type="float">
            <text:p>0.684238</text:p>
          </table:table-cell>
          <table:table-cell office:value-type="float" office:value="0.689662" calcext:value-type="float">
            <text:p>0.689662</text:p>
          </table:table-cell>
          <table:table-cell office:value-type="float" office:value="0.678446" calcext:value-type="float">
            <text:p>0.678446</text:p>
          </table:table-cell>
          <table:table-cell office:value-type="float" office:value="0.670541" calcext:value-type="float">
            <text:p>0.670541</text:p>
          </table:table-cell>
          <table:table-cell office:value-type="float" office:value="0.646549" calcext:value-type="float">
            <text:p>0.646549</text:p>
          </table:table-cell>
          <table:table-cell office:value-type="float" office:value="0.618052" calcext:value-type="float">
            <text:p>0.618052</text:p>
          </table:table-cell>
          <table:table-cell office:value-type="float" office:value="0.595891" calcext:value-type="float">
            <text:p>0.595891</text:p>
          </table:table-cell>
          <table:table-cell office:value-type="float" office:value="0.587652" calcext:value-type="float">
            <text:p>0.587652</text:p>
          </table:table-cell>
          <table:table-cell office:value-type="float" office:value="0.595891" calcext:value-type="float">
            <text:p>0.595891</text:p>
          </table:table-cell>
          <table:table-cell office:value-type="float" office:value="0.618052" calcext:value-type="float">
            <text:p>0.618052</text:p>
          </table:table-cell>
          <table:table-cell office:value-type="float" office:value="0.646549" calcext:value-type="float">
            <text:p>0.646549</text:p>
          </table:table-cell>
          <table:table-cell office:value-type="float" office:value="0.670541" calcext:value-type="float">
            <text:p>0.670541</text:p>
          </table:table-cell>
          <table:table-cell office:value-type="float" office:value="0.678446" calcext:value-type="float">
            <text:p>0.678446</text:p>
          </table:table-cell>
          <table:table-cell office:value-type="float" office:value="0.667627" calcext:value-type="float">
            <text:p>0.667627</text:p>
          </table:table-cell>
          <table:table-cell office:value-type="float" office:value="0.656873" calcext:value-type="float">
            <text:p>0.656873</text:p>
          </table:table-cell>
          <table:table-cell office:value-type="float" office:value="0.624188" calcext:value-type="float">
            <text:p>0.624188</text:p>
          </table:table-cell>
          <table:table-cell office:value-type="float" office:value="0.585946" calcext:value-type="float">
            <text:p>0.585946</text:p>
          </table:table-cell>
          <table:table-cell office:value-type="float" office:value="0.556648" calcext:value-type="float">
            <text:p>0.556648</text:p>
          </table:table-cell>
          <table:table-cell office:value-type="float" office:value="0.545846" calcext:value-type="float">
            <text:p>0.545846</text:p>
          </table:table-cell>
          <table:table-cell office:value-type="float" office:value="0.556648" calcext:value-type="float">
            <text:p>0.556648</text:p>
          </table:table-cell>
          <table:table-cell office:value-type="float" office:value="0.585946" calcext:value-type="float">
            <text:p>0.585946</text:p>
          </table:table-cell>
          <table:table-cell office:value-type="float" office:value="0.624188" calcext:value-type="float">
            <text:p>0.624188</text:p>
          </table:table-cell>
          <table:table-cell office:value-type="float" office:value="0.656873" calcext:value-type="float">
            <text:p>0.656873</text:p>
          </table:table-cell>
          <table:table-cell office:value-type="float" office:value="0.667627" calcext:value-type="float">
            <text:p>0.667627</text:p>
          </table:table-cell>
          <table:table-cell office:value-type="float" office:value="0.656282" calcext:value-type="float">
            <text:p>0.656282</text:p>
          </table:table-cell>
          <table:table-cell office:value-type="float" office:value="0.642765" calcext:value-type="float">
            <text:p>0.642765</text:p>
          </table:table-cell>
          <table:table-cell office:value-type="float" office:value="0.601875" calcext:value-type="float">
            <text:p>0.601875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19314" calcext:value-type="float">
            <text:p>0.519314</text:p>
          </table:table-cell>
          <table:table-cell office:value-type="float" office:value="0.506347" calcext:value-type="float">
            <text:p>0.506347</text:p>
          </table:table-cell>
          <table:table-cell office:value-type="float" office:value="0.519314" calcext:value-type="float">
            <text:p>0.519314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601875" calcext:value-type="float">
            <text:p>0.601875</text:p>
          </table:table-cell>
          <table:table-cell office:value-type="float" office:value="0.642765" calcext:value-type="float">
            <text:p>0.642765</text:p>
          </table:table-cell>
          <table:table-cell office:value-type="float" office:value="0.656282" calcext:value-type="float">
            <text:p>0.656282</text:p>
          </table:table-cell>
          <table:table-cell office:value-type="float" office:value="0.647252" calcext:value-type="float">
            <text:p>0.647252</text:p>
          </table:table-cell>
          <table:table-cell office:value-type="float" office:value="0.631113" calcext:value-type="float">
            <text:p>0.631113</text:p>
          </table:table-cell>
          <table:table-cell office:value-type="float" office:value="0.582767" calcext:value-type="float">
            <text:p>0.582767</text:p>
          </table:table-cell>
          <table:table-cell office:value-type="float" office:value="0.527926" calcext:value-type="float">
            <text:p>0.527926</text:p>
          </table:table-cell>
          <table:table-cell office:value-type="float" office:value="0.487193" calcext:value-type="float">
            <text:p>0.487193</text:p>
          </table:table-cell>
          <table:table-cell office:value-type="float" office:value="0.472432" calcext:value-type="float">
            <text:p>0.472432</text:p>
          </table:table-cell>
          <table:table-cell office:value-type="float" office:value="0.487193" calcext:value-type="float">
            <text:p>0.487193</text:p>
          </table:table-cell>
          <table:table-cell office:value-type="float" office:value="0.527926" calcext:value-type="float">
            <text:p>0.527926</text:p>
          </table:table-cell>
          <table:table-cell office:value-type="float" office:value="0.582767" calcext:value-type="float">
            <text:p>0.582767</text:p>
          </table:table-cell>
          <table:table-cell office:value-type="float" office:value="0.631113" calcext:value-type="float">
            <text:p>0.631113</text:p>
          </table:table-cell>
          <table:table-cell office:value-type="float" office:value="0.647252" calcext:value-type="float">
            <text:p>0.647252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622458" calcext:value-type="float">
            <text:p>0.622458</text:p>
          </table:table-cell>
          <table:table-cell office:value-type="float" office:value="0.568922" calcext:value-type="float">
            <text:p>0.568922</text:p>
          </table:table-cell>
          <table:table-cell office:value-type="float" office:value="0.508935" calcext:value-type="float">
            <text:p>0.508935</text:p>
          </table:table-cell>
          <table:table-cell office:value-type="float" office:value="0.464922" calcext:value-type="float">
            <text:p>0.464922</text:p>
          </table:table-cell>
          <table:table-cell office:value-type="float" office:value="0.449081" calcext:value-type="float">
            <text:p>0.449081</text:p>
          </table:table-cell>
          <table:table-cell office:value-type="float" office:value="0.464922" calcext:value-type="float">
            <text:p>0.464922</text:p>
          </table:table-cell>
          <table:table-cell office:value-type="float" office:value="0.508935" calcext:value-type="float">
            <text:p>0.508935</text:p>
          </table:table-cell>
          <table:table-cell office:value-type="float" office:value="0.568922" calcext:value-type="float">
            <text:p>0.568922</text:p>
          </table:table-cell>
          <table:table-cell office:value-type="float" office:value="0.622458" calcext:value-type="float">
            <text:p>0.622458</text:p>
          </table:table-cell>
          <table:table-cell office:value-type="float" office:value="0.64053" calcext:value-type="float">
            <text:p>0.64053</text:p>
          </table:table-cell>
          <table:table-cell office:value-type="float" office:value="0.639555" calcext:value-type="float">
            <text:p>0.639555</text:p>
          </table:table-cell>
          <table:table-cell office:value-type="float" office:value="0.620482" calcext:value-type="float">
            <text:p>0.620482</text:p>
          </table:table-cell>
          <table:table-cell office:value-type="float" office:value="0.564376" calcext:value-type="float">
            <text:p>0.564376</text:p>
          </table:table-cell>
          <table:table-cell office:value-type="float" office:value="0.501783" calcext:value-type="float">
            <text:p>0.501783</text:p>
          </table:table-cell>
          <table:table-cell office:value-type="float" office:value="0.456039" calcext:value-type="float">
            <text:p>0.456039</text:p>
          </table:table-cell>
          <table:table-cell office:value-type="float" office:value="0.439613" calcext:value-type="float">
            <text:p>0.439613</text:p>
          </table:table-cell>
          <table:table-cell office:value-type="float" office:value="0.456039" calcext:value-type="float">
            <text:p>0.456039</text:p>
          </table:table-cell>
          <table:table-cell office:value-type="float" office:value="0.501783" calcext:value-type="float">
            <text:p>0.501783</text:p>
          </table:table-cell>
          <table:table-cell office:value-type="float" office:value="0.564376" calcext:value-type="float">
            <text:p>0.564376</text:p>
          </table:table-cell>
          <table:table-cell office:value-type="float" office:value="0.620482" calcext:value-type="float">
            <text:p>0.620482</text:p>
          </table:table-cell>
          <table:table-cell office:value-type="float" office:value="0.639555" calcext:value-type="float">
            <text:p>0.639555</text:p>
          </table:table-cell>
        </table:table-row>
        <table:table-row table:style-name="ro1">
          <table:table-cell office:value-type="float" office:value="0.844236" calcext:value-type="float">
            <text:p>0.844236</text:p>
          </table:table-cell>
          <table:table-cell office:value-type="float" office:value="0.725834" calcext:value-type="float">
            <text:p>0.725834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21225" calcext:value-type="float">
            <text:p>0.721225</text:p>
          </table:table-cell>
          <table:table-cell office:value-type="float" office:value="0.717018" calcext:value-type="float">
            <text:p>0.717018</text:p>
          </table:table-cell>
          <table:table-cell office:value-type="float" office:value="0.713614" calcext:value-type="float">
            <text:p>0.713614</text:p>
          </table:table-cell>
          <table:table-cell office:value-type="float" office:value="0.712313" calcext:value-type="float">
            <text:p>0.712313</text:p>
          </table:table-cell>
          <table:table-cell office:value-type="float" office:value="0.713614" calcext:value-type="float">
            <text:p>0.713614</text:p>
          </table:table-cell>
          <table:table-cell office:value-type="float" office:value="0.717018" calcext:value-type="float">
            <text:p>0.717018</text:p>
          </table:table-cell>
          <table:table-cell office:value-type="float" office:value="0.721225" calcext:value-type="float">
            <text:p>0.721225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25834" calcext:value-type="float">
            <text:p>0.725834</text:p>
          </table:table-cell>
          <table:table-cell office:value-type="float" office:value="0.715424" calcext:value-type="float">
            <text:p>0.715424</text:p>
          </table:table-cell>
          <table:table-cell office:value-type="float" office:value="0.714988" calcext:value-type="float">
            <text:p>0.714988</text:p>
          </table:table-cell>
          <table:table-cell office:value-type="float" office:value="0.713923" calcext:value-type="float">
            <text:p>0.713923</text:p>
          </table:table-cell>
          <table:table-cell office:value-type="float" office:value="0.712577" calcext:value-type="float">
            <text:p>0.712577</text:p>
          </table:table-cell>
          <table:table-cell office:value-type="float" office:value="0.711512" calcext:value-type="float">
            <text:p>0.711512</text:p>
          </table:table-cell>
          <table:table-cell office:value-type="float" office:value="0.71109" calcext:value-type="float">
            <text:p>0.71109</text:p>
          </table:table-cell>
          <table:table-cell office:value-type="float" office:value="0.711512" calcext:value-type="float">
            <text:p>0.711512</text:p>
          </table:table-cell>
          <table:table-cell office:value-type="float" office:value="0.712577" calcext:value-type="float">
            <text:p>0.712577</text:p>
          </table:table-cell>
          <table:table-cell office:value-type="float" office:value="0.713923" calcext:value-type="float">
            <text:p>0.713923</text:p>
          </table:table-cell>
          <table:table-cell office:value-type="float" office:value="0.714988" calcext:value-type="float">
            <text:p>0.714988</text:p>
          </table:table-cell>
          <table:table-cell office:value-type="float" office:value="0.715424" calcext:value-type="float">
            <text:p>0.715424</text:p>
          </table:table-cell>
          <table:table-cell office:value-type="float" office:value="0.711825" calcext:value-type="float">
            <text:p>0.711825</text:p>
          </table:table-cell>
          <table:table-cell office:value-type="float" office:value="0.710222" calcext:value-type="float">
            <text:p>0.710222</text:p>
          </table:table-cell>
          <table:table-cell office:value-type="float" office:value="0.705678" calcext:value-type="float">
            <text:p>0.705678</text:p>
          </table:table-cell>
          <table:table-cell office:value-type="float" office:value="0.700062" calcext:value-type="float">
            <text:p>0.700062</text:p>
          </table:table-cell>
          <table:table-cell office:value-type="float" office:value="0.695554" calcext:value-type="float">
            <text:p>0.695554</text:p>
          </table:table-cell>
          <table:table-cell office:value-type="float" office:value="0.693837" calcext:value-type="float">
            <text:p>0.693837</text:p>
          </table:table-cell>
          <table:table-cell office:value-type="float" office:value="0.695554" calcext:value-type="float">
            <text:p>0.695554</text:p>
          </table:table-cell>
          <table:table-cell office:value-type="float" office:value="0.700062" calcext:value-type="float">
            <text:p>0.700062</text:p>
          </table:table-cell>
          <table:table-cell office:value-type="float" office:value="0.705678" calcext:value-type="float">
            <text:p>0.705678</text:p>
          </table:table-cell>
          <table:table-cell office:value-type="float" office:value="0.710222" calcext:value-type="float">
            <text:p>0.710222</text:p>
          </table:table-cell>
          <table:table-cell office:value-type="float" office:value="0.711825" calcext:value-type="float">
            <text:p>0.711825</text:p>
          </table:table-cell>
          <table:table-cell office:value-type="float" office:value="0.703841" calcext:value-type="float">
            <text:p>0.703841</text:p>
          </table:table-cell>
          <table:table-cell office:value-type="float" office:value="0.70069" calcext:value-type="float">
            <text:p>0.70069</text:p>
          </table:table-cell>
          <table:table-cell office:value-type="float" office:value="0.691394" calcext:value-type="float">
            <text:p>0.691394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71012" calcext:value-type="float">
            <text:p>0.671012</text:p>
          </table:table-cell>
          <table:table-cell office:value-type="float" office:value="0.667601" calcext:value-type="float">
            <text:p>0.667601</text:p>
          </table:table-cell>
          <table:table-cell office:value-type="float" office:value="0.671012" calcext:value-type="float">
            <text:p>0.671012</text:p>
          </table:table-cell>
          <table:table-cell office:value-type="float" office:value="0.680052" calcext:value-type="float">
            <text:p>0.680052</text:p>
          </table:table-cell>
          <table:table-cell office:value-type="float" office:value="0.691394" calcext:value-type="float">
            <text:p>0.691394</text:p>
          </table:table-cell>
          <table:table-cell office:value-type="float" office:value="0.70069" calcext:value-type="float">
            <text:p>0.70069</text:p>
          </table:table-cell>
          <table:table-cell office:value-type="float" office:value="0.703841" calcext:value-type="float">
            <text:p>0.703841</text:p>
          </table:table-cell>
          <table:table-cell office:value-type="float" office:value="0.695557" calcext:value-type="float">
            <text:p>0.695557</text:p>
          </table:table-cell>
          <table:table-cell office:value-type="float" office:value="0.690104" calcext:value-type="float">
            <text:p>0.690104</text:p>
          </table:table-cell>
          <table:table-cell office:value-type="float" office:value="0.673711" calcext:value-type="float">
            <text:p>0.673711</text:p>
          </table:table-cell>
          <table:table-cell office:value-type="float" office:value="0.653951" calcext:value-type="float">
            <text:p>0.653951</text:p>
          </table:table-cell>
          <table:table-cell office:value-type="float" office:value="0.638363" calcext:value-type="float">
            <text:p>0.638363</text:p>
          </table:table-cell>
          <table:table-cell office:value-type="float" office:value="0.632524" calcext:value-type="float">
            <text:p>0.632524</text:p>
          </table:table-cell>
          <table:table-cell office:value-type="float" office:value="0.638363" calcext:value-type="float">
            <text:p>0.638363</text:p>
          </table:table-cell>
          <table:table-cell office:value-type="float" office:value="0.653951" calcext:value-type="float">
            <text:p>0.653951</text:p>
          </table:table-cell>
          <table:table-cell office:value-type="float" office:value="0.673711" calcext:value-type="float">
            <text:p>0.673711</text:p>
          </table:table-cell>
          <table:table-cell office:value-type="float" office:value="0.690104" calcext:value-type="float">
            <text:p>0.690104</text:p>
          </table:table-cell>
          <table:table-cell office:value-type="float" office:value="0.695557" calcext:value-type="float">
            <text:p>0.695557</text:p>
          </table:table-cell>
          <table:table-cell office:value-type="float" office:value="0.684317" calcext:value-type="float">
            <text:p>0.684317</text:p>
          </table:table-cell>
          <table:table-cell office:value-type="float" office:value="0.67637" calcext:value-type="float">
            <text:p>0.67637</text:p>
          </table:table-cell>
          <table:table-cell office:value-type="float" office:value="0.652238" calcext:value-type="float">
            <text:p>0.652238</text:p>
          </table:table-cell>
          <table:table-cell office:value-type="float" office:value="0.623572" calcext:value-type="float">
            <text:p>0.623572</text:p>
          </table:table-cell>
          <table:table-cell office:value-type="float" office:value="0.601275" calcext:value-type="float">
            <text:p>0.601275</text:p>
          </table:table-cell>
          <table:table-cell office:value-type="float" office:value="0.592986" calcext:value-type="float">
            <text:p>0.592986</text:p>
          </table:table-cell>
          <table:table-cell office:value-type="float" office:value="0.601275" calcext:value-type="float">
            <text:p>0.601275</text:p>
          </table:table-cell>
          <table:table-cell office:value-type="float" office:value="0.623572" calcext:value-type="float">
            <text:p>0.623572</text:p>
          </table:table-cell>
          <table:table-cell office:value-type="float" office:value="0.652238" calcext:value-type="float">
            <text:p>0.652238</text:p>
          </table:table-cell>
          <table:table-cell office:value-type="float" office:value="0.67637" calcext:value-type="float">
            <text:p>0.67637</text:p>
          </table:table-cell>
          <table:table-cell office:value-type="float" office:value="0.684317" calcext:value-type="float">
            <text:p>0.684317</text:p>
          </table:table-cell>
          <table:table-cell office:value-type="float" office:value="0.673491" calcext:value-type="float">
            <text:p>0.673491</text:p>
          </table:table-cell>
          <table:table-cell office:value-type="float" office:value="0.662679" calcext:value-type="float">
            <text:p>0.662679</text:p>
          </table:table-cell>
          <table:table-cell office:value-type="float" office:value="0.629807" calcext:value-type="float">
            <text:p>0.629807</text:p>
          </table:table-cell>
          <table:table-cell office:value-type="float" office:value="0.59134" calcext:value-type="float">
            <text:p>0.59134</text:p>
          </table:table-cell>
          <table:table-cell office:value-type="float" office:value="0.561862" calcext:value-type="float">
            <text:p>0.561862</text:p>
          </table:table-cell>
          <table:table-cell office:value-type="float" office:value="0.550993" calcext:value-type="float">
            <text:p>0.550993</text:p>
          </table:table-cell>
          <table:table-cell office:value-type="float" office:value="0.561862" calcext:value-type="float">
            <text:p>0.561862</text:p>
          </table:table-cell>
          <table:table-cell office:value-type="float" office:value="0.59134" calcext:value-type="float">
            <text:p>0.59134</text:p>
          </table:table-cell>
          <table:table-cell office:value-type="float" office:value="0.629807" calcext:value-type="float">
            <text:p>0.629807</text:p>
          </table:table-cell>
          <table:table-cell office:value-type="float" office:value="0.662679" calcext:value-type="float">
            <text:p>0.662679</text:p>
          </table:table-cell>
          <table:table-cell office:value-type="float" office:value="0.673491" calcext:value-type="float">
            <text:p>0.673491</text:p>
          </table:table-cell>
          <table:table-cell office:value-type="float" office:value="0.662134" calcext:value-type="float">
            <text:p>0.662134</text:p>
          </table:table-cell>
          <table:table-cell office:value-type="float" office:value="0.648548" calcext:value-type="float">
            <text:p>0.648548</text:p>
          </table:table-cell>
          <table:table-cell office:value-type="float" office:value="0.607431" calcext:value-type="float">
            <text:p>0.607431</text:p>
          </table:table-cell>
          <table:table-cell office:value-type="float" office:value="0.560084" calcext:value-type="float">
            <text:p>0.560084</text:p>
          </table:table-cell>
          <table:table-cell office:value-type="float" office:value="0.524383" calcext:value-type="float">
            <text:p>0.524383</text:p>
          </table:table-cell>
          <table:table-cell office:value-type="float" office:value="0.511336" calcext:value-type="float">
            <text:p>0.511336</text:p>
          </table:table-cell>
          <table:table-cell office:value-type="float" office:value="0.524383" calcext:value-type="float">
            <text:p>0.524383</text:p>
          </table:table-cell>
          <table:table-cell office:value-type="float" office:value="0.560084" calcext:value-type="float">
            <text:p>0.560084</text:p>
          </table:table-cell>
          <table:table-cell office:value-type="float" office:value="0.607431" calcext:value-type="float">
            <text:p>0.607431</text:p>
          </table:table-cell>
          <table:table-cell office:value-type="float" office:value="0.648548" calcext:value-type="float">
            <text:p>0.648548</text:p>
          </table:table-cell>
          <table:table-cell office:value-type="float" office:value="0.662134" calcext:value-type="float">
            <text:p>0.662134</text:p>
          </table:table-cell>
          <table:table-cell office:value-type="float" office:value="0.653109" calcext:value-type="float">
            <text:p>0.653109</text:p>
          </table:table-cell>
          <table:table-cell office:value-type="float" office:value="0.63689" calcext:value-type="float">
            <text:p>0.63689</text:p>
          </table:table-cell>
          <table:table-cell office:value-type="float" office:value="0.588282" calcext:value-type="float">
            <text:p>0.588282</text:p>
          </table:table-cell>
          <table:table-cell office:value-type="float" office:value="0.533127" calcext:value-type="float">
            <text:p>0.533127</text:p>
          </table:table-cell>
          <table:table-cell office:value-type="float" office:value="0.492147" calcext:value-type="float">
            <text:p>0.492147</text:p>
          </table:table-cell>
          <table:table-cell office:value-type="float" office:value="0.477294" calcext:value-type="float">
            <text:p>0.477294</text:p>
          </table:table-cell>
          <table:table-cell office:value-type="float" office:value="0.492147" calcext:value-type="float">
            <text:p>0.492147</text:p>
          </table:table-cell>
          <table:table-cell office:value-type="float" office:value="0.533127" calcext:value-type="float">
            <text:p>0.533127</text:p>
          </table:table-cell>
          <table:table-cell office:value-type="float" office:value="0.588282" calcext:value-type="float">
            <text:p>0.588282</text:p>
          </table:table-cell>
          <table:table-cell office:value-type="float" office:value="0.63689" calcext:value-type="float">
            <text:p>0.63689</text:p>
          </table:table-cell>
          <table:table-cell office:value-type="float" office:value="0.653109" calcext:value-type="float">
            <text:p>0.653109</text:p>
          </table:table-cell>
          <table:table-cell office:value-type="float" office:value="0.646388" calcext:value-type="float">
            <text:p>0.646388</text:p>
          </table:table-cell>
          <table:table-cell office:value-type="float" office:value="0.628231" calcext:value-type="float">
            <text:p>0.628231</text:p>
          </table:table-cell>
          <table:table-cell office:value-type="float" office:value="0.57441" calcext:value-type="float">
            <text:p>0.57441</text:p>
          </table:table-cell>
          <table:table-cell office:value-type="float" office:value="0.514085" calcext:value-type="float">
            <text:p>0.514085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453868" calcext:value-type="float">
            <text:p>0.453868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514085" calcext:value-type="float">
            <text:p>0.514085</text:p>
          </table:table-cell>
          <table:table-cell office:value-type="float" office:value="0.57441" calcext:value-type="float">
            <text:p>0.57441</text:p>
          </table:table-cell>
          <table:table-cell office:value-type="float" office:value="0.628231" calcext:value-type="float">
            <text:p>0.628231</text:p>
          </table:table-cell>
          <table:table-cell office:value-type="float" office:value="0.646388" calcext:value-type="float">
            <text:p>0.646388</text:p>
          </table:table-cell>
          <table:table-cell office:value-type="float" office:value="0.64544" calcext:value-type="float">
            <text:p>0.64544</text:p>
          </table:table-cell>
          <table:table-cell office:value-type="float" office:value="0.626276" calcext:value-type="float">
            <text:p>0.626276</text:p>
          </table:table-cell>
          <table:table-cell office:value-type="float" office:value="0.569869" calcext:value-type="float">
            <text:p>0.569869</text:p>
          </table:table-cell>
          <table:table-cell office:value-type="float" office:value="0.506917" calcext:value-type="float">
            <text:p>0.506917</text:p>
          </table:table-cell>
          <table:table-cell office:value-type="float" office:value="0.460893" calcext:value-type="float">
            <text:p>0.460893</text:p>
          </table:table-cell>
          <table:table-cell office:value-type="float" office:value="0.444363" calcext:value-type="float">
            <text:p>0.444363</text:p>
          </table:table-cell>
          <table:table-cell office:value-type="float" office:value="0.460893" calcext:value-type="float">
            <text:p>0.460893</text:p>
          </table:table-cell>
          <table:table-cell office:value-type="float" office:value="0.506917" calcext:value-type="float">
            <text:p>0.506917</text:p>
          </table:table-cell>
          <table:table-cell office:value-type="float" office:value="0.569869" calcext:value-type="float">
            <text:p>0.569869</text:p>
          </table:table-cell>
          <table:table-cell office:value-type="float" office:value="0.626276" calcext:value-type="float">
            <text:p>0.626276</text:p>
          </table:table-cell>
          <table:table-cell office:value-type="float" office:value="0.64544" calcext:value-type="float">
            <text:p>0.64544</text:p>
          </table:table-cell>
        </table:table-row>
        <table:table-row table:style-name="ro1">
          <table:table-cell office:value-type="float" office:value="0.853486" calcext:value-type="float">
            <text:p>0.853486</text:p>
          </table:table-cell>
          <table:table-cell office:value-type="float" office:value="0.732742" calcext:value-type="float">
            <text:p>0.732742</text:p>
          </table:table-cell>
          <table:table-cell office:value-type="float" office:value="0.731484" calcext:value-type="float">
            <text:p>0.731484</text:p>
          </table:table-cell>
          <table:table-cell office:value-type="float" office:value="0.728094" calcext:value-type="float">
            <text:p>0.728094</text:p>
          </table:table-cell>
          <table:table-cell office:value-type="float" office:value="0.723851" calcext:value-type="float">
            <text:p>0.723851</text:p>
          </table:table-cell>
          <table:table-cell office:value-type="float" office:value="0.720416" calcext:value-type="float">
            <text:p>0.720416</text:p>
          </table:table-cell>
          <table:table-cell office:value-type="float" office:value="0.719104" calcext:value-type="float">
            <text:p>0.719104</text:p>
          </table:table-cell>
          <table:table-cell office:value-type="float" office:value="0.720416" calcext:value-type="float">
            <text:p>0.720416</text:p>
          </table:table-cell>
          <table:table-cell office:value-type="float" office:value="0.723851" calcext:value-type="float">
            <text:p>0.723851</text:p>
          </table:table-cell>
          <table:table-cell office:value-type="float" office:value="0.728094" calcext:value-type="float">
            <text:p>0.728094</text:p>
          </table:table-cell>
          <table:table-cell office:value-type="float" office:value="0.731484" calcext:value-type="float">
            <text:p>0.731484</text:p>
          </table:table-cell>
          <table:table-cell office:value-type="float" office:value="0.732742" calcext:value-type="float">
            <text:p>0.732742</text:p>
          </table:table-cell>
          <table:table-cell office:value-type="float" office:value="0.722248" calcext:value-type="float">
            <text:p>0.722248</text:p>
          </table:table-cell>
          <table:table-cell office:value-type="float" office:value="0.721811" calcext:value-type="float">
            <text:p>0.721811</text:p>
          </table:table-cell>
          <table:table-cell office:value-type="float" office:value="0.720738" calcext:value-type="float">
            <text:p>0.720738</text:p>
          </table:table-cell>
          <table:table-cell office:value-type="float" office:value="0.719384" calcext:value-type="float">
            <text:p>0.719384</text:p>
          </table:table-cell>
          <table:table-cell office:value-type="float" office:value="0.718311" calcext:value-type="float">
            <text:p>0.718311</text:p>
          </table:table-cell>
          <table:table-cell office:value-type="float" office:value="0.717887" calcext:value-type="float">
            <text:p>0.717887</text:p>
          </table:table-cell>
          <table:table-cell office:value-type="float" office:value="0.718311" calcext:value-type="float">
            <text:p>0.718311</text:p>
          </table:table-cell>
          <table:table-cell office:value-type="float" office:value="0.719384" calcext:value-type="float">
            <text:p>0.719384</text:p>
          </table:table-cell>
          <table:table-cell office:value-type="float" office:value="0.720738" calcext:value-type="float">
            <text:p>0.720738</text:p>
          </table:table-cell>
          <table:table-cell office:value-type="float" office:value="0.721811" calcext:value-type="float">
            <text:p>0.721811</text:p>
          </table:table-cell>
          <table:table-cell office:value-type="float" office:value="0.722248" calcext:value-type="float">
            <text:p>0.722248</text:p>
          </table:table-cell>
          <table:table-cell office:value-type="float" office:value="0.718643" calcext:value-type="float">
            <text:p>0.718643</text:p>
          </table:table-cell>
          <table:table-cell office:value-type="float" office:value="0.71703" calcext:value-type="float">
            <text:p>0.71703</text:p>
          </table:table-cell>
          <table:table-cell office:value-type="float" office:value="0.712454" calcext:value-type="float">
            <text:p>0.712454</text:p>
          </table:table-cell>
          <table:table-cell office:value-type="float" office:value="0.706799" calcext:value-type="float">
            <text:p>0.706799</text:p>
          </table:table-cell>
          <table:table-cell office:value-type="float" office:value="0.702258" calcext:value-type="float">
            <text:p>0.702258</text:p>
          </table:table-cell>
          <table:table-cell office:value-type="float" office:value="0.70053" calcext:value-type="float">
            <text:p>0.70053</text:p>
          </table:table-cell>
          <table:table-cell office:value-type="float" office:value="0.702258" calcext:value-type="float">
            <text:p>0.702258</text:p>
          </table:table-cell>
          <table:table-cell office:value-type="float" office:value="0.706799" calcext:value-type="float">
            <text:p>0.706799</text:p>
          </table:table-cell>
          <table:table-cell office:value-type="float" office:value="0.712454" calcext:value-type="float">
            <text:p>0.712454</text:p>
          </table:table-cell>
          <table:table-cell office:value-type="float" office:value="0.71703" calcext:value-type="float">
            <text:p>0.71703</text:p>
          </table:table-cell>
          <table:table-cell office:value-type="float" office:value="0.718643" calcext:value-type="float">
            <text:p>0.718643</text:p>
          </table:table-cell>
          <table:table-cell office:value-type="float" office:value="0.710629" calcext:value-type="float">
            <text:p>0.710629</text:p>
          </table:table-cell>
          <table:table-cell office:value-type="float" office:value="0.707458" calcext:value-type="float">
            <text:p>0.707458</text:p>
          </table:table-cell>
          <table:table-cell office:value-type="float" office:value="0.698099" calcext:value-type="float">
            <text:p>0.698099</text:p>
          </table:table-cell>
          <table:table-cell office:value-type="float" office:value="0.68668" calcext:value-type="float">
            <text:p>0.68668</text:p>
          </table:table-cell>
          <table:table-cell office:value-type="float" office:value="0.677577" calcext:value-type="float">
            <text:p>0.677577</text:p>
          </table:table-cell>
          <table:table-cell office:value-type="float" office:value="0.674143" calcext:value-type="float">
            <text:p>0.674143</text:p>
          </table:table-cell>
          <table:table-cell office:value-type="float" office:value="0.677577" calcext:value-type="float">
            <text:p>0.677577</text:p>
          </table:table-cell>
          <table:table-cell office:value-type="float" office:value="0.68668" calcext:value-type="float">
            <text:p>0.68668</text:p>
          </table:table-cell>
          <table:table-cell office:value-type="float" office:value="0.698099" calcext:value-type="float">
            <text:p>0.698099</text:p>
          </table:table-cell>
          <table:table-cell office:value-type="float" office:value="0.707458" calcext:value-type="float">
            <text:p>0.707458</text:p>
          </table:table-cell>
          <table:table-cell office:value-type="float" office:value="0.710629" calcext:value-type="float">
            <text:p>0.710629</text:p>
          </table:table-cell>
          <table:table-cell office:value-type="float" office:value="0.702332" calcext:value-type="float">
            <text:p>0.702332</text:p>
          </table:table-cell>
          <table:table-cell office:value-type="float" office:value="0.696845" calcext:value-type="float">
            <text:p>0.696845</text:p>
          </table:table-cell>
          <table:table-cell office:value-type="float" office:value="0.68034" calcext:value-type="float">
            <text:p>0.68034</text:p>
          </table:table-cell>
          <table:table-cell office:value-type="float" office:value="0.660446" calcext:value-type="float">
            <text:p>0.660446</text:p>
          </table:table-cell>
          <table:table-cell office:value-type="float" office:value="0.644748" calcext:value-type="float">
            <text:p>0.644748</text:p>
          </table:table-cell>
          <table:table-cell office:value-type="float" office:value="0.638868" calcext:value-type="float">
            <text:p>0.638868</text:p>
          </table:table-cell>
          <table:table-cell office:value-type="float" office:value="0.644748" calcext:value-type="float">
            <text:p>0.644748</text:p>
          </table:table-cell>
          <table:table-cell office:value-type="float" office:value="0.660446" calcext:value-type="float">
            <text:p>0.660446</text:p>
          </table:table-cell>
          <table:table-cell office:value-type="float" office:value="0.68034" calcext:value-type="float">
            <text:p>0.68034</text:p>
          </table:table-cell>
          <table:table-cell office:value-type="float" office:value="0.696845" calcext:value-type="float">
            <text:p>0.696845</text:p>
          </table:table-cell>
          <table:table-cell office:value-type="float" office:value="0.702332" calcext:value-type="float">
            <text:p>0.702332</text:p>
          </table:table-cell>
          <table:table-cell office:value-type="float" office:value="0.691065" calcext:value-type="float">
            <text:p>0.691065</text:p>
          </table:table-cell>
          <table:table-cell office:value-type="float" office:value="0.683069" calcext:value-type="float">
            <text:p>0.683069</text:p>
          </table:table-cell>
          <table:table-cell office:value-type="float" office:value="0.658778" calcext:value-type="float">
            <text:p>0.658778</text:p>
          </table:table-cell>
          <table:table-cell office:value-type="float" office:value="0.62992" calcext:value-type="float">
            <text:p>0.62992</text:p>
          </table:table-cell>
          <table:table-cell office:value-type="float" office:value="0.607468" calcext:value-type="float">
            <text:p>0.607468</text:p>
          </table:table-cell>
          <table:table-cell office:value-type="float" office:value="0.599122" calcext:value-type="float">
            <text:p>0.599122</text:p>
          </table:table-cell>
          <table:table-cell office:value-type="float" office:value="0.607468" calcext:value-type="float">
            <text:p>0.607468</text:p>
          </table:table-cell>
          <table:table-cell office:value-type="float" office:value="0.62992" calcext:value-type="float">
            <text:p>0.62992</text:p>
          </table:table-cell>
          <table:table-cell office:value-type="float" office:value="0.658778" calcext:value-type="float">
            <text:p>0.658778</text:p>
          </table:table-cell>
          <table:table-cell office:value-type="float" office:value="0.683069" calcext:value-type="float">
            <text:p>0.683069</text:p>
          </table:table-cell>
          <table:table-cell office:value-type="float" office:value="0.691065" calcext:value-type="float">
            <text:p>0.691065</text:p>
          </table:table-cell>
          <table:table-cell office:value-type="float" office:value="0.680231" calcext:value-type="float">
            <text:p>0.680231</text:p>
          </table:table-cell>
          <table:table-cell office:value-type="float" office:value="0.669355" calcext:value-type="float">
            <text:p>0.669355</text:p>
          </table:table-cell>
          <table:table-cell office:value-type="float" office:value="0.636269" calcext:value-type="float">
            <text:p>0.636269</text:p>
          </table:table-cell>
          <table:table-cell office:value-type="float" office:value="0.597545" calcext:value-type="float">
            <text:p>0.597545</text:p>
          </table:table-cell>
          <table:table-cell office:value-type="float" office:value="0.567862" calcext:value-type="float">
            <text:p>0.567862</text:p>
          </table:table-cell>
          <table:table-cell office:value-type="float" office:value="0.556917" calcext:value-type="float">
            <text:p>0.556917</text:p>
          </table:table-cell>
          <table:table-cell office:value-type="float" office:value="0.567862" calcext:value-type="float">
            <text:p>0.567862</text:p>
          </table:table-cell>
          <table:table-cell office:value-type="float" office:value="0.597545" calcext:value-type="float">
            <text:p>0.597545</text:p>
          </table:table-cell>
          <table:table-cell office:value-type="float" office:value="0.636269" calcext:value-type="float">
            <text:p>0.636269</text:p>
          </table:table-cell>
          <table:table-cell office:value-type="float" office:value="0.669355" calcext:value-type="float">
            <text:p>0.669355</text:p>
          </table:table-cell>
          <table:table-cell office:value-type="float" office:value="0.680231" calcext:value-type="float">
            <text:p>0.680231</text:p>
          </table:table-cell>
          <table:table-cell office:value-type="float" office:value="0.668861" calcext:value-type="float">
            <text:p>0.668861</text:p>
          </table:table-cell>
          <table:table-cell office:value-type="float" office:value="0.655197" calcext:value-type="float">
            <text:p>0.655197</text:p>
          </table:table-cell>
          <table:table-cell office:value-type="float" office:value="0.613822" calcext:value-type="float">
            <text:p>0.613822</text:p>
          </table:table-cell>
          <table:table-cell office:value-type="float" office:value="0.566165" calcext:value-type="float">
            <text:p>0.566165</text:p>
          </table:table-cell>
          <table:table-cell office:value-type="float" office:value="0.530219" calcext:value-type="float">
            <text:p>0.530219</text:p>
          </table:table-cell>
          <table:table-cell office:value-type="float" office:value="0.51708" calcext:value-type="float">
            <text:p>0.51708</text:p>
          </table:table-cell>
          <table:table-cell office:value-type="float" office:value="0.530219" calcext:value-type="float">
            <text:p>0.530219</text:p>
          </table:table-cell>
          <table:table-cell office:value-type="float" office:value="0.566165" calcext:value-type="float">
            <text:p>0.566165</text:p>
          </table:table-cell>
          <table:table-cell office:value-type="float" office:value="0.613822" calcext:value-type="float">
            <text:p>0.613822</text:p>
          </table:table-cell>
          <table:table-cell office:value-type="float" office:value="0.655197" calcext:value-type="float">
            <text:p>0.655197</text:p>
          </table:table-cell>
          <table:table-cell office:value-type="float" office:value="0.668861" calcext:value-type="float">
            <text:p>0.668861</text:p>
          </table:table-cell>
          <table:table-cell office:value-type="float" office:value="0.659844" calcext:value-type="float">
            <text:p>0.659844</text:p>
          </table:table-cell>
          <table:table-cell office:value-type="float" office:value="0.643535" calcext:value-type="float">
            <text:p>0.643535</text:p>
          </table:table-cell>
          <table:table-cell office:value-type="float" office:value="0.594627" calcext:value-type="float">
            <text:p>0.594627</text:p>
          </table:table-cell>
          <table:table-cell office:value-type="float" office:value="0.539114" calcext:value-type="float">
            <text:p>0.539114</text:p>
          </table:table-cell>
          <table:table-cell office:value-type="float" office:value="0.497852" calcext:value-type="float">
            <text:p>0.497852</text:p>
          </table:table-cell>
          <table:table-cell office:value-type="float" office:value="0.482894" calcext:value-type="float">
            <text:p>0.482894</text:p>
          </table:table-cell>
          <table:table-cell office:value-type="float" office:value="0.497852" calcext:value-type="float">
            <text:p>0.497852</text:p>
          </table:table-cell>
          <table:table-cell office:value-type="float" office:value="0.539114" calcext:value-type="float">
            <text:p>0.539114</text:p>
          </table:table-cell>
          <table:table-cell office:value-type="float" office:value="0.594627" calcext:value-type="float">
            <text:p>0.594627</text:p>
          </table:table-cell>
          <table:table-cell office:value-type="float" office:value="0.643535" calcext:value-type="float">
            <text:p>0.643535</text:p>
          </table:table-cell>
          <table:table-cell office:value-type="float" office:value="0.659844" calcext:value-type="float">
            <text:p>0.659844</text:p>
          </table:table-cell>
          <table:table-cell office:value-type="float" office:value="0.653124" calcext:value-type="float">
            <text:p>0.653124</text:p>
          </table:table-cell>
          <table:table-cell office:value-type="float" office:value="0.63487" calcext:value-type="float">
            <text:p>0.63487</text:p>
          </table:table-cell>
          <table:table-cell office:value-type="float" office:value="0.580726" calcext:value-type="float">
            <text:p>0.580726</text:p>
          </table:table-cell>
          <table:table-cell office:value-type="float" office:value="0.520016" calcext:value-type="float">
            <text:p>0.520016</text:p>
          </table:table-cell>
          <table:table-cell office:value-type="float" office:value="0.475435" calcext:value-type="float">
            <text:p>0.475435</text:p>
          </table:table-cell>
          <table:table-cell office:value-type="float" office:value="0.459384" calcext:value-type="float">
            <text:p>0.459384</text:p>
          </table:table-cell>
          <table:table-cell office:value-type="float" office:value="0.475435" calcext:value-type="float">
            <text:p>0.475435</text:p>
          </table:table-cell>
          <table:table-cell office:value-type="float" office:value="0.520016" calcext:value-type="float">
            <text:p>0.520016</text:p>
          </table:table-cell>
          <table:table-cell office:value-type="float" office:value="0.580726" calcext:value-type="float">
            <text:p>0.580726</text:p>
          </table:table-cell>
          <table:table-cell office:value-type="float" office:value="0.63487" calcext:value-type="float">
            <text:p>0.63487</text:p>
          </table:table-cell>
          <table:table-cell office:value-type="float" office:value="0.653124" calcext:value-type="float">
            <text:p>0.653124</text:p>
          </table:table-cell>
          <table:table-cell office:value-type="float" office:value="0.652207" calcext:value-type="float">
            <text:p>0.652207</text:p>
          </table:table-cell>
          <table:table-cell office:value-type="float" office:value="0.63294" calcext:value-type="float">
            <text:p>0.63294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51283" calcext:value-type="float">
            <text:p>0.51283</text:p>
          </table:table-cell>
          <table:table-cell office:value-type="float" office:value="0.466484" calcext:value-type="float">
            <text:p>0.466484</text:p>
          </table:table-cell>
          <table:table-cell office:value-type="float" office:value="0.449835" calcext:value-type="float">
            <text:p>0.449835</text:p>
          </table:table-cell>
          <table:table-cell office:value-type="float" office:value="0.466484" calcext:value-type="float">
            <text:p>0.466484</text:p>
          </table:table-cell>
          <table:table-cell office:value-type="float" office:value="0.51283" calcext:value-type="float">
            <text:p>0.51283</text:p>
          </table:table-cell>
          <table:table-cell office:value-type="float" office:value="0.57619" calcext:value-type="float">
            <text:p>0.57619</text:p>
          </table:table-cell>
          <table:table-cell office:value-type="float" office:value="0.63294" calcext:value-type="float">
            <text:p>0.63294</text:p>
          </table:table-cell>
          <table:table-cell office:value-type="float" office:value="0.652207" calcext:value-type="float">
            <text:p>0.652207</text:p>
          </table:table-cell>
        </table:table-row>
        <table:table-row table:style-name="ro1">
          <table:table-cell office:value-type="float" office:value="0.862736" calcext:value-type="float">
            <text:p>0.862736</text:p>
          </table:table-cell>
          <table:table-cell office:value-type="float" office:value="0.739636" calcext:value-type="float">
            <text:p>0.739636</text:p>
          </table:table-cell>
          <table:table-cell office:value-type="float" office:value="0.738369" calcext:value-type="float">
            <text:p>0.738369</text:p>
          </table:table-cell>
          <table:table-cell office:value-type="float" office:value="0.73495" calcext:value-type="float">
            <text:p>0.73495</text:p>
          </table:table-cell>
          <table:table-cell office:value-type="float" office:value="0.730669" calcext:value-type="float">
            <text:p>0.730669</text:p>
          </table:table-cell>
          <table:table-cell office:value-type="float" office:value="0.727205" calcext:value-type="float">
            <text:p>0.727205</text:p>
          </table:table-cell>
          <table:table-cell office:value-type="float" office:value="0.725882" calcext:value-type="float">
            <text:p>0.725882</text:p>
          </table:table-cell>
          <table:table-cell office:value-type="float" office:value="0.727205" calcext:value-type="float">
            <text:p>0.727205</text:p>
          </table:table-cell>
          <table:table-cell office:value-type="float" office:value="0.730669" calcext:value-type="float">
            <text:p>0.730669</text:p>
          </table:table-cell>
          <table:table-cell office:value-type="float" office:value="0.73495" calcext:value-type="float">
            <text:p>0.73495</text:p>
          </table:table-cell>
          <table:table-cell office:value-type="float" office:value="0.738369" calcext:value-type="float">
            <text:p>0.738369</text:p>
          </table:table-cell>
          <table:table-cell office:value-type="float" office:value="0.739636" calcext:value-type="float">
            <text:p>0.739636</text:p>
          </table:table-cell>
          <table:table-cell office:value-type="float" office:value="0.729058" calcext:value-type="float">
            <text:p>0.729058</text:p>
          </table:table-cell>
          <table:table-cell office:value-type="float" office:value="0.72862" calcext:value-type="float">
            <text:p>0.72862</text:p>
          </table:table-cell>
          <table:table-cell office:value-type="float" office:value="0.72754" calcext:value-type="float">
            <text:p>0.72754</text:p>
          </table:table-cell>
          <table:table-cell office:value-type="float" office:value="0.726177" calcext:value-type="float">
            <text:p>0.726177</text:p>
          </table:table-cell>
          <table:table-cell office:value-type="float" office:value="0.725097" calcext:value-type="float">
            <text:p>0.725097</text:p>
          </table:table-cell>
          <table:table-cell office:value-type="float" office:value="0.72467" calcext:value-type="float">
            <text:p>0.72467</text:p>
          </table:table-cell>
          <table:table-cell office:value-type="float" office:value="0.725097" calcext:value-type="float">
            <text:p>0.725097</text:p>
          </table:table-cell>
          <table:table-cell office:value-type="float" office:value="0.726177" calcext:value-type="float">
            <text:p>0.726177</text:p>
          </table:table-cell>
          <table:table-cell office:value-type="float" office:value="0.72754" calcext:value-type="float">
            <text:p>0.72754</text:p>
          </table:table-cell>
          <table:table-cell office:value-type="float" office:value="0.72862" calcext:value-type="float">
            <text:p>0.72862</text:p>
          </table:table-cell>
          <table:table-cell office:value-type="float" office:value="0.729058" calcext:value-type="float">
            <text:p>0.729058</text:p>
          </table:table-cell>
          <table:table-cell office:value-type="float" office:value="0.725447" calcext:value-type="float">
            <text:p>0.725447</text:p>
          </table:table-cell>
          <table:table-cell office:value-type="float" office:value="0.723825" calcext:value-type="float">
            <text:p>0.723825</text:p>
          </table:table-cell>
          <table:table-cell office:value-type="float" office:value="0.719218" calcext:value-type="float">
            <text:p>0.719218</text:p>
          </table:table-cell>
          <table:table-cell office:value-type="float" office:value="0.713524" calcext:value-type="float">
            <text:p>0.713524</text:p>
          </table:table-cell>
          <table:table-cell office:value-type="float" office:value="0.708951" calcext:value-type="float">
            <text:p>0.708951</text:p>
          </table:table-cell>
          <table:table-cell office:value-type="float" office:value="0.707211" calcext:value-type="float">
            <text:p>0.707211</text:p>
          </table:table-cell>
          <table:table-cell office:value-type="float" office:value="0.708951" calcext:value-type="float">
            <text:p>0.708951</text:p>
          </table:table-cell>
          <table:table-cell office:value-type="float" office:value="0.713524" calcext:value-type="float">
            <text:p>0.713524</text:p>
          </table:table-cell>
          <table:table-cell office:value-type="float" office:value="0.719218" calcext:value-type="float">
            <text:p>0.719218</text:p>
          </table:table-cell>
          <table:table-cell office:value-type="float" office:value="0.723825" calcext:value-type="float">
            <text:p>0.723825</text:p>
          </table:table-cell>
          <table:table-cell office:value-type="float" office:value="0.725447" calcext:value-type="float">
            <text:p>0.725447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714215" calcext:value-type="float">
            <text:p>0.714215</text:p>
          </table:table-cell>
          <table:table-cell office:value-type="float" office:value="0.704794" calcext:value-type="float">
            <text:p>0.704794</text:p>
          </table:table-cell>
          <table:table-cell office:value-type="float" office:value="0.693299" calcext:value-type="float">
            <text:p>0.693299</text:p>
          </table:table-cell>
          <table:table-cell office:value-type="float" office:value="0.684133" calcext:value-type="float">
            <text:p>0.684133</text:p>
          </table:table-cell>
          <table:table-cell office:value-type="float" office:value="0.680676" calcext:value-type="float">
            <text:p>0.680676</text:p>
          </table:table-cell>
          <table:table-cell office:value-type="float" office:value="0.684133" calcext:value-type="float">
            <text:p>0.684133</text:p>
          </table:table-cell>
          <table:table-cell office:value-type="float" office:value="0.693299" calcext:value-type="float">
            <text:p>0.693299</text:p>
          </table:table-cell>
          <table:table-cell office:value-type="float" office:value="0.704794" calcext:value-type="float">
            <text:p>0.704794</text:p>
          </table:table-cell>
          <table:table-cell office:value-type="float" office:value="0.714215" calcext:value-type="float">
            <text:p>0.714215</text:p>
          </table:table-cell>
          <table:table-cell office:value-type="float" office:value="0.717405" calcext:value-type="float">
            <text:p>0.717405</text:p>
          </table:table-cell>
          <table:table-cell office:value-type="float" office:value="0.709096" calcext:value-type="float">
            <text:p>0.709096</text:p>
          </table:table-cell>
          <table:table-cell office:value-type="float" office:value="0.703575" calcext:value-type="float">
            <text:p>0.703575</text:p>
          </table:table-cell>
          <table:table-cell office:value-type="float" office:value="0.68696" calcext:value-type="float">
            <text:p>0.68696</text:p>
          </table:table-cell>
          <table:table-cell office:value-type="float" office:value="0.666932" calcext:value-type="float">
            <text:p>0.666932</text:p>
          </table:table-cell>
          <table:table-cell office:value-type="float" office:value="0.651126" calcext:value-type="float">
            <text:p>0.651126</text:p>
          </table:table-cell>
          <table:table-cell office:value-type="float" office:value="0.645206" calcext:value-type="float">
            <text:p>0.645206</text:p>
          </table:table-cell>
          <table:table-cell office:value-type="float" office:value="0.651126" calcext:value-type="float">
            <text:p>0.651126</text:p>
          </table:table-cell>
          <table:table-cell office:value-type="float" office:value="0.666932" calcext:value-type="float">
            <text:p>0.666932</text:p>
          </table:table-cell>
          <table:table-cell office:value-type="float" office:value="0.68696" calcext:value-type="float">
            <text:p>0.68696</text:p>
          </table:table-cell>
          <table:table-cell office:value-type="float" office:value="0.703575" calcext:value-type="float">
            <text:p>0.703575</text:p>
          </table:table-cell>
          <table:table-cell office:value-type="float" office:value="0.709096" calcext:value-type="float">
            <text:p>0.709096</text:p>
          </table:table-cell>
          <table:table-cell office:value-type="float" office:value="0.697803" calcext:value-type="float">
            <text:p>0.697803</text:p>
          </table:table-cell>
          <table:table-cell office:value-type="float" office:value="0.689759" calcext:value-type="float">
            <text:p>0.689759</text:p>
          </table:table-cell>
          <table:table-cell office:value-type="float" office:value="0.66531" calcext:value-type="float">
            <text:p>0.66531</text:p>
          </table:table-cell>
          <table:table-cell office:value-type="float" office:value="0.636262" calcext:value-type="float">
            <text:p>0.636262</text:p>
          </table:table-cell>
          <table:table-cell office:value-type="float" office:value="0.613658" calcext:value-type="float">
            <text:p>0.613658</text:p>
          </table:table-cell>
          <table:table-cell office:value-type="float" office:value="0.605255" calcext:value-type="float">
            <text:p>0.605255</text:p>
          </table:table-cell>
          <table:table-cell office:value-type="float" office:value="0.613658" calcext:value-type="float">
            <text:p>0.613658</text:p>
          </table:table-cell>
          <table:table-cell office:value-type="float" office:value="0.636262" calcext:value-type="float">
            <text:p>0.636262</text:p>
          </table:table-cell>
          <table:table-cell office:value-type="float" office:value="0.66531" calcext:value-type="float">
            <text:p>0.66531</text:p>
          </table:table-cell>
          <table:table-cell office:value-type="float" office:value="0.689759" calcext:value-type="float">
            <text:p>0.689759</text:p>
          </table:table-cell>
          <table:table-cell office:value-type="float" office:value="0.697803" calcext:value-type="float">
            <text:p>0.697803</text:p>
          </table:table-cell>
          <table:table-cell office:value-type="float" office:value="0.686964" calcext:value-type="float">
            <text:p>0.686964</text:p>
          </table:table-cell>
          <table:table-cell office:value-type="float" office:value="0.676023" calcext:value-type="float">
            <text:p>0.676023</text:p>
          </table:table-cell>
          <table:table-cell office:value-type="float" office:value="0.642726" calcext:value-type="float">
            <text:p>0.642726</text:p>
          </table:table-cell>
          <table:table-cell office:value-type="float" office:value="0.603748" calcext:value-type="float">
            <text:p>0.603748</text:p>
          </table:table-cell>
          <table:table-cell office:value-type="float" office:value="0.573862" calcext:value-type="float">
            <text:p>0.573862</text:p>
          </table:table-cell>
          <table:table-cell office:value-type="float" office:value="0.562842" calcext:value-type="float">
            <text:p>0.562842</text:p>
          </table:table-cell>
          <table:table-cell office:value-type="float" office:value="0.573862" calcext:value-type="float">
            <text:p>0.573862</text:p>
          </table:table-cell>
          <table:table-cell office:value-type="float" office:value="0.603748" calcext:value-type="float">
            <text:p>0.603748</text:p>
          </table:table-cell>
          <table:table-cell office:value-type="float" office:value="0.642726" calcext:value-type="float">
            <text:p>0.642726</text:p>
          </table:table-cell>
          <table:table-cell office:value-type="float" office:value="0.676023" calcext:value-type="float">
            <text:p>0.676023</text:p>
          </table:table-cell>
          <table:table-cell office:value-type="float" office:value="0.686964" calcext:value-type="float">
            <text:p>0.686964</text:p>
          </table:table-cell>
          <table:table-cell office:value-type="float" office:value="0.675581" calcext:value-type="float">
            <text:p>0.675581</text:p>
          </table:table-cell>
          <table:table-cell office:value-type="float" office:value="0.66184" calcext:value-type="float">
            <text:p>0.66184</text:p>
          </table:table-cell>
          <table:table-cell office:value-type="float" office:value="0.620209" calcext:value-type="float">
            <text:p>0.620209</text:p>
          </table:table-cell>
          <table:table-cell office:value-type="float" office:value="0.572245" calcext:value-type="float">
            <text:p>0.572245</text:p>
          </table:table-cell>
          <table:table-cell office:value-type="float" office:value="0.536057" calcext:value-type="float">
            <text:p>0.536057</text:p>
          </table:table-cell>
          <table:table-cell office:value-type="float" office:value="0.522828" calcext:value-type="float">
            <text:p>0.522828</text:p>
          </table:table-cell>
          <table:table-cell office:value-type="float" office:value="0.536057" calcext:value-type="float">
            <text:p>0.536057</text:p>
          </table:table-cell>
          <table:table-cell office:value-type="float" office:value="0.572245" calcext:value-type="float">
            <text:p>0.572245</text:p>
          </table:table-cell>
          <table:table-cell office:value-type="float" office:value="0.620209" calcext:value-type="float">
            <text:p>0.620209</text:p>
          </table:table-cell>
          <table:table-cell office:value-type="float" office:value="0.66184" calcext:value-type="float">
            <text:p>0.66184</text:p>
          </table:table-cell>
          <table:table-cell office:value-type="float" office:value="0.675581" calcext:value-type="float">
            <text:p>0.675581</text:p>
          </table:table-cell>
          <table:table-cell office:value-type="float" office:value="0.666572" calcext:value-type="float">
            <text:p>0.666572</text:p>
          </table:table-cell>
          <table:table-cell office:value-type="float" office:value="0.650174" calcext:value-type="float">
            <text:p>0.650174</text:p>
          </table:table-cell>
          <table:table-cell office:value-type="float" office:value="0.600969" calcext:value-type="float">
            <text:p>0.600969</text:p>
          </table:table-cell>
          <table:table-cell office:value-type="float" office:value="0.545103" calcext:value-type="float">
            <text:p>0.545103</text:p>
          </table:table-cell>
          <table:table-cell office:value-type="float" office:value="0.503562" calcext:value-type="float">
            <text:p>0.503562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503562" calcext:value-type="float">
            <text:p>0.503562</text:p>
          </table:table-cell>
          <table:table-cell office:value-type="float" office:value="0.545103" calcext:value-type="float">
            <text:p>0.545103</text:p>
          </table:table-cell>
          <table:table-cell office:value-type="float" office:value="0.600969" calcext:value-type="float">
            <text:p>0.600969</text:p>
          </table:table-cell>
          <table:table-cell office:value-type="float" office:value="0.650174" calcext:value-type="float">
            <text:p>0.650174</text:p>
          </table:table-cell>
          <table:table-cell office:value-type="float" office:value="0.666572" calcext:value-type="float">
            <text:p>0.666572</text:p>
          </table:table-cell>
          <table:table-cell office:value-type="float" office:value="0.659855" calcext:value-type="float">
            <text:p>0.659855</text:p>
          </table:table-cell>
          <table:table-cell office:value-type="float" office:value="0.641504" calcext:value-type="float">
            <text:p>0.641504</text:p>
          </table:table-cell>
          <table:table-cell office:value-type="float" office:value="0.58704" calcext:value-type="float">
            <text:p>0.58704</text:p>
          </table:table-cell>
          <table:table-cell office:value-type="float" office:value="0.525949" calcext:value-type="float">
            <text:p>0.525949</text:p>
          </table:table-cell>
          <table:table-cell office:value-type="float" office:value="0.481069" calcext:value-type="float">
            <text:p>0.481069</text:p>
          </table:table-cell>
          <table:table-cell office:value-type="float" office:value="0.464906" calcext:value-type="float">
            <text:p>0.464906</text:p>
          </table:table-cell>
          <table:table-cell office:value-type="float" office:value="0.481069" calcext:value-type="float">
            <text:p>0.481069</text:p>
          </table:table-cell>
          <table:table-cell office:value-type="float" office:value="0.525949" calcext:value-type="float">
            <text:p>0.525949</text:p>
          </table:table-cell>
          <table:table-cell office:value-type="float" office:value="0.58704" calcext:value-type="float">
            <text:p>0.58704</text:p>
          </table:table-cell>
          <table:table-cell office:value-type="float" office:value="0.641504" calcext:value-type="float">
            <text:p>0.641504</text:p>
          </table:table-cell>
          <table:table-cell office:value-type="float" office:value="0.659855" calcext:value-type="float">
            <text:p>0.659855</text:p>
          </table:table-cell>
          <table:table-cell office:value-type="float" office:value="0.658968" calcext:value-type="float">
            <text:p>0.658968</text:p>
          </table:table-cell>
          <table:table-cell office:value-type="float" office:value="0.639598" calcext:value-type="float">
            <text:p>0.639598</text:p>
          </table:table-cell>
          <table:table-cell office:value-type="float" office:value="0.582509" calcext:value-type="float">
            <text:p>0.582509</text:p>
          </table:table-cell>
          <table:table-cell office:value-type="float" office:value="0.518745" calcext:value-type="float">
            <text:p>0.518745</text:p>
          </table:table-cell>
          <table:table-cell office:value-type="float" office:value="0.472082" calcext:value-type="float">
            <text:p>0.472082</text:p>
          </table:table-cell>
          <table:table-cell office:value-type="float" office:value="0.455315" calcext:value-type="float">
            <text:p>0.455315</text:p>
          </table:table-cell>
          <table:table-cell office:value-type="float" office:value="0.472082" calcext:value-type="float">
            <text:p>0.472082</text:p>
          </table:table-cell>
          <table:table-cell office:value-type="float" office:value="0.518745" calcext:value-type="float">
            <text:p>0.518745</text:p>
          </table:table-cell>
          <table:table-cell office:value-type="float" office:value="0.582509" calcext:value-type="float">
            <text:p>0.582509</text:p>
          </table:table-cell>
          <table:table-cell office:value-type="float" office:value="0.639598" calcext:value-type="float">
            <text:p>0.639598</text:p>
          </table:table-cell>
          <table:table-cell office:value-type="float" office:value="0.658968" calcext:value-type="float">
            <text:p>0.658968</text:p>
          </table:table-cell>
        </table:table-row>
        <table:table-row table:style-name="ro1">
          <table:table-cell office:value-type="float" office:value="0.869758" calcext:value-type="float">
            <text:p>0.869758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43586" calcext:value-type="float">
            <text:p>0.743586</text:p>
          </table:table-cell>
          <table:table-cell office:value-type="float" office:value="0.740144" calcext:value-type="float">
            <text:p>0.740144</text:p>
          </table:table-cell>
          <table:table-cell office:value-type="float" office:value="0.735837" calcext:value-type="float">
            <text:p>0.735837</text:p>
          </table:table-cell>
          <table:table-cell office:value-type="float" office:value="0.73235" calcext:value-type="float">
            <text:p>0.73235</text:p>
          </table:table-cell>
          <table:table-cell office:value-type="float" office:value="0.731019" calcext:value-type="float">
            <text:p>0.731019</text:p>
          </table:table-cell>
          <table:table-cell office:value-type="float" office:value="0.73235" calcext:value-type="float">
            <text:p>0.73235</text:p>
          </table:table-cell>
          <table:table-cell office:value-type="float" office:value="0.735837" calcext:value-type="float">
            <text:p>0.735837</text:p>
          </table:table-cell>
          <table:table-cell office:value-type="float" office:value="0.740144" calcext:value-type="float">
            <text:p>0.740144</text:p>
          </table:table-cell>
          <table:table-cell office:value-type="float" office:value="0.743586" calcext:value-type="float">
            <text:p>0.743586</text:p>
          </table:table-cell>
          <table:table-cell office:value-type="float" office:value="0.74486" calcext:value-type="float">
            <text:p>0.74486</text:p>
          </table:table-cell>
          <table:table-cell office:value-type="float" office:value="0.73422" calcext:value-type="float">
            <text:p>0.73422</text:p>
          </table:table-cell>
          <table:table-cell office:value-type="float" office:value="0.733781" calcext:value-type="float">
            <text:p>0.733781</text:p>
          </table:table-cell>
          <table:table-cell office:value-type="float" office:value="0.732695" calcext:value-type="float">
            <text:p>0.732695</text:p>
          </table:table-cell>
          <table:table-cell office:value-type="float" office:value="0.731325" calcext:value-type="float">
            <text:p>0.731325</text:p>
          </table:table-cell>
          <table:table-cell office:value-type="float" office:value="0.730239" calcext:value-type="float">
            <text:p>0.730239</text:p>
          </table:table-cell>
          <table:table-cell office:value-type="float" office:value="0.72981" calcext:value-type="float">
            <text:p>0.72981</text:p>
          </table:table-cell>
          <table:table-cell office:value-type="float" office:value="0.730239" calcext:value-type="float">
            <text:p>0.730239</text:p>
          </table:table-cell>
          <table:table-cell office:value-type="float" office:value="0.731325" calcext:value-type="float">
            <text:p>0.731325</text:p>
          </table:table-cell>
          <table:table-cell office:value-type="float" office:value="0.732695" calcext:value-type="float">
            <text:p>0.732695</text:p>
          </table:table-cell>
          <table:table-cell office:value-type="float" office:value="0.733781" calcext:value-type="float">
            <text:p>0.733781</text:p>
          </table:table-cell>
          <table:table-cell office:value-type="float" office:value="0.73422" calcext:value-type="float">
            <text:p>0.73422</text:p>
          </table:table-cell>
          <table:table-cell office:value-type="float" office:value="0.730604" calcext:value-type="float">
            <text:p>0.730604</text:p>
          </table:table-cell>
          <table:table-cell office:value-type="float" office:value="0.728976" calcext:value-type="float">
            <text:p>0.728976</text:p>
          </table:table-cell>
          <table:table-cell office:value-type="float" office:value="0.724344" calcext:value-type="float">
            <text:p>0.724344</text:p>
          </table:table-cell>
          <table:table-cell office:value-type="float" office:value="0.718621" calcext:value-type="float">
            <text:p>0.718621</text:p>
          </table:table-cell>
          <table:table-cell office:value-type="float" office:value="0.714024" calcext:value-type="float">
            <text:p>0.714024</text:p>
          </table:table-cell>
          <table:table-cell office:value-type="float" office:value="0.712275" calcext:value-type="float">
            <text:p>0.712275</text:p>
          </table:table-cell>
          <table:table-cell office:value-type="float" office:value="0.714024" calcext:value-type="float">
            <text:p>0.714024</text:p>
          </table:table-cell>
          <table:table-cell office:value-type="float" office:value="0.718621" calcext:value-type="float">
            <text:p>0.718621</text:p>
          </table:table-cell>
          <table:table-cell office:value-type="float" office:value="0.724344" calcext:value-type="float">
            <text:p>0.724344</text:p>
          </table:table-cell>
          <table:table-cell office:value-type="float" office:value="0.728976" calcext:value-type="float">
            <text:p>0.728976</text:p>
          </table:table-cell>
          <table:table-cell office:value-type="float" office:value="0.730604" calcext:value-type="float">
            <text:p>0.730604</text:p>
          </table:table-cell>
          <table:table-cell office:value-type="float" office:value="0.722541" calcext:value-type="float">
            <text:p>0.722541</text:p>
          </table:table-cell>
          <table:table-cell office:value-type="float" office:value="0.719337" calcext:value-type="float">
            <text:p>0.719337</text:p>
          </table:table-cell>
          <table:table-cell office:value-type="float" office:value="0.709868" calcext:value-type="float">
            <text:p>0.709868</text:p>
          </table:table-cell>
          <table:table-cell office:value-type="float" office:value="0.698316" calcext:value-type="float">
            <text:p>0.698316</text:p>
          </table:table-cell>
          <table:table-cell office:value-type="float" office:value="0.689104" calcext:value-type="float">
            <text:p>0.689104</text:p>
          </table:table-cell>
          <table:table-cell office:value-type="float" office:value="0.68563" calcext:value-type="float">
            <text:p>0.68563</text:p>
          </table:table-cell>
          <table:table-cell office:value-type="float" office:value="0.689104" calcext:value-type="float">
            <text:p>0.689104</text:p>
          </table:table-cell>
          <table:table-cell office:value-type="float" office:value="0.698316" calcext:value-type="float">
            <text:p>0.698316</text:p>
          </table:table-cell>
          <table:table-cell office:value-type="float" office:value="0.709868" calcext:value-type="float">
            <text:p>0.709868</text:p>
          </table:table-cell>
          <table:table-cell office:value-type="float" office:value="0.719337" calcext:value-type="float">
            <text:p>0.719337</text:p>
          </table:table-cell>
          <table:table-cell office:value-type="float" office:value="0.722541" calcext:value-type="float">
            <text:p>0.722541</text:p>
          </table:table-cell>
          <table:table-cell office:value-type="float" office:value="0.714224" calcext:value-type="float">
            <text:p>0.714224</text:p>
          </table:table-cell>
          <table:table-cell office:value-type="float" office:value="0.708677" calcext:value-type="float">
            <text:p>0.708677</text:p>
          </table:table-cell>
          <table:table-cell office:value-type="float" office:value="0.69198" calcext:value-type="float">
            <text:p>0.69198</text:p>
          </table:table-cell>
          <table:table-cell office:value-type="float" office:value="0.671851" calcext:value-type="float">
            <text:p>0.671851</text:p>
          </table:table-cell>
          <table:table-cell office:value-type="float" office:value="0.655963" calcext:value-type="float">
            <text:p>0.655963</text:p>
          </table:table-cell>
          <table:table-cell office:value-type="float" office:value="0.650013" calcext:value-type="float">
            <text:p>0.650013</text:p>
          </table:table-cell>
          <table:table-cell office:value-type="float" office:value="0.655963" calcext:value-type="float">
            <text:p>0.655963</text:p>
          </table:table-cell>
          <table:table-cell office:value-type="float" office:value="0.671851" calcext:value-type="float">
            <text:p>0.671851</text:p>
          </table:table-cell>
          <table:table-cell office:value-type="float" office:value="0.69198" calcext:value-type="float">
            <text:p>0.69198</text:p>
          </table:table-cell>
          <table:table-cell office:value-type="float" office:value="0.708677" calcext:value-type="float">
            <text:p>0.708677</text:p>
          </table:table-cell>
          <table:table-cell office:value-type="float" office:value="0.714224" calcext:value-type="float">
            <text:p>0.714224</text:p>
          </table:table-cell>
          <table:table-cell office:value-type="float" office:value="0.702912" calcext:value-type="float">
            <text:p>0.702912</text:p>
          </table:table-cell>
          <table:table-cell office:value-type="float" office:value="0.694832" calcext:value-type="float">
            <text:p>0.694832</text:p>
          </table:table-cell>
          <table:table-cell office:value-type="float" office:value="0.670265" calcext:value-type="float">
            <text:p>0.670265</text:p>
          </table:table-cell>
          <table:table-cell office:value-type="float" office:value="0.641074" calcext:value-type="float">
            <text:p>0.641074</text:p>
          </table:table-cell>
          <table:table-cell office:value-type="float" office:value="0.618354" calcext:value-type="float">
            <text:p>0.618354</text:p>
          </table:table-cell>
          <table:table-cell office:value-type="float" office:value="0.609908" calcext:value-type="float">
            <text:p>0.609908</text:p>
          </table:table-cell>
          <table:table-cell office:value-type="float" office:value="0.618354" calcext:value-type="float">
            <text:p>0.618354</text:p>
          </table:table-cell>
          <table:table-cell office:value-type="float" office:value="0.641074" calcext:value-type="float">
            <text:p>0.641074</text:p>
          </table:table-cell>
          <table:table-cell office:value-type="float" office:value="0.670265" calcext:value-type="float">
            <text:p>0.670265</text:p>
          </table:table-cell>
          <table:table-cell office:value-type="float" office:value="0.694832" calcext:value-type="float">
            <text:p>0.694832</text:p>
          </table:table-cell>
          <table:table-cell office:value-type="float" office:value="0.702912" calcext:value-type="float">
            <text:p>0.702912</text:p>
          </table:table-cell>
          <table:table-cell office:value-type="float" office:value="0.692069" calcext:value-type="float">
            <text:p>0.692069</text:p>
          </table:table-cell>
          <table:table-cell office:value-type="float" office:value="0.68108" calcext:value-type="float">
            <text:p>0.68108</text:p>
          </table:table-cell>
          <table:table-cell office:value-type="float" office:value="0.647624" calcext:value-type="float">
            <text:p>0.647624</text:p>
          </table:table-cell>
          <table:table-cell office:value-type="float" office:value="0.608455" calcext:value-type="float">
            <text:p>0.608455</text:p>
          </table:table-cell>
          <table:table-cell office:value-type="float" office:value="0.578416" calcext:value-type="float">
            <text:p>0.578416</text:p>
          </table:table-cell>
          <table:table-cell office:value-type="float" office:value="0.567339" calcext:value-type="float">
            <text:p>0.567339</text:p>
          </table:table-cell>
          <table:table-cell office:value-type="float" office:value="0.578416" calcext:value-type="float">
            <text:p>0.578416</text:p>
          </table:table-cell>
          <table:table-cell office:value-type="float" office:value="0.608455" calcext:value-type="float">
            <text:p>0.608455</text:p>
          </table:table-cell>
          <table:table-cell office:value-type="float" office:value="0.647624" calcext:value-type="float">
            <text:p>0.647624</text:p>
          </table:table-cell>
          <table:table-cell office:value-type="float" office:value="0.68108" calcext:value-type="float">
            <text:p>0.68108</text:p>
          </table:table-cell>
          <table:table-cell office:value-type="float" office:value="0.692069" calcext:value-type="float">
            <text:p>0.692069</text:p>
          </table:table-cell>
          <table:table-cell office:value-type="float" office:value="0.680678" calcext:value-type="float">
            <text:p>0.680678</text:p>
          </table:table-cell>
          <table:table-cell office:value-type="float" office:value="0.666879" calcext:value-type="float">
            <text:p>0.666879</text:p>
          </table:table-cell>
          <table:table-cell office:value-type="float" office:value="0.625055" calcext:value-type="float">
            <text:p>0.625055</text:p>
          </table:table-cell>
          <table:table-cell office:value-type="float" office:value="0.576861" calcext:value-type="float">
            <text:p>0.576861</text:p>
          </table:table-cell>
          <table:table-cell office:value-type="float" office:value="0.54049" calcext:value-type="float">
            <text:p>0.54049</text:p>
          </table:table-cell>
          <table:table-cell office:value-type="float" office:value="0.527193" calcext:value-type="float">
            <text:p>0.527193</text:p>
          </table:table-cell>
          <table:table-cell office:value-type="float" office:value="0.54049" calcext:value-type="float">
            <text:p>0.54049</text:p>
          </table:table-cell>
          <table:table-cell office:value-type="float" office:value="0.576861" calcext:value-type="float">
            <text:p>0.576861</text:p>
          </table:table-cell>
          <table:table-cell office:value-type="float" office:value="0.625055" calcext:value-type="float">
            <text:p>0.625055</text:p>
          </table:table-cell>
          <table:table-cell office:value-type="float" office:value="0.666879" calcext:value-type="float">
            <text:p>0.666879</text:p>
          </table:table-cell>
          <table:table-cell office:value-type="float" office:value="0.680678" calcext:value-type="float">
            <text:p>0.680678</text:p>
          </table:table-cell>
          <table:table-cell office:value-type="float" office:value="0.671676" calcext:value-type="float">
            <text:p>0.671676</text:p>
          </table:table-cell>
          <table:table-cell office:value-type="float" office:value="0.65521" calcext:value-type="float">
            <text:p>0.65521</text:p>
          </table:table-cell>
          <table:table-cell office:value-type="float" office:value="0.605783" calcext:value-type="float">
            <text:p>0.605783</text:p>
          </table:table-cell>
          <table:table-cell office:value-type="float" office:value="0.54965" calcext:value-type="float">
            <text:p>0.54965</text:p>
          </table:table-cell>
          <table:table-cell office:value-type="float" office:value="0.507899" calcext:value-type="float">
            <text:p>0.507899</text:p>
          </table:table-cell>
          <table:table-cell office:value-type="float" office:value="0.49276" calcext:value-type="float">
            <text:p>0.49276</text:p>
          </table:table-cell>
          <table:table-cell office:value-type="float" office:value="0.507899" calcext:value-type="float">
            <text:p>0.507899</text:p>
          </table:table-cell>
          <table:table-cell office:value-type="float" office:value="0.54965" calcext:value-type="float">
            <text:p>0.54965</text:p>
          </table:table-cell>
          <table:table-cell office:value-type="float" office:value="0.605783" calcext:value-type="float">
            <text:p>0.605783</text:p>
          </table:table-cell>
          <table:table-cell office:value-type="float" office:value="0.65521" calcext:value-type="float">
            <text:p>0.65521</text:p>
          </table:table-cell>
          <table:table-cell office:value-type="float" office:value="0.671676" calcext:value-type="float">
            <text:p>0.671676</text:p>
          </table:table-cell>
          <table:table-cell office:value-type="float" office:value="0.66496" calcext:value-type="float">
            <text:p>0.66496</text:p>
          </table:table-cell>
          <table:table-cell office:value-type="float" office:value="0.646537" calcext:value-type="float">
            <text:p>0.646537</text:p>
          </table:table-cell>
          <table:table-cell office:value-type="float" office:value="0.591832" calcext:value-type="float">
            <text:p>0.591832</text:p>
          </table:table-cell>
          <table:table-cell office:value-type="float" office:value="0.530455" calcext:value-type="float">
            <text:p>0.530455</text:p>
          </table:table-cell>
          <table:table-cell office:value-type="float" office:value="0.485349" calcext:value-type="float">
            <text:p>0.485349</text:p>
          </table:table-cell>
          <table:table-cell office:value-type="float" office:value="0.469103" calcext:value-type="float">
            <text:p>0.469103</text:p>
          </table:table-cell>
          <table:table-cell office:value-type="float" office:value="0.485349" calcext:value-type="float">
            <text:p>0.485349</text:p>
          </table:table-cell>
          <table:table-cell office:value-type="float" office:value="0.530455" calcext:value-type="float">
            <text:p>0.530455</text:p>
          </table:table-cell>
          <table:table-cell office:value-type="float" office:value="0.591832" calcext:value-type="float">
            <text:p>0.591832</text:p>
          </table:table-cell>
          <table:table-cell office:value-type="float" office:value="0.646537" calcext:value-type="float">
            <text:p>0.646537</text:p>
          </table:table-cell>
          <table:table-cell office:value-type="float" office:value="0.66496" calcext:value-type="float">
            <text:p>0.66496</text:p>
          </table:table-cell>
          <table:table-cell office:value-type="float" office:value="0.664097" calcext:value-type="float">
            <text:p>0.664097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0.587306" calcext:value-type="float">
            <text:p>0.587306</text:p>
          </table:table-cell>
          <table:table-cell office:value-type="float" office:value="0.523238" calcext:value-type="float">
            <text:p>0.523238</text:p>
          </table:table-cell>
          <table:table-cell office:value-type="float" office:value="0.476336" calcext:value-type="float">
            <text:p>0.476336</text:p>
          </table:table-cell>
          <table:table-cell office:value-type="float" office:value="0.45948" calcext:value-type="float">
            <text:p>0.45948</text:p>
          </table:table-cell>
          <table:table-cell office:value-type="float" office:value="0.476336" calcext:value-type="float">
            <text:p>0.476336</text:p>
          </table:table-cell>
          <table:table-cell office:value-type="float" office:value="0.523238" calcext:value-type="float">
            <text:p>0.523238</text:p>
          </table:table-cell>
          <table:table-cell office:value-type="float" office:value="0.587306" calcext:value-type="float">
            <text:p>0.587306</text:p>
          </table:table-cell>
          <table:table-cell office:value-type="float" office:value="0.64465" calcext:value-type="float">
            <text:p>0.64465</text:p>
          </table:table-cell>
          <table:table-cell office:value-type="float" office:value="0.664097" calcext:value-type="float">
            <text:p>0.664097</text:p>
          </table:table-cell>
        </table:table-row>
        <table:table-row table:style-name="ro1">
          <table:table-cell office:value-type="float" office:value="0.877624" calcext:value-type="float">
            <text:p>0.877624</text:p>
          </table:table-cell>
          <table:table-cell office:value-type="float" office:value="0.750702" calcext:value-type="float">
            <text:p>0.750702</text:p>
          </table:table-cell>
          <table:table-cell office:value-type="float" office:value="0.749421" calcext:value-type="float">
            <text:p>0.749421</text:p>
          </table:table-cell>
          <table:table-cell office:value-type="float" office:value="0.745954" calcext:value-type="float">
            <text:p>0.745954</text:p>
          </table:table-cell>
          <table:table-cell office:value-type="float" office:value="0.741617" calcext:value-type="float">
            <text:p>0.741617</text:p>
          </table:table-cell>
          <table:table-cell office:value-type="float" office:value="0.738104" calcext:value-type="float">
            <text:p>0.738104</text:p>
          </table:table-cell>
          <table:table-cell office:value-type="float" office:value="0.736764" calcext:value-type="float">
            <text:p>0.736764</text:p>
          </table:table-cell>
          <table:table-cell office:value-type="float" office:value="0.738104" calcext:value-type="float">
            <text:p>0.738104</text:p>
          </table:table-cell>
          <table:table-cell office:value-type="float" office:value="0.741617" calcext:value-type="float">
            <text:p>0.741617</text:p>
          </table:table-cell>
          <table:table-cell office:value-type="float" office:value="0.745954" calcext:value-type="float">
            <text:p>0.745954</text:p>
          </table:table-cell>
          <table:table-cell office:value-type="float" office:value="0.749421" calcext:value-type="float">
            <text:p>0.749421</text:p>
          </table:table-cell>
          <table:table-cell office:value-type="float" office:value="0.750702" calcext:value-type="float">
            <text:p>0.750702</text:p>
          </table:table-cell>
          <table:table-cell office:value-type="float" office:value="0.739993" calcext:value-type="float">
            <text:p>0.739993</text:p>
          </table:table-cell>
          <table:table-cell office:value-type="float" office:value="0.739553" calcext:value-type="float">
            <text:p>0.739553</text:p>
          </table:table-cell>
          <table:table-cell office:value-type="float" office:value="0.738461" calcext:value-type="float">
            <text:p>0.738461</text:p>
          </table:table-cell>
          <table:table-cell office:value-type="float" office:value="0.737084" calcext:value-type="float">
            <text:p>0.737084</text:p>
          </table:table-cell>
          <table:table-cell office:value-type="float" office:value="0.735991" calcext:value-type="float">
            <text:p>0.735991</text:p>
          </table:table-cell>
          <table:table-cell office:value-type="float" office:value="0.73556" calcext:value-type="float">
            <text:p>0.73556</text:p>
          </table:table-cell>
          <table:table-cell office:value-type="float" office:value="0.735991" calcext:value-type="float">
            <text:p>0.735991</text:p>
          </table:table-cell>
          <table:table-cell office:value-type="float" office:value="0.737084" calcext:value-type="float">
            <text:p>0.737084</text:p>
          </table:table-cell>
          <table:table-cell office:value-type="float" office:value="0.738461" calcext:value-type="float">
            <text:p>0.738461</text:p>
          </table:table-cell>
          <table:table-cell office:value-type="float" office:value="0.739553" calcext:value-type="float">
            <text:p>0.739553</text:p>
          </table:table-cell>
          <table:table-cell office:value-type="float" office:value="0.739993" calcext:value-type="float">
            <text:p>0.739993</text:p>
          </table:table-cell>
          <table:table-cell office:value-type="float" office:value="0.736373" calcext:value-type="float">
            <text:p>0.736373</text:p>
          </table:table-cell>
          <table:table-cell office:value-type="float" office:value="0.734737" calcext:value-type="float">
            <text:p>0.734737</text:p>
          </table:table-cell>
          <table:table-cell office:value-type="float" office:value="0.730078" calcext:value-type="float">
            <text:p>0.730078</text:p>
          </table:table-cell>
          <table:table-cell office:value-type="float" office:value="0.724323" calcext:value-type="float">
            <text:p>0.724323</text:p>
          </table:table-cell>
          <table:table-cell office:value-type="float" office:value="0.719699" calcext:value-type="float">
            <text:p>0.719699</text:p>
          </table:table-cell>
          <table:table-cell office:value-type="float" office:value="0.717941" calcext:value-type="float">
            <text:p>0.717941</text:p>
          </table:table-cell>
          <table:table-cell office:value-type="float" office:value="0.719699" calcext:value-type="float">
            <text:p>0.719699</text:p>
          </table:table-cell>
          <table:table-cell office:value-type="float" office:value="0.724323" calcext:value-type="float">
            <text:p>0.724323</text:p>
          </table:table-cell>
          <table:table-cell office:value-type="float" office:value="0.730078" calcext:value-type="float">
            <text:p>0.730078</text:p>
          </table:table-cell>
          <table:table-cell office:value-type="float" office:value="0.734737" calcext:value-type="float">
            <text:p>0.734737</text:p>
          </table:table-cell>
          <table:table-cell office:value-type="float" office:value="0.736373" calcext:value-type="float">
            <text:p>0.736373</text:p>
          </table:table-cell>
          <table:table-cell office:value-type="float" office:value="0.728286" calcext:value-type="float">
            <text:p>0.728286</text:p>
          </table:table-cell>
          <table:table-cell office:value-type="float" office:value="0.725067" calcext:value-type="float">
            <text:p>0.725067</text:p>
          </table:table-cell>
          <table:table-cell office:value-type="float" office:value="0.715546" calcext:value-type="float">
            <text:p>0.715546</text:p>
          </table:table-cell>
          <table:table-cell office:value-type="float" office:value="0.70393" calcext:value-type="float">
            <text:p>0.70393</text:p>
          </table:table-cell>
          <table:table-cell office:value-type="float" office:value="0.694666" calcext:value-type="float">
            <text:p>0.694666</text:p>
          </table:table-cell>
          <table:table-cell office:value-type="float" office:value="0.691172" calcext:value-type="float">
            <text:p>0.691172</text:p>
          </table:table-cell>
          <table:table-cell office:value-type="float" office:value="0.694666" calcext:value-type="float">
            <text:p>0.694666</text:p>
          </table:table-cell>
          <table:table-cell office:value-type="float" office:value="0.70393" calcext:value-type="float">
            <text:p>0.70393</text:p>
          </table:table-cell>
          <table:table-cell office:value-type="float" office:value="0.715546" calcext:value-type="float">
            <text:p>0.715546</text:p>
          </table:table-cell>
          <table:table-cell office:value-type="float" office:value="0.725067" calcext:value-type="float">
            <text:p>0.725067</text:p>
          </table:table-cell>
          <table:table-cell office:value-type="float" office:value="0.728286" calcext:value-type="float">
            <text:p>0.728286</text:p>
          </table:table-cell>
          <table:table-cell office:value-type="float" office:value="0.719962" calcext:value-type="float">
            <text:p>0.719962</text:p>
          </table:table-cell>
          <table:table-cell office:value-type="float" office:value="0.714387" calcext:value-type="float">
            <text:p>0.714387</text:p>
          </table:table-cell>
          <table:table-cell office:value-type="float" office:value="0.697597" calcext:value-type="float">
            <text:p>0.697597</text:p>
          </table:table-cell>
          <table:table-cell office:value-type="float" office:value="0.677356" calcext:value-type="float">
            <text:p>0.677356</text:p>
          </table:table-cell>
          <table:table-cell office:value-type="float" office:value="0.661377" calcext:value-type="float">
            <text:p>0.661377</text:p>
          </table:table-cell>
          <table:table-cell office:value-type="float" office:value="0.655394" calcext:value-type="float">
            <text:p>0.655394</text:p>
          </table:table-cell>
          <table:table-cell office:value-type="float" office:value="0.661377" calcext:value-type="float">
            <text:p>0.661377</text:p>
          </table:table-cell>
          <table:table-cell office:value-type="float" office:value="0.677356" calcext:value-type="float">
            <text:p>0.677356</text:p>
          </table:table-cell>
          <table:table-cell office:value-type="float" office:value="0.697597" calcext:value-type="float">
            <text:p>0.697597</text:p>
          </table:table-cell>
          <table:table-cell office:value-type="float" office:value="0.714387" calcext:value-type="float">
            <text:p>0.714387</text:p>
          </table:table-cell>
          <table:table-cell office:value-type="float" office:value="0.719962" calcext:value-type="float">
            <text:p>0.719962</text:p>
          </table:table-cell>
          <table:table-cell office:value-type="float" office:value="0.708629" calcext:value-type="float">
            <text:p>0.708629</text:p>
          </table:table-cell>
          <table:table-cell office:value-type="float" office:value="0.700509" calcext:value-type="float">
            <text:p>0.700509</text:p>
          </table:table-cell>
          <table:table-cell office:value-type="float" office:value="0.67581" calcext:value-type="float">
            <text:p>0.67581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623612" calcext:value-type="float">
            <text:p>0.623612</text:p>
          </table:table-cell>
          <table:table-cell office:value-type="float" office:value="0.615119" calcext:value-type="float">
            <text:p>0.615119</text:p>
          </table:table-cell>
          <table:table-cell office:value-type="float" office:value="0.623612" calcext:value-type="float">
            <text:p>0.623612</text:p>
          </table:table-cell>
          <table:table-cell office:value-type="float" office:value="0.64646" calcext:value-type="float">
            <text:p>0.64646</text:p>
          </table:table-cell>
          <table:table-cell office:value-type="float" office:value="0.67581" calcext:value-type="float">
            <text:p>0.67581</text:p>
          </table:table-cell>
          <table:table-cell office:value-type="float" office:value="0.700509" calcext:value-type="float">
            <text:p>0.700509</text:p>
          </table:table-cell>
          <table:table-cell office:value-type="float" office:value="0.708629" calcext:value-type="float">
            <text:p>0.708629</text:p>
          </table:table-cell>
          <table:table-cell office:value-type="float" office:value="0.697782" calcext:value-type="float">
            <text:p>0.697782</text:p>
          </table:table-cell>
          <table:table-cell office:value-type="float" office:value="0.68674" calcext:value-type="float">
            <text:p>0.68674</text:p>
          </table:table-cell>
          <table:table-cell office:value-type="float" office:value="0.653108" calcext:value-type="float">
            <text:p>0.653108</text:p>
          </table:table-cell>
          <table:table-cell office:value-type="float" office:value="0.613726" calcext:value-type="float">
            <text:p>0.613726</text:p>
          </table:table-cell>
          <table:table-cell office:value-type="float" office:value="0.583518" calcext:value-type="float">
            <text:p>0.583518</text:p>
          </table:table-cell>
          <table:table-cell office:value-type="float" office:value="0.572378" calcext:value-type="float">
            <text:p>0.572378</text:p>
          </table:table-cell>
          <table:table-cell office:value-type="float" office:value="0.583518" calcext:value-type="float">
            <text:p>0.583518</text:p>
          </table:table-cell>
          <table:table-cell office:value-type="float" office:value="0.613726" calcext:value-type="float">
            <text:p>0.613726</text:p>
          </table:table-cell>
          <table:table-cell office:value-type="float" office:value="0.653108" calcext:value-type="float">
            <text:p>0.653108</text:p>
          </table:table-cell>
          <table:table-cell office:value-type="float" office:value="0.68674" calcext:value-type="float">
            <text:p>0.68674</text:p>
          </table:table-cell>
          <table:table-cell office:value-type="float" office:value="0.697782" calcext:value-type="float">
            <text:p>0.697782</text:p>
          </table:table-cell>
          <table:table-cell office:value-type="float" office:value="0.686383" calcext:value-type="float">
            <text:p>0.686383</text:p>
          </table:table-cell>
          <table:table-cell office:value-type="float" office:value="0.67252" calcext:value-type="float">
            <text:p>0.67252</text:p>
          </table:table-cell>
          <table:table-cell office:value-type="float" office:value="0.630482" calcext:value-type="float">
            <text:p>0.630482</text:p>
          </table:table-cell>
          <table:table-cell office:value-type="float" office:value="0.582033" calcext:value-type="float">
            <text:p>0.582033</text:p>
          </table:table-cell>
          <table:table-cell office:value-type="float" office:value="0.545458" calcext:value-type="float">
            <text:p>0.545458</text:p>
          </table:table-cell>
          <table:table-cell office:value-type="float" office:value="0.532086" calcext:value-type="float">
            <text:p>0.532086</text:p>
          </table:table-cell>
          <table:table-cell office:value-type="float" office:value="0.545458" calcext:value-type="float">
            <text:p>0.545458</text:p>
          </table:table-cell>
          <table:table-cell office:value-type="float" office:value="0.582033" calcext:value-type="float">
            <text:p>0.582033</text:p>
          </table:table-cell>
          <table:table-cell office:value-type="float" office:value="0.630482" calcext:value-type="float">
            <text:p>0.630482</text:p>
          </table:table-cell>
          <table:table-cell office:value-type="float" office:value="0.67252" calcext:value-type="float">
            <text:p>0.67252</text:p>
          </table:table-cell>
          <table:table-cell office:value-type="float" office:value="0.686383" calcext:value-type="float">
            <text:p>0.686383</text:p>
          </table:table-cell>
          <table:table-cell office:value-type="float" office:value="0.677389" calcext:value-type="float">
            <text:p>0.677389</text:p>
          </table:table-cell>
          <table:table-cell office:value-type="float" office:value="0.660849" calcext:value-type="float">
            <text:p>0.660849</text:p>
          </table:table-cell>
          <table:table-cell office:value-type="float" office:value="0.611174" calcext:value-type="float">
            <text:p>0.611174</text:p>
          </table:table-cell>
          <table:table-cell office:value-type="float" office:value="0.554745" calcext:value-type="float">
            <text:p>0.554745</text:p>
          </table:table-cell>
          <table:table-cell office:value-type="float" office:value="0.512761" calcext:value-type="float">
            <text:p>0.512761</text:p>
          </table:table-cell>
          <table:table-cell office:value-type="float" office:value="0.497535" calcext:value-type="float">
            <text:p>0.497535</text:p>
          </table:table-cell>
          <table:table-cell office:value-type="float" office:value="0.512761" calcext:value-type="float">
            <text:p>0.512761</text:p>
          </table:table-cell>
          <table:table-cell office:value-type="float" office:value="0.554745" calcext:value-type="float">
            <text:p>0.554745</text:p>
          </table:table-cell>
          <table:table-cell office:value-type="float" office:value="0.611174" calcext:value-type="float">
            <text:p>0.611174</text:p>
          </table:table-cell>
          <table:table-cell office:value-type="float" office:value="0.660849" calcext:value-type="float">
            <text:p>0.660849</text:p>
          </table:table-cell>
          <table:table-cell office:value-type="float" office:value="0.677389" calcext:value-type="float">
            <text:p>0.677389</text:p>
          </table:table-cell>
          <table:table-cell office:value-type="float" office:value="0.670676" calcext:value-type="float">
            <text:p>0.670676</text:p>
          </table:table-cell>
          <table:table-cell office:value-type="float" office:value="0.652172" calcext:value-type="float">
            <text:p>0.652172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535504" calcext:value-type="float">
            <text:p>0.535504</text:p>
          </table:table-cell>
          <table:table-cell office:value-type="float" office:value="0.490148" calcext:value-type="float">
            <text:p>0.490148</text:p>
          </table:table-cell>
          <table:table-cell office:value-type="float" office:value="0.473809" calcext:value-type="float">
            <text:p>0.473809</text:p>
          </table:table-cell>
          <table:table-cell office:value-type="float" office:value="0.490148" calcext:value-type="float">
            <text:p>0.490148</text:p>
          </table:table-cell>
          <table:table-cell office:value-type="float" office:value="0.535504" calcext:value-type="float">
            <text:p>0.535504</text:p>
          </table:table-cell>
          <table:table-cell office:value-type="float" office:value="0.5972" calcext:value-type="float">
            <text:p>0.5972</text:p>
          </table:table-cell>
          <table:table-cell office:value-type="float" office:value="0.652172" calcext:value-type="float">
            <text:p>0.652172</text:p>
          </table:table-cell>
          <table:table-cell office:value-type="float" office:value="0.670676" calcext:value-type="float">
            <text:p>0.670676</text:p>
          </table:table-cell>
          <table:table-cell office:value-type="float" office:value="0.669838" calcext:value-type="float">
            <text:p>0.669838</text:p>
          </table:table-cell>
          <table:table-cell office:value-type="float" office:value="0.650306" calcext:value-type="float">
            <text:p>0.650306</text:p>
          </table:table-cell>
          <table:table-cell office:value-type="float" office:value="0.592679" calcext:value-type="float">
            <text:p>0.592679</text:p>
          </table:table-cell>
          <table:table-cell office:value-type="float" office:value="0.528273" calcext:value-type="float">
            <text:p>0.528273</text:p>
          </table:table-cell>
          <table:table-cell office:value-type="float" office:value="0.481105" calcext:value-type="float">
            <text:p>0.481105</text:p>
          </table:table-cell>
          <table:table-cell office:value-type="float" office:value="0.464151" calcext:value-type="float">
            <text:p>0.464151</text:p>
          </table:table-cell>
          <table:table-cell office:value-type="float" office:value="0.481105" calcext:value-type="float">
            <text:p>0.481105</text:p>
          </table:table-cell>
          <table:table-cell office:value-type="float" office:value="0.528273" calcext:value-type="float">
            <text:p>0.528273</text:p>
          </table:table-cell>
          <table:table-cell office:value-type="float" office:value="0.592679" calcext:value-type="float">
            <text:p>0.592679</text:p>
          </table:table-cell>
          <table:table-cell office:value-type="float" office:value="0.650306" calcext:value-type="float">
            <text:p>0.650306</text:p>
          </table:table-cell>
          <table:table-cell office:value-type="float" office:value="0.669838" calcext:value-type="float">
            <text:p>0.669838</text:p>
          </table:table-cell>
        </table:table-row>
        <table:table-row table:style-name="ro1">
          <table:table-cell office:value-type="float" office:value="0.887072" calcext:value-type="float">
            <text:p>0.887072</text:p>
          </table:table-cell>
          <table:table-cell office:value-type="float" office:value="0.757707" calcext:value-type="float">
            <text:p>0.757707</text:p>
          </table:table-cell>
          <table:table-cell office:value-type="float" office:value="0.756416" calcext:value-type="float">
            <text:p>0.756416</text:p>
          </table:table-cell>
          <table:table-cell office:value-type="float" office:value="0.75292" calcext:value-type="float">
            <text:p>0.75292</text:p>
          </table:table-cell>
          <table:table-cell office:value-type="float" office:value="0.748546" calcext:value-type="float">
            <text:p>0.748546</text:p>
          </table:table-cell>
          <table:table-cell office:value-type="float" office:value="0.745004" calcext:value-type="float">
            <text:p>0.745004</text:p>
          </table:table-cell>
          <table:table-cell office:value-type="float" office:value="0.743652" calcext:value-type="float">
            <text:p>0.743652</text:p>
          </table:table-cell>
          <table:table-cell office:value-type="float" office:value="0.745004" calcext:value-type="float">
            <text:p>0.745004</text:p>
          </table:table-cell>
          <table:table-cell office:value-type="float" office:value="0.748546" calcext:value-type="float">
            <text:p>0.748546</text:p>
          </table:table-cell>
          <table:table-cell office:value-type="float" office:value="0.75292" calcext:value-type="float">
            <text:p>0.75292</text:p>
          </table:table-cell>
          <table:table-cell office:value-type="float" office:value="0.756416" calcext:value-type="float">
            <text:p>0.756416</text:p>
          </table:table-cell>
          <table:table-cell office:value-type="float" office:value="0.757707" calcext:value-type="float">
            <text:p>0.757707</text:p>
          </table:table-cell>
          <table:table-cell office:value-type="float" office:value="0.746915" calcext:value-type="float">
            <text:p>0.746915</text:p>
          </table:table-cell>
          <table:table-cell office:value-type="float" office:value="0.746474" calcext:value-type="float">
            <text:p>0.746474</text:p>
          </table:table-cell>
          <table:table-cell office:value-type="float" office:value="0.745374" calcext:value-type="float">
            <text:p>0.745374</text:p>
          </table:table-cell>
          <table:table-cell office:value-type="float" office:value="0.743988" calcext:value-type="float">
            <text:p>0.743988</text:p>
          </table:table-cell>
          <table:table-cell office:value-type="float" office:value="0.742888" calcext:value-type="float">
            <text:p>0.742888</text:p>
          </table:table-cell>
          <table:table-cell office:value-type="float" office:value="0.742455" calcext:value-type="float">
            <text:p>0.742455</text:p>
          </table:table-cell>
          <table:table-cell office:value-type="float" office:value="0.742888" calcext:value-type="float">
            <text:p>0.742888</text:p>
          </table:table-cell>
          <table:table-cell office:value-type="float" office:value="0.743988" calcext:value-type="float">
            <text:p>0.743988</text:p>
          </table:table-cell>
          <table:table-cell office:value-type="float" office:value="0.745374" calcext:value-type="float">
            <text:p>0.745374</text:p>
          </table:table-cell>
          <table:table-cell office:value-type="float" office:value="0.746474" calcext:value-type="float">
            <text:p>0.746474</text:p>
          </table:table-cell>
          <table:table-cell office:value-type="float" office:value="0.746915" calcext:value-type="float">
            <text:p>0.746915</text:p>
          </table:table-cell>
          <table:table-cell office:value-type="float" office:value="0.74329" calcext:value-type="float">
            <text:p>0.74329</text:p>
          </table:table-cell>
          <table:table-cell office:value-type="float" office:value="0.741645" calcext:value-type="float">
            <text:p>0.741645</text:p>
          </table:table-cell>
          <table:table-cell office:value-type="float" office:value="0.736954" calcext:value-type="float">
            <text:p>0.736954</text:p>
          </table:table-cell>
          <table:table-cell office:value-type="float" office:value="0.731161" calcext:value-type="float">
            <text:p>0.731161</text:p>
          </table:table-cell>
          <table:table-cell office:value-type="float" office:value="0.726505" calcext:value-type="float">
            <text:p>0.726505</text:p>
          </table:table-cell>
          <table:table-cell office:value-type="float" office:value="0.724735" calcext:value-type="float">
            <text:p>0.724735</text:p>
          </table:table-cell>
          <table:table-cell office:value-type="float" office:value="0.726505" calcext:value-type="float">
            <text:p>0.726505</text:p>
          </table:table-cell>
          <table:table-cell office:value-type="float" office:value="0.731161" calcext:value-type="float">
            <text:p>0.731161</text:p>
          </table:table-cell>
          <table:table-cell office:value-type="float" office:value="0.736954" calcext:value-type="float">
            <text:p>0.736954</text:p>
          </table:table-cell>
          <table:table-cell office:value-type="float" office:value="0.741645" calcext:value-type="float">
            <text:p>0.741645</text:p>
          </table:table-cell>
          <table:table-cell office:value-type="float" office:value="0.74329" calcext:value-type="float">
            <text:p>0.74329</text:p>
          </table:table-cell>
          <table:table-cell office:value-type="float" office:value="0.735176" calcext:value-type="float">
            <text:p>0.735176</text:p>
          </table:table-cell>
          <table:table-cell office:value-type="float" office:value="0.731939" calcext:value-type="float">
            <text:p>0.731939</text:p>
          </table:table-cell>
          <table:table-cell office:value-type="float" office:value="0.722356" calcext:value-type="float">
            <text:p>0.722356</text:p>
          </table:table-cell>
          <table:table-cell office:value-type="float" office:value="0.710664" calcext:value-type="float">
            <text:p>0.710664</text:p>
          </table:table-cell>
          <table:table-cell office:value-type="float" office:value="0.701338" calcext:value-type="float">
            <text:p>0.701338</text:p>
          </table:table-cell>
          <table:table-cell office:value-type="float" office:value="0.697821" calcext:value-type="float">
            <text:p>0.697821</text:p>
          </table:table-cell>
          <table:table-cell office:value-type="float" office:value="0.701338" calcext:value-type="float">
            <text:p>0.701338</text:p>
          </table:table-cell>
          <table:table-cell office:value-type="float" office:value="0.710664" calcext:value-type="float">
            <text:p>0.710664</text:p>
          </table:table-cell>
          <table:table-cell office:value-type="float" office:value="0.722356" calcext:value-type="float">
            <text:p>0.722356</text:p>
          </table:table-cell>
          <table:table-cell office:value-type="float" office:value="0.731939" calcext:value-type="float">
            <text:p>0.731939</text:p>
          </table:table-cell>
          <table:table-cell office:value-type="float" office:value="0.735176" calcext:value-type="float">
            <text:p>0.735176</text:p>
          </table:table-cell>
          <table:table-cell office:value-type="float" office:value="0.726843" calcext:value-type="float">
            <text:p>0.726843</text:p>
          </table:table-cell>
          <table:table-cell office:value-type="float" office:value="0.721235" calcext:value-type="float">
            <text:p>0.721235</text:p>
          </table:table-cell>
          <table:table-cell office:value-type="float" office:value="0.704335" calcext:value-type="float">
            <text:p>0.704335</text:p>
          </table:table-cell>
          <table:table-cell office:value-type="float" office:value="0.683962" calcext:value-type="float">
            <text:p>0.683962</text:p>
          </table:table-cell>
          <table:table-cell office:value-type="float" office:value="0.667875" calcext:value-type="float">
            <text:p>0.667875</text:p>
          </table:table-cell>
          <table:table-cell office:value-type="float" office:value="0.661851" calcext:value-type="float">
            <text:p>0.661851</text:p>
          </table:table-cell>
          <table:table-cell office:value-type="float" office:value="0.667875" calcext:value-type="float">
            <text:p>0.667875</text:p>
          </table:table-cell>
          <table:table-cell office:value-type="float" office:value="0.683962" calcext:value-type="float">
            <text:p>0.683962</text:p>
          </table:table-cell>
          <table:table-cell office:value-type="float" office:value="0.704335" calcext:value-type="float">
            <text:p>0.704335</text:p>
          </table:table-cell>
          <table:table-cell office:value-type="float" office:value="0.721235" calcext:value-type="float">
            <text:p>0.721235</text:p>
          </table:table-cell>
          <table:table-cell office:value-type="float" office:value="0.726843" calcext:value-type="float">
            <text:p>0.726843</text:p>
          </table:table-cell>
          <table:table-cell office:value-type="float" office:value="0.715487" calcext:value-type="float">
            <text:p>0.715487</text:p>
          </table:table-cell>
          <table:table-cell office:value-type="float" office:value="0.70732" calcext:value-type="float">
            <text:p>0.70732</text:p>
          </table:table-cell>
          <table:table-cell office:value-type="float" office:value="0.682465" calcext:value-type="float">
            <text:p>0.682465</text:p>
          </table:table-cell>
          <table:table-cell office:value-type="float" office:value="0.652925" calcext:value-type="float">
            <text:p>0.652925</text:p>
          </table:table-cell>
          <table:table-cell office:value-type="float" office:value="0.629925" calcext:value-type="float">
            <text:p>0.629925</text:p>
          </table:table-cell>
          <table:table-cell office:value-type="float" office:value="0.621376" calcext:value-type="float">
            <text:p>0.621376</text:p>
          </table:table-cell>
          <table:table-cell office:value-type="float" office:value="0.629925" calcext:value-type="float">
            <text:p>0.629925</text:p>
          </table:table-cell>
          <table:table-cell office:value-type="float" office:value="0.652925" calcext:value-type="float">
            <text:p>0.652925</text:p>
          </table:table-cell>
          <table:table-cell office:value-type="float" office:value="0.682465" calcext:value-type="float">
            <text:p>0.682465</text:p>
          </table:table-cell>
          <table:table-cell office:value-type="float" office:value="0.70732" calcext:value-type="float">
            <text:p>0.70732</text:p>
          </table:table-cell>
          <table:table-cell office:value-type="float" office:value="0.715487" calcext:value-type="float">
            <text:p>0.715487</text:p>
          </table:table-cell>
          <table:table-cell office:value-type="float" office:value="0.704638" calcext:value-type="float">
            <text:p>0.704638</text:p>
          </table:table-cell>
          <table:table-cell office:value-type="float" office:value="0.693531" calcext:value-type="float">
            <text:p>0.693531</text:p>
          </table:table-cell>
          <table:table-cell office:value-type="float" office:value="0.65969" calcext:value-type="float">
            <text:p>0.65969</text:p>
          </table:table-cell>
          <table:table-cell office:value-type="float" office:value="0.620056" calcext:value-type="float">
            <text:p>0.620056</text:p>
          </table:table-cell>
          <table:table-cell office:value-type="float" office:value="0.589645" calcext:value-type="float">
            <text:p>0.589645</text:p>
          </table:table-cell>
          <table:table-cell office:value-type="float" office:value="0.57843" calcext:value-type="float">
            <text:p>0.57843</text:p>
          </table:table-cell>
          <table:table-cell office:value-type="float" office:value="0.589645" calcext:value-type="float">
            <text:p>0.589645</text:p>
          </table:table-cell>
          <table:table-cell office:value-type="float" office:value="0.620056" calcext:value-type="float">
            <text:p>0.620056</text:p>
          </table:table-cell>
          <table:table-cell office:value-type="float" office:value="0.65969" calcext:value-type="float">
            <text:p>0.65969</text:p>
          </table:table-cell>
          <table:table-cell office:value-type="float" office:value="0.693531" calcext:value-type="float">
            <text:p>0.693531</text:p>
          </table:table-cell>
          <table:table-cell office:value-type="float" office:value="0.704638" calcext:value-type="float">
            <text:p>0.704638</text:p>
          </table:table-cell>
          <table:table-cell office:value-type="float" office:value="0.693229" calcext:value-type="float">
            <text:p>0.693229</text:p>
          </table:table-cell>
          <table:table-cell office:value-type="float" office:value="0.679289" calcext:value-type="float">
            <text:p>0.679289</text:p>
          </table:table-cell>
          <table:table-cell office:value-type="float" office:value="0.636997" calcext:value-type="float">
            <text:p>0.636997</text:p>
          </table:table-cell>
          <table:table-cell office:value-type="float" office:value="0.588243" calcext:value-type="float">
            <text:p>0.588243</text:p>
          </table:table-cell>
          <table:table-cell office:value-type="float" office:value="0.551427" calcext:value-type="float">
            <text:p>0.551427</text:p>
          </table:table-cell>
          <table:table-cell office:value-type="float" office:value="0.537965" calcext:value-type="float">
            <text:p>0.537965</text:p>
          </table:table-cell>
          <table:table-cell office:value-type="float" office:value="0.551427" calcext:value-type="float">
            <text:p>0.551427</text:p>
          </table:table-cell>
          <table:table-cell office:value-type="float" office:value="0.588243" calcext:value-type="float">
            <text:p>0.588243</text:p>
          </table:table-cell>
          <table:table-cell office:value-type="float" office:value="0.636997" calcext:value-type="float">
            <text:p>0.636997</text:p>
          </table:table-cell>
          <table:table-cell office:value-type="float" office:value="0.679289" calcext:value-type="float">
            <text:p>0.679289</text:p>
          </table:table-cell>
          <table:table-cell office:value-type="float" office:value="0.693229" calcext:value-type="float">
            <text:p>0.693229</text:p>
          </table:table-cell>
          <table:table-cell office:value-type="float" office:value="0.684245" calcext:value-type="float">
            <text:p>0.684245</text:p>
          </table:table-cell>
          <table:table-cell office:value-type="float" office:value="0.667616" calcext:value-type="float">
            <text:p>0.667616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560867" calcext:value-type="float">
            <text:p>0.560867</text:p>
          </table:table-cell>
          <table:table-cell office:value-type="float" office:value="0.518605" calcext:value-type="float">
            <text:p>0.518605</text:p>
          </table:table-cell>
          <table:table-cell office:value-type="float" office:value="0.503275" calcext:value-type="float">
            <text:p>0.503275</text:p>
          </table:table-cell>
          <table:table-cell office:value-type="float" office:value="0.518605" calcext:value-type="float">
            <text:p>0.518605</text:p>
          </table:table-cell>
          <table:table-cell office:value-type="float" office:value="0.560867" calcext:value-type="float">
            <text:p>0.560867</text:p>
          </table:table-cell>
          <table:table-cell office:value-type="float" office:value="0.617647" calcext:value-type="float">
            <text:p>0.617647</text:p>
          </table:table-cell>
          <table:table-cell office:value-type="float" office:value="0.667616" calcext:value-type="float">
            <text:p>0.667616</text:p>
          </table:table-cell>
          <table:table-cell office:value-type="float" office:value="0.684245" calcext:value-type="float">
            <text:p>0.684245</text:p>
          </table:table-cell>
          <table:table-cell office:value-type="float" office:value="0.677535" calcext:value-type="float">
            <text:p>0.677535</text:p>
          </table:table-cell>
          <table:table-cell office:value-type="float" office:value="0.658936" calcext:value-type="float">
            <text:p>0.658936</text:p>
          </table:table-cell>
          <table:table-cell office:value-type="float" office:value="0.603646" calcext:value-type="float">
            <text:p>0.603646</text:p>
          </table:table-cell>
          <table:table-cell office:value-type="float" office:value="0.541572" calcext:value-type="float">
            <text:p>0.541572</text:p>
          </table:table-cell>
          <table:table-cell office:value-type="float" office:value="0.495918" calcext:value-type="float">
            <text:p>0.495918</text:p>
          </table:table-cell>
          <table:table-cell office:value-type="float" office:value="0.479468" calcext:value-type="float">
            <text:p>0.479468</text:p>
          </table:table-cell>
          <table:table-cell office:value-type="float" office:value="0.495918" calcext:value-type="float">
            <text:p>0.495918</text:p>
          </table:table-cell>
          <table:table-cell office:value-type="float" office:value="0.541572" calcext:value-type="float">
            <text:p>0.541572</text:p>
          </table:table-cell>
          <table:table-cell office:value-type="float" office:value="0.603646" calcext:value-type="float">
            <text:p>0.603646</text:p>
          </table:table-cell>
          <table:table-cell office:value-type="float" office:value="0.658936" calcext:value-type="float">
            <text:p>0.658936</text:p>
          </table:table-cell>
          <table:table-cell office:value-type="float" office:value="0.677535" calcext:value-type="float">
            <text:p>0.677535</text:p>
          </table:table-cell>
          <table:table-cell office:value-type="float" office:value="0.676729" calcext:value-type="float">
            <text:p>0.676729</text:p>
          </table:table-cell>
          <table:table-cell office:value-type="float" office:value="0.657095" calcext:value-type="float">
            <text:p>0.657095</text:p>
          </table:table-cell>
          <table:table-cell office:value-type="float" office:value="0.599131" calcext:value-type="float">
            <text:p>0.599131</text:p>
          </table:table-cell>
          <table:table-cell office:value-type="float" office:value="0.534324" calcext:value-type="float">
            <text:p>0.534324</text:p>
          </table:table-cell>
          <table:table-cell office:value-type="float" office:value="0.486839" calcext:value-type="float">
            <text:p>0.486839</text:p>
          </table:table-cell>
          <table:table-cell office:value-type="float" office:value="0.469767" calcext:value-type="float">
            <text:p>0.469767</text:p>
          </table:table-cell>
          <table:table-cell office:value-type="float" office:value="0.486839" calcext:value-type="float">
            <text:p>0.486839</text:p>
          </table:table-cell>
          <table:table-cell office:value-type="float" office:value="0.534324" calcext:value-type="float">
            <text:p>0.534324</text:p>
          </table:table-cell>
          <table:table-cell office:value-type="float" office:value="0.599131" calcext:value-type="float">
            <text:p>0.599131</text:p>
          </table:table-cell>
          <table:table-cell office:value-type="float" office:value="0.657095" calcext:value-type="float">
            <text:p>0.657095</text:p>
          </table:table-cell>
          <table:table-cell office:value-type="float" office:value="0.676729" calcext:value-type="float">
            <text:p>0.676729</text:p>
          </table:table-cell>
        </table:table-row>
        <table:table-row table:style-name="ro1">
          <table:table-cell office:value-type="float" office:value="0.895295" calcext:value-type="float">
            <text:p>0.895295</text:p>
          </table:table-cell>
          <table:table-cell office:value-type="float" office:value="0.763791" calcext:value-type="float">
            <text:p>0.763791</text:p>
          </table:table-cell>
          <table:table-cell office:value-type="float" office:value="0.762493" calcext:value-type="float">
            <text:p>0.762493</text:p>
          </table:table-cell>
          <table:table-cell office:value-type="float" office:value="0.758972" calcext:value-type="float">
            <text:p>0.758972</text:p>
          </table:table-cell>
          <table:table-cell office:value-type="float" office:value="0.754566" calcext:value-type="float">
            <text:p>0.754566</text:p>
          </table:table-cell>
          <table:table-cell office:value-type="float" office:value="0.750998" calcext:value-type="float">
            <text:p>0.750998</text:p>
          </table:table-cell>
          <table:table-cell office:value-type="float" office:value="0.749637" calcext:value-type="float">
            <text:p>0.749637</text:p>
          </table:table-cell>
          <table:table-cell office:value-type="float" office:value="0.750998" calcext:value-type="float">
            <text:p>0.750998</text:p>
          </table:table-cell>
          <table:table-cell office:value-type="float" office:value="0.754566" calcext:value-type="float">
            <text:p>0.754566</text:p>
          </table:table-cell>
          <table:table-cell office:value-type="float" office:value="0.758972" calcext:value-type="float">
            <text:p>0.758972</text:p>
          </table:table-cell>
          <table:table-cell office:value-type="float" office:value="0.762493" calcext:value-type="float">
            <text:p>0.762493</text:p>
          </table:table-cell>
          <table:table-cell office:value-type="float" office:value="0.763791" calcext:value-type="float">
            <text:p>0.763791</text:p>
          </table:table-cell>
          <table:table-cell office:value-type="float" office:value="0.752928" calcext:value-type="float">
            <text:p>0.752928</text:p>
          </table:table-cell>
          <table:table-cell office:value-type="float" office:value="0.752486" calcext:value-type="float">
            <text:p>0.752486</text:p>
          </table:table-cell>
          <table:table-cell office:value-type="float" office:value="0.75138" calcext:value-type="float">
            <text:p>0.75138</text:p>
          </table:table-cell>
          <table:table-cell office:value-type="float" office:value="0.749987" calcext:value-type="float">
            <text:p>0.749987</text:p>
          </table:table-cell>
          <table:table-cell office:value-type="float" office:value="0.74888" calcext:value-type="float">
            <text:p>0.74888</text:p>
          </table:table-cell>
          <table:table-cell office:value-type="float" office:value="0.748445" calcext:value-type="float">
            <text:p>0.748445</text:p>
          </table:table-cell>
          <table:table-cell office:value-type="float" office:value="0.74888" calcext:value-type="float">
            <text:p>0.74888</text:p>
          </table:table-cell>
          <table:table-cell office:value-type="float" office:value="0.749987" calcext:value-type="float">
            <text:p>0.749987</text:p>
          </table:table-cell>
          <table:table-cell office:value-type="float" office:value="0.75138" calcext:value-type="float">
            <text:p>0.75138</text:p>
          </table:table-cell>
          <table:table-cell office:value-type="float" office:value="0.752486" calcext:value-type="float">
            <text:p>0.752486</text:p>
          </table:table-cell>
          <table:table-cell office:value-type="float" office:value="0.752928" calcext:value-type="float">
            <text:p>0.752928</text:p>
          </table:table-cell>
          <table:table-cell office:value-type="float" office:value="0.7493" calcext:value-type="float">
            <text:p>0.7493</text:p>
          </table:table-cell>
          <table:table-cell office:value-type="float" office:value="0.747647" calcext:value-type="float">
            <text:p>0.747647</text:p>
          </table:table-cell>
          <table:table-cell office:value-type="float" office:value="0.742929" calcext:value-type="float">
            <text:p>0.742929</text:p>
          </table:table-cell>
          <table:table-cell office:value-type="float" office:value="0.737102" calcext:value-type="float">
            <text:p>0.737102</text:p>
          </table:table-cell>
          <table:table-cell office:value-type="float" office:value="0.732418" calcext:value-type="float">
            <text:p>0.732418</text:p>
          </table:table-cell>
          <table:table-cell office:value-type="float" office:value="0.730639" calcext:value-type="float">
            <text:p>0.730639</text:p>
          </table:table-cell>
          <table:table-cell office:value-type="float" office:value="0.732418" calcext:value-type="float">
            <text:p>0.732418</text:p>
          </table:table-cell>
          <table:table-cell office:value-type="float" office:value="0.737102" calcext:value-type="float">
            <text:p>0.737102</text:p>
          </table:table-cell>
          <table:table-cell office:value-type="float" office:value="0.742929" calcext:value-type="float">
            <text:p>0.742929</text:p>
          </table:table-cell>
          <table:table-cell office:value-type="float" office:value="0.747647" calcext:value-type="float">
            <text:p>0.747647</text:p>
          </table:table-cell>
          <table:table-cell office:value-type="float" office:value="0.7493" calcext:value-type="float">
            <text:p>0.7493</text:p>
          </table:table-cell>
          <table:table-cell office:value-type="float" office:value="0.741164" calcext:value-type="float">
            <text:p>0.741164</text:p>
          </table:table-cell>
          <table:table-cell office:value-type="float" office:value="0.737911" calcext:value-type="float">
            <text:p>0.737911</text:p>
          </table:table-cell>
          <table:table-cell office:value-type="float" office:value="0.728273" calcext:value-type="float">
            <text:p>0.728273</text:p>
          </table:table-cell>
          <table:table-cell office:value-type="float" office:value="0.716517" calcext:value-type="float">
            <text:p>0.716517</text:p>
          </table:table-cell>
          <table:table-cell office:value-type="float" office:value="0.707137" calcext:value-type="float">
            <text:p>0.707137</text:p>
          </table:table-cell>
          <table:table-cell office:value-type="float" office:value="0.703601" calcext:value-type="float">
            <text:p>0.703601</text:p>
          </table:table-cell>
          <table:table-cell office:value-type="float" office:value="0.707137" calcext:value-type="float">
            <text:p>0.707137</text:p>
          </table:table-cell>
          <table:table-cell office:value-type="float" office:value="0.716517" calcext:value-type="float">
            <text:p>0.716517</text:p>
          </table:table-cell>
          <table:table-cell office:value-type="float" office:value="0.728273" calcext:value-type="float">
            <text:p>0.728273</text:p>
          </table:table-cell>
          <table:table-cell office:value-type="float" office:value="0.737911" calcext:value-type="float">
            <text:p>0.737911</text:p>
          </table:table-cell>
          <table:table-cell office:value-type="float" office:value="0.741164" calcext:value-type="float">
            <text:p>0.741164</text:p>
          </table:table-cell>
          <table:table-cell office:value-type="float" office:value="0.732823" calcext:value-type="float">
            <text:p>0.732823</text:p>
          </table:table-cell>
          <table:table-cell office:value-type="float" office:value="0.727186" calcext:value-type="float">
            <text:p>0.727186</text:p>
          </table:table-cell>
          <table:table-cell office:value-type="float" office:value="0.710193" calcext:value-type="float">
            <text:p>0.710193</text:p>
          </table:table-cell>
          <table:table-cell office:value-type="float" office:value="0.689704" calcext:value-type="float">
            <text:p>0.689704</text:p>
          </table:table-cell>
          <table:table-cell office:value-type="float" office:value="0.673524" calcext:value-type="float">
            <text:p>0.673524</text:p>
          </table:table-cell>
          <table:table-cell office:value-type="float" office:value="0.667466" calcext:value-type="float">
            <text:p>0.667466</text:p>
          </table:table-cell>
          <table:table-cell office:value-type="float" office:value="0.673524" calcext:value-type="float">
            <text:p>0.673524</text:p>
          </table:table-cell>
          <table:table-cell office:value-type="float" office:value="0.689704" calcext:value-type="float">
            <text:p>0.689704</text:p>
          </table:table-cell>
          <table:table-cell office:value-type="float" office:value="0.710193" calcext:value-type="float">
            <text:p>0.710193</text:p>
          </table:table-cell>
          <table:table-cell office:value-type="float" office:value="0.727186" calcext:value-type="float">
            <text:p>0.727186</text:p>
          </table:table-cell>
          <table:table-cell office:value-type="float" office:value="0.732823" calcext:value-type="float">
            <text:p>0.732823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1324" calcext:value-type="float">
            <text:p>0.71324</text:p>
          </table:table-cell>
          <table:table-cell office:value-type="float" office:value="0.688251" calcext:value-type="float">
            <text:p>0.688251</text:p>
          </table:table-cell>
          <table:table-cell office:value-type="float" office:value="0.658548" calcext:value-type="float">
            <text:p>0.658548</text:p>
          </table:table-cell>
          <table:table-cell office:value-type="float" office:value="0.635417" calcext:value-type="float">
            <text:p>0.635417</text:p>
          </table:table-cell>
          <table:table-cell office:value-type="float" office:value="0.626819" calcext:value-type="float">
            <text:p>0.626819</text:p>
          </table:table-cell>
          <table:table-cell office:value-type="float" office:value="0.635417" calcext:value-type="float">
            <text:p>0.635417</text:p>
          </table:table-cell>
          <table:table-cell office:value-type="float" office:value="0.658548" calcext:value-type="float">
            <text:p>0.658548</text:p>
          </table:table-cell>
          <table:table-cell office:value-type="float" office:value="0.688251" calcext:value-type="float">
            <text:p>0.688251</text:p>
          </table:table-cell>
          <table:table-cell office:value-type="float" office:value="0.71324" calcext:value-type="float">
            <text:p>0.71324</text:p>
          </table:table-cell>
          <table:table-cell office:value-type="float" office:value="0.721449" calcext:value-type="float">
            <text:p>0.721449</text:p>
          </table:table-cell>
          <table:table-cell office:value-type="float" office:value="0.710598" calcext:value-type="float">
            <text:p>0.710598</text:p>
          </table:table-cell>
          <table:table-cell office:value-type="float" office:value="0.699436" calcext:value-type="float">
            <text:p>0.699436</text:p>
          </table:table-cell>
          <table:table-cell office:value-type="float" office:value="0.665414" calcext:value-type="float">
            <text:p>0.665414</text:p>
          </table:table-cell>
          <table:table-cell office:value-type="float" office:value="0.625562" calcext:value-type="float">
            <text:p>0.625562</text:p>
          </table:table-cell>
          <table:table-cell office:value-type="float" office:value="0.594978" calcext:value-type="float">
            <text:p>0.594978</text:p>
          </table:table-cell>
          <table:table-cell office:value-type="float" office:value="0.583698" calcext:value-type="float">
            <text:p>0.583698</text:p>
          </table:table-cell>
          <table:table-cell office:value-type="float" office:value="0.594978" calcext:value-type="float">
            <text:p>0.594978</text:p>
          </table:table-cell>
          <table:table-cell office:value-type="float" office:value="0.625562" calcext:value-type="float">
            <text:p>0.625562</text:p>
          </table:table-cell>
          <table:table-cell office:value-type="float" office:value="0.665414" calcext:value-type="float">
            <text:p>0.665414</text:p>
          </table:table-cell>
          <table:table-cell office:value-type="float" office:value="0.699436" calcext:value-type="float">
            <text:p>0.699436</text:p>
          </table:table-cell>
          <table:table-cell office:value-type="float" office:value="0.710598" calcext:value-type="float">
            <text:p>0.710598</text:p>
          </table:table-cell>
          <table:table-cell office:value-type="float" office:value="0.699182" calcext:value-type="float">
            <text:p>0.699182</text:p>
          </table:table-cell>
          <table:table-cell office:value-type="float" office:value="0.685175" calcext:value-type="float">
            <text:p>0.685175</text:p>
          </table:table-cell>
          <table:table-cell office:value-type="float" office:value="0.642665" calcext:value-type="float">
            <text:p>0.642665</text:p>
          </table:table-cell>
          <table:table-cell office:value-type="float" office:value="0.593649" calcext:value-type="float">
            <text:p>0.593649</text:p>
          </table:table-cell>
          <table:table-cell office:value-type="float" office:value="0.556624" calcext:value-type="float">
            <text:p>0.556624</text:p>
          </table:table-cell>
          <table:table-cell office:value-type="float" office:value="0.543084" calcext:value-type="float">
            <text:p>0.543084</text:p>
          </table:table-cell>
          <table:table-cell office:value-type="float" office:value="0.556624" calcext:value-type="float">
            <text:p>0.556624</text:p>
          </table:table-cell>
          <table:table-cell office:value-type="float" office:value="0.593649" calcext:value-type="float">
            <text:p>0.593649</text:p>
          </table:table-cell>
          <table:table-cell office:value-type="float" office:value="0.642665" calcext:value-type="float">
            <text:p>0.642665</text:p>
          </table:table-cell>
          <table:table-cell office:value-type="float" office:value="0.685175" calcext:value-type="float">
            <text:p>0.685175</text:p>
          </table:table-cell>
          <table:table-cell office:value-type="float" office:value="0.699182" calcext:value-type="float">
            <text:p>0.699182</text:p>
          </table:table-cell>
          <table:table-cell office:value-type="float" office:value="0.690207" calcext:value-type="float">
            <text:p>0.690207</text:p>
          </table:table-cell>
          <table:table-cell office:value-type="float" office:value="0.673502" calcext:value-type="float">
            <text:p>0.673502</text:p>
          </table:table-cell>
          <table:table-cell office:value-type="float" office:value="0.623279" calcext:value-type="float">
            <text:p>0.623279</text:p>
          </table:table-cell>
          <table:table-cell office:value-type="float" office:value="0.566196" calcext:value-type="float">
            <text:p>0.566196</text:p>
          </table:table-cell>
          <table:table-cell office:value-type="float" office:value="0.523694" calcext:value-type="float">
            <text:p>0.523694</text:p>
          </table:table-cell>
          <table:table-cell office:value-type="float" office:value="0.508276" calcext:value-type="float">
            <text:p>0.508276</text:p>
          </table:table-cell>
          <table:table-cell office:value-type="float" office:value="0.523694" calcext:value-type="float">
            <text:p>0.523694</text:p>
          </table:table-cell>
          <table:table-cell office:value-type="float" office:value="0.566196" calcext:value-type="float">
            <text:p>0.566196</text:p>
          </table:table-cell>
          <table:table-cell office:value-type="float" office:value="0.623279" calcext:value-type="float">
            <text:p>0.623279</text:p>
          </table:table-cell>
          <table:table-cell office:value-type="float" office:value="0.673502" calcext:value-type="float">
            <text:p>0.673502</text:p>
          </table:table-cell>
          <table:table-cell office:value-type="float" office:value="0.690207" calcext:value-type="float">
            <text:p>0.690207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664819" calcext:value-type="float">
            <text:p>0.664819</text:p>
          </table:table-cell>
          <table:table-cell office:value-type="float" office:value="0.609256" calcext:value-type="float">
            <text:p>0.609256</text:p>
          </table:table-cell>
          <table:table-cell office:value-type="float" office:value="0.546855" calcext:value-type="float">
            <text:p>0.546855</text:p>
          </table:table-cell>
          <table:table-cell office:value-type="float" office:value="0.500944" calcext:value-type="float">
            <text:p>0.500944</text:p>
          </table:table-cell>
          <table:table-cell office:value-type="float" office:value="0.484398" calcext:value-type="float">
            <text:p>0.484398</text:p>
          </table:table-cell>
          <table:table-cell office:value-type="float" office:value="0.500944" calcext:value-type="float">
            <text:p>0.500944</text:p>
          </table:table-cell>
          <table:table-cell office:value-type="float" office:value="0.546855" calcext:value-type="float">
            <text:p>0.546855</text:p>
          </table:table-cell>
          <table:table-cell office:value-type="float" office:value="0.609256" calcext:value-type="float">
            <text:p>0.609256</text:p>
          </table:table-cell>
          <table:table-cell office:value-type="float" office:value="0.664819" calcext:value-type="float">
            <text:p>0.664819</text:p>
          </table:table-cell>
          <table:table-cell office:value-type="float" office:value="0.6835" calcext:value-type="float">
            <text:p>0.6835</text:p>
          </table:table-cell>
          <table:table-cell office:value-type="float" office:value="0.682722" calcext:value-type="float">
            <text:p>0.68272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04746" calcext:value-type="float">
            <text:p>0.604746</text:p>
          </table:table-cell>
          <table:table-cell office:value-type="float" office:value="0.539592" calcext:value-type="float">
            <text:p>0.539592</text:p>
          </table:table-cell>
          <table:table-cell office:value-type="float" office:value="0.491835" calcext:value-type="float">
            <text:p>0.491835</text:p>
          </table:table-cell>
          <table:table-cell office:value-type="float" office:value="0.474661" calcext:value-type="float">
            <text:p>0.474661</text:p>
          </table:table-cell>
          <table:table-cell office:value-type="float" office:value="0.491835" calcext:value-type="float">
            <text:p>0.491835</text:p>
          </table:table-cell>
          <table:table-cell office:value-type="float" office:value="0.539592" calcext:value-type="float">
            <text:p>0.539592</text:p>
          </table:table-cell>
          <table:table-cell office:value-type="float" office:value="0.604746" calcext:value-type="float">
            <text:p>0.604746</text:p>
          </table:table-cell>
          <table:table-cell office:value-type="float" office:value="0.663" calcext:value-type="float">
            <text:p>0.663</text:p>
          </table:table-cell>
          <table:table-cell office:value-type="float" office:value="0.682722" calcext:value-type="float">
            <text:p>0.682722</text:p>
          </table:table-cell>
        </table:table-row>
        <table:table-row table:style-name="ro1">
          <table:table-cell office:value-type="float" office:value="0.904072" calcext:value-type="float">
            <text:p>0.904072</text:p>
          </table:table-cell>
          <table:table-cell office:value-type="float" office:value="0.770274" calcext:value-type="float">
            <text:p>0.770274</text:p>
          </table:table-cell>
          <table:table-cell office:value-type="float" office:value="0.768969" calcext:value-type="float">
            <text:p>0.768969</text:p>
          </table:table-cell>
          <table:table-cell office:value-type="float" office:value="0.76542" calcext:value-type="float">
            <text:p>0.76542</text:p>
          </table:table-cell>
          <table:table-cell office:value-type="float" office:value="0.760981" calcext:value-type="float">
            <text:p>0.760981</text:p>
          </table:table-cell>
          <table:table-cell office:value-type="float" office:value="0.757385" calcext:value-type="float">
            <text:p>0.757385</text:p>
          </table:table-cell>
          <table:table-cell office:value-type="float" office:value="0.756015" calcext:value-type="float">
            <text:p>0.756015</text:p>
          </table:table-cell>
          <table:table-cell office:value-type="float" office:value="0.757385" calcext:value-type="float">
            <text:p>0.757385</text:p>
          </table:table-cell>
          <table:table-cell office:value-type="float" office:value="0.760981" calcext:value-type="float">
            <text:p>0.760981</text:p>
          </table:table-cell>
          <table:table-cell office:value-type="float" office:value="0.76542" calcext:value-type="float">
            <text:p>0.76542</text:p>
          </table:table-cell>
          <table:table-cell office:value-type="float" office:value="0.768969" calcext:value-type="float">
            <text:p>0.768969</text:p>
          </table:table-cell>
          <table:table-cell office:value-type="float" office:value="0.770274" calcext:value-type="float">
            <text:p>0.770274</text:p>
          </table:table-cell>
          <table:table-cell office:value-type="float" office:value="0.759336" calcext:value-type="float">
            <text:p>0.759336</text:p>
          </table:table-cell>
          <table:table-cell office:value-type="float" office:value="0.758893" calcext:value-type="float">
            <text:p>0.758893</text:p>
          </table:table-cell>
          <table:table-cell office:value-type="float" office:value="0.757781" calcext:value-type="float">
            <text:p>0.757781</text:p>
          </table:table-cell>
          <table:table-cell office:value-type="float" office:value="0.756379" calcext:value-type="float">
            <text:p>0.756379</text:p>
          </table:table-cell>
          <table:table-cell office:value-type="float" office:value="0.755265" calcext:value-type="float">
            <text:p>0.755265</text:p>
          </table:table-cell>
          <table:table-cell office:value-type="float" office:value="0.754828" calcext:value-type="float">
            <text:p>0.754828</text:p>
          </table:table-cell>
          <table:table-cell office:value-type="float" office:value="0.755265" calcext:value-type="float">
            <text:p>0.755265</text:p>
          </table:table-cell>
          <table:table-cell office:value-type="float" office:value="0.756379" calcext:value-type="float">
            <text:p>0.756379</text:p>
          </table:table-cell>
          <table:table-cell office:value-type="float" office:value="0.757781" calcext:value-type="float">
            <text:p>0.757781</text:p>
          </table:table-cell>
          <table:table-cell office:value-type="float" office:value="0.758893" calcext:value-type="float">
            <text:p>0.758893</text:p>
          </table:table-cell>
          <table:table-cell office:value-type="float" office:value="0.759336" calcext:value-type="float">
            <text:p>0.759336</text:p>
          </table:table-cell>
          <table:table-cell office:value-type="float" office:value="0.755704" calcext:value-type="float">
            <text:p>0.755704</text:p>
          </table:table-cell>
          <table:table-cell office:value-type="float" office:value="0.754043" calcext:value-type="float">
            <text:p>0.754043</text:p>
          </table:table-cell>
          <table:table-cell office:value-type="float" office:value="0.749297" calcext:value-type="float">
            <text:p>0.749297</text:p>
          </table:table-cell>
          <table:table-cell office:value-type="float" office:value="0.743435" calcext:value-type="float">
            <text:p>0.743435</text:p>
          </table:table-cell>
          <table:table-cell office:value-type="float" office:value="0.738722" calcext:value-type="float">
            <text:p>0.738722</text:p>
          </table:table-cell>
          <table:table-cell office:value-type="float" office:value="0.736931" calcext:value-type="float">
            <text:p>0.736931</text:p>
          </table:table-cell>
          <table:table-cell office:value-type="float" office:value="0.738722" calcext:value-type="float">
            <text:p>0.738722</text:p>
          </table:table-cell>
          <table:table-cell office:value-type="float" office:value="0.743435" calcext:value-type="float">
            <text:p>0.743435</text:p>
          </table:table-cell>
          <table:table-cell office:value-type="float" office:value="0.749297" calcext:value-type="float">
            <text:p>0.749297</text:p>
          </table:table-cell>
          <table:table-cell office:value-type="float" office:value="0.754043" calcext:value-type="float">
            <text:p>0.754043</text:p>
          </table:table-cell>
          <table:table-cell office:value-type="float" office:value="0.755704" calcext:value-type="float">
            <text:p>0.755704</text:p>
          </table:table-cell>
          <table:table-cell office:value-type="float" office:value="0.747545" calcext:value-type="float">
            <text:p>0.747545</text:p>
          </table:table-cell>
          <table:table-cell office:value-type="float" office:value="0.744275" calcext:value-type="float">
            <text:p>0.744275</text:p>
          </table:table-cell>
          <table:table-cell office:value-type="float" office:value="0.734581" calcext:value-type="float">
            <text:p>0.734581</text:p>
          </table:table-cell>
          <table:table-cell office:value-type="float" office:value="0.722756" calcext:value-type="float">
            <text:p>0.722756</text:p>
          </table:table-cell>
          <table:table-cell office:value-type="float" office:value="0.713319" calcext:value-type="float">
            <text:p>0.713319</text:p>
          </table:table-cell>
          <table:table-cell office:value-type="float" office:value="0.709763" calcext:value-type="float">
            <text:p>0.709763</text:p>
          </table:table-cell>
          <table:table-cell office:value-type="float" office:value="0.713319" calcext:value-type="float">
            <text:p>0.713319</text:p>
          </table:table-cell>
          <table:table-cell office:value-type="float" office:value="0.722756" calcext:value-type="float">
            <text:p>0.722756</text:p>
          </table:table-cell>
          <table:table-cell office:value-type="float" office:value="0.734581" calcext:value-type="float">
            <text:p>0.734581</text:p>
          </table:table-cell>
          <table:table-cell office:value-type="float" office:value="0.744275" calcext:value-type="float">
            <text:p>0.744275</text:p>
          </table:table-cell>
          <table:table-cell office:value-type="float" office:value="0.747545" calcext:value-type="float">
            <text:p>0.747545</text:p>
          </table:table-cell>
          <table:table-cell office:value-type="float" office:value="0.739198" calcext:value-type="float">
            <text:p>0.739198</text:p>
          </table:table-cell>
          <table:table-cell office:value-type="float" office:value="0.733531" calcext:value-type="float">
            <text:p>0.733531</text:p>
          </table:table-cell>
          <table:table-cell office:value-type="float" office:value="0.716438" calcext:value-type="float">
            <text:p>0.716438</text:p>
          </table:table-cell>
          <table:table-cell office:value-type="float" office:value="0.695828" calcext:value-type="float">
            <text:p>0.695828</text:p>
          </table:table-cell>
          <table:table-cell office:value-type="float" office:value="0.679549" calcext:value-type="float">
            <text:p>0.679549</text:p>
          </table:table-cell>
          <table:table-cell office:value-type="float" office:value="0.673455" calcext:value-type="float">
            <text:p>0.673455</text:p>
          </table:table-cell>
          <table:table-cell office:value-type="float" office:value="0.679549" calcext:value-type="float">
            <text:p>0.679549</text:p>
          </table:table-cell>
          <table:table-cell office:value-type="float" office:value="0.695828" calcext:value-type="float">
            <text:p>0.695828</text:p>
          </table:table-cell>
          <table:table-cell office:value-type="float" office:value="0.716438" calcext:value-type="float">
            <text:p>0.716438</text:p>
          </table:table-cell>
          <table:table-cell office:value-type="float" office:value="0.733531" calcext:value-type="float">
            <text:p>0.733531</text:p>
          </table:table-cell>
          <table:table-cell office:value-type="float" office:value="0.739198" calcext:value-type="float">
            <text:p>0.739198</text:p>
          </table:table-cell>
          <table:table-cell office:value-type="float" office:value="0.727805" calcext:value-type="float">
            <text:p>0.727805</text:p>
          </table:table-cell>
          <table:table-cell office:value-type="float" office:value="0.719553" calcext:value-type="float">
            <text:p>0.719553</text:p>
          </table:table-cell>
          <table:table-cell office:value-type="float" office:value="0.694421" calcext:value-type="float">
            <text:p>0.694421</text:p>
          </table:table-cell>
          <table:table-cell office:value-type="float" office:value="0.664546" calcext:value-type="float">
            <text:p>0.664546</text:p>
          </table:table-cell>
          <table:table-cell office:value-type="float" office:value="0.641276" calcext:value-type="float">
            <text:p>0.641276</text:p>
          </table:table-cell>
          <table:table-cell office:value-type="float" office:value="0.632626" calcext:value-type="float">
            <text:p>0.632626</text:p>
          </table:table-cell>
          <table:table-cell office:value-type="float" office:value="0.641276" calcext:value-type="float">
            <text:p>0.641276</text:p>
          </table:table-cell>
          <table:table-cell office:value-type="float" office:value="0.664546" calcext:value-type="float">
            <text:p>0.664546</text:p>
          </table:table-cell>
          <table:table-cell office:value-type="float" office:value="0.694421" calcext:value-type="float">
            <text:p>0.694421</text:p>
          </table:table-cell>
          <table:table-cell office:value-type="float" office:value="0.719553" calcext:value-type="float">
            <text:p>0.719553</text:p>
          </table:table-cell>
          <table:table-cell office:value-type="float" office:value="0.727805" calcext:value-type="float">
            <text:p>0.727805</text:p>
          </table:table-cell>
          <table:table-cell office:value-type="float" office:value="0.716953" calcext:value-type="float">
            <text:p>0.716953</text:p>
          </table:table-cell>
          <table:table-cell office:value-type="float" office:value="0.705734" calcext:value-type="float">
            <text:p>0.705734</text:p>
          </table:table-cell>
          <table:table-cell office:value-type="float" office:value="0.67152" calcext:value-type="float">
            <text:p>0.67152</text:p>
          </table:table-cell>
          <table:table-cell office:value-type="float" office:value="0.631438" calcext:value-type="float">
            <text:p>0.631438</text:p>
          </table:table-cell>
          <table:table-cell office:value-type="float" office:value="0.600669" calcext:value-type="float">
            <text:p>0.600669</text:p>
          </table:table-cell>
          <table:table-cell office:value-type="float" office:value="0.589321" calcext:value-type="float">
            <text:p>0.589321</text:p>
          </table:table-cell>
          <table:table-cell office:value-type="float" office:value="0.600669" calcext:value-type="float">
            <text:p>0.600669</text:p>
          </table:table-cell>
          <table:table-cell office:value-type="float" office:value="0.631438" calcext:value-type="float">
            <text:p>0.631438</text:p>
          </table:table-cell>
          <table:table-cell office:value-type="float" office:value="0.67152" calcext:value-type="float">
            <text:p>0.67152</text:p>
          </table:table-cell>
          <table:table-cell office:value-type="float" office:value="0.705734" calcext:value-type="float">
            <text:p>0.705734</text:p>
          </table:table-cell>
          <table:table-cell office:value-type="float" office:value="0.716953" calcext:value-type="float">
            <text:p>0.716953</text:p>
          </table:table-cell>
          <table:table-cell office:value-type="float" office:value="0.70553" calcext:value-type="float">
            <text:p>0.70553</text:p>
          </table:table-cell>
          <table:table-cell office:value-type="float" office:value="0.691454" calcext:value-type="float">
            <text:p>0.691454</text:p>
          </table:table-cell>
          <table:table-cell office:value-type="float" office:value="0.648712" calcext:value-type="float">
            <text:p>0.648712</text:p>
          </table:table-cell>
          <table:table-cell office:value-type="float" office:value="0.599419" calcext:value-type="float">
            <text:p>0.599419</text:p>
          </table:table-cell>
          <table:table-cell office:value-type="float" office:value="0.562173" calcext:value-type="float">
            <text:p>0.562173</text:p>
          </table:table-cell>
          <table:table-cell office:value-type="float" office:value="0.548552" calcext:value-type="float">
            <text:p>0.548552</text:p>
          </table:table-cell>
          <table:table-cell office:value-type="float" office:value="0.562173" calcext:value-type="float">
            <text:p>0.562173</text:p>
          </table:table-cell>
          <table:table-cell office:value-type="float" office:value="0.599419" calcext:value-type="float">
            <text:p>0.599419</text:p>
          </table:table-cell>
          <table:table-cell office:value-type="float" office:value="0.648712" calcext:value-type="float">
            <text:p>0.648712</text:p>
          </table:table-cell>
          <table:table-cell office:value-type="float" office:value="0.691454" calcext:value-type="float">
            <text:p>0.691454</text:p>
          </table:table-cell>
          <table:table-cell office:value-type="float" office:value="0.70553" calcext:value-type="float">
            <text:p>0.70553</text:p>
          </table:table-cell>
          <table:table-cell office:value-type="float" office:value="0.696566" calcext:value-type="float">
            <text:p>0.696566</text:p>
          </table:table-cell>
          <table:table-cell office:value-type="float" office:value="0.67978" calcext:value-type="float">
            <text:p>0.67978</text:p>
          </table:table-cell>
          <table:table-cell office:value-type="float" office:value="0.629289" calcext:value-type="float">
            <text:p>0.629289</text:p>
          </table:table-cell>
          <table:table-cell office:value-type="float" office:value="0.571886" calcext:value-type="float">
            <text:p>0.571886</text:p>
          </table:table-cell>
          <table:table-cell office:value-type="float" office:value="0.529131" calcext:value-type="float">
            <text:p>0.529131</text:p>
          </table:table-cell>
          <table:table-cell office:value-type="float" office:value="0.513618" calcext:value-type="float">
            <text:p>0.513618</text:p>
          </table:table-cell>
          <table:table-cell office:value-type="float" office:value="0.529131" calcext:value-type="float">
            <text:p>0.529131</text:p>
          </table:table-cell>
          <table:table-cell office:value-type="float" office:value="0.571886" calcext:value-type="float">
            <text:p>0.571886</text:p>
          </table:table-cell>
          <table:table-cell office:value-type="float" office:value="0.629289" calcext:value-type="float">
            <text:p>0.629289</text:p>
          </table:table-cell>
          <table:table-cell office:value-type="float" office:value="0.67978" calcext:value-type="float">
            <text:p>0.67978</text:p>
          </table:table-cell>
          <table:table-cell office:value-type="float" office:value="0.696566" calcext:value-type="float">
            <text:p>0.696566</text:p>
          </table:table-cell>
          <table:table-cell office:value-type="float" office:value="0.689862" calcext:value-type="float">
            <text:p>0.689862</text:p>
          </table:table-cell>
          <table:table-cell office:value-type="float" office:value="0.671094" calcext:value-type="float">
            <text:p>0.671094</text:p>
          </table:table-cell>
          <table:table-cell office:value-type="float" office:value="0.615242" calcext:value-type="float">
            <text:p>0.615242</text:p>
          </table:table-cell>
          <table:table-cell office:value-type="float" office:value="0.552497" calcext:value-type="float">
            <text:p>0.552497</text:p>
          </table:table-cell>
          <table:table-cell office:value-type="float" office:value="0.506314" calcext:value-type="float">
            <text:p>0.506314</text:p>
          </table:table-cell>
          <table:table-cell office:value-type="float" office:value="0.489667" calcext:value-type="float">
            <text:p>0.489667</text:p>
          </table:table-cell>
          <table:table-cell office:value-type="float" office:value="0.506314" calcext:value-type="float">
            <text:p>0.506314</text:p>
          </table:table-cell>
          <table:table-cell office:value-type="float" office:value="0.552497" calcext:value-type="float">
            <text:p>0.552497</text:p>
          </table:table-cell>
          <table:table-cell office:value-type="float" office:value="0.615242" calcext:value-type="float">
            <text:p>0.615242</text:p>
          </table:table-cell>
          <table:table-cell office:value-type="float" office:value="0.671094" calcext:value-type="float">
            <text:p>0.671094</text:p>
          </table:table-cell>
          <table:table-cell office:value-type="float" office:value="0.689862" calcext:value-type="float">
            <text:p>0.689862</text:p>
          </table:table-cell>
          <table:table-cell office:value-type="float" office:value="0.689114" calcext:value-type="float">
            <text:p>0.689114</text:p>
          </table:table-cell>
          <table:table-cell office:value-type="float" office:value="0.669299" calcext:value-type="float">
            <text:p>0.669299</text:p>
          </table:table-cell>
          <table:table-cell office:value-type="float" office:value="0.610738" calcext:value-type="float">
            <text:p>0.610738</text:p>
          </table:table-cell>
          <table:table-cell office:value-type="float" office:value="0.545218" calcext:value-type="float">
            <text:p>0.545218</text:p>
          </table:table-cell>
          <table:table-cell office:value-type="float" office:value="0.497172" calcext:value-type="float">
            <text:p>0.497172</text:p>
          </table:table-cell>
          <table:table-cell office:value-type="float" office:value="0.479892" calcext:value-type="float">
            <text:p>0.479892</text:p>
          </table:table-cell>
          <table:table-cell office:value-type="float" office:value="0.497172" calcext:value-type="float">
            <text:p>0.497172</text:p>
          </table:table-cell>
          <table:table-cell office:value-type="float" office:value="0.545218" calcext:value-type="float">
            <text:p>0.545218</text:p>
          </table:table-cell>
          <table:table-cell office:value-type="float" office:value="0.610738" calcext:value-type="float">
            <text:p>0.610738</text:p>
          </table:table-cell>
          <table:table-cell office:value-type="float" office:value="0.669299" calcext:value-type="float">
            <text:p>0.669299</text:p>
          </table:table-cell>
          <table:table-cell office:value-type="float" office:value="0.689114" calcext:value-type="float">
            <text:p>0.689114</text:p>
          </table:table-cell>
        </table:table-row>
        <table:table-row table:style-name="ro1">
          <table:table-cell office:value-type="float" office:value="0.912849" calcext:value-type="float">
            <text:p>0.912849</text:p>
          </table:table-cell>
          <table:table-cell office:value-type="float" office:value="0.776746" calcext:value-type="float">
            <text:p>0.776746</text:p>
          </table:table-cell>
          <table:table-cell office:value-type="float" office:value="0.775432" calcext:value-type="float">
            <text:p>0.775432</text:p>
          </table:table-cell>
          <table:table-cell office:value-type="float" office:value="0.771857" calcext:value-type="float">
            <text:p>0.771857</text:p>
          </table:table-cell>
          <table:table-cell office:value-type="float" office:value="0.767385" calcext:value-type="float">
            <text:p>0.767385</text:p>
          </table:table-cell>
          <table:table-cell office:value-type="float" office:value="0.763762" calcext:value-type="float">
            <text:p>0.763762</text:p>
          </table:table-cell>
          <table:table-cell office:value-type="float" office:value="0.762381" calcext:value-type="float">
            <text:p>0.762381</text:p>
          </table:table-cell>
          <table:table-cell office:value-type="float" office:value="0.763762" calcext:value-type="float">
            <text:p>0.763762</text:p>
          </table:table-cell>
          <table:table-cell office:value-type="float" office:value="0.767385" calcext:value-type="float">
            <text:p>0.767385</text:p>
          </table:table-cell>
          <table:table-cell office:value-type="float" office:value="0.771857" calcext:value-type="float">
            <text:p>0.771857</text:p>
          </table:table-cell>
          <table:table-cell office:value-type="float" office:value="0.775432" calcext:value-type="float">
            <text:p>0.775432</text:p>
          </table:table-cell>
          <table:table-cell office:value-type="float" office:value="0.776746" calcext:value-type="float">
            <text:p>0.776746</text:p>
          </table:table-cell>
          <table:table-cell office:value-type="float" office:value="0.765732" calcext:value-type="float">
            <text:p>0.765732</text:p>
          </table:table-cell>
          <table:table-cell office:value-type="float" office:value="0.76529" calcext:value-type="float">
            <text:p>0.76529</text:p>
          </table:table-cell>
          <table:table-cell office:value-type="float" office:value="0.76417" calcext:value-type="float">
            <text:p>0.76417</text:p>
          </table:table-cell>
          <table:table-cell office:value-type="float" office:value="0.762761" calcext:value-type="float">
            <text:p>0.762761</text:p>
          </table:table-cell>
          <table:table-cell office:value-type="float" office:value="0.76164" calcext:value-type="float">
            <text:p>0.76164</text:p>
          </table:table-cell>
          <table:table-cell office:value-type="float" office:value="0.7612" calcext:value-type="float">
            <text:p>0.7612</text:p>
          </table:table-cell>
          <table:table-cell office:value-type="float" office:value="0.76164" calcext:value-type="float">
            <text:p>0.76164</text:p>
          </table:table-cell>
          <table:table-cell office:value-type="float" office:value="0.762761" calcext:value-type="float">
            <text:p>0.762761</text:p>
          </table:table-cell>
          <table:table-cell office:value-type="float" office:value="0.76417" calcext:value-type="float">
            <text:p>0.76417</text:p>
          </table:table-cell>
          <table:table-cell office:value-type="float" office:value="0.76529" calcext:value-type="float">
            <text:p>0.76529</text:p>
          </table:table-cell>
          <table:table-cell office:value-type="float" office:value="0.765732" calcext:value-type="float">
            <text:p>0.765732</text:p>
          </table:table-cell>
          <table:table-cell office:value-type="float" office:value="0.762098" calcext:value-type="float">
            <text:p>0.762098</text:p>
          </table:table-cell>
          <table:table-cell office:value-type="float" office:value="0.760429" calcext:value-type="float">
            <text:p>0.760429</text:p>
          </table:table-cell>
          <table:table-cell office:value-type="float" office:value="0.755654" calcext:value-type="float">
            <text:p>0.755654</text:p>
          </table:table-cell>
          <table:table-cell office:value-type="float" office:value="0.749757" calcext:value-type="float">
            <text:p>0.749757</text:p>
          </table:table-cell>
          <table:table-cell office:value-type="float" office:value="0.745015" calcext:value-type="float">
            <text:p>0.745015</text:p>
          </table:table-cell>
          <table:table-cell office:value-type="float" office:value="0.743215" calcext:value-type="float">
            <text:p>0.743215</text:p>
          </table:table-cell>
          <table:table-cell office:value-type="float" office:value="0.745015" calcext:value-type="float">
            <text:p>0.745015</text:p>
          </table:table-cell>
          <table:table-cell office:value-type="float" office:value="0.749757" calcext:value-type="float">
            <text:p>0.749757</text:p>
          </table:table-cell>
          <table:table-cell office:value-type="float" office:value="0.755654" calcext:value-type="float">
            <text:p>0.755654</text:p>
          </table:table-cell>
          <table:table-cell office:value-type="float" office:value="0.760429" calcext:value-type="float">
            <text:p>0.760429</text:p>
          </table:table-cell>
          <table:table-cell office:value-type="float" office:value="0.762098" calcext:value-type="float">
            <text:p>0.762098</text:p>
          </table:table-cell>
          <table:table-cell office:value-type="float" office:value="0.753917" calcext:value-type="float">
            <text:p>0.753917</text:p>
          </table:table-cell>
          <table:table-cell office:value-type="float" office:value="0.75063" calcext:value-type="float">
            <text:p>0.75063</text:p>
          </table:table-cell>
          <table:table-cell office:value-type="float" office:value="0.740881" calcext:value-type="float">
            <text:p>0.740881</text:p>
          </table:table-cell>
          <table:table-cell office:value-type="float" office:value="0.728986" calcext:value-type="float">
            <text:p>0.728986</text:p>
          </table:table-cell>
          <table:table-cell office:value-type="float" office:value="0.719494" calcext:value-type="float">
            <text:p>0.719494</text:p>
          </table:table-cell>
          <table:table-cell office:value-type="float" office:value="0.715917" calcext:value-type="float">
            <text:p>0.715917</text:p>
          </table:table-cell>
          <table:table-cell office:value-type="float" office:value="0.719494" calcext:value-type="float">
            <text:p>0.719494</text:p>
          </table:table-cell>
          <table:table-cell office:value-type="float" office:value="0.728986" calcext:value-type="float">
            <text:p>0.728986</text:p>
          </table:table-cell>
          <table:table-cell office:value-type="float" office:value="0.740881" calcext:value-type="float">
            <text:p>0.740881</text:p>
          </table:table-cell>
          <table:table-cell office:value-type="float" office:value="0.75063" calcext:value-type="float">
            <text:p>0.75063</text:p>
          </table:table-cell>
          <table:table-cell office:value-type="float" office:value="0.753917" calcext:value-type="float">
            <text:p>0.753917</text:p>
          </table:table-cell>
          <table:table-cell office:value-type="float" office:value="0.745565" calcext:value-type="float">
            <text:p>0.745565</text:p>
          </table:table-cell>
          <table:table-cell office:value-type="float" office:value="0.739867" calcext:value-type="float">
            <text:p>0.739867</text:p>
          </table:table-cell>
          <table:table-cell office:value-type="float" office:value="0.722675" calcext:value-type="float">
            <text:p>0.722675</text:p>
          </table:table-cell>
          <table:table-cell office:value-type="float" office:value="0.701945" calcext:value-type="float">
            <text:p>0.701945</text:p>
          </table:table-cell>
          <table:table-cell office:value-type="float" office:value="0.685569" calcext:value-type="float">
            <text:p>0.685569</text:p>
          </table:table-cell>
          <table:table-cell office:value-type="float" office:value="0.679438" calcext:value-type="float">
            <text:p>0.679438</text:p>
          </table:table-cell>
          <table:table-cell office:value-type="float" office:value="0.685569" calcext:value-type="float">
            <text:p>0.685569</text:p>
          </table:table-cell>
          <table:table-cell office:value-type="float" office:value="0.701945" calcext:value-type="float">
            <text:p>0.701945</text:p>
          </table:table-cell>
          <table:table-cell office:value-type="float" office:value="0.722675" calcext:value-type="float">
            <text:p>0.722675</text:p>
          </table:table-cell>
          <table:table-cell office:value-type="float" office:value="0.739867" calcext:value-type="float">
            <text:p>0.739867</text:p>
          </table:table-cell>
          <table:table-cell office:value-type="float" office:value="0.745565" calcext:value-type="float">
            <text:p>0.745565</text:p>
          </table:table-cell>
          <table:table-cell office:value-type="float" office:value="0.734153" calcext:value-type="float">
            <text:p>0.734153</text:p>
          </table:table-cell>
          <table:table-cell office:value-type="float" office:value="0.725858" calcext:value-type="float">
            <text:p>0.725858</text:p>
          </table:table-cell>
          <table:table-cell office:value-type="float" office:value="0.700585" calcext:value-type="float">
            <text:p>0.700585</text:p>
          </table:table-cell>
          <table:table-cell office:value-type="float" office:value="0.67054" calcext:value-type="float">
            <text:p>0.67054</text:p>
          </table:table-cell>
          <table:table-cell office:value-type="float" office:value="0.647132" calcext:value-type="float">
            <text:p>0.647132</text:p>
          </table:table-cell>
          <table:table-cell office:value-type="float" office:value="0.638431" calcext:value-type="float">
            <text:p>0.638431</text:p>
          </table:table-cell>
          <table:table-cell office:value-type="float" office:value="0.647132" calcext:value-type="float">
            <text:p>0.647132</text:p>
          </table:table-cell>
          <table:table-cell office:value-type="float" office:value="0.67054" calcext:value-type="float">
            <text:p>0.67054</text:p>
          </table:table-cell>
          <table:table-cell office:value-type="float" office:value="0.700585" calcext:value-type="float">
            <text:p>0.700585</text:p>
          </table:table-cell>
          <table:table-cell office:value-type="float" office:value="0.725858" calcext:value-type="float">
            <text:p>0.725858</text:p>
          </table:table-cell>
          <table:table-cell office:value-type="float" office:value="0.734153" calcext:value-type="float">
            <text:p>0.734153</text:p>
          </table:table-cell>
          <table:table-cell office:value-type="float" office:value="0.723301" calcext:value-type="float">
            <text:p>0.723301</text:p>
          </table:table-cell>
          <table:table-cell office:value-type="float" office:value="0.712025" calcext:value-type="float">
            <text:p>0.712025</text:p>
          </table:table-cell>
          <table:table-cell office:value-type="float" office:value="0.677622" calcext:value-type="float">
            <text:p>0.677622</text:p>
          </table:table-cell>
          <table:table-cell office:value-type="float" office:value="0.637312" calcext:value-type="float">
            <text:p>0.637312</text:p>
          </table:table-cell>
          <table:table-cell office:value-type="float" office:value="0.606361" calcext:value-type="float">
            <text:p>0.606361</text:p>
          </table:table-cell>
          <table:table-cell office:value-type="float" office:value="0.594945" calcext:value-type="float">
            <text:p>0.594945</text:p>
          </table:table-cell>
          <table:table-cell office:value-type="float" office:value="0.606361" calcext:value-type="float">
            <text:p>0.606361</text:p>
          </table:table-cell>
          <table:table-cell office:value-type="float" office:value="0.637312" calcext:value-type="float">
            <text:p>0.637312</text:p>
          </table:table-cell>
          <table:table-cell office:value-type="float" office:value="0.677622" calcext:value-type="float">
            <text:p>0.677622</text:p>
          </table:table-cell>
          <table:table-cell office:value-type="float" office:value="0.712025" calcext:value-type="float">
            <text:p>0.712025</text:p>
          </table:table-cell>
          <table:table-cell office:value-type="float" office:value="0.723301" calcext:value-type="float">
            <text:p>0.723301</text:p>
          </table:table-cell>
          <table:table-cell office:value-type="float" office:value="0.711872" calcext:value-type="float">
            <text:p>0.711872</text:p>
          </table:table-cell>
          <table:table-cell office:value-type="float" office:value="0.697727" calcext:value-type="float">
            <text:p>0.697727</text:p>
          </table:table-cell>
          <table:table-cell office:value-type="float" office:value="0.654757" calcext:value-type="float">
            <text:p>0.654757</text:p>
          </table:table-cell>
          <table:table-cell office:value-type="float" office:value="0.605189" calcext:value-type="float">
            <text:p>0.605189</text:p>
          </table:table-cell>
          <table:table-cell office:value-type="float" office:value="0.567724" calcext:value-type="float">
            <text:p>0.567724</text:p>
          </table:table-cell>
          <table:table-cell office:value-type="float" office:value="0.554022" calcext:value-type="float">
            <text:p>0.554022</text:p>
          </table:table-cell>
          <table:table-cell office:value-type="float" office:value="0.567724" calcext:value-type="float">
            <text:p>0.567724</text:p>
          </table:table-cell>
          <table:table-cell office:value-type="float" office:value="0.605189" calcext:value-type="float">
            <text:p>0.605189</text:p>
          </table:table-cell>
          <table:table-cell office:value-type="float" office:value="0.654757" calcext:value-type="float">
            <text:p>0.654757</text:p>
          </table:table-cell>
          <table:table-cell office:value-type="float" office:value="0.697727" calcext:value-type="float">
            <text:p>0.697727</text:p>
          </table:table-cell>
          <table:table-cell office:value-type="float" office:value="0.711872" calcext:value-type="float">
            <text:p>0.711872</text:p>
          </table:table-cell>
          <table:table-cell office:value-type="float" office:value="0.702919" calcext:value-type="float">
            <text:p>0.702919</text:p>
          </table:table-cell>
          <table:table-cell office:value-type="float" office:value="0.686053" calcext:value-type="float">
            <text:p>0.686053</text:p>
          </table:table-cell>
          <table:table-cell office:value-type="float" office:value="0.635298" calcext:value-type="float">
            <text:p>0.635298</text:p>
          </table:table-cell>
          <table:table-cell office:value-type="float" office:value="0.577577" calcext:value-type="float">
            <text:p>0.577577</text:p>
          </table:table-cell>
          <table:table-cell office:value-type="float" office:value="0.534571" calcext:value-type="float">
            <text:p>0.534571</text:p>
          </table:table-cell>
          <table:table-cell office:value-type="float" office:value="0.518965" calcext:value-type="float">
            <text:p>0.518965</text:p>
          </table:table-cell>
          <table:table-cell office:value-type="float" office:value="0.534571" calcext:value-type="float">
            <text:p>0.534571</text:p>
          </table:table-cell>
          <table:table-cell office:value-type="float" office:value="0.577577" calcext:value-type="float">
            <text:p>0.577577</text:p>
          </table:table-cell>
          <table:table-cell office:value-type="float" office:value="0.635298" calcext:value-type="float">
            <text:p>0.635298</text:p>
          </table:table-cell>
          <table:table-cell office:value-type="float" office:value="0.686053" calcext:value-type="float">
            <text:p>0.686053</text:p>
          </table:table-cell>
          <table:table-cell office:value-type="float" office:value="0.702919" calcext:value-type="float">
            <text:p>0.702919</text:p>
          </table:table-cell>
          <table:table-cell office:value-type="float" office:value="0.69622" calcext:value-type="float">
            <text:p>0.69622</text:p>
          </table:table-cell>
          <table:table-cell office:value-type="float" office:value="0.677365" calcext:value-type="float">
            <text:p>0.677365</text:p>
          </table:table-cell>
          <table:table-cell office:value-type="float" office:value="0.621227" calcext:value-type="float">
            <text:p>0.621227</text:p>
          </table:table-cell>
          <table:table-cell office:value-type="float" office:value="0.558141" calcext:value-type="float">
            <text:p>0.558141</text:p>
          </table:table-cell>
          <table:table-cell office:value-type="float" office:value="0.511688" calcext:value-type="float">
            <text:p>0.511688</text:p>
          </table:table-cell>
          <table:table-cell office:value-type="float" office:value="0.494941" calcext:value-type="float">
            <text:p>0.494941</text:p>
          </table:table-cell>
          <table:table-cell office:value-type="float" office:value="0.511688" calcext:value-type="float">
            <text:p>0.511688</text:p>
          </table:table-cell>
          <table:table-cell office:value-type="float" office:value="0.558141" calcext:value-type="float">
            <text:p>0.558141</text:p>
          </table:table-cell>
          <table:table-cell office:value-type="float" office:value="0.621227" calcext:value-type="float">
            <text:p>0.621227</text:p>
          </table:table-cell>
          <table:table-cell office:value-type="float" office:value="0.677365" calcext:value-type="float">
            <text:p>0.677365</text:p>
          </table:table-cell>
          <table:table-cell office:value-type="float" office:value="0.69622" calcext:value-type="float">
            <text:p>0.69622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675594" calcext:value-type="float">
            <text:p>0.675594</text:p>
          </table:table-cell>
          <table:table-cell office:value-type="float" office:value="0.616729" calcext:value-type="float">
            <text:p>0.616729</text:p>
          </table:table-cell>
          <table:table-cell office:value-type="float" office:value="0.550847" calcext:value-type="float">
            <text:p>0.550847</text:p>
          </table:table-cell>
          <table:table-cell office:value-type="float" office:value="0.502515" calcext:value-type="float">
            <text:p>0.502515</text:p>
          </table:table-cell>
          <table:table-cell office:value-type="float" office:value="0.485128" calcext:value-type="float">
            <text:p>0.485128</text:p>
          </table:table-cell>
          <table:table-cell office:value-type="float" office:value="0.502515" calcext:value-type="float">
            <text:p>0.502515</text:p>
          </table:table-cell>
          <table:table-cell office:value-type="float" office:value="0.550847" calcext:value-type="float">
            <text:p>0.550847</text:p>
          </table:table-cell>
          <table:table-cell office:value-type="float" office:value="0.616729" calcext:value-type="float">
            <text:p>0.616729</text:p>
          </table:table-cell>
          <table:table-cell office:value-type="float" office:value="0.675594" calcext:value-type="float">
            <text:p>0.675594</text:p>
          </table:table-cell>
          <table:table-cell office:value-type="float" office:value="0.6955" calcext:value-type="float">
            <text:p>0.6955</text:p>
          </table:table-cell>
        </table:table-row>
        <table:table-row table:style-name="ro1">
          <table:table-cell office:value-type="float" office:value="0.921627" calcext:value-type="float">
            <text:p>0.921627</text:p>
          </table:table-cell>
          <table:table-cell office:value-type="float" office:value="0.783205" calcext:value-type="float">
            <text:p>0.783205</text:p>
          </table:table-cell>
          <table:table-cell office:value-type="float" office:value="0.781884" calcext:value-type="float">
            <text:p>0.781884</text:p>
          </table:table-cell>
          <table:table-cell office:value-type="float" office:value="0.778282" calcext:value-type="float">
            <text:p>0.778282</text:p>
          </table:table-cell>
          <table:table-cell office:value-type="float" office:value="0.773778" calcext:value-type="float">
            <text:p>0.773778</text:p>
          </table:table-cell>
          <table:table-cell office:value-type="float" office:value="0.770127" calcext:value-type="float">
            <text:p>0.770127</text:p>
          </table:table-cell>
          <table:table-cell office:value-type="float" office:value="0.768737" calcext:value-type="float">
            <text:p>0.768737</text:p>
          </table:table-cell>
          <table:table-cell office:value-type="float" office:value="0.770127" calcext:value-type="float">
            <text:p>0.770127</text:p>
          </table:table-cell>
          <table:table-cell office:value-type="float" office:value="0.773778" calcext:value-type="float">
            <text:p>0.773778</text:p>
          </table:table-cell>
          <table:table-cell office:value-type="float" office:value="0.778282" calcext:value-type="float">
            <text:p>0.778282</text:p>
          </table:table-cell>
          <table:table-cell office:value-type="float" office:value="0.781884" calcext:value-type="float">
            <text:p>0.781884</text:p>
          </table:table-cell>
          <table:table-cell office:value-type="float" office:value="0.783205" calcext:value-type="float">
            <text:p>0.783205</text:p>
          </table:table-cell>
          <table:table-cell office:value-type="float" office:value="0.772118" calcext:value-type="float">
            <text:p>0.772118</text:p>
          </table:table-cell>
          <table:table-cell office:value-type="float" office:value="0.771675" calcext:value-type="float">
            <text:p>0.771675</text:p>
          </table:table-cell>
          <table:table-cell office:value-type="float" office:value="0.770549" calcext:value-type="float">
            <text:p>0.770549</text:p>
          </table:table-cell>
          <table:table-cell office:value-type="float" office:value="0.769132" calcext:value-type="float">
            <text:p>0.769132</text:p>
          </table:table-cell>
          <table:table-cell office:value-type="float" office:value="0.768004" calcext:value-type="float">
            <text:p>0.768004</text:p>
          </table:table-cell>
          <table:table-cell office:value-type="float" office:value="0.767562" calcext:value-type="float">
            <text:p>0.767562</text:p>
          </table:table-cell>
          <table:table-cell office:value-type="float" office:value="0.768004" calcext:value-type="float">
            <text:p>0.768004</text:p>
          </table:table-cell>
          <table:table-cell office:value-type="float" office:value="0.769132" calcext:value-type="float">
            <text:p>0.769132</text:p>
          </table:table-cell>
          <table:table-cell office:value-type="float" office:value="0.770549" calcext:value-type="float">
            <text:p>0.770549</text:p>
          </table:table-cell>
          <table:table-cell office:value-type="float" office:value="0.771675" calcext:value-type="float">
            <text:p>0.771675</text:p>
          </table:table-cell>
          <table:table-cell office:value-type="float" office:value="0.772118" calcext:value-type="float">
            <text:p>0.772118</text:p>
          </table:table-cell>
          <table:table-cell office:value-type="float" office:value="0.768481" calcext:value-type="float">
            <text:p>0.768481</text:p>
          </table:table-cell>
          <table:table-cell office:value-type="float" office:value="0.766805" calcext:value-type="float">
            <text:p>0.766805</text:p>
          </table:table-cell>
          <table:table-cell office:value-type="float" office:value="0.762001" calcext:value-type="float">
            <text:p>0.762001</text:p>
          </table:table-cell>
          <table:table-cell office:value-type="float" office:value="0.75607" calcext:value-type="float">
            <text:p>0.75607</text:p>
          </table:table-cell>
          <table:table-cell office:value-type="float" office:value="0.751299" calcext:value-type="float">
            <text:p>0.751299</text:p>
          </table:table-cell>
          <table:table-cell office:value-type="float" office:value="0.749489" calcext:value-type="float">
            <text:p>0.749489</text:p>
          </table:table-cell>
          <table:table-cell office:value-type="float" office:value="0.751299" calcext:value-type="float">
            <text:p>0.751299</text:p>
          </table:table-cell>
          <table:table-cell office:value-type="float" office:value="0.75607" calcext:value-type="float">
            <text:p>0.75607</text:p>
          </table:table-cell>
          <table:table-cell office:value-type="float" office:value="0.762001" calcext:value-type="float">
            <text:p>0.762001</text:p>
          </table:table-cell>
          <table:table-cell office:value-type="float" office:value="0.766805" calcext:value-type="float">
            <text:p>0.766805</text:p>
          </table:table-cell>
          <table:table-cell office:value-type="float" office:value="0.768481" calcext:value-type="float">
            <text:p>0.768481</text:p>
          </table:table-cell>
          <table:table-cell office:value-type="float" office:value="0.760279" calcext:value-type="float">
            <text:p>0.760279</text:p>
          </table:table-cell>
          <table:table-cell office:value-type="float" office:value="0.756976" calcext:value-type="float">
            <text:p>0.756976</text:p>
          </table:table-cell>
          <table:table-cell office:value-type="float" office:value="0.747171" calcext:value-type="float">
            <text:p>0.747171</text:p>
          </table:table-cell>
          <table:table-cell office:value-type="float" office:value="0.735209" calcext:value-type="float">
            <text:p>0.735209</text:p>
          </table:table-cell>
          <table:table-cell office:value-type="float" office:value="0.725661" calcext:value-type="float">
            <text:p>0.725661</text:p>
          </table:table-cell>
          <table:table-cell office:value-type="float" office:value="0.722064" calcext:value-type="float">
            <text:p>0.722064</text:p>
          </table:table-cell>
          <table:table-cell office:value-type="float" office:value="0.725661" calcext:value-type="float">
            <text:p>0.725661</text:p>
          </table:table-cell>
          <table:table-cell office:value-type="float" office:value="0.735209" calcext:value-type="float">
            <text:p>0.735209</text:p>
          </table:table-cell>
          <table:table-cell office:value-type="float" office:value="0.747171" calcext:value-type="float">
            <text:p>0.747171</text:p>
          </table:table-cell>
          <table:table-cell office:value-type="float" office:value="0.756976" calcext:value-type="float">
            <text:p>0.756976</text:p>
          </table:table-cell>
          <table:table-cell office:value-type="float" office:value="0.760279" calcext:value-type="float">
            <text:p>0.760279</text:p>
          </table:table-cell>
          <table:table-cell office:value-type="float" office:value="0.751922" calcext:value-type="float">
            <text:p>0.751922</text:p>
          </table:table-cell>
          <table:table-cell office:value-type="float" office:value="0.746195" calcext:value-type="float">
            <text:p>0.746195</text:p>
          </table:table-cell>
          <table:table-cell office:value-type="float" office:value="0.728905" calcext:value-type="float">
            <text:p>0.728905</text:p>
          </table:table-cell>
          <table:table-cell office:value-type="float" office:value="0.708056" calcext:value-type="float">
            <text:p>0.708056</text:p>
          </table:table-cell>
          <table:table-cell office:value-type="float" office:value="0.691584" calcext:value-type="float">
            <text:p>0.691584</text:p>
          </table:table-cell>
          <table:table-cell office:value-type="float" office:value="0.685417" calcext:value-type="float">
            <text:p>0.685417</text:p>
          </table:table-cell>
          <table:table-cell office:value-type="float" office:value="0.691584" calcext:value-type="float">
            <text:p>0.691584</text:p>
          </table:table-cell>
          <table:table-cell office:value-type="float" office:value="0.708056" calcext:value-type="float">
            <text:p>0.708056</text:p>
          </table:table-cell>
          <table:table-cell office:value-type="float" office:value="0.728905" calcext:value-type="float">
            <text:p>0.728905</text:p>
          </table:table-cell>
          <table:table-cell office:value-type="float" office:value="0.746195" calcext:value-type="float">
            <text:p>0.746195</text:p>
          </table:table-cell>
          <table:table-cell office:value-type="float" office:value="0.751922" calcext:value-type="float">
            <text:p>0.751922</text:p>
          </table:table-cell>
          <table:table-cell office:value-type="float" office:value="0.740494" calcext:value-type="float">
            <text:p>0.740494</text:p>
          </table:table-cell>
          <table:table-cell office:value-type="float" office:value="0.732157" calcext:value-type="float">
            <text:p>0.732157</text:p>
          </table:table-cell>
          <table:table-cell office:value-type="float" office:value="0.706744" calcext:value-type="float">
            <text:p>0.706744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652986" calcext:value-type="float">
            <text:p>0.652986</text:p>
          </table:table-cell>
          <table:table-cell office:value-type="float" office:value="0.644234" calcext:value-type="float">
            <text:p>0.644234</text:p>
          </table:table-cell>
          <table:table-cell office:value-type="float" office:value="0.652986" calcext:value-type="float">
            <text:p>0.652986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706744" calcext:value-type="float">
            <text:p>0.706744</text:p>
          </table:table-cell>
          <table:table-cell office:value-type="float" office:value="0.732157" calcext:value-type="float">
            <text:p>0.732157</text:p>
          </table:table-cell>
          <table:table-cell office:value-type="float" office:value="0.740494" calcext:value-type="float">
            <text:p>0.740494</text:p>
          </table:table-cell>
          <table:table-cell office:value-type="float" office:value="0.729643" calcext:value-type="float">
            <text:p>0.729643</text:p>
          </table:table-cell>
          <table:table-cell office:value-type="float" office:value="0.718309" calcext:value-type="float">
            <text:p>0.718309</text:p>
          </table:table-cell>
          <table:table-cell office:value-type="float" office:value="0.68372" calcext:value-type="float">
            <text:p>0.68372</text:p>
          </table:table-cell>
          <table:table-cell office:value-type="float" office:value="0.643184" calcext:value-type="float">
            <text:p>0.643184</text:p>
          </table:table-cell>
          <table:table-cell office:value-type="float" office:value="0.612052" calcext:value-type="float">
            <text:p>0.612052</text:p>
          </table:table-cell>
          <table:table-cell office:value-type="float" office:value="0.600569" calcext:value-type="float">
            <text:p>0.600569</text:p>
          </table:table-cell>
          <table:table-cell office:value-type="float" office:value="0.612052" calcext:value-type="float">
            <text:p>0.612052</text:p>
          </table:table-cell>
          <table:table-cell office:value-type="float" office:value="0.643184" calcext:value-type="float">
            <text:p>0.643184</text:p>
          </table:table-cell>
          <table:table-cell office:value-type="float" office:value="0.68372" calcext:value-type="float">
            <text:p>0.68372</text:p>
          </table:table-cell>
          <table:table-cell office:value-type="float" office:value="0.718309" calcext:value-type="float">
            <text:p>0.718309</text:p>
          </table:table-cell>
          <table:table-cell office:value-type="float" office:value="0.729643" calcext:value-type="float">
            <text:p>0.729643</text:p>
          </table:table-cell>
          <table:table-cell office:value-type="float" office:value="0.718209" calcext:value-type="float">
            <text:p>0.718209</text:p>
          </table:table-cell>
          <table:table-cell office:value-type="float" office:value="0.703995" calcext:value-type="float">
            <text:p>0.703995</text:p>
          </table:table-cell>
          <table:table-cell office:value-type="float" office:value="0.660798" calcext:value-type="float">
            <text:p>0.660798</text:p>
          </table:table-cell>
          <table:table-cell office:value-type="float" office:value="0.610958" calcext:value-type="float">
            <text:p>0.610958</text:p>
          </table:table-cell>
          <table:table-cell office:value-type="float" office:value="0.573278" calcext:value-type="float">
            <text:p>0.573278</text:p>
          </table:table-cell>
          <table:table-cell office:value-type="float" office:value="0.559495" calcext:value-type="float">
            <text:p>0.559495</text:p>
          </table:table-cell>
          <table:table-cell office:value-type="float" office:value="0.573278" calcext:value-type="float">
            <text:p>0.573278</text:p>
          </table:table-cell>
          <table:table-cell office:value-type="float" office:value="0.610958" calcext:value-type="float">
            <text:p>0.610958</text:p>
          </table:table-cell>
          <table:table-cell office:value-type="float" office:value="0.660798" calcext:value-type="float">
            <text:p>0.660798</text:p>
          </table:table-cell>
          <table:table-cell office:value-type="float" office:value="0.703995" calcext:value-type="float">
            <text:p>0.703995</text:p>
          </table:table-cell>
          <table:table-cell office:value-type="float" office:value="0.718209" calcext:value-type="float">
            <text:p>0.718209</text:p>
          </table:table-cell>
          <table:table-cell office:value-type="float" office:value="0.709267" calcext:value-type="float">
            <text:p>0.709267</text:p>
          </table:table-cell>
          <table:table-cell office:value-type="float" office:value="0.692322" calcext:value-type="float">
            <text:p>0.692322</text:p>
          </table:table-cell>
          <table:table-cell office:value-type="float" office:value="0.641304" calcext:value-type="float">
            <text:p>0.641304</text:p>
          </table:table-cell>
          <table:table-cell office:value-type="float" office:value="0.58327" calcext:value-type="float">
            <text:p>0.58327</text:p>
          </table:table-cell>
          <table:table-cell office:value-type="float" office:value="0.540015" calcext:value-type="float">
            <text:p>0.540015</text:p>
          </table:table-cell>
          <table:table-cell office:value-type="float" office:value="0.524316" calcext:value-type="float">
            <text:p>0.524316</text:p>
          </table:table-cell>
          <table:table-cell office:value-type="float" office:value="0.540015" calcext:value-type="float">
            <text:p>0.540015</text:p>
          </table:table-cell>
          <table:table-cell office:value-type="float" office:value="0.58327" calcext:value-type="float">
            <text:p>0.58327</text:p>
          </table:table-cell>
          <table:table-cell office:value-type="float" office:value="0.641304" calcext:value-type="float">
            <text:p>0.641304</text:p>
          </table:table-cell>
          <table:table-cell office:value-type="float" office:value="0.692322" calcext:value-type="float">
            <text:p>0.692322</text:p>
          </table:table-cell>
          <table:table-cell office:value-type="float" office:value="0.709267" calcext:value-type="float">
            <text:p>0.709267</text:p>
          </table:table-cell>
          <table:table-cell office:value-type="float" office:value="0.702572" calcext:value-type="float">
            <text:p>0.702572</text:p>
          </table:table-cell>
          <table:table-cell office:value-type="float" office:value="0.683632" calcext:value-type="float">
            <text:p>0.683632</text:p>
          </table:table-cell>
          <table:table-cell office:value-type="float" office:value="0.627211" calcext:value-type="float">
            <text:p>0.627211</text:p>
          </table:table-cell>
          <table:table-cell office:value-type="float" office:value="0.563787" calcext:value-type="float">
            <text:p>0.563787</text:p>
          </table:table-cell>
          <table:table-cell office:value-type="float" office:value="0.517067" calcext:value-type="float">
            <text:p>0.517067</text:p>
          </table:table-cell>
          <table:table-cell office:value-type="float" office:value="0.500221" calcext:value-type="float">
            <text:p>0.500221</text:p>
          </table:table-cell>
          <table:table-cell office:value-type="float" office:value="0.517067" calcext:value-type="float">
            <text:p>0.517067</text:p>
          </table:table-cell>
          <table:table-cell office:value-type="float" office:value="0.563787" calcext:value-type="float">
            <text:p>0.563787</text:p>
          </table:table-cell>
          <table:table-cell office:value-type="float" office:value="0.627211" calcext:value-type="float">
            <text:p>0.627211</text:p>
          </table:table-cell>
          <table:table-cell office:value-type="float" office:value="0.683632" calcext:value-type="float">
            <text:p>0.683632</text:p>
          </table:table-cell>
          <table:table-cell office:value-type="float" office:value="0.702572" calcext:value-type="float">
            <text:p>0.702572</text:p>
          </table:table-cell>
          <table:table-cell office:value-type="float" office:value="0.701882" calcext:value-type="float">
            <text:p>0.701882</text:p>
          </table:table-cell>
          <table:table-cell office:value-type="float" office:value="0.681885" calcext:value-type="float">
            <text:p>0.681885</text:p>
          </table:table-cell>
          <table:table-cell office:value-type="float" office:value="0.62272" calcext:value-type="float">
            <text:p>0.62272</text:p>
          </table:table-cell>
          <table:table-cell office:value-type="float" office:value="0.556479" calcext:value-type="float">
            <text:p>0.556479</text:p>
          </table:table-cell>
          <table:table-cell office:value-type="float" office:value="0.507863" calcext:value-type="float">
            <text:p>0.507863</text:p>
          </table:table-cell>
          <table:table-cell office:value-type="float" office:value="0.49037" calcext:value-type="float">
            <text:p>0.49037</text:p>
          </table:table-cell>
          <table:table-cell office:value-type="float" office:value="0.507863" calcext:value-type="float">
            <text:p>0.507863</text:p>
          </table:table-cell>
          <table:table-cell office:value-type="float" office:value="0.556479" calcext:value-type="float">
            <text:p>0.556479</text:p>
          </table:table-cell>
          <table:table-cell office:value-type="float" office:value="0.62272" calcext:value-type="float">
            <text:p>0.62272</text:p>
          </table:table-cell>
          <table:table-cell office:value-type="float" office:value="0.681885" calcext:value-type="float">
            <text:p>0.681885</text:p>
          </table:table-cell>
          <table:table-cell office:value-type="float" office:value="0.701882" calcext:value-type="float">
            <text:p>0.701882</text:p>
          </table:table-cell>
        </table:table-row>
        <table:table-row table:style-name="ro1">
          <table:table-cell office:value-type="float" office:value="0.929034" calcext:value-type="float">
            <text:p>0.929034</text:p>
          </table:table-cell>
          <table:table-cell office:value-type="float" office:value="0.788648" calcext:value-type="float">
            <text:p>0.788648</text:p>
          </table:table-cell>
          <table:table-cell office:value-type="float" office:value="0.78732" calcext:value-type="float">
            <text:p>0.78732</text:p>
          </table:table-cell>
          <table:table-cell office:value-type="float" office:value="0.783696" calcext:value-type="float">
            <text:p>0.783696</text:p>
          </table:table-cell>
          <table:table-cell office:value-type="float" office:value="0.779165" calcext:value-type="float">
            <text:p>0.779165</text:p>
          </table:table-cell>
          <table:table-cell office:value-type="float" office:value="0.775491" calcext:value-type="float">
            <text:p>0.775491</text:p>
          </table:table-cell>
          <table:table-cell office:value-type="float" office:value="0.774093" calcext:value-type="float">
            <text:p>0.774093</text:p>
          </table:table-cell>
          <table:table-cell office:value-type="float" office:value="0.775491" calcext:value-type="float">
            <text:p>0.775491</text:p>
          </table:table-cell>
          <table:table-cell office:value-type="float" office:value="0.779165" calcext:value-type="float">
            <text:p>0.779165</text:p>
          </table:table-cell>
          <table:table-cell office:value-type="float" office:value="0.783696" calcext:value-type="float">
            <text:p>0.783696</text:p>
          </table:table-cell>
          <table:table-cell office:value-type="float" office:value="0.78732" calcext:value-type="float">
            <text:p>0.78732</text:p>
          </table:table-cell>
          <table:table-cell office:value-type="float" office:value="0.788648" calcext:value-type="float">
            <text:p>0.788648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777055" calcext:value-type="float">
            <text:p>0.777055</text:p>
          </table:table-cell>
          <table:table-cell office:value-type="float" office:value="0.775923" calcext:value-type="float">
            <text:p>0.775923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773366" calcext:value-type="float">
            <text:p>0.773366</text:p>
          </table:table-cell>
          <table:table-cell office:value-type="float" office:value="0.772923" calcext:value-type="float">
            <text:p>0.772923</text:p>
          </table:table-cell>
          <table:table-cell office:value-type="float" office:value="0.773366" calcext:value-type="float">
            <text:p>0.773366</text:p>
          </table:table-cell>
          <table:table-cell office:value-type="float" office:value="0.7745" calcext:value-type="float">
            <text:p>0.7745</text:p>
          </table:table-cell>
          <table:table-cell office:value-type="float" office:value="0.775923" calcext:value-type="float">
            <text:p>0.775923</text:p>
          </table:table-cell>
          <table:table-cell office:value-type="float" office:value="0.777055" calcext:value-type="float">
            <text:p>0.777055</text:p>
          </table:table-cell>
          <table:table-cell office:value-type="float" office:value="0.7775" calcext:value-type="float">
            <text:p>0.7775</text:p>
          </table:table-cell>
          <table:table-cell office:value-type="float" office:value="0.773861" calcext:value-type="float">
            <text:p>0.773861</text:p>
          </table:table-cell>
          <table:table-cell office:value-type="float" office:value="0.772178" calcext:value-type="float">
            <text:p>0.772178</text:p>
          </table:table-cell>
          <table:table-cell office:value-type="float" office:value="0.76735" calcext:value-type="float">
            <text:p>0.76735</text:p>
          </table:table-cell>
          <table:table-cell office:value-type="float" office:value="0.76139" calcext:value-type="float">
            <text:p>0.76139</text:p>
          </table:table-cell>
          <table:table-cell office:value-type="float" office:value="0.756595" calcext:value-type="float">
            <text:p>0.756595</text:p>
          </table:table-cell>
          <table:table-cell office:value-type="float" office:value="0.754776" calcext:value-type="float">
            <text:p>0.754776</text:p>
          </table:table-cell>
          <table:table-cell office:value-type="float" office:value="0.756595" calcext:value-type="float">
            <text:p>0.756595</text:p>
          </table:table-cell>
          <table:table-cell office:value-type="float" office:value="0.76139" calcext:value-type="float">
            <text:p>0.76139</text:p>
          </table:table-cell>
          <table:table-cell office:value-type="float" office:value="0.76735" calcext:value-type="float">
            <text:p>0.76735</text:p>
          </table:table-cell>
          <table:table-cell office:value-type="float" office:value="0.772178" calcext:value-type="float">
            <text:p>0.772178</text:p>
          </table:table-cell>
          <table:table-cell office:value-type="float" office:value="0.773861" calcext:value-type="float">
            <text:p>0.773861</text:p>
          </table:table-cell>
          <table:table-cell office:value-type="float" office:value="0.765641" calcext:value-type="float">
            <text:p>0.765641</text:p>
          </table:table-cell>
          <table:table-cell office:value-type="float" office:value="0.762324" calcext:value-type="float">
            <text:p>0.762324</text:p>
          </table:table-cell>
          <table:table-cell office:value-type="float" office:value="0.752472" calcext:value-type="float">
            <text:p>0.752472</text:p>
          </table:table-cell>
          <table:table-cell office:value-type="float" office:value="0.740454" calcext:value-type="float">
            <text:p>0.740454</text:p>
          </table:table-cell>
          <table:table-cell office:value-type="float" office:value="0.73086" calcext:value-type="float">
            <text:p>0.73086</text:p>
          </table:table-cell>
          <table:table-cell office:value-type="float" office:value="0.727245" calcext:value-type="float">
            <text:p>0.727245</text:p>
          </table:table-cell>
          <table:table-cell office:value-type="float" office:value="0.73086" calcext:value-type="float">
            <text:p>0.73086</text:p>
          </table:table-cell>
          <table:table-cell office:value-type="float" office:value="0.740454" calcext:value-type="float">
            <text:p>0.740454</text:p>
          </table:table-cell>
          <table:table-cell office:value-type="float" office:value="0.752472" calcext:value-type="float">
            <text:p>0.752472</text:p>
          </table:table-cell>
          <table:table-cell office:value-type="float" office:value="0.762324" calcext:value-type="float">
            <text:p>0.762324</text:p>
          </table:table-cell>
          <table:table-cell office:value-type="float" office:value="0.765641" calcext:value-type="float">
            <text:p>0.765641</text:p>
          </table:table-cell>
          <table:table-cell office:value-type="float" office:value="0.757281" calcext:value-type="float">
            <text:p>0.757281</text:p>
          </table:table-cell>
          <table:table-cell office:value-type="float" office:value="0.751529" calcext:value-type="float">
            <text:p>0.751529</text:p>
          </table:table-cell>
          <table:table-cell office:value-type="float" office:value="0.734157" calcext:value-type="float">
            <text:p>0.734157</text:p>
          </table:table-cell>
          <table:table-cell office:value-type="float" office:value="0.713209" calcext:value-type="float">
            <text:p>0.713209</text:p>
          </table:table-cell>
          <table:table-cell office:value-type="float" office:value="0.696655" calcext:value-type="float">
            <text:p>0.696655</text:p>
          </table:table-cell>
          <table:table-cell office:value-type="float" office:value="0.690459" calcext:value-type="float">
            <text:p>0.690459</text:p>
          </table:table-cell>
          <table:table-cell office:value-type="float" office:value="0.696655" calcext:value-type="float">
            <text:p>0.696655</text:p>
          </table:table-cell>
          <table:table-cell office:value-type="float" office:value="0.713209" calcext:value-type="float">
            <text:p>0.713209</text:p>
          </table:table-cell>
          <table:table-cell office:value-type="float" office:value="0.734157" calcext:value-type="float">
            <text:p>0.734157</text:p>
          </table:table-cell>
          <table:table-cell office:value-type="float" office:value="0.751529" calcext:value-type="float">
            <text:p>0.751529</text:p>
          </table:table-cell>
          <table:table-cell office:value-type="float" office:value="0.757281" calcext:value-type="float">
            <text:p>0.757281</text:p>
          </table:table-cell>
          <table:table-cell office:value-type="float" office:value="0.745839" calcext:value-type="float">
            <text:p>0.745839</text:p>
          </table:table-cell>
          <table:table-cell office:value-type="float" office:value="0.737466" calcext:value-type="float">
            <text:p>0.737466</text:p>
          </table:table-cell>
          <table:table-cell office:value-type="float" office:value="0.711937" calcext:value-type="float">
            <text:p>0.711937</text:p>
          </table:table-cell>
          <table:table-cell office:value-type="float" office:value="0.681581" calcext:value-type="float">
            <text:p>0.681581</text:p>
          </table:table-cell>
          <table:table-cell office:value-type="float" office:value="0.657923" calcext:value-type="float">
            <text:p>0.657923</text:p>
          </table:table-cell>
          <table:table-cell office:value-type="float" office:value="0.649129" calcext:value-type="float">
            <text:p>0.649129</text:p>
          </table:table-cell>
          <table:table-cell office:value-type="float" office:value="0.657923" calcext:value-type="float">
            <text:p>0.657923</text:p>
          </table:table-cell>
          <table:table-cell office:value-type="float" office:value="0.681581" calcext:value-type="float">
            <text:p>0.681581</text:p>
          </table:table-cell>
          <table:table-cell office:value-type="float" office:value="0.711937" calcext:value-type="float">
            <text:p>0.711937</text:p>
          </table:table-cell>
          <table:table-cell office:value-type="float" office:value="0.737466" calcext:value-type="float">
            <text:p>0.737466</text:p>
          </table:table-cell>
          <table:table-cell office:value-type="float" office:value="0.745839" calcext:value-type="float">
            <text:p>0.745839</text:p>
          </table:table-cell>
          <table:table-cell office:value-type="float" office:value="0.73499" calcext:value-type="float">
            <text:p>0.73499</text:p>
          </table:table-cell>
          <table:table-cell office:value-type="float" office:value="0.723609" calcext:value-type="float">
            <text:p>0.723609</text:p>
          </table:table-cell>
          <table:table-cell office:value-type="float" office:value="0.688862" calcext:value-type="float">
            <text:p>0.688862</text:p>
          </table:table-cell>
          <table:table-cell office:value-type="float" office:value="0.648138" calcext:value-type="float">
            <text:p>0.648138</text:p>
          </table:table-cell>
          <table:table-cell office:value-type="float" office:value="0.616855" calcext:value-type="float">
            <text:p>0.616855</text:p>
          </table:table-cell>
          <table:table-cell office:value-type="float" office:value="0.605315" calcext:value-type="float">
            <text:p>0.605315</text:p>
          </table:table-cell>
          <table:table-cell office:value-type="float" office:value="0.616855" calcext:value-type="float">
            <text:p>0.616855</text:p>
          </table:table-cell>
          <table:table-cell office:value-type="float" office:value="0.648138" calcext:value-type="float">
            <text:p>0.648138</text:p>
          </table:table-cell>
          <table:table-cell office:value-type="float" office:value="0.688862" calcext:value-type="float">
            <text:p>0.688862</text:p>
          </table:table-cell>
          <table:table-cell office:value-type="float" office:value="0.723609" calcext:value-type="float">
            <text:p>0.723609</text:p>
          </table:table-cell>
          <table:table-cell office:value-type="float" office:value="0.73499" calcext:value-type="float">
            <text:p>0.73499</text:p>
          </table:table-cell>
          <table:table-cell office:value-type="float" office:value="0.723552" calcext:value-type="float">
            <text:p>0.723552</text:p>
          </table:table-cell>
          <table:table-cell office:value-type="float" office:value="0.70928" calcext:value-type="float">
            <text:p>0.70928</text:p>
          </table:table-cell>
          <table:table-cell office:value-type="float" office:value="0.665895" calcext:value-type="float">
            <text:p>0.665895</text:p>
          </table:table-cell>
          <table:table-cell office:value-type="float" office:value="0.615827" calcext:value-type="float">
            <text:p>0.615827</text:p>
          </table:table-cell>
          <table:table-cell office:value-type="float" office:value="0.577966" calcext:value-type="float">
            <text:p>0.577966</text:p>
          </table:table-cell>
          <table:table-cell office:value-type="float" office:value="0.564116" calcext:value-type="float">
            <text:p>0.564116</text:p>
          </table:table-cell>
          <table:table-cell office:value-type="float" office:value="0.577966" calcext:value-type="float">
            <text:p>0.577966</text:p>
          </table:table-cell>
          <table:table-cell office:value-type="float" office:value="0.615827" calcext:value-type="float">
            <text:p>0.615827</text:p>
          </table:table-cell>
          <table:table-cell office:value-type="float" office:value="0.665895" calcext:value-type="float">
            <text:p>0.665895</text:p>
          </table:table-cell>
          <table:table-cell office:value-type="float" office:value="0.70928" calcext:value-type="float">
            <text:p>0.70928</text:p>
          </table:table-cell>
          <table:table-cell office:value-type="float" office:value="0.723552" calcext:value-type="float">
            <text:p>0.723552</text:p>
          </table:table-cell>
          <table:table-cell office:value-type="float" office:value="0.71462" calcext:value-type="float">
            <text:p>0.71462</text:p>
          </table:table-cell>
          <table:table-cell office:value-type="float" office:value="0.697609" calcext:value-type="float">
            <text:p>0.697609</text:p>
          </table:table-cell>
          <table:table-cell office:value-type="float" office:value="0.646372" calcext:value-type="float">
            <text:p>0.646372</text:p>
          </table:table-cell>
          <table:table-cell office:value-type="float" office:value="0.588075" calcext:value-type="float">
            <text:p>0.588075</text:p>
          </table:table-cell>
          <table:table-cell office:value-type="float" office:value="0.544612" calcext:value-type="float">
            <text:p>0.544612</text:p>
          </table:table-cell>
          <table:table-cell office:value-type="float" office:value="0.528836" calcext:value-type="float">
            <text:p>0.528836</text:p>
          </table:table-cell>
          <table:table-cell office:value-type="float" office:value="0.544612" calcext:value-type="float">
            <text:p>0.544612</text:p>
          </table:table-cell>
          <table:table-cell office:value-type="float" office:value="0.588075" calcext:value-type="float">
            <text:p>0.588075</text:p>
          </table:table-cell>
          <table:table-cell office:value-type="float" office:value="0.646372" calcext:value-type="float">
            <text:p>0.646372</text:p>
          </table:table-cell>
          <table:table-cell office:value-type="float" office:value="0.697609" calcext:value-type="float">
            <text:p>0.697609</text:p>
          </table:table-cell>
          <table:table-cell office:value-type="float" office:value="0.71462" calcext:value-type="float">
            <text:p>0.71462</text:p>
          </table:table-cell>
          <table:table-cell office:value-type="float" office:value="0.707929" calcext:value-type="float">
            <text:p>0.707929</text:p>
          </table:table-cell>
          <table:table-cell office:value-type="float" office:value="0.688918" calcext:value-type="float">
            <text:p>0.688918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52161" calcext:value-type="float">
            <text:p>0.52161</text:p>
          </table:table-cell>
          <table:table-cell office:value-type="float" office:value="0.504682" calcext:value-type="float">
            <text:p>0.504682</text:p>
          </table:table-cell>
          <table:table-cell office:value-type="float" office:value="0.52161" calcext:value-type="float">
            <text:p>0.52161</text:p>
          </table:table-cell>
          <table:table-cell office:value-type="float" office:value="0.568553" calcext:value-type="float">
            <text:p>0.568553</text:p>
          </table:table-cell>
          <table:table-cell office:value-type="float" office:value="0.63226" calcext:value-type="float">
            <text:p>0.63226</text:p>
          </table:table-cell>
          <table:table-cell office:value-type="float" office:value="0.688918" calcext:value-type="float">
            <text:p>0.688918</text:p>
          </table:table-cell>
          <table:table-cell office:value-type="float" office:value="0.707929" calcext:value-type="float">
            <text:p>0.707929</text:p>
          </table:table-cell>
          <table:table-cell office:value-type="float" office:value="0.707264" calcext:value-type="float">
            <text:p>0.707264</text:p>
          </table:table-cell>
          <table:table-cell office:value-type="float" office:value="0.687191" calcext:value-type="float">
            <text:p>0.687191</text:p>
          </table:table-cell>
          <table:table-cell office:value-type="float" office:value="0.627774" calcext:value-type="float">
            <text:p>0.627774</text:p>
          </table:table-cell>
          <table:table-cell office:value-type="float" office:value="0.561233" calcext:value-type="float">
            <text:p>0.561233</text:p>
          </table:table-cell>
          <table:table-cell office:value-type="float" office:value="0.512379" calcext:value-type="float">
            <text:p>0.512379</text:p>
          </table:table-cell>
          <table:table-cell office:value-type="float" office:value="0.494799" calcext:value-type="float">
            <text:p>0.494799</text:p>
          </table:table-cell>
          <table:table-cell office:value-type="float" office:value="0.512379" calcext:value-type="float">
            <text:p>0.512379</text:p>
          </table:table-cell>
          <table:table-cell office:value-type="float" office:value="0.561233" calcext:value-type="float">
            <text:p>0.561233</text:p>
          </table:table-cell>
          <table:table-cell office:value-type="float" office:value="0.627774" calcext:value-type="float">
            <text:p>0.627774</text:p>
          </table:table-cell>
          <table:table-cell office:value-type="float" office:value="0.687191" calcext:value-type="float">
            <text:p>0.687191</text:p>
          </table:table-cell>
          <table:table-cell office:value-type="float" office:value="0.707264" calcext:value-type="float">
            <text:p>0.707264</text:p>
          </table:table-cell>
        </table:table-row>
        <table:table-row table:style-name="ro1">
          <table:table-cell office:value-type="float" office:value="0.93685" calcext:value-type="float">
            <text:p>0.93685</text:p>
          </table:table-cell>
          <table:table-cell office:value-type="float" office:value="0.794382" calcext:value-type="float">
            <text:p>0.794382</text:p>
          </table:table-cell>
          <table:table-cell office:value-type="float" office:value="0.793047" calcext:value-type="float">
            <text:p>0.793047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8484" calcext:value-type="float">
            <text:p>0.78484</text:p>
          </table:table-cell>
          <table:table-cell office:value-type="float" office:value="0.781143" calcext:value-type="float">
            <text:p>0.781143</text:p>
          </table:table-cell>
          <table:table-cell office:value-type="float" office:value="0.779736" calcext:value-type="float">
            <text:p>0.779736</text:p>
          </table:table-cell>
          <table:table-cell office:value-type="float" office:value="0.781143" calcext:value-type="float">
            <text:p>0.781143</text:p>
          </table:table-cell>
          <table:table-cell office:value-type="float" office:value="0.78484" calcext:value-type="float">
            <text:p>0.78484</text:p>
          </table:table-cell>
          <table:table-cell office:value-type="float" office:value="0.7894" calcext:value-type="float">
            <text:p>0.7894</text:p>
          </table:table-cell>
          <table:table-cell office:value-type="float" office:value="0.793047" calcext:value-type="float">
            <text:p>0.793047</text:p>
          </table:table-cell>
          <table:table-cell office:value-type="float" office:value="0.794382" calcext:value-type="float">
            <text:p>0.794382</text:p>
          </table:table-cell>
          <table:table-cell office:value-type="float" office:value="0.78317" calcext:value-type="float">
            <text:p>0.78317</text:p>
          </table:table-cell>
          <table:table-cell office:value-type="float" office:value="0.782725" calcext:value-type="float">
            <text:p>0.782725</text:p>
          </table:table-cell>
          <table:table-cell office:value-type="float" office:value="0.781587" calcext:value-type="float">
            <text:p>0.781587</text:p>
          </table:table-cell>
          <table:table-cell office:value-type="float" office:value="0.780157" calcext:value-type="float">
            <text:p>0.780157</text:p>
          </table:table-cell>
          <table:table-cell office:value-type="float" office:value="0.779017" calcext:value-type="float">
            <text:p>0.779017</text:p>
          </table:table-cell>
          <table:table-cell office:value-type="float" office:value="0.778571" calcext:value-type="float">
            <text:p>0.778571</text:p>
          </table:table-cell>
          <table:table-cell office:value-type="float" office:value="0.779017" calcext:value-type="float">
            <text:p>0.779017</text:p>
          </table:table-cell>
          <table:table-cell office:value-type="float" office:value="0.780157" calcext:value-type="float">
            <text:p>0.780157</text:p>
          </table:table-cell>
          <table:table-cell office:value-type="float" office:value="0.781587" calcext:value-type="float">
            <text:p>0.781587</text:p>
          </table:table-cell>
          <table:table-cell office:value-type="float" office:value="0.782725" calcext:value-type="float">
            <text:p>0.782725</text:p>
          </table:table-cell>
          <table:table-cell office:value-type="float" office:value="0.78317" calcext:value-type="float">
            <text:p>0.78317</text:p>
          </table:table-cell>
          <table:table-cell office:value-type="float" office:value="0.779529" calcext:value-type="float">
            <text:p>0.779529</text:p>
          </table:table-cell>
          <table:table-cell office:value-type="float" office:value="0.777839" calcext:value-type="float">
            <text:p>0.777839</text:p>
          </table:table-cell>
          <table:table-cell office:value-type="float" office:value="0.772987" calcext:value-type="float">
            <text:p>0.772987</text:p>
          </table:table-cell>
          <table:table-cell office:value-type="float" office:value="0.766997" calcext:value-type="float">
            <text:p>0.766997</text:p>
          </table:table-cell>
          <table:table-cell office:value-type="float" office:value="0.762177" calcext:value-type="float">
            <text:p>0.762177</text:p>
          </table:table-cell>
          <table:table-cell office:value-type="float" office:value="0.760348" calcext:value-type="float">
            <text:p>0.760348</text:p>
          </table:table-cell>
          <table:table-cell office:value-type="float" office:value="0.762177" calcext:value-type="float">
            <text:p>0.762177</text:p>
          </table:table-cell>
          <table:table-cell office:value-type="float" office:value="0.766997" calcext:value-type="float">
            <text:p>0.766997</text:p>
          </table:table-cell>
          <table:table-cell office:value-type="float" office:value="0.772987" calcext:value-type="float">
            <text:p>0.772987</text:p>
          </table:table-cell>
          <table:table-cell office:value-type="float" office:value="0.777839" calcext:value-type="float">
            <text:p>0.777839</text:p>
          </table:table-cell>
          <table:table-cell office:value-type="float" office:value="0.779529" calcext:value-type="float">
            <text:p>0.779529</text:p>
          </table:table-cell>
          <table:table-cell office:value-type="float" office:value="0.771292" calcext:value-type="float">
            <text:p>0.771292</text:p>
          </table:table-cell>
          <table:table-cell office:value-type="float" office:value="0.767961" calcext:value-type="float">
            <text:p>0.767961</text:p>
          </table:table-cell>
          <table:table-cell office:value-type="float" office:value="0.75806" calcext:value-type="float">
            <text:p>0.75806</text:p>
          </table:table-cell>
          <table:table-cell office:value-type="float" office:value="0.745983" calcext:value-type="float">
            <text:p>0.745983</text:p>
          </table:table-cell>
          <table:table-cell office:value-type="float" office:value="0.73634" calcext:value-type="float">
            <text:p>0.73634</text:p>
          </table:table-cell>
          <table:table-cell office:value-type="float" office:value="0.732708" calcext:value-type="float">
            <text:p>0.732708</text:p>
          </table:table-cell>
          <table:table-cell office:value-type="float" office:value="0.73634" calcext:value-type="float">
            <text:p>0.73634</text:p>
          </table:table-cell>
          <table:table-cell office:value-type="float" office:value="0.745983" calcext:value-type="float">
            <text:p>0.745983</text:p>
          </table:table-cell>
          <table:table-cell office:value-type="float" office:value="0.75806" calcext:value-type="float">
            <text:p>0.75806</text:p>
          </table:table-cell>
          <table:table-cell office:value-type="float" office:value="0.767961" calcext:value-type="float">
            <text:p>0.767961</text:p>
          </table:table-cell>
          <table:table-cell office:value-type="float" office:value="0.771292" calcext:value-type="float">
            <text:p>0.771292</text:p>
          </table:table-cell>
          <table:table-cell office:value-type="float" office:value="0.762929" calcext:value-type="float">
            <text:p>0.762929</text:p>
          </table:table-cell>
          <table:table-cell office:value-type="float" office:value="0.757151" calcext:value-type="float">
            <text:p>0.757151</text:p>
          </table:table-cell>
          <table:table-cell office:value-type="float" office:value="0.739693" calcext:value-type="float">
            <text:p>0.739693</text:p>
          </table:table-cell>
          <table:table-cell office:value-type="float" office:value="0.718641" calcext:value-type="float">
            <text:p>0.718641</text:p>
          </table:table-cell>
          <table:table-cell office:value-type="float" office:value="0.702003" calcext:value-type="float">
            <text:p>0.702003</text:p>
          </table:table-cell>
          <table:table-cell office:value-type="float" office:value="0.695775" calcext:value-type="float">
            <text:p>0.695775</text:p>
          </table:table-cell>
          <table:table-cell office:value-type="float" office:value="0.702003" calcext:value-type="float">
            <text:p>0.702003</text:p>
          </table:table-cell>
          <table:table-cell office:value-type="float" office:value="0.718641" calcext:value-type="float">
            <text:p>0.718641</text:p>
          </table:table-cell>
          <table:table-cell office:value-type="float" office:value="0.739693" calcext:value-type="float">
            <text:p>0.739693</text:p>
          </table:table-cell>
          <table:table-cell office:value-type="float" office:value="0.757151" calcext:value-type="float">
            <text:p>0.757151</text:p>
          </table:table-cell>
          <table:table-cell office:value-type="float" office:value="0.762929" calcext:value-type="float">
            <text:p>0.762929</text:p>
          </table:table-cell>
          <table:table-cell office:value-type="float" office:value="0.751473" calcext:value-type="float">
            <text:p>0.751473</text:p>
          </table:table-cell>
          <table:table-cell office:value-type="float" office:value="0.743064" calcext:value-type="float">
            <text:p>0.743064</text:p>
          </table:table-cell>
          <table:table-cell office:value-type="float" office:value="0.717412" calcext:value-type="float">
            <text:p>0.717412</text:p>
          </table:table-cell>
          <table:table-cell office:value-type="float" office:value="0.686909" calcext:value-type="float">
            <text:p>0.686909</text:p>
          </table:table-cell>
          <table:table-cell office:value-type="float" office:value="0.663131" calcext:value-type="float">
            <text:p>0.663131</text:p>
          </table:table-cell>
          <table:table-cell office:value-type="float" office:value="0.654293" calcext:value-type="float">
            <text:p>0.654293</text:p>
          </table:table-cell>
          <table:table-cell office:value-type="float" office:value="0.663131" calcext:value-type="float">
            <text:p>0.663131</text:p>
          </table:table-cell>
          <table:table-cell office:value-type="float" office:value="0.686909" calcext:value-type="float">
            <text:p>0.686909</text:p>
          </table:table-cell>
          <table:table-cell office:value-type="float" office:value="0.717412" calcext:value-type="float">
            <text:p>0.717412</text:p>
          </table:table-cell>
          <table:table-cell office:value-type="float" office:value="0.743064" calcext:value-type="float">
            <text:p>0.743064</text:p>
          </table:table-cell>
          <table:table-cell office:value-type="float" office:value="0.751473" calcext:value-type="float">
            <text:p>0.751473</text:p>
          </table:table-cell>
          <table:table-cell office:value-type="float" office:value="0.740626" calcext:value-type="float">
            <text:p>0.740626</text:p>
          </table:table-cell>
          <table:table-cell office:value-type="float" office:value="0.729196" calcext:value-type="float">
            <text:p>0.729196</text:p>
          </table:table-cell>
          <table:table-cell office:value-type="float" office:value="0.694286" calcext:value-type="float">
            <text:p>0.694286</text:p>
          </table:table-cell>
          <table:table-cell office:value-type="float" office:value="0.653364" calcext:value-type="float">
            <text:p>0.653364</text:p>
          </table:table-cell>
          <table:table-cell office:value-type="float" office:value="0.621923" calcext:value-type="float">
            <text:p>0.621923</text:p>
          </table:table-cell>
          <table:table-cell office:value-type="float" office:value="0.610324" calcext:value-type="float">
            <text:p>0.610324</text:p>
          </table:table-cell>
          <table:table-cell office:value-type="float" office:value="0.621923" calcext:value-type="float">
            <text:p>0.621923</text:p>
          </table:table-cell>
          <table:table-cell office:value-type="float" office:value="0.653364" calcext:value-type="float">
            <text:p>0.653364</text:p>
          </table:table-cell>
          <table:table-cell office:value-type="float" office:value="0.694286" calcext:value-type="float">
            <text:p>0.694286</text:p>
          </table:table-cell>
          <table:table-cell office:value-type="float" office:value="0.729196" calcext:value-type="float">
            <text:p>0.729196</text:p>
          </table:table-cell>
          <table:table-cell office:value-type="float" office:value="0.740626" calcext:value-type="float">
            <text:p>0.740626</text:p>
          </table:table-cell>
          <table:table-cell office:value-type="float" office:value="0.729185" calcext:value-type="float">
            <text:p>0.729185</text:p>
          </table:table-cell>
          <table:table-cell office:value-type="float" office:value="0.714854" calcext:value-type="float">
            <text:p>0.714854</text:p>
          </table:table-cell>
          <table:table-cell office:value-type="float" office:value="0.67127" calcext:value-type="float">
            <text:p>0.67127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582914" calcext:value-type="float">
            <text:p>0.582914</text:p>
          </table:table-cell>
          <table:table-cell office:value-type="float" office:value="0.568994" calcext:value-type="float">
            <text:p>0.568994</text:p>
          </table:table-cell>
          <table:table-cell office:value-type="float" office:value="0.582914" calcext:value-type="float">
            <text:p>0.582914</text:p>
          </table:table-cell>
          <table:table-cell office:value-type="float" office:value="0.620965" calcext:value-type="float">
            <text:p>0.620965</text:p>
          </table:table-cell>
          <table:table-cell office:value-type="float" office:value="0.67127" calcext:value-type="float">
            <text:p>0.67127</text:p>
          </table:table-cell>
          <table:table-cell office:value-type="float" office:value="0.714854" calcext:value-type="float">
            <text:p>0.714854</text:p>
          </table:table-cell>
          <table:table-cell office:value-type="float" office:value="0.729185" calcext:value-type="float">
            <text:p>0.729185</text:p>
          </table:table-cell>
          <table:table-cell office:value-type="float" office:value="0.720265" calcext:value-type="float">
            <text:p>0.720265</text:p>
          </table:table-cell>
          <table:table-cell office:value-type="float" office:value="0.703185" calcext:value-type="float">
            <text:p>0.703185</text:p>
          </table:table-cell>
          <table:table-cell office:value-type="float" office:value="0.651718" calcext:value-type="float">
            <text:p>0.651718</text:p>
          </table:table-cell>
          <table:table-cell office:value-type="float" office:value="0.593147" calcext:value-type="float">
            <text:p>0.593147</text:p>
          </table:table-cell>
          <table:table-cell office:value-type="float" office:value="0.549465" calcext:value-type="float">
            <text:p>0.549465</text:p>
          </table:table-cell>
          <table:table-cell office:value-type="float" office:value="0.533608" calcext:value-type="float">
            <text:p>0.533608</text:p>
          </table:table-cell>
          <table:table-cell office:value-type="float" office:value="0.549465" calcext:value-type="float">
            <text:p>0.549465</text:p>
          </table:table-cell>
          <table:table-cell office:value-type="float" office:value="0.593147" calcext:value-type="float">
            <text:p>0.593147</text:p>
          </table:table-cell>
          <table:table-cell office:value-type="float" office:value="0.651718" calcext:value-type="float">
            <text:p>0.651718</text:p>
          </table:table-cell>
          <table:table-cell office:value-type="float" office:value="0.703185" calcext:value-type="float">
            <text:p>0.703185</text:p>
          </table:table-cell>
          <table:table-cell office:value-type="float" office:value="0.720265" calcext:value-type="float">
            <text:p>0.720265</text:p>
          </table:table-cell>
          <table:table-cell office:value-type="float" office:value="0.713577" calcext:value-type="float">
            <text:p>0.713577</text:p>
          </table:table-cell>
          <table:table-cell office:value-type="float" office:value="0.694492" calcext:value-type="float">
            <text:p>0.694492</text:p>
          </table:table-cell>
          <table:table-cell office:value-type="float" office:value="0.637587" calcext:value-type="float">
            <text:p>0.637587</text:p>
          </table:table-cell>
          <table:table-cell office:value-type="float" office:value="0.573585" calcext:value-type="float">
            <text:p>0.573585</text:p>
          </table:table-cell>
          <table:table-cell office:value-type="float" office:value="0.526408" calcext:value-type="float">
            <text:p>0.526408</text:p>
          </table:table-cell>
          <table:table-cell office:value-type="float" office:value="0.509392" calcext:value-type="float">
            <text:p>0.509392</text:p>
          </table:table-cell>
          <table:table-cell office:value-type="float" office:value="0.526408" calcext:value-type="float">
            <text:p>0.526408</text:p>
          </table:table-cell>
          <table:table-cell office:value-type="float" office:value="0.573585" calcext:value-type="float">
            <text:p>0.573585</text:p>
          </table:table-cell>
          <table:table-cell office:value-type="float" office:value="0.637587" calcext:value-type="float">
            <text:p>0.637587</text:p>
          </table:table-cell>
          <table:table-cell office:value-type="float" office:value="0.694492" calcext:value-type="float">
            <text:p>0.694492</text:p>
          </table:table-cell>
          <table:table-cell office:value-type="float" office:value="0.713577" calcext:value-type="float">
            <text:p>0.713577</text:p>
          </table:table-cell>
          <table:table-cell office:value-type="float" office:value="0.712939" calcext:value-type="float">
            <text:p>0.712939</text:p>
          </table:table-cell>
          <table:table-cell office:value-type="float" office:value="0.692787" calcext:value-type="float">
            <text:p>0.692787</text:p>
          </table:table-cell>
          <table:table-cell office:value-type="float" office:value="0.633107" calcext:value-type="float">
            <text:p>0.633107</text:p>
          </table:table-cell>
          <table:table-cell office:value-type="float" office:value="0.566252" calcext:value-type="float">
            <text:p>0.566252</text:p>
          </table:table-cell>
          <table:table-cell office:value-type="float" office:value="0.51715" calcext:value-type="float">
            <text:p>0.51715</text:p>
          </table:table-cell>
          <table:table-cell office:value-type="float" office:value="0.499477" calcext:value-type="float">
            <text:p>0.499477</text:p>
          </table:table-cell>
          <table:table-cell office:value-type="float" office:value="0.51715" calcext:value-type="float">
            <text:p>0.51715</text:p>
          </table:table-cell>
          <table:table-cell office:value-type="float" office:value="0.566252" calcext:value-type="float">
            <text:p>0.566252</text:p>
          </table:table-cell>
          <table:table-cell office:value-type="float" office:value="0.633107" calcext:value-type="float">
            <text:p>0.633107</text:p>
          </table:table-cell>
          <table:table-cell office:value-type="float" office:value="0.692787" calcext:value-type="float">
            <text:p>0.692787</text:p>
          </table:table-cell>
          <table:table-cell office:value-type="float" office:value="0.712939" calcext:value-type="float">
            <text:p>0.712939</text:p>
          </table:table-cell>
        </table:table-row>
        <table:table-row table:style-name="ro1">
          <table:table-cell office:value-type="float" office:value="0.945819" calcext:value-type="float">
            <text:p>0.945819</text:p>
          </table:table-cell>
          <table:table-cell office:value-type="float" office:value="0.800951" calcext:value-type="float">
            <text:p>0.800951</text:p>
          </table:table-cell>
          <table:table-cell office:value-type="float" office:value="0.799609" calcext:value-type="float">
            <text:p>0.799609</text:p>
          </table:table-cell>
          <table:table-cell office:value-type="float" office:value="0.795935" calcext:value-type="float">
            <text:p>0.795935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0.787619" calcext:value-type="float">
            <text:p>0.787619</text:p>
          </table:table-cell>
          <table:table-cell office:value-type="float" office:value="0.786203" calcext:value-type="float">
            <text:p>0.786203</text:p>
          </table:table-cell>
          <table:table-cell office:value-type="float" office:value="0.787619" calcext:value-type="float">
            <text:p>0.787619</text:p>
          </table:table-cell>
          <table:table-cell office:value-type="float" office:value="0.791343" calcext:value-type="float">
            <text:p>0.791343</text:p>
          </table:table-cell>
          <table:table-cell office:value-type="float" office:value="0.795935" calcext:value-type="float">
            <text:p>0.795935</text:p>
          </table:table-cell>
          <table:table-cell office:value-type="float" office:value="0.799609" calcext:value-type="float">
            <text:p>0.799609</text:p>
          </table:table-cell>
          <table:table-cell office:value-type="float" office:value="0.800951" calcext:value-type="float">
            <text:p>0.800951</text:p>
          </table:table-cell>
          <table:table-cell office:value-type="float" office:value="0.789666" calcext:value-type="float">
            <text:p>0.789666</text:p>
          </table:table-cell>
          <table:table-cell office:value-type="float" office:value="0.78922" calcext:value-type="float">
            <text:p>0.78922</text:p>
          </table:table-cell>
          <table:table-cell office:value-type="float" office:value="0.788076" calcext:value-type="float">
            <text:p>0.788076</text:p>
          </table:table-cell>
          <table:table-cell office:value-type="float" office:value="0.786638" calcext:value-type="float">
            <text:p>0.786638</text:p>
          </table:table-cell>
          <table:table-cell office:value-type="float" office:value="0.785491" calcext:value-type="float">
            <text:p>0.785491</text:p>
          </table:table-cell>
          <table:table-cell office:value-type="float" office:value="0.785044" calcext:value-type="float">
            <text:p>0.785044</text:p>
          </table:table-cell>
          <table:table-cell office:value-type="float" office:value="0.785491" calcext:value-type="float">
            <text:p>0.785491</text:p>
          </table:table-cell>
          <table:table-cell office:value-type="float" office:value="0.786638" calcext:value-type="float">
            <text:p>0.786638</text:p>
          </table:table-cell>
          <table:table-cell office:value-type="float" office:value="0.788076" calcext:value-type="float">
            <text:p>0.788076</text:p>
          </table:table-cell>
          <table:table-cell office:value-type="float" office:value="0.78922" calcext:value-type="float">
            <text:p>0.78922</text:p>
          </table:table-cell>
          <table:table-cell office:value-type="float" office:value="0.789666" calcext:value-type="float">
            <text:p>0.789666</text:p>
          </table:table-cell>
          <table:table-cell office:value-type="float" office:value="0.786024" calcext:value-type="float">
            <text:p>0.786024</text:p>
          </table:table-cell>
          <table:table-cell office:value-type="float" office:value="0.784326" calcext:value-type="float">
            <text:p>0.784326</text:p>
          </table:table-cell>
          <table:table-cell office:value-type="float" office:value="0.779446" calcext:value-type="float">
            <text:p>0.779446</text:p>
          </table:table-cell>
          <table:table-cell office:value-type="float" office:value="0.773421" calcext:value-type="float">
            <text:p>0.773421</text:p>
          </table:table-cell>
          <table:table-cell office:value-type="float" office:value="0.768573" calcext:value-type="float">
            <text:p>0.768573</text:p>
          </table:table-cell>
          <table:table-cell office:value-type="float" office:value="0.766734" calcext:value-type="float">
            <text:p>0.766734</text:p>
          </table:table-cell>
          <table:table-cell office:value-type="float" office:value="0.768573" calcext:value-type="float">
            <text:p>0.768573</text:p>
          </table:table-cell>
          <table:table-cell office:value-type="float" office:value="0.773421" calcext:value-type="float">
            <text:p>0.773421</text:p>
          </table:table-cell>
          <table:table-cell office:value-type="float" office:value="0.779446" calcext:value-type="float">
            <text:p>0.779446</text:p>
          </table:table-cell>
          <table:table-cell office:value-type="float" office:value="0.784326" calcext:value-type="float">
            <text:p>0.784326</text:p>
          </table:table-cell>
          <table:table-cell office:value-type="float" office:value="0.786024" calcext:value-type="float">
            <text:p>0.786024</text:p>
          </table:table-cell>
          <table:table-cell office:value-type="float" office:value="0.777767" calcext:value-type="float">
            <text:p>0.777767</text:p>
          </table:table-cell>
          <table:table-cell office:value-type="float" office:value="0.77442" calcext:value-type="float">
            <text:p>0.77442</text:p>
          </table:table-cell>
          <table:table-cell office:value-type="float" office:value="0.764464" calcext:value-type="float">
            <text:p>0.764464</text:p>
          </table:table-cell>
          <table:table-cell office:value-type="float" office:value="0.752319" calcext:value-type="float">
            <text:p>0.752319</text:p>
          </table:table-cell>
          <table:table-cell office:value-type="float" office:value="0.742621" calcext:value-type="float">
            <text:p>0.742621</text:p>
          </table:table-cell>
          <table:table-cell office:value-type="float" office:value="0.738969" calcext:value-type="float">
            <text:p>0.738969</text:p>
          </table:table-cell>
          <table:table-cell office:value-type="float" office:value="0.742621" calcext:value-type="float">
            <text:p>0.742621</text:p>
          </table:table-cell>
          <table:table-cell office:value-type="float" office:value="0.752319" calcext:value-type="float">
            <text:p>0.752319</text:p>
          </table:table-cell>
          <table:table-cell office:value-type="float" office:value="0.764464" calcext:value-type="float">
            <text:p>0.764464</text:p>
          </table:table-cell>
          <table:table-cell office:value-type="float" office:value="0.77442" calcext:value-type="float">
            <text:p>0.77442</text:p>
          </table:table-cell>
          <table:table-cell office:value-type="float" office:value="0.777767" calcext:value-type="float">
            <text:p>0.777767</text:p>
          </table:table-cell>
          <table:table-cell office:value-type="float" office:value="0.769402" calcext:value-type="float">
            <text:p>0.769402</text:p>
          </table:table-cell>
          <table:table-cell office:value-type="float" office:value="0.763595" calcext:value-type="float">
            <text:p>0.763595</text:p>
          </table:table-cell>
          <table:table-cell office:value-type="float" office:value="0.74604" calcext:value-type="float">
            <text:p>0.74604</text:p>
          </table:table-cell>
          <table:table-cell office:value-type="float" office:value="0.724869" calcext:value-type="float">
            <text:p>0.724869</text:p>
          </table:table-cell>
          <table:table-cell office:value-type="float" office:value="0.708135" calcext:value-type="float">
            <text:p>0.708135</text:p>
          </table:table-cell>
          <table:table-cell office:value-type="float" office:value="0.701871" calcext:value-type="float">
            <text:p>0.701871</text:p>
          </table:table-cell>
          <table:table-cell office:value-type="float" office:value="0.708135" calcext:value-type="float">
            <text:p>0.708135</text:p>
          </table:table-cell>
          <table:table-cell office:value-type="float" office:value="0.724869" calcext:value-type="float">
            <text:p>0.724869</text:p>
          </table:table-cell>
          <table:table-cell office:value-type="float" office:value="0.74604" calcext:value-type="float">
            <text:p>0.74604</text:p>
          </table:table-cell>
          <table:table-cell office:value-type="float" office:value="0.763595" calcext:value-type="float">
            <text:p>0.763595</text:p>
          </table:table-cell>
          <table:table-cell office:value-type="float" office:value="0.769402" calcext:value-type="float">
            <text:p>0.769402</text:p>
          </table:table-cell>
          <table:table-cell office:value-type="float" office:value="0.757932" calcext:value-type="float">
            <text:p>0.757932</text:p>
          </table:table-cell>
          <table:table-cell office:value-type="float" office:value="0.74948" calcext:value-type="float">
            <text:p>0.74948</text:p>
          </table:table-cell>
          <table:table-cell office:value-type="float" office:value="0.72369" calcext:value-type="float">
            <text:p>0.72369</text:p>
          </table:table-cell>
          <table:table-cell office:value-type="float" office:value="0.693019" calcext:value-type="float">
            <text:p>0.693019</text:p>
          </table:table-cell>
          <table:table-cell office:value-type="float" office:value="0.669106" calcext:value-type="float">
            <text:p>0.669106</text:p>
          </table:table-cell>
          <table:table-cell office:value-type="float" office:value="0.660217" calcext:value-type="float">
            <text:p>0.660217</text:p>
          </table:table-cell>
          <table:table-cell office:value-type="float" office:value="0.669106" calcext:value-type="float">
            <text:p>0.669106</text:p>
          </table:table-cell>
          <table:table-cell office:value-type="float" office:value="0.693019" calcext:value-type="float">
            <text:p>0.693019</text:p>
          </table:table-cell>
          <table:table-cell office:value-type="float" office:value="0.72369" calcext:value-type="float">
            <text:p>0.72369</text:p>
          </table:table-cell>
          <table:table-cell office:value-type="float" office:value="0.74948" calcext:value-type="float">
            <text:p>0.74948</text:p>
          </table:table-cell>
          <table:table-cell office:value-type="float" office:value="0.757932" calcext:value-type="float">
            <text:p>0.757932</text:p>
          </table:table-cell>
          <table:table-cell office:value-type="float" office:value="0.747089" calcext:value-type="float">
            <text:p>0.747089</text:p>
          </table:table-cell>
          <table:table-cell office:value-type="float" office:value="0.735602" calcext:value-type="float">
            <text:p>0.735602</text:p>
          </table:table-cell>
          <table:table-cell office:value-type="float" office:value="0.700506" calcext:value-type="float">
            <text:p>0.700506</text:p>
          </table:table-cell>
          <table:table-cell office:value-type="float" office:value="0.65936" calcext:value-type="float">
            <text:p>0.65936</text:p>
          </table:table-cell>
          <table:table-cell office:value-type="float" office:value="0.627738" calcext:value-type="float">
            <text:p>0.627738</text:p>
          </table:table-cell>
          <table:table-cell office:value-type="float" office:value="0.616073" calcext:value-type="float">
            <text:p>0.616073</text:p>
          </table:table-cell>
          <table:table-cell office:value-type="float" office:value="0.627738" calcext:value-type="float">
            <text:p>0.627738</text:p>
          </table:table-cell>
          <table:table-cell office:value-type="float" office:value="0.65936" calcext:value-type="float">
            <text:p>0.65936</text:p>
          </table:table-cell>
          <table:table-cell office:value-type="float" office:value="0.700506" calcext:value-type="float">
            <text:p>0.700506</text:p>
          </table:table-cell>
          <table:table-cell office:value-type="float" office:value="0.735602" calcext:value-type="float">
            <text:p>0.735602</text:p>
          </table:table-cell>
          <table:table-cell office:value-type="float" office:value="0.747089" calcext:value-type="float">
            <text:p>0.747089</text:p>
          </table:table-cell>
          <table:table-cell office:value-type="float" office:value="0.735644" calcext:value-type="float">
            <text:p>0.735644</text:p>
          </table:table-cell>
          <table:table-cell office:value-type="float" office:value="0.721245" calcext:value-type="float">
            <text:p>0.721245</text:p>
          </table:table-cell>
          <table:table-cell office:value-type="float" office:value="0.677436" calcext:value-type="float">
            <text:p>0.677436</text:p>
          </table:table-cell>
          <table:table-cell office:value-type="float" office:value="0.626861" calcext:value-type="float">
            <text:p>0.626861</text:p>
          </table:table-cell>
          <table:table-cell office:value-type="float" office:value="0.588595" calcext:value-type="float">
            <text:p>0.588595</text:p>
          </table:table-cell>
          <table:table-cell office:value-type="float" office:value="0.574594" calcext:value-type="float">
            <text:p>0.574594</text:p>
          </table:table-cell>
          <table:table-cell office:value-type="float" office:value="0.588595" calcext:value-type="float">
            <text:p>0.588595</text:p>
          </table:table-cell>
          <table:table-cell office:value-type="float" office:value="0.626861" calcext:value-type="float">
            <text:p>0.626861</text:p>
          </table:table-cell>
          <table:table-cell office:value-type="float" office:value="0.677436" calcext:value-type="float">
            <text:p>0.677436</text:p>
          </table:table-cell>
          <table:table-cell office:value-type="float" office:value="0.721245" calcext:value-type="float">
            <text:p>0.721245</text:p>
          </table:table-cell>
          <table:table-cell office:value-type="float" office:value="0.735644" calcext:value-type="float">
            <text:p>0.735644</text:p>
          </table:table-cell>
          <table:table-cell office:value-type="float" office:value="0.726737" calcext:value-type="float">
            <text:p>0.726737</text:p>
          </table:table-cell>
          <table:table-cell office:value-type="float" office:value="0.709578" calcext:value-type="float">
            <text:p>0.709578</text:p>
          </table:table-cell>
          <table:table-cell office:value-type="float" office:value="0.657851" calcext:value-type="float">
            <text:p>0.657851</text:p>
          </table:table-cell>
          <table:table-cell office:value-type="float" office:value="0.598968" calcext:value-type="float">
            <text:p>0.598968</text:p>
          </table:table-cell>
          <table:table-cell office:value-type="float" office:value="0.555038" calcext:value-type="float">
            <text:p>0.555038</text:p>
          </table:table-cell>
          <table:table-cell office:value-type="float" office:value="0.53909" calcext:value-type="float">
            <text:p>0.53909</text:p>
          </table:table-cell>
          <table:table-cell office:value-type="float" office:value="0.555038" calcext:value-type="float">
            <text:p>0.555038</text:p>
          </table:table-cell>
          <table:table-cell office:value-type="float" office:value="0.598968" calcext:value-type="float">
            <text:p>0.598968</text:p>
          </table:table-cell>
          <table:table-cell office:value-type="float" office:value="0.657851" calcext:value-type="float">
            <text:p>0.657851</text:p>
          </table:table-cell>
          <table:table-cell office:value-type="float" office:value="0.709578" calcext:value-type="float">
            <text:p>0.709578</text:p>
          </table:table-cell>
          <table:table-cell office:value-type="float" office:value="0.726737" calcext:value-type="float">
            <text:p>0.726737</text:p>
          </table:table-cell>
          <table:table-cell office:value-type="float" office:value="0.720055" calcext:value-type="float">
            <text:p>0.720055</text:p>
          </table:table-cell>
          <table:table-cell office:value-type="float" office:value="0.700885" calcext:value-type="float">
            <text:p>0.700885</text:p>
          </table:table-cell>
          <table:table-cell office:value-type="float" office:value="0.643699" calcext:value-type="float">
            <text:p>0.643699</text:p>
          </table:table-cell>
          <table:table-cell office:value-type="float" office:value="0.57936" calcext:value-type="float">
            <text:p>0.57936</text:p>
          </table:table-cell>
          <table:table-cell office:value-type="float" office:value="0.531918" calcext:value-type="float">
            <text:p>0.531918</text:p>
          </table:table-cell>
          <table:table-cell office:value-type="float" office:value="0.514803" calcext:value-type="float">
            <text:p>0.514803</text:p>
          </table:table-cell>
          <table:table-cell office:value-type="float" office:value="0.531918" calcext:value-type="float">
            <text:p>0.531918</text:p>
          </table:table-cell>
          <table:table-cell office:value-type="float" office:value="0.57936" calcext:value-type="float">
            <text:p>0.57936</text:p>
          </table:table-cell>
          <table:table-cell office:value-type="float" office:value="0.643699" calcext:value-type="float">
            <text:p>0.643699</text:p>
          </table:table-cell>
          <table:table-cell office:value-type="float" office:value="0.700885" calcext:value-type="float">
            <text:p>0.700885</text:p>
          </table:table-cell>
          <table:table-cell office:value-type="float" office:value="0.720055" calcext:value-type="float">
            <text:p>0.720055</text:p>
          </table:table-cell>
          <table:table-cell office:value-type="float" office:value="0.719447" calcext:value-type="float">
            <text:p>0.719447</text:p>
          </table:table-cell>
          <table:table-cell office:value-type="float" office:value="0.699204" calcext:value-type="float">
            <text:p>0.699204</text:p>
          </table:table-cell>
          <table:table-cell office:value-type="float" office:value="0.639226" calcext:value-type="float">
            <text:p>0.639226</text:p>
          </table:table-cell>
          <table:table-cell office:value-type="float" office:value="0.572013" calcext:value-type="float">
            <text:p>0.572013</text:p>
          </table:table-cell>
          <table:table-cell office:value-type="float" office:value="0.522629" calcext:value-type="float">
            <text:p>0.522629</text:p>
          </table:table-cell>
          <table:table-cell office:value-type="float" office:value="0.504851" calcext:value-type="float">
            <text:p>0.504851</text:p>
          </table:table-cell>
          <table:table-cell office:value-type="float" office:value="0.522629" calcext:value-type="float">
            <text:p>0.522629</text:p>
          </table:table-cell>
          <table:table-cell office:value-type="float" office:value="0.572013" calcext:value-type="float">
            <text:p>0.572013</text:p>
          </table:table-cell>
          <table:table-cell office:value-type="float" office:value="0.639226" calcext:value-type="float">
            <text:p>0.639226</text:p>
          </table:table-cell>
          <table:table-cell office:value-type="float" office:value="0.699204" calcext:value-type="float">
            <text:p>0.699204</text:p>
          </table:table-cell>
          <table:table-cell office:value-type="float" office:value="0.719447" calcext:value-type="float">
            <text:p>0.719447</text:p>
          </table:table-cell>
        </table:table-row>
        <table:table-row table:style-name="ro1">
          <table:table-cell office:value-type="float" office:value="0.955372" calcext:value-type="float">
            <text:p>0.955372</text:p>
          </table:table-cell>
          <table:table-cell office:value-type="float" office:value="0.807934" calcext:value-type="float">
            <text:p>0.807934</text:p>
          </table:table-cell>
          <table:table-cell office:value-type="float" office:value="0.806585" calcext:value-type="float">
            <text:p>0.806585</text:p>
          </table:table-cell>
          <table:table-cell office:value-type="float" office:value="0.802883" calcext:value-type="float">
            <text:p>0.802883</text:p>
          </table:table-cell>
          <table:table-cell office:value-type="float" office:value="0.798257" calcext:value-type="float">
            <text:p>0.798257</text:p>
          </table:table-cell>
          <table:table-cell office:value-type="float" office:value="0.794504" calcext:value-type="float">
            <text:p>0.794504</text:p>
          </table:table-cell>
          <table:table-cell office:value-type="float" office:value="0.793077" calcext:value-type="float">
            <text:p>0.793077</text:p>
          </table:table-cell>
          <table:table-cell office:value-type="float" office:value="0.794504" calcext:value-type="float">
            <text:p>0.794504</text:p>
          </table:table-cell>
          <table:table-cell office:value-type="float" office:value="0.798257" calcext:value-type="float">
            <text:p>0.798257</text:p>
          </table:table-cell>
          <table:table-cell office:value-type="float" office:value="0.802883" calcext:value-type="float">
            <text:p>0.802883</text:p>
          </table:table-cell>
          <table:table-cell office:value-type="float" office:value="0.806585" calcext:value-type="float">
            <text:p>0.806585</text:p>
          </table:table-cell>
          <table:table-cell office:value-type="float" office:value="0.807934" calcext:value-type="float">
            <text:p>0.807934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0.796127" calcext:value-type="float">
            <text:p>0.796127</text:p>
          </table:table-cell>
          <table:table-cell office:value-type="float" office:value="0.794975" calcext:value-type="float">
            <text:p>0.794975</text:p>
          </table:table-cell>
          <table:table-cell office:value-type="float" office:value="0.793529" calcext:value-type="float">
            <text:p>0.793529</text:p>
          </table:table-cell>
          <table:table-cell office:value-type="float" office:value="0.792375" calcext:value-type="float">
            <text:p>0.792375</text:p>
          </table:table-cell>
          <table:table-cell office:value-type="float" office:value="0.791925" calcext:value-type="float">
            <text:p>0.791925</text:p>
          </table:table-cell>
          <table:table-cell office:value-type="float" office:value="0.792375" calcext:value-type="float">
            <text:p>0.792375</text:p>
          </table:table-cell>
          <table:table-cell office:value-type="float" office:value="0.793529" calcext:value-type="float">
            <text:p>0.793529</text:p>
          </table:table-cell>
          <table:table-cell office:value-type="float" office:value="0.794975" calcext:value-type="float">
            <text:p>0.794975</text:p>
          </table:table-cell>
          <table:table-cell office:value-type="float" office:value="0.796127" calcext:value-type="float">
            <text:p>0.796127</text:p>
          </table:table-cell>
          <table:table-cell office:value-type="float" office:value="0.796571" calcext:value-type="float">
            <text:p>0.796571</text:p>
          </table:table-cell>
          <table:table-cell office:value-type="float" office:value="0.792929" calcext:value-type="float">
            <text:p>0.792929</text:p>
          </table:table-cell>
          <table:table-cell office:value-type="float" office:value="0.791224" calcext:value-type="float">
            <text:p>0.791224</text:p>
          </table:table-cell>
          <table:table-cell office:value-type="float" office:value="0.786314" calcext:value-type="float">
            <text:p>0.786314</text:p>
          </table:table-cell>
          <table:table-cell office:value-type="float" office:value="0.780253" calcext:value-type="float">
            <text:p>0.780253</text:p>
          </table:table-cell>
          <table:table-cell office:value-type="float" office:value="0.775374" calcext:value-type="float">
            <text:p>0.775374</text:p>
          </table:table-cell>
          <table:table-cell office:value-type="float" office:value="0.773525" calcext:value-type="float">
            <text:p>0.773525</text:p>
          </table:table-cell>
          <table:table-cell office:value-type="float" office:value="0.775374" calcext:value-type="float">
            <text:p>0.775374</text:p>
          </table:table-cell>
          <table:table-cell office:value-type="float" office:value="0.780253" calcext:value-type="float">
            <text:p>0.780253</text:p>
          </table:table-cell>
          <table:table-cell office:value-type="float" office:value="0.786314" calcext:value-type="float">
            <text:p>0.786314</text:p>
          </table:table-cell>
          <table:table-cell office:value-type="float" office:value="0.791224" calcext:value-type="float">
            <text:p>0.791224</text:p>
          </table:table-cell>
          <table:table-cell office:value-type="float" office:value="0.792929" calcext:value-type="float">
            <text:p>0.792929</text:p>
          </table:table-cell>
          <table:table-cell office:value-type="float" office:value="0.784653" calcext:value-type="float">
            <text:p>0.784653</text:p>
          </table:table-cell>
          <table:table-cell office:value-type="float" office:value="0.781289" calcext:value-type="float">
            <text:p>0.781289</text:p>
          </table:table-cell>
          <table:table-cell office:value-type="float" office:value="0.771275" calcext:value-type="float">
            <text:p>0.771275</text:p>
          </table:table-cell>
          <table:table-cell office:value-type="float" office:value="0.759059" calcext:value-type="float">
            <text:p>0.759059</text:p>
          </table:table-cell>
          <table:table-cell office:value-type="float" office:value="0.749303" calcext:value-type="float">
            <text:p>0.749303</text:p>
          </table:table-cell>
          <table:table-cell office:value-type="float" office:value="0.745629" calcext:value-type="float">
            <text:p>0.745629</text:p>
          </table:table-cell>
          <table:table-cell office:value-type="float" office:value="0.749303" calcext:value-type="float">
            <text:p>0.749303</text:p>
          </table:table-cell>
          <table:table-cell office:value-type="float" office:value="0.759059" calcext:value-type="float">
            <text:p>0.759059</text:p>
          </table:table-cell>
          <table:table-cell office:value-type="float" office:value="0.771275" calcext:value-type="float">
            <text:p>0.771275</text:p>
          </table:table-cell>
          <table:table-cell office:value-type="float" office:value="0.781289" calcext:value-type="float">
            <text:p>0.781289</text:p>
          </table:table-cell>
          <table:table-cell office:value-type="float" office:value="0.784653" calcext:value-type="float">
            <text:p>0.784653</text:p>
          </table:table-cell>
          <table:table-cell office:value-type="float" office:value="0.776286" calcext:value-type="float">
            <text:p>0.776286</text:p>
          </table:table-cell>
          <table:table-cell office:value-type="float" office:value="0.770448" calcext:value-type="float">
            <text:p>0.770448</text:p>
          </table:table-cell>
          <table:table-cell office:value-type="float" office:value="0.752791" calcext:value-type="float">
            <text:p>0.752791</text:p>
          </table:table-cell>
          <table:table-cell office:value-type="float" office:value="0.731495" calcext:value-type="float">
            <text:p>0.731495</text:p>
          </table:table-cell>
          <table:table-cell office:value-type="float" office:value="0.714659" calcext:value-type="float">
            <text:p>0.714659</text:p>
          </table:table-cell>
          <table:table-cell office:value-type="float" office:value="0.708358" calcext:value-type="float">
            <text:p>0.708358</text:p>
          </table:table-cell>
          <table:table-cell office:value-type="float" office:value="0.714659" calcext:value-type="float">
            <text:p>0.714659</text:p>
          </table:table-cell>
          <table:table-cell office:value-type="float" office:value="0.731495" calcext:value-type="float">
            <text:p>0.731495</text:p>
          </table:table-cell>
          <table:table-cell office:value-type="float" office:value="0.752791" calcext:value-type="float">
            <text:p>0.752791</text:p>
          </table:table-cell>
          <table:table-cell office:value-type="float" office:value="0.770448" calcext:value-type="float">
            <text:p>0.770448</text:p>
          </table:table-cell>
          <table:table-cell office:value-type="float" office:value="0.776286" calcext:value-type="float">
            <text:p>0.776286</text:p>
          </table:table-cell>
          <table:table-cell office:value-type="float" office:value="0.764802" calcext:value-type="float">
            <text:p>0.764802</text:p>
          </table:table-cell>
          <table:table-cell office:value-type="float" office:value="0.756306" calcext:value-type="float">
            <text:p>0.756306</text:p>
          </table:table-cell>
          <table:table-cell office:value-type="float" office:value="0.730369" calcext:value-type="float">
            <text:p>0.730369</text:p>
          </table:table-cell>
          <table:table-cell office:value-type="float" office:value="0.699521" calcext:value-type="float">
            <text:p>0.699521</text:p>
          </table:table-cell>
          <table:table-cell office:value-type="float" office:value="0.675465" calcext:value-type="float">
            <text:p>0.675465</text:p>
          </table:table-cell>
          <table:table-cell office:value-type="float" office:value="0.666524" calcext:value-type="float">
            <text:p>0.666524</text:p>
          </table:table-cell>
          <table:table-cell office:value-type="float" office:value="0.675465" calcext:value-type="float">
            <text:p>0.675465</text:p>
          </table:table-cell>
          <table:table-cell office:value-type="float" office:value="0.699521" calcext:value-type="float">
            <text:p>0.699521</text:p>
          </table:table-cell>
          <table:table-cell office:value-type="float" office:value="0.730369" calcext:value-type="float">
            <text:p>0.730369</text:p>
          </table:table-cell>
          <table:table-cell office:value-type="float" office:value="0.756306" calcext:value-type="float">
            <text:p>0.756306</text:p>
          </table:table-cell>
          <table:table-cell office:value-type="float" office:value="0.764802" calcext:value-type="float">
            <text:p>0.764802</text:p>
          </table:table-cell>
          <table:table-cell office:value-type="float" office:value="0.753964" calcext:value-type="float">
            <text:p>0.753964</text:p>
          </table:table-cell>
          <table:table-cell office:value-type="float" office:value="0.742417" calcext:value-type="float">
            <text:p>0.742417</text:p>
          </table:table-cell>
          <table:table-cell office:value-type="float" office:value="0.707125" calcext:value-type="float">
            <text:p>0.707125</text:p>
          </table:table-cell>
          <table:table-cell office:value-type="float" office:value="0.665743" calcext:value-type="float">
            <text:p>0.665743</text:p>
          </table:table-cell>
          <table:table-cell office:value-type="float" office:value="0.633931" calcext:value-type="float">
            <text:p>0.633931</text:p>
          </table:table-cell>
          <table:table-cell office:value-type="float" office:value="0.622195" calcext:value-type="float">
            <text:p>0.622195</text:p>
          </table:table-cell>
          <table:table-cell office:value-type="float" office:value="0.633931" calcext:value-type="float">
            <text:p>0.633931</text:p>
          </table:table-cell>
          <table:table-cell office:value-type="float" office:value="0.665743" calcext:value-type="float">
            <text:p>0.665743</text:p>
          </table:table-cell>
          <table:table-cell office:value-type="float" office:value="0.707125" calcext:value-type="float">
            <text:p>0.707125</text:p>
          </table:table-cell>
          <table:table-cell office:value-type="float" office:value="0.742417" calcext:value-type="float">
            <text:p>0.742417</text:p>
          </table:table-cell>
          <table:table-cell office:value-type="float" office:value="0.753964" calcext:value-type="float">
            <text:p>0.753964</text:p>
          </table:table-cell>
          <table:table-cell office:value-type="float" office:value="0.742516" calcext:value-type="float">
            <text:p>0.742516</text:p>
          </table:table-cell>
          <table:table-cell office:value-type="float" office:value="0.728046" calcext:value-type="float">
            <text:p>0.728046</text:p>
          </table:table-cell>
          <table:table-cell office:value-type="float" office:value="0.684" calcext:value-type="float">
            <text:p>0.684</text:p>
          </table:table-cell>
          <table:table-cell office:value-type="float" office:value="0.63314" calcext:value-type="float">
            <text:p>0.63314</text:p>
          </table:table-cell>
          <table:table-cell office:value-type="float" office:value="0.594646" calcext:value-type="float">
            <text:p>0.594646</text:p>
          </table:table-cell>
          <table:table-cell office:value-type="float" office:value="0.580561" calcext:value-type="float">
            <text:p>0.580561</text:p>
          </table:table-cell>
          <table:table-cell office:value-type="float" office:value="0.594646" calcext:value-type="float">
            <text:p>0.594646</text:p>
          </table:table-cell>
          <table:table-cell office:value-type="float" office:value="0.63314" calcext:value-type="float">
            <text:p>0.63314</text:p>
          </table:table-cell>
          <table:table-cell office:value-type="float" office:value="0.684" calcext:value-type="float">
            <text:p>0.684</text:p>
          </table:table-cell>
          <table:table-cell office:value-type="float" office:value="0.728046" calcext:value-type="float">
            <text:p>0.728046</text:p>
          </table:table-cell>
          <table:table-cell office:value-type="float" office:value="0.742516" calcext:value-type="float">
            <text:p>0.742516</text:p>
          </table:table-cell>
          <table:table-cell office:value-type="float" office:value="0.733624" calcext:value-type="float">
            <text:p>0.733624</text:p>
          </table:table-cell>
          <table:table-cell office:value-type="float" office:value="0.716383" calcext:value-type="float">
            <text:p>0.716383</text:p>
          </table:table-cell>
          <table:table-cell office:value-type="float" office:value="0.664381" calcext:value-type="float">
            <text:p>0.664381</text:p>
          </table:table-cell>
          <table:table-cell office:value-type="float" office:value="0.605168" calcext:value-type="float">
            <text:p>0.605168</text:p>
          </table:table-cell>
          <table:table-cell office:value-type="float" office:value="0.560978" calcext:value-type="float">
            <text:p>0.560978</text:p>
          </table:table-cell>
          <table:table-cell office:value-type="float" office:value="0.544932" calcext:value-type="float">
            <text:p>0.544932</text:p>
          </table:table-cell>
          <table:table-cell office:value-type="float" office:value="0.560978" calcext:value-type="float">
            <text:p>0.560978</text:p>
          </table:table-cell>
          <table:table-cell office:value-type="float" office:value="0.605168" calcext:value-type="float">
            <text:p>0.605168</text:p>
          </table:table-cell>
          <table:table-cell office:value-type="float" office:value="0.664381" calcext:value-type="float">
            <text:p>0.664381</text:p>
          </table:table-cell>
          <table:table-cell office:value-type="float" office:value="0.716383" calcext:value-type="float">
            <text:p>0.716383</text:p>
          </table:table-cell>
          <table:table-cell office:value-type="float" office:value="0.733624" calcext:value-type="float">
            <text:p>0.733624</text:p>
          </table:table-cell>
          <table:table-cell office:value-type="float" office:value="0.726948" calcext:value-type="float">
            <text:p>0.726948</text:p>
          </table:table-cell>
          <table:table-cell office:value-type="float" office:value="0.707689" calcext:value-type="float">
            <text:p>0.707689</text:p>
          </table:table-cell>
          <table:table-cell office:value-type="float" office:value="0.650206" calcext:value-type="float">
            <text:p>0.650206</text:p>
          </table:table-cell>
          <table:table-cell office:value-type="float" office:value="0.585514" calcext:value-type="float">
            <text:p>0.585514</text:p>
          </table:table-cell>
          <table:table-cell office:value-type="float" office:value="0.537791" calcext:value-type="float">
            <text:p>0.537791</text:p>
          </table:table-cell>
          <table:table-cell office:value-type="float" office:value="0.520572" calcext:value-type="float">
            <text:p>0.520572</text:p>
          </table:table-cell>
          <table:table-cell office:value-type="float" office:value="0.537791" calcext:value-type="float">
            <text:p>0.537791</text:p>
          </table:table-cell>
          <table:table-cell office:value-type="float" office:value="0.585514" calcext:value-type="float">
            <text:p>0.585514</text:p>
          </table:table-cell>
          <table:table-cell office:value-type="float" office:value="0.650206" calcext:value-type="float">
            <text:p>0.650206</text:p>
          </table:table-cell>
          <table:table-cell office:value-type="float" office:value="0.707689" calcext:value-type="float">
            <text:p>0.707689</text:p>
          </table:table-cell>
          <table:table-cell office:value-type="float" office:value="0.726948" calcext:value-type="float">
            <text:p>0.726948</text:p>
          </table:table-cell>
          <table:table-cell office:value-type="float" office:value="0.726372" calcext:value-type="float">
            <text:p>0.726372</text:p>
          </table:table-cell>
          <table:table-cell office:value-type="float" office:value="0.706034" calcext:value-type="float">
            <text:p>0.706034</text:p>
          </table:table-cell>
          <table:table-cell office:value-type="float" office:value="0.645741" calcext:value-type="float">
            <text:p>0.645741</text:p>
          </table:table-cell>
          <table:table-cell office:value-type="float" office:value="0.578152" calcext:value-type="float">
            <text:p>0.578152</text:p>
          </table:table-cell>
          <table:table-cell office:value-type="float" office:value="0.528469" calcext:value-type="float">
            <text:p>0.528469</text:p>
          </table:table-cell>
          <table:table-cell office:value-type="float" office:value="0.510581" calcext:value-type="float">
            <text:p>0.510581</text:p>
          </table:table-cell>
          <table:table-cell office:value-type="float" office:value="0.528469" calcext:value-type="float">
            <text:p>0.528469</text:p>
          </table:table-cell>
          <table:table-cell office:value-type="float" office:value="0.578152" calcext:value-type="float">
            <text:p>0.578152</text:p>
          </table:table-cell>
          <table:table-cell office:value-type="float" office:value="0.645741" calcext:value-type="float">
            <text:p>0.645741</text:p>
          </table:table-cell>
          <table:table-cell office:value-type="float" office:value="0.706034" calcext:value-type="float">
            <text:p>0.706034</text:p>
          </table:table-cell>
          <table:table-cell office:value-type="float" office:value="0.726372" calcext:value-type="float">
            <text:p>0.726372</text:p>
          </table:table-cell>
        </table:table-row>
        <table:table-row table:style-name="ro1">
          <table:table-cell office:value-type="float" office:value="0.962123" calcext:value-type="float">
            <text:p>0.962123</text:p>
          </table:table-cell>
          <table:table-cell office:value-type="float" office:value="0.812863" calcext:value-type="float">
            <text:p>0.812863</text:p>
          </table:table-cell>
          <table:table-cell office:value-type="float" office:value="0.811508" calcext:value-type="float">
            <text:p>0.811508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03136" calcext:value-type="float">
            <text:p>0.803136</text:p>
          </table:table-cell>
          <table:table-cell office:value-type="float" office:value="0.799363" calcext:value-type="float">
            <text:p>0.799363</text:p>
          </table:table-cell>
          <table:table-cell office:value-type="float" office:value="0.797929" calcext:value-type="float">
            <text:p>0.797929</text:p>
          </table:table-cell>
          <table:table-cell office:value-type="float" office:value="0.799363" calcext:value-type="float">
            <text:p>0.799363</text:p>
          </table:table-cell>
          <table:table-cell office:value-type="float" office:value="0.803136" calcext:value-type="float">
            <text:p>0.803136</text:p>
          </table:table-cell>
          <table:table-cell office:value-type="float" office:value="0.807786" calcext:value-type="float">
            <text:p>0.807786</text:p>
          </table:table-cell>
          <table:table-cell office:value-type="float" office:value="0.811508" calcext:value-type="float">
            <text:p>0.811508</text:p>
          </table:table-cell>
          <table:table-cell office:value-type="float" office:value="0.812863" calcext:value-type="float">
            <text:p>0.812863</text:p>
          </table:table-cell>
          <table:table-cell office:value-type="float" office:value="0.801447" calcext:value-type="float">
            <text:p>0.801447</text:p>
          </table:table-cell>
          <table:table-cell office:value-type="float" office:value="0.801001" calcext:value-type="float">
            <text:p>0.801001</text:p>
          </table:table-cell>
          <table:table-cell office:value-type="float" office:value="0.799844" calcext:value-type="float">
            <text:p>0.799844</text:p>
          </table:table-cell>
          <table:table-cell office:value-type="float" office:value="0.798393" calcext:value-type="float">
            <text:p>0.798393</text:p>
          </table:table-cell>
          <table:table-cell office:value-type="float" office:value="0.797233" calcext:value-type="float">
            <text:p>0.797233</text:p>
          </table:table-cell>
          <table:table-cell office:value-type="float" office:value="0.796782" calcext:value-type="float">
            <text:p>0.796782</text:p>
          </table:table-cell>
          <table:table-cell office:value-type="float" office:value="0.797233" calcext:value-type="float">
            <text:p>0.797233</text:p>
          </table:table-cell>
          <table:table-cell office:value-type="float" office:value="0.798393" calcext:value-type="float">
            <text:p>0.798393</text:p>
          </table:table-cell>
          <table:table-cell office:value-type="float" office:value="0.799844" calcext:value-type="float">
            <text:p>0.799844</text:p>
          </table:table-cell>
          <table:table-cell office:value-type="float" office:value="0.801001" calcext:value-type="float">
            <text:p>0.801001</text:p>
          </table:table-cell>
          <table:table-cell office:value-type="float" office:value="0.801447" calcext:value-type="float">
            <text:p>0.801447</text:p>
          </table:table-cell>
          <table:table-cell office:value-type="float" office:value="0.797803" calcext:value-type="float">
            <text:p>0.797803</text:p>
          </table:table-cell>
          <table:table-cell office:value-type="float" office:value="0.796092" calcext:value-type="float">
            <text:p>0.796092</text:p>
          </table:table-cell>
          <table:table-cell office:value-type="float" office:value="0.791161" calcext:value-type="float">
            <text:p>0.791161</text:p>
          </table:table-cell>
          <table:table-cell office:value-type="float" office:value="0.785075" calcext:value-type="float">
            <text:p>0.785075</text:p>
          </table:table-cell>
          <table:table-cell office:value-type="float" office:value="0.780175" calcext:value-type="float">
            <text:p>0.780175</text:p>
          </table:table-cell>
          <table:table-cell office:value-type="float" office:value="0.778319" calcext:value-type="float">
            <text:p>0.778319</text:p>
          </table:table-cell>
          <table:table-cell office:value-type="float" office:value="0.780175" calcext:value-type="float">
            <text:p>0.780175</text:p>
          </table:table-cell>
          <table:table-cell office:value-type="float" office:value="0.785075" calcext:value-type="float">
            <text:p>0.785075</text:p>
          </table:table-cell>
          <table:table-cell office:value-type="float" office:value="0.791161" calcext:value-type="float">
            <text:p>0.791161</text:p>
          </table:table-cell>
          <table:table-cell office:value-type="float" office:value="0.796092" calcext:value-type="float">
            <text:p>0.796092</text:p>
          </table:table-cell>
          <table:table-cell office:value-type="float" office:value="0.797803" calcext:value-type="float">
            <text:p>0.797803</text:p>
          </table:table-cell>
          <table:table-cell office:value-type="float" office:value="0.789514" calcext:value-type="float">
            <text:p>0.789514</text:p>
          </table:table-cell>
          <table:table-cell office:value-type="float" office:value="0.786138" calcext:value-type="float">
            <text:p>0.786138</text:p>
          </table:table-cell>
          <table:table-cell office:value-type="float" office:value="0.776082" calcext:value-type="float">
            <text:p>0.776082</text:p>
          </table:table-cell>
          <table:table-cell office:value-type="float" office:value="0.763817" calcext:value-type="float">
            <text:p>0.763817</text:p>
          </table:table-cell>
          <table:table-cell office:value-type="float" office:value="0.75402" calcext:value-type="float">
            <text:p>0.75402</text:p>
          </table:table-cell>
          <table:table-cell office:value-type="float" office:value="0.750331" calcext:value-type="float">
            <text:p>0.750331</text:p>
          </table:table-cell>
          <table:table-cell office:value-type="float" office:value="0.75402" calcext:value-type="float">
            <text:p>0.75402</text:p>
          </table:table-cell>
          <table:table-cell office:value-type="float" office:value="0.763817" calcext:value-type="float">
            <text:p>0.763817</text:p>
          </table:table-cell>
          <table:table-cell office:value-type="float" office:value="0.776082" calcext:value-type="float">
            <text:p>0.776082</text:p>
          </table:table-cell>
          <table:table-cell office:value-type="float" office:value="0.786138" calcext:value-type="float">
            <text:p>0.786138</text:p>
          </table:table-cell>
          <table:table-cell office:value-type="float" office:value="0.789514" calcext:value-type="float">
            <text:p>0.789514</text:p>
          </table:table-cell>
          <table:table-cell office:value-type="float" office:value="0.781146" calcext:value-type="float">
            <text:p>0.781146</text:p>
          </table:table-cell>
          <table:table-cell office:value-type="float" office:value="0.775287" calcext:value-type="float">
            <text:p>0.775287</text:p>
          </table:table-cell>
          <table:table-cell office:value-type="float" office:value="0.757557" calcext:value-type="float">
            <text:p>0.757557</text:p>
          </table:table-cell>
          <table:table-cell office:value-type="float" office:value="0.736174" calcext:value-type="float">
            <text:p>0.736174</text:p>
          </table:table-cell>
          <table:table-cell office:value-type="float" office:value="0.719267" calcext:value-type="float">
            <text:p>0.719267</text:p>
          </table:table-cell>
          <table:table-cell office:value-type="float" office:value="0.71294" calcext:value-type="float">
            <text:p>0.71294</text:p>
          </table:table-cell>
          <table:table-cell office:value-type="float" office:value="0.719267" calcext:value-type="float">
            <text:p>0.719267</text:p>
          </table:table-cell>
          <table:table-cell office:value-type="float" office:value="0.736174" calcext:value-type="float">
            <text:p>0.736174</text:p>
          </table:table-cell>
          <table:table-cell office:value-type="float" office:value="0.757557" calcext:value-type="float">
            <text:p>0.757557</text:p>
          </table:table-cell>
          <table:table-cell office:value-type="float" office:value="0.775287" calcext:value-type="float">
            <text:p>0.775287</text:p>
          </table:table-cell>
          <table:table-cell office:value-type="float" office:value="0.781146" calcext:value-type="float">
            <text:p>0.781146</text:p>
          </table:table-cell>
          <table:table-cell office:value-type="float" office:value="0.769653" calcext:value-type="float">
            <text:p>0.769653</text:p>
          </table:table-cell>
          <table:table-cell office:value-type="float" office:value="0.761126" calcext:value-type="float">
            <text:p>0.761126</text:p>
          </table:table-cell>
          <table:table-cell office:value-type="float" office:value="0.735087" calcext:value-type="float">
            <text:p>0.735087</text:p>
          </table:table-cell>
          <table:table-cell office:value-type="float" office:value="0.704114" calcext:value-type="float">
            <text:p>0.704114</text:p>
          </table:table-cell>
          <table:table-cell office:value-type="float" office:value="0.679958" calcext:value-type="float">
            <text:p>0.679958</text:p>
          </table:table-cell>
          <table:table-cell office:value-type="float" office:value="0.670979" calcext:value-type="float">
            <text:p>0.670979</text:p>
          </table:table-cell>
          <table:table-cell office:value-type="float" office:value="0.679958" calcext:value-type="float">
            <text:p>0.679958</text:p>
          </table:table-cell>
          <table:table-cell office:value-type="float" office:value="0.704114" calcext:value-type="float">
            <text:p>0.704114</text:p>
          </table:table-cell>
          <table:table-cell office:value-type="float" office:value="0.735087" calcext:value-type="float">
            <text:p>0.735087</text:p>
          </table:table-cell>
          <table:table-cell office:value-type="float" office:value="0.761126" calcext:value-type="float">
            <text:p>0.761126</text:p>
          </table:table-cell>
          <table:table-cell office:value-type="float" office:value="0.769653" calcext:value-type="float">
            <text:p>0.769653</text:p>
          </table:table-cell>
          <table:table-cell office:value-type="float" office:value="0.758818" calcext:value-type="float">
            <text:p>0.758818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0.711801" calcext:value-type="float">
            <text:p>0.711801</text:p>
          </table:table-cell>
          <table:table-cell office:value-type="float" office:value="0.670253" calcext:value-type="float">
            <text:p>0.670253</text:p>
          </table:table-cell>
          <table:table-cell office:value-type="float" office:value="0.638308" calcext:value-type="float">
            <text:p>0.638308</text:p>
          </table:table-cell>
          <table:table-cell office:value-type="float" office:value="0.626523" calcext:value-type="float">
            <text:p>0.626523</text:p>
          </table:table-cell>
          <table:table-cell office:value-type="float" office:value="0.638308" calcext:value-type="float">
            <text:p>0.638308</text:p>
          </table:table-cell>
          <table:table-cell office:value-type="float" office:value="0.670253" calcext:value-type="float">
            <text:p>0.670253</text:p>
          </table:table-cell>
          <table:table-cell office:value-type="float" office:value="0.711801" calcext:value-type="float">
            <text:p>0.711801</text:p>
          </table:table-cell>
          <table:table-cell office:value-type="float" office:value="0.74723" calcext:value-type="float">
            <text:p>0.74723</text:p>
          </table:table-cell>
          <table:table-cell office:value-type="float" office:value="0.758818" calcext:value-type="float">
            <text:p>0.758818</text:p>
          </table:table-cell>
          <table:table-cell office:value-type="float" office:value="0.747369" calcext:value-type="float">
            <text:p>0.747369</text:p>
          </table:table-cell>
          <table:table-cell office:value-type="float" office:value="0.732849" calcext:value-type="float">
            <text:p>0.732849</text:p>
          </table:table-cell>
          <table:table-cell office:value-type="float" office:value="0.688637" calcext:value-type="float">
            <text:p>0.688637</text:p>
          </table:table-cell>
          <table:table-cell office:value-type="float" office:value="0.637578" calcext:value-type="float">
            <text:p>0.637578</text:p>
          </table:table-cell>
          <table:table-cell office:value-type="float" office:value="0.598925" calcext:value-type="float">
            <text:p>0.598925</text:p>
          </table:table-cell>
          <table:table-cell office:value-type="float" office:value="0.584781" calcext:value-type="float">
            <text:p>0.584781</text:p>
          </table:table-cell>
          <table:table-cell office:value-type="float" office:value="0.598925" calcext:value-type="float">
            <text:p>0.598925</text:p>
          </table:table-cell>
          <table:table-cell office:value-type="float" office:value="0.637578" calcext:value-type="float">
            <text:p>0.637578</text:p>
          </table:table-cell>
          <table:table-cell office:value-type="float" office:value="0.688637" calcext:value-type="float">
            <text:p>0.688637</text:p>
          </table:table-cell>
          <table:table-cell office:value-type="float" office:value="0.732849" calcext:value-type="float">
            <text:p>0.732849</text:p>
          </table:table-cell>
          <table:table-cell office:value-type="float" office:value="0.747369" calcext:value-type="float">
            <text:p>0.747369</text:p>
          </table:table-cell>
          <table:table-cell office:value-type="float" office:value="0.738488" calcext:value-type="float">
            <text:p>0.738488</text:p>
          </table:table-cell>
          <table:table-cell office:value-type="float" office:value="0.721189" calcext:value-type="float">
            <text:p>0.721189</text:p>
          </table:table-cell>
          <table:table-cell office:value-type="float" office:value="0.668995" calcext:value-type="float">
            <text:p>0.668995</text:p>
          </table:table-cell>
          <table:table-cell office:value-type="float" office:value="0.609552" calcext:value-type="float">
            <text:p>0.609552</text:p>
          </table:table-cell>
          <table:table-cell office:value-type="float" office:value="0.565178" calcext:value-type="float">
            <text:p>0.565178</text:p>
          </table:table-cell>
          <table:table-cell office:value-type="float" office:value="0.549064" calcext:value-type="float">
            <text:p>0.549064</text:p>
          </table:table-cell>
          <table:table-cell office:value-type="float" office:value="0.565178" calcext:value-type="float">
            <text:p>0.565178</text:p>
          </table:table-cell>
          <table:table-cell office:value-type="float" office:value="0.609552" calcext:value-type="float">
            <text:p>0.609552</text:p>
          </table:table-cell>
          <table:table-cell office:value-type="float" office:value="0.668995" calcext:value-type="float">
            <text:p>0.668995</text:p>
          </table:table-cell>
          <table:table-cell office:value-type="float" office:value="0.721189" calcext:value-type="float">
            <text:p>0.721189</text:p>
          </table:table-cell>
          <table:table-cell office:value-type="float" office:value="0.738488" calcext:value-type="float">
            <text:p>0.738488</text:p>
          </table:table-cell>
          <table:table-cell office:value-type="float" office:value="0.731816" calcext:value-type="float">
            <text:p>0.731816</text:p>
          </table:table-cell>
          <table:table-cell office:value-type="float" office:value="0.712495" calcext:value-type="float">
            <text:p>0.712495</text:p>
          </table:table-cell>
          <table:table-cell office:value-type="float" office:value="0.654805" calcext:value-type="float">
            <text:p>0.654805</text:p>
          </table:table-cell>
          <table:table-cell office:value-type="float" office:value="0.589865" calcext:value-type="float">
            <text:p>0.589865</text:p>
          </table:table-cell>
          <table:table-cell office:value-type="float" office:value="0.541945" calcext:value-type="float">
            <text:p>0.541945</text:p>
          </table:table-cell>
          <table:table-cell office:value-type="float" office:value="0.524654" calcext:value-type="float">
            <text:p>0.524654</text:p>
          </table:table-cell>
          <table:table-cell office:value-type="float" office:value="0.541945" calcext:value-type="float">
            <text:p>0.541945</text:p>
          </table:table-cell>
          <table:table-cell office:value-type="float" office:value="0.589865" calcext:value-type="float">
            <text:p>0.589865</text:p>
          </table:table-cell>
          <table:table-cell office:value-type="float" office:value="0.654805" calcext:value-type="float">
            <text:p>0.654805</text:p>
          </table:table-cell>
          <table:table-cell office:value-type="float" office:value="0.712495" calcext:value-type="float">
            <text:p>0.712495</text:p>
          </table:table-cell>
          <table:table-cell office:value-type="float" office:value="0.731816" calcext:value-type="float">
            <text:p>0.731816</text:p>
          </table:table-cell>
          <table:table-cell office:value-type="float" office:value="0.731262" calcext:value-type="float">
            <text:p>0.731262</text:p>
          </table:table-cell>
          <table:table-cell office:value-type="float" office:value="0.710858" calcext:value-type="float">
            <text:p>0.710858</text:p>
          </table:table-cell>
          <table:table-cell office:value-type="float" office:value="0.650345" calcext:value-type="float">
            <text:p>0.650345</text:p>
          </table:table-cell>
          <table:table-cell office:value-type="float" office:value="0.582492" calcext:value-type="float">
            <text:p>0.582492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514634" calcext:value-type="float">
            <text:p>0.514634</text:p>
          </table:table-cell>
          <table:table-cell office:value-type="float" office:value="0.5326" calcext:value-type="float">
            <text:p>0.5326</text:p>
          </table:table-cell>
          <table:table-cell office:value-type="float" office:value="0.582492" calcext:value-type="float">
            <text:p>0.582492</text:p>
          </table:table-cell>
          <table:table-cell office:value-type="float" office:value="0.650345" calcext:value-type="float">
            <text:p>0.650345</text:p>
          </table:table-cell>
          <table:table-cell office:value-type="float" office:value="0.710858" calcext:value-type="float">
            <text:p>0.710858</text:p>
          </table:table-cell>
          <table:table-cell office:value-type="float" office:value="0.731262" calcext:value-type="float">
            <text:p>0.731262</text:p>
          </table:table-cell>
        </table:table-row>
        <table:table-row table:style-name="ro1">
          <table:table-cell office:value-type="float" office:value="0.969997" calcext:value-type="float">
            <text:p>0.969997</text:p>
          </table:table-cell>
          <table:table-cell office:value-type="float" office:value="0.818602" calcext:value-type="float">
            <text:p>0.818602</text:p>
          </table:table-cell>
          <table:table-cell office:value-type="float" office:value="0.817241" calcext:value-type="float">
            <text:p>0.817241</text:p>
          </table:table-cell>
          <table:table-cell office:value-type="float" office:value="0.813496" calcext:value-type="float">
            <text:p>0.813496</text:p>
          </table:table-cell>
          <table:table-cell office:value-type="float" office:value="0.808819" calcext:value-type="float">
            <text:p>0.808819</text:p>
          </table:table-cell>
          <table:table-cell office:value-type="float" office:value="0.805022" calcext:value-type="float">
            <text:p>0.805022</text:p>
          </table:table-cell>
          <table:table-cell office:value-type="float" office:value="0.80358" calcext:value-type="float">
            <text:p>0.80358</text:p>
          </table:table-cell>
          <table:table-cell office:value-type="float" office:value="0.805022" calcext:value-type="float">
            <text:p>0.805022</text:p>
          </table:table-cell>
          <table:table-cell office:value-type="float" office:value="0.808819" calcext:value-type="float">
            <text:p>0.808819</text:p>
          </table:table-cell>
          <table:table-cell office:value-type="float" office:value="0.813496" calcext:value-type="float">
            <text:p>0.813496</text:p>
          </table:table-cell>
          <table:table-cell office:value-type="float" office:value="0.817241" calcext:value-type="float">
            <text:p>0.817241</text:p>
          </table:table-cell>
          <table:table-cell office:value-type="float" office:value="0.818602" calcext:value-type="float">
            <text:p>0.818602</text:p>
          </table:table-cell>
          <table:table-cell office:value-type="float" office:value="0.807124" calcext:value-type="float">
            <text:p>0.807124</text:p>
          </table:table-cell>
          <table:table-cell office:value-type="float" office:value="0.806678" calcext:value-type="float">
            <text:p>0.806678</text:p>
          </table:table-cell>
          <table:table-cell office:value-type="float" office:value="0.805515" calcext:value-type="float">
            <text:p>0.805515</text:p>
          </table:table-cell>
          <table:table-cell office:value-type="float" office:value="0.804057" calcext:value-type="float">
            <text:p>0.804057</text:p>
          </table:table-cell>
          <table:table-cell office:value-type="float" office:value="0.802892" calcext:value-type="float">
            <text:p>0.802892</text:p>
          </table:table-cell>
          <table:table-cell office:value-type="float" office:value="0.802439" calcext:value-type="float">
            <text:p>0.802439</text:p>
          </table:table-cell>
          <table:table-cell office:value-type="float" office:value="0.802892" calcext:value-type="float">
            <text:p>0.802892</text:p>
          </table:table-cell>
          <table:table-cell office:value-type="float" office:value="0.804057" calcext:value-type="float">
            <text:p>0.804057</text:p>
          </table:table-cell>
          <table:table-cell office:value-type="float" office:value="0.805515" calcext:value-type="float">
            <text:p>0.805515</text:p>
          </table:table-cell>
          <table:table-cell office:value-type="float" office:value="0.806678" calcext:value-type="float">
            <text:p>0.806678</text:p>
          </table:table-cell>
          <table:table-cell office:value-type="float" office:value="0.807124" calcext:value-type="float">
            <text:p>0.807124</text:p>
          </table:table-cell>
          <table:table-cell office:value-type="float" office:value="0.80348" calcext:value-type="float">
            <text:p>0.80348</text:p>
          </table:table-cell>
          <table:table-cell office:value-type="float" office:value="0.801763" calcext:value-type="float">
            <text:p>0.801763</text:p>
          </table:table-cell>
          <table:table-cell office:value-type="float" office:value="0.796808" calcext:value-type="float">
            <text:p>0.796808</text:p>
          </table:table-cell>
          <table:table-cell office:value-type="float" office:value="0.790693" calcext:value-type="float">
            <text:p>0.790693</text:p>
          </table:table-cell>
          <table:table-cell office:value-type="float" office:value="0.785768" calcext:value-type="float">
            <text:p>0.785768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85768" calcext:value-type="float">
            <text:p>0.785768</text:p>
          </table:table-cell>
          <table:table-cell office:value-type="float" office:value="0.790693" calcext:value-type="float">
            <text:p>0.790693</text:p>
          </table:table-cell>
          <table:table-cell office:value-type="float" office:value="0.796808" calcext:value-type="float">
            <text:p>0.796808</text:p>
          </table:table-cell>
          <table:table-cell office:value-type="float" office:value="0.801763" calcext:value-type="float">
            <text:p>0.801763</text:p>
          </table:table-cell>
          <table:table-cell office:value-type="float" office:value="0.80348" calcext:value-type="float">
            <text:p>0.80348</text:p>
          </table:table-cell>
          <table:table-cell office:value-type="float" office:value="0.795176" calcext:value-type="float">
            <text:p>0.795176</text:p>
          </table:table-cell>
          <table:table-cell office:value-type="float" office:value="0.791786" calcext:value-type="float">
            <text:p>0.791786</text:p>
          </table:table-cell>
          <table:table-cell office:value-type="float" office:value="0.781683" calcext:value-type="float">
            <text:p>0.781683</text:p>
          </table:table-cell>
          <table:table-cell office:value-type="float" office:value="0.769361" calcext:value-type="float">
            <text:p>0.769361</text:p>
          </table:table-cell>
          <table:table-cell office:value-type="float" office:value="0.759516" calcext:value-type="float">
            <text:p>0.759516</text:p>
          </table:table-cell>
          <table:table-cell office:value-type="float" office:value="0.755811" calcext:value-type="float">
            <text:p>0.755811</text:p>
          </table:table-cell>
          <table:table-cell office:value-type="float" office:value="0.759516" calcext:value-type="float">
            <text:p>0.759516</text:p>
          </table:table-cell>
          <table:table-cell office:value-type="float" office:value="0.769361" calcext:value-type="float">
            <text:p>0.769361</text:p>
          </table:table-cell>
          <table:table-cell office:value-type="float" office:value="0.781683" calcext:value-type="float">
            <text:p>0.781683</text:p>
          </table:table-cell>
          <table:table-cell office:value-type="float" office:value="0.791786" calcext:value-type="float">
            <text:p>0.791786</text:p>
          </table:table-cell>
          <table:table-cell office:value-type="float" office:value="0.795176" calcext:value-type="float">
            <text:p>0.795176</text:p>
          </table:table-cell>
          <table:table-cell office:value-type="float" office:value="0.786808" calcext:value-type="float">
            <text:p>0.786808</text:p>
          </table:table-cell>
          <table:table-cell office:value-type="float" office:value="0.780924" calcext:value-type="float">
            <text:p>0.780924</text:p>
          </table:table-cell>
          <table:table-cell office:value-type="float" office:value="0.763111" calcext:value-type="float">
            <text:p>0.763111</text:p>
          </table:table-cell>
          <table:table-cell office:value-type="float" office:value="0.741627" calcext:value-type="float">
            <text:p>0.741627</text:p>
          </table:table-cell>
          <table:table-cell office:value-type="float" office:value="0.724638" calcext:value-type="float">
            <text:p>0.724638</text:p>
          </table:table-cell>
          <table:table-cell office:value-type="float" office:value="0.71828" calcext:value-type="float">
            <text:p>0.71828</text:p>
          </table:table-cell>
          <table:table-cell office:value-type="float" office:value="0.724638" calcext:value-type="float">
            <text:p>0.724638</text:p>
          </table:table-cell>
          <table:table-cell office:value-type="float" office:value="0.741627" calcext:value-type="float">
            <text:p>0.741627</text:p>
          </table:table-cell>
          <table:table-cell office:value-type="float" office:value="0.763111" calcext:value-type="float">
            <text:p>0.763111</text:p>
          </table:table-cell>
          <table:table-cell office:value-type="float" office:value="0.780924" calcext:value-type="float">
            <text:p>0.780924</text:p>
          </table:table-cell>
          <table:table-cell office:value-type="float" office:value="0.786808" calcext:value-type="float">
            <text:p>0.786808</text:p>
          </table:table-cell>
          <table:table-cell office:value-type="float" office:value="0.775304" calcext:value-type="float">
            <text:p>0.775304</text:p>
          </table:table-cell>
          <table:table-cell office:value-type="float" office:value="0.766742" calcext:value-type="float">
            <text:p>0.766742</text:p>
          </table:table-cell>
          <table:table-cell office:value-type="float" office:value="0.740584" calcext:value-type="float">
            <text:p>0.740584</text:p>
          </table:table-cell>
          <table:table-cell office:value-type="float" office:value="0.709468" calcext:value-type="float">
            <text:p>0.709468</text:p>
          </table:table-cell>
          <table:table-cell office:value-type="float" office:value="0.685196" calcext:value-type="float">
            <text:p>0.685196</text:p>
          </table:table-cell>
          <table:table-cell office:value-type="float" office:value="0.676174" calcext:value-type="float">
            <text:p>0.676174</text:p>
          </table:table-cell>
          <table:table-cell office:value-type="float" office:value="0.685196" calcext:value-type="float">
            <text:p>0.685196</text:p>
          </table:table-cell>
          <table:table-cell office:value-type="float" office:value="0.709468" calcext:value-type="float">
            <text:p>0.709468</text:p>
          </table:table-cell>
          <table:table-cell office:value-type="float" office:value="0.740584" calcext:value-type="float">
            <text:p>0.740584</text:p>
          </table:table-cell>
          <table:table-cell office:value-type="float" office:value="0.766742" calcext:value-type="float">
            <text:p>0.766742</text:p>
          </table:table-cell>
          <table:table-cell office:value-type="float" office:value="0.775304" calcext:value-type="float">
            <text:p>0.775304</text:p>
          </table:table-cell>
          <table:table-cell office:value-type="float" office:value="0.764475" calcext:value-type="float">
            <text:p>0.764475</text:p>
          </table:table-cell>
          <table:table-cell office:value-type="float" office:value="0.752839" calcext:value-type="float">
            <text:p>0.752839</text:p>
          </table:table-cell>
          <table:table-cell office:value-type="float" office:value="0.717251" calcext:value-type="float">
            <text:p>0.717251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43413" calcext:value-type="float">
            <text:p>0.643413</text:p>
          </table:table-cell>
          <table:table-cell office:value-type="float" office:value="0.631571" calcext:value-type="float">
            <text:p>0.631571</text:p>
          </table:table-cell>
          <table:table-cell office:value-type="float" office:value="0.643413" calcext:value-type="float">
            <text:p>0.643413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717251" calcext:value-type="float">
            <text:p>0.717251</text:p>
          </table:table-cell>
          <table:table-cell office:value-type="float" office:value="0.752839" calcext:value-type="float">
            <text:p>0.752839</text:p>
          </table:table-cell>
          <table:table-cell office:value-type="float" office:value="0.764475" calcext:value-type="float">
            <text:p>0.764475</text:p>
          </table:table-cell>
          <table:table-cell office:value-type="float" office:value="0.753025" calcext:value-type="float">
            <text:p>0.753025</text:p>
          </table:table-cell>
          <table:table-cell office:value-type="float" office:value="0.738447" calcext:value-type="float">
            <text:p>0.738447</text:p>
          </table:table-cell>
          <table:table-cell office:value-type="float" office:value="0.694044" calcext:value-type="float">
            <text:p>0.694044</text:p>
          </table:table-cell>
          <table:table-cell office:value-type="float" office:value="0.642753" calcext:value-type="float">
            <text:p>0.642753</text:p>
          </table:table-cell>
          <table:table-cell office:value-type="float" office:value="0.603916" calcext:value-type="float">
            <text:p>0.603916</text:p>
          </table:table-cell>
          <table:table-cell office:value-type="float" office:value="0.589704" calcext:value-type="float">
            <text:p>0.589704</text:p>
          </table:table-cell>
          <table:table-cell office:value-type="float" office:value="0.603916" calcext:value-type="float">
            <text:p>0.603916</text:p>
          </table:table-cell>
          <table:table-cell office:value-type="float" office:value="0.642753" calcext:value-type="float">
            <text:p>0.642753</text:p>
          </table:table-cell>
          <table:table-cell office:value-type="float" office:value="0.694044" calcext:value-type="float">
            <text:p>0.694044</text:p>
          </table:table-cell>
          <table:table-cell office:value-type="float" office:value="0.738447" calcext:value-type="float">
            <text:p>0.738447</text:p>
          </table:table-cell>
          <table:table-cell office:value-type="float" office:value="0.753025" calcext:value-type="float">
            <text:p>0.753025</text:p>
          </table:table-cell>
          <table:table-cell office:value-type="float" office:value="0.744157" calcext:value-type="float">
            <text:p>0.744157</text:p>
          </table:table-cell>
          <table:table-cell office:value-type="float" office:value="0.72679" calcext:value-type="float">
            <text:p>0.72679</text:p>
          </table:table-cell>
          <table:table-cell office:value-type="float" office:value="0.674375" calcext:value-type="float">
            <text:p>0.674375</text:p>
          </table:table-cell>
          <table:table-cell office:value-type="float" office:value="0.614665" calcext:value-type="float">
            <text:p>0.614665</text:p>
          </table:table-cell>
          <table:table-cell office:value-type="float" office:value="0.570079" calcext:value-type="float">
            <text:p>0.570079</text:p>
          </table:table-cell>
          <table:table-cell office:value-type="float" office:value="0.553887" calcext:value-type="float">
            <text:p>0.553887</text:p>
          </table:table-cell>
          <table:table-cell office:value-type="float" office:value="0.570079" calcext:value-type="float">
            <text:p>0.570079</text:p>
          </table:table-cell>
          <table:table-cell office:value-type="float" office:value="0.614665" calcext:value-type="float">
            <text:p>0.614665</text:p>
          </table:table-cell>
          <table:table-cell office:value-type="float" office:value="0.674375" calcext:value-type="float">
            <text:p>0.674375</text:p>
          </table:table-cell>
          <table:table-cell office:value-type="float" office:value="0.72679" calcext:value-type="float">
            <text:p>0.72679</text:p>
          </table:table-cell>
          <table:table-cell office:value-type="float" office:value="0.744157" calcext:value-type="float">
            <text:p>0.744157</text:p>
          </table:table-cell>
          <table:table-cell office:value-type="float" office:value="0.73749" calcext:value-type="float">
            <text:p>0.73749</text:p>
          </table:table-cell>
          <table:table-cell office:value-type="float" office:value="0.718096" calcext:value-type="float">
            <text:p>0.718096</text:p>
          </table:table-cell>
          <table:table-cell office:value-type="float" office:value="0.660167" calcext:value-type="float">
            <text:p>0.660167</text:p>
          </table:table-cell>
          <table:table-cell office:value-type="float" office:value="0.59494" calcext:value-type="float">
            <text:p>0.59494</text:p>
          </table:table-cell>
          <table:table-cell office:value-type="float" office:value="0.546793" calcext:value-type="float">
            <text:p>0.546793</text:p>
          </table:table-cell>
          <table:table-cell office:value-type="float" office:value="0.529417" calcext:value-type="float">
            <text:p>0.529417</text:p>
          </table:table-cell>
          <table:table-cell office:value-type="float" office:value="0.546793" calcext:value-type="float">
            <text:p>0.546793</text:p>
          </table:table-cell>
          <table:table-cell office:value-type="float" office:value="0.59494" calcext:value-type="float">
            <text:p>0.59494</text:p>
          </table:table-cell>
          <table:table-cell office:value-type="float" office:value="0.660167" calcext:value-type="float">
            <text:p>0.660167</text:p>
          </table:table-cell>
          <table:table-cell office:value-type="float" office:value="0.718096" calcext:value-type="float">
            <text:p>0.718096</text:p>
          </table:table-cell>
          <table:table-cell office:value-type="float" office:value="0.73749" calcext:value-type="float">
            <text:p>0.73749</text:p>
          </table:table-cell>
          <table:table-cell office:value-type="float" office:value="0.736963" calcext:value-type="float">
            <text:p>0.736963</text:p>
          </table:table-cell>
          <table:table-cell office:value-type="float" office:value="0.716482" calcext:value-type="float">
            <text:p>0.716482</text:p>
          </table:table-cell>
          <table:table-cell office:value-type="float" office:value="0.655714" calcext:value-type="float">
            <text:p>0.655714</text:p>
          </table:table-cell>
          <table:table-cell office:value-type="float" office:value="0.587556" calcext:value-type="float">
            <text:p>0.587556</text:p>
          </table:table-cell>
          <table:table-cell office:value-type="float" office:value="0.537422" calcext:value-type="float">
            <text:p>0.537422</text:p>
          </table:table-cell>
          <table:table-cell office:value-type="float" office:value="0.519366" calcext:value-type="float">
            <text:p>0.519366</text:p>
          </table:table-cell>
          <table:table-cell office:value-type="float" office:value="0.537422" calcext:value-type="float">
            <text:p>0.537422</text:p>
          </table:table-cell>
          <table:table-cell office:value-type="float" office:value="0.587556" calcext:value-type="float">
            <text:p>0.587556</text:p>
          </table:table-cell>
          <table:table-cell office:value-type="float" office:value="0.655714" calcext:value-type="float">
            <text:p>0.655714</text:p>
          </table:table-cell>
          <table:table-cell office:value-type="float" office:value="0.716482" calcext:value-type="float">
            <text:p>0.716482</text:p>
          </table:table-cell>
          <table:table-cell office:value-type="float" office:value="0.736963" calcext:value-type="float">
            <text:p>0.736963</text:p>
          </table:table-cell>
        </table:table-row>
        <table:table-row table:style-name="ro1">
          <table:table-cell office:value-type="float" office:value="0.979743" calcext:value-type="float">
            <text:p>0.979743</text:p>
          </table:table-cell>
          <table:table-cell office:value-type="float" office:value="0.825695" calcext:value-type="float">
            <text:p>0.825695</text:p>
          </table:table-cell>
          <table:table-cell office:value-type="float" office:value="0.824326" calcext:value-type="float">
            <text:p>0.824326</text:p>
          </table:table-cell>
          <table:table-cell office:value-type="float" office:value="0.820553" calcext:value-type="float">
            <text:p>0.820553</text:p>
          </table:table-cell>
          <table:table-cell office:value-type="float" office:value="0.815842" calcext:value-type="float">
            <text:p>0.815842</text:p>
          </table:table-cell>
          <table:table-cell office:value-type="float" office:value="0.812017" calcext:value-type="float">
            <text:p>0.812017</text:p>
          </table:table-cell>
          <table:table-cell office:value-type="float" office:value="0.810565" calcext:value-type="float">
            <text:p>0.810565</text:p>
          </table:table-cell>
          <table:table-cell office:value-type="float" office:value="0.812017" calcext:value-type="float">
            <text:p>0.812017</text:p>
          </table:table-cell>
          <table:table-cell office:value-type="float" office:value="0.815842" calcext:value-type="float">
            <text:p>0.815842</text:p>
          </table:table-cell>
          <table:table-cell office:value-type="float" office:value="0.820553" calcext:value-type="float">
            <text:p>0.820553</text:p>
          </table:table-cell>
          <table:table-cell office:value-type="float" office:value="0.824326" calcext:value-type="float">
            <text:p>0.824326</text:p>
          </table:table-cell>
          <table:table-cell office:value-type="float" office:value="0.825695" calcext:value-type="float">
            <text:p>0.825695</text:p>
          </table:table-cell>
          <table:table-cell office:value-type="float" office:value="0.814141" calcext:value-type="float">
            <text:p>0.814141</text:p>
          </table:table-cell>
          <table:table-cell office:value-type="float" office:value="0.813694" calcext:value-type="float">
            <text:p>0.813694</text:p>
          </table:table-cell>
          <table:table-cell office:value-type="float" office:value="0.812525" calcext:value-type="float">
            <text:p>0.812525</text:p>
          </table:table-cell>
          <table:table-cell office:value-type="float" office:value="0.811059" calcext:value-type="float">
            <text:p>0.811059</text:p>
          </table:table-cell>
          <table:table-cell office:value-type="float" office:value="0.809886" calcext:value-type="float">
            <text:p>0.809886</text:p>
          </table:table-cell>
          <table:table-cell office:value-type="float" office:value="0.809431" calcext:value-type="float">
            <text:p>0.809431</text:p>
          </table:table-cell>
          <table:table-cell office:value-type="float" office:value="0.809886" calcext:value-type="float">
            <text:p>0.809886</text:p>
          </table:table-cell>
          <table:table-cell office:value-type="float" office:value="0.811059" calcext:value-type="float">
            <text:p>0.811059</text:p>
          </table:table-cell>
          <table:table-cell office:value-type="float" office:value="0.812525" calcext:value-type="float">
            <text:p>0.812525</text:p>
          </table:table-cell>
          <table:table-cell office:value-type="float" office:value="0.813694" calcext:value-type="float">
            <text:p>0.813694</text:p>
          </table:table-cell>
          <table:table-cell office:value-type="float" office:value="0.814141" calcext:value-type="float">
            <text:p>0.814141</text:p>
          </table:table-cell>
          <table:table-cell office:value-type="float" office:value="0.810497" calcext:value-type="float">
            <text:p>0.810497</text:p>
          </table:table-cell>
          <table:table-cell office:value-type="float" office:value="0.808773" calcext:value-type="float">
            <text:p>0.808773</text:p>
          </table:table-cell>
          <table:table-cell office:value-type="float" office:value="0.803787" calcext:value-type="float">
            <text:p>0.803787</text:p>
          </table:table-cell>
          <table:table-cell office:value-type="float" office:value="0.797637" calcext:value-type="float">
            <text:p>0.797637</text:p>
          </table:table-cell>
          <table:table-cell office:value-type="float" office:value="0.792682" calcext:value-type="float">
            <text:p>0.792682</text:p>
          </table:table-cell>
          <table:table-cell office:value-type="float" office:value="0.790806" calcext:value-type="float">
            <text:p>0.790806</text:p>
          </table:table-cell>
          <table:table-cell office:value-type="float" office:value="0.792682" calcext:value-type="float">
            <text:p>0.792682</text:p>
          </table:table-cell>
          <table:table-cell office:value-type="float" office:value="0.797637" calcext:value-type="float">
            <text:p>0.797637</text:p>
          </table:table-cell>
          <table:table-cell office:value-type="float" office:value="0.803787" calcext:value-type="float">
            <text:p>0.803787</text:p>
          </table:table-cell>
          <table:table-cell office:value-type="float" office:value="0.808773" calcext:value-type="float">
            <text:p>0.808773</text:p>
          </table:table-cell>
          <table:table-cell office:value-type="float" office:value="0.810497" calcext:value-type="float">
            <text:p>0.810497</text:p>
          </table:table-cell>
          <table:table-cell office:value-type="float" office:value="0.802175" calcext:value-type="float">
            <text:p>0.802175</text:p>
          </table:table-cell>
          <table:table-cell office:value-type="float" office:value="0.798769" calcext:value-type="float">
            <text:p>0.798769</text:p>
          </table:table-cell>
          <table:table-cell office:value-type="float" office:value="0.788608" calcext:value-type="float">
            <text:p>0.788608</text:p>
          </table:table-cell>
          <table:table-cell office:value-type="float" office:value="0.776215" calcext:value-type="float">
            <text:p>0.776215</text:p>
          </table:table-cell>
          <table:table-cell office:value-type="float" office:value="0.766313" calcext:value-type="float">
            <text:p>0.766313</text:p>
          </table:table-cell>
          <table:table-cell office:value-type="float" office:value="0.762586" calcext:value-type="float">
            <text:p>0.762586</text:p>
          </table:table-cell>
          <table:table-cell office:value-type="float" office:value="0.766313" calcext:value-type="float">
            <text:p>0.766313</text:p>
          </table:table-cell>
          <table:table-cell office:value-type="float" office:value="0.776215" calcext:value-type="float">
            <text:p>0.776215</text:p>
          </table:table-cell>
          <table:table-cell office:value-type="float" office:value="0.788608" calcext:value-type="float">
            <text:p>0.788608</text:p>
          </table:table-cell>
          <table:table-cell office:value-type="float" office:value="0.798769" calcext:value-type="float">
            <text:p>0.798769</text:p>
          </table:table-cell>
          <table:table-cell office:value-type="float" office:value="0.802175" calcext:value-type="float">
            <text:p>0.802175</text:p>
          </table:table-cell>
          <table:table-cell office:value-type="float" office:value="0.793808" calcext:value-type="float">
            <text:p>0.793808</text:p>
          </table:table-cell>
          <table:table-cell office:value-type="float" office:value="0.787893" calcext:value-type="float">
            <text:p>0.787893</text:p>
          </table:table-cell>
          <table:table-cell office:value-type="float" office:value="0.769979" calcext:value-type="float">
            <text:p>0.769979</text:p>
          </table:table-cell>
          <table:table-cell office:value-type="float" office:value="0.748371" calcext:value-type="float">
            <text:p>0.748371</text:p>
          </table:table-cell>
          <table:table-cell office:value-type="float" office:value="0.731281" calcext:value-type="float">
            <text:p>0.731281</text:p>
          </table:table-cell>
          <table:table-cell office:value-type="float" office:value="0.724886" calcext:value-type="float">
            <text:p>0.724886</text:p>
          </table:table-cell>
          <table:table-cell office:value-type="float" office:value="0.731281" calcext:value-type="float">
            <text:p>0.731281</text:p>
          </table:table-cell>
          <table:table-cell office:value-type="float" office:value="0.748371" calcext:value-type="float">
            <text:p>0.748371</text:p>
          </table:table-cell>
          <table:table-cell office:value-type="float" office:value="0.769979" calcext:value-type="float">
            <text:p>0.769979</text:p>
          </table:table-cell>
          <table:table-cell office:value-type="float" office:value="0.787893" calcext:value-type="float">
            <text:p>0.787893</text:p>
          </table:table-cell>
          <table:table-cell office:value-type="float" office:value="0.793808" calcext:value-type="float">
            <text:p>0.793808</text:p>
          </table:table-cell>
          <table:table-cell office:value-type="float" office:value="0.782293" calcext:value-type="float">
            <text:p>0.782293</text:p>
          </table:table-cell>
          <table:table-cell office:value-type="float" office:value="0.773686" calcext:value-type="float">
            <text:p>0.773686</text:p>
          </table:table-cell>
          <table:table-cell office:value-type="float" office:value="0.747384" calcext:value-type="float">
            <text:p>0.747384</text:p>
          </table:table-cell>
          <table:table-cell office:value-type="float" office:value="0.716092" calcext:value-type="float">
            <text:p>0.716092</text:p>
          </table:table-cell>
          <table:table-cell office:value-type="float" office:value="0.691677" calcext:value-type="float">
            <text:p>0.691677</text:p>
          </table:table-cell>
          <table:table-cell office:value-type="float" office:value="0.682603" calcext:value-type="float">
            <text:p>0.682603</text:p>
          </table:table-cell>
          <table:table-cell office:value-type="float" office:value="0.691677" calcext:value-type="float">
            <text:p>0.691677</text:p>
          </table:table-cell>
          <table:table-cell office:value-type="float" office:value="0.716092" calcext:value-type="float">
            <text:p>0.716092</text:p>
          </table:table-cell>
          <table:table-cell office:value-type="float" office:value="0.747384" calcext:value-type="float">
            <text:p>0.747384</text:p>
          </table:table-cell>
          <table:table-cell office:value-type="float" office:value="0.773686" calcext:value-type="float">
            <text:p>0.773686</text:p>
          </table:table-cell>
          <table:table-cell office:value-type="float" office:value="0.782293" calcext:value-type="float">
            <text:p>0.782293</text:p>
          </table:table-cell>
          <table:table-cell office:value-type="float" office:value="0.771471" calcext:value-type="float">
            <text:p>0.771471</text:p>
          </table:table-cell>
          <table:table-cell office:value-type="float" office:value="0.759776" calcext:value-type="float">
            <text:p>0.759776</text:p>
          </table:table-cell>
          <table:table-cell office:value-type="float" office:value="0.723993" calcext:value-type="float">
            <text:p>0.723993</text:p>
          </table:table-cell>
          <table:table-cell office:value-type="float" office:value="0.682019" calcext:value-type="float">
            <text:p>0.682019</text:p>
          </table:table-cell>
          <table:table-cell office:value-type="float" office:value="0.649731" calcext:value-type="float">
            <text:p>0.649731</text:p>
          </table:table-cell>
          <table:table-cell office:value-type="float" office:value="0.637819" calcext:value-type="float">
            <text:p>0.637819</text:p>
          </table:table-cell>
          <table:table-cell office:value-type="float" office:value="0.649731" calcext:value-type="float">
            <text:p>0.649731</text:p>
          </table:table-cell>
          <table:table-cell office:value-type="float" office:value="0.682019" calcext:value-type="float">
            <text:p>0.682019</text:p>
          </table:table-cell>
          <table:table-cell office:value-type="float" office:value="0.723993" calcext:value-type="float">
            <text:p>0.723993</text:p>
          </table:table-cell>
          <table:table-cell office:value-type="float" office:value="0.759776" calcext:value-type="float">
            <text:p>0.759776</text:p>
          </table:table-cell>
          <table:table-cell office:value-type="float" office:value="0.771471" calcext:value-type="float">
            <text:p>0.771471</text:p>
          </table:table-cell>
          <table:table-cell office:value-type="float" office:value="0.760021" calcext:value-type="float">
            <text:p>0.760021</text:p>
          </table:table-cell>
          <table:table-cell office:value-type="float" office:value="0.745371" calcext:value-type="float">
            <text:p>0.745371</text:p>
          </table:table-cell>
          <table:table-cell office:value-type="float" office:value="0.700733" calcext:value-type="float">
            <text:p>0.700733</text:p>
          </table:table-cell>
          <table:table-cell office:value-type="float" office:value="0.64916" calcext:value-type="float">
            <text:p>0.64916</text:p>
          </table:table-cell>
          <table:table-cell office:value-type="float" office:value="0.610097" calcext:value-type="float">
            <text:p>0.610097</text:p>
          </table:table-cell>
          <table:table-cell office:value-type="float" office:value="0.595801" calcext:value-type="float">
            <text:p>0.595801</text:p>
          </table:table-cell>
          <table:table-cell office:value-type="float" office:value="0.610097" calcext:value-type="float">
            <text:p>0.610097</text:p>
          </table:table-cell>
          <table:table-cell office:value-type="float" office:value="0.64916" calcext:value-type="float">
            <text:p>0.64916</text:p>
          </table:table-cell>
          <table:table-cell office:value-type="float" office:value="0.700733" calcext:value-type="float">
            <text:p>0.700733</text:p>
          </table:table-cell>
          <table:table-cell office:value-type="float" office:value="0.745371" calcext:value-type="float">
            <text:p>0.745371</text:p>
          </table:table-cell>
          <table:table-cell office:value-type="float" office:value="0.760021" calcext:value-type="float">
            <text:p>0.760021</text:p>
          </table:table-cell>
          <table:table-cell office:value-type="float" office:value="0.751169" calcext:value-type="float">
            <text:p>0.751169</text:p>
          </table:table-cell>
          <table:table-cell office:value-type="float" office:value="0.73372" calcext:value-type="float">
            <text:p>0.73372</text:p>
          </table:table-cell>
          <table:table-cell office:value-type="float" office:value="0.681032" calcext:value-type="float">
            <text:p>0.681032</text:p>
          </table:table-cell>
          <table:table-cell office:value-type="float" office:value="0.620996" calcext:value-type="float">
            <text:p>0.620996</text:p>
          </table:table-cell>
          <table:table-cell office:value-type="float" office:value="0.57615" calcext:value-type="float">
            <text:p>0.57615</text:p>
          </table:table-cell>
          <table:table-cell office:value-type="float" office:value="0.559861" calcext:value-type="float">
            <text:p>0.559861</text:p>
          </table:table-cell>
          <table:table-cell office:value-type="float" office:value="0.57615" calcext:value-type="float">
            <text:p>0.57615</text:p>
          </table:table-cell>
          <table:table-cell office:value-type="float" office:value="0.620996" calcext:value-type="float">
            <text:p>0.620996</text:p>
          </table:table-cell>
          <table:table-cell office:value-type="float" office:value="0.681032" calcext:value-type="float">
            <text:p>0.681032</text:p>
          </table:table-cell>
          <table:table-cell office:value-type="float" office:value="0.73372" calcext:value-type="float">
            <text:p>0.73372</text:p>
          </table:table-cell>
          <table:table-cell office:value-type="float" office:value="0.751169" calcext:value-type="float">
            <text:p>0.751169</text:p>
          </table:table-cell>
          <table:table-cell office:value-type="float" office:value="0.744508" calcext:value-type="float">
            <text:p>0.744508</text:p>
          </table:table-cell>
          <table:table-cell office:value-type="float" office:value="0.725026" calcext:value-type="float">
            <text:p>0.725026</text:p>
          </table:table-cell>
          <table:table-cell office:value-type="float" office:value="0.666804" calcext:value-type="float">
            <text:p>0.666804</text:p>
          </table:table-cell>
          <table:table-cell office:value-type="float" office:value="0.601225" calcext:value-type="float">
            <text:p>0.601225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53532" calcext:value-type="float">
            <text:p>0.53532</text:p>
          </table:table-cell>
          <table:table-cell office:value-type="float" office:value="0.5528" calcext:value-type="float">
            <text:p>0.5528</text:p>
          </table:table-cell>
          <table:table-cell office:value-type="float" office:value="0.601225" calcext:value-type="float">
            <text:p>0.601225</text:p>
          </table:table-cell>
          <table:table-cell office:value-type="float" office:value="0.666804" calcext:value-type="float">
            <text:p>0.666804</text:p>
          </table:table-cell>
          <table:table-cell office:value-type="float" office:value="0.725026" calcext:value-type="float">
            <text:p>0.725026</text:p>
          </table:table-cell>
          <table:table-cell office:value-type="float" office:value="0.744508" calcext:value-type="float">
            <text:p>0.744508</text:p>
          </table:table-cell>
          <table:table-cell office:value-type="float" office:value="0.744014" calcext:value-type="float">
            <text:p>0.744014</text:p>
          </table:table-cell>
          <table:table-cell office:value-type="float" office:value="0.723438" calcext:value-type="float">
            <text:p>0.723438</text:p>
          </table:table-cell>
          <table:table-cell office:value-type="float" office:value="0.662358" calcext:value-type="float">
            <text:p>0.662358</text:p>
          </table:table-cell>
          <table:table-cell office:value-type="float" office:value="0.593826" calcext:value-type="float">
            <text:p>0.593826</text:p>
          </table:table-cell>
          <table:table-cell office:value-type="float" office:value="0.543396" calcext:value-type="float">
            <text:p>0.543396</text:p>
          </table:table-cell>
          <table:table-cell office:value-type="float" office:value="0.52523" calcext:value-type="float">
            <text:p>0.52523</text:p>
          </table:table-cell>
          <table:table-cell office:value-type="float" office:value="0.543396" calcext:value-type="float">
            <text:p>0.543396</text:p>
          </table:table-cell>
          <table:table-cell office:value-type="float" office:value="0.593826" calcext:value-type="float">
            <text:p>0.593826</text:p>
          </table:table-cell>
          <table:table-cell office:value-type="float" office:value="0.662358" calcext:value-type="float">
            <text:p>0.662358</text:p>
          </table:table-cell>
          <table:table-cell office:value-type="float" office:value="0.723438" calcext:value-type="float">
            <text:p>0.723438</text:p>
          </table:table-cell>
          <table:table-cell office:value-type="float" office:value="0.744014" calcext:value-type="float">
            <text:p>0.744014</text:p>
          </table:table-cell>
        </table:table-row>
        <table:table-row table:style-name="ro1">
          <table:table-cell office:value-type="float" office:value="0.987649" calcext:value-type="float">
            <text:p>0.987649</text:p>
          </table:table-cell>
          <table:table-cell office:value-type="float" office:value="0.831439" calcext:value-type="float">
            <text:p>0.831439</text:p>
          </table:table-cell>
          <table:table-cell office:value-type="float" office:value="0.830064" calcext:value-type="float">
            <text:p>0.830064</text:p>
          </table:table-cell>
          <table:table-cell office:value-type="float" office:value="0.826269" calcext:value-type="float">
            <text:p>0.826269</text:p>
          </table:table-cell>
          <table:table-cell office:value-type="float" office:value="0.82153" calcext:value-type="float">
            <text:p>0.82153</text:p>
          </table:table-cell>
          <table:table-cell office:value-type="float" office:value="0.817682" calcext:value-type="float">
            <text:p>0.817682</text:p>
          </table:table-cell>
          <table:table-cell office:value-type="float" office:value="0.816222" calcext:value-type="float">
            <text:p>0.816222</text:p>
          </table:table-cell>
          <table:table-cell office:value-type="float" office:value="0.817682" calcext:value-type="float">
            <text:p>0.817682</text:p>
          </table:table-cell>
          <table:table-cell office:value-type="float" office:value="0.82153" calcext:value-type="float">
            <text:p>0.82153</text:p>
          </table:table-cell>
          <table:table-cell office:value-type="float" office:value="0.826269" calcext:value-type="float">
            <text:p>0.826269</text:p>
          </table:table-cell>
          <table:table-cell office:value-type="float" office:value="0.830064" calcext:value-type="float">
            <text:p>0.830064</text:p>
          </table:table-cell>
          <table:table-cell office:value-type="float" office:value="0.831439" calcext:value-type="float">
            <text:p>0.831439</text:p>
          </table:table-cell>
          <table:table-cell office:value-type="float" office:value="0.819824" calcext:value-type="float">
            <text:p>0.819824</text:p>
          </table:table-cell>
          <table:table-cell office:value-type="float" office:value="0.819377" calcext:value-type="float">
            <text:p>0.819377</text:p>
          </table:table-cell>
          <table:table-cell office:value-type="float" office:value="0.818201" calcext:value-type="float">
            <text:p>0.818201</text:p>
          </table:table-cell>
          <table:table-cell office:value-type="float" office:value="0.816729" calcext:value-type="float">
            <text:p>0.816729</text:p>
          </table:table-cell>
          <table:table-cell office:value-type="float" office:value="0.815551" calcext:value-type="float">
            <text:p>0.815551</text:p>
          </table:table-cell>
          <table:table-cell office:value-type="float" office:value="0.815094" calcext:value-type="float">
            <text:p>0.815094</text:p>
          </table:table-cell>
          <table:table-cell office:value-type="float" office:value="0.815551" calcext:value-type="float">
            <text:p>0.815551</text:p>
          </table:table-cell>
          <table:table-cell office:value-type="float" office:value="0.816729" calcext:value-type="float">
            <text:p>0.816729</text:p>
          </table:table-cell>
          <table:table-cell office:value-type="float" office:value="0.818201" calcext:value-type="float">
            <text:p>0.818201</text:p>
          </table:table-cell>
          <table:table-cell office:value-type="float" office:value="0.819377" calcext:value-type="float">
            <text:p>0.819377</text:p>
          </table:table-cell>
          <table:table-cell office:value-type="float" office:value="0.819824" calcext:value-type="float">
            <text:p>0.819824</text:p>
          </table:table-cell>
          <table:table-cell office:value-type="float" office:value="0.816181" calcext:value-type="float">
            <text:p>0.816181</text:p>
          </table:table-cell>
          <table:table-cell office:value-type="float" office:value="0.81445" calcext:value-type="float">
            <text:p>0.81445</text:p>
          </table:table-cell>
          <table:table-cell office:value-type="float" office:value="0.809441" calcext:value-type="float">
            <text:p>0.809441</text:p>
          </table:table-cell>
          <table:table-cell office:value-type="float" office:value="0.803261" calcext:value-type="float">
            <text:p>0.803261</text:p>
          </table:table-cell>
          <table:table-cell office:value-type="float" office:value="0.798282" calcext:value-type="float">
            <text:p>0.798282</text:p>
          </table:table-cell>
          <table:table-cell office:value-type="float" office:value="0.796398" calcext:value-type="float">
            <text:p>0.796398</text:p>
          </table:table-cell>
          <table:table-cell office:value-type="float" office:value="0.798282" calcext:value-type="float">
            <text:p>0.798282</text:p>
          </table:table-cell>
          <table:table-cell office:value-type="float" office:value="0.803261" calcext:value-type="float">
            <text:p>0.803261</text:p>
          </table:table-cell>
          <table:table-cell office:value-type="float" office:value="0.809441" calcext:value-type="float">
            <text:p>0.809441</text:p>
          </table:table-cell>
          <table:table-cell office:value-type="float" office:value="0.81445" calcext:value-type="float">
            <text:p>0.81445</text:p>
          </table:table-cell>
          <table:table-cell office:value-type="float" office:value="0.816181" calcext:value-type="float">
            <text:p>0.816181</text:p>
          </table:table-cell>
          <table:table-cell office:value-type="float" office:value="0.807844" calcext:value-type="float">
            <text:p>0.807844</text:p>
          </table:table-cell>
          <table:table-cell office:value-type="float" office:value="0.804425" calcext:value-type="float">
            <text:p>0.804425</text:p>
          </table:table-cell>
          <table:table-cell office:value-type="float" office:value="0.794218" calcext:value-type="float">
            <text:p>0.794218</text:p>
          </table:table-cell>
          <table:table-cell office:value-type="float" office:value="0.781768" calcext:value-type="float">
            <text:p>0.781768</text:p>
          </table:table-cell>
          <table:table-cell office:value-type="float" office:value="0.771819" calcext:value-type="float">
            <text:p>0.771819</text:p>
          </table:table-cell>
          <table:table-cell office:value-type="float" office:value="0.768075" calcext:value-type="float">
            <text:p>0.768075</text:p>
          </table:table-cell>
          <table:table-cell office:value-type="float" office:value="0.771819" calcext:value-type="float">
            <text:p>0.771819</text:p>
          </table:table-cell>
          <table:table-cell office:value-type="float" office:value="0.781768" calcext:value-type="float">
            <text:p>0.781768</text:p>
          </table:table-cell>
          <table:table-cell office:value-type="float" office:value="0.794218" calcext:value-type="float">
            <text:p>0.794218</text:p>
          </table:table-cell>
          <table:table-cell office:value-type="float" office:value="0.804425" calcext:value-type="float">
            <text:p>0.804425</text:p>
          </table:table-cell>
          <table:table-cell office:value-type="float" office:value="0.807844" calcext:value-type="float">
            <text:p>0.807844</text:p>
          </table:table-cell>
          <table:table-cell office:value-type="float" office:value="0.799479" calcext:value-type="float">
            <text:p>0.799479</text:p>
          </table:table-cell>
          <table:table-cell office:value-type="float" office:value="0.793539" calcext:value-type="float">
            <text:p>0.793539</text:p>
          </table:table-cell>
          <table:table-cell office:value-type="float" office:value="0.775543" calcext:value-type="float">
            <text:p>0.775543</text:p>
          </table:table-cell>
          <table:table-cell office:value-type="float" office:value="0.753836" calcext:value-type="float">
            <text:p>0.753836</text:p>
          </table:table-cell>
          <table:table-cell office:value-type="float" office:value="0.736665" calcext:value-type="float">
            <text:p>0.736665</text:p>
          </table:table-cell>
          <table:table-cell office:value-type="float" office:value="0.73024" calcext:value-type="float">
            <text:p>0.73024</text:p>
          </table:table-cell>
          <table:table-cell office:value-type="float" office:value="0.736665" calcext:value-type="float">
            <text:p>0.736665</text:p>
          </table:table-cell>
          <table:table-cell office:value-type="float" office:value="0.753836" calcext:value-type="float">
            <text:p>0.753836</text:p>
          </table:table-cell>
          <table:table-cell office:value-type="float" office:value="0.775543" calcext:value-type="float">
            <text:p>0.775543</text:p>
          </table:table-cell>
          <table:table-cell office:value-type="float" office:value="0.793539" calcext:value-type="float">
            <text:p>0.793539</text:p>
          </table:table-cell>
          <table:table-cell office:value-type="float" office:value="0.799479" calcext:value-type="float">
            <text:p>0.799479</text:p>
          </table:table-cell>
          <table:table-cell office:value-type="float" office:value="0.787955" calcext:value-type="float">
            <text:p>0.787955</text:p>
          </table:table-cell>
          <table:table-cell office:value-type="float" office:value="0.779313" calcext:value-type="float">
            <text:p>0.779313</text:p>
          </table:table-cell>
          <table:table-cell office:value-type="float" office:value="0.752894" calcext:value-type="float">
            <text:p>0.752894</text:p>
          </table:table-cell>
          <table:table-cell office:value-type="float" office:value="0.721461" calcext:value-type="float">
            <text:p>0.721461</text:p>
          </table:table-cell>
          <table:table-cell office:value-type="float" office:value="0.696932" calcext:value-type="float">
            <text:p>0.696932</text:p>
          </table:table-cell>
          <table:table-cell office:value-type="float" office:value="0.687816" calcext:value-type="float">
            <text:p>0.687816</text:p>
          </table:table-cell>
          <table:table-cell office:value-type="float" office:value="0.696932" calcext:value-type="float">
            <text:p>0.696932</text:p>
          </table:table-cell>
          <table:table-cell office:value-type="float" office:value="0.721461" calcext:value-type="float">
            <text:p>0.721461</text:p>
          </table:table-cell>
          <table:table-cell office:value-type="float" office:value="0.752894" calcext:value-type="float">
            <text:p>0.752894</text:p>
          </table:table-cell>
          <table:table-cell office:value-type="float" office:value="0.779313" calcext:value-type="float">
            <text:p>0.779313</text:p>
          </table:table-cell>
          <table:table-cell office:value-type="float" office:value="0.787955" calcext:value-type="float">
            <text:p>0.787955</text:p>
          </table:table-cell>
          <table:table-cell office:value-type="float" office:value="0.77714" calcext:value-type="float">
            <text:p>0.77714</text:p>
          </table:table-cell>
          <table:table-cell office:value-type="float" office:value="0.765397" calcext:value-type="float">
            <text:p>0.765397</text:p>
          </table:table-cell>
          <table:table-cell office:value-type="float" office:value="0.729459" calcext:value-type="float">
            <text:p>0.729459</text:p>
          </table:table-cell>
          <table:table-cell office:value-type="float" office:value="0.687295" calcext:value-type="float">
            <text:p>0.687295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642888" calcext:value-type="float">
            <text:p>0.642888</text:p>
          </table:table-cell>
          <table:table-cell office:value-type="float" office:value="0.654857" calcext:value-type="float">
            <text:p>0.654857</text:p>
          </table:table-cell>
          <table:table-cell office:value-type="float" office:value="0.687295" calcext:value-type="float">
            <text:p>0.687295</text:p>
          </table:table-cell>
          <table:table-cell office:value-type="float" office:value="0.729459" calcext:value-type="float">
            <text:p>0.729459</text:p>
          </table:table-cell>
          <table:table-cell office:value-type="float" office:value="0.765397" calcext:value-type="float">
            <text:p>0.765397</text:p>
          </table:table-cell>
          <table:table-cell office:value-type="float" office:value="0.77714" calcext:value-type="float">
            <text:p>0.77714</text:p>
          </table:table-cell>
          <table:table-cell office:value-type="float" office:value="0.76569" calcext:value-type="float">
            <text:p>0.76569</text:p>
          </table:table-cell>
          <table:table-cell office:value-type="float" office:value="0.750983" calcext:value-type="float">
            <text:p>0.750983</text:p>
          </table:table-cell>
          <table:table-cell office:value-type="float" office:value="0.706156" calcext:value-type="float">
            <text:p>0.706156</text:p>
          </table:table-cell>
          <table:table-cell office:value-type="float" office:value="0.654356" calcext:value-type="float">
            <text:p>0.654356</text:p>
          </table:table-cell>
          <table:table-cell office:value-type="float" office:value="0.615112" calcext:value-type="float">
            <text:p>0.615112</text:p>
          </table:table-cell>
          <table:table-cell office:value-type="float" office:value="0.600748" calcext:value-type="float">
            <text:p>0.600748</text:p>
          </table:table-cell>
          <table:table-cell office:value-type="float" office:value="0.615112" calcext:value-type="float">
            <text:p>0.615112</text:p>
          </table:table-cell>
          <table:table-cell office:value-type="float" office:value="0.654356" calcext:value-type="float">
            <text:p>0.654356</text:p>
          </table:table-cell>
          <table:table-cell office:value-type="float" office:value="0.706156" calcext:value-type="float">
            <text:p>0.706156</text:p>
          </table:table-cell>
          <table:table-cell office:value-type="float" office:value="0.750983" calcext:value-type="float">
            <text:p>0.750983</text:p>
          </table:table-cell>
          <table:table-cell office:value-type="float" office:value="0.76569" calcext:value-type="float">
            <text:p>0.76569</text:p>
          </table:table-cell>
          <table:table-cell office:value-type="float" office:value="0.756852" calcext:value-type="float">
            <text:p>0.756852</text:p>
          </table:table-cell>
          <table:table-cell office:value-type="float" office:value="0.739337" calcext:value-type="float">
            <text:p>0.739337</text:p>
          </table:table-cell>
          <table:table-cell office:value-type="float" office:value="0.68643" calcext:value-type="float">
            <text:p>0.68643</text:p>
          </table:table-cell>
          <table:table-cell office:value-type="float" office:value="0.626132" calcext:value-type="float">
            <text:p>0.626132</text:p>
          </table:table-cell>
          <table:table-cell office:value-type="float" office:value="0.581078" calcext:value-type="float">
            <text:p>0.581078</text:p>
          </table:table-cell>
          <table:table-cell office:value-type="float" office:value="0.564711" calcext:value-type="float">
            <text:p>0.564711</text:p>
          </table:table-cell>
          <table:table-cell office:value-type="float" office:value="0.581078" calcext:value-type="float">
            <text:p>0.581078</text:p>
          </table:table-cell>
          <table:table-cell office:value-type="float" office:value="0.626132" calcext:value-type="float">
            <text:p>0.626132</text:p>
          </table:table-cell>
          <table:table-cell office:value-type="float" office:value="0.68643" calcext:value-type="float">
            <text:p>0.68643</text:p>
          </table:table-cell>
          <table:table-cell office:value-type="float" office:value="0.739337" calcext:value-type="float">
            <text:p>0.739337</text:p>
          </table:table-cell>
          <table:table-cell office:value-type="float" office:value="0.756852" calcext:value-type="float">
            <text:p>0.756852</text:p>
          </table:table-cell>
          <table:table-cell office:value-type="float" office:value="0.750197" calcext:value-type="float">
            <text:p>0.750197</text:p>
          </table:table-cell>
          <table:table-cell office:value-type="float" office:value="0.730644" calcext:value-type="float">
            <text:p>0.730644</text:p>
          </table:table-cell>
          <table:table-cell office:value-type="float" office:value="0.672185" calcext:value-type="float">
            <text:p>0.672185</text:p>
          </table:table-cell>
          <table:table-cell office:value-type="float" office:value="0.606324" calcext:value-type="float">
            <text:p>0.606324</text:p>
          </table:table-cell>
          <table:table-cell office:value-type="float" office:value="0.557675" calcext:value-type="float">
            <text:p>0.557675</text:p>
          </table:table-cell>
          <table:table-cell office:value-type="float" office:value="0.540112" calcext:value-type="float">
            <text:p>0.540112</text:p>
          </table:table-cell>
          <table:table-cell office:value-type="float" office:value="0.557675" calcext:value-type="float">
            <text:p>0.557675</text:p>
          </table:table-cell>
          <table:table-cell office:value-type="float" office:value="0.606324" calcext:value-type="float">
            <text:p>0.606324</text:p>
          </table:table-cell>
          <table:table-cell office:value-type="float" office:value="0.672185" calcext:value-type="float">
            <text:p>0.672185</text:p>
          </table:table-cell>
          <table:table-cell office:value-type="float" office:value="0.730644" calcext:value-type="float">
            <text:p>0.730644</text:p>
          </table:table-cell>
          <table:table-cell office:value-type="float" office:value="0.750197" calcext:value-type="float">
            <text:p>0.750197</text:p>
          </table:table-cell>
          <table:table-cell office:value-type="float" office:value="0.749729" calcext:value-type="float">
            <text:p>0.749729</text:p>
          </table:table-cell>
          <table:table-cell office:value-type="float" office:value="0.729077" calcext:value-type="float">
            <text:p>0.729077</text:p>
          </table:table-cell>
          <table:table-cell office:value-type="float" office:value="0.667746" calcext:value-type="float">
            <text:p>0.667746</text:p>
          </table:table-cell>
          <table:table-cell office:value-type="float" office:value="0.598914" calcext:value-type="float">
            <text:p>0.598914</text:p>
          </table:table-cell>
          <table:table-cell office:value-type="float" office:value="0.548246" calcext:value-type="float">
            <text:p>0.548246</text:p>
          </table:table-cell>
          <table:table-cell office:value-type="float" office:value="0.529991" calcext:value-type="float">
            <text:p>0.529991</text:p>
          </table:table-cell>
          <table:table-cell office:value-type="float" office:value="0.548246" calcext:value-type="float">
            <text:p>0.548246</text:p>
          </table:table-cell>
          <table:table-cell office:value-type="float" office:value="0.598914" calcext:value-type="float">
            <text:p>0.598914</text:p>
          </table:table-cell>
          <table:table-cell office:value-type="float" office:value="0.667746" calcext:value-type="float">
            <text:p>0.667746</text:p>
          </table:table-cell>
          <table:table-cell office:value-type="float" office:value="0.729077" calcext:value-type="float">
            <text:p>0.729077</text:p>
          </table:table-cell>
          <table:table-cell office:value-type="float" office:value="0.749729" calcext:value-type="float">
            <text:p>0.749729</text:p>
          </table:table-cell>
        </table:table-row>
        <table:table-row table:style-name="ro1">
          <table:table-cell office:value-type="float" office:value="0.996402" calcext:value-type="float">
            <text:p>0.996402</text:p>
          </table:table-cell>
          <table:table-cell office:value-type="float" office:value="0.837789" calcext:value-type="float">
            <text:p>0.837789</text:p>
          </table:table-cell>
          <table:table-cell office:value-type="float" office:value="0.836407" calcext:value-type="float">
            <text:p>0.836407</text:p>
          </table:table-cell>
          <table:table-cell office:value-type="float" office:value="0.832587" calcext:value-type="float">
            <text:p>0.832587</text:p>
          </table:table-cell>
          <table:table-cell office:value-type="float" office:value="0.827819" calcext:value-type="float">
            <text:p>0.827819</text:p>
          </table:table-cell>
          <table:table-cell office:value-type="float" office:value="0.823946" calcext:value-type="float">
            <text:p>0.823946</text:p>
          </table:table-cell>
          <table:table-cell office:value-type="float" office:value="0.822477" calcext:value-type="float">
            <text:p>0.822477</text:p>
          </table:table-cell>
          <table:table-cell office:value-type="float" office:value="0.823946" calcext:value-type="float">
            <text:p>0.823946</text:p>
          </table:table-cell>
          <table:table-cell office:value-type="float" office:value="0.827819" calcext:value-type="float">
            <text:p>0.827819</text:p>
          </table:table-cell>
          <table:table-cell office:value-type="float" office:value="0.832587" calcext:value-type="float">
            <text:p>0.832587</text:p>
          </table:table-cell>
          <table:table-cell office:value-type="float" office:value="0.836407" calcext:value-type="float">
            <text:p>0.836407</text:p>
          </table:table-cell>
          <table:table-cell office:value-type="float" office:value="0.837789" calcext:value-type="float">
            <text:p>0.837789</text:p>
          </table:table-cell>
          <table:table-cell office:value-type="float" office:value="0.826106" calcext:value-type="float">
            <text:p>0.826106</text:p>
          </table:table-cell>
          <table:table-cell office:value-type="float" office:value="0.825659" calcext:value-type="float">
            <text:p>0.825659</text:p>
          </table:table-cell>
          <table:table-cell office:value-type="float" office:value="0.824478" calcext:value-type="float">
            <text:p>0.824478</text:p>
          </table:table-cell>
          <table:table-cell office:value-type="float" office:value="0.822999" calcext:value-type="float">
            <text:p>0.822999</text:p>
          </table:table-cell>
          <table:table-cell office:value-type="float" office:value="0.821814" calcext:value-type="float">
            <text:p>0.821814</text:p>
          </table:table-cell>
          <table:table-cell office:value-type="float" office:value="0.821355" calcext:value-type="float">
            <text:p>0.821355</text:p>
          </table:table-cell>
          <table:table-cell office:value-type="float" office:value="0.821814" calcext:value-type="float">
            <text:p>0.821814</text:p>
          </table:table-cell>
          <table:table-cell office:value-type="float" office:value="0.822999" calcext:value-type="float">
            <text:p>0.822999</text:p>
          </table:table-cell>
          <table:table-cell office:value-type="float" office:value="0.824478" calcext:value-type="float">
            <text:p>0.824478</text:p>
          </table:table-cell>
          <table:table-cell office:value-type="float" office:value="0.825659" calcext:value-type="float">
            <text:p>0.825659</text:p>
          </table:table-cell>
          <table:table-cell office:value-type="float" office:value="0.826106" calcext:value-type="float">
            <text:p>0.826106</text:p>
          </table:table-cell>
          <table:table-cell office:value-type="float" office:value="0.822464" calcext:value-type="float">
            <text:p>0.822464</text:p>
          </table:table-cell>
          <table:table-cell office:value-type="float" office:value="0.820727" calcext:value-type="float">
            <text:p>0.820727</text:p>
          </table:table-cell>
          <table:table-cell office:value-type="float" office:value="0.815692" calcext:value-type="float">
            <text:p>0.815692</text:p>
          </table:table-cell>
          <table:table-cell office:value-type="float" office:value="0.80948" calcext:value-type="float">
            <text:p>0.80948</text:p>
          </table:table-cell>
          <table:table-cell office:value-type="float" office:value="0.804475" calcext:value-type="float">
            <text:p>0.804475</text:p>
          </table:table-cell>
          <table:table-cell office:value-type="float" office:value="0.802581" calcext:value-type="float">
            <text:p>0.802581</text:p>
          </table:table-cell>
          <table:table-cell office:value-type="float" office:value="0.804475" calcext:value-type="float">
            <text:p>0.804475</text:p>
          </table:table-cell>
          <table:table-cell office:value-type="float" office:value="0.80948" calcext:value-type="float">
            <text:p>0.80948</text:p>
          </table:table-cell>
          <table:table-cell office:value-type="float" office:value="0.815692" calcext:value-type="float">
            <text:p>0.815692</text:p>
          </table:table-cell>
          <table:table-cell office:value-type="float" office:value="0.820727" calcext:value-type="float">
            <text:p>0.820727</text:p>
          </table:table-cell>
          <table:table-cell office:value-type="float" office:value="0.822464" calcext:value-type="float">
            <text:p>0.822464</text:p>
          </table:table-cell>
          <table:table-cell office:value-type="float" office:value="0.814114" calcext:value-type="float">
            <text:p>0.814114</text:p>
          </table:table-cell>
          <table:table-cell office:value-type="float" office:value="0.810679" calcext:value-type="float">
            <text:p>0.810679</text:p>
          </table:table-cell>
          <table:table-cell office:value-type="float" office:value="0.800421" calcext:value-type="float">
            <text:p>0.800421</text:p>
          </table:table-cell>
          <table:table-cell office:value-type="float" office:value="0.78791" calcext:value-type="float">
            <text:p>0.78791</text:p>
          </table:table-cell>
          <table:table-cell office:value-type="float" office:value="0.77791" calcext:value-type="float">
            <text:p>0.77791</text:p>
          </table:table-cell>
          <table:table-cell office:value-type="float" office:value="0.774147" calcext:value-type="float">
            <text:p>0.774147</text:p>
          </table:table-cell>
          <table:table-cell office:value-type="float" office:value="0.77791" calcext:value-type="float">
            <text:p>0.77791</text:p>
          </table:table-cell>
          <table:table-cell office:value-type="float" office:value="0.78791" calcext:value-type="float">
            <text:p>0.78791</text:p>
          </table:table-cell>
          <table:table-cell office:value-type="float" office:value="0.800421" calcext:value-type="float">
            <text:p>0.800421</text:p>
          </table:table-cell>
          <table:table-cell office:value-type="float" office:value="0.810679" calcext:value-type="float">
            <text:p>0.810679</text:p>
          </table:table-cell>
          <table:table-cell office:value-type="float" office:value="0.814114" calcext:value-type="float">
            <text:p>0.814114</text:p>
          </table:table-cell>
          <table:table-cell office:value-type="float" office:value="0.805751" calcext:value-type="float">
            <text:p>0.805751</text:p>
          </table:table-cell>
          <table:table-cell office:value-type="float" office:value="0.799784" calcext:value-type="float">
            <text:p>0.799784</text:p>
          </table:table-cell>
          <table:table-cell office:value-type="float" office:value="0.781698" calcext:value-type="float">
            <text:p>0.781698</text:p>
          </table:table-cell>
          <table:table-cell office:value-type="float" office:value="0.759882" calcext:value-type="float">
            <text:p>0.759882</text:p>
          </table:table-cell>
          <table:table-cell office:value-type="float" office:value="0.742621" calcext:value-type="float">
            <text:p>0.742621</text:p>
          </table:table-cell>
          <table:table-cell office:value-type="float" office:value="0.736164" calcext:value-type="float">
            <text:p>0.736164</text:p>
          </table:table-cell>
          <table:table-cell office:value-type="float" office:value="0.742621" calcext:value-type="float">
            <text:p>0.742621</text:p>
          </table:table-cell>
          <table:table-cell office:value-type="float" office:value="0.759882" calcext:value-type="float">
            <text:p>0.759882</text:p>
          </table:table-cell>
          <table:table-cell office:value-type="float" office:value="0.781698" calcext:value-type="float">
            <text:p>0.781698</text:p>
          </table:table-cell>
          <table:table-cell office:value-type="float" office:value="0.799784" calcext:value-type="float">
            <text:p>0.799784</text:p>
          </table:table-cell>
          <table:table-cell office:value-type="float" office:value="0.805751" calcext:value-type="float">
            <text:p>0.805751</text:p>
          </table:table-cell>
          <table:table-cell office:value-type="float" office:value="0.794218" calcext:value-type="float">
            <text:p>0.794218</text:p>
          </table:table-cell>
          <table:table-cell office:value-type="float" office:value="0.785537" calcext:value-type="float">
            <text:p>0.785537</text:p>
          </table:table-cell>
          <table:table-cell office:value-type="float" office:value="0.75899" calcext:value-type="float">
            <text:p>0.75899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702748" calcext:value-type="float">
            <text:p>0.702748</text:p>
          </table:table-cell>
          <table:table-cell office:value-type="float" office:value="0.693586" calcext:value-type="float">
            <text:p>0.693586</text:p>
          </table:table-cell>
          <table:table-cell office:value-type="float" office:value="0.702748" calcext:value-type="float">
            <text:p>0.702748</text:p>
          </table:table-cell>
          <table:table-cell office:value-type="float" office:value="0.727402" calcext:value-type="float">
            <text:p>0.727402</text:p>
          </table:table-cell>
          <table:table-cell office:value-type="float" office:value="0.75899" calcext:value-type="float">
            <text:p>0.75899</text:p>
          </table:table-cell>
          <table:table-cell office:value-type="float" office:value="0.785537" calcext:value-type="float">
            <text:p>0.785537</text:p>
          </table:table-cell>
          <table:table-cell office:value-type="float" office:value="0.794218" calcext:value-type="float">
            <text:p>0.794218</text:p>
          </table:table-cell>
          <table:table-cell office:value-type="float" office:value="0.78341" calcext:value-type="float">
            <text:p>0.78341</text:p>
          </table:table-cell>
          <table:table-cell office:value-type="float" office:value="0.771616" calcext:value-type="float">
            <text:p>0.771616</text:p>
          </table:table-cell>
          <table:table-cell office:value-type="float" office:value="0.735506" calcext:value-type="float">
            <text:p>0.735506</text:p>
          </table:table-cell>
          <table:table-cell office:value-type="float" office:value="0.693136" calcext:value-type="float">
            <text:p>0.693136</text:p>
          </table:table-cell>
          <table:table-cell office:value-type="float" office:value="0.660531" calcext:value-type="float">
            <text:p>0.660531</text:p>
          </table:table-cell>
          <table:table-cell office:value-type="float" office:value="0.648501" calcext:value-type="float">
            <text:p>0.648501</text:p>
          </table:table-cell>
          <table:table-cell office:value-type="float" office:value="0.660531" calcext:value-type="float">
            <text:p>0.660531</text:p>
          </table:table-cell>
          <table:table-cell office:value-type="float" office:value="0.693136" calcext:value-type="float">
            <text:p>0.693136</text:p>
          </table:table-cell>
          <table:table-cell office:value-type="float" office:value="0.735506" calcext:value-type="float">
            <text:p>0.735506</text:p>
          </table:table-cell>
          <table:table-cell office:value-type="float" office:value="0.771616" calcext:value-type="float">
            <text:p>0.771616</text:p>
          </table:table-cell>
          <table:table-cell office:value-type="float" office:value="0.78341" calcext:value-type="float">
            <text:p>0.78341</text:p>
          </table:table-cell>
          <table:table-cell office:value-type="float" office:value="0.771961" calcext:value-type="float">
            <text:p>0.771961</text:p>
          </table:table-cell>
          <table:table-cell office:value-type="float" office:value="0.757192" calcext:value-type="float">
            <text:p>0.757192</text:p>
          </table:table-cell>
          <table:table-cell office:value-type="float" office:value="0.712158" calcext:value-type="float">
            <text:p>0.712158</text:p>
          </table:table-cell>
          <table:table-cell office:value-type="float" office:value="0.66011" calcext:value-type="float">
            <text:p>0.66011</text:p>
          </table:table-cell>
          <table:table-cell office:value-type="float" office:value="0.620666" calcext:value-type="float">
            <text:p>0.620666</text:p>
          </table:table-cell>
          <table:table-cell office:value-type="float" office:value="0.606228" calcext:value-type="float">
            <text:p>0.606228</text:p>
          </table:table-cell>
          <table:table-cell office:value-type="float" office:value="0.620666" calcext:value-type="float">
            <text:p>0.620666</text:p>
          </table:table-cell>
          <table:table-cell office:value-type="float" office:value="0.66011" calcext:value-type="float">
            <text:p>0.66011</text:p>
          </table:table-cell>
          <table:table-cell office:value-type="float" office:value="0.712158" calcext:value-type="float">
            <text:p>0.712158</text:p>
          </table:table-cell>
          <table:table-cell office:value-type="float" office:value="0.757192" calcext:value-type="float">
            <text:p>0.757192</text:p>
          </table:table-cell>
          <table:table-cell office:value-type="float" office:value="0.771961" calcext:value-type="float">
            <text:p>0.771961</text:p>
          </table:table-cell>
          <table:table-cell office:value-type="float" office:value="0.763139" calcext:value-type="float">
            <text:p>0.763139</text:p>
          </table:table-cell>
          <table:table-cell office:value-type="float" office:value="0.745552" calcext:value-type="float">
            <text:p>0.745552</text:p>
          </table:table-cell>
          <table:table-cell office:value-type="float" office:value="0.692405" calcext:value-type="float">
            <text:p>0.692405</text:p>
          </table:table-cell>
          <table:table-cell office:value-type="float" office:value="0.631819" calcext:value-type="float">
            <text:p>0.631819</text:p>
          </table:table-cell>
          <table:table-cell office:value-type="float" office:value="0.586536" calcext:value-type="float">
            <text:p>0.586536</text:p>
          </table:table-cell>
          <table:table-cell office:value-type="float" office:value="0.570084" calcext:value-type="float">
            <text:p>0.570084</text:p>
          </table:table-cell>
          <table:table-cell office:value-type="float" office:value="0.586536" calcext:value-type="float">
            <text:p>0.586536</text:p>
          </table:table-cell>
          <table:table-cell office:value-type="float" office:value="0.631819" calcext:value-type="float">
            <text:p>0.631819</text:p>
          </table:table-cell>
          <table:table-cell office:value-type="float" office:value="0.692405" calcext:value-type="float">
            <text:p>0.692405</text:p>
          </table:table-cell>
          <table:table-cell office:value-type="float" office:value="0.745552" calcext:value-type="float">
            <text:p>0.745552</text:p>
          </table:table-cell>
          <table:table-cell office:value-type="float" office:value="0.763139" calcext:value-type="float">
            <text:p>0.763139</text:p>
          </table:table-cell>
          <table:table-cell office:value-type="float" office:value="0.75649" calcext:value-type="float">
            <text:p>0.75649</text:p>
          </table:table-cell>
          <table:table-cell office:value-type="float" office:value="0.73686" calcext:value-type="float">
            <text:p>0.73686</text:p>
          </table:table-cell>
          <table:table-cell office:value-type="float" office:value="0.678143" calcext:value-type="float">
            <text:p>0.678143</text:p>
          </table:table-cell>
          <table:table-cell office:value-type="float" office:value="0.611972" calcext:value-type="float">
            <text:p>0.611972</text:p>
          </table:table-cell>
          <table:table-cell office:value-type="float" office:value="0.563077" calcext:value-type="float">
            <text:p>0.563077</text:p>
          </table:table-cell>
          <table:table-cell office:value-type="float" office:value="0.545423" calcext:value-type="float">
            <text:p>0.545423</text:p>
          </table:table-cell>
          <table:table-cell office:value-type="float" office:value="0.563077" calcext:value-type="float">
            <text:p>0.563077</text:p>
          </table:table-cell>
          <table:table-cell office:value-type="float" office:value="0.611972" calcext:value-type="float">
            <text:p>0.611972</text:p>
          </table:table-cell>
          <table:table-cell office:value-type="float" office:value="0.678143" calcext:value-type="float">
            <text:p>0.678143</text:p>
          </table:table-cell>
          <table:table-cell office:value-type="float" office:value="0.73686" calcext:value-type="float">
            <text:p>0.73686</text:p>
          </table:table-cell>
          <table:table-cell office:value-type="float" office:value="0.75649" calcext:value-type="float">
            <text:p>0.75649</text:p>
          </table:table-cell>
          <table:table-cell office:value-type="float" office:value="0.756052" calcext:value-type="float">
            <text:p>0.756052</text:p>
          </table:table-cell>
          <table:table-cell office:value-type="float" office:value="0.735317" calcext:value-type="float">
            <text:p>0.735317</text:p>
          </table:table-cell>
          <table:table-cell office:value-type="float" office:value="0.673711" calcext:value-type="float">
            <text:p>0.673711</text:p>
          </table:table-cell>
          <table:table-cell office:value-type="float" office:value="0.60455" calcext:value-type="float">
            <text:p>0.60455</text:p>
          </table:table-cell>
          <table:table-cell office:value-type="float" office:value="0.55362" calcext:value-type="float">
            <text:p>0.55362</text:p>
          </table:table-cell>
          <table:table-cell office:value-type="float" office:value="0.535268" calcext:value-type="float">
            <text:p>0.535268</text:p>
          </table:table-cell>
          <table:table-cell office:value-type="float" office:value="0.55362" calcext:value-type="float">
            <text:p>0.55362</text:p>
          </table:table-cell>
          <table:table-cell office:value-type="float" office:value="0.60455" calcext:value-type="float">
            <text:p>0.60455</text:p>
          </table:table-cell>
          <table:table-cell office:value-type="float" office:value="0.673711" calcext:value-type="float">
            <text:p>0.673711</text:p>
          </table:table-cell>
          <table:table-cell office:value-type="float" office:value="0.735317" calcext:value-type="float">
            <text:p>0.735317</text:p>
          </table:table-cell>
          <table:table-cell office:value-type="float" office:value="0.756052" calcext:value-type="float">
            <text:p>0.7560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40397" calcext:value-type="float">
            <text:p>0.840397</text:p>
          </table:table-cell>
          <table:table-cell office:value-type="float" office:value="0.839012" calcext:value-type="float">
            <text:p>0.839012</text:p>
          </table:table-cell>
          <table:table-cell office:value-type="float" office:value="0.835182" calcext:value-type="float">
            <text:p>0.835182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26518" calcext:value-type="float">
            <text:p>0.826518</text:p>
          </table:table-cell>
          <table:table-cell office:value-type="float" office:value="0.825045" calcext:value-type="float">
            <text:p>0.825045</text:p>
          </table:table-cell>
          <table:table-cell office:value-type="float" office:value="0.826518" calcext:value-type="float">
            <text:p>0.826518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35182" calcext:value-type="float">
            <text:p>0.835182</text:p>
          </table:table-cell>
          <table:table-cell office:value-type="float" office:value="0.839012" calcext:value-type="float">
            <text:p>0.839012</text:p>
          </table:table-cell>
          <table:table-cell office:value-type="float" office:value="0.840397" calcext:value-type="float">
            <text:p>0.840397</text:p>
          </table:table-cell>
          <table:table-cell office:value-type="float" office:value="0.828687" calcext:value-type="float">
            <text:p>0.828687</text:p>
          </table:table-cell>
          <table:table-cell office:value-type="float" office:value="0.828239" calcext:value-type="float">
            <text:p>0.828239</text:p>
          </table:table-cell>
          <table:table-cell office:value-type="float" office:value="0.827055" calcext:value-type="float">
            <text:p>0.827055</text:p>
          </table:table-cell>
          <table:table-cell office:value-type="float" office:value="0.825574" calcext:value-type="float">
            <text:p>0.825574</text:p>
          </table:table-cell>
          <table:table-cell office:value-type="float" office:value="0.824386" calcext:value-type="float">
            <text:p>0.824386</text:p>
          </table:table-cell>
          <table:table-cell office:value-type="float" office:value="0.823927" calcext:value-type="float">
            <text:p>0.823927</text:p>
          </table:table-cell>
          <table:table-cell office:value-type="float" office:value="0.824386" calcext:value-type="float">
            <text:p>0.824386</text:p>
          </table:table-cell>
          <table:table-cell office:value-type="float" office:value="0.825574" calcext:value-type="float">
            <text:p>0.825574</text:p>
          </table:table-cell>
          <table:table-cell office:value-type="float" office:value="0.827055" calcext:value-type="float">
            <text:p>0.827055</text:p>
          </table:table-cell>
          <table:table-cell office:value-type="float" office:value="0.828239" calcext:value-type="float">
            <text:p>0.828239</text:p>
          </table:table-cell>
          <table:table-cell office:value-type="float" office:value="0.828687" calcext:value-type="float">
            <text:p>0.828687</text:p>
          </table:table-cell>
          <table:table-cell office:value-type="float" office:value="0.825045" calcext:value-type="float">
            <text:p>0.825045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0.818259" calcext:value-type="float">
            <text:p>0.818259</text:p>
          </table:table-cell>
          <table:table-cell office:value-type="float" office:value="0.812035" calcext:value-type="float">
            <text:p>0.812035</text:p>
          </table:table-cell>
          <table:table-cell office:value-type="float" office:value="0.807019" calcext:value-type="float">
            <text:p>0.807019</text:p>
          </table:table-cell>
          <table:table-cell office:value-type="float" office:value="0.805121" calcext:value-type="float">
            <text:p>0.805121</text:p>
          </table:table-cell>
          <table:table-cell office:value-type="float" office:value="0.807019" calcext:value-type="float">
            <text:p>0.807019</text:p>
          </table:table-cell>
          <table:table-cell office:value-type="float" office:value="0.812035" calcext:value-type="float">
            <text:p>0.812035</text:p>
          </table:table-cell>
          <table:table-cell office:value-type="float" office:value="0.818259" calcext:value-type="float">
            <text:p>0.818259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0.825045" calcext:value-type="float">
            <text:p>0.825045</text:p>
          </table:table-cell>
          <table:table-cell office:value-type="float" office:value="0.816688" calcext:value-type="float">
            <text:p>0.816688</text:p>
          </table:table-cell>
          <table:table-cell office:value-type="float" office:value="0.813248" calcext:value-type="float">
            <text:p>0.813248</text:p>
          </table:table-cell>
          <table:table-cell office:value-type="float" office:value="0.802969" calcext:value-type="float">
            <text:p>0.802969</text:p>
          </table:table-cell>
          <table:table-cell office:value-type="float" office:value="0.790433" calcext:value-type="float">
            <text:p>0.790433</text:p>
          </table:table-cell>
          <table:table-cell office:value-type="float" office:value="0.780411" calcext:value-type="float">
            <text:p>0.780411</text:p>
          </table:table-cell>
          <table:table-cell office:value-type="float" office:value="0.776642" calcext:value-type="float">
            <text:p>0.776642</text:p>
          </table:table-cell>
          <table:table-cell office:value-type="float" office:value="0.780411" calcext:value-type="float">
            <text:p>0.780411</text:p>
          </table:table-cell>
          <table:table-cell office:value-type="float" office:value="0.790433" calcext:value-type="float">
            <text:p>0.790433</text:p>
          </table:table-cell>
          <table:table-cell office:value-type="float" office:value="0.802969" calcext:value-type="float">
            <text:p>0.802969</text:p>
          </table:table-cell>
          <table:table-cell office:value-type="float" office:value="0.813248" calcext:value-type="float">
            <text:p>0.813248</text:p>
          </table:table-cell>
          <table:table-cell office:value-type="float" office:value="0.816688" calcext:value-type="float">
            <text:p>0.816688</text:p>
          </table:table-cell>
          <table:table-cell office:value-type="float" office:value="0.808327" calcext:value-type="float">
            <text:p>0.808327</text:p>
          </table:table-cell>
          <table:table-cell office:value-type="float" office:value="0.802349" calcext:value-type="float">
            <text:p>0.802349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0.762365" calcext:value-type="float">
            <text:p>0.762365</text:p>
          </table:table-cell>
          <table:table-cell office:value-type="float" office:value="0.745069" calcext:value-type="float">
            <text:p>0.745069</text:p>
          </table:table-cell>
          <table:table-cell office:value-type="float" office:value="0.738598" calcext:value-type="float">
            <text:p>0.738598</text:p>
          </table:table-cell>
          <table:table-cell office:value-type="float" office:value="0.745069" calcext:value-type="float">
            <text:p>0.745069</text:p>
          </table:table-cell>
          <table:table-cell office:value-type="float" office:value="0.762365" calcext:value-type="float">
            <text:p>0.762365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0.802349" calcext:value-type="float">
            <text:p>0.802349</text:p>
          </table:table-cell>
          <table:table-cell office:value-type="float" office:value="0.808327" calcext:value-type="float">
            <text:p>0.808327</text:p>
          </table:table-cell>
          <table:table-cell office:value-type="float" office:value="0.79679" calcext:value-type="float">
            <text:p>0.79679</text:p>
          </table:table-cell>
          <table:table-cell office:value-type="float" office:value="0.788094" calcext:value-type="float">
            <text:p>0.788094</text:p>
          </table:table-cell>
          <table:table-cell office:value-type="float" office:value="0.761495" calcext:value-type="float">
            <text:p>0.761495</text:p>
          </table:table-cell>
          <table:table-cell office:value-type="float" office:value="0.729844" calcext:value-type="float">
            <text:p>0.729844</text:p>
          </table:table-cell>
          <table:table-cell office:value-type="float" office:value="0.705139" calcext:value-type="float">
            <text:p>0.705139</text:p>
          </table:table-cell>
          <table:table-cell office:value-type="float" office:value="0.695957" calcext:value-type="float">
            <text:p>0.695957</text:p>
          </table:table-cell>
          <table:table-cell office:value-type="float" office:value="0.705139" calcext:value-type="float">
            <text:p>0.705139</text:p>
          </table:table-cell>
          <table:table-cell office:value-type="float" office:value="0.729844" calcext:value-type="float">
            <text:p>0.729844</text:p>
          </table:table-cell>
          <table:table-cell office:value-type="float" office:value="0.761495" calcext:value-type="float">
            <text:p>0.761495</text:p>
          </table:table-cell>
          <table:table-cell office:value-type="float" office:value="0.788094" calcext:value-type="float">
            <text:p>0.788094</text:p>
          </table:table-cell>
          <table:table-cell office:value-type="float" office:value="0.79679" calcext:value-type="float">
            <text:p>0.79679</text:p>
          </table:table-cell>
          <table:table-cell office:value-type="float" office:value="0.785986" calcext:value-type="float">
            <text:p>0.785986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737991" calcext:value-type="float">
            <text:p>0.737991</text:p>
          </table:table-cell>
          <table:table-cell office:value-type="float" office:value="0.695537" calcext:value-type="float">
            <text:p>0.695537</text:p>
          </table:table-cell>
          <table:table-cell office:value-type="float" office:value="0.662863" calcext:value-type="float">
            <text:p>0.662863</text:p>
          </table:table-cell>
          <table:table-cell office:value-type="float" office:value="0.650808" calcext:value-type="float">
            <text:p>0.650808</text:p>
          </table:table-cell>
          <table:table-cell office:value-type="float" office:value="0.662863" calcext:value-type="float">
            <text:p>0.662863</text:p>
          </table:table-cell>
          <table:table-cell office:value-type="float" office:value="0.695537" calcext:value-type="float">
            <text:p>0.695537</text:p>
          </table:table-cell>
          <table:table-cell office:value-type="float" office:value="0.737991" calcext:value-type="float">
            <text:p>0.737991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785986" calcext:value-type="float">
            <text:p>0.785986</text:p>
          </table:table-cell>
          <table:table-cell office:value-type="float" office:value="0.774538" calcext:value-type="float">
            <text:p>0.774538</text:p>
          </table:table-cell>
          <table:table-cell office:value-type="float" office:value="0.759743" calcext:value-type="float">
            <text:p>0.759743</text:p>
          </table:table-cell>
          <table:table-cell office:value-type="float" office:value="0.714625" calcext:value-type="float">
            <text:p>0.714625</text:p>
          </table:table-cell>
          <table:table-cell office:value-type="float" office:value="0.662475" calcext:value-type="float">
            <text:p>0.662475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608482" calcext:value-type="float">
            <text:p>0.608482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662475" calcext:value-type="float">
            <text:p>0.662475</text:p>
          </table:table-cell>
          <table:table-cell office:value-type="float" office:value="0.714625" calcext:value-type="float">
            <text:p>0.714625</text:p>
          </table:table-cell>
          <table:table-cell office:value-type="float" office:value="0.759743" calcext:value-type="float">
            <text:p>0.759743</text:p>
          </table:table-cell>
          <table:table-cell office:value-type="float" office:value="0.774538" calcext:value-type="float">
            <text:p>0.774538</text:p>
          </table:table-cell>
          <table:table-cell office:value-type="float" office:value="0.765722" calcext:value-type="float">
            <text:p>0.765722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0.694861" calcext:value-type="float">
            <text:p>0.694861</text:p>
          </table:table-cell>
          <table:table-cell office:value-type="float" office:value="0.634158" calcext:value-type="float">
            <text:p>0.634158</text:p>
          </table:table-cell>
          <table:table-cell office:value-type="float" office:value="0.588781" calcext:value-type="float">
            <text:p>0.588781</text:p>
          </table:table-cell>
          <table:table-cell office:value-type="float" office:value="0.572294" calcext:value-type="float">
            <text:p>0.572294</text:p>
          </table:table-cell>
          <table:table-cell office:value-type="float" office:value="0.588781" calcext:value-type="float">
            <text:p>0.588781</text:p>
          </table:table-cell>
          <table:table-cell office:value-type="float" office:value="0.634158" calcext:value-type="float">
            <text:p>0.634158</text:p>
          </table:table-cell>
          <table:table-cell office:value-type="float" office:value="0.694861" calcext:value-type="float">
            <text:p>0.694861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0.765722" calcext:value-type="float">
            <text:p>0.765722</text:p>
          </table:table-cell>
          <table:table-cell office:value-type="float" office:value="0.759076" calcext:value-type="float">
            <text:p>0.759076</text:p>
          </table:table-cell>
          <table:table-cell office:value-type="float" office:value="0.739414" calcext:value-type="float">
            <text:p>0.739414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0.614295" calcext:value-type="float">
            <text:p>0.614295</text:p>
          </table:table-cell>
          <table:table-cell office:value-type="float" office:value="0.565299" calcext:value-type="float">
            <text:p>0.565299</text:p>
          </table:table-cell>
          <table:table-cell office:value-type="float" office:value="0.547608" calcext:value-type="float">
            <text:p>0.547608</text:p>
          </table:table-cell>
          <table:table-cell office:value-type="float" office:value="0.565299" calcext:value-type="float">
            <text:p>0.565299</text:p>
          </table:table-cell>
          <table:table-cell office:value-type="float" office:value="0.614295" calcext:value-type="float">
            <text:p>0.614295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0.739414" calcext:value-type="float">
            <text:p>0.739414</text:p>
          </table:table-cell>
          <table:table-cell office:value-type="float" office:value="0.759076" calcext:value-type="float">
            <text:p>0.759076</text:p>
          </table:table-cell>
          <table:table-cell office:value-type="float" office:value="0.75865" calcext:value-type="float">
            <text:p>0.75865</text:p>
          </table:table-cell>
          <table:table-cell office:value-type="float" office:value="0.737881" calcext:value-type="float">
            <text:p>0.737881</text:p>
          </table:table-cell>
          <table:table-cell office:value-type="float" office:value="0.676163" calcext:value-type="float">
            <text:p>0.676163</text:p>
          </table:table-cell>
          <table:table-cell office:value-type="float" office:value="0.606867" calcext:value-type="float">
            <text:p>0.606867</text:p>
          </table:table-cell>
          <table:table-cell office:value-type="float" office:value="0.55583" calcext:value-type="float">
            <text:p>0.55583</text:p>
          </table:table-cell>
          <table:table-cell office:value-type="float" office:value="0.537438" calcext:value-type="float">
            <text:p>0.537438</text:p>
          </table:table-cell>
          <table:table-cell office:value-type="float" office:value="0.55583" calcext:value-type="float">
            <text:p>0.55583</text:p>
          </table:table-cell>
          <table:table-cell office:value-type="float" office:value="0.606867" calcext:value-type="float">
            <text:p>0.606867</text:p>
          </table:table-cell>
          <table:table-cell office:value-type="float" office:value="0.676163" calcext:value-type="float">
            <text:p>0.676163</text:p>
          </table:table-cell>
          <table:table-cell office:value-type="float" office:value="0.737881" calcext:value-type="float">
            <text:p>0.737881</text:p>
          </table:table-cell>
          <table:table-cell office:value-type="float" office:value="0.75865" calcext:value-type="float">
            <text:p>0.75865</text:p>
          </table:table-cell>
        </table:table-row>
      </table:table>
      <table:table table:name="Sheet2" table:style-name="ta1">
        <table:shapes>
          <draw:frame draw:z-index="0" draw:style-name="gr1" draw:text-style-name="P1" svg:width="15.997cm" svg:height="9.005cm" svg:x="8.563cm" svg:y="6.242cm">
            <draw:object draw:notify-on-update-of-ranges="Sheet2.A2:Sheet2.A12 Sheet2.B2:Sheet2.B12 Sheet2.C2:Sheet2.C12 Sheet2.D2:Sheet2.D12 Sheet2.E2:Sheet2.E12 Sheet2.F2:Sheet2.F12 Sheet2.G2:Sheet2.G12 Sheet2.H2:Sheet2.H12 Sheet2.I2:Sheet2.I12 Sheet2.J2:Sheet2.J12 Sheet2.K2:Sheet2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number-columns-repeated="12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0.840397" calcext:value-type="float">
            <text:p>0.840397</text:p>
          </table:table-cell>
          <table:table-cell office:value-type="float" office:value="0.839012" calcext:value-type="float">
            <text:p>0.839012</text:p>
          </table:table-cell>
          <table:table-cell office:value-type="float" office:value="0.835182" calcext:value-type="float">
            <text:p>0.835182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26518" calcext:value-type="float">
            <text:p>0.826518</text:p>
          </table:table-cell>
          <table:table-cell office:value-type="float" office:value="0.825045" calcext:value-type="float">
            <text:p>0.825045</text:p>
          </table:table-cell>
          <table:table-cell office:value-type="float" office:value="0.826518" calcext:value-type="float">
            <text:p>0.826518</text:p>
          </table:table-cell>
          <table:table-cell office:value-type="float" office:value="0.830401" calcext:value-type="float">
            <text:p>0.830401</text:p>
          </table:table-cell>
          <table:table-cell office:value-type="float" office:value="0.835182" calcext:value-type="float">
            <text:p>0.835182</text:p>
          </table:table-cell>
          <table:table-cell office:value-type="float" office:value="0.839012" calcext:value-type="float">
            <text:p>0.839012</text:p>
          </table:table-cell>
          <table:table-cell office:value-type="float" office:value="0.840397" calcext:value-type="float">
            <text:p>0.840397</text:p>
          </table:table-cell>
          <table:table-cell table:number-columns-repeated="110"/>
        </table:table-row>
        <table:table-row table:style-name="ro1">
          <table:table-cell office:value-type="float" office:value="0.828687" calcext:value-type="float">
            <text:p>0.828687</text:p>
          </table:table-cell>
          <table:table-cell office:value-type="float" office:value="0.828239" calcext:value-type="float">
            <text:p>0.828239</text:p>
          </table:table-cell>
          <table:table-cell office:value-type="float" office:value="0.827055" calcext:value-type="float">
            <text:p>0.827055</text:p>
          </table:table-cell>
          <table:table-cell office:value-type="float" office:value="0.825574" calcext:value-type="float">
            <text:p>0.825574</text:p>
          </table:table-cell>
          <table:table-cell office:value-type="float" office:value="0.824386" calcext:value-type="float">
            <text:p>0.824386</text:p>
          </table:table-cell>
          <table:table-cell office:value-type="float" office:value="0.823927" calcext:value-type="float">
            <text:p>0.823927</text:p>
          </table:table-cell>
          <table:table-cell office:value-type="float" office:value="0.824386" calcext:value-type="float">
            <text:p>0.824386</text:p>
          </table:table-cell>
          <table:table-cell office:value-type="float" office:value="0.825574" calcext:value-type="float">
            <text:p>0.825574</text:p>
          </table:table-cell>
          <table:table-cell office:value-type="float" office:value="0.827055" calcext:value-type="float">
            <text:p>0.827055</text:p>
          </table:table-cell>
          <table:table-cell office:value-type="float" office:value="0.828239" calcext:value-type="float">
            <text:p>0.828239</text:p>
          </table:table-cell>
          <table:table-cell office:value-type="float" office:value="0.828687" calcext:value-type="float">
            <text:p>0.828687</text:p>
          </table:table-cell>
          <table:table-cell table:number-columns-repeated="110"/>
        </table:table-row>
        <table:table-row table:style-name="ro1">
          <table:table-cell office:value-type="float" office:value="0.825045" calcext:value-type="float">
            <text:p>0.825045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0.818259" calcext:value-type="float">
            <text:p>0.818259</text:p>
          </table:table-cell>
          <table:table-cell office:value-type="float" office:value="0.812035" calcext:value-type="float">
            <text:p>0.812035</text:p>
          </table:table-cell>
          <table:table-cell office:value-type="float" office:value="0.807019" calcext:value-type="float">
            <text:p>0.807019</text:p>
          </table:table-cell>
          <table:table-cell office:value-type="float" office:value="0.805121" calcext:value-type="float">
            <text:p>0.805121</text:p>
          </table:table-cell>
          <table:table-cell office:value-type="float" office:value="0.807019" calcext:value-type="float">
            <text:p>0.807019</text:p>
          </table:table-cell>
          <table:table-cell office:value-type="float" office:value="0.812035" calcext:value-type="float">
            <text:p>0.812035</text:p>
          </table:table-cell>
          <table:table-cell office:value-type="float" office:value="0.818259" calcext:value-type="float">
            <text:p>0.818259</text:p>
          </table:table-cell>
          <table:table-cell office:value-type="float" office:value="0.823305" calcext:value-type="float">
            <text:p>0.823305</text:p>
          </table:table-cell>
          <table:table-cell office:value-type="float" office:value="0.825045" calcext:value-type="float">
            <text:p>0.825045</text:p>
          </table:table-cell>
          <table:table-cell table:number-columns-repeated="110"/>
        </table:table-row>
        <table:table-row table:style-name="ro1">
          <table:table-cell office:value-type="float" office:value="0.816688" calcext:value-type="float">
            <text:p>0.816688</text:p>
          </table:table-cell>
          <table:table-cell office:value-type="float" office:value="0.813248" calcext:value-type="float">
            <text:p>0.813248</text:p>
          </table:table-cell>
          <table:table-cell office:value-type="float" office:value="0.802969" calcext:value-type="float">
            <text:p>0.802969</text:p>
          </table:table-cell>
          <table:table-cell office:value-type="float" office:value="0.790433" calcext:value-type="float">
            <text:p>0.790433</text:p>
          </table:table-cell>
          <table:table-cell office:value-type="float" office:value="0.780411" calcext:value-type="float">
            <text:p>0.780411</text:p>
          </table:table-cell>
          <table:table-cell office:value-type="float" office:value="0.776642" calcext:value-type="float">
            <text:p>0.776642</text:p>
          </table:table-cell>
          <table:table-cell office:value-type="float" office:value="0.780411" calcext:value-type="float">
            <text:p>0.780411</text:p>
          </table:table-cell>
          <table:table-cell office:value-type="float" office:value="0.790433" calcext:value-type="float">
            <text:p>0.790433</text:p>
          </table:table-cell>
          <table:table-cell office:value-type="float" office:value="0.802969" calcext:value-type="float">
            <text:p>0.802969</text:p>
          </table:table-cell>
          <table:table-cell office:value-type="float" office:value="0.813248" calcext:value-type="float">
            <text:p>0.813248</text:p>
          </table:table-cell>
          <table:table-cell office:value-type="float" office:value="0.816688" calcext:value-type="float">
            <text:p>0.816688</text:p>
          </table:table-cell>
          <table:table-cell table:number-columns-repeated="110"/>
        </table:table-row>
        <table:table-row table:style-name="ro1">
          <table:table-cell office:value-type="float" office:value="0.808327" calcext:value-type="float">
            <text:p>0.808327</text:p>
          </table:table-cell>
          <table:table-cell office:value-type="float" office:value="0.802349" calcext:value-type="float">
            <text:p>0.802349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0.762365" calcext:value-type="float">
            <text:p>0.762365</text:p>
          </table:table-cell>
          <table:table-cell office:value-type="float" office:value="0.745069" calcext:value-type="float">
            <text:p>0.745069</text:p>
          </table:table-cell>
          <table:table-cell office:value-type="float" office:value="0.738598" calcext:value-type="float">
            <text:p>0.738598</text:p>
          </table:table-cell>
          <table:table-cell office:value-type="float" office:value="0.745069" calcext:value-type="float">
            <text:p>0.745069</text:p>
          </table:table-cell>
          <table:table-cell office:value-type="float" office:value="0.762365" calcext:value-type="float">
            <text:p>0.762365</text:p>
          </table:table-cell>
          <table:table-cell office:value-type="float" office:value="0.784226" calcext:value-type="float">
            <text:p>0.784226</text:p>
          </table:table-cell>
          <table:table-cell office:value-type="float" office:value="0.802349" calcext:value-type="float">
            <text:p>0.802349</text:p>
          </table:table-cell>
          <table:table-cell office:value-type="float" office:value="0.808327" calcext:value-type="float">
            <text:p>0.808327</text:p>
          </table:table-cell>
          <table:table-cell table:number-columns-repeated="110"/>
        </table:table-row>
        <table:table-row table:style-name="ro1">
          <table:table-cell office:value-type="float" office:value="0.79679" calcext:value-type="float">
            <text:p>0.79679</text:p>
          </table:table-cell>
          <table:table-cell office:value-type="float" office:value="0.788094" calcext:value-type="float">
            <text:p>0.788094</text:p>
          </table:table-cell>
          <table:table-cell office:value-type="float" office:value="0.761495" calcext:value-type="float">
            <text:p>0.761495</text:p>
          </table:table-cell>
          <table:table-cell office:value-type="float" office:value="0.729844" calcext:value-type="float">
            <text:p>0.729844</text:p>
          </table:table-cell>
          <table:table-cell office:value-type="float" office:value="0.705139" calcext:value-type="float">
            <text:p>0.705139</text:p>
          </table:table-cell>
          <table:table-cell office:value-type="float" office:value="0.695957" calcext:value-type="float">
            <text:p>0.695957</text:p>
          </table:table-cell>
          <table:table-cell office:value-type="float" office:value="0.705139" calcext:value-type="float">
            <text:p>0.705139</text:p>
          </table:table-cell>
          <table:table-cell office:value-type="float" office:value="0.729844" calcext:value-type="float">
            <text:p>0.729844</text:p>
          </table:table-cell>
          <table:table-cell office:value-type="float" office:value="0.761495" calcext:value-type="float">
            <text:p>0.761495</text:p>
          </table:table-cell>
          <table:table-cell office:value-type="float" office:value="0.788094" calcext:value-type="float">
            <text:p>0.788094</text:p>
          </table:table-cell>
          <table:table-cell office:value-type="float" office:value="0.79679" calcext:value-type="float">
            <text:p>0.79679</text:p>
          </table:table-cell>
          <table:table-cell table:number-columns-repeated="110"/>
        </table:table-row>
        <table:table-row table:style-name="ro1">
          <table:table-cell office:value-type="float" office:value="0.785986" calcext:value-type="float">
            <text:p>0.785986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737991" calcext:value-type="float">
            <text:p>0.737991</text:p>
          </table:table-cell>
          <table:table-cell office:value-type="float" office:value="0.695537" calcext:value-type="float">
            <text:p>0.695537</text:p>
          </table:table-cell>
          <table:table-cell office:value-type="float" office:value="0.662863" calcext:value-type="float">
            <text:p>0.662863</text:p>
          </table:table-cell>
          <table:table-cell office:value-type="float" office:value="0.650808" calcext:value-type="float">
            <text:p>0.650808</text:p>
          </table:table-cell>
          <table:table-cell office:value-type="float" office:value="0.662863" calcext:value-type="float">
            <text:p>0.662863</text:p>
          </table:table-cell>
          <table:table-cell office:value-type="float" office:value="0.695537" calcext:value-type="float">
            <text:p>0.695537</text:p>
          </table:table-cell>
          <table:table-cell office:value-type="float" office:value="0.737991" calcext:value-type="float">
            <text:p>0.737991</text:p>
          </table:table-cell>
          <table:table-cell office:value-type="float" office:value="0.774171" calcext:value-type="float">
            <text:p>0.774171</text:p>
          </table:table-cell>
          <table:table-cell office:value-type="float" office:value="0.785986" calcext:value-type="float">
            <text:p>0.785986</text:p>
          </table:table-cell>
          <table:table-cell table:number-columns-repeated="110"/>
        </table:table-row>
        <table:table-row table:style-name="ro1">
          <table:table-cell office:value-type="float" office:value="0.774538" calcext:value-type="float">
            <text:p>0.774538</text:p>
          </table:table-cell>
          <table:table-cell office:value-type="float" office:value="0.759743" calcext:value-type="float">
            <text:p>0.759743</text:p>
          </table:table-cell>
          <table:table-cell office:value-type="float" office:value="0.714625" calcext:value-type="float">
            <text:p>0.714625</text:p>
          </table:table-cell>
          <table:table-cell office:value-type="float" office:value="0.662475" calcext:value-type="float">
            <text:p>0.662475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608482" calcext:value-type="float">
            <text:p>0.608482</text:p>
          </table:table-cell>
          <table:table-cell office:value-type="float" office:value="0.62295" calcext:value-type="float">
            <text:p>0.62295</text:p>
          </table:table-cell>
          <table:table-cell office:value-type="float" office:value="0.662475" calcext:value-type="float">
            <text:p>0.662475</text:p>
          </table:table-cell>
          <table:table-cell office:value-type="float" office:value="0.714625" calcext:value-type="float">
            <text:p>0.714625</text:p>
          </table:table-cell>
          <table:table-cell office:value-type="float" office:value="0.759743" calcext:value-type="float">
            <text:p>0.759743</text:p>
          </table:table-cell>
          <table:table-cell office:value-type="float" office:value="0.774538" calcext:value-type="float">
            <text:p>0.774538</text:p>
          </table:table-cell>
          <table:table-cell table:number-columns-repeated="110"/>
        </table:table-row>
        <table:table-row table:style-name="ro1">
          <table:table-cell office:value-type="float" office:value="0.765722" calcext:value-type="float">
            <text:p>0.765722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0.694861" calcext:value-type="float">
            <text:p>0.694861</text:p>
          </table:table-cell>
          <table:table-cell office:value-type="float" office:value="0.634158" calcext:value-type="float">
            <text:p>0.634158</text:p>
          </table:table-cell>
          <table:table-cell office:value-type="float" office:value="0.588781" calcext:value-type="float">
            <text:p>0.588781</text:p>
          </table:table-cell>
          <table:table-cell office:value-type="float" office:value="0.572294" calcext:value-type="float">
            <text:p>0.572294</text:p>
          </table:table-cell>
          <table:table-cell office:value-type="float" office:value="0.588781" calcext:value-type="float">
            <text:p>0.588781</text:p>
          </table:table-cell>
          <table:table-cell office:value-type="float" office:value="0.634158" calcext:value-type="float">
            <text:p>0.634158</text:p>
          </table:table-cell>
          <table:table-cell office:value-type="float" office:value="0.694861" calcext:value-type="float">
            <text:p>0.694861</text:p>
          </table:table-cell>
          <table:table-cell office:value-type="float" office:value="0.748105" calcext:value-type="float">
            <text:p>0.748105</text:p>
          </table:table-cell>
          <table:table-cell office:value-type="float" office:value="0.765722" calcext:value-type="float">
            <text:p>0.765722</text:p>
          </table:table-cell>
          <table:table-cell table:number-columns-repeated="110"/>
        </table:table-row>
        <table:table-row table:style-name="ro1">
          <table:table-cell office:value-type="float" office:value="0.759076" calcext:value-type="float">
            <text:p>0.759076</text:p>
          </table:table-cell>
          <table:table-cell office:value-type="float" office:value="0.739414" calcext:value-type="float">
            <text:p>0.739414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0.614295" calcext:value-type="float">
            <text:p>0.614295</text:p>
          </table:table-cell>
          <table:table-cell office:value-type="float" office:value="0.565299" calcext:value-type="float">
            <text:p>0.565299</text:p>
          </table:table-cell>
          <table:table-cell office:value-type="float" office:value="0.547608" calcext:value-type="float">
            <text:p>0.547608</text:p>
          </table:table-cell>
          <table:table-cell office:value-type="float" office:value="0.565299" calcext:value-type="float">
            <text:p>0.565299</text:p>
          </table:table-cell>
          <table:table-cell office:value-type="float" office:value="0.614295" calcext:value-type="float">
            <text:p>0.614295</text:p>
          </table:table-cell>
          <table:table-cell office:value-type="float" office:value="0.680591" calcext:value-type="float">
            <text:p>0.680591</text:p>
          </table:table-cell>
          <table:table-cell office:value-type="float" office:value="0.739414" calcext:value-type="float">
            <text:p>0.739414</text:p>
          </table:table-cell>
          <table:table-cell office:value-type="float" office:value="0.759076" calcext:value-type="float">
            <text:p>0.759076</text:p>
          </table:table-cell>
          <table:table-cell table:number-columns-repeated="110"/>
        </table:table-row>
        <table:table-row table:style-name="ro1">
          <table:table-cell office:value-type="float" office:value="0.75865" calcext:value-type="float">
            <text:p>0.75865</text:p>
          </table:table-cell>
          <table:table-cell office:value-type="float" office:value="0.737881" calcext:value-type="float">
            <text:p>0.737881</text:p>
          </table:table-cell>
          <table:table-cell office:value-type="float" office:value="0.676163" calcext:value-type="float">
            <text:p>0.676163</text:p>
          </table:table-cell>
          <table:table-cell office:value-type="float" office:value="0.606867" calcext:value-type="float">
            <text:p>0.606867</text:p>
          </table:table-cell>
          <table:table-cell office:value-type="float" office:value="0.55583" calcext:value-type="float">
            <text:p>0.55583</text:p>
          </table:table-cell>
          <table:table-cell office:value-type="float" office:value="0.537438" calcext:value-type="float">
            <text:p>0.537438</text:p>
          </table:table-cell>
          <table:table-cell office:value-type="float" office:value="0.55583" calcext:value-type="float">
            <text:p>0.55583</text:p>
          </table:table-cell>
          <table:table-cell office:value-type="float" office:value="0.606867" calcext:value-type="float">
            <text:p>0.606867</text:p>
          </table:table-cell>
          <table:table-cell office:value-type="float" office:value="0.676163" calcext:value-type="float">
            <text:p>0.676163</text:p>
          </table:table-cell>
          <table:table-cell office:value-type="float" office:value="0.737881" calcext:value-type="float">
            <text:p>0.737881</text:p>
          </table:table-cell>
          <table:table-cell office:value-type="float" office:value="0.75865" calcext:value-type="float">
            <text:p>0.75865</text:p>
          </table:table-cell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22T18:44:25.803248183</dc:date>
    <meta:editing-duration>PT9M46S</meta:editing-duration>
    <meta:editing-cycles>1</meta:editing-cycles>
    <meta:document-statistic meta:table-count="2" meta:cell-count="1488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19cm" svg:y="1.714cm" style:legend-expansion="high" chart:style-name="ch2"/>
        <chart:plot-area chart:style-name="ch3" table:cell-range-address="Sheet2.A2:Sheet2.K12" svg:x="0.429cm" svg:y="0.151cm" svg:width="12.479cm" svg:height="8.646cm">
          <chartooo:coordinate-region svg:x="1.156cm" svg:y="0.351cm" svg:width="11.56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A2:Sheet2.A12" chart:class="chart:line">
            <chart:data-point chart:repeated="11"/>
          </chart:series>
          <chart:series chart:style-name="ch7" chart:values-cell-range-address="Sheet2.B2:Sheet2.B12" chart:class="chart:line">
            <chart:data-point chart:repeated="11"/>
          </chart:series>
          <chart:series chart:style-name="ch8" chart:values-cell-range-address="Sheet2.C2:Sheet2.C12" chart:class="chart:line">
            <chart:data-point chart:repeated="11"/>
          </chart:series>
          <chart:series chart:style-name="ch9" chart:values-cell-range-address="Sheet2.D2:Sheet2.D12" chart:class="chart:line">
            <chart:data-point chart:repeated="11"/>
          </chart:series>
          <chart:series chart:style-name="ch10" chart:values-cell-range-address="Sheet2.E2:Sheet2.E12" chart:class="chart:line">
            <chart:data-point chart:repeated="11"/>
          </chart:series>
          <chart:series chart:style-name="ch11" chart:values-cell-range-address="Sheet2.F2:Sheet2.F12" chart:class="chart:line">
            <chart:data-point chart:repeated="11"/>
          </chart:series>
          <chart:series chart:style-name="ch12" chart:values-cell-range-address="Sheet2.G2:Sheet2.G12" chart:class="chart:line">
            <chart:data-point chart:repeated="11"/>
          </chart:series>
          <chart:series chart:style-name="ch13" chart:values-cell-range-address="Sheet2.H2:Sheet2.H12" chart:class="chart:line">
            <chart:data-point chart:repeated="11"/>
          </chart:series>
          <chart:series chart:style-name="ch14" chart:values-cell-range-address="Sheet2.I2:Sheet2.I12" chart:class="chart:line">
            <chart:data-point chart:repeated="11"/>
          </chart:series>
          <chart:series chart:style-name="ch15" chart:values-cell-range-address="Sheet2.J2:Sheet2.J12" chart:class="chart:line">
            <chart:data-point chart:repeated="11"/>
          </chart:series>
          <chart:series chart:style-name="ch16" chart:values-cell-range-address="Sheet2.K2:Sheet2.K12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0397">
                <text:p>0.840397</text:p>
                <draw:g>
                  <svg:desc>Sheet2.A2:Sheet2.A12</svg:desc>
                </draw:g>
              </table:table-cell>
              <table:table-cell office:value-type="float" office:value="0.839012">
                <text:p>0.839012</text:p>
                <draw:g>
                  <svg:desc>Sheet2.B2:Sheet2.B12</svg:desc>
                </draw:g>
              </table:table-cell>
              <table:table-cell office:value-type="float" office:value="0.835182">
                <text:p>0.835182</text:p>
                <draw:g>
                  <svg:desc>Sheet2.C2:Sheet2.C12</svg:desc>
                </draw:g>
              </table:table-cell>
              <table:table-cell office:value-type="float" office:value="0.830401">
                <text:p>0.830401</text:p>
                <draw:g>
                  <svg:desc>Sheet2.D2:Sheet2.D12</svg:desc>
                </draw:g>
              </table:table-cell>
              <table:table-cell office:value-type="float" office:value="0.826518">
                <text:p>0.826518</text:p>
                <draw:g>
                  <svg:desc>Sheet2.E2:Sheet2.E12</svg:desc>
                </draw:g>
              </table:table-cell>
              <table:table-cell office:value-type="float" office:value="0.825045">
                <text:p>0.825045</text:p>
                <draw:g>
                  <svg:desc>Sheet2.F2:Sheet2.F12</svg:desc>
                </draw:g>
              </table:table-cell>
              <table:table-cell office:value-type="float" office:value="0.826518">
                <text:p>0.826518</text:p>
                <draw:g>
                  <svg:desc>Sheet2.G2:Sheet2.G12</svg:desc>
                </draw:g>
              </table:table-cell>
              <table:table-cell office:value-type="float" office:value="0.830401">
                <text:p>0.830401</text:p>
                <draw:g>
                  <svg:desc>Sheet2.H2:Sheet2.H12</svg:desc>
                </draw:g>
              </table:table-cell>
              <table:table-cell office:value-type="float" office:value="0.835182">
                <text:p>0.835182</text:p>
                <draw:g>
                  <svg:desc>Sheet2.I2:Sheet2.I12</svg:desc>
                </draw:g>
              </table:table-cell>
              <table:table-cell office:value-type="float" office:value="0.839012">
                <text:p>0.839012</text:p>
                <draw:g>
                  <svg:desc>Sheet2.J2:Sheet2.J12</svg:desc>
                </draw:g>
              </table:table-cell>
              <table:table-cell office:value-type="float" office:value="0.840397">
                <text:p>0.840397</text:p>
                <draw:g>
                  <svg:desc>Sheet2.K2:Sheet2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8687">
                <text:p>0.828687</text:p>
              </table:table-cell>
              <table:table-cell office:value-type="float" office:value="0.828239">
                <text:p>0.828239</text:p>
              </table:table-cell>
              <table:table-cell office:value-type="float" office:value="0.827055">
                <text:p>0.827055</text:p>
              </table:table-cell>
              <table:table-cell office:value-type="float" office:value="0.825574">
                <text:p>0.825574</text:p>
              </table:table-cell>
              <table:table-cell office:value-type="float" office:value="0.824386">
                <text:p>0.824386</text:p>
              </table:table-cell>
              <table:table-cell office:value-type="float" office:value="0.823927">
                <text:p>0.823927</text:p>
              </table:table-cell>
              <table:table-cell office:value-type="float" office:value="0.824386">
                <text:p>0.824386</text:p>
              </table:table-cell>
              <table:table-cell office:value-type="float" office:value="0.825574">
                <text:p>0.825574</text:p>
              </table:table-cell>
              <table:table-cell office:value-type="float" office:value="0.827055">
                <text:p>0.827055</text:p>
              </table:table-cell>
              <table:table-cell office:value-type="float" office:value="0.828239">
                <text:p>0.828239</text:p>
              </table:table-cell>
              <table:table-cell office:value-type="float" office:value="0.828687">
                <text:p>0.828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5045">
                <text:p>0.825045</text:p>
              </table:table-cell>
              <table:table-cell office:value-type="float" office:value="0.823305">
                <text:p>0.823305</text:p>
              </table:table-cell>
              <table:table-cell office:value-type="float" office:value="0.818259">
                <text:p>0.818259</text:p>
              </table:table-cell>
              <table:table-cell office:value-type="float" office:value="0.812035">
                <text:p>0.812035</text:p>
              </table:table-cell>
              <table:table-cell office:value-type="float" office:value="0.807019">
                <text:p>0.807019</text:p>
              </table:table-cell>
              <table:table-cell office:value-type="float" office:value="0.805121">
                <text:p>0.805121</text:p>
              </table:table-cell>
              <table:table-cell office:value-type="float" office:value="0.807019">
                <text:p>0.807019</text:p>
              </table:table-cell>
              <table:table-cell office:value-type="float" office:value="0.812035">
                <text:p>0.812035</text:p>
              </table:table-cell>
              <table:table-cell office:value-type="float" office:value="0.818259">
                <text:p>0.818259</text:p>
              </table:table-cell>
              <table:table-cell office:value-type="float" office:value="0.823305">
                <text:p>0.823305</text:p>
              </table:table-cell>
              <table:table-cell office:value-type="float" office:value="0.825045">
                <text:p>0.825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6688">
                <text:p>0.816688</text:p>
              </table:table-cell>
              <table:table-cell office:value-type="float" office:value="0.813248">
                <text:p>0.813248</text:p>
              </table:table-cell>
              <table:table-cell office:value-type="float" office:value="0.802969">
                <text:p>0.802969</text:p>
              </table:table-cell>
              <table:table-cell office:value-type="float" office:value="0.790433">
                <text:p>0.790433</text:p>
              </table:table-cell>
              <table:table-cell office:value-type="float" office:value="0.780411">
                <text:p>0.780411</text:p>
              </table:table-cell>
              <table:table-cell office:value-type="float" office:value="0.776642">
                <text:p>0.776642</text:p>
              </table:table-cell>
              <table:table-cell office:value-type="float" office:value="0.780411">
                <text:p>0.780411</text:p>
              </table:table-cell>
              <table:table-cell office:value-type="float" office:value="0.790433">
                <text:p>0.790433</text:p>
              </table:table-cell>
              <table:table-cell office:value-type="float" office:value="0.802969">
                <text:p>0.802969</text:p>
              </table:table-cell>
              <table:table-cell office:value-type="float" office:value="0.813248">
                <text:p>0.813248</text:p>
              </table:table-cell>
              <table:table-cell office:value-type="float" office:value="0.816688">
                <text:p>0.816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8327">
                <text:p>0.808327</text:p>
              </table:table-cell>
              <table:table-cell office:value-type="float" office:value="0.802349">
                <text:p>0.802349</text:p>
              </table:table-cell>
              <table:table-cell office:value-type="float" office:value="0.784226">
                <text:p>0.784226</text:p>
              </table:table-cell>
              <table:table-cell office:value-type="float" office:value="0.762365">
                <text:p>0.762365</text:p>
              </table:table-cell>
              <table:table-cell office:value-type="float" office:value="0.745069">
                <text:p>0.745069</text:p>
              </table:table-cell>
              <table:table-cell office:value-type="float" office:value="0.738598">
                <text:p>0.738598</text:p>
              </table:table-cell>
              <table:table-cell office:value-type="float" office:value="0.745069">
                <text:p>0.745069</text:p>
              </table:table-cell>
              <table:table-cell office:value-type="float" office:value="0.762365">
                <text:p>0.762365</text:p>
              </table:table-cell>
              <table:table-cell office:value-type="float" office:value="0.784226">
                <text:p>0.784226</text:p>
              </table:table-cell>
              <table:table-cell office:value-type="float" office:value="0.802349">
                <text:p>0.802349</text:p>
              </table:table-cell>
              <table:table-cell office:value-type="float" office:value="0.808327">
                <text:p>0.808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79">
                <text:p>0.79679</text:p>
              </table:table-cell>
              <table:table-cell office:value-type="float" office:value="0.788094">
                <text:p>0.788094</text:p>
              </table:table-cell>
              <table:table-cell office:value-type="float" office:value="0.761495">
                <text:p>0.761495</text:p>
              </table:table-cell>
              <table:table-cell office:value-type="float" office:value="0.729844">
                <text:p>0.729844</text:p>
              </table:table-cell>
              <table:table-cell office:value-type="float" office:value="0.705139">
                <text:p>0.705139</text:p>
              </table:table-cell>
              <table:table-cell office:value-type="float" office:value="0.695957">
                <text:p>0.695957</text:p>
              </table:table-cell>
              <table:table-cell office:value-type="float" office:value="0.705139">
                <text:p>0.705139</text:p>
              </table:table-cell>
              <table:table-cell office:value-type="float" office:value="0.729844">
                <text:p>0.729844</text:p>
              </table:table-cell>
              <table:table-cell office:value-type="float" office:value="0.761495">
                <text:p>0.761495</text:p>
              </table:table-cell>
              <table:table-cell office:value-type="float" office:value="0.788094">
                <text:p>0.788094</text:p>
              </table:table-cell>
              <table:table-cell office:value-type="float" office:value="0.79679">
                <text:p>0.796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986">
                <text:p>0.785986</text:p>
              </table:table-cell>
              <table:table-cell office:value-type="float" office:value="0.774171">
                <text:p>0.774171</text:p>
              </table:table-cell>
              <table:table-cell office:value-type="float" office:value="0.737991">
                <text:p>0.737991</text:p>
              </table:table-cell>
              <table:table-cell office:value-type="float" office:value="0.695537">
                <text:p>0.695537</text:p>
              </table:table-cell>
              <table:table-cell office:value-type="float" office:value="0.662863">
                <text:p>0.662863</text:p>
              </table:table-cell>
              <table:table-cell office:value-type="float" office:value="0.650808">
                <text:p>0.650808</text:p>
              </table:table-cell>
              <table:table-cell office:value-type="float" office:value="0.662863">
                <text:p>0.662863</text:p>
              </table:table-cell>
              <table:table-cell office:value-type="float" office:value="0.695537">
                <text:p>0.695537</text:p>
              </table:table-cell>
              <table:table-cell office:value-type="float" office:value="0.737991">
                <text:p>0.737991</text:p>
              </table:table-cell>
              <table:table-cell office:value-type="float" office:value="0.774171">
                <text:p>0.774171</text:p>
              </table:table-cell>
              <table:table-cell office:value-type="float" office:value="0.785986">
                <text:p>0.785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4538">
                <text:p>0.774538</text:p>
              </table:table-cell>
              <table:table-cell office:value-type="float" office:value="0.759743">
                <text:p>0.759743</text:p>
              </table:table-cell>
              <table:table-cell office:value-type="float" office:value="0.714625">
                <text:p>0.714625</text:p>
              </table:table-cell>
              <table:table-cell office:value-type="float" office:value="0.662475">
                <text:p>0.662475</text:p>
              </table:table-cell>
              <table:table-cell office:value-type="float" office:value="0.62295">
                <text:p>0.62295</text:p>
              </table:table-cell>
              <table:table-cell office:value-type="float" office:value="0.608482">
                <text:p>0.608482</text:p>
              </table:table-cell>
              <table:table-cell office:value-type="float" office:value="0.62295">
                <text:p>0.62295</text:p>
              </table:table-cell>
              <table:table-cell office:value-type="float" office:value="0.662475">
                <text:p>0.662475</text:p>
              </table:table-cell>
              <table:table-cell office:value-type="float" office:value="0.714625">
                <text:p>0.714625</text:p>
              </table:table-cell>
              <table:table-cell office:value-type="float" office:value="0.759743">
                <text:p>0.759743</text:p>
              </table:table-cell>
              <table:table-cell office:value-type="float" office:value="0.774538">
                <text:p>0.7745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5722">
                <text:p>0.765722</text:p>
              </table:table-cell>
              <table:table-cell office:value-type="float" office:value="0.748105">
                <text:p>0.748105</text:p>
              </table:table-cell>
              <table:table-cell office:value-type="float" office:value="0.694861">
                <text:p>0.694861</text:p>
              </table:table-cell>
              <table:table-cell office:value-type="float" office:value="0.634158">
                <text:p>0.634158</text:p>
              </table:table-cell>
              <table:table-cell office:value-type="float" office:value="0.588781">
                <text:p>0.588781</text:p>
              </table:table-cell>
              <table:table-cell office:value-type="float" office:value="0.572294">
                <text:p>0.572294</text:p>
              </table:table-cell>
              <table:table-cell office:value-type="float" office:value="0.588781">
                <text:p>0.588781</text:p>
              </table:table-cell>
              <table:table-cell office:value-type="float" office:value="0.634158">
                <text:p>0.634158</text:p>
              </table:table-cell>
              <table:table-cell office:value-type="float" office:value="0.694861">
                <text:p>0.694861</text:p>
              </table:table-cell>
              <table:table-cell office:value-type="float" office:value="0.748105">
                <text:p>0.748105</text:p>
              </table:table-cell>
              <table:table-cell office:value-type="float" office:value="0.765722">
                <text:p>0.7657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9076">
                <text:p>0.759076</text:p>
              </table:table-cell>
              <table:table-cell office:value-type="float" office:value="0.739414">
                <text:p>0.739414</text:p>
              </table:table-cell>
              <table:table-cell office:value-type="float" office:value="0.680591">
                <text:p>0.680591</text:p>
              </table:table-cell>
              <table:table-cell office:value-type="float" office:value="0.614295">
                <text:p>0.614295</text:p>
              </table:table-cell>
              <table:table-cell office:value-type="float" office:value="0.565299">
                <text:p>0.565299</text:p>
              </table:table-cell>
              <table:table-cell office:value-type="float" office:value="0.547608">
                <text:p>0.547608</text:p>
              </table:table-cell>
              <table:table-cell office:value-type="float" office:value="0.565299">
                <text:p>0.565299</text:p>
              </table:table-cell>
              <table:table-cell office:value-type="float" office:value="0.614295">
                <text:p>0.614295</text:p>
              </table:table-cell>
              <table:table-cell office:value-type="float" office:value="0.680591">
                <text:p>0.680591</text:p>
              </table:table-cell>
              <table:table-cell office:value-type="float" office:value="0.739414">
                <text:p>0.739414</text:p>
              </table:table-cell>
              <table:table-cell office:value-type="float" office:value="0.759076">
                <text:p>0.759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865">
                <text:p>0.75865</text:p>
              </table:table-cell>
              <table:table-cell office:value-type="float" office:value="0.737881">
                <text:p>0.737881</text:p>
              </table:table-cell>
              <table:table-cell office:value-type="float" office:value="0.676163">
                <text:p>0.676163</text:p>
              </table:table-cell>
              <table:table-cell office:value-type="float" office:value="0.606867">
                <text:p>0.606867</text:p>
              </table:table-cell>
              <table:table-cell office:value-type="float" office:value="0.55583">
                <text:p>0.55583</text:p>
              </table:table-cell>
              <table:table-cell office:value-type="float" office:value="0.537438">
                <text:p>0.537438</text:p>
              </table:table-cell>
              <table:table-cell office:value-type="float" office:value="0.55583">
                <text:p>0.55583</text:p>
              </table:table-cell>
              <table:table-cell office:value-type="float" office:value="0.606867">
                <text:p>0.606867</text:p>
              </table:table-cell>
              <table:table-cell office:value-type="float" office:value="0.676163">
                <text:p>0.676163</text:p>
              </table:table-cell>
              <table:table-cell office:value-type="float" office:value="0.737881">
                <text:p>0.737881</text:p>
              </table:table-cell>
              <table:table-cell office:value-type="float" office:value="0.75865">
                <text:p>0.758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